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2.5pt"/>
    </style:style>
    <style:style style:name="co6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.sender_i.routed_msg_pub.network" table:style-name="ta1">
        <table:shapes>
          <draw:frame draw:z-index="0" draw:style-name="gr1" draw:text-style-name="P1" svg:width="453.51pt" svg:height="255.09pt" svg:x="344.61pt" svg:y="139.1pt">
            <draw:object draw:notify-on-update-of-ranges="'source_2.sender_i.routed_msg_pub.network'.D1:'source_2.sender_i.routed_msg_pub.network'.D1 'source_2.sender_i.routed_msg_pub.network'.D2:'source_2.sender_i.routed_msg_pub.network'.D1427 'source_2.sender_i.routed_msg_pub.network'.E1:'source_2.sender_i.routed_msg_pub.network'.E1 'source_2.sender_i.routed_msg_pub.network'.E2:'source_2.sender_i.routed_msg_pub.network'.E14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0768.44614" calcext:value-type="float">
            <text:p>1442890768.44614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890769.36428" calcext:value-type="float">
            <text:p>1442890769.36428</text:p>
          </table:table-cell>
          <table:table-cell table:formula="of:=[.G2]-[.$B2]" office:value-type="float" office:value="0.918138980865479" calcext:value-type="float">
            <text:p>0.9181389809</text:p>
          </table:table-cell>
          <table:table-cell table:formula="of:=MAX([.H2:.H2000])" office:value-type="float" office:value="0.918138980865479" calcext:value-type="float">
            <text:p>0.9181389809</text:p>
          </table:table-cell>
          <table:table-cell office:value-type="float" office:value="1442890769.36507" calcext:value-type="float">
            <text:p>1442890769.36507</text:p>
          </table:table-cell>
          <table:table-cell table:formula="of:=[.J2]-[.$B2]" office:value-type="float" office:value="0.918929576873779" calcext:value-type="float">
            <text:p>0.9189295769</text:p>
          </table:table-cell>
          <table:table-cell table:formula="of:=MAX([.K2:.K2000])" office:value-type="float" office:value="3.25210809707642" calcext:value-type="float">
            <text:p>3.25210809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90780.01171" calcext:value-type="float">
            <text:p>1442890780.01171</text:p>
          </table:table-cell>
          <table:table-cell office:value-type="float" office:value="896" calcext:value-type="float">
            <text:p>896</text:p>
          </table:table-cell>
          <table:table-cell table:formula="of:=[.B3]-[.B$2]" office:value-type="float" office:value="11.56556224823" calcext:value-type="float">
            <text:p>11.5655622482</text:p>
          </table:table-cell>
          <table:table-cell table:formula="of:=[.C3]/([.D3]-[.D2])" office:value-type="float" office:value="77.4713741337673" calcext:value-type="float">
            <text:p>77.4713741338</text:p>
          </table:table-cell>
          <table:table-cell/>
          <table:table-cell office:value-type="float" office:value="1442890780.21074" calcext:value-type="float">
            <text:p>1442890780.21074</text:p>
          </table:table-cell>
          <table:table-cell table:formula="of:=[.G3]-[.$B3]" office:value-type="float" office:value="0.199029207229614" calcext:value-type="float">
            <text:p>0.1990292072</text:p>
          </table:table-cell>
          <table:table-cell/>
          <table:table-cell office:value-type="float" office:value="1442890780.21086" calcext:value-type="float">
            <text:p>1442890780.21086</text:p>
          </table:table-cell>
          <table:table-cell table:formula="of:=[.J3]-[.$B3]" office:value-type="float" office:value="0.199153423309326" calcext:value-type="float">
            <text:p>0.19915342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90780.02328" calcext:value-type="float">
            <text:p>1442890780.02328</text:p>
          </table:table-cell>
          <table:table-cell office:value-type="float" office:value="896" calcext:value-type="float">
            <text:p>896</text:p>
          </table:table-cell>
          <table:table-cell table:formula="of:=[.B4]-[.B$2]" office:value-type="float" office:value="11.5771362781525" calcext:value-type="float">
            <text:p>11.5771362782</text:p>
          </table:table-cell>
          <table:table-cell table:formula="of:=[.C4]/([.D4]-[.D3])" office:value-type="float" office:value="77414.6953136265" calcext:value-type="float">
            <text:p>77414.6953136265</text:p>
          </table:table-cell>
          <table:table-cell/>
          <table:table-cell office:value-type="float" office:value="1442890780.36162" calcext:value-type="float">
            <text:p>1442890780.36162</text:p>
          </table:table-cell>
          <table:table-cell table:formula="of:=[.G4]-[.$B4]" office:value-type="float" office:value="0.33833909034729" calcext:value-type="float">
            <text:p>0.3383390903</text:p>
          </table:table-cell>
          <table:table-cell/>
          <table:table-cell office:value-type="float" office:value="1442890780.36177" calcext:value-type="float">
            <text:p>1442890780.36177</text:p>
          </table:table-cell>
          <table:table-cell table:formula="of:=[.J4]-[.$B4]" office:value-type="float" office:value="0.338484525680542" calcext:value-type="float">
            <text:p>0.33848452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90780.03486" calcext:value-type="float">
            <text:p>1442890780.03486</text:p>
          </table:table-cell>
          <table:table-cell office:value-type="float" office:value="896" calcext:value-type="float">
            <text:p>896</text:p>
          </table:table-cell>
          <table:table-cell table:formula="of:=[.B5]-[.B$2]" office:value-type="float" office:value="11.5887155532837" calcext:value-type="float">
            <text:p>11.5887155533</text:p>
          </table:table-cell>
          <table:table-cell table:formula="of:=[.C5]/([.D5]-[.D4])" office:value-type="float" office:value="77379.6278131241" calcext:value-type="float">
            <text:p>77379.6278131241</text:p>
          </table:table-cell>
          <table:table-cell/>
          <table:table-cell office:value-type="float" office:value="1442890780.36168" calcext:value-type="float">
            <text:p>1442890780.36168</text:p>
          </table:table-cell>
          <table:table-cell table:formula="of:=[.G5]-[.$B5]" office:value-type="float" office:value="0.32681941986084" calcext:value-type="float">
            <text:p>0.3268194199</text:p>
          </table:table-cell>
          <table:table-cell/>
          <table:table-cell office:value-type="float" office:value="1442890780.36566" calcext:value-type="float">
            <text:p>1442890780.36566</text:p>
          </table:table-cell>
          <table:table-cell table:formula="of:=[.J5]-[.$B5]" office:value-type="float" office:value="0.330802917480469" calcext:value-type="float">
            <text:p>0.33080291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90780.04639" calcext:value-type="float">
            <text:p>1442890780.04639</text:p>
          </table:table-cell>
          <table:table-cell office:value-type="float" office:value="896" calcext:value-type="float">
            <text:p>896</text:p>
          </table:table-cell>
          <table:table-cell table:formula="of:=[.B6]-[.B$2]" office:value-type="float" office:value="11.6002433300018" calcext:value-type="float">
            <text:p>11.60024333</text:p>
          </table:table-cell>
          <table:table-cell table:formula="of:=[.C6]/([.D6]-[.D5])" office:value-type="float" office:value="77725.308349362" calcext:value-type="float">
            <text:p>77725.308349362</text:p>
          </table:table-cell>
          <table:table-cell/>
          <table:table-cell office:value-type="float" office:value="1442890780.3617" calcext:value-type="float">
            <text:p>1442890780.3617</text:p>
          </table:table-cell>
          <table:table-cell table:formula="of:=[.G6]-[.$B6]" office:value-type="float" office:value="0.31531286239624" calcext:value-type="float">
            <text:p>0.3153128624</text:p>
          </table:table-cell>
          <table:table-cell/>
          <table:table-cell office:value-type="float" office:value="1442890780.36955" calcext:value-type="float">
            <text:p>1442890780.36955</text:p>
          </table:table-cell>
          <table:table-cell table:formula="of:=[.J6]-[.$B6]" office:value-type="float" office:value="0.323166370391846" calcext:value-type="float">
            <text:p>0.32316637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90780.05791" calcext:value-type="float">
            <text:p>1442890780.05791</text:p>
          </table:table-cell>
          <table:table-cell office:value-type="float" office:value="896" calcext:value-type="float">
            <text:p>896</text:p>
          </table:table-cell>
          <table:table-cell table:formula="of:=[.B7]-[.B$2]" office:value-type="float" office:value="11.6117703914642" calcext:value-type="float">
            <text:p>11.6117703915</text:p>
          </table:table-cell>
          <table:table-cell table:formula="of:=[.C7]/([.D7]-[.D6])" office:value-type="float" office:value="77730.1312153553" calcext:value-type="float">
            <text:p>77730.1312153553</text:p>
          </table:table-cell>
          <table:table-cell/>
          <table:table-cell office:value-type="float" office:value="1442890780.36172" calcext:value-type="float">
            <text:p>1442890780.36172</text:p>
          </table:table-cell>
          <table:table-cell table:formula="of:=[.G7]-[.$B7]" office:value-type="float" office:value="0.303805589675903" calcext:value-type="float">
            <text:p>0.3038055897</text:p>
          </table:table-cell>
          <table:table-cell/>
          <table:table-cell office:value-type="float" office:value="1442890780.37347" calcext:value-type="float">
            <text:p>1442890780.37347</text:p>
          </table:table-cell>
          <table:table-cell table:formula="of:=[.J7]-[.$B7]" office:value-type="float" office:value="0.315558671951294" calcext:value-type="float">
            <text:p>0.3155586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90780.06942" calcext:value-type="float">
            <text:p>1442890780.06942</text:p>
          </table:table-cell>
          <table:table-cell office:value-type="float" office:value="896" calcext:value-type="float">
            <text:p>896</text:p>
          </table:table-cell>
          <table:table-cell table:formula="of:=[.B8]-[.B$2]" office:value-type="float" office:value="11.6232800483704" calcext:value-type="float">
            <text:p>11.6232800484</text:p>
          </table:table-cell>
          <table:table-cell table:formula="of:=[.C8]/([.D8]-[.D7])" office:value-type="float" office:value="77847.6723770067" calcext:value-type="float">
            <text:p>77847.6723770067</text:p>
          </table:table-cell>
          <table:table-cell/>
          <table:table-cell office:value-type="float" office:value="1442890780.36174" calcext:value-type="float">
            <text:p>1442890780.36174</text:p>
          </table:table-cell>
          <table:table-cell table:formula="of:=[.G8]-[.$B8]" office:value-type="float" office:value="0.29231595993042" calcext:value-type="float">
            <text:p>0.2923159599</text:p>
          </table:table-cell>
          <table:table-cell/>
          <table:table-cell office:value-type="float" office:value="1442890780.37734" calcext:value-type="float">
            <text:p>1442890780.37734</text:p>
          </table:table-cell>
          <table:table-cell table:formula="of:=[.J8]-[.$B8]" office:value-type="float" office:value="0.307918548583984" calcext:value-type="float">
            <text:p>0.307918548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90780.08096" calcext:value-type="float">
            <text:p>1442890780.08096</text:p>
          </table:table-cell>
          <table:table-cell office:value-type="float" office:value="896" calcext:value-type="float">
            <text:p>896</text:p>
          </table:table-cell>
          <table:table-cell table:formula="of:=[.B9]-[.B$2]" office:value-type="float" office:value="11.634815454483" calcext:value-type="float">
            <text:p>11.6348154545</text:p>
          </table:table-cell>
          <table:table-cell table:formula="of:=[.C9]/([.D9]-[.D8])" office:value-type="float" office:value="77673.9016596739" calcext:value-type="float">
            <text:p>77673.9016596739</text:p>
          </table:table-cell>
          <table:table-cell/>
          <table:table-cell office:value-type="float" office:value="1442890780.36186" calcext:value-type="float">
            <text:p>1442890780.36186</text:p>
          </table:table-cell>
          <table:table-cell table:formula="of:=[.G9]-[.$B9]" office:value-type="float" office:value="0.280900001525879" calcext:value-type="float">
            <text:p>0.2809000015</text:p>
          </table:table-cell>
          <table:table-cell/>
          <table:table-cell office:value-type="float" office:value="1442890780.38123" calcext:value-type="float">
            <text:p>1442890780.38123</text:p>
          </table:table-cell>
          <table:table-cell table:formula="of:=[.J9]-[.$B9]" office:value-type="float" office:value="0.300268173217773" calcext:value-type="float">
            <text:p>0.30026817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90780.09256" calcext:value-type="float">
            <text:p>1442890780.09256</text:p>
          </table:table-cell>
          <table:table-cell office:value-type="float" office:value="896" calcext:value-type="float">
            <text:p>896</text:p>
          </table:table-cell>
          <table:table-cell table:formula="of:=[.B10]-[.B$2]" office:value-type="float" office:value="11.6464200019836" calcext:value-type="float">
            <text:p>11.646420002</text:p>
          </table:table-cell>
          <table:table-cell table:formula="of:=[.C10]/([.D10]-[.D9])" office:value-type="float" office:value="77211.110554106" calcext:value-type="float">
            <text:p>77211.110554106</text:p>
          </table:table-cell>
          <table:table-cell/>
          <table:table-cell office:value-type="float" office:value="1442890780.36189" calcext:value-type="float">
            <text:p>1442890780.36189</text:p>
          </table:table-cell>
          <table:table-cell table:formula="of:=[.G10]-[.$B10]" office:value-type="float" office:value="0.269321441650391" calcext:value-type="float">
            <text:p>0.2693214417</text:p>
          </table:table-cell>
          <table:table-cell/>
          <table:table-cell office:value-type="float" office:value="1442890780.38512" calcext:value-type="float">
            <text:p>1442890780.38512</text:p>
          </table:table-cell>
          <table:table-cell table:formula="of:=[.J10]-[.$B10]" office:value-type="float" office:value="0.292555570602417" calcext:value-type="float">
            <text:p>0.29255557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90780.10417" calcext:value-type="float">
            <text:p>1442890780.10417</text:p>
          </table:table-cell>
          <table:table-cell office:value-type="float" office:value="896" calcext:value-type="float">
            <text:p>896</text:p>
          </table:table-cell>
          <table:table-cell table:formula="of:=[.B11]-[.B$2]" office:value-type="float" office:value="11.6580250263214" calcext:value-type="float">
            <text:p>11.6580250263</text:p>
          </table:table-cell>
          <table:table-cell table:formula="of:=[.C11]/([.D11]-[.D10])" office:value-type="float" office:value="77207.9380380072" calcext:value-type="float">
            <text:p>77207.9380380072</text:p>
          </table:table-cell>
          <table:table-cell/>
          <table:table-cell office:value-type="float" office:value="1442890780.36191" calcext:value-type="float">
            <text:p>1442890780.36191</text:p>
          </table:table-cell>
          <table:table-cell table:formula="of:=[.G11]-[.$B11]" office:value-type="float" office:value="0.257739067077637" calcext:value-type="float">
            <text:p>0.2577390671</text:p>
          </table:table-cell>
          <table:table-cell/>
          <table:table-cell office:value-type="float" office:value="1442890780.38898" calcext:value-type="float">
            <text:p>1442890780.38898</text:p>
          </table:table-cell>
          <table:table-cell table:formula="of:=[.J11]-[.$B11]" office:value-type="float" office:value="0.284805774688721" calcext:value-type="float">
            <text:p>0.28480577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90780.11566" calcext:value-type="float">
            <text:p>1442890780.11566</text:p>
          </table:table-cell>
          <table:table-cell office:value-type="float" office:value="896" calcext:value-type="float">
            <text:p>896</text:p>
          </table:table-cell>
          <table:table-cell table:formula="of:=[.B12]-[.B$2]" office:value-type="float" office:value="11.6695117950439" calcext:value-type="float">
            <text:p>11.669511795</text:p>
          </table:table-cell>
          <table:table-cell table:formula="of:=[.C12]/([.D12]-[.D11])" office:value-type="float" office:value="78002.7892650325" calcext:value-type="float">
            <text:p>78002.7892650325</text:p>
          </table:table-cell>
          <table:table-cell/>
          <table:table-cell office:value-type="float" office:value="1442890780.36193" calcext:value-type="float">
            <text:p>1442890780.36193</text:p>
          </table:table-cell>
          <table:table-cell table:formula="of:=[.G12]-[.$B12]" office:value-type="float" office:value="0.246273517608643" calcext:value-type="float">
            <text:p>0.2462735176</text:p>
          </table:table-cell>
          <table:table-cell/>
          <table:table-cell office:value-type="float" office:value="1442890780.39287" calcext:value-type="float">
            <text:p>1442890780.39287</text:p>
          </table:table-cell>
          <table:table-cell table:formula="of:=[.J12]-[.$B12]" office:value-type="float" office:value="0.277218103408813" calcext:value-type="float">
            <text:p>0.277218103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90780.12712" calcext:value-type="float">
            <text:p>1442890780.12712</text:p>
          </table:table-cell>
          <table:table-cell office:value-type="float" office:value="896" calcext:value-type="float">
            <text:p>896</text:p>
          </table:table-cell>
          <table:table-cell table:formula="of:=[.B13]-[.B$2]" office:value-type="float" office:value="11.6809740066528" calcext:value-type="float">
            <text:p>11.6809740067</text:p>
          </table:table-cell>
          <table:table-cell table:formula="of:=[.C13]/([.D13]-[.D12])" office:value-type="float" office:value="78169.9056493885" calcext:value-type="float">
            <text:p>78169.9056493885</text:p>
          </table:table-cell>
          <table:table-cell/>
          <table:table-cell office:value-type="float" office:value="1442890780.36195" calcext:value-type="float">
            <text:p>1442890780.36195</text:p>
          </table:table-cell>
          <table:table-cell table:formula="of:=[.G13]-[.$B13]" office:value-type="float" office:value="0.234832525253296" calcext:value-type="float">
            <text:p>0.2348325253</text:p>
          </table:table-cell>
          <table:table-cell/>
          <table:table-cell office:value-type="float" office:value="1442890780.39676" calcext:value-type="float">
            <text:p>1442890780.39676</text:p>
          </table:table-cell>
          <table:table-cell table:formula="of:=[.J13]-[.$B13]" office:value-type="float" office:value="0.269643545150757" calcext:value-type="float">
            <text:p>0.26964354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90780.13863" calcext:value-type="float">
            <text:p>1442890780.13863</text:p>
          </table:table-cell>
          <table:table-cell office:value-type="float" office:value="896" calcext:value-type="float">
            <text:p>896</text:p>
          </table:table-cell>
          <table:table-cell table:formula="of:=[.B14]-[.B$2]" office:value-type="float" office:value="11.6924815177917" calcext:value-type="float">
            <text:p>11.6924815178</text:p>
          </table:table-cell>
          <table:table-cell table:formula="of:=[.C14]/([.D14]-[.D13])" office:value-type="float" office:value="77862.1883727676" calcext:value-type="float">
            <text:p>77862.1883727676</text:p>
          </table:table-cell>
          <table:table-cell/>
          <table:table-cell office:value-type="float" office:value="1442890780.36197" calcext:value-type="float">
            <text:p>1442890780.36197</text:p>
          </table:table-cell>
          <table:table-cell table:formula="of:=[.G14]-[.$B14]" office:value-type="float" office:value="0.223345994949341" calcext:value-type="float">
            <text:p>0.2233459949</text:p>
          </table:table-cell>
          <table:table-cell/>
          <table:table-cell office:value-type="float" office:value="1442890780.40065" calcext:value-type="float">
            <text:p>1442890780.40065</text:p>
          </table:table-cell>
          <table:table-cell table:formula="of:=[.J14]-[.$B14]" office:value-type="float" office:value="0.262020826339722" calcext:value-type="float">
            <text:p>0.262020826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90780.1501" calcext:value-type="float">
            <text:p>1442890780.1501</text:p>
          </table:table-cell>
          <table:table-cell office:value-type="float" office:value="896" calcext:value-type="float">
            <text:p>896</text:p>
          </table:table-cell>
          <table:table-cell table:formula="of:=[.B15]-[.B$2]" office:value-type="float" office:value="11.7039597034454" calcext:value-type="float">
            <text:p>11.7039597034</text:p>
          </table:table-cell>
          <table:table-cell table:formula="of:=[.C15]/([.D15]-[.D14])" office:value-type="float" office:value="78061.1175871882" calcext:value-type="float">
            <text:p>78061.1175871882</text:p>
          </table:table-cell>
          <table:table-cell/>
          <table:table-cell office:value-type="float" office:value="1442890780.36199" calcext:value-type="float">
            <text:p>1442890780.36199</text:p>
          </table:table-cell>
          <table:table-cell table:formula="of:=[.G15]-[.$B15]" office:value-type="float" office:value="0.211889982223511" calcext:value-type="float">
            <text:p>0.2118899822</text:p>
          </table:table-cell>
          <table:table-cell/>
          <table:table-cell office:value-type="float" office:value="1442890780.40455" calcext:value-type="float">
            <text:p>1442890780.40455</text:p>
          </table:table-cell>
          <table:table-cell table:formula="of:=[.J15]-[.$B15]" office:value-type="float" office:value="0.25444221496582" calcext:value-type="float">
            <text:p>0.2544422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90780.16264" calcext:value-type="float">
            <text:p>1442890780.16264</text:p>
          </table:table-cell>
          <table:table-cell office:value-type="float" office:value="896" calcext:value-type="float">
            <text:p>896</text:p>
          </table:table-cell>
          <table:table-cell table:formula="of:=[.B16]-[.B$2]" office:value-type="float" office:value="11.7164990901947" calcext:value-type="float">
            <text:p>11.7164990902</text:p>
          </table:table-cell>
          <table:table-cell table:formula="of:=[.C16]/([.D16]-[.D15])" office:value-type="float" office:value="71454.8500589421" calcext:value-type="float">
            <text:p>71454.8500589421</text:p>
          </table:table-cell>
          <table:table-cell/>
          <table:table-cell office:value-type="float" office:value="1442890780.41184" calcext:value-type="float">
            <text:p>1442890780.41184</text:p>
          </table:table-cell>
          <table:table-cell table:formula="of:=[.G16]-[.$B16]" office:value-type="float" office:value="0.249198913574219" calcext:value-type="float">
            <text:p>0.2491989136</text:p>
          </table:table-cell>
          <table:table-cell/>
          <table:table-cell office:value-type="float" office:value="1442890780.41188" calcext:value-type="float">
            <text:p>1442890780.41188</text:p>
          </table:table-cell>
          <table:table-cell table:formula="of:=[.J16]-[.$B16]" office:value-type="float" office:value="0.249240636825562" calcext:value-type="float">
            <text:p>0.249240636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90780.17419" calcext:value-type="float">
            <text:p>1442890780.17419</text:p>
          </table:table-cell>
          <table:table-cell office:value-type="float" office:value="896" calcext:value-type="float">
            <text:p>896</text:p>
          </table:table-cell>
          <table:table-cell table:formula="of:=[.B17]-[.B$2]" office:value-type="float" office:value="11.7280406951904" calcext:value-type="float">
            <text:p>11.7280406952</text:p>
          </table:table-cell>
          <table:table-cell table:formula="of:=[.C17]/([.D17]-[.D16])" office:value-type="float" office:value="77632.1837674813" calcext:value-type="float">
            <text:p>77632.1837674813</text:p>
          </table:table-cell>
          <table:table-cell/>
          <table:table-cell office:value-type="float" office:value="1442890780.41195" calcext:value-type="float">
            <text:p>1442890780.41195</text:p>
          </table:table-cell>
          <table:table-cell table:formula="of:=[.G17]-[.$B17]" office:value-type="float" office:value="0.237761974334717" calcext:value-type="float">
            <text:p>0.2377619743</text:p>
          </table:table-cell>
          <table:table-cell/>
          <table:table-cell office:value-type="float" office:value="1442890780.41575" calcext:value-type="float">
            <text:p>1442890780.41575</text:p>
          </table:table-cell>
          <table:table-cell table:formula="of:=[.J17]-[.$B17]" office:value-type="float" office:value="0.241559982299805" calcext:value-type="float">
            <text:p>0.241559982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90780.18567" calcext:value-type="float">
            <text:p>1442890780.18567</text:p>
          </table:table-cell>
          <table:table-cell office:value-type="float" office:value="896" calcext:value-type="float">
            <text:p>896</text:p>
          </table:table-cell>
          <table:table-cell table:formula="of:=[.B18]-[.B$2]" office:value-type="float" office:value="11.7395281791687" calcext:value-type="float">
            <text:p>11.7395281792</text:p>
          </table:table-cell>
          <table:table-cell table:formula="of:=[.C18]/([.D18]-[.D17])" office:value-type="float" office:value="77997.9325059151" calcext:value-type="float">
            <text:p>77997.9325059151</text:p>
          </table:table-cell>
          <table:table-cell/>
          <table:table-cell office:value-type="float" office:value="1442890780.41197" calcext:value-type="float">
            <text:p>1442890780.41197</text:p>
          </table:table-cell>
          <table:table-cell table:formula="of:=[.G18]-[.$B18]" office:value-type="float" office:value="0.226298570632935" calcext:value-type="float">
            <text:p>0.2262985706</text:p>
          </table:table-cell>
          <table:table-cell/>
          <table:table-cell office:value-type="float" office:value="1442890780.41962" calcext:value-type="float">
            <text:p>1442890780.41962</text:p>
          </table:table-cell>
          <table:table-cell table:formula="of:=[.J18]-[.$B18]" office:value-type="float" office:value="0.233948469161987" calcext:value-type="float">
            <text:p>0.233948469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90780.19724" calcext:value-type="float">
            <text:p>1442890780.19724</text:p>
          </table:table-cell>
          <table:table-cell office:value-type="float" office:value="896" calcext:value-type="float">
            <text:p>896</text:p>
          </table:table-cell>
          <table:table-cell table:formula="of:=[.B19]-[.B$2]" office:value-type="float" office:value="11.7510914802551" calcext:value-type="float">
            <text:p>11.7510914803</text:p>
          </table:table-cell>
          <table:table-cell table:formula="of:=[.C19]/([.D19]-[.D18])" office:value-type="float" office:value="77486.5233814433" calcext:value-type="float">
            <text:p>77486.5233814433</text:p>
          </table:table-cell>
          <table:table-cell/>
          <table:table-cell office:value-type="float" office:value="1442890780.41199" calcext:value-type="float">
            <text:p>1442890780.41199</text:p>
          </table:table-cell>
          <table:table-cell table:formula="of:=[.G19]-[.$B19]" office:value-type="float" office:value="0.21475625038147" calcext:value-type="float">
            <text:p>0.2147562504</text:p>
          </table:table-cell>
          <table:table-cell/>
          <table:table-cell office:value-type="float" office:value="1442890780.42352" calcext:value-type="float">
            <text:p>1442890780.42352</text:p>
          </table:table-cell>
          <table:table-cell table:formula="of:=[.J19]-[.$B19]" office:value-type="float" office:value="0.226279258728027" calcext:value-type="float">
            <text:p>0.226279258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90780.20878" calcext:value-type="float">
            <text:p>1442890780.20878</text:p>
          </table:table-cell>
          <table:table-cell office:value-type="float" office:value="896" calcext:value-type="float">
            <text:p>896</text:p>
          </table:table-cell>
          <table:table-cell table:formula="of:=[.B20]-[.B$2]" office:value-type="float" office:value="11.7626349925995" calcext:value-type="float">
            <text:p>11.7626349926</text:p>
          </table:table-cell>
          <table:table-cell table:formula="of:=[.C20]/([.D20]-[.D19])" office:value-type="float" office:value="77619.356507012" calcext:value-type="float">
            <text:p>77619.356507012</text:p>
          </table:table-cell>
          <table:table-cell/>
          <table:table-cell office:value-type="float" office:value="1442890780.41202" calcext:value-type="float">
            <text:p>1442890780.41202</text:p>
          </table:table-cell>
          <table:table-cell table:formula="of:=[.G20]-[.$B20]" office:value-type="float" office:value="0.203235626220703" calcext:value-type="float">
            <text:p>0.2032356262</text:p>
          </table:table-cell>
          <table:table-cell/>
          <table:table-cell office:value-type="float" office:value="1442890780.42741" calcext:value-type="float">
            <text:p>1442890780.42741</text:p>
          </table:table-cell>
          <table:table-cell table:formula="of:=[.J20]-[.$B20]" office:value-type="float" office:value="0.218630313873291" calcext:value-type="float">
            <text:p>0.218630313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90780.22035" calcext:value-type="float">
            <text:p>1442890780.22035</text:p>
          </table:table-cell>
          <table:table-cell office:value-type="float" office:value="896" calcext:value-type="float">
            <text:p>896</text:p>
          </table:table-cell>
          <table:table-cell table:formula="of:=[.B21]-[.B$2]" office:value-type="float" office:value="11.7742006778717" calcext:value-type="float">
            <text:p>11.7742006779</text:p>
          </table:table-cell>
          <table:table-cell table:formula="of:=[.C21]/([.D21]-[.D20])" office:value-type="float" office:value="77470.5500721501" calcext:value-type="float">
            <text:p>77470.5500721501</text:p>
          </table:table-cell>
          <table:table-cell/>
          <table:table-cell office:value-type="float" office:value="1442890780.55948" calcext:value-type="float">
            <text:p>1442890780.55948</text:p>
          </table:table-cell>
          <table:table-cell table:formula="of:=[.G21]-[.$B21]" office:value-type="float" office:value="0.339135408401489" calcext:value-type="float">
            <text:p>0.3391354084</text:p>
          </table:table-cell>
          <table:table-cell/>
          <table:table-cell office:value-type="float" office:value="1442890780.55953" calcext:value-type="float">
            <text:p>1442890780.55953</text:p>
          </table:table-cell>
          <table:table-cell table:formula="of:=[.J21]-[.$B21]" office:value-type="float" office:value="0.339183330535889" calcext:value-type="float">
            <text:p>0.33918333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90780.23181" calcext:value-type="float">
            <text:p>1442890780.23181</text:p>
          </table:table-cell>
          <table:table-cell office:value-type="float" office:value="896" calcext:value-type="float">
            <text:p>896</text:p>
          </table:table-cell>
          <table:table-cell table:formula="of:=[.B22]-[.B$2]" office:value-type="float" office:value="11.7856659889221" calcext:value-type="float">
            <text:p>11.7856659889</text:p>
          </table:table-cell>
          <table:table-cell table:formula="of:=[.C22]/([.D22]-[.D21])" office:value-type="float" office:value="78148.7738152176" calcext:value-type="float">
            <text:p>78148.7738152176</text:p>
          </table:table-cell>
          <table:table-cell/>
          <table:table-cell office:value-type="float" office:value="1442890780.55958" calcext:value-type="float">
            <text:p>1442890780.55958</text:p>
          </table:table-cell>
          <table:table-cell table:formula="of:=[.G22]-[.$B22]" office:value-type="float" office:value="0.327765464782715" calcext:value-type="float">
            <text:p>0.3277654648</text:p>
          </table:table-cell>
          <table:table-cell/>
          <table:table-cell office:value-type="float" office:value="1442890780.56342" calcext:value-type="float">
            <text:p>1442890780.56342</text:p>
          </table:table-cell>
          <table:table-cell table:formula="of:=[.J22]-[.$B22]" office:value-type="float" office:value="0.331607341766357" calcext:value-type="float">
            <text:p>0.331607341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90780.24327" calcext:value-type="float">
            <text:p>1442890780.24327</text:p>
          </table:table-cell>
          <table:table-cell office:value-type="float" office:value="896" calcext:value-type="float">
            <text:p>896</text:p>
          </table:table-cell>
          <table:table-cell table:formula="of:=[.B23]-[.B$2]" office:value-type="float" office:value="11.7971246242523" calcext:value-type="float">
            <text:p>11.7971246243</text:p>
          </table:table-cell>
          <table:table-cell table:formula="of:=[.C23]/([.D23]-[.D22])" office:value-type="float" office:value="78194.3027402676" calcext:value-type="float">
            <text:p>78194.3027402676</text:p>
          </table:table-cell>
          <table:table-cell/>
          <table:table-cell office:value-type="float" office:value="1442890780.5596" calcext:value-type="float">
            <text:p>1442890780.5596</text:p>
          </table:table-cell>
          <table:table-cell table:formula="of:=[.G23]-[.$B23]" office:value-type="float" office:value="0.316330432891846" calcext:value-type="float">
            <text:p>0.3163304329</text:p>
          </table:table-cell>
          <table:table-cell/>
          <table:table-cell office:value-type="float" office:value="1442890780.56732" calcext:value-type="float">
            <text:p>1442890780.56732</text:p>
          </table:table-cell>
          <table:table-cell table:formula="of:=[.J23]-[.$B23]" office:value-type="float" office:value="0.32404637336731" calcext:value-type="float">
            <text:p>0.32404637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90780.25478" calcext:value-type="float">
            <text:p>1442890780.25478</text:p>
          </table:table-cell>
          <table:table-cell office:value-type="float" office:value="896" calcext:value-type="float">
            <text:p>896</text:p>
          </table:table-cell>
          <table:table-cell table:formula="of:=[.B24]-[.B$2]" office:value-type="float" office:value="11.8086309432983" calcext:value-type="float">
            <text:p>11.8086309433</text:p>
          </table:table-cell>
          <table:table-cell table:formula="of:=[.C24]/([.D24]-[.D23])" office:value-type="float" office:value="77870.2551542654" calcext:value-type="float">
            <text:p>77870.2551542654</text:p>
          </table:table-cell>
          <table:table-cell/>
          <table:table-cell office:value-type="float" office:value="1442890780.55962" calcext:value-type="float">
            <text:p>1442890780.55962</text:p>
          </table:table-cell>
          <table:table-cell table:formula="of:=[.G24]-[.$B24]" office:value-type="float" office:value="0.304845333099365" calcext:value-type="float">
            <text:p>0.3048453331</text:p>
          </table:table-cell>
          <table:table-cell/>
          <table:table-cell office:value-type="float" office:value="1442890780.57122" calcext:value-type="float">
            <text:p>1442890780.57122</text:p>
          </table:table-cell>
          <table:table-cell table:formula="of:=[.J24]-[.$B24]" office:value-type="float" office:value="0.31644344329834" calcext:value-type="float">
            <text:p>0.316443443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90780.2662" calcext:value-type="float">
            <text:p>1442890780.2662</text:p>
          </table:table-cell>
          <table:table-cell office:value-type="float" office:value="896" calcext:value-type="float">
            <text:p>896</text:p>
          </table:table-cell>
          <table:table-cell table:formula="of:=[.B25]-[.B$2]" office:value-type="float" office:value="11.8200566768646" calcext:value-type="float">
            <text:p>11.8200566769</text:p>
          </table:table-cell>
          <table:table-cell table:formula="of:=[.C25]/([.D25]-[.D24])" office:value-type="float" office:value="78419.472570582" calcext:value-type="float">
            <text:p>78419.472570582</text:p>
          </table:table-cell>
          <table:table-cell/>
          <table:table-cell office:value-type="float" office:value="1442890780.55964" calcext:value-type="float">
            <text:p>1442890780.55964</text:p>
          </table:table-cell>
          <table:table-cell table:formula="of:=[.G25]-[.$B25]" office:value-type="float" office:value="0.2934410572052" calcext:value-type="float">
            <text:p>0.2934410572</text:p>
          </table:table-cell>
          <table:table-cell/>
          <table:table-cell office:value-type="float" office:value="1442890780.57512" calcext:value-type="float">
            <text:p>1442890780.57512</text:p>
          </table:table-cell>
          <table:table-cell table:formula="of:=[.J25]-[.$B25]" office:value-type="float" office:value="0.308916568756104" calcext:value-type="float">
            <text:p>0.308916568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90780.27766" calcext:value-type="float">
            <text:p>1442890780.27766</text:p>
          </table:table-cell>
          <table:table-cell office:value-type="float" office:value="896" calcext:value-type="float">
            <text:p>896</text:p>
          </table:table-cell>
          <table:table-cell table:formula="of:=[.B26]-[.B$2]" office:value-type="float" office:value="11.8315103054047" calcext:value-type="float">
            <text:p>11.8315103054</text:p>
          </table:table-cell>
          <table:table-cell table:formula="of:=[.C26]/([.D26]-[.D25])" office:value-type="float" office:value="78228.4842631141" calcext:value-type="float">
            <text:p>78228.4842631141</text:p>
          </table:table-cell>
          <table:table-cell/>
          <table:table-cell office:value-type="float" office:value="1442890780.55967" calcext:value-type="float">
            <text:p>1442890780.55967</text:p>
          </table:table-cell>
          <table:table-cell table:formula="of:=[.G26]-[.$B26]" office:value-type="float" office:value="0.282016277313232" calcext:value-type="float">
            <text:p>0.2820162773</text:p>
          </table:table-cell>
          <table:table-cell/>
          <table:table-cell office:value-type="float" office:value="1442890780.57901" calcext:value-type="float">
            <text:p>1442890780.57901</text:p>
          </table:table-cell>
          <table:table-cell table:formula="of:=[.J26]-[.$B26]" office:value-type="float" office:value="0.301354885101318" calcext:value-type="float">
            <text:p>0.301354885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90780.29029" calcext:value-type="float">
            <text:p>1442890780.29029</text:p>
          </table:table-cell>
          <table:table-cell office:value-type="float" office:value="896" calcext:value-type="float">
            <text:p>896</text:p>
          </table:table-cell>
          <table:table-cell table:formula="of:=[.B27]-[.B$2]" office:value-type="float" office:value="11.8441467285156" calcext:value-type="float">
            <text:p>11.8441467285</text:p>
          </table:table-cell>
          <table:table-cell table:formula="of:=[.C27]/([.D27]-[.D26])" office:value-type="float" office:value="70906.1410916775" calcext:value-type="float">
            <text:p>70906.1410916775</text:p>
          </table:table-cell>
          <table:table-cell/>
          <table:table-cell office:value-type="float" office:value="1442890780.55969" calcext:value-type="float">
            <text:p>1442890780.55969</text:p>
          </table:table-cell>
          <table:table-cell table:formula="of:=[.G27]-[.$B27]" office:value-type="float" office:value="0.269403219223022" calcext:value-type="float">
            <text:p>0.2694032192</text:p>
          </table:table-cell>
          <table:table-cell/>
          <table:table-cell office:value-type="float" office:value="1442890780.58289" calcext:value-type="float">
            <text:p>1442890780.58289</text:p>
          </table:table-cell>
          <table:table-cell table:formula="of:=[.J27]-[.$B27]" office:value-type="float" office:value="0.292603015899658" calcext:value-type="float">
            <text:p>0.292603015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90780.3018" calcext:value-type="float">
            <text:p>1442890780.3018</text:p>
          </table:table-cell>
          <table:table-cell office:value-type="float" office:value="896" calcext:value-type="float">
            <text:p>896</text:p>
          </table:table-cell>
          <table:table-cell table:formula="of:=[.B28]-[.B$2]" office:value-type="float" office:value="11.8556592464447" calcext:value-type="float">
            <text:p>11.8556592464</text:p>
          </table:table-cell>
          <table:table-cell table:formula="of:=[.C28]/([.D28]-[.D27])" office:value-type="float" office:value="77828.3261333278" calcext:value-type="float">
            <text:p>77828.3261333278</text:p>
          </table:table-cell>
          <table:table-cell/>
          <table:table-cell office:value-type="float" office:value="1442890780.55972" calcext:value-type="float">
            <text:p>1442890780.55972</text:p>
          </table:table-cell>
          <table:table-cell table:formula="of:=[.G28]-[.$B28]" office:value-type="float" office:value="0.257911920547485" calcext:value-type="float">
            <text:p>0.2579119205</text:p>
          </table:table-cell>
          <table:table-cell/>
          <table:table-cell office:value-type="float" office:value="1442890780.58679" calcext:value-type="float">
            <text:p>1442890780.58679</text:p>
          </table:table-cell>
          <table:table-cell table:formula="of:=[.J28]-[.$B28]" office:value-type="float" office:value="0.284982204437256" calcext:value-type="float">
            <text:p>0.284982204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90780.31329" calcext:value-type="float">
            <text:p>1442890780.31329</text:p>
          </table:table-cell>
          <table:table-cell office:value-type="float" office:value="896" calcext:value-type="float">
            <text:p>896</text:p>
          </table:table-cell>
          <table:table-cell table:formula="of:=[.B29]-[.B$2]" office:value-type="float" office:value="11.8671412467957" calcext:value-type="float">
            <text:p>11.8671412468</text:p>
          </table:table-cell>
          <table:table-cell table:formula="of:=[.C29]/([.D29]-[.D28])" office:value-type="float" office:value="78035.1831225731" calcext:value-type="float">
            <text:p>78035.1831225731</text:p>
          </table:table-cell>
          <table:table-cell/>
          <table:table-cell office:value-type="float" office:value="1442890780.55974" calcext:value-type="float">
            <text:p>1442890780.55974</text:p>
          </table:table-cell>
          <table:table-cell table:formula="of:=[.G29]-[.$B29]" office:value-type="float" office:value="0.246453046798706" calcext:value-type="float">
            <text:p>0.2464530468</text:p>
          </table:table-cell>
          <table:table-cell/>
          <table:table-cell office:value-type="float" office:value="1442890780.59066" calcext:value-type="float">
            <text:p>1442890780.59066</text:p>
          </table:table-cell>
          <table:table-cell table:formula="of:=[.J29]-[.$B29]" office:value-type="float" office:value="0.277374267578125" calcext:value-type="float">
            <text:p>0.277374267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90780.32583" calcext:value-type="float">
            <text:p>1442890780.32583</text:p>
          </table:table-cell>
          <table:table-cell office:value-type="float" office:value="896" calcext:value-type="float">
            <text:p>896</text:p>
          </table:table-cell>
          <table:table-cell table:formula="of:=[.B30]-[.B$2]" office:value-type="float" office:value="11.8796880245209" calcext:value-type="float">
            <text:p>11.8796880245</text:p>
          </table:table-cell>
          <table:table-cell table:formula="of:=[.C30]/([.D30]-[.D29])" office:value-type="float" office:value="71412.7578907363" calcext:value-type="float">
            <text:p>71412.7578907363</text:p>
          </table:table-cell>
          <table:table-cell/>
          <table:table-cell office:value-type="float" office:value="1442890780.55976" calcext:value-type="float">
            <text:p>1442890780.55976</text:p>
          </table:table-cell>
          <table:table-cell table:formula="of:=[.G30]-[.$B30]" office:value-type="float" office:value="0.233927249908447" calcext:value-type="float">
            <text:p>0.2339272499</text:p>
          </table:table-cell>
          <table:table-cell/>
          <table:table-cell office:value-type="float" office:value="1442890780.59456" calcext:value-type="float">
            <text:p>1442890780.59456</text:p>
          </table:table-cell>
          <table:table-cell table:formula="of:=[.J30]-[.$B30]" office:value-type="float" office:value="0.268723011016846" calcext:value-type="float">
            <text:p>0.26872301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90780.33731" calcext:value-type="float">
            <text:p>1442890780.33731</text:p>
          </table:table-cell>
          <table:table-cell office:value-type="float" office:value="896" calcext:value-type="float">
            <text:p>896</text:p>
          </table:table-cell>
          <table:table-cell table:formula="of:=[.B31]-[.B$2]" office:value-type="float" office:value="11.8911621570587" calcext:value-type="float">
            <text:p>11.8911621571</text:p>
          </table:table-cell>
          <table:table-cell table:formula="of:=[.C31]/([.D31]-[.D30])" office:value-type="float" office:value="78088.691850559" calcext:value-type="float">
            <text:p>78088.691850559</text:p>
          </table:table-cell>
          <table:table-cell/>
          <table:table-cell office:value-type="float" office:value="1442890780.55978" calcext:value-type="float">
            <text:p>1442890780.55978</text:p>
          </table:table-cell>
          <table:table-cell table:formula="of:=[.G31]-[.$B31]" office:value-type="float" office:value="0.222477674484253" calcext:value-type="float">
            <text:p>0.2224776745</text:p>
          </table:table-cell>
          <table:table-cell/>
          <table:table-cell office:value-type="float" office:value="1442890780.59843" calcext:value-type="float">
            <text:p>1442890780.59843</text:p>
          </table:table-cell>
          <table:table-cell table:formula="of:=[.J31]-[.$B31]" office:value-type="float" office:value="0.2611243724823" calcext:value-type="float">
            <text:p>0.26112437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90780.34884" calcext:value-type="float">
            <text:p>1442890780.34884</text:p>
          </table:table-cell>
          <table:table-cell office:value-type="float" office:value="896" calcext:value-type="float">
            <text:p>896</text:p>
          </table:table-cell>
          <table:table-cell table:formula="of:=[.B32]-[.B$2]" office:value-type="float" office:value="11.9026939868927" calcext:value-type="float">
            <text:p>11.9026939869</text:p>
          </table:table-cell>
          <table:table-cell table:formula="of:=[.C32]/([.D32]-[.D31])" office:value-type="float" office:value="77697.9900760834" calcext:value-type="float">
            <text:p>77697.9900760834</text:p>
          </table:table-cell>
          <table:table-cell/>
          <table:table-cell office:value-type="float" office:value="1442890780.55981" calcext:value-type="float">
            <text:p>1442890780.55981</text:p>
          </table:table-cell>
          <table:table-cell table:formula="of:=[.G32]-[.$B32]" office:value-type="float" office:value="0.210967302322388" calcext:value-type="float">
            <text:p>0.2109673023</text:p>
          </table:table-cell>
          <table:table-cell/>
          <table:table-cell office:value-type="float" office:value="1442890780.60238" calcext:value-type="float">
            <text:p>1442890780.60238</text:p>
          </table:table-cell>
          <table:table-cell table:formula="of:=[.J32]-[.$B32]" office:value-type="float" office:value="0.253540277481079" calcext:value-type="float">
            <text:p>0.253540277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90780.36038" calcext:value-type="float">
            <text:p>1442890780.36038</text:p>
          </table:table-cell>
          <table:table-cell office:value-type="float" office:value="896" calcext:value-type="float">
            <text:p>896</text:p>
          </table:table-cell>
          <table:table-cell table:formula="of:=[.B33]-[.B$2]" office:value-type="float" office:value="11.9142394065857" calcext:value-type="float">
            <text:p>11.9142394066</text:p>
          </table:table-cell>
          <table:table-cell table:formula="of:=[.C33]/([.D33]-[.D32])" office:value-type="float" office:value="77606.5334847703" calcext:value-type="float">
            <text:p>77606.5334847703</text:p>
          </table:table-cell>
          <table:table-cell/>
          <table:table-cell office:value-type="float" office:value="1442890780.61259" calcext:value-type="float">
            <text:p>1442890780.61259</text:p>
          </table:table-cell>
          <table:table-cell table:formula="of:=[.G33]-[.$B33]" office:value-type="float" office:value="0.252207040786743" calcext:value-type="float">
            <text:p>0.2522070408</text:p>
          </table:table-cell>
          <table:table-cell/>
          <table:table-cell office:value-type="float" office:value="1442890780.61264" calcext:value-type="float">
            <text:p>1442890780.61264</text:p>
          </table:table-cell>
          <table:table-cell table:formula="of:=[.J33]-[.$B33]" office:value-type="float" office:value="0.252259731292725" calcext:value-type="float">
            <text:p>0.252259731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90780.37195" calcext:value-type="float">
            <text:p>1442890780.37195</text:p>
          </table:table-cell>
          <table:table-cell office:value-type="float" office:value="896" calcext:value-type="float">
            <text:p>896</text:p>
          </table:table-cell>
          <table:table-cell table:formula="of:=[.B34]-[.B$2]" office:value-type="float" office:value="11.9258058071136" calcext:value-type="float">
            <text:p>11.9258058071</text:p>
          </table:table-cell>
          <table:table-cell table:formula="of:=[.C34]/([.D34]-[.D33])" office:value-type="float" office:value="77465.7593634696" calcext:value-type="float">
            <text:p>77465.7593634696</text:p>
          </table:table-cell>
          <table:table-cell/>
          <table:table-cell office:value-type="float" office:value="1442890780.6127" calcext:value-type="float">
            <text:p>1442890780.6127</text:p>
          </table:table-cell>
          <table:table-cell table:formula="of:=[.G34]-[.$B34]" office:value-type="float" office:value="0.240753650665283" calcext:value-type="float">
            <text:p>0.2407536507</text:p>
          </table:table-cell>
          <table:table-cell/>
          <table:table-cell office:value-type="float" office:value="1442890780.61657" calcext:value-type="float">
            <text:p>1442890780.61657</text:p>
          </table:table-cell>
          <table:table-cell table:formula="of:=[.J34]-[.$B34]" office:value-type="float" office:value="0.244624137878418" calcext:value-type="float">
            <text:p>0.244624137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90780.38359" calcext:value-type="float">
            <text:p>1442890780.38359</text:p>
          </table:table-cell>
          <table:table-cell office:value-type="float" office:value="896" calcext:value-type="float">
            <text:p>896</text:p>
          </table:table-cell>
          <table:table-cell table:formula="of:=[.B35]-[.B$2]" office:value-type="float" office:value="11.9374418258667" calcext:value-type="float">
            <text:p>11.9374418259</text:p>
          </table:table-cell>
          <table:table-cell table:formula="of:=[.C35]/([.D35]-[.D34])" office:value-type="float" office:value="77002.2822251818" calcext:value-type="float">
            <text:p>77002.2822251818</text:p>
          </table:table-cell>
          <table:table-cell/>
          <table:table-cell office:value-type="float" office:value="1442890780.61273" calcext:value-type="float">
            <text:p>1442890780.61273</text:p>
          </table:table-cell>
          <table:table-cell table:formula="of:=[.G35]-[.$B35]" office:value-type="float" office:value="0.229140996932983" calcext:value-type="float">
            <text:p>0.2291409969</text:p>
          </table:table-cell>
          <table:table-cell/>
          <table:table-cell office:value-type="float" office:value="1442890780.62045" calcext:value-type="float">
            <text:p>1442890780.62045</text:p>
          </table:table-cell>
          <table:table-cell table:formula="of:=[.J35]-[.$B35]" office:value-type="float" office:value="0.236862182617187" calcext:value-type="float">
            <text:p>0.236862182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90780.39505" calcext:value-type="float">
            <text:p>1442890780.39505</text:p>
          </table:table-cell>
          <table:table-cell office:value-type="float" office:value="896" calcext:value-type="float">
            <text:p>896</text:p>
          </table:table-cell>
          <table:table-cell table:formula="of:=[.B36]-[.B$2]" office:value-type="float" office:value="11.9489085674286" calcext:value-type="float">
            <text:p>11.9489085674</text:p>
          </table:table-cell>
          <table:table-cell table:formula="of:=[.C36]/([.D36]-[.D35])" office:value-type="float" office:value="78139.0245139828" calcext:value-type="float">
            <text:p>78139.0245139828</text:p>
          </table:table-cell>
          <table:table-cell/>
          <table:table-cell office:value-type="float" office:value="1442890780.61275" calcext:value-type="float">
            <text:p>1442890780.61275</text:p>
          </table:table-cell>
          <table:table-cell table:formula="of:=[.G36]-[.$B36]" office:value-type="float" office:value="0.217696189880371" calcext:value-type="float">
            <text:p>0.2176961899</text:p>
          </table:table-cell>
          <table:table-cell/>
          <table:table-cell office:value-type="float" office:value="1442890780.62434" calcext:value-type="float">
            <text:p>1442890780.62434</text:p>
          </table:table-cell>
          <table:table-cell table:formula="of:=[.J36]-[.$B36]" office:value-type="float" office:value="0.229291439056396" calcext:value-type="float">
            <text:p>0.229291439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90780.40767" calcext:value-type="float">
            <text:p>1442890780.40767</text:p>
          </table:table-cell>
          <table:table-cell office:value-type="float" office:value="896" calcext:value-type="float">
            <text:p>896</text:p>
          </table:table-cell>
          <table:table-cell table:formula="of:=[.B37]-[.B$2]" office:value-type="float" office:value="11.9615292549133" calcext:value-type="float">
            <text:p>11.9615292549</text:p>
          </table:table-cell>
          <table:table-cell table:formula="of:=[.C37]/([.D37]-[.D36])" office:value-type="float" office:value="70994.5477283461" calcext:value-type="float">
            <text:p>70994.5477283461</text:p>
          </table:table-cell>
          <table:table-cell/>
          <table:table-cell office:value-type="float" office:value="1442890780.61277" calcext:value-type="float">
            <text:p>1442890780.61277</text:p>
          </table:table-cell>
          <table:table-cell table:formula="of:=[.G37]-[.$B37]" office:value-type="float" office:value="0.205095767974854" calcext:value-type="float">
            <text:p>0.205095768</text:p>
          </table:table-cell>
          <table:table-cell/>
          <table:table-cell office:value-type="float" office:value="1442890780.62824" calcext:value-type="float">
            <text:p>1442890780.62824</text:p>
          </table:table-cell>
          <table:table-cell table:formula="of:=[.J37]-[.$B37]" office:value-type="float" office:value="0.220566987991333" calcext:value-type="float">
            <text:p>0.22056698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90780.42028" calcext:value-type="float">
            <text:p>1442890780.42028</text:p>
          </table:table-cell>
          <table:table-cell office:value-type="float" office:value="896" calcext:value-type="float">
            <text:p>896</text:p>
          </table:table-cell>
          <table:table-cell table:formula="of:=[.B38]-[.B$2]" office:value-type="float" office:value="11.9741396903992" calcext:value-type="float">
            <text:p>11.9741396904</text:p>
          </table:table-cell>
          <table:table-cell table:formula="of:=[.C38]/([.D38]-[.D37])" office:value-type="float" office:value="71052.2646903123" calcext:value-type="float">
            <text:p>71052.2646903123</text:p>
          </table:table-cell>
          <table:table-cell/>
          <table:table-cell office:value-type="float" office:value="1442890780.75746" calcext:value-type="float">
            <text:p>1442890780.75746</text:p>
          </table:table-cell>
          <table:table-cell table:formula="of:=[.G38]-[.$B38]" office:value-type="float" office:value="0.337177038192749" calcext:value-type="float">
            <text:p>0.3371770382</text:p>
          </table:table-cell>
          <table:table-cell/>
          <table:table-cell office:value-type="float" office:value="1442890780.7576" calcext:value-type="float">
            <text:p>1442890780.7576</text:p>
          </table:table-cell>
          <table:table-cell table:formula="of:=[.J38]-[.$B38]" office:value-type="float" office:value="0.337311506271362" calcext:value-type="float">
            <text:p>0.337311506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90780.43181" calcext:value-type="float">
            <text:p>1442890780.43181</text:p>
          </table:table-cell>
          <table:table-cell office:value-type="float" office:value="896" calcext:value-type="float">
            <text:p>896</text:p>
          </table:table-cell>
          <table:table-cell table:formula="of:=[.B39]-[.B$2]" office:value-type="float" office:value="11.9856655597687" calcext:value-type="float">
            <text:p>11.9856655598</text:p>
          </table:table-cell>
          <table:table-cell table:formula="of:=[.C39]/([.D39]-[.D38])" office:value-type="float" office:value="77738.1706555241" calcext:value-type="float">
            <text:p>77738.1706555241</text:p>
          </table:table-cell>
          <table:table-cell/>
          <table:table-cell office:value-type="float" office:value="1442890780.75753" calcext:value-type="float">
            <text:p>1442890780.75753</text:p>
          </table:table-cell>
          <table:table-cell table:formula="of:=[.G39]-[.$B39]" office:value-type="float" office:value="0.325718641281128" calcext:value-type="float">
            <text:p>0.3257186413</text:p>
          </table:table-cell>
          <table:table-cell/>
          <table:table-cell office:value-type="float" office:value="1442890780.76149" calcext:value-type="float">
            <text:p>1442890780.76149</text:p>
          </table:table-cell>
          <table:table-cell table:formula="of:=[.J39]-[.$B39]" office:value-type="float" office:value="0.329677581787109" calcext:value-type="float">
            <text:p>0.329677581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90780.4433" calcext:value-type="float">
            <text:p>1442890780.4433</text:p>
          </table:table-cell>
          <table:table-cell office:value-type="float" office:value="896" calcext:value-type="float">
            <text:p>896</text:p>
          </table:table-cell>
          <table:table-cell table:formula="of:=[.B40]-[.B$2]" office:value-type="float" office:value="11.9971535205841" calcext:value-type="float">
            <text:p>11.9971535206</text:p>
          </table:table-cell>
          <table:table-cell table:formula="of:=[.C40]/([.D40]-[.D39])" office:value-type="float" office:value="77994.6950024905" calcext:value-type="float">
            <text:p>77994.6950024905</text:p>
          </table:table-cell>
          <table:table-cell/>
          <table:table-cell office:value-type="float" office:value="1442890780.75755" calcext:value-type="float">
            <text:p>1442890780.75755</text:p>
          </table:table-cell>
          <table:table-cell table:formula="of:=[.G40]-[.$B40]" office:value-type="float" office:value="0.31425404548645" calcext:value-type="float">
            <text:p>0.3142540455</text:p>
          </table:table-cell>
          <table:table-cell/>
          <table:table-cell office:value-type="float" office:value="1442890780.76538" calcext:value-type="float">
            <text:p>1442890780.76538</text:p>
          </table:table-cell>
          <table:table-cell table:formula="of:=[.J40]-[.$B40]" office:value-type="float" office:value="0.322078704833984" calcext:value-type="float">
            <text:p>0.322078704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90780.45478" calcext:value-type="float">
            <text:p>1442890780.45478</text:p>
          </table:table-cell>
          <table:table-cell office:value-type="float" office:value="896" calcext:value-type="float">
            <text:p>896</text:p>
          </table:table-cell>
          <table:table-cell table:formula="of:=[.B41]-[.B$2]" office:value-type="float" office:value="12.0086348056793" calcext:value-type="float">
            <text:p>12.0086348057</text:p>
          </table:table-cell>
          <table:table-cell table:formula="of:=[.C41]/([.D41]-[.D40])" office:value-type="float" office:value="78040.0445219703" calcext:value-type="float">
            <text:p>78040.0445219703</text:p>
          </table:table-cell>
          <table:table-cell/>
          <table:table-cell office:value-type="float" office:value="1442890780.75757" calcext:value-type="float">
            <text:p>1442890780.75757</text:p>
          </table:table-cell>
          <table:table-cell table:formula="of:=[.G41]-[.$B41]" office:value-type="float" office:value="0.302793025970459" calcext:value-type="float">
            <text:p>0.302793026</text:p>
          </table:table-cell>
          <table:table-cell/>
          <table:table-cell office:value-type="float" office:value="1442890780.76927" calcext:value-type="float">
            <text:p>1442890780.76927</text:p>
          </table:table-cell>
          <table:table-cell table:formula="of:=[.J41]-[.$B41]" office:value-type="float" office:value="0.314486026763916" calcext:value-type="float">
            <text:p>0.314486026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90780.46627" calcext:value-type="float">
            <text:p>1442890780.46627</text:p>
          </table:table-cell>
          <table:table-cell office:value-type="float" office:value="896" calcext:value-type="float">
            <text:p>896</text:p>
          </table:table-cell>
          <table:table-cell table:formula="of:=[.B42]-[.B$2]" office:value-type="float" office:value="12.0201230049133" calcext:value-type="float">
            <text:p>12.0201230049</text:p>
          </table:table-cell>
          <table:table-cell table:formula="of:=[.C42]/([.D42]-[.D41])" office:value-type="float" office:value="77993.0763515617" calcext:value-type="float">
            <text:p>77993.0763515617</text:p>
          </table:table-cell>
          <table:table-cell/>
          <table:table-cell office:value-type="float" office:value="1442890780.75759" calcext:value-type="float">
            <text:p>1442890780.75759</text:p>
          </table:table-cell>
          <table:table-cell table:formula="of:=[.G42]-[.$B42]" office:value-type="float" office:value="0.29132604598999" calcext:value-type="float">
            <text:p>0.291326046</text:p>
          </table:table-cell>
          <table:table-cell/>
          <table:table-cell office:value-type="float" office:value="1442890780.77314" calcext:value-type="float">
            <text:p>1442890780.77314</text:p>
          </table:table-cell>
          <table:table-cell table:formula="of:=[.J42]-[.$B42]" office:value-type="float" office:value="0.306870460510254" calcext:value-type="float">
            <text:p>0.306870460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90780.47781" calcext:value-type="float">
            <text:p>1442890780.47781</text:p>
          </table:table-cell>
          <table:table-cell office:value-type="float" office:value="896" calcext:value-type="float">
            <text:p>896</text:p>
          </table:table-cell>
          <table:table-cell table:formula="of:=[.B43]-[.B$2]" office:value-type="float" office:value="12.0316691398621" calcext:value-type="float">
            <text:p>12.0316691399</text:p>
          </table:table-cell>
          <table:table-cell table:formula="of:=[.C43]/([.D43]-[.D42])" office:value-type="float" office:value="77601.725943669" calcext:value-type="float">
            <text:p>77601.725943669</text:p>
          </table:table-cell>
          <table:table-cell/>
          <table:table-cell office:value-type="float" office:value="1442890780.75761" calcext:value-type="float">
            <text:p>1442890780.75761</text:p>
          </table:table-cell>
          <table:table-cell table:formula="of:=[.G43]-[.$B43]" office:value-type="float" office:value="0.2798011302948" calcext:value-type="float">
            <text:p>0.2798011303</text:p>
          </table:table-cell>
          <table:table-cell/>
          <table:table-cell office:value-type="float" office:value="1442890780.77703" calcext:value-type="float">
            <text:p>1442890780.77703</text:p>
          </table:table-cell>
          <table:table-cell table:formula="of:=[.J43]-[.$B43]" office:value-type="float" office:value="0.299219131469727" calcext:value-type="float">
            <text:p>0.299219131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90780.48933" calcext:value-type="float">
            <text:p>1442890780.48933</text:p>
          </table:table-cell>
          <table:table-cell office:value-type="float" office:value="896" calcext:value-type="float">
            <text:p>896</text:p>
          </table:table-cell>
          <table:table-cell table:formula="of:=[.B44]-[.B$2]" office:value-type="float" office:value="12.0431883335114" calcext:value-type="float">
            <text:p>12.0431883335</text:p>
          </table:table-cell>
          <table:table-cell table:formula="of:=[.C44]/([.D44]-[.D43])" office:value-type="float" office:value="77783.2222705164" calcext:value-type="float">
            <text:p>77783.2222705164</text:p>
          </table:table-cell>
          <table:table-cell/>
          <table:table-cell office:value-type="float" office:value="1442890780.75764" calcext:value-type="float">
            <text:p>1442890780.75764</text:p>
          </table:table-cell>
          <table:table-cell table:formula="of:=[.G44]-[.$B44]" office:value-type="float" office:value="0.268302202224731" calcext:value-type="float">
            <text:p>0.2683022022</text:p>
          </table:table-cell>
          <table:table-cell/>
          <table:table-cell office:value-type="float" office:value="1442890780.78093" calcext:value-type="float">
            <text:p>1442890780.78093</text:p>
          </table:table-cell>
          <table:table-cell table:formula="of:=[.J44]-[.$B44]" office:value-type="float" office:value="0.29159951210022" calcext:value-type="float">
            <text:p>0.291599512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90780.50077" calcext:value-type="float">
            <text:p>1442890780.50077</text:p>
          </table:table-cell>
          <table:table-cell office:value-type="float" office:value="896" calcext:value-type="float">
            <text:p>896</text:p>
          </table:table-cell>
          <table:table-cell table:formula="of:=[.B45]-[.B$2]" office:value-type="float" office:value="12.0546250343323" calcext:value-type="float">
            <text:p>12.0546250343</text:p>
          </table:table-cell>
          <table:table-cell table:formula="of:=[.C45]/([.D45]-[.D44])" office:value-type="float" office:value="78344.2720090058" calcext:value-type="float">
            <text:p>78344.2720090058</text:p>
          </table:table-cell>
          <table:table-cell/>
          <table:table-cell office:value-type="float" office:value="1442890780.75766" calcext:value-type="float">
            <text:p>1442890780.75766</text:p>
          </table:table-cell>
          <table:table-cell table:formula="of:=[.G45]-[.$B45]" office:value-type="float" office:value="0.256885766983032" calcext:value-type="float">
            <text:p>0.256885767</text:p>
          </table:table-cell>
          <table:table-cell/>
          <table:table-cell office:value-type="float" office:value="1442890780.78482" calcext:value-type="float">
            <text:p>1442890780.78482</text:p>
          </table:table-cell>
          <table:table-cell table:formula="of:=[.J45]-[.$B45]" office:value-type="float" office:value="0.284053325653076" calcext:value-type="float">
            <text:p>0.284053325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90780.51228" calcext:value-type="float">
            <text:p>1442890780.51228</text:p>
          </table:table-cell>
          <table:table-cell office:value-type="float" office:value="896" calcext:value-type="float">
            <text:p>896</text:p>
          </table:table-cell>
          <table:table-cell table:formula="of:=[.B46]-[.B$2]" office:value-type="float" office:value="12.0661377906799" calcext:value-type="float">
            <text:p>12.0661377907</text:p>
          </table:table-cell>
          <table:table-cell table:formula="of:=[.C46]/([.D46]-[.D45])" office:value-type="float" office:value="77826.7143803844" calcext:value-type="float">
            <text:p>77826.7143803844</text:p>
          </table:table-cell>
          <table:table-cell/>
          <table:table-cell office:value-type="float" office:value="1442890780.75768" calcext:value-type="float">
            <text:p>1442890780.75768</text:p>
          </table:table-cell>
          <table:table-cell table:formula="of:=[.G46]-[.$B46]" office:value-type="float" office:value="0.24539303779602" calcext:value-type="float">
            <text:p>0.2453930378</text:p>
          </table:table-cell>
          <table:table-cell/>
          <table:table-cell office:value-type="float" office:value="1442890780.78872" calcext:value-type="float">
            <text:p>1442890780.78872</text:p>
          </table:table-cell>
          <table:table-cell table:formula="of:=[.J46]-[.$B46]" office:value-type="float" office:value="0.276432752609253" calcext:value-type="float">
            <text:p>0.276432752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90780.52378" calcext:value-type="float">
            <text:p>1442890780.52378</text:p>
          </table:table-cell>
          <table:table-cell office:value-type="float" office:value="896" calcext:value-type="float">
            <text:p>896</text:p>
          </table:table-cell>
          <table:table-cell table:formula="of:=[.B47]-[.B$2]" office:value-type="float" office:value="12.0776319503784" calcext:value-type="float">
            <text:p>12.0776319504</text:p>
          </table:table-cell>
          <table:table-cell table:formula="of:=[.C47]/([.D47]-[.D46])" office:value-type="float" office:value="77952.631902095" calcext:value-type="float">
            <text:p>77952.631902095</text:p>
          </table:table-cell>
          <table:table-cell/>
          <table:table-cell office:value-type="float" office:value="1442890780.7577" calcext:value-type="float">
            <text:p>1442890780.7577</text:p>
          </table:table-cell>
          <table:table-cell table:formula="of:=[.G47]-[.$B47]" office:value-type="float" office:value="0.233921051025391" calcext:value-type="float">
            <text:p>0.233921051</text:p>
          </table:table-cell>
          <table:table-cell/>
          <table:table-cell office:value-type="float" office:value="1442890780.7926" calcext:value-type="float">
            <text:p>1442890780.7926</text:p>
          </table:table-cell>
          <table:table-cell table:formula="of:=[.J47]-[.$B47]" office:value-type="float" office:value="0.268823862075806" calcext:value-type="float">
            <text:p>0.268823862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90780.5353" calcext:value-type="float">
            <text:p>1442890780.5353</text:p>
          </table:table-cell>
          <table:table-cell office:value-type="float" office:value="896" calcext:value-type="float">
            <text:p>896</text:p>
          </table:table-cell>
          <table:table-cell table:formula="of:=[.B48]-[.B$2]" office:value-type="float" office:value="12.089152097702" calcext:value-type="float">
            <text:p>12.0891520977</text:p>
          </table:table-cell>
          <table:table-cell table:formula="of:=[.C48]/([.D48]-[.D47])" office:value-type="float" office:value="77776.7831287899" calcext:value-type="float">
            <text:p>77776.7831287899</text:p>
          </table:table-cell>
          <table:table-cell/>
          <table:table-cell office:value-type="float" office:value="1442890780.75772" calcext:value-type="float">
            <text:p>1442890780.75772</text:p>
          </table:table-cell>
          <table:table-cell table:formula="of:=[.G48]-[.$B48]" office:value-type="float" office:value="0.222420692443848" calcext:value-type="float">
            <text:p>0.2224206924</text:p>
          </table:table-cell>
          <table:table-cell/>
          <table:table-cell office:value-type="float" office:value="1442890780.79652" calcext:value-type="float">
            <text:p>1442890780.79652</text:p>
          </table:table-cell>
          <table:table-cell table:formula="of:=[.J48]-[.$B48]" office:value-type="float" office:value="0.261218309402466" calcext:value-type="float">
            <text:p>0.261218309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90780.54682" calcext:value-type="float">
            <text:p>1442890780.54682</text:p>
          </table:table-cell>
          <table:table-cell office:value-type="float" office:value="896" calcext:value-type="float">
            <text:p>896</text:p>
          </table:table-cell>
          <table:table-cell table:formula="of:=[.B49]-[.B$2]" office:value-type="float" office:value="12.1006779670715" calcext:value-type="float">
            <text:p>12.1006779671</text:p>
          </table:table-cell>
          <table:table-cell table:formula="of:=[.C49]/([.D49]-[.D48])" office:value-type="float" office:value="77738.1706555241" calcext:value-type="float">
            <text:p>77738.1706555241</text:p>
          </table:table-cell>
          <table:table-cell/>
          <table:table-cell office:value-type="float" office:value="1442890780.75774" calcext:value-type="float">
            <text:p>1442890780.75774</text:p>
          </table:table-cell>
          <table:table-cell table:formula="of:=[.G49]-[.$B49]" office:value-type="float" office:value="0.210914611816406" calcext:value-type="float">
            <text:p>0.2109146118</text:p>
          </table:table-cell>
          <table:table-cell/>
          <table:table-cell office:value-type="float" office:value="1442890780.80041" calcext:value-type="float">
            <text:p>1442890780.80041</text:p>
          </table:table-cell>
          <table:table-cell table:formula="of:=[.J49]-[.$B49]" office:value-type="float" office:value="0.253583908081055" calcext:value-type="float">
            <text:p>0.253583908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90780.55829" calcext:value-type="float">
            <text:p>1442890780.55829</text:p>
          </table:table-cell>
          <table:table-cell office:value-type="float" office:value="896" calcext:value-type="float">
            <text:p>896</text:p>
          </table:table-cell>
          <table:table-cell table:formula="of:=[.B50]-[.B$2]" office:value-type="float" office:value="12.1121416091919" calcext:value-type="float">
            <text:p>12.1121416092</text:p>
          </table:table-cell>
          <table:table-cell table:formula="of:=[.C50]/([.D50]-[.D49])" office:value-type="float" office:value="78160.1510752465" calcext:value-type="float">
            <text:p>78160.1510752465</text:p>
          </table:table-cell>
          <table:table-cell/>
          <table:table-cell office:value-type="float" office:value="1442890780.81345" calcext:value-type="float">
            <text:p>1442890780.81345</text:p>
          </table:table-cell>
          <table:table-cell table:formula="of:=[.G50]-[.$B50]" office:value-type="float" office:value="0.25516676902771" calcext:value-type="float">
            <text:p>0.255166769</text:p>
          </table:table-cell>
          <table:table-cell/>
          <table:table-cell office:value-type="float" office:value="1442890780.81359" calcext:value-type="float">
            <text:p>1442890780.81359</text:p>
          </table:table-cell>
          <table:table-cell table:formula="of:=[.J50]-[.$B50]" office:value-type="float" office:value="0.255306720733643" calcext:value-type="float">
            <text:p>0.255306720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90780.5698" calcext:value-type="float">
            <text:p>1442890780.5698</text:p>
          </table:table-cell>
          <table:table-cell office:value-type="float" office:value="896" calcext:value-type="float">
            <text:p>896</text:p>
          </table:table-cell>
          <table:table-cell table:formula="of:=[.B51]-[.B$2]" office:value-type="float" office:value="12.1236574649811" calcext:value-type="float">
            <text:p>12.123657465</text:p>
          </table:table-cell>
          <table:table-cell table:formula="of:=[.C51]/([.D51]-[.D50])" office:value-type="float" office:value="77805.7676652657" calcext:value-type="float">
            <text:p>77805.7676652657</text:p>
          </table:table-cell>
          <table:table-cell/>
          <table:table-cell office:value-type="float" office:value="1442890780.81354" calcext:value-type="float">
            <text:p>1442890780.81354</text:p>
          </table:table-cell>
          <table:table-cell table:formula="of:=[.G51]-[.$B51]" office:value-type="float" office:value="0.243742704391479" calcext:value-type="float">
            <text:p>0.2437427044</text:p>
          </table:table-cell>
          <table:table-cell/>
          <table:table-cell office:value-type="float" office:value="1442890780.81747" calcext:value-type="float">
            <text:p>1442890780.81747</text:p>
          </table:table-cell>
          <table:table-cell table:formula="of:=[.J51]-[.$B51]" office:value-type="float" office:value="0.247671365737915" calcext:value-type="float">
            <text:p>0.247671365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90780.58127" calcext:value-type="float">
            <text:p>1442890780.58127</text:p>
          </table:table-cell>
          <table:table-cell office:value-type="float" office:value="896" calcext:value-type="float">
            <text:p>896</text:p>
          </table:table-cell>
          <table:table-cell table:formula="of:=[.B52]-[.B$2]" office:value-type="float" office:value="12.1351215839386" calcext:value-type="float">
            <text:p>12.1351215839</text:p>
          </table:table-cell>
          <table:table-cell table:formula="of:=[.C52]/([.D52]-[.D51])" office:value-type="float" office:value="78156.9000915065" calcext:value-type="float">
            <text:p>78156.9000915065</text:p>
          </table:table-cell>
          <table:table-cell/>
          <table:table-cell office:value-type="float" office:value="1442890780.81359" calcext:value-type="float">
            <text:p>1442890780.81359</text:p>
          </table:table-cell>
          <table:table-cell table:formula="of:=[.G52]-[.$B52]" office:value-type="float" office:value="0.232327699661255" calcext:value-type="float">
            <text:p>0.2323276997</text:p>
          </table:table-cell>
          <table:table-cell/>
          <table:table-cell office:value-type="float" office:value="1442890780.82135" calcext:value-type="float">
            <text:p>1442890780.82135</text:p>
          </table:table-cell>
          <table:table-cell table:formula="of:=[.J52]-[.$B52]" office:value-type="float" office:value="0.24008846282959" calcext:value-type="float">
            <text:p>0.240088462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90780.59279" calcext:value-type="float">
            <text:p>1442890780.59279</text:p>
          </table:table-cell>
          <table:table-cell office:value-type="float" office:value="896" calcext:value-type="float">
            <text:p>896</text:p>
          </table:table-cell>
          <table:table-cell table:formula="of:=[.B53]-[.B$2]" office:value-type="float" office:value="12.1466453075409" calcext:value-type="float">
            <text:p>12.1466453075</text:p>
          </table:table-cell>
          <table:table-cell table:formula="of:=[.C53]/([.D53]-[.D52])" office:value-type="float" office:value="77752.6458393677" calcext:value-type="float">
            <text:p>77752.6458393677</text:p>
          </table:table-cell>
          <table:table-cell/>
          <table:table-cell office:value-type="float" office:value="1442890780.81364" calcext:value-type="float">
            <text:p>1442890780.81364</text:p>
          </table:table-cell>
          <table:table-cell table:formula="of:=[.G53]-[.$B53]" office:value-type="float" office:value="0.220849514007568" calcext:value-type="float">
            <text:p>0.220849514</text:p>
          </table:table-cell>
          <table:table-cell/>
          <table:table-cell office:value-type="float" office:value="1442890780.82524" calcext:value-type="float">
            <text:p>1442890780.82524</text:p>
          </table:table-cell>
          <table:table-cell table:formula="of:=[.J53]-[.$B53]" office:value-type="float" office:value="0.232452154159546" calcext:value-type="float">
            <text:p>0.232452154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90780.60431" calcext:value-type="float">
            <text:p>1442890780.60431</text:p>
          </table:table-cell>
          <table:table-cell office:value-type="float" office:value="896" calcext:value-type="float">
            <text:p>896</text:p>
          </table:table-cell>
          <table:table-cell table:formula="of:=[.B54]-[.B$2]" office:value-type="float" office:value="12.1581661701202" calcext:value-type="float">
            <text:p>12.1581661701</text:p>
          </table:table-cell>
          <table:table-cell table:formula="of:=[.C54]/([.D54]-[.D53])" office:value-type="float" office:value="77771.9544720831" calcext:value-type="float">
            <text:p>77771.9544720831</text:p>
          </table:table-cell>
          <table:table-cell/>
          <table:table-cell office:value-type="float" office:value="1442890780.81368" calcext:value-type="float">
            <text:p>1442890780.81368</text:p>
          </table:table-cell>
          <table:table-cell table:formula="of:=[.G54]-[.$B54]" office:value-type="float" office:value="0.209373474121094" calcext:value-type="float">
            <text:p>0.2093734741</text:p>
          </table:table-cell>
          <table:table-cell/>
          <table:table-cell office:value-type="float" office:value="1442890780.82912" calcext:value-type="float">
            <text:p>1442890780.82912</text:p>
          </table:table-cell>
          <table:table-cell table:formula="of:=[.J54]-[.$B54]" office:value-type="float" office:value="0.224806308746338" calcext:value-type="float">
            <text:p>0.224806308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90780.61584" calcext:value-type="float">
            <text:p>1442890780.61584</text:p>
          </table:table-cell>
          <table:table-cell office:value-type="float" office:value="896" calcext:value-type="float">
            <text:p>896</text:p>
          </table:table-cell>
          <table:table-cell table:formula="of:=[.B55]-[.B$2]" office:value-type="float" office:value="12.1697001457214" calcext:value-type="float">
            <text:p>12.1697001457</text:p>
          </table:table-cell>
          <table:table-cell table:formula="of:=[.C55]/([.D55]-[.D54])" office:value-type="float" office:value="77683.5352336854" calcext:value-type="float">
            <text:p>77683.5352336854</text:p>
          </table:table-cell>
          <table:table-cell/>
          <table:table-cell office:value-type="float" office:value="1442890780.95436" calcext:value-type="float">
            <text:p>1442890780.95436</text:p>
          </table:table-cell>
          <table:table-cell table:formula="of:=[.G55]-[.$B55]" office:value-type="float" office:value="0.338514804840088" calcext:value-type="float">
            <text:p>0.3385148048</text:p>
          </table:table-cell>
          <table:table-cell/>
          <table:table-cell office:value-type="float" office:value="1442890780.95451" calcext:value-type="float">
            <text:p>1442890780.95451</text:p>
          </table:table-cell>
          <table:table-cell table:formula="of:=[.J55]-[.$B55]" office:value-type="float" office:value="0.338665962219238" calcext:value-type="float">
            <text:p>0.338665962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90780.6274" calcext:value-type="float">
            <text:p>1442890780.6274</text:p>
          </table:table-cell>
          <table:table-cell office:value-type="float" office:value="896" calcext:value-type="float">
            <text:p>896</text:p>
          </table:table-cell>
          <table:table-cell table:formula="of:=[.B56]-[.B$2]" office:value-type="float" office:value="12.1812558174133" calcext:value-type="float">
            <text:p>12.1812558174</text:p>
          </table:table-cell>
          <table:table-cell table:formula="of:=[.C56]/([.D56]-[.D55])" office:value-type="float" office:value="77537.6822645869" calcext:value-type="float">
            <text:p>77537.6822645869</text:p>
          </table:table-cell>
          <table:table-cell/>
          <table:table-cell office:value-type="float" office:value="1442890780.95443" calcext:value-type="float">
            <text:p>1442890780.95443</text:p>
          </table:table-cell>
          <table:table-cell table:formula="of:=[.G56]-[.$B56]" office:value-type="float" office:value="0.327024459838867" calcext:value-type="float">
            <text:p>0.3270244598</text:p>
          </table:table-cell>
          <table:table-cell/>
          <table:table-cell office:value-type="float" office:value="1442890780.95842" calcext:value-type="float">
            <text:p>1442890780.95842</text:p>
          </table:table-cell>
          <table:table-cell table:formula="of:=[.J56]-[.$B56]" office:value-type="float" office:value="0.33102011680603" calcext:value-type="float">
            <text:p>0.331020116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90780.63893" calcext:value-type="float">
            <text:p>1442890780.63893</text:p>
          </table:table-cell>
          <table:table-cell office:value-type="float" office:value="896" calcext:value-type="float">
            <text:p>896</text:p>
          </table:table-cell>
          <table:table-cell table:formula="of:=[.B57]-[.B$2]" office:value-type="float" office:value="12.1927843093872" calcext:value-type="float">
            <text:p>12.1927843094</text:p>
          </table:table-cell>
          <table:table-cell table:formula="of:=[.C57]/([.D57]-[.D56])" office:value-type="float" office:value="77720.4860818133" calcext:value-type="float">
            <text:p>77720.4860818133</text:p>
          </table:table-cell>
          <table:table-cell/>
          <table:table-cell office:value-type="float" office:value="1442890780.95445" calcext:value-type="float">
            <text:p>1442890780.95445</text:p>
          </table:table-cell>
          <table:table-cell table:formula="of:=[.G57]-[.$B57]" office:value-type="float" office:value="0.315518379211426" calcext:value-type="float">
            <text:p>0.3155183792</text:p>
          </table:table-cell>
          <table:table-cell/>
          <table:table-cell office:value-type="float" office:value="1442890780.96232" calcext:value-type="float">
            <text:p>1442890780.96232</text:p>
          </table:table-cell>
          <table:table-cell table:formula="of:=[.J57]-[.$B57]" office:value-type="float" office:value="0.323391437530518" calcext:value-type="float">
            <text:p>0.323391437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90780.6504" calcext:value-type="float">
            <text:p>1442890780.6504</text:p>
          </table:table-cell>
          <table:table-cell office:value-type="float" office:value="896" calcext:value-type="float">
            <text:p>896</text:p>
          </table:table-cell>
          <table:table-cell table:formula="of:=[.B58]-[.B$2]" office:value-type="float" office:value="12.204252243042" calcext:value-type="float">
            <text:p>12.204252243</text:p>
          </table:table-cell>
          <table:table-cell table:formula="of:=[.C58]/([.D58]-[.D57])" office:value-type="float" office:value="78130.901954262" calcext:value-type="float">
            <text:p>78130.901954262</text:p>
          </table:table-cell>
          <table:table-cell/>
          <table:table-cell office:value-type="float" office:value="1442890780.95447" calcext:value-type="float">
            <text:p>1442890780.95447</text:p>
          </table:table-cell>
          <table:table-cell table:formula="of:=[.G58]-[.$B58]" office:value-type="float" office:value="0.304070234298706" calcext:value-type="float">
            <text:p>0.3040702343</text:p>
          </table:table-cell>
          <table:table-cell/>
          <table:table-cell office:value-type="float" office:value="1442890780.96627" calcext:value-type="float">
            <text:p>1442890780.96627</text:p>
          </table:table-cell>
          <table:table-cell table:formula="of:=[.J58]-[.$B58]" office:value-type="float" office:value="0.315875768661499" calcext:value-type="float">
            <text:p>0.315875768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90780.66192" calcext:value-type="float">
            <text:p>1442890780.66192</text:p>
          </table:table-cell>
          <table:table-cell office:value-type="float" office:value="896" calcext:value-type="float">
            <text:p>896</text:p>
          </table:table-cell>
          <table:table-cell table:formula="of:=[.B59]-[.B$2]" office:value-type="float" office:value="12.2157747745514" calcext:value-type="float">
            <text:p>12.2157747746</text:p>
          </table:table-cell>
          <table:table-cell table:formula="of:=[.C59]/([.D59]-[.D58])" office:value-type="float" office:value="77760.6899377185" calcext:value-type="float">
            <text:p>77760.6899377185</text:p>
          </table:table-cell>
          <table:table-cell/>
          <table:table-cell office:value-type="float" office:value="1442890780.95449" calcext:value-type="float">
            <text:p>1442890780.95449</text:p>
          </table:table-cell>
          <table:table-cell table:formula="of:=[.G59]-[.$B59]" office:value-type="float" office:value="0.292567729949951" calcext:value-type="float">
            <text:p>0.2925677299</text:p>
          </table:table-cell>
          <table:table-cell/>
          <table:table-cell office:value-type="float" office:value="1442890780.97016" calcext:value-type="float">
            <text:p>1442890780.97016</text:p>
          </table:table-cell>
          <table:table-cell table:formula="of:=[.J59]-[.$B59]" office:value-type="float" office:value="0.308242797851562" calcext:value-type="float">
            <text:p>0.308242797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90780.67343" calcext:value-type="float">
            <text:p>1442890780.67343</text:p>
          </table:table-cell>
          <table:table-cell office:value-type="float" office:value="896" calcext:value-type="float">
            <text:p>896</text:p>
          </table:table-cell>
          <table:table-cell table:formula="of:=[.B60]-[.B$2]" office:value-type="float" office:value="12.2272870540619" calcext:value-type="float">
            <text:p>12.2272870541</text:p>
          </table:table-cell>
          <table:table-cell table:formula="of:=[.C60]/([.D60]-[.D59])" office:value-type="float" office:value="77829.9379530299" calcext:value-type="float">
            <text:p>77829.9379530299</text:p>
          </table:table-cell>
          <table:table-cell/>
          <table:table-cell office:value-type="float" office:value="1442890780.9546" calcext:value-type="float">
            <text:p>1442890780.9546</text:p>
          </table:table-cell>
          <table:table-cell table:formula="of:=[.G60]-[.$B60]" office:value-type="float" office:value="0.281169176101685" calcext:value-type="float">
            <text:p>0.2811691761</text:p>
          </table:table-cell>
          <table:table-cell/>
          <table:table-cell office:value-type="float" office:value="1442890780.97406" calcext:value-type="float">
            <text:p>1442890780.97406</text:p>
          </table:table-cell>
          <table:table-cell table:formula="of:=[.J60]-[.$B60]" office:value-type="float" office:value="0.300631523132324" calcext:value-type="float">
            <text:p>0.300631523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90780.68494" calcext:value-type="float">
            <text:p>1442890780.68494</text:p>
          </table:table-cell>
          <table:table-cell office:value-type="float" office:value="896" calcext:value-type="float">
            <text:p>896</text:p>
          </table:table-cell>
          <table:table-cell table:formula="of:=[.B61]-[.B$2]" office:value-type="float" office:value="12.2387962341309" calcext:value-type="float">
            <text:p>12.2387962341</text:p>
          </table:table-cell>
          <table:table-cell table:formula="of:=[.C61]/([.D61]-[.D60])" office:value-type="float" office:value="77850.8976860771" calcext:value-type="float">
            <text:p>77850.8976860771</text:p>
          </table:table-cell>
          <table:table-cell/>
          <table:table-cell office:value-type="float" office:value="1442890780.95463" calcext:value-type="float">
            <text:p>1442890780.95463</text:p>
          </table:table-cell>
          <table:table-cell table:formula="of:=[.G61]-[.$B61]" office:value-type="float" office:value="0.269685506820679" calcext:value-type="float">
            <text:p>0.2696855068</text:p>
          </table:table-cell>
          <table:table-cell/>
          <table:table-cell office:value-type="float" office:value="1442890780.97795" calcext:value-type="float">
            <text:p>1442890780.97795</text:p>
          </table:table-cell>
          <table:table-cell table:formula="of:=[.J61]-[.$B61]" office:value-type="float" office:value="0.293010950088501" calcext:value-type="float">
            <text:p>0.293010950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90780.69757" calcext:value-type="float">
            <text:p>1442890780.69757</text:p>
          </table:table-cell>
          <table:table-cell office:value-type="float" office:value="896" calcext:value-type="float">
            <text:p>896</text:p>
          </table:table-cell>
          <table:table-cell table:formula="of:=[.B62]-[.B$2]" office:value-type="float" office:value="12.2514224052429" calcext:value-type="float">
            <text:p>12.2514224052</text:p>
          </table:table-cell>
          <table:table-cell table:formula="of:=[.C62]/([.D62]-[.D61])" office:value-type="float" office:value="70963.7143396654" calcext:value-type="float">
            <text:p>70963.7143396654</text:p>
          </table:table-cell>
          <table:table-cell/>
          <table:table-cell office:value-type="float" office:value="1442890780.95465" calcext:value-type="float">
            <text:p>1442890780.95465</text:p>
          </table:table-cell>
          <table:table-cell table:formula="of:=[.G62]-[.$B62]" office:value-type="float" office:value="0.257081747055054" calcext:value-type="float">
            <text:p>0.2570817471</text:p>
          </table:table-cell>
          <table:table-cell/>
          <table:table-cell office:value-type="float" office:value="1442890780.98184" calcext:value-type="float">
            <text:p>1442890780.98184</text:p>
          </table:table-cell>
          <table:table-cell table:formula="of:=[.J62]-[.$B62]" office:value-type="float" office:value="0.284272909164429" calcext:value-type="float">
            <text:p>0.284272909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90780.70907" calcext:value-type="float">
            <text:p>1442890780.70907</text:p>
          </table:table-cell>
          <table:table-cell office:value-type="float" office:value="896" calcext:value-type="float">
            <text:p>896</text:p>
          </table:table-cell>
          <table:table-cell table:formula="of:=[.B63]-[.B$2]" office:value-type="float" office:value="12.2629234790802" calcext:value-type="float">
            <text:p>12.2629234791</text:p>
          </table:table-cell>
          <table:table-cell table:formula="of:=[.C63]/([.D63]-[.D62])" office:value-type="float" office:value="77905.7688592218" calcext:value-type="float">
            <text:p>77905.7688592218</text:p>
          </table:table-cell>
          <table:table-cell/>
          <table:table-cell office:value-type="float" office:value="1442890780.95467" calcext:value-type="float">
            <text:p>1442890780.95467</text:p>
          </table:table-cell>
          <table:table-cell table:formula="of:=[.G63]-[.$B63]" office:value-type="float" office:value="0.245602607727051" calcext:value-type="float">
            <text:p>0.2456026077</text:p>
          </table:table-cell>
          <table:table-cell/>
          <table:table-cell office:value-type="float" office:value="1442890780.98574" calcext:value-type="float">
            <text:p>1442890780.98574</text:p>
          </table:table-cell>
          <table:table-cell table:formula="of:=[.J63]-[.$B63]" office:value-type="float" office:value="0.276669979095459" calcext:value-type="float">
            <text:p>0.276669979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90780.72058" calcext:value-type="float">
            <text:p>1442890780.72058</text:p>
          </table:table-cell>
          <table:table-cell office:value-type="float" office:value="896" calcext:value-type="float">
            <text:p>896</text:p>
          </table:table-cell>
          <table:table-cell table:formula="of:=[.B64]-[.B$2]" office:value-type="float" office:value="12.2744331359863" calcext:value-type="float">
            <text:p>12.274433136</text:p>
          </table:table-cell>
          <table:table-cell table:formula="of:=[.C64]/([.D64]-[.D63])" office:value-type="float" office:value="77847.6723770067" calcext:value-type="float">
            <text:p>77847.6723770067</text:p>
          </table:table-cell>
          <table:table-cell/>
          <table:table-cell office:value-type="float" office:value="1442890780.95469" calcext:value-type="float">
            <text:p>1442890780.95469</text:p>
          </table:table-cell>
          <table:table-cell table:formula="of:=[.G64]-[.$B64]" office:value-type="float" office:value="0.234114408493042" calcext:value-type="float">
            <text:p>0.2341144085</text:p>
          </table:table-cell>
          <table:table-cell/>
          <table:table-cell office:value-type="float" office:value="1442890780.98964" calcext:value-type="float">
            <text:p>1442890780.98964</text:p>
          </table:table-cell>
          <table:table-cell table:formula="of:=[.J64]-[.$B64]" office:value-type="float" office:value="0.269060373306274" calcext:value-type="float">
            <text:p>0.269060373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90780.73206" calcext:value-type="float">
            <text:p>1442890780.73206</text:p>
          </table:table-cell>
          <table:table-cell office:value-type="float" office:value="896" calcext:value-type="float">
            <text:p>896</text:p>
          </table:table-cell>
          <table:table-cell table:formula="of:=[.B65]-[.B$2]" office:value-type="float" office:value="12.2859106063843" calcext:value-type="float">
            <text:p>12.2859106064</text:p>
          </table:table-cell>
          <table:table-cell table:formula="of:=[.C65]/([.D65]-[.D64])" office:value-type="float" office:value="78065.9822185293" calcext:value-type="float">
            <text:p>78065.9822185293</text:p>
          </table:table-cell>
          <table:table-cell/>
          <table:table-cell office:value-type="float" office:value="1442890780.95472" calcext:value-type="float">
            <text:p>1442890780.95472</text:p>
          </table:table-cell>
          <table:table-cell table:formula="of:=[.G65]-[.$B65]" office:value-type="float" office:value="0.222659826278687" calcext:value-type="float">
            <text:p>0.2226598263</text:p>
          </table:table-cell>
          <table:table-cell/>
          <table:table-cell office:value-type="float" office:value="1442890780.99352" calcext:value-type="float">
            <text:p>1442890780.99352</text:p>
          </table:table-cell>
          <table:table-cell table:formula="of:=[.J65]-[.$B65]" office:value-type="float" office:value="0.261464834213257" calcext:value-type="float">
            <text:p>0.261464834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90780.74362" calcext:value-type="float">
            <text:p>1442890780.74362</text:p>
          </table:table-cell>
          <table:table-cell office:value-type="float" office:value="896" calcext:value-type="float">
            <text:p>896</text:p>
          </table:table-cell>
          <table:table-cell table:formula="of:=[.B66]-[.B$2]" office:value-type="float" office:value="12.2974750995636" calcext:value-type="float">
            <text:p>12.2974750996</text:p>
          </table:table-cell>
          <table:table-cell table:formula="of:=[.C66]/([.D66]-[.D65])" office:value-type="float" office:value="77478.5359035151" calcext:value-type="float">
            <text:p>77478.5359035151</text:p>
          </table:table-cell>
          <table:table-cell/>
          <table:table-cell office:value-type="float" office:value="1442890780.95474" calcext:value-type="float">
            <text:p>1442890780.95474</text:p>
          </table:table-cell>
          <table:table-cell table:formula="of:=[.G66]-[.$B66]" office:value-type="float" office:value="0.211118459701538" calcext:value-type="float">
            <text:p>0.2111184597</text:p>
          </table:table-cell>
          <table:table-cell/>
          <table:table-cell office:value-type="float" office:value="1442890780.99743" calcext:value-type="float">
            <text:p>1442890780.99743</text:p>
          </table:table-cell>
          <table:table-cell table:formula="of:=[.J66]-[.$B66]" office:value-type="float" office:value="0.253807783126831" calcext:value-type="float">
            <text:p>0.253807783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90780.75525" calcext:value-type="float">
            <text:p>1442890780.75525</text:p>
          </table:table-cell>
          <table:table-cell office:value-type="float" office:value="896" calcext:value-type="float">
            <text:p>896</text:p>
          </table:table-cell>
          <table:table-cell table:formula="of:=[.B67]-[.B$2]" office:value-type="float" office:value="12.3091063499451" calcext:value-type="float">
            <text:p>12.3091063499</text:p>
          </table:table-cell>
          <table:table-cell table:formula="of:=[.C67]/([.D67]-[.D66])" office:value-type="float" office:value="77033.8502408527" calcext:value-type="float">
            <text:p>77033.8502408527</text:p>
          </table:table-cell>
          <table:table-cell/>
          <table:table-cell office:value-type="float" office:value="1442890781.01458" calcext:value-type="float">
            <text:p>1442890781.01458</text:p>
          </table:table-cell>
          <table:table-cell table:formula="of:=[.G67]-[.$B67]" office:value-type="float" office:value="0.259327173233032" calcext:value-type="float">
            <text:p>0.2593271732</text:p>
          </table:table-cell>
          <table:table-cell/>
          <table:table-cell office:value-type="float" office:value="1442890781.01469" calcext:value-type="float">
            <text:p>1442890781.01469</text:p>
          </table:table-cell>
          <table:table-cell table:formula="of:=[.J67]-[.$B67]" office:value-type="float" office:value="0.259443759918213" calcext:value-type="float">
            <text:p>0.259443759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90780.76675" calcext:value-type="float">
            <text:p>1442890780.76675</text:p>
          </table:table-cell>
          <table:table-cell office:value-type="float" office:value="896" calcext:value-type="float">
            <text:p>896</text:p>
          </table:table-cell>
          <table:table-cell table:formula="of:=[.B68]-[.B$2]" office:value-type="float" office:value="12.3206071853638" calcext:value-type="float">
            <text:p>12.3206071854</text:p>
          </table:table-cell>
          <table:table-cell table:formula="of:=[.C68]/([.D68]-[.D67])" office:value-type="float" office:value="77907.3838882209" calcext:value-type="float">
            <text:p>77907.3838882209</text:p>
          </table:table-cell>
          <table:table-cell/>
          <table:table-cell office:value-type="float" office:value="1442890781.01464" calcext:value-type="float">
            <text:p>1442890781.01464</text:p>
          </table:table-cell>
          <table:table-cell table:formula="of:=[.G68]-[.$B68]" office:value-type="float" office:value="0.24788761138916" calcext:value-type="float">
            <text:p>0.2478876114</text:p>
          </table:table-cell>
          <table:table-cell/>
          <table:table-cell office:value-type="float" office:value="1442890781.01848" calcext:value-type="float">
            <text:p>1442890781.01848</text:p>
          </table:table-cell>
          <table:table-cell table:formula="of:=[.J68]-[.$B68]" office:value-type="float" office:value="0.251724481582642" calcext:value-type="float">
            <text:p>0.251724481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90780.77828" calcext:value-type="float">
            <text:p>1442890780.77828</text:p>
          </table:table-cell>
          <table:table-cell office:value-type="float" office:value="896" calcext:value-type="float">
            <text:p>896</text:p>
          </table:table-cell>
          <table:table-cell table:formula="of:=[.B69]-[.B$2]" office:value-type="float" office:value="12.3321335315704" calcext:value-type="float">
            <text:p>12.3321335316</text:p>
          </table:table-cell>
          <table:table-cell table:formula="of:=[.C69]/([.D69]-[.D68])" office:value-type="float" office:value="77734.9546799049" calcext:value-type="float">
            <text:p>77734.9546799049</text:p>
          </table:table-cell>
          <table:table-cell/>
          <table:table-cell office:value-type="float" office:value="1442890781.01466" calcext:value-type="float">
            <text:p>1442890781.01466</text:p>
          </table:table-cell>
          <table:table-cell table:formula="of:=[.G69]-[.$B69]" office:value-type="float" office:value="0.236381053924561" calcext:value-type="float">
            <text:p>0.2363810539</text:p>
          </table:table-cell>
          <table:table-cell/>
          <table:table-cell office:value-type="float" office:value="1442890781.02228" calcext:value-type="float">
            <text:p>1442890781.02228</text:p>
          </table:table-cell>
          <table:table-cell table:formula="of:=[.J69]-[.$B69]" office:value-type="float" office:value="0.243999481201172" calcext:value-type="float">
            <text:p>0.24399948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90780.78984" calcext:value-type="float">
            <text:p>1442890780.78984</text:p>
          </table:table-cell>
          <table:table-cell office:value-type="float" office:value="896" calcext:value-type="float">
            <text:p>896</text:p>
          </table:table-cell>
          <table:table-cell table:formula="of:=[.B70]-[.B$2]" office:value-type="float" office:value="12.3436954021454" calcext:value-type="float">
            <text:p>12.3436954021</text:p>
          </table:table-cell>
          <table:table-cell table:formula="of:=[.C70]/([.D70]-[.D69])" office:value-type="float" office:value="77496.1105291376" calcext:value-type="float">
            <text:p>77496.1105291376</text:p>
          </table:table-cell>
          <table:table-cell/>
          <table:table-cell office:value-type="float" office:value="1442890781.01468" calcext:value-type="float">
            <text:p>1442890781.01468</text:p>
          </table:table-cell>
          <table:table-cell table:formula="of:=[.G70]-[.$B70]" office:value-type="float" office:value="0.224837064743042" calcext:value-type="float">
            <text:p>0.2248370647</text:p>
          </table:table-cell>
          <table:table-cell/>
          <table:table-cell office:value-type="float" office:value="1442890781.02606" calcext:value-type="float">
            <text:p>1442890781.02606</text:p>
          </table:table-cell>
          <table:table-cell table:formula="of:=[.J70]-[.$B70]" office:value-type="float" office:value="0.236218452453613" calcext:value-type="float">
            <text:p>0.236218452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90780.80136" calcext:value-type="float">
            <text:p>1442890780.80136</text:p>
          </table:table-cell>
          <table:table-cell office:value-type="float" office:value="896" calcext:value-type="float">
            <text:p>896</text:p>
          </table:table-cell>
          <table:table-cell table:formula="of:=[.B71]-[.B$2]" office:value-type="float" office:value="12.3552191257477" calcext:value-type="float">
            <text:p>12.3552191257</text:p>
          </table:table-cell>
          <table:table-cell table:formula="of:=[.C71]/([.D71]-[.D70])" office:value-type="float" office:value="77752.6458393677" calcext:value-type="float">
            <text:p>77752.6458393677</text:p>
          </table:table-cell>
          <table:table-cell/>
          <table:table-cell office:value-type="float" office:value="1442890781.01475" calcext:value-type="float">
            <text:p>1442890781.01475</text:p>
          </table:table-cell>
          <table:table-cell table:formula="of:=[.G71]-[.$B71]" office:value-type="float" office:value="0.213386535644531" calcext:value-type="float">
            <text:p>0.2133865356</text:p>
          </table:table-cell>
          <table:table-cell/>
          <table:table-cell office:value-type="float" office:value="1442890781.02987" calcext:value-type="float">
            <text:p>1442890781.02987</text:p>
          </table:table-cell>
          <table:table-cell table:formula="of:=[.J71]-[.$B71]" office:value-type="float" office:value="0.22850227355957" calcext:value-type="float">
            <text:p>0.228502273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90780.81286" calcext:value-type="float">
            <text:p>1442890780.81286</text:p>
          </table:table-cell>
          <table:table-cell office:value-type="float" office:value="896" calcext:value-type="float">
            <text:p>896</text:p>
          </table:table-cell>
          <table:table-cell table:formula="of:=[.B72]-[.B$2]" office:value-type="float" office:value="12.3667166233063" calcext:value-type="float">
            <text:p>12.3667166233</text:p>
          </table:table-cell>
          <table:table-cell table:formula="of:=[.C72]/([.D72]-[.D71])" office:value-type="float" office:value="77930.00132714" calcext:value-type="float">
            <text:p>77930.00132714</text:p>
          </table:table-cell>
          <table:table-cell/>
          <table:table-cell office:value-type="float" office:value="1442890781.01477" calcext:value-type="float">
            <text:p>1442890781.01477</text:p>
          </table:table-cell>
          <table:table-cell table:formula="of:=[.G72]-[.$B72]" office:value-type="float" office:value="0.201909780502319" calcext:value-type="float">
            <text:p>0.2019097805</text:p>
          </table:table-cell>
          <table:table-cell/>
          <table:table-cell office:value-type="float" office:value="1442890781.03369" calcext:value-type="float">
            <text:p>1442890781.03369</text:p>
          </table:table-cell>
          <table:table-cell table:formula="of:=[.J72]-[.$B72]" office:value-type="float" office:value="0.220833301544189" calcext:value-type="float">
            <text:p>0.220833301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90780.82442" calcext:value-type="float">
            <text:p>1442890780.82442</text:p>
          </table:table-cell>
          <table:table-cell office:value-type="float" office:value="896" calcext:value-type="float">
            <text:p>896</text:p>
          </table:table-cell>
          <table:table-cell table:formula="of:=[.B73]-[.B$2]" office:value-type="float" office:value="12.3782727718353" calcext:value-type="float">
            <text:p>12.3782727718</text:p>
          </table:table-cell>
          <table:table-cell table:formula="of:=[.C73]/([.D73]-[.D72])" office:value-type="float" office:value="77534.4828553745" calcext:value-type="float">
            <text:p>77534.4828553745</text:p>
          </table:table-cell>
          <table:table-cell/>
          <table:table-cell office:value-type="float" office:value="1442890781.16499" calcext:value-type="float">
            <text:p>1442890781.16499</text:p>
          </table:table-cell>
          <table:table-cell table:formula="of:=[.G73]-[.$B73]" office:value-type="float" office:value="0.340569734573364" calcext:value-type="float">
            <text:p>0.3405697346</text:p>
          </table:table-cell>
          <table:table-cell/>
          <table:table-cell office:value-type="float" office:value="1442890781.16518" calcext:value-type="float">
            <text:p>1442890781.16518</text:p>
          </table:table-cell>
          <table:table-cell table:formula="of:=[.J73]-[.$B73]" office:value-type="float" office:value="0.340767383575439" calcext:value-type="float">
            <text:p>0.340767383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90780.8359" calcext:value-type="float">
            <text:p>1442890780.8359</text:p>
          </table:table-cell>
          <table:table-cell office:value-type="float" office:value="896" calcext:value-type="float">
            <text:p>896</text:p>
          </table:table-cell>
          <table:table-cell table:formula="of:=[.B74]-[.B$2]" office:value-type="float" office:value="12.3897564411163" calcext:value-type="float">
            <text:p>12.3897564411</text:p>
          </table:table-cell>
          <table:table-cell table:formula="of:=[.C74]/([.D74]-[.D73])" office:value-type="float" office:value="78023.842212349" calcext:value-type="float">
            <text:p>78023.842212349</text:p>
          </table:table-cell>
          <table:table-cell/>
          <table:table-cell office:value-type="float" office:value="1442890781.16507" calcext:value-type="float">
            <text:p>1442890781.16507</text:p>
          </table:table-cell>
          <table:table-cell table:formula="of:=[.G74]-[.$B74]" office:value-type="float" office:value="0.329168796539307" calcext:value-type="float">
            <text:p>0.3291687965</text:p>
          </table:table-cell>
          <table:table-cell/>
          <table:table-cell office:value-type="float" office:value="1442890781.16896" calcext:value-type="float">
            <text:p>1442890781.16896</text:p>
          </table:table-cell>
          <table:table-cell table:formula="of:=[.J74]-[.$B74]" office:value-type="float" office:value="0.333056449890137" calcext:value-type="float">
            <text:p>0.333056449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90780.84744" calcext:value-type="float">
            <text:p>1442890780.84744</text:p>
          </table:table-cell>
          <table:table-cell office:value-type="float" office:value="896" calcext:value-type="float">
            <text:p>896</text:p>
          </table:table-cell>
          <table:table-cell table:formula="of:=[.B75]-[.B$2]" office:value-type="float" office:value="12.4012944698334" calcext:value-type="float">
            <text:p>12.4012944698</text:p>
          </table:table-cell>
          <table:table-cell table:formula="of:=[.C75]/([.D75]-[.D74])" office:value-type="float" office:value="77656.2463115262" calcext:value-type="float">
            <text:p>77656.2463115262</text:p>
          </table:table-cell>
          <table:table-cell/>
          <table:table-cell office:value-type="float" office:value="1442890781.16511" calcext:value-type="float">
            <text:p>1442890781.16511</text:p>
          </table:table-cell>
          <table:table-cell table:formula="of:=[.G75]-[.$B75]" office:value-type="float" office:value="0.317675828933716" calcext:value-type="float">
            <text:p>0.3176758289</text:p>
          </table:table-cell>
          <table:table-cell/>
          <table:table-cell office:value-type="float" office:value="1442890781.17273" calcext:value-type="float">
            <text:p>1442890781.17273</text:p>
          </table:table-cell>
          <table:table-cell table:formula="of:=[.J75]-[.$B75]" office:value-type="float" office:value="0.32529091835022" calcext:value-type="float">
            <text:p>0.325290918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90780.85893" calcext:value-type="float">
            <text:p>1442890780.85893</text:p>
          </table:table-cell>
          <table:table-cell office:value-type="float" office:value="896" calcext:value-type="float">
            <text:p>896</text:p>
          </table:table-cell>
          <table:table-cell table:formula="of:=[.B76]-[.B$2]" office:value-type="float" office:value="12.4127886295319" calcext:value-type="float">
            <text:p>12.4127886295</text:p>
          </table:table-cell>
          <table:table-cell table:formula="of:=[.C76]/([.D76]-[.D75])" office:value-type="float" office:value="77952.631902095" calcext:value-type="float">
            <text:p>77952.631902095</text:p>
          </table:table-cell>
          <table:table-cell/>
          <table:table-cell office:value-type="float" office:value="1442890781.16515" calcext:value-type="float">
            <text:p>1442890781.16515</text:p>
          </table:table-cell>
          <table:table-cell table:formula="of:=[.G76]-[.$B76]" office:value-type="float" office:value="0.306220054626465" calcext:value-type="float">
            <text:p>0.3062200546</text:p>
          </table:table-cell>
          <table:table-cell/>
          <table:table-cell office:value-type="float" office:value="1442890781.17654" calcext:value-type="float">
            <text:p>1442890781.17654</text:p>
          </table:table-cell>
          <table:table-cell table:formula="of:=[.J76]-[.$B76]" office:value-type="float" office:value="0.317602872848511" calcext:value-type="float">
            <text:p>0.317602872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90780.87041" calcext:value-type="float">
            <text:p>1442890780.87041</text:p>
          </table:table-cell>
          <table:table-cell office:value-type="float" office:value="896" calcext:value-type="float">
            <text:p>896</text:p>
          </table:table-cell>
          <table:table-cell table:formula="of:=[.B77]-[.B$2]" office:value-type="float" office:value="12.4242691993713" calcext:value-type="float">
            <text:p>12.4242691994</text:p>
          </table:table-cell>
          <table:table-cell table:formula="of:=[.C77]/([.D77]-[.D76])" office:value-type="float" office:value="78044.9065271115" calcext:value-type="float">
            <text:p>78044.9065271115</text:p>
          </table:table-cell>
          <table:table-cell/>
          <table:table-cell office:value-type="float" office:value="1442890781.1652" calcext:value-type="float">
            <text:p>1442890781.1652</text:p>
          </table:table-cell>
          <table:table-cell table:formula="of:=[.G77]-[.$B77]" office:value-type="float" office:value="0.294781684875488" calcext:value-type="float">
            <text:p>0.2947816849</text:p>
          </table:table-cell>
          <table:table-cell/>
          <table:table-cell office:value-type="float" office:value="1442890781.18031" calcext:value-type="float">
            <text:p>1442890781.18031</text:p>
          </table:table-cell>
          <table:table-cell table:formula="of:=[.J77]-[.$B77]" office:value-type="float" office:value="0.309894800186157" calcext:value-type="float">
            <text:p>0.309894800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90780.8829" calcext:value-type="float">
            <text:p>1442890780.8829</text:p>
          </table:table-cell>
          <table:table-cell office:value-type="float" office:value="896" calcext:value-type="float">
            <text:p>896</text:p>
          </table:table-cell>
          <table:table-cell table:formula="of:=[.B78]-[.B$2]" office:value-type="float" office:value="12.436753988266" calcext:value-type="float">
            <text:p>12.4367539883</text:p>
          </table:table-cell>
          <table:table-cell table:formula="of:=[.C78]/([.D78]-[.D77])" office:value-type="float" office:value="71767.3328368185" calcext:value-type="float">
            <text:p>71767.3328368185</text:p>
          </table:table-cell>
          <table:table-cell/>
          <table:table-cell office:value-type="float" office:value="1442890781.16523" calcext:value-type="float">
            <text:p>1442890781.16523</text:p>
          </table:table-cell>
          <table:table-cell table:formula="of:=[.G78]-[.$B78]" office:value-type="float" office:value="0.282328367233276" calcext:value-type="float">
            <text:p>0.2823283672</text:p>
          </table:table-cell>
          <table:table-cell/>
          <table:table-cell office:value-type="float" office:value="1442890781.18405" calcext:value-type="float">
            <text:p>1442890781.18405</text:p>
          </table:table-cell>
          <table:table-cell table:formula="of:=[.J78]-[.$B78]" office:value-type="float" office:value="0.301151514053345" calcext:value-type="float">
            <text:p>0.301151514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90780.89454" calcext:value-type="float">
            <text:p>1442890780.89454</text:p>
          </table:table-cell>
          <table:table-cell office:value-type="float" office:value="896" calcext:value-type="float">
            <text:p>896</text:p>
          </table:table-cell>
          <table:table-cell table:formula="of:=[.B79]-[.B$2]" office:value-type="float" office:value="12.4483954906464" calcext:value-type="float">
            <text:p>12.4483954906</text:p>
          </table:table-cell>
          <table:table-cell table:formula="of:=[.C79]/([.D79]-[.D78])" office:value-type="float" office:value="76966.0109773081" calcext:value-type="float">
            <text:p>76966.0109773081</text:p>
          </table:table-cell>
          <table:table-cell/>
          <table:table-cell office:value-type="float" office:value="1442890781.16525" calcext:value-type="float">
            <text:p>1442890781.16525</text:p>
          </table:table-cell>
          <table:table-cell table:formula="of:=[.G79]-[.$B79]" office:value-type="float" office:value="0.270708799362183" calcext:value-type="float">
            <text:p>0.2707087994</text:p>
          </table:table-cell>
          <table:table-cell/>
          <table:table-cell office:value-type="float" office:value="1442890781.18782" calcext:value-type="float">
            <text:p>1442890781.18782</text:p>
          </table:table-cell>
          <table:table-cell table:formula="of:=[.J79]-[.$B79]" office:value-type="float" office:value="0.293277740478516" calcext:value-type="float">
            <text:p>0.293277740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90780.90604" calcext:value-type="float">
            <text:p>1442890780.90604</text:p>
          </table:table-cell>
          <table:table-cell office:value-type="float" office:value="896" calcext:value-type="float">
            <text:p>896</text:p>
          </table:table-cell>
          <table:table-cell table:formula="of:=[.B80]-[.B$2]" office:value-type="float" office:value="12.4598910808563" calcext:value-type="float">
            <text:p>12.4598910809</text:p>
          </table:table-cell>
          <table:table-cell table:formula="of:=[.C80]/([.D80]-[.D79])" office:value-type="float" office:value="77942.931475029" calcext:value-type="float">
            <text:p>77942.931475029</text:p>
          </table:table-cell>
          <table:table-cell/>
          <table:table-cell office:value-type="float" office:value="1442890781.16527" calcext:value-type="float">
            <text:p>1442890781.16527</text:p>
          </table:table-cell>
          <table:table-cell table:formula="of:=[.G80]-[.$B80]" office:value-type="float" office:value="0.259235143661499" calcext:value-type="float">
            <text:p>0.2592351437</text:p>
          </table:table-cell>
          <table:table-cell/>
          <table:table-cell office:value-type="float" office:value="1442890781.19158" calcext:value-type="float">
            <text:p>1442890781.19158</text:p>
          </table:table-cell>
          <table:table-cell table:formula="of:=[.J80]-[.$B80]" office:value-type="float" office:value="0.285539865493774" calcext:value-type="float">
            <text:p>0.285539865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90780.9176" calcext:value-type="float">
            <text:p>1442890780.9176</text:p>
          </table:table-cell>
          <table:table-cell office:value-type="float" office:value="896" calcext:value-type="float">
            <text:p>896</text:p>
          </table:table-cell>
          <table:table-cell table:formula="of:=[.B81]-[.B$2]" office:value-type="float" office:value="12.4714584350586" calcext:value-type="float">
            <text:p>12.4714584351</text:p>
          </table:table-cell>
          <table:table-cell table:formula="of:=[.C81]/([.D81]-[.D80])" office:value-type="float" office:value="77459.3726734959" calcext:value-type="float">
            <text:p>77459.3726734959</text:p>
          </table:table-cell>
          <table:table-cell/>
          <table:table-cell office:value-type="float" office:value="1442890781.16529" calcext:value-type="float">
            <text:p>1442890781.16529</text:p>
          </table:table-cell>
          <table:table-cell table:formula="of:=[.G81]-[.$B81]" office:value-type="float" office:value="0.247689723968506" calcext:value-type="float">
            <text:p>0.247689724</text:p>
          </table:table-cell>
          <table:table-cell/>
          <table:table-cell office:value-type="float" office:value="1442890781.19537" calcext:value-type="float">
            <text:p>1442890781.19537</text:p>
          </table:table-cell>
          <table:table-cell table:formula="of:=[.J81]-[.$B81]" office:value-type="float" office:value="0.27776575088501" calcext:value-type="float">
            <text:p>0.277765750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90780.93015" calcext:value-type="float">
            <text:p>1442890780.93015</text:p>
          </table:table-cell>
          <table:table-cell office:value-type="float" office:value="896" calcext:value-type="float">
            <text:p>896</text:p>
          </table:table-cell>
          <table:table-cell table:formula="of:=[.B82]-[.B$2]" office:value-type="float" office:value="12.4840052127838" calcext:value-type="float">
            <text:p>12.4840052128</text:p>
          </table:table-cell>
          <table:table-cell table:formula="of:=[.C82]/([.D82]-[.D81])" office:value-type="float" office:value="71412.7578907363" calcext:value-type="float">
            <text:p>71412.7578907363</text:p>
          </table:table-cell>
          <table:table-cell/>
          <table:table-cell office:value-type="float" office:value="1442890781.16531" calcext:value-type="float">
            <text:p>1442890781.16531</text:p>
          </table:table-cell>
          <table:table-cell table:formula="of:=[.G82]-[.$B82]" office:value-type="float" office:value="0.235164403915405" calcext:value-type="float">
            <text:p>0.2351644039</text:p>
          </table:table-cell>
          <table:table-cell/>
          <table:table-cell office:value-type="float" office:value="1442890781.19917" calcext:value-type="float">
            <text:p>1442890781.19917</text:p>
          </table:table-cell>
          <table:table-cell table:formula="of:=[.J82]-[.$B82]" office:value-type="float" office:value="0.269015073776245" calcext:value-type="float">
            <text:p>0.269015073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90780.94272" calcext:value-type="float">
            <text:p>1442890780.94272</text:p>
          </table:table-cell>
          <table:table-cell office:value-type="float" office:value="896" calcext:value-type="float">
            <text:p>896</text:p>
          </table:table-cell>
          <table:table-cell table:formula="of:=[.B83]-[.B$2]" office:value-type="float" office:value="12.4965758323669" calcext:value-type="float">
            <text:p>12.4965758324</text:p>
          </table:table-cell>
          <table:table-cell table:formula="of:=[.C83]/([.D83]-[.D82])" office:value-type="float" office:value="71277.3140635372" calcext:value-type="float">
            <text:p>71277.3140635372</text:p>
          </table:table-cell>
          <table:table-cell/>
          <table:table-cell office:value-type="float" office:value="1442890781.16535" calcext:value-type="float">
            <text:p>1442890781.16535</text:p>
          </table:table-cell>
          <table:table-cell table:formula="of:=[.G83]-[.$B83]" office:value-type="float" office:value="0.222630500793457" calcext:value-type="float">
            <text:p>0.2226305008</text:p>
          </table:table-cell>
          <table:table-cell/>
          <table:table-cell office:value-type="float" office:value="1442890781.20293" calcext:value-type="float">
            <text:p>1442890781.20293</text:p>
          </table:table-cell>
          <table:table-cell table:formula="of:=[.J83]-[.$B83]" office:value-type="float" office:value="0.260213851928711" calcext:value-type="float">
            <text:p>0.260213851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90780.95425" calcext:value-type="float">
            <text:p>1442890780.95425</text:p>
          </table:table-cell>
          <table:table-cell office:value-type="float" office:value="896" calcext:value-type="float">
            <text:p>896</text:p>
          </table:table-cell>
          <table:table-cell table:formula="of:=[.B84]-[.B$2]" office:value-type="float" office:value="12.508101940155" calcext:value-type="float">
            <text:p>12.5081019402</text:p>
          </table:table-cell>
          <table:table-cell table:formula="of:=[.C84]/([.D84]-[.D83])" office:value-type="float" office:value="77736.5626344531" calcext:value-type="float">
            <text:p>77736.5626344531</text:p>
          </table:table-cell>
          <table:table-cell/>
          <table:table-cell office:value-type="float" office:value="1442890781.16537" calcext:value-type="float">
            <text:p>1442890781.16537</text:p>
          </table:table-cell>
          <table:table-cell table:formula="of:=[.G84]-[.$B84]" office:value-type="float" office:value="0.21112322807312" calcext:value-type="float">
            <text:p>0.2111232281</text:p>
          </table:table-cell>
          <table:table-cell/>
          <table:table-cell office:value-type="float" office:value="1442890781.20675" calcext:value-type="float">
            <text:p>1442890781.20675</text:p>
          </table:table-cell>
          <table:table-cell table:formula="of:=[.J84]-[.$B84]" office:value-type="float" office:value="0.252504110336304" calcext:value-type="float">
            <text:p>0.252504110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90780.96581" calcext:value-type="float">
            <text:p>1442890780.96581</text:p>
          </table:table-cell>
          <table:table-cell office:value-type="float" office:value="896" calcext:value-type="float">
            <text:p>896</text:p>
          </table:table-cell>
          <table:table-cell table:formula="of:=[.B85]-[.B$2]" office:value-type="float" office:value="12.51966547966" calcext:value-type="float">
            <text:p>12.5196654797</text:p>
          </table:table-cell>
          <table:table-cell table:formula="of:=[.C85]/([.D85]-[.D84])" office:value-type="float" office:value="77484.9257541082" calcext:value-type="float">
            <text:p>77484.9257541082</text:p>
          </table:table-cell>
          <table:table-cell/>
          <table:table-cell office:value-type="float" office:value="1442890781.2155" calcext:value-type="float">
            <text:p>1442890781.2155</text:p>
          </table:table-cell>
          <table:table-cell table:formula="of:=[.G85]-[.$B85]" office:value-type="float" office:value="0.249691963195801" calcext:value-type="float">
            <text:p>0.2496919632</text:p>
          </table:table-cell>
          <table:table-cell/>
          <table:table-cell office:value-type="float" office:value="1442890781.21563" calcext:value-type="float">
            <text:p>1442890781.21563</text:p>
          </table:table-cell>
          <table:table-cell table:formula="of:=[.J85]-[.$B85]" office:value-type="float" office:value="0.249820470809937" calcext:value-type="float">
            <text:p>0.249820470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90780.97737" calcext:value-type="float">
            <text:p>1442890780.97737</text:p>
          </table:table-cell>
          <table:table-cell office:value-type="float" office:value="896" calcext:value-type="float">
            <text:p>896</text:p>
          </table:table-cell>
          <table:table-cell table:formula="of:=[.B86]-[.B$2]" office:value-type="float" office:value="12.5312261581421" calcext:value-type="float">
            <text:p>12.5312261581</text:p>
          </table:table-cell>
          <table:table-cell table:formula="of:=[.C86]/([.D86]-[.D85])" office:value-type="float" office:value="77504.1016312978" calcext:value-type="float">
            <text:p>77504.1016312978</text:p>
          </table:table-cell>
          <table:table-cell/>
          <table:table-cell office:value-type="float" office:value="1442890781.21558" calcext:value-type="float">
            <text:p>1442890781.21558</text:p>
          </table:table-cell>
          <table:table-cell table:formula="of:=[.G86]-[.$B86]" office:value-type="float" office:value="0.238207340240479" calcext:value-type="float">
            <text:p>0.2382073402</text:p>
          </table:table-cell>
          <table:table-cell/>
          <table:table-cell office:value-type="float" office:value="1442890781.2194" calcext:value-type="float">
            <text:p>1442890781.2194</text:p>
          </table:table-cell>
          <table:table-cell table:formula="of:=[.J86]-[.$B86]" office:value-type="float" office:value="0.242030620574951" calcext:value-type="float">
            <text:p>0.242030620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90780.98889" calcext:value-type="float">
            <text:p>1442890780.98889</text:p>
          </table:table-cell>
          <table:table-cell office:value-type="float" office:value="896" calcext:value-type="float">
            <text:p>896</text:p>
          </table:table-cell>
          <table:table-cell table:formula="of:=[.B87]-[.B$2]" office:value-type="float" office:value="12.5427477359772" calcext:value-type="float">
            <text:p>12.542747736</text:p>
          </table:table-cell>
          <table:table-cell table:formula="of:=[.C87]/([.D87]-[.D86])" office:value-type="float" office:value="77767.1264148991" calcext:value-type="float">
            <text:p>77767.1264148991</text:p>
          </table:table-cell>
          <table:table-cell/>
          <table:table-cell office:value-type="float" office:value="1442890781.21563" calcext:value-type="float">
            <text:p>1442890781.21563</text:p>
          </table:table-cell>
          <table:table-cell table:formula="of:=[.G87]-[.$B87]" office:value-type="float" office:value="0.226734399795532" calcext:value-type="float">
            <text:p>0.2267343998</text:p>
          </table:table-cell>
          <table:table-cell/>
          <table:table-cell office:value-type="float" office:value="1442890781.22317" calcext:value-type="float">
            <text:p>1442890781.22317</text:p>
          </table:table-cell>
          <table:table-cell table:formula="of:=[.J87]-[.$B87]" office:value-type="float" office:value="0.234278678894043" calcext:value-type="float">
            <text:p>0.234278678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90781.00037" calcext:value-type="float">
            <text:p>1442890781.00037</text:p>
          </table:table-cell>
          <table:table-cell office:value-type="float" office:value="896" calcext:value-type="float">
            <text:p>896</text:p>
          </table:table-cell>
          <table:table-cell table:formula="of:=[.B88]-[.B$2]" office:value-type="float" office:value="12.5542221069336" calcext:value-type="float">
            <text:p>12.5542221069</text:p>
          </table:table-cell>
          <table:table-cell table:formula="of:=[.C88]/([.D88]-[.D87])" office:value-type="float" office:value="78087.0692958215" calcext:value-type="float">
            <text:p>78087.0692958215</text:p>
          </table:table-cell>
          <table:table-cell/>
          <table:table-cell office:value-type="float" office:value="1442890781.21567" calcext:value-type="float">
            <text:p>1442890781.21567</text:p>
          </table:table-cell>
          <table:table-cell table:formula="of:=[.G88]-[.$B88]" office:value-type="float" office:value="0.215303182601929" calcext:value-type="float">
            <text:p>0.2153031826</text:p>
          </table:table-cell>
          <table:table-cell/>
          <table:table-cell office:value-type="float" office:value="1442890781.22694" calcext:value-type="float">
            <text:p>1442890781.22694</text:p>
          </table:table-cell>
          <table:table-cell table:formula="of:=[.J88]-[.$B88]" office:value-type="float" office:value="0.226575374603271" calcext:value-type="float">
            <text:p>0.226575374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90781.01229" calcext:value-type="float">
            <text:p>1442890781.01229</text:p>
          </table:table-cell>
          <table:table-cell office:value-type="float" office:value="896" calcext:value-type="float">
            <text:p>896</text:p>
          </table:table-cell>
          <table:table-cell table:formula="of:=[.B89]-[.B$2]" office:value-type="float" office:value="12.5661449432373" calcext:value-type="float">
            <text:p>12.5661449432</text:p>
          </table:table-cell>
          <table:table-cell table:formula="of:=[.C89]/([.D89]-[.D88])" office:value-type="float" office:value="75149.9036954087" calcext:value-type="float">
            <text:p>75149.9036954087</text:p>
          </table:table-cell>
          <table:table-cell/>
          <table:table-cell office:value-type="float" office:value="1442890781.21571" calcext:value-type="float">
            <text:p>1442890781.21571</text:p>
          </table:table-cell>
          <table:table-cell table:formula="of:=[.G89]-[.$B89]" office:value-type="float" office:value="0.203422784805298" calcext:value-type="float">
            <text:p>0.2034227848</text:p>
          </table:table-cell>
          <table:table-cell/>
          <table:table-cell office:value-type="float" office:value="1442890781.23071" calcext:value-type="float">
            <text:p>1442890781.23071</text:p>
          </table:table-cell>
          <table:table-cell table:formula="of:=[.J89]-[.$B89]" office:value-type="float" office:value="0.218421697616577" calcext:value-type="float">
            <text:p>0.218421697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90781.02392" calcext:value-type="float">
            <text:p>1442890781.02392</text:p>
          </table:table-cell>
          <table:table-cell office:value-type="float" office:value="896" calcext:value-type="float">
            <text:p>896</text:p>
          </table:table-cell>
          <table:table-cell table:formula="of:=[.B90]-[.B$2]" office:value-type="float" office:value="12.5777752399445" calcext:value-type="float">
            <text:p>12.5777752399</text:p>
          </table:table-cell>
          <table:table-cell table:formula="of:=[.C90]/([.D90]-[.D89])" office:value-type="float" office:value="77040.166950247" calcext:value-type="float">
            <text:p>77040.166950247</text:p>
          </table:table-cell>
          <table:table-cell/>
          <table:table-cell office:value-type="float" office:value="1442890781.36246" calcext:value-type="float">
            <text:p>1442890781.36246</text:p>
          </table:table-cell>
          <table:table-cell table:formula="of:=[.G90]-[.$B90]" office:value-type="float" office:value="0.338540077209473" calcext:value-type="float">
            <text:p>0.3385400772</text:p>
          </table:table-cell>
          <table:table-cell/>
          <table:table-cell office:value-type="float" office:value="1442890781.36262" calcext:value-type="float">
            <text:p>1442890781.36262</text:p>
          </table:table-cell>
          <table:table-cell table:formula="of:=[.J90]-[.$B90]" office:value-type="float" office:value="0.338699340820312" calcext:value-type="float">
            <text:p>0.338699340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90781.03552" calcext:value-type="float">
            <text:p>1442890781.03552</text:p>
          </table:table-cell>
          <table:table-cell office:value-type="float" office:value="896" calcext:value-type="float">
            <text:p>896</text:p>
          </table:table-cell>
          <table:table-cell table:formula="of:=[.B91]-[.B$2]" office:value-type="float" office:value="12.5893726348877" calcext:value-type="float">
            <text:p>12.5893726349</text:p>
          </table:table-cell>
          <table:table-cell table:formula="of:=[.C91]/([.D91]-[.D90])" office:value-type="float" office:value="77258.7296013815" calcext:value-type="float">
            <text:p>77258.7296013815</text:p>
          </table:table-cell>
          <table:table-cell/>
          <table:table-cell office:value-type="float" office:value="1442890781.36257" calcext:value-type="float">
            <text:p>1442890781.36257</text:p>
          </table:table-cell>
          <table:table-cell table:formula="of:=[.G91]-[.$B91]" office:value-type="float" office:value="0.32705545425415" calcext:value-type="float">
            <text:p>0.3270554543</text:p>
          </table:table-cell>
          <table:table-cell/>
          <table:table-cell office:value-type="float" office:value="1442890781.36638" calcext:value-type="float">
            <text:p>1442890781.36638</text:p>
          </table:table-cell>
          <table:table-cell table:formula="of:=[.J91]-[.$B91]" office:value-type="float" office:value="0.330867052078247" calcext:value-type="float">
            <text:p>0.330867052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90781.04716" calcext:value-type="float">
            <text:p>1442890781.04716</text:p>
          </table:table-cell>
          <table:table-cell office:value-type="float" office:value="896" calcext:value-type="float">
            <text:p>896</text:p>
          </table:table-cell>
          <table:table-cell table:formula="of:=[.B92]-[.B$2]" office:value-type="float" office:value="12.6010134220123" calcext:value-type="float">
            <text:p>12.601013422</text:p>
          </table:table-cell>
          <table:table-cell table:formula="of:=[.C92]/([.D92]-[.D91])" office:value-type="float" office:value="76970.7400716846" calcext:value-type="float">
            <text:p>76970.7400716846</text:p>
          </table:table-cell>
          <table:table-cell/>
          <table:table-cell office:value-type="float" office:value="1442890781.3626" calcext:value-type="float">
            <text:p>1442890781.3626</text:p>
          </table:table-cell>
          <table:table-cell table:formula="of:=[.G92]-[.$B92]" office:value-type="float" office:value="0.31544017791748" calcext:value-type="float">
            <text:p>0.3154401779</text:p>
          </table:table-cell>
          <table:table-cell/>
          <table:table-cell office:value-type="float" office:value="1442890781.37014" calcext:value-type="float">
            <text:p>1442890781.37014</text:p>
          </table:table-cell>
          <table:table-cell table:formula="of:=[.J92]-[.$B92]" office:value-type="float" office:value="0.322977066040039" calcext:value-type="float">
            <text:p>0.32297706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90781.05873" calcext:value-type="float">
            <text:p>1442890781.05873</text:p>
          </table:table-cell>
          <table:table-cell office:value-type="float" office:value="896" calcext:value-type="float">
            <text:p>896</text:p>
          </table:table-cell>
          <table:table-cell table:formula="of:=[.B93]-[.B$2]" office:value-type="float" office:value="12.6125874519348" calcext:value-type="float">
            <text:p>12.6125874519</text:p>
          </table:table-cell>
          <table:table-cell table:formula="of:=[.C93]/([.D93]-[.D92])" office:value-type="float" office:value="77414.6953136265" calcext:value-type="float">
            <text:p>77414.6953136265</text:p>
          </table:table-cell>
          <table:table-cell/>
          <table:table-cell office:value-type="float" office:value="1442890781.36268" calcext:value-type="float">
            <text:p>1442890781.36268</text:p>
          </table:table-cell>
          <table:table-cell table:formula="of:=[.G93]-[.$B93]" office:value-type="float" office:value="0.303948402404785" calcext:value-type="float">
            <text:p>0.3039484024</text:p>
          </table:table-cell>
          <table:table-cell/>
          <table:table-cell office:value-type="float" office:value="1442890781.37388" calcext:value-type="float">
            <text:p>1442890781.37388</text:p>
          </table:table-cell>
          <table:table-cell table:formula="of:=[.J93]-[.$B93]" office:value-type="float" office:value="0.315145969390869" calcext:value-type="float">
            <text:p>0.315145969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90781.0703" calcext:value-type="float">
            <text:p>1442890781.0703</text:p>
          </table:table-cell>
          <table:table-cell office:value-type="float" office:value="896" calcext:value-type="float">
            <text:p>896</text:p>
          </table:table-cell>
          <table:table-cell table:formula="of:=[.B94]-[.B$2]" office:value-type="float" office:value="12.6241509914398" calcext:value-type="float">
            <text:p>12.6241509914</text:p>
          </table:table-cell>
          <table:table-cell table:formula="of:=[.C94]/([.D94]-[.D93])" office:value-type="float" office:value="77484.9257541082" calcext:value-type="float">
            <text:p>77484.9257541082</text:p>
          </table:table-cell>
          <table:table-cell/>
          <table:table-cell office:value-type="float" office:value="1442890781.3627" calcext:value-type="float">
            <text:p>1442890781.3627</text:p>
          </table:table-cell>
          <table:table-cell table:formula="of:=[.G94]-[.$B94]" office:value-type="float" office:value="0.292403697967529" calcext:value-type="float">
            <text:p>0.292403698</text:p>
          </table:table-cell>
          <table:table-cell/>
          <table:table-cell office:value-type="float" office:value="1442890781.37763" calcext:value-type="float">
            <text:p>1442890781.37763</text:p>
          </table:table-cell>
          <table:table-cell table:formula="of:=[.J94]-[.$B94]" office:value-type="float" office:value="0.307335376739502" calcext:value-type="float">
            <text:p>0.307335376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90781.08197" calcext:value-type="float">
            <text:p>1442890781.08197</text:p>
          </table:table-cell>
          <table:table-cell office:value-type="float" office:value="896" calcext:value-type="float">
            <text:p>896</text:p>
          </table:table-cell>
          <table:table-cell table:formula="of:=[.B95]-[.B$2]" office:value-type="float" office:value="12.6358270645142" calcext:value-type="float">
            <text:p>12.6358270645</text:p>
          </table:table-cell>
          <table:table-cell table:formula="of:=[.C95]/([.D95]-[.D94])" office:value-type="float" office:value="76738.1288465073" calcext:value-type="float">
            <text:p>76738.1288465073</text:p>
          </table:table-cell>
          <table:table-cell/>
          <table:table-cell office:value-type="float" office:value="1442890781.36272" calcext:value-type="float">
            <text:p>1442890781.36272</text:p>
          </table:table-cell>
          <table:table-cell table:formula="of:=[.G95]-[.$B95]" office:value-type="float" office:value="0.280744552612305" calcext:value-type="float">
            <text:p>0.2807445526</text:p>
          </table:table-cell>
          <table:table-cell/>
          <table:table-cell office:value-type="float" office:value="1442890781.38139" calcext:value-type="float">
            <text:p>1442890781.38139</text:p>
          </table:table-cell>
          <table:table-cell table:formula="of:=[.J95]-[.$B95]" office:value-type="float" office:value="0.299420595169067" calcext:value-type="float">
            <text:p>0.299420595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90781.09358" calcext:value-type="float">
            <text:p>1442890781.09358</text:p>
          </table:table-cell>
          <table:table-cell office:value-type="float" office:value="896" calcext:value-type="float">
            <text:p>896</text:p>
          </table:table-cell>
          <table:table-cell table:formula="of:=[.B96]-[.B$2]" office:value-type="float" office:value="12.6474344730377" calcext:value-type="float">
            <text:p>12.647434473</text:p>
          </table:table-cell>
          <table:table-cell table:formula="of:=[.C96]/([.D96]-[.D95])" office:value-type="float" office:value="77192.0793673616" calcext:value-type="float">
            <text:p>77192.0793673616</text:p>
          </table:table-cell>
          <table:table-cell/>
          <table:table-cell office:value-type="float" office:value="1442890781.36273" calcext:value-type="float">
            <text:p>1442890781.36273</text:p>
          </table:table-cell>
          <table:table-cell table:formula="of:=[.G96]-[.$B96]" office:value-type="float" office:value="0.269153356552124" calcext:value-type="float">
            <text:p>0.2691533566</text:p>
          </table:table-cell>
          <table:table-cell/>
          <table:table-cell office:value-type="float" office:value="1442890781.38514" calcext:value-type="float">
            <text:p>1442890781.38514</text:p>
          </table:table-cell>
          <table:table-cell table:formula="of:=[.J96]-[.$B96]" office:value-type="float" office:value="0.291559934616089" calcext:value-type="float">
            <text:p>0.291559934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90781.10528" calcext:value-type="float">
            <text:p>1442890781.10528</text:p>
          </table:table-cell>
          <table:table-cell office:value-type="float" office:value="896" calcext:value-type="float">
            <text:p>896</text:p>
          </table:table-cell>
          <table:table-cell table:formula="of:=[.B97]-[.B$2]" office:value-type="float" office:value="12.6591348648071" calcext:value-type="float">
            <text:p>12.6591348648</text:p>
          </table:table-cell>
          <table:table-cell table:formula="of:=[.C97]/([.D97]-[.D96])" office:value-type="float" office:value="76578.6323790117" calcext:value-type="float">
            <text:p>76578.6323790117</text:p>
          </table:table-cell>
          <table:table-cell/>
          <table:table-cell office:value-type="float" office:value="1442890781.36275" calcext:value-type="float">
            <text:p>1442890781.36275</text:p>
          </table:table-cell>
          <table:table-cell table:formula="of:=[.G97]-[.$B97]" office:value-type="float" office:value="0.257469177246094" calcext:value-type="float">
            <text:p>0.2574691772</text:p>
          </table:table-cell>
          <table:table-cell/>
          <table:table-cell office:value-type="float" office:value="1442890781.38888" calcext:value-type="float">
            <text:p>1442890781.38888</text:p>
          </table:table-cell>
          <table:table-cell table:formula="of:=[.J97]-[.$B97]" office:value-type="float" office:value="0.283597230911255" calcext:value-type="float">
            <text:p>0.283597230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90781.11691" calcext:value-type="float">
            <text:p>1442890781.11691</text:p>
          </table:table-cell>
          <table:table-cell office:value-type="float" office:value="896" calcext:value-type="float">
            <text:p>896</text:p>
          </table:table-cell>
          <table:table-cell table:formula="of:=[.B98]-[.B$2]" office:value-type="float" office:value="12.67076587677" calcext:value-type="float">
            <text:p>12.6707658768</text:p>
          </table:table-cell>
          <table:table-cell table:formula="of:=[.C98]/([.D98]-[.D97])" office:value-type="float" office:value="77035.4293210889" calcext:value-type="float">
            <text:p>77035.4293210889</text:p>
          </table:table-cell>
          <table:table-cell/>
          <table:table-cell office:value-type="float" office:value="1442890781.36276" calcext:value-type="float">
            <text:p>1442890781.36276</text:p>
          </table:table-cell>
          <table:table-cell table:formula="of:=[.G98]-[.$B98]" office:value-type="float" office:value="0.245854139328003" calcext:value-type="float">
            <text:p>0.2458541393</text:p>
          </table:table-cell>
          <table:table-cell/>
          <table:table-cell office:value-type="float" office:value="1442890781.39264" calcext:value-type="float">
            <text:p>1442890781.39264</text:p>
          </table:table-cell>
          <table:table-cell table:formula="of:=[.J98]-[.$B98]" office:value-type="float" office:value="0.275726318359375" calcext:value-type="float">
            <text:p>0.275726318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90781.12858" calcext:value-type="float">
            <text:p>1442890781.12858</text:p>
          </table:table-cell>
          <table:table-cell office:value-type="float" office:value="896" calcext:value-type="float">
            <text:p>896</text:p>
          </table:table-cell>
          <table:table-cell table:formula="of:=[.B99]-[.B$2]" office:value-type="float" office:value="12.6824326515198" calcext:value-type="float">
            <text:p>12.6824326515</text:p>
          </table:table-cell>
          <table:table-cell table:formula="of:=[.C99]/([.D99]-[.D98])" office:value-type="float" office:value="76799.2885110557" calcext:value-type="float">
            <text:p>76799.2885110557</text:p>
          </table:table-cell>
          <table:table-cell/>
          <table:table-cell office:value-type="float" office:value="1442890781.36278" calcext:value-type="float">
            <text:p>1442890781.36278</text:p>
          </table:table-cell>
          <table:table-cell table:formula="of:=[.G99]-[.$B99]" office:value-type="float" office:value="0.234203815460205" calcext:value-type="float">
            <text:p>0.2342038155</text:p>
          </table:table-cell>
          <table:table-cell/>
          <table:table-cell office:value-type="float" office:value="1442890781.3964" calcext:value-type="float">
            <text:p>1442890781.3964</text:p>
          </table:table-cell>
          <table:table-cell table:formula="of:=[.J99]-[.$B99]" office:value-type="float" office:value="0.267819166183472" calcext:value-type="float">
            <text:p>0.267819166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90781.14026" calcext:value-type="float">
            <text:p>1442890781.14026</text:p>
          </table:table-cell>
          <table:table-cell office:value-type="float" office:value="896" calcext:value-type="float">
            <text:p>896</text:p>
          </table:table-cell>
          <table:table-cell table:formula="of:=[.B100]-[.B$2]" office:value-type="float" office:value="12.6941108703613" calcext:value-type="float">
            <text:p>12.6941108704</text:p>
          </table:table-cell>
          <table:table-cell table:formula="of:=[.C100]/([.D100]-[.D99])" office:value-type="float" office:value="76724.0289085787" calcext:value-type="float">
            <text:p>76724.0289085787</text:p>
          </table:table-cell>
          <table:table-cell/>
          <table:table-cell office:value-type="float" office:value="1442890781.3628" calcext:value-type="float">
            <text:p>1442890781.3628</text:p>
          </table:table-cell>
          <table:table-cell table:formula="of:=[.G100]-[.$B100]" office:value-type="float" office:value="0.22254204750061" calcext:value-type="float">
            <text:p>0.2225420475</text:p>
          </table:table-cell>
          <table:table-cell/>
          <table:table-cell office:value-type="float" office:value="1442890781.40016" calcext:value-type="float">
            <text:p>1442890781.40016</text:p>
          </table:table-cell>
          <table:table-cell table:formula="of:=[.J100]-[.$B100]" office:value-type="float" office:value="0.259909391403198" calcext:value-type="float">
            <text:p>0.259909391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90781.15193" calcext:value-type="float">
            <text:p>1442890781.15193</text:p>
          </table:table-cell>
          <table:table-cell office:value-type="float" office:value="896" calcext:value-type="float">
            <text:p>896</text:p>
          </table:table-cell>
          <table:table-cell table:formula="of:=[.B101]-[.B$2]" office:value-type="float" office:value="12.7057831287384" calcext:value-type="float">
            <text:p>12.7057831287</text:p>
          </table:table-cell>
          <table:table-cell table:formula="of:=[.C101]/([.D101]-[.D100])" office:value-type="float" office:value="76763.208203117" calcext:value-type="float">
            <text:p>76763.208203117</text:p>
          </table:table-cell>
          <table:table-cell/>
          <table:table-cell office:value-type="float" office:value="1442890781.36282" calcext:value-type="float">
            <text:p>1442890781.36282</text:p>
          </table:table-cell>
          <table:table-cell table:formula="of:=[.G101]-[.$B101]" office:value-type="float" office:value="0.210887432098389" calcext:value-type="float">
            <text:p>0.2108874321</text:p>
          </table:table-cell>
          <table:table-cell/>
          <table:table-cell office:value-type="float" office:value="1442890781.40392" calcext:value-type="float">
            <text:p>1442890781.40392</text:p>
          </table:table-cell>
          <table:table-cell table:formula="of:=[.J101]-[.$B101]" office:value-type="float" office:value="0.251990556716919" calcext:value-type="float">
            <text:p>0.25199055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90781.16353" calcext:value-type="float">
            <text:p>1442890781.16353</text:p>
          </table:table-cell>
          <table:table-cell office:value-type="float" office:value="896" calcext:value-type="float">
            <text:p>896</text:p>
          </table:table-cell>
          <table:table-cell table:formula="of:=[.B102]-[.B$2]" office:value-type="float" office:value="12.7173855304718" calcext:value-type="float">
            <text:p>12.7173855305</text:p>
          </table:table-cell>
          <table:table-cell table:formula="of:=[.C102]/([.D102]-[.D101])" office:value-type="float" office:value="77225.3901035673" calcext:value-type="float">
            <text:p>77225.3901035673</text:p>
          </table:table-cell>
          <table:table-cell/>
          <table:table-cell office:value-type="float" office:value="1442890781.41633" calcext:value-type="float">
            <text:p>1442890781.41633</text:p>
          </table:table-cell>
          <table:table-cell table:formula="of:=[.G102]-[.$B102]" office:value-type="float" office:value="0.252801179885864" calcext:value-type="float">
            <text:p>0.2528011799</text:p>
          </table:table-cell>
          <table:table-cell/>
          <table:table-cell office:value-type="float" office:value="1442890781.41663" calcext:value-type="float">
            <text:p>1442890781.41663</text:p>
          </table:table-cell>
          <table:table-cell table:formula="of:=[.J102]-[.$B102]" office:value-type="float" office:value="0.253094911575317" calcext:value-type="float">
            <text:p>0.253094911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90781.17523" calcext:value-type="float">
            <text:p>1442890781.17523</text:p>
          </table:table-cell>
          <table:table-cell office:value-type="float" office:value="896" calcext:value-type="float">
            <text:p>896</text:p>
          </table:table-cell>
          <table:table-cell table:formula="of:=[.B103]-[.B$2]" office:value-type="float" office:value="12.7290813922882" calcext:value-type="float">
            <text:p>12.7290813923</text:p>
          </table:table-cell>
          <table:table-cell table:formula="of:=[.C103]/([.D103]-[.D102])" office:value-type="float" office:value="76608.2922374429" calcext:value-type="float">
            <text:p>76608.2922374429</text:p>
          </table:table-cell>
          <table:table-cell/>
          <table:table-cell office:value-type="float" office:value="1442890781.41641" calcext:value-type="float">
            <text:p>1442890781.41641</text:p>
          </table:table-cell>
          <table:table-cell table:formula="of:=[.G103]-[.$B103]" office:value-type="float" office:value="0.241185903549194" calcext:value-type="float">
            <text:p>0.2411859035</text:p>
          </table:table-cell>
          <table:table-cell/>
          <table:table-cell office:value-type="float" office:value="1442890781.4204" calcext:value-type="float">
            <text:p>1442890781.4204</text:p>
          </table:table-cell>
          <table:table-cell table:formula="of:=[.J103]-[.$B103]" office:value-type="float" office:value="0.245174646377563" calcext:value-type="float">
            <text:p>0.245174646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90781.18689" calcext:value-type="float">
            <text:p>1442890781.18689</text:p>
          </table:table-cell>
          <table:table-cell office:value-type="float" office:value="896" calcext:value-type="float">
            <text:p>896</text:p>
          </table:table-cell>
          <table:table-cell table:formula="of:=[.B104]-[.B$2]" office:value-type="float" office:value="12.7407419681549" calcext:value-type="float">
            <text:p>12.7407419682</text:p>
          </table:table-cell>
          <table:table-cell table:formula="of:=[.C104]/([.D104]-[.D103])" office:value-type="float" office:value="76840.1158092746" calcext:value-type="float">
            <text:p>76840.1158092746</text:p>
          </table:table-cell>
          <table:table-cell/>
          <table:table-cell office:value-type="float" office:value="1442890781.41647" calcext:value-type="float">
            <text:p>1442890781.41647</text:p>
          </table:table-cell>
          <table:table-cell table:formula="of:=[.G104]-[.$B104]" office:value-type="float" office:value="0.22958517074585" calcext:value-type="float">
            <text:p>0.2295851707</text:p>
          </table:table-cell>
          <table:table-cell/>
          <table:table-cell office:value-type="float" office:value="1442890781.42413" calcext:value-type="float">
            <text:p>1442890781.42413</text:p>
          </table:table-cell>
          <table:table-cell table:formula="of:=[.J104]-[.$B104]" office:value-type="float" office:value="0.237247467041016" calcext:value-type="float">
            <text:p>0.23724746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90781.19851" calcext:value-type="float">
            <text:p>1442890781.19851</text:p>
          </table:table-cell>
          <table:table-cell office:value-type="float" office:value="896" calcext:value-type="float">
            <text:p>896</text:p>
          </table:table-cell>
          <table:table-cell table:formula="of:=[.B105]-[.B$2]" office:value-type="float" office:value="12.7523698806763" calcext:value-type="float">
            <text:p>12.7523698807</text:p>
          </table:table-cell>
          <table:table-cell table:formula="of:=[.C105]/([.D105]-[.D104])" office:value-type="float" office:value="77055.9632568535" calcext:value-type="float">
            <text:p>77055.9632568535</text:p>
          </table:table-cell>
          <table:table-cell/>
          <table:table-cell office:value-type="float" office:value="1442890781.41662" calcext:value-type="float">
            <text:p>1442890781.41662</text:p>
          </table:table-cell>
          <table:table-cell table:formula="of:=[.G105]-[.$B105]" office:value-type="float" office:value="0.218103408813477" calcext:value-type="float">
            <text:p>0.2181034088</text:p>
          </table:table-cell>
          <table:table-cell/>
          <table:table-cell office:value-type="float" office:value="1442890781.42791" calcext:value-type="float">
            <text:p>1442890781.42791</text:p>
          </table:table-cell>
          <table:table-cell table:formula="of:=[.J105]-[.$B105]" office:value-type="float" office:value="0.229391813278198" calcext:value-type="float">
            <text:p>0.229391813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90781.20991" calcext:value-type="float">
            <text:p>1442890781.20991</text:p>
          </table:table-cell>
          <table:table-cell office:value-type="float" office:value="896" calcext:value-type="float">
            <text:p>896</text:p>
          </table:table-cell>
          <table:table-cell table:formula="of:=[.B106]-[.B$2]" office:value-type="float" office:value="12.7637617588043" calcext:value-type="float">
            <text:p>12.7637617588</text:p>
          </table:table-cell>
          <table:table-cell table:formula="of:=[.C106]/([.D106]-[.D105])" office:value-type="float" office:value="78652.5268202842" calcext:value-type="float">
            <text:p>78652.5268202842</text:p>
          </table:table-cell>
          <table:table-cell/>
          <table:table-cell office:value-type="float" office:value="1442890781.41667" calcext:value-type="float">
            <text:p>1442890781.41667</text:p>
          </table:table-cell>
          <table:table-cell table:formula="of:=[.G106]-[.$B106]" office:value-type="float" office:value="0.206758737564087" calcext:value-type="float">
            <text:p>0.2067587376</text:p>
          </table:table-cell>
          <table:table-cell/>
          <table:table-cell office:value-type="float" office:value="1442890781.43168" calcext:value-type="float">
            <text:p>1442890781.43168</text:p>
          </table:table-cell>
          <table:table-cell table:formula="of:=[.J106]-[.$B106]" office:value-type="float" office:value="0.22177243232727" calcext:value-type="float">
            <text:p>0.221772432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90781.22135" calcext:value-type="float">
            <text:p>1442890781.22135</text:p>
          </table:table-cell>
          <table:table-cell office:value-type="float" office:value="896" calcext:value-type="float">
            <text:p>896</text:p>
          </table:table-cell>
          <table:table-cell table:formula="of:=[.B107]-[.B$2]" office:value-type="float" office:value="12.7752077579498" calcext:value-type="float">
            <text:p>12.7752077579</text:p>
          </table:table-cell>
          <table:table-cell table:formula="of:=[.C107]/([.D107]-[.D106])" office:value-type="float" office:value="78280.6278953508" calcext:value-type="float">
            <text:p>78280.6278953508</text:p>
          </table:table-cell>
          <table:table-cell/>
          <table:table-cell office:value-type="float" office:value="1442890781.55737" calcext:value-type="float">
            <text:p>1442890781.55737</text:p>
          </table:table-cell>
          <table:table-cell table:formula="of:=[.G107]-[.$B107]" office:value-type="float" office:value="0.336015462875366" calcext:value-type="float">
            <text:p>0.3360154629</text:p>
          </table:table-cell>
          <table:table-cell/>
          <table:table-cell office:value-type="float" office:value="1442890781.55768" calcext:value-type="float">
            <text:p>1442890781.55768</text:p>
          </table:table-cell>
          <table:table-cell table:formula="of:=[.J107]-[.$B107]" office:value-type="float" office:value="0.336332559585571" calcext:value-type="float">
            <text:p>0.336332559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90781.23276" calcext:value-type="float">
            <text:p>1442890781.23276</text:p>
          </table:table-cell>
          <table:table-cell office:value-type="float" office:value="896" calcext:value-type="float">
            <text:p>896</text:p>
          </table:table-cell>
          <table:table-cell table:formula="of:=[.B108]-[.B$2]" office:value-type="float" office:value="12.7866163253784" calcext:value-type="float">
            <text:p>12.7866163254</text:p>
          </table:table-cell>
          <table:table-cell table:formula="of:=[.C108]/([.D108]-[.D107])" office:value-type="float" office:value="78537.4680570939" calcext:value-type="float">
            <text:p>78537.4680570939</text:p>
          </table:table-cell>
          <table:table-cell/>
          <table:table-cell office:value-type="float" office:value="1442890781.55744" calcext:value-type="float">
            <text:p>1442890781.55744</text:p>
          </table:table-cell>
          <table:table-cell table:formula="of:=[.G108]-[.$B108]" office:value-type="float" office:value="0.324674367904663" calcext:value-type="float">
            <text:p>0.3246743679</text:p>
          </table:table-cell>
          <table:table-cell/>
          <table:table-cell office:value-type="float" office:value="1442890781.56146" calcext:value-type="float">
            <text:p>1442890781.56146</text:p>
          </table:table-cell>
          <table:table-cell table:formula="of:=[.J108]-[.$B108]" office:value-type="float" office:value="0.328698873519897" calcext:value-type="float">
            <text:p>0.328698873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90781.24419" calcext:value-type="float">
            <text:p>1442890781.24419</text:p>
          </table:table-cell>
          <table:table-cell office:value-type="float" office:value="896" calcext:value-type="float">
            <text:p>896</text:p>
          </table:table-cell>
          <table:table-cell table:formula="of:=[.B109]-[.B$2]" office:value-type="float" office:value="12.7980477809906" calcext:value-type="float">
            <text:p>12.798047781</text:p>
          </table:table-cell>
          <table:table-cell table:formula="of:=[.C109]/([.D109]-[.D108])" office:value-type="float" office:value="78380.2194923562" calcext:value-type="float">
            <text:p>78380.2194923562</text:p>
          </table:table-cell>
          <table:table-cell/>
          <table:table-cell office:value-type="float" office:value="1442890781.55746" calcext:value-type="float">
            <text:p>1442890781.55746</text:p>
          </table:table-cell>
          <table:table-cell table:formula="of:=[.G109]-[.$B109]" office:value-type="float" office:value="0.31326699256897" calcext:value-type="float">
            <text:p>0.3132669926</text:p>
          </table:table-cell>
          <table:table-cell/>
          <table:table-cell office:value-type="float" office:value="1442890781.56523" calcext:value-type="float">
            <text:p>1442890781.56523</text:p>
          </table:table-cell>
          <table:table-cell table:formula="of:=[.J109]-[.$B109]" office:value-type="float" office:value="0.32103443145752" calcext:value-type="float">
            <text:p>0.32103443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90781.25565" calcext:value-type="float">
            <text:p>1442890781.25565</text:p>
          </table:table-cell>
          <table:table-cell office:value-type="float" office:value="896" calcext:value-type="float">
            <text:p>896</text:p>
          </table:table-cell>
          <table:table-cell table:formula="of:=[.B110]-[.B$2]" office:value-type="float" office:value="12.8095042705536" calcext:value-type="float">
            <text:p>12.8095042706</text:p>
          </table:table-cell>
          <table:table-cell table:formula="of:=[.C110]/([.D110]-[.D109])" office:value-type="float" office:value="78208.9483060018" calcext:value-type="float">
            <text:p>78208.9483060018</text:p>
          </table:table-cell>
          <table:table-cell/>
          <table:table-cell office:value-type="float" office:value="1442890781.55748" calcext:value-type="float">
            <text:p>1442890781.55748</text:p>
          </table:table-cell>
          <table:table-cell table:formula="of:=[.G110]-[.$B110]" office:value-type="float" office:value="0.301833868026733" calcext:value-type="float">
            <text:p>0.301833868</text:p>
          </table:table-cell>
          <table:table-cell/>
          <table:table-cell office:value-type="float" office:value="1442890781.56898" calcext:value-type="float">
            <text:p>1442890781.56898</text:p>
          </table:table-cell>
          <table:table-cell table:formula="of:=[.J110]-[.$B110]" office:value-type="float" office:value="0.313335657119751" calcext:value-type="float">
            <text:p>0.313335657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90781.26702" calcext:value-type="float">
            <text:p>1442890781.26702</text:p>
          </table:table-cell>
          <table:table-cell office:value-type="float" office:value="896" calcext:value-type="float">
            <text:p>896</text:p>
          </table:table-cell>
          <table:table-cell table:formula="of:=[.B111]-[.B$2]" office:value-type="float" office:value="12.8208801746368" calcext:value-type="float">
            <text:p>12.8208801746</text:p>
          </table:table-cell>
          <table:table-cell table:formula="of:=[.C111]/([.D111]-[.D110])" office:value-type="float" office:value="78762.9707004234" calcext:value-type="float">
            <text:p>78762.9707004234</text:p>
          </table:table-cell>
          <table:table-cell/>
          <table:table-cell office:value-type="float" office:value="1442890781.5575" calcext:value-type="float">
            <text:p>1442890781.5575</text:p>
          </table:table-cell>
          <table:table-cell table:formula="of:=[.G111]-[.$B111]" office:value-type="float" office:value="0.290479421615601" calcext:value-type="float">
            <text:p>0.2904794216</text:p>
          </table:table-cell>
          <table:table-cell/>
          <table:table-cell office:value-type="float" office:value="1442890781.57273" calcext:value-type="float">
            <text:p>1442890781.57273</text:p>
          </table:table-cell>
          <table:table-cell table:formula="of:=[.J111]-[.$B111]" office:value-type="float" office:value="0.30570650100708" calcext:value-type="float">
            <text:p>0.30570650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90781.27835" calcext:value-type="float">
            <text:p>1442890781.27835</text:p>
          </table:table-cell>
          <table:table-cell office:value-type="float" office:value="896" calcext:value-type="float">
            <text:p>896</text:p>
          </table:table-cell>
          <table:table-cell table:formula="of:=[.B112]-[.B$2]" office:value-type="float" office:value="12.8322067260742" calcext:value-type="float">
            <text:p>12.8322067261</text:p>
          </table:table-cell>
          <table:table-cell table:formula="of:=[.C112]/([.D112]-[.D111])" office:value-type="float" office:value="79106.1608605048" calcext:value-type="float">
            <text:p>79106.1608605048</text:p>
          </table:table-cell>
          <table:table-cell/>
          <table:table-cell office:value-type="float" office:value="1442890781.55753" calcext:value-type="float">
            <text:p>1442890781.55753</text:p>
          </table:table-cell>
          <table:table-cell table:formula="of:=[.G112]-[.$B112]" office:value-type="float" office:value="0.279174566268921" calcext:value-type="float">
            <text:p>0.2791745663</text:p>
          </table:table-cell>
          <table:table-cell/>
          <table:table-cell office:value-type="float" office:value="1442890781.57654" calcext:value-type="float">
            <text:p>1442890781.57654</text:p>
          </table:table-cell>
          <table:table-cell table:formula="of:=[.J112]-[.$B112]" office:value-type="float" office:value="0.298189640045166" calcext:value-type="float">
            <text:p>0.2981896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90781.28987" calcext:value-type="float">
            <text:p>1442890781.28987</text:p>
          </table:table-cell>
          <table:table-cell office:value-type="float" office:value="896" calcext:value-type="float">
            <text:p>896</text:p>
          </table:table-cell>
          <table:table-cell table:formula="of:=[.B113]-[.B$2]" office:value-type="float" office:value="12.8437247276306" calcext:value-type="float">
            <text:p>12.8437247276</text:p>
          </table:table-cell>
          <table:table-cell table:formula="of:=[.C113]/([.D113]-[.D112])" office:value-type="float" office:value="77791.2726971642" calcext:value-type="float">
            <text:p>77791.2726971642</text:p>
          </table:table-cell>
          <table:table-cell/>
          <table:table-cell office:value-type="float" office:value="1442890781.55755" calcext:value-type="float">
            <text:p>1442890781.55755</text:p>
          </table:table-cell>
          <table:table-cell table:formula="of:=[.G113]-[.$B113]" office:value-type="float" office:value="0.267678260803223" calcext:value-type="float">
            <text:p>0.2676782608</text:p>
          </table:table-cell>
          <table:table-cell/>
          <table:table-cell office:value-type="float" office:value="1442890781.58032" calcext:value-type="float">
            <text:p>1442890781.58032</text:p>
          </table:table-cell>
          <table:table-cell table:formula="of:=[.J113]-[.$B113]" office:value-type="float" office:value="0.290454864501953" calcext:value-type="float">
            <text:p>0.290454864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90781.30128" calcext:value-type="float">
            <text:p>1442890781.30128</text:p>
          </table:table-cell>
          <table:table-cell office:value-type="float" office:value="896" calcext:value-type="float">
            <text:p>896</text:p>
          </table:table-cell>
          <table:table-cell table:formula="of:=[.B114]-[.B$2]" office:value-type="float" office:value="12.855140209198" calcext:value-type="float">
            <text:p>12.8551402092</text:p>
          </table:table-cell>
          <table:table-cell table:formula="of:=[.C114]/([.D114]-[.D113])" office:value-type="float" office:value="78489.8994152047" calcext:value-type="float">
            <text:p>78489.8994152047</text:p>
          </table:table-cell>
          <table:table-cell/>
          <table:table-cell office:value-type="float" office:value="1442890781.55757" calcext:value-type="float">
            <text:p>1442890781.55757</text:p>
          </table:table-cell>
          <table:table-cell table:formula="of:=[.G114]-[.$B114]" office:value-type="float" office:value="0.256284236907959" calcext:value-type="float">
            <text:p>0.2562842369</text:p>
          </table:table-cell>
          <table:table-cell/>
          <table:table-cell office:value-type="float" office:value="1442890781.58409" calcext:value-type="float">
            <text:p>1442890781.58409</text:p>
          </table:table-cell>
          <table:table-cell table:formula="of:=[.J114]-[.$B114]" office:value-type="float" office:value="0.282805204391479" calcext:value-type="float">
            <text:p>0.282805204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90781.31266" calcext:value-type="float">
            <text:p>1442890781.31266</text:p>
          </table:table-cell>
          <table:table-cell office:value-type="float" office:value="896" calcext:value-type="float">
            <text:p>896</text:p>
          </table:table-cell>
          <table:table-cell table:formula="of:=[.B115]-[.B$2]" office:value-type="float" office:value="12.8665149211884" calcext:value-type="float">
            <text:p>12.8665149212</text:p>
          </table:table-cell>
          <table:table-cell table:formula="of:=[.C115]/([.D115]-[.D114])" office:value-type="float" office:value="78771.2252195603" calcext:value-type="float">
            <text:p>78771.2252195603</text:p>
          </table:table-cell>
          <table:table-cell/>
          <table:table-cell office:value-type="float" office:value="1442890781.55759" calcext:value-type="float">
            <text:p>1442890781.55759</text:p>
          </table:table-cell>
          <table:table-cell table:formula="of:=[.G115]-[.$B115]" office:value-type="float" office:value="0.244930744171143" calcext:value-type="float">
            <text:p>0.2449307442</text:p>
          </table:table-cell>
          <table:table-cell/>
          <table:table-cell office:value-type="float" office:value="1442890781.58783" calcext:value-type="float">
            <text:p>1442890781.58783</text:p>
          </table:table-cell>
          <table:table-cell table:formula="of:=[.J115]-[.$B115]" office:value-type="float" office:value="0.27517032623291" calcext:value-type="float">
            <text:p>0.275170326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90781.32402" calcext:value-type="float">
            <text:p>1442890781.32402</text:p>
          </table:table-cell>
          <table:table-cell office:value-type="float" office:value="896" calcext:value-type="float">
            <text:p>896</text:p>
          </table:table-cell>
          <table:table-cell table:formula="of:=[.B116]-[.B$2]" office:value-type="float" office:value="12.8778731822968" calcext:value-type="float">
            <text:p>12.8778731823</text:p>
          </table:table-cell>
          <table:table-cell table:formula="of:=[.C116]/([.D116]-[.D115])" office:value-type="float" office:value="78885.3145256087" calcext:value-type="float">
            <text:p>78885.3145256087</text:p>
          </table:table-cell>
          <table:table-cell/>
          <table:table-cell office:value-type="float" office:value="1442890781.55761" calcext:value-type="float">
            <text:p>1442890781.55761</text:p>
          </table:table-cell>
          <table:table-cell table:formula="of:=[.G116]-[.$B116]" office:value-type="float" office:value="0.233593463897705" calcext:value-type="float">
            <text:p>0.2335934639</text:p>
          </table:table-cell>
          <table:table-cell/>
          <table:table-cell office:value-type="float" office:value="1442890781.59157" calcext:value-type="float">
            <text:p>1442890781.59157</text:p>
          </table:table-cell>
          <table:table-cell table:formula="of:=[.J116]-[.$B116]" office:value-type="float" office:value="0.267556667327881" calcext:value-type="float">
            <text:p>0.267556667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90781.33542" calcext:value-type="float">
            <text:p>1442890781.33542</text:p>
          </table:table-cell>
          <table:table-cell office:value-type="float" office:value="896" calcext:value-type="float">
            <text:p>896</text:p>
          </table:table-cell>
          <table:table-cell table:formula="of:=[.B117]-[.B$2]" office:value-type="float" office:value="12.8892724514008" calcext:value-type="float">
            <text:p>12.8892724514</text:p>
          </table:table-cell>
          <table:table-cell table:formula="of:=[.C117]/([.D117]-[.D116])" office:value-type="float" office:value="78601.5306617586" calcext:value-type="float">
            <text:p>78601.5306617586</text:p>
          </table:table-cell>
          <table:table-cell/>
          <table:table-cell office:value-type="float" office:value="1442890781.55763" calcext:value-type="float">
            <text:p>1442890781.55763</text:p>
          </table:table-cell>
          <table:table-cell table:formula="of:=[.G117]-[.$B117]" office:value-type="float" office:value="0.222215175628662" calcext:value-type="float">
            <text:p>0.2222151756</text:p>
          </table:table-cell>
          <table:table-cell/>
          <table:table-cell office:value-type="float" office:value="1442890781.59534" calcext:value-type="float">
            <text:p>1442890781.59534</text:p>
          </table:table-cell>
          <table:table-cell table:formula="of:=[.J117]-[.$B117]" office:value-type="float" office:value="0.259924411773682" calcext:value-type="float">
            <text:p>0.259924411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90781.34674" calcext:value-type="float">
            <text:p>1442890781.34674</text:p>
          </table:table-cell>
          <table:table-cell office:value-type="float" office:value="896" calcext:value-type="float">
            <text:p>896</text:p>
          </table:table-cell>
          <table:table-cell table:formula="of:=[.B118]-[.B$2]" office:value-type="float" office:value="12.9005925655365" calcext:value-type="float">
            <text:p>12.9005925655</text:p>
          </table:table-cell>
          <table:table-cell table:formula="of:=[.C118]/([.D118]-[.D117])" office:value-type="float" office:value="79151.1454085931" calcext:value-type="float">
            <text:p>79151.1454085931</text:p>
          </table:table-cell>
          <table:table-cell/>
          <table:table-cell office:value-type="float" office:value="1442890781.55765" calcext:value-type="float">
            <text:p>1442890781.55765</text:p>
          </table:table-cell>
          <table:table-cell table:formula="of:=[.G118]-[.$B118]" office:value-type="float" office:value="0.210916519165039" calcext:value-type="float">
            <text:p>0.2109165192</text:p>
          </table:table-cell>
          <table:table-cell/>
          <table:table-cell office:value-type="float" office:value="1442890781.59912" calcext:value-type="float">
            <text:p>1442890781.59912</text:p>
          </table:table-cell>
          <table:table-cell table:formula="of:=[.J118]-[.$B118]" office:value-type="float" office:value="0.252385139465332" calcext:value-type="float">
            <text:p>0.252385139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90781.35818" calcext:value-type="float">
            <text:p>1442890781.35818</text:p>
          </table:table-cell>
          <table:table-cell office:value-type="float" office:value="896" calcext:value-type="float">
            <text:p>896</text:p>
          </table:table-cell>
          <table:table-cell table:formula="of:=[.B119]-[.B$2]" office:value-type="float" office:value="12.9120376110077" calcext:value-type="float">
            <text:p>12.912037611</text:p>
          </table:table-cell>
          <table:table-cell table:formula="of:=[.C119]/([.D119]-[.D118])" office:value-type="float" office:value="78287.1507374385" calcext:value-type="float">
            <text:p>78287.1507374385</text:p>
          </table:table-cell>
          <table:table-cell/>
          <table:table-cell office:value-type="float" office:value="1442890781.61718" calcext:value-type="float">
            <text:p>1442890781.61718</text:p>
          </table:table-cell>
          <table:table-cell table:formula="of:=[.G119]-[.$B119]" office:value-type="float" office:value="0.258993625640869" calcext:value-type="float">
            <text:p>0.2589936256</text:p>
          </table:table-cell>
          <table:table-cell/>
          <table:table-cell office:value-type="float" office:value="1442890781.61738" calcext:value-type="float">
            <text:p>1442890781.61738</text:p>
          </table:table-cell>
          <table:table-cell table:formula="of:=[.J119]-[.$B119]" office:value-type="float" office:value="0.259194850921631" calcext:value-type="float">
            <text:p>0.259194850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90781.36956" calcext:value-type="float">
            <text:p>1442890781.36956</text:p>
          </table:table-cell>
          <table:table-cell office:value-type="float" office:value="896" calcext:value-type="float">
            <text:p>896</text:p>
          </table:table-cell>
          <table:table-cell table:formula="of:=[.B120]-[.B$2]" office:value-type="float" office:value="12.9234142303467" calcext:value-type="float">
            <text:p>12.9234142303</text:p>
          </table:table-cell>
          <table:table-cell table:formula="of:=[.C120]/([.D120]-[.D119])" office:value-type="float" office:value="78758.0188192887" calcext:value-type="float">
            <text:p>78758.0188192887</text:p>
          </table:table-cell>
          <table:table-cell/>
          <table:table-cell office:value-type="float" office:value="1442890781.61724" calcext:value-type="float">
            <text:p>1442890781.61724</text:p>
          </table:table-cell>
          <table:table-cell table:formula="of:=[.G120]-[.$B120]" office:value-type="float" office:value="0.247682571411133" calcext:value-type="float">
            <text:p>0.2476825714</text:p>
          </table:table-cell>
          <table:table-cell/>
          <table:table-cell office:value-type="float" office:value="1442890781.62115" calcext:value-type="float">
            <text:p>1442890781.62115</text:p>
          </table:table-cell>
          <table:table-cell table:formula="of:=[.J120]-[.$B120]" office:value-type="float" office:value="0.251590490341187" calcext:value-type="float">
            <text:p>0.251590490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90781.38095" calcext:value-type="float">
            <text:p>1442890781.38095</text:p>
          </table:table-cell>
          <table:table-cell office:value-type="float" office:value="896" calcext:value-type="float">
            <text:p>896</text:p>
          </table:table-cell>
          <table:table-cell table:formula="of:=[.B121]-[.B$2]" office:value-type="float" office:value="12.9348056316376" calcext:value-type="float">
            <text:p>12.9348056316</text:p>
          </table:table-cell>
          <table:table-cell table:formula="of:=[.C121]/([.D121]-[.D120])" office:value-type="float" office:value="78655.8191674166" calcext:value-type="float">
            <text:p>78655.8191674166</text:p>
          </table:table-cell>
          <table:table-cell/>
          <table:table-cell office:value-type="float" office:value="1442890781.61728" calcext:value-type="float">
            <text:p>1442890781.61728</text:p>
          </table:table-cell>
          <table:table-cell table:formula="of:=[.G121]-[.$B121]" office:value-type="float" office:value="0.236332416534424" calcext:value-type="float">
            <text:p>0.2363324165</text:p>
          </table:table-cell>
          <table:table-cell/>
          <table:table-cell office:value-type="float" office:value="1442890781.62488" calcext:value-type="float">
            <text:p>1442890781.62488</text:p>
          </table:table-cell>
          <table:table-cell table:formula="of:=[.J121]-[.$B121]" office:value-type="float" office:value="0.243930101394653" calcext:value-type="float">
            <text:p>0.243930101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90781.39234" calcext:value-type="float">
            <text:p>1442890781.39234</text:p>
          </table:table-cell>
          <table:table-cell office:value-type="float" office:value="896" calcext:value-type="float">
            <text:p>896</text:p>
          </table:table-cell>
          <table:table-cell table:formula="of:=[.B122]-[.B$2]" office:value-type="float" office:value="12.9461941719055" calcext:value-type="float">
            <text:p>12.9461941719</text:p>
          </table:table-cell>
          <table:table-cell table:formula="of:=[.C122]/([.D122]-[.D121])" office:value-type="float" office:value="78675.579039923" calcext:value-type="float">
            <text:p>78675.579039923</text:p>
          </table:table-cell>
          <table:table-cell/>
          <table:table-cell office:value-type="float" office:value="1442890781.6173" calcext:value-type="float">
            <text:p>1442890781.6173</text:p>
          </table:table-cell>
          <table:table-cell table:formula="of:=[.G122]-[.$B122]" office:value-type="float" office:value="0.224965810775757" calcext:value-type="float">
            <text:p>0.2249658108</text:p>
          </table:table-cell>
          <table:table-cell/>
          <table:table-cell office:value-type="float" office:value="1442890781.62862" calcext:value-type="float">
            <text:p>1442890781.62862</text:p>
          </table:table-cell>
          <table:table-cell table:formula="of:=[.J122]-[.$B122]" office:value-type="float" office:value="0.236285448074341" calcext:value-type="float">
            <text:p>0.236285448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90781.40374" calcext:value-type="float">
            <text:p>1442890781.40374</text:p>
          </table:table-cell>
          <table:table-cell office:value-type="float" office:value="896" calcext:value-type="float">
            <text:p>896</text:p>
          </table:table-cell>
          <table:table-cell table:formula="of:=[.B123]-[.B$2]" office:value-type="float" office:value="12.9575986862183" calcext:value-type="float">
            <text:p>12.9575986862</text:p>
          </table:table-cell>
          <table:table-cell table:formula="of:=[.C123]/([.D123]-[.D122])" office:value-type="float" office:value="78565.3799389555" calcext:value-type="float">
            <text:p>78565.3799389555</text:p>
          </table:table-cell>
          <table:table-cell/>
          <table:table-cell office:value-type="float" office:value="1442890781.61733" calcext:value-type="float">
            <text:p>1442890781.61733</text:p>
          </table:table-cell>
          <table:table-cell table:formula="of:=[.G123]-[.$B123]" office:value-type="float" office:value="0.213582754135132" calcext:value-type="float">
            <text:p>0.2135827541</text:p>
          </table:table-cell>
          <table:table-cell/>
          <table:table-cell office:value-type="float" office:value="1442890781.63239" calcext:value-type="float">
            <text:p>1442890781.63239</text:p>
          </table:table-cell>
          <table:table-cell table:formula="of:=[.J123]-[.$B123]" office:value-type="float" office:value="0.228648900985718" calcext:value-type="float">
            <text:p>0.22864890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90781.41515" calcext:value-type="float">
            <text:p>1442890781.41515</text:p>
          </table:table-cell>
          <table:table-cell office:value-type="float" office:value="896" calcext:value-type="float">
            <text:p>896</text:p>
          </table:table-cell>
          <table:table-cell table:formula="of:=[.B124]-[.B$2]" office:value-type="float" office:value="12.9690062999725" calcext:value-type="float">
            <text:p>12.9690063</text:p>
          </table:table-cell>
          <table:table-cell table:formula="of:=[.C124]/([.D124]-[.D123])" office:value-type="float" office:value="78544.0337743223" calcext:value-type="float">
            <text:p>78544.0337743223</text:p>
          </table:table-cell>
          <table:table-cell/>
          <table:table-cell office:value-type="float" office:value="1442890781.61735" calcext:value-type="float">
            <text:p>1442890781.61735</text:p>
          </table:table-cell>
          <table:table-cell table:formula="of:=[.G124]-[.$B124]" office:value-type="float" office:value="0.202196836471558" calcext:value-type="float">
            <text:p>0.2021968365</text:p>
          </table:table-cell>
          <table:table-cell/>
          <table:table-cell office:value-type="float" office:value="1442890781.63616" calcext:value-type="float">
            <text:p>1442890781.63616</text:p>
          </table:table-cell>
          <table:table-cell table:formula="of:=[.J124]-[.$B124]" office:value-type="float" office:value="0.22101092338562" calcext:value-type="float">
            <text:p>0.221010923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90781.4266" calcext:value-type="float">
            <text:p>1442890781.4266</text:p>
          </table:table-cell>
          <table:table-cell office:value-type="float" office:value="896" calcext:value-type="float">
            <text:p>896</text:p>
          </table:table-cell>
          <table:table-cell table:formula="of:=[.B125]-[.B$2]" office:value-type="float" office:value="12.9804556369782" calcext:value-type="float">
            <text:p>12.980455637</text:p>
          </table:table-cell>
          <table:table-cell table:formula="of:=[.C125]/([.D125]-[.D124])" office:value-type="float" office:value="78257.8065053517" calcext:value-type="float">
            <text:p>78257.8065053517</text:p>
          </table:table-cell>
          <table:table-cell/>
          <table:table-cell office:value-type="float" office:value="1442890781.76256" calcext:value-type="float">
            <text:p>1442890781.76256</text:p>
          </table:table-cell>
          <table:table-cell table:formula="of:=[.G125]-[.$B125]" office:value-type="float" office:value="0.335955142974854" calcext:value-type="float">
            <text:p>0.335955143</text:p>
          </table:table-cell>
          <table:table-cell/>
          <table:table-cell office:value-type="float" office:value="1442890781.76283" calcext:value-type="float">
            <text:p>1442890781.76283</text:p>
          </table:table-cell>
          <table:table-cell table:formula="of:=[.J125]-[.$B125]" office:value-type="float" office:value="0.336229562759399" calcext:value-type="float">
            <text:p>0.336229562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90781.43802" calcext:value-type="float">
            <text:p>1442890781.43802</text:p>
          </table:table-cell>
          <table:table-cell office:value-type="float" office:value="896" calcext:value-type="float">
            <text:p>896</text:p>
          </table:table-cell>
          <table:table-cell table:formula="of:=[.B126]-[.B$2]" office:value-type="float" office:value="12.9918723106384" calcext:value-type="float">
            <text:p>12.9918723106</text:p>
          </table:table-cell>
          <table:table-cell table:formula="of:=[.C126]/([.D126]-[.D125])" office:value-type="float" office:value="78481.7037485643" calcext:value-type="float">
            <text:p>78481.7037485643</text:p>
          </table:table-cell>
          <table:table-cell/>
          <table:table-cell office:value-type="float" office:value="1442890781.7626" calcext:value-type="float">
            <text:p>1442890781.7626</text:p>
          </table:table-cell>
          <table:table-cell table:formula="of:=[.G126]-[.$B126]" office:value-type="float" office:value="0.324581623077393" calcext:value-type="float">
            <text:p>0.3245816231</text:p>
          </table:table-cell>
          <table:table-cell/>
          <table:table-cell office:value-type="float" office:value="1442890781.76659" calcext:value-type="float">
            <text:p>1442890781.76659</text:p>
          </table:table-cell>
          <table:table-cell table:formula="of:=[.J126]-[.$B126]" office:value-type="float" office:value="0.328569173812866" calcext:value-type="float">
            <text:p>0.328569173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90781.44941" calcext:value-type="float">
            <text:p>1442890781.44941</text:p>
          </table:table-cell>
          <table:table-cell office:value-type="float" office:value="896" calcext:value-type="float">
            <text:p>896</text:p>
          </table:table-cell>
          <table:table-cell table:formula="of:=[.B127]-[.B$2]" office:value-type="float" office:value="13.0032687187195" calcext:value-type="float">
            <text:p>13.0032687187</text:p>
          </table:table-cell>
          <table:table-cell table:formula="of:=[.C127]/([.D127]-[.D126])" office:value-type="float" office:value="78621.2632635983" calcext:value-type="float">
            <text:p>78621.2632635983</text:p>
          </table:table-cell>
          <table:table-cell/>
          <table:table-cell office:value-type="float" office:value="1442890781.76262" calcext:value-type="float">
            <text:p>1442890781.76262</text:p>
          </table:table-cell>
          <table:table-cell table:formula="of:=[.G127]-[.$B127]" office:value-type="float" office:value="0.313206434249878" calcext:value-type="float">
            <text:p>0.3132064342</text:p>
          </table:table-cell>
          <table:table-cell/>
          <table:table-cell office:value-type="float" office:value="1442890781.77036" calcext:value-type="float">
            <text:p>1442890781.77036</text:p>
          </table:table-cell>
          <table:table-cell table:formula="of:=[.J127]-[.$B127]" office:value-type="float" office:value="0.320950984954834" calcext:value-type="float">
            <text:p>0.32095098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90781.4608" calcext:value-type="float">
            <text:p>1442890781.4608</text:p>
          </table:table-cell>
          <table:table-cell office:value-type="float" office:value="896" calcext:value-type="float">
            <text:p>896</text:p>
          </table:table-cell>
          <table:table-cell table:formula="of:=[.B128]-[.B$2]" office:value-type="float" office:value="13.0146591663361" calcext:value-type="float">
            <text:p>13.0146591663</text:p>
          </table:table-cell>
          <table:table-cell table:formula="of:=[.C128]/([.D128]-[.D127])" office:value-type="float" office:value="78662.4046886447" calcext:value-type="float">
            <text:p>78662.4046886447</text:p>
          </table:table-cell>
          <table:table-cell/>
          <table:table-cell office:value-type="float" office:value="1442890781.76264" calcext:value-type="float">
            <text:p>1442890781.76264</text:p>
          </table:table-cell>
          <table:table-cell table:formula="of:=[.G128]-[.$B128]" office:value-type="float" office:value="0.301838159561157" calcext:value-type="float">
            <text:p>0.3018381596</text:p>
          </table:table-cell>
          <table:table-cell/>
          <table:table-cell office:value-type="float" office:value="1442890781.77414" calcext:value-type="float">
            <text:p>1442890781.77414</text:p>
          </table:table-cell>
          <table:table-cell table:formula="of:=[.J128]-[.$B128]" office:value-type="float" office:value="0.313332319259644" calcext:value-type="float">
            <text:p>0.313332319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90781.47222" calcext:value-type="float">
            <text:p>1442890781.47222</text:p>
          </table:table-cell>
          <table:table-cell office:value-type="float" office:value="896" calcext:value-type="float">
            <text:p>896</text:p>
          </table:table-cell>
          <table:table-cell table:formula="of:=[.B129]-[.B$2]" office:value-type="float" office:value="13.0260734558105" calcext:value-type="float">
            <text:p>13.0260734558</text:p>
          </table:table-cell>
          <table:table-cell table:formula="of:=[.C129]/([.D129]-[.D128])" office:value-type="float" office:value="78498.0967937337" calcext:value-type="float">
            <text:p>78498.0967937337</text:p>
          </table:table-cell>
          <table:table-cell/>
          <table:table-cell office:value-type="float" office:value="1442890781.76266" calcext:value-type="float">
            <text:p>1442890781.76266</text:p>
          </table:table-cell>
          <table:table-cell table:formula="of:=[.G129]-[.$B129]" office:value-type="float" office:value="0.290444135665894" calcext:value-type="float">
            <text:p>0.2904441357</text:p>
          </table:table-cell>
          <table:table-cell/>
          <table:table-cell office:value-type="float" office:value="1442890781.77791" calcext:value-type="float">
            <text:p>1442890781.77791</text:p>
          </table:table-cell>
          <table:table-cell table:formula="of:=[.J129]-[.$B129]" office:value-type="float" office:value="0.305694341659546" calcext:value-type="float">
            <text:p>0.305694341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90781.48362" calcext:value-type="float">
            <text:p>1442890781.48362</text:p>
          </table:table-cell>
          <table:table-cell office:value-type="float" office:value="896" calcext:value-type="float">
            <text:p>896</text:p>
          </table:table-cell>
          <table:table-cell table:formula="of:=[.B130]-[.B$2]" office:value-type="float" office:value="13.0374703407288" calcext:value-type="float">
            <text:p>13.0374703407</text:p>
          </table:table-cell>
          <table:table-cell table:formula="of:=[.C130]/([.D130]-[.D129])" office:value-type="float" office:value="78617.9738086273" calcext:value-type="float">
            <text:p>78617.9738086273</text:p>
          </table:table-cell>
          <table:table-cell/>
          <table:table-cell office:value-type="float" office:value="1442890781.76268" calcext:value-type="float">
            <text:p>1442890781.76268</text:p>
          </table:table-cell>
          <table:table-cell table:formula="of:=[.G130]-[.$B130]" office:value-type="float" office:value="0.279068231582642" calcext:value-type="float">
            <text:p>0.2790682316</text:p>
          </table:table-cell>
          <table:table-cell/>
          <table:table-cell office:value-type="float" office:value="1442890781.78168" calcext:value-type="float">
            <text:p>1442890781.78168</text:p>
          </table:table-cell>
          <table:table-cell table:formula="of:=[.J130]-[.$B130]" office:value-type="float" office:value="0.298067331314087" calcext:value-type="float">
            <text:p>0.298067331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90781.49516" calcext:value-type="float">
            <text:p>1442890781.49516</text:p>
          </table:table-cell>
          <table:table-cell office:value-type="float" office:value="896" calcext:value-type="float">
            <text:p>896</text:p>
          </table:table-cell>
          <table:table-cell table:formula="of:=[.B131]-[.B$2]" office:value-type="float" office:value="13.0490164756775" calcext:value-type="float">
            <text:p>13.0490164757</text:p>
          </table:table-cell>
          <table:table-cell table:formula="of:=[.C131]/([.D131]-[.D130])" office:value-type="float" office:value="77601.725943669" calcext:value-type="float">
            <text:p>77601.725943669</text:p>
          </table:table-cell>
          <table:table-cell/>
          <table:table-cell office:value-type="float" office:value="1442890781.7627" calcext:value-type="float">
            <text:p>1442890781.7627</text:p>
          </table:table-cell>
          <table:table-cell table:formula="of:=[.G131]-[.$B131]" office:value-type="float" office:value="0.267541885375977" calcext:value-type="float">
            <text:p>0.2675418854</text:p>
          </table:table-cell>
          <table:table-cell/>
          <table:table-cell office:value-type="float" office:value="1442890781.78546" calcext:value-type="float">
            <text:p>1442890781.78546</text:p>
          </table:table-cell>
          <table:table-cell table:formula="of:=[.J131]-[.$B131]" office:value-type="float" office:value="0.29029393196106" calcext:value-type="float">
            <text:p>0.29029393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90781.50657" calcext:value-type="float">
            <text:p>1442890781.50657</text:p>
          </table:table-cell>
          <table:table-cell office:value-type="float" office:value="896" calcext:value-type="float">
            <text:p>896</text:p>
          </table:table-cell>
          <table:table-cell table:formula="of:=[.B132]-[.B$2]" office:value-type="float" office:value="13.0604288578033" calcext:value-type="float">
            <text:p>13.0604288578</text:p>
          </table:table-cell>
          <table:table-cell table:formula="of:=[.C132]/([.D132]-[.D131])" office:value-type="float" office:value="78511.2161614473" calcext:value-type="float">
            <text:p>78511.2161614473</text:p>
          </table:table-cell>
          <table:table-cell/>
          <table:table-cell office:value-type="float" office:value="1442890781.76272" calcext:value-type="float">
            <text:p>1442890781.76272</text:p>
          </table:table-cell>
          <table:table-cell table:formula="of:=[.G132]-[.$B132]" office:value-type="float" office:value="0.256149291992187" calcext:value-type="float">
            <text:p>0.256149292</text:p>
          </table:table-cell>
          <table:table-cell/>
          <table:table-cell office:value-type="float" office:value="1442890781.7892" calcext:value-type="float">
            <text:p>1442890781.7892</text:p>
          </table:table-cell>
          <table:table-cell table:formula="of:=[.J132]-[.$B132]" office:value-type="float" office:value="0.282622575759888" calcext:value-type="float">
            <text:p>0.282622575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90781.51793" calcext:value-type="float">
            <text:p>1442890781.51793</text:p>
          </table:table-cell>
          <table:table-cell office:value-type="float" office:value="896" calcext:value-type="float">
            <text:p>896</text:p>
          </table:table-cell>
          <table:table-cell table:formula="of:=[.B133]-[.B$2]" office:value-type="float" office:value="13.0717880725861" calcext:value-type="float">
            <text:p>13.0717880726</text:p>
          </table:table-cell>
          <table:table-cell table:formula="of:=[.C133]/([.D133]-[.D132])" office:value-type="float" office:value="78878.6916295861" calcext:value-type="float">
            <text:p>78878.6916295861</text:p>
          </table:table-cell>
          <table:table-cell/>
          <table:table-cell office:value-type="float" office:value="1442890781.76274" calcext:value-type="float">
            <text:p>1442890781.76274</text:p>
          </table:table-cell>
          <table:table-cell table:formula="of:=[.G133]-[.$B133]" office:value-type="float" office:value="0.24480938911438" calcext:value-type="float">
            <text:p>0.2448093891</text:p>
          </table:table-cell>
          <table:table-cell/>
          <table:table-cell office:value-type="float" office:value="1442890781.79294" calcext:value-type="float">
            <text:p>1442890781.79294</text:p>
          </table:table-cell>
          <table:table-cell table:formula="of:=[.J133]-[.$B133]" office:value-type="float" office:value="0.275009155273437" calcext:value-type="float">
            <text:p>0.275009155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90781.52932" calcext:value-type="float">
            <text:p>1442890781.52932</text:p>
          </table:table-cell>
          <table:table-cell office:value-type="float" office:value="896" calcext:value-type="float">
            <text:p>896</text:p>
          </table:table-cell>
          <table:table-cell table:formula="of:=[.B134]-[.B$2]" office:value-type="float" office:value="13.0831801891327" calcext:value-type="float">
            <text:p>13.0831801891</text:p>
          </table:table-cell>
          <table:table-cell table:formula="of:=[.C134]/([.D134]-[.D133])" office:value-type="float" office:value="78650.8807500733" calcext:value-type="float">
            <text:p>78650.8807500733</text:p>
          </table:table-cell>
          <table:table-cell/>
          <table:table-cell office:value-type="float" office:value="1442890781.76276" calcext:value-type="float">
            <text:p>1442890781.76276</text:p>
          </table:table-cell>
          <table:table-cell table:formula="of:=[.G134]-[.$B134]" office:value-type="float" office:value="0.233437061309814" calcext:value-type="float">
            <text:p>0.2334370613</text:p>
          </table:table-cell>
          <table:table-cell/>
          <table:table-cell office:value-type="float" office:value="1442890781.79671" calcext:value-type="float">
            <text:p>1442890781.79671</text:p>
          </table:table-cell>
          <table:table-cell table:formula="of:=[.J134]-[.$B134]" office:value-type="float" office:value="0.267384767532349" calcext:value-type="float">
            <text:p>0.267384767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90781.5407" calcext:value-type="float">
            <text:p>1442890781.5407</text:p>
          </table:table-cell>
          <table:table-cell office:value-type="float" office:value="896" calcext:value-type="float">
            <text:p>896</text:p>
          </table:table-cell>
          <table:table-cell table:formula="of:=[.B135]-[.B$2]" office:value-type="float" office:value="13.0945558547974" calcext:value-type="float">
            <text:p>13.0945558548</text:p>
          </table:table-cell>
          <table:table-cell table:formula="of:=[.C135]/([.D135]-[.D134])" office:value-type="float" office:value="78764.6214658479" calcext:value-type="float">
            <text:p>78764.6214658479</text:p>
          </table:table-cell>
          <table:table-cell/>
          <table:table-cell office:value-type="float" office:value="1442890781.76278" calcext:value-type="float">
            <text:p>1442890781.76278</text:p>
          </table:table-cell>
          <table:table-cell table:formula="of:=[.G135]-[.$B135]" office:value-type="float" office:value="0.222081422805786" calcext:value-type="float">
            <text:p>0.2220814228</text:p>
          </table:table-cell>
          <table:table-cell/>
          <table:table-cell office:value-type="float" office:value="1442890781.80054" calcext:value-type="float">
            <text:p>1442890781.80054</text:p>
          </table:table-cell>
          <table:table-cell table:formula="of:=[.J135]-[.$B135]" office:value-type="float" office:value="0.25983738899231" calcext:value-type="float">
            <text:p>0.25983738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90781.55214" calcext:value-type="float">
            <text:p>1442890781.55214</text:p>
          </table:table-cell>
          <table:table-cell office:value-type="float" office:value="896" calcext:value-type="float">
            <text:p>896</text:p>
          </table:table-cell>
          <table:table-cell table:formula="of:=[.B136]-[.B$2]" office:value-type="float" office:value="13.1059949398041" calcext:value-type="float">
            <text:p>13.1059949398</text:p>
          </table:table-cell>
          <table:table-cell table:formula="of:=[.C136]/([.D136]-[.D135])" office:value-type="float" office:value="78327.9431417912" calcext:value-type="float">
            <text:p>78327.9431417912</text:p>
          </table:table-cell>
          <table:table-cell/>
          <table:table-cell office:value-type="float" office:value="1442890781.7628" calcext:value-type="float">
            <text:p>1442890781.7628</text:p>
          </table:table-cell>
          <table:table-cell table:formula="of:=[.G136]-[.$B136]" office:value-type="float" office:value="0.210662841796875" calcext:value-type="float">
            <text:p>0.2106628418</text:p>
          </table:table-cell>
          <table:table-cell/>
          <table:table-cell office:value-type="float" office:value="1442890781.80431" calcext:value-type="float">
            <text:p>1442890781.80431</text:p>
          </table:table-cell>
          <table:table-cell table:formula="of:=[.J136]-[.$B136]" office:value-type="float" office:value="0.252166271209717" calcext:value-type="float">
            <text:p>0.252166271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90781.56353" calcext:value-type="float">
            <text:p>1442890781.56353</text:p>
          </table:table-cell>
          <table:table-cell office:value-type="float" office:value="896" calcext:value-type="float">
            <text:p>896</text:p>
          </table:table-cell>
          <table:table-cell table:formula="of:=[.B137]-[.B$2]" office:value-type="float" office:value="13.1173896789551" calcext:value-type="float">
            <text:p>13.117389679</text:p>
          </table:table-cell>
          <table:table-cell table:formula="of:=[.C137]/([.D137]-[.D136])" office:value-type="float" office:value="78632.7785240516" calcext:value-type="float">
            <text:p>78632.7785240516</text:p>
          </table:table-cell>
          <table:table-cell/>
          <table:table-cell office:value-type="float" office:value="1442890781.81815" calcext:value-type="float">
            <text:p>1442890781.81815</text:p>
          </table:table-cell>
          <table:table-cell table:formula="of:=[.G137]-[.$B137]" office:value-type="float" office:value="0.254613399505615" calcext:value-type="float">
            <text:p>0.2546133995</text:p>
          </table:table-cell>
          <table:table-cell/>
          <table:table-cell office:value-type="float" office:value="1442890781.81832" calcext:value-type="float">
            <text:p>1442890781.81832</text:p>
          </table:table-cell>
          <table:table-cell table:formula="of:=[.J137]-[.$B137]" office:value-type="float" office:value="0.254782438278198" calcext:value-type="float">
            <text:p>0.254782438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90781.5749" calcext:value-type="float">
            <text:p>1442890781.5749</text:p>
          </table:table-cell>
          <table:table-cell office:value-type="float" office:value="896" calcext:value-type="float">
            <text:p>896</text:p>
          </table:table-cell>
          <table:table-cell table:formula="of:=[.B138]-[.B$2]" office:value-type="float" office:value="13.1287548542023" calcext:value-type="float">
            <text:p>13.1287548542</text:p>
          </table:table-cell>
          <table:table-cell table:formula="of:=[.C138]/([.D138]-[.D137])" office:value-type="float" office:value="78837.3237114267" calcext:value-type="float">
            <text:p>78837.3237114267</text:p>
          </table:table-cell>
          <table:table-cell/>
          <table:table-cell office:value-type="float" office:value="1442890781.81819" calcext:value-type="float">
            <text:p>1442890781.81819</text:p>
          </table:table-cell>
          <table:table-cell table:formula="of:=[.G138]-[.$B138]" office:value-type="float" office:value="0.24328875541687" calcext:value-type="float">
            <text:p>0.2432887554</text:p>
          </table:table-cell>
          <table:table-cell/>
          <table:table-cell office:value-type="float" office:value="1442890781.82209" calcext:value-type="float">
            <text:p>1442890781.82209</text:p>
          </table:table-cell>
          <table:table-cell table:formula="of:=[.J138]-[.$B138]" office:value-type="float" office:value="0.247193574905395" calcext:value-type="float">
            <text:p>0.247193574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90781.58638" calcext:value-type="float">
            <text:p>1442890781.58638</text:p>
          </table:table-cell>
          <table:table-cell office:value-type="float" office:value="896" calcext:value-type="float">
            <text:p>896</text:p>
          </table:table-cell>
          <table:table-cell table:formula="of:=[.B139]-[.B$2]" office:value-type="float" office:value="13.1402382850647" calcext:value-type="float">
            <text:p>13.1402382851</text:p>
          </table:table-cell>
          <table:table-cell table:formula="of:=[.C139]/([.D139]-[.D138])" office:value-type="float" office:value="78025.4621405585" calcext:value-type="float">
            <text:p>78025.4621405585</text:p>
          </table:table-cell>
          <table:table-cell/>
          <table:table-cell office:value-type="float" office:value="1442890781.81825" calcext:value-type="float">
            <text:p>1442890781.81825</text:p>
          </table:table-cell>
          <table:table-cell table:formula="of:=[.G139]-[.$B139]" office:value-type="float" office:value="0.231863498687744" calcext:value-type="float">
            <text:p>0.2318634987</text:p>
          </table:table-cell>
          <table:table-cell/>
          <table:table-cell office:value-type="float" office:value="1442890781.82593" calcext:value-type="float">
            <text:p>1442890781.82593</text:p>
          </table:table-cell>
          <table:table-cell table:formula="of:=[.J139]-[.$B139]" office:value-type="float" office:value="0.239548683166504" calcext:value-type="float">
            <text:p>0.239548683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90781.59781" calcext:value-type="float">
            <text:p>1442890781.59781</text:p>
          </table:table-cell>
          <table:table-cell office:value-type="float" office:value="896" calcext:value-type="float">
            <text:p>896</text:p>
          </table:table-cell>
          <table:table-cell table:formula="of:=[.B140]-[.B$2]" office:value-type="float" office:value="13.1516606807709" calcext:value-type="float">
            <text:p>13.1516606808</text:p>
          </table:table-cell>
          <table:table-cell table:formula="of:=[.C140]/([.D140]-[.D139])" office:value-type="float" office:value="78442.3883612682" calcext:value-type="float">
            <text:p>78442.3883612682</text:p>
          </table:table-cell>
          <table:table-cell/>
          <table:table-cell office:value-type="float" office:value="1442890781.81827" calcext:value-type="float">
            <text:p>1442890781.81827</text:p>
          </table:table-cell>
          <table:table-cell table:formula="of:=[.G140]-[.$B140]" office:value-type="float" office:value="0.220463037490845" calcext:value-type="float">
            <text:p>0.2204630375</text:p>
          </table:table-cell>
          <table:table-cell/>
          <table:table-cell office:value-type="float" office:value="1442890781.8297" calcext:value-type="float">
            <text:p>1442890781.8297</text:p>
          </table:table-cell>
          <table:table-cell table:formula="of:=[.J140]-[.$B140]" office:value-type="float" office:value="0.231891393661499" calcext:value-type="float">
            <text:p>0.231891393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90781.60919" calcext:value-type="float">
            <text:p>1442890781.60919</text:p>
          </table:table-cell>
          <table:table-cell office:value-type="float" office:value="896" calcext:value-type="float">
            <text:p>896</text:p>
          </table:table-cell>
          <table:table-cell table:formula="of:=[.B141]-[.B$2]" office:value-type="float" office:value="13.1630442142487" calcext:value-type="float">
            <text:p>13.1630442142</text:p>
          </table:table-cell>
          <table:table-cell table:formula="of:=[.C141]/([.D141]-[.D140])" office:value-type="float" office:value="78710.1827168768" calcext:value-type="float">
            <text:p>78710.1827168768</text:p>
          </table:table-cell>
          <table:table-cell/>
          <table:table-cell office:value-type="float" office:value="1442890781.81829" calcext:value-type="float">
            <text:p>1442890781.81829</text:p>
          </table:table-cell>
          <table:table-cell table:formula="of:=[.G141]-[.$B141]" office:value-type="float" office:value="0.209100484848022" calcext:value-type="float">
            <text:p>0.2091004848</text:p>
          </table:table-cell>
          <table:table-cell/>
          <table:table-cell office:value-type="float" office:value="1442890781.83348" calcext:value-type="float">
            <text:p>1442890781.83348</text:p>
          </table:table-cell>
          <table:table-cell table:formula="of:=[.J141]-[.$B141]" office:value-type="float" office:value="0.224291086196899" calcext:value-type="float">
            <text:p>0.224291086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90781.62064" calcext:value-type="float">
            <text:p>1442890781.62064</text:p>
          </table:table-cell>
          <table:table-cell office:value-type="float" office:value="896" calcext:value-type="float">
            <text:p>896</text:p>
          </table:table-cell>
          <table:table-cell table:formula="of:=[.B142]-[.B$2]" office:value-type="float" office:value="13.1744964122772" calcext:value-type="float">
            <text:p>13.1744964123</text:p>
          </table:table-cell>
          <table:table-cell table:formula="of:=[.C142]/([.D142]-[.D141])" office:value-type="float" office:value="78238.2559020694" calcext:value-type="float">
            <text:p>78238.2559020694</text:p>
          </table:table-cell>
          <table:table-cell/>
          <table:table-cell office:value-type="float" office:value="1442890781.95688" calcext:value-type="float">
            <text:p>1442890781.95688</text:p>
          </table:table-cell>
          <table:table-cell table:formula="of:=[.G142]-[.$B142]" office:value-type="float" office:value="0.33624267578125" calcext:value-type="float">
            <text:p>0.3362426758</text:p>
          </table:table-cell>
          <table:table-cell/>
          <table:table-cell office:value-type="float" office:value="1442890781.95723" calcext:value-type="float">
            <text:p>1442890781.95723</text:p>
          </table:table-cell>
          <table:table-cell table:formula="of:=[.J142]-[.$B142]" office:value-type="float" office:value="0.336591005325317" calcext:value-type="float">
            <text:p>0.336591005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90781.63207" calcext:value-type="float">
            <text:p>1442890781.63207</text:p>
          </table:table-cell>
          <table:table-cell office:value-type="float" office:value="896" calcext:value-type="float">
            <text:p>896</text:p>
          </table:table-cell>
          <table:table-cell table:formula="of:=[.B143]-[.B$2]" office:value-type="float" office:value="13.1859211921692" calcext:value-type="float">
            <text:p>13.1859211922</text:p>
          </table:table-cell>
          <table:table-cell table:formula="of:=[.C143]/([.D143]-[.D142])" office:value-type="float" office:value="78426.0185730086" calcext:value-type="float">
            <text:p>78426.0185730086</text:p>
          </table:table-cell>
          <table:table-cell/>
          <table:table-cell office:value-type="float" office:value="1442890781.95696" calcext:value-type="float">
            <text:p>1442890781.95696</text:p>
          </table:table-cell>
          <table:table-cell table:formula="of:=[.G143]-[.$B143]" office:value-type="float" office:value="0.324894905090332" calcext:value-type="float">
            <text:p>0.3248949051</text:p>
          </table:table-cell>
          <table:table-cell/>
          <table:table-cell office:value-type="float" office:value="1442890781.961" calcext:value-type="float">
            <text:p>1442890781.961</text:p>
          </table:table-cell>
          <table:table-cell table:formula="of:=[.J143]-[.$B143]" office:value-type="float" office:value="0.328936100006104" calcext:value-type="float">
            <text:p>0.328936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90781.64354" calcext:value-type="float">
            <text:p>1442890781.64354</text:p>
          </table:table-cell>
          <table:table-cell office:value-type="float" office:value="896" calcext:value-type="float">
            <text:p>896</text:p>
          </table:table-cell>
          <table:table-cell table:formula="of:=[.B144]-[.B$2]" office:value-type="float" office:value="13.1973934173584" calcext:value-type="float">
            <text:p>13.1973934174</text:p>
          </table:table-cell>
          <table:table-cell table:formula="of:=[.C144]/([.D144]-[.D143])" office:value-type="float" office:value="78101.6747163224" calcext:value-type="float">
            <text:p>78101.6747163224</text:p>
          </table:table-cell>
          <table:table-cell/>
          <table:table-cell office:value-type="float" office:value="1442890781.95699" calcext:value-type="float">
            <text:p>1442890781.95699</text:p>
          </table:table-cell>
          <table:table-cell table:formula="of:=[.G144]-[.$B144]" office:value-type="float" office:value="0.313447952270508" calcext:value-type="float">
            <text:p>0.3134479523</text:p>
          </table:table-cell>
          <table:table-cell/>
          <table:table-cell office:value-type="float" office:value="1442890781.96476" calcext:value-type="float">
            <text:p>1442890781.96476</text:p>
          </table:table-cell>
          <table:table-cell table:formula="of:=[.J144]-[.$B144]" office:value-type="float" office:value="0.321218013763428" calcext:value-type="float">
            <text:p>0.321218013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90781.65497" calcext:value-type="float">
            <text:p>1442890781.65497</text:p>
          </table:table-cell>
          <table:table-cell office:value-type="float" office:value="896" calcext:value-type="float">
            <text:p>896</text:p>
          </table:table-cell>
          <table:table-cell table:formula="of:=[.B145]-[.B$2]" office:value-type="float" office:value="13.2088215351105" calcext:value-type="float">
            <text:p>13.2088215351</text:p>
          </table:table-cell>
          <table:table-cell table:formula="of:=[.C145]/([.D145]-[.D144])" office:value-type="float" office:value="78403.1123443139" calcext:value-type="float">
            <text:p>78403.1123443139</text:p>
          </table:table-cell>
          <table:table-cell/>
          <table:table-cell office:value-type="float" office:value="1442890781.95701" calcext:value-type="float">
            <text:p>1442890781.95701</text:p>
          </table:table-cell>
          <table:table-cell table:formula="of:=[.G145]-[.$B145]" office:value-type="float" office:value="0.302042245864868" calcext:value-type="float">
            <text:p>0.3020422459</text:p>
          </table:table-cell>
          <table:table-cell/>
          <table:table-cell office:value-type="float" office:value="1442890781.96854" calcext:value-type="float">
            <text:p>1442890781.96854</text:p>
          </table:table-cell>
          <table:table-cell table:formula="of:=[.J145]-[.$B145]" office:value-type="float" office:value="0.31357216835022" calcext:value-type="float">
            <text:p>0.313572168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90781.66637" calcext:value-type="float">
            <text:p>1442890781.66637</text:p>
          </table:table-cell>
          <table:table-cell office:value-type="float" office:value="896" calcext:value-type="float">
            <text:p>896</text:p>
          </table:table-cell>
          <table:table-cell table:formula="of:=[.B146]-[.B$2]" office:value-type="float" office:value="13.2202227115631" calcext:value-type="float">
            <text:p>13.2202227116</text:p>
          </table:table-cell>
          <table:table-cell table:formula="of:=[.C146]/([.D146]-[.D145])" office:value-type="float" office:value="78588.3810957758" calcext:value-type="float">
            <text:p>78588.3810957758</text:p>
          </table:table-cell>
          <table:table-cell/>
          <table:table-cell office:value-type="float" office:value="1442890781.95703" calcext:value-type="float">
            <text:p>1442890781.95703</text:p>
          </table:table-cell>
          <table:table-cell table:formula="of:=[.G146]-[.$B146]" office:value-type="float" office:value="0.290664911270142" calcext:value-type="float">
            <text:p>0.2906649113</text:p>
          </table:table-cell>
          <table:table-cell/>
          <table:table-cell office:value-type="float" office:value="1442890781.97236" calcext:value-type="float">
            <text:p>1442890781.97236</text:p>
          </table:table-cell>
          <table:table-cell table:formula="of:=[.J146]-[.$B146]" office:value-type="float" office:value="0.305994033813477" calcext:value-type="float">
            <text:p>0.305994033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90781.67785" calcext:value-type="float">
            <text:p>1442890781.67785</text:p>
          </table:table-cell>
          <table:table-cell office:value-type="float" office:value="896" calcext:value-type="float">
            <text:p>896</text:p>
          </table:table-cell>
          <table:table-cell table:formula="of:=[.B147]-[.B$2]" office:value-type="float" office:value="13.2317037582397" calcext:value-type="float">
            <text:p>13.2317037582</text:p>
          </table:table-cell>
          <table:table-cell table:formula="of:=[.C147]/([.D147]-[.D146])" office:value-type="float" office:value="78041.6651230402" calcext:value-type="float">
            <text:p>78041.6651230402</text:p>
          </table:table-cell>
          <table:table-cell/>
          <table:table-cell office:value-type="float" office:value="1442890781.95705" calcext:value-type="float">
            <text:p>1442890781.95705</text:p>
          </table:table-cell>
          <table:table-cell table:formula="of:=[.G147]-[.$B147]" office:value-type="float" office:value="0.279205322265625" calcext:value-type="float">
            <text:p>0.2792053223</text:p>
          </table:table-cell>
          <table:table-cell/>
          <table:table-cell office:value-type="float" office:value="1442890781.97612" calcext:value-type="float">
            <text:p>1442890781.97612</text:p>
          </table:table-cell>
          <table:table-cell table:formula="of:=[.J147]-[.$B147]" office:value-type="float" office:value="0.298275947570801" calcext:value-type="float">
            <text:p>0.298275947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90781.68925" calcext:value-type="float">
            <text:p>1442890781.68925</text:p>
          </table:table-cell>
          <table:table-cell office:value-type="float" office:value="896" calcext:value-type="float">
            <text:p>896</text:p>
          </table:table-cell>
          <table:table-cell table:formula="of:=[.B148]-[.B$2]" office:value-type="float" office:value="13.243109703064" calcext:value-type="float">
            <text:p>13.2431097031</text:p>
          </table:table-cell>
          <table:table-cell table:formula="of:=[.C148]/([.D148]-[.D147])" office:value-type="float" office:value="78555.5264214047" calcext:value-type="float">
            <text:p>78555.5264214047</text:p>
          </table:table-cell>
          <table:table-cell/>
          <table:table-cell office:value-type="float" office:value="1442890781.95708" calcext:value-type="float">
            <text:p>1442890781.95708</text:p>
          </table:table-cell>
          <table:table-cell table:formula="of:=[.G148]-[.$B148]" office:value-type="float" office:value="0.267821073532104" calcext:value-type="float">
            <text:p>0.2678210735</text:p>
          </table:table-cell>
          <table:table-cell/>
          <table:table-cell office:value-type="float" office:value="1442890781.97989" calcext:value-type="float">
            <text:p>1442890781.97989</text:p>
          </table:table-cell>
          <table:table-cell table:formula="of:=[.J148]-[.$B148]" office:value-type="float" office:value="0.290631055831909" calcext:value-type="float">
            <text:p>0.290631055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90781.7007" calcext:value-type="float">
            <text:p>1442890781.7007</text:p>
          </table:table-cell>
          <table:table-cell office:value-type="float" office:value="896" calcext:value-type="float">
            <text:p>896</text:p>
          </table:table-cell>
          <table:table-cell table:formula="of:=[.B149]-[.B$2]" office:value-type="float" office:value="13.2545537948608" calcext:value-type="float">
            <text:p>13.2545537949</text:p>
          </table:table-cell>
          <table:table-cell table:formula="of:=[.C149]/([.D149]-[.D148])" office:value-type="float" office:value="78293.6746666667" calcext:value-type="float">
            <text:p>78293.6746666667</text:p>
          </table:table-cell>
          <table:table-cell/>
          <table:table-cell office:value-type="float" office:value="1442890781.9571" calcext:value-type="float">
            <text:p>1442890781.9571</text:p>
          </table:table-cell>
          <table:table-cell table:formula="of:=[.G149]-[.$B149]" office:value-type="float" office:value="0.256398677825928" calcext:value-type="float">
            <text:p>0.2563986778</text:p>
          </table:table-cell>
          <table:table-cell/>
          <table:table-cell office:value-type="float" office:value="1442890781.98365" calcext:value-type="float">
            <text:p>1442890781.98365</text:p>
          </table:table-cell>
          <table:table-cell table:formula="of:=[.J149]-[.$B149]" office:value-type="float" office:value="0.282953262329102" calcext:value-type="float">
            <text:p>0.282953262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90781.71213" calcext:value-type="float">
            <text:p>1442890781.71213</text:p>
          </table:table-cell>
          <table:table-cell office:value-type="float" office:value="896" calcext:value-type="float">
            <text:p>896</text:p>
          </table:table-cell>
          <table:table-cell table:formula="of:=[.B150]-[.B$2]" office:value-type="float" office:value="13.265988111496" calcext:value-type="float">
            <text:p>13.2659881115</text:p>
          </table:table-cell>
          <table:table-cell table:formula="of:=[.C150]/([.D150]-[.D149])" office:value-type="float" office:value="78360.6076857316" calcext:value-type="float">
            <text:p>78360.6076857316</text:p>
          </table:table-cell>
          <table:table-cell/>
          <table:table-cell office:value-type="float" office:value="1442890781.95712" calcext:value-type="float">
            <text:p>1442890781.95712</text:p>
          </table:table-cell>
          <table:table-cell table:formula="of:=[.G150]-[.$B150]" office:value-type="float" office:value="0.244985818862915" calcext:value-type="float">
            <text:p>0.2449858189</text:p>
          </table:table-cell>
          <table:table-cell/>
          <table:table-cell office:value-type="float" office:value="1442890781.98743" calcext:value-type="float">
            <text:p>1442890781.98743</text:p>
          </table:table-cell>
          <table:table-cell table:formula="of:=[.J150]-[.$B150]" office:value-type="float" office:value="0.275292634963989" calcext:value-type="float">
            <text:p>0.27529263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90781.7236" calcext:value-type="float">
            <text:p>1442890781.7236</text:p>
          </table:table-cell>
          <table:table-cell office:value-type="float" office:value="896" calcext:value-type="float">
            <text:p>896</text:p>
          </table:table-cell>
          <table:table-cell table:formula="of:=[.B151]-[.B$2]" office:value-type="float" office:value="13.2774538993835" calcext:value-type="float">
            <text:p>13.2774538994</text:p>
          </table:table-cell>
          <table:table-cell table:formula="of:=[.C151]/([.D151]-[.D150])" office:value-type="float" office:value="78145.5237778378" calcext:value-type="float">
            <text:p>78145.5237778378</text:p>
          </table:table-cell>
          <table:table-cell/>
          <table:table-cell office:value-type="float" office:value="1442890781.95716" calcext:value-type="float">
            <text:p>1442890781.95716</text:p>
          </table:table-cell>
          <table:table-cell table:formula="of:=[.G151]-[.$B151]" office:value-type="float" office:value="0.233557224273682" calcext:value-type="float">
            <text:p>0.2335572243</text:p>
          </table:table-cell>
          <table:table-cell/>
          <table:table-cell office:value-type="float" office:value="1442890781.99123" calcext:value-type="float">
            <text:p>1442890781.99123</text:p>
          </table:table-cell>
          <table:table-cell table:formula="of:=[.J151]-[.$B151]" office:value-type="float" office:value="0.267634153366089" calcext:value-type="float">
            <text:p>0.267634153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90781.735" calcext:value-type="float">
            <text:p>1442890781.735</text:p>
          </table:table-cell>
          <table:table-cell office:value-type="float" office:value="896" calcext:value-type="float">
            <text:p>896</text:p>
          </table:table-cell>
          <table:table-cell table:formula="of:=[.B152]-[.B$2]" office:value-type="float" office:value="13.288859128952" calcext:value-type="float">
            <text:p>13.288859129</text:p>
          </table:table-cell>
          <table:table-cell table:formula="of:=[.C152]/([.D152]-[.D151])" office:value-type="float" office:value="78560.4528712085" calcext:value-type="float">
            <text:p>78560.4528712085</text:p>
          </table:table-cell>
          <table:table-cell/>
          <table:table-cell office:value-type="float" office:value="1442890781.95718" calcext:value-type="float">
            <text:p>1442890781.95718</text:p>
          </table:table-cell>
          <table:table-cell table:formula="of:=[.G152]-[.$B152]" office:value-type="float" office:value="0.22217583656311" calcext:value-type="float">
            <text:p>0.2221758366</text:p>
          </table:table-cell>
          <table:table-cell/>
          <table:table-cell office:value-type="float" office:value="1442890781.99499" calcext:value-type="float">
            <text:p>1442890781.99499</text:p>
          </table:table-cell>
          <table:table-cell table:formula="of:=[.J152]-[.$B152]" office:value-type="float" office:value="0.259990453720093" calcext:value-type="float">
            <text:p>0.259990453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90781.7464" calcext:value-type="float">
            <text:p>1442890781.7464</text:p>
          </table:table-cell>
          <table:table-cell office:value-type="float" office:value="896" calcext:value-type="float">
            <text:p>896</text:p>
          </table:table-cell>
          <table:table-cell table:formula="of:=[.B153]-[.B$2]" office:value-type="float" office:value="13.3002512454987" calcext:value-type="float">
            <text:p>13.3002512455</text:p>
          </table:table-cell>
          <table:table-cell table:formula="of:=[.C153]/([.D153]-[.D152])" office:value-type="float" office:value="78650.8807500733" calcext:value-type="float">
            <text:p>78650.8807500733</text:p>
          </table:table-cell>
          <table:table-cell/>
          <table:table-cell office:value-type="float" office:value="1442890781.9572" calcext:value-type="float">
            <text:p>1442890781.9572</text:p>
          </table:table-cell>
          <table:table-cell table:formula="of:=[.G153]-[.$B153]" office:value-type="float" office:value="0.210805177688599" calcext:value-type="float">
            <text:p>0.2108051777</text:p>
          </table:table-cell>
          <table:table-cell/>
          <table:table-cell office:value-type="float" office:value="1442890781.99874" calcext:value-type="float">
            <text:p>1442890781.99874</text:p>
          </table:table-cell>
          <table:table-cell table:formula="of:=[.J153]-[.$B153]" office:value-type="float" office:value="0.252346277236938" calcext:value-type="float">
            <text:p>0.252346277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90781.7578" calcext:value-type="float">
            <text:p>1442890781.7578</text:p>
          </table:table-cell>
          <table:table-cell office:value-type="float" office:value="896" calcext:value-type="float">
            <text:p>896</text:p>
          </table:table-cell>
          <table:table-cell table:formula="of:=[.B154]-[.B$2]" office:value-type="float" office:value="13.3116571903229" calcext:value-type="float">
            <text:p>13.3116571903</text:p>
          </table:table-cell>
          <table:table-cell table:formula="of:=[.C154]/([.D154]-[.D153])" office:value-type="float" office:value="78555.5264214047" calcext:value-type="float">
            <text:p>78555.5264214047</text:p>
          </table:table-cell>
          <table:table-cell/>
          <table:table-cell office:value-type="float" office:value="1442890782.01916" calcext:value-type="float">
            <text:p>1442890782.01916</text:p>
          </table:table-cell>
          <table:table-cell table:formula="of:=[.G154]-[.$B154]" office:value-type="float" office:value="0.26136040687561" calcext:value-type="float">
            <text:p>0.2613604069</text:p>
          </table:table-cell>
          <table:table-cell/>
          <table:table-cell office:value-type="float" office:value="1442890782.01935" calcext:value-type="float">
            <text:p>1442890782.01935</text:p>
          </table:table-cell>
          <table:table-cell table:formula="of:=[.J154]-[.$B154]" office:value-type="float" office:value="0.261551380157471" calcext:value-type="float">
            <text:p>0.261551380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90781.7692" calcext:value-type="float">
            <text:p>1442890781.7692</text:p>
          </table:table-cell>
          <table:table-cell office:value-type="float" office:value="896" calcext:value-type="float">
            <text:p>896</text:p>
          </table:table-cell>
          <table:table-cell table:formula="of:=[.B155]-[.B$2]" office:value-type="float" office:value="13.3230586051941" calcext:value-type="float">
            <text:p>13.3230586052</text:p>
          </table:table-cell>
          <table:table-cell table:formula="of:=[.C155]/([.D155]-[.D154])" office:value-type="float" office:value="78586.7377093746" calcext:value-type="float">
            <text:p>78586.7377093746</text:p>
          </table:table-cell>
          <table:table-cell/>
          <table:table-cell office:value-type="float" office:value="1442890782.01924" calcext:value-type="float">
            <text:p>1442890782.01924</text:p>
          </table:table-cell>
          <table:table-cell table:formula="of:=[.G155]-[.$B155]" office:value-type="float" office:value="0.250040292739868" calcext:value-type="float">
            <text:p>0.2500402927</text:p>
          </table:table-cell>
          <table:table-cell/>
          <table:table-cell office:value-type="float" office:value="1442890782.02273" calcext:value-type="float">
            <text:p>1442890782.02273</text:p>
          </table:table-cell>
          <table:table-cell table:formula="of:=[.J155]-[.$B155]" office:value-type="float" office:value="0.253530740737915" calcext:value-type="float">
            <text:p>0.253530740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90781.78062" calcext:value-type="float">
            <text:p>1442890781.78062</text:p>
          </table:table-cell>
          <table:table-cell office:value-type="float" office:value="896" calcext:value-type="float">
            <text:p>896</text:p>
          </table:table-cell>
          <table:table-cell table:formula="of:=[.B156]-[.B$2]" office:value-type="float" office:value="13.3344774246216" calcext:value-type="float">
            <text:p>13.3344774246</text:p>
          </table:table-cell>
          <table:table-cell table:formula="of:=[.C156]/([.D156]-[.D155])" office:value-type="float" office:value="78466.9558608594" calcext:value-type="float">
            <text:p>78466.9558608594</text:p>
          </table:table-cell>
          <table:table-cell/>
          <table:table-cell office:value-type="float" office:value="1442890782.01927" calcext:value-type="float">
            <text:p>1442890782.01927</text:p>
          </table:table-cell>
          <table:table-cell table:formula="of:=[.G156]-[.$B156]" office:value-type="float" office:value="0.238648176193237" calcext:value-type="float">
            <text:p>0.2386481762</text:p>
          </table:table-cell>
          <table:table-cell/>
          <table:table-cell office:value-type="float" office:value="1442890782.02616" calcext:value-type="float">
            <text:p>1442890782.02616</text:p>
          </table:table-cell>
          <table:table-cell table:formula="of:=[.J156]-[.$B156]" office:value-type="float" office:value="0.245534181594849" calcext:value-type="float">
            <text:p>0.245534181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90781.79203" calcext:value-type="float">
            <text:p>1442890781.79203</text:p>
          </table:table-cell>
          <table:table-cell office:value-type="float" office:value="896" calcext:value-type="float">
            <text:p>896</text:p>
          </table:table-cell>
          <table:table-cell table:formula="of:=[.B157]-[.B$2]" office:value-type="float" office:value="13.34588098526" calcext:value-type="float">
            <text:p>13.3458809853</text:p>
          </table:table-cell>
          <table:table-cell table:formula="of:=[.C157]/([.D157]-[.D156])" office:value-type="float" office:value="78571.9503240644" calcext:value-type="float">
            <text:p>78571.9503240644</text:p>
          </table:table-cell>
          <table:table-cell/>
          <table:table-cell office:value-type="float" office:value="1442890782.01929" calcext:value-type="float">
            <text:p>1442890782.01929</text:p>
          </table:table-cell>
          <table:table-cell table:formula="of:=[.G157]-[.$B157]" office:value-type="float" office:value="0.227263450622559" calcext:value-type="float">
            <text:p>0.2272634506</text:p>
          </table:table-cell>
          <table:table-cell/>
          <table:table-cell office:value-type="float" office:value="1442890782.02949" calcext:value-type="float">
            <text:p>1442890782.02949</text:p>
          </table:table-cell>
          <table:table-cell table:formula="of:=[.J157]-[.$B157]" office:value-type="float" office:value="0.237464427947998" calcext:value-type="float">
            <text:p>0.237464427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90781.80349" calcext:value-type="float">
            <text:p>1442890781.80349</text:p>
          </table:table-cell>
          <table:table-cell office:value-type="float" office:value="896" calcext:value-type="float">
            <text:p>896</text:p>
          </table:table-cell>
          <table:table-cell table:formula="of:=[.B158]-[.B$2]" office:value-type="float" office:value="13.3573472499847" calcext:value-type="float">
            <text:p>13.35734725</text:p>
          </table:table-cell>
          <table:table-cell table:formula="of:=[.C158]/([.D158]-[.D157])" office:value-type="float" office:value="78142.2740107708" calcext:value-type="float">
            <text:p>78142.2740107708</text:p>
          </table:table-cell>
          <table:table-cell/>
          <table:table-cell office:value-type="float" office:value="1442890782.01931" calcext:value-type="float">
            <text:p>1442890782.01931</text:p>
          </table:table-cell>
          <table:table-cell table:formula="of:=[.G158]-[.$B158]" office:value-type="float" office:value="0.215815782546997" calcext:value-type="float">
            <text:p>0.2158157825</text:p>
          </table:table-cell>
          <table:table-cell/>
          <table:table-cell office:value-type="float" office:value="1442890782.0329" calcext:value-type="float">
            <text:p>1442890782.0329</text:p>
          </table:table-cell>
          <table:table-cell table:formula="of:=[.J158]-[.$B158]" office:value-type="float" office:value="0.22940993309021" calcext:value-type="float">
            <text:p>0.229409933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90781.81489" calcext:value-type="float">
            <text:p>1442890781.81489</text:p>
          </table:table-cell>
          <table:table-cell office:value-type="float" office:value="896" calcext:value-type="float">
            <text:p>896</text:p>
          </table:table-cell>
          <table:table-cell table:formula="of:=[.B159]-[.B$2]" office:value-type="float" office:value="13.368744134903" calcext:value-type="float">
            <text:p>13.3687441349</text:p>
          </table:table-cell>
          <table:table-cell table:formula="of:=[.C159]/([.D159]-[.D158])" office:value-type="float" office:value="78617.9738086273" calcext:value-type="float">
            <text:p>78617.9738086273</text:p>
          </table:table-cell>
          <table:table-cell/>
          <table:table-cell office:value-type="float" office:value="1442890782.01933" calcext:value-type="float">
            <text:p>1442890782.01933</text:p>
          </table:table-cell>
          <table:table-cell table:formula="of:=[.G159]-[.$B159]" office:value-type="float" office:value="0.204437494277954" calcext:value-type="float">
            <text:p>0.2044374943</text:p>
          </table:table-cell>
          <table:table-cell/>
          <table:table-cell office:value-type="float" office:value="1442890782.03632" calcext:value-type="float">
            <text:p>1442890782.03632</text:p>
          </table:table-cell>
          <table:table-cell table:formula="of:=[.J159]-[.$B159]" office:value-type="float" office:value="0.221429109573364" calcext:value-type="float">
            <text:p>0.22142910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90781.8263" calcext:value-type="float">
            <text:p>1442890781.8263</text:p>
          </table:table-cell>
          <table:table-cell office:value-type="float" office:value="896" calcext:value-type="float">
            <text:p>896</text:p>
          </table:table-cell>
          <table:table-cell table:formula="of:=[.B160]-[.B$2]" office:value-type="float" office:value="13.3801531791687" calcext:value-type="float">
            <text:p>13.3801531792</text:p>
          </table:table-cell>
          <table:table-cell table:formula="of:=[.C160]/([.D160]-[.D159])" office:value-type="float" office:value="78534.1856100976" calcext:value-type="float">
            <text:p>78534.1856100976</text:p>
          </table:table-cell>
          <table:table-cell/>
          <table:table-cell office:value-type="float" office:value="1442890782.16254" calcext:value-type="float">
            <text:p>1442890782.16254</text:p>
          </table:table-cell>
          <table:table-cell table:formula="of:=[.G160]-[.$B160]" office:value-type="float" office:value="0.336244821548462" calcext:value-type="float">
            <text:p>0.3362448215</text:p>
          </table:table-cell>
          <table:table-cell/>
          <table:table-cell office:value-type="float" office:value="1442890782.16281" calcext:value-type="float">
            <text:p>1442890782.16281</text:p>
          </table:table-cell>
          <table:table-cell table:formula="of:=[.J160]-[.$B160]" office:value-type="float" office:value="0.336509466171265" calcext:value-type="float">
            <text:p>0.336509466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90781.83771" calcext:value-type="float">
            <text:p>1442890781.83771</text:p>
          </table:table-cell>
          <table:table-cell office:value-type="float" office:value="896" calcext:value-type="float">
            <text:p>896</text:p>
          </table:table-cell>
          <table:table-cell table:formula="of:=[.B161]-[.B$2]" office:value-type="float" office:value="13.3915643692017" calcext:value-type="float">
            <text:p>13.3915643692</text:p>
          </table:table-cell>
          <table:table-cell table:formula="of:=[.C161]/([.D161]-[.D160])" office:value-type="float" office:value="78519.4179933977" calcext:value-type="float">
            <text:p>78519.4179933977</text:p>
          </table:table-cell>
          <table:table-cell/>
          <table:table-cell office:value-type="float" office:value="1442890782.16259" calcext:value-type="float">
            <text:p>1442890782.16259</text:p>
          </table:table-cell>
          <table:table-cell table:formula="of:=[.G161]-[.$B161]" office:value-type="float" office:value="0.324878692626953" calcext:value-type="float">
            <text:p>0.3248786926</text:p>
          </table:table-cell>
          <table:table-cell/>
          <table:table-cell office:value-type="float" office:value="1442890782.16622" calcext:value-type="float">
            <text:p>1442890782.16622</text:p>
          </table:table-cell>
          <table:table-cell table:formula="of:=[.J161]-[.$B161]" office:value-type="float" office:value="0.328511476516724" calcext:value-type="float">
            <text:p>0.328511476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90781.84915" calcext:value-type="float">
            <text:p>1442890781.84915</text:p>
          </table:table-cell>
          <table:table-cell office:value-type="float" office:value="896" calcext:value-type="float">
            <text:p>896</text:p>
          </table:table-cell>
          <table:table-cell table:formula="of:=[.B162]-[.B$2]" office:value-type="float" office:value="13.4030017852783" calcext:value-type="float">
            <text:p>13.4030017853</text:p>
          </table:table-cell>
          <table:table-cell table:formula="of:=[.C162]/([.D162]-[.D161])" office:value-type="float" office:value="78339.3726340365" calcext:value-type="float">
            <text:p>78339.3726340365</text:p>
          </table:table-cell>
          <table:table-cell/>
          <table:table-cell office:value-type="float" office:value="1442890782.16261" calcext:value-type="float">
            <text:p>1442890782.16261</text:p>
          </table:table-cell>
          <table:table-cell table:formula="of:=[.G162]-[.$B162]" office:value-type="float" office:value="0.313466310501099" calcext:value-type="float">
            <text:p>0.3134663105</text:p>
          </table:table-cell>
          <table:table-cell/>
          <table:table-cell office:value-type="float" office:value="1442890782.16962" calcext:value-type="float">
            <text:p>1442890782.16962</text:p>
          </table:table-cell>
          <table:table-cell table:formula="of:=[.J162]-[.$B162]" office:value-type="float" office:value="0.320473909378052" calcext:value-type="float">
            <text:p>0.320473909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90781.86061" calcext:value-type="float">
            <text:p>1442890781.86061</text:p>
          </table:table-cell>
          <table:table-cell office:value-type="float" office:value="896" calcext:value-type="float">
            <text:p>896</text:p>
          </table:table-cell>
          <table:table-cell table:formula="of:=[.B163]-[.B$2]" office:value-type="float" office:value="13.4144625663757" calcext:value-type="float">
            <text:p>13.4144625664</text:p>
          </table:table-cell>
          <table:table-cell table:formula="of:=[.C163]/([.D163]-[.D162])" office:value-type="float" office:value="78179.6626586228" calcext:value-type="float">
            <text:p>78179.6626586228</text:p>
          </table:table-cell>
          <table:table-cell/>
          <table:table-cell office:value-type="float" office:value="1442890782.16263" calcext:value-type="float">
            <text:p>1442890782.16263</text:p>
          </table:table-cell>
          <table:table-cell table:formula="of:=[.G163]-[.$B163]" office:value-type="float" office:value="0.302024841308594" calcext:value-type="float">
            <text:p>0.3020248413</text:p>
          </table:table-cell>
          <table:table-cell/>
          <table:table-cell office:value-type="float" office:value="1442890782.17295" calcext:value-type="float">
            <text:p>1442890782.17295</text:p>
          </table:table-cell>
          <table:table-cell table:formula="of:=[.J163]-[.$B163]" office:value-type="float" office:value="0.312338829040527" calcext:value-type="float">
            <text:p>0.3123388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90781.87202" calcext:value-type="float">
            <text:p>1442890781.87202</text:p>
          </table:table-cell>
          <table:table-cell office:value-type="float" office:value="896" calcext:value-type="float">
            <text:p>896</text:p>
          </table:table-cell>
          <table:table-cell table:formula="of:=[.B164]-[.B$2]" office:value-type="float" office:value="13.4258754253387" calcext:value-type="float">
            <text:p>13.4258754253</text:p>
          </table:table-cell>
          <table:table-cell table:formula="of:=[.C164]/([.D164]-[.D163])" office:value-type="float" office:value="78507.9359084167" calcext:value-type="float">
            <text:p>78507.9359084167</text:p>
          </table:table-cell>
          <table:table-cell/>
          <table:table-cell office:value-type="float" office:value="1442890782.16265" calcext:value-type="float">
            <text:p>1442890782.16265</text:p>
          </table:table-cell>
          <table:table-cell table:formula="of:=[.G164]-[.$B164]" office:value-type="float" office:value="0.290632009506226" calcext:value-type="float">
            <text:p>0.2906320095</text:p>
          </table:table-cell>
          <table:table-cell/>
          <table:table-cell office:value-type="float" office:value="1442890782.17635" calcext:value-type="float">
            <text:p>1442890782.17635</text:p>
          </table:table-cell>
          <table:table-cell table:formula="of:=[.J164]-[.$B164]" office:value-type="float" office:value="0.304332733154297" calcext:value-type="float">
            <text:p>0.304332733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90781.88348" calcext:value-type="float">
            <text:p>1442890781.88348</text:p>
          </table:table-cell>
          <table:table-cell office:value-type="float" office:value="896" calcext:value-type="float">
            <text:p>896</text:p>
          </table:table-cell>
          <table:table-cell table:formula="of:=[.B165]-[.B$2]" office:value-type="float" office:value="13.4373338222504" calcext:value-type="float">
            <text:p>13.4373338223</text:p>
          </table:table-cell>
          <table:table-cell table:formula="of:=[.C165]/([.D165]-[.D164])" office:value-type="float" office:value="78195.9297544736" calcext:value-type="float">
            <text:p>78195.9297544736</text:p>
          </table:table-cell>
          <table:table-cell/>
          <table:table-cell office:value-type="float" office:value="1442890782.16267" calcext:value-type="float">
            <text:p>1442890782.16267</text:p>
          </table:table-cell>
          <table:table-cell table:formula="of:=[.G165]-[.$B165]" office:value-type="float" office:value="0.279191732406616" calcext:value-type="float">
            <text:p>0.2791917324</text:p>
          </table:table-cell>
          <table:table-cell/>
          <table:table-cell office:value-type="float" office:value="1442890782.17976" calcext:value-type="float">
            <text:p>1442890782.17976</text:p>
          </table:table-cell>
          <table:table-cell table:formula="of:=[.J165]-[.$B165]" office:value-type="float" office:value="0.296277761459351" calcext:value-type="float">
            <text:p>0.296277761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890781.89489" calcext:value-type="float">
            <text:p>1442890781.89489</text:p>
          </table:table-cell>
          <table:table-cell office:value-type="float" office:value="896" calcext:value-type="float">
            <text:p>896</text:p>
          </table:table-cell>
          <table:table-cell table:formula="of:=[.B166]-[.B$2]" office:value-type="float" office:value="13.4487411975861" calcext:value-type="float">
            <text:p>13.4487411976</text:p>
          </table:table-cell>
          <table:table-cell table:formula="of:=[.C166]/([.D166]-[.D165])" office:value-type="float" office:value="78545.675375162" calcext:value-type="float">
            <text:p>78545.675375162</text:p>
          </table:table-cell>
          <table:table-cell/>
          <table:table-cell office:value-type="float" office:value="1442890782.16269" calcext:value-type="float">
            <text:p>1442890782.16269</text:p>
          </table:table-cell>
          <table:table-cell table:formula="of:=[.G166]-[.$B166]" office:value-type="float" office:value="0.267802238464355" calcext:value-type="float">
            <text:p>0.2678022385</text:p>
          </table:table-cell>
          <table:table-cell/>
          <table:table-cell office:value-type="float" office:value="1442890782.18313" calcext:value-type="float">
            <text:p>1442890782.18313</text:p>
          </table:table-cell>
          <table:table-cell table:formula="of:=[.J166]-[.$B166]" office:value-type="float" office:value="0.28824257850647" calcext:value-type="float">
            <text:p>0.288242578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890781.90635" calcext:value-type="float">
            <text:p>1442890781.90635</text:p>
          </table:table-cell>
          <table:table-cell office:value-type="float" office:value="896" calcext:value-type="float">
            <text:p>896</text:p>
          </table:table-cell>
          <table:table-cell table:formula="of:=[.B167]-[.B$2]" office:value-type="float" office:value="13.4602015018463" calcext:value-type="float">
            <text:p>13.4602015018</text:p>
          </table:table-cell>
          <table:table-cell table:formula="of:=[.C167]/([.D167]-[.D166])" office:value-type="float" office:value="78182.9155363235" calcext:value-type="float">
            <text:p>78182.9155363235</text:p>
          </table:table-cell>
          <table:table-cell/>
          <table:table-cell office:value-type="float" office:value="1442890782.16271" calcext:value-type="float">
            <text:p>1442890782.16271</text:p>
          </table:table-cell>
          <table:table-cell table:formula="of:=[.G167]-[.$B167]" office:value-type="float" office:value="0.256360054016113" calcext:value-type="float">
            <text:p>0.256360054</text:p>
          </table:table-cell>
          <table:table-cell/>
          <table:table-cell office:value-type="float" office:value="1442890782.18653" calcext:value-type="float">
            <text:p>1442890782.18653</text:p>
          </table:table-cell>
          <table:table-cell table:formula="of:=[.J167]-[.$B167]" office:value-type="float" office:value="0.28018045425415" calcext:value-type="float">
            <text:p>0.280180454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890781.91781" calcext:value-type="float">
            <text:p>1442890781.91781</text:p>
          </table:table-cell>
          <table:table-cell office:value-type="float" office:value="896" calcext:value-type="float">
            <text:p>896</text:p>
          </table:table-cell>
          <table:table-cell table:formula="of:=[.B168]-[.B$2]" office:value-type="float" office:value="13.4716699123383" calcext:value-type="float">
            <text:p>13.4716699123</text:p>
          </table:table-cell>
          <table:table-cell table:formula="of:=[.C168]/([.D168]-[.D167])" office:value-type="float" office:value="78127.6534031849" calcext:value-type="float">
            <text:p>78127.6534031849</text:p>
          </table:table-cell>
          <table:table-cell/>
          <table:table-cell office:value-type="float" office:value="1442890782.16272" calcext:value-type="float">
            <text:p>1442890782.16272</text:p>
          </table:table-cell>
          <table:table-cell table:formula="of:=[.G168]-[.$B168]" office:value-type="float" office:value="0.24491024017334" calcext:value-type="float">
            <text:p>0.2449102402</text:p>
          </table:table-cell>
          <table:table-cell/>
          <table:table-cell office:value-type="float" office:value="1442890782.18993" calcext:value-type="float">
            <text:p>1442890782.18993</text:p>
          </table:table-cell>
          <table:table-cell table:formula="of:=[.J168]-[.$B168]" office:value-type="float" office:value="0.272117614746094" calcext:value-type="float">
            <text:p>0.272117614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890781.9292" calcext:value-type="float">
            <text:p>1442890781.9292</text:p>
          </table:table-cell>
          <table:table-cell office:value-type="float" office:value="896" calcext:value-type="float">
            <text:p>896</text:p>
          </table:table-cell>
          <table:table-cell table:formula="of:=[.B169]-[.B$2]" office:value-type="float" office:value="13.4830598831177" calcext:value-type="float">
            <text:p>13.4830598831</text:p>
          </table:table-cell>
          <table:table-cell table:formula="of:=[.C169]/([.D169]-[.D168])" office:value-type="float" office:value="78665.6978628095" calcext:value-type="float">
            <text:p>78665.6978628095</text:p>
          </table:table-cell>
          <table:table-cell/>
          <table:table-cell office:value-type="float" office:value="1442890782.16274" calcext:value-type="float">
            <text:p>1442890782.16274</text:p>
          </table:table-cell>
          <table:table-cell table:formula="of:=[.G169]-[.$B169]" office:value-type="float" office:value="0.23353910446167" calcext:value-type="float">
            <text:p>0.2335391045</text:p>
          </table:table-cell>
          <table:table-cell/>
          <table:table-cell office:value-type="float" office:value="1442890782.19331" calcext:value-type="float">
            <text:p>1442890782.19331</text:p>
          </table:table-cell>
          <table:table-cell table:formula="of:=[.J169]-[.$B169]" office:value-type="float" office:value="0.264101505279541" calcext:value-type="float">
            <text:p>0.264101505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890781.94058" calcext:value-type="float">
            <text:p>1442890781.94058</text:p>
          </table:table-cell>
          <table:table-cell office:value-type="float" office:value="896" calcext:value-type="float">
            <text:p>896</text:p>
          </table:table-cell>
          <table:table-cell table:formula="of:=[.B170]-[.B$2]" office:value-type="float" office:value="13.4944381713867" calcext:value-type="float">
            <text:p>13.4944381714</text:p>
          </table:table-cell>
          <table:table-cell table:formula="of:=[.C170]/([.D170]-[.D169])" office:value-type="float" office:value="78746.4668510603" calcext:value-type="float">
            <text:p>78746.4668510603</text:p>
          </table:table-cell>
          <table:table-cell/>
          <table:table-cell office:value-type="float" office:value="1442890782.16276" calcext:value-type="float">
            <text:p>1442890782.16276</text:p>
          </table:table-cell>
          <table:table-cell table:formula="of:=[.G170]-[.$B170]" office:value-type="float" office:value="0.222179651260376" calcext:value-type="float">
            <text:p>0.2221796513</text:p>
          </table:table-cell>
          <table:table-cell/>
          <table:table-cell office:value-type="float" office:value="1442890782.19671" calcext:value-type="float">
            <text:p>1442890782.19671</text:p>
          </table:table-cell>
          <table:table-cell table:formula="of:=[.J170]-[.$B170]" office:value-type="float" office:value="0.256125211715698" calcext:value-type="float">
            <text:p>0.256125211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890781.95199" calcext:value-type="float">
            <text:p>1442890781.95199</text:p>
          </table:table-cell>
          <table:table-cell office:value-type="float" office:value="896" calcext:value-type="float">
            <text:p>896</text:p>
          </table:table-cell>
          <table:table-cell table:formula="of:=[.B171]-[.B$2]" office:value-type="float" office:value="13.505847454071" calcext:value-type="float">
            <text:p>13.5058474541</text:p>
          </table:table-cell>
          <table:table-cell table:formula="of:=[.C171]/([.D171]-[.D170])" office:value-type="float" office:value="78532.5444894889" calcext:value-type="float">
            <text:p>78532.5444894889</text:p>
          </table:table-cell>
          <table:table-cell/>
          <table:table-cell office:value-type="float" office:value="1442890782.16278" calcext:value-type="float">
            <text:p>1442890782.16278</text:p>
          </table:table-cell>
          <table:table-cell table:formula="of:=[.G171]-[.$B171]" office:value-type="float" office:value="0.210789442062378" calcext:value-type="float">
            <text:p>0.2107894421</text:p>
          </table:table-cell>
          <table:table-cell/>
          <table:table-cell office:value-type="float" office:value="1442890782.20007" calcext:value-type="float">
            <text:p>1442890782.20007</text:p>
          </table:table-cell>
          <table:table-cell table:formula="of:=[.J171]-[.$B171]" office:value-type="float" office:value="0.248081207275391" calcext:value-type="float">
            <text:p>0.248081207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890781.9634" calcext:value-type="float">
            <text:p>1442890781.9634</text:p>
          </table:table-cell>
          <table:table-cell office:value-type="float" office:value="896" calcext:value-type="float">
            <text:p>896</text:p>
          </table:table-cell>
          <table:table-cell table:formula="of:=[.B172]-[.B$2]" office:value-type="float" office:value="13.5172564983368" calcext:value-type="float">
            <text:p>13.5172564983</text:p>
          </table:table-cell>
          <table:table-cell table:formula="of:=[.C172]/([.D172]-[.D171])" office:value-type="float" office:value="78534.1856100976" calcext:value-type="float">
            <text:p>78534.1856100976</text:p>
          </table:table-cell>
          <table:table-cell/>
          <table:table-cell office:value-type="float" office:value="1442890782.22014" calcext:value-type="float">
            <text:p>1442890782.22014</text:p>
          </table:table-cell>
          <table:table-cell table:formula="of:=[.G172]-[.$B172]" office:value-type="float" office:value="0.256741285324097" calcext:value-type="float">
            <text:p>0.2567412853</text:p>
          </table:table-cell>
          <table:table-cell/>
          <table:table-cell office:value-type="float" office:value="1442890782.22033" calcext:value-type="float">
            <text:p>1442890782.22033</text:p>
          </table:table-cell>
          <table:table-cell table:formula="of:=[.J172]-[.$B172]" office:value-type="float" office:value="0.256924390792847" calcext:value-type="float">
            <text:p>0.256924390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890781.97476" calcext:value-type="float">
            <text:p>1442890781.97476</text:p>
          </table:table-cell>
          <table:table-cell office:value-type="float" office:value="896" calcext:value-type="float">
            <text:p>896</text:p>
          </table:table-cell>
          <table:table-cell table:formula="of:=[.B173]-[.B$2]" office:value-type="float" office:value="13.5286185741425" calcext:value-type="float">
            <text:p>13.5286185741</text:p>
          </table:table-cell>
          <table:table-cell table:formula="of:=[.C173]/([.D173]-[.D172])" office:value-type="float" office:value="78858.8296122209" calcext:value-type="float">
            <text:p>78858.8296122209</text:p>
          </table:table-cell>
          <table:table-cell/>
          <table:table-cell office:value-type="float" office:value="1442890782.22021" calcext:value-type="float">
            <text:p>1442890782.22021</text:p>
          </table:table-cell>
          <table:table-cell table:formula="of:=[.G173]-[.$B173]" office:value-type="float" office:value="0.245444774627686" calcext:value-type="float">
            <text:p>0.2454447746</text:p>
          </table:table-cell>
          <table:table-cell/>
          <table:table-cell office:value-type="float" office:value="1442890782.22373" calcext:value-type="float">
            <text:p>1442890782.22373</text:p>
          </table:table-cell>
          <table:table-cell table:formula="of:=[.J173]-[.$B173]" office:value-type="float" office:value="0.248964309692383" calcext:value-type="float">
            <text:p>0.248964309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890781.98622" calcext:value-type="float">
            <text:p>1442890781.98622</text:p>
          </table:table-cell>
          <table:table-cell office:value-type="float" office:value="896" calcext:value-type="float">
            <text:p>896</text:p>
          </table:table-cell>
          <table:table-cell table:formula="of:=[.B174]-[.B$2]" office:value-type="float" office:value="13.5400750637054" calcext:value-type="float">
            <text:p>13.5400750637</text:p>
          </table:table-cell>
          <table:table-cell table:formula="of:=[.C174]/([.D174]-[.D173])" office:value-type="float" office:value="78208.9483060018" calcext:value-type="float">
            <text:p>78208.9483060018</text:p>
          </table:table-cell>
          <table:table-cell/>
          <table:table-cell office:value-type="float" office:value="1442890782.22024" calcext:value-type="float">
            <text:p>1442890782.22024</text:p>
          </table:table-cell>
          <table:table-cell table:formula="of:=[.G174]-[.$B174]" office:value-type="float" office:value="0.234020471572876" calcext:value-type="float">
            <text:p>0.2340204716</text:p>
          </table:table-cell>
          <table:table-cell/>
          <table:table-cell office:value-type="float" office:value="1442890782.22712" calcext:value-type="float">
            <text:p>1442890782.22712</text:p>
          </table:table-cell>
          <table:table-cell table:formula="of:=[.J174]-[.$B174]" office:value-type="float" office:value="0.240903615951538" calcext:value-type="float">
            <text:p>0.24090361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890781.99758" calcext:value-type="float">
            <text:p>1442890781.99758</text:p>
          </table:table-cell>
          <table:table-cell office:value-type="float" office:value="896" calcext:value-type="float">
            <text:p>896</text:p>
          </table:table-cell>
          <table:table-cell table:formula="of:=[.B175]-[.B$2]" office:value-type="float" office:value="13.5514361858368" calcext:value-type="float">
            <text:p>13.5514361858</text:p>
          </table:table-cell>
          <table:table-cell table:formula="of:=[.C175]/([.D175]-[.D174])" office:value-type="float" office:value="78865.4491731722" calcext:value-type="float">
            <text:p>78865.4491731722</text:p>
          </table:table-cell>
          <table:table-cell/>
          <table:table-cell office:value-type="float" office:value="1442890782.22026" calcext:value-type="float">
            <text:p>1442890782.22026</text:p>
          </table:table-cell>
          <table:table-cell table:formula="of:=[.G175]-[.$B175]" office:value-type="float" office:value="0.222679615020752" calcext:value-type="float">
            <text:p>0.222679615</text:p>
          </table:table-cell>
          <table:table-cell/>
          <table:table-cell office:value-type="float" office:value="1442890782.23047" calcext:value-type="float">
            <text:p>1442890782.23047</text:p>
          </table:table-cell>
          <table:table-cell table:formula="of:=[.J175]-[.$B175]" office:value-type="float" office:value="0.232884407043457" calcext:value-type="float">
            <text:p>0.23288440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890782.0069" calcext:value-type="float">
            <text:p>1442890782.0069</text:p>
          </table:table-cell>
          <table:table-cell office:value-type="float" office:value="896" calcext:value-type="float">
            <text:p>896</text:p>
          </table:table-cell>
          <table:table-cell table:formula="of:=[.B176]-[.B$2]" office:value-type="float" office:value="13.5607550144196" calcext:value-type="float">
            <text:p>13.5607550144</text:p>
          </table:table-cell>
          <table:table-cell table:formula="of:=[.C176]/([.D176]-[.D175])" office:value-type="float" office:value="96149.4239369595" calcext:value-type="float">
            <text:p>96149.4239369595</text:p>
          </table:table-cell>
          <table:table-cell/>
          <table:table-cell office:value-type="float" office:value="1442890782.22028" calcext:value-type="float">
            <text:p>1442890782.22028</text:p>
          </table:table-cell>
          <table:table-cell table:formula="of:=[.G176]-[.$B176]" office:value-type="float" office:value="0.213380336761475" calcext:value-type="float">
            <text:p>0.2133803368</text:p>
          </table:table-cell>
          <table:table-cell/>
          <table:table-cell office:value-type="float" office:value="1442890782.23391" calcext:value-type="float">
            <text:p>1442890782.23391</text:p>
          </table:table-cell>
          <table:table-cell table:formula="of:=[.J176]-[.$B176]" office:value-type="float" office:value="0.227012634277344" calcext:value-type="float">
            <text:p>0.227012634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890782.01636" calcext:value-type="float">
            <text:p>1442890782.01636</text:p>
          </table:table-cell>
          <table:table-cell office:value-type="float" office:value="896" calcext:value-type="float">
            <text:p>896</text:p>
          </table:table-cell>
          <table:table-cell table:formula="of:=[.B177]-[.B$2]" office:value-type="float" office:value="13.5702178478241" calcext:value-type="float">
            <text:p>13.5702178478</text:p>
          </table:table-cell>
          <table:table-cell table:formula="of:=[.C177]/([.D177]-[.D176])" office:value-type="float" office:value="94686.2278659612" calcext:value-type="float">
            <text:p>94686.2278659612</text:p>
          </table:table-cell>
          <table:table-cell/>
          <table:table-cell office:value-type="float" office:value="1442890782.2203" calcext:value-type="float">
            <text:p>1442890782.2203</text:p>
          </table:table-cell>
          <table:table-cell table:formula="of:=[.G177]-[.$B177]" office:value-type="float" office:value="0.203935861587524" calcext:value-type="float">
            <text:p>0.2039358616</text:p>
          </table:table-cell>
          <table:table-cell/>
          <table:table-cell office:value-type="float" office:value="1442890782.2373" calcext:value-type="float">
            <text:p>1442890782.2373</text:p>
          </table:table-cell>
          <table:table-cell table:formula="of:=[.J177]-[.$B177]" office:value-type="float" office:value="0.220940589904785" calcext:value-type="float">
            <text:p>0.220940589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890782.02582" calcext:value-type="float">
            <text:p>1442890782.02582</text:p>
          </table:table-cell>
          <table:table-cell office:value-type="float" office:value="896" calcext:value-type="float">
            <text:p>896</text:p>
          </table:table-cell>
          <table:table-cell table:formula="of:=[.B178]-[.B$2]" office:value-type="float" office:value="13.5796737670898" calcext:value-type="float">
            <text:p>13.5796737671</text:p>
          </table:table-cell>
          <table:table-cell table:formula="of:=[.C178]/([.D178]-[.D177])" office:value-type="float" office:value="94755.4621416505" calcext:value-type="float">
            <text:p>94755.4621416505</text:p>
          </table:table-cell>
          <table:table-cell/>
          <table:table-cell office:value-type="float" office:value="1442890782.33808" calcext:value-type="float">
            <text:p>1442890782.33808</text:p>
          </table:table-cell>
          <table:table-cell table:formula="of:=[.G178]-[.$B178]" office:value-type="float" office:value="0.312264442443848" calcext:value-type="float">
            <text:p>0.3122644424</text:p>
          </table:table-cell>
          <table:table-cell/>
          <table:table-cell office:value-type="float" office:value="1442890782.33846" calcext:value-type="float">
            <text:p>1442890782.33846</text:p>
          </table:table-cell>
          <table:table-cell table:formula="of:=[.J178]-[.$B178]" office:value-type="float" office:value="0.312638998031616" calcext:value-type="float">
            <text:p>0.31263899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890782.03524" calcext:value-type="float">
            <text:p>1442890782.03524</text:p>
          </table:table-cell>
          <table:table-cell office:value-type="float" office:value="896" calcext:value-type="float">
            <text:p>896</text:p>
          </table:table-cell>
          <table:table-cell table:formula="of:=[.B179]-[.B$2]" office:value-type="float" office:value="13.5890913009644" calcext:value-type="float">
            <text:p>13.589091301</text:p>
          </table:table-cell>
          <table:table-cell table:formula="of:=[.C179]/([.D179]-[.D178])" office:value-type="float" office:value="95141.680607595" calcext:value-type="float">
            <text:p>95141.680607595</text:p>
          </table:table-cell>
          <table:table-cell/>
          <table:table-cell office:value-type="float" office:value="1442890782.33815" calcext:value-type="float">
            <text:p>1442890782.33815</text:p>
          </table:table-cell>
          <table:table-cell table:formula="of:=[.G179]-[.$B179]" office:value-type="float" office:value="0.302917957305908" calcext:value-type="float">
            <text:p>0.3029179573</text:p>
          </table:table-cell>
          <table:table-cell/>
          <table:table-cell office:value-type="float" office:value="1442890782.34187" calcext:value-type="float">
            <text:p>1442890782.34187</text:p>
          </table:table-cell>
          <table:table-cell table:formula="of:=[.J179]-[.$B179]" office:value-type="float" office:value="0.306635141372681" calcext:value-type="float">
            <text:p>0.306635141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890782.04467" calcext:value-type="float">
            <text:p>1442890782.04467</text:p>
          </table:table-cell>
          <table:table-cell office:value-type="float" office:value="896" calcext:value-type="float">
            <text:p>896</text:p>
          </table:table-cell>
          <table:table-cell table:formula="of:=[.B180]-[.B$2]" office:value-type="float" office:value="13.5985298156738" calcext:value-type="float">
            <text:p>13.5985298157</text:p>
          </table:table-cell>
          <table:table-cell table:formula="of:=[.C180]/([.D180]-[.D179])" office:value-type="float" office:value="94930.1905627968" calcext:value-type="float">
            <text:p>94930.1905627968</text:p>
          </table:table-cell>
          <table:table-cell/>
          <table:table-cell office:value-type="float" office:value="1442890782.33819" calcext:value-type="float">
            <text:p>1442890782.33819</text:p>
          </table:table-cell>
          <table:table-cell table:formula="of:=[.G180]-[.$B180]" office:value-type="float" office:value="0.293516874313354" calcext:value-type="float">
            <text:p>0.2935168743</text:p>
          </table:table-cell>
          <table:table-cell/>
          <table:table-cell office:value-type="float" office:value="1442890782.34528" calcext:value-type="float">
            <text:p>1442890782.34528</text:p>
          </table:table-cell>
          <table:table-cell table:formula="of:=[.J180]-[.$B180]" office:value-type="float" office:value="0.300604343414307" calcext:value-type="float">
            <text:p>0.300604343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890782.05406" calcext:value-type="float">
            <text:p>1442890782.05406</text:p>
          </table:table-cell>
          <table:table-cell office:value-type="float" office:value="896" calcext:value-type="float">
            <text:p>896</text:p>
          </table:table-cell>
          <table:table-cell table:formula="of:=[.B181]-[.B$2]" office:value-type="float" office:value="13.6079189777374" calcext:value-type="float">
            <text:p>13.6079189777</text:p>
          </table:table-cell>
          <table:table-cell table:formula="of:=[.C181]/([.D181]-[.D180])" office:value-type="float" office:value="95429.1761001498" calcext:value-type="float">
            <text:p>95429.1761001498</text:p>
          </table:table-cell>
          <table:table-cell/>
          <table:table-cell office:value-type="float" office:value="1442890782.33825" calcext:value-type="float">
            <text:p>1442890782.33825</text:p>
          </table:table-cell>
          <table:table-cell table:formula="of:=[.G181]-[.$B181]" office:value-type="float" office:value="0.284182071685791" calcext:value-type="float">
            <text:p>0.2841820717</text:p>
          </table:table-cell>
          <table:table-cell/>
          <table:table-cell office:value-type="float" office:value="1442890782.34863" calcext:value-type="float">
            <text:p>1442890782.34863</text:p>
          </table:table-cell>
          <table:table-cell table:formula="of:=[.J181]-[.$B181]" office:value-type="float" office:value="0.294562816619873" calcext:value-type="float">
            <text:p>0.294562816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890782.06349" calcext:value-type="float">
            <text:p>1442890782.06349</text:p>
          </table:table-cell>
          <table:table-cell office:value-type="float" office:value="896" calcext:value-type="float">
            <text:p>896</text:p>
          </table:table-cell>
          <table:table-cell table:formula="of:=[.B182]-[.B$2]" office:value-type="float" office:value="13.6173453330994" calcext:value-type="float">
            <text:p>13.6173453331</text:p>
          </table:table-cell>
          <table:table-cell table:formula="of:=[.C182]/([.D182]-[.D181])" office:value-type="float" office:value="95052.6439537648" calcext:value-type="float">
            <text:p>95052.6439537648</text:p>
          </table:table-cell>
          <table:table-cell/>
          <table:table-cell office:value-type="float" office:value="1442890782.33829" calcext:value-type="float">
            <text:p>1442890782.33829</text:p>
          </table:table-cell>
          <table:table-cell table:formula="of:=[.G182]-[.$B182]" office:value-type="float" office:value="0.274797201156616" calcext:value-type="float">
            <text:p>0.2747972012</text:p>
          </table:table-cell>
          <table:table-cell/>
          <table:table-cell office:value-type="float" office:value="1442890782.35205" calcext:value-type="float">
            <text:p>1442890782.35205</text:p>
          </table:table-cell>
          <table:table-cell table:formula="of:=[.J182]-[.$B182]" office:value-type="float" office:value="0.288557291030884" calcext:value-type="float">
            <text:p>0.28855729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890782.07288" calcext:value-type="float">
            <text:p>1442890782.07288</text:p>
          </table:table-cell>
          <table:table-cell office:value-type="float" office:value="896" calcext:value-type="float">
            <text:p>896</text:p>
          </table:table-cell>
          <table:table-cell table:formula="of:=[.B183]-[.B$2]" office:value-type="float" office:value="13.6267354488373" calcext:value-type="float">
            <text:p>13.6267354488</text:p>
          </table:table-cell>
          <table:table-cell table:formula="of:=[.C183]/([.D183]-[.D182])" office:value-type="float" office:value="95419.4841690999" calcext:value-type="float">
            <text:p>95419.4841690999</text:p>
          </table:table-cell>
          <table:table-cell/>
          <table:table-cell office:value-type="float" office:value="1442890782.33831" calcext:value-type="float">
            <text:p>1442890782.33831</text:p>
          </table:table-cell>
          <table:table-cell table:formula="of:=[.G183]-[.$B183]" office:value-type="float" office:value="0.265428066253662" calcext:value-type="float">
            <text:p>0.2654280663</text:p>
          </table:table-cell>
          <table:table-cell/>
          <table:table-cell office:value-type="float" office:value="1442890782.35545" calcext:value-type="float">
            <text:p>1442890782.35545</text:p>
          </table:table-cell>
          <table:table-cell table:formula="of:=[.J183]-[.$B183]" office:value-type="float" office:value="0.282574892044067" calcext:value-type="float">
            <text:p>0.28257489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890782.08226" calcext:value-type="float">
            <text:p>1442890782.08226</text:p>
          </table:table-cell>
          <table:table-cell office:value-type="float" office:value="896" calcext:value-type="float">
            <text:p>896</text:p>
          </table:table-cell>
          <table:table-cell table:formula="of:=[.B184]-[.B$2]" office:value-type="float" office:value="13.6361107826233" calcext:value-type="float">
            <text:p>13.6361107826</text:p>
          </table:table-cell>
          <table:table-cell table:formula="of:=[.C184]/([.D184]-[.D183])" office:value-type="float" office:value="95569.9306767032" calcext:value-type="float">
            <text:p>95569.9306767032</text:p>
          </table:table-cell>
          <table:table-cell/>
          <table:table-cell office:value-type="float" office:value="1442890782.33833" calcext:value-type="float">
            <text:p>1442890782.33833</text:p>
          </table:table-cell>
          <table:table-cell table:formula="of:=[.G184]-[.$B184]" office:value-type="float" office:value="0.256072998046875" calcext:value-type="float">
            <text:p>0.256072998</text:p>
          </table:table-cell>
          <table:table-cell/>
          <table:table-cell office:value-type="float" office:value="1442890782.35884" calcext:value-type="float">
            <text:p>1442890782.35884</text:p>
          </table:table-cell>
          <table:table-cell table:formula="of:=[.J184]-[.$B184]" office:value-type="float" office:value="0.276583909988403" calcext:value-type="float">
            <text:p>0.2765839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890782.09167" calcext:value-type="float">
            <text:p>1442890782.09167</text:p>
          </table:table-cell>
          <table:table-cell office:value-type="float" office:value="896" calcext:value-type="float">
            <text:p>896</text:p>
          </table:table-cell>
          <table:table-cell table:formula="of:=[.B185]-[.B$2]" office:value-type="float" office:value="13.6455256938934" calcext:value-type="float">
            <text:p>13.6455256939</text:p>
          </table:table-cell>
          <table:table-cell table:formula="of:=[.C185]/([.D185]-[.D184])" office:value-type="float" office:value="95168.1831396085" calcext:value-type="float">
            <text:p>95168.1831396085</text:p>
          </table:table-cell>
          <table:table-cell/>
          <table:table-cell office:value-type="float" office:value="1442890782.33835" calcext:value-type="float">
            <text:p>1442890782.33835</text:p>
          </table:table-cell>
          <table:table-cell table:formula="of:=[.G185]-[.$B185]" office:value-type="float" office:value="0.246678113937378" calcext:value-type="float">
            <text:p>0.2466781139</text:p>
          </table:table-cell>
          <table:table-cell/>
          <table:table-cell office:value-type="float" office:value="1442890782.36227" calcext:value-type="float">
            <text:p>1442890782.36227</text:p>
          </table:table-cell>
          <table:table-cell table:formula="of:=[.J185]-[.$B185]" office:value-type="float" office:value="0.270602703094482" calcext:value-type="float">
            <text:p>0.270602703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890782.10113" calcext:value-type="float">
            <text:p>1442890782.10113</text:p>
          </table:table-cell>
          <table:table-cell office:value-type="float" office:value="896" calcext:value-type="float">
            <text:p>896</text:p>
          </table:table-cell>
          <table:table-cell table:formula="of:=[.B186]-[.B$2]" office:value-type="float" office:value="13.6549813747406" calcext:value-type="float">
            <text:p>13.6549813747</text:p>
          </table:table-cell>
          <table:table-cell table:formula="of:=[.C186]/([.D186]-[.D185])" office:value-type="float" office:value="94757.851336359" calcext:value-type="float">
            <text:p>94757.851336359</text:p>
          </table:table-cell>
          <table:table-cell/>
          <table:table-cell office:value-type="float" office:value="1442890782.33837" calcext:value-type="float">
            <text:p>1442890782.33837</text:p>
          </table:table-cell>
          <table:table-cell table:formula="of:=[.G186]-[.$B186]" office:value-type="float" office:value="0.237242221832275" calcext:value-type="float">
            <text:p>0.2372422218</text:p>
          </table:table-cell>
          <table:table-cell/>
          <table:table-cell office:value-type="float" office:value="1442890782.36568" calcext:value-type="float">
            <text:p>1442890782.36568</text:p>
          </table:table-cell>
          <table:table-cell table:formula="of:=[.J186]-[.$B186]" office:value-type="float" office:value="0.264552116394043" calcext:value-type="float">
            <text:p>0.264552116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890782.11054" calcext:value-type="float">
            <text:p>1442890782.11054</text:p>
          </table:table-cell>
          <table:table-cell office:value-type="float" office:value="896" calcext:value-type="float">
            <text:p>896</text:p>
          </table:table-cell>
          <table:table-cell table:formula="of:=[.B187]-[.B$2]" office:value-type="float" office:value="13.6643948554993" calcext:value-type="float">
            <text:p>13.6643948555</text:p>
          </table:table-cell>
          <table:table-cell table:formula="of:=[.C187]/([.D187]-[.D186])" office:value-type="float" office:value="95182.6452903781" calcext:value-type="float">
            <text:p>95182.6452903781</text:p>
          </table:table-cell>
          <table:table-cell/>
          <table:table-cell office:value-type="float" office:value="1442890782.33839" calcext:value-type="float">
            <text:p>1442890782.33839</text:p>
          </table:table-cell>
          <table:table-cell table:formula="of:=[.G187]-[.$B187]" office:value-type="float" office:value="0.227848529815674" calcext:value-type="float">
            <text:p>0.2278485298</text:p>
          </table:table-cell>
          <table:table-cell/>
          <table:table-cell office:value-type="float" office:value="1442890782.36904" calcext:value-type="float">
            <text:p>1442890782.36904</text:p>
          </table:table-cell>
          <table:table-cell table:formula="of:=[.J187]-[.$B187]" office:value-type="float" office:value="0.25850248336792" calcext:value-type="float">
            <text:p>0.258502483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890782.12002" calcext:value-type="float">
            <text:p>1442890782.12002</text:p>
          </table:table-cell>
          <table:table-cell office:value-type="float" office:value="896" calcext:value-type="float">
            <text:p>896</text:p>
          </table:table-cell>
          <table:table-cell table:formula="of:=[.B188]-[.B$2]" office:value-type="float" office:value="13.673876285553" calcext:value-type="float">
            <text:p>13.6738762856</text:p>
          </table:table-cell>
          <table:table-cell table:formula="of:=[.C188]/([.D188]-[.D187])" office:value-type="float" office:value="94500.5125729229" calcext:value-type="float">
            <text:p>94500.5125729229</text:p>
          </table:table-cell>
          <table:table-cell/>
          <table:table-cell office:value-type="float" office:value="1442890782.33841" calcext:value-type="float">
            <text:p>1442890782.33841</text:p>
          </table:table-cell>
          <table:table-cell table:formula="of:=[.G188]-[.$B188]" office:value-type="float" office:value="0.218386888504028" calcext:value-type="float">
            <text:p>0.2183868885</text:p>
          </table:table-cell>
          <table:table-cell/>
          <table:table-cell office:value-type="float" office:value="1442890782.37247" calcext:value-type="float">
            <text:p>1442890782.37247</text:p>
          </table:table-cell>
          <table:table-cell table:formula="of:=[.J188]-[.$B188]" office:value-type="float" office:value="0.252449989318848" calcext:value-type="float">
            <text:p>0.252449989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890782.12945" calcext:value-type="float">
            <text:p>1442890782.12945</text:p>
          </table:table-cell>
          <table:table-cell office:value-type="float" office:value="896" calcext:value-type="float">
            <text:p>896</text:p>
          </table:table-cell>
          <table:table-cell table:formula="of:=[.B189]-[.B$2]" office:value-type="float" office:value="13.6833009719849" calcext:value-type="float">
            <text:p>13.683300972</text:p>
          </table:table-cell>
          <table:table-cell table:formula="of:=[.C189]/([.D189]-[.D188])" office:value-type="float" office:value="95069.4759423223" calcext:value-type="float">
            <text:p>95069.4759423223</text:p>
          </table:table-cell>
          <table:table-cell/>
          <table:table-cell office:value-type="float" office:value="1442890782.33843" calcext:value-type="float">
            <text:p>1442890782.33843</text:p>
          </table:table-cell>
          <table:table-cell table:formula="of:=[.G189]-[.$B189]" office:value-type="float" office:value="0.208982229232788" calcext:value-type="float">
            <text:p>0.2089822292</text:p>
          </table:table-cell>
          <table:table-cell/>
          <table:table-cell office:value-type="float" office:value="1442890782.37591" calcext:value-type="float">
            <text:p>1442890782.37591</text:p>
          </table:table-cell>
          <table:table-cell table:formula="of:=[.J189]-[.$B189]" office:value-type="float" office:value="0.246462821960449" calcext:value-type="float">
            <text:p>0.24646282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890782.13885" calcext:value-type="float">
            <text:p>1442890782.13885</text:p>
          </table:table-cell>
          <table:table-cell office:value-type="float" office:value="896" calcext:value-type="float">
            <text:p>896</text:p>
          </table:table-cell>
          <table:table-cell table:formula="of:=[.B190]-[.B$2]" office:value-type="float" office:value="13.6927042007446" calcext:value-type="float">
            <text:p>13.6927042007</text:p>
          </table:table-cell>
          <table:table-cell table:formula="of:=[.C190]/([.D190]-[.D189])" office:value-type="float" office:value="95286.4194726166" calcext:value-type="float">
            <text:p>95286.4194726166</text:p>
          </table:table-cell>
          <table:table-cell/>
          <table:table-cell office:value-type="float" office:value="1442890782.42101" calcext:value-type="float">
            <text:p>1442890782.42101</text:p>
          </table:table-cell>
          <table:table-cell table:formula="of:=[.G190]-[.$B190]" office:value-type="float" office:value="0.282163619995117" calcext:value-type="float">
            <text:p>0.28216362</text:p>
          </table:table-cell>
          <table:table-cell/>
          <table:table-cell office:value-type="float" office:value="1442890782.42126" calcext:value-type="float">
            <text:p>1442890782.42126</text:p>
          </table:table-cell>
          <table:table-cell table:formula="of:=[.J190]-[.$B190]" office:value-type="float" office:value="0.282406806945801" calcext:value-type="float">
            <text:p>0.282406806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890782.14824" calcext:value-type="float">
            <text:p>1442890782.14824</text:p>
          </table:table-cell>
          <table:table-cell office:value-type="float" office:value="896" calcext:value-type="float">
            <text:p>896</text:p>
          </table:table-cell>
          <table:table-cell table:formula="of:=[.B191]-[.B$2]" office:value-type="float" office:value="13.702098608017" calcext:value-type="float">
            <text:p>13.702098608</text:p>
          </table:table-cell>
          <table:table-cell table:formula="of:=[.C191]/([.D191]-[.D190])" office:value-type="float" office:value="95375.8948303429" calcext:value-type="float">
            <text:p>95375.8948303429</text:p>
          </table:table-cell>
          <table:table-cell/>
          <table:table-cell office:value-type="float" office:value="1442890782.42107" calcext:value-type="float">
            <text:p>1442890782.42107</text:p>
          </table:table-cell>
          <table:table-cell table:formula="of:=[.G191]-[.$B191]" office:value-type="float" office:value="0.272827863693237" calcext:value-type="float">
            <text:p>0.2728278637</text:p>
          </table:table-cell>
          <table:table-cell/>
          <table:table-cell office:value-type="float" office:value="1442890782.42466" calcext:value-type="float">
            <text:p>1442890782.42466</text:p>
          </table:table-cell>
          <table:table-cell table:formula="of:=[.J191]-[.$B191]" office:value-type="float" office:value="0.276415109634399" calcext:value-type="float">
            <text:p>0.276415109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890782.15765" calcext:value-type="float">
            <text:p>1442890782.15765</text:p>
          </table:table-cell>
          <table:table-cell office:value-type="float" office:value="896" calcext:value-type="float">
            <text:p>896</text:p>
          </table:table-cell>
          <table:table-cell table:formula="of:=[.B192]-[.B$2]" office:value-type="float" office:value="13.711502790451" calcext:value-type="float">
            <text:p>13.7115027905</text:p>
          </table:table-cell>
          <table:table-cell table:formula="of:=[.C192]/([.D192]-[.D191])" office:value-type="float" office:value="95276.7565155664" calcext:value-type="float">
            <text:p>95276.7565155664</text:p>
          </table:table-cell>
          <table:table-cell/>
          <table:table-cell office:value-type="float" office:value="1442890782.42111" calcext:value-type="float">
            <text:p>1442890782.42111</text:p>
          </table:table-cell>
          <table:table-cell table:formula="of:=[.G192]-[.$B192]" office:value-type="float" office:value="0.263459205627441" calcext:value-type="float">
            <text:p>0.2634592056</text:p>
          </table:table-cell>
          <table:table-cell/>
          <table:table-cell office:value-type="float" office:value="1442890782.42801" calcext:value-type="float">
            <text:p>1442890782.42801</text:p>
          </table:table-cell>
          <table:table-cell table:formula="of:=[.J192]-[.$B192]" office:value-type="float" office:value="0.270364761352539" calcext:value-type="float">
            <text:p>0.270364761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890782.16708" calcext:value-type="float">
            <text:p>1442890782.16708</text:p>
          </table:table-cell>
          <table:table-cell office:value-type="float" office:value="896" calcext:value-type="float">
            <text:p>896</text:p>
          </table:table-cell>
          <table:table-cell table:formula="of:=[.B193]-[.B$2]" office:value-type="float" office:value="13.7209391593933" calcext:value-type="float">
            <text:p>13.7209391594</text:p>
          </table:table-cell>
          <table:table-cell table:formula="of:=[.C193]/([.D193]-[.D192])" office:value-type="float" office:value="94951.777053488" calcext:value-type="float">
            <text:p>94951.777053488</text:p>
          </table:table-cell>
          <table:table-cell/>
          <table:table-cell office:value-type="float" office:value="1442890782.42113" calcext:value-type="float">
            <text:p>1442890782.42113</text:p>
          </table:table-cell>
          <table:table-cell table:formula="of:=[.G193]-[.$B193]" office:value-type="float" office:value="0.254043102264404" calcext:value-type="float">
            <text:p>0.2540431023</text:p>
          </table:table-cell>
          <table:table-cell/>
          <table:table-cell office:value-type="float" office:value="1442890782.4314" calcext:value-type="float">
            <text:p>1442890782.4314</text:p>
          </table:table-cell>
          <table:table-cell table:formula="of:=[.J193]-[.$B193]" office:value-type="float" office:value="0.264314651489258" calcext:value-type="float">
            <text:p>0.264314651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890782.17652" calcext:value-type="float">
            <text:p>1442890782.17652</text:p>
          </table:table-cell>
          <table:table-cell office:value-type="float" office:value="896" calcext:value-type="float">
            <text:p>896</text:p>
          </table:table-cell>
          <table:table-cell table:formula="of:=[.B194]-[.B$2]" office:value-type="float" office:value="13.7303726673126" calcext:value-type="float">
            <text:p>13.7303726673</text:p>
          </table:table-cell>
          <table:table-cell table:formula="of:=[.C194]/([.D194]-[.D193])" office:value-type="float" office:value="94980.5743169813" calcext:value-type="float">
            <text:p>94980.5743169813</text:p>
          </table:table-cell>
          <table:table-cell/>
          <table:table-cell office:value-type="float" office:value="1442890782.42115" calcext:value-type="float">
            <text:p>1442890782.42115</text:p>
          </table:table-cell>
          <table:table-cell table:formula="of:=[.G194]-[.$B194]" office:value-type="float" office:value="0.244630813598633" calcext:value-type="float">
            <text:p>0.2446308136</text:p>
          </table:table-cell>
          <table:table-cell/>
          <table:table-cell office:value-type="float" office:value="1442890782.4348" calcext:value-type="float">
            <text:p>1442890782.4348</text:p>
          </table:table-cell>
          <table:table-cell table:formula="of:=[.J194]-[.$B194]" office:value-type="float" office:value="0.258280515670776" calcext:value-type="float">
            <text:p>0.258280515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890782.18593" calcext:value-type="float">
            <text:p>1442890782.18593</text:p>
          </table:table-cell>
          <table:table-cell office:value-type="float" office:value="896" calcext:value-type="float">
            <text:p>896</text:p>
          </table:table-cell>
          <table:table-cell table:formula="of:=[.B195]-[.B$2]" office:value-type="float" office:value="13.7397825717926" calcext:value-type="float">
            <text:p>13.7397825718</text:p>
          </table:table-cell>
          <table:table-cell table:formula="of:=[.C195]/([.D195]-[.D194])" office:value-type="float" office:value="95218.819904733" calcext:value-type="float">
            <text:p>95218.819904733</text:p>
          </table:table-cell>
          <table:table-cell/>
          <table:table-cell office:value-type="float" office:value="1442890782.42117" calcext:value-type="float">
            <text:p>1442890782.42117</text:p>
          </table:table-cell>
          <table:table-cell table:formula="of:=[.G195]-[.$B195]" office:value-type="float" office:value="0.235240936279297" calcext:value-type="float">
            <text:p>0.2352409363</text:p>
          </table:table-cell>
          <table:table-cell/>
          <table:table-cell office:value-type="float" office:value="1442890782.43824" calcext:value-type="float">
            <text:p>1442890782.43824</text:p>
          </table:table-cell>
          <table:table-cell table:formula="of:=[.J195]-[.$B195]" office:value-type="float" office:value="0.252309560775757" calcext:value-type="float">
            <text:p>0.252309560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890782.19534" calcext:value-type="float">
            <text:p>1442890782.19534</text:p>
          </table:table-cell>
          <table:table-cell office:value-type="float" office:value="896" calcext:value-type="float">
            <text:p>896</text:p>
          </table:table-cell>
          <table:table-cell table:formula="of:=[.B196]-[.B$2]" office:value-type="float" office:value="13.7491924762726" calcext:value-type="float">
            <text:p>13.7491924763</text:p>
          </table:table-cell>
          <table:table-cell table:formula="of:=[.C196]/([.D196]-[.D195])" office:value-type="float" office:value="95218.819904733" calcext:value-type="float">
            <text:p>95218.819904733</text:p>
          </table:table-cell>
          <table:table-cell/>
          <table:table-cell office:value-type="float" office:value="1442890782.42119" calcext:value-type="float">
            <text:p>1442890782.42119</text:p>
          </table:table-cell>
          <table:table-cell table:formula="of:=[.G196]-[.$B196]" office:value-type="float" office:value="0.225850820541382" calcext:value-type="float">
            <text:p>0.2258508205</text:p>
          </table:table-cell>
          <table:table-cell/>
          <table:table-cell office:value-type="float" office:value="1442890782.44157" calcext:value-type="float">
            <text:p>1442890782.44157</text:p>
          </table:table-cell>
          <table:table-cell table:formula="of:=[.J196]-[.$B196]" office:value-type="float" office:value="0.246237516403198" calcext:value-type="float">
            <text:p>0.246237516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890782.2047" calcext:value-type="float">
            <text:p>1442890782.2047</text:p>
          </table:table-cell>
          <table:table-cell office:value-type="float" office:value="896" calcext:value-type="float">
            <text:p>896</text:p>
          </table:table-cell>
          <table:table-cell table:formula="of:=[.B197]-[.B$2]" office:value-type="float" office:value="13.7585580348969" calcext:value-type="float">
            <text:p>13.7585580349</text:p>
          </table:table-cell>
          <table:table-cell table:formula="of:=[.C197]/([.D197]-[.D196])" office:value-type="float" office:value="95669.680362507" calcext:value-type="float">
            <text:p>95669.680362507</text:p>
          </table:table-cell>
          <table:table-cell/>
          <table:table-cell office:value-type="float" office:value="1442890782.42121" calcext:value-type="float">
            <text:p>1442890782.42121</text:p>
          </table:table-cell>
          <table:table-cell table:formula="of:=[.G197]-[.$B197]" office:value-type="float" office:value="0.21650505065918" calcext:value-type="float">
            <text:p>0.2165050507</text:p>
          </table:table-cell>
          <table:table-cell/>
          <table:table-cell office:value-type="float" office:value="1442890782.44503" calcext:value-type="float">
            <text:p>1442890782.44503</text:p>
          </table:table-cell>
          <table:table-cell table:formula="of:=[.J197]-[.$B197]" office:value-type="float" office:value="0.240328550338745" calcext:value-type="float">
            <text:p>0.240328550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890782.21411" calcext:value-type="float">
            <text:p>1442890782.21411</text:p>
          </table:table-cell>
          <table:table-cell office:value-type="float" office:value="896" calcext:value-type="float">
            <text:p>896</text:p>
          </table:table-cell>
          <table:table-cell table:formula="of:=[.B198]-[.B$2]" office:value-type="float" office:value="13.7679624557495" calcext:value-type="float">
            <text:p>13.7679624557</text:p>
          </table:table-cell>
          <table:table-cell table:formula="of:=[.C198]/([.D198]-[.D197])" office:value-type="float" office:value="95274.34108252" calcext:value-type="float">
            <text:p>95274.34108252</text:p>
          </table:table-cell>
          <table:table-cell/>
          <table:table-cell office:value-type="float" office:value="1442890782.42123" calcext:value-type="float">
            <text:p>1442890782.42123</text:p>
          </table:table-cell>
          <table:table-cell table:formula="of:=[.G198]-[.$B198]" office:value-type="float" office:value="0.207119941711426" calcext:value-type="float">
            <text:p>0.2071199417</text:p>
          </table:table-cell>
          <table:table-cell/>
          <table:table-cell office:value-type="float" office:value="1442890782.44844" calcext:value-type="float">
            <text:p>1442890782.44844</text:p>
          </table:table-cell>
          <table:table-cell table:formula="of:=[.J198]-[.$B198]" office:value-type="float" office:value="0.234333992004395" calcext:value-type="float">
            <text:p>0.23433399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890782.22352" calcext:value-type="float">
            <text:p>1442890782.22352</text:p>
          </table:table-cell>
          <table:table-cell office:value-type="float" office:value="896" calcext:value-type="float">
            <text:p>896</text:p>
          </table:table-cell>
          <table:table-cell table:formula="of:=[.B199]-[.B$2]" office:value-type="float" office:value="13.7773728370667" calcext:value-type="float">
            <text:p>13.7773728371</text:p>
          </table:table-cell>
          <table:table-cell table:formula="of:=[.C199]/([.D199]-[.D198])" office:value-type="float" office:value="95213.9950342032" calcext:value-type="float">
            <text:p>95213.9950342032</text:p>
          </table:table-cell>
          <table:table-cell/>
          <table:table-cell office:value-type="float" office:value="1442890782.53588" calcext:value-type="float">
            <text:p>1442890782.53588</text:p>
          </table:table-cell>
          <table:table-cell table:formula="of:=[.G199]-[.$B199]" office:value-type="float" office:value="0.31236457824707" calcext:value-type="float">
            <text:p>0.3123645782</text:p>
          </table:table-cell>
          <table:table-cell/>
          <table:table-cell office:value-type="float" office:value="1442890782.53626" calcext:value-type="float">
            <text:p>1442890782.53626</text:p>
          </table:table-cell>
          <table:table-cell table:formula="of:=[.J199]-[.$B199]" office:value-type="float" office:value="0.312747478485107" calcext:value-type="float">
            <text:p>0.312747478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890782.23291" calcext:value-type="float">
            <text:p>1442890782.23291</text:p>
          </table:table-cell>
          <table:table-cell office:value-type="float" office:value="896" calcext:value-type="float">
            <text:p>896</text:p>
          </table:table-cell>
          <table:table-cell table:formula="of:=[.B200]-[.B$2]" office:value-type="float" office:value="13.7867691516876" calcext:value-type="float">
            <text:p>13.7867691517</text:p>
          </table:table-cell>
          <table:table-cell table:formula="of:=[.C200]/([.D200]-[.D199])" office:value-type="float" office:value="95356.5345715663" calcext:value-type="float">
            <text:p>95356.5345715663</text:p>
          </table:table-cell>
          <table:table-cell/>
          <table:table-cell office:value-type="float" office:value="1442890782.53594" calcext:value-type="float">
            <text:p>1442890782.53594</text:p>
          </table:table-cell>
          <table:table-cell table:formula="of:=[.G200]-[.$B200]" office:value-type="float" office:value="0.303029298782349" calcext:value-type="float">
            <text:p>0.3030292988</text:p>
          </table:table-cell>
          <table:table-cell/>
          <table:table-cell office:value-type="float" office:value="1442890782.53967" calcext:value-type="float">
            <text:p>1442890782.53967</text:p>
          </table:table-cell>
          <table:table-cell table:formula="of:=[.J200]-[.$B200]" office:value-type="float" office:value="0.30675482749939" calcext:value-type="float">
            <text:p>0.306754827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890782.24236" calcext:value-type="float">
            <text:p>1442890782.24236</text:p>
          </table:table-cell>
          <table:table-cell office:value-type="float" office:value="896" calcext:value-type="float">
            <text:p>896</text:p>
          </table:table-cell>
          <table:table-cell table:formula="of:=[.B201]-[.B$2]" office:value-type="float" office:value="13.7962200641632" calcext:value-type="float">
            <text:p>13.7962200642</text:p>
          </table:table-cell>
          <table:table-cell table:formula="of:=[.C201]/([.D201]-[.D200])" office:value-type="float" office:value="94805.6605449041" calcext:value-type="float">
            <text:p>94805.6605449041</text:p>
          </table:table-cell>
          <table:table-cell/>
          <table:table-cell office:value-type="float" office:value="1442890782.53596" calcext:value-type="float">
            <text:p>1442890782.53596</text:p>
          </table:table-cell>
          <table:table-cell table:formula="of:=[.G201]-[.$B201]" office:value-type="float" office:value="0.293599128723145" calcext:value-type="float">
            <text:p>0.2935991287</text:p>
          </table:table-cell>
          <table:table-cell/>
          <table:table-cell office:value-type="float" office:value="1442890782.54306" calcext:value-type="float">
            <text:p>1442890782.54306</text:p>
          </table:table-cell>
          <table:table-cell table:formula="of:=[.J201]-[.$B201]" office:value-type="float" office:value="0.300696611404419" calcext:value-type="float">
            <text:p>0.300696611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890782.25176" calcext:value-type="float">
            <text:p>1442890782.25176</text:p>
          </table:table-cell>
          <table:table-cell office:value-type="float" office:value="896" calcext:value-type="float">
            <text:p>896</text:p>
          </table:table-cell>
          <table:table-cell table:formula="of:=[.B202]-[.B$2]" office:value-type="float" office:value="13.8056170940399" calcext:value-type="float">
            <text:p>13.805617094</text:p>
          </table:table-cell>
          <table:table-cell table:formula="of:=[.C202]/([.D202]-[.D201])" office:value-type="float" office:value="95349.2765007358" calcext:value-type="float">
            <text:p>95349.2765007358</text:p>
          </table:table-cell>
          <table:table-cell/>
          <table:table-cell office:value-type="float" office:value="1442890782.53601" calcext:value-type="float">
            <text:p>1442890782.53601</text:p>
          </table:table-cell>
          <table:table-cell table:formula="of:=[.G202]-[.$B202]" office:value-type="float" office:value="0.28424334526062" calcext:value-type="float">
            <text:p>0.2842433453</text:p>
          </table:table-cell>
          <table:table-cell/>
          <table:table-cell office:value-type="float" office:value="1442890782.54639" calcext:value-type="float">
            <text:p>1442890782.54639</text:p>
          </table:table-cell>
          <table:table-cell table:formula="of:=[.J202]-[.$B202]" office:value-type="float" office:value="0.294628143310547" calcext:value-type="float">
            <text:p>0.294628143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890782.26119" calcext:value-type="float">
            <text:p>1442890782.26119</text:p>
          </table:table-cell>
          <table:table-cell office:value-type="float" office:value="896" calcext:value-type="float">
            <text:p>896</text:p>
          </table:table-cell>
          <table:table-cell table:formula="of:=[.B203]-[.B$2]" office:value-type="float" office:value="13.8150424957275" calcext:value-type="float">
            <text:p>13.8150424957</text:p>
          </table:table-cell>
          <table:table-cell table:formula="of:=[.C203]/([.D203]-[.D202])" office:value-type="float" office:value="95062.2615030481" calcext:value-type="float">
            <text:p>95062.2615030481</text:p>
          </table:table-cell>
          <table:table-cell/>
          <table:table-cell office:value-type="float" office:value="1442890782.53605" calcext:value-type="float">
            <text:p>1442890782.53605</text:p>
          </table:table-cell>
          <table:table-cell table:formula="of:=[.G203]-[.$B203]" office:value-type="float" office:value="0.274858236312866" calcext:value-type="float">
            <text:p>0.2748582363</text:p>
          </table:table-cell>
          <table:table-cell/>
          <table:table-cell office:value-type="float" office:value="1442890782.54978" calcext:value-type="float">
            <text:p>1442890782.54978</text:p>
          </table:table-cell>
          <table:table-cell table:formula="of:=[.J203]-[.$B203]" office:value-type="float" office:value="0.288591146469116" calcext:value-type="float">
            <text:p>0.288591146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890782.27058" calcext:value-type="float">
            <text:p>1442890782.27058</text:p>
          </table:table-cell>
          <table:table-cell office:value-type="float" office:value="896" calcext:value-type="float">
            <text:p>896</text:p>
          </table:table-cell>
          <table:table-cell table:formula="of:=[.B204]-[.B$2]" office:value-type="float" office:value="13.82444024086" calcext:value-type="float">
            <text:p>13.8244402409</text:p>
          </table:table-cell>
          <table:table-cell table:formula="of:=[.C204]/([.D204]-[.D203])" office:value-type="float" office:value="95342.0195347185" calcext:value-type="float">
            <text:p>95342.0195347185</text:p>
          </table:table-cell>
          <table:table-cell/>
          <table:table-cell office:value-type="float" office:value="1442890782.53609" calcext:value-type="float">
            <text:p>1442890782.53609</text:p>
          </table:table-cell>
          <table:table-cell table:formula="of:=[.G204]-[.$B204]" office:value-type="float" office:value="0.265503406524658" calcext:value-type="float">
            <text:p>0.2655034065</text:p>
          </table:table-cell>
          <table:table-cell/>
          <table:table-cell office:value-type="float" office:value="1442890782.55318" calcext:value-type="float">
            <text:p>1442890782.55318</text:p>
          </table:table-cell>
          <table:table-cell table:formula="of:=[.J204]-[.$B204]" office:value-type="float" office:value="0.282592058181763" calcext:value-type="float">
            <text:p>0.282592058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890782.28007" calcext:value-type="float">
            <text:p>1442890782.28007</text:p>
          </table:table-cell>
          <table:table-cell office:value-type="float" office:value="896" calcext:value-type="float">
            <text:p>896</text:p>
          </table:table-cell>
          <table:table-cell table:formula="of:=[.B205]-[.B$2]" office:value-type="float" office:value="13.8339262008667" calcext:value-type="float">
            <text:p>13.8339262009</text:p>
          </table:table-cell>
          <table:table-cell table:formula="of:=[.C205]/([.D205]-[.D204])" office:value-type="float" office:value="94455.3845225828" calcext:value-type="float">
            <text:p>94455.3845225828</text:p>
          </table:table-cell>
          <table:table-cell/>
          <table:table-cell office:value-type="float" office:value="1442890782.53612" calcext:value-type="float">
            <text:p>1442890782.53612</text:p>
          </table:table-cell>
          <table:table-cell table:formula="of:=[.G205]-[.$B205]" office:value-type="float" office:value="0.256051540374756" calcext:value-type="float">
            <text:p>0.2560515404</text:p>
          </table:table-cell>
          <table:table-cell/>
          <table:table-cell office:value-type="float" office:value="1442890782.55657" calcext:value-type="float">
            <text:p>1442890782.55657</text:p>
          </table:table-cell>
          <table:table-cell table:formula="of:=[.J205]-[.$B205]" office:value-type="float" office:value="0.27649998664856" calcext:value-type="float">
            <text:p>0.276499986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890782.28957" calcext:value-type="float">
            <text:p>1442890782.28957</text:p>
          </table:table-cell>
          <table:table-cell office:value-type="float" office:value="896" calcext:value-type="float">
            <text:p>896</text:p>
          </table:table-cell>
          <table:table-cell table:formula="of:=[.B206]-[.B$2]" office:value-type="float" office:value="13.8434226512909" calcext:value-type="float">
            <text:p>13.8434226513</text:p>
          </table:table-cell>
          <table:table-cell table:formula="of:=[.C206]/([.D206]-[.D205])" office:value-type="float" office:value="94351.0427556426" calcext:value-type="float">
            <text:p>94351.0427556426</text:p>
          </table:table-cell>
          <table:table-cell/>
          <table:table-cell office:value-type="float" office:value="1442890782.53614" calcext:value-type="float">
            <text:p>1442890782.53614</text:p>
          </table:table-cell>
          <table:table-cell table:formula="of:=[.G206]-[.$B206]" office:value-type="float" office:value="0.246577024459839" calcext:value-type="float">
            <text:p>0.2465770245</text:p>
          </table:table-cell>
          <table:table-cell/>
          <table:table-cell office:value-type="float" office:value="1442890782.55998" calcext:value-type="float">
            <text:p>1442890782.55998</text:p>
          </table:table-cell>
          <table:table-cell table:formula="of:=[.J206]-[.$B206]" office:value-type="float" office:value="0.270408630371094" calcext:value-type="float">
            <text:p>0.270408630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890782.29903" calcext:value-type="float">
            <text:p>1442890782.29903</text:p>
          </table:table-cell>
          <table:table-cell office:value-type="float" office:value="896" calcext:value-type="float">
            <text:p>896</text:p>
          </table:table-cell>
          <table:table-cell table:formula="of:=[.B207]-[.B$2]" office:value-type="float" office:value="13.8528859615326" calcext:value-type="float">
            <text:p>13.8528859615</text:p>
          </table:table-cell>
          <table:table-cell table:formula="of:=[.C207]/([.D207]-[.D206])" office:value-type="float" office:value="94681.4568174947" calcext:value-type="float">
            <text:p>94681.4568174947</text:p>
          </table:table-cell>
          <table:table-cell/>
          <table:table-cell office:value-type="float" office:value="1442890782.53617" calcext:value-type="float">
            <text:p>1442890782.53617</text:p>
          </table:table-cell>
          <table:table-cell table:formula="of:=[.G207]-[.$B207]" office:value-type="float" office:value="0.237135648727417" calcext:value-type="float">
            <text:p>0.2371356487</text:p>
          </table:table-cell>
          <table:table-cell/>
          <table:table-cell office:value-type="float" office:value="1442890782.56338" calcext:value-type="float">
            <text:p>1442890782.56338</text:p>
          </table:table-cell>
          <table:table-cell table:formula="of:=[.J207]-[.$B207]" office:value-type="float" office:value="0.264347314834595" calcext:value-type="float">
            <text:p>0.264347314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890782.3084" calcext:value-type="float">
            <text:p>1442890782.3084</text:p>
          </table:table-cell>
          <table:table-cell office:value-type="float" office:value="896" calcext:value-type="float">
            <text:p>896</text:p>
          </table:table-cell>
          <table:table-cell table:formula="of:=[.B208]-[.B$2]" office:value-type="float" office:value="13.8622560501099" calcext:value-type="float">
            <text:p>13.8622560501</text:p>
          </table:table-cell>
          <table:table-cell table:formula="of:=[.C208]/([.D208]-[.D207])" office:value-type="float" office:value="95623.4290221623" calcext:value-type="float">
            <text:p>95623.4290221623</text:p>
          </table:table-cell>
          <table:table-cell/>
          <table:table-cell office:value-type="float" office:value="1442890782.53619" calcext:value-type="float">
            <text:p>1442890782.53619</text:p>
          </table:table-cell>
          <table:table-cell table:formula="of:=[.G208]-[.$B208]" office:value-type="float" office:value="0.227787494659424" calcext:value-type="float">
            <text:p>0.2277874947</text:p>
          </table:table-cell>
          <table:table-cell/>
          <table:table-cell office:value-type="float" office:value="1442890782.56677" calcext:value-type="float">
            <text:p>1442890782.56677</text:p>
          </table:table-cell>
          <table:table-cell table:formula="of:=[.J208]-[.$B208]" office:value-type="float" office:value="0.258367776870728" calcext:value-type="float">
            <text:p>0.258367776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2890782.31784" calcext:value-type="float">
            <text:p>1442890782.31784</text:p>
          </table:table-cell>
          <table:table-cell office:value-type="float" office:value="896" calcext:value-type="float">
            <text:p>896</text:p>
          </table:table-cell>
          <table:table-cell table:formula="of:=[.B209]-[.B$2]" office:value-type="float" office:value="13.8716931343079" calcext:value-type="float">
            <text:p>13.8716931343</text:p>
          </table:table-cell>
          <table:table-cell table:formula="of:=[.C209]/([.D209]-[.D208])" office:value-type="float" office:value="94944.5804658683" calcext:value-type="float">
            <text:p>94944.5804658683</text:p>
          </table:table-cell>
          <table:table-cell/>
          <table:table-cell office:value-type="float" office:value="1442890782.53621" calcext:value-type="float">
            <text:p>1442890782.53621</text:p>
          </table:table-cell>
          <table:table-cell table:formula="of:=[.G209]-[.$B209]" office:value-type="float" office:value="0.21837329864502" calcext:value-type="float">
            <text:p>0.2183732986</text:p>
          </table:table-cell>
          <table:table-cell/>
          <table:table-cell office:value-type="float" office:value="1442890782.57016" calcext:value-type="float">
            <text:p>1442890782.57016</text:p>
          </table:table-cell>
          <table:table-cell table:formula="of:=[.J209]-[.$B209]" office:value-type="float" office:value="0.25232458114624" calcext:value-type="float">
            <text:p>0.252324581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2890782.32723" calcext:value-type="float">
            <text:p>1442890782.32723</text:p>
          </table:table-cell>
          <table:table-cell office:value-type="float" office:value="896" calcext:value-type="float">
            <text:p>896</text:p>
          </table:table-cell>
          <table:table-cell table:formula="of:=[.B210]-[.B$2]" office:value-type="float" office:value="13.8810844421387" calcext:value-type="float">
            <text:p>13.8810844421</text:p>
          </table:table-cell>
          <table:table-cell table:formula="of:=[.C210]/([.D210]-[.D209])" office:value-type="float" office:value="95407.3720233562" calcext:value-type="float">
            <text:p>95407.3720233562</text:p>
          </table:table-cell>
          <table:table-cell/>
          <table:table-cell office:value-type="float" office:value="1442890782.53623" calcext:value-type="float">
            <text:p>1442890782.53623</text:p>
          </table:table-cell>
          <table:table-cell table:formula="of:=[.G210]-[.$B210]" office:value-type="float" office:value="0.209003686904907" calcext:value-type="float">
            <text:p>0.2090036869</text:p>
          </table:table-cell>
          <table:table-cell/>
          <table:table-cell office:value-type="float" office:value="1442890782.57357" calcext:value-type="float">
            <text:p>1442890782.57357</text:p>
          </table:table-cell>
          <table:table-cell table:formula="of:=[.J210]-[.$B210]" office:value-type="float" office:value="0.246341705322266" calcext:value-type="float">
            <text:p>0.246341705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2890782.33664" calcext:value-type="float">
            <text:p>1442890782.33664</text:p>
          </table:table-cell>
          <table:table-cell office:value-type="float" office:value="896" calcext:value-type="float">
            <text:p>896</text:p>
          </table:table-cell>
          <table:table-cell table:formula="of:=[.B211]-[.B$2]" office:value-type="float" office:value="13.8904914855957" calcext:value-type="float">
            <text:p>13.8904914856</text:p>
          </table:table-cell>
          <table:table-cell table:formula="of:=[.C211]/([.D211]-[.D210])" office:value-type="float" office:value="95247.7793998378" calcext:value-type="float">
            <text:p>95247.7793998378</text:p>
          </table:table-cell>
          <table:table-cell/>
          <table:table-cell office:value-type="float" office:value="1442890782.62193" calcext:value-type="float">
            <text:p>1442890782.62193</text:p>
          </table:table-cell>
          <table:table-cell table:formula="of:=[.G211]-[.$B211]" office:value-type="float" office:value="0.285291433334351" calcext:value-type="float">
            <text:p>0.2852914333</text:p>
          </table:table-cell>
          <table:table-cell/>
          <table:table-cell office:value-type="float" office:value="1442890782.62219" calcext:value-type="float">
            <text:p>1442890782.62219</text:p>
          </table:table-cell>
          <table:table-cell table:formula="of:=[.J211]-[.$B211]" office:value-type="float" office:value="0.285555601119995" calcext:value-type="float">
            <text:p>0.285555601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2890782.34606" calcext:value-type="float">
            <text:p>1442890782.34606</text:p>
          </table:table-cell>
          <table:table-cell office:value-type="float" office:value="896" calcext:value-type="float">
            <text:p>896</text:p>
          </table:table-cell>
          <table:table-cell table:formula="of:=[.B212]-[.B$2]" office:value-type="float" office:value="13.8999161720276" calcext:value-type="float">
            <text:p>13.899916172</text:p>
          </table:table-cell>
          <table:table-cell table:formula="of:=[.C212]/([.D212]-[.D211])" office:value-type="float" office:value="95069.4759423223" calcext:value-type="float">
            <text:p>95069.4759423223</text:p>
          </table:table-cell>
          <table:table-cell/>
          <table:table-cell office:value-type="float" office:value="1442890782.62199" calcext:value-type="float">
            <text:p>1442890782.62199</text:p>
          </table:table-cell>
          <table:table-cell table:formula="of:=[.G212]-[.$B212]" office:value-type="float" office:value="0.275932550430298" calcext:value-type="float">
            <text:p>0.2759325504</text:p>
          </table:table-cell>
          <table:table-cell/>
          <table:table-cell office:value-type="float" office:value="1442890782.6256" calcext:value-type="float">
            <text:p>1442890782.6256</text:p>
          </table:table-cell>
          <table:table-cell table:formula="of:=[.J212]-[.$B212]" office:value-type="float" office:value="0.279543161392212" calcext:value-type="float">
            <text:p>0.279543161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2890782.35549" calcext:value-type="float">
            <text:p>1442890782.35549</text:p>
          </table:table-cell>
          <table:table-cell office:value-type="float" office:value="896" calcext:value-type="float">
            <text:p>896</text:p>
          </table:table-cell>
          <table:table-cell table:formula="of:=[.B213]-[.B$2]" office:value-type="float" office:value="13.9093415737152" calcext:value-type="float">
            <text:p>13.9093415737</text:p>
          </table:table-cell>
          <table:table-cell table:formula="of:=[.C213]/([.D213]-[.D212])" office:value-type="float" office:value="95062.2615030481" calcext:value-type="float">
            <text:p>95062.2615030481</text:p>
          </table:table-cell>
          <table:table-cell/>
          <table:table-cell office:value-type="float" office:value="1442890782.62202" calcext:value-type="float">
            <text:p>1442890782.62202</text:p>
          </table:table-cell>
          <table:table-cell table:formula="of:=[.G213]-[.$B213]" office:value-type="float" office:value="0.266531705856323" calcext:value-type="float">
            <text:p>0.2665317059</text:p>
          </table:table-cell>
          <table:table-cell/>
          <table:table-cell office:value-type="float" office:value="1442890782.62897" calcext:value-type="float">
            <text:p>1442890782.62897</text:p>
          </table:table-cell>
          <table:table-cell table:formula="of:=[.J213]-[.$B213]" office:value-type="float" office:value="0.273481607437134" calcext:value-type="float">
            <text:p>0.273481607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2890782.36488" calcext:value-type="float">
            <text:p>1442890782.36488</text:p>
          </table:table-cell>
          <table:table-cell office:value-type="float" office:value="896" calcext:value-type="float">
            <text:p>896</text:p>
          </table:table-cell>
          <table:table-cell table:formula="of:=[.B214]-[.B$2]" office:value-type="float" office:value="13.9187304973602" calcext:value-type="float">
            <text:p>13.9187304974</text:p>
          </table:table-cell>
          <table:table-cell table:formula="of:=[.C214]/([.D214]-[.D213])" office:value-type="float" office:value="95431.5993905536" calcext:value-type="float">
            <text:p>95431.5993905536</text:p>
          </table:table-cell>
          <table:table-cell/>
          <table:table-cell office:value-type="float" office:value="1442890782.62204" calcext:value-type="float">
            <text:p>1442890782.62204</text:p>
          </table:table-cell>
          <table:table-cell table:formula="of:=[.G214]-[.$B214]" office:value-type="float" office:value="0.257164001464844" calcext:value-type="float">
            <text:p>0.2571640015</text:p>
          </table:table-cell>
          <table:table-cell/>
          <table:table-cell office:value-type="float" office:value="1442890782.63232" calcext:value-type="float">
            <text:p>1442890782.63232</text:p>
          </table:table-cell>
          <table:table-cell table:formula="of:=[.J214]-[.$B214]" office:value-type="float" office:value="0.267443418502808" calcext:value-type="float">
            <text:p>0.267443418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2890782.37435" calcext:value-type="float">
            <text:p>1442890782.37435</text:p>
          </table:table-cell>
          <table:table-cell office:value-type="float" office:value="896" calcext:value-type="float">
            <text:p>896</text:p>
          </table:table-cell>
          <table:table-cell table:formula="of:=[.B215]-[.B$2]" office:value-type="float" office:value="13.9282054901123" calcext:value-type="float">
            <text:p>13.9282054901</text:p>
          </table:table-cell>
          <table:table-cell table:formula="of:=[.C215]/([.D215]-[.D214])" office:value-type="float" office:value="94564.716136987" calcext:value-type="float">
            <text:p>94564.716136987</text:p>
          </table:table-cell>
          <table:table-cell/>
          <table:table-cell office:value-type="float" office:value="1442890782.62206" calcext:value-type="float">
            <text:p>1442890782.62206</text:p>
          </table:table-cell>
          <table:table-cell table:formula="of:=[.G215]-[.$B215]" office:value-type="float" office:value="0.247709035873413" calcext:value-type="float">
            <text:p>0.2477090359</text:p>
          </table:table-cell>
          <table:table-cell/>
          <table:table-cell office:value-type="float" office:value="1442890782.63579" calcext:value-type="float">
            <text:p>1442890782.63579</text:p>
          </table:table-cell>
          <table:table-cell table:formula="of:=[.J215]-[.$B215]" office:value-type="float" office:value="0.261442422866821" calcext:value-type="float">
            <text:p>0.261442422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2890782.38375" calcext:value-type="float">
            <text:p>1442890782.38375</text:p>
          </table:table-cell>
          <table:table-cell office:value-type="float" office:value="896" calcext:value-type="float">
            <text:p>896</text:p>
          </table:table-cell>
          <table:table-cell table:formula="of:=[.B216]-[.B$2]" office:value-type="float" office:value="13.9376091957092" calcext:value-type="float">
            <text:p>13.9376091957</text:p>
          </table:table-cell>
          <table:table-cell table:formula="of:=[.C216]/([.D216]-[.D215])" office:value-type="float" office:value="95281.5877490999" calcext:value-type="float">
            <text:p>95281.5877490999</text:p>
          </table:table-cell>
          <table:table-cell/>
          <table:table-cell office:value-type="float" office:value="1442890782.62208" calcext:value-type="float">
            <text:p>1442890782.62208</text:p>
          </table:table-cell>
          <table:table-cell table:formula="of:=[.G216]-[.$B216]" office:value-type="float" office:value="0.238327741622925" calcext:value-type="float">
            <text:p>0.2383277416</text:p>
          </table:table-cell>
          <table:table-cell/>
          <table:table-cell office:value-type="float" office:value="1442890782.63919" calcext:value-type="float">
            <text:p>1442890782.63919</text:p>
          </table:table-cell>
          <table:table-cell table:formula="of:=[.J216]-[.$B216]" office:value-type="float" office:value="0.255434274673462" calcext:value-type="float">
            <text:p>0.255434274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2890782.39318" calcext:value-type="float">
            <text:p>1442890782.39318</text:p>
          </table:table-cell>
          <table:table-cell office:value-type="float" office:value="896" calcext:value-type="float">
            <text:p>896</text:p>
          </table:table-cell>
          <table:table-cell table:formula="of:=[.B217]-[.B$2]" office:value-type="float" office:value="13.947035074234" calcext:value-type="float">
            <text:p>13.9470350742</text:p>
          </table:table-cell>
          <table:table-cell table:formula="of:=[.C217]/([.D217]-[.D216])" office:value-type="float" office:value="95057.4524851398" calcext:value-type="float">
            <text:p>95057.4524851398</text:p>
          </table:table-cell>
          <table:table-cell/>
          <table:table-cell office:value-type="float" office:value="1442890782.6221" calcext:value-type="float">
            <text:p>1442890782.6221</text:p>
          </table:table-cell>
          <table:table-cell table:formula="of:=[.G217]-[.$B217]" office:value-type="float" office:value="0.228922605514526" calcext:value-type="float">
            <text:p>0.2289226055</text:p>
          </table:table-cell>
          <table:table-cell/>
          <table:table-cell office:value-type="float" office:value="1442890782.64255" calcext:value-type="float">
            <text:p>1442890782.64255</text:p>
          </table:table-cell>
          <table:table-cell table:formula="of:=[.J217]-[.$B217]" office:value-type="float" office:value="0.249372959136963" calcext:value-type="float">
            <text:p>0.249372959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2890782.40265" calcext:value-type="float">
            <text:p>1442890782.40265</text:p>
          </table:table-cell>
          <table:table-cell office:value-type="float" office:value="896" calcext:value-type="float">
            <text:p>896</text:p>
          </table:table-cell>
          <table:table-cell table:formula="of:=[.B218]-[.B$2]" office:value-type="float" office:value="13.956503868103" calcext:value-type="float">
            <text:p>13.9565038681</text:p>
          </table:table-cell>
          <table:table-cell table:formula="of:=[.C218]/([.D218]-[.D217])" office:value-type="float" office:value="94626.6242981241" calcext:value-type="float">
            <text:p>94626.6242981241</text:p>
          </table:table-cell>
          <table:table-cell/>
          <table:table-cell office:value-type="float" office:value="1442890782.62212" calcext:value-type="float">
            <text:p>1442890782.62212</text:p>
          </table:table-cell>
          <table:table-cell table:formula="of:=[.G218]-[.$B218]" office:value-type="float" office:value="0.219475269317627" calcext:value-type="float">
            <text:p>0.2194752693</text:p>
          </table:table-cell>
          <table:table-cell/>
          <table:table-cell office:value-type="float" office:value="1442890782.64595" calcext:value-type="float">
            <text:p>1442890782.64595</text:p>
          </table:table-cell>
          <table:table-cell table:formula="of:=[.J218]-[.$B218]" office:value-type="float" office:value="0.24330472946167" calcext:value-type="float">
            <text:p>0.243304729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2890782.41207" calcext:value-type="float">
            <text:p>1442890782.41207</text:p>
          </table:table-cell>
          <table:table-cell office:value-type="float" office:value="896" calcext:value-type="float">
            <text:p>896</text:p>
          </table:table-cell>
          <table:table-cell table:formula="of:=[.B219]-[.B$2]" office:value-type="float" office:value="13.9659266471863" calcext:value-type="float">
            <text:p>13.9659266472</text:p>
          </table:table-cell>
          <table:table-cell table:formula="of:=[.C219]/([.D219]-[.D218])" office:value-type="float" office:value="95088.7198016295" calcext:value-type="float">
            <text:p>95088.7198016295</text:p>
          </table:table-cell>
          <table:table-cell/>
          <table:table-cell office:value-type="float" office:value="1442890782.62214" calcext:value-type="float">
            <text:p>1442890782.62214</text:p>
          </table:table-cell>
          <table:table-cell table:formula="of:=[.G219]-[.$B219]" office:value-type="float" office:value="0.210072755813599" calcext:value-type="float">
            <text:p>0.2100727558</text:p>
          </table:table-cell>
          <table:table-cell/>
          <table:table-cell office:value-type="float" office:value="1442890782.64936" calcext:value-type="float">
            <text:p>1442890782.64936</text:p>
          </table:table-cell>
          <table:table-cell table:formula="of:=[.J219]-[.$B219]" office:value-type="float" office:value="0.237285852432251" calcext:value-type="float">
            <text:p>0.237285852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2890782.42153" calcext:value-type="float">
            <text:p>1442890782.42153</text:p>
          </table:table-cell>
          <table:table-cell office:value-type="float" office:value="896" calcext:value-type="float">
            <text:p>896</text:p>
          </table:table-cell>
          <table:table-cell table:formula="of:=[.B220]-[.B$2]" office:value-type="float" office:value="13.9753885269165" calcext:value-type="float">
            <text:p>13.9753885269</text:p>
          </table:table-cell>
          <table:table-cell table:formula="of:=[.C220]/([.D220]-[.D219])" office:value-type="float" office:value="94695.7714055334" calcext:value-type="float">
            <text:p>94695.7714055334</text:p>
          </table:table-cell>
          <table:table-cell/>
          <table:table-cell office:value-type="float" office:value="1442890782.62216" calcext:value-type="float">
            <text:p>1442890782.62216</text:p>
          </table:table-cell>
          <table:table-cell table:formula="of:=[.G220]-[.$B220]" office:value-type="float" office:value="0.200630903244019" calcext:value-type="float">
            <text:p>0.2006309032</text:p>
          </table:table-cell>
          <table:table-cell/>
          <table:table-cell office:value-type="float" office:value="1442890782.65273" calcext:value-type="float">
            <text:p>1442890782.65273</text:p>
          </table:table-cell>
          <table:table-cell table:formula="of:=[.J220]-[.$B220]" office:value-type="float" office:value="0.231199979782104" calcext:value-type="float">
            <text:p>0.231199979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2890782.431" calcext:value-type="float">
            <text:p>1442890782.431</text:p>
          </table:table-cell>
          <table:table-cell office:value-type="float" office:value="896" calcext:value-type="float">
            <text:p>896</text:p>
          </table:table-cell>
          <table:table-cell table:formula="of:=[.B221]-[.B$2]" office:value-type="float" office:value="13.9848582744598" calcext:value-type="float">
            <text:p>13.9848582745</text:p>
          </table:table-cell>
          <table:table-cell table:formula="of:=[.C221]/([.D221]-[.D220])" office:value-type="float" office:value="94617.0946901986" calcext:value-type="float">
            <text:p>94617.0946901986</text:p>
          </table:table-cell>
          <table:table-cell/>
          <table:table-cell office:value-type="float" office:value="1442890782.74309" calcext:value-type="float">
            <text:p>1442890782.74309</text:p>
          </table:table-cell>
          <table:table-cell table:formula="of:=[.G221]-[.$B221]" office:value-type="float" office:value="0.31208324432373" calcext:value-type="float">
            <text:p>0.3120832443</text:p>
          </table:table-cell>
          <table:table-cell/>
          <table:table-cell office:value-type="float" office:value="1442890782.74336" calcext:value-type="float">
            <text:p>1442890782.74336</text:p>
          </table:table-cell>
          <table:table-cell table:formula="of:=[.J221]-[.$B221]" office:value-type="float" office:value="0.312359571456909" calcext:value-type="float">
            <text:p>0.312359571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2890782.4404" calcext:value-type="float">
            <text:p>1442890782.4404</text:p>
          </table:table-cell>
          <table:table-cell office:value-type="float" office:value="896" calcext:value-type="float">
            <text:p>896</text:p>
          </table:table-cell>
          <table:table-cell table:formula="of:=[.B222]-[.B$2]" office:value-type="float" office:value="13.9942533969879" calcext:value-type="float">
            <text:p>13.994253397</text:p>
          </table:table-cell>
          <table:table-cell table:formula="of:=[.C222]/([.D222]-[.D221])" office:value-type="float" office:value="95368.6338121098" calcext:value-type="float">
            <text:p>95368.6338121098</text:p>
          </table:table-cell>
          <table:table-cell/>
          <table:table-cell office:value-type="float" office:value="1442890782.74313" calcext:value-type="float">
            <text:p>1442890782.74313</text:p>
          </table:table-cell>
          <table:table-cell table:formula="of:=[.G222]-[.$B222]" office:value-type="float" office:value="0.302732229232788" calcext:value-type="float">
            <text:p>0.3027322292</text:p>
          </table:table-cell>
          <table:table-cell/>
          <table:table-cell office:value-type="float" office:value="1442890782.74677" calcext:value-type="float">
            <text:p>1442890782.74677</text:p>
          </table:table-cell>
          <table:table-cell table:formula="of:=[.J222]-[.$B222]" office:value-type="float" office:value="0.306375741958618" calcext:value-type="float">
            <text:p>0.30637574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2890782.44983" calcext:value-type="float">
            <text:p>1442890782.44983</text:p>
          </table:table-cell>
          <table:table-cell office:value-type="float" office:value="896" calcext:value-type="float">
            <text:p>896</text:p>
          </table:table-cell>
          <table:table-cell table:formula="of:=[.B223]-[.B$2]" office:value-type="float" office:value="14.0036838054657" calcext:value-type="float">
            <text:p>14.0036838055</text:p>
          </table:table-cell>
          <table:table-cell table:formula="of:=[.C223]/([.D223]-[.D222])" office:value-type="float" office:value="95011.7910704354" calcext:value-type="float">
            <text:p>95011.7910704354</text:p>
          </table:table-cell>
          <table:table-cell/>
          <table:table-cell office:value-type="float" office:value="1442890782.74315" calcext:value-type="float">
            <text:p>1442890782.74315</text:p>
          </table:table-cell>
          <table:table-cell table:formula="of:=[.G223]-[.$B223]" office:value-type="float" office:value="0.293323755264282" calcext:value-type="float">
            <text:p>0.2933237553</text:p>
          </table:table-cell>
          <table:table-cell/>
          <table:table-cell office:value-type="float" office:value="1442890782.75017" calcext:value-type="float">
            <text:p>1442890782.75017</text:p>
          </table:table-cell>
          <table:table-cell table:formula="of:=[.J223]-[.$B223]" office:value-type="float" office:value="0.300345420837402" calcext:value-type="float">
            <text:p>0.300345420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2890782.45919" calcext:value-type="float">
            <text:p>1442890782.45919</text:p>
          </table:table-cell>
          <table:table-cell office:value-type="float" office:value="896" calcext:value-type="float">
            <text:p>896</text:p>
          </table:table-cell>
          <table:table-cell table:formula="of:=[.B224]-[.B$2]" office:value-type="float" office:value="14.0130476951599" calcext:value-type="float">
            <text:p>14.0130476952</text:p>
          </table:table-cell>
          <table:table-cell table:formula="of:=[.C224]/([.D224]-[.D223])" office:value-type="float" office:value="95686.7316104392" calcext:value-type="float">
            <text:p>95686.7316104392</text:p>
          </table:table-cell>
          <table:table-cell/>
          <table:table-cell office:value-type="float" office:value="1442890782.74317" calcext:value-type="float">
            <text:p>1442890782.74317</text:p>
          </table:table-cell>
          <table:table-cell table:formula="of:=[.G224]-[.$B224]" office:value-type="float" office:value="0.283979892730713" calcext:value-type="float">
            <text:p>0.2839798927</text:p>
          </table:table-cell>
          <table:table-cell/>
          <table:table-cell office:value-type="float" office:value="1442890782.7535" calcext:value-type="float">
            <text:p>1442890782.7535</text:p>
          </table:table-cell>
          <table:table-cell table:formula="of:=[.J224]-[.$B224]" office:value-type="float" office:value="0.294312477111816" calcext:value-type="float">
            <text:p>0.294312477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2890782.46861" calcext:value-type="float">
            <text:p>1442890782.46861</text:p>
          </table:table-cell>
          <table:table-cell office:value-type="float" office:value="896" calcext:value-type="float">
            <text:p>896</text:p>
          </table:table-cell>
          <table:table-cell table:formula="of:=[.B225]-[.B$2]" office:value-type="float" office:value="14.0224614143372" calcext:value-type="float">
            <text:p>14.0224614143</text:p>
          </table:table-cell>
          <table:table-cell table:formula="of:=[.C225]/([.D225]-[.D224])" office:value-type="float" office:value="95180.2346266842" calcext:value-type="float">
            <text:p>95180.2346266842</text:p>
          </table:table-cell>
          <table:table-cell/>
          <table:table-cell office:value-type="float" office:value="1442890782.74319" calcext:value-type="float">
            <text:p>1442890782.74319</text:p>
          </table:table-cell>
          <table:table-cell table:formula="of:=[.G225]-[.$B225]" office:value-type="float" office:value="0.27458643913269" calcext:value-type="float">
            <text:p>0.2745864391</text:p>
          </table:table-cell>
          <table:table-cell/>
          <table:table-cell office:value-type="float" office:value="1442890782.75691" calcext:value-type="float">
            <text:p>1442890782.75691</text:p>
          </table:table-cell>
          <table:table-cell table:formula="of:=[.J225]-[.$B225]" office:value-type="float" office:value="0.288306713104248" calcext:value-type="float">
            <text:p>0.288306713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2890782.47803" calcext:value-type="float">
            <text:p>1442890782.47803</text:p>
          </table:table-cell>
          <table:table-cell office:value-type="float" office:value="896" calcext:value-type="float">
            <text:p>896</text:p>
          </table:table-cell>
          <table:table-cell table:formula="of:=[.B226]-[.B$2]" office:value-type="float" office:value="14.0318865776062" calcext:value-type="float">
            <text:p>14.0318865776</text:p>
          </table:table-cell>
          <table:table-cell table:formula="of:=[.C226]/([.D226]-[.D225])" office:value-type="float" office:value="95064.6661944754" calcext:value-type="float">
            <text:p>95064.6661944754</text:p>
          </table:table-cell>
          <table:table-cell/>
          <table:table-cell office:value-type="float" office:value="1442890782.74321" calcext:value-type="float">
            <text:p>1442890782.74321</text:p>
          </table:table-cell>
          <table:table-cell table:formula="of:=[.G226]-[.$B226]" office:value-type="float" office:value="0.265181303024292" calcext:value-type="float">
            <text:p>0.265181303</text:p>
          </table:table-cell>
          <table:table-cell/>
          <table:table-cell office:value-type="float" office:value="1442890782.76032" calcext:value-type="float">
            <text:p>1442890782.76032</text:p>
          </table:table-cell>
          <table:table-cell table:formula="of:=[.J226]-[.$B226]" office:value-type="float" office:value="0.282289266586304" calcext:value-type="float">
            <text:p>0.282289266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2890782.48745" calcext:value-type="float">
            <text:p>1442890782.48745</text:p>
          </table:table-cell>
          <table:table-cell office:value-type="float" office:value="896" calcext:value-type="float">
            <text:p>896</text:p>
          </table:table-cell>
          <table:table-cell table:formula="of:=[.B227]-[.B$2]" office:value-type="float" office:value="14.0413067340851" calcext:value-type="float">
            <text:p>14.0413067341</text:p>
          </table:table-cell>
          <table:table-cell table:formula="of:=[.C227]/([.D227]-[.D226])" office:value-type="float" office:value="95115.1928323758" calcext:value-type="float">
            <text:p>95115.1928323758</text:p>
          </table:table-cell>
          <table:table-cell/>
          <table:table-cell office:value-type="float" office:value="1442890782.74324" calcext:value-type="float">
            <text:p>1442890782.74324</text:p>
          </table:table-cell>
          <table:table-cell table:formula="of:=[.G227]-[.$B227]" office:value-type="float" office:value="0.255783796310425" calcext:value-type="float">
            <text:p>0.2557837963</text:p>
          </table:table-cell>
          <table:table-cell/>
          <table:table-cell office:value-type="float" office:value="1442890782.76369" calcext:value-type="float">
            <text:p>1442890782.76369</text:p>
          </table:table-cell>
          <table:table-cell table:formula="of:=[.J227]-[.$B227]" office:value-type="float" office:value="0.27623987197876" calcext:value-type="float">
            <text:p>0.27623987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2890782.49688" calcext:value-type="float">
            <text:p>1442890782.49688</text:p>
          </table:table-cell>
          <table:table-cell office:value-type="float" office:value="896" calcext:value-type="float">
            <text:p>896</text:p>
          </table:table-cell>
          <table:table-cell table:formula="of:=[.B228]-[.B$2]" office:value-type="float" office:value="14.0507373809814" calcext:value-type="float">
            <text:p>14.050737381</text:p>
          </table:table-cell>
          <table:table-cell table:formula="of:=[.C228]/([.D228]-[.D227])" office:value-type="float" office:value="95009.389053217" calcext:value-type="float">
            <text:p>95009.389053217</text:p>
          </table:table-cell>
          <table:table-cell/>
          <table:table-cell office:value-type="float" office:value="1442890782.74325" calcext:value-type="float">
            <text:p>1442890782.74325</text:p>
          </table:table-cell>
          <table:table-cell table:formula="of:=[.G228]-[.$B228]" office:value-type="float" office:value="0.246372938156128" calcext:value-type="float">
            <text:p>0.2463729382</text:p>
          </table:table-cell>
          <table:table-cell/>
          <table:table-cell office:value-type="float" office:value="1442890782.76717" calcext:value-type="float">
            <text:p>1442890782.76717</text:p>
          </table:table-cell>
          <table:table-cell table:formula="of:=[.J228]-[.$B228]" office:value-type="float" office:value="0.270283460617065" calcext:value-type="float">
            <text:p>0.270283460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2890782.50633" calcext:value-type="float">
            <text:p>1442890782.50633</text:p>
          </table:table-cell>
          <table:table-cell office:value-type="float" office:value="896" calcext:value-type="float">
            <text:p>896</text:p>
          </table:table-cell>
          <table:table-cell table:formula="of:=[.B229]-[.B$2]" office:value-type="float" office:value="14.0601816177368" calcext:value-type="float">
            <text:p>14.0601816177</text:p>
          </table:table-cell>
          <table:table-cell table:formula="of:=[.C229]/([.D229]-[.D228])" office:value-type="float" office:value="94872.6745430678" calcext:value-type="float">
            <text:p>94872.6745430678</text:p>
          </table:table-cell>
          <table:table-cell/>
          <table:table-cell office:value-type="float" office:value="1442890782.74328" calcext:value-type="float">
            <text:p>1442890782.74328</text:p>
          </table:table-cell>
          <table:table-cell table:formula="of:=[.G229]-[.$B229]" office:value-type="float" office:value="0.23694896697998" calcext:value-type="float">
            <text:p>0.236948967</text:p>
          </table:table-cell>
          <table:table-cell/>
          <table:table-cell office:value-type="float" office:value="1442890782.77059" calcext:value-type="float">
            <text:p>1442890782.77059</text:p>
          </table:table-cell>
          <table:table-cell table:formula="of:=[.J229]-[.$B229]" office:value-type="float" office:value="0.264260292053223" calcext:value-type="float">
            <text:p>0.264260292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2890782.51576" calcext:value-type="float">
            <text:p>1442890782.51576</text:p>
          </table:table-cell>
          <table:table-cell office:value-type="float" office:value="896" calcext:value-type="float">
            <text:p>896</text:p>
          </table:table-cell>
          <table:table-cell table:formula="of:=[.B230]-[.B$2]" office:value-type="float" office:value="14.0696172714233" calcext:value-type="float">
            <text:p>14.0696172714</text:p>
          </table:table-cell>
          <table:table-cell table:formula="of:=[.C230]/([.D230]-[.D229])" office:value-type="float" office:value="94958.9747321609" calcext:value-type="float">
            <text:p>94958.9747321609</text:p>
          </table:table-cell>
          <table:table-cell/>
          <table:table-cell office:value-type="float" office:value="1442890782.7433" calcext:value-type="float">
            <text:p>1442890782.7433</text:p>
          </table:table-cell>
          <table:table-cell table:formula="of:=[.G230]-[.$B230]" office:value-type="float" office:value="0.227533578872681" calcext:value-type="float">
            <text:p>0.2275335789</text:p>
          </table:table-cell>
          <table:table-cell/>
          <table:table-cell office:value-type="float" office:value="1442890782.77395" calcext:value-type="float">
            <text:p>1442890782.77395</text:p>
          </table:table-cell>
          <table:table-cell table:formula="of:=[.J230]-[.$B230]" office:value-type="float" office:value="0.258186101913452" calcext:value-type="float">
            <text:p>0.258186101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2890782.52515" calcext:value-type="float">
            <text:p>1442890782.52515</text:p>
          </table:table-cell>
          <table:table-cell office:value-type="float" office:value="896" calcext:value-type="float">
            <text:p>896</text:p>
          </table:table-cell>
          <table:table-cell table:formula="of:=[.B231]-[.B$2]" office:value-type="float" office:value="14.0790019035339" calcext:value-type="float">
            <text:p>14.0790019035</text:p>
          </table:table-cell>
          <table:table-cell table:formula="of:=[.C231]/([.D231]-[.D230])" office:value-type="float" office:value="95475.2396727809" calcext:value-type="float">
            <text:p>95475.2396727809</text:p>
          </table:table-cell>
          <table:table-cell/>
          <table:table-cell office:value-type="float" office:value="1442890782.74332" calcext:value-type="float">
            <text:p>1442890782.74332</text:p>
          </table:table-cell>
          <table:table-cell table:formula="of:=[.G231]-[.$B231]" office:value-type="float" office:value="0.21816873550415" calcext:value-type="float">
            <text:p>0.2181687355</text:p>
          </table:table-cell>
          <table:table-cell/>
          <table:table-cell office:value-type="float" office:value="1442890782.77737" calcext:value-type="float">
            <text:p>1442890782.77737</text:p>
          </table:table-cell>
          <table:table-cell table:formula="of:=[.J231]-[.$B231]" office:value-type="float" office:value="0.252225160598755" calcext:value-type="float">
            <text:p>0.252225160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2890782.53457" calcext:value-type="float">
            <text:p>1442890782.53457</text:p>
          </table:table-cell>
          <table:table-cell office:value-type="float" office:value="896" calcext:value-type="float">
            <text:p>896</text:p>
          </table:table-cell>
          <table:table-cell table:formula="of:=[.B232]-[.B$2]" office:value-type="float" office:value="14.0884268283844" calcext:value-type="float">
            <text:p>14.0884268284</text:p>
          </table:table-cell>
          <table:table-cell table:formula="of:=[.C232]/([.D232]-[.D231])" office:value-type="float" office:value="95067.0710075637" calcext:value-type="float">
            <text:p>95067.0710075637</text:p>
          </table:table-cell>
          <table:table-cell/>
          <table:table-cell office:value-type="float" office:value="1442890782.74334" calcext:value-type="float">
            <text:p>1442890782.74334</text:p>
          </table:table-cell>
          <table:table-cell table:formula="of:=[.G232]-[.$B232]" office:value-type="float" office:value="0.208763837814331" calcext:value-type="float">
            <text:p>0.2087638378</text:p>
          </table:table-cell>
          <table:table-cell/>
          <table:table-cell office:value-type="float" office:value="1442890782.78078" calcext:value-type="float">
            <text:p>1442890782.78078</text:p>
          </table:table-cell>
          <table:table-cell table:formula="of:=[.J232]-[.$B232]" office:value-type="float" office:value="0.246204376220703" calcext:value-type="float">
            <text:p>0.246204376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2890782.54399" calcext:value-type="float">
            <text:p>1442890782.54399</text:p>
          </table:table-cell>
          <table:table-cell office:value-type="float" office:value="896" calcext:value-type="float">
            <text:p>896</text:p>
          </table:table-cell>
          <table:table-cell table:formula="of:=[.B233]-[.B$2]" office:value-type="float" office:value="14.0978500843048" calcext:value-type="float">
            <text:p>14.0978500843</text:p>
          </table:table-cell>
          <table:table-cell table:formula="of:=[.C233]/([.D233]-[.D232])" office:value-type="float" office:value="95083.908106467" calcext:value-type="float">
            <text:p>95083.908106467</text:p>
          </table:table-cell>
          <table:table-cell/>
          <table:table-cell office:value-type="float" office:value="1442890782.82288" calcext:value-type="float">
            <text:p>1442890782.82288</text:p>
          </table:table-cell>
          <table:table-cell table:formula="of:=[.G233]-[.$B233]" office:value-type="float" office:value="0.278884649276733" calcext:value-type="float">
            <text:p>0.2788846493</text:p>
          </table:table-cell>
          <table:table-cell/>
          <table:table-cell office:value-type="float" office:value="1442890782.82311" calcext:value-type="float">
            <text:p>1442890782.82311</text:p>
          </table:table-cell>
          <table:table-cell table:formula="of:=[.J233]-[.$B233]" office:value-type="float" office:value="0.279114246368408" calcext:value-type="float">
            <text:p>0.279114246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2890782.55346" calcext:value-type="float">
            <text:p>1442890782.55346</text:p>
          </table:table-cell>
          <table:table-cell office:value-type="float" office:value="896" calcext:value-type="float">
            <text:p>896</text:p>
          </table:table-cell>
          <table:table-cell table:formula="of:=[.B234]-[.B$2]" office:value-type="float" office:value="14.107310295105" calcext:value-type="float">
            <text:p>14.1073102951</text:p>
          </table:table-cell>
          <table:table-cell table:formula="of:=[.C234]/([.D234]-[.D233])" office:value-type="float" office:value="94712.4772297689" calcext:value-type="float">
            <text:p>94712.4772297689</text:p>
          </table:table-cell>
          <table:table-cell/>
          <table:table-cell office:value-type="float" office:value="1442890782.82294" calcext:value-type="float">
            <text:p>1442890782.82294</text:p>
          </table:table-cell>
          <table:table-cell table:formula="of:=[.G234]-[.$B234]" office:value-type="float" office:value="0.269483327865601" calcext:value-type="float">
            <text:p>0.2694833279</text:p>
          </table:table-cell>
          <table:table-cell/>
          <table:table-cell office:value-type="float" office:value="1442890782.82649" calcext:value-type="float">
            <text:p>1442890782.82649</text:p>
          </table:table-cell>
          <table:table-cell table:formula="of:=[.J234]-[.$B234]" office:value-type="float" office:value="0.273033142089844" calcext:value-type="float">
            <text:p>0.273033142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2890782.56287" calcext:value-type="float">
            <text:p>1442890782.56287</text:p>
          </table:table-cell>
          <table:table-cell office:value-type="float" office:value="896" calcext:value-type="float">
            <text:p>896</text:p>
          </table:table-cell>
          <table:table-cell table:formula="of:=[.B235]-[.B$2]" office:value-type="float" office:value="14.1167256832123" calcext:value-type="float">
            <text:p>14.1167256832</text:p>
          </table:table-cell>
          <table:table-cell table:formula="of:=[.C235]/([.D235]-[.D234])" office:value-type="float" office:value="95163.3633992555" calcext:value-type="float">
            <text:p>95163.3633992555</text:p>
          </table:table-cell>
          <table:table-cell/>
          <table:table-cell office:value-type="float" office:value="1442890782.82296" calcext:value-type="float">
            <text:p>1442890782.82296</text:p>
          </table:table-cell>
          <table:table-cell table:formula="of:=[.G235]-[.$B235]" office:value-type="float" office:value="0.260091304779053" calcext:value-type="float">
            <text:p>0.2600913048</text:p>
          </table:table-cell>
          <table:table-cell/>
          <table:table-cell office:value-type="float" office:value="1442890782.82993" calcext:value-type="float">
            <text:p>1442890782.82993</text:p>
          </table:table-cell>
          <table:table-cell table:formula="of:=[.J235]-[.$B235]" office:value-type="float" office:value="0.267055034637451" calcext:value-type="float">
            <text:p>0.267055034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2890782.57235" calcext:value-type="float">
            <text:p>1442890782.57235</text:p>
          </table:table-cell>
          <table:table-cell office:value-type="float" office:value="896" calcext:value-type="float">
            <text:p>896</text:p>
          </table:table-cell>
          <table:table-cell table:formula="of:=[.B236]-[.B$2]" office:value-type="float" office:value="14.1262028217316" calcext:value-type="float">
            <text:p>14.1262028217</text:p>
          </table:table-cell>
          <table:table-cell table:formula="of:=[.C236]/([.D236]-[.D235])" office:value-type="float" office:value="94543.3052578616" calcext:value-type="float">
            <text:p>94543.3052578616</text:p>
          </table:table-cell>
          <table:table-cell/>
          <table:table-cell office:value-type="float" office:value="1442890782.82298" calcext:value-type="float">
            <text:p>1442890782.82298</text:p>
          </table:table-cell>
          <table:table-cell table:formula="of:=[.G236]-[.$B236]" office:value-type="float" office:value="0.250636100769043" calcext:value-type="float">
            <text:p>0.2506361008</text:p>
          </table:table-cell>
          <table:table-cell/>
          <table:table-cell office:value-type="float" office:value="1442890782.83327" calcext:value-type="float">
            <text:p>1442890782.83327</text:p>
          </table:table-cell>
          <table:table-cell table:formula="of:=[.J236]-[.$B236]" office:value-type="float" office:value="0.26092529296875" calcext:value-type="float">
            <text:p>0.26092529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2890782.58173" calcext:value-type="float">
            <text:p>1442890782.58173</text:p>
          </table:table-cell>
          <table:table-cell office:value-type="float" office:value="896" calcext:value-type="float">
            <text:p>896</text:p>
          </table:table-cell>
          <table:table-cell table:formula="of:=[.B237]-[.B$2]" office:value-type="float" office:value="14.1355841159821" calcext:value-type="float">
            <text:p>14.135584116</text:p>
          </table:table-cell>
          <table:table-cell table:formula="of:=[.C237]/([.D237]-[.D236])" office:value-type="float" office:value="95509.2097184101" calcext:value-type="float">
            <text:p>95509.2097184101</text:p>
          </table:table-cell>
          <table:table-cell/>
          <table:table-cell office:value-type="float" office:value="1442890782.823" calcext:value-type="float">
            <text:p>1442890782.823</text:p>
          </table:table-cell>
          <table:table-cell table:formula="of:=[.G237]-[.$B237]" office:value-type="float" office:value="0.24127459526062" calcext:value-type="float">
            <text:p>0.2412745953</text:p>
          </table:table-cell>
          <table:table-cell/>
          <table:table-cell office:value-type="float" office:value="1442890782.83672" calcext:value-type="float">
            <text:p>1442890782.83672</text:p>
          </table:table-cell>
          <table:table-cell table:formula="of:=[.J237]-[.$B237]" office:value-type="float" office:value="0.254995346069336" calcext:value-type="float">
            <text:p>0.254995346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2890782.59117" calcext:value-type="float">
            <text:p>1442890782.59117</text:p>
          </table:table-cell>
          <table:table-cell office:value-type="float" office:value="896" calcext:value-type="float">
            <text:p>896</text:p>
          </table:table-cell>
          <table:table-cell table:formula="of:=[.B238]-[.B$2]" office:value-type="float" office:value="14.1450204849243" calcext:value-type="float">
            <text:p>14.1450204849</text:p>
          </table:table-cell>
          <table:table-cell table:formula="of:=[.C238]/([.D238]-[.D237])" office:value-type="float" office:value="94951.777053488" calcext:value-type="float">
            <text:p>94951.777053488</text:p>
          </table:table-cell>
          <table:table-cell/>
          <table:table-cell office:value-type="float" office:value="1442890782.82302" calcext:value-type="float">
            <text:p>1442890782.82302</text:p>
          </table:table-cell>
          <table:table-cell table:formula="of:=[.G238]-[.$B238]" office:value-type="float" office:value="0.231857776641846" calcext:value-type="float">
            <text:p>0.2318577766</text:p>
          </table:table-cell>
          <table:table-cell/>
          <table:table-cell office:value-type="float" office:value="1442890782.84012" calcext:value-type="float">
            <text:p>1442890782.84012</text:p>
          </table:table-cell>
          <table:table-cell table:formula="of:=[.J238]-[.$B238]" office:value-type="float" office:value="0.248955011367798" calcext:value-type="float">
            <text:p>0.248955011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2890782.60059" calcext:value-type="float">
            <text:p>1442890782.60059</text:p>
          </table:table-cell>
          <table:table-cell office:value-type="float" office:value="896" calcext:value-type="float">
            <text:p>896</text:p>
          </table:table-cell>
          <table:table-cell table:formula="of:=[.B239]-[.B$2]" office:value-type="float" office:value="14.1544404029846" calcext:value-type="float">
            <text:p>14.154440403</text:p>
          </table:table-cell>
          <table:table-cell table:formula="of:=[.C239]/([.D239]-[.D238])" office:value-type="float" office:value="95117.6002024804" calcext:value-type="float">
            <text:p>95117.6002024804</text:p>
          </table:table-cell>
          <table:table-cell/>
          <table:table-cell office:value-type="float" office:value="1442890782.82304" calcext:value-type="float">
            <text:p>1442890782.82304</text:p>
          </table:table-cell>
          <table:table-cell table:formula="of:=[.G239]-[.$B239]" office:value-type="float" office:value="0.222458124160767" calcext:value-type="float">
            <text:p>0.2224581242</text:p>
          </table:table-cell>
          <table:table-cell/>
          <table:table-cell office:value-type="float" office:value="1442890782.84349" calcext:value-type="float">
            <text:p>1442890782.84349</text:p>
          </table:table-cell>
          <table:table-cell table:formula="of:=[.J239]-[.$B239]" office:value-type="float" office:value="0.242908239364624" calcext:value-type="float">
            <text:p>0.242908239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2890782.60998" calcext:value-type="float">
            <text:p>1442890782.60998</text:p>
          </table:table-cell>
          <table:table-cell office:value-type="float" office:value="896" calcext:value-type="float">
            <text:p>896</text:p>
          </table:table-cell>
          <table:table-cell table:formula="of:=[.B240]-[.B$2]" office:value-type="float" office:value="14.1638398170471" calcext:value-type="float">
            <text:p>14.163839817</text:p>
          </table:table-cell>
          <table:table-cell table:formula="of:=[.C240]/([.D240]-[.D239])" office:value-type="float" office:value="95325.0909090909" calcext:value-type="float">
            <text:p>95325.0909090909</text:p>
          </table:table-cell>
          <table:table-cell/>
          <table:table-cell office:value-type="float" office:value="1442890782.82306" calcext:value-type="float">
            <text:p>1442890782.82306</text:p>
          </table:table-cell>
          <table:table-cell table:formula="of:=[.G240]-[.$B240]" office:value-type="float" office:value="0.213078737258911" calcext:value-type="float">
            <text:p>0.2130787373</text:p>
          </table:table-cell>
          <table:table-cell/>
          <table:table-cell office:value-type="float" office:value="1442890782.84689" calcext:value-type="float">
            <text:p>1442890782.84689</text:p>
          </table:table-cell>
          <table:table-cell table:formula="of:=[.J240]-[.$B240]" office:value-type="float" office:value="0.236903190612793" calcext:value-type="float">
            <text:p>0.236903190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2890782.61939" calcext:value-type="float">
            <text:p>1442890782.61939</text:p>
          </table:table-cell>
          <table:table-cell office:value-type="float" office:value="896" calcext:value-type="float">
            <text:p>896</text:p>
          </table:table-cell>
          <table:table-cell table:formula="of:=[.B241]-[.B$2]" office:value-type="float" office:value="14.1732411384583" calcext:value-type="float">
            <text:p>14.1732411385</text:p>
          </table:table-cell>
          <table:table-cell table:formula="of:=[.C241]/([.D241]-[.D240])" office:value-type="float" office:value="95305.7512680057" calcext:value-type="float">
            <text:p>95305.7512680057</text:p>
          </table:table-cell>
          <table:table-cell/>
          <table:table-cell office:value-type="float" office:value="1442890782.82308" calcext:value-type="float">
            <text:p>1442890782.82308</text:p>
          </table:table-cell>
          <table:table-cell table:formula="of:=[.G241]-[.$B241]" office:value-type="float" office:value="0.203696966171265" calcext:value-type="float">
            <text:p>0.2036969662</text:p>
          </table:table-cell>
          <table:table-cell/>
          <table:table-cell office:value-type="float" office:value="1442890782.85028" calcext:value-type="float">
            <text:p>1442890782.85028</text:p>
          </table:table-cell>
          <table:table-cell table:formula="of:=[.J241]-[.$B241]" office:value-type="float" office:value="0.230895280838013" calcext:value-type="float">
            <text:p>0.230895280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2890782.62883" calcext:value-type="float">
            <text:p>1442890782.62883</text:p>
          </table:table-cell>
          <table:table-cell office:value-type="float" office:value="896" calcext:value-type="float">
            <text:p>896</text:p>
          </table:table-cell>
          <table:table-cell table:formula="of:=[.B242]-[.B$2]" office:value-type="float" office:value="14.1826894283295" calcext:value-type="float">
            <text:p>14.1826894283</text:p>
          </table:table-cell>
          <table:table-cell table:formula="of:=[.C242]/([.D242]-[.D241])" office:value-type="float" office:value="94831.9761790608" calcext:value-type="float">
            <text:p>94831.9761790608</text:p>
          </table:table-cell>
          <table:table-cell/>
          <table:table-cell office:value-type="float" office:value="1442890782.94108" calcext:value-type="float">
            <text:p>1442890782.94108</text:p>
          </table:table-cell>
          <table:table-cell table:formula="of:=[.G242]-[.$B242]" office:value-type="float" office:value="0.312248945236206" calcext:value-type="float">
            <text:p>0.3122489452</text:p>
          </table:table-cell>
          <table:table-cell/>
          <table:table-cell office:value-type="float" office:value="1442890782.94136" calcext:value-type="float">
            <text:p>1442890782.94136</text:p>
          </table:table-cell>
          <table:table-cell table:formula="of:=[.J242]-[.$B242]" office:value-type="float" office:value="0.312526941299438" calcext:value-type="float">
            <text:p>0.312526941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2890782.63826" calcext:value-type="float">
            <text:p>1442890782.63826</text:p>
          </table:table-cell>
          <table:table-cell office:value-type="float" office:value="896" calcext:value-type="float">
            <text:p>896</text:p>
          </table:table-cell>
          <table:table-cell table:formula="of:=[.B243]-[.B$2]" office:value-type="float" office:value="14.1921193599701" calcext:value-type="float">
            <text:p>14.19211936</text:p>
          </table:table-cell>
          <table:table-cell table:formula="of:=[.C243]/([.D243]-[.D242])" office:value-type="float" office:value="95016.5954692557" calcext:value-type="float">
            <text:p>95016.5954692557</text:p>
          </table:table-cell>
          <table:table-cell/>
          <table:table-cell office:value-type="float" office:value="1442890782.94113" calcext:value-type="float">
            <text:p>1442890782.94113</text:p>
          </table:table-cell>
          <table:table-cell table:formula="of:=[.G243]-[.$B243]" office:value-type="float" office:value="0.302865982055664" calcext:value-type="float">
            <text:p>0.3028659821</text:p>
          </table:table-cell>
          <table:table-cell/>
          <table:table-cell office:value-type="float" office:value="1442890782.94477" calcext:value-type="float">
            <text:p>1442890782.94477</text:p>
          </table:table-cell>
          <table:table-cell table:formula="of:=[.J243]-[.$B243]" office:value-type="float" office:value="0.30651068687439" calcext:value-type="float">
            <text:p>0.306510686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2890782.64766" calcext:value-type="float">
            <text:p>1442890782.64766</text:p>
          </table:table-cell>
          <table:table-cell office:value-type="float" office:value="896" calcext:value-type="float">
            <text:p>896</text:p>
          </table:table-cell>
          <table:table-cell table:formula="of:=[.B244]-[.B$2]" office:value-type="float" office:value="14.2015135288239" calcext:value-type="float">
            <text:p>14.2015135288</text:p>
          </table:table-cell>
          <table:table-cell table:formula="of:=[.C244]/([.D244]-[.D243])" office:value-type="float" office:value="95378.3154154611" calcext:value-type="float">
            <text:p>95378.3154154611</text:p>
          </table:table-cell>
          <table:table-cell/>
          <table:table-cell office:value-type="float" office:value="1442890782.94115" calcext:value-type="float">
            <text:p>1442890782.94115</text:p>
          </table:table-cell>
          <table:table-cell table:formula="of:=[.G244]-[.$B244]" office:value-type="float" office:value="0.293493747711182" calcext:value-type="float">
            <text:p>0.2934937477</text:p>
          </table:table-cell>
          <table:table-cell/>
          <table:table-cell office:value-type="float" office:value="1442890782.94819" calcext:value-type="float">
            <text:p>1442890782.94819</text:p>
          </table:table-cell>
          <table:table-cell table:formula="of:=[.J244]-[.$B244]" office:value-type="float" office:value="0.300527811050415" calcext:value-type="float">
            <text:p>0.300527811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2890782.65712" calcext:value-type="float">
            <text:p>1442890782.65712</text:p>
          </table:table-cell>
          <table:table-cell office:value-type="float" office:value="896" calcext:value-type="float">
            <text:p>896</text:p>
          </table:table-cell>
          <table:table-cell table:formula="of:=[.B245]-[.B$2]" office:value-type="float" office:value="14.2109780311584" calcext:value-type="float">
            <text:p>14.2109780312</text:p>
          </table:table-cell>
          <table:table-cell table:formula="of:=[.C245]/([.D245]-[.D244])" office:value-type="float" office:value="94669.5312995944" calcext:value-type="float">
            <text:p>94669.5312995944</text:p>
          </table:table-cell>
          <table:table-cell/>
          <table:table-cell office:value-type="float" office:value="1442890782.94117" calcext:value-type="float">
            <text:p>1442890782.94117</text:p>
          </table:table-cell>
          <table:table-cell table:formula="of:=[.G245]-[.$B245]" office:value-type="float" office:value="0.284050703048706" calcext:value-type="float">
            <text:p>0.284050703</text:p>
          </table:table-cell>
          <table:table-cell/>
          <table:table-cell office:value-type="float" office:value="1442890782.95151" calcext:value-type="float">
            <text:p>1442890782.95151</text:p>
          </table:table-cell>
          <table:table-cell table:formula="of:=[.J245]-[.$B245]" office:value-type="float" office:value="0.294385194778442" calcext:value-type="float">
            <text:p>0.294385194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2890782.66657" calcext:value-type="float">
            <text:p>1442890782.66657</text:p>
          </table:table-cell>
          <table:table-cell office:value-type="float" office:value="896" calcext:value-type="float">
            <text:p>896</text:p>
          </table:table-cell>
          <table:table-cell table:formula="of:=[.B246]-[.B$2]" office:value-type="float" office:value="14.2204263210297" calcext:value-type="float">
            <text:p>14.220426321</text:p>
          </table:table-cell>
          <table:table-cell table:formula="of:=[.C246]/([.D246]-[.D245])" office:value-type="float" office:value="94831.9761790608" calcext:value-type="float">
            <text:p>94831.9761790608</text:p>
          </table:table-cell>
          <table:table-cell/>
          <table:table-cell office:value-type="float" office:value="1442890782.94119" calcext:value-type="float">
            <text:p>1442890782.94119</text:p>
          </table:table-cell>
          <table:table-cell table:formula="of:=[.G246]-[.$B246]" office:value-type="float" office:value="0.274622917175293" calcext:value-type="float">
            <text:p>0.2746229172</text:p>
          </table:table-cell>
          <table:table-cell/>
          <table:table-cell office:value-type="float" office:value="1442890782.95492" calcext:value-type="float">
            <text:p>1442890782.95492</text:p>
          </table:table-cell>
          <table:table-cell table:formula="of:=[.J246]-[.$B246]" office:value-type="float" office:value="0.288344144821167" calcext:value-type="float">
            <text:p>0.288344144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2890782.67596" calcext:value-type="float">
            <text:p>1442890782.67596</text:p>
          </table:table-cell>
          <table:table-cell office:value-type="float" office:value="896" calcext:value-type="float">
            <text:p>896</text:p>
          </table:table-cell>
          <table:table-cell table:formula="of:=[.B247]-[.B$2]" office:value-type="float" office:value="14.2298111915588" calcext:value-type="float">
            <text:p>14.2298111916</text:p>
          </table:table-cell>
          <table:table-cell table:formula="of:=[.C247]/([.D247]-[.D246])" office:value-type="float" office:value="95472.814165587" calcext:value-type="float">
            <text:p>95472.814165587</text:p>
          </table:table-cell>
          <table:table-cell/>
          <table:table-cell office:value-type="float" office:value="1442890782.94121" calcext:value-type="float">
            <text:p>1442890782.94121</text:p>
          </table:table-cell>
          <table:table-cell table:formula="of:=[.G247]-[.$B247]" office:value-type="float" office:value="0.265258312225342" calcext:value-type="float">
            <text:p>0.2652583122</text:p>
          </table:table-cell>
          <table:table-cell/>
          <table:table-cell office:value-type="float" office:value="1442890782.95833" calcext:value-type="float">
            <text:p>1442890782.95833</text:p>
          </table:table-cell>
          <table:table-cell table:formula="of:=[.J247]-[.$B247]" office:value-type="float" office:value="0.282375812530518" calcext:value-type="float">
            <text:p>0.282375812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2890782.68537" calcext:value-type="float">
            <text:p>1442890782.68537</text:p>
          </table:table-cell>
          <table:table-cell office:value-type="float" office:value="896" calcext:value-type="float">
            <text:p>896</text:p>
          </table:table-cell>
          <table:table-cell table:formula="of:=[.B248]-[.B$2]" office:value-type="float" office:value="14.2392282485962" calcext:value-type="float">
            <text:p>14.2392282486</text:p>
          </table:table-cell>
          <table:table-cell table:formula="of:=[.C248]/([.D248]-[.D247])" office:value-type="float" office:value="95146.4981518052" calcext:value-type="float">
            <text:p>95146.4981518052</text:p>
          </table:table-cell>
          <table:table-cell/>
          <table:table-cell office:value-type="float" office:value="1442890782.94123" calcext:value-type="float">
            <text:p>1442890782.94123</text:p>
          </table:table-cell>
          <table:table-cell table:formula="of:=[.G248]-[.$B248]" office:value-type="float" office:value="0.255861282348633" calcext:value-type="float">
            <text:p>0.2558612823</text:p>
          </table:table-cell>
          <table:table-cell/>
          <table:table-cell office:value-type="float" office:value="1442890782.96169" calcext:value-type="float">
            <text:p>1442890782.96169</text:p>
          </table:table-cell>
          <table:table-cell table:formula="of:=[.J248]-[.$B248]" office:value-type="float" office:value="0.276317596435547" calcext:value-type="float">
            <text:p>0.276317596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2890782.69482" calcext:value-type="float">
            <text:p>1442890782.69482</text:p>
          </table:table-cell>
          <table:table-cell office:value-type="float" office:value="896" calcext:value-type="float">
            <text:p>896</text:p>
          </table:table-cell>
          <table:table-cell table:formula="of:=[.B249]-[.B$2]" office:value-type="float" office:value="14.2486743927002" calcext:value-type="float">
            <text:p>14.2486743927</text:p>
          </table:table-cell>
          <table:table-cell table:formula="of:=[.C249]/([.D249]-[.D248])" office:value-type="float" office:value="94853.5180212014" calcext:value-type="float">
            <text:p>94853.5180212014</text:p>
          </table:table-cell>
          <table:table-cell/>
          <table:table-cell office:value-type="float" office:value="1442890782.94125" calcext:value-type="float">
            <text:p>1442890782.94125</text:p>
          </table:table-cell>
          <table:table-cell table:formula="of:=[.G249]-[.$B249]" office:value-type="float" office:value="0.246434688568115" calcext:value-type="float">
            <text:p>0.2464346886</text:p>
          </table:table-cell>
          <table:table-cell/>
          <table:table-cell office:value-type="float" office:value="1442890782.9651" calcext:value-type="float">
            <text:p>1442890782.9651</text:p>
          </table:table-cell>
          <table:table-cell table:formula="of:=[.J249]-[.$B249]" office:value-type="float" office:value="0.270279407501221" calcext:value-type="float">
            <text:p>0.270279407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2890782.70423" calcext:value-type="float">
            <text:p>1442890782.70423</text:p>
          </table:table-cell>
          <table:table-cell office:value-type="float" office:value="896" calcext:value-type="float">
            <text:p>896</text:p>
          </table:table-cell>
          <table:table-cell table:formula="of:=[.B250]-[.B$2]" office:value-type="float" office:value="14.2580840587616" calcext:value-type="float">
            <text:p>14.2580840588</text:p>
          </table:table-cell>
          <table:table-cell table:formula="of:=[.C250]/([.D250]-[.D249])" office:value-type="float" office:value="95221.232523374" calcext:value-type="float">
            <text:p>95221.232523374</text:p>
          </table:table-cell>
          <table:table-cell/>
          <table:table-cell office:value-type="float" office:value="1442890782.94127" calcext:value-type="float">
            <text:p>1442890782.94127</text:p>
          </table:table-cell>
          <table:table-cell table:formula="of:=[.G250]-[.$B250]" office:value-type="float" office:value="0.237044811248779" calcext:value-type="float">
            <text:p>0.2370448112</text:p>
          </table:table-cell>
          <table:table-cell/>
          <table:table-cell office:value-type="float" office:value="1442890782.96853" calcext:value-type="float">
            <text:p>1442890782.96853</text:p>
          </table:table-cell>
          <table:table-cell table:formula="of:=[.J250]-[.$B250]" office:value-type="float" office:value="0.264296293258667" calcext:value-type="float">
            <text:p>0.264296293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2890782.71363" calcext:value-type="float">
            <text:p>1442890782.71363</text:p>
          </table:table-cell>
          <table:table-cell office:value-type="float" office:value="896" calcext:value-type="float">
            <text:p>896</text:p>
          </table:table-cell>
          <table:table-cell table:formula="of:=[.B251]-[.B$2]" office:value-type="float" office:value="14.2674877643585" calcext:value-type="float">
            <text:p>14.2674877644</text:p>
          </table:table-cell>
          <table:table-cell table:formula="of:=[.C251]/([.D251]-[.D250])" office:value-type="float" office:value="95281.5877490999" calcext:value-type="float">
            <text:p>95281.5877490999</text:p>
          </table:table-cell>
          <table:table-cell/>
          <table:table-cell office:value-type="float" office:value="1442890782.94129" calcext:value-type="float">
            <text:p>1442890782.94129</text:p>
          </table:table-cell>
          <table:table-cell table:formula="of:=[.G251]-[.$B251]" office:value-type="float" office:value="0.227660417556763" calcext:value-type="float">
            <text:p>0.2276604176</text:p>
          </table:table-cell>
          <table:table-cell/>
          <table:table-cell office:value-type="float" office:value="1442890782.97189" calcext:value-type="float">
            <text:p>1442890782.97189</text:p>
          </table:table-cell>
          <table:table-cell table:formula="of:=[.J251]-[.$B251]" office:value-type="float" office:value="0.258260488510132" calcext:value-type="float">
            <text:p>0.258260488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2890782.72303" calcext:value-type="float">
            <text:p>1442890782.72303</text:p>
          </table:table-cell>
          <table:table-cell office:value-type="float" office:value="896" calcext:value-type="float">
            <text:p>896</text:p>
          </table:table-cell>
          <table:table-cell table:formula="of:=[.B252]-[.B$2]" office:value-type="float" office:value="14.2768883705139" calcext:value-type="float">
            <text:p>14.2768883705</text:p>
          </table:table-cell>
          <table:table-cell table:formula="of:=[.C252]/([.D252]-[.D251])" office:value-type="float" office:value="95313.0027137386" calcext:value-type="float">
            <text:p>95313.0027137386</text:p>
          </table:table-cell>
          <table:table-cell/>
          <table:table-cell office:value-type="float" office:value="1442890782.94131" calcext:value-type="float">
            <text:p>1442890782.94131</text:p>
          </table:table-cell>
          <table:table-cell table:formula="of:=[.G252]-[.$B252]" office:value-type="float" office:value="0.218280076980591" calcext:value-type="float">
            <text:p>0.218280077</text:p>
          </table:table-cell>
          <table:table-cell/>
          <table:table-cell office:value-type="float" office:value="1442890782.9753" calcext:value-type="float">
            <text:p>1442890782.9753</text:p>
          </table:table-cell>
          <table:table-cell table:formula="of:=[.J252]-[.$B252]" office:value-type="float" office:value="0.252270460128784" calcext:value-type="float">
            <text:p>0.252270460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2890782.73246" calcext:value-type="float">
            <text:p>1442890782.73246</text:p>
          </table:table-cell>
          <table:table-cell office:value-type="float" office:value="896" calcext:value-type="float">
            <text:p>896</text:p>
          </table:table-cell>
          <table:table-cell table:formula="of:=[.B253]-[.B$2]" office:value-type="float" office:value="14.2863154411316" calcext:value-type="float">
            <text:p>14.2863154411</text:p>
          </table:table-cell>
          <table:table-cell table:formula="of:=[.C253]/([.D253]-[.D252])" office:value-type="float" office:value="95045.4320687911" calcext:value-type="float">
            <text:p>95045.4320687911</text:p>
          </table:table-cell>
          <table:table-cell/>
          <table:table-cell office:value-type="float" office:value="1442890782.94133" calcext:value-type="float">
            <text:p>1442890782.94133</text:p>
          </table:table-cell>
          <table:table-cell table:formula="of:=[.G253]-[.$B253]" office:value-type="float" office:value="0.208873271942139" calcext:value-type="float">
            <text:p>0.2088732719</text:p>
          </table:table-cell>
          <table:table-cell/>
          <table:table-cell office:value-type="float" office:value="1442890782.97873" calcext:value-type="float">
            <text:p>1442890782.97873</text:p>
          </table:table-cell>
          <table:table-cell table:formula="of:=[.J253]-[.$B253]" office:value-type="float" office:value="0.246270179748535" calcext:value-type="float">
            <text:p>0.246270179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2890782.74191" calcext:value-type="float">
            <text:p>1442890782.74191</text:p>
          </table:table-cell>
          <table:table-cell office:value-type="float" office:value="896" calcext:value-type="float">
            <text:p>896</text:p>
          </table:table-cell>
          <table:table-cell table:formula="of:=[.B254]-[.B$2]" office:value-type="float" office:value="14.2957603931427" calcext:value-type="float">
            <text:p>14.2957603931</text:p>
          </table:table-cell>
          <table:table-cell table:formula="of:=[.C254]/([.D254]-[.D253])" office:value-type="float" office:value="94865.489940679" calcext:value-type="float">
            <text:p>94865.489940679</text:p>
          </table:table-cell>
          <table:table-cell/>
          <table:table-cell office:value-type="float" office:value="1442890783.02387" calcext:value-type="float">
            <text:p>1442890783.02387</text:p>
          </table:table-cell>
          <table:table-cell table:formula="of:=[.G254]-[.$B254]" office:value-type="float" office:value="0.28196120262146" calcext:value-type="float">
            <text:p>0.2819612026</text:p>
          </table:table-cell>
          <table:table-cell/>
          <table:table-cell office:value-type="float" office:value="1442890783.02407" calcext:value-type="float">
            <text:p>1442890783.02407</text:p>
          </table:table-cell>
          <table:table-cell table:formula="of:=[.J254]-[.$B254]" office:value-type="float" office:value="0.282164573669434" calcext:value-type="float">
            <text:p>0.282164573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2890782.75136" calcext:value-type="float">
            <text:p>1442890782.75136</text:p>
          </table:table-cell>
          <table:table-cell office:value-type="float" office:value="896" calcext:value-type="float">
            <text:p>896</text:p>
          </table:table-cell>
          <table:table-cell table:formula="of:=[.B255]-[.B$2]" office:value-type="float" office:value="14.3052110671997" calcext:value-type="float">
            <text:p>14.3052110672</text:p>
          </table:table-cell>
          <table:table-cell table:formula="of:=[.C255]/([.D255]-[.D254])" office:value-type="float" office:value="94808.0522717526" calcext:value-type="float">
            <text:p>94808.0522717526</text:p>
          </table:table-cell>
          <table:table-cell/>
          <table:table-cell office:value-type="float" office:value="1442890783.02391" calcext:value-type="float">
            <text:p>1442890783.02391</text:p>
          </table:table-cell>
          <table:table-cell table:formula="of:=[.G255]-[.$B255]" office:value-type="float" office:value="0.272552251815796" calcext:value-type="float">
            <text:p>0.2725522518</text:p>
          </table:table-cell>
          <table:table-cell/>
          <table:table-cell office:value-type="float" office:value="1442890783.0272" calcext:value-type="float">
            <text:p>1442890783.0272</text:p>
          </table:table-cell>
          <table:table-cell table:formula="of:=[.J255]-[.$B255]" office:value-type="float" office:value="0.275844573974609" calcext:value-type="float">
            <text:p>0.27584457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2890782.76076" calcext:value-type="float">
            <text:p>1442890782.76076</text:p>
          </table:table-cell>
          <table:table-cell office:value-type="float" office:value="896" calcext:value-type="float">
            <text:p>896</text:p>
          </table:table-cell>
          <table:table-cell table:formula="of:=[.B256]-[.B$2]" office:value-type="float" office:value="14.3146142959595" calcext:value-type="float">
            <text:p>14.314614296</text:p>
          </table:table-cell>
          <table:table-cell table:formula="of:=[.C256]/([.D256]-[.D255])" office:value-type="float" office:value="95286.4194726166" calcext:value-type="float">
            <text:p>95286.4194726166</text:p>
          </table:table-cell>
          <table:table-cell/>
          <table:table-cell office:value-type="float" office:value="1442890783.02393" calcext:value-type="float">
            <text:p>1442890783.02393</text:p>
          </table:table-cell>
          <table:table-cell table:formula="of:=[.G256]-[.$B256]" office:value-type="float" office:value="0.263168811798096" calcext:value-type="float">
            <text:p>0.2631688118</text:p>
          </table:table-cell>
          <table:table-cell/>
          <table:table-cell office:value-type="float" office:value="1442890783.03033" calcext:value-type="float">
            <text:p>1442890783.03033</text:p>
          </table:table-cell>
          <table:table-cell table:formula="of:=[.J256]-[.$B256]" office:value-type="float" office:value="0.269567012786865" calcext:value-type="float">
            <text:p>0.269567012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2890782.7702" calcext:value-type="float">
            <text:p>1442890782.7702</text:p>
          </table:table-cell>
          <table:table-cell office:value-type="float" office:value="896" calcext:value-type="float">
            <text:p>896</text:p>
          </table:table-cell>
          <table:table-cell table:formula="of:=[.B257]-[.B$2]" office:value-type="float" office:value="14.3240506649017" calcext:value-type="float">
            <text:p>14.3240506649</text:p>
          </table:table-cell>
          <table:table-cell table:formula="of:=[.C257]/([.D257]-[.D256])" office:value-type="float" office:value="94951.777053488" calcext:value-type="float">
            <text:p>94951.777053488</text:p>
          </table:table-cell>
          <table:table-cell/>
          <table:table-cell office:value-type="float" office:value="1442890783.02395" calcext:value-type="float">
            <text:p>1442890783.02395</text:p>
          </table:table-cell>
          <table:table-cell table:formula="of:=[.G257]-[.$B257]" office:value-type="float" office:value="0.253751277923584" calcext:value-type="float">
            <text:p>0.2537512779</text:p>
          </table:table-cell>
          <table:table-cell/>
          <table:table-cell office:value-type="float" office:value="1442890783.03349" calcext:value-type="float">
            <text:p>1442890783.03349</text:p>
          </table:table-cell>
          <table:table-cell table:formula="of:=[.J257]-[.$B257]" office:value-type="float" office:value="0.26329493522644" calcext:value-type="float">
            <text:p>0.263294935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2890782.77962" calcext:value-type="float">
            <text:p>1442890782.77962</text:p>
          </table:table-cell>
          <table:table-cell office:value-type="float" office:value="896" calcext:value-type="float">
            <text:p>896</text:p>
          </table:table-cell>
          <table:table-cell table:formula="of:=[.B258]-[.B$2]" office:value-type="float" office:value="14.3334798812866" calcext:value-type="float">
            <text:p>14.3334798813</text:p>
          </table:table-cell>
          <table:table-cell table:formula="of:=[.C258]/([.D258]-[.D257])" office:value-type="float" office:value="95023.8029785835" calcext:value-type="float">
            <text:p>95023.8029785835</text:p>
          </table:table-cell>
          <table:table-cell/>
          <table:table-cell office:value-type="float" office:value="1442890783.02397" calcext:value-type="float">
            <text:p>1442890783.02397</text:p>
          </table:table-cell>
          <table:table-cell table:formula="of:=[.G258]-[.$B258]" office:value-type="float" office:value="0.244342088699341" calcext:value-type="float">
            <text:p>0.2443420887</text:p>
          </table:table-cell>
          <table:table-cell/>
          <table:table-cell office:value-type="float" office:value="1442890783.03661" calcext:value-type="float">
            <text:p>1442890783.03661</text:p>
          </table:table-cell>
          <table:table-cell table:formula="of:=[.J258]-[.$B258]" office:value-type="float" office:value="0.25698184967041" calcext:value-type="float">
            <text:p>0.256981849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2890782.78931" calcext:value-type="float">
            <text:p>1442890782.78931</text:p>
          </table:table-cell>
          <table:table-cell office:value-type="float" office:value="896" calcext:value-type="float">
            <text:p>896</text:p>
          </table:table-cell>
          <table:table-cell table:formula="of:=[.B259]-[.B$2]" office:value-type="float" office:value="14.3431622982025" calcext:value-type="float">
            <text:p>14.3431622982</text:p>
          </table:table-cell>
          <table:table-cell table:formula="of:=[.C259]/([.D259]-[.D258])" office:value-type="float" office:value="92538.878234961" calcext:value-type="float">
            <text:p>92538.878234961</text:p>
          </table:table-cell>
          <table:table-cell/>
          <table:table-cell office:value-type="float" office:value="1442890783.02399" calcext:value-type="float">
            <text:p>1442890783.02399</text:p>
          </table:table-cell>
          <table:table-cell table:formula="of:=[.G259]-[.$B259]" office:value-type="float" office:value="0.234678268432617" calcext:value-type="float">
            <text:p>0.2346782684</text:p>
          </table:table-cell>
          <table:table-cell/>
          <table:table-cell office:value-type="float" office:value="1442890783.03972" calcext:value-type="float">
            <text:p>1442890783.03972</text:p>
          </table:table-cell>
          <table:table-cell table:formula="of:=[.J259]-[.$B259]" office:value-type="float" office:value="0.250416994094849" calcext:value-type="float">
            <text:p>0.250416994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2890782.79873" calcext:value-type="float">
            <text:p>1442890782.79873</text:p>
          </table:table-cell>
          <table:table-cell office:value-type="float" office:value="896" calcext:value-type="float">
            <text:p>896</text:p>
          </table:table-cell>
          <table:table-cell table:formula="of:=[.B260]-[.B$2]" office:value-type="float" office:value="14.3525898456574" calcext:value-type="float">
            <text:p>14.3525898457</text:p>
          </table:table-cell>
          <table:table-cell table:formula="of:=[.C260]/([.D260]-[.D259])" office:value-type="float" office:value="95040.6247534267" calcext:value-type="float">
            <text:p>95040.6247534267</text:p>
          </table:table-cell>
          <table:table-cell/>
          <table:table-cell office:value-type="float" office:value="1442890783.024" calcext:value-type="float">
            <text:p>1442890783.024</text:p>
          </table:table-cell>
          <table:table-cell table:formula="of:=[.G260]-[.$B260]" office:value-type="float" office:value="0.225269794464111" calcext:value-type="float">
            <text:p>0.2252697945</text:p>
          </table:table-cell>
          <table:table-cell/>
          <table:table-cell office:value-type="float" office:value="1442890783.04285" calcext:value-type="float">
            <text:p>1442890783.04285</text:p>
          </table:table-cell>
          <table:table-cell table:formula="of:=[.J260]-[.$B260]" office:value-type="float" office:value="0.244115352630615" calcext:value-type="float">
            <text:p>0.244115352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2890782.80819" calcext:value-type="float">
            <text:p>1442890782.80819</text:p>
          </table:table-cell>
          <table:table-cell office:value-type="float" office:value="896" calcext:value-type="float">
            <text:p>896</text:p>
          </table:table-cell>
          <table:table-cell table:formula="of:=[.B261]-[.B$2]" office:value-type="float" office:value="14.3620471954346" calcext:value-type="float">
            <text:p>14.3620471954</text:p>
          </table:table-cell>
          <table:table-cell table:formula="of:=[.C261]/([.D261]-[.D260])" office:value-type="float" office:value="94741.1295031134" calcext:value-type="float">
            <text:p>94741.1295031134</text:p>
          </table:table-cell>
          <table:table-cell/>
          <table:table-cell office:value-type="float" office:value="1442890783.02402" calcext:value-type="float">
            <text:p>1442890783.02402</text:p>
          </table:table-cell>
          <table:table-cell table:formula="of:=[.G261]-[.$B261]" office:value-type="float" office:value="0.21583104133606" calcext:value-type="float">
            <text:p>0.2158310413</text:p>
          </table:table-cell>
          <table:table-cell/>
          <table:table-cell office:value-type="float" office:value="1442890783.04597" calcext:value-type="float">
            <text:p>1442890783.04597</text:p>
          </table:table-cell>
          <table:table-cell table:formula="of:=[.J261]-[.$B261]" office:value-type="float" office:value="0.23777437210083" calcext:value-type="float">
            <text:p>0.237774372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2890782.81756" calcext:value-type="float">
            <text:p>1442890782.81756</text:p>
          </table:table-cell>
          <table:table-cell office:value-type="float" office:value="896" calcext:value-type="float">
            <text:p>896</text:p>
          </table:table-cell>
          <table:table-cell table:formula="of:=[.B262]-[.B$2]" office:value-type="float" office:value="14.3714184761047" calcext:value-type="float">
            <text:p>14.3714184761</text:p>
          </table:table-cell>
          <table:table-cell table:formula="of:=[.C262]/([.D262]-[.D261])" office:value-type="float" office:value="95611.2650485931" calcext:value-type="float">
            <text:p>95611.2650485931</text:p>
          </table:table-cell>
          <table:table-cell/>
          <table:table-cell office:value-type="float" office:value="1442890783.02404" calcext:value-type="float">
            <text:p>1442890783.02404</text:p>
          </table:table-cell>
          <table:table-cell table:formula="of:=[.G262]-[.$B262]" office:value-type="float" office:value="0.206478834152222" calcext:value-type="float">
            <text:p>0.2064788342</text:p>
          </table:table-cell>
          <table:table-cell/>
          <table:table-cell office:value-type="float" office:value="1442890783.04926" calcext:value-type="float">
            <text:p>1442890783.04926</text:p>
          </table:table-cell>
          <table:table-cell table:formula="of:=[.J262]-[.$B262]" office:value-type="float" office:value="0.231701612472534" calcext:value-type="float">
            <text:p>0.231701612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2890782.82694" calcext:value-type="float">
            <text:p>1442890782.82694</text:p>
          </table:table-cell>
          <table:table-cell office:value-type="float" office:value="896" calcext:value-type="float">
            <text:p>896</text:p>
          </table:table-cell>
          <table:table-cell table:formula="of:=[.B263]-[.B$2]" office:value-type="float" office:value="14.3808000087738" calcext:value-type="float">
            <text:p>14.3808000088</text:p>
          </table:table-cell>
          <table:table-cell table:formula="of:=[.C263]/([.D263]-[.D262])" office:value-type="float" office:value="95506.7824849424" calcext:value-type="float">
            <text:p>95506.7824849424</text:p>
          </table:table-cell>
          <table:table-cell/>
          <table:table-cell office:value-type="float" office:value="1442890783.13913" calcext:value-type="float">
            <text:p>1442890783.13913</text:p>
          </table:table-cell>
          <table:table-cell table:formula="of:=[.G263]-[.$B263]" office:value-type="float" office:value="0.312187194824219" calcext:value-type="float">
            <text:p>0.3121871948</text:p>
          </table:table-cell>
          <table:table-cell/>
          <table:table-cell office:value-type="float" office:value="1442890783.1395" calcext:value-type="float">
            <text:p>1442890783.1395</text:p>
          </table:table-cell>
          <table:table-cell table:formula="of:=[.J263]-[.$B263]" office:value-type="float" office:value="0.312558174133301" calcext:value-type="float">
            <text:p>0.312558174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2890782.83632" calcext:value-type="float">
            <text:p>1442890782.83632</text:p>
          </table:table-cell>
          <table:table-cell office:value-type="float" office:value="896" calcext:value-type="float">
            <text:p>896</text:p>
          </table:table-cell>
          <table:table-cell table:formula="of:=[.B264]-[.B$2]" office:value-type="float" office:value="14.3901739120483" calcext:value-type="float">
            <text:p>14.390173912</text:p>
          </table:table-cell>
          <table:table-cell table:formula="of:=[.C264]/([.D264]-[.D263])" office:value-type="float" office:value="95584.5151969886" calcext:value-type="float">
            <text:p>95584.5151969886</text:p>
          </table:table-cell>
          <table:table-cell/>
          <table:table-cell office:value-type="float" office:value="1442890783.13921" calcext:value-type="float">
            <text:p>1442890783.13921</text:p>
          </table:table-cell>
          <table:table-cell table:formula="of:=[.G264]-[.$B264]" office:value-type="float" office:value="0.302894115447998" calcext:value-type="float">
            <text:p>0.3028941154</text:p>
          </table:table-cell>
          <table:table-cell/>
          <table:table-cell office:value-type="float" office:value="1442890783.14263" calcext:value-type="float">
            <text:p>1442890783.14263</text:p>
          </table:table-cell>
          <table:table-cell table:formula="of:=[.J264]-[.$B264]" office:value-type="float" office:value="0.306307077407837" calcext:value-type="float">
            <text:p>0.306307077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2890782.84572" calcext:value-type="float">
            <text:p>1442890782.84572</text:p>
          </table:table-cell>
          <table:table-cell office:value-type="float" office:value="896" calcext:value-type="float">
            <text:p>896</text:p>
          </table:table-cell>
          <table:table-cell table:formula="of:=[.B265]-[.B$2]" office:value-type="float" office:value="14.3995757102966" calcext:value-type="float">
            <text:p>14.3995757103</text:p>
          </table:table-cell>
          <table:table-cell table:formula="of:=[.C265]/([.D265]-[.D264])" office:value-type="float" office:value="95300.9175838109" calcext:value-type="float">
            <text:p>95300.9175838109</text:p>
          </table:table-cell>
          <table:table-cell/>
          <table:table-cell office:value-type="float" office:value="1442890783.13926" calcext:value-type="float">
            <text:p>1442890783.13926</text:p>
          </table:table-cell>
          <table:table-cell table:formula="of:=[.G265]-[.$B265]" office:value-type="float" office:value="0.29354453086853" calcext:value-type="float">
            <text:p>0.2935445309</text:p>
          </table:table-cell>
          <table:table-cell/>
          <table:table-cell office:value-type="float" office:value="1442890783.14574" calcext:value-type="float">
            <text:p>1442890783.14574</text:p>
          </table:table-cell>
          <table:table-cell table:formula="of:=[.J265]-[.$B265]" office:value-type="float" office:value="0.300015211105347" calcext:value-type="float">
            <text:p>0.300015211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2890782.85517" calcext:value-type="float">
            <text:p>1442890782.85517</text:p>
          </table:table-cell>
          <table:table-cell office:value-type="float" office:value="896" calcext:value-type="float">
            <text:p>896</text:p>
          </table:table-cell>
          <table:table-cell table:formula="of:=[.B266]-[.B$2]" office:value-type="float" office:value="14.409022808075" calcext:value-type="float">
            <text:p>14.4090228081</text:p>
          </table:table-cell>
          <table:table-cell table:formula="of:=[.C266]/([.D266]-[.D265])" office:value-type="float" office:value="94843.9426610135" calcext:value-type="float">
            <text:p>94843.9426610135</text:p>
          </table:table-cell>
          <table:table-cell/>
          <table:table-cell office:value-type="float" office:value="1442890783.1393" calcext:value-type="float">
            <text:p>1442890783.1393</text:p>
          </table:table-cell>
          <table:table-cell table:formula="of:=[.G266]-[.$B266]" office:value-type="float" office:value="0.28412938117981" calcext:value-type="float">
            <text:p>0.2841293812</text:p>
          </table:table-cell>
          <table:table-cell/>
          <table:table-cell office:value-type="float" office:value="1442890783.14885" calcext:value-type="float">
            <text:p>1442890783.14885</text:p>
          </table:table-cell>
          <table:table-cell table:formula="of:=[.J266]-[.$B266]" office:value-type="float" office:value="0.293683528900146" calcext:value-type="float">
            <text:p>0.293683528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2890782.86455" calcext:value-type="float">
            <text:p>1442890782.86455</text:p>
          </table:table-cell>
          <table:table-cell office:value-type="float" office:value="896" calcext:value-type="float">
            <text:p>896</text:p>
          </table:table-cell>
          <table:table-cell table:formula="of:=[.B267]-[.B$2]" office:value-type="float" office:value="14.4184031486511" calcext:value-type="float">
            <text:p>14.4184031487</text:p>
          </table:table-cell>
          <table:table-cell table:formula="of:=[.C267]/([.D267]-[.D266])" office:value-type="float" office:value="95518.9198861326" calcext:value-type="float">
            <text:p>95518.9198861326</text:p>
          </table:table-cell>
          <table:table-cell/>
          <table:table-cell office:value-type="float" office:value="1442890783.13932" calcext:value-type="float">
            <text:p>1442890783.13932</text:p>
          </table:table-cell>
          <table:table-cell table:formula="of:=[.G267]-[.$B267]" office:value-type="float" office:value="0.274771213531494" calcext:value-type="float">
            <text:p>0.2747712135</text:p>
          </table:table-cell>
          <table:table-cell/>
          <table:table-cell office:value-type="float" office:value="1442890783.15197" calcext:value-type="float">
            <text:p>1442890783.15197</text:p>
          </table:table-cell>
          <table:table-cell table:formula="of:=[.J267]-[.$B267]" office:value-type="float" office:value="0.287420272827148" calcext:value-type="float">
            <text:p>0.287420272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2890782.87394" calcext:value-type="float">
            <text:p>1442890782.87394</text:p>
          </table:table-cell>
          <table:table-cell office:value-type="float" office:value="896" calcext:value-type="float">
            <text:p>896</text:p>
          </table:table-cell>
          <table:table-cell table:formula="of:=[.B268]-[.B$2]" office:value-type="float" office:value="14.427796125412" calcext:value-type="float">
            <text:p>14.4277961254</text:p>
          </table:table-cell>
          <table:table-cell table:formula="of:=[.C268]/([.D268]-[.D267])" office:value-type="float" office:value="95390.420184278" calcext:value-type="float">
            <text:p>95390.420184278</text:p>
          </table:table-cell>
          <table:table-cell/>
          <table:table-cell office:value-type="float" office:value="1442890783.13934" calcext:value-type="float">
            <text:p>1442890783.13934</text:p>
          </table:table-cell>
          <table:table-cell table:formula="of:=[.G268]-[.$B268]" office:value-type="float" office:value="0.265400171279907" calcext:value-type="float">
            <text:p>0.2654001713</text:p>
          </table:table-cell>
          <table:table-cell/>
          <table:table-cell office:value-type="float" office:value="1442890783.1551" calcext:value-type="float">
            <text:p>1442890783.1551</text:p>
          </table:table-cell>
          <table:table-cell table:formula="of:=[.J268]-[.$B268]" office:value-type="float" office:value="0.281155824661255" calcext:value-type="float">
            <text:p>0.281155824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2890782.88338" calcext:value-type="float">
            <text:p>1442890782.88338</text:p>
          </table:table-cell>
          <table:table-cell office:value-type="float" office:value="896" calcext:value-type="float">
            <text:p>896</text:p>
          </table:table-cell>
          <table:table-cell table:formula="of:=[.B269]-[.B$2]" office:value-type="float" office:value="14.437230348587" calcext:value-type="float">
            <text:p>14.4372303486</text:p>
          </table:table-cell>
          <table:table-cell table:formula="of:=[.C269]/([.D269]-[.D268])" office:value-type="float" office:value="94973.3733636593" calcext:value-type="float">
            <text:p>94973.3733636593</text:p>
          </table:table-cell>
          <table:table-cell/>
          <table:table-cell office:value-type="float" office:value="1442890783.13936" calcext:value-type="float">
            <text:p>1442890783.13936</text:p>
          </table:table-cell>
          <table:table-cell table:formula="of:=[.G269]-[.$B269]" office:value-type="float" office:value="0.255987405776978" calcext:value-type="float">
            <text:p>0.2559874058</text:p>
          </table:table-cell>
          <table:table-cell/>
          <table:table-cell office:value-type="float" office:value="1442890783.15824" calcext:value-type="float">
            <text:p>1442890783.15824</text:p>
          </table:table-cell>
          <table:table-cell table:formula="of:=[.J269]-[.$B269]" office:value-type="float" office:value="0.27486515045166" calcext:value-type="float">
            <text:p>0.274865150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2890782.89289" calcext:value-type="float">
            <text:p>1442890782.89289</text:p>
          </table:table-cell>
          <table:table-cell office:value-type="float" office:value="896" calcext:value-type="float">
            <text:p>896</text:p>
          </table:table-cell>
          <table:table-cell table:formula="of:=[.B270]-[.B$2]" office:value-type="float" office:value="14.4467449188232" calcext:value-type="float">
            <text:p>14.4467449188</text:p>
          </table:table-cell>
          <table:table-cell table:formula="of:=[.C270]/([.D270]-[.D269])" office:value-type="float" office:value="94171.3580073671" calcext:value-type="float">
            <text:p>94171.3580073671</text:p>
          </table:table-cell>
          <table:table-cell/>
          <table:table-cell office:value-type="float" office:value="1442890783.13938" calcext:value-type="float">
            <text:p>1442890783.13938</text:p>
          </table:table-cell>
          <table:table-cell table:formula="of:=[.G270]-[.$B270]" office:value-type="float" office:value="0.24649453163147" calcext:value-type="float">
            <text:p>0.2464945316</text:p>
          </table:table-cell>
          <table:table-cell/>
          <table:table-cell office:value-type="float" office:value="1442890783.16136" calcext:value-type="float">
            <text:p>1442890783.16136</text:p>
          </table:table-cell>
          <table:table-cell table:formula="of:=[.J270]-[.$B270]" office:value-type="float" office:value="0.268469095230103" calcext:value-type="float">
            <text:p>0.268469095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2890782.90233" calcext:value-type="float">
            <text:p>1442890782.90233</text:p>
          </table:table-cell>
          <table:table-cell office:value-type="float" office:value="896" calcext:value-type="float">
            <text:p>896</text:p>
          </table:table-cell>
          <table:table-cell table:formula="of:=[.B271]-[.B$2]" office:value-type="float" office:value="14.4561877250671" calcext:value-type="float">
            <text:p>14.4561877251</text:p>
          </table:table-cell>
          <table:table-cell table:formula="of:=[.C271]/([.D271]-[.D270])" office:value-type="float" office:value="94887.0470130788" calcext:value-type="float">
            <text:p>94887.0470130788</text:p>
          </table:table-cell>
          <table:table-cell/>
          <table:table-cell office:value-type="float" office:value="1442890783.13941" calcext:value-type="float">
            <text:p>1442890783.13941</text:p>
          </table:table-cell>
          <table:table-cell table:formula="of:=[.G271]-[.$B271]" office:value-type="float" office:value="0.237072706222534" calcext:value-type="float">
            <text:p>0.2370727062</text:p>
          </table:table-cell>
          <table:table-cell/>
          <table:table-cell office:value-type="float" office:value="1442890783.16451" calcext:value-type="float">
            <text:p>1442890783.16451</text:p>
          </table:table-cell>
          <table:table-cell table:formula="of:=[.J271]-[.$B271]" office:value-type="float" office:value="0.262181997299194" calcext:value-type="float">
            <text:p>0.262181997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2890782.91171" calcext:value-type="float">
            <text:p>1442890782.91171</text:p>
          </table:table-cell>
          <table:table-cell office:value-type="float" office:value="896" calcext:value-type="float">
            <text:p>896</text:p>
          </table:table-cell>
          <table:table-cell table:formula="of:=[.B272]-[.B$2]" office:value-type="float" office:value="14.4655675888062" calcext:value-type="float">
            <text:p>14.4655675888</text:p>
          </table:table-cell>
          <table:table-cell table:formula="of:=[.C272]/([.D272]-[.D271])" office:value-type="float" office:value="95523.7757104367" calcext:value-type="float">
            <text:p>95523.7757104367</text:p>
          </table:table-cell>
          <table:table-cell/>
          <table:table-cell office:value-type="float" office:value="1442890783.13943" calcext:value-type="float">
            <text:p>1442890783.13943</text:p>
          </table:table-cell>
          <table:table-cell table:formula="of:=[.G272]-[.$B272]" office:value-type="float" office:value="0.227716207504272" calcext:value-type="float">
            <text:p>0.2277162075</text:p>
          </table:table-cell>
          <table:table-cell/>
          <table:table-cell office:value-type="float" office:value="1442890783.16763" calcext:value-type="float">
            <text:p>1442890783.16763</text:p>
          </table:table-cell>
          <table:table-cell table:formula="of:=[.J272]-[.$B272]" office:value-type="float" office:value="0.255919933319092" calcext:value-type="float">
            <text:p>0.255919933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2890782.92118" calcext:value-type="float">
            <text:p>1442890782.92118</text:p>
          </table:table-cell>
          <table:table-cell office:value-type="float" office:value="896" calcext:value-type="float">
            <text:p>896</text:p>
          </table:table-cell>
          <table:table-cell table:formula="of:=[.B273]-[.B$2]" office:value-type="float" office:value="14.4750311374664" calcext:value-type="float">
            <text:p>14.4750311375</text:p>
          </table:table-cell>
          <table:table-cell table:formula="of:=[.C273]/([.D273]-[.D272])" office:value-type="float" office:value="94679.0714735596" calcext:value-type="float">
            <text:p>94679.0714735596</text:p>
          </table:table-cell>
          <table:table-cell/>
          <table:table-cell office:value-type="float" office:value="1442890783.13945" calcext:value-type="float">
            <text:p>1442890783.13945</text:p>
          </table:table-cell>
          <table:table-cell table:formula="of:=[.G273]-[.$B273]" office:value-type="float" office:value="0.218274116516113" calcext:value-type="float">
            <text:p>0.2182741165</text:p>
          </table:table-cell>
          <table:table-cell/>
          <table:table-cell office:value-type="float" office:value="1442890783.17078" calcext:value-type="float">
            <text:p>1442890783.17078</text:p>
          </table:table-cell>
          <table:table-cell table:formula="of:=[.J273]-[.$B273]" office:value-type="float" office:value="0.24960446357727" calcext:value-type="float">
            <text:p>0.249604463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2890782.93056" calcext:value-type="float">
            <text:p>1442890782.93056</text:p>
          </table:table-cell>
          <table:table-cell office:value-type="float" office:value="896" calcext:value-type="float">
            <text:p>896</text:p>
          </table:table-cell>
          <table:table-cell table:formula="of:=[.B274]-[.B$2]" office:value-type="float" office:value="14.4844110012054" calcext:value-type="float">
            <text:p>14.4844110012</text:p>
          </table:table-cell>
          <table:table-cell table:formula="of:=[.C274]/([.D274]-[.D273])" office:value-type="float" office:value="95523.7757104367" calcext:value-type="float">
            <text:p>95523.7757104367</text:p>
          </table:table-cell>
          <table:table-cell/>
          <table:table-cell office:value-type="float" office:value="1442890783.13947" calcext:value-type="float">
            <text:p>1442890783.13947</text:p>
          </table:table-cell>
          <table:table-cell table:formula="of:=[.G274]-[.$B274]" office:value-type="float" office:value="0.20891547203064" calcext:value-type="float">
            <text:p>0.208915472</text:p>
          </table:table-cell>
          <table:table-cell/>
          <table:table-cell office:value-type="float" office:value="1442890783.17391" calcext:value-type="float">
            <text:p>1442890783.17391</text:p>
          </table:table-cell>
          <table:table-cell table:formula="of:=[.J274]-[.$B274]" office:value-type="float" office:value="0.243353843688965" calcext:value-type="float">
            <text:p>0.243353843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2890782.93997" calcext:value-type="float">
            <text:p>1442890782.93997</text:p>
          </table:table-cell>
          <table:table-cell office:value-type="float" office:value="896" calcext:value-type="float">
            <text:p>896</text:p>
          </table:table-cell>
          <table:table-cell table:formula="of:=[.B275]-[.B$2]" office:value-type="float" office:value="14.4938249588013" calcext:value-type="float">
            <text:p>14.4938249588</text:p>
          </table:table-cell>
          <table:table-cell table:formula="of:=[.C275]/([.D275]-[.D274])" office:value-type="float" office:value="95177.8240850956" calcext:value-type="float">
            <text:p>95177.8240850956</text:p>
          </table:table-cell>
          <table:table-cell/>
          <table:table-cell office:value-type="float" office:value="1442890783.22487" calcext:value-type="float">
            <text:p>1442890783.22487</text:p>
          </table:table-cell>
          <table:table-cell table:formula="of:=[.G275]-[.$B275]" office:value-type="float" office:value="0.284898042678833" calcext:value-type="float">
            <text:p>0.2848980427</text:p>
          </table:table-cell>
          <table:table-cell/>
          <table:table-cell office:value-type="float" office:value="1442890783.22514" calcext:value-type="float">
            <text:p>1442890783.22514</text:p>
          </table:table-cell>
          <table:table-cell table:formula="of:=[.J275]-[.$B275]" office:value-type="float" office:value="0.285171747207642" calcext:value-type="float">
            <text:p>0.285171747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2890782.94939" calcext:value-type="float">
            <text:p>1442890782.94939</text:p>
          </table:table-cell>
          <table:table-cell office:value-type="float" office:value="896" calcext:value-type="float">
            <text:p>896</text:p>
          </table:table-cell>
          <table:table-cell table:formula="of:=[.B276]-[.B$2]" office:value-type="float" office:value="14.5032436847687" calcext:value-type="float">
            <text:p>14.5032436848</text:p>
          </table:table-cell>
          <table:table-cell table:formula="of:=[.C276]/([.D276]-[.D275])" office:value-type="float" office:value="95129.6388811543" calcext:value-type="float">
            <text:p>95129.6388811543</text:p>
          </table:table-cell>
          <table:table-cell/>
          <table:table-cell office:value-type="float" office:value="1442890783.22492" calcext:value-type="float">
            <text:p>1442890783.22492</text:p>
          </table:table-cell>
          <table:table-cell table:formula="of:=[.G276]-[.$B276]" office:value-type="float" office:value="0.275534152984619" calcext:value-type="float">
            <text:p>0.275534153</text:p>
          </table:table-cell>
          <table:table-cell/>
          <table:table-cell office:value-type="float" office:value="1442890783.22827" calcext:value-type="float">
            <text:p>1442890783.22827</text:p>
          </table:table-cell>
          <table:table-cell table:formula="of:=[.J276]-[.$B276]" office:value-type="float" office:value="0.278879880905151" calcext:value-type="float">
            <text:p>0.278879880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2890782.9588" calcext:value-type="float">
            <text:p>1442890782.9588</text:p>
          </table:table-cell>
          <table:table-cell office:value-type="float" office:value="896" calcext:value-type="float">
            <text:p>896</text:p>
          </table:table-cell>
          <table:table-cell table:formula="of:=[.B277]-[.B$2]" office:value-type="float" office:value="14.5126523971558" calcext:value-type="float">
            <text:p>14.5126523972</text:p>
          </table:table-cell>
          <table:table-cell table:formula="of:=[.C277]/([.D277]-[.D276])" office:value-type="float" office:value="95230.8842206624" calcext:value-type="float">
            <text:p>95230.8842206624</text:p>
          </table:table-cell>
          <table:table-cell/>
          <table:table-cell office:value-type="float" office:value="1442890783.22496" calcext:value-type="float">
            <text:p>1442890783.22496</text:p>
          </table:table-cell>
          <table:table-cell table:formula="of:=[.G277]-[.$B277]" office:value-type="float" office:value="0.26616096496582" calcext:value-type="float">
            <text:p>0.266160965</text:p>
          </table:table-cell>
          <table:table-cell/>
          <table:table-cell office:value-type="float" office:value="1442890783.2314" calcext:value-type="float">
            <text:p>1442890783.2314</text:p>
          </table:table-cell>
          <table:table-cell table:formula="of:=[.J277]-[.$B277]" office:value-type="float" office:value="0.272601842880249" calcext:value-type="float">
            <text:p>0.272601842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2890782.9682" calcext:value-type="float">
            <text:p>1442890782.9682</text:p>
          </table:table-cell>
          <table:table-cell office:value-type="float" office:value="896" calcext:value-type="float">
            <text:p>896</text:p>
          </table:table-cell>
          <table:table-cell table:formula="of:=[.B278]-[.B$2]" office:value-type="float" office:value="14.5220592021942" calcext:value-type="float">
            <text:p>14.5220592022</text:p>
          </table:table-cell>
          <table:table-cell table:formula="of:=[.C278]/([.D278]-[.D277])" office:value-type="float" office:value="95250.1934862502" calcext:value-type="float">
            <text:p>95250.1934862502</text:p>
          </table:table-cell>
          <table:table-cell/>
          <table:table-cell office:value-type="float" office:value="1442890783.225" calcext:value-type="float">
            <text:p>1442890783.225</text:p>
          </table:table-cell>
          <table:table-cell table:formula="of:=[.G278]-[.$B278]" office:value-type="float" office:value="0.256793975830078" calcext:value-type="float">
            <text:p>0.2567939758</text:p>
          </table:table-cell>
          <table:table-cell/>
          <table:table-cell office:value-type="float" office:value="1442890783.23478" calcext:value-type="float">
            <text:p>1442890783.23478</text:p>
          </table:table-cell>
          <table:table-cell table:formula="of:=[.J278]-[.$B278]" office:value-type="float" office:value="0.26657509803772" calcext:value-type="float">
            <text:p>0.26657509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2890782.97755" calcext:value-type="float">
            <text:p>1442890782.97755</text:p>
          </table:table-cell>
          <table:table-cell office:value-type="float" office:value="896" calcext:value-type="float">
            <text:p>896</text:p>
          </table:table-cell>
          <table:table-cell table:formula="of:=[.B279]-[.B$2]" office:value-type="float" office:value="14.531402349472" calcext:value-type="float">
            <text:p>14.5314023495</text:p>
          </table:table-cell>
          <table:table-cell table:formula="of:=[.C279]/([.D279]-[.D278])" office:value-type="float" office:value="95899.1626007962" calcext:value-type="float">
            <text:p>95899.1626007962</text:p>
          </table:table-cell>
          <table:table-cell/>
          <table:table-cell office:value-type="float" office:value="1442890783.22502" calcext:value-type="float">
            <text:p>1442890783.22502</text:p>
          </table:table-cell>
          <table:table-cell table:formula="of:=[.G279]-[.$B279]" office:value-type="float" office:value="0.247471809387207" calcext:value-type="float">
            <text:p>0.2474718094</text:p>
          </table:table-cell>
          <table:table-cell/>
          <table:table-cell office:value-type="float" office:value="1442890783.23789" calcext:value-type="float">
            <text:p>1442890783.23789</text:p>
          </table:table-cell>
          <table:table-cell table:formula="of:=[.J279]-[.$B279]" office:value-type="float" office:value="0.260345458984375" calcext:value-type="float">
            <text:p>0.26034545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2890782.98694" calcext:value-type="float">
            <text:p>1442890782.98694</text:p>
          </table:table-cell>
          <table:table-cell office:value-type="float" office:value="896" calcext:value-type="float">
            <text:p>896</text:p>
          </table:table-cell>
          <table:table-cell table:formula="of:=[.B280]-[.B$2]" office:value-type="float" office:value="14.5407934188843" calcext:value-type="float">
            <text:p>14.5407934189</text:p>
          </table:table-cell>
          <table:table-cell table:formula="of:=[.C280]/([.D280]-[.D279])" office:value-type="float" office:value="95409.7942065044" calcext:value-type="float">
            <text:p>95409.7942065044</text:p>
          </table:table-cell>
          <table:table-cell/>
          <table:table-cell office:value-type="float" office:value="1442890783.22504" calcext:value-type="float">
            <text:p>1442890783.22504</text:p>
          </table:table-cell>
          <table:table-cell table:formula="of:=[.G280]-[.$B280]" office:value-type="float" office:value="0.238099813461304" calcext:value-type="float">
            <text:p>0.2380998135</text:p>
          </table:table-cell>
          <table:table-cell/>
          <table:table-cell office:value-type="float" office:value="1442890783.24103" calcext:value-type="float">
            <text:p>1442890783.24103</text:p>
          </table:table-cell>
          <table:table-cell table:formula="of:=[.J280]-[.$B280]" office:value-type="float" office:value="0.254086971282959" calcext:value-type="float">
            <text:p>0.254086971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2890782.99635" calcext:value-type="float">
            <text:p>1442890782.99635</text:p>
          </table:table-cell>
          <table:table-cell office:value-type="float" office:value="896" calcext:value-type="float">
            <text:p>896</text:p>
          </table:table-cell>
          <table:table-cell table:formula="of:=[.B281]-[.B$2]" office:value-type="float" office:value="14.5502028465271" calcext:value-type="float">
            <text:p>14.5502028465</text:p>
          </table:table-cell>
          <table:table-cell table:formula="of:=[.C281]/([.D281]-[.D280])" office:value-type="float" office:value="95223.6452642781" calcext:value-type="float">
            <text:p>95223.6452642781</text:p>
          </table:table-cell>
          <table:table-cell/>
          <table:table-cell office:value-type="float" office:value="1442890783.22506" calcext:value-type="float">
            <text:p>1442890783.22506</text:p>
          </table:table-cell>
          <table:table-cell table:formula="of:=[.G281]-[.$B281]" office:value-type="float" office:value="0.228710889816284" calcext:value-type="float">
            <text:p>0.2287108898</text:p>
          </table:table-cell>
          <table:table-cell/>
          <table:table-cell office:value-type="float" office:value="1442890783.24415" calcext:value-type="float">
            <text:p>1442890783.24415</text:p>
          </table:table-cell>
          <table:table-cell table:formula="of:=[.J281]-[.$B281]" office:value-type="float" office:value="0.247805833816528" calcext:value-type="float">
            <text:p>0.247805833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2890783.00583" calcext:value-type="float">
            <text:p>1442890783.00583</text:p>
          </table:table-cell>
          <table:table-cell office:value-type="float" office:value="896" calcext:value-type="float">
            <text:p>896</text:p>
          </table:table-cell>
          <table:table-cell table:formula="of:=[.B282]-[.B$2]" office:value-type="float" office:value="14.559681892395" calcext:value-type="float">
            <text:p>14.5596818924</text:p>
          </table:table-cell>
          <table:table-cell table:formula="of:=[.C282]/([.D282]-[.D281])" office:value-type="float" office:value="94524.2815030937" calcext:value-type="float">
            <text:p>94524.2815030937</text:p>
          </table:table-cell>
          <table:table-cell/>
          <table:table-cell office:value-type="float" office:value="1442890783.22508" calcext:value-type="float">
            <text:p>1442890783.22508</text:p>
          </table:table-cell>
          <table:table-cell table:formula="of:=[.G282]-[.$B282]" office:value-type="float" office:value="0.219250202178955" calcext:value-type="float">
            <text:p>0.2192502022</text:p>
          </table:table-cell>
          <table:table-cell/>
          <table:table-cell office:value-type="float" office:value="1442890783.2473" calcext:value-type="float">
            <text:p>1442890783.2473</text:p>
          </table:table-cell>
          <table:table-cell table:formula="of:=[.J282]-[.$B282]" office:value-type="float" office:value="0.241474866867065" calcext:value-type="float">
            <text:p>0.241474866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2890783.01526" calcext:value-type="float">
            <text:p>1442890783.01526</text:p>
          </table:table-cell>
          <table:table-cell office:value-type="float" office:value="896" calcext:value-type="float">
            <text:p>896</text:p>
          </table:table-cell>
          <table:table-cell table:formula="of:=[.B283]-[.B$2]" office:value-type="float" office:value="14.5691139698029" calcext:value-type="float">
            <text:p>14.5691139698</text:p>
          </table:table-cell>
          <table:table-cell table:formula="of:=[.C283]/([.D283]-[.D282])" office:value-type="float" office:value="94994.9795000126" calcext:value-type="float">
            <text:p>94994.9795000126</text:p>
          </table:table-cell>
          <table:table-cell/>
          <table:table-cell office:value-type="float" office:value="1442890783.2251" calcext:value-type="float">
            <text:p>1442890783.2251</text:p>
          </table:table-cell>
          <table:table-cell table:formula="of:=[.G283]-[.$B283]" office:value-type="float" office:value="0.209836483001709" calcext:value-type="float">
            <text:p>0.209836483</text:p>
          </table:table-cell>
          <table:table-cell/>
          <table:table-cell office:value-type="float" office:value="1442890783.25044" calcext:value-type="float">
            <text:p>1442890783.25044</text:p>
          </table:table-cell>
          <table:table-cell table:formula="of:=[.J283]-[.$B283]" office:value-type="float" office:value="0.235180616378784" calcext:value-type="float">
            <text:p>0.235180616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2890783.02469" calcext:value-type="float">
            <text:p>1442890783.02469</text:p>
          </table:table-cell>
          <table:table-cell office:value-type="float" office:value="896" calcext:value-type="float">
            <text:p>896</text:p>
          </table:table-cell>
          <table:table-cell table:formula="of:=[.B284]-[.B$2]" office:value-type="float" office:value="14.5785434246063" calcext:value-type="float">
            <text:p>14.5785434246</text:p>
          </table:table-cell>
          <table:table-cell table:formula="of:=[.C284]/([.D284]-[.D283])" office:value-type="float" office:value="95021.4003539823" calcext:value-type="float">
            <text:p>95021.4003539823</text:p>
          </table:table-cell>
          <table:table-cell/>
          <table:table-cell office:value-type="float" office:value="1442890783.22511" calcext:value-type="float">
            <text:p>1442890783.22511</text:p>
          </table:table-cell>
          <table:table-cell table:formula="of:=[.G284]-[.$B284]" office:value-type="float" office:value="0.200425624847412" calcext:value-type="float">
            <text:p>0.2004256248</text:p>
          </table:table-cell>
          <table:table-cell/>
          <table:table-cell office:value-type="float" office:value="1442890783.25355" calcext:value-type="float">
            <text:p>1442890783.25355</text:p>
          </table:table-cell>
          <table:table-cell table:formula="of:=[.J284]-[.$B284]" office:value-type="float" office:value="0.228864669799805" calcext:value-type="float">
            <text:p>0.228864669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2890783.03409" calcext:value-type="float">
            <text:p>1442890783.03409</text:p>
          </table:table-cell>
          <table:table-cell office:value-type="float" office:value="896" calcext:value-type="float">
            <text:p>896</text:p>
          </table:table-cell>
          <table:table-cell table:formula="of:=[.B285]-[.B$2]" office:value-type="float" office:value="14.5879437923431" calcext:value-type="float">
            <text:p>14.5879437923</text:p>
          </table:table-cell>
          <table:table-cell table:formula="of:=[.C285]/([.D285]-[.D284])" office:value-type="float" office:value="95315.4201075378" calcext:value-type="float">
            <text:p>95315.4201075378</text:p>
          </table:table-cell>
          <table:table-cell/>
          <table:table-cell office:value-type="float" office:value="1442890783.34612" calcext:value-type="float">
            <text:p>1442890783.34612</text:p>
          </table:table-cell>
          <table:table-cell table:formula="of:=[.G285]-[.$B285]" office:value-type="float" office:value="0.312032461166382" calcext:value-type="float">
            <text:p>0.3120324612</text:p>
          </table:table-cell>
          <table:table-cell/>
          <table:table-cell office:value-type="float" office:value="1442890783.34656" calcext:value-type="float">
            <text:p>1442890783.34656</text:p>
          </table:table-cell>
          <table:table-cell table:formula="of:=[.J285]-[.$B285]" office:value-type="float" office:value="0.312473058700562" calcext:value-type="float">
            <text:p>0.312473058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2890783.04341" calcext:value-type="float">
            <text:p>1442890783.04341</text:p>
          </table:table-cell>
          <table:table-cell office:value-type="float" office:value="896" calcext:value-type="float">
            <text:p>896</text:p>
          </table:table-cell>
          <table:table-cell table:formula="of:=[.B286]-[.B$2]" office:value-type="float" office:value="14.597268819809" calcext:value-type="float">
            <text:p>14.5972688198</text:p>
          </table:table-cell>
          <table:table-cell table:formula="of:=[.C286]/([.D286]-[.D285])" office:value-type="float" office:value="96085.507874821" calcext:value-type="float">
            <text:p>96085.507874821</text:p>
          </table:table-cell>
          <table:table-cell/>
          <table:table-cell office:value-type="float" office:value="1442890783.34619" calcext:value-type="float">
            <text:p>1442890783.34619</text:p>
          </table:table-cell>
          <table:table-cell table:formula="of:=[.G286]-[.$B286]" office:value-type="float" office:value="0.302773475646973" calcext:value-type="float">
            <text:p>0.3027734756</text:p>
          </table:table-cell>
          <table:table-cell/>
          <table:table-cell office:value-type="float" office:value="1442890783.34968" calcext:value-type="float">
            <text:p>1442890783.34968</text:p>
          </table:table-cell>
          <table:table-cell table:formula="of:=[.J286]-[.$B286]" office:value-type="float" office:value="0.306267499923706" calcext:value-type="float">
            <text:p>0.3062674999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2890783.05276" calcext:value-type="float">
            <text:p>1442890783.05276</text:p>
          </table:table-cell>
          <table:table-cell office:value-type="float" office:value="896" calcext:value-type="float">
            <text:p>896</text:p>
          </table:table-cell>
          <table:table-cell table:formula="of:=[.B287]-[.B$2]" office:value-type="float" office:value="14.6066145896912" calcext:value-type="float">
            <text:p>14.6066145897</text:p>
          </table:table-cell>
          <table:table-cell table:formula="of:=[.C287]/([.D287]-[.D286])" office:value-type="float" office:value="95872.2514349856" calcext:value-type="float">
            <text:p>95872.2514349856</text:p>
          </table:table-cell>
          <table:table-cell/>
          <table:table-cell office:value-type="float" office:value="1442890783.34629" calcext:value-type="float">
            <text:p>1442890783.34629</text:p>
          </table:table-cell>
          <table:table-cell table:formula="of:=[.G287]-[.$B287]" office:value-type="float" office:value="0.293535232543945" calcext:value-type="float">
            <text:p>0.2935352325</text:p>
          </table:table-cell>
          <table:table-cell/>
          <table:table-cell office:value-type="float" office:value="1442890783.35278" calcext:value-type="float">
            <text:p>1442890783.35278</text:p>
          </table:table-cell>
          <table:table-cell table:formula="of:=[.J287]-[.$B287]" office:value-type="float" office:value="0.300023078918457" calcext:value-type="float">
            <text:p>0.300023078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2890783.06214" calcext:value-type="float">
            <text:p>1442890783.06214</text:p>
          </table:table-cell>
          <table:table-cell office:value-type="float" office:value="896" calcext:value-type="float">
            <text:p>896</text:p>
          </table:table-cell>
          <table:table-cell table:formula="of:=[.B288]-[.B$2]" office:value-type="float" office:value="14.6159906387329" calcext:value-type="float">
            <text:p>14.6159906387</text:p>
          </table:table-cell>
          <table:table-cell table:formula="of:=[.C288]/([.D288]-[.D287])" office:value-type="float" office:value="95562.6400854397" calcext:value-type="float">
            <text:p>95562.6400854397</text:p>
          </table:table-cell>
          <table:table-cell/>
          <table:table-cell office:value-type="float" office:value="1442890783.34633" calcext:value-type="float">
            <text:p>1442890783.34633</text:p>
          </table:table-cell>
          <table:table-cell table:formula="of:=[.G288]-[.$B288]" office:value-type="float" office:value="0.28419828414917" calcext:value-type="float">
            <text:p>0.2841982841</text:p>
          </table:table-cell>
          <table:table-cell/>
          <table:table-cell office:value-type="float" office:value="1442890783.35591" calcext:value-type="float">
            <text:p>1442890783.35591</text:p>
          </table:table-cell>
          <table:table-cell table:formula="of:=[.J288]-[.$B288]" office:value-type="float" office:value="0.293773651123047" calcext:value-type="float">
            <text:p>0.293773651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2890783.07149" calcext:value-type="float">
            <text:p>1442890783.07149</text:p>
          </table:table-cell>
          <table:table-cell office:value-type="float" office:value="896" calcext:value-type="float">
            <text:p>896</text:p>
          </table:table-cell>
          <table:table-cell table:formula="of:=[.B289]-[.B$2]" office:value-type="float" office:value="14.6253468990326" calcext:value-type="float">
            <text:p>14.625346899</text:p>
          </table:table-cell>
          <table:table-cell table:formula="of:=[.C289]/([.D289]-[.D288])" office:value-type="float" office:value="95764.7576383049" calcext:value-type="float">
            <text:p>95764.7576383049</text:p>
          </table:table-cell>
          <table:table-cell/>
          <table:table-cell office:value-type="float" office:value="1442890783.34635" calcext:value-type="float">
            <text:p>1442890783.34635</text:p>
          </table:table-cell>
          <table:table-cell table:formula="of:=[.G289]-[.$B289]" office:value-type="float" office:value="0.274863243103027" calcext:value-type="float">
            <text:p>0.2748632431</text:p>
          </table:table-cell>
          <table:table-cell/>
          <table:table-cell office:value-type="float" office:value="1442890783.35903" calcext:value-type="float">
            <text:p>1442890783.35903</text:p>
          </table:table-cell>
          <table:table-cell table:formula="of:=[.J289]-[.$B289]" office:value-type="float" office:value="0.287542104721069" calcext:value-type="float">
            <text:p>0.287542104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2890783.08087" calcext:value-type="float">
            <text:p>1442890783.08087</text:p>
          </table:table-cell>
          <table:table-cell office:value-type="float" office:value="896" calcext:value-type="float">
            <text:p>896</text:p>
          </table:table-cell>
          <table:table-cell table:formula="of:=[.B290]-[.B$2]" office:value-type="float" office:value="14.6347222328186" calcext:value-type="float">
            <text:p>14.6347222328</text:p>
          </table:table-cell>
          <table:table-cell table:formula="of:=[.C290]/([.D290]-[.D289])" office:value-type="float" office:value="95569.9306767032" calcext:value-type="float">
            <text:p>95569.9306767032</text:p>
          </table:table-cell>
          <table:table-cell/>
          <table:table-cell office:value-type="float" office:value="1442890783.34638" calcext:value-type="float">
            <text:p>1442890783.34638</text:p>
          </table:table-cell>
          <table:table-cell table:formula="of:=[.G290]-[.$B290]" office:value-type="float" office:value="0.265509366989136" calcext:value-type="float">
            <text:p>0.265509367</text:p>
          </table:table-cell>
          <table:table-cell/>
          <table:table-cell office:value-type="float" office:value="1442890783.36215" calcext:value-type="float">
            <text:p>1442890783.36215</text:p>
          </table:table-cell>
          <table:table-cell table:formula="of:=[.J290]-[.$B290]" office:value-type="float" office:value="0.281278371810913" calcext:value-type="float">
            <text:p>0.281278371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2890783.09023" calcext:value-type="float">
            <text:p>1442890783.09023</text:p>
          </table:table-cell>
          <table:table-cell office:value-type="float" office:value="896" calcext:value-type="float">
            <text:p>896</text:p>
          </table:table-cell>
          <table:table-cell table:formula="of:=[.B291]-[.B$2]" office:value-type="float" office:value="14.6440877914429" calcext:value-type="float">
            <text:p>14.6440877914</text:p>
          </table:table-cell>
          <table:table-cell table:formula="of:=[.C291]/([.D291]-[.D290])" office:value-type="float" office:value="95669.680362507" calcext:value-type="float">
            <text:p>95669.680362507</text:p>
          </table:table-cell>
          <table:table-cell/>
          <table:table-cell office:value-type="float" office:value="1442890783.34641" calcext:value-type="float">
            <text:p>1442890783.34641</text:p>
          </table:table-cell>
          <table:table-cell table:formula="of:=[.G291]-[.$B291]" office:value-type="float" office:value="0.256178140640259" calcext:value-type="float">
            <text:p>0.2561781406</text:p>
          </table:table-cell>
          <table:table-cell/>
          <table:table-cell office:value-type="float" office:value="1442890783.3653" calcext:value-type="float">
            <text:p>1442890783.3653</text:p>
          </table:table-cell>
          <table:table-cell table:formula="of:=[.J291]-[.$B291]" office:value-type="float" office:value="0.275072336196899" calcext:value-type="float">
            <text:p>0.275072336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2890783.09972" calcext:value-type="float">
            <text:p>1442890783.09972</text:p>
          </table:table-cell>
          <table:table-cell office:value-type="float" office:value="896" calcext:value-type="float">
            <text:p>896</text:p>
          </table:table-cell>
          <table:table-cell table:formula="of:=[.B292]-[.B$2]" office:value-type="float" office:value="14.6535797119141" calcext:value-type="float">
            <text:p>14.6535797119</text:p>
          </table:table-cell>
          <table:table-cell table:formula="of:=[.C292]/([.D292]-[.D291])" office:value-type="float" office:value="94396.0711343314" calcext:value-type="float">
            <text:p>94396.0711343314</text:p>
          </table:table-cell>
          <table:table-cell/>
          <table:table-cell office:value-type="float" office:value="1442890783.34643" calcext:value-type="float">
            <text:p>1442890783.34643</text:p>
          </table:table-cell>
          <table:table-cell table:formula="of:=[.G292]-[.$B292]" office:value-type="float" office:value="0.246708631515503" calcext:value-type="float">
            <text:p>0.2467086315</text:p>
          </table:table-cell>
          <table:table-cell/>
          <table:table-cell office:value-type="float" office:value="1442890783.36842" calcext:value-type="float">
            <text:p>1442890783.36842</text:p>
          </table:table-cell>
          <table:table-cell table:formula="of:=[.J292]-[.$B292]" office:value-type="float" office:value="0.268697738647461" calcext:value-type="float">
            <text:p>0.268697738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2890783.10915" calcext:value-type="float">
            <text:p>1442890783.10915</text:p>
          </table:table-cell>
          <table:table-cell office:value-type="float" office:value="896" calcext:value-type="float">
            <text:p>896</text:p>
          </table:table-cell>
          <table:table-cell table:formula="of:=[.B293]-[.B$2]" office:value-type="float" office:value="14.663008928299" calcext:value-type="float">
            <text:p>14.6630089283</text:p>
          </table:table-cell>
          <table:table-cell table:formula="of:=[.C293]/([.D293]-[.D292])" office:value-type="float" office:value="95023.8029785835" calcext:value-type="float">
            <text:p>95023.8029785835</text:p>
          </table:table-cell>
          <table:table-cell/>
          <table:table-cell office:value-type="float" office:value="1442890783.34646" calcext:value-type="float">
            <text:p>1442890783.34646</text:p>
          </table:table-cell>
          <table:table-cell table:formula="of:=[.G293]-[.$B293]" office:value-type="float" office:value="0.237301588058472" calcext:value-type="float">
            <text:p>0.2373015881</text:p>
          </table:table-cell>
          <table:table-cell/>
          <table:table-cell office:value-type="float" office:value="1442890783.37153" calcext:value-type="float">
            <text:p>1442890783.37153</text:p>
          </table:table-cell>
          <table:table-cell table:formula="of:=[.J293]-[.$B293]" office:value-type="float" office:value="0.262372255325317" calcext:value-type="float">
            <text:p>0.262372255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2890783.11864" calcext:value-type="float">
            <text:p>1442890783.11864</text:p>
          </table:table-cell>
          <table:table-cell office:value-type="float" office:value="896" calcext:value-type="float">
            <text:p>896</text:p>
          </table:table-cell>
          <table:table-cell table:formula="of:=[.B294]-[.B$2]" office:value-type="float" office:value="14.6724925041199" calcext:value-type="float">
            <text:p>14.6724925041</text:p>
          </table:table-cell>
          <table:table-cell table:formula="of:=[.C294]/([.D294]-[.D293])" office:value-type="float" office:value="94479.1307539533" calcext:value-type="float">
            <text:p>94479.1307539533</text:p>
          </table:table-cell>
          <table:table-cell/>
          <table:table-cell office:value-type="float" office:value="1442890783.34649" calcext:value-type="float">
            <text:p>1442890783.34649</text:p>
          </table:table-cell>
          <table:table-cell table:formula="of:=[.G294]-[.$B294]" office:value-type="float" office:value="0.227852821350098" calcext:value-type="float">
            <text:p>0.2278528214</text:p>
          </table:table-cell>
          <table:table-cell/>
          <table:table-cell office:value-type="float" office:value="1442890783.37463" calcext:value-type="float">
            <text:p>1442890783.37463</text:p>
          </table:table-cell>
          <table:table-cell table:formula="of:=[.J294]-[.$B294]" office:value-type="float" office:value="0.255989551544189" calcext:value-type="float">
            <text:p>0.255989551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2890783.12804" calcext:value-type="float">
            <text:p>1442890783.12804</text:p>
          </table:table-cell>
          <table:table-cell office:value-type="float" office:value="896" calcext:value-type="float">
            <text:p>896</text:p>
          </table:table-cell>
          <table:table-cell table:formula="of:=[.B295]-[.B$2]" office:value-type="float" office:value="14.6819000244141" calcext:value-type="float">
            <text:p>14.6819000244</text:p>
          </table:table-cell>
          <table:table-cell table:formula="of:=[.C295]/([.D295]-[.D294])" office:value-type="float" office:value="95242.9515941001" calcext:value-type="float">
            <text:p>95242.9515941001</text:p>
          </table:table-cell>
          <table:table-cell/>
          <table:table-cell office:value-type="float" office:value="1442890783.34651" calcext:value-type="float">
            <text:p>1442890783.34651</text:p>
          </table:table-cell>
          <table:table-cell table:formula="of:=[.G295]-[.$B295]" office:value-type="float" office:value="0.218466281890869" calcext:value-type="float">
            <text:p>0.2184662819</text:p>
          </table:table-cell>
          <table:table-cell/>
          <table:table-cell office:value-type="float" office:value="1442890783.37775" calcext:value-type="float">
            <text:p>1442890783.37775</text:p>
          </table:table-cell>
          <table:table-cell table:formula="of:=[.J295]-[.$B295]" office:value-type="float" office:value="0.249703645706177" calcext:value-type="float">
            <text:p>0.249703645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2890783.13749" calcext:value-type="float">
            <text:p>1442890783.13749</text:p>
          </table:table-cell>
          <table:table-cell office:value-type="float" office:value="896" calcext:value-type="float">
            <text:p>896</text:p>
          </table:table-cell>
          <table:table-cell table:formula="of:=[.B296]-[.B$2]" office:value-type="float" office:value="14.6913447380066" calcext:value-type="float">
            <text:p>14.691344738</text:p>
          </table:table-cell>
          <table:table-cell table:formula="of:=[.C296]/([.D296]-[.D295])" office:value-type="float" office:value="94867.8846872318" calcext:value-type="float">
            <text:p>94867.8846872318</text:p>
          </table:table-cell>
          <table:table-cell/>
          <table:table-cell office:value-type="float" office:value="1442890783.34653" calcext:value-type="float">
            <text:p>1442890783.34653</text:p>
          </table:table-cell>
          <table:table-cell table:formula="of:=[.G296]-[.$B296]" office:value-type="float" office:value="0.209042310714722" calcext:value-type="float">
            <text:p>0.2090423107</text:p>
          </table:table-cell>
          <table:table-cell/>
          <table:table-cell office:value-type="float" office:value="1442890783.38092" calcext:value-type="float">
            <text:p>1442890783.38092</text:p>
          </table:table-cell>
          <table:table-cell table:formula="of:=[.J296]-[.$B296]" office:value-type="float" office:value="0.243433237075806" calcext:value-type="float">
            <text:p>0.243433237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2890783.14689" calcext:value-type="float">
            <text:p>1442890783.14689</text:p>
          </table:table-cell>
          <table:table-cell office:value-type="float" office:value="896" calcext:value-type="float">
            <text:p>896</text:p>
          </table:table-cell>
          <table:table-cell table:formula="of:=[.B297]-[.B$2]" office:value-type="float" office:value="14.7007467746735" calcext:value-type="float">
            <text:p>14.7007467747</text:p>
          </table:table-cell>
          <table:table-cell table:formula="of:=[.C297]/([.D297]-[.D296])" office:value-type="float" office:value="95298.5009255737" calcext:value-type="float">
            <text:p>95298.5009255737</text:p>
          </table:table-cell>
          <table:table-cell/>
          <table:table-cell office:value-type="float" office:value="1442890783.42579" calcext:value-type="float">
            <text:p>1442890783.42579</text:p>
          </table:table-cell>
          <table:table-cell table:formula="of:=[.G297]-[.$B297]" office:value-type="float" office:value="0.278900146484375" calcext:value-type="float">
            <text:p>0.2789001465</text:p>
          </table:table-cell>
          <table:table-cell/>
          <table:table-cell office:value-type="float" office:value="1442890783.42602" calcext:value-type="float">
            <text:p>1442890783.42602</text:p>
          </table:table-cell>
          <table:table-cell table:formula="of:=[.J297]-[.$B297]" office:value-type="float" office:value="0.279128551483154" calcext:value-type="float">
            <text:p>0.279128551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2890783.15628" calcext:value-type="float">
            <text:p>1442890783.15628</text:p>
          </table:table-cell>
          <table:table-cell office:value-type="float" office:value="896" calcext:value-type="float">
            <text:p>896</text:p>
          </table:table-cell>
          <table:table-cell table:formula="of:=[.B298]-[.B$2]" office:value-type="float" office:value="14.7101309299469" calcext:value-type="float">
            <text:p>14.7101309299</text:p>
          </table:table-cell>
          <table:table-cell table:formula="of:=[.C298]/([.D298]-[.D297])" office:value-type="float" office:value="95480.0910569106" calcext:value-type="float">
            <text:p>95480.0910569106</text:p>
          </table:table-cell>
          <table:table-cell/>
          <table:table-cell office:value-type="float" office:value="1442890783.42585" calcext:value-type="float">
            <text:p>1442890783.42585</text:p>
          </table:table-cell>
          <table:table-cell table:formula="of:=[.G298]-[.$B298]" office:value-type="float" office:value="0.269572019577026" calcext:value-type="float">
            <text:p>0.2695720196</text:p>
          </table:table-cell>
          <table:table-cell/>
          <table:table-cell office:value-type="float" office:value="1442890783.42915" calcext:value-type="float">
            <text:p>1442890783.42915</text:p>
          </table:table-cell>
          <table:table-cell table:formula="of:=[.J298]-[.$B298]" office:value-type="float" office:value="0.272872924804687" calcext:value-type="float">
            <text:p>0.2728729248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2890783.16568" calcext:value-type="float">
            <text:p>1442890783.16568</text:p>
          </table:table-cell>
          <table:table-cell office:value-type="float" office:value="896" calcext:value-type="float">
            <text:p>896</text:p>
          </table:table-cell>
          <table:table-cell table:formula="of:=[.B299]-[.B$2]" office:value-type="float" office:value="14.7195394039154" calcext:value-type="float">
            <text:p>14.7195394039</text:p>
          </table:table-cell>
          <table:table-cell table:formula="of:=[.C299]/([.D299]-[.D298])" office:value-type="float" office:value="95233.2974507121" calcext:value-type="float">
            <text:p>95233.2974507121</text:p>
          </table:table-cell>
          <table:table-cell/>
          <table:table-cell office:value-type="float" office:value="1442890783.42587" calcext:value-type="float">
            <text:p>1442890783.42587</text:p>
          </table:table-cell>
          <table:table-cell table:formula="of:=[.G299]-[.$B299]" office:value-type="float" office:value="0.260188817977905" calcext:value-type="float">
            <text:p>0.260188818</text:p>
          </table:table-cell>
          <table:table-cell/>
          <table:table-cell office:value-type="float" office:value="1442890783.43229" calcext:value-type="float">
            <text:p>1442890783.43229</text:p>
          </table:table-cell>
          <table:table-cell table:formula="of:=[.J299]-[.$B299]" office:value-type="float" office:value="0.266601324081421" calcext:value-type="float">
            <text:p>0.266601324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2890783.17505" calcext:value-type="float">
            <text:p>1442890783.17505</text:p>
          </table:table-cell>
          <table:table-cell office:value-type="float" office:value="896" calcext:value-type="float">
            <text:p>896</text:p>
          </table:table-cell>
          <table:table-cell table:formula="of:=[.B300]-[.B$2]" office:value-type="float" office:value="14.7289011478424" calcext:value-type="float">
            <text:p>14.7289011478</text:p>
          </table:table-cell>
          <table:table-cell table:formula="of:=[.C300]/([.D300]-[.D299])" office:value-type="float" office:value="95708.6635766312" calcext:value-type="float">
            <text:p>95708.6635766312</text:p>
          </table:table-cell>
          <table:table-cell/>
          <table:table-cell office:value-type="float" office:value="1442890783.42589" calcext:value-type="float">
            <text:p>1442890783.42589</text:p>
          </table:table-cell>
          <table:table-cell table:formula="of:=[.G300]-[.$B300]" office:value-type="float" office:value="0.250846862792969" calcext:value-type="float">
            <text:p>0.2508468628</text:p>
          </table:table-cell>
          <table:table-cell/>
          <table:table-cell office:value-type="float" office:value="1442890783.43541" calcext:value-type="float">
            <text:p>1442890783.43541</text:p>
          </table:table-cell>
          <table:table-cell table:formula="of:=[.J300]-[.$B300]" office:value-type="float" office:value="0.260368347167969" calcext:value-type="float">
            <text:p>0.260368347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2890783.18444" calcext:value-type="float">
            <text:p>1442890783.18444</text:p>
          </table:table-cell>
          <table:table-cell office:value-type="float" office:value="896" calcext:value-type="float">
            <text:p>896</text:p>
          </table:table-cell>
          <table:table-cell table:formula="of:=[.B301]-[.B$2]" office:value-type="float" office:value="14.7383000850677" calcext:value-type="float">
            <text:p>14.7383000851</text:p>
          </table:table-cell>
          <table:table-cell table:formula="of:=[.C301]/([.D301]-[.D300])" office:value-type="float" office:value="95329.927045812" calcext:value-type="float">
            <text:p>95329.927045812</text:p>
          </table:table-cell>
          <table:table-cell/>
          <table:table-cell office:value-type="float" office:value="1442890783.42591" calcext:value-type="float">
            <text:p>1442890783.42591</text:p>
          </table:table-cell>
          <table:table-cell table:formula="of:=[.G301]-[.$B301]" office:value-type="float" office:value="0.241466760635376" calcext:value-type="float">
            <text:p>0.2414667606</text:p>
          </table:table-cell>
          <table:table-cell/>
          <table:table-cell office:value-type="float" office:value="1442890783.43854" calcext:value-type="float">
            <text:p>1442890783.43854</text:p>
          </table:table-cell>
          <table:table-cell table:formula="of:=[.J301]-[.$B301]" office:value-type="float" office:value="0.254100322723389" calcext:value-type="float">
            <text:p>0.254100322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2890783.19386" calcext:value-type="float">
            <text:p>1442890783.19386</text:p>
          </table:table-cell>
          <table:table-cell office:value-type="float" office:value="896" calcext:value-type="float">
            <text:p>896</text:p>
          </table:table-cell>
          <table:table-cell table:formula="of:=[.B302]-[.B$2]" office:value-type="float" office:value="14.7477159500122" calcext:value-type="float">
            <text:p>14.74771595</text:p>
          </table:table-cell>
          <table:table-cell table:formula="of:=[.C302]/([.D302]-[.D301])" office:value-type="float" office:value="95158.544147064" calcext:value-type="float">
            <text:p>95158.544147064</text:p>
          </table:table-cell>
          <table:table-cell/>
          <table:table-cell office:value-type="float" office:value="1442890783.42593" calcext:value-type="float">
            <text:p>1442890783.42593</text:p>
          </table:table-cell>
          <table:table-cell table:formula="of:=[.G302]-[.$B302]" office:value-type="float" office:value="0.232069969177246" calcext:value-type="float">
            <text:p>0.2320699692</text:p>
          </table:table-cell>
          <table:table-cell/>
          <table:table-cell office:value-type="float" office:value="1442890783.44166" calcext:value-type="float">
            <text:p>1442890783.44166</text:p>
          </table:table-cell>
          <table:table-cell table:formula="of:=[.J302]-[.$B302]" office:value-type="float" office:value="0.247802495956421" calcext:value-type="float">
            <text:p>0.24780249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2890783.20329" calcext:value-type="float">
            <text:p>1442890783.20329</text:p>
          </table:table-cell>
          <table:table-cell office:value-type="float" office:value="896" calcext:value-type="float">
            <text:p>896</text:p>
          </table:table-cell>
          <table:table-cell table:formula="of:=[.B303]-[.B$2]" office:value-type="float" office:value="14.7571415901184" calcext:value-type="float">
            <text:p>14.7571415901</text:p>
          </table:table-cell>
          <table:table-cell table:formula="of:=[.C303]/([.D303]-[.D302])" office:value-type="float" office:value="95059.8569332726" calcext:value-type="float">
            <text:p>95059.8569332726</text:p>
          </table:table-cell>
          <table:table-cell/>
          <table:table-cell office:value-type="float" office:value="1442890783.42595" calcext:value-type="float">
            <text:p>1442890783.42595</text:p>
          </table:table-cell>
          <table:table-cell table:formula="of:=[.G303]-[.$B303]" office:value-type="float" office:value="0.222663402557373" calcext:value-type="float">
            <text:p>0.2226634026</text:p>
          </table:table-cell>
          <table:table-cell/>
          <table:table-cell office:value-type="float" office:value="1442890783.44478" calcext:value-type="float">
            <text:p>1442890783.44478</text:p>
          </table:table-cell>
          <table:table-cell table:formula="of:=[.J303]-[.$B303]" office:value-type="float" office:value="0.241490840911865" calcext:value-type="float">
            <text:p>0.2414908409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2890783.2127" calcext:value-type="float">
            <text:p>1442890783.2127</text:p>
          </table:table-cell>
          <table:table-cell office:value-type="float" office:value="896" calcext:value-type="float">
            <text:p>896</text:p>
          </table:table-cell>
          <table:table-cell table:formula="of:=[.B304]-[.B$2]" office:value-type="float" office:value="14.7665543556213" calcext:value-type="float">
            <text:p>14.7665543556</text:p>
          </table:table-cell>
          <table:table-cell table:formula="of:=[.C304]/([.D304]-[.D303])" office:value-type="float" office:value="95189.8780141844" calcext:value-type="float">
            <text:p>95189.8780141844</text:p>
          </table:table-cell>
          <table:table-cell/>
          <table:table-cell office:value-type="float" office:value="1442890783.42597" calcext:value-type="float">
            <text:p>1442890783.42597</text:p>
          </table:table-cell>
          <table:table-cell table:formula="of:=[.G304]-[.$B304]" office:value-type="float" office:value="0.213269948959351" calcext:value-type="float">
            <text:p>0.213269949</text:p>
          </table:table-cell>
          <table:table-cell/>
          <table:table-cell office:value-type="float" office:value="1442890783.44789" calcext:value-type="float">
            <text:p>1442890783.44789</text:p>
          </table:table-cell>
          <table:table-cell table:formula="of:=[.J304]-[.$B304]" office:value-type="float" office:value="0.235193490982056" calcext:value-type="float">
            <text:p>0.23519349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2890783.22213" calcext:value-type="float">
            <text:p>1442890783.22213</text:p>
          </table:table-cell>
          <table:table-cell office:value-type="float" office:value="896" calcext:value-type="float">
            <text:p>896</text:p>
          </table:table-cell>
          <table:table-cell table:formula="of:=[.B305]-[.B$2]" office:value-type="float" office:value="14.7759826183319" calcext:value-type="float">
            <text:p>14.7759826183</text:p>
          </table:table-cell>
          <table:table-cell table:formula="of:=[.C305]/([.D305]-[.D304])" office:value-type="float" office:value="95033.4146921229" calcext:value-type="float">
            <text:p>95033.4146921229</text:p>
          </table:table-cell>
          <table:table-cell/>
          <table:table-cell office:value-type="float" office:value="1442890783.42599" calcext:value-type="float">
            <text:p>1442890783.42599</text:p>
          </table:table-cell>
          <table:table-cell table:formula="of:=[.G305]-[.$B305]" office:value-type="float" office:value="0.203860998153687" calcext:value-type="float">
            <text:p>0.2038609982</text:p>
          </table:table-cell>
          <table:table-cell/>
          <table:table-cell office:value-type="float" office:value="1442890783.45102" calcext:value-type="float">
            <text:p>1442890783.45102</text:p>
          </table:table-cell>
          <table:table-cell table:formula="of:=[.J305]-[.$B305]" office:value-type="float" office:value="0.22888970375061" calcext:value-type="float">
            <text:p>0.228889703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2890783.23153" calcext:value-type="float">
            <text:p>1442890783.23153</text:p>
          </table:table-cell>
          <table:table-cell office:value-type="float" office:value="896" calcext:value-type="float">
            <text:p>896</text:p>
          </table:table-cell>
          <table:table-cell table:formula="of:=[.B306]-[.B$2]" office:value-type="float" office:value="14.7853875160217" calcext:value-type="float">
            <text:p>14.785387516</text:p>
          </table:table-cell>
          <table:table-cell table:formula="of:=[.C306]/([.D306]-[.D305])" office:value-type="float" office:value="95269.5105838213" calcext:value-type="float">
            <text:p>95269.5105838213</text:p>
          </table:table-cell>
          <table:table-cell/>
          <table:table-cell office:value-type="float" office:value="1442890783.54395" calcext:value-type="float">
            <text:p>1442890783.54395</text:p>
          </table:table-cell>
          <table:table-cell table:formula="of:=[.G306]-[.$B306]" office:value-type="float" office:value="0.312420606613159" calcext:value-type="float">
            <text:p>0.3124206066</text:p>
          </table:table-cell>
          <table:table-cell/>
          <table:table-cell office:value-type="float" office:value="1442890783.5443" calcext:value-type="float">
            <text:p>1442890783.5443</text:p>
          </table:table-cell>
          <table:table-cell table:formula="of:=[.J306]-[.$B306]" office:value-type="float" office:value="0.312768220901489" calcext:value-type="float">
            <text:p>0.312768220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2890783.24096" calcext:value-type="float">
            <text:p>1442890783.24096</text:p>
          </table:table-cell>
          <table:table-cell office:value-type="float" office:value="896" calcext:value-type="float">
            <text:p>896</text:p>
          </table:table-cell>
          <table:table-cell table:formula="of:=[.B307]-[.B$2]" office:value-type="float" office:value="14.7948160171509" calcext:value-type="float">
            <text:p>14.7948160172</text:p>
          </table:table-cell>
          <table:table-cell table:formula="of:=[.C307]/([.D307]-[.D306])" office:value-type="float" office:value="95031.0115814495" calcext:value-type="float">
            <text:p>95031.0115814495</text:p>
          </table:table-cell>
          <table:table-cell/>
          <table:table-cell office:value-type="float" office:value="1442890783.54402" calcext:value-type="float">
            <text:p>1442890783.54402</text:p>
          </table:table-cell>
          <table:table-cell table:formula="of:=[.G307]-[.$B307]" office:value-type="float" office:value="0.303055286407471" calcext:value-type="float">
            <text:p>0.3030552864</text:p>
          </table:table-cell>
          <table:table-cell/>
          <table:table-cell office:value-type="float" office:value="1442890783.54742" calcext:value-type="float">
            <text:p>1442890783.54742</text:p>
          </table:table-cell>
          <table:table-cell table:formula="of:=[.J307]-[.$B307]" office:value-type="float" office:value="0.306460380554199" calcext:value-type="float">
            <text:p>0.306460380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2890783.25035" calcext:value-type="float">
            <text:p>1442890783.25035</text:p>
          </table:table-cell>
          <table:table-cell office:value-type="float" office:value="896" calcext:value-type="float">
            <text:p>896</text:p>
          </table:table-cell>
          <table:table-cell table:formula="of:=[.B308]-[.B$2]" office:value-type="float" office:value="14.8042101860046" calcext:value-type="float">
            <text:p>14.804210186</text:p>
          </table:table-cell>
          <table:table-cell table:formula="of:=[.C308]/([.D308]-[.D307])" office:value-type="float" office:value="95378.3154154611" calcext:value-type="float">
            <text:p>95378.3154154611</text:p>
          </table:table-cell>
          <table:table-cell/>
          <table:table-cell office:value-type="float" office:value="1442890783.54404" calcext:value-type="float">
            <text:p>1442890783.54404</text:p>
          </table:table-cell>
          <table:table-cell table:formula="of:=[.G308]-[.$B308]" office:value-type="float" office:value="0.293681859970093" calcext:value-type="float">
            <text:p>0.29368186</text:p>
          </table:table-cell>
          <table:table-cell/>
          <table:table-cell office:value-type="float" office:value="1442890783.55051" calcext:value-type="float">
            <text:p>1442890783.55051</text:p>
          </table:table-cell>
          <table:table-cell table:formula="of:=[.J308]-[.$B308]" office:value-type="float" office:value="0.300153493881226" calcext:value-type="float">
            <text:p>0.3001534939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2890783.25972" calcext:value-type="float">
            <text:p>1442890783.25972</text:p>
          </table:table-cell>
          <table:table-cell office:value-type="float" office:value="896" calcext:value-type="float">
            <text:p>896</text:p>
          </table:table-cell>
          <table:table-cell table:formula="of:=[.B309]-[.B$2]" office:value-type="float" office:value="14.8135800361633" calcext:value-type="float">
            <text:p>14.8135800362</text:p>
          </table:table-cell>
          <table:table-cell table:formula="of:=[.C309]/([.D309]-[.D308])" office:value-type="float" office:value="95625.8621882952" calcext:value-type="float">
            <text:p>95625.8621882952</text:p>
          </table:table-cell>
          <table:table-cell/>
          <table:table-cell office:value-type="float" office:value="1442890783.54407" calcext:value-type="float">
            <text:p>1442890783.54407</text:p>
          </table:table-cell>
          <table:table-cell table:formula="of:=[.G309]-[.$B309]" office:value-type="float" office:value="0.284344434738159" calcext:value-type="float">
            <text:p>0.2843444347</text:p>
          </table:table-cell>
          <table:table-cell/>
          <table:table-cell office:value-type="float" office:value="1442890783.55362" calcext:value-type="float">
            <text:p>1442890783.55362</text:p>
          </table:table-cell>
          <table:table-cell table:formula="of:=[.J309]-[.$B309]" office:value-type="float" office:value="0.293896913528442" calcext:value-type="float">
            <text:p>0.293896913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2890783.26924" calcext:value-type="float">
            <text:p>1442890783.26924</text:p>
          </table:table-cell>
          <table:table-cell office:value-type="float" office:value="896" calcext:value-type="float">
            <text:p>896</text:p>
          </table:table-cell>
          <table:table-cell table:formula="of:=[.B310]-[.B$2]" office:value-type="float" office:value="14.8230924606323" calcext:value-type="float">
            <text:p>14.8230924606</text:p>
          </table:table-cell>
          <table:table-cell table:formula="of:=[.C310]/([.D310]-[.D309])" office:value-type="float" office:value="94192.6007318663" calcext:value-type="float">
            <text:p>94192.6007318663</text:p>
          </table:table-cell>
          <table:table-cell/>
          <table:table-cell office:value-type="float" office:value="1442890783.54409" calcext:value-type="float">
            <text:p>1442890783.54409</text:p>
          </table:table-cell>
          <table:table-cell table:formula="of:=[.G310]-[.$B310]" office:value-type="float" office:value="0.274854898452759" calcext:value-type="float">
            <text:p>0.2748548985</text:p>
          </table:table-cell>
          <table:table-cell/>
          <table:table-cell office:value-type="float" office:value="1442890783.55673" calcext:value-type="float">
            <text:p>1442890783.55673</text:p>
          </table:table-cell>
          <table:table-cell table:formula="of:=[.J310]-[.$B310]" office:value-type="float" office:value="0.287492275238037" calcext:value-type="float">
            <text:p>0.287492275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2890783.2786" calcext:value-type="float">
            <text:p>1442890783.2786</text:p>
          </table:table-cell>
          <table:table-cell office:value-type="float" office:value="896" calcext:value-type="float">
            <text:p>896</text:p>
          </table:table-cell>
          <table:table-cell table:formula="of:=[.B311]-[.B$2]" office:value-type="float" office:value="14.8324544429779" calcext:value-type="float">
            <text:p>14.832454443</text:p>
          </table:table-cell>
          <table:table-cell table:formula="of:=[.C311]/([.D311]-[.D310])" office:value-type="float" office:value="95706.2261950238" calcext:value-type="float">
            <text:p>95706.2261950238</text:p>
          </table:table-cell>
          <table:table-cell/>
          <table:table-cell office:value-type="float" office:value="1442890783.54411" calcext:value-type="float">
            <text:p>1442890783.54411</text:p>
          </table:table-cell>
          <table:table-cell table:formula="of:=[.G311]-[.$B311]" office:value-type="float" office:value="0.265514135360718" calcext:value-type="float">
            <text:p>0.2655141354</text:p>
          </table:table-cell>
          <table:table-cell/>
          <table:table-cell office:value-type="float" office:value="1442890783.55985" calcext:value-type="float">
            <text:p>1442890783.55985</text:p>
          </table:table-cell>
          <table:table-cell table:formula="of:=[.J311]-[.$B311]" office:value-type="float" office:value="0.281246185302734" calcext:value-type="float">
            <text:p>0.281246185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2890783.28806" calcext:value-type="float">
            <text:p>1442890783.28806</text:p>
          </table:table-cell>
          <table:table-cell office:value-type="float" office:value="896" calcext:value-type="float">
            <text:p>896</text:p>
          </table:table-cell>
          <table:table-cell table:formula="of:=[.B312]-[.B$2]" office:value-type="float" office:value="14.8419191837311" calcext:value-type="float">
            <text:p>14.8419191837</text:p>
          </table:table-cell>
          <table:table-cell table:formula="of:=[.C312]/([.D312]-[.D311])" office:value-type="float" office:value="94667.1465565016" calcext:value-type="float">
            <text:p>94667.1465565016</text:p>
          </table:table-cell>
          <table:table-cell/>
          <table:table-cell office:value-type="float" office:value="1442890783.54413" calcext:value-type="float">
            <text:p>1442890783.54413</text:p>
          </table:table-cell>
          <table:table-cell table:formula="of:=[.G312]-[.$B312]" office:value-type="float" office:value="0.256070852279663" calcext:value-type="float">
            <text:p>0.2560708523</text:p>
          </table:table-cell>
          <table:table-cell/>
          <table:table-cell office:value-type="float" office:value="1442890783.56296" calcext:value-type="float">
            <text:p>1442890783.56296</text:p>
          </table:table-cell>
          <table:table-cell table:formula="of:=[.J312]-[.$B312]" office:value-type="float" office:value="0.274900197982788" calcext:value-type="float">
            <text:p>0.27490019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2890783.29755" calcext:value-type="float">
            <text:p>1442890783.29755</text:p>
          </table:table-cell>
          <table:table-cell office:value-type="float" office:value="896" calcext:value-type="float">
            <text:p>896</text:p>
          </table:table-cell>
          <table:table-cell table:formula="of:=[.B313]-[.B$2]" office:value-type="float" office:value="14.8514022827148" calcext:value-type="float">
            <text:p>14.8514022827</text:p>
          </table:table-cell>
          <table:table-cell table:formula="of:=[.C313]/([.D313]-[.D312])" office:value-type="float" office:value="94483.881433061" calcext:value-type="float">
            <text:p>94483.881433061</text:p>
          </table:table-cell>
          <table:table-cell/>
          <table:table-cell office:value-type="float" office:value="1442890783.54416" calcext:value-type="float">
            <text:p>1442890783.54416</text:p>
          </table:table-cell>
          <table:table-cell table:formula="of:=[.G313]-[.$B313]" office:value-type="float" office:value="0.246609210968018" calcext:value-type="float">
            <text:p>0.246609211</text:p>
          </table:table-cell>
          <table:table-cell/>
          <table:table-cell office:value-type="float" office:value="1442890783.56608" calcext:value-type="float">
            <text:p>1442890783.56608</text:p>
          </table:table-cell>
          <table:table-cell table:formula="of:=[.J313]-[.$B313]" office:value-type="float" office:value="0.268531560897827" calcext:value-type="float">
            <text:p>0.2685315609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2890783.30693" calcext:value-type="float">
            <text:p>1442890783.30693</text:p>
          </table:table-cell>
          <table:table-cell office:value-type="float" office:value="896" calcext:value-type="float">
            <text:p>896</text:p>
          </table:table-cell>
          <table:table-cell table:formula="of:=[.B314]-[.B$2]" office:value-type="float" office:value="14.8607840538025" calcext:value-type="float">
            <text:p>14.8607840538</text:p>
          </table:table-cell>
          <table:table-cell table:formula="of:=[.C314]/([.D314]-[.D313])" office:value-type="float" office:value="95504.3553748412" calcext:value-type="float">
            <text:p>95504.3553748412</text:p>
          </table:table-cell>
          <table:table-cell/>
          <table:table-cell office:value-type="float" office:value="1442890783.54418" calcext:value-type="float">
            <text:p>1442890783.54418</text:p>
          </table:table-cell>
          <table:table-cell table:formula="of:=[.G314]-[.$B314]" office:value-type="float" office:value="0.237249135971069" calcext:value-type="float">
            <text:p>0.237249136</text:p>
          </table:table-cell>
          <table:table-cell/>
          <table:table-cell office:value-type="float" office:value="1442890783.56921" calcext:value-type="float">
            <text:p>1442890783.56921</text:p>
          </table:table-cell>
          <table:table-cell table:formula="of:=[.J314]-[.$B314]" office:value-type="float" office:value="0.262279033660889" calcext:value-type="float">
            <text:p>0.2622790337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2890783.31638" calcext:value-type="float">
            <text:p>1442890783.31638</text:p>
          </table:table-cell>
          <table:table-cell office:value-type="float" office:value="896" calcext:value-type="float">
            <text:p>896</text:p>
          </table:table-cell>
          <table:table-cell table:formula="of:=[.B315]-[.B$2]" office:value-type="float" office:value="14.8702366352081" calcext:value-type="float">
            <text:p>14.8702366352</text:p>
          </table:table-cell>
          <table:table-cell table:formula="of:=[.C315]/([.D315]-[.D314])" office:value-type="float" office:value="94788.9218351956" calcext:value-type="float">
            <text:p>94788.9218351956</text:p>
          </table:table-cell>
          <table:table-cell/>
          <table:table-cell office:value-type="float" office:value="1442890783.5442" calcext:value-type="float">
            <text:p>1442890783.5442</text:p>
          </table:table-cell>
          <table:table-cell table:formula="of:=[.G315]-[.$B315]" office:value-type="float" office:value="0.227818012237549" calcext:value-type="float">
            <text:p>0.2278180122</text:p>
          </table:table-cell>
          <table:table-cell/>
          <table:table-cell office:value-type="float" office:value="1442890783.57232" calcext:value-type="float">
            <text:p>1442890783.57232</text:p>
          </table:table-cell>
          <table:table-cell table:formula="of:=[.J315]-[.$B315]" office:value-type="float" office:value="0.25594162940979" calcext:value-type="float">
            <text:p>0.255941629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2890783.32583" calcext:value-type="float">
            <text:p>1442890783.32583</text:p>
          </table:table-cell>
          <table:table-cell office:value-type="float" office:value="896" calcext:value-type="float">
            <text:p>896</text:p>
          </table:table-cell>
          <table:table-cell table:formula="of:=[.B316]-[.B$2]" office:value-type="float" office:value="14.8796875476837" calcext:value-type="float">
            <text:p>14.8796875477</text:p>
          </table:table-cell>
          <table:table-cell table:formula="of:=[.C316]/([.D316]-[.D315])" office:value-type="float" office:value="94805.6605449041" calcext:value-type="float">
            <text:p>94805.6605449041</text:p>
          </table:table-cell>
          <table:table-cell/>
          <table:table-cell office:value-type="float" office:value="1442890783.54422" calcext:value-type="float">
            <text:p>1442890783.54422</text:p>
          </table:table-cell>
          <table:table-cell table:formula="of:=[.G316]-[.$B316]" office:value-type="float" office:value="0.218388319015503" calcext:value-type="float">
            <text:p>0.218388319</text:p>
          </table:table-cell>
          <table:table-cell/>
          <table:table-cell office:value-type="float" office:value="1442890783.57544" calcext:value-type="float">
            <text:p>1442890783.57544</text:p>
          </table:table-cell>
          <table:table-cell table:formula="of:=[.J316]-[.$B316]" office:value-type="float" office:value="0.24960732460022" calcext:value-type="float">
            <text:p>0.249607324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2890783.33522" calcext:value-type="float">
            <text:p>1442890783.33522</text:p>
          </table:table-cell>
          <table:table-cell office:value-type="float" office:value="896" calcext:value-type="float">
            <text:p>896</text:p>
          </table:table-cell>
          <table:table-cell table:formula="of:=[.B317]-[.B$2]" office:value-type="float" office:value="14.8890731334686" calcext:value-type="float">
            <text:p>14.8890731335</text:p>
          </table:table-cell>
          <table:table-cell table:formula="of:=[.C317]/([.D317]-[.D316])" office:value-type="float" office:value="95465.5383833765" calcext:value-type="float">
            <text:p>95465.5383833765</text:p>
          </table:table-cell>
          <table:table-cell/>
          <table:table-cell office:value-type="float" office:value="1442890783.54427" calcext:value-type="float">
            <text:p>1442890783.54427</text:p>
          </table:table-cell>
          <table:table-cell table:formula="of:=[.G317]-[.$B317]" office:value-type="float" office:value="0.209056377410889" calcext:value-type="float">
            <text:p>0.2090563774</text:p>
          </table:table-cell>
          <table:table-cell/>
          <table:table-cell office:value-type="float" office:value="1442890783.57856" calcext:value-type="float">
            <text:p>1442890783.57856</text:p>
          </table:table-cell>
          <table:table-cell table:formula="of:=[.J317]-[.$B317]" office:value-type="float" office:value="0.243339061737061" calcext:value-type="float">
            <text:p>0.243339061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2890783.34464" calcext:value-type="float">
            <text:p>1442890783.34464</text:p>
          </table:table-cell>
          <table:table-cell office:value-type="float" office:value="896" calcext:value-type="float">
            <text:p>896</text:p>
          </table:table-cell>
          <table:table-cell table:formula="of:=[.B318]-[.B$2]" office:value-type="float" office:value="14.8984942436218" calcext:value-type="float">
            <text:p>14.8984942436</text:p>
          </table:table-cell>
          <table:table-cell table:formula="of:=[.C318]/([.D318]-[.D317])" office:value-type="float" office:value="95105.5645704163" calcext:value-type="float">
            <text:p>95105.5645704163</text:p>
          </table:table-cell>
          <table:table-cell/>
          <table:table-cell office:value-type="float" office:value="1442890783.62665" calcext:value-type="float">
            <text:p>1442890783.62665</text:p>
          </table:table-cell>
          <table:table-cell table:formula="of:=[.G318]-[.$B318]" office:value-type="float" office:value="0.282011032104492" calcext:value-type="float">
            <text:p>0.2820110321</text:p>
          </table:table-cell>
          <table:table-cell/>
          <table:table-cell office:value-type="float" office:value="1442890783.62684" calcext:value-type="float">
            <text:p>1442890783.62684</text:p>
          </table:table-cell>
          <table:table-cell table:formula="of:=[.J318]-[.$B318]" office:value-type="float" office:value="0.282197237014771" calcext:value-type="float">
            <text:p>0.28219723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2890783.3541" calcext:value-type="float">
            <text:p>1442890783.3541</text:p>
          </table:table-cell>
          <table:table-cell office:value-type="float" office:value="896" calcext:value-type="float">
            <text:p>896</text:p>
          </table:table-cell>
          <table:table-cell table:formula="of:=[.B319]-[.B$2]" office:value-type="float" office:value="14.9079527854919" calcext:value-type="float">
            <text:p>14.9079527855</text:p>
          </table:table-cell>
          <table:table-cell table:formula="of:=[.C319]/([.D319]-[.D318])" office:value-type="float" office:value="94729.188949385" calcext:value-type="float">
            <text:p>94729.188949385</text:p>
          </table:table-cell>
          <table:table-cell/>
          <table:table-cell office:value-type="float" office:value="1442890783.62669" calcext:value-type="float">
            <text:p>1442890783.62669</text:p>
          </table:table-cell>
          <table:table-cell table:formula="of:=[.G319]-[.$B319]" office:value-type="float" office:value="0.272589683532715" calcext:value-type="float">
            <text:p>0.2725896835</text:p>
          </table:table-cell>
          <table:table-cell/>
          <table:table-cell office:value-type="float" office:value="1442890783.62995" calcext:value-type="float">
            <text:p>1442890783.62995</text:p>
          </table:table-cell>
          <table:table-cell table:formula="of:=[.J319]-[.$B319]" office:value-type="float" office:value="0.275848150253296" calcext:value-type="float">
            <text:p>0.2758481503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2890783.36354" calcext:value-type="float">
            <text:p>1442890783.36354</text:p>
          </table:table-cell>
          <table:table-cell office:value-type="float" office:value="896" calcext:value-type="float">
            <text:p>896</text:p>
          </table:table-cell>
          <table:table-cell table:formula="of:=[.B320]-[.B$2]" office:value-type="float" office:value="14.9173941612244" calcext:value-type="float">
            <text:p>14.9173941612</text:p>
          </table:table-cell>
          <table:table-cell table:formula="of:=[.C320]/([.D320]-[.D319])" office:value-type="float" office:value="94901.4238383838" calcext:value-type="float">
            <text:p>94901.4238383838</text:p>
          </table:table-cell>
          <table:table-cell/>
          <table:table-cell office:value-type="float" office:value="1442890783.62671" calcext:value-type="float">
            <text:p>1442890783.62671</text:p>
          </table:table-cell>
          <table:table-cell table:formula="of:=[.G320]-[.$B320]" office:value-type="float" office:value="0.263167381286621" calcext:value-type="float">
            <text:p>0.2631673813</text:p>
          </table:table-cell>
          <table:table-cell/>
          <table:table-cell office:value-type="float" office:value="1442890783.63307" calcext:value-type="float">
            <text:p>1442890783.63307</text:p>
          </table:table-cell>
          <table:table-cell table:formula="of:=[.J320]-[.$B320]" office:value-type="float" office:value="0.269527196884155" calcext:value-type="float">
            <text:p>0.269527196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2890783.37295" calcext:value-type="float">
            <text:p>1442890783.37295</text:p>
          </table:table-cell>
          <table:table-cell office:value-type="float" office:value="896" calcext:value-type="float">
            <text:p>896</text:p>
          </table:table-cell>
          <table:table-cell table:formula="of:=[.B321]-[.B$2]" office:value-type="float" office:value="14.9268045425415" calcext:value-type="float">
            <text:p>14.9268045425</text:p>
          </table:table-cell>
          <table:table-cell table:formula="of:=[.C321]/([.D321]-[.D320])" office:value-type="float" office:value="95213.9950342032" calcext:value-type="float">
            <text:p>95213.9950342032</text:p>
          </table:table-cell>
          <table:table-cell/>
          <table:table-cell office:value-type="float" office:value="1442890783.62672" calcext:value-type="float">
            <text:p>1442890783.62672</text:p>
          </table:table-cell>
          <table:table-cell table:formula="of:=[.G321]-[.$B321]" office:value-type="float" office:value="0.253773927688599" calcext:value-type="float">
            <text:p>0.2537739277</text:p>
          </table:table-cell>
          <table:table-cell/>
          <table:table-cell office:value-type="float" office:value="1442890783.63619" calcext:value-type="float">
            <text:p>1442890783.63619</text:p>
          </table:table-cell>
          <table:table-cell table:formula="of:=[.J321]-[.$B321]" office:value-type="float" office:value="0.263241052627563" calcext:value-type="float">
            <text:p>0.263241052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2890783.3824" calcext:value-type="float">
            <text:p>1442890783.3824</text:p>
          </table:table-cell>
          <table:table-cell office:value-type="float" office:value="896" calcext:value-type="float">
            <text:p>896</text:p>
          </table:table-cell>
          <table:table-cell table:formula="of:=[.B322]-[.B$2]" office:value-type="float" office:value="14.9362525939941" calcext:value-type="float">
            <text:p>14.936252594</text:p>
          </table:table-cell>
          <table:table-cell table:formula="of:=[.C322]/([.D322]-[.D321])" office:value-type="float" office:value="94834.369233875" calcext:value-type="float">
            <text:p>94834.369233875</text:p>
          </table:table-cell>
          <table:table-cell/>
          <table:table-cell office:value-type="float" office:value="1442890783.62674" calcext:value-type="float">
            <text:p>1442890783.62674</text:p>
          </table:table-cell>
          <table:table-cell table:formula="of:=[.G322]-[.$B322]" office:value-type="float" office:value="0.244346380233765" calcext:value-type="float">
            <text:p>0.2443463802</text:p>
          </table:table-cell>
          <table:table-cell/>
          <table:table-cell office:value-type="float" office:value="1442890783.63934" calcext:value-type="float">
            <text:p>1442890783.63934</text:p>
          </table:table-cell>
          <table:table-cell table:formula="of:=[.J322]-[.$B322]" office:value-type="float" office:value="0.256942749023437" calcext:value-type="float">
            <text:p>0.25694274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2890783.39181" calcext:value-type="float">
            <text:p>1442890783.39181</text:p>
          </table:table-cell>
          <table:table-cell office:value-type="float" office:value="896" calcext:value-type="float">
            <text:p>896</text:p>
          </table:table-cell>
          <table:table-cell table:formula="of:=[.B323]-[.B$2]" office:value-type="float" office:value="14.9456629753113" calcext:value-type="float">
            <text:p>14.9456629753</text:p>
          </table:table-cell>
          <table:table-cell table:formula="of:=[.C323]/([.D323]-[.D322])" office:value-type="float" office:value="95213.9950342032" calcext:value-type="float">
            <text:p>95213.9950342032</text:p>
          </table:table-cell>
          <table:table-cell/>
          <table:table-cell office:value-type="float" office:value="1442890783.62676" calcext:value-type="float">
            <text:p>1442890783.62676</text:p>
          </table:table-cell>
          <table:table-cell table:formula="of:=[.G323]-[.$B323]" office:value-type="float" office:value="0.234953880310059" calcext:value-type="float">
            <text:p>0.2349538803</text:p>
          </table:table-cell>
          <table:table-cell/>
          <table:table-cell office:value-type="float" office:value="1442890783.64245" calcext:value-type="float">
            <text:p>1442890783.64245</text:p>
          </table:table-cell>
          <table:table-cell table:formula="of:=[.J323]-[.$B323]" office:value-type="float" office:value="0.250640392303467" calcext:value-type="float">
            <text:p>0.2506403923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2890783.4013" calcext:value-type="float">
            <text:p>1442890783.4013</text:p>
          </table:table-cell>
          <table:table-cell office:value-type="float" office:value="896" calcext:value-type="float">
            <text:p>896</text:p>
          </table:table-cell>
          <table:table-cell table:formula="of:=[.B324]-[.B$2]" office:value-type="float" office:value="14.9551513195038" calcext:value-type="float">
            <text:p>14.9551513195</text:p>
          </table:table-cell>
          <table:table-cell table:formula="of:=[.C324]/([.D324]-[.D323])" office:value-type="float" office:value="94431.6502248913" calcext:value-type="float">
            <text:p>94431.6502248913</text:p>
          </table:table-cell>
          <table:table-cell/>
          <table:table-cell office:value-type="float" office:value="1442890783.62678" calcext:value-type="float">
            <text:p>1442890783.62678</text:p>
          </table:table-cell>
          <table:table-cell table:formula="of:=[.G324]-[.$B324]" office:value-type="float" office:value="0.225482225418091" calcext:value-type="float">
            <text:p>0.2254822254</text:p>
          </table:table-cell>
          <table:table-cell/>
          <table:table-cell office:value-type="float" office:value="1442890783.64554" calcext:value-type="float">
            <text:p>1442890783.64554</text:p>
          </table:table-cell>
          <table:table-cell table:formula="of:=[.J324]-[.$B324]" office:value-type="float" office:value="0.244247436523437" calcext:value-type="float">
            <text:p>0.244247436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2890783.41073" calcext:value-type="float">
            <text:p>1442890783.41073</text:p>
          </table:table-cell>
          <table:table-cell office:value-type="float" office:value="896" calcext:value-type="float">
            <text:p>896</text:p>
          </table:table-cell>
          <table:table-cell table:formula="of:=[.B325]-[.B$2]" office:value-type="float" office:value="14.9645843505859" calcext:value-type="float">
            <text:p>14.9645843506</text:p>
          </table:table-cell>
          <table:table-cell table:formula="of:=[.C325]/([.D325]-[.D324])" office:value-type="float" office:value="94985.3755592064" calcext:value-type="float">
            <text:p>94985.3755592064</text:p>
          </table:table-cell>
          <table:table-cell/>
          <table:table-cell office:value-type="float" office:value="1442890783.6268" calcext:value-type="float">
            <text:p>1442890783.6268</text:p>
          </table:table-cell>
          <table:table-cell table:formula="of:=[.G325]-[.$B325]" office:value-type="float" office:value="0.216066360473633" calcext:value-type="float">
            <text:p>0.2160663605</text:p>
          </table:table-cell>
          <table:table-cell/>
          <table:table-cell office:value-type="float" office:value="1442890783.64866" calcext:value-type="float">
            <text:p>1442890783.64866</text:p>
          </table:table-cell>
          <table:table-cell table:formula="of:=[.J325]-[.$B325]" office:value-type="float" office:value="0.237935781478882" calcext:value-type="float">
            <text:p>0.237935781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2890783.42023" calcext:value-type="float">
            <text:p>1442890783.42023</text:p>
          </table:table-cell>
          <table:table-cell office:value-type="float" office:value="896" calcext:value-type="float">
            <text:p>896</text:p>
          </table:table-cell>
          <table:table-cell table:formula="of:=[.B326]-[.B$2]" office:value-type="float" office:value="14.974089384079" calcext:value-type="float">
            <text:p>14.9740893841</text:p>
          </table:table-cell>
          <table:table-cell table:formula="of:=[.C326]/([.D326]-[.D325])" office:value-type="float" office:value="94265.8435297364" calcext:value-type="float">
            <text:p>94265.8435297364</text:p>
          </table:table-cell>
          <table:table-cell/>
          <table:table-cell office:value-type="float" office:value="1442890783.62681" calcext:value-type="float">
            <text:p>1442890783.62681</text:p>
          </table:table-cell>
          <table:table-cell table:formula="of:=[.G326]-[.$B326]" office:value-type="float" office:value="0.20658016204834" calcext:value-type="float">
            <text:p>0.206580162</text:p>
          </table:table-cell>
          <table:table-cell/>
          <table:table-cell office:value-type="float" office:value="1442890783.65177" calcext:value-type="float">
            <text:p>1442890783.65177</text:p>
          </table:table-cell>
          <table:table-cell table:formula="of:=[.J326]-[.$B326]" office:value-type="float" office:value="0.2315354347229" calcext:value-type="float">
            <text:p>0.231535434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2890783.42963" calcext:value-type="float">
            <text:p>1442890783.42963</text:p>
          </table:table-cell>
          <table:table-cell office:value-type="float" office:value="896" calcext:value-type="float">
            <text:p>896</text:p>
          </table:table-cell>
          <table:table-cell table:formula="of:=[.B327]-[.B$2]" office:value-type="float" office:value="14.9834852218628" calcext:value-type="float">
            <text:p>14.9834852219</text:p>
          </table:table-cell>
          <table:table-cell table:formula="of:=[.C327]/([.D327]-[.D326])" office:value-type="float" office:value="95361.3738993631" calcext:value-type="float">
            <text:p>95361.3738993631</text:p>
          </table:table-cell>
          <table:table-cell/>
          <table:table-cell office:value-type="float" office:value="1442890783.74149" calcext:value-type="float">
            <text:p>1442890783.74149</text:p>
          </table:table-cell>
          <table:table-cell table:formula="of:=[.G327]-[.$B327]" office:value-type="float" office:value="0.311859130859375" calcext:value-type="float">
            <text:p>0.3118591309</text:p>
          </table:table-cell>
          <table:table-cell/>
          <table:table-cell office:value-type="float" office:value="1442890783.74176" calcext:value-type="float">
            <text:p>1442890783.74176</text:p>
          </table:table-cell>
          <table:table-cell table:formula="of:=[.J327]-[.$B327]" office:value-type="float" office:value="0.3121337890625" calcext:value-type="float">
            <text:p>0.312133789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2890783.43902" calcext:value-type="float">
            <text:p>1442890783.43902</text:p>
          </table:table-cell>
          <table:table-cell office:value-type="float" office:value="896" calcext:value-type="float">
            <text:p>896</text:p>
          </table:table-cell>
          <table:table-cell table:formula="of:=[.B328]-[.B$2]" office:value-type="float" office:value="14.9928731918335" calcext:value-type="float">
            <text:p>14.9928731918</text:p>
          </table:table-cell>
          <table:table-cell table:formula="of:=[.C328]/([.D328]-[.D327])" office:value-type="float" office:value="95441.293783015" calcext:value-type="float">
            <text:p>95441.293783015</text:p>
          </table:table-cell>
          <table:table-cell/>
          <table:table-cell office:value-type="float" office:value="1442890783.74153" calcext:value-type="float">
            <text:p>1442890783.74153</text:p>
          </table:table-cell>
          <table:table-cell table:formula="of:=[.G328]-[.$B328]" office:value-type="float" office:value="0.302512645721436" calcext:value-type="float">
            <text:p>0.3025126457</text:p>
          </table:table-cell>
          <table:table-cell/>
          <table:table-cell office:value-type="float" office:value="1442890783.74489" calcext:value-type="float">
            <text:p>1442890783.74489</text:p>
          </table:table-cell>
          <table:table-cell table:formula="of:=[.J328]-[.$B328]" office:value-type="float" office:value="0.305869340896606" calcext:value-type="float">
            <text:p>0.3058693409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2890783.44844" calcext:value-type="float">
            <text:p>1442890783.44844</text:p>
          </table:table-cell>
          <table:table-cell office:value-type="float" office:value="896" calcext:value-type="float">
            <text:p>896</text:p>
          </table:table-cell>
          <table:table-cell table:formula="of:=[.B329]-[.B$2]" office:value-type="float" office:value="15.0022974014282" calcext:value-type="float">
            <text:p>15.0022974014</text:p>
          </table:table-cell>
          <table:table-cell table:formula="of:=[.C329]/([.D329]-[.D328])" office:value-type="float" office:value="95074.2861768873" calcext:value-type="float">
            <text:p>95074.2861768873</text:p>
          </table:table-cell>
          <table:table-cell/>
          <table:table-cell office:value-type="float" office:value="1442890783.74155" calcext:value-type="float">
            <text:p>1442890783.74155</text:p>
          </table:table-cell>
          <table:table-cell table:formula="of:=[.G329]-[.$B329]" office:value-type="float" office:value="0.293110847473145" calcext:value-type="float">
            <text:p>0.2931108475</text:p>
          </table:table-cell>
          <table:table-cell/>
          <table:table-cell office:value-type="float" office:value="1442890783.74801" calcext:value-type="float">
            <text:p>1442890783.74801</text:p>
          </table:table-cell>
          <table:table-cell table:formula="of:=[.J329]-[.$B329]" office:value-type="float" office:value="0.299567937850952" calcext:value-type="float">
            <text:p>0.2995679379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2890783.45783" calcext:value-type="float">
            <text:p>1442890783.45783</text:p>
          </table:table-cell>
          <table:table-cell office:value-type="float" office:value="896" calcext:value-type="float">
            <text:p>896</text:p>
          </table:table-cell>
          <table:table-cell table:formula="of:=[.B330]-[.B$2]" office:value-type="float" office:value="15.0116820335388" calcext:value-type="float">
            <text:p>15.0116820335</text:p>
          </table:table-cell>
          <table:table-cell table:formula="of:=[.C330]/([.D330]-[.D329])" office:value-type="float" office:value="95475.2396727809" calcext:value-type="float">
            <text:p>95475.2396727809</text:p>
          </table:table-cell>
          <table:table-cell/>
          <table:table-cell office:value-type="float" office:value="1442890783.74157" calcext:value-type="float">
            <text:p>1442890783.74157</text:p>
          </table:table-cell>
          <table:table-cell table:formula="of:=[.G330]-[.$B330]" office:value-type="float" office:value="0.283746957778931" calcext:value-type="float">
            <text:p>0.2837469578</text:p>
          </table:table-cell>
          <table:table-cell/>
          <table:table-cell office:value-type="float" office:value="1442890783.75113" calcext:value-type="float">
            <text:p>1442890783.75113</text:p>
          </table:table-cell>
          <table:table-cell table:formula="of:=[.J330]-[.$B330]" office:value-type="float" office:value="0.293301820755005" calcext:value-type="float">
            <text:p>0.2933018208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2890783.46723" calcext:value-type="float">
            <text:p>1442890783.46723</text:p>
          </table:table-cell>
          <table:table-cell office:value-type="float" office:value="896" calcext:value-type="float">
            <text:p>896</text:p>
          </table:table-cell>
          <table:table-cell table:formula="of:=[.B331]-[.B$2]" office:value-type="float" office:value="15.0210857391357" calcext:value-type="float">
            <text:p>15.0210857391</text:p>
          </table:table-cell>
          <table:table-cell table:formula="of:=[.C331]/([.D331]-[.D330])" office:value-type="float" office:value="95281.5877490999" calcext:value-type="float">
            <text:p>95281.5877490999</text:p>
          </table:table-cell>
          <table:table-cell/>
          <table:table-cell office:value-type="float" office:value="1442890783.74159" calcext:value-type="float">
            <text:p>1442890783.74159</text:p>
          </table:table-cell>
          <table:table-cell table:formula="of:=[.G331]-[.$B331]" office:value-type="float" office:value="0.274362802505493" calcext:value-type="float">
            <text:p>0.2743628025</text:p>
          </table:table-cell>
          <table:table-cell/>
          <table:table-cell office:value-type="float" office:value="1442890783.75428" calcext:value-type="float">
            <text:p>1442890783.75428</text:p>
          </table:table-cell>
          <table:table-cell table:formula="of:=[.J331]-[.$B331]" office:value-type="float" office:value="0.287046909332275" calcext:value-type="float">
            <text:p>0.287046909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2890783.47663" calcext:value-type="float">
            <text:p>1442890783.47663</text:p>
          </table:table-cell>
          <table:table-cell office:value-type="float" office:value="896" calcext:value-type="float">
            <text:p>896</text:p>
          </table:table-cell>
          <table:table-cell table:formula="of:=[.B332]-[.B$2]" office:value-type="float" office:value="15.0304827690125" calcext:value-type="float">
            <text:p>15.030482769</text:p>
          </table:table-cell>
          <table:table-cell table:formula="of:=[.C332]/([.D332]-[.D331])" office:value-type="float" office:value="95349.2765007358" calcext:value-type="float">
            <text:p>95349.2765007358</text:p>
          </table:table-cell>
          <table:table-cell/>
          <table:table-cell office:value-type="float" office:value="1442890783.74161" calcext:value-type="float">
            <text:p>1442890783.74161</text:p>
          </table:table-cell>
          <table:table-cell table:formula="of:=[.G332]-[.$B332]" office:value-type="float" office:value="0.264985799789429" calcext:value-type="float">
            <text:p>0.2649857998</text:p>
          </table:table-cell>
          <table:table-cell/>
          <table:table-cell office:value-type="float" office:value="1442890783.7574" calcext:value-type="float">
            <text:p>1442890783.7574</text:p>
          </table:table-cell>
          <table:table-cell table:formula="of:=[.J332]-[.$B332]" office:value-type="float" office:value="0.280768156051636" calcext:value-type="float">
            <text:p>0.280768156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2890783.48606" calcext:value-type="float">
            <text:p>1442890783.48606</text:p>
          </table:table-cell>
          <table:table-cell office:value-type="float" office:value="896" calcext:value-type="float">
            <text:p>896</text:p>
          </table:table-cell>
          <table:table-cell table:formula="of:=[.B333]-[.B$2]" office:value-type="float" office:value="15.0399198532104" calcext:value-type="float">
            <text:p>15.0399198532</text:p>
          </table:table-cell>
          <table:table-cell table:formula="of:=[.C333]/([.D333]-[.D332])" office:value-type="float" office:value="94944.5804658683" calcext:value-type="float">
            <text:p>94944.5804658683</text:p>
          </table:table-cell>
          <table:table-cell/>
          <table:table-cell office:value-type="float" office:value="1442890783.74163" calcext:value-type="float">
            <text:p>1442890783.74163</text:p>
          </table:table-cell>
          <table:table-cell table:formula="of:=[.G333]-[.$B333]" office:value-type="float" office:value="0.255568504333496" calcext:value-type="float">
            <text:p>0.2555685043</text:p>
          </table:table-cell>
          <table:table-cell/>
          <table:table-cell office:value-type="float" office:value="1442890783.76054" calcext:value-type="float">
            <text:p>1442890783.76054</text:p>
          </table:table-cell>
          <table:table-cell table:formula="of:=[.J333]-[.$B333]" office:value-type="float" office:value="0.274479866027832" calcext:value-type="float">
            <text:p>0.27447986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2890783.49544" calcext:value-type="float">
            <text:p>1442890783.49544</text:p>
          </table:table-cell>
          <table:table-cell office:value-type="float" office:value="896" calcext:value-type="float">
            <text:p>896</text:p>
          </table:table-cell>
          <table:table-cell table:formula="of:=[.B334]-[.B$2]" office:value-type="float" office:value="15.0492970943451" calcext:value-type="float">
            <text:p>15.0492970943</text:p>
          </table:table-cell>
          <table:table-cell table:formula="of:=[.C334]/([.D334]-[.D333])" office:value-type="float" office:value="95550.4915715339" calcext:value-type="float">
            <text:p>95550.4915715339</text:p>
          </table:table-cell>
          <table:table-cell/>
          <table:table-cell office:value-type="float" office:value="1442890783.74165" calcext:value-type="float">
            <text:p>1442890783.74165</text:p>
          </table:table-cell>
          <table:table-cell table:formula="of:=[.G334]-[.$B334]" office:value-type="float" office:value="0.246211767196655" calcext:value-type="float">
            <text:p>0.2462117672</text:p>
          </table:table-cell>
          <table:table-cell/>
          <table:table-cell office:value-type="float" office:value="1442890783.76366" calcext:value-type="float">
            <text:p>1442890783.76366</text:p>
          </table:table-cell>
          <table:table-cell table:formula="of:=[.J334]-[.$B334]" office:value-type="float" office:value="0.2682204246521" calcext:value-type="float">
            <text:p>0.268220424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2890783.50481" calcext:value-type="float">
            <text:p>1442890783.50481</text:p>
          </table:table-cell>
          <table:table-cell office:value-type="float" office:value="896" calcext:value-type="float">
            <text:p>896</text:p>
          </table:table-cell>
          <table:table-cell table:formula="of:=[.B335]-[.B$2]" office:value-type="float" office:value="15.0586650371552" calcext:value-type="float">
            <text:p>15.0586650372</text:p>
          </table:table-cell>
          <table:table-cell table:formula="of:=[.C335]/([.D335]-[.D334])" office:value-type="float" office:value="95645.3319759748" calcext:value-type="float">
            <text:p>95645.3319759748</text:p>
          </table:table-cell>
          <table:table-cell/>
          <table:table-cell office:value-type="float" office:value="1442890783.74168" calcext:value-type="float">
            <text:p>1442890783.74168</text:p>
          </table:table-cell>
          <table:table-cell table:formula="of:=[.G335]-[.$B335]" office:value-type="float" office:value="0.236867666244507" calcext:value-type="float">
            <text:p>0.2368676662</text:p>
          </table:table-cell>
          <table:table-cell/>
          <table:table-cell office:value-type="float" office:value="1442890783.76678" calcext:value-type="float">
            <text:p>1442890783.76678</text:p>
          </table:table-cell>
          <table:table-cell table:formula="of:=[.J335]-[.$B335]" office:value-type="float" office:value="0.26197075843811" calcext:value-type="float">
            <text:p>0.261970758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2890783.51421" calcext:value-type="float">
            <text:p>1442890783.51421</text:p>
          </table:table-cell>
          <table:table-cell office:value-type="float" office:value="896" calcext:value-type="float">
            <text:p>896</text:p>
          </table:table-cell>
          <table:table-cell table:formula="of:=[.B336]-[.B$2]" office:value-type="float" office:value="15.0680651664734" calcext:value-type="float">
            <text:p>15.0680651665</text:p>
          </table:table-cell>
          <table:table-cell table:formula="of:=[.C336]/([.D336]-[.D335])" office:value-type="float" office:value="95317.8376239633" calcext:value-type="float">
            <text:p>95317.8376239633</text:p>
          </table:table-cell>
          <table:table-cell/>
          <table:table-cell office:value-type="float" office:value="1442890783.7417" calcext:value-type="float">
            <text:p>1442890783.7417</text:p>
          </table:table-cell>
          <table:table-cell table:formula="of:=[.G336]-[.$B336]" office:value-type="float" office:value="0.227487564086914" calcext:value-type="float">
            <text:p>0.2274875641</text:p>
          </table:table-cell>
          <table:table-cell/>
          <table:table-cell office:value-type="float" office:value="1442890783.7699" calcext:value-type="float">
            <text:p>1442890783.7699</text:p>
          </table:table-cell>
          <table:table-cell table:formula="of:=[.J336]-[.$B336]" office:value-type="float" office:value="0.255691766738892" calcext:value-type="float">
            <text:p>0.255691766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2890783.52361" calcext:value-type="float">
            <text:p>1442890783.52361</text:p>
          </table:table-cell>
          <table:table-cell office:value-type="float" office:value="896" calcext:value-type="float">
            <text:p>896</text:p>
          </table:table-cell>
          <table:table-cell table:formula="of:=[.B337]-[.B$2]" office:value-type="float" office:value="15.0774645805359" calcext:value-type="float">
            <text:p>15.0774645805</text:p>
          </table:table-cell>
          <table:table-cell table:formula="of:=[.C337]/([.D337]-[.D336])" office:value-type="float" office:value="95325.0909090909" calcext:value-type="float">
            <text:p>95325.0909090909</text:p>
          </table:table-cell>
          <table:table-cell/>
          <table:table-cell office:value-type="float" office:value="1442890783.74172" calcext:value-type="float">
            <text:p>1442890783.74172</text:p>
          </table:table-cell>
          <table:table-cell table:formula="of:=[.G337]-[.$B337]" office:value-type="float" office:value="0.218107938766479" calcext:value-type="float">
            <text:p>0.2181079388</text:p>
          </table:table-cell>
          <table:table-cell/>
          <table:table-cell office:value-type="float" office:value="1442890783.77302" calcext:value-type="float">
            <text:p>1442890783.77302</text:p>
          </table:table-cell>
          <table:table-cell table:formula="of:=[.J337]-[.$B337]" office:value-type="float" office:value="0.249415636062622" calcext:value-type="float">
            <text:p>0.249415636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2890783.53298" calcext:value-type="float">
            <text:p>1442890783.53298</text:p>
          </table:table-cell>
          <table:table-cell office:value-type="float" office:value="896" calcext:value-type="float">
            <text:p>896</text:p>
          </table:table-cell>
          <table:table-cell table:formula="of:=[.B338]-[.B$2]" office:value-type="float" office:value="15.0868337154388" calcext:value-type="float">
            <text:p>15.0868337154</text:p>
          </table:table-cell>
          <table:table-cell table:formula="of:=[.C338]/([.D338]-[.D337])" office:value-type="float" office:value="95633.162429702" calcext:value-type="float">
            <text:p>95633.162429702</text:p>
          </table:table-cell>
          <table:table-cell/>
          <table:table-cell office:value-type="float" office:value="1442890783.74174" calcext:value-type="float">
            <text:p>1442890783.74174</text:p>
          </table:table-cell>
          <table:table-cell table:formula="of:=[.G338]-[.$B338]" office:value-type="float" office:value="0.208759069442749" calcext:value-type="float">
            <text:p>0.2087590694</text:p>
          </table:table-cell>
          <table:table-cell/>
          <table:table-cell office:value-type="float" office:value="1442890783.77615" calcext:value-type="float">
            <text:p>1442890783.77615</text:p>
          </table:table-cell>
          <table:table-cell table:formula="of:=[.J338]-[.$B338]" office:value-type="float" office:value="0.243172645568848" calcext:value-type="float">
            <text:p>0.243172645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2890783.54237" calcext:value-type="float">
            <text:p>1442890783.54237</text:p>
          </table:table-cell>
          <table:table-cell office:value-type="float" office:value="896" calcext:value-type="float">
            <text:p>896</text:p>
          </table:table-cell>
          <table:table-cell table:formula="of:=[.B339]-[.B$2]" office:value-type="float" office:value="15.0962228775024" calcext:value-type="float">
            <text:p>15.0962228775</text:p>
          </table:table-cell>
          <table:table-cell table:formula="of:=[.C339]/([.D339]-[.D338])" office:value-type="float" office:value="95429.1761001498" calcext:value-type="float">
            <text:p>95429.1761001498</text:p>
          </table:table-cell>
          <table:table-cell/>
          <table:table-cell office:value-type="float" office:value="1442890783.8276" calcext:value-type="float">
            <text:p>1442890783.8276</text:p>
          </table:table-cell>
          <table:table-cell table:formula="of:=[.G339]-[.$B339]" office:value-type="float" office:value="0.285234689712524" calcext:value-type="float">
            <text:p>0.2852346897</text:p>
          </table:table-cell>
          <table:table-cell/>
          <table:table-cell office:value-type="float" office:value="1442890783.82786" calcext:value-type="float">
            <text:p>1442890783.82786</text:p>
          </table:table-cell>
          <table:table-cell table:formula="of:=[.J339]-[.$B339]" office:value-type="float" office:value="0.285488128662109" calcext:value-type="float">
            <text:p>0.285488128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2890783.55173" calcext:value-type="float">
            <text:p>1442890783.55173</text:p>
          </table:table-cell>
          <table:table-cell office:value-type="float" office:value="896" calcext:value-type="float">
            <text:p>896</text:p>
          </table:table-cell>
          <table:table-cell table:formula="of:=[.B340]-[.B$2]" office:value-type="float" office:value="15.1055860519409" calcext:value-type="float">
            <text:p>15.1055860519</text:p>
          </table:table-cell>
          <table:table-cell table:formula="of:=[.C340]/([.D340]-[.D339])" office:value-type="float" office:value="95694.0411489102" calcext:value-type="float">
            <text:p>95694.0411489102</text:p>
          </table:table-cell>
          <table:table-cell/>
          <table:table-cell office:value-type="float" office:value="1442890783.82766" calcext:value-type="float">
            <text:p>1442890783.82766</text:p>
          </table:table-cell>
          <table:table-cell table:formula="of:=[.G340]-[.$B340]" office:value-type="float" office:value="0.275933980941772" calcext:value-type="float">
            <text:p>0.2759339809</text:p>
          </table:table-cell>
          <table:table-cell/>
          <table:table-cell office:value-type="float" office:value="1442890783.83094" calcext:value-type="float">
            <text:p>1442890783.83094</text:p>
          </table:table-cell>
          <table:table-cell table:formula="of:=[.J340]-[.$B340]" office:value-type="float" office:value="0.279212951660156" calcext:value-type="float">
            <text:p>0.279212951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2890783.56113" calcext:value-type="float">
            <text:p>1442890783.56113</text:p>
          </table:table-cell>
          <table:table-cell office:value-type="float" office:value="896" calcext:value-type="float">
            <text:p>896</text:p>
          </table:table-cell>
          <table:table-cell table:formula="of:=[.B341]-[.B$2]" office:value-type="float" office:value="15.1149873733521" calcext:value-type="float">
            <text:p>15.1149873734</text:p>
          </table:table-cell>
          <table:table-cell table:formula="of:=[.C341]/([.D341]-[.D340])" office:value-type="float" office:value="95305.7512680057" calcext:value-type="float">
            <text:p>95305.7512680057</text:p>
          </table:table-cell>
          <table:table-cell/>
          <table:table-cell office:value-type="float" office:value="1442890783.82769" calcext:value-type="float">
            <text:p>1442890783.82769</text:p>
          </table:table-cell>
          <table:table-cell table:formula="of:=[.G341]-[.$B341]" office:value-type="float" office:value="0.266555070877075" calcext:value-type="float">
            <text:p>0.2665550709</text:p>
          </table:table-cell>
          <table:table-cell/>
          <table:table-cell office:value-type="float" office:value="1442890783.83406" calcext:value-type="float">
            <text:p>1442890783.83406</text:p>
          </table:table-cell>
          <table:table-cell table:formula="of:=[.J341]-[.$B341]" office:value-type="float" office:value="0.27292799949646" calcext:value-type="float">
            <text:p>0.272927999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2890783.57054" calcext:value-type="float">
            <text:p>1442890783.57054</text:p>
          </table:table-cell>
          <table:table-cell office:value-type="float" office:value="896" calcext:value-type="float">
            <text:p>896</text:p>
          </table:table-cell>
          <table:table-cell table:formula="of:=[.B342]-[.B$2]" office:value-type="float" office:value="15.1243996620178" calcext:value-type="float">
            <text:p>15.124399662</text:p>
          </table:table-cell>
          <table:table-cell table:formula="of:=[.C342]/([.D342]-[.D341])" office:value-type="float" office:value="95194.7004407518" calcext:value-type="float">
            <text:p>95194.7004407518</text:p>
          </table:table-cell>
          <table:table-cell/>
          <table:table-cell office:value-type="float" office:value="1442890783.82771" calcext:value-type="float">
            <text:p>1442890783.82771</text:p>
          </table:table-cell>
          <table:table-cell table:formula="of:=[.G342]-[.$B342]" office:value-type="float" office:value="0.257163763046265" calcext:value-type="float">
            <text:p>0.257163763</text:p>
          </table:table-cell>
          <table:table-cell/>
          <table:table-cell office:value-type="float" office:value="1442890783.83718" calcext:value-type="float">
            <text:p>1442890783.83718</text:p>
          </table:table-cell>
          <table:table-cell table:formula="of:=[.J342]-[.$B342]" office:value-type="float" office:value="0.266633749008179" calcext:value-type="float">
            <text:p>0.26663374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2890783.57995" calcext:value-type="float">
            <text:p>1442890783.57995</text:p>
          </table:table-cell>
          <table:table-cell office:value-type="float" office:value="896" calcext:value-type="float">
            <text:p>896</text:p>
          </table:table-cell>
          <table:table-cell table:formula="of:=[.B343]-[.B$2]" office:value-type="float" office:value="15.1338095664978" calcext:value-type="float">
            <text:p>15.1338095665</text:p>
          </table:table-cell>
          <table:table-cell table:formula="of:=[.C343]/([.D343]-[.D342])" office:value-type="float" office:value="95218.819904733" calcext:value-type="float">
            <text:p>95218.819904733</text:p>
          </table:table-cell>
          <table:table-cell/>
          <table:table-cell office:value-type="float" office:value="1442890783.82773" calcext:value-type="float">
            <text:p>1442890783.82773</text:p>
          </table:table-cell>
          <table:table-cell table:formula="of:=[.G343]-[.$B343]" office:value-type="float" office:value="0.247773885726929" calcext:value-type="float">
            <text:p>0.2477738857</text:p>
          </table:table-cell>
          <table:table-cell/>
          <table:table-cell office:value-type="float" office:value="1442890783.8403" calcext:value-type="float">
            <text:p>1442890783.8403</text:p>
          </table:table-cell>
          <table:table-cell table:formula="of:=[.J343]-[.$B343]" office:value-type="float" office:value="0.260348320007324" calcext:value-type="float">
            <text:p>0.2603483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2890783.58934" calcext:value-type="float">
            <text:p>1442890783.58934</text:p>
          </table:table-cell>
          <table:table-cell office:value-type="float" office:value="896" calcext:value-type="float">
            <text:p>896</text:p>
          </table:table-cell>
          <table:table-cell table:formula="of:=[.B344]-[.B$2]" office:value-type="float" office:value="15.1431934833527" calcext:value-type="float">
            <text:p>15.1431934834</text:p>
          </table:table-cell>
          <table:table-cell table:formula="of:=[.C344]/([.D344]-[.D343])" office:value-type="float" office:value="95482.5169338652" calcext:value-type="float">
            <text:p>95482.5169338652</text:p>
          </table:table-cell>
          <table:table-cell/>
          <table:table-cell office:value-type="float" office:value="1442890783.82775" calcext:value-type="float">
            <text:p>1442890783.82775</text:p>
          </table:table-cell>
          <table:table-cell table:formula="of:=[.G344]-[.$B344]" office:value-type="float" office:value="0.238411664962769" calcext:value-type="float">
            <text:p>0.238411665</text:p>
          </table:table-cell>
          <table:table-cell/>
          <table:table-cell office:value-type="float" office:value="1442890783.84342" calcext:value-type="float">
            <text:p>1442890783.84342</text:p>
          </table:table-cell>
          <table:table-cell table:formula="of:=[.J344]-[.$B344]" office:value-type="float" office:value="0.254084825515747" calcext:value-type="float">
            <text:p>0.2540848255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2890783.59898" calcext:value-type="float">
            <text:p>1442890783.59898</text:p>
          </table:table-cell>
          <table:table-cell office:value-type="float" office:value="896" calcext:value-type="float">
            <text:p>896</text:p>
          </table:table-cell>
          <table:table-cell table:formula="of:=[.B345]-[.B$2]" office:value-type="float" office:value="15.1528339385986" calcext:value-type="float">
            <text:p>15.1528339386</text:p>
          </table:table-cell>
          <table:table-cell table:formula="of:=[.C345]/([.D345]-[.D344])" office:value-type="float" office:value="92941.6689501669" calcext:value-type="float">
            <text:p>92941.6689501669</text:p>
          </table:table-cell>
          <table:table-cell/>
          <table:table-cell office:value-type="float" office:value="1442890783.82777" calcext:value-type="float">
            <text:p>1442890783.82777</text:p>
          </table:table-cell>
          <table:table-cell table:formula="of:=[.G345]-[.$B345]" office:value-type="float" office:value="0.228790998458862" calcext:value-type="float">
            <text:p>0.2287909985</text:p>
          </table:table-cell>
          <table:table-cell/>
          <table:table-cell office:value-type="float" office:value="1442890783.84654" calcext:value-type="float">
            <text:p>1442890783.84654</text:p>
          </table:table-cell>
          <table:table-cell table:formula="of:=[.J345]-[.$B345]" office:value-type="float" office:value="0.247559785842895" calcext:value-type="float">
            <text:p>0.247559785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2890783.60838" calcext:value-type="float">
            <text:p>1442890783.60838</text:p>
          </table:table-cell>
          <table:table-cell office:value-type="float" office:value="896" calcext:value-type="float">
            <text:p>896</text:p>
          </table:table-cell>
          <table:table-cell table:formula="of:=[.B346]-[.B$2]" office:value-type="float" office:value="15.1622395515442" calcext:value-type="float">
            <text:p>15.1622395515</text:p>
          </table:table-cell>
          <table:table-cell table:formula="of:=[.C346]/([.D346]-[.D345])" office:value-type="float" office:value="95262.2657541192" calcext:value-type="float">
            <text:p>95262.2657541192</text:p>
          </table:table-cell>
          <table:table-cell/>
          <table:table-cell office:value-type="float" office:value="1442890783.82779" calcext:value-type="float">
            <text:p>1442890783.82779</text:p>
          </table:table-cell>
          <table:table-cell table:formula="of:=[.G346]-[.$B346]" office:value-type="float" office:value="0.219404935836792" calcext:value-type="float">
            <text:p>0.2194049358</text:p>
          </table:table-cell>
          <table:table-cell/>
          <table:table-cell office:value-type="float" office:value="1442890783.84967" calcext:value-type="float">
            <text:p>1442890783.84967</text:p>
          </table:table-cell>
          <table:table-cell table:formula="of:=[.J346]-[.$B346]" office:value-type="float" office:value="0.241283893585205" calcext:value-type="float">
            <text:p>0.241283893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2890783.61778" calcext:value-type="float">
            <text:p>1442890783.61778</text:p>
          </table:table-cell>
          <table:table-cell office:value-type="float" office:value="896" calcext:value-type="float">
            <text:p>896</text:p>
          </table:table-cell>
          <table:table-cell table:formula="of:=[.B347]-[.B$2]" office:value-type="float" office:value="15.1716330051422" calcext:value-type="float">
            <text:p>15.1716330051</text:p>
          </table:table-cell>
          <table:table-cell table:formula="of:=[.C347]/([.D347]-[.D346])" office:value-type="float" office:value="95385.5779080687" calcext:value-type="float">
            <text:p>95385.5779080687</text:p>
          </table:table-cell>
          <table:table-cell/>
          <table:table-cell office:value-type="float" office:value="1442890783.82781" calcext:value-type="float">
            <text:p>1442890783.82781</text:p>
          </table:table-cell>
          <table:table-cell table:formula="of:=[.G347]-[.$B347]" office:value-type="float" office:value="0.210031747817993" calcext:value-type="float">
            <text:p>0.2100317478</text:p>
          </table:table-cell>
          <table:table-cell/>
          <table:table-cell office:value-type="float" office:value="1442890783.85279" calcext:value-type="float">
            <text:p>1442890783.85279</text:p>
          </table:table-cell>
          <table:table-cell table:formula="of:=[.J347]-[.$B347]" office:value-type="float" office:value="0.235010385513306" calcext:value-type="float">
            <text:p>0.2350103855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2890783.62718" calcext:value-type="float">
            <text:p>1442890783.62718</text:p>
          </table:table-cell>
          <table:table-cell office:value-type="float" office:value="896" calcext:value-type="float">
            <text:p>896</text:p>
          </table:table-cell>
          <table:table-cell table:formula="of:=[.B348]-[.B$2]" office:value-type="float" office:value="15.1810336112976" calcext:value-type="float">
            <text:p>15.1810336113</text:p>
          </table:table-cell>
          <table:table-cell table:formula="of:=[.C348]/([.D348]-[.D347])" office:value-type="float" office:value="95313.0027137386" calcext:value-type="float">
            <text:p>95313.0027137386</text:p>
          </table:table-cell>
          <table:table-cell/>
          <table:table-cell office:value-type="float" office:value="1442890783.82783" calcext:value-type="float">
            <text:p>1442890783.82783</text:p>
          </table:table-cell>
          <table:table-cell table:formula="of:=[.G348]-[.$B348]" office:value-type="float" office:value="0.200651168823242" calcext:value-type="float">
            <text:p>0.2006511688</text:p>
          </table:table-cell>
          <table:table-cell/>
          <table:table-cell office:value-type="float" office:value="1442890783.85591" calcext:value-type="float">
            <text:p>1442890783.85591</text:p>
          </table:table-cell>
          <table:table-cell table:formula="of:=[.J348]-[.$B348]" office:value-type="float" office:value="0.228728532791138" calcext:value-type="float">
            <text:p>0.2287285328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2890783.63652" calcext:value-type="float">
            <text:p>1442890783.63652</text:p>
          </table:table-cell>
          <table:table-cell office:value-type="float" office:value="896" calcext:value-type="float">
            <text:p>896</text:p>
          </table:table-cell>
          <table:table-cell table:formula="of:=[.B349]-[.B$2]" office:value-type="float" office:value="15.1903762817383" calcext:value-type="float">
            <text:p>15.1903762817</text:p>
          </table:table-cell>
          <table:table-cell table:formula="of:=[.C349]/([.D349]-[.D348])" office:value-type="float" office:value="95904.0571632726" calcext:value-type="float">
            <text:p>95904.0571632726</text:p>
          </table:table-cell>
          <table:table-cell/>
          <table:table-cell office:value-type="float" office:value="1442890783.94846" calcext:value-type="float">
            <text:p>1442890783.94846</text:p>
          </table:table-cell>
          <table:table-cell table:formula="of:=[.G349]-[.$B349]" office:value-type="float" office:value="0.311941385269165" calcext:value-type="float">
            <text:p>0.3119413853</text:p>
          </table:table-cell>
          <table:table-cell/>
          <table:table-cell office:value-type="float" office:value="1442890783.94864" calcext:value-type="float">
            <text:p>1442890783.94864</text:p>
          </table:table-cell>
          <table:table-cell table:formula="of:=[.J349]-[.$B349]" office:value-type="float" office:value="0.312114715576172" calcext:value-type="float">
            <text:p>0.312114715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2890783.64589" calcext:value-type="float">
            <text:p>1442890783.64589</text:p>
          </table:table-cell>
          <table:table-cell office:value-type="float" office:value="896" calcext:value-type="float">
            <text:p>896</text:p>
          </table:table-cell>
          <table:table-cell table:formula="of:=[.B350]-[.B$2]" office:value-type="float" office:value="15.1997444629669" calcext:value-type="float">
            <text:p>15.199744463</text:p>
          </table:table-cell>
          <table:table-cell table:formula="of:=[.C350]/([.D350]-[.D349])" office:value-type="float" office:value="95642.89781895" calcext:value-type="float">
            <text:p>95642.89781895</text:p>
          </table:table-cell>
          <table:table-cell/>
          <table:table-cell office:value-type="float" office:value="1442890783.94857" calcext:value-type="float">
            <text:p>1442890783.94857</text:p>
          </table:table-cell>
          <table:table-cell table:formula="of:=[.G350]-[.$B350]" office:value-type="float" office:value="0.302679538726807" calcext:value-type="float">
            <text:p>0.3026795387</text:p>
          </table:table-cell>
          <table:table-cell/>
          <table:table-cell office:value-type="float" office:value="1442890783.9518" calcext:value-type="float">
            <text:p>1442890783.9518</text:p>
          </table:table-cell>
          <table:table-cell table:formula="of:=[.J350]-[.$B350]" office:value-type="float" office:value="0.305907487869263" calcext:value-type="float">
            <text:p>0.3059074879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2890783.65525" calcext:value-type="float">
            <text:p>1442890783.65525</text:p>
          </table:table-cell>
          <table:table-cell office:value-type="float" office:value="896" calcext:value-type="float">
            <text:p>896</text:p>
          </table:table-cell>
          <table:table-cell table:formula="of:=[.B351]-[.B$2]" office:value-type="float" office:value="15.2091081142426" calcext:value-type="float">
            <text:p>15.2091081142</text:p>
          </table:table-cell>
          <table:table-cell table:formula="of:=[.C351]/([.D351]-[.D350])" office:value-type="float" office:value="95689.1679991852" calcext:value-type="float">
            <text:p>95689.1679991852</text:p>
          </table:table-cell>
          <table:table-cell/>
          <table:table-cell office:value-type="float" office:value="1442890783.94859" calcext:value-type="float">
            <text:p>1442890783.94859</text:p>
          </table:table-cell>
          <table:table-cell table:formula="of:=[.G351]-[.$B351]" office:value-type="float" office:value="0.293340682983398" calcext:value-type="float">
            <text:p>0.293340683</text:p>
          </table:table-cell>
          <table:table-cell/>
          <table:table-cell office:value-type="float" office:value="1442890783.95497" calcext:value-type="float">
            <text:p>1442890783.95497</text:p>
          </table:table-cell>
          <table:table-cell table:formula="of:=[.J351]-[.$B351]" office:value-type="float" office:value="0.299712657928467" calcext:value-type="float">
            <text:p>0.2997126579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2890783.66463" calcext:value-type="float">
            <text:p>1442890783.66463</text:p>
          </table:table-cell>
          <table:table-cell office:value-type="float" office:value="896" calcext:value-type="float">
            <text:p>896</text:p>
          </table:table-cell>
          <table:table-cell table:formula="of:=[.B352]-[.B$2]" office:value-type="float" office:value="15.218489408493" calcext:value-type="float">
            <text:p>15.2184894085</text:p>
          </table:table-cell>
          <table:table-cell table:formula="of:=[.C352]/([.D352]-[.D351])" office:value-type="float" office:value="95509.2097184101" calcext:value-type="float">
            <text:p>95509.2097184101</text:p>
          </table:table-cell>
          <table:table-cell/>
          <table:table-cell office:value-type="float" office:value="1442890783.94861" calcext:value-type="float">
            <text:p>1442890783.94861</text:p>
          </table:table-cell>
          <table:table-cell table:formula="of:=[.G352]-[.$B352]" office:value-type="float" office:value="0.283979892730713" calcext:value-type="float">
            <text:p>0.2839798927</text:p>
          </table:table-cell>
          <table:table-cell/>
          <table:table-cell office:value-type="float" office:value="1442890783.95813" calcext:value-type="float">
            <text:p>1442890783.95813</text:p>
          </table:table-cell>
          <table:table-cell table:formula="of:=[.J352]-[.$B352]" office:value-type="float" office:value="0.293494462966919" calcext:value-type="float">
            <text:p>0.293494463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2890783.67402" calcext:value-type="float">
            <text:p>1442890783.67402</text:p>
          </table:table-cell>
          <table:table-cell office:value-type="float" office:value="896" calcext:value-type="float">
            <text:p>896</text:p>
          </table:table-cell>
          <table:table-cell table:formula="of:=[.B353]-[.B$2]" office:value-type="float" office:value="15.2278745174408" calcext:value-type="float">
            <text:p>15.2278745174</text:p>
          </table:table-cell>
          <table:table-cell table:formula="of:=[.C353]/([.D353]-[.D352])" office:value-type="float" office:value="95470.3887816279" calcext:value-type="float">
            <text:p>95470.3887816279</text:p>
          </table:table-cell>
          <table:table-cell/>
          <table:table-cell office:value-type="float" office:value="1442890783.94871" calcext:value-type="float">
            <text:p>1442890783.94871</text:p>
          </table:table-cell>
          <table:table-cell table:formula="of:=[.G353]-[.$B353]" office:value-type="float" office:value="0.274695634841919" calcext:value-type="float">
            <text:p>0.2746956348</text:p>
          </table:table-cell>
          <table:table-cell/>
          <table:table-cell office:value-type="float" office:value="1442890783.96125" calcext:value-type="float">
            <text:p>1442890783.96125</text:p>
          </table:table-cell>
          <table:table-cell table:formula="of:=[.J353]-[.$B353]" office:value-type="float" office:value="0.287234783172607" calcext:value-type="float">
            <text:p>0.2872347832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2890783.68341" calcext:value-type="float">
            <text:p>1442890783.68341</text:p>
          </table:table-cell>
          <table:table-cell office:value-type="float" office:value="896" calcext:value-type="float">
            <text:p>896</text:p>
          </table:table-cell>
          <table:table-cell table:formula="of:=[.B354]-[.B$2]" office:value-type="float" office:value="15.2372627258301" calcext:value-type="float">
            <text:p>15.2372627258</text:p>
          </table:table-cell>
          <table:table-cell table:formula="of:=[.C354]/([.D354]-[.D353])" office:value-type="float" office:value="95438.870000254" calcext:value-type="float">
            <text:p>95438.870000254</text:p>
          </table:table-cell>
          <table:table-cell/>
          <table:table-cell office:value-type="float" office:value="1442890783.94874" calcext:value-type="float">
            <text:p>1442890783.94874</text:p>
          </table:table-cell>
          <table:table-cell table:formula="of:=[.G354]-[.$B354]" office:value-type="float" office:value="0.265331029891968" calcext:value-type="float">
            <text:p>0.2653310299</text:p>
          </table:table-cell>
          <table:table-cell/>
          <table:table-cell office:value-type="float" office:value="1442890783.96436" calcext:value-type="float">
            <text:p>1442890783.96436</text:p>
          </table:table-cell>
          <table:table-cell table:formula="of:=[.J354]-[.$B354]" office:value-type="float" office:value="0.280948162078857" calcext:value-type="float">
            <text:p>0.280948162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2890783.69278" calcext:value-type="float">
            <text:p>1442890783.69278</text:p>
          </table:table-cell>
          <table:table-cell office:value-type="float" office:value="896" calcext:value-type="float">
            <text:p>896</text:p>
          </table:table-cell>
          <table:table-cell table:formula="of:=[.B355]-[.B$2]" office:value-type="float" office:value="15.2466399669647" calcext:value-type="float">
            <text:p>15.246639967</text:p>
          </table:table-cell>
          <table:table-cell table:formula="of:=[.C355]/([.D355]-[.D354])" office:value-type="float" office:value="95550.4915715339" calcext:value-type="float">
            <text:p>95550.4915715339</text:p>
          </table:table-cell>
          <table:table-cell/>
          <table:table-cell office:value-type="float" office:value="1442890783.94877" calcext:value-type="float">
            <text:p>1442890783.94877</text:p>
          </table:table-cell>
          <table:table-cell table:formula="of:=[.G355]-[.$B355]" office:value-type="float" office:value="0.255990266799927" calcext:value-type="float">
            <text:p>0.2559902668</text:p>
          </table:table-cell>
          <table:table-cell/>
          <table:table-cell office:value-type="float" office:value="1442890783.96747" calcext:value-type="float">
            <text:p>1442890783.96747</text:p>
          </table:table-cell>
          <table:table-cell table:formula="of:=[.J355]-[.$B355]" office:value-type="float" office:value="0.274684429168701" calcext:value-type="float">
            <text:p>0.2746844292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2890783.70223" calcext:value-type="float">
            <text:p>1442890783.70223</text:p>
          </table:table-cell>
          <table:table-cell office:value-type="float" office:value="896" calcext:value-type="float">
            <text:p>896</text:p>
          </table:table-cell>
          <table:table-cell table:formula="of:=[.B356]-[.B$2]" office:value-type="float" office:value="15.2560839653015" calcext:value-type="float">
            <text:p>15.2560839653</text:p>
          </table:table-cell>
          <table:table-cell table:formula="of:=[.C356]/([.D356]-[.D355])" office:value-type="float" office:value="94875.0696523693" calcext:value-type="float">
            <text:p>94875.0696523693</text:p>
          </table:table-cell>
          <table:table-cell/>
          <table:table-cell office:value-type="float" office:value="1442890783.9488" calcext:value-type="float">
            <text:p>1442890783.9488</text:p>
          </table:table-cell>
          <table:table-cell table:formula="of:=[.G356]-[.$B356]" office:value-type="float" office:value="0.246568202972412" calcext:value-type="float">
            <text:p>0.246568203</text:p>
          </table:table-cell>
          <table:table-cell/>
          <table:table-cell office:value-type="float" office:value="1442890783.9706" calcext:value-type="float">
            <text:p>1442890783.9706</text:p>
          </table:table-cell>
          <table:table-cell table:formula="of:=[.J356]-[.$B356]" office:value-type="float" office:value="0.268368244171143" calcext:value-type="float">
            <text:p>0.2683682442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2890783.71166" calcext:value-type="float">
            <text:p>1442890783.71166</text:p>
          </table:table-cell>
          <table:table-cell office:value-type="float" office:value="896" calcext:value-type="float">
            <text:p>896</text:p>
          </table:table-cell>
          <table:table-cell table:formula="of:=[.B357]-[.B$2]" office:value-type="float" office:value="15.2655186653137" calcext:value-type="float">
            <text:p>15.2655186653</text:p>
          </table:table-cell>
          <table:table-cell table:formula="of:=[.C357]/([.D357]-[.D356])" office:value-type="float" office:value="94968.5733346811" calcext:value-type="float">
            <text:p>94968.5733346811</text:p>
          </table:table-cell>
          <table:table-cell/>
          <table:table-cell office:value-type="float" office:value="1442890783.94882" calcext:value-type="float">
            <text:p>1442890783.94882</text:p>
          </table:table-cell>
          <table:table-cell table:formula="of:=[.G357]-[.$B357]" office:value-type="float" office:value="0.23715353012085" calcext:value-type="float">
            <text:p>0.2371535301</text:p>
          </table:table-cell>
          <table:table-cell/>
          <table:table-cell office:value-type="float" office:value="1442890783.9737" calcext:value-type="float">
            <text:p>1442890783.9737</text:p>
          </table:table-cell>
          <table:table-cell table:formula="of:=[.J357]-[.$B357]" office:value-type="float" office:value="0.262041330337524" calcext:value-type="float">
            <text:p>0.2620413303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2890783.72106" calcext:value-type="float">
            <text:p>1442890783.72106</text:p>
          </table:table-cell>
          <table:table-cell office:value-type="float" office:value="896" calcext:value-type="float">
            <text:p>896</text:p>
          </table:table-cell>
          <table:table-cell table:formula="of:=[.B358]-[.B$2]" office:value-type="float" office:value="15.2749116420746" calcext:value-type="float">
            <text:p>15.2749116421</text:p>
          </table:table-cell>
          <table:table-cell table:formula="of:=[.C358]/([.D358]-[.D357])" office:value-type="float" office:value="95390.420184278" calcext:value-type="float">
            <text:p>95390.420184278</text:p>
          </table:table-cell>
          <table:table-cell/>
          <table:table-cell office:value-type="float" office:value="1442890783.94884" calcext:value-type="float">
            <text:p>1442890783.94884</text:p>
          </table:table-cell>
          <table:table-cell table:formula="of:=[.G358]-[.$B358]" office:value-type="float" office:value="0.227780818939209" calcext:value-type="float">
            <text:p>0.2277808189</text:p>
          </table:table-cell>
          <table:table-cell/>
          <table:table-cell office:value-type="float" office:value="1442890783.97683" calcext:value-type="float">
            <text:p>1442890783.97683</text:p>
          </table:table-cell>
          <table:table-cell table:formula="of:=[.J358]-[.$B358]" office:value-type="float" office:value="0.25576901435852" calcext:value-type="float">
            <text:p>0.255769014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2890783.73046" calcext:value-type="float">
            <text:p>1442890783.73046</text:p>
          </table:table-cell>
          <table:table-cell office:value-type="float" office:value="896" calcext:value-type="float">
            <text:p>896</text:p>
          </table:table-cell>
          <table:table-cell table:formula="of:=[.B359]-[.B$2]" office:value-type="float" office:value="15.2843120098114" calcext:value-type="float">
            <text:p>15.2843120098</text:p>
          </table:table-cell>
          <table:table-cell table:formula="of:=[.C359]/([.D359]-[.D358])" office:value-type="float" office:value="95315.4201075378" calcext:value-type="float">
            <text:p>95315.4201075378</text:p>
          </table:table-cell>
          <table:table-cell/>
          <table:table-cell office:value-type="float" office:value="1442890783.94886" calcext:value-type="float">
            <text:p>1442890783.94886</text:p>
          </table:table-cell>
          <table:table-cell table:formula="of:=[.G359]-[.$B359]" office:value-type="float" office:value="0.218400478363037" calcext:value-type="float">
            <text:p>0.2184004784</text:p>
          </table:table-cell>
          <table:table-cell/>
          <table:table-cell office:value-type="float" office:value="1442890783.97995" calcext:value-type="float">
            <text:p>1442890783.97995</text:p>
          </table:table-cell>
          <table:table-cell table:formula="of:=[.J359]-[.$B359]" office:value-type="float" office:value="0.249489545822144" calcext:value-type="float">
            <text:p>0.2494895458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2890783.73989" calcext:value-type="float">
            <text:p>1442890783.73989</text:p>
          </table:table-cell>
          <table:table-cell office:value-type="float" office:value="896" calcext:value-type="float">
            <text:p>896</text:p>
          </table:table-cell>
          <table:table-cell table:formula="of:=[.B360]-[.B$2]" office:value-type="float" office:value="15.293741941452" calcext:value-type="float">
            <text:p>15.2937419415</text:p>
          </table:table-cell>
          <table:table-cell table:formula="of:=[.C360]/([.D360]-[.D359])" office:value-type="float" office:value="95016.5954692557" calcext:value-type="float">
            <text:p>95016.5954692557</text:p>
          </table:table-cell>
          <table:table-cell/>
          <table:table-cell office:value-type="float" office:value="1442890783.94888" calcext:value-type="float">
            <text:p>1442890783.94888</text:p>
          </table:table-cell>
          <table:table-cell table:formula="of:=[.G360]-[.$B360]" office:value-type="float" office:value="0.208991289138794" calcext:value-type="float">
            <text:p>0.2089912891</text:p>
          </table:table-cell>
          <table:table-cell/>
          <table:table-cell office:value-type="float" office:value="1442890783.98304" calcext:value-type="float">
            <text:p>1442890783.98304</text:p>
          </table:table-cell>
          <table:table-cell table:formula="of:=[.J360]-[.$B360]" office:value-type="float" office:value="0.243151664733887" calcext:value-type="float">
            <text:p>0.243151664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2890783.74933" calcext:value-type="float">
            <text:p>1442890783.74933</text:p>
          </table:table-cell>
          <table:table-cell office:value-type="float" office:value="896" calcext:value-type="float">
            <text:p>896</text:p>
          </table:table-cell>
          <table:table-cell table:formula="of:=[.B361]-[.B$2]" office:value-type="float" office:value="15.303183555603" calcext:value-type="float">
            <text:p>15.3031835556</text:p>
          </table:table-cell>
          <table:table-cell table:formula="of:=[.C361]/([.D361]-[.D360])" office:value-type="float" office:value="94899.027398298" calcext:value-type="float">
            <text:p>94899.027398298</text:p>
          </table:table-cell>
          <table:table-cell/>
          <table:table-cell office:value-type="float" office:value="1442890784.02868" calcext:value-type="float">
            <text:p>1442890784.02868</text:p>
          </table:table-cell>
          <table:table-cell table:formula="of:=[.G361]-[.$B361]" office:value-type="float" office:value="0.279349327087402" calcext:value-type="float">
            <text:p>0.2793493271</text:p>
          </table:table-cell>
          <table:table-cell/>
          <table:table-cell office:value-type="float" office:value="1442890784.02888" calcext:value-type="float">
            <text:p>1442890784.02888</text:p>
          </table:table-cell>
          <table:table-cell table:formula="of:=[.J361]-[.$B361]" office:value-type="float" office:value="0.279556274414062" calcext:value-type="float">
            <text:p>0.279556274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2890783.75876" calcext:value-type="float">
            <text:p>1442890783.75876</text:p>
          </table:table-cell>
          <table:table-cell office:value-type="float" office:value="896" calcext:value-type="float">
            <text:p>896</text:p>
          </table:table-cell>
          <table:table-cell table:formula="of:=[.B362]-[.B$2]" office:value-type="float" office:value="15.3126106262207" calcext:value-type="float">
            <text:p>15.3126106262</text:p>
          </table:table-cell>
          <table:table-cell table:formula="of:=[.C362]/([.D362]-[.D361])" office:value-type="float" office:value="95045.4320687911" calcext:value-type="float">
            <text:p>95045.4320687911</text:p>
          </table:table-cell>
          <table:table-cell/>
          <table:table-cell office:value-type="float" office:value="1442890784.02872" calcext:value-type="float">
            <text:p>1442890784.02872</text:p>
          </table:table-cell>
          <table:table-cell table:formula="of:=[.G362]-[.$B362]" office:value-type="float" office:value="0.269967555999756" calcext:value-type="float">
            <text:p>0.269967556</text:p>
          </table:table-cell>
          <table:table-cell/>
          <table:table-cell office:value-type="float" office:value="1442890784.03197" calcext:value-type="float">
            <text:p>1442890784.03197</text:p>
          </table:table-cell>
          <table:table-cell table:formula="of:=[.J362]-[.$B362]" office:value-type="float" office:value="0.273213624954224" calcext:value-type="float">
            <text:p>0.273213625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2890783.76822" calcext:value-type="float">
            <text:p>1442890783.76822</text:p>
          </table:table-cell>
          <table:table-cell office:value-type="float" office:value="896" calcext:value-type="float">
            <text:p>896</text:p>
          </table:table-cell>
          <table:table-cell table:formula="of:=[.B363]-[.B$2]" office:value-type="float" office:value="15.322075843811" calcext:value-type="float">
            <text:p>15.3220758438</text:p>
          </table:table-cell>
          <table:table-cell table:formula="of:=[.C363]/([.D363]-[.D362])" office:value-type="float" office:value="94662.3774307305" calcext:value-type="float">
            <text:p>94662.3774307305</text:p>
          </table:table-cell>
          <table:table-cell/>
          <table:table-cell office:value-type="float" office:value="1442890784.02874" calcext:value-type="float">
            <text:p>1442890784.02874</text:p>
          </table:table-cell>
          <table:table-cell table:formula="of:=[.G363]-[.$B363]" office:value-type="float" office:value="0.260523319244385" calcext:value-type="float">
            <text:p>0.2605233192</text:p>
          </table:table-cell>
          <table:table-cell/>
          <table:table-cell office:value-type="float" office:value="1442890784.0351" calcext:value-type="float">
            <text:p>1442890784.0351</text:p>
          </table:table-cell>
          <table:table-cell table:formula="of:=[.J363]-[.$B363]" office:value-type="float" office:value="0.266878604888916" calcext:value-type="float">
            <text:p>0.266878604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2890783.77762" calcext:value-type="float">
            <text:p>1442890783.77762</text:p>
          </table:table-cell>
          <table:table-cell office:value-type="float" office:value="896" calcext:value-type="float">
            <text:p>896</text:p>
          </table:table-cell>
          <table:table-cell table:formula="of:=[.B364]-[.B$2]" office:value-type="float" office:value="15.3314776420593" calcext:value-type="float">
            <text:p>15.3314776421</text:p>
          </table:table-cell>
          <table:table-cell table:formula="of:=[.C364]/([.D364]-[.D363])" office:value-type="float" office:value="95300.9175838109" calcext:value-type="float">
            <text:p>95300.9175838109</text:p>
          </table:table-cell>
          <table:table-cell/>
          <table:table-cell office:value-type="float" office:value="1442890784.02876" calcext:value-type="float">
            <text:p>1442890784.02876</text:p>
          </table:table-cell>
          <table:table-cell table:formula="of:=[.G364]-[.$B364]" office:value-type="float" office:value="0.251140832901001" calcext:value-type="float">
            <text:p>0.2511408329</text:p>
          </table:table-cell>
          <table:table-cell/>
          <table:table-cell office:value-type="float" office:value="1442890784.03818" calcext:value-type="float">
            <text:p>1442890784.03818</text:p>
          </table:table-cell>
          <table:table-cell table:formula="of:=[.J364]-[.$B364]" office:value-type="float" office:value="0.260560989379883" calcext:value-type="float">
            <text:p>0.260560989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2890783.787" calcext:value-type="float">
            <text:p>1442890783.787</text:p>
          </table:table-cell>
          <table:table-cell office:value-type="float" office:value="896" calcext:value-type="float">
            <text:p>896</text:p>
          </table:table-cell>
          <table:table-cell table:formula="of:=[.B365]-[.B$2]" office:value-type="float" office:value="15.3408589363098" calcext:value-type="float">
            <text:p>15.3408589363</text:p>
          </table:table-cell>
          <table:table-cell table:formula="of:=[.C365]/([.D365]-[.D364])" office:value-type="float" office:value="95509.2097184101" calcext:value-type="float">
            <text:p>95509.2097184101</text:p>
          </table:table-cell>
          <table:table-cell/>
          <table:table-cell office:value-type="float" office:value="1442890784.02878" calcext:value-type="float">
            <text:p>1442890784.02878</text:p>
          </table:table-cell>
          <table:table-cell table:formula="of:=[.G365]-[.$B365]" office:value-type="float" office:value="0.24177885055542" calcext:value-type="float">
            <text:p>0.2417788506</text:p>
          </table:table-cell>
          <table:table-cell/>
          <table:table-cell office:value-type="float" office:value="1442890784.04127" calcext:value-type="float">
            <text:p>1442890784.04127</text:p>
          </table:table-cell>
          <table:table-cell table:formula="of:=[.J365]-[.$B365]" office:value-type="float" office:value="0.254271030426025" calcext:value-type="float">
            <text:p>0.2542710304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2890783.79638" calcext:value-type="float">
            <text:p>1442890783.79638</text:p>
          </table:table-cell>
          <table:table-cell office:value-type="float" office:value="896" calcext:value-type="float">
            <text:p>896</text:p>
          </table:table-cell>
          <table:table-cell table:formula="of:=[.B366]-[.B$2]" office:value-type="float" office:value="15.3502304553986" calcext:value-type="float">
            <text:p>15.3502304554</text:p>
          </table:table-cell>
          <table:table-cell table:formula="of:=[.C366]/([.D366]-[.D365])" office:value-type="float" office:value="95608.8326252321" calcext:value-type="float">
            <text:p>95608.8326252321</text:p>
          </table:table-cell>
          <table:table-cell/>
          <table:table-cell office:value-type="float" office:value="1442890784.0288" calcext:value-type="float">
            <text:p>1442890784.0288</text:p>
          </table:table-cell>
          <table:table-cell table:formula="of:=[.G366]-[.$B366]" office:value-type="float" office:value="0.232425928115845" calcext:value-type="float">
            <text:p>0.2324259281</text:p>
          </table:table-cell>
          <table:table-cell/>
          <table:table-cell office:value-type="float" office:value="1442890784.04438" calcext:value-type="float">
            <text:p>1442890784.04438</text:p>
          </table:table-cell>
          <table:table-cell table:formula="of:=[.J366]-[.$B366]" office:value-type="float" office:value="0.248002767562866" calcext:value-type="float">
            <text:p>0.248002767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2890783.80579" calcext:value-type="float">
            <text:p>1442890783.80579</text:p>
          </table:table-cell>
          <table:table-cell office:value-type="float" office:value="896" calcext:value-type="float">
            <text:p>896</text:p>
          </table:table-cell>
          <table:table-cell table:formula="of:=[.B367]-[.B$2]" office:value-type="float" office:value="15.3596458435059" calcext:value-type="float">
            <text:p>15.3596458435</text:p>
          </table:table-cell>
          <table:table-cell table:formula="of:=[.C367]/([.D367]-[.D366])" office:value-type="float" office:value="95163.3633992555" calcext:value-type="float">
            <text:p>95163.3633992555</text:p>
          </table:table-cell>
          <table:table-cell/>
          <table:table-cell office:value-type="float" office:value="1442890784.02882" calcext:value-type="float">
            <text:p>1442890784.02882</text:p>
          </table:table-cell>
          <table:table-cell table:formula="of:=[.G367]-[.$B367]" office:value-type="float" office:value="0.223029851913452" calcext:value-type="float">
            <text:p>0.2230298519</text:p>
          </table:table-cell>
          <table:table-cell/>
          <table:table-cell office:value-type="float" office:value="1442890784.04745" calcext:value-type="float">
            <text:p>1442890784.04745</text:p>
          </table:table-cell>
          <table:table-cell table:formula="of:=[.J367]-[.$B367]" office:value-type="float" office:value="0.241662740707397" calcext:value-type="float">
            <text:p>0.241662740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2890783.81518" calcext:value-type="float">
            <text:p>1442890783.81518</text:p>
          </table:table-cell>
          <table:table-cell office:value-type="float" office:value="896" calcext:value-type="float">
            <text:p>896</text:p>
          </table:table-cell>
          <table:table-cell table:formula="of:=[.B368]-[.B$2]" office:value-type="float" office:value="15.3690361976624" calcext:value-type="float">
            <text:p>15.3690361977</text:p>
          </table:table-cell>
          <table:table-cell table:formula="of:=[.C368]/([.D368]-[.D367])" office:value-type="float" office:value="95417.0614939319" calcext:value-type="float">
            <text:p>95417.0614939319</text:p>
          </table:table-cell>
          <table:table-cell/>
          <table:table-cell office:value-type="float" office:value="1442890784.02884" calcext:value-type="float">
            <text:p>1442890784.02884</text:p>
          </table:table-cell>
          <table:table-cell table:formula="of:=[.G368]-[.$B368]" office:value-type="float" office:value="0.213658809661865" calcext:value-type="float">
            <text:p>0.2136588097</text:p>
          </table:table-cell>
          <table:table-cell/>
          <table:table-cell office:value-type="float" office:value="1442890784.05056" calcext:value-type="float">
            <text:p>1442890784.05056</text:p>
          </table:table-cell>
          <table:table-cell table:formula="of:=[.J368]-[.$B368]" office:value-type="float" office:value="0.235379457473755" calcext:value-type="float">
            <text:p>0.2353794575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2890783.82455" calcext:value-type="float">
            <text:p>1442890783.82455</text:p>
          </table:table-cell>
          <table:table-cell office:value-type="float" office:value="896" calcext:value-type="float">
            <text:p>896</text:p>
          </table:table-cell>
          <table:table-cell table:formula="of:=[.B369]-[.B$2]" office:value-type="float" office:value="15.3784086704254" calcext:value-type="float">
            <text:p>15.3784086704</text:p>
          </table:table-cell>
          <table:table-cell table:formula="of:=[.C369]/([.D369]-[.D368])" office:value-type="float" office:value="95599.1041693165" calcext:value-type="float">
            <text:p>95599.1041693165</text:p>
          </table:table-cell>
          <table:table-cell/>
          <table:table-cell office:value-type="float" office:value="1442890784.02886" calcext:value-type="float">
            <text:p>1442890784.02886</text:p>
          </table:table-cell>
          <table:table-cell table:formula="of:=[.G369]-[.$B369]" office:value-type="float" office:value="0.204305410385132" calcext:value-type="float">
            <text:p>0.2043054104</text:p>
          </table:table-cell>
          <table:table-cell/>
          <table:table-cell office:value-type="float" office:value="1442890784.05366" calcext:value-type="float">
            <text:p>1442890784.05366</text:p>
          </table:table-cell>
          <table:table-cell table:formula="of:=[.J369]-[.$B369]" office:value-type="float" office:value="0.229109525680542" calcext:value-type="float">
            <text:p>0.2291095257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2890783.83391" calcext:value-type="float">
            <text:p>1442890783.83391</text:p>
          </table:table-cell>
          <table:table-cell office:value-type="float" office:value="896" calcext:value-type="float">
            <text:p>896</text:p>
          </table:table-cell>
          <table:table-cell table:formula="of:=[.B370]-[.B$2]" office:value-type="float" office:value="15.387761592865" calcext:value-type="float">
            <text:p>15.3877615929</text:p>
          </table:table-cell>
          <table:table-cell table:formula="of:=[.C370]/([.D370]-[.D369])" office:value-type="float" office:value="95798.9340538887" calcext:value-type="float">
            <text:p>95798.9340538887</text:p>
          </table:table-cell>
          <table:table-cell/>
          <table:table-cell office:value-type="float" office:value="1442890784.14602" calcext:value-type="float">
            <text:p>1442890784.14602</text:p>
          </table:table-cell>
          <table:table-cell table:formula="of:=[.G370]-[.$B370]" office:value-type="float" office:value="0.312115430831909" calcext:value-type="float">
            <text:p>0.3121154308</text:p>
          </table:table-cell>
          <table:table-cell/>
          <table:table-cell office:value-type="float" office:value="1442890784.14643" calcext:value-type="float">
            <text:p>1442890784.14643</text:p>
          </table:table-cell>
          <table:table-cell table:formula="of:=[.J370]-[.$B370]" office:value-type="float" office:value="0.312519550323486" calcext:value-type="float">
            <text:p>0.3125195503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2890783.84335" calcext:value-type="float">
            <text:p>1442890783.84335</text:p>
          </table:table-cell>
          <table:table-cell office:value-type="float" office:value="896" calcext:value-type="float">
            <text:p>896</text:p>
          </table:table-cell>
          <table:table-cell table:formula="of:=[.B371]-[.B$2]" office:value-type="float" office:value="15.3972063064575" calcext:value-type="float">
            <text:p>15.3972063065</text:p>
          </table:table-cell>
          <table:table-cell table:formula="of:=[.C371]/([.D371]-[.D370])" office:value-type="float" office:value="94867.8846872318" calcext:value-type="float">
            <text:p>94867.8846872318</text:p>
          </table:table-cell>
          <table:table-cell/>
          <table:table-cell office:value-type="float" office:value="1442890784.14608" calcext:value-type="float">
            <text:p>1442890784.14608</text:p>
          </table:table-cell>
          <table:table-cell table:formula="of:=[.G371]-[.$B371]" office:value-type="float" office:value="0.302724838256836" calcext:value-type="float">
            <text:p>0.3027248383</text:p>
          </table:table-cell>
          <table:table-cell/>
          <table:table-cell office:value-type="float" office:value="1442890784.14953" calcext:value-type="float">
            <text:p>1442890784.14953</text:p>
          </table:table-cell>
          <table:table-cell table:formula="of:=[.J371]-[.$B371]" office:value-type="float" office:value="0.306177854537964" calcext:value-type="float">
            <text:p>0.306177854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2890783.85275" calcext:value-type="float">
            <text:p>1442890783.85275</text:p>
          </table:table-cell>
          <table:table-cell office:value-type="float" office:value="896" calcext:value-type="float">
            <text:p>896</text:p>
          </table:table-cell>
          <table:table-cell table:formula="of:=[.B372]-[.B$2]" office:value-type="float" office:value="15.4066045284271" calcext:value-type="float">
            <text:p>15.4066045284</text:p>
          </table:table-cell>
          <table:table-cell table:formula="of:=[.C372]/([.D372]-[.D371])" office:value-type="float" office:value="95337.1821710343" calcext:value-type="float">
            <text:p>95337.1821710343</text:p>
          </table:table-cell>
          <table:table-cell/>
          <table:table-cell office:value-type="float" office:value="1442890784.14614" calcext:value-type="float">
            <text:p>1442890784.14614</text:p>
          </table:table-cell>
          <table:table-cell table:formula="of:=[.G372]-[.$B372]" office:value-type="float" office:value="0.293394327163696" calcext:value-type="float">
            <text:p>0.2933943272</text:p>
          </table:table-cell>
          <table:table-cell/>
          <table:table-cell office:value-type="float" office:value="1442890784.15262" calcext:value-type="float">
            <text:p>1442890784.15262</text:p>
          </table:table-cell>
          <table:table-cell table:formula="of:=[.J372]-[.$B372]" office:value-type="float" office:value="0.299866676330566" calcext:value-type="float">
            <text:p>0.299866676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2890783.86216" calcext:value-type="float">
            <text:p>1442890783.86216</text:p>
          </table:table-cell>
          <table:table-cell office:value-type="float" office:value="896" calcext:value-type="float">
            <text:p>896</text:p>
          </table:table-cell>
          <table:table-cell table:formula="of:=[.B373]-[.B$2]" office:value-type="float" office:value="15.4160108566284" calcext:value-type="float">
            <text:p>15.4160108566</text:p>
          </table:table-cell>
          <table:table-cell table:formula="of:=[.C373]/([.D373]-[.D372])" office:value-type="float" office:value="95255.0220262084" calcext:value-type="float">
            <text:p>95255.0220262084</text:p>
          </table:table-cell>
          <table:table-cell/>
          <table:table-cell office:value-type="float" office:value="1442890784.14617" calcext:value-type="float">
            <text:p>1442890784.14617</text:p>
          </table:table-cell>
          <table:table-cell table:formula="of:=[.G373]-[.$B373]" office:value-type="float" office:value="0.284012794494629" calcext:value-type="float">
            <text:p>0.2840127945</text:p>
          </table:table-cell>
          <table:table-cell/>
          <table:table-cell office:value-type="float" office:value="1442890784.15571" calcext:value-type="float">
            <text:p>1442890784.15571</text:p>
          </table:table-cell>
          <table:table-cell table:formula="of:=[.J373]-[.$B373]" office:value-type="float" office:value="0.293556451797485" calcext:value-type="float">
            <text:p>0.2935564518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2890783.87154" calcext:value-type="float">
            <text:p>1442890783.87154</text:p>
          </table:table-cell>
          <table:table-cell office:value-type="float" office:value="896" calcext:value-type="float">
            <text:p>896</text:p>
          </table:table-cell>
          <table:table-cell table:formula="of:=[.B374]-[.B$2]" office:value-type="float" office:value="15.4253973960876" calcext:value-type="float">
            <text:p>15.4253973961</text:p>
          </table:table-cell>
          <table:table-cell table:formula="of:=[.C374]/([.D374]-[.D373])" office:value-type="float" office:value="95455.8390652781" calcext:value-type="float">
            <text:p>95455.8390652781</text:p>
          </table:table-cell>
          <table:table-cell/>
          <table:table-cell office:value-type="float" office:value="1442890784.14619" calcext:value-type="float">
            <text:p>1442890784.14619</text:p>
          </table:table-cell>
          <table:table-cell table:formula="of:=[.G374]-[.$B374]" office:value-type="float" office:value="0.274645328521729" calcext:value-type="float">
            <text:p>0.2746453285</text:p>
          </table:table-cell>
          <table:table-cell/>
          <table:table-cell office:value-type="float" office:value="1442890784.15883" calcext:value-type="float">
            <text:p>1442890784.15883</text:p>
          </table:table-cell>
          <table:table-cell table:formula="of:=[.J374]-[.$B374]" office:value-type="float" office:value="0.287284135818481" calcext:value-type="float">
            <text:p>0.2872841358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2890783.88094" calcext:value-type="float">
            <text:p>1442890783.88094</text:p>
          </table:table-cell>
          <table:table-cell office:value-type="float" office:value="896" calcext:value-type="float">
            <text:p>896</text:p>
          </table:table-cell>
          <table:table-cell table:formula="of:=[.B375]-[.B$2]" office:value-type="float" office:value="15.43479347229" calcext:value-type="float">
            <text:p>15.4347934723</text:p>
          </table:table-cell>
          <table:table-cell table:formula="of:=[.C375]/([.D375]-[.D374])" office:value-type="float" office:value="95358.9541740675" calcext:value-type="float">
            <text:p>95358.9541740675</text:p>
          </table:table-cell>
          <table:table-cell/>
          <table:table-cell office:value-type="float" office:value="1442890784.14624" calcext:value-type="float">
            <text:p>1442890784.14624</text:p>
          </table:table-cell>
          <table:table-cell table:formula="of:=[.G375]-[.$B375]" office:value-type="float" office:value="0.265299320220947" calcext:value-type="float">
            <text:p>0.2652993202</text:p>
          </table:table-cell>
          <table:table-cell/>
          <table:table-cell office:value-type="float" office:value="1442890784.16193" calcext:value-type="float">
            <text:p>1442890784.16193</text:p>
          </table:table-cell>
          <table:table-cell table:formula="of:=[.J375]-[.$B375]" office:value-type="float" office:value="0.280990600585937" calcext:value-type="float">
            <text:p>0.280990600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2890783.89035" calcext:value-type="float">
            <text:p>1442890783.89035</text:p>
          </table:table-cell>
          <table:table-cell office:value-type="float" office:value="896" calcext:value-type="float">
            <text:p>896</text:p>
          </table:table-cell>
          <table:table-cell table:formula="of:=[.B376]-[.B$2]" office:value-type="float" office:value="15.4442007541657" calcext:value-type="float">
            <text:p>15.4442007542</text:p>
          </table:table-cell>
          <table:table-cell table:formula="of:=[.C376]/([.D376]-[.D375])" office:value-type="float" office:value="95245.3654357909" calcext:value-type="float">
            <text:p>95245.3654357909</text:p>
          </table:table-cell>
          <table:table-cell/>
          <table:table-cell office:value-type="float" office:value="1442890784.14628" calcext:value-type="float">
            <text:p>1442890784.14628</text:p>
          </table:table-cell>
          <table:table-cell table:formula="of:=[.G376]-[.$B376]" office:value-type="float" office:value="0.255933523178101" calcext:value-type="float">
            <text:p>0.2559335232</text:p>
          </table:table-cell>
          <table:table-cell/>
          <table:table-cell office:value-type="float" office:value="1442890784.16503" calcext:value-type="float">
            <text:p>1442890784.16503</text:p>
          </table:table-cell>
          <table:table-cell table:formula="of:=[.J376]-[.$B376]" office:value-type="float" office:value="0.274681806564331" calcext:value-type="float">
            <text:p>0.2746818066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2890783.89973" calcext:value-type="float">
            <text:p>1442890783.89973</text:p>
          </table:table-cell>
          <table:table-cell office:value-type="float" office:value="896" calcext:value-type="float">
            <text:p>896</text:p>
          </table:table-cell>
          <table:table-cell table:formula="of:=[.B377]-[.B$2]" office:value-type="float" office:value="15.453586101532" calcext:value-type="float">
            <text:p>15.4535861015</text:p>
          </table:table-cell>
          <table:table-cell table:formula="of:=[.C377]/([.D377]-[.D376])" office:value-type="float" office:value="95467.9635208942" calcext:value-type="float">
            <text:p>95467.9635208942</text:p>
          </table:table-cell>
          <table:table-cell/>
          <table:table-cell office:value-type="float" office:value="1442890784.1463" calcext:value-type="float">
            <text:p>1442890784.1463</text:p>
          </table:table-cell>
          <table:table-cell table:formula="of:=[.G377]-[.$B377]" office:value-type="float" office:value="0.246572494506836" calcext:value-type="float">
            <text:p>0.2465724945</text:p>
          </table:table-cell>
          <table:table-cell/>
          <table:table-cell office:value-type="float" office:value="1442890784.16813" calcext:value-type="float">
            <text:p>1442890784.16813</text:p>
          </table:table-cell>
          <table:table-cell table:formula="of:=[.J377]-[.$B377]" office:value-type="float" office:value="0.268396615982056" calcext:value-type="float">
            <text:p>0.268396616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2890783.90914" calcext:value-type="float">
            <text:p>1442890783.90914</text:p>
          </table:table-cell>
          <table:table-cell office:value-type="float" office:value="896" calcext:value-type="float">
            <text:p>896</text:p>
          </table:table-cell>
          <table:table-cell table:formula="of:=[.B378]-[.B$2]" office:value-type="float" office:value="15.4629929065704" calcext:value-type="float">
            <text:p>15.4629929066</text:p>
          </table:table-cell>
          <table:table-cell table:formula="of:=[.C378]/([.D378]-[.D377])" office:value-type="float" office:value="95250.1934862502" calcext:value-type="float">
            <text:p>95250.1934862502</text:p>
          </table:table-cell>
          <table:table-cell/>
          <table:table-cell office:value-type="float" office:value="1442890784.14633" calcext:value-type="float">
            <text:p>1442890784.14633</text:p>
          </table:table-cell>
          <table:table-cell table:formula="of:=[.G378]-[.$B378]" office:value-type="float" office:value="0.23718786239624" calcext:value-type="float">
            <text:p>0.2371878624</text:p>
          </table:table-cell>
          <table:table-cell/>
          <table:table-cell office:value-type="float" office:value="1442890784.17123" calcext:value-type="float">
            <text:p>1442890784.17123</text:p>
          </table:table-cell>
          <table:table-cell table:formula="of:=[.J378]-[.$B378]" office:value-type="float" office:value="0.262091398239136" calcext:value-type="float">
            <text:p>0.2620913982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2890783.91853" calcext:value-type="float">
            <text:p>1442890783.91853</text:p>
          </table:table-cell>
          <table:table-cell office:value-type="float" office:value="896" calcext:value-type="float">
            <text:p>896</text:p>
          </table:table-cell>
          <table:table-cell table:formula="of:=[.B379]-[.B$2]" office:value-type="float" office:value="15.4723858833313" calcext:value-type="float">
            <text:p>15.4723858833</text:p>
          </table:table-cell>
          <table:table-cell table:formula="of:=[.C379]/([.D379]-[.D378])" office:value-type="float" office:value="95390.420184278" calcext:value-type="float">
            <text:p>95390.420184278</text:p>
          </table:table-cell>
          <table:table-cell/>
          <table:table-cell office:value-type="float" office:value="1442890784.14635" calcext:value-type="float">
            <text:p>1442890784.14635</text:p>
          </table:table-cell>
          <table:table-cell table:formula="of:=[.G379]-[.$B379]" office:value-type="float" office:value="0.227817058563232" calcext:value-type="float">
            <text:p>0.2278170586</text:p>
          </table:table-cell>
          <table:table-cell/>
          <table:table-cell office:value-type="float" office:value="1442890784.17435" calcext:value-type="float">
            <text:p>1442890784.17435</text:p>
          </table:table-cell>
          <table:table-cell table:formula="of:=[.J379]-[.$B379]" office:value-type="float" office:value="0.255820512771606" calcext:value-type="float">
            <text:p>0.255820512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2890783.92799" calcext:value-type="float">
            <text:p>1442890783.92799</text:p>
          </table:table-cell>
          <table:table-cell office:value-type="float" office:value="896" calcext:value-type="float">
            <text:p>896</text:p>
          </table:table-cell>
          <table:table-cell table:formula="of:=[.B380]-[.B$2]" office:value-type="float" office:value="15.481849193573" calcext:value-type="float">
            <text:p>15.4818491936</text:p>
          </table:table-cell>
          <table:table-cell table:formula="of:=[.C380]/([.D380]-[.D379])" office:value-type="float" office:value="94681.4568174947" calcext:value-type="float">
            <text:p>94681.4568174947</text:p>
          </table:table-cell>
          <table:table-cell/>
          <table:table-cell office:value-type="float" office:value="1442890784.14637" calcext:value-type="float">
            <text:p>1442890784.14637</text:p>
          </table:table-cell>
          <table:table-cell table:formula="of:=[.G380]-[.$B380]" office:value-type="float" office:value="0.218376874923706" calcext:value-type="float">
            <text:p>0.2183768749</text:p>
          </table:table-cell>
          <table:table-cell/>
          <table:table-cell office:value-type="float" office:value="1442890784.17745" calcext:value-type="float">
            <text:p>1442890784.17745</text:p>
          </table:table-cell>
          <table:table-cell table:formula="of:=[.J380]-[.$B380]" office:value-type="float" office:value="0.24945592880249" calcext:value-type="float">
            <text:p>0.2494559288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2890783.93744" calcext:value-type="float">
            <text:p>1442890783.93744</text:p>
          </table:table-cell>
          <table:table-cell office:value-type="float" office:value="896" calcext:value-type="float">
            <text:p>896</text:p>
          </table:table-cell>
          <table:table-cell table:formula="of:=[.B381]-[.B$2]" office:value-type="float" office:value="15.4912927150726" calcext:value-type="float">
            <text:p>15.4912927151</text:p>
          </table:table-cell>
          <table:table-cell table:formula="of:=[.C381]/([.D381]-[.D380])" office:value-type="float" office:value="94879.8602337853" calcext:value-type="float">
            <text:p>94879.8602337853</text:p>
          </table:table-cell>
          <table:table-cell/>
          <table:table-cell office:value-type="float" office:value="1442890784.14639" calcext:value-type="float">
            <text:p>1442890784.14639</text:p>
          </table:table-cell>
          <table:table-cell table:formula="of:=[.G381]-[.$B381]" office:value-type="float" office:value="0.208955526351929" calcext:value-type="float">
            <text:p>0.2089555264</text:p>
          </table:table-cell>
          <table:table-cell/>
          <table:table-cell office:value-type="float" office:value="1442890784.18055" calcext:value-type="float">
            <text:p>1442890784.18055</text:p>
          </table:table-cell>
          <table:table-cell table:formula="of:=[.J381]-[.$B381]" office:value-type="float" office:value="0.243113994598389" calcext:value-type="float">
            <text:p>0.2431139946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2890783.94685" calcext:value-type="float">
            <text:p>1442890783.94685</text:p>
          </table:table-cell>
          <table:table-cell office:value-type="float" office:value="896" calcext:value-type="float">
            <text:p>896</text:p>
          </table:table-cell>
          <table:table-cell table:formula="of:=[.B382]-[.B$2]" office:value-type="float" office:value="15.5007014274597" calcext:value-type="float">
            <text:p>15.5007014275</text:p>
          </table:table-cell>
          <table:table-cell table:formula="of:=[.C382]/([.D382]-[.D381])" office:value-type="float" office:value="95230.8842206624" calcext:value-type="float">
            <text:p>95230.8842206624</text:p>
          </table:table-cell>
          <table:table-cell/>
          <table:table-cell office:value-type="float" office:value="1442890784.22959" calcext:value-type="float">
            <text:p>1442890784.22959</text:p>
          </table:table-cell>
          <table:table-cell table:formula="of:=[.G382]-[.$B382]" office:value-type="float" office:value="0.282740354537964" calcext:value-type="float">
            <text:p>0.2827403545</text:p>
          </table:table-cell>
          <table:table-cell/>
          <table:table-cell office:value-type="float" office:value="1442890784.23008" calcext:value-type="float">
            <text:p>1442890784.23008</text:p>
          </table:table-cell>
          <table:table-cell table:formula="of:=[.J382]-[.$B382]" office:value-type="float" office:value="0.283236980438232" calcext:value-type="float">
            <text:p>0.2832369804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2890783.95625" calcext:value-type="float">
            <text:p>1442890783.95625</text:p>
          </table:table-cell>
          <table:table-cell office:value-type="float" office:value="896" calcext:value-type="float">
            <text:p>896</text:p>
          </table:table-cell>
          <table:table-cell table:formula="of:=[.B383]-[.B$2]" office:value-type="float" office:value="15.5101008415222" calcext:value-type="float">
            <text:p>15.5101008415</text:p>
          </table:table-cell>
          <table:table-cell table:formula="of:=[.C383]/([.D383]-[.D382])" office:value-type="float" office:value="95325.0909090909" calcext:value-type="float">
            <text:p>95325.0909090909</text:p>
          </table:table-cell>
          <table:table-cell/>
          <table:table-cell office:value-type="float" office:value="1442890784.22968" calcext:value-type="float">
            <text:p>1442890784.22968</text:p>
          </table:table-cell>
          <table:table-cell table:formula="of:=[.G383]-[.$B383]" office:value-type="float" office:value="0.27342963218689" calcext:value-type="float">
            <text:p>0.2734296322</text:p>
          </table:table-cell>
          <table:table-cell/>
          <table:table-cell office:value-type="float" office:value="1442890784.23317" calcext:value-type="float">
            <text:p>1442890784.23317</text:p>
          </table:table-cell>
          <table:table-cell table:formula="of:=[.J383]-[.$B383]" office:value-type="float" office:value="0.276925325393677" calcext:value-type="float">
            <text:p>0.2769253254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2890783.96563" calcext:value-type="float">
            <text:p>1442890783.96563</text:p>
          </table:table-cell>
          <table:table-cell office:value-type="float" office:value="896" calcext:value-type="float">
            <text:p>896</text:p>
          </table:table-cell>
          <table:table-cell table:formula="of:=[.B384]-[.B$2]" office:value-type="float" office:value="15.5194880962372" calcext:value-type="float">
            <text:p>15.5194880962</text:p>
          </table:table-cell>
          <table:table-cell table:formula="of:=[.C384]/([.D384]-[.D383])" office:value-type="float" office:value="95448.5658700125" calcext:value-type="float">
            <text:p>95448.5658700125</text:p>
          </table:table-cell>
          <table:table-cell/>
          <table:table-cell office:value-type="float" office:value="1442890784.22974" calcext:value-type="float">
            <text:p>1442890784.22974</text:p>
          </table:table-cell>
          <table:table-cell table:formula="of:=[.G384]-[.$B384]" office:value-type="float" office:value="0.264104127883911" calcext:value-type="float">
            <text:p>0.2641041279</text:p>
          </table:table-cell>
          <table:table-cell/>
          <table:table-cell office:value-type="float" office:value="1442890784.23628" calcext:value-type="float">
            <text:p>1442890784.23628</text:p>
          </table:table-cell>
          <table:table-cell table:formula="of:=[.J384]-[.$B384]" office:value-type="float" office:value="0.27064323425293" calcext:value-type="float">
            <text:p>0.2706432343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2890783.97502" calcext:value-type="float">
            <text:p>1442890783.97502</text:p>
          </table:table-cell>
          <table:table-cell office:value-type="float" office:value="896" calcext:value-type="float">
            <text:p>896</text:p>
          </table:table-cell>
          <table:table-cell table:formula="of:=[.B385]-[.B$2]" office:value-type="float" office:value="15.5288784503937" calcext:value-type="float">
            <text:p>15.5288784504</text:p>
          </table:table-cell>
          <table:table-cell table:formula="of:=[.C385]/([.D385]-[.D384])" office:value-type="float" office:value="95417.0614939319" calcext:value-type="float">
            <text:p>95417.0614939319</text:p>
          </table:table-cell>
          <table:table-cell/>
          <table:table-cell office:value-type="float" office:value="1442890784.22978" calcext:value-type="float">
            <text:p>1442890784.22978</text:p>
          </table:table-cell>
          <table:table-cell table:formula="of:=[.G385]-[.$B385]" office:value-type="float" office:value="0.254761934280395" calcext:value-type="float">
            <text:p>0.2547619343</text:p>
          </table:table-cell>
          <table:table-cell/>
          <table:table-cell office:value-type="float" office:value="1442890784.23938" calcext:value-type="float">
            <text:p>1442890784.23938</text:p>
          </table:table-cell>
          <table:table-cell table:formula="of:=[.J385]-[.$B385]" office:value-type="float" office:value="0.264354467391968" calcext:value-type="float">
            <text:p>0.26435446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2890783.9844" calcext:value-type="float">
            <text:p>1442890783.9844</text:p>
          </table:table-cell>
          <table:table-cell office:value-type="float" office:value="896" calcext:value-type="float">
            <text:p>896</text:p>
          </table:table-cell>
          <table:table-cell table:formula="of:=[.B386]-[.B$2]" office:value-type="float" office:value="15.5382566452026" calcext:value-type="float">
            <text:p>15.5382566452</text:p>
          </table:table-cell>
          <table:table-cell table:formula="of:=[.C386]/([.D386]-[.D385])" office:value-type="float" office:value="95540.7749841108" calcext:value-type="float">
            <text:p>95540.7749841108</text:p>
          </table:table-cell>
          <table:table-cell/>
          <table:table-cell office:value-type="float" office:value="1442890784.22984" calcext:value-type="float">
            <text:p>1442890784.22984</text:p>
          </table:table-cell>
          <table:table-cell table:formula="of:=[.G386]-[.$B386]" office:value-type="float" office:value="0.245438098907471" calcext:value-type="float">
            <text:p>0.2454380989</text:p>
          </table:table-cell>
          <table:table-cell/>
          <table:table-cell office:value-type="float" office:value="1442890784.24247" calcext:value-type="float">
            <text:p>1442890784.24247</text:p>
          </table:table-cell>
          <table:table-cell table:formula="of:=[.J386]-[.$B386]" office:value-type="float" office:value="0.258067607879639" calcext:value-type="float">
            <text:p>0.2580676079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2890783.99383" calcext:value-type="float">
            <text:p>1442890783.99383</text:p>
          </table:table-cell>
          <table:table-cell office:value-type="float" office:value="896" calcext:value-type="float">
            <text:p>896</text:p>
          </table:table-cell>
          <table:table-cell table:formula="of:=[.B387]-[.B$2]" office:value-type="float" office:value="15.5476825237274" calcext:value-type="float">
            <text:p>15.5476825237</text:p>
          </table:table-cell>
          <table:table-cell table:formula="of:=[.C387]/([.D387]-[.D386])" office:value-type="float" office:value="95057.4524851398" calcext:value-type="float">
            <text:p>95057.4524851398</text:p>
          </table:table-cell>
          <table:table-cell/>
          <table:table-cell office:value-type="float" office:value="1442890784.22989" calcext:value-type="float">
            <text:p>1442890784.22989</text:p>
          </table:table-cell>
          <table:table-cell table:formula="of:=[.G387]-[.$B387]" office:value-type="float" office:value="0.236061811447144" calcext:value-type="float">
            <text:p>0.2360618114</text:p>
          </table:table-cell>
          <table:table-cell/>
          <table:table-cell office:value-type="float" office:value="1442890784.24557" calcext:value-type="float">
            <text:p>1442890784.24557</text:p>
          </table:table-cell>
          <table:table-cell table:formula="of:=[.J387]-[.$B387]" office:value-type="float" office:value="0.251743316650391" calcext:value-type="float">
            <text:p>0.251743316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2890784.00333" calcext:value-type="float">
            <text:p>1442890784.00333</text:p>
          </table:table-cell>
          <table:table-cell office:value-type="float" office:value="896" calcext:value-type="float">
            <text:p>896</text:p>
          </table:table-cell>
          <table:table-cell table:formula="of:=[.B388]-[.B$2]" office:value-type="float" office:value="15.5571875572205" calcext:value-type="float">
            <text:p>15.5571875572</text:p>
          </table:table-cell>
          <table:table-cell table:formula="of:=[.C388]/([.D388]-[.D387])" office:value-type="float" office:value="94265.8435297364" calcext:value-type="float">
            <text:p>94265.8435297364</text:p>
          </table:table-cell>
          <table:table-cell/>
          <table:table-cell office:value-type="float" office:value="1442890784.22994" calcext:value-type="float">
            <text:p>1442890784.22994</text:p>
          </table:table-cell>
          <table:table-cell table:formula="of:=[.G388]-[.$B388]" office:value-type="float" office:value="0.226604700088501" calcext:value-type="float">
            <text:p>0.2266047001</text:p>
          </table:table-cell>
          <table:table-cell/>
          <table:table-cell office:value-type="float" office:value="1442890784.24867" calcext:value-type="float">
            <text:p>1442890784.24867</text:p>
          </table:table-cell>
          <table:table-cell table:formula="of:=[.J388]-[.$B388]" office:value-type="float" office:value="0.245342493057251" calcext:value-type="float">
            <text:p>0.245342493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2890784.01284" calcext:value-type="float">
            <text:p>1442890784.01284</text:p>
          </table:table-cell>
          <table:table-cell office:value-type="float" office:value="896" calcext:value-type="float">
            <text:p>896</text:p>
          </table:table-cell>
          <table:table-cell table:formula="of:=[.B389]-[.B$2]" office:value-type="float" office:value="15.5666999816895" calcext:value-type="float">
            <text:p>15.5666999817</text:p>
          </table:table-cell>
          <table:table-cell table:formula="of:=[.C389]/([.D389]-[.D388])" office:value-type="float" office:value="94192.6007318663" calcext:value-type="float">
            <text:p>94192.6007318663</text:p>
          </table:table-cell>
          <table:table-cell/>
          <table:table-cell office:value-type="float" office:value="1442890784.22999" calcext:value-type="float">
            <text:p>1442890784.22999</text:p>
          </table:table-cell>
          <table:table-cell table:formula="of:=[.G389]-[.$B389]" office:value-type="float" office:value="0.217141628265381" calcext:value-type="float">
            <text:p>0.2171416283</text:p>
          </table:table-cell>
          <table:table-cell/>
          <table:table-cell office:value-type="float" office:value="1442890784.25178" calcext:value-type="float">
            <text:p>1442890784.25178</text:p>
          </table:table-cell>
          <table:table-cell table:formula="of:=[.J389]-[.$B389]" office:value-type="float" office:value="0.238931894302368" calcext:value-type="float">
            <text:p>0.238931894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2890784.02226" calcext:value-type="float">
            <text:p>1442890784.02226</text:p>
          </table:table-cell>
          <table:table-cell office:value-type="float" office:value="896" calcext:value-type="float">
            <text:p>896</text:p>
          </table:table-cell>
          <table:table-cell table:formula="of:=[.B390]-[.B$2]" office:value-type="float" office:value="15.576112985611" calcext:value-type="float">
            <text:p>15.5761129856</text:p>
          </table:table-cell>
          <table:table-cell table:formula="of:=[.C390]/([.D390]-[.D389])" office:value-type="float" office:value="95187.4669841189" calcext:value-type="float">
            <text:p>95187.4669841189</text:p>
          </table:table-cell>
          <table:table-cell/>
          <table:table-cell office:value-type="float" office:value="1442890784.23004" calcext:value-type="float">
            <text:p>1442890784.23004</text:p>
          </table:table-cell>
          <table:table-cell table:formula="of:=[.G390]-[.$B390]" office:value-type="float" office:value="0.207778692245483" calcext:value-type="float">
            <text:p>0.2077786922</text:p>
          </table:table-cell>
          <table:table-cell/>
          <table:table-cell office:value-type="float" office:value="1442890784.25485" calcext:value-type="float">
            <text:p>1442890784.25485</text:p>
          </table:table-cell>
          <table:table-cell table:formula="of:=[.J390]-[.$B390]" office:value-type="float" office:value="0.232593297958374" calcext:value-type="float">
            <text:p>0.232593298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2890784.03174" calcext:value-type="float">
            <text:p>1442890784.03174</text:p>
          </table:table-cell>
          <table:table-cell office:value-type="float" office:value="896" calcext:value-type="float">
            <text:p>896</text:p>
          </table:table-cell>
          <table:table-cell table:formula="of:=[.B391]-[.B$2]" office:value-type="float" office:value="15.5856003761292" calcext:value-type="float">
            <text:p>15.5856003761</text:p>
          </table:table-cell>
          <table:table-cell table:formula="of:=[.C391]/([.D391]-[.D390])" office:value-type="float" office:value="94441.1425125022" calcext:value-type="float">
            <text:p>94441.1425125022</text:p>
          </table:table-cell>
          <table:table-cell/>
          <table:table-cell office:value-type="float" office:value="1442890784.34424" calcext:value-type="float">
            <text:p>1442890784.34424</text:p>
          </table:table-cell>
          <table:table-cell table:formula="of:=[.G391]-[.$B391]" office:value-type="float" office:value="0.312496662139893" calcext:value-type="float">
            <text:p>0.3124966621</text:p>
          </table:table-cell>
          <table:table-cell/>
          <table:table-cell office:value-type="float" office:value="1442890784.34447" calcext:value-type="float">
            <text:p>1442890784.34447</text:p>
          </table:table-cell>
          <table:table-cell table:formula="of:=[.J391]-[.$B391]" office:value-type="float" office:value="0.312723875045776" calcext:value-type="float">
            <text:p>0.312723875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2890784.04124" calcext:value-type="float">
            <text:p>1442890784.04124</text:p>
          </table:table-cell>
          <table:table-cell office:value-type="float" office:value="896" calcext:value-type="float">
            <text:p>896</text:p>
          </table:table-cell>
          <table:table-cell table:formula="of:=[.B392]-[.B$2]" office:value-type="float" office:value="15.5950934886932" calcext:value-type="float">
            <text:p>15.5950934887</text:p>
          </table:table-cell>
          <table:table-cell table:formula="of:=[.C392]/([.D392]-[.D391])" office:value-type="float" office:value="94384.2173945802" calcext:value-type="float">
            <text:p>94384.2173945802</text:p>
          </table:table-cell>
          <table:table-cell/>
          <table:table-cell office:value-type="float" office:value="1442890784.34428" calcext:value-type="float">
            <text:p>1442890784.34428</text:p>
          </table:table-cell>
          <table:table-cell table:formula="of:=[.G392]-[.$B392]" office:value-type="float" office:value="0.303040742874145" calcext:value-type="float">
            <text:p>0.3030407429</text:p>
          </table:table-cell>
          <table:table-cell/>
          <table:table-cell office:value-type="float" office:value="1442890784.34758" calcext:value-type="float">
            <text:p>1442890784.34758</text:p>
          </table:table-cell>
          <table:table-cell table:formula="of:=[.J392]-[.$B392]" office:value-type="float" office:value="0.306341409683228" calcext:value-type="float">
            <text:p>0.3063414097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2890784.05072" calcext:value-type="float">
            <text:p>1442890784.05072</text:p>
          </table:table-cell>
          <table:table-cell office:value-type="float" office:value="896" calcext:value-type="float">
            <text:p>896</text:p>
          </table:table-cell>
          <table:table-cell table:formula="of:=[.B393]-[.B$2]" office:value-type="float" office:value="15.6045801639557" calcext:value-type="float">
            <text:p>15.604580164</text:p>
          </table:table-cell>
          <table:table-cell table:formula="of:=[.C393]/([.D393]-[.D392])" office:value-type="float" office:value="94448.2629806484" calcext:value-type="float">
            <text:p>94448.2629806484</text:p>
          </table:table-cell>
          <table:table-cell/>
          <table:table-cell office:value-type="float" office:value="1442890784.3443" calcext:value-type="float">
            <text:p>1442890784.3443</text:p>
          </table:table-cell>
          <table:table-cell table:formula="of:=[.G393]-[.$B393]" office:value-type="float" office:value="0.293572187423706" calcext:value-type="float">
            <text:p>0.2935721874</text:p>
          </table:table-cell>
          <table:table-cell/>
          <table:table-cell office:value-type="float" office:value="1442890784.35067" calcext:value-type="float">
            <text:p>1442890784.35067</text:p>
          </table:table-cell>
          <table:table-cell table:formula="of:=[.J393]-[.$B393]" office:value-type="float" office:value="0.299941062927246" calcext:value-type="float">
            <text:p>0.299941062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2890784.06022" calcext:value-type="float">
            <text:p>1442890784.06022</text:p>
          </table:table-cell>
          <table:table-cell office:value-type="float" office:value="896" calcext:value-type="float">
            <text:p>896</text:p>
          </table:table-cell>
          <table:table-cell table:formula="of:=[.B394]-[.B$2]" office:value-type="float" office:value="15.6140768527985" calcext:value-type="float">
            <text:p>15.6140768528</text:p>
          </table:table-cell>
          <table:table-cell table:formula="of:=[.C394]/([.D394]-[.D393])" office:value-type="float" office:value="94348.6740309299" calcext:value-type="float">
            <text:p>94348.6740309299</text:p>
          </table:table-cell>
          <table:table-cell/>
          <table:table-cell office:value-type="float" office:value="1442890784.34431" calcext:value-type="float">
            <text:p>1442890784.34431</text:p>
          </table:table-cell>
          <table:table-cell table:formula="of:=[.G394]-[.$B394]" office:value-type="float" office:value="0.284091949462891" calcext:value-type="float">
            <text:p>0.2840919495</text:p>
          </table:table-cell>
          <table:table-cell/>
          <table:table-cell office:value-type="float" office:value="1442890784.35376" calcext:value-type="float">
            <text:p>1442890784.35376</text:p>
          </table:table-cell>
          <table:table-cell table:formula="of:=[.J394]-[.$B394]" office:value-type="float" office:value="0.293538570404053" calcext:value-type="float">
            <text:p>0.2935385704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2890784.06967" calcext:value-type="float">
            <text:p>1442890784.06967</text:p>
          </table:table-cell>
          <table:table-cell office:value-type="float" office:value="896" calcext:value-type="float">
            <text:p>896</text:p>
          </table:table-cell>
          <table:table-cell table:formula="of:=[.B395]-[.B$2]" office:value-type="float" office:value="15.6235289573669" calcext:value-type="float">
            <text:p>15.6235289574</text:p>
          </table:table-cell>
          <table:table-cell table:formula="of:=[.C395]/([.D395]-[.D394])" office:value-type="float" office:value="94793.7037205196" calcext:value-type="float">
            <text:p>94793.7037205196</text:p>
          </table:table-cell>
          <table:table-cell/>
          <table:table-cell office:value-type="float" office:value="1442890784.34433" calcext:value-type="float">
            <text:p>1442890784.34433</text:p>
          </table:table-cell>
          <table:table-cell table:formula="of:=[.G395]-[.$B395]" office:value-type="float" office:value="0.274656534194946" calcext:value-type="float">
            <text:p>0.2746565342</text:p>
          </table:table-cell>
          <table:table-cell/>
          <table:table-cell office:value-type="float" office:value="1442890784.35685" calcext:value-type="float">
            <text:p>1442890784.35685</text:p>
          </table:table-cell>
          <table:table-cell table:formula="of:=[.J395]-[.$B395]" office:value-type="float" office:value="0.287178039550781" calcext:value-type="float">
            <text:p>0.2871780396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2890784.07918" calcext:value-type="float">
            <text:p>1442890784.07918</text:p>
          </table:table-cell>
          <table:table-cell office:value-type="float" office:value="896" calcext:value-type="float">
            <text:p>896</text:p>
          </table:table-cell>
          <table:table-cell table:formula="of:=[.B396]-[.B$2]" office:value-type="float" office:value="15.633040189743" calcext:value-type="float">
            <text:p>15.6330401897</text:p>
          </table:table-cell>
          <table:table-cell table:formula="of:=[.C396]/([.D396]-[.D395])" office:value-type="float" office:value="94204.4063870855" calcext:value-type="float">
            <text:p>94204.4063870855</text:p>
          </table:table-cell>
          <table:table-cell/>
          <table:table-cell office:value-type="float" office:value="1442890784.34435" calcext:value-type="float">
            <text:p>1442890784.34435</text:p>
          </table:table-cell>
          <table:table-cell table:formula="of:=[.G396]-[.$B396]" office:value-type="float" office:value="0.265161752700806" calcext:value-type="float">
            <text:p>0.2651617527</text:p>
          </table:table-cell>
          <table:table-cell/>
          <table:table-cell office:value-type="float" office:value="1442890784.35995" calcext:value-type="float">
            <text:p>1442890784.35995</text:p>
          </table:table-cell>
          <table:table-cell table:formula="of:=[.J396]-[.$B396]" office:value-type="float" office:value="0.280761003494263" calcext:value-type="float">
            <text:p>0.2807610035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2890784.08864" calcext:value-type="float">
            <text:p>1442890784.08864</text:p>
          </table:table-cell>
          <table:table-cell office:value-type="float" office:value="896" calcext:value-type="float">
            <text:p>896</text:p>
          </table:table-cell>
          <table:table-cell table:formula="of:=[.B397]-[.B$2]" office:value-type="float" office:value="15.6424963474274" calcext:value-type="float">
            <text:p>15.6424963474</text:p>
          </table:table-cell>
          <table:table-cell table:formula="of:=[.C397]/([.D397]-[.D396])" office:value-type="float" office:value="94753.0730674197" calcext:value-type="float">
            <text:p>94753.0730674197</text:p>
          </table:table-cell>
          <table:table-cell/>
          <table:table-cell office:value-type="float" office:value="1442890784.34436" calcext:value-type="float">
            <text:p>1442890784.34436</text:p>
          </table:table-cell>
          <table:table-cell table:formula="of:=[.G397]-[.$B397]" office:value-type="float" office:value="0.255722284317017" calcext:value-type="float">
            <text:p>0.2557222843</text:p>
          </table:table-cell>
          <table:table-cell/>
          <table:table-cell office:value-type="float" office:value="1442890784.36304" calcext:value-type="float">
            <text:p>1442890784.36304</text:p>
          </table:table-cell>
          <table:table-cell table:formula="of:=[.J397]-[.$B397]" office:value-type="float" office:value="0.274402141571045" calcext:value-type="float">
            <text:p>0.274402141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2890784.09808" calcext:value-type="float">
            <text:p>1442890784.09808</text:p>
          </table:table-cell>
          <table:table-cell office:value-type="float" office:value="896" calcext:value-type="float">
            <text:p>896</text:p>
          </table:table-cell>
          <table:table-cell table:formula="of:=[.B398]-[.B$2]" office:value-type="float" office:value="15.6519386768341" calcext:value-type="float">
            <text:p>15.6519386768</text:p>
          </table:table-cell>
          <table:table-cell table:formula="of:=[.C398]/([.D398]-[.D397])" office:value-type="float" office:value="94891.8388041612" calcext:value-type="float">
            <text:p>94891.8388041612</text:p>
          </table:table-cell>
          <table:table-cell/>
          <table:table-cell office:value-type="float" office:value="1442890784.34438" calcext:value-type="float">
            <text:p>1442890784.34438</text:p>
          </table:table-cell>
          <table:table-cell table:formula="of:=[.G398]-[.$B398]" office:value-type="float" office:value="0.246297597885132" calcext:value-type="float">
            <text:p>0.2462975979</text:p>
          </table:table-cell>
          <table:table-cell/>
          <table:table-cell office:value-type="float" office:value="1442890784.36611" calcext:value-type="float">
            <text:p>1442890784.36611</text:p>
          </table:table-cell>
          <table:table-cell table:formula="of:=[.J398]-[.$B398]" office:value-type="float" office:value="0.268022537231445" calcext:value-type="float">
            <text:p>0.2680225372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2890784.10751" calcext:value-type="float">
            <text:p>1442890784.10751</text:p>
          </table:table-cell>
          <table:table-cell office:value-type="float" office:value="896" calcext:value-type="float">
            <text:p>896</text:p>
          </table:table-cell>
          <table:table-cell table:formula="of:=[.B399]-[.B$2]" office:value-type="float" office:value="15.6613671779633" calcext:value-type="float">
            <text:p>15.661367178</text:p>
          </table:table-cell>
          <table:table-cell table:formula="of:=[.C399]/([.D399]-[.D398])" office:value-type="float" office:value="95031.0115814495" calcext:value-type="float">
            <text:p>95031.0115814495</text:p>
          </table:table-cell>
          <table:table-cell/>
          <table:table-cell office:value-type="float" office:value="1442890784.3444" calcext:value-type="float">
            <text:p>1442890784.3444</text:p>
          </table:table-cell>
          <table:table-cell table:formula="of:=[.G399]-[.$B399]" office:value-type="float" office:value="0.236886262893677" calcext:value-type="float">
            <text:p>0.2368862629</text:p>
          </table:table-cell>
          <table:table-cell/>
          <table:table-cell office:value-type="float" office:value="1442890784.3692" calcext:value-type="float">
            <text:p>1442890784.3692</text:p>
          </table:table-cell>
          <table:table-cell table:formula="of:=[.J399]-[.$B399]" office:value-type="float" office:value="0.261691570281982" calcext:value-type="float">
            <text:p>0.2616915703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2890784.11695" calcext:value-type="float">
            <text:p>1442890784.11695</text:p>
          </table:table-cell>
          <table:table-cell office:value-type="float" office:value="896" calcext:value-type="float">
            <text:p>896</text:p>
          </table:table-cell>
          <table:table-cell table:formula="of:=[.B400]-[.B$2]" office:value-type="float" office:value="15.6708035469055" calcext:value-type="float">
            <text:p>15.6708035469</text:p>
          </table:table-cell>
          <table:table-cell table:formula="of:=[.C400]/([.D400]-[.D399])" office:value-type="float" office:value="94951.777053488" calcext:value-type="float">
            <text:p>94951.777053488</text:p>
          </table:table-cell>
          <table:table-cell/>
          <table:table-cell office:value-type="float" office:value="1442890784.34441" calcext:value-type="float">
            <text:p>1442890784.34441</text:p>
          </table:table-cell>
          <table:table-cell table:formula="of:=[.G400]-[.$B400]" office:value-type="float" office:value="0.227466344833374" calcext:value-type="float">
            <text:p>0.2274663448</text:p>
          </table:table-cell>
          <table:table-cell/>
          <table:table-cell office:value-type="float" office:value="1442890784.3723" calcext:value-type="float">
            <text:p>1442890784.3723</text:p>
          </table:table-cell>
          <table:table-cell table:formula="of:=[.J400]-[.$B400]" office:value-type="float" office:value="0.255347728729248" calcext:value-type="float">
            <text:p>0.2553477287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2890784.12634" calcext:value-type="float">
            <text:p>1442890784.12634</text:p>
          </table:table-cell>
          <table:table-cell office:value-type="float" office:value="896" calcext:value-type="float">
            <text:p>896</text:p>
          </table:table-cell>
          <table:table-cell table:formula="of:=[.B401]-[.B$2]" office:value-type="float" office:value="15.6801931858063" calcext:value-type="float">
            <text:p>15.6801931858</text:p>
          </table:table-cell>
          <table:table-cell table:formula="of:=[.C401]/([.D401]-[.D400])" office:value-type="float" office:value="95424.3298885306" calcext:value-type="float">
            <text:p>95424.3298885306</text:p>
          </table:table-cell>
          <table:table-cell/>
          <table:table-cell office:value-type="float" office:value="1442890784.34443" calcext:value-type="float">
            <text:p>1442890784.34443</text:p>
          </table:table-cell>
          <table:table-cell table:formula="of:=[.G401]-[.$B401]" office:value-type="float" office:value="0.218092918395996" calcext:value-type="float">
            <text:p>0.2180929184</text:p>
          </table:table-cell>
          <table:table-cell/>
          <table:table-cell office:value-type="float" office:value="1442890784.37537" calcext:value-type="float">
            <text:p>1442890784.37537</text:p>
          </table:table-cell>
          <table:table-cell table:formula="of:=[.J401]-[.$B401]" office:value-type="float" office:value="0.249034881591797" calcext:value-type="float">
            <text:p>0.249034881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2890784.13577" calcext:value-type="float">
            <text:p>1442890784.13577</text:p>
          </table:table-cell>
          <table:table-cell office:value-type="float" office:value="896" calcext:value-type="float">
            <text:p>896</text:p>
          </table:table-cell>
          <table:table-cell table:formula="of:=[.B402]-[.B$2]" office:value-type="float" office:value="15.6896295547485" calcext:value-type="float">
            <text:p>15.6896295547</text:p>
          </table:table-cell>
          <table:table-cell table:formula="of:=[.C402]/([.D402]-[.D401])" office:value-type="float" office:value="94951.777053488" calcext:value-type="float">
            <text:p>94951.777053488</text:p>
          </table:table-cell>
          <table:table-cell/>
          <table:table-cell office:value-type="float" office:value="1442890784.34445" calcext:value-type="float">
            <text:p>1442890784.34445</text:p>
          </table:table-cell>
          <table:table-cell table:formula="of:=[.G402]-[.$B402]" office:value-type="float" office:value="0.208673238754272" calcext:value-type="float">
            <text:p>0.2086732388</text:p>
          </table:table-cell>
          <table:table-cell/>
          <table:table-cell office:value-type="float" office:value="1442890784.37847" calcext:value-type="float">
            <text:p>1442890784.37847</text:p>
          </table:table-cell>
          <table:table-cell table:formula="of:=[.J402]-[.$B402]" office:value-type="float" office:value="0.242695569992065" calcext:value-type="float">
            <text:p>0.24269557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2890784.14523" calcext:value-type="float">
            <text:p>1442890784.14523</text:p>
          </table:table-cell>
          <table:table-cell office:value-type="float" office:value="896" calcext:value-type="float">
            <text:p>896</text:p>
          </table:table-cell>
          <table:table-cell table:formula="of:=[.B403]-[.B$2]" office:value-type="float" office:value="15.6990883350372" calcext:value-type="float">
            <text:p>15.699088335</text:p>
          </table:table-cell>
          <table:table-cell table:formula="of:=[.C403]/([.D403]-[.D402])" office:value-type="float" office:value="94726.8011998084" calcext:value-type="float">
            <text:p>94726.8011998084</text:p>
          </table:table-cell>
          <table:table-cell/>
          <table:table-cell office:value-type="float" office:value="1442890784.4306" calcext:value-type="float">
            <text:p>1442890784.4306</text:p>
          </table:table-cell>
          <table:table-cell table:formula="of:=[.G403]-[.$B403]" office:value-type="float" office:value="0.285365343093872" calcext:value-type="float">
            <text:p>0.2853653431</text:p>
          </table:table-cell>
          <table:table-cell/>
          <table:table-cell office:value-type="float" office:value="1442890784.43084" calcext:value-type="float">
            <text:p>1442890784.43084</text:p>
          </table:table-cell>
          <table:table-cell table:formula="of:=[.J403]-[.$B403]" office:value-type="float" office:value="0.285604953765869" calcext:value-type="float">
            <text:p>0.2856049538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2890784.1547" calcext:value-type="float">
            <text:p>1442890784.1547</text:p>
          </table:table-cell>
          <table:table-cell office:value-type="float" office:value="896" calcext:value-type="float">
            <text:p>896</text:p>
          </table:table-cell>
          <table:table-cell table:formula="of:=[.B404]-[.B$2]" office:value-type="float" office:value="15.7085518836975" calcext:value-type="float">
            <text:p>15.7085518837</text:p>
          </table:table-cell>
          <table:table-cell table:formula="of:=[.C404]/([.D404]-[.D403])" office:value-type="float" office:value="94679.0714735596" calcext:value-type="float">
            <text:p>94679.0714735596</text:p>
          </table:table-cell>
          <table:table-cell/>
          <table:table-cell office:value-type="float" office:value="1442890784.43066" calcext:value-type="float">
            <text:p>1442890784.43066</text:p>
          </table:table-cell>
          <table:table-cell table:formula="of:=[.G404]-[.$B404]" office:value-type="float" office:value="0.275960683822632" calcext:value-type="float">
            <text:p>0.2759606838</text:p>
          </table:table-cell>
          <table:table-cell/>
          <table:table-cell office:value-type="float" office:value="1442890784.43393" calcext:value-type="float">
            <text:p>1442890784.43393</text:p>
          </table:table-cell>
          <table:table-cell table:formula="of:=[.J404]-[.$B404]" office:value-type="float" office:value="0.279229402542114" calcext:value-type="float">
            <text:p>0.2792294025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2890784.16418" calcext:value-type="float">
            <text:p>1442890784.16418</text:p>
          </table:table-cell>
          <table:table-cell office:value-type="float" office:value="896" calcext:value-type="float">
            <text:p>896</text:p>
          </table:table-cell>
          <table:table-cell table:formula="of:=[.B405]-[.B$2]" office:value-type="float" office:value="15.71803855896" calcext:value-type="float">
            <text:p>15.718038559</text:p>
          </table:table-cell>
          <table:table-cell table:formula="of:=[.C405]/([.D405]-[.D404])" office:value-type="float" office:value="94448.2629806484" calcext:value-type="float">
            <text:p>94448.2629806484</text:p>
          </table:table-cell>
          <table:table-cell/>
          <table:table-cell office:value-type="float" office:value="1442890784.43068" calcext:value-type="float">
            <text:p>1442890784.43068</text:p>
          </table:table-cell>
          <table:table-cell table:formula="of:=[.G405]-[.$B405]" office:value-type="float" office:value="0.266494989395142" calcext:value-type="float">
            <text:p>0.2664949894</text:p>
          </table:table-cell>
          <table:table-cell/>
          <table:table-cell office:value-type="float" office:value="1442890784.43703" calcext:value-type="float">
            <text:p>1442890784.43703</text:p>
          </table:table-cell>
          <table:table-cell table:formula="of:=[.J405]-[.$B405]" office:value-type="float" office:value="0.27284574508667" calcext:value-type="float">
            <text:p>0.272845745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2890784.1736" calcext:value-type="float">
            <text:p>1442890784.1736</text:p>
          </table:table-cell>
          <table:table-cell office:value-type="float" office:value="896" calcext:value-type="float">
            <text:p>896</text:p>
          </table:table-cell>
          <table:table-cell table:formula="of:=[.B406]-[.B$2]" office:value-type="float" office:value="15.7274575233459" calcext:value-type="float">
            <text:p>15.7274575233</text:p>
          </table:table-cell>
          <table:table-cell table:formula="of:=[.C406]/([.D406]-[.D405])" office:value-type="float" office:value="95127.2309016352" calcext:value-type="float">
            <text:p>95127.2309016352</text:p>
          </table:table-cell>
          <table:table-cell/>
          <table:table-cell office:value-type="float" office:value="1442890784.4307" calcext:value-type="float">
            <text:p>1442890784.4307</text:p>
          </table:table-cell>
          <table:table-cell table:formula="of:=[.G406]-[.$B406]" office:value-type="float" office:value="0.257095098495483" calcext:value-type="float">
            <text:p>0.2570950985</text:p>
          </table:table-cell>
          <table:table-cell/>
          <table:table-cell office:value-type="float" office:value="1442890784.44013" calcext:value-type="float">
            <text:p>1442890784.44013</text:p>
          </table:table-cell>
          <table:table-cell table:formula="of:=[.J406]-[.$B406]" office:value-type="float" office:value="0.266528606414795" calcext:value-type="float">
            <text:p>0.2665286064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2890784.18302" calcext:value-type="float">
            <text:p>1442890784.18302</text:p>
          </table:table-cell>
          <table:table-cell office:value-type="float" office:value="896" calcext:value-type="float">
            <text:p>896</text:p>
          </table:table-cell>
          <table:table-cell table:formula="of:=[.B407]-[.B$2]" office:value-type="float" office:value="15.736875295639" calcext:value-type="float">
            <text:p>15.7368752956</text:p>
          </table:table-cell>
          <table:table-cell table:formula="of:=[.C407]/([.D407]-[.D406])" office:value-type="float" office:value="95139.2720184299" calcext:value-type="float">
            <text:p>95139.2720184299</text:p>
          </table:table-cell>
          <table:table-cell/>
          <table:table-cell office:value-type="float" office:value="1442890784.43072" calcext:value-type="float">
            <text:p>1442890784.43072</text:p>
          </table:table-cell>
          <table:table-cell table:formula="of:=[.G407]-[.$B407]" office:value-type="float" office:value="0.247699975967407" calcext:value-type="float">
            <text:p>0.247699976</text:p>
          </table:table-cell>
          <table:table-cell/>
          <table:table-cell office:value-type="float" office:value="1442890784.44323" calcext:value-type="float">
            <text:p>1442890784.44323</text:p>
          </table:table-cell>
          <table:table-cell table:formula="of:=[.J407]-[.$B407]" office:value-type="float" office:value="0.260206460952759" calcext:value-type="float">
            <text:p>0.26020646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2890784.19244" calcext:value-type="float">
            <text:p>1442890784.19244</text:p>
          </table:table-cell>
          <table:table-cell office:value-type="float" office:value="896" calcext:value-type="float">
            <text:p>896</text:p>
          </table:table-cell>
          <table:table-cell table:formula="of:=[.B408]-[.B$2]" office:value-type="float" office:value="15.7462949752808" calcext:value-type="float">
            <text:p>15.7462949753</text:p>
          </table:table-cell>
          <table:table-cell table:formula="of:=[.C408]/([.D408]-[.D407])" office:value-type="float" office:value="95120.0076944494" calcext:value-type="float">
            <text:p>95120.0076944494</text:p>
          </table:table-cell>
          <table:table-cell/>
          <table:table-cell office:value-type="float" office:value="1442890784.43074" calcext:value-type="float">
            <text:p>1442890784.43074</text:p>
          </table:table-cell>
          <table:table-cell table:formula="of:=[.G408]-[.$B408]" office:value-type="float" office:value="0.238299369812012" calcext:value-type="float">
            <text:p>0.2382993698</text:p>
          </table:table-cell>
          <table:table-cell/>
          <table:table-cell office:value-type="float" office:value="1442890784.44633" calcext:value-type="float">
            <text:p>1442890784.44633</text:p>
          </table:table-cell>
          <table:table-cell table:formula="of:=[.J408]-[.$B408]" office:value-type="float" office:value="0.2538902759552" calcext:value-type="float">
            <text:p>0.253890276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2890784.20187" calcext:value-type="float">
            <text:p>1442890784.20187</text:p>
          </table:table-cell>
          <table:table-cell office:value-type="float" office:value="896" calcext:value-type="float">
            <text:p>896</text:p>
          </table:table-cell>
          <table:table-cell table:formula="of:=[.B409]-[.B$2]" office:value-type="float" office:value="15.7557220458984" calcext:value-type="float">
            <text:p>15.7557220459</text:p>
          </table:table-cell>
          <table:table-cell table:formula="of:=[.C409]/([.D409]-[.D408])" office:value-type="float" office:value="95045.4320687911" calcext:value-type="float">
            <text:p>95045.4320687911</text:p>
          </table:table-cell>
          <table:table-cell/>
          <table:table-cell office:value-type="float" office:value="1442890784.43076" calcext:value-type="float">
            <text:p>1442890784.43076</text:p>
          </table:table-cell>
          <table:table-cell table:formula="of:=[.G409]-[.$B409]" office:value-type="float" office:value="0.228890657424927" calcext:value-type="float">
            <text:p>0.2288906574</text:p>
          </table:table-cell>
          <table:table-cell/>
          <table:table-cell office:value-type="float" office:value="1442890784.44943" calcext:value-type="float">
            <text:p>1442890784.44943</text:p>
          </table:table-cell>
          <table:table-cell table:formula="of:=[.J409]-[.$B409]" office:value-type="float" office:value="0.247565031051636" calcext:value-type="float">
            <text:p>0.247565031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2890784.21129" calcext:value-type="float">
            <text:p>1442890784.21129</text:p>
          </table:table-cell>
          <table:table-cell office:value-type="float" office:value="896" calcext:value-type="float">
            <text:p>896</text:p>
          </table:table-cell>
          <table:table-cell table:formula="of:=[.B410]-[.B$2]" office:value-type="float" office:value="15.7651422023773" calcext:value-type="float">
            <text:p>15.7651422024</text:p>
          </table:table-cell>
          <table:table-cell table:formula="of:=[.C410]/([.D410]-[.D409])" office:value-type="float" office:value="95115.1928323758" calcext:value-type="float">
            <text:p>95115.1928323758</text:p>
          </table:table-cell>
          <table:table-cell/>
          <table:table-cell office:value-type="float" office:value="1442890784.43078" calcext:value-type="float">
            <text:p>1442890784.43078</text:p>
          </table:table-cell>
          <table:table-cell table:formula="of:=[.G410]-[.$B410]" office:value-type="float" office:value="0.219489812850952" calcext:value-type="float">
            <text:p>0.2194898129</text:p>
          </table:table-cell>
          <table:table-cell/>
          <table:table-cell office:value-type="float" office:value="1442890784.45254" calcext:value-type="float">
            <text:p>1442890784.45254</text:p>
          </table:table-cell>
          <table:table-cell table:formula="of:=[.J410]-[.$B410]" office:value-type="float" office:value="0.241253614425659" calcext:value-type="float">
            <text:p>0.2412536144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2890784.22078" calcext:value-type="float">
            <text:p>1442890784.22078</text:p>
          </table:table-cell>
          <table:table-cell office:value-type="float" office:value="896" calcext:value-type="float">
            <text:p>896</text:p>
          </table:table-cell>
          <table:table-cell table:formula="of:=[.B411]-[.B$2]" office:value-type="float" office:value="15.774640083313" calcext:value-type="float">
            <text:p>15.7746400833</text:p>
          </table:table-cell>
          <table:table-cell table:formula="of:=[.C411]/([.D411]-[.D410])" office:value-type="float" office:value="94336.8321911791" calcext:value-type="float">
            <text:p>94336.8321911791</text:p>
          </table:table-cell>
          <table:table-cell/>
          <table:table-cell office:value-type="float" office:value="1442890784.4308" calcext:value-type="float">
            <text:p>1442890784.4308</text:p>
          </table:table-cell>
          <table:table-cell table:formula="of:=[.G411]-[.$B411]" office:value-type="float" office:value="0.210010766983032" calcext:value-type="float">
            <text:p>0.210010767</text:p>
          </table:table-cell>
          <table:table-cell/>
          <table:table-cell office:value-type="float" office:value="1442890784.45565" calcext:value-type="float">
            <text:p>1442890784.45565</text:p>
          </table:table-cell>
          <table:table-cell table:formula="of:=[.J411]-[.$B411]" office:value-type="float" office:value="0.234867811203003" calcext:value-type="float">
            <text:p>0.2348678112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2890784.23021" calcext:value-type="float">
            <text:p>1442890784.23021</text:p>
          </table:table-cell>
          <table:table-cell office:value-type="float" office:value="896" calcext:value-type="float">
            <text:p>896</text:p>
          </table:table-cell>
          <table:table-cell table:formula="of:=[.B412]-[.B$2]" office:value-type="float" office:value="15.7840638160706" calcext:value-type="float">
            <text:p>15.7840638161</text:p>
          </table:table-cell>
          <table:table-cell table:formula="of:=[.C412]/([.D412]-[.D411])" office:value-type="float" office:value="95079.0968982442" calcext:value-type="float">
            <text:p>95079.0968982442</text:p>
          </table:table-cell>
          <table:table-cell/>
          <table:table-cell office:value-type="float" office:value="1442890784.43081" calcext:value-type="float">
            <text:p>1442890784.43081</text:p>
          </table:table-cell>
          <table:table-cell table:formula="of:=[.G412]-[.$B412]" office:value-type="float" office:value="0.200605392456055" calcext:value-type="float">
            <text:p>0.2006053925</text:p>
          </table:table-cell>
          <table:table-cell/>
          <table:table-cell office:value-type="float" office:value="1442890784.45874" calcext:value-type="float">
            <text:p>1442890784.45874</text:p>
          </table:table-cell>
          <table:table-cell table:formula="of:=[.J412]-[.$B412]" office:value-type="float" office:value="0.228533983230591" calcext:value-type="float">
            <text:p>0.228533983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2890784.23967" calcext:value-type="float">
            <text:p>1442890784.23967</text:p>
          </table:table-cell>
          <table:table-cell office:value-type="float" office:value="896" calcext:value-type="float">
            <text:p>896</text:p>
          </table:table-cell>
          <table:table-cell table:formula="of:=[.B413]-[.B$2]" office:value-type="float" office:value="15.7935225963593" calcext:value-type="float">
            <text:p>15.7935225964</text:p>
          </table:table-cell>
          <table:table-cell table:formula="of:=[.C413]/([.D413]-[.D412])" office:value-type="float" office:value="94726.8011998084" calcext:value-type="float">
            <text:p>94726.8011998084</text:p>
          </table:table-cell>
          <table:table-cell/>
          <table:table-cell office:value-type="float" office:value="1442890784.55172" calcext:value-type="float">
            <text:p>1442890784.55172</text:p>
          </table:table-cell>
          <table:table-cell table:formula="of:=[.G413]-[.$B413]" office:value-type="float" office:value="0.31205415725708" calcext:value-type="float">
            <text:p>0.3120541573</text:p>
          </table:table-cell>
          <table:table-cell/>
          <table:table-cell office:value-type="float" office:value="1442890784.55203" calcext:value-type="float">
            <text:p>1442890784.55203</text:p>
          </table:table-cell>
          <table:table-cell table:formula="of:=[.J413]-[.$B413]" office:value-type="float" office:value="0.312365770339966" calcext:value-type="float">
            <text:p>0.312365770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2890784.24912" calcext:value-type="float">
            <text:p>1442890784.24912</text:p>
          </table:table-cell>
          <table:table-cell office:value-type="float" office:value="896" calcext:value-type="float">
            <text:p>896</text:p>
          </table:table-cell>
          <table:table-cell table:formula="of:=[.B414]-[.B$2]" office:value-type="float" office:value="15.8029766082764" calcext:value-type="float">
            <text:p>15.8029766083</text:p>
          </table:table-cell>
          <table:table-cell table:formula="of:=[.C414]/([.D414]-[.D413])" office:value-type="float" office:value="94774.5790734623" calcext:value-type="float">
            <text:p>94774.5790734623</text:p>
          </table:table-cell>
          <table:table-cell/>
          <table:table-cell office:value-type="float" office:value="1442890784.55177" calcext:value-type="float">
            <text:p>1442890784.55177</text:p>
          </table:table-cell>
          <table:table-cell table:formula="of:=[.G414]-[.$B414]" office:value-type="float" office:value="0.302649974822998" calcext:value-type="float">
            <text:p>0.3026499748</text:p>
          </table:table-cell>
          <table:table-cell/>
          <table:table-cell office:value-type="float" office:value="1442890784.55514" calcext:value-type="float">
            <text:p>1442890784.55514</text:p>
          </table:table-cell>
          <table:table-cell table:formula="of:=[.J414]-[.$B414]" office:value-type="float" office:value="0.306017637252808" calcext:value-type="float">
            <text:p>0.306017637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2890784.25864" calcext:value-type="float">
            <text:p>1442890784.25864</text:p>
          </table:table-cell>
          <table:table-cell office:value-type="float" office:value="896" calcext:value-type="float">
            <text:p>896</text:p>
          </table:table-cell>
          <table:table-cell table:formula="of:=[.B415]-[.B$2]" office:value-type="float" office:value="15.8124961853027" calcext:value-type="float">
            <text:p>15.8124961853</text:p>
          </table:table-cell>
          <table:table-cell table:formula="of:=[.C415]/([.D415]-[.D414])" office:value-type="float" office:value="94121.8288920056" calcext:value-type="float">
            <text:p>94121.8288920056</text:p>
          </table:table-cell>
          <table:table-cell/>
          <table:table-cell office:value-type="float" office:value="1442890784.5518" calcext:value-type="float">
            <text:p>1442890784.5518</text:p>
          </table:table-cell>
          <table:table-cell table:formula="of:=[.G415]-[.$B415]" office:value-type="float" office:value="0.293154239654541" calcext:value-type="float">
            <text:p>0.2931542397</text:p>
          </table:table-cell>
          <table:table-cell/>
          <table:table-cell office:value-type="float" office:value="1442890784.55826" calcext:value-type="float">
            <text:p>1442890784.55826</text:p>
          </table:table-cell>
          <table:table-cell table:formula="of:=[.J415]-[.$B415]" office:value-type="float" office:value="0.299623250961304" calcext:value-type="float">
            <text:p>0.29962325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2890784.26817" calcext:value-type="float">
            <text:p>1442890784.26817</text:p>
          </table:table-cell>
          <table:table-cell office:value-type="float" office:value="896" calcext:value-type="float">
            <text:p>896</text:p>
          </table:table-cell>
          <table:table-cell table:formula="of:=[.B416]-[.B$2]" office:value-type="float" office:value="15.8220276832581" calcext:value-type="float">
            <text:p>15.8220276833</text:p>
          </table:table-cell>
          <table:table-cell table:formula="of:=[.C416]/([.D416]-[.D415])" office:value-type="float" office:value="94004.1118615238" calcext:value-type="float">
            <text:p>94004.1118615238</text:p>
          </table:table-cell>
          <table:table-cell/>
          <table:table-cell office:value-type="float" office:value="1442890784.55182" calcext:value-type="float">
            <text:p>1442890784.55182</text:p>
          </table:table-cell>
          <table:table-cell table:formula="of:=[.G416]-[.$B416]" office:value-type="float" office:value="0.28364634513855" calcext:value-type="float">
            <text:p>0.2836463451</text:p>
          </table:table-cell>
          <table:table-cell/>
          <table:table-cell office:value-type="float" office:value="1442890784.56137" calcext:value-type="float">
            <text:p>1442890784.56137</text:p>
          </table:table-cell>
          <table:table-cell table:formula="of:=[.J416]-[.$B416]" office:value-type="float" office:value="0.293198823928833" calcext:value-type="float">
            <text:p>0.2931988239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2890784.27754" calcext:value-type="float">
            <text:p>1442890784.27754</text:p>
          </table:table-cell>
          <table:table-cell office:value-type="float" office:value="896" calcext:value-type="float">
            <text:p>896</text:p>
          </table:table-cell>
          <table:table-cell table:formula="of:=[.B417]-[.B$2]" office:value-type="float" office:value="15.8313970565796" calcext:value-type="float">
            <text:p>15.8313970566</text:p>
          </table:table-cell>
          <table:table-cell table:formula="of:=[.C417]/([.D417]-[.D416])" office:value-type="float" office:value="95630.7288920556" calcext:value-type="float">
            <text:p>95630.7288920556</text:p>
          </table:table-cell>
          <table:table-cell/>
          <table:table-cell office:value-type="float" office:value="1442890784.55184" calcext:value-type="float">
            <text:p>1442890784.55184</text:p>
          </table:table-cell>
          <table:table-cell table:formula="of:=[.G417]-[.$B417]" office:value-type="float" office:value="0.274299144744873" calcext:value-type="float">
            <text:p>0.2742991447</text:p>
          </table:table-cell>
          <table:table-cell/>
          <table:table-cell office:value-type="float" office:value="1442890784.56448" calcext:value-type="float">
            <text:p>1442890784.56448</text:p>
          </table:table-cell>
          <table:table-cell table:formula="of:=[.J417]-[.$B417]" office:value-type="float" office:value="0.286940574645996" calcext:value-type="float">
            <text:p>0.286940574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2890784.28693" calcext:value-type="float">
            <text:p>1442890784.28693</text:p>
          </table:table-cell>
          <table:table-cell office:value-type="float" office:value="896" calcext:value-type="float">
            <text:p>896</text:p>
          </table:table-cell>
          <table:table-cell table:formula="of:=[.B418]-[.B$2]" office:value-type="float" office:value="15.8407888412476" calcext:value-type="float">
            <text:p>15.8407888412</text:p>
          </table:table-cell>
          <table:table-cell table:formula="of:=[.C418]/([.D418]-[.D417])" office:value-type="float" office:value="95402.5280259951" calcext:value-type="float">
            <text:p>95402.5280259951</text:p>
          </table:table-cell>
          <table:table-cell/>
          <table:table-cell office:value-type="float" office:value="1442890784.55187" calcext:value-type="float">
            <text:p>1442890784.55187</text:p>
          </table:table-cell>
          <table:table-cell table:formula="of:=[.G418]-[.$B418]" office:value-type="float" office:value="0.264938116073608" calcext:value-type="float">
            <text:p>0.2649381161</text:p>
          </table:table-cell>
          <table:table-cell/>
          <table:table-cell office:value-type="float" office:value="1442890784.56757" calcext:value-type="float">
            <text:p>1442890784.56757</text:p>
          </table:table-cell>
          <table:table-cell table:formula="of:=[.J418]-[.$B418]" office:value-type="float" office:value="0.280632495880127" calcext:value-type="float">
            <text:p>0.2806324959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2890784.29632" calcext:value-type="float">
            <text:p>1442890784.29632</text:p>
          </table:table-cell>
          <table:table-cell office:value-type="float" office:value="896" calcext:value-type="float">
            <text:p>896</text:p>
          </table:table-cell>
          <table:table-cell table:formula="of:=[.B419]-[.B$2]" office:value-type="float" office:value="15.8501801490784" calcext:value-type="float">
            <text:p>15.8501801491</text:p>
          </table:table-cell>
          <table:table-cell table:formula="of:=[.C419]/([.D419]-[.D418])" office:value-type="float" office:value="95407.3720233562" calcext:value-type="float">
            <text:p>95407.3720233562</text:p>
          </table:table-cell>
          <table:table-cell/>
          <table:table-cell office:value-type="float" office:value="1442890784.55189" calcext:value-type="float">
            <text:p>1442890784.55189</text:p>
          </table:table-cell>
          <table:table-cell table:formula="of:=[.G419]-[.$B419]" office:value-type="float" office:value="0.255569219589233" calcext:value-type="float">
            <text:p>0.2555692196</text:p>
          </table:table-cell>
          <table:table-cell/>
          <table:table-cell office:value-type="float" office:value="1442890784.57067" calcext:value-type="float">
            <text:p>1442890784.57067</text:p>
          </table:table-cell>
          <table:table-cell table:formula="of:=[.J419]-[.$B419]" office:value-type="float" office:value="0.274348258972168" calcext:value-type="float">
            <text:p>0.27434825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2890784.30572" calcext:value-type="float">
            <text:p>1442890784.30572</text:p>
          </table:table-cell>
          <table:table-cell office:value-type="float" office:value="896" calcext:value-type="float">
            <text:p>896</text:p>
          </table:table-cell>
          <table:table-cell table:formula="of:=[.B420]-[.B$2]" office:value-type="float" office:value="15.8595750331879" calcext:value-type="float">
            <text:p>15.8595750332</text:p>
          </table:table-cell>
          <table:table-cell table:formula="of:=[.C420]/([.D420]-[.D419])" office:value-type="float" office:value="95371.0540286766" calcext:value-type="float">
            <text:p>95371.0540286766</text:p>
          </table:table-cell>
          <table:table-cell/>
          <table:table-cell office:value-type="float" office:value="1442890784.55192" calcext:value-type="float">
            <text:p>1442890784.55192</text:p>
          </table:table-cell>
          <table:table-cell table:formula="of:=[.G420]-[.$B420]" office:value-type="float" office:value="0.246195793151855" calcext:value-type="float">
            <text:p>0.2461957932</text:p>
          </table:table-cell>
          <table:table-cell/>
          <table:table-cell office:value-type="float" office:value="1442890784.57376" calcext:value-type="float">
            <text:p>1442890784.57376</text:p>
          </table:table-cell>
          <table:table-cell table:formula="of:=[.J420]-[.$B420]" office:value-type="float" office:value="0.268038511276245" calcext:value-type="float">
            <text:p>0.2680385113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2890784.31509" calcext:value-type="float">
            <text:p>1442890784.31509</text:p>
          </table:table-cell>
          <table:table-cell office:value-type="float" office:value="896" calcext:value-type="float">
            <text:p>896</text:p>
          </table:table-cell>
          <table:table-cell table:formula="of:=[.B421]-[.B$2]" office:value-type="float" office:value="15.8689496517181" calcext:value-type="float">
            <text:p>15.8689496517</text:p>
          </table:table-cell>
          <table:table-cell table:formula="of:=[.C421]/([.D421]-[.D420])" office:value-type="float" office:value="95577.222380468" calcext:value-type="float">
            <text:p>95577.222380468</text:p>
          </table:table-cell>
          <table:table-cell/>
          <table:table-cell office:value-type="float" office:value="1442890784.55194" calcext:value-type="float">
            <text:p>1442890784.55194</text:p>
          </table:table-cell>
          <table:table-cell table:formula="of:=[.G421]-[.$B421]" office:value-type="float" office:value="0.23684287071228" calcext:value-type="float">
            <text:p>0.2368428707</text:p>
          </table:table-cell>
          <table:table-cell/>
          <table:table-cell office:value-type="float" office:value="1442890784.57685" calcext:value-type="float">
            <text:p>1442890784.57685</text:p>
          </table:table-cell>
          <table:table-cell table:formula="of:=[.J421]-[.$B421]" office:value-type="float" office:value="0.261754751205444" calcext:value-type="float">
            <text:p>0.261754751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2890784.32444" calcext:value-type="float">
            <text:p>1442890784.32444</text:p>
          </table:table-cell>
          <table:table-cell office:value-type="float" office:value="896" calcext:value-type="float">
            <text:p>896</text:p>
          </table:table-cell>
          <table:table-cell table:formula="of:=[.B422]-[.B$2]" office:value-type="float" office:value="15.8782911300659" calcext:value-type="float">
            <text:p>15.8782911301</text:p>
          </table:table-cell>
          <table:table-cell table:formula="of:=[.C422]/([.D422]-[.D421])" office:value-type="float" office:value="95916.2957555958" calcext:value-type="float">
            <text:p>95916.2957555958</text:p>
          </table:table-cell>
          <table:table-cell/>
          <table:table-cell office:value-type="float" office:value="1442890784.55196" calcext:value-type="float">
            <text:p>1442890784.55196</text:p>
          </table:table-cell>
          <table:table-cell table:formula="of:=[.G422]-[.$B422]" office:value-type="float" office:value="0.2275230884552" calcext:value-type="float">
            <text:p>0.2275230885</text:p>
          </table:table-cell>
          <table:table-cell/>
          <table:table-cell office:value-type="float" office:value="1442890784.57993" calcext:value-type="float">
            <text:p>1442890784.57993</text:p>
          </table:table-cell>
          <table:table-cell table:formula="of:=[.J422]-[.$B422]" office:value-type="float" office:value="0.255496740341187" calcext:value-type="float">
            <text:p>0.255496740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2890784.33382" calcext:value-type="float">
            <text:p>1442890784.33382</text:p>
          </table:table-cell>
          <table:table-cell office:value-type="float" office:value="896" calcext:value-type="float">
            <text:p>896</text:p>
          </table:table-cell>
          <table:table-cell table:formula="of:=[.B423]-[.B$2]" office:value-type="float" office:value="15.8876740932465" calcext:value-type="float">
            <text:p>15.8876740932</text:p>
          </table:table-cell>
          <table:table-cell table:formula="of:=[.C423]/([.D423]-[.D422])" office:value-type="float" office:value="95492.2216745013" calcext:value-type="float">
            <text:p>95492.2216745013</text:p>
          </table:table-cell>
          <table:table-cell/>
          <table:table-cell office:value-type="float" office:value="1442890784.55198" calcext:value-type="float">
            <text:p>1442890784.55198</text:p>
          </table:table-cell>
          <table:table-cell table:formula="of:=[.G423]-[.$B423]" office:value-type="float" office:value="0.218162298202515" calcext:value-type="float">
            <text:p>0.2181622982</text:p>
          </table:table-cell>
          <table:table-cell/>
          <table:table-cell office:value-type="float" office:value="1442890784.58305" calcext:value-type="float">
            <text:p>1442890784.58305</text:p>
          </table:table-cell>
          <table:table-cell table:formula="of:=[.J423]-[.$B423]" office:value-type="float" office:value="0.24922776222229" calcext:value-type="float">
            <text:p>0.2492277622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2890784.34315" calcext:value-type="float">
            <text:p>1442890784.34315</text:p>
          </table:table-cell>
          <table:table-cell office:value-type="float" office:value="896" calcext:value-type="float">
            <text:p>896</text:p>
          </table:table-cell>
          <table:table-cell table:formula="of:=[.B424]-[.B$2]" office:value-type="float" office:value="15.8970034122467" calcext:value-type="float">
            <text:p>15.8970034122</text:p>
          </table:table-cell>
          <table:table-cell table:formula="of:=[.C424]/([.D424]-[.D423])" office:value-type="float" office:value="96041.3080500894" calcext:value-type="float">
            <text:p>96041.3080500894</text:p>
          </table:table-cell>
          <table:table-cell/>
          <table:table-cell office:value-type="float" office:value="1442890784.552" calcext:value-type="float">
            <text:p>1442890784.552</text:p>
          </table:table-cell>
          <table:table-cell table:formula="of:=[.G424]-[.$B424]" office:value-type="float" office:value="0.208854913711548" calcext:value-type="float">
            <text:p>0.2088549137</text:p>
          </table:table-cell>
          <table:table-cell/>
          <table:table-cell office:value-type="float" office:value="1442890784.58614" calcext:value-type="float">
            <text:p>1442890784.58614</text:p>
          </table:table-cell>
          <table:table-cell table:formula="of:=[.J424]-[.$B424]" office:value-type="float" office:value="0.24299144744873" calcext:value-type="float">
            <text:p>0.2429914474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2890784.35254" calcext:value-type="float">
            <text:p>1442890784.35254</text:p>
          </table:table-cell>
          <table:table-cell office:value-type="float" office:value="896" calcext:value-type="float">
            <text:p>896</text:p>
          </table:table-cell>
          <table:table-cell table:formula="of:=[.B425]-[.B$2]" office:value-type="float" office:value="15.9063992500305" calcext:value-type="float">
            <text:p>15.90639925</text:p>
          </table:table-cell>
          <table:table-cell table:formula="of:=[.C425]/([.D425]-[.D424])" office:value-type="float" office:value="95361.3738993631" calcext:value-type="float">
            <text:p>95361.3738993631</text:p>
          </table:table-cell>
          <table:table-cell/>
          <table:table-cell office:value-type="float" office:value="1442890784.63164" calcext:value-type="float">
            <text:p>1442890784.63164</text:p>
          </table:table-cell>
          <table:table-cell table:formula="of:=[.G425]-[.$B425]" office:value-type="float" office:value="0.279098033905029" calcext:value-type="float">
            <text:p>0.2790980339</text:p>
          </table:table-cell>
          <table:table-cell/>
          <table:table-cell office:value-type="float" office:value="1442890784.63187" calcext:value-type="float">
            <text:p>1442890784.63187</text:p>
          </table:table-cell>
          <table:table-cell table:formula="of:=[.J425]-[.$B425]" office:value-type="float" office:value="0.279323101043701" calcext:value-type="float">
            <text:p>0.27932310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2890784.36198" calcext:value-type="float">
            <text:p>1442890784.36198</text:p>
          </table:table-cell>
          <table:table-cell office:value-type="float" office:value="896" calcext:value-type="float">
            <text:p>896</text:p>
          </table:table-cell>
          <table:table-cell table:formula="of:=[.B426]-[.B$2]" office:value-type="float" office:value="15.9158339500427" calcext:value-type="float">
            <text:p>15.91583395</text:p>
          </table:table-cell>
          <table:table-cell table:formula="of:=[.C426]/([.D426]-[.D425])" office:value-type="float" office:value="94968.5733346811" calcext:value-type="float">
            <text:p>94968.5733346811</text:p>
          </table:table-cell>
          <table:table-cell/>
          <table:table-cell office:value-type="float" office:value="1442890784.6317" calcext:value-type="float">
            <text:p>1442890784.6317</text:p>
          </table:table-cell>
          <table:table-cell table:formula="of:=[.G426]-[.$B426]" office:value-type="float" office:value="0.269724607467651" calcext:value-type="float">
            <text:p>0.2697246075</text:p>
          </table:table-cell>
          <table:table-cell/>
          <table:table-cell office:value-type="float" office:value="1442890784.63497" calcext:value-type="float">
            <text:p>1442890784.63497</text:p>
          </table:table-cell>
          <table:table-cell table:formula="of:=[.J426]-[.$B426]" office:value-type="float" office:value="0.272993087768555" calcext:value-type="float">
            <text:p>0.2729930878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2890784.37137" calcext:value-type="float">
            <text:p>1442890784.37137</text:p>
          </table:table-cell>
          <table:table-cell office:value-type="float" office:value="896" calcext:value-type="float">
            <text:p>896</text:p>
          </table:table-cell>
          <table:table-cell table:formula="of:=[.B427]-[.B$2]" office:value-type="float" office:value="15.9252276420593" calcext:value-type="float">
            <text:p>15.9252276421</text:p>
          </table:table-cell>
          <table:table-cell table:formula="of:=[.C427]/([.D427]-[.D426])" office:value-type="float" office:value="95383.1569543147" calcext:value-type="float">
            <text:p>95383.1569543147</text:p>
          </table:table-cell>
          <table:table-cell/>
          <table:table-cell office:value-type="float" office:value="1442890784.63173" calcext:value-type="float">
            <text:p>1442890784.63173</text:p>
          </table:table-cell>
          <table:table-cell table:formula="of:=[.G427]-[.$B427]" office:value-type="float" office:value="0.260352611541748" calcext:value-type="float">
            <text:p>0.2603526115</text:p>
          </table:table-cell>
          <table:table-cell/>
          <table:table-cell office:value-type="float" office:value="1442890784.63808" calcext:value-type="float">
            <text:p>1442890784.63808</text:p>
          </table:table-cell>
          <table:table-cell table:formula="of:=[.J427]-[.$B427]" office:value-type="float" office:value="0.266706228256226" calcext:value-type="float">
            <text:p>0.2667062283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2890784.38074" calcext:value-type="float">
            <text:p>1442890784.38074</text:p>
          </table:table-cell>
          <table:table-cell office:value-type="float" office:value="896" calcext:value-type="float">
            <text:p>896</text:p>
          </table:table-cell>
          <table:table-cell table:formula="of:=[.B428]-[.B$2]" office:value-type="float" office:value="15.9345993995667" calcext:value-type="float">
            <text:p>15.9345993996</text:p>
          </table:table-cell>
          <table:table-cell table:formula="of:=[.C428]/([.D428]-[.D427])" office:value-type="float" office:value="95606.4003256335" calcext:value-type="float">
            <text:p>95606.4003256335</text:p>
          </table:table-cell>
          <table:table-cell/>
          <table:table-cell office:value-type="float" office:value="1442890784.63174" calcext:value-type="float">
            <text:p>1442890784.63174</text:p>
          </table:table-cell>
          <table:table-cell table:formula="of:=[.G428]-[.$B428]" office:value-type="float" office:value="0.25100040435791" calcext:value-type="float">
            <text:p>0.2510004044</text:p>
          </table:table-cell>
          <table:table-cell/>
          <table:table-cell office:value-type="float" office:value="1442890784.64119" calcext:value-type="float">
            <text:p>1442890784.64119</text:p>
          </table:table-cell>
          <table:table-cell table:formula="of:=[.J428]-[.$B428]" office:value-type="float" office:value="0.260443210601807" calcext:value-type="float">
            <text:p>0.2604432106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2890784.39009" calcext:value-type="float">
            <text:p>1442890784.39009</text:p>
          </table:table-cell>
          <table:table-cell office:value-type="float" office:value="896" calcext:value-type="float">
            <text:p>896</text:p>
          </table:table-cell>
          <table:table-cell table:formula="of:=[.B429]-[.B$2]" office:value-type="float" office:value="15.9439492225647" calcext:value-type="float">
            <text:p>15.9439492226</text:p>
          </table:table-cell>
          <table:table-cell table:formula="of:=[.C429]/([.D429]-[.D428])" office:value-type="float" office:value="95830.6911464708" calcext:value-type="float">
            <text:p>95830.6911464708</text:p>
          </table:table-cell>
          <table:table-cell/>
          <table:table-cell office:value-type="float" office:value="1442890784.63176" calcext:value-type="float">
            <text:p>1442890784.63176</text:p>
          </table:table-cell>
          <table:table-cell table:formula="of:=[.G429]-[.$B429]" office:value-type="float" office:value="0.241669654846191" calcext:value-type="float">
            <text:p>0.2416696548</text:p>
          </table:table-cell>
          <table:table-cell/>
          <table:table-cell office:value-type="float" office:value="1442890784.6443" calcext:value-type="float">
            <text:p>1442890784.6443</text:p>
          </table:table-cell>
          <table:table-cell table:formula="of:=[.J429]-[.$B429]" office:value-type="float" office:value="0.254202842712402" calcext:value-type="float">
            <text:p>0.2542028427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2890784.39948" calcext:value-type="float">
            <text:p>1442890784.39948</text:p>
          </table:table-cell>
          <table:table-cell office:value-type="float" office:value="896" calcext:value-type="float">
            <text:p>896</text:p>
          </table:table-cell>
          <table:table-cell table:formula="of:=[.B430]-[.B$2]" office:value-type="float" office:value="15.9533343315125" calcext:value-type="float">
            <text:p>15.9533343315</text:p>
          </table:table-cell>
          <table:table-cell table:formula="of:=[.C430]/([.D430]-[.D429])" office:value-type="float" office:value="95470.3887816279" calcext:value-type="float">
            <text:p>95470.3887816279</text:p>
          </table:table-cell>
          <table:table-cell/>
          <table:table-cell office:value-type="float" office:value="1442890784.63178" calcext:value-type="float">
            <text:p>1442890784.63178</text:p>
          </table:table-cell>
          <table:table-cell table:formula="of:=[.G430]-[.$B430]" office:value-type="float" office:value="0.232303380966187" calcext:value-type="float">
            <text:p>0.232303381</text:p>
          </table:table-cell>
          <table:table-cell/>
          <table:table-cell office:value-type="float" office:value="1442890784.64741" calcext:value-type="float">
            <text:p>1442890784.64741</text:p>
          </table:table-cell>
          <table:table-cell table:formula="of:=[.J430]-[.$B430]" office:value-type="float" office:value="0.24792742729187" calcext:value-type="float">
            <text:p>0.2479274273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2890784.40882" calcext:value-type="float">
            <text:p>1442890784.40882</text:p>
          </table:table-cell>
          <table:table-cell office:value-type="float" office:value="896" calcext:value-type="float">
            <text:p>896</text:p>
          </table:table-cell>
          <table:table-cell table:formula="of:=[.B431]-[.B$2]" office:value-type="float" office:value="15.9626712799072" calcext:value-type="float">
            <text:p>15.9626712799</text:p>
          </table:table-cell>
          <table:table-cell table:formula="of:=[.C431]/([.D431]-[.D430])" office:value-type="float" office:value="95962.8309075124" calcext:value-type="float">
            <text:p>95962.8309075124</text:p>
          </table:table-cell>
          <table:table-cell/>
          <table:table-cell office:value-type="float" office:value="1442890784.6318" calcext:value-type="float">
            <text:p>1442890784.6318</text:p>
          </table:table-cell>
          <table:table-cell table:formula="of:=[.G431]-[.$B431]" office:value-type="float" office:value="0.222985744476318" calcext:value-type="float">
            <text:p>0.2229857445</text:p>
          </table:table-cell>
          <table:table-cell/>
          <table:table-cell office:value-type="float" office:value="1442890784.6505" calcext:value-type="float">
            <text:p>1442890784.6505</text:p>
          </table:table-cell>
          <table:table-cell table:formula="of:=[.J431]-[.$B431]" office:value-type="float" office:value="0.241681098937988" calcext:value-type="float">
            <text:p>0.241681098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2890784.41832" calcext:value-type="float">
            <text:p>1442890784.41832</text:p>
          </table:table-cell>
          <table:table-cell office:value-type="float" office:value="896" calcext:value-type="float">
            <text:p>896</text:p>
          </table:table-cell>
          <table:table-cell table:formula="of:=[.B432]-[.B$2]" office:value-type="float" office:value="15.9721784591675" calcext:value-type="float">
            <text:p>15.9721784592</text:p>
          </table:table-cell>
          <table:table-cell table:formula="of:=[.C432]/([.D432]-[.D431])" office:value-type="float" office:value="94244.5677600562" calcext:value-type="float">
            <text:p>94244.5677600562</text:p>
          </table:table-cell>
          <table:table-cell/>
          <table:table-cell office:value-type="float" office:value="1442890784.63182" calcext:value-type="float">
            <text:p>1442890784.63182</text:p>
          </table:table-cell>
          <table:table-cell table:formula="of:=[.G432]-[.$B432]" office:value-type="float" office:value="0.213498115539551" calcext:value-type="float">
            <text:p>0.2134981155</text:p>
          </table:table-cell>
          <table:table-cell/>
          <table:table-cell office:value-type="float" office:value="1442890784.65362" calcext:value-type="float">
            <text:p>1442890784.65362</text:p>
          </table:table-cell>
          <table:table-cell table:formula="of:=[.J432]-[.$B432]" office:value-type="float" office:value="0.235299587249756" calcext:value-type="float">
            <text:p>0.2352995872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2890784.4277" calcext:value-type="float">
            <text:p>1442890784.4277</text:p>
          </table:table-cell>
          <table:table-cell office:value-type="float" office:value="896" calcext:value-type="float">
            <text:p>896</text:p>
          </table:table-cell>
          <table:table-cell table:formula="of:=[.B433]-[.B$2]" office:value-type="float" office:value="15.9815595149994" calcext:value-type="float">
            <text:p>15.981559515</text:p>
          </table:table-cell>
          <table:table-cell table:formula="of:=[.C433]/([.D433]-[.D432])" office:value-type="float" office:value="95511.6370752535" calcext:value-type="float">
            <text:p>95511.6370752535</text:p>
          </table:table-cell>
          <table:table-cell/>
          <table:table-cell office:value-type="float" office:value="1442890784.63184" calcext:value-type="float">
            <text:p>1442890784.63184</text:p>
          </table:table-cell>
          <table:table-cell table:formula="of:=[.G433]-[.$B433]" office:value-type="float" office:value="0.204136610031128" calcext:value-type="float">
            <text:p>0.20413661</text:p>
          </table:table-cell>
          <table:table-cell/>
          <table:table-cell office:value-type="float" office:value="1442890784.65673" calcext:value-type="float">
            <text:p>1442890784.65673</text:p>
          </table:table-cell>
          <table:table-cell table:formula="of:=[.J433]-[.$B433]" office:value-type="float" office:value="0.229022741317749" calcext:value-type="float">
            <text:p>0.2290227413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2890784.43715" calcext:value-type="float">
            <text:p>1442890784.43715</text:p>
          </table:table-cell>
          <table:table-cell office:value-type="float" office:value="896" calcext:value-type="float">
            <text:p>896</text:p>
          </table:table-cell>
          <table:table-cell table:formula="of:=[.B434]-[.B$2]" office:value-type="float" office:value="15.9910042285919" calcext:value-type="float">
            <text:p>15.9910042286</text:p>
          </table:table-cell>
          <table:table-cell table:formula="of:=[.C434]/([.D434]-[.D433])" office:value-type="float" office:value="94867.8846872318" calcext:value-type="float">
            <text:p>94867.8846872318</text:p>
          </table:table-cell>
          <table:table-cell/>
          <table:table-cell office:value-type="float" office:value="1442890784.74911" calcext:value-type="float">
            <text:p>1442890784.74911</text:p>
          </table:table-cell>
          <table:table-cell table:formula="of:=[.G434]-[.$B434]" office:value-type="float" office:value="0.311961650848389" calcext:value-type="float">
            <text:p>0.3119616508</text:p>
          </table:table-cell>
          <table:table-cell/>
          <table:table-cell office:value-type="float" office:value="1442890784.74937" calcext:value-type="float">
            <text:p>1442890784.74937</text:p>
          </table:table-cell>
          <table:table-cell table:formula="of:=[.J434]-[.$B434]" office:value-type="float" office:value="0.312220335006714" calcext:value-type="float">
            <text:p>0.312220335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2890784.44655" calcext:value-type="float">
            <text:p>1442890784.44655</text:p>
          </table:table-cell>
          <table:table-cell office:value-type="float" office:value="896" calcext:value-type="float">
            <text:p>896</text:p>
          </table:table-cell>
          <table:table-cell table:formula="of:=[.B435]-[.B$2]" office:value-type="float" office:value="16.0004036426544" calcext:value-type="float">
            <text:p>16.0004036427</text:p>
          </table:table-cell>
          <table:table-cell table:formula="of:=[.C435]/([.D435]-[.D434])" office:value-type="float" office:value="95325.0909090909" calcext:value-type="float">
            <text:p>95325.0909090909</text:p>
          </table:table-cell>
          <table:table-cell/>
          <table:table-cell office:value-type="float" office:value="1442890784.74915" calcext:value-type="float">
            <text:p>1442890784.74915</text:p>
          </table:table-cell>
          <table:table-cell table:formula="of:=[.G435]-[.$B435]" office:value-type="float" office:value="0.302603483200073" calcext:value-type="float">
            <text:p>0.3026034832</text:p>
          </table:table-cell>
          <table:table-cell/>
          <table:table-cell office:value-type="float" office:value="1442890784.75246" calcext:value-type="float">
            <text:p>1442890784.75246</text:p>
          </table:table-cell>
          <table:table-cell table:formula="of:=[.J435]-[.$B435]" office:value-type="float" office:value="0.305915832519531" calcext:value-type="float">
            <text:p>0.305915832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2890784.4559" calcext:value-type="float">
            <text:p>1442890784.4559</text:p>
          </table:table-cell>
          <table:table-cell office:value-type="float" office:value="896" calcext:value-type="float">
            <text:p>896</text:p>
          </table:table-cell>
          <table:table-cell table:formula="of:=[.B436]-[.B$2]" office:value-type="float" office:value="16.0097563266754" calcext:value-type="float">
            <text:p>16.0097563267</text:p>
          </table:table-cell>
          <table:table-cell table:formula="of:=[.C436]/([.D436]-[.D435])" office:value-type="float" office:value="95801.3761598858" calcext:value-type="float">
            <text:p>95801.3761598858</text:p>
          </table:table-cell>
          <table:table-cell/>
          <table:table-cell office:value-type="float" office:value="1442890784.74917" calcext:value-type="float">
            <text:p>1442890784.74917</text:p>
          </table:table-cell>
          <table:table-cell table:formula="of:=[.G436]-[.$B436]" office:value-type="float" office:value="0.293271064758301" calcext:value-type="float">
            <text:p>0.2932710648</text:p>
          </table:table-cell>
          <table:table-cell/>
          <table:table-cell office:value-type="float" office:value="1442890784.75557" calcext:value-type="float">
            <text:p>1442890784.75557</text:p>
          </table:table-cell>
          <table:table-cell table:formula="of:=[.J436]-[.$B436]" office:value-type="float" office:value="0.299670934677124" calcext:value-type="float">
            <text:p>0.299670934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2890784.46532" calcext:value-type="float">
            <text:p>1442890784.46532</text:p>
          </table:table-cell>
          <table:table-cell office:value-type="float" office:value="896" calcext:value-type="float">
            <text:p>896</text:p>
          </table:table-cell>
          <table:table-cell table:formula="of:=[.B437]-[.B$2]" office:value-type="float" office:value="16.0191733837128" calcext:value-type="float">
            <text:p>16.0191733837</text:p>
          </table:table-cell>
          <table:table-cell table:formula="of:=[.C437]/([.D437]-[.D436])" office:value-type="float" office:value="95146.4981518052" calcext:value-type="float">
            <text:p>95146.4981518052</text:p>
          </table:table-cell>
          <table:table-cell/>
          <table:table-cell office:value-type="float" office:value="1442890784.74919" calcext:value-type="float">
            <text:p>1442890784.74919</text:p>
          </table:table-cell>
          <table:table-cell table:formula="of:=[.G437]-[.$B437]" office:value-type="float" office:value="0.283873081207275" calcext:value-type="float">
            <text:p>0.2838730812</text:p>
          </table:table-cell>
          <table:table-cell/>
          <table:table-cell office:value-type="float" office:value="1442890784.75868" calcext:value-type="float">
            <text:p>1442890784.75868</text:p>
          </table:table-cell>
          <table:table-cell table:formula="of:=[.J437]-[.$B437]" office:value-type="float" office:value="0.293362617492676" calcext:value-type="float">
            <text:p>0.293362617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2890784.47471" calcext:value-type="float">
            <text:p>1442890784.47471</text:p>
          </table:table-cell>
          <table:table-cell office:value-type="float" office:value="896" calcext:value-type="float">
            <text:p>896</text:p>
          </table:table-cell>
          <table:table-cell table:formula="of:=[.B438]-[.B$2]" office:value-type="float" office:value="16.0285623073578" calcext:value-type="float">
            <text:p>16.0285623074</text:p>
          </table:table-cell>
          <table:table-cell table:formula="of:=[.C438]/([.D438]-[.D437])" office:value-type="float" office:value="95431.5993905536" calcext:value-type="float">
            <text:p>95431.5993905536</text:p>
          </table:table-cell>
          <table:table-cell/>
          <table:table-cell office:value-type="float" office:value="1442890784.74921" calcext:value-type="float">
            <text:p>1442890784.74921</text:p>
          </table:table-cell>
          <table:table-cell table:formula="of:=[.G438]-[.$B438]" office:value-type="float" office:value="0.274503231048584" calcext:value-type="float">
            <text:p>0.274503231</text:p>
          </table:table-cell>
          <table:table-cell/>
          <table:table-cell office:value-type="float" office:value="1442890784.76179" calcext:value-type="float">
            <text:p>1442890784.76179</text:p>
          </table:table-cell>
          <table:table-cell table:formula="of:=[.J438]-[.$B438]" office:value-type="float" office:value="0.287083148956299" calcext:value-type="float">
            <text:p>0.287083149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2890784.48411" calcext:value-type="float">
            <text:p>1442890784.48411</text:p>
          </table:table-cell>
          <table:table-cell office:value-type="float" office:value="896" calcext:value-type="float">
            <text:p>896</text:p>
          </table:table-cell>
          <table:table-cell table:formula="of:=[.B439]-[.B$2]" office:value-type="float" office:value="16.0379676818848" calcext:value-type="float">
            <text:p>16.0379676819</text:p>
          </table:table-cell>
          <table:table-cell table:formula="of:=[.C439]/([.D439]-[.D438])" office:value-type="float" office:value="95264.6805749195" calcext:value-type="float">
            <text:p>95264.6805749195</text:p>
          </table:table-cell>
          <table:table-cell/>
          <table:table-cell office:value-type="float" office:value="1442890784.74923" calcext:value-type="float">
            <text:p>1442890784.74923</text:p>
          </table:table-cell>
          <table:table-cell table:formula="of:=[.G439]-[.$B439]" office:value-type="float" office:value="0.265116930007935" calcext:value-type="float">
            <text:p>0.26511693</text:p>
          </table:table-cell>
          <table:table-cell/>
          <table:table-cell office:value-type="float" office:value="1442890784.76491" calcext:value-type="float">
            <text:p>1442890784.76491</text:p>
          </table:table-cell>
          <table:table-cell table:formula="of:=[.J439]-[.$B439]" office:value-type="float" office:value="0.280794143676758" calcext:value-type="float">
            <text:p>0.2807941437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2890784.49352" calcext:value-type="float">
            <text:p>1442890784.49352</text:p>
          </table:table-cell>
          <table:table-cell office:value-type="float" office:value="896" calcext:value-type="float">
            <text:p>896</text:p>
          </table:table-cell>
          <table:table-cell table:formula="of:=[.B440]-[.B$2]" office:value-type="float" office:value="16.0473725795746" calcext:value-type="float">
            <text:p>16.0473725796</text:p>
          </table:table-cell>
          <table:table-cell table:formula="of:=[.C440]/([.D440]-[.D439])" office:value-type="float" office:value="95269.5105838213" calcext:value-type="float">
            <text:p>95269.5105838213</text:p>
          </table:table-cell>
          <table:table-cell/>
          <table:table-cell office:value-type="float" office:value="1442890784.74925" calcext:value-type="float">
            <text:p>1442890784.74925</text:p>
          </table:table-cell>
          <table:table-cell table:formula="of:=[.G440]-[.$B440]" office:value-type="float" office:value="0.255730628967285" calcext:value-type="float">
            <text:p>0.255730629</text:p>
          </table:table-cell>
          <table:table-cell/>
          <table:table-cell office:value-type="float" office:value="1442890784.76801" calcext:value-type="float">
            <text:p>1442890784.76801</text:p>
          </table:table-cell>
          <table:table-cell table:formula="of:=[.J440]-[.$B440]" office:value-type="float" office:value="0.274491786956787" calcext:value-type="float">
            <text:p>0.274491787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2890784.50293" calcext:value-type="float">
            <text:p>1442890784.50293</text:p>
          </table:table-cell>
          <table:table-cell office:value-type="float" office:value="896" calcext:value-type="float">
            <text:p>896</text:p>
          </table:table-cell>
          <table:table-cell table:formula="of:=[.B441]-[.B$2]" office:value-type="float" office:value="16.0567889213562" calcext:value-type="float">
            <text:p>16.0567889214</text:p>
          </table:table-cell>
          <table:table-cell table:formula="of:=[.C441]/([.D441]-[.D440])" office:value-type="float" office:value="95153.7253829599" calcext:value-type="float">
            <text:p>95153.7253829599</text:p>
          </table:table-cell>
          <table:table-cell/>
          <table:table-cell office:value-type="float" office:value="1442890784.74927" calcext:value-type="float">
            <text:p>1442890784.74927</text:p>
          </table:table-cell>
          <table:table-cell table:formula="of:=[.G441]-[.$B441]" office:value-type="float" office:value="0.246332883834839" calcext:value-type="float">
            <text:p>0.2463328838</text:p>
          </table:table-cell>
          <table:table-cell/>
          <table:table-cell office:value-type="float" office:value="1442890784.77111" calcext:value-type="float">
            <text:p>1442890784.77111</text:p>
          </table:table-cell>
          <table:table-cell table:formula="of:=[.J441]-[.$B441]" office:value-type="float" office:value="0.268177270889282" calcext:value-type="float">
            <text:p>0.2681772709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2890784.51237" calcext:value-type="float">
            <text:p>1442890784.51237</text:p>
          </table:table-cell>
          <table:table-cell office:value-type="float" office:value="896" calcext:value-type="float">
            <text:p>896</text:p>
          </table:table-cell>
          <table:table-cell table:formula="of:=[.B442]-[.B$2]" office:value-type="float" office:value="16.0662212371826" calcext:value-type="float">
            <text:p>16.0662212372</text:p>
          </table:table-cell>
          <table:table-cell table:formula="of:=[.C442]/([.D442]-[.D441])" office:value-type="float" office:value="94992.5783327435" calcext:value-type="float">
            <text:p>94992.5783327435</text:p>
          </table:table-cell>
          <table:table-cell/>
          <table:table-cell office:value-type="float" office:value="1442890784.74928" calcext:value-type="float">
            <text:p>1442890784.74928</text:p>
          </table:table-cell>
          <table:table-cell table:formula="of:=[.G442]-[.$B442]" office:value-type="float" office:value="0.236919164657593" calcext:value-type="float">
            <text:p>0.2369191647</text:p>
          </table:table-cell>
          <table:table-cell/>
          <table:table-cell office:value-type="float" office:value="1442890784.77426" calcext:value-type="float">
            <text:p>1442890784.77426</text:p>
          </table:table-cell>
          <table:table-cell table:formula="of:=[.J442]-[.$B442]" office:value-type="float" office:value="0.261898994445801" calcext:value-type="float">
            <text:p>0.2618989944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2890784.5218" calcext:value-type="float">
            <text:p>1442890784.5218</text:p>
          </table:table-cell>
          <table:table-cell office:value-type="float" office:value="896" calcext:value-type="float">
            <text:p>896</text:p>
          </table:table-cell>
          <table:table-cell table:formula="of:=[.B443]-[.B$2]" office:value-type="float" office:value="16.0756559371948" calcext:value-type="float">
            <text:p>16.0756559372</text:p>
          </table:table-cell>
          <table:table-cell table:formula="of:=[.C443]/([.D443]-[.D442])" office:value-type="float" office:value="94968.5733346811" calcext:value-type="float">
            <text:p>94968.5733346811</text:p>
          </table:table-cell>
          <table:table-cell/>
          <table:table-cell office:value-type="float" office:value="1442890784.74931" calcext:value-type="float">
            <text:p>1442890784.74931</text:p>
          </table:table-cell>
          <table:table-cell table:formula="of:=[.G443]-[.$B443]" office:value-type="float" office:value="0.227506637573242" calcext:value-type="float">
            <text:p>0.2275066376</text:p>
          </table:table-cell>
          <table:table-cell/>
          <table:table-cell office:value-type="float" office:value="1442890784.7774" calcext:value-type="float">
            <text:p>1442890784.7774</text:p>
          </table:table-cell>
          <table:table-cell table:formula="of:=[.J443]-[.$B443]" office:value-type="float" office:value="0.255602121353149" calcext:value-type="float">
            <text:p>0.2556021214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2890784.53121" calcext:value-type="float">
            <text:p>1442890784.53121</text:p>
          </table:table-cell>
          <table:table-cell office:value-type="float" office:value="896" calcext:value-type="float">
            <text:p>896</text:p>
          </table:table-cell>
          <table:table-cell table:formula="of:=[.B444]-[.B$2]" office:value-type="float" office:value="16.0850660800934" calcext:value-type="float">
            <text:p>16.0850660801</text:p>
          </table:table-cell>
          <table:table-cell table:formula="of:=[.C444]/([.D444]-[.D443])" office:value-type="float" office:value="95216.4074083458" calcext:value-type="float">
            <text:p>95216.4074083458</text:p>
          </table:table-cell>
          <table:table-cell/>
          <table:table-cell office:value-type="float" office:value="1442890784.74933" calcext:value-type="float">
            <text:p>1442890784.74933</text:p>
          </table:table-cell>
          <table:table-cell table:formula="of:=[.G444]-[.$B444]" office:value-type="float" office:value="0.218115329742432" calcext:value-type="float">
            <text:p>0.2181153297</text:p>
          </table:table-cell>
          <table:table-cell/>
          <table:table-cell office:value-type="float" office:value="1442890784.78048" calcext:value-type="float">
            <text:p>1442890784.78048</text:p>
          </table:table-cell>
          <table:table-cell table:formula="of:=[.J444]-[.$B444]" office:value-type="float" office:value="0.249271392822266" calcext:value-type="float">
            <text:p>0.2492713928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2890784.54059" calcext:value-type="float">
            <text:p>1442890784.54059</text:p>
          </table:table-cell>
          <table:table-cell office:value-type="float" office:value="896" calcext:value-type="float">
            <text:p>896</text:p>
          </table:table-cell>
          <table:table-cell table:formula="of:=[.B445]-[.B$2]" office:value-type="float" office:value="16.0944411754608" calcext:value-type="float">
            <text:p>16.0944411755</text:p>
          </table:table-cell>
          <table:table-cell table:formula="of:=[.C445]/([.D445]-[.D444])" office:value-type="float" office:value="95572.361121001" calcext:value-type="float">
            <text:p>95572.361121001</text:p>
          </table:table-cell>
          <table:table-cell/>
          <table:table-cell office:value-type="float" office:value="1442890784.74935" calcext:value-type="float">
            <text:p>1442890784.74935</text:p>
          </table:table-cell>
          <table:table-cell table:formula="of:=[.G445]-[.$B445]" office:value-type="float" office:value="0.208759307861328" calcext:value-type="float">
            <text:p>0.2087593079</text:p>
          </table:table-cell>
          <table:table-cell/>
          <table:table-cell office:value-type="float" office:value="1442890784.78363" calcext:value-type="float">
            <text:p>1442890784.78363</text:p>
          </table:table-cell>
          <table:table-cell table:formula="of:=[.J445]-[.$B445]" office:value-type="float" office:value="0.243048906326294" calcext:value-type="float">
            <text:p>0.2430489063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2890784.54997" calcext:value-type="float">
            <text:p>1442890784.54997</text:p>
          </table:table-cell>
          <table:table-cell office:value-type="float" office:value="896" calcext:value-type="float">
            <text:p>896</text:p>
          </table:table-cell>
          <table:table-cell table:formula="of:=[.B446]-[.B$2]" office:value-type="float" office:value="16.10382604599" calcext:value-type="float">
            <text:p>16.103826046</text:p>
          </table:table-cell>
          <table:table-cell table:formula="of:=[.C446]/([.D446]-[.D445])" office:value-type="float" office:value="95472.814165587" calcext:value-type="float">
            <text:p>95472.814165587</text:p>
          </table:table-cell>
          <table:table-cell/>
          <table:table-cell office:value-type="float" office:value="1442890784.83256" calcext:value-type="float">
            <text:p>1442890784.83256</text:p>
          </table:table-cell>
          <table:table-cell table:formula="of:=[.G446]-[.$B446]" office:value-type="float" office:value="0.282588958740234" calcext:value-type="float">
            <text:p>0.2825889587</text:p>
          </table:table-cell>
          <table:table-cell/>
          <table:table-cell office:value-type="float" office:value="1442890784.83282" calcext:value-type="float">
            <text:p>1442890784.83282</text:p>
          </table:table-cell>
          <table:table-cell table:formula="of:=[.J446]-[.$B446]" office:value-type="float" office:value="0.282847166061401" calcext:value-type="float">
            <text:p>0.282847166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2890784.55934" calcext:value-type="float">
            <text:p>1442890784.55934</text:p>
          </table:table-cell>
          <table:table-cell office:value-type="float" office:value="896" calcext:value-type="float">
            <text:p>896</text:p>
          </table:table-cell>
          <table:table-cell table:formula="of:=[.B447]-[.B$2]" office:value-type="float" office:value="16.1131951808929" calcext:value-type="float">
            <text:p>16.1131951809</text:p>
          </table:table-cell>
          <table:table-cell table:formula="of:=[.C447]/([.D447]-[.D446])" office:value-type="float" office:value="95633.162429702" calcext:value-type="float">
            <text:p>95633.162429702</text:p>
          </table:table-cell>
          <table:table-cell/>
          <table:table-cell office:value-type="float" office:value="1442890784.83263" calcext:value-type="float">
            <text:p>1442890784.83263</text:p>
          </table:table-cell>
          <table:table-cell table:formula="of:=[.G447]-[.$B447]" office:value-type="float" office:value="0.273285865783691" calcext:value-type="float">
            <text:p>0.2732858658</text:p>
          </table:table-cell>
          <table:table-cell/>
          <table:table-cell office:value-type="float" office:value="1442890784.83592" calcext:value-type="float">
            <text:p>1442890784.83592</text:p>
          </table:table-cell>
          <table:table-cell table:formula="of:=[.J447]-[.$B447]" office:value-type="float" office:value="0.276584386825562" calcext:value-type="float">
            <text:p>0.276584386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2890784.56873" calcext:value-type="float">
            <text:p>1442890784.56873</text:p>
          </table:table-cell>
          <table:table-cell office:value-type="float" office:value="896" calcext:value-type="float">
            <text:p>896</text:p>
          </table:table-cell>
          <table:table-cell table:formula="of:=[.B448]-[.B$2]" office:value-type="float" office:value="16.1225845813751" calcext:value-type="float">
            <text:p>16.1225845814</text:p>
          </table:table-cell>
          <table:table-cell table:formula="of:=[.C448]/([.D448]-[.D447])" office:value-type="float" office:value="95426.7529328119" calcext:value-type="float">
            <text:p>95426.7529328119</text:p>
          </table:table-cell>
          <table:table-cell/>
          <table:table-cell office:value-type="float" office:value="1442890784.83265" calcext:value-type="float">
            <text:p>1442890784.83265</text:p>
          </table:table-cell>
          <table:table-cell table:formula="of:=[.G448]-[.$B448]" office:value-type="float" office:value="0.263923406600952" calcext:value-type="float">
            <text:p>0.2639234066</text:p>
          </table:table-cell>
          <table:table-cell/>
          <table:table-cell office:value-type="float" office:value="1442890784.83901" calcext:value-type="float">
            <text:p>1442890784.83901</text:p>
          </table:table-cell>
          <table:table-cell table:formula="of:=[.J448]-[.$B448]" office:value-type="float" office:value="0.27028489112854" calcext:value-type="float">
            <text:p>0.2702848911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2890784.57819" calcext:value-type="float">
            <text:p>1442890784.57819</text:p>
          </table:table-cell>
          <table:table-cell office:value-type="float" office:value="896" calcext:value-type="float">
            <text:p>896</text:p>
          </table:table-cell>
          <table:table-cell table:formula="of:=[.B449]-[.B$2]" office:value-type="float" office:value="16.1320421695709" calcext:value-type="float">
            <text:p>16.1320421696</text:p>
          </table:table-cell>
          <table:table-cell table:formula="of:=[.C449]/([.D449]-[.D448])" office:value-type="float" office:value="94738.7411515579" calcext:value-type="float">
            <text:p>94738.7411515579</text:p>
          </table:table-cell>
          <table:table-cell/>
          <table:table-cell office:value-type="float" office:value="1442890784.83268" calcext:value-type="float">
            <text:p>1442890784.83268</text:p>
          </table:table-cell>
          <table:table-cell table:formula="of:=[.G449]-[.$B449]" office:value-type="float" office:value="0.254488706588745" calcext:value-type="float">
            <text:p>0.2544887066</text:p>
          </table:table-cell>
          <table:table-cell/>
          <table:table-cell office:value-type="float" office:value="1442890784.84212" calcext:value-type="float">
            <text:p>1442890784.84212</text:p>
          </table:table-cell>
          <table:table-cell table:formula="of:=[.J449]-[.$B449]" office:value-type="float" office:value="0.263930320739746" calcext:value-type="float">
            <text:p>0.263930320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2890784.5876" calcext:value-type="float">
            <text:p>1442890784.5876</text:p>
          </table:table-cell>
          <table:table-cell office:value-type="float" office:value="896" calcext:value-type="float">
            <text:p>896</text:p>
          </table:table-cell>
          <table:table-cell table:formula="of:=[.B450]-[.B$2]" office:value-type="float" office:value="16.141459941864" calcext:value-type="float">
            <text:p>16.1414599419</text:p>
          </table:table-cell>
          <table:table-cell table:formula="of:=[.C450]/([.D450]-[.D449])" office:value-type="float" office:value="95139.2720184299" calcext:value-type="float">
            <text:p>95139.2720184299</text:p>
          </table:table-cell>
          <table:table-cell/>
          <table:table-cell office:value-type="float" office:value="1442890784.8327" calcext:value-type="float">
            <text:p>1442890784.8327</text:p>
          </table:table-cell>
          <table:table-cell table:formula="of:=[.G450]-[.$B450]" office:value-type="float" office:value="0.245094537734985" calcext:value-type="float">
            <text:p>0.2450945377</text:p>
          </table:table-cell>
          <table:table-cell/>
          <table:table-cell office:value-type="float" office:value="1442890784.84524" calcext:value-type="float">
            <text:p>1442890784.84524</text:p>
          </table:table-cell>
          <table:table-cell table:formula="of:=[.J450]-[.$B450]" office:value-type="float" office:value="0.257633686065674" calcext:value-type="float">
            <text:p>0.257633686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2890784.59707" calcext:value-type="float">
            <text:p>1442890784.59707</text:p>
          </table:table-cell>
          <table:table-cell office:value-type="float" office:value="896" calcext:value-type="float">
            <text:p>896</text:p>
          </table:table-cell>
          <table:table-cell table:formula="of:=[.B451]-[.B$2]" office:value-type="float" office:value="16.1509289741516" calcext:value-type="float">
            <text:p>16.1509289742</text:p>
          </table:table-cell>
          <table:table-cell table:formula="of:=[.C451]/([.D451]-[.D450])" office:value-type="float" office:value="94624.2417161849" calcext:value-type="float">
            <text:p>94624.2417161849</text:p>
          </table:table-cell>
          <table:table-cell/>
          <table:table-cell office:value-type="float" office:value="1442890784.83272" calcext:value-type="float">
            <text:p>1442890784.83272</text:p>
          </table:table-cell>
          <table:table-cell table:formula="of:=[.G451]-[.$B451]" office:value-type="float" office:value="0.235647678375244" calcext:value-type="float">
            <text:p>0.2356476784</text:p>
          </table:table-cell>
          <table:table-cell/>
          <table:table-cell office:value-type="float" office:value="1442890784.84834" calcext:value-type="float">
            <text:p>1442890784.84834</text:p>
          </table:table-cell>
          <table:table-cell table:formula="of:=[.J451]-[.$B451]" office:value-type="float" office:value="0.251267433166504" calcext:value-type="float">
            <text:p>0.251267433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2890784.60649" calcext:value-type="float">
            <text:p>1442890784.60649</text:p>
          </table:table-cell>
          <table:table-cell office:value-type="float" office:value="896" calcext:value-type="float">
            <text:p>896</text:p>
          </table:table-cell>
          <table:table-cell table:formula="of:=[.B452]-[.B$2]" office:value-type="float" office:value="16.1603496074677" calcext:value-type="float">
            <text:p>16.1603496075</text:p>
          </table:table-cell>
          <table:table-cell table:formula="of:=[.C452]/([.D452]-[.D451])" office:value-type="float" office:value="95110.3784577228" calcext:value-type="float">
            <text:p>95110.3784577228</text:p>
          </table:table-cell>
          <table:table-cell/>
          <table:table-cell office:value-type="float" office:value="1442890784.83274" calcext:value-type="float">
            <text:p>1442890784.83274</text:p>
          </table:table-cell>
          <table:table-cell table:formula="of:=[.G452]-[.$B452]" office:value-type="float" office:value="0.226250648498535" calcext:value-type="float">
            <text:p>0.2262506485</text:p>
          </table:table-cell>
          <table:table-cell/>
          <table:table-cell office:value-type="float" office:value="1442890784.85144" calcext:value-type="float">
            <text:p>1442890784.85144</text:p>
          </table:table-cell>
          <table:table-cell table:formula="of:=[.J452]-[.$B452]" office:value-type="float" office:value="0.244948863983154" calcext:value-type="float">
            <text:p>0.244948864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2890784.6159" calcext:value-type="float">
            <text:p>1442890784.6159</text:p>
          </table:table-cell>
          <table:table-cell office:value-type="float" office:value="896" calcext:value-type="float">
            <text:p>896</text:p>
          </table:table-cell>
          <table:table-cell table:formula="of:=[.B453]-[.B$2]" office:value-type="float" office:value="16.1697514057159" calcext:value-type="float">
            <text:p>16.1697514057</text:p>
          </table:table-cell>
          <table:table-cell table:formula="of:=[.C453]/([.D453]-[.D452])" office:value-type="float" office:value="95300.9175838109" calcext:value-type="float">
            <text:p>95300.9175838109</text:p>
          </table:table-cell>
          <table:table-cell/>
          <table:table-cell office:value-type="float" office:value="1442890784.83277" calcext:value-type="float">
            <text:p>1442890784.83277</text:p>
          </table:table-cell>
          <table:table-cell table:formula="of:=[.G453]-[.$B453]" office:value-type="float" office:value="0.216870546340942" calcext:value-type="float">
            <text:p>0.2168705463</text:p>
          </table:table-cell>
          <table:table-cell/>
          <table:table-cell office:value-type="float" office:value="1442890784.85455" calcext:value-type="float">
            <text:p>1442890784.85455</text:p>
          </table:table-cell>
          <table:table-cell table:formula="of:=[.J453]-[.$B453]" office:value-type="float" office:value="0.238651037216187" calcext:value-type="float">
            <text:p>0.2386510372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2890784.62534" calcext:value-type="float">
            <text:p>1442890784.62534</text:p>
          </table:table-cell>
          <table:table-cell office:value-type="float" office:value="896" calcext:value-type="float">
            <text:p>896</text:p>
          </table:table-cell>
          <table:table-cell table:formula="of:=[.B454]-[.B$2]" office:value-type="float" office:value="16.1791963577271" calcext:value-type="float">
            <text:p>16.1791963577</text:p>
          </table:table-cell>
          <table:table-cell table:formula="of:=[.C454]/([.D454]-[.D453])" office:value-type="float" office:value="94865.489940679" calcext:value-type="float">
            <text:p>94865.489940679</text:p>
          </table:table-cell>
          <table:table-cell/>
          <table:table-cell office:value-type="float" office:value="1442890784.83279" calcext:value-type="float">
            <text:p>1442890784.83279</text:p>
          </table:table-cell>
          <table:table-cell table:formula="of:=[.G454]-[.$B454]" office:value-type="float" office:value="0.20744776725769" calcext:value-type="float">
            <text:p>0.2074477673</text:p>
          </table:table-cell>
          <table:table-cell/>
          <table:table-cell office:value-type="float" office:value="1442890784.85764" calcext:value-type="float">
            <text:p>1442890784.85764</text:p>
          </table:table-cell>
          <table:table-cell table:formula="of:=[.J454]-[.$B454]" office:value-type="float" office:value="0.232296943664551" calcext:value-type="float">
            <text:p>0.2322969437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2890784.63481" calcext:value-type="float">
            <text:p>1442890784.63481</text:p>
          </table:table-cell>
          <table:table-cell office:value-type="float" office:value="896" calcext:value-type="float">
            <text:p>896</text:p>
          </table:table-cell>
          <table:table-cell table:formula="of:=[.B455]-[.B$2]" office:value-type="float" office:value="16.1886632442474" calcext:value-type="float">
            <text:p>16.1886632442</text:p>
          </table:table-cell>
          <table:table-cell table:formula="of:=[.C455]/([.D455]-[.D454])" office:value-type="float" office:value="94645.6892739316" calcext:value-type="float">
            <text:p>94645.6892739316</text:p>
          </table:table-cell>
          <table:table-cell/>
          <table:table-cell office:value-type="float" office:value="1442890784.94698" calcext:value-type="float">
            <text:p>1442890784.94698</text:p>
          </table:table-cell>
          <table:table-cell table:formula="of:=[.G455]-[.$B455]" office:value-type="float" office:value="0.312174081802368" calcext:value-type="float">
            <text:p>0.3121740818</text:p>
          </table:table-cell>
          <table:table-cell/>
          <table:table-cell office:value-type="float" office:value="1442890784.94728" calcext:value-type="float">
            <text:p>1442890784.94728</text:p>
          </table:table-cell>
          <table:table-cell table:formula="of:=[.J455]-[.$B455]" office:value-type="float" office:value="0.312471151351929" calcext:value-type="float">
            <text:p>0.3124711514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2890784.64422" calcext:value-type="float">
            <text:p>1442890784.64422</text:p>
          </table:table-cell>
          <table:table-cell office:value-type="float" office:value="896" calcext:value-type="float">
            <text:p>896</text:p>
          </table:table-cell>
          <table:table-cell table:formula="of:=[.B456]-[.B$2]" office:value-type="float" office:value="16.1980793476105" calcext:value-type="float">
            <text:p>16.1980793476</text:p>
          </table:table-cell>
          <table:table-cell table:formula="of:=[.C456]/([.D456]-[.D455])" office:value-type="float" office:value="95156.1347040057" calcext:value-type="float">
            <text:p>95156.1347040057</text:p>
          </table:table-cell>
          <table:table-cell/>
          <table:table-cell office:value-type="float" office:value="1442890784.94703" calcext:value-type="float">
            <text:p>1442890784.94703</text:p>
          </table:table-cell>
          <table:table-cell table:formula="of:=[.G456]-[.$B456]" office:value-type="float" office:value="0.30280613899231" calcext:value-type="float">
            <text:p>0.302806139</text:p>
          </table:table-cell>
          <table:table-cell/>
          <table:table-cell office:value-type="float" office:value="1442890784.95037" calcext:value-type="float">
            <text:p>1442890784.95037</text:p>
          </table:table-cell>
          <table:table-cell table:formula="of:=[.J456]-[.$B456]" office:value-type="float" office:value="0.306149005889893" calcext:value-type="float">
            <text:p>0.3061490059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2890784.65361" calcext:value-type="float">
            <text:p>1442890784.65361</text:p>
          </table:table-cell>
          <table:table-cell office:value-type="float" office:value="896" calcext:value-type="float">
            <text:p>896</text:p>
          </table:table-cell>
          <table:table-cell table:formula="of:=[.B457]-[.B$2]" office:value-type="float" office:value="16.2074611186981" calcext:value-type="float">
            <text:p>16.2074611187</text:p>
          </table:table-cell>
          <table:table-cell table:formula="of:=[.C457]/([.D457]-[.D456])" office:value-type="float" office:value="95504.3553748412" calcext:value-type="float">
            <text:p>95504.3553748412</text:p>
          </table:table-cell>
          <table:table-cell/>
          <table:table-cell office:value-type="float" office:value="1442890784.94705" calcext:value-type="float">
            <text:p>1442890784.94705</text:p>
          </table:table-cell>
          <table:table-cell table:formula="of:=[.G457]-[.$B457]" office:value-type="float" office:value="0.293447732925415" calcext:value-type="float">
            <text:p>0.2934477329</text:p>
          </table:table-cell>
          <table:table-cell/>
          <table:table-cell office:value-type="float" office:value="1442890784.95349" calcext:value-type="float">
            <text:p>1442890784.95349</text:p>
          </table:table-cell>
          <table:table-cell table:formula="of:=[.J457]-[.$B457]" office:value-type="float" office:value="0.299886703491211" calcext:value-type="float">
            <text:p>0.2998867035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2890784.66296" calcext:value-type="float">
            <text:p>1442890784.66296</text:p>
          </table:table-cell>
          <table:table-cell office:value-type="float" office:value="896" calcext:value-type="float">
            <text:p>896</text:p>
          </table:table-cell>
          <table:table-cell table:formula="of:=[.B458]-[.B$2]" office:value-type="float" office:value="16.216819524765" calcext:value-type="float">
            <text:p>16.2168195248</text:p>
          </table:table-cell>
          <table:table-cell table:formula="of:=[.C458]/([.D458]-[.D457])" office:value-type="float" office:value="95742.7999592377" calcext:value-type="float">
            <text:p>95742.7999592377</text:p>
          </table:table-cell>
          <table:table-cell/>
          <table:table-cell office:value-type="float" office:value="1442890784.94708" calcext:value-type="float">
            <text:p>1442890784.94708</text:p>
          </table:table-cell>
          <table:table-cell table:formula="of:=[.G458]-[.$B458]" office:value-type="float" office:value="0.284111022949219" calcext:value-type="float">
            <text:p>0.2841110229</text:p>
          </table:table-cell>
          <table:table-cell/>
          <table:table-cell office:value-type="float" office:value="1442890784.9566" calcext:value-type="float">
            <text:p>1442890784.9566</text:p>
          </table:table-cell>
          <table:table-cell table:formula="of:=[.J458]-[.$B458]" office:value-type="float" office:value="0.29363226890564" calcext:value-type="float">
            <text:p>0.293632268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2890784.67231" calcext:value-type="float">
            <text:p>1442890784.67231</text:p>
          </table:table-cell>
          <table:table-cell office:value-type="float" office:value="896" calcext:value-type="float">
            <text:p>896</text:p>
          </table:table-cell>
          <table:table-cell table:formula="of:=[.B459]-[.B$2]" office:value-type="float" office:value="16.2261641025543" calcext:value-type="float">
            <text:p>16.2261641026</text:p>
          </table:table-cell>
          <table:table-cell table:formula="of:=[.C459]/([.D459]-[.D458])" office:value-type="float" office:value="95884.4819104965" calcext:value-type="float">
            <text:p>95884.4819104965</text:p>
          </table:table-cell>
          <table:table-cell/>
          <table:table-cell office:value-type="float" office:value="1442890784.9471" calcext:value-type="float">
            <text:p>1442890784.9471</text:p>
          </table:table-cell>
          <table:table-cell table:formula="of:=[.G459]-[.$B459]" office:value-type="float" office:value="0.27478814125061" calcext:value-type="float">
            <text:p>0.2747881413</text:p>
          </table:table-cell>
          <table:table-cell/>
          <table:table-cell office:value-type="float" office:value="1442890784.9597" calcext:value-type="float">
            <text:p>1442890784.9597</text:p>
          </table:table-cell>
          <table:table-cell table:formula="of:=[.J459]-[.$B459]" office:value-type="float" office:value="0.287386894226074" calcext:value-type="float">
            <text:p>0.2873868942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2890784.68171" calcext:value-type="float">
            <text:p>1442890784.68171</text:p>
          </table:table-cell>
          <table:table-cell office:value-type="float" office:value="896" calcext:value-type="float">
            <text:p>896</text:p>
          </table:table-cell>
          <table:table-cell table:formula="of:=[.B460]-[.B$2]" office:value-type="float" office:value="16.2355680465698" calcext:value-type="float">
            <text:p>16.2355680466</text:p>
          </table:table-cell>
          <table:table-cell table:formula="of:=[.C460]/([.D460]-[.D459])" office:value-type="float" office:value="95279.1720710899" calcext:value-type="float">
            <text:p>95279.1720710899</text:p>
          </table:table-cell>
          <table:table-cell/>
          <table:table-cell office:value-type="float" office:value="1442890784.94712" calcext:value-type="float">
            <text:p>1442890784.94712</text:p>
          </table:table-cell>
          <table:table-cell table:formula="of:=[.G460]-[.$B460]" office:value-type="float" office:value="0.265406131744385" calcext:value-type="float">
            <text:p>0.2654061317</text:p>
          </table:table-cell>
          <table:table-cell/>
          <table:table-cell office:value-type="float" office:value="1442890784.9628" calcext:value-type="float">
            <text:p>1442890784.9628</text:p>
          </table:table-cell>
          <table:table-cell table:formula="of:=[.J460]-[.$B460]" office:value-type="float" office:value="0.281090259552002" calcext:value-type="float">
            <text:p>0.2810902596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2890784.69118" calcext:value-type="float">
            <text:p>1442890784.69118</text:p>
          </table:table-cell>
          <table:table-cell office:value-type="float" office:value="896" calcext:value-type="float">
            <text:p>896</text:p>
          </table:table-cell>
          <table:table-cell table:formula="of:=[.B461]-[.B$2]" office:value-type="float" office:value="16.245032787323" calcext:value-type="float">
            <text:p>16.2450327873</text:p>
          </table:table-cell>
          <table:table-cell table:formula="of:=[.C461]/([.D461]-[.D460])" office:value-type="float" office:value="94667.1465565016" calcext:value-type="float">
            <text:p>94667.1465565016</text:p>
          </table:table-cell>
          <table:table-cell/>
          <table:table-cell office:value-type="float" office:value="1442890784.94714" calcext:value-type="float">
            <text:p>1442890784.94714</text:p>
          </table:table-cell>
          <table:table-cell table:formula="of:=[.G461]-[.$B461]" office:value-type="float" office:value="0.255964517593384" calcext:value-type="float">
            <text:p>0.2559645176</text:p>
          </table:table-cell>
          <table:table-cell/>
          <table:table-cell office:value-type="float" office:value="1442890784.96592" calcext:value-type="float">
            <text:p>1442890784.96592</text:p>
          </table:table-cell>
          <table:table-cell table:formula="of:=[.J461]-[.$B461]" office:value-type="float" office:value="0.274744033813477" calcext:value-type="float">
            <text:p>0.2747440338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2890784.7006" calcext:value-type="float">
            <text:p>1442890784.7006</text:p>
          </table:table-cell>
          <table:table-cell office:value-type="float" office:value="896" calcext:value-type="float">
            <text:p>896</text:p>
          </table:table-cell>
          <table:table-cell table:formula="of:=[.B462]-[.B$2]" office:value-type="float" office:value="16.2544581890106" calcext:value-type="float">
            <text:p>16.254458189</text:p>
          </table:table-cell>
          <table:table-cell table:formula="of:=[.C462]/([.D462]-[.D461])" office:value-type="float" office:value="95062.2615030481" calcext:value-type="float">
            <text:p>95062.2615030481</text:p>
          </table:table-cell>
          <table:table-cell/>
          <table:table-cell office:value-type="float" office:value="1442890784.94716" calcext:value-type="float">
            <text:p>1442890784.94716</text:p>
          </table:table-cell>
          <table:table-cell table:formula="of:=[.G462]-[.$B462]" office:value-type="float" office:value="0.246561527252197" calcext:value-type="float">
            <text:p>0.2465615273</text:p>
          </table:table-cell>
          <table:table-cell/>
          <table:table-cell office:value-type="float" office:value="1442890784.96905" calcext:value-type="float">
            <text:p>1442890784.96905</text:p>
          </table:table-cell>
          <table:table-cell table:formula="of:=[.J462]-[.$B462]" office:value-type="float" office:value="0.268445491790771" calcext:value-type="float">
            <text:p>0.268445491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2890784.71002" calcext:value-type="float">
            <text:p>1442890784.71002</text:p>
          </table:table-cell>
          <table:table-cell office:value-type="float" office:value="896" calcext:value-type="float">
            <text:p>896</text:p>
          </table:table-cell>
          <table:table-cell table:formula="of:=[.B463]-[.B$2]" office:value-type="float" office:value="16.2638790607452" calcext:value-type="float">
            <text:p>16.2638790607</text:p>
          </table:table-cell>
          <table:table-cell table:formula="of:=[.C463]/([.D463]-[.D462])" office:value-type="float" office:value="95107.9714531558" calcext:value-type="float">
            <text:p>95107.9714531558</text:p>
          </table:table-cell>
          <table:table-cell/>
          <table:table-cell office:value-type="float" office:value="1442890784.94719" calcext:value-type="float">
            <text:p>1442890784.94719</text:p>
          </table:table-cell>
          <table:table-cell table:formula="of:=[.G463]-[.$B463]" office:value-type="float" office:value="0.237162590026855" calcext:value-type="float">
            <text:p>0.23716259</text:p>
          </table:table-cell>
          <table:table-cell/>
          <table:table-cell office:value-type="float" office:value="1442890784.97216" calcext:value-type="float">
            <text:p>1442890784.97216</text:p>
          </table:table-cell>
          <table:table-cell table:formula="of:=[.J463]-[.$B463]" office:value-type="float" office:value="0.262131690979004" calcext:value-type="float">
            <text:p>0.26213169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2890784.71944" calcext:value-type="float">
            <text:p>1442890784.71944</text:p>
          </table:table-cell>
          <table:table-cell office:value-type="float" office:value="896" calcext:value-type="float">
            <text:p>896</text:p>
          </table:table-cell>
          <table:table-cell table:formula="of:=[.B464]-[.B$2]" office:value-type="float" office:value="16.273295879364" calcext:value-type="float">
            <text:p>16.2732958794</text:p>
          </table:table-cell>
          <table:table-cell table:formula="of:=[.C464]/([.D464]-[.D463])" office:value-type="float" office:value="95148.9071068689" calcext:value-type="float">
            <text:p>95148.9071068689</text:p>
          </table:table-cell>
          <table:table-cell/>
          <table:table-cell office:value-type="float" office:value="1442890784.94721" calcext:value-type="float">
            <text:p>1442890784.94721</text:p>
          </table:table-cell>
          <table:table-cell table:formula="of:=[.G464]-[.$B464]" office:value-type="float" office:value="0.2277672290802" calcext:value-type="float">
            <text:p>0.2277672291</text:p>
          </table:table-cell>
          <table:table-cell/>
          <table:table-cell office:value-type="float" office:value="1442890784.97525" calcext:value-type="float">
            <text:p>1442890784.97525</text:p>
          </table:table-cell>
          <table:table-cell table:formula="of:=[.J464]-[.$B464]" office:value-type="float" office:value="0.255808115005493" calcext:value-type="float">
            <text:p>0.255808115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2890784.72892" calcext:value-type="float">
            <text:p>1442890784.72892</text:p>
          </table:table-cell>
          <table:table-cell office:value-type="float" office:value="896" calcext:value-type="float">
            <text:p>896</text:p>
          </table:table-cell>
          <table:table-cell table:formula="of:=[.B465]-[.B$2]" office:value-type="float" office:value="16.2827746868134" calcext:value-type="float">
            <text:p>16.2827746868</text:p>
          </table:table-cell>
          <table:table-cell table:formula="of:=[.C465]/([.D465]-[.D464])" office:value-type="float" office:value="94526.6590537515" calcext:value-type="float">
            <text:p>94526.6590537515</text:p>
          </table:table-cell>
          <table:table-cell/>
          <table:table-cell office:value-type="float" office:value="1442890784.94723" calcext:value-type="float">
            <text:p>1442890784.94723</text:p>
          </table:table-cell>
          <table:table-cell table:formula="of:=[.G465]-[.$B465]" office:value-type="float" office:value="0.218309879302979" calcext:value-type="float">
            <text:p>0.2183098793</text:p>
          </table:table-cell>
          <table:table-cell/>
          <table:table-cell office:value-type="float" office:value="1442890784.97832" calcext:value-type="float">
            <text:p>1442890784.97832</text:p>
          </table:table-cell>
          <table:table-cell table:formula="of:=[.J465]-[.$B465]" office:value-type="float" office:value="0.249403238296509" calcext:value-type="float">
            <text:p>0.2494032383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2890784.73832" calcext:value-type="float">
            <text:p>1442890784.73832</text:p>
          </table:table-cell>
          <table:table-cell office:value-type="float" office:value="896" calcext:value-type="float">
            <text:p>896</text:p>
          </table:table-cell>
          <table:table-cell table:formula="of:=[.B466]-[.B$2]" office:value-type="float" office:value="16.2921786308289" calcext:value-type="float">
            <text:p>16.2921786308</text:p>
          </table:table-cell>
          <table:table-cell table:formula="of:=[.C466]/([.D466]-[.D465])" office:value-type="float" office:value="95279.1720710899" calcext:value-type="float">
            <text:p>95279.1720710899</text:p>
          </table:table-cell>
          <table:table-cell/>
          <table:table-cell office:value-type="float" office:value="1442890784.94725" calcext:value-type="float">
            <text:p>1442890784.94725</text:p>
          </table:table-cell>
          <table:table-cell table:formula="of:=[.G466]-[.$B466]" office:value-type="float" office:value="0.208928108215332" calcext:value-type="float">
            <text:p>0.2089281082</text:p>
          </table:table-cell>
          <table:table-cell/>
          <table:table-cell office:value-type="float" office:value="1442890784.98141" calcext:value-type="float">
            <text:p>1442890784.98141</text:p>
          </table:table-cell>
          <table:table-cell table:formula="of:=[.J466]-[.$B466]" office:value-type="float" office:value="0.243091583251953" calcext:value-type="float">
            <text:p>0.243091583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2890784.74773" calcext:value-type="float">
            <text:p>1442890784.74773</text:p>
          </table:table-cell>
          <table:table-cell office:value-type="float" office:value="896" calcext:value-type="float">
            <text:p>896</text:p>
          </table:table-cell>
          <table:table-cell table:formula="of:=[.B467]-[.B$2]" office:value-type="float" office:value="16.3015837669373" calcext:value-type="float">
            <text:p>16.3015837669</text:p>
          </table:table-cell>
          <table:table-cell table:formula="of:=[.C467]/([.D467]-[.D466])" office:value-type="float" office:value="95267.0955181505" calcext:value-type="float">
            <text:p>95267.0955181505</text:p>
          </table:table-cell>
          <table:table-cell/>
          <table:table-cell office:value-type="float" office:value="1442890785.03348" calcext:value-type="float">
            <text:p>1442890785.03348</text:p>
          </table:table-cell>
          <table:table-cell table:formula="of:=[.G467]-[.$B467]" office:value-type="float" office:value="0.285750865936279" calcext:value-type="float">
            <text:p>0.2857508659</text:p>
          </table:table-cell>
          <table:table-cell/>
          <table:table-cell office:value-type="float" office:value="1442890785.03363" calcext:value-type="float">
            <text:p>1442890785.03363</text:p>
          </table:table-cell>
          <table:table-cell table:formula="of:=[.J467]-[.$B467]" office:value-type="float" office:value="0.2859046459198" calcext:value-type="float">
            <text:p>0.2859046459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2890784.75712" calcext:value-type="float">
            <text:p>1442890784.75712</text:p>
          </table:table-cell>
          <table:table-cell office:value-type="float" office:value="896" calcext:value-type="float">
            <text:p>896</text:p>
          </table:table-cell>
          <table:table-cell table:formula="of:=[.B468]-[.B$2]" office:value-type="float" office:value="16.3109769821167" calcext:value-type="float">
            <text:p>16.3109769821</text:p>
          </table:table-cell>
          <table:table-cell table:formula="of:=[.C468]/([.D468]-[.D467])" office:value-type="float" office:value="95387.99898472" calcext:value-type="float">
            <text:p>95387.99898472</text:p>
          </table:table-cell>
          <table:table-cell/>
          <table:table-cell office:value-type="float" office:value="1442890785.03354" calcext:value-type="float">
            <text:p>1442890785.03354</text:p>
          </table:table-cell>
          <table:table-cell table:formula="of:=[.G468]-[.$B468]" office:value-type="float" office:value="0.276415824890137" calcext:value-type="float">
            <text:p>0.2764158249</text:p>
          </table:table-cell>
          <table:table-cell/>
          <table:table-cell office:value-type="float" office:value="1442890785.03651" calcext:value-type="float">
            <text:p>1442890785.03651</text:p>
          </table:table-cell>
          <table:table-cell table:formula="of:=[.J468]-[.$B468]" office:value-type="float" office:value="0.279392957687378" calcext:value-type="float">
            <text:p>0.279392957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2890784.76653" calcext:value-type="float">
            <text:p>1442890784.76653</text:p>
          </table:table-cell>
          <table:table-cell office:value-type="float" office:value="896" calcext:value-type="float">
            <text:p>896</text:p>
          </table:table-cell>
          <table:table-cell table:formula="of:=[.B469]-[.B$2]" office:value-type="float" office:value="16.3203895092011" calcext:value-type="float">
            <text:p>16.3203895092</text:p>
          </table:table-cell>
          <table:table-cell table:formula="of:=[.C469]/([.D469]-[.D468])" office:value-type="float" office:value="95192.2891663923" calcext:value-type="float">
            <text:p>95192.2891663923</text:p>
          </table:table-cell>
          <table:table-cell/>
          <table:table-cell office:value-type="float" office:value="1442890785.03369" calcext:value-type="float">
            <text:p>1442890785.03369</text:p>
          </table:table-cell>
          <table:table-cell table:formula="of:=[.G469]-[.$B469]" office:value-type="float" office:value="0.267157554626465" calcext:value-type="float">
            <text:p>0.2671575546</text:p>
          </table:table-cell>
          <table:table-cell/>
          <table:table-cell office:value-type="float" office:value="1442890785.03941" calcext:value-type="float">
            <text:p>1442890785.03941</text:p>
          </table:table-cell>
          <table:table-cell table:formula="of:=[.J469]-[.$B469]" office:value-type="float" office:value="0.272872447967529" calcext:value-type="float">
            <text:p>0.27287244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2890784.77595" calcext:value-type="float">
            <text:p>1442890784.77595</text:p>
          </table:table-cell>
          <table:table-cell office:value-type="float" office:value="896" calcext:value-type="float">
            <text:p>896</text:p>
          </table:table-cell>
          <table:table-cell table:formula="of:=[.B470]-[.B$2]" office:value-type="float" office:value="16.3298015594482" calcext:value-type="float">
            <text:p>16.3298015594</text:p>
          </table:table-cell>
          <table:table-cell table:formula="of:=[.C470]/([.D470]-[.D469])" office:value-type="float" office:value="95197.1118372723" calcext:value-type="float">
            <text:p>95197.1118372723</text:p>
          </table:table-cell>
          <table:table-cell/>
          <table:table-cell office:value-type="float" office:value="1442890785.03373" calcext:value-type="float">
            <text:p>1442890785.03373</text:p>
          </table:table-cell>
          <table:table-cell table:formula="of:=[.G470]-[.$B470]" office:value-type="float" office:value="0.257779359817505" calcext:value-type="float">
            <text:p>0.2577793598</text:p>
          </table:table-cell>
          <table:table-cell/>
          <table:table-cell office:value-type="float" office:value="1442890785.04227" calcext:value-type="float">
            <text:p>1442890785.04227</text:p>
          </table:table-cell>
          <table:table-cell table:formula="of:=[.J470]-[.$B470]" office:value-type="float" office:value="0.266323566436768" calcext:value-type="float">
            <text:p>0.2663235664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2890784.78536" calcext:value-type="float">
            <text:p>1442890784.78536</text:p>
          </table:table-cell>
          <table:table-cell office:value-type="float" office:value="896" calcext:value-type="float">
            <text:p>896</text:p>
          </table:table-cell>
          <table:table-cell table:formula="of:=[.B471]-[.B$2]" office:value-type="float" office:value="16.3392155170441" calcext:value-type="float">
            <text:p>16.339215517</text:p>
          </table:table-cell>
          <table:table-cell table:formula="of:=[.C471]/([.D471]-[.D470])" office:value-type="float" office:value="95177.8240850956" calcext:value-type="float">
            <text:p>95177.8240850956</text:p>
          </table:table-cell>
          <table:table-cell/>
          <table:table-cell office:value-type="float" office:value="1442890785.03375" calcext:value-type="float">
            <text:p>1442890785.03375</text:p>
          </table:table-cell>
          <table:table-cell table:formula="of:=[.G471]-[.$B471]" office:value-type="float" office:value="0.248386859893799" calcext:value-type="float">
            <text:p>0.2483868599</text:p>
          </table:table-cell>
          <table:table-cell/>
          <table:table-cell office:value-type="float" office:value="1442890785.04515" calcext:value-type="float">
            <text:p>1442890785.04515</text:p>
          </table:table-cell>
          <table:table-cell table:formula="of:=[.J471]-[.$B471]" office:value-type="float" office:value="0.259790658950806" calcext:value-type="float">
            <text:p>0.25979065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2890784.7948" calcext:value-type="float">
            <text:p>1442890784.7948</text:p>
          </table:table-cell>
          <table:table-cell office:value-type="float" office:value="896" calcext:value-type="float">
            <text:p>896</text:p>
          </table:table-cell>
          <table:table-cell table:formula="of:=[.B472]-[.B$2]" office:value-type="float" office:value="16.3486559391022" calcext:value-type="float">
            <text:p>16.3486559391</text:p>
          </table:table-cell>
          <table:table-cell table:formula="of:=[.C472]/([.D472]-[.D471])" office:value-type="float" office:value="94911.0108091726" calcext:value-type="float">
            <text:p>94911.0108091726</text:p>
          </table:table-cell>
          <table:table-cell/>
          <table:table-cell office:value-type="float" office:value="1442890785.03377" calcext:value-type="float">
            <text:p>1442890785.03377</text:p>
          </table:table-cell>
          <table:table-cell table:formula="of:=[.G472]-[.$B472]" office:value-type="float" office:value="0.238967180252075" calcext:value-type="float">
            <text:p>0.2389671803</text:p>
          </table:table-cell>
          <table:table-cell/>
          <table:table-cell office:value-type="float" office:value="1442890785.04797" calcext:value-type="float">
            <text:p>1442890785.04797</text:p>
          </table:table-cell>
          <table:table-cell table:formula="of:=[.J472]-[.$B472]" office:value-type="float" office:value="0.253166675567627" calcext:value-type="float">
            <text:p>0.2531666756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2890784.80423" calcext:value-type="float">
            <text:p>1442890784.80423</text:p>
          </table:table-cell>
          <table:table-cell office:value-type="float" office:value="896" calcext:value-type="float">
            <text:p>896</text:p>
          </table:table-cell>
          <table:table-cell table:formula="of:=[.B473]-[.B$2]" office:value-type="float" office:value="16.3580849170685" calcext:value-type="float">
            <text:p>16.3580849171</text:p>
          </table:table-cell>
          <table:table-cell table:formula="of:=[.C473]/([.D473]-[.D472])" office:value-type="float" office:value="95026.205724689" calcext:value-type="float">
            <text:p>95026.205724689</text:p>
          </table:table-cell>
          <table:table-cell/>
          <table:table-cell office:value-type="float" office:value="1442890785.03379" calcext:value-type="float">
            <text:p>1442890785.03379</text:p>
          </table:table-cell>
          <table:table-cell table:formula="of:=[.G473]-[.$B473]" office:value-type="float" office:value="0.22955846786499" calcext:value-type="float">
            <text:p>0.2295584679</text:p>
          </table:table-cell>
          <table:table-cell/>
          <table:table-cell office:value-type="float" office:value="1442890785.05078" calcext:value-type="float">
            <text:p>1442890785.05078</text:p>
          </table:table-cell>
          <table:table-cell table:formula="of:=[.J473]-[.$B473]" office:value-type="float" office:value="0.246554851531982" calcext:value-type="float">
            <text:p>0.2465548515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2890784.81366" calcext:value-type="float">
            <text:p>1442890784.81366</text:p>
          </table:table-cell>
          <table:table-cell office:value-type="float" office:value="896" calcext:value-type="float">
            <text:p>896</text:p>
          </table:table-cell>
          <table:table-cell table:formula="of:=[.B474]-[.B$2]" office:value-type="float" office:value="16.3675191402435" calcext:value-type="float">
            <text:p>16.3675191402</text:p>
          </table:table-cell>
          <table:table-cell table:formula="of:=[.C474]/([.D474]-[.D473])" office:value-type="float" office:value="94973.3733636593" calcext:value-type="float">
            <text:p>94973.3733636593</text:p>
          </table:table-cell>
          <table:table-cell/>
          <table:table-cell office:value-type="float" office:value="1442890785.03381" calcext:value-type="float">
            <text:p>1442890785.03381</text:p>
          </table:table-cell>
          <table:table-cell table:formula="of:=[.G474]-[.$B474]" office:value-type="float" office:value="0.220147371292114" calcext:value-type="float">
            <text:p>0.2201473713</text:p>
          </table:table-cell>
          <table:table-cell/>
          <table:table-cell office:value-type="float" office:value="1442890785.05362" calcext:value-type="float">
            <text:p>1442890785.05362</text:p>
          </table:table-cell>
          <table:table-cell table:formula="of:=[.J474]-[.$B474]" office:value-type="float" office:value="0.239951848983765" calcext:value-type="float">
            <text:p>0.239951849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2890784.82312" calcext:value-type="float">
            <text:p>1442890784.82312</text:p>
          </table:table-cell>
          <table:table-cell office:value-type="float" office:value="896" calcext:value-type="float">
            <text:p>896</text:p>
          </table:table-cell>
          <table:table-cell table:formula="of:=[.B475]-[.B$2]" office:value-type="float" office:value="16.3769769668579" calcext:value-type="float">
            <text:p>16.3769769669</text:p>
          </table:table-cell>
          <table:table-cell table:formula="of:=[.C475]/([.D475]-[.D474])" office:value-type="float" office:value="94736.3529204165" calcext:value-type="float">
            <text:p>94736.3529204165</text:p>
          </table:table-cell>
          <table:table-cell/>
          <table:table-cell office:value-type="float" office:value="1442890785.03386" calcext:value-type="float">
            <text:p>1442890785.03386</text:p>
          </table:table-cell>
          <table:table-cell table:formula="of:=[.G475]-[.$B475]" office:value-type="float" office:value="0.210737705230713" calcext:value-type="float">
            <text:p>0.2107377052</text:p>
          </table:table-cell>
          <table:table-cell/>
          <table:table-cell office:value-type="float" office:value="1442890785.05655" calcext:value-type="float">
            <text:p>1442890785.05655</text:p>
          </table:table-cell>
          <table:table-cell table:formula="of:=[.J475]-[.$B475]" office:value-type="float" office:value="0.233432531356812" calcext:value-type="float">
            <text:p>0.233432531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2890784.83255" calcext:value-type="float">
            <text:p>1442890784.83255</text:p>
          </table:table-cell>
          <table:table-cell office:value-type="float" office:value="896" calcext:value-type="float">
            <text:p>896</text:p>
          </table:table-cell>
          <table:table-cell table:formula="of:=[.B476]-[.B$2]" office:value-type="float" office:value="16.3864090442657" calcext:value-type="float">
            <text:p>16.3864090443</text:p>
          </table:table-cell>
          <table:table-cell table:formula="of:=[.C476]/([.D476]-[.D475])" office:value-type="float" office:value="94994.9795000126" calcext:value-type="float">
            <text:p>94994.9795000126</text:p>
          </table:table-cell>
          <table:table-cell/>
          <table:table-cell office:value-type="float" office:value="1442890785.03389" calcext:value-type="float">
            <text:p>1442890785.03389</text:p>
          </table:table-cell>
          <table:table-cell table:formula="of:=[.G476]-[.$B476]" office:value-type="float" office:value="0.201339721679687" calcext:value-type="float">
            <text:p>0.2013397217</text:p>
          </table:table-cell>
          <table:table-cell/>
          <table:table-cell office:value-type="float" office:value="1442890785.05941" calcext:value-type="float">
            <text:p>1442890785.05941</text:p>
          </table:table-cell>
          <table:table-cell table:formula="of:=[.J476]-[.$B476]" office:value-type="float" office:value="0.226853370666504" calcext:value-type="float">
            <text:p>0.2268533707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2890784.84199" calcext:value-type="float">
            <text:p>1442890784.84199</text:p>
          </table:table-cell>
          <table:table-cell office:value-type="float" office:value="896" calcext:value-type="float">
            <text:p>896</text:p>
          </table:table-cell>
          <table:table-cell table:formula="of:=[.B477]-[.B$2]" office:value-type="float" office:value="16.3958413600922" calcext:value-type="float">
            <text:p>16.3958413601</text:p>
          </table:table-cell>
          <table:table-cell table:formula="of:=[.C477]/([.D477]-[.D476])" office:value-type="float" office:value="94992.5783327435" calcext:value-type="float">
            <text:p>94992.5783327435</text:p>
          </table:table-cell>
          <table:table-cell/>
          <table:table-cell office:value-type="float" office:value="1442890785.1543" calcext:value-type="float">
            <text:p>1442890785.1543</text:p>
          </table:table-cell>
          <table:table-cell table:formula="of:=[.G477]-[.$B477]" office:value-type="float" office:value="0.312318325042725" calcext:value-type="float">
            <text:p>0.312318325</text:p>
          </table:table-cell>
          <table:table-cell/>
          <table:table-cell office:value-type="float" office:value="1442890785.15457" calcext:value-type="float">
            <text:p>1442890785.15457</text:p>
          </table:table-cell>
          <table:table-cell table:formula="of:=[.J477]-[.$B477]" office:value-type="float" office:value="0.312586545944214" calcext:value-type="float">
            <text:p>0.3125865459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2890784.85143" calcext:value-type="float">
            <text:p>1442890784.85143</text:p>
          </table:table-cell>
          <table:table-cell office:value-type="float" office:value="896" calcext:value-type="float">
            <text:p>896</text:p>
          </table:table-cell>
          <table:table-cell table:formula="of:=[.B478]-[.B$2]" office:value-type="float" office:value="16.4052827358246" calcext:value-type="float">
            <text:p>16.4052827358</text:p>
          </table:table-cell>
          <table:table-cell table:formula="of:=[.C478]/([.D478]-[.D477])" office:value-type="float" office:value="94901.4238383838" calcext:value-type="float">
            <text:p>94901.4238383838</text:p>
          </table:table-cell>
          <table:table-cell/>
          <table:table-cell office:value-type="float" office:value="1442890785.15435" calcext:value-type="float">
            <text:p>1442890785.15435</text:p>
          </table:table-cell>
          <table:table-cell table:formula="of:=[.G478]-[.$B478]" office:value-type="float" office:value="0.302918434143066" calcext:value-type="float">
            <text:p>0.3029184341</text:p>
          </table:table-cell>
          <table:table-cell/>
          <table:table-cell office:value-type="float" office:value="1442890785.15745" calcext:value-type="float">
            <text:p>1442890785.15745</text:p>
          </table:table-cell>
          <table:table-cell table:formula="of:=[.J478]-[.$B478]" office:value-type="float" office:value="0.30601978302002" calcext:value-type="float">
            <text:p>0.306019783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2890784.86086" calcext:value-type="float">
            <text:p>1442890784.86086</text:p>
          </table:table-cell>
          <table:table-cell office:value-type="float" office:value="896" calcext:value-type="float">
            <text:p>896</text:p>
          </table:table-cell>
          <table:table-cell table:formula="of:=[.B479]-[.B$2]" office:value-type="float" office:value="16.4147169589996" calcext:value-type="float">
            <text:p>16.414716959</text:p>
          </table:table-cell>
          <table:table-cell table:formula="of:=[.C479]/([.D479]-[.D478])" office:value-type="float" office:value="94973.3733636593" calcext:value-type="float">
            <text:p>94973.3733636593</text:p>
          </table:table-cell>
          <table:table-cell/>
          <table:table-cell office:value-type="float" office:value="1442890785.15438" calcext:value-type="float">
            <text:p>1442890785.15438</text:p>
          </table:table-cell>
          <table:table-cell table:formula="of:=[.G479]-[.$B479]" office:value-type="float" office:value="0.293513774871826" calcext:value-type="float">
            <text:p>0.2935137749</text:p>
          </table:table-cell>
          <table:table-cell/>
          <table:table-cell office:value-type="float" office:value="1442890785.16032" calcext:value-type="float">
            <text:p>1442890785.16032</text:p>
          </table:table-cell>
          <table:table-cell table:formula="of:=[.J479]-[.$B479]" office:value-type="float" office:value="0.299454212188721" calcext:value-type="float">
            <text:p>0.2994542122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2890784.8703" calcext:value-type="float">
            <text:p>1442890784.8703</text:p>
          </table:table-cell>
          <table:table-cell office:value-type="float" office:value="896" calcext:value-type="float">
            <text:p>896</text:p>
          </table:table-cell>
          <table:table-cell table:formula="of:=[.B480]-[.B$2]" office:value-type="float" office:value="16.4241535663605" calcext:value-type="float">
            <text:p>16.4241535664</text:p>
          </table:table-cell>
          <table:table-cell table:formula="of:=[.C480]/([.D480]-[.D479])" office:value-type="float" office:value="94949.3780697322" calcext:value-type="float">
            <text:p>94949.3780697322</text:p>
          </table:table-cell>
          <table:table-cell/>
          <table:table-cell office:value-type="float" office:value="1442890785.1544" calcext:value-type="float">
            <text:p>1442890785.1544</text:p>
          </table:table-cell>
          <table:table-cell table:formula="of:=[.G480]-[.$B480]" office:value-type="float" office:value="0.28409743309021" calcext:value-type="float">
            <text:p>0.2840974331</text:p>
          </table:table-cell>
          <table:table-cell/>
          <table:table-cell office:value-type="float" office:value="1442890785.16314" calcext:value-type="float">
            <text:p>1442890785.16314</text:p>
          </table:table-cell>
          <table:table-cell table:formula="of:=[.J480]-[.$B480]" office:value-type="float" office:value="0.292837619781494" calcext:value-type="float">
            <text:p>0.2928376198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2890784.87972" calcext:value-type="float">
            <text:p>1442890784.87972</text:p>
          </table:table-cell>
          <table:table-cell office:value-type="float" office:value="896" calcext:value-type="float">
            <text:p>896</text:p>
          </table:table-cell>
          <table:table-cell table:formula="of:=[.B481]-[.B$2]" office:value-type="float" office:value="16.433580160141" calcext:value-type="float">
            <text:p>16.4335801601</text:p>
          </table:table-cell>
          <table:table-cell table:formula="of:=[.C481]/([.D481]-[.D480])" office:value-type="float" office:value="95050.2398705043" calcext:value-type="float">
            <text:p>95050.2398705043</text:p>
          </table:table-cell>
          <table:table-cell/>
          <table:table-cell office:value-type="float" office:value="1442890785.15441" calcext:value-type="float">
            <text:p>1442890785.15441</text:p>
          </table:table-cell>
          <table:table-cell table:formula="of:=[.G481]-[.$B481]" office:value-type="float" office:value="0.274689674377441" calcext:value-type="float">
            <text:p>0.2746896744</text:p>
          </table:table-cell>
          <table:table-cell/>
          <table:table-cell office:value-type="float" office:value="1442890785.16596" calcext:value-type="float">
            <text:p>1442890785.16596</text:p>
          </table:table-cell>
          <table:table-cell table:formula="of:=[.J481]-[.$B481]" office:value-type="float" office:value="0.286239862442017" calcext:value-type="float">
            <text:p>0.2862398624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2890784.88916" calcext:value-type="float">
            <text:p>1442890784.88916</text:p>
          </table:table-cell>
          <table:table-cell office:value-type="float" office:value="896" calcext:value-type="float">
            <text:p>896</text:p>
          </table:table-cell>
          <table:table-cell table:formula="of:=[.B482]-[.B$2]" office:value-type="float" office:value="16.4430181980133" calcext:value-type="float">
            <text:p>16.443018198</text:p>
          </table:table-cell>
          <table:table-cell table:formula="of:=[.C482]/([.D482]-[.D481])" office:value-type="float" office:value="94934.9867124741" calcext:value-type="float">
            <text:p>94934.9867124741</text:p>
          </table:table-cell>
          <table:table-cell/>
          <table:table-cell office:value-type="float" office:value="1442890785.15443" calcext:value-type="float">
            <text:p>1442890785.15443</text:p>
          </table:table-cell>
          <table:table-cell table:formula="of:=[.G482]-[.$B482]" office:value-type="float" office:value="0.265270233154297" calcext:value-type="float">
            <text:p>0.2652702332</text:p>
          </table:table-cell>
          <table:table-cell/>
          <table:table-cell office:value-type="float" office:value="1442890785.1688" calcext:value-type="float">
            <text:p>1442890785.1688</text:p>
          </table:table-cell>
          <table:table-cell table:formula="of:=[.J482]-[.$B482]" office:value-type="float" office:value="0.279633283615112" calcext:value-type="float">
            <text:p>0.2796332836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2890784.89859" calcext:value-type="float">
            <text:p>1442890784.89859</text:p>
          </table:table-cell>
          <table:table-cell office:value-type="float" office:value="896" calcext:value-type="float">
            <text:p>896</text:p>
          </table:table-cell>
          <table:table-cell table:formula="of:=[.B483]-[.B$2]" office:value-type="float" office:value="16.4524455070496" calcext:value-type="float">
            <text:p>16.452445507</text:p>
          </table:table-cell>
          <table:table-cell table:formula="of:=[.C483]/([.D483]-[.D482])" office:value-type="float" office:value="95043.0283503199" calcext:value-type="float">
            <text:p>95043.0283503199</text:p>
          </table:table-cell>
          <table:table-cell/>
          <table:table-cell office:value-type="float" office:value="1442890785.15445" calcext:value-type="float">
            <text:p>1442890785.15445</text:p>
          </table:table-cell>
          <table:table-cell table:formula="of:=[.G483]-[.$B483]" office:value-type="float" office:value="0.255861759185791" calcext:value-type="float">
            <text:p>0.2558617592</text:p>
          </table:table-cell>
          <table:table-cell/>
          <table:table-cell office:value-type="float" office:value="1442890785.17164" calcext:value-type="float">
            <text:p>1442890785.17164</text:p>
          </table:table-cell>
          <table:table-cell table:formula="of:=[.J483]-[.$B483]" office:value-type="float" office:value="0.273047685623169" calcext:value-type="float">
            <text:p>0.2730476856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2890784.90797" calcext:value-type="float">
            <text:p>1442890784.90797</text:p>
          </table:table-cell>
          <table:table-cell office:value-type="float" office:value="896" calcext:value-type="float">
            <text:p>896</text:p>
          </table:table-cell>
          <table:table-cell table:formula="of:=[.B484]-[.B$2]" office:value-type="float" office:value="16.4618282318115" calcext:value-type="float">
            <text:p>16.4618282318</text:p>
          </table:table-cell>
          <table:table-cell table:formula="of:=[.C484]/([.D484]-[.D483])" office:value-type="float" office:value="95494.6481679118" calcext:value-type="float">
            <text:p>95494.6481679118</text:p>
          </table:table-cell>
          <table:table-cell/>
          <table:table-cell office:value-type="float" office:value="1442890785.15447" calcext:value-type="float">
            <text:p>1442890785.15447</text:p>
          </table:table-cell>
          <table:table-cell table:formula="of:=[.G484]-[.$B484]" office:value-type="float" office:value="0.246497869491577" calcext:value-type="float">
            <text:p>0.2464978695</text:p>
          </table:table-cell>
          <table:table-cell/>
          <table:table-cell office:value-type="float" office:value="1442890785.1745" calcext:value-type="float">
            <text:p>1442890785.1745</text:p>
          </table:table-cell>
          <table:table-cell table:formula="of:=[.J484]-[.$B484]" office:value-type="float" office:value="0.266527652740479" calcext:value-type="float">
            <text:p>0.2665276527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2890784.91743" calcext:value-type="float">
            <text:p>1442890784.91743</text:p>
          </table:table-cell>
          <table:table-cell office:value-type="float" office:value="896" calcext:value-type="float">
            <text:p>896</text:p>
          </table:table-cell>
          <table:table-cell table:formula="of:=[.B485]-[.B$2]" office:value-type="float" office:value="16.4712851047516" calcext:value-type="float">
            <text:p>16.4712851048</text:p>
          </table:table-cell>
          <table:table-cell table:formula="of:=[.C485]/([.D485]-[.D484])" office:value-type="float" office:value="94745.9065675028" calcext:value-type="float">
            <text:p>94745.9065675028</text:p>
          </table:table-cell>
          <table:table-cell/>
          <table:table-cell office:value-type="float" office:value="1442890785.15449" calcext:value-type="float">
            <text:p>1442890785.15449</text:p>
          </table:table-cell>
          <table:table-cell table:formula="of:=[.G485]-[.$B485]" office:value-type="float" office:value="0.237059831619263" calcext:value-type="float">
            <text:p>0.2370598316</text:p>
          </table:table-cell>
          <table:table-cell/>
          <table:table-cell office:value-type="float" office:value="1442890785.17733" calcext:value-type="float">
            <text:p>1442890785.17733</text:p>
          </table:table-cell>
          <table:table-cell table:formula="of:=[.J485]-[.$B485]" office:value-type="float" office:value="0.259903192520142" calcext:value-type="float">
            <text:p>0.259903192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2890784.92685" calcext:value-type="float">
            <text:p>1442890784.92685</text:p>
          </table:table-cell>
          <table:table-cell office:value-type="float" office:value="896" calcext:value-type="float">
            <text:p>896</text:p>
          </table:table-cell>
          <table:table-cell table:formula="of:=[.B486]-[.B$2]" office:value-type="float" office:value="16.4807062149048" calcext:value-type="float">
            <text:p>16.4807062149</text:p>
          </table:table-cell>
          <table:table-cell table:formula="of:=[.C486]/([.D486]-[.D485])" office:value-type="float" office:value="95105.5645704163" calcext:value-type="float">
            <text:p>95105.5645704163</text:p>
          </table:table-cell>
          <table:table-cell/>
          <table:table-cell office:value-type="float" office:value="1442890785.15451" calcext:value-type="float">
            <text:p>1442890785.15451</text:p>
          </table:table-cell>
          <table:table-cell table:formula="of:=[.G486]-[.$B486]" office:value-type="float" office:value="0.227657318115234" calcext:value-type="float">
            <text:p>0.2276573181</text:p>
          </table:table-cell>
          <table:table-cell/>
          <table:table-cell office:value-type="float" office:value="1442890785.18019" calcext:value-type="float">
            <text:p>1442890785.18019</text:p>
          </table:table-cell>
          <table:table-cell table:formula="of:=[.J486]-[.$B486]" office:value-type="float" office:value="0.253339290618896" calcext:value-type="float">
            <text:p>0.253339290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2890784.9363" calcext:value-type="float">
            <text:p>1442890784.9363</text:p>
          </table:table-cell>
          <table:table-cell office:value-type="float" office:value="896" calcext:value-type="float">
            <text:p>896</text:p>
          </table:table-cell>
          <table:table-cell table:formula="of:=[.B487]-[.B$2]" office:value-type="float" office:value="16.490154504776" calcext:value-type="float">
            <text:p>16.4901545048</text:p>
          </table:table-cell>
          <table:table-cell table:formula="of:=[.C487]/([.D487]-[.D486])" office:value-type="float" office:value="94831.9761790608" calcext:value-type="float">
            <text:p>94831.9761790608</text:p>
          </table:table-cell>
          <table:table-cell/>
          <table:table-cell office:value-type="float" office:value="1442890785.15453" calcext:value-type="float">
            <text:p>1442890785.15453</text:p>
          </table:table-cell>
          <table:table-cell table:formula="of:=[.G487]-[.$B487]" office:value-type="float" office:value="0.218227624893188" calcext:value-type="float">
            <text:p>0.2182276249</text:p>
          </table:table-cell>
          <table:table-cell/>
          <table:table-cell office:value-type="float" office:value="1442890785.18305" calcext:value-type="float">
            <text:p>1442890785.18305</text:p>
          </table:table-cell>
          <table:table-cell table:formula="of:=[.J487]-[.$B487]" office:value-type="float" office:value="0.246751070022583" calcext:value-type="float">
            <text:p>0.2467510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2890784.94567" calcext:value-type="float">
            <text:p>1442890784.94567</text:p>
          </table:table-cell>
          <table:table-cell office:value-type="float" office:value="896" calcext:value-type="float">
            <text:p>896</text:p>
          </table:table-cell>
          <table:table-cell table:formula="of:=[.B488]-[.B$2]" office:value-type="float" office:value="16.4995269775391" calcext:value-type="float">
            <text:p>16.4995269775</text:p>
          </table:table-cell>
          <table:table-cell table:formula="of:=[.C488]/([.D488]-[.D487])" office:value-type="float" office:value="95599.1041693165" calcext:value-type="float">
            <text:p>95599.1041693165</text:p>
          </table:table-cell>
          <table:table-cell/>
          <table:table-cell office:value-type="float" office:value="1442890785.15455" calcext:value-type="float">
            <text:p>1442890785.15455</text:p>
          </table:table-cell>
          <table:table-cell table:formula="of:=[.G488]-[.$B488]" office:value-type="float" office:value="0.208874464035034" calcext:value-type="float">
            <text:p>0.208874464</text:p>
          </table:table-cell>
          <table:table-cell/>
          <table:table-cell office:value-type="float" office:value="1442890785.18592" calcext:value-type="float">
            <text:p>1442890785.18592</text:p>
          </table:table-cell>
          <table:table-cell table:formula="of:=[.J488]-[.$B488]" office:value-type="float" office:value="0.240250110626221" calcext:value-type="float">
            <text:p>0.2402501106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2890784.95511" calcext:value-type="float">
            <text:p>1442890784.95511</text:p>
          </table:table-cell>
          <table:table-cell office:value-type="float" office:value="896" calcext:value-type="float">
            <text:p>896</text:p>
          </table:table-cell>
          <table:table-cell table:formula="of:=[.B489]-[.B$2]" office:value-type="float" office:value="16.5089640617371" calcext:value-type="float">
            <text:p>16.5089640617</text:p>
          </table:table-cell>
          <table:table-cell table:formula="of:=[.C489]/([.D489]-[.D488])" office:value-type="float" office:value="94944.5804658683" calcext:value-type="float">
            <text:p>94944.5804658683</text:p>
          </table:table-cell>
          <table:table-cell/>
          <table:table-cell office:value-type="float" office:value="1442890785.23495" calcext:value-type="float">
            <text:p>1442890785.23495</text:p>
          </table:table-cell>
          <table:table-cell table:formula="of:=[.G489]-[.$B489]" office:value-type="float" office:value="0.279836177825928" calcext:value-type="float">
            <text:p>0.2798361778</text:p>
          </table:table-cell>
          <table:table-cell/>
          <table:table-cell office:value-type="float" office:value="1442890785.23514" calcext:value-type="float">
            <text:p>1442890785.23514</text:p>
          </table:table-cell>
          <table:table-cell table:formula="of:=[.J489]-[.$B489]" office:value-type="float" office:value="0.280034065246582" calcext:value-type="float">
            <text:p>0.2800340652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2890784.96448" calcext:value-type="float">
            <text:p>1442890784.96448</text:p>
          </table:table-cell>
          <table:table-cell office:value-type="float" office:value="896" calcext:value-type="float">
            <text:p>896</text:p>
          </table:table-cell>
          <table:table-cell table:formula="of:=[.B490]-[.B$2]" office:value-type="float" office:value="16.5183389186859" calcext:value-type="float">
            <text:p>16.5183389187</text:p>
          </table:table-cell>
          <table:table-cell table:formula="of:=[.C490]/([.D490]-[.D489])" office:value-type="float" office:value="95574.7916889194" calcext:value-type="float">
            <text:p>95574.7916889194</text:p>
          </table:table-cell>
          <table:table-cell/>
          <table:table-cell office:value-type="float" office:value="1442890785.23498" calcext:value-type="float">
            <text:p>1442890785.23498</text:p>
          </table:table-cell>
          <table:table-cell table:formula="of:=[.G490]-[.$B490]" office:value-type="float" office:value="0.270500898361206" calcext:value-type="float">
            <text:p>0.2705008984</text:p>
          </table:table-cell>
          <table:table-cell/>
          <table:table-cell office:value-type="float" office:value="1442890785.23802" calcext:value-type="float">
            <text:p>1442890785.23802</text:p>
          </table:table-cell>
          <table:table-cell table:formula="of:=[.J490]-[.$B490]" office:value-type="float" office:value="0.273534059524536" calcext:value-type="float">
            <text:p>0.2735340595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2890784.97389" calcext:value-type="float">
            <text:p>1442890784.97389</text:p>
          </table:table-cell>
          <table:table-cell office:value-type="float" office:value="896" calcext:value-type="float">
            <text:p>896</text:p>
          </table:table-cell>
          <table:table-cell table:formula="of:=[.B491]-[.B$2]" office:value-type="float" office:value="16.52774310112" calcext:value-type="float">
            <text:p>16.5277431011</text:p>
          </table:table-cell>
          <table:table-cell table:formula="of:=[.C491]/([.D491]-[.D490])" office:value-type="float" office:value="95276.7565155664" calcext:value-type="float">
            <text:p>95276.7565155664</text:p>
          </table:table-cell>
          <table:table-cell/>
          <table:table-cell office:value-type="float" office:value="1442890785.235" calcext:value-type="float">
            <text:p>1442890785.235</text:p>
          </table:table-cell>
          <table:table-cell table:formula="of:=[.G491]-[.$B491]" office:value-type="float" office:value="0.261117219924927" calcext:value-type="float">
            <text:p>0.2611172199</text:p>
          </table:table-cell>
          <table:table-cell/>
          <table:table-cell office:value-type="float" office:value="1442890785.24088" calcext:value-type="float">
            <text:p>1442890785.24088</text:p>
          </table:table-cell>
          <table:table-cell table:formula="of:=[.J491]-[.$B491]" office:value-type="float" office:value="0.266997098922729" calcext:value-type="float">
            <text:p>0.2669970989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2890784.9833" calcext:value-type="float">
            <text:p>1442890784.9833</text:p>
          </table:table-cell>
          <table:table-cell office:value-type="float" office:value="896" calcext:value-type="float">
            <text:p>896</text:p>
          </table:table-cell>
          <table:table-cell table:formula="of:=[.B492]-[.B$2]" office:value-type="float" office:value="16.5371506214142" calcext:value-type="float">
            <text:p>16.5371506214</text:p>
          </table:table-cell>
          <table:table-cell table:formula="of:=[.C492]/([.D492]-[.D491])" office:value-type="float" office:value="95242.9515941001" calcext:value-type="float">
            <text:p>95242.9515941001</text:p>
          </table:table-cell>
          <table:table-cell/>
          <table:table-cell office:value-type="float" office:value="1442890785.23502" calcext:value-type="float">
            <text:p>1442890785.23502</text:p>
          </table:table-cell>
          <table:table-cell table:formula="of:=[.G492]-[.$B492]" office:value-type="float" office:value="0.251728773117065" calcext:value-type="float">
            <text:p>0.2517287731</text:p>
          </table:table-cell>
          <table:table-cell/>
          <table:table-cell office:value-type="float" office:value="1442890785.24372" calcext:value-type="float">
            <text:p>1442890785.24372</text:p>
          </table:table-cell>
          <table:table-cell table:formula="of:=[.J492]-[.$B492]" office:value-type="float" office:value="0.260422229766846" calcext:value-type="float">
            <text:p>0.2604222298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2890784.99272" calcext:value-type="float">
            <text:p>1442890784.99272</text:p>
          </table:table-cell>
          <table:table-cell office:value-type="float" office:value="896" calcext:value-type="float">
            <text:p>896</text:p>
          </table:table-cell>
          <table:table-cell table:formula="of:=[.B493]-[.B$2]" office:value-type="float" office:value="16.5465800762177" calcext:value-type="float">
            <text:p>16.5465800762</text:p>
          </table:table-cell>
          <table:table-cell table:formula="of:=[.C493]/([.D493]-[.D492])" office:value-type="float" office:value="95021.4003539823" calcext:value-type="float">
            <text:p>95021.4003539823</text:p>
          </table:table-cell>
          <table:table-cell/>
          <table:table-cell office:value-type="float" office:value="1442890785.23504" calcext:value-type="float">
            <text:p>1442890785.23504</text:p>
          </table:table-cell>
          <table:table-cell table:formula="of:=[.G493]-[.$B493]" office:value-type="float" office:value="0.242317676544189" calcext:value-type="float">
            <text:p>0.2423176765</text:p>
          </table:table-cell>
          <table:table-cell/>
          <table:table-cell office:value-type="float" office:value="1442890785.24655" calcext:value-type="float">
            <text:p>1442890785.24655</text:p>
          </table:table-cell>
          <table:table-cell table:formula="of:=[.J493]-[.$B493]" office:value-type="float" office:value="0.253825187683105" calcext:value-type="float">
            <text:p>0.2538251877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2890785.00219" calcext:value-type="float">
            <text:p>1442890785.00219</text:p>
          </table:table-cell>
          <table:table-cell office:value-type="float" office:value="896" calcext:value-type="float">
            <text:p>896</text:p>
          </table:table-cell>
          <table:table-cell table:formula="of:=[.B494]-[.B$2]" office:value-type="float" office:value="16.5560472011566" calcext:value-type="float">
            <text:p>16.5560472012</text:p>
          </table:table-cell>
          <table:table-cell table:formula="of:=[.C494]/([.D494]-[.D493])" office:value-type="float" office:value="94643.3057318425" calcext:value-type="float">
            <text:p>94643.3057318425</text:p>
          </table:table-cell>
          <table:table-cell/>
          <table:table-cell office:value-type="float" office:value="1442890785.23506" calcext:value-type="float">
            <text:p>1442890785.23506</text:p>
          </table:table-cell>
          <table:table-cell table:formula="of:=[.G494]-[.$B494]" office:value-type="float" office:value="0.232868909835815" calcext:value-type="float">
            <text:p>0.2328689098</text:p>
          </table:table-cell>
          <table:table-cell/>
          <table:table-cell office:value-type="float" office:value="1442890785.24945" calcext:value-type="float">
            <text:p>1442890785.24945</text:p>
          </table:table-cell>
          <table:table-cell table:formula="of:=[.J494]-[.$B494]" office:value-type="float" office:value="0.247255086898804" calcext:value-type="float">
            <text:p>0.2472550869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2890785.01166" calcext:value-type="float">
            <text:p>1442890785.01166</text:p>
          </table:table-cell>
          <table:table-cell office:value-type="float" office:value="896" calcext:value-type="float">
            <text:p>896</text:p>
          </table:table-cell>
          <table:table-cell table:formula="of:=[.B495]-[.B$2]" office:value-type="float" office:value="16.5655188560486" calcext:value-type="float">
            <text:p>16.565518856</text:p>
          </table:table-cell>
          <table:table-cell table:formula="of:=[.C495]/([.D495]-[.D494])" office:value-type="float" office:value="94598.0412314043" calcext:value-type="float">
            <text:p>94598.0412314043</text:p>
          </table:table-cell>
          <table:table-cell/>
          <table:table-cell office:value-type="float" office:value="1442890785.23508" calcext:value-type="float">
            <text:p>1442890785.23508</text:p>
          </table:table-cell>
          <table:table-cell table:formula="of:=[.G495]-[.$B495]" office:value-type="float" office:value="0.223415613174438" calcext:value-type="float">
            <text:p>0.2234156132</text:p>
          </table:table-cell>
          <table:table-cell/>
          <table:table-cell office:value-type="float" office:value="1442890785.25231" calcext:value-type="float">
            <text:p>1442890785.25231</text:p>
          </table:table-cell>
          <table:table-cell table:formula="of:=[.J495]-[.$B495]" office:value-type="float" office:value="0.240643739700317" calcext:value-type="float">
            <text:p>0.2406437397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2890785.02108" calcext:value-type="float">
            <text:p>1442890785.02108</text:p>
          </table:table-cell>
          <table:table-cell office:value-type="float" office:value="896" calcext:value-type="float">
            <text:p>896</text:p>
          </table:table-cell>
          <table:table-cell table:formula="of:=[.B496]-[.B$2]" office:value-type="float" office:value="16.5749373435974" calcext:value-type="float">
            <text:p>16.5749373436</text:p>
          </table:table-cell>
          <table:table-cell table:formula="of:=[.C496]/([.D496]-[.D495])" office:value-type="float" office:value="95132.046982584" calcext:value-type="float">
            <text:p>95132.046982584</text:p>
          </table:table-cell>
          <table:table-cell/>
          <table:table-cell office:value-type="float" office:value="1442890785.2351" calcext:value-type="float">
            <text:p>1442890785.2351</text:p>
          </table:table-cell>
          <table:table-cell table:formula="of:=[.G496]-[.$B496]" office:value-type="float" office:value="0.214015960693359" calcext:value-type="float">
            <text:p>0.2140159607</text:p>
          </table:table-cell>
          <table:table-cell/>
          <table:table-cell office:value-type="float" office:value="1442890785.25514" calcext:value-type="float">
            <text:p>1442890785.25514</text:p>
          </table:table-cell>
          <table:table-cell table:formula="of:=[.J496]-[.$B496]" office:value-type="float" office:value="0.234062671661377" calcext:value-type="float">
            <text:p>0.234062671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2890785.03051" calcext:value-type="float">
            <text:p>1442890785.03051</text:p>
          </table:table-cell>
          <table:table-cell office:value-type="float" office:value="896" calcext:value-type="float">
            <text:p>896</text:p>
          </table:table-cell>
          <table:table-cell table:formula="of:=[.B497]-[.B$2]" office:value-type="float" office:value="16.5843677520752" calcext:value-type="float">
            <text:p>16.5843677521</text:p>
          </table:table-cell>
          <table:table-cell table:formula="of:=[.C497]/([.D497]-[.D496])" office:value-type="float" office:value="95011.7910704354" calcext:value-type="float">
            <text:p>95011.7910704354</text:p>
          </table:table-cell>
          <table:table-cell/>
          <table:table-cell office:value-type="float" office:value="1442890785.23512" calcext:value-type="float">
            <text:p>1442890785.23512</text:p>
          </table:table-cell>
          <table:table-cell table:formula="of:=[.G497]-[.$B497]" office:value-type="float" office:value="0.204606056213379" calcext:value-type="float">
            <text:p>0.2046060562</text:p>
          </table:table-cell>
          <table:table-cell/>
          <table:table-cell office:value-type="float" office:value="1442890785.258" calcext:value-type="float">
            <text:p>1442890785.258</text:p>
          </table:table-cell>
          <table:table-cell table:formula="of:=[.J497]-[.$B497]" office:value-type="float" office:value="0.22748589515686" calcext:value-type="float">
            <text:p>0.2274858952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2890785.03991" calcext:value-type="float">
            <text:p>1442890785.03991</text:p>
          </table:table-cell>
          <table:table-cell office:value-type="float" office:value="896" calcext:value-type="float">
            <text:p>896</text:p>
          </table:table-cell>
          <table:table-cell table:formula="of:=[.B498]-[.B$2]" office:value-type="float" office:value="16.593763589859" calcext:value-type="float">
            <text:p>16.5937635899</text:p>
          </table:table-cell>
          <table:table-cell table:formula="of:=[.C498]/([.D498]-[.D497])" office:value-type="float" office:value="95361.3738993631" calcext:value-type="float">
            <text:p>95361.3738993631</text:p>
          </table:table-cell>
          <table:table-cell/>
          <table:table-cell office:value-type="float" office:value="1442890785.35179" calcext:value-type="float">
            <text:p>1442890785.35179</text:p>
          </table:table-cell>
          <table:table-cell table:formula="of:=[.G498]-[.$B498]" office:value-type="float" office:value="0.311886787414551" calcext:value-type="float">
            <text:p>0.3118867874</text:p>
          </table:table-cell>
          <table:table-cell/>
          <table:table-cell office:value-type="float" office:value="1442890785.35225" calcext:value-type="float">
            <text:p>1442890785.35225</text:p>
          </table:table-cell>
          <table:table-cell table:formula="of:=[.J498]-[.$B498]" office:value-type="float" office:value="0.312337398529053" calcext:value-type="float">
            <text:p>0.3123373985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2890785.04934" calcext:value-type="float">
            <text:p>1442890785.04934</text:p>
          </table:table-cell>
          <table:table-cell office:value-type="float" office:value="896" calcext:value-type="float">
            <text:p>896</text:p>
          </table:table-cell>
          <table:table-cell table:formula="of:=[.B499]-[.B$2]" office:value-type="float" office:value="16.6031939983368" calcext:value-type="float">
            <text:p>16.6031939983</text:p>
          </table:table-cell>
          <table:table-cell table:formula="of:=[.C499]/([.D499]-[.D498])" office:value-type="float" office:value="95011.7910704354" calcext:value-type="float">
            <text:p>95011.7910704354</text:p>
          </table:table-cell>
          <table:table-cell/>
          <table:table-cell office:value-type="float" office:value="1442890785.35187" calcext:value-type="float">
            <text:p>1442890785.35187</text:p>
          </table:table-cell>
          <table:table-cell table:formula="of:=[.G499]-[.$B499]" office:value-type="float" office:value="0.302531480789185" calcext:value-type="float">
            <text:p>0.3025314808</text:p>
          </table:table-cell>
          <table:table-cell/>
          <table:table-cell office:value-type="float" office:value="1442890785.35511" calcext:value-type="float">
            <text:p>1442890785.35511</text:p>
          </table:table-cell>
          <table:table-cell table:formula="of:=[.J499]-[.$B499]" office:value-type="float" office:value="0.305768728256226" calcext:value-type="float">
            <text:p>0.3057687283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2890785.05873" calcext:value-type="float">
            <text:p>1442890785.05873</text:p>
          </table:table-cell>
          <table:table-cell office:value-type="float" office:value="896" calcext:value-type="float">
            <text:p>896</text:p>
          </table:table-cell>
          <table:table-cell table:formula="of:=[.B500]-[.B$2]" office:value-type="float" office:value="16.6125860214233" calcext:value-type="float">
            <text:p>16.6125860214</text:p>
          </table:table-cell>
          <table:table-cell table:formula="of:=[.C500]/([.D500]-[.D499])" office:value-type="float" office:value="95400.1062117635" calcext:value-type="float">
            <text:p>95400.1062117635</text:p>
          </table:table-cell>
          <table:table-cell/>
          <table:table-cell office:value-type="float" office:value="1442890785.35191" calcext:value-type="float">
            <text:p>1442890785.35191</text:p>
          </table:table-cell>
          <table:table-cell table:formula="of:=[.G500]-[.$B500]" office:value-type="float" office:value="0.29317831993103" calcext:value-type="float">
            <text:p>0.2931783199</text:p>
          </table:table-cell>
          <table:table-cell/>
          <table:table-cell office:value-type="float" office:value="1442890785.35797" calcext:value-type="float">
            <text:p>1442890785.35797</text:p>
          </table:table-cell>
          <table:table-cell table:formula="of:=[.J500]-[.$B500]" office:value-type="float" office:value="0.299236297607422" calcext:value-type="float">
            <text:p>0.2992362976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2890785.06816" calcext:value-type="float">
            <text:p>1442890785.06816</text:p>
          </table:table-cell>
          <table:table-cell office:value-type="float" office:value="896" calcext:value-type="float">
            <text:p>896</text:p>
          </table:table-cell>
          <table:table-cell table:formula="of:=[.B501]-[.B$2]" office:value-type="float" office:value="16.6220104694366" calcext:value-type="float">
            <text:p>16.6220104694</text:p>
          </table:table-cell>
          <table:table-cell table:formula="of:=[.C501]/([.D501]-[.D500])" office:value-type="float" office:value="95071.8809987604" calcext:value-type="float">
            <text:p>95071.8809987604</text:p>
          </table:table-cell>
          <table:table-cell/>
          <table:table-cell office:value-type="float" office:value="1442890785.35193" calcext:value-type="float">
            <text:p>1442890785.35193</text:p>
          </table:table-cell>
          <table:table-cell table:formula="of:=[.G501]-[.$B501]" office:value-type="float" office:value="0.283772945404053" calcext:value-type="float">
            <text:p>0.2837729454</text:p>
          </table:table-cell>
          <table:table-cell/>
          <table:table-cell office:value-type="float" office:value="1442890785.36082" calcext:value-type="float">
            <text:p>1442890785.36082</text:p>
          </table:table-cell>
          <table:table-cell table:formula="of:=[.J501]-[.$B501]" office:value-type="float" office:value="0.292663097381592" calcext:value-type="float">
            <text:p>0.292663097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2890785.07755" calcext:value-type="float">
            <text:p>1442890785.07755</text:p>
          </table:table-cell>
          <table:table-cell office:value-type="float" office:value="896" calcext:value-type="float">
            <text:p>896</text:p>
          </table:table-cell>
          <table:table-cell table:formula="of:=[.B502]-[.B$2]" office:value-type="float" office:value="16.6314086914063" calcext:value-type="float">
            <text:p>16.6314086914</text:p>
          </table:table-cell>
          <table:table-cell table:formula="of:=[.C502]/([.D502]-[.D501])" office:value-type="float" office:value="95337.1821710343" calcext:value-type="float">
            <text:p>95337.1821710343</text:p>
          </table:table-cell>
          <table:table-cell/>
          <table:table-cell office:value-type="float" office:value="1442890785.35195" calcext:value-type="float">
            <text:p>1442890785.35195</text:p>
          </table:table-cell>
          <table:table-cell table:formula="of:=[.G502]-[.$B502]" office:value-type="float" office:value="0.274393558502197" calcext:value-type="float">
            <text:p>0.2743935585</text:p>
          </table:table-cell>
          <table:table-cell/>
          <table:table-cell office:value-type="float" office:value="1442890785.36368" calcext:value-type="float">
            <text:p>1442890785.36368</text:p>
          </table:table-cell>
          <table:table-cell table:formula="of:=[.J502]-[.$B502]" office:value-type="float" office:value="0.286126136779785" calcext:value-type="float">
            <text:p>0.2861261368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2890785.08694" calcext:value-type="float">
            <text:p>1442890785.08694</text:p>
          </table:table-cell>
          <table:table-cell office:value-type="float" office:value="896" calcext:value-type="float">
            <text:p>896</text:p>
          </table:table-cell>
          <table:table-cell table:formula="of:=[.B503]-[.B$2]" office:value-type="float" office:value="16.6407968997955" calcext:value-type="float">
            <text:p>16.6407968998</text:p>
          </table:table-cell>
          <table:table-cell table:formula="of:=[.C503]/([.D503]-[.D502])" office:value-type="float" office:value="95438.870000254" calcext:value-type="float">
            <text:p>95438.870000254</text:p>
          </table:table-cell>
          <table:table-cell/>
          <table:table-cell office:value-type="float" office:value="1442890785.35197" calcext:value-type="float">
            <text:p>1442890785.35197</text:p>
          </table:table-cell>
          <table:table-cell table:formula="of:=[.G503]-[.$B503]" office:value-type="float" office:value="0.265023946762085" calcext:value-type="float">
            <text:p>0.2650239468</text:p>
          </table:table-cell>
          <table:table-cell/>
          <table:table-cell office:value-type="float" office:value="1442890785.36653" calcext:value-type="float">
            <text:p>1442890785.36653</text:p>
          </table:table-cell>
          <table:table-cell table:formula="of:=[.J503]-[.$B503]" office:value-type="float" office:value="0.279585599899292" calcext:value-type="float">
            <text:p>0.2795855999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2890785.09634" calcext:value-type="float">
            <text:p>1442890785.09634</text:p>
          </table:table-cell>
          <table:table-cell office:value-type="float" office:value="896" calcext:value-type="float">
            <text:p>896</text:p>
          </table:table-cell>
          <table:table-cell table:formula="of:=[.B504]-[.B$2]" office:value-type="float" office:value="16.6501960754395" calcext:value-type="float">
            <text:p>16.6501960754</text:p>
          </table:table-cell>
          <table:table-cell table:formula="of:=[.C504]/([.D504]-[.D503])" office:value-type="float" office:value="95327.508916115" calcext:value-type="float">
            <text:p>95327.508916115</text:p>
          </table:table-cell>
          <table:table-cell/>
          <table:table-cell office:value-type="float" office:value="1442890785.35201" calcext:value-type="float">
            <text:p>1442890785.35201</text:p>
          </table:table-cell>
          <table:table-cell table:formula="of:=[.G504]-[.$B504]" office:value-type="float" office:value="0.255666732788086" calcext:value-type="float">
            <text:p>0.2556667328</text:p>
          </table:table-cell>
          <table:table-cell/>
          <table:table-cell office:value-type="float" office:value="1442890785.36938" calcext:value-type="float">
            <text:p>1442890785.36938</text:p>
          </table:table-cell>
          <table:table-cell table:formula="of:=[.J504]-[.$B504]" office:value-type="float" office:value="0.273038864135742" calcext:value-type="float">
            <text:p>0.273038864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2890785.10572" calcext:value-type="float">
            <text:p>1442890785.10572</text:p>
          </table:table-cell>
          <table:table-cell office:value-type="float" office:value="896" calcext:value-type="float">
            <text:p>896</text:p>
          </table:table-cell>
          <table:table-cell table:formula="of:=[.B505]-[.B$2]" office:value-type="float" office:value="16.6595740318298" calcext:value-type="float">
            <text:p>16.6595740318</text:p>
          </table:table-cell>
          <table:table-cell table:formula="of:=[.C505]/([.D505]-[.D504])" office:value-type="float" office:value="95543.2039456958" calcext:value-type="float">
            <text:p>95543.2039456958</text:p>
          </table:table-cell>
          <table:table-cell/>
          <table:table-cell office:value-type="float" office:value="1442890785.35205" calcext:value-type="float">
            <text:p>1442890785.35205</text:p>
          </table:table-cell>
          <table:table-cell table:formula="of:=[.G505]-[.$B505]" office:value-type="float" office:value="0.24632716178894" calcext:value-type="float">
            <text:p>0.2463271618</text:p>
          </table:table-cell>
          <table:table-cell/>
          <table:table-cell office:value-type="float" office:value="1442890785.37223" calcext:value-type="float">
            <text:p>1442890785.37223</text:p>
          </table:table-cell>
          <table:table-cell table:formula="of:=[.J505]-[.$B505]" office:value-type="float" office:value="0.266511678695679" calcext:value-type="float">
            <text:p>0.266511678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2890785.11514" calcext:value-type="float">
            <text:p>1442890785.11514</text:p>
          </table:table-cell>
          <table:table-cell office:value-type="float" office:value="896" calcext:value-type="float">
            <text:p>896</text:p>
          </table:table-cell>
          <table:table-cell table:formula="of:=[.B506]-[.B$2]" office:value-type="float" office:value="16.668998003006" calcext:value-type="float">
            <text:p>16.668998003</text:p>
          </table:table-cell>
          <table:table-cell table:formula="of:=[.C506]/([.D506]-[.D505])" office:value-type="float" office:value="95076.6914767121" calcext:value-type="float">
            <text:p>95076.6914767121</text:p>
          </table:table-cell>
          <table:table-cell/>
          <table:table-cell office:value-type="float" office:value="1442890785.35209" calcext:value-type="float">
            <text:p>1442890785.35209</text:p>
          </table:table-cell>
          <table:table-cell table:formula="of:=[.G506]-[.$B506]" office:value-type="float" office:value="0.236944437026978" calcext:value-type="float">
            <text:p>0.236944437</text:p>
          </table:table-cell>
          <table:table-cell/>
          <table:table-cell office:value-type="float" office:value="1442890785.37514" calcext:value-type="float">
            <text:p>1442890785.37514</text:p>
          </table:table-cell>
          <table:table-cell table:formula="of:=[.J506]-[.$B506]" office:value-type="float" office:value="0.260000467300415" calcext:value-type="float">
            <text:p>0.2600004673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2890785.1246" calcext:value-type="float">
            <text:p>1442890785.1246</text:p>
          </table:table-cell>
          <table:table-cell office:value-type="float" office:value="896" calcext:value-type="float">
            <text:p>896</text:p>
          </table:table-cell>
          <table:table-cell table:formula="of:=[.B507]-[.B$2]" office:value-type="float" office:value="16.6784567832947" calcext:value-type="float">
            <text:p>16.6784567833</text:p>
          </table:table-cell>
          <table:table-cell table:formula="of:=[.C507]/([.D507]-[.D506])" office:value-type="float" office:value="94726.8011998084" calcext:value-type="float">
            <text:p>94726.8011998084</text:p>
          </table:table-cell>
          <table:table-cell/>
          <table:table-cell office:value-type="float" office:value="1442890785.35215" calcext:value-type="float">
            <text:p>1442890785.35215</text:p>
          </table:table-cell>
          <table:table-cell table:formula="of:=[.G507]-[.$B507]" office:value-type="float" office:value="0.227553606033325" calcext:value-type="float">
            <text:p>0.227553606</text:p>
          </table:table-cell>
          <table:table-cell/>
          <table:table-cell office:value-type="float" office:value="1442890785.37801" calcext:value-type="float">
            <text:p>1442890785.37801</text:p>
          </table:table-cell>
          <table:table-cell table:formula="of:=[.J507]-[.$B507]" office:value-type="float" office:value="0.253407955169678" calcext:value-type="float">
            <text:p>0.2534079552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2890785.13399" calcext:value-type="float">
            <text:p>1442890785.13399</text:p>
          </table:table-cell>
          <table:table-cell office:value-type="float" office:value="896" calcext:value-type="float">
            <text:p>896</text:p>
          </table:table-cell>
          <table:table-cell table:formula="of:=[.B508]-[.B$2]" office:value-type="float" office:value="16.6878452301025" calcext:value-type="float">
            <text:p>16.6878452301</text:p>
          </table:table-cell>
          <table:table-cell table:formula="of:=[.C508]/([.D508]-[.D507])" office:value-type="float" office:value="95436.4463405963" calcext:value-type="float">
            <text:p>95436.4463405963</text:p>
          </table:table-cell>
          <table:table-cell/>
          <table:table-cell office:value-type="float" office:value="1442890785.35218" calcext:value-type="float">
            <text:p>1442890785.35218</text:p>
          </table:table-cell>
          <table:table-cell table:formula="of:=[.G508]-[.$B508]" office:value-type="float" office:value="0.218194246292114" calcext:value-type="float">
            <text:p>0.2181942463</text:p>
          </table:table-cell>
          <table:table-cell/>
          <table:table-cell office:value-type="float" office:value="1442890785.38087" calcext:value-type="float">
            <text:p>1442890785.38087</text:p>
          </table:table-cell>
          <table:table-cell table:formula="of:=[.J508]-[.$B508]" office:value-type="float" office:value="0.246877193450928" calcext:value-type="float">
            <text:p>0.2468771935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2890785.14336" calcext:value-type="float">
            <text:p>1442890785.14336</text:p>
          </table:table-cell>
          <table:table-cell office:value-type="float" office:value="896" calcext:value-type="float">
            <text:p>896</text:p>
          </table:table-cell>
          <table:table-cell table:formula="of:=[.B509]-[.B$2]" office:value-type="float" office:value="16.6972119808197" calcext:value-type="float">
            <text:p>16.6972119808</text:p>
          </table:table-cell>
          <table:table-cell table:formula="of:=[.C509]/([.D509]-[.D508])" office:value-type="float" office:value="95657.5046198488" calcext:value-type="float">
            <text:p>95657.5046198488</text:p>
          </table:table-cell>
          <table:table-cell/>
          <table:table-cell office:value-type="float" office:value="1442890785.3522" calcext:value-type="float">
            <text:p>1442890785.3522</text:p>
          </table:table-cell>
          <table:table-cell table:formula="of:=[.G509]-[.$B509]" office:value-type="float" office:value="0.208846807479858" calcext:value-type="float">
            <text:p>0.2088468075</text:p>
          </table:table-cell>
          <table:table-cell/>
          <table:table-cell office:value-type="float" office:value="1442890785.38373" calcext:value-type="float">
            <text:p>1442890785.38373</text:p>
          </table:table-cell>
          <table:table-cell table:formula="of:=[.J509]-[.$B509]" office:value-type="float" office:value="0.24036979675293" calcext:value-type="float">
            <text:p>0.2403697968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2890785.15274" calcext:value-type="float">
            <text:p>1442890785.15274</text:p>
          </table:table-cell>
          <table:table-cell office:value-type="float" office:value="896" calcext:value-type="float">
            <text:p>896</text:p>
          </table:table-cell>
          <table:table-cell table:formula="of:=[.B510]-[.B$2]" office:value-type="float" office:value="16.7065987586975" calcext:value-type="float">
            <text:p>16.7065987587</text:p>
          </table:table-cell>
          <table:table-cell table:formula="of:=[.C510]/([.D510]-[.D509])" office:value-type="float" office:value="95453.4145436997" calcext:value-type="float">
            <text:p>95453.4145436997</text:p>
          </table:table-cell>
          <table:table-cell/>
          <table:table-cell office:value-type="float" office:value="1442890785.43589" calcext:value-type="float">
            <text:p>1442890785.43589</text:p>
          </table:table-cell>
          <table:table-cell table:formula="of:=[.G510]-[.$B510]" office:value-type="float" office:value="0.283149242401123" calcext:value-type="float">
            <text:p>0.2831492424</text:p>
          </table:table-cell>
          <table:table-cell/>
          <table:table-cell office:value-type="float" office:value="1442890785.43611" calcext:value-type="float">
            <text:p>1442890785.43611</text:p>
          </table:table-cell>
          <table:table-cell table:formula="of:=[.J510]-[.$B510]" office:value-type="float" office:value="0.283365726470947" calcext:value-type="float">
            <text:p>0.2833657265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2890785.16213" calcext:value-type="float">
            <text:p>1442890785.16213</text:p>
          </table:table-cell>
          <table:table-cell office:value-type="float" office:value="896" calcext:value-type="float">
            <text:p>896</text:p>
          </table:table-cell>
          <table:table-cell table:formula="of:=[.B511]-[.B$2]" office:value-type="float" office:value="16.7159852981567" calcext:value-type="float">
            <text:p>16.7159852982</text:p>
          </table:table-cell>
          <table:table-cell table:formula="of:=[.C511]/([.D511]-[.D510])" office:value-type="float" office:value="95455.8390652781" calcext:value-type="float">
            <text:p>95455.8390652781</text:p>
          </table:table-cell>
          <table:table-cell/>
          <table:table-cell office:value-type="float" office:value="1442890785.43594" calcext:value-type="float">
            <text:p>1442890785.43594</text:p>
          </table:table-cell>
          <table:table-cell table:formula="of:=[.G511]-[.$B511]" office:value-type="float" office:value="0.273805618286133" calcext:value-type="float">
            <text:p>0.2738056183</text:p>
          </table:table-cell>
          <table:table-cell/>
          <table:table-cell office:value-type="float" office:value="1442890785.43898" calcext:value-type="float">
            <text:p>1442890785.43898</text:p>
          </table:table-cell>
          <table:table-cell table:formula="of:=[.J511]-[.$B511]" office:value-type="float" office:value="0.276846170425415" calcext:value-type="float">
            <text:p>0.2768461704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2890785.17157" calcext:value-type="float">
            <text:p>1442890785.17157</text:p>
          </table:table-cell>
          <table:table-cell office:value-type="float" office:value="896" calcext:value-type="float">
            <text:p>896</text:p>
          </table:table-cell>
          <table:table-cell table:formula="of:=[.B512]-[.B$2]" office:value-type="float" office:value="16.7254257202148" calcext:value-type="float">
            <text:p>16.7254257202</text:p>
          </table:table-cell>
          <table:table-cell table:formula="of:=[.C512]/([.D512]-[.D511])" office:value-type="float" office:value="94911.0108091726" calcext:value-type="float">
            <text:p>94911.0108091726</text:p>
          </table:table-cell>
          <table:table-cell/>
          <table:table-cell office:value-type="float" office:value="1442890785.43596" calcext:value-type="float">
            <text:p>1442890785.43596</text:p>
          </table:table-cell>
          <table:table-cell table:formula="of:=[.G512]-[.$B512]" office:value-type="float" office:value="0.264388084411621" calcext:value-type="float">
            <text:p>0.2643880844</text:p>
          </table:table-cell>
          <table:table-cell/>
          <table:table-cell office:value-type="float" office:value="1442890785.44183" calcext:value-type="float">
            <text:p>1442890785.44183</text:p>
          </table:table-cell>
          <table:table-cell table:formula="of:=[.J512]-[.$B512]" office:value-type="float" office:value="0.27025842666626" calcext:value-type="float">
            <text:p>0.2702584267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2890785.18114" calcext:value-type="float">
            <text:p>1442890785.18114</text:p>
          </table:table-cell>
          <table:table-cell office:value-type="float" office:value="896" calcext:value-type="float">
            <text:p>896</text:p>
          </table:table-cell>
          <table:table-cell table:formula="of:=[.B513]-[.B$2]" office:value-type="float" office:value="16.7349922657013" calcext:value-type="float">
            <text:p>16.7349922657</text:p>
          </table:table-cell>
          <table:table-cell table:formula="of:=[.C513]/([.D513]-[.D512])" office:value-type="float" office:value="93659.7229657321" calcext:value-type="float">
            <text:p>93659.7229657321</text:p>
          </table:table-cell>
          <table:table-cell/>
          <table:table-cell office:value-type="float" office:value="1442890785.43598" calcext:value-type="float">
            <text:p>1442890785.43598</text:p>
          </table:table-cell>
          <table:table-cell table:formula="of:=[.G513]-[.$B513]" office:value-type="float" office:value="0.254842281341553" calcext:value-type="float">
            <text:p>0.2548422813</text:p>
          </table:table-cell>
          <table:table-cell/>
          <table:table-cell office:value-type="float" office:value="1442890785.44468" calcext:value-type="float">
            <text:p>1442890785.44468</text:p>
          </table:table-cell>
          <table:table-cell table:formula="of:=[.J513]-[.$B513]" office:value-type="float" office:value="0.263547897338867" calcext:value-type="float">
            <text:p>0.263547897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2890785.19059" calcext:value-type="float">
            <text:p>1442890785.19059</text:p>
          </table:table-cell>
          <table:table-cell office:value-type="float" office:value="896" calcext:value-type="float">
            <text:p>896</text:p>
          </table:table-cell>
          <table:table-cell table:formula="of:=[.B514]-[.B$2]" office:value-type="float" office:value="16.7444429397583" calcext:value-type="float">
            <text:p>16.7444429398</text:p>
          </table:table-cell>
          <table:table-cell table:formula="of:=[.C514]/([.D514]-[.D513])" office:value-type="float" office:value="94808.0522717526" calcext:value-type="float">
            <text:p>94808.0522717526</text:p>
          </table:table-cell>
          <table:table-cell/>
          <table:table-cell office:value-type="float" office:value="1442890785.436" calcext:value-type="float">
            <text:p>1442890785.436</text:p>
          </table:table-cell>
          <table:table-cell table:formula="of:=[.G514]-[.$B514]" office:value-type="float" office:value="0.245413541793823" calcext:value-type="float">
            <text:p>0.2454135418</text:p>
          </table:table-cell>
          <table:table-cell/>
          <table:table-cell office:value-type="float" office:value="1442890785.44756" calcext:value-type="float">
            <text:p>1442890785.44756</text:p>
          </table:table-cell>
          <table:table-cell table:formula="of:=[.J514]-[.$B514]" office:value-type="float" office:value="0.2569739818573" calcext:value-type="float">
            <text:p>0.2569739819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2890785.1994" calcext:value-type="float">
            <text:p>1442890785.1994</text:p>
          </table:table-cell>
          <table:table-cell office:value-type="float" office:value="896" calcext:value-type="float">
            <text:p>896</text:p>
          </table:table-cell>
          <table:table-cell table:formula="of:=[.B515]-[.B$2]" office:value-type="float" office:value="16.7532596588135" calcext:value-type="float">
            <text:p>16.7532596588</text:p>
          </table:table-cell>
          <table:table-cell table:formula="of:=[.C515]/([.D515]-[.D514])" office:value-type="float" office:value="101625.105029746" calcext:value-type="float">
            <text:p>101625.105029746</text:p>
          </table:table-cell>
          <table:table-cell/>
          <table:table-cell office:value-type="float" office:value="1442890785.43602" calcext:value-type="float">
            <text:p>1442890785.43602</text:p>
          </table:table-cell>
          <table:table-cell table:formula="of:=[.G515]-[.$B515]" office:value-type="float" office:value="0.236619710922241" calcext:value-type="float">
            <text:p>0.2366197109</text:p>
          </table:table-cell>
          <table:table-cell/>
          <table:table-cell office:value-type="float" office:value="1442890785.45045" calcext:value-type="float">
            <text:p>1442890785.45045</text:p>
          </table:table-cell>
          <table:table-cell table:formula="of:=[.J515]-[.$B515]" office:value-type="float" office:value="0.251050472259521" calcext:value-type="float">
            <text:p>0.2510504723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2890785.20885" calcext:value-type="float">
            <text:p>1442890785.20885</text:p>
          </table:table-cell>
          <table:table-cell office:value-type="float" office:value="896" calcext:value-type="float">
            <text:p>896</text:p>
          </table:table-cell>
          <table:table-cell table:formula="of:=[.B516]-[.B$2]" office:value-type="float" office:value="16.7627029418945" calcext:value-type="float">
            <text:p>16.7627029419</text:p>
          </table:table-cell>
          <table:table-cell table:formula="of:=[.C516]/([.D516]-[.D515])" office:value-type="float" office:value="94882.255705918" calcext:value-type="float">
            <text:p>94882.255705918</text:p>
          </table:table-cell>
          <table:table-cell/>
          <table:table-cell office:value-type="float" office:value="1442890785.43604" calcext:value-type="float">
            <text:p>1442890785.43604</text:p>
          </table:table-cell>
          <table:table-cell table:formula="of:=[.G516]-[.$B516]" office:value-type="float" office:value="0.227197170257568" calcext:value-type="float">
            <text:p>0.2271971703</text:p>
          </table:table-cell>
          <table:table-cell/>
          <table:table-cell office:value-type="float" office:value="1442890785.45329" calcext:value-type="float">
            <text:p>1442890785.45329</text:p>
          </table:table-cell>
          <table:table-cell table:formula="of:=[.J516]-[.$B516]" office:value-type="float" office:value="0.244444131851196" calcext:value-type="float">
            <text:p>0.244444131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2890785.21837" calcext:value-type="float">
            <text:p>1442890785.21837</text:p>
          </table:table-cell>
          <table:table-cell office:value-type="float" office:value="896" calcext:value-type="float">
            <text:p>896</text:p>
          </table:table-cell>
          <table:table-cell table:formula="of:=[.B517]-[.B$2]" office:value-type="float" office:value="16.7722275257111" calcext:value-type="float">
            <text:p>16.7722275257</text:p>
          </table:table-cell>
          <table:table-cell table:formula="of:=[.C517]/([.D517]-[.D516])" office:value-type="float" office:value="94072.351848607" calcext:value-type="float">
            <text:p>94072.351848607</text:p>
          </table:table-cell>
          <table:table-cell/>
          <table:table-cell office:value-type="float" office:value="1442890785.43607" calcext:value-type="float">
            <text:p>1442890785.43607</text:p>
          </table:table-cell>
          <table:table-cell table:formula="of:=[.G517]-[.$B517]" office:value-type="float" office:value="0.217692852020264" calcext:value-type="float">
            <text:p>0.217692852</text:p>
          </table:table-cell>
          <table:table-cell/>
          <table:table-cell office:value-type="float" office:value="1442890785.45615" calcext:value-type="float">
            <text:p>1442890785.45615</text:p>
          </table:table-cell>
          <table:table-cell table:formula="of:=[.J517]-[.$B517]" office:value-type="float" office:value="0.237775564193726" calcext:value-type="float">
            <text:p>0.2377755642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2890785.22784" calcext:value-type="float">
            <text:p>1442890785.22784</text:p>
          </table:table-cell>
          <table:table-cell office:value-type="float" office:value="896" calcext:value-type="float">
            <text:p>896</text:p>
          </table:table-cell>
          <table:table-cell table:formula="of:=[.B518]-[.B$2]" office:value-type="float" office:value="16.7816941738129" calcext:value-type="float">
            <text:p>16.7816941738</text:p>
          </table:table-cell>
          <table:table-cell table:formula="of:=[.C518]/([.D518]-[.D517])" office:value-type="float" office:value="94648.0729360802" calcext:value-type="float">
            <text:p>94648.0729360802</text:p>
          </table:table-cell>
          <table:table-cell/>
          <table:table-cell office:value-type="float" office:value="1442890785.43609" calcext:value-type="float">
            <text:p>1442890785.43609</text:p>
          </table:table-cell>
          <table:table-cell table:formula="of:=[.G518]-[.$B518]" office:value-type="float" office:value="0.20824670791626" calcext:value-type="float">
            <text:p>0.2082467079</text:p>
          </table:table-cell>
          <table:table-cell/>
          <table:table-cell office:value-type="float" office:value="1442890785.45899" calcext:value-type="float">
            <text:p>1442890785.45899</text:p>
          </table:table-cell>
          <table:table-cell table:formula="of:=[.J518]-[.$B518]" office:value-type="float" office:value="0.231151103973389" calcext:value-type="float">
            <text:p>0.231151104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2890785.23742" calcext:value-type="float">
            <text:p>1442890785.23742</text:p>
          </table:table-cell>
          <table:table-cell office:value-type="float" office:value="896" calcext:value-type="float">
            <text:p>896</text:p>
          </table:table-cell>
          <table:table-cell table:formula="of:=[.B519]-[.B$2]" office:value-type="float" office:value="16.7912702560425" calcext:value-type="float">
            <text:p>16.791270256</text:p>
          </table:table-cell>
          <table:table-cell table:formula="of:=[.C519]/([.D519]-[.D518])" office:value-type="float" office:value="93566.4480019918" calcext:value-type="float">
            <text:p>93566.4480019918</text:p>
          </table:table-cell>
          <table:table-cell/>
          <table:table-cell office:value-type="float" office:value="1442890785.55148" calcext:value-type="float">
            <text:p>1442890785.55148</text:p>
          </table:table-cell>
          <table:table-cell table:formula="of:=[.G519]-[.$B519]" office:value-type="float" office:value="0.314065933227539" calcext:value-type="float">
            <text:p>0.3140659332</text:p>
          </table:table-cell>
          <table:table-cell/>
          <table:table-cell office:value-type="float" office:value="1442890785.55175" calcext:value-type="float">
            <text:p>1442890785.55175</text:p>
          </table:table-cell>
          <table:table-cell table:formula="of:=[.J519]-[.$B519]" office:value-type="float" office:value="0.314338445663452" calcext:value-type="float">
            <text:p>0.3143384457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2890785.24701" calcext:value-type="float">
            <text:p>1442890785.24701</text:p>
          </table:table-cell>
          <table:table-cell office:value-type="float" office:value="896" calcext:value-type="float">
            <text:p>896</text:p>
          </table:table-cell>
          <table:table-cell table:formula="of:=[.B520]-[.B$2]" office:value-type="float" office:value="16.8008654117584" calcext:value-type="float">
            <text:p>16.8008654118</text:p>
          </table:table-cell>
          <table:table-cell table:formula="of:=[.C520]/([.D520]-[.D519])" office:value-type="float" office:value="93380.4543173065" calcext:value-type="float">
            <text:p>93380.4543173065</text:p>
          </table:table-cell>
          <table:table-cell/>
          <table:table-cell office:value-type="float" office:value="1442890785.55152" calcext:value-type="float">
            <text:p>1442890785.55152</text:p>
          </table:table-cell>
          <table:table-cell table:formula="of:=[.G520]-[.$B520]" office:value-type="float" office:value="0.304512500762939" calcext:value-type="float">
            <text:p>0.3045125008</text:p>
          </table:table-cell>
          <table:table-cell/>
          <table:table-cell office:value-type="float" office:value="1442890785.55462" calcext:value-type="float">
            <text:p>1442890785.55462</text:p>
          </table:table-cell>
          <table:table-cell table:formula="of:=[.J520]-[.$B520]" office:value-type="float" office:value="0.307605981826782" calcext:value-type="float">
            <text:p>0.3076059818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2890785.25655" calcext:value-type="float">
            <text:p>1442890785.25655</text:p>
          </table:table-cell>
          <table:table-cell office:value-type="float" office:value="896" calcext:value-type="float">
            <text:p>896</text:p>
          </table:table-cell>
          <table:table-cell table:formula="of:=[.B521]-[.B$2]" office:value-type="float" office:value="16.8104088306427" calcext:value-type="float">
            <text:p>16.8104088306</text:p>
          </table:table-cell>
          <table:table-cell table:formula="of:=[.C521]/([.D521]-[.D520])" office:value-type="float" office:value="93886.6889177576" calcext:value-type="float">
            <text:p>93886.6889177576</text:p>
          </table:table-cell>
          <table:table-cell/>
          <table:table-cell office:value-type="float" office:value="1442890785.55154" calcext:value-type="float">
            <text:p>1442890785.55154</text:p>
          </table:table-cell>
          <table:table-cell table:formula="of:=[.G521]-[.$B521]" office:value-type="float" office:value="0.294991254806519" calcext:value-type="float">
            <text:p>0.2949912548</text:p>
          </table:table-cell>
          <table:table-cell/>
          <table:table-cell office:value-type="float" office:value="1442890785.55748" calcext:value-type="float">
            <text:p>1442890785.55748</text:p>
          </table:table-cell>
          <table:table-cell table:formula="of:=[.J521]-[.$B521]" office:value-type="float" office:value="0.300922393798828" calcext:value-type="float">
            <text:p>0.3009223938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2890785.26613" calcext:value-type="float">
            <text:p>1442890785.26613</text:p>
          </table:table-cell>
          <table:table-cell office:value-type="float" office:value="896" calcext:value-type="float">
            <text:p>896</text:p>
          </table:table-cell>
          <table:table-cell table:formula="of:=[.B522]-[.B$2]" office:value-type="float" office:value="16.8199822902679" calcext:value-type="float">
            <text:p>16.8199822903</text:p>
          </table:table-cell>
          <table:table-cell table:formula="of:=[.C522]/([.D522]-[.D521])" office:value-type="float" office:value="93592.0800916472" calcext:value-type="float">
            <text:p>93592.0800916472</text:p>
          </table:table-cell>
          <table:table-cell/>
          <table:table-cell office:value-type="float" office:value="1442890785.55156" calcext:value-type="float">
            <text:p>1442890785.55156</text:p>
          </table:table-cell>
          <table:table-cell table:formula="of:=[.G522]-[.$B522]" office:value-type="float" office:value="0.285438060760498" calcext:value-type="float">
            <text:p>0.2854380608</text:p>
          </table:table-cell>
          <table:table-cell/>
          <table:table-cell office:value-type="float" office:value="1442890785.5603" calcext:value-type="float">
            <text:p>1442890785.5603</text:p>
          </table:table-cell>
          <table:table-cell table:formula="of:=[.J522]-[.$B522]" office:value-type="float" office:value="0.294175148010254" calcext:value-type="float">
            <text:p>0.294175148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2890785.27552" calcext:value-type="float">
            <text:p>1442890785.27552</text:p>
          </table:table-cell>
          <table:table-cell office:value-type="float" office:value="896" calcext:value-type="float">
            <text:p>896</text:p>
          </table:table-cell>
          <table:table-cell table:formula="of:=[.B523]-[.B$2]" office:value-type="float" office:value="16.8293776512146" calcext:value-type="float">
            <text:p>16.8293776512</text:p>
          </table:table-cell>
          <table:table-cell table:formula="of:=[.C523]/([.D523]-[.D522])" office:value-type="float" office:value="95366.2137183749" calcext:value-type="float">
            <text:p>95366.2137183749</text:p>
          </table:table-cell>
          <table:table-cell/>
          <table:table-cell office:value-type="float" office:value="1442890785.55159" calcext:value-type="float">
            <text:p>1442890785.55159</text:p>
          </table:table-cell>
          <table:table-cell table:formula="of:=[.G523]-[.$B523]" office:value-type="float" office:value="0.276063442230225" calcext:value-type="float">
            <text:p>0.2760634422</text:p>
          </table:table-cell>
          <table:table-cell/>
          <table:table-cell office:value-type="float" office:value="1442890785.56315" calcext:value-type="float">
            <text:p>1442890785.56315</text:p>
          </table:table-cell>
          <table:table-cell table:formula="of:=[.J523]-[.$B523]" office:value-type="float" office:value="0.287632465362549" calcext:value-type="float">
            <text:p>0.2876324654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2890785.28506" calcext:value-type="float">
            <text:p>1442890785.28506</text:p>
          </table:table-cell>
          <table:table-cell office:value-type="float" office:value="896" calcext:value-type="float">
            <text:p>896</text:p>
          </table:table-cell>
          <table:table-cell table:formula="of:=[.B524]-[.B$2]" office:value-type="float" office:value="16.8389201164246" calcext:value-type="float">
            <text:p>16.8389201164</text:p>
          </table:table-cell>
          <table:table-cell table:formula="of:=[.C524]/([.D524]-[.D523])" office:value-type="float" office:value="93896.0719568259" calcext:value-type="float">
            <text:p>93896.0719568259</text:p>
          </table:table-cell>
          <table:table-cell/>
          <table:table-cell office:value-type="float" office:value="1442890785.55161" calcext:value-type="float">
            <text:p>1442890785.55161</text:p>
          </table:table-cell>
          <table:table-cell table:formula="of:=[.G524]-[.$B524]" office:value-type="float" office:value="0.26654314994812" calcext:value-type="float">
            <text:p>0.2665431499</text:p>
          </table:table-cell>
          <table:table-cell/>
          <table:table-cell office:value-type="float" office:value="1442890785.566" calcext:value-type="float">
            <text:p>1442890785.566</text:p>
          </table:table-cell>
          <table:table-cell table:formula="of:=[.J524]-[.$B524]" office:value-type="float" office:value="0.280939102172852" calcext:value-type="float">
            <text:p>0.2809391022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2890785.29466" calcext:value-type="float">
            <text:p>1442890785.29466</text:p>
          </table:table-cell>
          <table:table-cell office:value-type="float" office:value="896" calcext:value-type="float">
            <text:p>896</text:p>
          </table:table-cell>
          <table:table-cell table:formula="of:=[.B525]-[.B$2]" office:value-type="float" office:value="16.848513841629" calcext:value-type="float">
            <text:p>16.8485138416</text:p>
          </table:table-cell>
          <table:table-cell table:formula="of:=[.C525]/([.D525]-[.D524])" office:value-type="float" office:value="93394.3781903129" calcext:value-type="float">
            <text:p>93394.3781903129</text:p>
          </table:table-cell>
          <table:table-cell/>
          <table:table-cell office:value-type="float" office:value="1442890785.55163" calcext:value-type="float">
            <text:p>1442890785.55163</text:p>
          </table:table-cell>
          <table:table-cell table:formula="of:=[.G525]-[.$B525]" office:value-type="float" office:value="0.256969451904297" calcext:value-type="float">
            <text:p>0.2569694519</text:p>
          </table:table-cell>
          <table:table-cell/>
          <table:table-cell office:value-type="float" office:value="1442890785.56884" calcext:value-type="float">
            <text:p>1442890785.56884</text:p>
          </table:table-cell>
          <table:table-cell table:formula="of:=[.J525]-[.$B525]" office:value-type="float" office:value="0.274182796478271" calcext:value-type="float">
            <text:p>0.2741827965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2890785.30429" calcext:value-type="float">
            <text:p>1442890785.30429</text:p>
          </table:table-cell>
          <table:table-cell office:value-type="float" office:value="896" calcext:value-type="float">
            <text:p>896</text:p>
          </table:table-cell>
          <table:table-cell table:formula="of:=[.B526]-[.B$2]" office:value-type="float" office:value="16.858146905899" calcext:value-type="float">
            <text:p>16.8581469059</text:p>
          </table:table-cell>
          <table:table-cell table:formula="of:=[.C526]/([.D526]-[.D525])" office:value-type="float" office:value="93012.9785169785" calcext:value-type="float">
            <text:p>93012.9785169785</text:p>
          </table:table-cell>
          <table:table-cell/>
          <table:table-cell office:value-type="float" office:value="1442890785.55165" calcext:value-type="float">
            <text:p>1442890785.55165</text:p>
          </table:table-cell>
          <table:table-cell table:formula="of:=[.G526]-[.$B526]" office:value-type="float" office:value="0.247355937957764" calcext:value-type="float">
            <text:p>0.247355938</text:p>
          </table:table-cell>
          <table:table-cell/>
          <table:table-cell office:value-type="float" office:value="1442890785.57169" calcext:value-type="float">
            <text:p>1442890785.57169</text:p>
          </table:table-cell>
          <table:table-cell table:formula="of:=[.J526]-[.$B526]" office:value-type="float" office:value="0.267398595809937" calcext:value-type="float">
            <text:p>0.26739859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2890785.31385" calcext:value-type="float">
            <text:p>1442890785.31385</text:p>
          </table:table-cell>
          <table:table-cell office:value-type="float" office:value="896" calcext:value-type="float">
            <text:p>896</text:p>
          </table:table-cell>
          <table:table-cell table:formula="of:=[.B527]-[.B$2]" office:value-type="float" office:value="16.867710351944" calcext:value-type="float">
            <text:p>16.8677103519</text:p>
          </table:table-cell>
          <table:table-cell table:formula="of:=[.C527]/([.D527]-[.D526])" office:value-type="float" office:value="93690.0773833267" calcext:value-type="float">
            <text:p>93690.0773833267</text:p>
          </table:table-cell>
          <table:table-cell/>
          <table:table-cell office:value-type="float" office:value="1442890785.55167" calcext:value-type="float">
            <text:p>1442890785.55167</text:p>
          </table:table-cell>
          <table:table-cell table:formula="of:=[.G527]-[.$B527]" office:value-type="float" office:value="0.237812519073486" calcext:value-type="float">
            <text:p>0.2378125191</text:p>
          </table:table-cell>
          <table:table-cell/>
          <table:table-cell office:value-type="float" office:value="1442890785.57455" calcext:value-type="float">
            <text:p>1442890785.57455</text:p>
          </table:table-cell>
          <table:table-cell table:formula="of:=[.J527]-[.$B527]" office:value-type="float" office:value="0.260690927505493" calcext:value-type="float">
            <text:p>0.2606909275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2890785.32338" calcext:value-type="float">
            <text:p>1442890785.32338</text:p>
          </table:table-cell>
          <table:table-cell office:value-type="float" office:value="896" calcext:value-type="float">
            <text:p>896</text:p>
          </table:table-cell>
          <table:table-cell table:formula="of:=[.B528]-[.B$2]" office:value-type="float" office:value="16.8772306442261" calcext:value-type="float">
            <text:p>16.8772306442</text:p>
          </table:table-cell>
          <table:table-cell table:formula="of:=[.C528]/([.D528]-[.D527])" office:value-type="float" office:value="94114.7575567855" calcext:value-type="float">
            <text:p>94114.7575567855</text:p>
          </table:table-cell>
          <table:table-cell/>
          <table:table-cell office:value-type="float" office:value="1442890785.55169" calcext:value-type="float">
            <text:p>1442890785.55169</text:p>
          </table:table-cell>
          <table:table-cell table:formula="of:=[.G528]-[.$B528]" office:value-type="float" office:value="0.228312253952026" calcext:value-type="float">
            <text:p>0.228312254</text:p>
          </table:table-cell>
          <table:table-cell/>
          <table:table-cell office:value-type="float" office:value="1442890785.57744" calcext:value-type="float">
            <text:p>1442890785.57744</text:p>
          </table:table-cell>
          <table:table-cell table:formula="of:=[.J528]-[.$B528]" office:value-type="float" office:value="0.254060745239258" calcext:value-type="float">
            <text:p>0.2540607452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2890785.33306" calcext:value-type="float">
            <text:p>1442890785.33306</text:p>
          </table:table-cell>
          <table:table-cell office:value-type="float" office:value="896" calcext:value-type="float">
            <text:p>896</text:p>
          </table:table-cell>
          <table:table-cell table:formula="of:=[.B529]-[.B$2]" office:value-type="float" office:value="16.8869197368622" calcext:value-type="float">
            <text:p>16.8869197369</text:p>
          </table:table-cell>
          <table:table-cell table:formula="of:=[.C529]/([.D529]-[.D528])" office:value-type="float" office:value="92475.1195649499" calcext:value-type="float">
            <text:p>92475.1195649499</text:p>
          </table:table-cell>
          <table:table-cell/>
          <table:table-cell office:value-type="float" office:value="1442890785.55171" calcext:value-type="float">
            <text:p>1442890785.55171</text:p>
          </table:table-cell>
          <table:table-cell table:formula="of:=[.G529]-[.$B529]" office:value-type="float" office:value="0.218643426895142" calcext:value-type="float">
            <text:p>0.2186434269</text:p>
          </table:table-cell>
          <table:table-cell/>
          <table:table-cell office:value-type="float" office:value="1442890785.58029" calcext:value-type="float">
            <text:p>1442890785.58029</text:p>
          </table:table-cell>
          <table:table-cell table:formula="of:=[.J529]-[.$B529]" office:value-type="float" office:value="0.247230529785156" calcext:value-type="float">
            <text:p>0.2472305298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2890785.34273" calcext:value-type="float">
            <text:p>1442890785.34273</text:p>
          </table:table-cell>
          <table:table-cell office:value-type="float" office:value="896" calcext:value-type="float">
            <text:p>896</text:p>
          </table:table-cell>
          <table:table-cell table:formula="of:=[.B530]-[.B$2]" office:value-type="float" office:value="16.8965814113617" calcext:value-type="float">
            <text:p>16.8965814114</text:p>
          </table:table-cell>
          <table:table-cell table:formula="of:=[.C530]/([.D530]-[.D529])" office:value-type="float" office:value="92737.5477248051" calcext:value-type="float">
            <text:p>92737.5477248051</text:p>
          </table:table-cell>
          <table:table-cell/>
          <table:table-cell office:value-type="float" office:value="1442890785.55173" calcext:value-type="float">
            <text:p>1442890785.55173</text:p>
          </table:table-cell>
          <table:table-cell table:formula="of:=[.G530]-[.$B530]" office:value-type="float" office:value="0.209002017974854" calcext:value-type="float">
            <text:p>0.209002018</text:p>
          </table:table-cell>
          <table:table-cell/>
          <table:table-cell office:value-type="float" office:value="1442890785.58315" calcext:value-type="float">
            <text:p>1442890785.58315</text:p>
          </table:table-cell>
          <table:table-cell table:formula="of:=[.J530]-[.$B530]" office:value-type="float" office:value="0.240421533584595" calcext:value-type="float">
            <text:p>0.2404215336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2890785.35241" calcext:value-type="float">
            <text:p>1442890785.35241</text:p>
          </table:table-cell>
          <table:table-cell office:value-type="float" office:value="896" calcext:value-type="float">
            <text:p>896</text:p>
          </table:table-cell>
          <table:table-cell table:formula="of:=[.B531]-[.B$2]" office:value-type="float" office:value="16.9062628746033" calcext:value-type="float">
            <text:p>16.9062628746</text:p>
          </table:table-cell>
          <table:table-cell table:formula="of:=[.C531]/([.D531]-[.D530])" office:value-type="float" office:value="92547.9937941734" calcext:value-type="float">
            <text:p>92547.9937941734</text:p>
          </table:table-cell>
          <table:table-cell/>
          <table:table-cell office:value-type="float" office:value="1442890785.63674" calcext:value-type="float">
            <text:p>1442890785.63674</text:p>
          </table:table-cell>
          <table:table-cell table:formula="of:=[.G531]-[.$B531]" office:value-type="float" office:value="0.284335613250732" calcext:value-type="float">
            <text:p>0.2843356133</text:p>
          </table:table-cell>
          <table:table-cell/>
          <table:table-cell office:value-type="float" office:value="1442890785.637" calcext:value-type="float">
            <text:p>1442890785.637</text:p>
          </table:table-cell>
          <table:table-cell table:formula="of:=[.J531]-[.$B531]" office:value-type="float" office:value="0.284595251083374" calcext:value-type="float">
            <text:p>0.284595251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2890785.36211" calcext:value-type="float">
            <text:p>1442890785.36211</text:p>
          </table:table-cell>
          <table:table-cell office:value-type="float" office:value="896" calcext:value-type="float">
            <text:p>896</text:p>
          </table:table-cell>
          <table:table-cell table:formula="of:=[.B532]-[.B$2]" office:value-type="float" office:value="16.9159624576569" calcext:value-type="float">
            <text:p>16.9159624577</text:p>
          </table:table-cell>
          <table:table-cell table:formula="of:=[.C532]/([.D532]-[.D531])" office:value-type="float" office:value="92375.1046874616" calcext:value-type="float">
            <text:p>92375.1046874616</text:p>
          </table:table-cell>
          <table:table-cell/>
          <table:table-cell office:value-type="float" office:value="1442890785.63681" calcext:value-type="float">
            <text:p>1442890785.63681</text:p>
          </table:table-cell>
          <table:table-cell table:formula="of:=[.G532]-[.$B532]" office:value-type="float" office:value="0.274700880050659" calcext:value-type="float">
            <text:p>0.2747008801</text:p>
          </table:table-cell>
          <table:table-cell/>
          <table:table-cell office:value-type="float" office:value="1442890785.63984" calcext:value-type="float">
            <text:p>1442890785.63984</text:p>
          </table:table-cell>
          <table:table-cell table:formula="of:=[.J532]-[.$B532]" office:value-type="float" office:value="0.277731657028198" calcext:value-type="float">
            <text:p>0.277731657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2890785.37164" calcext:value-type="float">
            <text:p>1442890785.37164</text:p>
          </table:table-cell>
          <table:table-cell office:value-type="float" office:value="896" calcext:value-type="float">
            <text:p>896</text:p>
          </table:table-cell>
          <table:table-cell table:formula="of:=[.B533]-[.B$2]" office:value-type="float" office:value="16.9254937171936" calcext:value-type="float">
            <text:p>16.9254937172</text:p>
          </table:table-cell>
          <table:table-cell table:formula="of:=[.C533]/([.D533]-[.D532])" office:value-type="float" office:value="94006.4633164069" calcext:value-type="float">
            <text:p>94006.4633164069</text:p>
          </table:table-cell>
          <table:table-cell/>
          <table:table-cell office:value-type="float" office:value="1442890785.63684" calcext:value-type="float">
            <text:p>1442890785.63684</text:p>
          </table:table-cell>
          <table:table-cell table:formula="of:=[.G533]-[.$B533]" office:value-type="float" office:value="0.26519775390625" calcext:value-type="float">
            <text:p>0.2651977539</text:p>
          </table:table-cell>
          <table:table-cell/>
          <table:table-cell office:value-type="float" office:value="1442890785.64269" calcext:value-type="float">
            <text:p>1442890785.64269</text:p>
          </table:table-cell>
          <table:table-cell table:formula="of:=[.J533]-[.$B533]" office:value-type="float" office:value="0.271052360534668" calcext:value-type="float">
            <text:p>0.271052360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2890785.38109" calcext:value-type="float">
            <text:p>1442890785.38109</text:p>
          </table:table-cell>
          <table:table-cell office:value-type="float" office:value="896" calcext:value-type="float">
            <text:p>896</text:p>
          </table:table-cell>
          <table:table-cell table:formula="of:=[.B534]-[.B$2]" office:value-type="float" office:value="16.9349420070648" calcext:value-type="float">
            <text:p>16.9349420071</text:p>
          </table:table-cell>
          <table:table-cell table:formula="of:=[.C534]/([.D534]-[.D533])" office:value-type="float" office:value="94831.9761790608" calcext:value-type="float">
            <text:p>94831.9761790608</text:p>
          </table:table-cell>
          <table:table-cell/>
          <table:table-cell office:value-type="float" office:value="1442890785.63686" calcext:value-type="float">
            <text:p>1442890785.63686</text:p>
          </table:table-cell>
          <table:table-cell table:formula="of:=[.G534]-[.$B534]" office:value-type="float" office:value="0.255770921707153" calcext:value-type="float">
            <text:p>0.2557709217</text:p>
          </table:table-cell>
          <table:table-cell/>
          <table:table-cell office:value-type="float" office:value="1442890785.64553" calcext:value-type="float">
            <text:p>1442890785.64553</text:p>
          </table:table-cell>
          <table:table-cell table:formula="of:=[.J534]-[.$B534]" office:value-type="float" office:value="0.26444673538208" calcext:value-type="float">
            <text:p>0.2644467354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2890785.39052" calcext:value-type="float">
            <text:p>1442890785.39052</text:p>
          </table:table-cell>
          <table:table-cell office:value-type="float" office:value="896" calcext:value-type="float">
            <text:p>896</text:p>
          </table:table-cell>
          <table:table-cell table:formula="of:=[.B535]-[.B$2]" office:value-type="float" office:value="16.9443769454956" calcext:value-type="float">
            <text:p>16.9443769455</text:p>
          </table:table-cell>
          <table:table-cell table:formula="of:=[.C535]/([.D535]-[.D534])" office:value-type="float" office:value="94966.1735021353" calcext:value-type="float">
            <text:p>94966.1735021353</text:p>
          </table:table-cell>
          <table:table-cell/>
          <table:table-cell office:value-type="float" office:value="1442890785.63688" calcext:value-type="float">
            <text:p>1442890785.63688</text:p>
          </table:table-cell>
          <table:table-cell table:formula="of:=[.G535]-[.$B535]" office:value-type="float" office:value="0.246356010437012" calcext:value-type="float">
            <text:p>0.2463560104</text:p>
          </table:table-cell>
          <table:table-cell/>
          <table:table-cell office:value-type="float" office:value="1442890785.64838" calcext:value-type="float">
            <text:p>1442890785.64838</text:p>
          </table:table-cell>
          <table:table-cell table:formula="of:=[.J535]-[.$B535]" office:value-type="float" office:value="0.257862329483032" calcext:value-type="float">
            <text:p>0.257862329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2890785.39997" calcext:value-type="float">
            <text:p>1442890785.39997</text:p>
          </table:table-cell>
          <table:table-cell office:value-type="float" office:value="896" calcext:value-type="float">
            <text:p>896</text:p>
          </table:table-cell>
          <table:table-cell table:formula="of:=[.B536]-[.B$2]" office:value-type="float" office:value="16.9538249969482" calcext:value-type="float">
            <text:p>16.9538249969</text:p>
          </table:table-cell>
          <table:table-cell table:formula="of:=[.C536]/([.D536]-[.D535])" office:value-type="float" office:value="94834.369233875" calcext:value-type="float">
            <text:p>94834.369233875</text:p>
          </table:table-cell>
          <table:table-cell/>
          <table:table-cell office:value-type="float" office:value="1442890785.6369" calcext:value-type="float">
            <text:p>1442890785.6369</text:p>
          </table:table-cell>
          <table:table-cell table:formula="of:=[.G536]-[.$B536]" office:value-type="float" office:value="0.23692798614502" calcext:value-type="float">
            <text:p>0.2369279861</text:p>
          </table:table-cell>
          <table:table-cell/>
          <table:table-cell office:value-type="float" office:value="1442890785.65124" calcext:value-type="float">
            <text:p>1442890785.65124</text:p>
          </table:table-cell>
          <table:table-cell table:formula="of:=[.J536]-[.$B536]" office:value-type="float" office:value="0.251267671585083" calcext:value-type="float">
            <text:p>0.2512676716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2890785.40932" calcext:value-type="float">
            <text:p>1442890785.40932</text:p>
          </table:table-cell>
          <table:table-cell office:value-type="float" office:value="896" calcext:value-type="float">
            <text:p>896</text:p>
          </table:table-cell>
          <table:table-cell table:formula="of:=[.B537]-[.B$2]" office:value-type="float" office:value="16.9631776809692" calcext:value-type="float">
            <text:p>16.963177681</text:p>
          </table:table-cell>
          <table:table-cell table:formula="of:=[.C537]/([.D537]-[.D536])" office:value-type="float" office:value="95801.3761598858" calcext:value-type="float">
            <text:p>95801.3761598858</text:p>
          </table:table-cell>
          <table:table-cell/>
          <table:table-cell office:value-type="float" office:value="1442890785.63692" calcext:value-type="float">
            <text:p>1442890785.63692</text:p>
          </table:table-cell>
          <table:table-cell table:formula="of:=[.G537]-[.$B537]" office:value-type="float" office:value="0.227595090866089" calcext:value-type="float">
            <text:p>0.2275950909</text:p>
          </table:table-cell>
          <table:table-cell/>
          <table:table-cell office:value-type="float" office:value="1442890785.65409" calcext:value-type="float">
            <text:p>1442890785.65409</text:p>
          </table:table-cell>
          <table:table-cell table:formula="of:=[.J537]-[.$B537]" office:value-type="float" office:value="0.244768381118774" calcext:value-type="float">
            <text:p>0.244768381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2890785.41872" calcext:value-type="float">
            <text:p>1442890785.41872</text:p>
          </table:table-cell>
          <table:table-cell office:value-type="float" office:value="896" calcext:value-type="float">
            <text:p>896</text:p>
          </table:table-cell>
          <table:table-cell table:formula="of:=[.B538]-[.B$2]" office:value-type="float" office:value="16.9725747108459" calcext:value-type="float">
            <text:p>16.9725747108</text:p>
          </table:table-cell>
          <table:table-cell table:formula="of:=[.C538]/([.D538]-[.D537])" office:value-type="float" office:value="95349.2765007358" calcext:value-type="float">
            <text:p>95349.2765007358</text:p>
          </table:table-cell>
          <table:table-cell/>
          <table:table-cell office:value-type="float" office:value="1442890785.63694" calcext:value-type="float">
            <text:p>1442890785.63694</text:p>
          </table:table-cell>
          <table:table-cell table:formula="of:=[.G538]-[.$B538]" office:value-type="float" office:value="0.218217611312866" calcext:value-type="float">
            <text:p>0.2182176113</text:p>
          </table:table-cell>
          <table:table-cell/>
          <table:table-cell office:value-type="float" office:value="1442890785.65694" calcext:value-type="float">
            <text:p>1442890785.65694</text:p>
          </table:table-cell>
          <table:table-cell table:formula="of:=[.J538]-[.$B538]" office:value-type="float" office:value="0.238223552703857" calcext:value-type="float">
            <text:p>0.2382235527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2890785.42812" calcext:value-type="float">
            <text:p>1442890785.42812</text:p>
          </table:table-cell>
          <table:table-cell office:value-type="float" office:value="896" calcext:value-type="float">
            <text:p>896</text:p>
          </table:table-cell>
          <table:table-cell table:formula="of:=[.B539]-[.B$2]" office:value-type="float" office:value="16.9819750785828" calcext:value-type="float">
            <text:p>16.9819750786</text:p>
          </table:table-cell>
          <table:table-cell table:formula="of:=[.C539]/([.D539]-[.D538])" office:value-type="float" office:value="95315.4201075378" calcext:value-type="float">
            <text:p>95315.4201075378</text:p>
          </table:table-cell>
          <table:table-cell/>
          <table:table-cell office:value-type="float" office:value="1442890785.63696" calcext:value-type="float">
            <text:p>1442890785.63696</text:p>
          </table:table-cell>
          <table:table-cell table:formula="of:=[.G539]-[.$B539]" office:value-type="float" office:value="0.208837509155273" calcext:value-type="float">
            <text:p>0.2088375092</text:p>
          </table:table-cell>
          <table:table-cell/>
          <table:table-cell office:value-type="float" office:value="1442890785.6598" calcext:value-type="float">
            <text:p>1442890785.6598</text:p>
          </table:table-cell>
          <table:table-cell table:formula="of:=[.J539]-[.$B539]" office:value-type="float" office:value="0.231681823730469" calcext:value-type="float">
            <text:p>0.2316818237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2890785.43761" calcext:value-type="float">
            <text:p>1442890785.43761</text:p>
          </table:table-cell>
          <table:table-cell office:value-type="float" office:value="896" calcext:value-type="float">
            <text:p>896</text:p>
          </table:table-cell>
          <table:table-cell table:formula="of:=[.B540]-[.B$2]" office:value-type="float" office:value="16.9914700984955" calcext:value-type="float">
            <text:p>16.9914700985</text:p>
          </table:table-cell>
          <table:table-cell table:formula="of:=[.C540]/([.D540]-[.D539])" office:value-type="float" office:value="94365.2576020088" calcext:value-type="float">
            <text:p>94365.2576020088</text:p>
          </table:table-cell>
          <table:table-cell/>
          <table:table-cell office:value-type="float" office:value="1442890785.63698" calcext:value-type="float">
            <text:p>1442890785.63698</text:p>
          </table:table-cell>
          <table:table-cell table:formula="of:=[.G540]-[.$B540]" office:value-type="float" office:value="0.199362516403198" calcext:value-type="float">
            <text:p>0.1993625164</text:p>
          </table:table-cell>
          <table:table-cell/>
          <table:table-cell office:value-type="float" office:value="1442890785.66265" calcext:value-type="float">
            <text:p>1442890785.66265</text:p>
          </table:table-cell>
          <table:table-cell table:formula="of:=[.J540]-[.$B540]" office:value-type="float" office:value="0.225033044815063" calcext:value-type="float">
            <text:p>0.2250330448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2890785.44701" calcext:value-type="float">
            <text:p>1442890785.44701</text:p>
          </table:table-cell>
          <table:table-cell office:value-type="float" office:value="896" calcext:value-type="float">
            <text:p>896</text:p>
          </table:table-cell>
          <table:table-cell table:formula="of:=[.B541]-[.B$2]" office:value-type="float" office:value="17.0008656978607" calcext:value-type="float">
            <text:p>17.0008656979</text:p>
          </table:table-cell>
          <table:table-cell table:formula="of:=[.C541]/([.D541]-[.D540])" office:value-type="float" office:value="95363.7937474625" calcext:value-type="float">
            <text:p>95363.7937474625</text:p>
          </table:table-cell>
          <table:table-cell/>
          <table:table-cell office:value-type="float" office:value="1442890785.75935" calcext:value-type="float">
            <text:p>1442890785.75935</text:p>
          </table:table-cell>
          <table:table-cell table:formula="of:=[.G541]-[.$B541]" office:value-type="float" office:value="0.312343120574951" calcext:value-type="float">
            <text:p>0.3123431206</text:p>
          </table:table-cell>
          <table:table-cell/>
          <table:table-cell office:value-type="float" office:value="1442890785.75974" calcext:value-type="float">
            <text:p>1442890785.75974</text:p>
          </table:table-cell>
          <table:table-cell table:formula="of:=[.J541]-[.$B541]" office:value-type="float" office:value="0.31273365020752" calcext:value-type="float">
            <text:p>0.312733650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2890785.45648" calcext:value-type="float">
            <text:p>1442890785.45648</text:p>
          </table:table-cell>
          <table:table-cell office:value-type="float" office:value="896" calcext:value-type="float">
            <text:p>896</text:p>
          </table:table-cell>
          <table:table-cell table:formula="of:=[.B542]-[.B$2]" office:value-type="float" office:value="17.0103387832642" calcext:value-type="float">
            <text:p>17.0103387833</text:p>
          </table:table-cell>
          <table:table-cell table:formula="of:=[.C542]/([.D542]-[.D541])" office:value-type="float" office:value="94583.7561724511" calcext:value-type="float">
            <text:p>94583.7561724511</text:p>
          </table:table-cell>
          <table:table-cell/>
          <table:table-cell office:value-type="float" office:value="1442890785.75942" calcext:value-type="float">
            <text:p>1442890785.75942</text:p>
          </table:table-cell>
          <table:table-cell table:formula="of:=[.G542]-[.$B542]" office:value-type="float" office:value="0.302935600280762" calcext:value-type="float">
            <text:p>0.3029356003</text:p>
          </table:table-cell>
          <table:table-cell/>
          <table:table-cell office:value-type="float" office:value="1442890785.76261" calcext:value-type="float">
            <text:p>1442890785.76261</text:p>
          </table:table-cell>
          <table:table-cell table:formula="of:=[.J542]-[.$B542]" office:value-type="float" office:value="0.306124210357666" calcext:value-type="float">
            <text:p>0.306124210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2890785.46592" calcext:value-type="float">
            <text:p>1442890785.46592</text:p>
          </table:table-cell>
          <table:table-cell office:value-type="float" office:value="896" calcext:value-type="float">
            <text:p>896</text:p>
          </table:table-cell>
          <table:table-cell table:formula="of:=[.B543]-[.B$2]" office:value-type="float" office:value="17.0197713375092" calcext:value-type="float">
            <text:p>17.0197713375</text:p>
          </table:table-cell>
          <table:table-cell table:formula="of:=[.C543]/([.D543]-[.D542])" office:value-type="float" office:value="94990.1772868589" calcext:value-type="float">
            <text:p>94990.1772868589</text:p>
          </table:table-cell>
          <table:table-cell/>
          <table:table-cell office:value-type="float" office:value="1442890785.75944" calcext:value-type="float">
            <text:p>1442890785.75944</text:p>
          </table:table-cell>
          <table:table-cell table:formula="of:=[.G543]-[.$B543]" office:value-type="float" office:value="0.293528318405151" calcext:value-type="float">
            <text:p>0.2935283184</text:p>
          </table:table-cell>
          <table:table-cell/>
          <table:table-cell office:value-type="float" office:value="1442890785.76545" calcext:value-type="float">
            <text:p>1442890785.76545</text:p>
          </table:table-cell>
          <table:table-cell table:formula="of:=[.J543]-[.$B543]" office:value-type="float" office:value="0.299538850784302" calcext:value-type="float">
            <text:p>0.2995388508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2890785.47535" calcext:value-type="float">
            <text:p>1442890785.47535</text:p>
          </table:table-cell>
          <table:table-cell office:value-type="float" office:value="896" calcext:value-type="float">
            <text:p>896</text:p>
          </table:table-cell>
          <table:table-cell table:formula="of:=[.B544]-[.B$2]" office:value-type="float" office:value="17.0292100906372" calcext:value-type="float">
            <text:p>17.0292100906</text:p>
          </table:table-cell>
          <table:table-cell table:formula="of:=[.C544]/([.D544]-[.D543])" office:value-type="float" office:value="94927.792669681" calcext:value-type="float">
            <text:p>94927.792669681</text:p>
          </table:table-cell>
          <table:table-cell/>
          <table:table-cell office:value-type="float" office:value="1442890785.75947" calcext:value-type="float">
            <text:p>1442890785.75947</text:p>
          </table:table-cell>
          <table:table-cell table:formula="of:=[.G544]-[.$B544]" office:value-type="float" office:value="0.284111976623535" calcext:value-type="float">
            <text:p>0.2841119766</text:p>
          </table:table-cell>
          <table:table-cell/>
          <table:table-cell office:value-type="float" office:value="1442890785.76831" calcext:value-type="float">
            <text:p>1442890785.76831</text:p>
          </table:table-cell>
          <table:table-cell table:formula="of:=[.J544]-[.$B544]" office:value-type="float" office:value="0.29295539855957" calcext:value-type="float">
            <text:p>0.292955398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2890785.48477" calcext:value-type="float">
            <text:p>1442890785.48477</text:p>
          </table:table-cell>
          <table:table-cell office:value-type="float" office:value="896" calcext:value-type="float">
            <text:p>896</text:p>
          </table:table-cell>
          <table:table-cell table:formula="of:=[.B545]-[.B$2]" office:value-type="float" office:value="17.0386288166046" calcext:value-type="float">
            <text:p>17.0386288166</text:p>
          </table:table-cell>
          <table:table-cell table:formula="of:=[.C545]/([.D545]-[.D544])" office:value-type="float" office:value="95129.6388811543" calcext:value-type="float">
            <text:p>95129.6388811543</text:p>
          </table:table-cell>
          <table:table-cell/>
          <table:table-cell office:value-type="float" office:value="1442890785.75949" calcext:value-type="float">
            <text:p>1442890785.75949</text:p>
          </table:table-cell>
          <table:table-cell table:formula="of:=[.G545]-[.$B545]" office:value-type="float" office:value="0.274715423583984" calcext:value-type="float">
            <text:p>0.2747154236</text:p>
          </table:table-cell>
          <table:table-cell/>
          <table:table-cell office:value-type="float" office:value="1442890785.77115" calcext:value-type="float">
            <text:p>1442890785.77115</text:p>
          </table:table-cell>
          <table:table-cell table:formula="of:=[.J545]-[.$B545]" office:value-type="float" office:value="0.286380290985107" calcext:value-type="float">
            <text:p>0.28638029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2890785.49419" calcext:value-type="float">
            <text:p>1442890785.49419</text:p>
          </table:table-cell>
          <table:table-cell office:value-type="float" office:value="896" calcext:value-type="float">
            <text:p>896</text:p>
          </table:table-cell>
          <table:table-cell table:formula="of:=[.B546]-[.B$2]" office:value-type="float" office:value="17.0480442047119" calcext:value-type="float">
            <text:p>17.0480442047</text:p>
          </table:table-cell>
          <table:table-cell table:formula="of:=[.C546]/([.D546]-[.D545])" office:value-type="float" office:value="95163.3633992555" calcext:value-type="float">
            <text:p>95163.3633992555</text:p>
          </table:table-cell>
          <table:table-cell/>
          <table:table-cell office:value-type="float" office:value="1442890785.75951" calcext:value-type="float">
            <text:p>1442890785.75951</text:p>
          </table:table-cell>
          <table:table-cell table:formula="of:=[.G546]-[.$B546]" office:value-type="float" office:value="0.265322208404541" calcext:value-type="float">
            <text:p>0.2653222084</text:p>
          </table:table-cell>
          <table:table-cell/>
          <table:table-cell office:value-type="float" office:value="1442890785.77403" calcext:value-type="float">
            <text:p>1442890785.77403</text:p>
          </table:table-cell>
          <table:table-cell table:formula="of:=[.J546]-[.$B546]" office:value-type="float" office:value="0.279838800430298" calcext:value-type="float">
            <text:p>0.2798388004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2890785.50361" calcext:value-type="float">
            <text:p>1442890785.50361</text:p>
          </table:table-cell>
          <table:table-cell office:value-type="float" office:value="896" calcext:value-type="float">
            <text:p>896</text:p>
          </table:table-cell>
          <table:table-cell table:formula="of:=[.B547]-[.B$2]" office:value-type="float" office:value="17.0574674606323" calcext:value-type="float">
            <text:p>17.0574674606</text:p>
          </table:table-cell>
          <table:table-cell table:formula="of:=[.C547]/([.D547]-[.D546])" office:value-type="float" office:value="95083.908106467" calcext:value-type="float">
            <text:p>95083.908106467</text:p>
          </table:table-cell>
          <table:table-cell/>
          <table:table-cell office:value-type="float" office:value="1442890785.75953" calcext:value-type="float">
            <text:p>1442890785.75953</text:p>
          </table:table-cell>
          <table:table-cell table:formula="of:=[.G547]-[.$B547]" office:value-type="float" office:value="0.255921840667725" calcext:value-type="float">
            <text:p>0.2559218407</text:p>
          </table:table-cell>
          <table:table-cell/>
          <table:table-cell office:value-type="float" office:value="1442890785.77688" calcext:value-type="float">
            <text:p>1442890785.77688</text:p>
          </table:table-cell>
          <table:table-cell table:formula="of:=[.J547]-[.$B547]" office:value-type="float" office:value="0.273268461227417" calcext:value-type="float">
            <text:p>0.2732684612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2890785.51302" calcext:value-type="float">
            <text:p>1442890785.51302</text:p>
          </table:table-cell>
          <table:table-cell office:value-type="float" office:value="896" calcext:value-type="float">
            <text:p>896</text:p>
          </table:table-cell>
          <table:table-cell table:formula="of:=[.B548]-[.B$2]" office:value-type="float" office:value="17.0668749809265" calcext:value-type="float">
            <text:p>17.0668749809</text:p>
          </table:table-cell>
          <table:table-cell table:formula="of:=[.C548]/([.D548]-[.D547])" office:value-type="float" office:value="95242.9515941001" calcext:value-type="float">
            <text:p>95242.9515941001</text:p>
          </table:table-cell>
          <table:table-cell/>
          <table:table-cell office:value-type="float" office:value="1442890785.75956" calcext:value-type="float">
            <text:p>1442890785.75956</text:p>
          </table:table-cell>
          <table:table-cell table:formula="of:=[.G548]-[.$B548]" office:value-type="float" office:value="0.246536493301392" calcext:value-type="float">
            <text:p>0.2465364933</text:p>
          </table:table-cell>
          <table:table-cell/>
          <table:table-cell office:value-type="float" office:value="1442890785.77973" calcext:value-type="float">
            <text:p>1442890785.77973</text:p>
          </table:table-cell>
          <table:table-cell table:formula="of:=[.J548]-[.$B548]" office:value-type="float" office:value="0.266710996627808" calcext:value-type="float">
            <text:p>0.2667109966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2890785.52241" calcext:value-type="float">
            <text:p>1442890785.52241</text:p>
          </table:table-cell>
          <table:table-cell office:value-type="float" office:value="896" calcext:value-type="float">
            <text:p>896</text:p>
          </table:table-cell>
          <table:table-cell table:formula="of:=[.B549]-[.B$2]" office:value-type="float" office:value="17.0762629508972" calcext:value-type="float">
            <text:p>17.0762629509</text:p>
          </table:table-cell>
          <table:table-cell table:formula="of:=[.C549]/([.D549]-[.D548])" office:value-type="float" office:value="95441.293783015" calcext:value-type="float">
            <text:p>95441.293783015</text:p>
          </table:table-cell>
          <table:table-cell/>
          <table:table-cell office:value-type="float" office:value="1442890785.75958" calcext:value-type="float">
            <text:p>1442890785.75958</text:p>
          </table:table-cell>
          <table:table-cell table:formula="of:=[.G549]-[.$B549]" office:value-type="float" office:value="0.237170457839966" calcext:value-type="float">
            <text:p>0.2371704578</text:p>
          </table:table-cell>
          <table:table-cell/>
          <table:table-cell office:value-type="float" office:value="1442890785.78259" calcext:value-type="float">
            <text:p>1442890785.78259</text:p>
          </table:table-cell>
          <table:table-cell table:formula="of:=[.J549]-[.$B549]" office:value-type="float" office:value="0.260178565979004" calcext:value-type="float">
            <text:p>0.260178566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2890785.53188" calcext:value-type="float">
            <text:p>1442890785.53188</text:p>
          </table:table-cell>
          <table:table-cell office:value-type="float" office:value="896" calcext:value-type="float">
            <text:p>896</text:p>
          </table:table-cell>
          <table:table-cell table:formula="of:=[.B550]-[.B$2]" office:value-type="float" office:value="17.085736989975" calcext:value-type="float">
            <text:p>17.08573699</text:p>
          </table:table-cell>
          <table:table-cell table:formula="of:=[.C550]/([.D550]-[.D549])" office:value-type="float" office:value="94574.2351964164" calcext:value-type="float">
            <text:p>94574.2351964164</text:p>
          </table:table-cell>
          <table:table-cell/>
          <table:table-cell office:value-type="float" office:value="1442890785.75962" calcext:value-type="float">
            <text:p>1442890785.75962</text:p>
          </table:table-cell>
          <table:table-cell table:formula="of:=[.G550]-[.$B550]" office:value-type="float" office:value="0.227740049362183" calcext:value-type="float">
            <text:p>0.2277400494</text:p>
          </table:table-cell>
          <table:table-cell/>
          <table:table-cell office:value-type="float" office:value="1442890785.78544" calcext:value-type="float">
            <text:p>1442890785.78544</text:p>
          </table:table-cell>
          <table:table-cell table:formula="of:=[.J550]-[.$B550]" office:value-type="float" office:value="0.253560304641724" calcext:value-type="float">
            <text:p>0.2535603046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2890785.54133" calcext:value-type="float">
            <text:p>1442890785.54133</text:p>
          </table:table-cell>
          <table:table-cell office:value-type="float" office:value="896" calcext:value-type="float">
            <text:p>896</text:p>
          </table:table-cell>
          <table:table-cell table:formula="of:=[.B551]-[.B$2]" office:value-type="float" office:value="17.0951895713806" calcext:value-type="float">
            <text:p>17.0951895714</text:p>
          </table:table-cell>
          <table:table-cell table:formula="of:=[.C551]/([.D551]-[.D550])" office:value-type="float" office:value="94788.9218351956" calcext:value-type="float">
            <text:p>94788.9218351956</text:p>
          </table:table-cell>
          <table:table-cell/>
          <table:table-cell office:value-type="float" office:value="1442890785.75966" calcext:value-type="float">
            <text:p>1442890785.75966</text:p>
          </table:table-cell>
          <table:table-cell table:formula="of:=[.G551]-[.$B551]" office:value-type="float" office:value="0.218328714370728" calcext:value-type="float">
            <text:p>0.2183287144</text:p>
          </table:table-cell>
          <table:table-cell/>
          <table:table-cell office:value-type="float" office:value="1442890785.78832" calcext:value-type="float">
            <text:p>1442890785.78832</text:p>
          </table:table-cell>
          <table:table-cell table:formula="of:=[.J551]-[.$B551]" office:value-type="float" office:value="0.246984958648682" calcext:value-type="float">
            <text:p>0.2469849586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2890785.55075" calcext:value-type="float">
            <text:p>1442890785.55075</text:p>
          </table:table-cell>
          <table:table-cell office:value-type="float" office:value="896" calcext:value-type="float">
            <text:p>896</text:p>
          </table:table-cell>
          <table:table-cell table:formula="of:=[.B552]-[.B$2]" office:value-type="float" office:value="17.104606628418" calcext:value-type="float">
            <text:p>17.1046066284</text:p>
          </table:table-cell>
          <table:table-cell table:formula="of:=[.C552]/([.D552]-[.D551])" office:value-type="float" office:value="95146.4981518052" calcext:value-type="float">
            <text:p>95146.4981518052</text:p>
          </table:table-cell>
          <table:table-cell/>
          <table:table-cell office:value-type="float" office:value="1442890785.7597" calcext:value-type="float">
            <text:p>1442890785.7597</text:p>
          </table:table-cell>
          <table:table-cell table:formula="of:=[.G552]-[.$B552]" office:value-type="float" office:value="0.208948850631714" calcext:value-type="float">
            <text:p>0.2089488506</text:p>
          </table:table-cell>
          <table:table-cell/>
          <table:table-cell office:value-type="float" office:value="1442890785.79117" calcext:value-type="float">
            <text:p>1442890785.79117</text:p>
          </table:table-cell>
          <table:table-cell table:formula="of:=[.J552]-[.$B552]" office:value-type="float" office:value="0.240422010421753" calcext:value-type="float">
            <text:p>0.2404220104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2890785.5602" calcext:value-type="float">
            <text:p>1442890785.5602</text:p>
          </table:table-cell>
          <table:table-cell office:value-type="float" office:value="896" calcext:value-type="float">
            <text:p>896</text:p>
          </table:table-cell>
          <table:table-cell table:formula="of:=[.B553]-[.B$2]" office:value-type="float" office:value="17.1140506267548" calcext:value-type="float">
            <text:p>17.1140506268</text:p>
          </table:table-cell>
          <table:table-cell table:formula="of:=[.C553]/([.D553]-[.D552])" office:value-type="float" office:value="94875.0696523693" calcext:value-type="float">
            <text:p>94875.0696523693</text:p>
          </table:table-cell>
          <table:table-cell/>
          <table:table-cell office:value-type="float" office:value="1442890785.83781" calcext:value-type="float">
            <text:p>1442890785.83781</text:p>
          </table:table-cell>
          <table:table-cell table:formula="of:=[.G553]-[.$B553]" office:value-type="float" office:value="0.277617216110229" calcext:value-type="float">
            <text:p>0.2776172161</text:p>
          </table:table-cell>
          <table:table-cell/>
          <table:table-cell office:value-type="float" office:value="1442890785.83835" calcext:value-type="float">
            <text:p>1442890785.83835</text:p>
          </table:table-cell>
          <table:table-cell table:formula="of:=[.J553]-[.$B553]" office:value-type="float" office:value="0.278156757354736" calcext:value-type="float">
            <text:p>0.278156757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2890785.5696" calcext:value-type="float">
            <text:p>1442890785.5696</text:p>
          </table:table-cell>
          <table:table-cell office:value-type="float" office:value="896" calcext:value-type="float">
            <text:p>896</text:p>
          </table:table-cell>
          <table:table-cell table:formula="of:=[.B554]-[.B$2]" office:value-type="float" office:value="17.1234536170959" calcext:value-type="float">
            <text:p>17.1234536171</text:p>
          </table:table-cell>
          <table:table-cell table:formula="of:=[.C554]/([.D554]-[.D553])" office:value-type="float" office:value="95288.835518142" calcext:value-type="float">
            <text:p>95288.835518142</text:p>
          </table:table-cell>
          <table:table-cell/>
          <table:table-cell office:value-type="float" office:value="1442890785.83789" calcext:value-type="float">
            <text:p>1442890785.83789</text:p>
          </table:table-cell>
          <table:table-cell table:formula="of:=[.G554]-[.$B554]" office:value-type="float" office:value="0.268287897109985" calcext:value-type="float">
            <text:p>0.2682878971</text:p>
          </table:table-cell>
          <table:table-cell/>
          <table:table-cell office:value-type="float" office:value="1442890785.84121" calcext:value-type="float">
            <text:p>1442890785.84121</text:p>
          </table:table-cell>
          <table:table-cell table:formula="of:=[.J554]-[.$B554]" office:value-type="float" office:value="0.271615266799927" calcext:value-type="float">
            <text:p>0.2716152668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2890785.57902" calcext:value-type="float">
            <text:p>1442890785.57902</text:p>
          </table:table-cell>
          <table:table-cell office:value-type="float" office:value="896" calcext:value-type="float">
            <text:p>896</text:p>
          </table:table-cell>
          <table:table-cell table:formula="of:=[.B555]-[.B$2]" office:value-type="float" office:value="17.1328790187836" calcext:value-type="float">
            <text:p>17.1328790188</text:p>
          </table:table-cell>
          <table:table-cell table:formula="of:=[.C555]/([.D555]-[.D554])" office:value-type="float" office:value="95062.2615030481" calcext:value-type="float">
            <text:p>95062.2615030481</text:p>
          </table:table-cell>
          <table:table-cell/>
          <table:table-cell office:value-type="float" office:value="1442890785.83795" calcext:value-type="float">
            <text:p>1442890785.83795</text:p>
          </table:table-cell>
          <table:table-cell table:formula="of:=[.G555]-[.$B555]" office:value-type="float" office:value="0.258923292160034" calcext:value-type="float">
            <text:p>0.2589232922</text:p>
          </table:table-cell>
          <table:table-cell/>
          <table:table-cell office:value-type="float" office:value="1442890785.84408" calcext:value-type="float">
            <text:p>1442890785.84408</text:p>
          </table:table-cell>
          <table:table-cell table:formula="of:=[.J555]-[.$B555]" office:value-type="float" office:value="0.265055894851685" calcext:value-type="float">
            <text:p>0.2650558949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2890785.58856" calcext:value-type="float">
            <text:p>1442890785.58856</text:p>
          </table:table-cell>
          <table:table-cell office:value-type="float" office:value="896" calcext:value-type="float">
            <text:p>896</text:p>
          </table:table-cell>
          <table:table-cell table:formula="of:=[.B556]-[.B$2]" office:value-type="float" office:value="17.1424195766449" calcext:value-type="float">
            <text:p>17.1424195766</text:p>
          </table:table-cell>
          <table:table-cell table:formula="of:=[.C556]/([.D556]-[.D555])" office:value-type="float" office:value="93914.843662535" calcext:value-type="float">
            <text:p>93914.843662535</text:p>
          </table:table-cell>
          <table:table-cell/>
          <table:table-cell office:value-type="float" office:value="1442890785.838" calcext:value-type="float">
            <text:p>1442890785.838</text:p>
          </table:table-cell>
          <table:table-cell table:formula="of:=[.G556]-[.$B556]" office:value-type="float" office:value="0.249431133270264" calcext:value-type="float">
            <text:p>0.2494311333</text:p>
          </table:table-cell>
          <table:table-cell/>
          <table:table-cell office:value-type="float" office:value="1442890785.84692" calcext:value-type="float">
            <text:p>1442890785.84692</text:p>
          </table:table-cell>
          <table:table-cell table:formula="of:=[.J556]-[.$B556]" office:value-type="float" office:value="0.258359909057617" calcext:value-type="float">
            <text:p>0.258359909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2890785.59798" calcext:value-type="float">
            <text:p>1442890785.59798</text:p>
          </table:table-cell>
          <table:table-cell office:value-type="float" office:value="896" calcext:value-type="float">
            <text:p>896</text:p>
          </table:table-cell>
          <table:table-cell table:formula="of:=[.B557]-[.B$2]" office:value-type="float" office:value="17.1518366336823" calcext:value-type="float">
            <text:p>17.1518366337</text:p>
          </table:table-cell>
          <table:table-cell table:formula="of:=[.C557]/([.D557]-[.D556])" office:value-type="float" office:value="95146.4981518052" calcext:value-type="float">
            <text:p>95146.4981518052</text:p>
          </table:table-cell>
          <table:table-cell/>
          <table:table-cell office:value-type="float" office:value="1442890785.83805" calcext:value-type="float">
            <text:p>1442890785.83805</text:p>
          </table:table-cell>
          <table:table-cell table:formula="of:=[.G557]-[.$B557]" office:value-type="float" office:value="0.240065097808838" calcext:value-type="float">
            <text:p>0.2400650978</text:p>
          </table:table-cell>
          <table:table-cell/>
          <table:table-cell office:value-type="float" office:value="1442890785.84979" calcext:value-type="float">
            <text:p>1442890785.84979</text:p>
          </table:table-cell>
          <table:table-cell table:formula="of:=[.J557]-[.$B557]" office:value-type="float" office:value="0.251806259155273" calcext:value-type="float">
            <text:p>0.251806259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2890785.60735" calcext:value-type="float">
            <text:p>1442890785.60735</text:p>
          </table:table-cell>
          <table:table-cell office:value-type="float" office:value="896" calcext:value-type="float">
            <text:p>896</text:p>
          </table:table-cell>
          <table:table-cell table:formula="of:=[.B558]-[.B$2]" office:value-type="float" office:value="17.1612093448639" calcext:value-type="float">
            <text:p>17.1612093449</text:p>
          </table:table-cell>
          <table:table-cell table:formula="of:=[.C558]/([.D558]-[.D557])" office:value-type="float" office:value="95596.6723646724" calcext:value-type="float">
            <text:p>95596.6723646724</text:p>
          </table:table-cell>
          <table:table-cell/>
          <table:table-cell office:value-type="float" office:value="1442890785.8381" calcext:value-type="float">
            <text:p>1442890785.8381</text:p>
          </table:table-cell>
          <table:table-cell table:formula="of:=[.G558]-[.$B558]" office:value-type="float" office:value="0.230741739273071" calcext:value-type="float">
            <text:p>0.2307417393</text:p>
          </table:table-cell>
          <table:table-cell/>
          <table:table-cell office:value-type="float" office:value="1442890785.85263" calcext:value-type="float">
            <text:p>1442890785.85263</text:p>
          </table:table-cell>
          <table:table-cell table:formula="of:=[.J558]-[.$B558]" office:value-type="float" office:value="0.245280504226685" calcext:value-type="float">
            <text:p>0.2452805042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2890785.61675" calcext:value-type="float">
            <text:p>1442890785.61675</text:p>
          </table:table-cell>
          <table:table-cell office:value-type="float" office:value="896" calcext:value-type="float">
            <text:p>896</text:p>
          </table:table-cell>
          <table:table-cell table:formula="of:=[.B559]-[.B$2]" office:value-type="float" office:value="17.1706035137177" calcext:value-type="float">
            <text:p>17.1706035137</text:p>
          </table:table-cell>
          <table:table-cell table:formula="of:=[.C559]/([.D559]-[.D558])" office:value-type="float" office:value="95378.3154154611" calcext:value-type="float">
            <text:p>95378.3154154611</text:p>
          </table:table-cell>
          <table:table-cell/>
          <table:table-cell office:value-type="float" office:value="1442890785.83814" calcext:value-type="float">
            <text:p>1442890785.83814</text:p>
          </table:table-cell>
          <table:table-cell table:formula="of:=[.G559]-[.$B559]" office:value-type="float" office:value="0.221396446228027" calcext:value-type="float">
            <text:p>0.2213964462</text:p>
          </table:table-cell>
          <table:table-cell/>
          <table:table-cell office:value-type="float" office:value="1442890785.8555" calcext:value-type="float">
            <text:p>1442890785.8555</text:p>
          </table:table-cell>
          <table:table-cell table:formula="of:=[.J559]-[.$B559]" office:value-type="float" office:value="0.238756418228149" calcext:value-type="float">
            <text:p>0.2387564182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2890785.62615" calcext:value-type="float">
            <text:p>1442890785.62615</text:p>
          </table:table-cell>
          <table:table-cell office:value-type="float" office:value="896" calcext:value-type="float">
            <text:p>896</text:p>
          </table:table-cell>
          <table:table-cell table:formula="of:=[.B560]-[.B$2]" office:value-type="float" office:value="17.1800014972687" calcext:value-type="float">
            <text:p>17.1800014973</text:p>
          </table:table-cell>
          <table:table-cell table:formula="of:=[.C560]/([.D560]-[.D559])" office:value-type="float" office:value="95339.6007915166" calcext:value-type="float">
            <text:p>95339.6007915166</text:p>
          </table:table-cell>
          <table:table-cell/>
          <table:table-cell office:value-type="float" office:value="1442890785.8382" calcext:value-type="float">
            <text:p>1442890785.8382</text:p>
          </table:table-cell>
          <table:table-cell table:formula="of:=[.G560]-[.$B560]" office:value-type="float" office:value="0.212051391601562" calcext:value-type="float">
            <text:p>0.2120513916</text:p>
          </table:table-cell>
          <table:table-cell/>
          <table:table-cell office:value-type="float" office:value="1442890785.85836" calcext:value-type="float">
            <text:p>1442890785.85836</text:p>
          </table:table-cell>
          <table:table-cell table:formula="of:=[.J560]-[.$B560]" office:value-type="float" office:value="0.232211828231812" calcext:value-type="float">
            <text:p>0.2322118282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2890785.63553" calcext:value-type="float">
            <text:p>1442890785.63553</text:p>
          </table:table-cell>
          <table:table-cell office:value-type="float" office:value="896" calcext:value-type="float">
            <text:p>896</text:p>
          </table:table-cell>
          <table:table-cell table:formula="of:=[.B561]-[.B$2]" office:value-type="float" office:value="17.1893887519836" calcext:value-type="float">
            <text:p>17.189388752</text:p>
          </table:table-cell>
          <table:table-cell table:formula="of:=[.C561]/([.D561]-[.D560])" office:value-type="float" office:value="95448.5658700125" calcext:value-type="float">
            <text:p>95448.5658700125</text:p>
          </table:table-cell>
          <table:table-cell/>
          <table:table-cell office:value-type="float" office:value="1442890785.8383" calcext:value-type="float">
            <text:p>1442890785.8383</text:p>
          </table:table-cell>
          <table:table-cell table:formula="of:=[.G561]-[.$B561]" office:value-type="float" office:value="0.202766180038452" calcext:value-type="float">
            <text:p>0.20276618</text:p>
          </table:table-cell>
          <table:table-cell/>
          <table:table-cell office:value-type="float" office:value="1442890785.8612" calcext:value-type="float">
            <text:p>1442890785.8612</text:p>
          </table:table-cell>
          <table:table-cell table:formula="of:=[.J561]-[.$B561]" office:value-type="float" office:value="0.225663185119629" calcext:value-type="float">
            <text:p>0.225663185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2890785.64493" calcext:value-type="float">
            <text:p>1442890785.64493</text:p>
          </table:table-cell>
          <table:table-cell office:value-type="float" office:value="896" calcext:value-type="float">
            <text:p>896</text:p>
          </table:table-cell>
          <table:table-cell table:formula="of:=[.B562]-[.B$2]" office:value-type="float" office:value="17.1987824440002" calcext:value-type="float">
            <text:p>17.198782444</text:p>
          </table:table-cell>
          <table:table-cell table:formula="of:=[.C562]/([.D562]-[.D561])" office:value-type="float" office:value="95383.1569543147" calcext:value-type="float">
            <text:p>95383.1569543147</text:p>
          </table:table-cell>
          <table:table-cell/>
          <table:table-cell office:value-type="float" office:value="1442890785.957" calcext:value-type="float">
            <text:p>1442890785.957</text:p>
          </table:table-cell>
          <table:table-cell table:formula="of:=[.G562]-[.$B562]" office:value-type="float" office:value="0.312069177627563" calcext:value-type="float">
            <text:p>0.3120691776</text:p>
          </table:table-cell>
          <table:table-cell/>
          <table:table-cell office:value-type="float" office:value="1442890785.9572" calcext:value-type="float">
            <text:p>1442890785.9572</text:p>
          </table:table-cell>
          <table:table-cell table:formula="of:=[.J562]-[.$B562]" office:value-type="float" office:value="0.312271356582642" calcext:value-type="float">
            <text:p>0.312271356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2890785.65435" calcext:value-type="float">
            <text:p>1442890785.65435</text:p>
          </table:table-cell>
          <table:table-cell office:value-type="float" office:value="896" calcext:value-type="float">
            <text:p>896</text:p>
          </table:table-cell>
          <table:table-cell table:formula="of:=[.B563]-[.B$2]" office:value-type="float" office:value="17.208206653595" calcext:value-type="float">
            <text:p>17.2082066536</text:p>
          </table:table-cell>
          <table:table-cell table:formula="of:=[.C563]/([.D563]-[.D562])" office:value-type="float" office:value="95074.2861768873" calcext:value-type="float">
            <text:p>95074.2861768873</text:p>
          </table:table-cell>
          <table:table-cell/>
          <table:table-cell office:value-type="float" office:value="1442890785.95704" calcext:value-type="float">
            <text:p>1442890785.95704</text:p>
          </table:table-cell>
          <table:table-cell table:formula="of:=[.G563]-[.$B563]" office:value-type="float" office:value="0.302684783935547" calcext:value-type="float">
            <text:p>0.3026847839</text:p>
          </table:table-cell>
          <table:table-cell/>
          <table:table-cell office:value-type="float" office:value="1442890785.96001" calcext:value-type="float">
            <text:p>1442890785.96001</text:p>
          </table:table-cell>
          <table:table-cell table:formula="of:=[.J563]-[.$B563]" office:value-type="float" office:value="0.305656433105469" calcext:value-type="float">
            <text:p>0.305656433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2890785.66377" calcext:value-type="float">
            <text:p>1442890785.66377</text:p>
          </table:table-cell>
          <table:table-cell office:value-type="float" office:value="896" calcext:value-type="float">
            <text:p>896</text:p>
          </table:table-cell>
          <table:table-cell table:formula="of:=[.B564]-[.B$2]" office:value-type="float" office:value="17.2176222801209" calcext:value-type="float">
            <text:p>17.2176222801</text:p>
          </table:table-cell>
          <table:table-cell table:formula="of:=[.C564]/([.D564]-[.D563])" office:value-type="float" office:value="95160.9537121442" calcext:value-type="float">
            <text:p>95160.9537121442</text:p>
          </table:table-cell>
          <table:table-cell/>
          <table:table-cell office:value-type="float" office:value="1442890785.95705" calcext:value-type="float">
            <text:p>1442890785.95705</text:p>
          </table:table-cell>
          <table:table-cell table:formula="of:=[.G564]-[.$B564]" office:value-type="float" office:value="0.293283462524414" calcext:value-type="float">
            <text:p>0.2932834625</text:p>
          </table:table-cell>
          <table:table-cell/>
          <table:table-cell office:value-type="float" office:value="1442890785.96282" calcext:value-type="float">
            <text:p>1442890785.96282</text:p>
          </table:table-cell>
          <table:table-cell table:formula="of:=[.J564]-[.$B564]" office:value-type="float" office:value="0.299050092697144" calcext:value-type="float">
            <text:p>0.2990500927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2890785.67315" calcext:value-type="float">
            <text:p>1442890785.67315</text:p>
          </table:table-cell>
          <table:table-cell office:value-type="float" office:value="896" calcext:value-type="float">
            <text:p>896</text:p>
          </table:table-cell>
          <table:table-cell table:formula="of:=[.B565]-[.B$2]" office:value-type="float" office:value="17.2270102500916" calcext:value-type="float">
            <text:p>17.2270102501</text:p>
          </table:table-cell>
          <table:table-cell table:formula="of:=[.C565]/([.D565]-[.D564])" office:value-type="float" office:value="95441.293783015" calcext:value-type="float">
            <text:p>95441.293783015</text:p>
          </table:table-cell>
          <table:table-cell/>
          <table:table-cell office:value-type="float" office:value="1442890785.95706" calcext:value-type="float">
            <text:p>1442890785.95706</text:p>
          </table:table-cell>
          <table:table-cell table:formula="of:=[.G565]-[.$B565]" office:value-type="float" office:value="0.283908367156982" calcext:value-type="float">
            <text:p>0.2839083672</text:p>
          </table:table-cell>
          <table:table-cell/>
          <table:table-cell office:value-type="float" office:value="1442890785.96562" calcext:value-type="float">
            <text:p>1442890785.96562</text:p>
          </table:table-cell>
          <table:table-cell table:formula="of:=[.J565]-[.$B565]" office:value-type="float" office:value="0.292465925216675" calcext:value-type="float">
            <text:p>0.2924659252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2890785.68265" calcext:value-type="float">
            <text:p>1442890785.68265</text:p>
          </table:table-cell>
          <table:table-cell office:value-type="float" office:value="896" calcext:value-type="float">
            <text:p>896</text:p>
          </table:table-cell>
          <table:table-cell table:formula="of:=[.B566]-[.B$2]" office:value-type="float" office:value="17.2365009784699" calcext:value-type="float">
            <text:p>17.2365009785</text:p>
          </table:table-cell>
          <table:table-cell table:formula="of:=[.C566]/([.D566]-[.D565])" office:value-type="float" office:value="94407.9278518854" calcext:value-type="float">
            <text:p>94407.9278518854</text:p>
          </table:table-cell>
          <table:table-cell/>
          <table:table-cell office:value-type="float" office:value="1442890785.95708" calcext:value-type="float">
            <text:p>1442890785.95708</text:p>
          </table:table-cell>
          <table:table-cell table:formula="of:=[.G566]-[.$B566]" office:value-type="float" office:value="0.274430513381958" calcext:value-type="float">
            <text:p>0.2744305134</text:p>
          </table:table-cell>
          <table:table-cell/>
          <table:table-cell office:value-type="float" office:value="1442890785.96841" calcext:value-type="float">
            <text:p>1442890785.96841</text:p>
          </table:table-cell>
          <table:table-cell table:formula="of:=[.J566]-[.$B566]" office:value-type="float" office:value="0.285765647888184" calcext:value-type="float">
            <text:p>0.2857656479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2890785.69206" calcext:value-type="float">
            <text:p>1442890785.69206</text:p>
          </table:table-cell>
          <table:table-cell office:value-type="float" office:value="896" calcext:value-type="float">
            <text:p>896</text:p>
          </table:table-cell>
          <table:table-cell table:formula="of:=[.B567]-[.B$2]" office:value-type="float" office:value="17.2459197044373" calcext:value-type="float">
            <text:p>17.2459197044</text:p>
          </table:table-cell>
          <table:table-cell table:formula="of:=[.C567]/([.D567]-[.D566])" office:value-type="float" office:value="95129.6388811543" calcext:value-type="float">
            <text:p>95129.6388811543</text:p>
          </table:table-cell>
          <table:table-cell/>
          <table:table-cell office:value-type="float" office:value="1442890785.95709" calcext:value-type="float">
            <text:p>1442890785.95709</text:p>
          </table:table-cell>
          <table:table-cell table:formula="of:=[.G567]-[.$B567]" office:value-type="float" office:value="0.265024185180664" calcext:value-type="float">
            <text:p>0.2650241852</text:p>
          </table:table-cell>
          <table:table-cell/>
          <table:table-cell office:value-type="float" office:value="1442890785.9712" calcext:value-type="float">
            <text:p>1442890785.9712</text:p>
          </table:table-cell>
          <table:table-cell table:formula="of:=[.J567]-[.$B567]" office:value-type="float" office:value="0.279136180877686" calcext:value-type="float">
            <text:p>0.2791361809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2890785.70159" calcext:value-type="float">
            <text:p>1442890785.70159</text:p>
          </table:table-cell>
          <table:table-cell office:value-type="float" office:value="896" calcext:value-type="float">
            <text:p>896</text:p>
          </table:table-cell>
          <table:table-cell table:formula="of:=[.B568]-[.B$2]" office:value-type="float" office:value="17.255443572998" calcext:value-type="float">
            <text:p>17.255443573</text:p>
          </table:table-cell>
          <table:table-cell table:formula="of:=[.C568]/([.D568]-[.D567])" office:value-type="float" office:value="94079.4168126971" calcext:value-type="float">
            <text:p>94079.4168126971</text:p>
          </table:table-cell>
          <table:table-cell/>
          <table:table-cell office:value-type="float" office:value="1442890785.9571" calcext:value-type="float">
            <text:p>1442890785.9571</text:p>
          </table:table-cell>
          <table:table-cell table:formula="of:=[.G568]-[.$B568]" office:value-type="float" office:value="0.255512952804565" calcext:value-type="float">
            <text:p>0.2555129528</text:p>
          </table:table-cell>
          <table:table-cell/>
          <table:table-cell office:value-type="float" office:value="1442890785.97399" calcext:value-type="float">
            <text:p>1442890785.97399</text:p>
          </table:table-cell>
          <table:table-cell table:formula="of:=[.J568]-[.$B568]" office:value-type="float" office:value="0.272406101226807" calcext:value-type="float">
            <text:p>0.2724061012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2890785.71097" calcext:value-type="float">
            <text:p>1442890785.71097</text:p>
          </table:table-cell>
          <table:table-cell office:value-type="float" office:value="896" calcext:value-type="float">
            <text:p>896</text:p>
          </table:table-cell>
          <table:table-cell table:formula="of:=[.B569]-[.B$2]" office:value-type="float" office:value="17.2648298740387" calcext:value-type="float">
            <text:p>17.264829874</text:p>
          </table:table-cell>
          <table:table-cell table:formula="of:=[.C569]/([.D569]-[.D568])" office:value-type="float" office:value="95458.2637100257" calcext:value-type="float">
            <text:p>95458.2637100257</text:p>
          </table:table-cell>
          <table:table-cell/>
          <table:table-cell office:value-type="float" office:value="1442890785.95713" calcext:value-type="float">
            <text:p>1442890785.95713</text:p>
          </table:table-cell>
          <table:table-cell table:formula="of:=[.G569]-[.$B569]" office:value-type="float" office:value="0.246154308319092" calcext:value-type="float">
            <text:p>0.2461543083</text:p>
          </table:table-cell>
          <table:table-cell/>
          <table:table-cell office:value-type="float" office:value="1442890785.97678" calcext:value-type="float">
            <text:p>1442890785.97678</text:p>
          </table:table-cell>
          <table:table-cell table:formula="of:=[.J569]-[.$B569]" office:value-type="float" office:value="0.265802383422852" calcext:value-type="float">
            <text:p>0.2658023834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2890785.72042" calcext:value-type="float">
            <text:p>1442890785.72042</text:p>
          </table:table-cell>
          <table:table-cell office:value-type="float" office:value="896" calcext:value-type="float">
            <text:p>896</text:p>
          </table:table-cell>
          <table:table-cell table:formula="of:=[.B570]-[.B$2]" office:value-type="float" office:value="17.2742779254913" calcext:value-type="float">
            <text:p>17.2742779255</text:p>
          </table:table-cell>
          <table:table-cell table:formula="of:=[.C570]/([.D570]-[.D569])" office:value-type="float" office:value="94834.369233875" calcext:value-type="float">
            <text:p>94834.369233875</text:p>
          </table:table-cell>
          <table:table-cell/>
          <table:table-cell office:value-type="float" office:value="1442890785.95714" calcext:value-type="float">
            <text:p>1442890785.95714</text:p>
          </table:table-cell>
          <table:table-cell table:formula="of:=[.G570]-[.$B570]" office:value-type="float" office:value="0.236719846725464" calcext:value-type="float">
            <text:p>0.2367198467</text:p>
          </table:table-cell>
          <table:table-cell/>
          <table:table-cell office:value-type="float" office:value="1442890785.97958" calcext:value-type="float">
            <text:p>1442890785.97958</text:p>
          </table:table-cell>
          <table:table-cell table:formula="of:=[.J570]-[.$B570]" office:value-type="float" office:value="0.259159326553345" calcext:value-type="float">
            <text:p>0.2591593266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2890785.72982" calcext:value-type="float">
            <text:p>1442890785.72982</text:p>
          </table:table-cell>
          <table:table-cell office:value-type="float" office:value="896" calcext:value-type="float">
            <text:p>896</text:p>
          </table:table-cell>
          <table:table-cell table:formula="of:=[.B571]-[.B$2]" office:value-type="float" office:value="17.2836735248566" calcext:value-type="float">
            <text:p>17.2836735249</text:p>
          </table:table-cell>
          <table:table-cell table:formula="of:=[.C571]/([.D571]-[.D570])" office:value-type="float" office:value="95363.7937474625" calcext:value-type="float">
            <text:p>95363.7937474625</text:p>
          </table:table-cell>
          <table:table-cell/>
          <table:table-cell office:value-type="float" office:value="1442890785.95716" calcext:value-type="float">
            <text:p>1442890785.95716</text:p>
          </table:table-cell>
          <table:table-cell table:formula="of:=[.G571]-[.$B571]" office:value-type="float" office:value="0.227336883544922" calcext:value-type="float">
            <text:p>0.2273368835</text:p>
          </table:table-cell>
          <table:table-cell/>
          <table:table-cell office:value-type="float" office:value="1442890785.98241" calcext:value-type="float">
            <text:p>1442890785.98241</text:p>
          </table:table-cell>
          <table:table-cell table:formula="of:=[.J571]-[.$B571]" office:value-type="float" office:value="0.252591848373413" calcext:value-type="float">
            <text:p>0.2525918484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2890785.73926" calcext:value-type="float">
            <text:p>1442890785.73926</text:p>
          </table:table-cell>
          <table:table-cell office:value-type="float" office:value="896" calcext:value-type="float">
            <text:p>896</text:p>
          </table:table-cell>
          <table:table-cell table:formula="of:=[.B572]-[.B$2]" office:value-type="float" office:value="17.293116569519" calcext:value-type="float">
            <text:p>17.2931165695</text:p>
          </table:table-cell>
          <table:table-cell table:formula="of:=[.C572]/([.D572]-[.D571])" office:value-type="float" office:value="94884.6512990128" calcext:value-type="float">
            <text:p>94884.6512990128</text:p>
          </table:table-cell>
          <table:table-cell/>
          <table:table-cell office:value-type="float" office:value="1442890785.95717" calcext:value-type="float">
            <text:p>1442890785.95717</text:p>
          </table:table-cell>
          <table:table-cell table:formula="of:=[.G572]-[.$B572]" office:value-type="float" office:value="0.21790623664856" calcext:value-type="float">
            <text:p>0.2179062366</text:p>
          </table:table-cell>
          <table:table-cell/>
          <table:table-cell office:value-type="float" office:value="1442890785.98523" calcext:value-type="float">
            <text:p>1442890785.98523</text:p>
          </table:table-cell>
          <table:table-cell table:formula="of:=[.J572]-[.$B572]" office:value-type="float" office:value="0.245972633361816" calcext:value-type="float">
            <text:p>0.2459726334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2890785.74874" calcext:value-type="float">
            <text:p>1442890785.74874</text:p>
          </table:table-cell>
          <table:table-cell office:value-type="float" office:value="896" calcext:value-type="float">
            <text:p>896</text:p>
          </table:table-cell>
          <table:table-cell table:formula="of:=[.B573]-[.B$2]" office:value-type="float" office:value="17.3025929927826" calcext:value-type="float">
            <text:p>17.3025929928</text:p>
          </table:table-cell>
          <table:table-cell table:formula="of:=[.C573]/([.D573]-[.D572])" office:value-type="float" office:value="94550.4411402118" calcext:value-type="float">
            <text:p>94550.4411402118</text:p>
          </table:table-cell>
          <table:table-cell/>
          <table:table-cell office:value-type="float" office:value="1442890785.95718" calcext:value-type="float">
            <text:p>1442890785.95718</text:p>
          </table:table-cell>
          <table:table-cell table:formula="of:=[.G573]-[.$B573]" office:value-type="float" office:value="0.208442449569702" calcext:value-type="float">
            <text:p>0.2084424496</text:p>
          </table:table-cell>
          <table:table-cell/>
          <table:table-cell office:value-type="float" office:value="1442890785.98805" calcext:value-type="float">
            <text:p>1442890785.98805</text:p>
          </table:table-cell>
          <table:table-cell table:formula="of:=[.J573]-[.$B573]" office:value-type="float" office:value="0.239314317703247" calcext:value-type="float">
            <text:p>0.2393143177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2890785.75819" calcext:value-type="float">
            <text:p>1442890785.75819</text:p>
          </table:table-cell>
          <table:table-cell office:value-type="float" office:value="896" calcext:value-type="float">
            <text:p>896</text:p>
          </table:table-cell>
          <table:table-cell table:formula="of:=[.B574]-[.B$2]" office:value-type="float" office:value="17.3120474815369" calcext:value-type="float">
            <text:p>17.3120474815</text:p>
          </table:table-cell>
          <table:table-cell table:formula="of:=[.C574]/([.D574]-[.D573])" office:value-type="float" office:value="94769.7991173875" calcext:value-type="float">
            <text:p>94769.7991173875</text:p>
          </table:table-cell>
          <table:table-cell/>
          <table:table-cell office:value-type="float" office:value="1442890786.03849" calcext:value-type="float">
            <text:p>1442890786.03849</text:p>
          </table:table-cell>
          <table:table-cell table:formula="of:=[.G574]-[.$B574]" office:value-type="float" office:value="0.280297756195068" calcext:value-type="float">
            <text:p>0.2802977562</text:p>
          </table:table-cell>
          <table:table-cell/>
          <table:table-cell office:value-type="float" office:value="1442890786.03865" calcext:value-type="float">
            <text:p>1442890786.03865</text:p>
          </table:table-cell>
          <table:table-cell table:formula="of:=[.J574]-[.$B574]" office:value-type="float" office:value="0.280459880828857" calcext:value-type="float">
            <text:p>0.2804598808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2890785.76765" calcext:value-type="float">
            <text:p>1442890785.76765</text:p>
          </table:table-cell>
          <table:table-cell office:value-type="float" office:value="896" calcext:value-type="float">
            <text:p>896</text:p>
          </table:table-cell>
          <table:table-cell table:formula="of:=[.B575]-[.B$2]" office:value-type="float" office:value="17.3215036392212" calcext:value-type="float">
            <text:p>17.3215036392</text:p>
          </table:table-cell>
          <table:table-cell table:formula="of:=[.C575]/([.D575]-[.D574])" office:value-type="float" office:value="94753.0730674197" calcext:value-type="float">
            <text:p>94753.0730674197</text:p>
          </table:table-cell>
          <table:table-cell/>
          <table:table-cell office:value-type="float" office:value="1442890786.03852" calcext:value-type="float">
            <text:p>1442890786.03852</text:p>
          </table:table-cell>
          <table:table-cell table:formula="of:=[.G575]-[.$B575]" office:value-type="float" office:value="0.270876407623291" calcext:value-type="float">
            <text:p>0.2708764076</text:p>
          </table:table-cell>
          <table:table-cell/>
          <table:table-cell office:value-type="float" office:value="1442890786.04129" calcext:value-type="float">
            <text:p>1442890786.04129</text:p>
          </table:table-cell>
          <table:table-cell table:formula="of:=[.J575]-[.$B575]" office:value-type="float" office:value="0.273637533187866" calcext:value-type="float">
            <text:p>0.273637533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2890785.77709" calcext:value-type="float">
            <text:p>1442890785.77709</text:p>
          </table:table-cell>
          <table:table-cell office:value-type="float" office:value="896" calcext:value-type="float">
            <text:p>896</text:p>
          </table:table-cell>
          <table:table-cell table:formula="of:=[.B576]-[.B$2]" office:value-type="float" office:value="17.3309454917908" calcext:value-type="float">
            <text:p>17.3309454918</text:p>
          </table:table-cell>
          <table:table-cell table:formula="of:=[.C576]/([.D576]-[.D575])" office:value-type="float" office:value="94896.6310792384" calcext:value-type="float">
            <text:p>94896.6310792384</text:p>
          </table:table-cell>
          <table:table-cell/>
          <table:table-cell office:value-type="float" office:value="1442890786.03854" calcext:value-type="float">
            <text:p>1442890786.03854</text:p>
          </table:table-cell>
          <table:table-cell table:formula="of:=[.G576]-[.$B576]" office:value-type="float" office:value="0.261451005935669" calcext:value-type="float">
            <text:p>0.2614510059</text:p>
          </table:table-cell>
          <table:table-cell/>
          <table:table-cell office:value-type="float" office:value="1442890786.04392" calcext:value-type="float">
            <text:p>1442890786.04392</text:p>
          </table:table-cell>
          <table:table-cell table:formula="of:=[.J576]-[.$B576]" office:value-type="float" office:value="0.266832590103149" calcext:value-type="float">
            <text:p>0.266832590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2890785.7865" calcext:value-type="float">
            <text:p>1442890785.7865</text:p>
          </table:table-cell>
          <table:table-cell office:value-type="float" office:value="896" calcext:value-type="float">
            <text:p>896</text:p>
          </table:table-cell>
          <table:table-cell table:formula="of:=[.B577]-[.B$2]" office:value-type="float" office:value="17.3403522968292" calcext:value-type="float">
            <text:p>17.3403522968</text:p>
          </table:table-cell>
          <table:table-cell table:formula="of:=[.C577]/([.D577]-[.D576])" office:value-type="float" office:value="95250.1934862502" calcext:value-type="float">
            <text:p>95250.1934862502</text:p>
          </table:table-cell>
          <table:table-cell/>
          <table:table-cell office:value-type="float" office:value="1442890786.03856" calcext:value-type="float">
            <text:p>1442890786.03856</text:p>
          </table:table-cell>
          <table:table-cell table:formula="of:=[.G577]-[.$B577]" office:value-type="float" office:value="0.252058982849121" calcext:value-type="float">
            <text:p>0.2520589828</text:p>
          </table:table-cell>
          <table:table-cell/>
          <table:table-cell office:value-type="float" office:value="1442890786.04658" calcext:value-type="float">
            <text:p>1442890786.04658</text:p>
          </table:table-cell>
          <table:table-cell table:formula="of:=[.J577]-[.$B577]" office:value-type="float" office:value="0.260079860687256" calcext:value-type="float">
            <text:p>0.2600798607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2890785.79594" calcext:value-type="float">
            <text:p>1442890785.79594</text:p>
          </table:table-cell>
          <table:table-cell office:value-type="float" office:value="896" calcext:value-type="float">
            <text:p>896</text:p>
          </table:table-cell>
          <table:table-cell table:formula="of:=[.B578]-[.B$2]" office:value-type="float" office:value="17.3497979640961" calcext:value-type="float">
            <text:p>17.3497979641</text:p>
          </table:table-cell>
          <table:table-cell table:formula="of:=[.C578]/([.D578]-[.D577])" office:value-type="float" office:value="94858.3064263719" calcext:value-type="float">
            <text:p>94858.3064263719</text:p>
          </table:table-cell>
          <table:table-cell/>
          <table:table-cell office:value-type="float" office:value="1442890786.03857" calcext:value-type="float">
            <text:p>1442890786.03857</text:p>
          </table:table-cell>
          <table:table-cell table:formula="of:=[.G578]-[.$B578]" office:value-type="float" office:value="0.242631912231445" calcext:value-type="float">
            <text:p>0.2426319122</text:p>
          </table:table-cell>
          <table:table-cell/>
          <table:table-cell office:value-type="float" office:value="1442890786.0492" calcext:value-type="float">
            <text:p>1442890786.0492</text:p>
          </table:table-cell>
          <table:table-cell table:formula="of:=[.J578]-[.$B578]" office:value-type="float" office:value="0.253256320953369" calcext:value-type="float">
            <text:p>0.25325632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2890785.80538" calcext:value-type="float">
            <text:p>1442890785.80538</text:p>
          </table:table-cell>
          <table:table-cell office:value-type="float" office:value="896" calcext:value-type="float">
            <text:p>896</text:p>
          </table:table-cell>
          <table:table-cell table:formula="of:=[.B579]-[.B$2]" office:value-type="float" office:value="17.359237909317" calcext:value-type="float">
            <text:p>17.3592379093</text:p>
          </table:table-cell>
          <table:table-cell table:formula="of:=[.C579]/([.D579]-[.D578])" office:value-type="float" office:value="94915.8050209628" calcext:value-type="float">
            <text:p>94915.8050209628</text:p>
          </table:table-cell>
          <table:table-cell/>
          <table:table-cell office:value-type="float" office:value="1442890786.03859" calcext:value-type="float">
            <text:p>1442890786.03859</text:p>
          </table:table-cell>
          <table:table-cell table:formula="of:=[.G579]-[.$B579]" office:value-type="float" office:value="0.233206748962402" calcext:value-type="float">
            <text:p>0.233206749</text:p>
          </table:table-cell>
          <table:table-cell/>
          <table:table-cell office:value-type="float" office:value="1442890786.05186" calcext:value-type="float">
            <text:p>1442890786.05186</text:p>
          </table:table-cell>
          <table:table-cell table:formula="of:=[.J579]-[.$B579]" office:value-type="float" office:value="0.246472358703613" calcext:value-type="float">
            <text:p>0.246472358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2890785.81479" calcext:value-type="float">
            <text:p>1442890785.81479</text:p>
          </table:table-cell>
          <table:table-cell office:value-type="float" office:value="896" calcext:value-type="float">
            <text:p>896</text:p>
          </table:table-cell>
          <table:table-cell table:formula="of:=[.B580]-[.B$2]" office:value-type="float" office:value="17.3686492443085" calcext:value-type="float">
            <text:p>17.3686492443</text:p>
          </table:table-cell>
          <table:table-cell table:formula="of:=[.C580]/([.D580]-[.D579])" office:value-type="float" office:value="95204.3467598926" calcext:value-type="float">
            <text:p>95204.3467598926</text:p>
          </table:table-cell>
          <table:table-cell/>
          <table:table-cell office:value-type="float" office:value="1442890786.0386" calcext:value-type="float">
            <text:p>1442890786.0386</text:p>
          </table:table-cell>
          <table:table-cell table:formula="of:=[.G580]-[.$B580]" office:value-type="float" office:value="0.223810195922852" calcext:value-type="float">
            <text:p>0.2238101959</text:p>
          </table:table-cell>
          <table:table-cell/>
          <table:table-cell office:value-type="float" office:value="1442890786.0545" calcext:value-type="float">
            <text:p>1442890786.0545</text:p>
          </table:table-cell>
          <table:table-cell table:formula="of:=[.J580]-[.$B580]" office:value-type="float" office:value="0.239706039428711" calcext:value-type="float">
            <text:p>0.2397060394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2890785.82425" calcext:value-type="float">
            <text:p>1442890785.82425</text:p>
          </table:table-cell>
          <table:table-cell office:value-type="float" office:value="896" calcext:value-type="float">
            <text:p>896</text:p>
          </table:table-cell>
          <table:table-cell table:formula="of:=[.B581]-[.B$2]" office:value-type="float" office:value="17.3781065940857" calcext:value-type="float">
            <text:p>17.3781065941</text:p>
          </table:table-cell>
          <table:table-cell table:formula="of:=[.C581]/([.D581]-[.D580])" office:value-type="float" office:value="94741.1295031134" calcext:value-type="float">
            <text:p>94741.1295031134</text:p>
          </table:table-cell>
          <table:table-cell/>
          <table:table-cell office:value-type="float" office:value="1442890786.03862" calcext:value-type="float">
            <text:p>1442890786.03862</text:p>
          </table:table-cell>
          <table:table-cell table:formula="of:=[.G581]-[.$B581]" office:value-type="float" office:value="0.214367628097534" calcext:value-type="float">
            <text:p>0.2143676281</text:p>
          </table:table-cell>
          <table:table-cell/>
          <table:table-cell office:value-type="float" office:value="1442890786.0571" calcext:value-type="float">
            <text:p>1442890786.0571</text:p>
          </table:table-cell>
          <table:table-cell table:formula="of:=[.J581]-[.$B581]" office:value-type="float" office:value="0.232851266860962" calcext:value-type="float">
            <text:p>0.2328512669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2890785.83369" calcext:value-type="float">
            <text:p>1442890785.83369</text:p>
          </table:table-cell>
          <table:table-cell office:value-type="float" office:value="896" calcext:value-type="float">
            <text:p>896</text:p>
          </table:table-cell>
          <table:table-cell table:formula="of:=[.B582]-[.B$2]" office:value-type="float" office:value="17.3875420093536" calcext:value-type="float">
            <text:p>17.3875420094</text:p>
          </table:table-cell>
          <table:table-cell table:formula="of:=[.C582]/([.D582]-[.D581])" office:value-type="float" office:value="94961.3742008844" calcext:value-type="float">
            <text:p>94961.3742008844</text:p>
          </table:table-cell>
          <table:table-cell/>
          <table:table-cell office:value-type="float" office:value="1442890786.03863" calcext:value-type="float">
            <text:p>1442890786.03863</text:p>
          </table:table-cell>
          <table:table-cell table:formula="of:=[.G582]-[.$B582]" office:value-type="float" office:value="0.204946994781494" calcext:value-type="float">
            <text:p>0.2049469948</text:p>
          </table:table-cell>
          <table:table-cell/>
          <table:table-cell office:value-type="float" office:value="1442890786.05973" calcext:value-type="float">
            <text:p>1442890786.05973</text:p>
          </table:table-cell>
          <table:table-cell table:formula="of:=[.J582]-[.$B582]" office:value-type="float" office:value="0.226045846939087" calcext:value-type="float">
            <text:p>0.2260458469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2890785.84318" calcext:value-type="float">
            <text:p>1442890785.84318</text:p>
          </table:table-cell>
          <table:table-cell office:value-type="float" office:value="896" calcext:value-type="float">
            <text:p>896</text:p>
          </table:table-cell>
          <table:table-cell table:formula="of:=[.B583]-[.B$2]" office:value-type="float" office:value="17.3970317840576" calcext:value-type="float">
            <text:p>17.3970317841</text:p>
          </table:table-cell>
          <table:table-cell table:formula="of:=[.C583]/([.D583]-[.D582])" office:value-type="float" office:value="94417.4153707007" calcext:value-type="float">
            <text:p>94417.4153707007</text:p>
          </table:table-cell>
          <table:table-cell/>
          <table:table-cell office:value-type="float" office:value="1442890786.15459" calcext:value-type="float">
            <text:p>1442890786.15459</text:p>
          </table:table-cell>
          <table:table-cell table:formula="of:=[.G583]-[.$B583]" office:value-type="float" office:value="0.311414480209351" calcext:value-type="float">
            <text:p>0.3114144802</text:p>
          </table:table-cell>
          <table:table-cell/>
          <table:table-cell office:value-type="float" office:value="1442890786.1549" calcext:value-type="float">
            <text:p>1442890786.1549</text:p>
          </table:table-cell>
          <table:table-cell table:formula="of:=[.J583]-[.$B583]" office:value-type="float" office:value="0.311728000640869" calcext:value-type="float">
            <text:p>0.3117280006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2890785.85257" calcext:value-type="float">
            <text:p>1442890785.85257</text:p>
          </table:table-cell>
          <table:table-cell office:value-type="float" office:value="896" calcext:value-type="float">
            <text:p>896</text:p>
          </table:table-cell>
          <table:table-cell table:formula="of:=[.B584]-[.B$2]" office:value-type="float" office:value="17.4064214229584" calcext:value-type="float">
            <text:p>17.406421423</text:p>
          </table:table-cell>
          <table:table-cell table:formula="of:=[.C584]/([.D584]-[.D583])" office:value-type="float" office:value="95424.3298885306" calcext:value-type="float">
            <text:p>95424.3298885306</text:p>
          </table:table-cell>
          <table:table-cell/>
          <table:table-cell office:value-type="float" office:value="1442890786.15465" calcext:value-type="float">
            <text:p>1442890786.15465</text:p>
          </table:table-cell>
          <table:table-cell table:formula="of:=[.G584]-[.$B584]" office:value-type="float" office:value="0.302083730697632" calcext:value-type="float">
            <text:p>0.3020837307</text:p>
          </table:table-cell>
          <table:table-cell/>
          <table:table-cell office:value-type="float" office:value="1442890786.15754" calcext:value-type="float">
            <text:p>1442890786.15754</text:p>
          </table:table-cell>
          <table:table-cell table:formula="of:=[.J584]-[.$B584]" office:value-type="float" office:value="0.304978847503662" calcext:value-type="float">
            <text:p>0.3049788475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2890785.86194" calcext:value-type="float">
            <text:p>1442890785.86194</text:p>
          </table:table-cell>
          <table:table-cell office:value-type="float" office:value="896" calcext:value-type="float">
            <text:p>896</text:p>
          </table:table-cell>
          <table:table-cell table:formula="of:=[.B585]-[.B$2]" office:value-type="float" office:value="17.4157965183258" calcext:value-type="float">
            <text:p>17.4157965183</text:p>
          </table:table-cell>
          <table:table-cell table:formula="of:=[.C585]/([.D585]-[.D584])" office:value-type="float" office:value="95572.361121001" calcext:value-type="float">
            <text:p>95572.361121001</text:p>
          </table:table-cell>
          <table:table-cell/>
          <table:table-cell office:value-type="float" office:value="1442890786.15467" calcext:value-type="float">
            <text:p>1442890786.15467</text:p>
          </table:table-cell>
          <table:table-cell table:formula="of:=[.G585]-[.$B585]" office:value-type="float" office:value="0.292732715606689" calcext:value-type="float">
            <text:p>0.2927327156</text:p>
          </table:table-cell>
          <table:table-cell/>
          <table:table-cell office:value-type="float" office:value="1442890786.16019" calcext:value-type="float">
            <text:p>1442890786.16019</text:p>
          </table:table-cell>
          <table:table-cell table:formula="of:=[.J585]-[.$B585]" office:value-type="float" office:value="0.29824686050415" calcext:value-type="float">
            <text:p>0.2982468605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2890785.87135" calcext:value-type="float">
            <text:p>1442890785.87135</text:p>
          </table:table-cell>
          <table:table-cell office:value-type="float" office:value="896" calcext:value-type="float">
            <text:p>896</text:p>
          </table:table-cell>
          <table:table-cell table:formula="of:=[.B586]-[.B$2]" office:value-type="float" office:value="17.4252035617828" calcext:value-type="float">
            <text:p>17.4252035618</text:p>
          </table:table-cell>
          <table:table-cell table:formula="of:=[.C586]/([.D586]-[.D585])" office:value-type="float" office:value="95247.7793998378" calcext:value-type="float">
            <text:p>95247.7793998378</text:p>
          </table:table-cell>
          <table:table-cell/>
          <table:table-cell office:value-type="float" office:value="1442890786.1547" calcext:value-type="float">
            <text:p>1442890786.1547</text:p>
          </table:table-cell>
          <table:table-cell table:formula="of:=[.G586]-[.$B586]" office:value-type="float" office:value="0.283348321914673" calcext:value-type="float">
            <text:p>0.2833483219</text:p>
          </table:table-cell>
          <table:table-cell/>
          <table:table-cell office:value-type="float" office:value="1442890786.16284" calcext:value-type="float">
            <text:p>1442890786.16284</text:p>
          </table:table-cell>
          <table:table-cell table:formula="of:=[.J586]-[.$B586]" office:value-type="float" office:value="0.291486978530884" calcext:value-type="float">
            <text:p>0.2914869785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2890785.88075" calcext:value-type="float">
            <text:p>1442890785.88075</text:p>
          </table:table-cell>
          <table:table-cell office:value-type="float" office:value="896" calcext:value-type="float">
            <text:p>896</text:p>
          </table:table-cell>
          <table:table-cell table:formula="of:=[.B587]-[.B$2]" office:value-type="float" office:value="17.4346039295197" calcext:value-type="float">
            <text:p>17.4346039295</text:p>
          </table:table-cell>
          <table:table-cell table:formula="of:=[.C587]/([.D587]-[.D586])" office:value-type="float" office:value="95315.4201075378" calcext:value-type="float">
            <text:p>95315.4201075378</text:p>
          </table:table-cell>
          <table:table-cell/>
          <table:table-cell office:value-type="float" office:value="1442890786.15472" calcext:value-type="float">
            <text:p>1442890786.15472</text:p>
          </table:table-cell>
          <table:table-cell table:formula="of:=[.G587]-[.$B587]" office:value-type="float" office:value="0.273973226547241" calcext:value-type="float">
            <text:p>0.2739732265</text:p>
          </table:table-cell>
          <table:table-cell/>
          <table:table-cell office:value-type="float" office:value="1442890786.16545" calcext:value-type="float">
            <text:p>1442890786.16545</text:p>
          </table:table-cell>
          <table:table-cell table:formula="of:=[.J587]-[.$B587]" office:value-type="float" office:value="0.284696817398071" calcext:value-type="float">
            <text:p>0.284696817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2890785.89008" calcext:value-type="float">
            <text:p>1442890785.89008</text:p>
          </table:table-cell>
          <table:table-cell office:value-type="float" office:value="896" calcext:value-type="float">
            <text:p>896</text:p>
          </table:table-cell>
          <table:table-cell table:formula="of:=[.B588]-[.B$2]" office:value-type="float" office:value="17.4439351558685" calcext:value-type="float">
            <text:p>17.4439351559</text:p>
          </table:table-cell>
          <table:table-cell table:formula="of:=[.C588]/([.D588]-[.D587])" office:value-type="float" office:value="96021.6767336093" calcext:value-type="float">
            <text:p>96021.6767336093</text:p>
          </table:table-cell>
          <table:table-cell/>
          <table:table-cell office:value-type="float" office:value="1442890786.15474" calcext:value-type="float">
            <text:p>1442890786.15474</text:p>
          </table:table-cell>
          <table:table-cell table:formula="of:=[.G588]-[.$B588]" office:value-type="float" office:value="0.2646644115448" calcext:value-type="float">
            <text:p>0.2646644115</text:p>
          </table:table-cell>
          <table:table-cell/>
          <table:table-cell office:value-type="float" office:value="1442890786.16809" calcext:value-type="float">
            <text:p>1442890786.16809</text:p>
          </table:table-cell>
          <table:table-cell table:formula="of:=[.J588]-[.$B588]" office:value-type="float" office:value="0.278008460998535" calcext:value-type="float">
            <text:p>0.27800846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2890785.89951" calcext:value-type="float">
            <text:p>1442890785.89951</text:p>
          </table:table-cell>
          <table:table-cell office:value-type="float" office:value="896" calcext:value-type="float">
            <text:p>896</text:p>
          </table:table-cell>
          <table:table-cell table:formula="of:=[.B589]-[.B$2]" office:value-type="float" office:value="17.4533686637878" calcext:value-type="float">
            <text:p>17.4533686638</text:p>
          </table:table-cell>
          <table:table-cell table:formula="of:=[.C589]/([.D589]-[.D588])" office:value-type="float" office:value="94980.5743169813" calcext:value-type="float">
            <text:p>94980.5743169813</text:p>
          </table:table-cell>
          <table:table-cell/>
          <table:table-cell office:value-type="float" office:value="1442890786.15477" calcext:value-type="float">
            <text:p>1442890786.15477</text:p>
          </table:table-cell>
          <table:table-cell table:formula="of:=[.G589]-[.$B589]" office:value-type="float" office:value="0.255252838134766" calcext:value-type="float">
            <text:p>0.2552528381</text:p>
          </table:table-cell>
          <table:table-cell/>
          <table:table-cell office:value-type="float" office:value="1442890786.17073" calcext:value-type="float">
            <text:p>1442890786.17073</text:p>
          </table:table-cell>
          <table:table-cell table:formula="of:=[.J589]-[.$B589]" office:value-type="float" office:value="0.271216869354248" calcext:value-type="float">
            <text:p>0.271216869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2890785.90891" calcext:value-type="float">
            <text:p>1442890785.90891</text:p>
          </table:table-cell>
          <table:table-cell office:value-type="float" office:value="896" calcext:value-type="float">
            <text:p>896</text:p>
          </table:table-cell>
          <table:table-cell table:formula="of:=[.B590]-[.B$2]" office:value-type="float" office:value="17.4627661705017" calcext:value-type="float">
            <text:p>17.4627661705</text:p>
          </table:table-cell>
          <table:table-cell table:formula="of:=[.C590]/([.D590]-[.D589])" office:value-type="float" office:value="95344.4384006495" calcext:value-type="float">
            <text:p>95344.4384006495</text:p>
          </table:table-cell>
          <table:table-cell/>
          <table:table-cell office:value-type="float" office:value="1442890786.15479" calcext:value-type="float">
            <text:p>1442890786.15479</text:p>
          </table:table-cell>
          <table:table-cell table:formula="of:=[.G590]-[.$B590]" office:value-type="float" office:value="0.245877265930176" calcext:value-type="float">
            <text:p>0.2458772659</text:p>
          </table:table-cell>
          <table:table-cell/>
          <table:table-cell office:value-type="float" office:value="1442890786.17336" calcext:value-type="float">
            <text:p>1442890786.17336</text:p>
          </table:table-cell>
          <table:table-cell table:formula="of:=[.J590]-[.$B590]" office:value-type="float" office:value="0.264446496963501" calcext:value-type="float">
            <text:p>0.264446497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2890785.91829" calcext:value-type="float">
            <text:p>1442890785.91829</text:p>
          </table:table-cell>
          <table:table-cell office:value-type="float" office:value="896" calcext:value-type="float">
            <text:p>896</text:p>
          </table:table-cell>
          <table:table-cell table:formula="of:=[.B591]-[.B$2]" office:value-type="float" office:value="17.4721481800079" calcext:value-type="float">
            <text:p>17.47214818</text:p>
          </table:table-cell>
          <table:table-cell table:formula="of:=[.C591]/([.D591]-[.D590])" office:value-type="float" office:value="95501.9283880969" calcext:value-type="float">
            <text:p>95501.9283880969</text:p>
          </table:table-cell>
          <table:table-cell/>
          <table:table-cell office:value-type="float" office:value="1442890786.15481" calcext:value-type="float">
            <text:p>1442890786.15481</text:p>
          </table:table-cell>
          <table:table-cell table:formula="of:=[.G591]-[.$B591]" office:value-type="float" office:value="0.236516952514648" calcext:value-type="float">
            <text:p>0.2365169525</text:p>
          </table:table-cell>
          <table:table-cell/>
          <table:table-cell office:value-type="float" office:value="1442890786.17597" calcext:value-type="float">
            <text:p>1442890786.17597</text:p>
          </table:table-cell>
          <table:table-cell table:formula="of:=[.J591]-[.$B591]" office:value-type="float" office:value="0.257675886154175" calcext:value-type="float">
            <text:p>0.2576758862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2890785.92761" calcext:value-type="float">
            <text:p>1442890785.92761</text:p>
          </table:table-cell>
          <table:table-cell office:value-type="float" office:value="896" calcext:value-type="float">
            <text:p>896</text:p>
          </table:table-cell>
          <table:table-cell table:formula="of:=[.B592]-[.B$2]" office:value-type="float" office:value="17.4814631938934" calcext:value-type="float">
            <text:p>17.4814631939</text:p>
          </table:table-cell>
          <table:table-cell table:formula="of:=[.C592]/([.D592]-[.D591])" office:value-type="float" office:value="96188.7991809573" calcext:value-type="float">
            <text:p>96188.7991809573</text:p>
          </table:table-cell>
          <table:table-cell/>
          <table:table-cell office:value-type="float" office:value="1442890786.15483" calcext:value-type="float">
            <text:p>1442890786.15483</text:p>
          </table:table-cell>
          <table:table-cell table:formula="of:=[.G592]-[.$B592]" office:value-type="float" office:value="0.227223634719849" calcext:value-type="float">
            <text:p>0.2272236347</text:p>
          </table:table-cell>
          <table:table-cell/>
          <table:table-cell office:value-type="float" office:value="1442890786.1786" calcext:value-type="float">
            <text:p>1442890786.1786</text:p>
          </table:table-cell>
          <table:table-cell table:formula="of:=[.J592]-[.$B592]" office:value-type="float" office:value="0.25098729133606" calcext:value-type="float">
            <text:p>0.2509872913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2890785.9369" calcext:value-type="float">
            <text:p>1442890785.9369</text:p>
          </table:table-cell>
          <table:table-cell office:value-type="float" office:value="896" calcext:value-type="float">
            <text:p>896</text:p>
          </table:table-cell>
          <table:table-cell table:formula="of:=[.B593]-[.B$2]" office:value-type="float" office:value="17.4907598495483" calcext:value-type="float">
            <text:p>17.4907598495</text:p>
          </table:table-cell>
          <table:table-cell table:formula="of:=[.C593]/([.D593]-[.D592])" office:value-type="float" office:value="96378.7444926012" calcext:value-type="float">
            <text:p>96378.7444926012</text:p>
          </table:table-cell>
          <table:table-cell/>
          <table:table-cell office:value-type="float" office:value="1442890786.15485" calcext:value-type="float">
            <text:p>1442890786.15485</text:p>
          </table:table-cell>
          <table:table-cell table:formula="of:=[.G593]-[.$B593]" office:value-type="float" office:value="0.217949390411377" calcext:value-type="float">
            <text:p>0.2179493904</text:p>
          </table:table-cell>
          <table:table-cell/>
          <table:table-cell office:value-type="float" office:value="1442890786.18121" calcext:value-type="float">
            <text:p>1442890786.18121</text:p>
          </table:table-cell>
          <table:table-cell table:formula="of:=[.J593]-[.$B593]" office:value-type="float" office:value="0.244302272796631" calcext:value-type="float">
            <text:p>0.2443022728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2890785.94617" calcext:value-type="float">
            <text:p>1442890785.94617</text:p>
          </table:table-cell>
          <table:table-cell office:value-type="float" office:value="896" calcext:value-type="float">
            <text:p>896</text:p>
          </table:table-cell>
          <table:table-cell table:formula="of:=[.B594]-[.B$2]" office:value-type="float" office:value="17.5000298023224" calcext:value-type="float">
            <text:p>17.5000298023</text:p>
          </table:table-cell>
          <table:table-cell table:formula="of:=[.C594]/([.D594]-[.D593])" office:value-type="float" office:value="96656.3715953808" calcext:value-type="float">
            <text:p>96656.3715953808</text:p>
          </table:table-cell>
          <table:table-cell/>
          <table:table-cell office:value-type="float" office:value="1442890786.15488" calcext:value-type="float">
            <text:p>1442890786.15488</text:p>
          </table:table-cell>
          <table:table-cell table:formula="of:=[.G594]-[.$B594]" office:value-type="float" office:value="0.208701372146606" calcext:value-type="float">
            <text:p>0.2087013721</text:p>
          </table:table-cell>
          <table:table-cell/>
          <table:table-cell office:value-type="float" office:value="1442890786.18382" calcext:value-type="float">
            <text:p>1442890786.18382</text:p>
          </table:table-cell>
          <table:table-cell table:formula="of:=[.J594]-[.$B594]" office:value-type="float" office:value="0.237646341323853" calcext:value-type="float">
            <text:p>0.2376463413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2890785.95548" calcext:value-type="float">
            <text:p>1442890785.95548</text:p>
          </table:table-cell>
          <table:table-cell office:value-type="float" office:value="896" calcext:value-type="float">
            <text:p>896</text:p>
          </table:table-cell>
          <table:table-cell table:formula="of:=[.B595]-[.B$2]" office:value-type="float" office:value="17.5093307495117" calcext:value-type="float">
            <text:p>17.5093307495</text:p>
          </table:table-cell>
          <table:table-cell table:formula="of:=[.C595]/([.D595]-[.D594])" office:value-type="float" office:value="96334.2745379508" calcext:value-type="float">
            <text:p>96334.2745379508</text:p>
          </table:table-cell>
          <table:table-cell/>
          <table:table-cell office:value-type="float" office:value="1442890786.23943" calcext:value-type="float">
            <text:p>1442890786.23943</text:p>
          </table:table-cell>
          <table:table-cell table:formula="of:=[.G595]-[.$B595]" office:value-type="float" office:value="0.283949613571167" calcext:value-type="float">
            <text:p>0.2839496136</text:p>
          </table:table-cell>
          <table:table-cell/>
          <table:table-cell office:value-type="float" office:value="1442890786.2397" calcext:value-type="float">
            <text:p>1442890786.2397</text:p>
          </table:table-cell>
          <table:table-cell table:formula="of:=[.J595]-[.$B595]" office:value-type="float" office:value="0.28421950340271" calcext:value-type="float">
            <text:p>0.2842195034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2890785.96477" calcext:value-type="float">
            <text:p>1442890785.96477</text:p>
          </table:table-cell>
          <table:table-cell office:value-type="float" office:value="896" calcext:value-type="float">
            <text:p>896</text:p>
          </table:table-cell>
          <table:table-cell table:formula="of:=[.B596]-[.B$2]" office:value-type="float" office:value="17.5186274051666" calcext:value-type="float">
            <text:p>17.5186274052</text:p>
          </table:table-cell>
          <table:table-cell table:formula="of:=[.C596]/([.D596]-[.D595])" office:value-type="float" office:value="96378.7444926012" calcext:value-type="float">
            <text:p>96378.7444926012</text:p>
          </table:table-cell>
          <table:table-cell/>
          <table:table-cell office:value-type="float" office:value="1442890786.23949" calcext:value-type="float">
            <text:p>1442890786.23949</text:p>
          </table:table-cell>
          <table:table-cell table:formula="of:=[.G596]-[.$B596]" office:value-type="float" office:value="0.274713754653931" calcext:value-type="float">
            <text:p>0.2747137547</text:p>
          </table:table-cell>
          <table:table-cell/>
          <table:table-cell office:value-type="float" office:value="1442890786.24234" calcext:value-type="float">
            <text:p>1442890786.24234</text:p>
          </table:table-cell>
          <table:table-cell table:formula="of:=[.J596]-[.$B596]" office:value-type="float" office:value="0.277570009231567" calcext:value-type="float">
            <text:p>0.2775700092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2890785.97409" calcext:value-type="float">
            <text:p>1442890785.97409</text:p>
          </table:table-cell>
          <table:table-cell office:value-type="float" office:value="896" calcext:value-type="float">
            <text:p>896</text:p>
          </table:table-cell>
          <table:table-cell table:formula="of:=[.B597]-[.B$2]" office:value-type="float" office:value="17.5279414653778" calcext:value-type="float">
            <text:p>17.5279414654</text:p>
          </table:table-cell>
          <table:table-cell table:formula="of:=[.C597]/([.D597]-[.D596])" office:value-type="float" office:value="96198.6480315364" calcext:value-type="float">
            <text:p>96198.6480315364</text:p>
          </table:table-cell>
          <table:table-cell/>
          <table:table-cell office:value-type="float" office:value="1442890786.23952" calcext:value-type="float">
            <text:p>1442890786.23952</text:p>
          </table:table-cell>
          <table:table-cell table:formula="of:=[.G597]-[.$B597]" office:value-type="float" office:value="0.265433311462402" calcext:value-type="float">
            <text:p>0.2654333115</text:p>
          </table:table-cell>
          <table:table-cell/>
          <table:table-cell office:value-type="float" office:value="1442890786.24499" calcext:value-type="float">
            <text:p>1442890786.24499</text:p>
          </table:table-cell>
          <table:table-cell table:formula="of:=[.J597]-[.$B597]" office:value-type="float" office:value="0.270899295806885" calcext:value-type="float">
            <text:p>0.2708992958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2890785.98339" calcext:value-type="float">
            <text:p>1442890785.98339</text:p>
          </table:table-cell>
          <table:table-cell office:value-type="float" office:value="896" calcext:value-type="float">
            <text:p>896</text:p>
          </table:table-cell>
          <table:table-cell table:formula="of:=[.B598]-[.B$2]" office:value-type="float" office:value="17.5372462272644" calcext:value-type="float">
            <text:p>17.5372462273</text:p>
          </table:table-cell>
          <table:table-cell table:formula="of:=[.C598]/([.D598]-[.D597])" office:value-type="float" office:value="96294.780126579" calcext:value-type="float">
            <text:p>96294.780126579</text:p>
          </table:table-cell>
          <table:table-cell/>
          <table:table-cell office:value-type="float" office:value="1442890786.23954" calcext:value-type="float">
            <text:p>1442890786.23954</text:p>
          </table:table-cell>
          <table:table-cell table:formula="of:=[.G598]-[.$B598]" office:value-type="float" office:value="0.256145477294922" calcext:value-type="float">
            <text:p>0.2561454773</text:p>
          </table:table-cell>
          <table:table-cell/>
          <table:table-cell office:value-type="float" office:value="1442890786.24763" calcext:value-type="float">
            <text:p>1442890786.24763</text:p>
          </table:table-cell>
          <table:table-cell table:formula="of:=[.J598]-[.$B598]" office:value-type="float" office:value="0.264238357543945" calcext:value-type="float">
            <text:p>0.2642383575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2890785.9927" calcext:value-type="float">
            <text:p>1442890785.9927</text:p>
          </table:table-cell>
          <table:table-cell office:value-type="float" office:value="896" calcext:value-type="float">
            <text:p>896</text:p>
          </table:table-cell>
          <table:table-cell table:formula="of:=[.B599]-[.B$2]" office:value-type="float" office:value="17.5465590953827" calcext:value-type="float">
            <text:p>17.5465590954</text:p>
          </table:table-cell>
          <table:table-cell table:formula="of:=[.C599]/([.D599]-[.D598])" office:value-type="float" office:value="96210.9619313382" calcext:value-type="float">
            <text:p>96210.9619313382</text:p>
          </table:table-cell>
          <table:table-cell/>
          <table:table-cell office:value-type="float" office:value="1442890786.23955" calcext:value-type="float">
            <text:p>1442890786.23955</text:p>
          </table:table-cell>
          <table:table-cell table:formula="of:=[.G599]-[.$B599]" office:value-type="float" office:value="0.246849060058594" calcext:value-type="float">
            <text:p>0.2468490601</text:p>
          </table:table-cell>
          <table:table-cell/>
          <table:table-cell office:value-type="float" office:value="1442890786.25029" calcext:value-type="float">
            <text:p>1442890786.25029</text:p>
          </table:table-cell>
          <table:table-cell table:formula="of:=[.J599]-[.$B599]" office:value-type="float" office:value="0.2575843334198" calcext:value-type="float">
            <text:p>0.2575843334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2890786.00211" calcext:value-type="float">
            <text:p>1442890786.00211</text:p>
          </table:table-cell>
          <table:table-cell office:value-type="float" office:value="896" calcext:value-type="float">
            <text:p>896</text:p>
          </table:table-cell>
          <table:table-cell table:formula="of:=[.B600]-[.B$2]" office:value-type="float" office:value="17.5559632778168" calcext:value-type="float">
            <text:p>17.5559632778</text:p>
          </table:table-cell>
          <table:table-cell table:formula="of:=[.C600]/([.D600]-[.D599])" office:value-type="float" office:value="95276.7565155664" calcext:value-type="float">
            <text:p>95276.7565155664</text:p>
          </table:table-cell>
          <table:table-cell/>
          <table:table-cell office:value-type="float" office:value="1442890786.23958" calcext:value-type="float">
            <text:p>1442890786.23958</text:p>
          </table:table-cell>
          <table:table-cell table:formula="of:=[.G600]-[.$B600]" office:value-type="float" office:value="0.237476110458374" calcext:value-type="float">
            <text:p>0.2374761105</text:p>
          </table:table-cell>
          <table:table-cell/>
          <table:table-cell office:value-type="float" office:value="1442890786.2529" calcext:value-type="float">
            <text:p>1442890786.2529</text:p>
          </table:table-cell>
          <table:table-cell table:formula="of:=[.J600]-[.$B600]" office:value-type="float" office:value="0.250791311264038" calcext:value-type="float">
            <text:p>0.2507913113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2890786.01153" calcext:value-type="float">
            <text:p>1442890786.01153</text:p>
          </table:table-cell>
          <table:table-cell office:value-type="float" office:value="896" calcext:value-type="float">
            <text:p>896</text:p>
          </table:table-cell>
          <table:table-cell table:formula="of:=[.B601]-[.B$2]" office:value-type="float" office:value="17.5653834342957" calcext:value-type="float">
            <text:p>17.5653834343</text:p>
          </table:table-cell>
          <table:table-cell table:formula="of:=[.C601]/([.D601]-[.D600])" office:value-type="float" office:value="95115.1928323758" calcext:value-type="float">
            <text:p>95115.1928323758</text:p>
          </table:table-cell>
          <table:table-cell/>
          <table:table-cell office:value-type="float" office:value="1442890786.23961" calcext:value-type="float">
            <text:p>1442890786.23961</text:p>
          </table:table-cell>
          <table:table-cell table:formula="of:=[.G601]-[.$B601]" office:value-type="float" office:value="0.228077173233032" calcext:value-type="float">
            <text:p>0.2280771732</text:p>
          </table:table-cell>
          <table:table-cell/>
          <table:table-cell office:value-type="float" office:value="1442890786.25556" calcext:value-type="float">
            <text:p>1442890786.25556</text:p>
          </table:table-cell>
          <table:table-cell table:formula="of:=[.J601]-[.$B601]" office:value-type="float" office:value="0.244032859802246" calcext:value-type="float">
            <text:p>0.244032859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2890786.02093" calcext:value-type="float">
            <text:p>1442890786.02093</text:p>
          </table:table-cell>
          <table:table-cell office:value-type="float" office:value="896" calcext:value-type="float">
            <text:p>896</text:p>
          </table:table-cell>
          <table:table-cell table:formula="of:=[.B602]-[.B$2]" office:value-type="float" office:value="17.5747842788696" calcext:value-type="float">
            <text:p>17.5747842789</text:p>
          </table:table-cell>
          <table:table-cell table:formula="of:=[.C602]/([.D602]-[.D601])" office:value-type="float" office:value="95310.5854425564" calcext:value-type="float">
            <text:p>95310.5854425564</text:p>
          </table:table-cell>
          <table:table-cell/>
          <table:table-cell office:value-type="float" office:value="1442890786.23963" calcext:value-type="float">
            <text:p>1442890786.23963</text:p>
          </table:table-cell>
          <table:table-cell table:formula="of:=[.G602]-[.$B602]" office:value-type="float" office:value="0.218696594238281" calcext:value-type="float">
            <text:p>0.2186965942</text:p>
          </table:table-cell>
          <table:table-cell/>
          <table:table-cell office:value-type="float" office:value="1442890786.2582" calcext:value-type="float">
            <text:p>1442890786.2582</text:p>
          </table:table-cell>
          <table:table-cell table:formula="of:=[.J602]-[.$B602]" office:value-type="float" office:value="0.2372727394104" calcext:value-type="float">
            <text:p>0.237272739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2890786.03031" calcext:value-type="float">
            <text:p>1442890786.03031</text:p>
          </table:table-cell>
          <table:table-cell office:value-type="float" office:value="896" calcext:value-type="float">
            <text:p>896</text:p>
          </table:table-cell>
          <table:table-cell table:formula="of:=[.B603]-[.B$2]" office:value-type="float" office:value="17.5841672420502" calcext:value-type="float">
            <text:p>17.5841672421</text:p>
          </table:table-cell>
          <table:table-cell table:formula="of:=[.C603]/([.D603]-[.D602])" office:value-type="float" office:value="95492.2216745013" calcext:value-type="float">
            <text:p>95492.2216745013</text:p>
          </table:table-cell>
          <table:table-cell/>
          <table:table-cell office:value-type="float" office:value="1442890786.23965" calcext:value-type="float">
            <text:p>1442890786.23965</text:p>
          </table:table-cell>
          <table:table-cell table:formula="of:=[.G603]-[.$B603]" office:value-type="float" office:value="0.209334373474121" calcext:value-type="float">
            <text:p>0.2093343735</text:p>
          </table:table-cell>
          <table:table-cell/>
          <table:table-cell office:value-type="float" office:value="1442890786.26086" calcext:value-type="float">
            <text:p>1442890786.26086</text:p>
          </table:table-cell>
          <table:table-cell table:formula="of:=[.J603]-[.$B603]" office:value-type="float" office:value="0.23054575920105" calcext:value-type="float">
            <text:p>0.2305457592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2890786.03858" calcext:value-type="float">
            <text:p>1442890786.03858</text:p>
          </table:table-cell>
          <table:table-cell office:value-type="float" office:value="896" calcext:value-type="float">
            <text:p>896</text:p>
          </table:table-cell>
          <table:table-cell table:formula="of:=[.B604]-[.B$2]" office:value-type="float" office:value="17.5924367904663" calcext:value-type="float">
            <text:p>17.5924367905</text:p>
          </table:table-cell>
          <table:table-cell table:formula="of:=[.C604]/([.D604]-[.D603])" office:value-type="float" office:value="108349.326337033" calcext:value-type="float">
            <text:p>108349.326337033</text:p>
          </table:table-cell>
          <table:table-cell/>
          <table:table-cell office:value-type="float" office:value="1442890786.23967" calcext:value-type="float">
            <text:p>1442890786.23967</text:p>
          </table:table-cell>
          <table:table-cell table:formula="of:=[.G604]-[.$B604]" office:value-type="float" office:value="0.201085567474365" calcext:value-type="float">
            <text:p>0.2010855675</text:p>
          </table:table-cell>
          <table:table-cell/>
          <table:table-cell office:value-type="float" office:value="1442890786.26353" calcext:value-type="float">
            <text:p>1442890786.26353</text:p>
          </table:table-cell>
          <table:table-cell table:formula="of:=[.J604]-[.$B604]" office:value-type="float" office:value="0.224951028823853" calcext:value-type="float">
            <text:p>0.2249510288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2890786.04684" calcext:value-type="float">
            <text:p>1442890786.04684</text:p>
          </table:table-cell>
          <table:table-cell office:value-type="float" office:value="896" calcext:value-type="float">
            <text:p>896</text:p>
          </table:table-cell>
          <table:table-cell table:formula="of:=[.B605]-[.B$2]" office:value-type="float" office:value="17.600691318512" calcext:value-type="float">
            <text:p>17.6006913185</text:p>
          </table:table-cell>
          <table:table-cell table:formula="of:=[.C605]/([.D605]-[.D604])" office:value-type="float" office:value="108546.484431864" calcext:value-type="float">
            <text:p>108546.484431864</text:p>
          </table:table-cell>
          <table:table-cell/>
          <table:table-cell office:value-type="float" office:value="1442890786.34995" calcext:value-type="float">
            <text:p>1442890786.34995</text:p>
          </table:table-cell>
          <table:table-cell table:formula="of:=[.G605]-[.$B605]" office:value-type="float" office:value="0.303110599517822" calcext:value-type="float">
            <text:p>0.3031105995</text:p>
          </table:table-cell>
          <table:table-cell/>
          <table:table-cell office:value-type="float" office:value="1442890786.35028" calcext:value-type="float">
            <text:p>1442890786.35028</text:p>
          </table:table-cell>
          <table:table-cell table:formula="of:=[.J605]-[.$B605]" office:value-type="float" office:value="0.303443908691406" calcext:value-type="float">
            <text:p>0.3034439087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2890786.05509" calcext:value-type="float">
            <text:p>1442890786.05509</text:p>
          </table:table-cell>
          <table:table-cell office:value-type="float" office:value="896" calcext:value-type="float">
            <text:p>896</text:p>
          </table:table-cell>
          <table:table-cell table:formula="of:=[.B606]-[.B$2]" office:value-type="float" office:value="17.6089451313019" calcext:value-type="float">
            <text:p>17.6089451313</text:p>
          </table:table-cell>
          <table:table-cell table:formula="of:=[.C606]/([.D606]-[.D605])" office:value-type="float" office:value="108555.890811404" calcext:value-type="float">
            <text:p>108555.890811404</text:p>
          </table:table-cell>
          <table:table-cell/>
          <table:table-cell office:value-type="float" office:value="1442890786.34999" calcext:value-type="float">
            <text:p>1442890786.34999</text:p>
          </table:table-cell>
          <table:table-cell table:formula="of:=[.G606]-[.$B606]" office:value-type="float" office:value="0.294895887374878" calcext:value-type="float">
            <text:p>0.2948958874</text:p>
          </table:table-cell>
          <table:table-cell/>
          <table:table-cell office:value-type="float" office:value="1442890786.35292" calcext:value-type="float">
            <text:p>1442890786.35292</text:p>
          </table:table-cell>
          <table:table-cell table:formula="of:=[.J606]-[.$B606]" office:value-type="float" office:value="0.297825574874878" calcext:value-type="float">
            <text:p>0.2978255749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2890786.06445" calcext:value-type="float">
            <text:p>1442890786.06445</text:p>
          </table:table-cell>
          <table:table-cell office:value-type="float" office:value="896" calcext:value-type="float">
            <text:p>896</text:p>
          </table:table-cell>
          <table:table-cell table:formula="of:=[.B607]-[.B$2]" office:value-type="float" office:value="17.618305683136" calcext:value-type="float">
            <text:p>17.6183056831</text:p>
          </table:table-cell>
          <table:table-cell table:formula="of:=[.C607]/([.D607]-[.D606])" office:value-type="float" office:value="95720.8523471129" calcext:value-type="float">
            <text:p>95720.8523471129</text:p>
          </table:table-cell>
          <table:table-cell/>
          <table:table-cell office:value-type="float" office:value="1442890786.35001" calcext:value-type="float">
            <text:p>1442890786.35001</text:p>
          </table:table-cell>
          <table:table-cell table:formula="of:=[.G607]-[.$B607]" office:value-type="float" office:value="0.285554647445679" calcext:value-type="float">
            <text:p>0.2855546474</text:p>
          </table:table-cell>
          <table:table-cell/>
          <table:table-cell office:value-type="float" office:value="1442890786.35555" calcext:value-type="float">
            <text:p>1442890786.35555</text:p>
          </table:table-cell>
          <table:table-cell table:formula="of:=[.J607]-[.$B607]" office:value-type="float" office:value="0.291103601455688" calcext:value-type="float">
            <text:p>0.291103601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2890786.07379" calcext:value-type="float">
            <text:p>1442890786.07379</text:p>
          </table:table-cell>
          <table:table-cell office:value-type="float" office:value="896" calcext:value-type="float">
            <text:p>896</text:p>
          </table:table-cell>
          <table:table-cell table:formula="of:=[.B608]-[.B$2]" office:value-type="float" office:value="17.6276500225067" calcext:value-type="float">
            <text:p>17.6276500225</text:p>
          </table:table-cell>
          <table:table-cell table:formula="of:=[.C608]/([.D608]-[.D607])" office:value-type="float" office:value="95886.9283800679" calcext:value-type="float">
            <text:p>95886.9283800679</text:p>
          </table:table-cell>
          <table:table-cell/>
          <table:table-cell office:value-type="float" office:value="1442890786.35004" calcext:value-type="float">
            <text:p>1442890786.35004</text:p>
          </table:table-cell>
          <table:table-cell table:formula="of:=[.G608]-[.$B608]" office:value-type="float" office:value="0.27624249458313" calcext:value-type="float">
            <text:p>0.2762424946</text:p>
          </table:table-cell>
          <table:table-cell/>
          <table:table-cell office:value-type="float" office:value="1442890786.35819" calcext:value-type="float">
            <text:p>1442890786.35819</text:p>
          </table:table-cell>
          <table:table-cell table:formula="of:=[.J608]-[.$B608]" office:value-type="float" office:value="0.284396409988403" calcext:value-type="float">
            <text:p>0.2843964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2890786.08315" calcext:value-type="float">
            <text:p>1442890786.08315</text:p>
          </table:table-cell>
          <table:table-cell office:value-type="float" office:value="896" calcext:value-type="float">
            <text:p>896</text:p>
          </table:table-cell>
          <table:table-cell table:formula="of:=[.B609]-[.B$2]" office:value-type="float" office:value="17.6370050907135" calcext:value-type="float">
            <text:p>17.6370050907</text:p>
          </table:table-cell>
          <table:table-cell table:formula="of:=[.C609]/([.D609]-[.D608])" office:value-type="float" office:value="95776.9607013609" calcext:value-type="float">
            <text:p>95776.9607013609</text:p>
          </table:table-cell>
          <table:table-cell/>
          <table:table-cell office:value-type="float" office:value="1442890786.35006" calcext:value-type="float">
            <text:p>1442890786.35006</text:p>
          </table:table-cell>
          <table:table-cell table:formula="of:=[.G609]-[.$B609]" office:value-type="float" office:value="0.266910314559937" calcext:value-type="float">
            <text:p>0.2669103146</text:p>
          </table:table-cell>
          <table:table-cell/>
          <table:table-cell office:value-type="float" office:value="1442890786.36081" calcext:value-type="float">
            <text:p>1442890786.36081</text:p>
          </table:table-cell>
          <table:table-cell table:formula="of:=[.J609]-[.$B609]" office:value-type="float" office:value="0.27765679359436" calcext:value-type="float">
            <text:p>0.277656793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2890786.09255" calcext:value-type="float">
            <text:p>1442890786.09255</text:p>
          </table:table-cell>
          <table:table-cell office:value-type="float" office:value="896" calcext:value-type="float">
            <text:p>896</text:p>
          </table:table-cell>
          <table:table-cell table:formula="of:=[.B610]-[.B$2]" office:value-type="float" office:value="17.6464068889618" calcext:value-type="float">
            <text:p>17.646406889</text:p>
          </table:table-cell>
          <table:table-cell table:formula="of:=[.C610]/([.D610]-[.D609])" office:value-type="float" office:value="95300.9175838109" calcext:value-type="float">
            <text:p>95300.9175838109</text:p>
          </table:table-cell>
          <table:table-cell/>
          <table:table-cell office:value-type="float" office:value="1442890786.35008" calcext:value-type="float">
            <text:p>1442890786.35008</text:p>
          </table:table-cell>
          <table:table-cell table:formula="of:=[.G610]-[.$B610]" office:value-type="float" office:value="0.257530450820923" calcext:value-type="float">
            <text:p>0.2575304508</text:p>
          </table:table-cell>
          <table:table-cell/>
          <table:table-cell office:value-type="float" office:value="1442890786.36345" calcext:value-type="float">
            <text:p>1442890786.36345</text:p>
          </table:table-cell>
          <table:table-cell table:formula="of:=[.J610]-[.$B610]" office:value-type="float" office:value="0.270893812179565" calcext:value-type="float">
            <text:p>0.2708938122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2890786.10098" calcext:value-type="float">
            <text:p>1442890786.10098</text:p>
          </table:table-cell>
          <table:table-cell office:value-type="float" office:value="896" calcext:value-type="float">
            <text:p>896</text:p>
          </table:table-cell>
          <table:table-cell table:formula="of:=[.B611]-[.B$2]" office:value-type="float" office:value="17.6548383235931" calcext:value-type="float">
            <text:p>17.6548383236</text:p>
          </table:table-cell>
          <table:table-cell table:formula="of:=[.C611]/([.D611]-[.D610])" office:value-type="float" office:value="106268.984956453" calcext:value-type="float">
            <text:p>106268.984956453</text:p>
          </table:table-cell>
          <table:table-cell/>
          <table:table-cell office:value-type="float" office:value="1442890786.3501" calcext:value-type="float">
            <text:p>1442890786.3501</text:p>
          </table:table-cell>
          <table:table-cell table:formula="of:=[.G611]-[.$B611]" office:value-type="float" office:value="0.249120712280273" calcext:value-type="float">
            <text:p>0.2491207123</text:p>
          </table:table-cell>
          <table:table-cell/>
          <table:table-cell office:value-type="float" office:value="1442890786.36608" calcext:value-type="float">
            <text:p>1442890786.36608</text:p>
          </table:table-cell>
          <table:table-cell table:formula="of:=[.J611]-[.$B611]" office:value-type="float" office:value="0.265096426010132" calcext:value-type="float">
            <text:p>0.265096426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2890786.10931" calcext:value-type="float">
            <text:p>1442890786.10931</text:p>
          </table:table-cell>
          <table:table-cell office:value-type="float" office:value="896" calcext:value-type="float">
            <text:p>896</text:p>
          </table:table-cell>
          <table:table-cell table:formula="of:=[.B612]-[.B$2]" office:value-type="float" office:value="17.6631610393524" calcext:value-type="float">
            <text:p>17.6631610394</text:p>
          </table:table-cell>
          <table:table-cell table:formula="of:=[.C612]/([.D612]-[.D611])" office:value-type="float" office:value="107657.166953134" calcext:value-type="float">
            <text:p>107657.166953134</text:p>
          </table:table-cell>
          <table:table-cell/>
          <table:table-cell office:value-type="float" office:value="1442890786.35013" calcext:value-type="float">
            <text:p>1442890786.35013</text:p>
          </table:table-cell>
          <table:table-cell table:formula="of:=[.G612]-[.$B612]" office:value-type="float" office:value="0.240820169448853" calcext:value-type="float">
            <text:p>0.2408201694</text:p>
          </table:table-cell>
          <table:table-cell/>
          <table:table-cell office:value-type="float" office:value="1442890786.36872" calcext:value-type="float">
            <text:p>1442890786.36872</text:p>
          </table:table-cell>
          <table:table-cell table:formula="of:=[.J612]-[.$B612]" office:value-type="float" office:value="0.259410381317139" calcext:value-type="float">
            <text:p>0.2594103813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2890786.11764" calcext:value-type="float">
            <text:p>1442890786.11764</text:p>
          </table:table-cell>
          <table:table-cell office:value-type="float" office:value="896" calcext:value-type="float">
            <text:p>896</text:p>
          </table:table-cell>
          <table:table-cell table:formula="of:=[.B613]-[.B$2]" office:value-type="float" office:value="17.6714971065521" calcext:value-type="float">
            <text:p>17.6714971066</text:p>
          </table:table-cell>
          <table:table-cell table:formula="of:=[.C613]/([.D613]-[.D612])" office:value-type="float" office:value="107484.738130649" calcext:value-type="float">
            <text:p>107484.738130649</text:p>
          </table:table-cell>
          <table:table-cell/>
          <table:table-cell office:value-type="float" office:value="1442890786.35015" calcext:value-type="float">
            <text:p>1442890786.35015</text:p>
          </table:table-cell>
          <table:table-cell table:formula="of:=[.G613]-[.$B613]" office:value-type="float" office:value="0.232506036758423" calcext:value-type="float">
            <text:p>0.2325060368</text:p>
          </table:table-cell>
          <table:table-cell/>
          <table:table-cell office:value-type="float" office:value="1442890786.37137" calcext:value-type="float">
            <text:p>1442890786.37137</text:p>
          </table:table-cell>
          <table:table-cell table:formula="of:=[.J613]-[.$B613]" office:value-type="float" office:value="0.253731727600098" calcext:value-type="float">
            <text:p>0.2537317276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2890786.12604" calcext:value-type="float">
            <text:p>1442890786.12604</text:p>
          </table:table-cell>
          <table:table-cell office:value-type="float" office:value="896" calcext:value-type="float">
            <text:p>896</text:p>
          </table:table-cell>
          <table:table-cell table:formula="of:=[.B614]-[.B$2]" office:value-type="float" office:value="17.6798994541168" calcext:value-type="float">
            <text:p>17.6798994541</text:p>
          </table:table-cell>
          <table:table-cell table:formula="of:=[.C614]/([.D614]-[.D613])" office:value-type="float" office:value="106636.864650133" calcext:value-type="float">
            <text:p>106636.864650133</text:p>
          </table:table-cell>
          <table:table-cell/>
          <table:table-cell office:value-type="float" office:value="1442890786.35017" calcext:value-type="float">
            <text:p>1442890786.35017</text:p>
          </table:table-cell>
          <table:table-cell table:formula="of:=[.G614]-[.$B614]" office:value-type="float" office:value="0.224126815795898" calcext:value-type="float">
            <text:p>0.2241268158</text:p>
          </table:table-cell>
          <table:table-cell/>
          <table:table-cell office:value-type="float" office:value="1442890786.37403" calcext:value-type="float">
            <text:p>1442890786.37403</text:p>
          </table:table-cell>
          <table:table-cell table:formula="of:=[.J614]-[.$B614]" office:value-type="float" office:value="0.247984170913696" calcext:value-type="float">
            <text:p>0.2479841709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2890786.13434" calcext:value-type="float">
            <text:p>1442890786.13434</text:p>
          </table:table-cell>
          <table:table-cell office:value-type="float" office:value="896" calcext:value-type="float">
            <text:p>896</text:p>
          </table:table-cell>
          <table:table-cell table:formula="of:=[.B615]-[.B$2]" office:value-type="float" office:value="17.6881930828094" calcext:value-type="float">
            <text:p>17.6881930828</text:p>
          </table:table-cell>
          <table:table-cell table:formula="of:=[.C615]/([.D615]-[.D614])" office:value-type="float" office:value="108034.737653079" calcext:value-type="float">
            <text:p>108034.737653079</text:p>
          </table:table-cell>
          <table:table-cell/>
          <table:table-cell office:value-type="float" office:value="1442890786.35019" calcext:value-type="float">
            <text:p>1442890786.35019</text:p>
          </table:table-cell>
          <table:table-cell table:formula="of:=[.G615]-[.$B615]" office:value-type="float" office:value="0.215854406356812" calcext:value-type="float">
            <text:p>0.2158544064</text:p>
          </table:table-cell>
          <table:table-cell/>
          <table:table-cell office:value-type="float" office:value="1442890786.37669" calcext:value-type="float">
            <text:p>1442890786.37669</text:p>
          </table:table-cell>
          <table:table-cell table:formula="of:=[.J615]-[.$B615]" office:value-type="float" office:value="0.242350101470947" calcext:value-type="float">
            <text:p>0.2423501015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2890786.14265" calcext:value-type="float">
            <text:p>1442890786.14265</text:p>
          </table:table-cell>
          <table:table-cell office:value-type="float" office:value="896" calcext:value-type="float">
            <text:p>896</text:p>
          </table:table-cell>
          <table:table-cell table:formula="of:=[.B616]-[.B$2]" office:value-type="float" office:value="17.6965041160584" calcext:value-type="float">
            <text:p>17.6965041161</text:p>
          </table:table-cell>
          <table:table-cell table:formula="of:=[.C616]/([.D616]-[.D615])" office:value-type="float" office:value="107808.496629278" calcext:value-type="float">
            <text:p>107808.496629278</text:p>
          </table:table-cell>
          <table:table-cell/>
          <table:table-cell office:value-type="float" office:value="1442890786.35025" calcext:value-type="float">
            <text:p>1442890786.35025</text:p>
          </table:table-cell>
          <table:table-cell table:formula="of:=[.G616]-[.$B616]" office:value-type="float" office:value="0.207604169845581" calcext:value-type="float">
            <text:p>0.2076041698</text:p>
          </table:table-cell>
          <table:table-cell/>
          <table:table-cell office:value-type="float" office:value="1442890786.37933" calcext:value-type="float">
            <text:p>1442890786.37933</text:p>
          </table:table-cell>
          <table:table-cell table:formula="of:=[.J616]-[.$B616]" office:value-type="float" office:value="0.23668384552002" calcext:value-type="float">
            <text:p>0.2366838455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2890786.15092" calcext:value-type="float">
            <text:p>1442890786.15092</text:p>
          </table:table-cell>
          <table:table-cell office:value-type="float" office:value="896" calcext:value-type="float">
            <text:p>896</text:p>
          </table:table-cell>
          <table:table-cell table:formula="of:=[.B617]-[.B$2]" office:value-type="float" office:value="17.7047746181488" calcext:value-type="float">
            <text:p>17.7047746181</text:p>
          </table:table-cell>
          <table:table-cell table:formula="of:=[.C617]/([.D617]-[.D616])" office:value-type="float" office:value="108336.832540575" calcext:value-type="float">
            <text:p>108336.832540575</text:p>
          </table:table-cell>
          <table:table-cell/>
          <table:table-cell office:value-type="float" office:value="1442890786.44053" calcext:value-type="float">
            <text:p>1442890786.44053</text:p>
          </table:table-cell>
          <table:table-cell table:formula="of:=[.G617]-[.$B617]" office:value-type="float" office:value="0.289613485336304" calcext:value-type="float">
            <text:p>0.2896134853</text:p>
          </table:table-cell>
          <table:table-cell/>
          <table:table-cell office:value-type="float" office:value="1442890786.44114" calcext:value-type="float">
            <text:p>1442890786.44114</text:p>
          </table:table-cell>
          <table:table-cell table:formula="of:=[.J617]-[.$B617]" office:value-type="float" office:value="0.290215969085693" calcext:value-type="float">
            <text:p>0.290215969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2890786.1592" calcext:value-type="float">
            <text:p>1442890786.1592</text:p>
          </table:table-cell>
          <table:table-cell office:value-type="float" office:value="896" calcext:value-type="float">
            <text:p>896</text:p>
          </table:table-cell>
          <table:table-cell table:formula="of:=[.B618]-[.B$2]" office:value-type="float" office:value="17.7130527496338" calcext:value-type="float">
            <text:p>17.7130527496</text:p>
          </table:table-cell>
          <table:table-cell table:formula="of:=[.C618]/([.D618]-[.D617])" office:value-type="float" office:value="108236.9858011" calcext:value-type="float">
            <text:p>108236.9858011</text:p>
          </table:table-cell>
          <table:table-cell/>
          <table:table-cell office:value-type="float" office:value="1442890786.44062" calcext:value-type="float">
            <text:p>1442890786.44062</text:p>
          </table:table-cell>
          <table:table-cell table:formula="of:=[.G618]-[.$B618]" office:value-type="float" office:value="0.281424999237061" calcext:value-type="float">
            <text:p>0.2814249992</text:p>
          </table:table-cell>
          <table:table-cell/>
          <table:table-cell office:value-type="float" office:value="1442890786.44379" calcext:value-type="float">
            <text:p>1442890786.44379</text:p>
          </table:table-cell>
          <table:table-cell table:formula="of:=[.J618]-[.$B618]" office:value-type="float" office:value="0.28458833694458" calcext:value-type="float">
            <text:p>0.2845883369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2890786.16747" calcext:value-type="float">
            <text:p>1442890786.16747</text:p>
          </table:table-cell>
          <table:table-cell office:value-type="float" office:value="896" calcext:value-type="float">
            <text:p>896</text:p>
          </table:table-cell>
          <table:table-cell table:formula="of:=[.B619]-[.B$2]" office:value-type="float" office:value="17.7213215827942" calcext:value-type="float">
            <text:p>17.7213215828</text:p>
          </table:table-cell>
          <table:table-cell table:formula="of:=[.C619]/([.D619]-[.D618])" office:value-type="float" office:value="108358.69857563" calcext:value-type="float">
            <text:p>108358.69857563</text:p>
          </table:table-cell>
          <table:table-cell/>
          <table:table-cell office:value-type="float" office:value="1442890786.44068" calcext:value-type="float">
            <text:p>1442890786.44068</text:p>
          </table:table-cell>
          <table:table-cell table:formula="of:=[.G619]-[.$B619]" office:value-type="float" office:value="0.273211479187012" calcext:value-type="float">
            <text:p>0.2732114792</text:p>
          </table:table-cell>
          <table:table-cell/>
          <table:table-cell office:value-type="float" office:value="1442890786.44643" calcext:value-type="float">
            <text:p>1442890786.44643</text:p>
          </table:table-cell>
          <table:table-cell table:formula="of:=[.J619]-[.$B619]" office:value-type="float" office:value="0.278968572616577" calcext:value-type="float">
            <text:p>0.278968572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2890786.17575" calcext:value-type="float">
            <text:p>1442890786.17575</text:p>
          </table:table-cell>
          <table:table-cell office:value-type="float" office:value="896" calcext:value-type="float">
            <text:p>896</text:p>
          </table:table-cell>
          <table:table-cell table:formula="of:=[.B620]-[.B$2]" office:value-type="float" office:value="17.729608297348" calcext:value-type="float">
            <text:p>17.7296082973</text:p>
          </table:table-cell>
          <table:table-cell table:formula="of:=[.C620]/([.D620]-[.D619])" office:value-type="float" office:value="108124.877981414" calcext:value-type="float">
            <text:p>108124.877981414</text:p>
          </table:table-cell>
          <table:table-cell/>
          <table:table-cell office:value-type="float" office:value="1442890786.44073" calcext:value-type="float">
            <text:p>1442890786.44073</text:p>
          </table:table-cell>
          <table:table-cell table:formula="of:=[.G620]-[.$B620]" office:value-type="float" office:value="0.264978885650635" calcext:value-type="float">
            <text:p>0.2649788857</text:p>
          </table:table-cell>
          <table:table-cell/>
          <table:table-cell office:value-type="float" office:value="1442890786.44908" calcext:value-type="float">
            <text:p>1442890786.44908</text:p>
          </table:table-cell>
          <table:table-cell table:formula="of:=[.J620]-[.$B620]" office:value-type="float" office:value="0.273322105407715" calcext:value-type="float">
            <text:p>0.2733221054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2890786.18516" calcext:value-type="float">
            <text:p>1442890786.18516</text:p>
          </table:table-cell>
          <table:table-cell office:value-type="float" office:value="896" calcext:value-type="float">
            <text:p>896</text:p>
          </table:table-cell>
          <table:table-cell table:formula="of:=[.B621]-[.B$2]" office:value-type="float" office:value="17.7390155792236" calcext:value-type="float">
            <text:p>17.7390155792</text:p>
          </table:table-cell>
          <table:table-cell table:formula="of:=[.C621]/([.D621]-[.D620])" office:value-type="float" office:value="95245.3654357909" calcext:value-type="float">
            <text:p>95245.3654357909</text:p>
          </table:table-cell>
          <table:table-cell/>
          <table:table-cell office:value-type="float" office:value="1442890786.44078" calcext:value-type="float">
            <text:p>1442890786.44078</text:p>
          </table:table-cell>
          <table:table-cell table:formula="of:=[.G621]-[.$B621]" office:value-type="float" office:value="0.255623579025269" calcext:value-type="float">
            <text:p>0.255623579</text:p>
          </table:table-cell>
          <table:table-cell/>
          <table:table-cell office:value-type="float" office:value="1442890786.4517" calcext:value-type="float">
            <text:p>1442890786.4517</text:p>
          </table:table-cell>
          <table:table-cell table:formula="of:=[.J621]-[.$B621]" office:value-type="float" office:value="0.266544580459595" calcext:value-type="float">
            <text:p>0.2665445805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2890786.19345" calcext:value-type="float">
            <text:p>1442890786.19345</text:p>
          </table:table-cell>
          <table:table-cell office:value-type="float" office:value="896" calcext:value-type="float">
            <text:p>896</text:p>
          </table:table-cell>
          <table:table-cell table:formula="of:=[.B622]-[.B$2]" office:value-type="float" office:value="17.7473018169403" calcext:value-type="float">
            <text:p>17.7473018169</text:p>
          </table:table-cell>
          <table:table-cell table:formula="of:=[.C622]/([.D622]-[.D621])" office:value-type="float" office:value="108131.100100705" calcext:value-type="float">
            <text:p>108131.100100705</text:p>
          </table:table-cell>
          <table:table-cell/>
          <table:table-cell office:value-type="float" office:value="1442890786.44084" calcext:value-type="float">
            <text:p>1442890786.44084</text:p>
          </table:table-cell>
          <table:table-cell table:formula="of:=[.G622]-[.$B622]" office:value-type="float" office:value="0.247389554977417" calcext:value-type="float">
            <text:p>0.247389555</text:p>
          </table:table-cell>
          <table:table-cell/>
          <table:table-cell office:value-type="float" office:value="1442890786.45435" calcext:value-type="float">
            <text:p>1442890786.45435</text:p>
          </table:table-cell>
          <table:table-cell table:formula="of:=[.J622]-[.$B622]" office:value-type="float" office:value="0.260905981063843" calcext:value-type="float">
            <text:p>0.260905981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2890786.20173" calcext:value-type="float">
            <text:p>1442890786.20173</text:p>
          </table:table-cell>
          <table:table-cell office:value-type="float" office:value="896" calcext:value-type="float">
            <text:p>896</text:p>
          </table:table-cell>
          <table:table-cell table:formula="of:=[.B623]-[.B$2]" office:value-type="float" office:value="17.7555878162384" calcext:value-type="float">
            <text:p>17.7555878162</text:p>
          </table:table-cell>
          <table:table-cell table:formula="of:=[.C623]/([.D623]-[.D622])" office:value-type="float" office:value="108134.2114289" calcext:value-type="float">
            <text:p>108134.2114289</text:p>
          </table:table-cell>
          <table:table-cell/>
          <table:table-cell office:value-type="float" office:value="1442890786.44089" calcext:value-type="float">
            <text:p>1442890786.44089</text:p>
          </table:table-cell>
          <table:table-cell table:formula="of:=[.G623]-[.$B623]" office:value-type="float" office:value="0.239158630371094" calcext:value-type="float">
            <text:p>0.2391586304</text:p>
          </table:table-cell>
          <table:table-cell/>
          <table:table-cell office:value-type="float" office:value="1442890786.457" calcext:value-type="float">
            <text:p>1442890786.457</text:p>
          </table:table-cell>
          <table:table-cell table:formula="of:=[.J623]-[.$B623]" office:value-type="float" office:value="0.255263090133667" calcext:value-type="float">
            <text:p>0.255263090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2890786.21007" calcext:value-type="float">
            <text:p>1442890786.21007</text:p>
          </table:table-cell>
          <table:table-cell office:value-type="float" office:value="896" calcext:value-type="float">
            <text:p>896</text:p>
          </table:table-cell>
          <table:table-cell table:formula="of:=[.B624]-[.B$2]" office:value-type="float" office:value="17.7639210224152" calcext:value-type="float">
            <text:p>17.7639210224</text:p>
          </table:table-cell>
          <table:table-cell table:formula="of:=[.C624]/([.D624]-[.D623])" office:value-type="float" office:value="107521.640650034" calcext:value-type="float">
            <text:p>107521.640650034</text:p>
          </table:table-cell>
          <table:table-cell/>
          <table:table-cell office:value-type="float" office:value="1442890786.44094" calcext:value-type="float">
            <text:p>1442890786.44094</text:p>
          </table:table-cell>
          <table:table-cell table:formula="of:=[.G624]-[.$B624]" office:value-type="float" office:value="0.230877161026001" calcext:value-type="float">
            <text:p>0.230877161</text:p>
          </table:table-cell>
          <table:table-cell/>
          <table:table-cell office:value-type="float" office:value="1442890786.45964" calcext:value-type="float">
            <text:p>1442890786.45964</text:p>
          </table:table-cell>
          <table:table-cell table:formula="of:=[.J624]-[.$B624]" office:value-type="float" office:value="0.249573945999145" calcext:value-type="float">
            <text:p>0.249573946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2890786.21835" calcext:value-type="float">
            <text:p>1442890786.21835</text:p>
          </table:table-cell>
          <table:table-cell office:value-type="float" office:value="896" calcext:value-type="float">
            <text:p>896</text:p>
          </table:table-cell>
          <table:table-cell table:formula="of:=[.B625]-[.B$2]" office:value-type="float" office:value="17.7722089290619" calcext:value-type="float">
            <text:p>17.7722089291</text:p>
          </table:table-cell>
          <table:table-cell table:formula="of:=[.C625]/([.D625]-[.D624])" office:value-type="float" office:value="108109.325815546" calcext:value-type="float">
            <text:p>108109.325815546</text:p>
          </table:table-cell>
          <table:table-cell/>
          <table:table-cell office:value-type="float" office:value="1442890786.44099" calcext:value-type="float">
            <text:p>1442890786.44099</text:p>
          </table:table-cell>
          <table:table-cell table:formula="of:=[.G625]-[.$B625]" office:value-type="float" office:value="0.222635984420776" calcext:value-type="float">
            <text:p>0.2226359844</text:p>
          </table:table-cell>
          <table:table-cell/>
          <table:table-cell office:value-type="float" office:value="1442890786.46229" calcext:value-type="float">
            <text:p>1442890786.46229</text:p>
          </table:table-cell>
          <table:table-cell table:formula="of:=[.J625]-[.$B625]" office:value-type="float" office:value="0.243934631347656" calcext:value-type="float">
            <text:p>0.2439346313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2890786.22664" calcext:value-type="float">
            <text:p>1442890786.22664</text:p>
          </table:table-cell>
          <table:table-cell office:value-type="float" office:value="896" calcext:value-type="float">
            <text:p>896</text:p>
          </table:table-cell>
          <table:table-cell table:formula="of:=[.B626]-[.B$2]" office:value-type="float" office:value="17.7804951667786" calcext:value-type="float">
            <text:p>17.7804951668</text:p>
          </table:table-cell>
          <table:table-cell table:formula="of:=[.C626]/([.D626]-[.D625])" office:value-type="float" office:value="108131.100100705" calcext:value-type="float">
            <text:p>108131.100100705</text:p>
          </table:table-cell>
          <table:table-cell/>
          <table:table-cell office:value-type="float" office:value="1442890786.44104" calcext:value-type="float">
            <text:p>1442890786.44104</text:p>
          </table:table-cell>
          <table:table-cell table:formula="of:=[.G626]-[.$B626]" office:value-type="float" office:value="0.214397192001343" calcext:value-type="float">
            <text:p>0.214397192</text:p>
          </table:table-cell>
          <table:table-cell/>
          <table:table-cell office:value-type="float" office:value="1442890786.46493" calcext:value-type="float">
            <text:p>1442890786.46493</text:p>
          </table:table-cell>
          <table:table-cell table:formula="of:=[.J626]-[.$B626]" office:value-type="float" office:value="0.238294839859009" calcext:value-type="float">
            <text:p>0.2382948399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2890786.23605" calcext:value-type="float">
            <text:p>1442890786.23605</text:p>
          </table:table-cell>
          <table:table-cell office:value-type="float" office:value="896" calcext:value-type="float">
            <text:p>896</text:p>
          </table:table-cell>
          <table:table-cell table:formula="of:=[.B627]-[.B$2]" office:value-type="float" office:value="17.7899062633514" calcext:value-type="float">
            <text:p>17.7899062634</text:p>
          </table:table-cell>
          <table:table-cell table:formula="of:=[.C627]/([.D627]-[.D626])" office:value-type="float" office:value="95206.7586451499" calcext:value-type="float">
            <text:p>95206.7586451499</text:p>
          </table:table-cell>
          <table:table-cell/>
          <table:table-cell office:value-type="float" office:value="1442890786.44109" calcext:value-type="float">
            <text:p>1442890786.44109</text:p>
          </table:table-cell>
          <table:table-cell table:formula="of:=[.G627]-[.$B627]" office:value-type="float" office:value="0.205036163330078" calcext:value-type="float">
            <text:p>0.2050361633</text:p>
          </table:table-cell>
          <table:table-cell/>
          <table:table-cell office:value-type="float" office:value="1442890786.46758" calcext:value-type="float">
            <text:p>1442890786.46758</text:p>
          </table:table-cell>
          <table:table-cell table:formula="of:=[.J627]-[.$B627]" office:value-type="float" office:value="0.231527090072632" calcext:value-type="float">
            <text:p>0.2315270901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2890786.24442" calcext:value-type="float">
            <text:p>1442890786.24442</text:p>
          </table:table-cell>
          <table:table-cell office:value-type="float" office:value="896" calcext:value-type="float">
            <text:p>896</text:p>
          </table:table-cell>
          <table:table-cell table:formula="of:=[.B628]-[.B$2]" office:value-type="float" office:value="17.7982730865479" calcext:value-type="float">
            <text:p>17.7982730865</text:p>
          </table:table-cell>
          <table:table-cell table:formula="of:=[.C628]/([.D628]-[.D627])" office:value-type="float" office:value="107089.629954692" calcext:value-type="float">
            <text:p>107089.629954692</text:p>
          </table:table-cell>
          <table:table-cell/>
          <table:table-cell office:value-type="float" office:value="1442890786.54423" calcext:value-type="float">
            <text:p>1442890786.54423</text:p>
          </table:table-cell>
          <table:table-cell table:formula="of:=[.G628]-[.$B628]" office:value-type="float" office:value="0.299810886383057" calcext:value-type="float">
            <text:p>0.2998108864</text:p>
          </table:table-cell>
          <table:table-cell/>
          <table:table-cell office:value-type="float" office:value="1442890786.54467" calcext:value-type="float">
            <text:p>1442890786.54467</text:p>
          </table:table-cell>
          <table:table-cell table:formula="of:=[.J628]-[.$B628]" office:value-type="float" office:value="0.300252914428711" calcext:value-type="float">
            <text:p>0.3002529144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2890786.25271" calcext:value-type="float">
            <text:p>1442890786.25271</text:p>
          </table:table-cell>
          <table:table-cell office:value-type="float" office:value="896" calcext:value-type="float">
            <text:p>896</text:p>
          </table:table-cell>
          <table:table-cell table:formula="of:=[.B629]-[.B$2]" office:value-type="float" office:value="17.8065621852875" calcext:value-type="float">
            <text:p>17.8065621853</text:p>
          </table:table-cell>
          <table:table-cell table:formula="of:=[.C629]/([.D629]-[.D628])" office:value-type="float" office:value="108093.778122933" calcext:value-type="float">
            <text:p>108093.778122933</text:p>
          </table:table-cell>
          <table:table-cell/>
          <table:table-cell office:value-type="float" office:value="1442890786.54429" calcext:value-type="float">
            <text:p>1442890786.54429</text:p>
          </table:table-cell>
          <table:table-cell table:formula="of:=[.G629]-[.$B629]" office:value-type="float" office:value="0.291583061218262" calcext:value-type="float">
            <text:p>0.2915830612</text:p>
          </table:table-cell>
          <table:table-cell/>
          <table:table-cell office:value-type="float" office:value="1442890786.54731" calcext:value-type="float">
            <text:p>1442890786.54731</text:p>
          </table:table-cell>
          <table:table-cell table:formula="of:=[.J629]-[.$B629]" office:value-type="float" office:value="0.294598817825317" calcext:value-type="float">
            <text:p>0.2945988178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2890786.26098" calcext:value-type="float">
            <text:p>1442890786.26098</text:p>
          </table:table-cell>
          <table:table-cell office:value-type="float" office:value="896" calcext:value-type="float">
            <text:p>896</text:p>
          </table:table-cell>
          <table:table-cell table:formula="of:=[.B630]-[.B$2]" office:value-type="float" office:value="17.8148386478424" calcext:value-type="float">
            <text:p>17.8148386478</text:p>
          </table:table-cell>
          <table:table-cell table:formula="of:=[.C630]/([.D630]-[.D629])" office:value-type="float" office:value="108258.811545774" calcext:value-type="float">
            <text:p>108258.811545774</text:p>
          </table:table-cell>
          <table:table-cell/>
          <table:table-cell office:value-type="float" office:value="1442890786.54434" calcext:value-type="float">
            <text:p>1442890786.54434</text:p>
          </table:table-cell>
          <table:table-cell table:formula="of:=[.G630]-[.$B630]" office:value-type="float" office:value="0.283357381820679" calcext:value-type="float">
            <text:p>0.2833573818</text:p>
          </table:table-cell>
          <table:table-cell/>
          <table:table-cell office:value-type="float" office:value="1442890786.54995" calcext:value-type="float">
            <text:p>1442890786.54995</text:p>
          </table:table-cell>
          <table:table-cell table:formula="of:=[.J630]-[.$B630]" office:value-type="float" office:value="0.288970947265625" calcext:value-type="float">
            <text:p>0.2889709473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2890786.26928" calcext:value-type="float">
            <text:p>1442890786.26928</text:p>
          </table:table-cell>
          <table:table-cell office:value-type="float" office:value="896" calcext:value-type="float">
            <text:p>896</text:p>
          </table:table-cell>
          <table:table-cell table:formula="of:=[.B631]-[.B$2]" office:value-type="float" office:value="17.8231389522552" calcext:value-type="float">
            <text:p>17.8231389523</text:p>
          </table:table-cell>
          <table:table-cell table:formula="of:=[.C631]/([.D631]-[.D630])" office:value-type="float" office:value="107947.848107083" calcext:value-type="float">
            <text:p>107947.848107083</text:p>
          </table:table-cell>
          <table:table-cell/>
          <table:table-cell office:value-type="float" office:value="1442890786.54436" calcext:value-type="float">
            <text:p>1442890786.54436</text:p>
          </table:table-cell>
          <table:table-cell table:formula="of:=[.G631]-[.$B631]" office:value-type="float" office:value="0.275077819824219" calcext:value-type="float">
            <text:p>0.2750778198</text:p>
          </table:table-cell>
          <table:table-cell/>
          <table:table-cell office:value-type="float" office:value="1442890786.5526" calcext:value-type="float">
            <text:p>1442890786.5526</text:p>
          </table:table-cell>
          <table:table-cell table:formula="of:=[.J631]-[.$B631]" office:value-type="float" office:value="0.283316850662231" calcext:value-type="float">
            <text:p>0.2833168507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2890786.27757" calcext:value-type="float">
            <text:p>1442890786.27757</text:p>
          </table:table-cell>
          <table:table-cell office:value-type="float" office:value="896" calcext:value-type="float">
            <text:p>896</text:p>
          </table:table-cell>
          <table:table-cell table:formula="of:=[.B632]-[.B$2]" office:value-type="float" office:value="17.831422328949" calcext:value-type="float">
            <text:p>17.8314223289</text:p>
          </table:table-cell>
          <table:table-cell table:formula="of:=[.C632]/([.D632]-[.D631])" office:value-type="float" office:value="108168.447860001" calcext:value-type="float">
            <text:p>108168.447860001</text:p>
          </table:table-cell>
          <table:table-cell/>
          <table:table-cell office:value-type="float" office:value="1442890786.5444" calcext:value-type="float">
            <text:p>1442890786.5444</text:p>
          </table:table-cell>
          <table:table-cell table:formula="of:=[.G632]-[.$B632]" office:value-type="float" office:value="0.266831159591675" calcext:value-type="float">
            <text:p>0.2668311596</text:p>
          </table:table-cell>
          <table:table-cell/>
          <table:table-cell office:value-type="float" office:value="1442890786.55529" calcext:value-type="float">
            <text:p>1442890786.55529</text:p>
          </table:table-cell>
          <table:table-cell table:formula="of:=[.J632]-[.$B632]" office:value-type="float" office:value="0.277721881866455" calcext:value-type="float">
            <text:p>0.2777218819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2890786.28585" calcext:value-type="float">
            <text:p>1442890786.28585</text:p>
          </table:table-cell>
          <table:table-cell office:value-type="float" office:value="896" calcext:value-type="float">
            <text:p>896</text:p>
          </table:table-cell>
          <table:table-cell table:formula="of:=[.B633]-[.B$2]" office:value-type="float" office:value="17.839702129364" calcext:value-type="float">
            <text:p>17.8397021294</text:p>
          </table:table-cell>
          <table:table-cell table:formula="of:=[.C633]/([.D633]-[.D632])" office:value-type="float" office:value="108215.168855103" calcext:value-type="float">
            <text:p>108215.168855103</text:p>
          </table:table-cell>
          <table:table-cell/>
          <table:table-cell office:value-type="float" office:value="1442890786.54442" calcext:value-type="float">
            <text:p>1442890786.54442</text:p>
          </table:table-cell>
          <table:table-cell table:formula="of:=[.G633]-[.$B633]" office:value-type="float" office:value="0.258570432662964" calcext:value-type="float">
            <text:p>0.2585704327</text:p>
          </table:table-cell>
          <table:table-cell/>
          <table:table-cell office:value-type="float" office:value="1442890786.55793" calcext:value-type="float">
            <text:p>1442890786.55793</text:p>
          </table:table-cell>
          <table:table-cell table:formula="of:=[.J633]-[.$B633]" office:value-type="float" office:value="0.272085905075073" calcext:value-type="float">
            <text:p>0.2720859051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42890786.29418" calcext:value-type="float">
            <text:p>1442890786.29418</text:p>
          </table:table-cell>
          <table:table-cell office:value-type="float" office:value="896" calcext:value-type="float">
            <text:p>896</text:p>
          </table:table-cell>
          <table:table-cell table:formula="of:=[.B634]-[.B$2]" office:value-type="float" office:value="17.8480315208435" calcext:value-type="float">
            <text:p>17.8480315208</text:p>
          </table:table-cell>
          <table:table-cell table:formula="of:=[.C634]/([.D634]-[.D633])" office:value-type="float" office:value="107570.883444012" calcext:value-type="float">
            <text:p>107570.883444012</text:p>
          </table:table-cell>
          <table:table-cell/>
          <table:table-cell office:value-type="float" office:value="1442890786.54445" calcext:value-type="float">
            <text:p>1442890786.54445</text:p>
          </table:table-cell>
          <table:table-cell table:formula="of:=[.G634]-[.$B634]" office:value-type="float" office:value="0.250273942947388" calcext:value-type="float">
            <text:p>0.2502739429</text:p>
          </table:table-cell>
          <table:table-cell/>
          <table:table-cell office:value-type="float" office:value="1442890786.56058" calcext:value-type="float">
            <text:p>1442890786.56058</text:p>
          </table:table-cell>
          <table:table-cell table:formula="of:=[.J634]-[.$B634]" office:value-type="float" office:value="0.266400337219238" calcext:value-type="float">
            <text:p>0.2664003372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42890786.3025" calcext:value-type="float">
            <text:p>1442890786.3025</text:p>
          </table:table-cell>
          <table:table-cell office:value-type="float" office:value="896" calcext:value-type="float">
            <text:p>896</text:p>
          </table:table-cell>
          <table:table-cell table:formula="of:=[.B635]-[.B$2]" office:value-type="float" office:value="17.8563582897186" calcext:value-type="float">
            <text:p>17.8563582897</text:p>
          </table:table-cell>
          <table:table-cell table:formula="of:=[.C635]/([.D635]-[.D634])" office:value-type="float" office:value="107604.764037223" calcext:value-type="float">
            <text:p>107604.764037223</text:p>
          </table:table-cell>
          <table:table-cell/>
          <table:table-cell office:value-type="float" office:value="1442890786.54447" calcext:value-type="float">
            <text:p>1442890786.54447</text:p>
          </table:table-cell>
          <table:table-cell table:formula="of:=[.G635]-[.$B635]" office:value-type="float" office:value="0.24196982383728" calcext:value-type="float">
            <text:p>0.2419698238</text:p>
          </table:table-cell>
          <table:table-cell/>
          <table:table-cell office:value-type="float" office:value="1442890786.56323" calcext:value-type="float">
            <text:p>1442890786.56323</text:p>
          </table:table-cell>
          <table:table-cell table:formula="of:=[.J635]-[.$B635]" office:value-type="float" office:value="0.260727643966675" calcext:value-type="float">
            <text:p>0.260727644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42890786.31189" calcext:value-type="float">
            <text:p>1442890786.31189</text:p>
          </table:table-cell>
          <table:table-cell office:value-type="float" office:value="896" calcext:value-type="float">
            <text:p>896</text:p>
          </table:table-cell>
          <table:table-cell table:formula="of:=[.B636]-[.B$2]" office:value-type="float" office:value="17.8657455444336" calcext:value-type="float">
            <text:p>17.8657455444</text:p>
          </table:table-cell>
          <table:table-cell table:formula="of:=[.C636]/([.D636]-[.D635])" office:value-type="float" office:value="95448.5658700125" calcext:value-type="float">
            <text:p>95448.5658700125</text:p>
          </table:table-cell>
          <table:table-cell/>
          <table:table-cell office:value-type="float" office:value="1442890786.54455" calcext:value-type="float">
            <text:p>1442890786.54455</text:p>
          </table:table-cell>
          <table:table-cell table:formula="of:=[.G636]-[.$B636]" office:value-type="float" office:value="0.232661962509155" calcext:value-type="float">
            <text:p>0.2326619625</text:p>
          </table:table-cell>
          <table:table-cell/>
          <table:table-cell office:value-type="float" office:value="1442890786.56586" calcext:value-type="float">
            <text:p>1442890786.56586</text:p>
          </table:table-cell>
          <table:table-cell table:formula="of:=[.J636]-[.$B636]" office:value-type="float" office:value="0.253968954086304" calcext:value-type="float">
            <text:p>0.253968954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42890786.32023" calcext:value-type="float">
            <text:p>1442890786.32023</text:p>
          </table:table-cell>
          <table:table-cell office:value-type="float" office:value="896" calcext:value-type="float">
            <text:p>896</text:p>
          </table:table-cell>
          <table:table-cell table:formula="of:=[.B637]-[.B$2]" office:value-type="float" office:value="17.8740830421448" calcext:value-type="float">
            <text:p>17.8740830421</text:p>
          </table:table-cell>
          <table:table-cell table:formula="of:=[.C637]/([.D637]-[.D636])" office:value-type="float" office:value="107466.296368316" calcext:value-type="float">
            <text:p>107466.296368316</text:p>
          </table:table-cell>
          <table:table-cell/>
          <table:table-cell office:value-type="float" office:value="1442890786.54459" calcext:value-type="float">
            <text:p>1442890786.54459</text:p>
          </table:table-cell>
          <table:table-cell table:formula="of:=[.G637]-[.$B637]" office:value-type="float" office:value="0.224364519119263" calcext:value-type="float">
            <text:p>0.2243645191</text:p>
          </table:table-cell>
          <table:table-cell/>
          <table:table-cell office:value-type="float" office:value="1442890786.56854" calcext:value-type="float">
            <text:p>1442890786.56854</text:p>
          </table:table-cell>
          <table:table-cell table:formula="of:=[.J637]-[.$B637]" office:value-type="float" office:value="0.248312950134277" calcext:value-type="float">
            <text:p>0.2483129501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42890786.32859" calcext:value-type="float">
            <text:p>1442890786.32859</text:p>
          </table:table-cell>
          <table:table-cell office:value-type="float" office:value="896" calcext:value-type="float">
            <text:p>896</text:p>
          </table:table-cell>
          <table:table-cell table:formula="of:=[.B638]-[.B$2]" office:value-type="float" office:value="17.8824415206909" calcext:value-type="float">
            <text:p>17.8824415207</text:p>
          </table:table-cell>
          <table:table-cell table:formula="of:=[.C638]/([.D638]-[.D637])" office:value-type="float" office:value="107196.542415426" calcext:value-type="float">
            <text:p>107196.542415426</text:p>
          </table:table-cell>
          <table:table-cell/>
          <table:table-cell office:value-type="float" office:value="1442890786.54461" calcext:value-type="float">
            <text:p>1442890786.54461</text:p>
          </table:table-cell>
          <table:table-cell table:formula="of:=[.G638]-[.$B638]" office:value-type="float" office:value="0.216025352478027" calcext:value-type="float">
            <text:p>0.2160253525</text:p>
          </table:table-cell>
          <table:table-cell/>
          <table:table-cell office:value-type="float" office:value="1442890786.57117" calcext:value-type="float">
            <text:p>1442890786.57117</text:p>
          </table:table-cell>
          <table:table-cell table:formula="of:=[.J638]-[.$B638]" office:value-type="float" office:value="0.242583036422729" calcext:value-type="float">
            <text:p>0.2425830364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42890786.33688" calcext:value-type="float">
            <text:p>1442890786.33688</text:p>
          </table:table-cell>
          <table:table-cell office:value-type="float" office:value="896" calcext:value-type="float">
            <text:p>896</text:p>
          </table:table-cell>
          <table:table-cell table:formula="of:=[.B639]-[.B$2]" office:value-type="float" office:value="17.8907344341278" calcext:value-type="float">
            <text:p>17.8907344341</text:p>
          </table:table-cell>
          <table:table-cell table:formula="of:=[.C639]/([.D639]-[.D638])" office:value-type="float" office:value="108044.055544375" calcext:value-type="float">
            <text:p>108044.055544375</text:p>
          </table:table-cell>
          <table:table-cell/>
          <table:table-cell office:value-type="float" office:value="1442890786.54463" calcext:value-type="float">
            <text:p>1442890786.54463</text:p>
          </table:table-cell>
          <table:table-cell table:formula="of:=[.G639]-[.$B639]" office:value-type="float" office:value="0.207751274108887" calcext:value-type="float">
            <text:p>0.2077512741</text:p>
          </table:table-cell>
          <table:table-cell/>
          <table:table-cell office:value-type="float" office:value="1442890786.57381" calcext:value-type="float">
            <text:p>1442890786.57381</text:p>
          </table:table-cell>
          <table:table-cell table:formula="of:=[.J639]-[.$B639]" office:value-type="float" office:value="0.236933946609497" calcext:value-type="float">
            <text:p>0.2369339466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42890786.34518" calcext:value-type="float">
            <text:p>1442890786.34518</text:p>
          </table:table-cell>
          <table:table-cell office:value-type="float" office:value="896" calcext:value-type="float">
            <text:p>896</text:p>
          </table:table-cell>
          <table:table-cell table:formula="of:=[.B640]-[.B$2]" office:value-type="float" office:value="17.8990371227264" calcext:value-type="float">
            <text:p>17.8990371227</text:p>
          </table:table-cell>
          <table:table-cell table:formula="of:=[.C640]/([.D640]-[.D639])" office:value-type="float" office:value="107916.849988514" calcext:value-type="float">
            <text:p>107916.849988514</text:p>
          </table:table-cell>
          <table:table-cell/>
          <table:table-cell office:value-type="float" office:value="1442890786.64144" calcext:value-type="float">
            <text:p>1442890786.64144</text:p>
          </table:table-cell>
          <table:table-cell table:formula="of:=[.G640]-[.$B640]" office:value-type="float" office:value="0.29625415802002" calcext:value-type="float">
            <text:p>0.296254158</text:p>
          </table:table-cell>
          <table:table-cell/>
          <table:table-cell office:value-type="float" office:value="1442890786.64156" calcext:value-type="float">
            <text:p>1442890786.64156</text:p>
          </table:table-cell>
          <table:table-cell table:formula="of:=[.J640]-[.$B640]" office:value-type="float" office:value="0.296377420425415" calcext:value-type="float">
            <text:p>0.2963774204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42890786.35461" calcext:value-type="float">
            <text:p>1442890786.35461</text:p>
          </table:table-cell>
          <table:table-cell office:value-type="float" office:value="896" calcext:value-type="float">
            <text:p>896</text:p>
          </table:table-cell>
          <table:table-cell table:formula="of:=[.B641]-[.B$2]" office:value-type="float" office:value="17.9084622859955" calcext:value-type="float">
            <text:p>17.908462286</text:p>
          </table:table-cell>
          <table:table-cell table:formula="of:=[.C641]/([.D641]-[.D640])" office:value-type="float" office:value="95064.6661944754" calcext:value-type="float">
            <text:p>95064.6661944754</text:p>
          </table:table-cell>
          <table:table-cell/>
          <table:table-cell office:value-type="float" office:value="1442890786.6415" calcext:value-type="float">
            <text:p>1442890786.6415</text:p>
          </table:table-cell>
          <table:table-cell table:formula="of:=[.G641]-[.$B641]" office:value-type="float" office:value="0.286894559860229" calcext:value-type="float">
            <text:p>0.2868945599</text:p>
          </table:table-cell>
          <table:table-cell/>
          <table:table-cell office:value-type="float" office:value="1442890786.64419" calcext:value-type="float">
            <text:p>1442890786.64419</text:p>
          </table:table-cell>
          <table:table-cell table:formula="of:=[.J641]-[.$B641]" office:value-type="float" office:value="0.28958797454834" calcext:value-type="float">
            <text:p>0.2895879745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42890786.36297" calcext:value-type="float">
            <text:p>1442890786.36297</text:p>
          </table:table-cell>
          <table:table-cell office:value-type="float" office:value="896" calcext:value-type="float">
            <text:p>896</text:p>
          </table:table-cell>
          <table:table-cell table:formula="of:=[.B642]-[.B$2]" office:value-type="float" office:value="17.916820526123" calcext:value-type="float">
            <text:p>17.9168205261</text:p>
          </table:table-cell>
          <table:table-cell table:formula="of:=[.C642]/([.D642]-[.D641])" office:value-type="float" office:value="107199.60019397" calcext:value-type="float">
            <text:p>107199.60019397</text:p>
          </table:table-cell>
          <table:table-cell/>
          <table:table-cell office:value-type="float" office:value="1442890786.64154" calcext:value-type="float">
            <text:p>1442890786.64154</text:p>
          </table:table-cell>
          <table:table-cell table:formula="of:=[.G642]-[.$B642]" office:value-type="float" office:value="0.278575897216797" calcext:value-type="float">
            <text:p>0.2785758972</text:p>
          </table:table-cell>
          <table:table-cell/>
          <table:table-cell office:value-type="float" office:value="1442890786.64684" calcext:value-type="float">
            <text:p>1442890786.64684</text:p>
          </table:table-cell>
          <table:table-cell table:formula="of:=[.J642]-[.$B642]" office:value-type="float" office:value="0.283875465393066" calcext:value-type="float">
            <text:p>0.2838754654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42890786.37127" calcext:value-type="float">
            <text:p>1442890786.37127</text:p>
          </table:table-cell>
          <table:table-cell office:value-type="float" office:value="896" calcext:value-type="float">
            <text:p>896</text:p>
          </table:table-cell>
          <table:table-cell table:formula="of:=[.B643]-[.B$2]" office:value-type="float" office:value="17.9251244068146" calcext:value-type="float">
            <text:p>17.9251244068</text:p>
          </table:table-cell>
          <table:table-cell table:formula="of:=[.C643]/([.D643]-[.D642])" office:value-type="float" office:value="107901.357604295" calcext:value-type="float">
            <text:p>107901.357604295</text:p>
          </table:table-cell>
          <table:table-cell/>
          <table:table-cell office:value-type="float" office:value="1442890786.64162" calcext:value-type="float">
            <text:p>1442890786.64162</text:p>
          </table:table-cell>
          <table:table-cell table:formula="of:=[.G643]-[.$B643]" office:value-type="float" office:value="0.270347833633423" calcext:value-type="float">
            <text:p>0.2703478336</text:p>
          </table:table-cell>
          <table:table-cell/>
          <table:table-cell office:value-type="float" office:value="1442890786.64948" calcext:value-type="float">
            <text:p>1442890786.64948</text:p>
          </table:table-cell>
          <table:table-cell table:formula="of:=[.J643]-[.$B643]" office:value-type="float" office:value="0.278215646743774" calcext:value-type="float">
            <text:p>0.2782156467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42890786.37957" calcext:value-type="float">
            <text:p>1442890786.37957</text:p>
          </table:table-cell>
          <table:table-cell office:value-type="float" office:value="896" calcext:value-type="float">
            <text:p>896</text:p>
          </table:table-cell>
          <table:table-cell table:formula="of:=[.B644]-[.B$2]" office:value-type="float" office:value="17.9334239959717" calcext:value-type="float">
            <text:p>17.933423996</text:p>
          </table:table-cell>
          <table:table-cell table:formula="of:=[.C644]/([.D644]-[.D643])" office:value-type="float" office:value="107957.151015484" calcext:value-type="float">
            <text:p>107957.151015484</text:p>
          </table:table-cell>
          <table:table-cell/>
          <table:table-cell office:value-type="float" office:value="1442890786.64164" calcext:value-type="float">
            <text:p>1442890786.64164</text:p>
          </table:table-cell>
          <table:table-cell table:formula="of:=[.G644]-[.$B644]" office:value-type="float" office:value="0.262072801589966" calcext:value-type="float">
            <text:p>0.2620728016</text:p>
          </table:table-cell>
          <table:table-cell/>
          <table:table-cell office:value-type="float" office:value="1442890786.65213" calcext:value-type="float">
            <text:p>1442890786.65213</text:p>
          </table:table-cell>
          <table:table-cell table:formula="of:=[.J644]-[.$B644]" office:value-type="float" office:value="0.272557497024536" calcext:value-type="float">
            <text:p>0.272557497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42890786.38787" calcext:value-type="float">
            <text:p>1442890786.38787</text:p>
          </table:table-cell>
          <table:table-cell office:value-type="float" office:value="896" calcext:value-type="float">
            <text:p>896</text:p>
          </table:table-cell>
          <table:table-cell table:formula="of:=[.B645]-[.B$2]" office:value-type="float" office:value="17.9417214393616" calcext:value-type="float">
            <text:p>17.9417214394</text:p>
          </table:table-cell>
          <table:table-cell table:formula="of:=[.C645]/([.D645]-[.D644])" office:value-type="float" office:value="107985.06936383" calcext:value-type="float">
            <text:p>107985.06936383</text:p>
          </table:table-cell>
          <table:table-cell/>
          <table:table-cell office:value-type="float" office:value="1442890786.64166" calcext:value-type="float">
            <text:p>1442890786.64166</text:p>
          </table:table-cell>
          <table:table-cell table:formula="of:=[.G645]-[.$B645]" office:value-type="float" office:value="0.25379753112793" calcext:value-type="float">
            <text:p>0.2537975311</text:p>
          </table:table-cell>
          <table:table-cell/>
          <table:table-cell office:value-type="float" office:value="1442890786.65476" calcext:value-type="float">
            <text:p>1442890786.65476</text:p>
          </table:table-cell>
          <table:table-cell table:formula="of:=[.J645]-[.$B645]" office:value-type="float" office:value="0.266895294189453" calcext:value-type="float">
            <text:p>0.2668952942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42890786.39619" calcext:value-type="float">
            <text:p>1442890786.39619</text:p>
          </table:table-cell>
          <table:table-cell office:value-type="float" office:value="896" calcext:value-type="float">
            <text:p>896</text:p>
          </table:table-cell>
          <table:table-cell table:formula="of:=[.B646]-[.B$2]" office:value-type="float" office:value="17.9500408172607" calcext:value-type="float">
            <text:p>17.9500408173</text:p>
          </table:table-cell>
          <table:table-cell table:formula="of:=[.C646]/([.D646]-[.D645])" office:value-type="float" office:value="107700.360635066" calcext:value-type="float">
            <text:p>107700.360635066</text:p>
          </table:table-cell>
          <table:table-cell/>
          <table:table-cell office:value-type="float" office:value="1442890786.64169" calcext:value-type="float">
            <text:p>1442890786.64169</text:p>
          </table:table-cell>
          <table:table-cell table:formula="of:=[.G646]-[.$B646]" office:value-type="float" office:value="0.245500087738037" calcext:value-type="float">
            <text:p>0.2455000877</text:p>
          </table:table-cell>
          <table:table-cell/>
          <table:table-cell office:value-type="float" office:value="1442890786.65741" calcext:value-type="float">
            <text:p>1442890786.65741</text:p>
          </table:table-cell>
          <table:table-cell table:formula="of:=[.J646]-[.$B646]" office:value-type="float" office:value="0.261223077774048" calcext:value-type="float">
            <text:p>0.2612230778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42890786.40454" calcext:value-type="float">
            <text:p>1442890786.40454</text:p>
          </table:table-cell>
          <table:table-cell office:value-type="float" office:value="896" calcext:value-type="float">
            <text:p>896</text:p>
          </table:table-cell>
          <table:table-cell table:formula="of:=[.B647]-[.B$2]" office:value-type="float" office:value="17.9583947658539" calcext:value-type="float">
            <text:p>17.9583947659</text:p>
          </table:table-cell>
          <table:table-cell table:formula="of:=[.C647]/([.D647]-[.D646])" office:value-type="float" office:value="107254.670053369" calcext:value-type="float">
            <text:p>107254.670053369</text:p>
          </table:table-cell>
          <table:table-cell/>
          <table:table-cell office:value-type="float" office:value="1442890786.64172" calcext:value-type="float">
            <text:p>1442890786.64172</text:p>
          </table:table-cell>
          <table:table-cell table:formula="of:=[.G647]-[.$B647]" office:value-type="float" office:value="0.237180709838867" calcext:value-type="float">
            <text:p>0.2371807098</text:p>
          </table:table-cell>
          <table:table-cell/>
          <table:table-cell office:value-type="float" office:value="1442890786.66004" calcext:value-type="float">
            <text:p>1442890786.66004</text:p>
          </table:table-cell>
          <table:table-cell table:formula="of:=[.J647]-[.$B647]" office:value-type="float" office:value="0.255497932434082" calcext:value-type="float">
            <text:p>0.2554979324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42890786.41397" calcext:value-type="float">
            <text:p>1442890786.41397</text:p>
          </table:table-cell>
          <table:table-cell office:value-type="float" office:value="896" calcext:value-type="float">
            <text:p>896</text:p>
          </table:table-cell>
          <table:table-cell table:formula="of:=[.B648]-[.B$2]" office:value-type="float" office:value="17.9678237438202" calcext:value-type="float">
            <text:p>17.9678237438</text:p>
          </table:table-cell>
          <table:table-cell table:formula="of:=[.C648]/([.D648]-[.D647])" office:value-type="float" office:value="95026.205724689" calcext:value-type="float">
            <text:p>95026.205724689</text:p>
          </table:table-cell>
          <table:table-cell/>
          <table:table-cell office:value-type="float" office:value="1442890786.64174" calcext:value-type="float">
            <text:p>1442890786.64174</text:p>
          </table:table-cell>
          <table:table-cell table:formula="of:=[.G648]-[.$B648]" office:value-type="float" office:value="0.227770805358887" calcext:value-type="float">
            <text:p>0.2277708054</text:p>
          </table:table-cell>
          <table:table-cell/>
          <table:table-cell office:value-type="float" office:value="1442890786.66268" calcext:value-type="float">
            <text:p>1442890786.66268</text:p>
          </table:table-cell>
          <table:table-cell table:formula="of:=[.J648]-[.$B648]" office:value-type="float" office:value="0.248708963394165" calcext:value-type="float">
            <text:p>0.2487089634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42890786.42231" calcext:value-type="float">
            <text:p>1442890786.42231</text:p>
          </table:table-cell>
          <table:table-cell office:value-type="float" office:value="896" calcext:value-type="float">
            <text:p>896</text:p>
          </table:table-cell>
          <table:table-cell table:formula="of:=[.B649]-[.B$2]" office:value-type="float" office:value="17.9761695861816" calcext:value-type="float">
            <text:p>17.9761695862</text:p>
          </table:table-cell>
          <table:table-cell table:formula="of:=[.C649]/([.D649]-[.D648])" office:value-type="float" office:value="107358.845422083" calcext:value-type="float">
            <text:p>107358.845422083</text:p>
          </table:table-cell>
          <table:table-cell/>
          <table:table-cell office:value-type="float" office:value="1442890786.64176" calcext:value-type="float">
            <text:p>1442890786.64176</text:p>
          </table:table-cell>
          <table:table-cell table:formula="of:=[.G649]-[.$B649]" office:value-type="float" office:value="0.219443321228027" calcext:value-type="float">
            <text:p>0.2194433212</text:p>
          </table:table-cell>
          <table:table-cell/>
          <table:table-cell office:value-type="float" office:value="1442890786.66533" calcext:value-type="float">
            <text:p>1442890786.66533</text:p>
          </table:table-cell>
          <table:table-cell table:formula="of:=[.J649]-[.$B649]" office:value-type="float" office:value="0.243018388748169" calcext:value-type="float">
            <text:p>0.243018388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42890786.43064" calcext:value-type="float">
            <text:p>1442890786.43064</text:p>
          </table:table-cell>
          <table:table-cell office:value-type="float" office:value="896" calcext:value-type="float">
            <text:p>896</text:p>
          </table:table-cell>
          <table:table-cell table:formula="of:=[.B650]-[.B$2]" office:value-type="float" office:value="17.9844982624054" calcext:value-type="float">
            <text:p>17.9844982624</text:p>
          </table:table-cell>
          <table:table-cell table:formula="of:=[.C650]/([.D650]-[.D649])" office:value-type="float" office:value="107580.121489709" calcext:value-type="float">
            <text:p>107580.121489709</text:p>
          </table:table-cell>
          <table:table-cell/>
          <table:table-cell office:value-type="float" office:value="1442890786.64178" calcext:value-type="float">
            <text:p>1442890786.64178</text:p>
          </table:table-cell>
          <table:table-cell table:formula="of:=[.G650]-[.$B650]" office:value-type="float" office:value="0.21113395690918" calcext:value-type="float">
            <text:p>0.2111339569</text:p>
          </table:table-cell>
          <table:table-cell/>
          <table:table-cell office:value-type="float" office:value="1442890786.66796" calcext:value-type="float">
            <text:p>1442890786.66796</text:p>
          </table:table-cell>
          <table:table-cell table:formula="of:=[.J650]-[.$B650]" office:value-type="float" office:value="0.237317323684692" calcext:value-type="float">
            <text:p>0.2373173237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42890786.43899" calcext:value-type="float">
            <text:p>1442890786.43899</text:p>
          </table:table-cell>
          <table:table-cell office:value-type="float" office:value="896" calcext:value-type="float">
            <text:p>896</text:p>
          </table:table-cell>
          <table:table-cell table:formula="of:=[.B651]-[.B$2]" office:value-type="float" office:value="17.9928433895111" calcext:value-type="float">
            <text:p>17.9928433895</text:p>
          </table:table-cell>
          <table:table-cell table:formula="of:=[.C651]/([.D651]-[.D650])" office:value-type="float" office:value="107368.047083024" calcext:value-type="float">
            <text:p>107368.047083024</text:p>
          </table:table-cell>
          <table:table-cell/>
          <table:table-cell office:value-type="float" office:value="1442890786.6418" calcext:value-type="float">
            <text:p>1442890786.6418</text:p>
          </table:table-cell>
          <table:table-cell table:formula="of:=[.G651]-[.$B651]" office:value-type="float" office:value="0.202807664871216" calcext:value-type="float">
            <text:p>0.2028076649</text:p>
          </table:table-cell>
          <table:table-cell/>
          <table:table-cell office:value-type="float" office:value="1442890786.67058" calcext:value-type="float">
            <text:p>1442890786.67058</text:p>
          </table:table-cell>
          <table:table-cell table:formula="of:=[.J651]-[.$B651]" office:value-type="float" office:value="0.231589555740356" calcext:value-type="float">
            <text:p>0.2315895557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42890786.44733" calcext:value-type="float">
            <text:p>1442890786.44733</text:p>
          </table:table-cell>
          <table:table-cell office:value-type="float" office:value="896" calcext:value-type="float">
            <text:p>896</text:p>
          </table:table-cell>
          <table:table-cell table:formula="of:=[.B652]-[.B$2]" office:value-type="float" office:value="18.0011875629425" calcext:value-type="float">
            <text:p>18.0011875629</text:p>
          </table:table-cell>
          <table:table-cell table:formula="of:=[.C652]/([.D652]-[.D651])" office:value-type="float" office:value="107380.318418195" calcext:value-type="float">
            <text:p>107380.318418195</text:p>
          </table:table-cell>
          <table:table-cell/>
          <table:table-cell office:value-type="float" office:value="1442890786.74768" calcext:value-type="float">
            <text:p>1442890786.74768</text:p>
          </table:table-cell>
          <table:table-cell table:formula="of:=[.G652]-[.$B652]" office:value-type="float" office:value="0.300343751907349" calcext:value-type="float">
            <text:p>0.3003437519</text:p>
          </table:table-cell>
          <table:table-cell/>
          <table:table-cell office:value-type="float" office:value="1442890786.74779" calcext:value-type="float">
            <text:p>1442890786.74779</text:p>
          </table:table-cell>
          <table:table-cell table:formula="of:=[.J652]-[.$B652]" office:value-type="float" office:value="0.300457239151001" calcext:value-type="float">
            <text:p>0.3004572392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42890786.45564" calcext:value-type="float">
            <text:p>1442890786.45564</text:p>
          </table:table-cell>
          <table:table-cell office:value-type="float" office:value="896" calcext:value-type="float">
            <text:p>896</text:p>
          </table:table-cell>
          <table:table-cell table:formula="of:=[.B653]-[.B$2]" office:value-type="float" office:value="18.0094916820526" calcext:value-type="float">
            <text:p>18.0094916821</text:p>
          </table:table-cell>
          <table:table-cell table:formula="of:=[.C653]/([.D653]-[.D652])" office:value-type="float" office:value="107898.259661212" calcext:value-type="float">
            <text:p>107898.259661212</text:p>
          </table:table-cell>
          <table:table-cell/>
          <table:table-cell office:value-type="float" office:value="1442890786.74776" calcext:value-type="float">
            <text:p>1442890786.74776</text:p>
          </table:table-cell>
          <table:table-cell table:formula="of:=[.G653]-[.$B653]" office:value-type="float" office:value="0.29212474822998" calcext:value-type="float">
            <text:p>0.2921247482</text:p>
          </table:table-cell>
          <table:table-cell/>
          <table:table-cell office:value-type="float" office:value="1442890786.75042" calcext:value-type="float">
            <text:p>1442890786.75042</text:p>
          </table:table-cell>
          <table:table-cell table:formula="of:=[.J653]-[.$B653]" office:value-type="float" office:value="0.294783115386963" calcext:value-type="float">
            <text:p>0.2947831154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42890786.46396" calcext:value-type="float">
            <text:p>1442890786.46396</text:p>
          </table:table-cell>
          <table:table-cell office:value-type="float" office:value="896" calcext:value-type="float">
            <text:p>896</text:p>
          </table:table-cell>
          <table:table-cell table:formula="of:=[.B654]-[.B$2]" office:value-type="float" office:value="18.0178108215332" calcext:value-type="float">
            <text:p>18.0178108215</text:p>
          </table:table-cell>
          <table:table-cell table:formula="of:=[.C654]/([.D654]-[.D653])" office:value-type="float" office:value="107703.447224372" calcext:value-type="float">
            <text:p>107703.447224372</text:p>
          </table:table-cell>
          <table:table-cell/>
          <table:table-cell office:value-type="float" office:value="1442890786.74789" calcext:value-type="float">
            <text:p>1442890786.74789</text:p>
          </table:table-cell>
          <table:table-cell table:formula="of:=[.G654]-[.$B654]" office:value-type="float" office:value="0.283936738967896" calcext:value-type="float">
            <text:p>0.283936739</text:p>
          </table:table-cell>
          <table:table-cell/>
          <table:table-cell office:value-type="float" office:value="1442890786.75307" calcext:value-type="float">
            <text:p>1442890786.75307</text:p>
          </table:table-cell>
          <table:table-cell table:formula="of:=[.J654]-[.$B654]" office:value-type="float" office:value="0.289113759994507" calcext:value-type="float">
            <text:p>0.28911376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42890786.47229" calcext:value-type="float">
            <text:p>1442890786.47229</text:p>
          </table:table-cell>
          <table:table-cell office:value-type="float" office:value="896" calcext:value-type="float">
            <text:p>896</text:p>
          </table:table-cell>
          <table:table-cell table:formula="of:=[.B655]-[.B$2]" office:value-type="float" office:value="18.0261454582214" calcext:value-type="float">
            <text:p>18.0261454582</text:p>
          </table:table-cell>
          <table:table-cell table:formula="of:=[.C655]/([.D655]-[.D654])" office:value-type="float" office:value="107503.186223468" calcext:value-type="float">
            <text:p>107503.186223468</text:p>
          </table:table-cell>
          <table:table-cell/>
          <table:table-cell office:value-type="float" office:value="1442890786.74792" calcext:value-type="float">
            <text:p>1442890786.74792</text:p>
          </table:table-cell>
          <table:table-cell table:formula="of:=[.G655]-[.$B655]" office:value-type="float" office:value="0.275628566741943" calcext:value-type="float">
            <text:p>0.2756285667</text:p>
          </table:table-cell>
          <table:table-cell/>
          <table:table-cell office:value-type="float" office:value="1442890786.75572" calcext:value-type="float">
            <text:p>1442890786.75572</text:p>
          </table:table-cell>
          <table:table-cell table:formula="of:=[.J655]-[.$B655]" office:value-type="float" office:value="0.283429145812988" calcext:value-type="float">
            <text:p>0.2834291458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42890786.48069" calcext:value-type="float">
            <text:p>1442890786.48069</text:p>
          </table:table-cell>
          <table:table-cell office:value-type="float" office:value="896" calcext:value-type="float">
            <text:p>896</text:p>
          </table:table-cell>
          <table:table-cell table:formula="of:=[.B656]-[.B$2]" office:value-type="float" office:value="18.0345416069031" calcext:value-type="float">
            <text:p>18.0345416069</text:p>
          </table:table-cell>
          <table:table-cell table:formula="of:=[.C656]/([.D656]-[.D655])" office:value-type="float" office:value="106715.594729668" calcext:value-type="float">
            <text:p>106715.594729668</text:p>
          </table:table-cell>
          <table:table-cell/>
          <table:table-cell office:value-type="float" office:value="1442890786.74794" calcext:value-type="float">
            <text:p>1442890786.74794</text:p>
          </table:table-cell>
          <table:table-cell table:formula="of:=[.G656]-[.$B656]" office:value-type="float" office:value="0.267255544662476" calcext:value-type="float">
            <text:p>0.2672555447</text:p>
          </table:table-cell>
          <table:table-cell/>
          <table:table-cell office:value-type="float" office:value="1442890786.7583" calcext:value-type="float">
            <text:p>1442890786.7583</text:p>
          </table:table-cell>
          <table:table-cell table:formula="of:=[.J656]-[.$B656]" office:value-type="float" office:value="0.277614831924438" calcext:value-type="float">
            <text:p>0.2776148319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42890786.48902" calcext:value-type="float">
            <text:p>1442890786.48902</text:p>
          </table:table-cell>
          <table:table-cell office:value-type="float" office:value="896" calcext:value-type="float">
            <text:p>896</text:p>
          </table:table-cell>
          <table:table-cell table:formula="of:=[.B657]-[.B$2]" office:value-type="float" office:value="18.0428762435913" calcext:value-type="float">
            <text:p>18.0428762436</text:p>
          </table:table-cell>
          <table:table-cell table:formula="of:=[.C657]/([.D657]-[.D656])" office:value-type="float" office:value="107503.186223468" calcext:value-type="float">
            <text:p>107503.186223468</text:p>
          </table:table-cell>
          <table:table-cell/>
          <table:table-cell office:value-type="float" office:value="1442890786.74796" calcext:value-type="float">
            <text:p>1442890786.74796</text:p>
          </table:table-cell>
          <table:table-cell table:formula="of:=[.G657]-[.$B657]" office:value-type="float" office:value="0.2589430809021" calcext:value-type="float">
            <text:p>0.2589430809</text:p>
          </table:table-cell>
          <table:table-cell/>
          <table:table-cell office:value-type="float" office:value="1442890786.76096" calcext:value-type="float">
            <text:p>1442890786.76096</text:p>
          </table:table-cell>
          <table:table-cell table:formula="of:=[.J657]-[.$B657]" office:value-type="float" office:value="0.271934270858765" calcext:value-type="float">
            <text:p>0.2719342709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42890786.49735" calcext:value-type="float">
            <text:p>1442890786.49735</text:p>
          </table:table-cell>
          <table:table-cell office:value-type="float" office:value="896" calcext:value-type="float">
            <text:p>896</text:p>
          </table:table-cell>
          <table:table-cell table:formula="of:=[.B658]-[.B$2]" office:value-type="float" office:value="18.0512075424194" calcext:value-type="float">
            <text:p>18.0512075424</text:p>
          </table:table-cell>
          <table:table-cell table:formula="of:=[.C658]/([.D658]-[.D657])" office:value-type="float" office:value="107546.256410256" calcext:value-type="float">
            <text:p>107546.256410256</text:p>
          </table:table-cell>
          <table:table-cell/>
          <table:table-cell office:value-type="float" office:value="1442890786.74799" calcext:value-type="float">
            <text:p>1442890786.74799</text:p>
          </table:table-cell>
          <table:table-cell table:formula="of:=[.G658]-[.$B658]" office:value-type="float" office:value="0.250633239746094" calcext:value-type="float">
            <text:p>0.2506332397</text:p>
          </table:table-cell>
          <table:table-cell/>
          <table:table-cell office:value-type="float" office:value="1442890786.76361" calcext:value-type="float">
            <text:p>1442890786.76361</text:p>
          </table:table-cell>
          <table:table-cell table:formula="of:=[.J658]-[.$B658]" office:value-type="float" office:value="0.266256093978882" calcext:value-type="float">
            <text:p>0.266256094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42890786.50567" calcext:value-type="float">
            <text:p>1442890786.50567</text:p>
          </table:table-cell>
          <table:table-cell office:value-type="float" office:value="896" calcext:value-type="float">
            <text:p>896</text:p>
          </table:table-cell>
          <table:table-cell table:formula="of:=[.B659]-[.B$2]" office:value-type="float" office:value="18.0595281124115" calcext:value-type="float">
            <text:p>18.0595281124</text:p>
          </table:table-cell>
          <table:table-cell table:formula="of:=[.C659]/([.D659]-[.D658])" office:value-type="float" office:value="107684.930341844" calcext:value-type="float">
            <text:p>107684.930341844</text:p>
          </table:table-cell>
          <table:table-cell/>
          <table:table-cell office:value-type="float" office:value="1442890786.74801" calcext:value-type="float">
            <text:p>1442890786.74801</text:p>
          </table:table-cell>
          <table:table-cell table:formula="of:=[.G659]-[.$B659]" office:value-type="float" office:value="0.242338180541992" calcext:value-type="float">
            <text:p>0.2423381805</text:p>
          </table:table-cell>
          <table:table-cell/>
          <table:table-cell office:value-type="float" office:value="1442890786.76627" calcext:value-type="float">
            <text:p>1442890786.76627</text:p>
          </table:table-cell>
          <table:table-cell table:formula="of:=[.J659]-[.$B659]" office:value-type="float" office:value="0.260593414306641" calcext:value-type="float">
            <text:p>0.260593414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42890786.51406" calcext:value-type="float">
            <text:p>1442890786.51406</text:p>
          </table:table-cell>
          <table:table-cell office:value-type="float" office:value="896" calcext:value-type="float">
            <text:p>896</text:p>
          </table:table-cell>
          <table:table-cell table:formula="of:=[.B660]-[.B$2]" office:value-type="float" office:value="18.0679197311401" calcext:value-type="float">
            <text:p>18.0679197311</text:p>
          </table:table-cell>
          <table:table-cell table:formula="of:=[.C660]/([.D660]-[.D659])" office:value-type="float" office:value="106773.201806972" calcext:value-type="float">
            <text:p>106773.201806972</text:p>
          </table:table-cell>
          <table:table-cell/>
          <table:table-cell office:value-type="float" office:value="1442890786.74803" calcext:value-type="float">
            <text:p>1442890786.74803</text:p>
          </table:table-cell>
          <table:table-cell table:formula="of:=[.G660]-[.$B660]" office:value-type="float" office:value="0.233968734741211" calcext:value-type="float">
            <text:p>0.2339687347</text:p>
          </table:table-cell>
          <table:table-cell/>
          <table:table-cell office:value-type="float" office:value="1442890786.76889" calcext:value-type="float">
            <text:p>1442890786.76889</text:p>
          </table:table-cell>
          <table:table-cell table:formula="of:=[.J660]-[.$B660]" office:value-type="float" office:value="0.254827499389648" calcext:value-type="float">
            <text:p>0.254827499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42890786.52238" calcext:value-type="float">
            <text:p>1442890786.52238</text:p>
          </table:table-cell>
          <table:table-cell office:value-type="float" office:value="896" calcext:value-type="float">
            <text:p>896</text:p>
          </table:table-cell>
          <table:table-cell table:formula="of:=[.B661]-[.B$2]" office:value-type="float" office:value="18.076235294342" calcext:value-type="float">
            <text:p>18.0762352943</text:p>
          </table:table-cell>
          <table:table-cell table:formula="of:=[.C661]/([.D661]-[.D660])" office:value-type="float" office:value="107749.767303171" calcext:value-type="float">
            <text:p>107749.767303171</text:p>
          </table:table-cell>
          <table:table-cell/>
          <table:table-cell office:value-type="float" office:value="1442890786.74806" calcext:value-type="float">
            <text:p>1442890786.74806</text:p>
          </table:table-cell>
          <table:table-cell table:formula="of:=[.G661]-[.$B661]" office:value-type="float" office:value="0.225675344467163" calcext:value-type="float">
            <text:p>0.2256753445</text:p>
          </table:table-cell>
          <table:table-cell/>
          <table:table-cell office:value-type="float" office:value="1442890786.77154" calcext:value-type="float">
            <text:p>1442890786.77154</text:p>
          </table:table-cell>
          <table:table-cell table:formula="of:=[.J661]-[.$B661]" office:value-type="float" office:value="0.249160766601562" calcext:value-type="float">
            <text:p>0.2491607666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42890786.53069" calcext:value-type="float">
            <text:p>1442890786.53069</text:p>
          </table:table-cell>
          <table:table-cell office:value-type="float" office:value="896" calcext:value-type="float">
            <text:p>896</text:p>
          </table:table-cell>
          <table:table-cell table:formula="of:=[.B662]-[.B$2]" office:value-type="float" office:value="18.0845439434052" calcext:value-type="float">
            <text:p>18.0845439434</text:p>
          </table:table-cell>
          <table:table-cell table:formula="of:=[.C662]/([.D662]-[.D661])" office:value-type="float" office:value="107839.432523171" calcext:value-type="float">
            <text:p>107839.432523171</text:p>
          </table:table-cell>
          <table:table-cell/>
          <table:table-cell office:value-type="float" office:value="1442890786.74808" calcext:value-type="float">
            <text:p>1442890786.74808</text:p>
          </table:table-cell>
          <table:table-cell table:formula="of:=[.G662]-[.$B662]" office:value-type="float" office:value="0.217388153076172" calcext:value-type="float">
            <text:p>0.2173881531</text:p>
          </table:table-cell>
          <table:table-cell/>
          <table:table-cell office:value-type="float" office:value="1442890786.77425" calcext:value-type="float">
            <text:p>1442890786.77425</text:p>
          </table:table-cell>
          <table:table-cell table:formula="of:=[.J662]-[.$B662]" office:value-type="float" office:value="0.243559837341309" calcext:value-type="float">
            <text:p>0.2435598373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42890786.54017" calcext:value-type="float">
            <text:p>1442890786.54017</text:p>
          </table:table-cell>
          <table:table-cell office:value-type="float" office:value="896" calcext:value-type="float">
            <text:p>896</text:p>
          </table:table-cell>
          <table:table-cell table:formula="of:=[.B663]-[.B$2]" office:value-type="float" office:value="18.0940296649933" calcext:value-type="float">
            <text:p>18.094029665</text:p>
          </table:table-cell>
          <table:table-cell table:formula="of:=[.C663]/([.D663]-[.D662])" office:value-type="float" office:value="94457.7586085558" calcext:value-type="float">
            <text:p>94457.7586085558</text:p>
          </table:table-cell>
          <table:table-cell/>
          <table:table-cell office:value-type="float" office:value="1442890786.7481" calcext:value-type="float">
            <text:p>1442890786.7481</text:p>
          </table:table-cell>
          <table:table-cell table:formula="of:=[.G663]-[.$B663]" office:value-type="float" office:value="0.207924365997314" calcext:value-type="float">
            <text:p>0.207924366</text:p>
          </table:table-cell>
          <table:table-cell/>
          <table:table-cell office:value-type="float" office:value="1442890786.77689" calcext:value-type="float">
            <text:p>1442890786.77689</text:p>
          </table:table-cell>
          <table:table-cell table:formula="of:=[.J663]-[.$B663]" office:value-type="float" office:value="0.23671555519104" calcext:value-type="float">
            <text:p>0.2367155552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42890786.54852" calcext:value-type="float">
            <text:p>1442890786.54852</text:p>
          </table:table-cell>
          <table:table-cell office:value-type="float" office:value="896" calcext:value-type="float">
            <text:p>896</text:p>
          </table:table-cell>
          <table:table-cell table:formula="of:=[.B664]-[.B$2]" office:value-type="float" office:value="18.1023757457733" calcext:value-type="float">
            <text:p>18.1023757458</text:p>
          </table:table-cell>
          <table:table-cell table:formula="of:=[.C664]/([.D664]-[.D663])" office:value-type="float" office:value="107355.778552248" calcext:value-type="float">
            <text:p>107355.778552248</text:p>
          </table:table-cell>
          <table:table-cell/>
          <table:table-cell office:value-type="float" office:value="1442890786.84239" calcext:value-type="float">
            <text:p>1442890786.84239</text:p>
          </table:table-cell>
          <table:table-cell table:formula="of:=[.G664]-[.$B664]" office:value-type="float" office:value="0.293870210647583" calcext:value-type="float">
            <text:p>0.2938702106</text:p>
          </table:table-cell>
          <table:table-cell/>
          <table:table-cell office:value-type="float" office:value="1442890786.84303" calcext:value-type="float">
            <text:p>1442890786.84303</text:p>
          </table:table-cell>
          <table:table-cell table:formula="of:=[.J664]-[.$B664]" office:value-type="float" office:value="0.294504642486572" calcext:value-type="float">
            <text:p>0.2945046425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42890786.55689" calcext:value-type="float">
            <text:p>1442890786.55689</text:p>
          </table:table-cell>
          <table:table-cell office:value-type="float" office:value="896" calcext:value-type="float">
            <text:p>896</text:p>
          </table:table-cell>
          <table:table-cell table:formula="of:=[.B665]-[.B$2]" office:value-type="float" office:value="18.1107416152954" calcext:value-type="float">
            <text:p>18.1107416153</text:p>
          </table:table-cell>
          <table:table-cell table:formula="of:=[.C665]/([.D665]-[.D664])" office:value-type="float" office:value="107101.837726923" calcext:value-type="float">
            <text:p>107101.837726923</text:p>
          </table:table-cell>
          <table:table-cell/>
          <table:table-cell office:value-type="float" office:value="1442890786.84247" calcext:value-type="float">
            <text:p>1442890786.84247</text:p>
          </table:table-cell>
          <table:table-cell table:formula="of:=[.G665]-[.$B665]" office:value-type="float" office:value="0.285580635070801" calcext:value-type="float">
            <text:p>0.2855806351</text:p>
          </table:table-cell>
          <table:table-cell/>
          <table:table-cell office:value-type="float" office:value="1442890786.84567" calcext:value-type="float">
            <text:p>1442890786.84567</text:p>
          </table:table-cell>
          <table:table-cell table:formula="of:=[.J665]-[.$B665]" office:value-type="float" office:value="0.288784980773926" calcext:value-type="float">
            <text:p>0.2887849808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42890786.56519" calcext:value-type="float">
            <text:p>1442890786.56519</text:p>
          </table:table-cell>
          <table:table-cell office:value-type="float" office:value="896" calcext:value-type="float">
            <text:p>896</text:p>
          </table:table-cell>
          <table:table-cell table:formula="of:=[.B666]-[.B$2]" office:value-type="float" office:value="18.1190485954285" calcext:value-type="float">
            <text:p>18.1190485954</text:p>
          </table:table-cell>
          <table:table-cell table:formula="of:=[.C666]/([.D666]-[.D665])" office:value-type="float" office:value="107861.098214798" calcext:value-type="float">
            <text:p>107861.098214798</text:p>
          </table:table-cell>
          <table:table-cell/>
          <table:table-cell office:value-type="float" office:value="1442890786.84252" calcext:value-type="float">
            <text:p>1442890786.84252</text:p>
          </table:table-cell>
          <table:table-cell table:formula="of:=[.G666]-[.$B666]" office:value-type="float" office:value="0.277322769165039" calcext:value-type="float">
            <text:p>0.2773227692</text:p>
          </table:table-cell>
          <table:table-cell/>
          <table:table-cell office:value-type="float" office:value="1442890786.84832" calcext:value-type="float">
            <text:p>1442890786.84832</text:p>
          </table:table-cell>
          <table:table-cell table:formula="of:=[.J666]-[.$B666]" office:value-type="float" office:value="0.283129692077637" calcext:value-type="float">
            <text:p>0.2831296921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42890786.5735" calcext:value-type="float">
            <text:p>1442890786.5735</text:p>
          </table:table-cell>
          <table:table-cell office:value-type="float" office:value="896" calcext:value-type="float">
            <text:p>896</text:p>
          </table:table-cell>
          <table:table-cell table:formula="of:=[.B667]-[.B$2]" office:value-type="float" office:value="18.1273550987244" calcext:value-type="float">
            <text:p>18.1273550987</text:p>
          </table:table-cell>
          <table:table-cell table:formula="of:=[.C667]/([.D667]-[.D666])" office:value-type="float" office:value="107867.290011481" calcext:value-type="float">
            <text:p>107867.290011481</text:p>
          </table:table-cell>
          <table:table-cell/>
          <table:table-cell office:value-type="float" office:value="1442890786.84258" calcext:value-type="float">
            <text:p>1442890786.84258</text:p>
          </table:table-cell>
          <table:table-cell table:formula="of:=[.G667]-[.$B667]" office:value-type="float" office:value="0.269077777862549" calcext:value-type="float">
            <text:p>0.2690777779</text:p>
          </table:table-cell>
          <table:table-cell/>
          <table:table-cell office:value-type="float" office:value="1442890786.85095" calcext:value-type="float">
            <text:p>1442890786.85095</text:p>
          </table:table-cell>
          <table:table-cell table:formula="of:=[.J667]-[.$B667]" office:value-type="float" office:value="0.277453422546387" calcext:value-type="float">
            <text:p>0.2774534225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42890786.58188" calcext:value-type="float">
            <text:p>1442890786.58188</text:p>
          </table:table-cell>
          <table:table-cell office:value-type="float" office:value="896" calcext:value-type="float">
            <text:p>896</text:p>
          </table:table-cell>
          <table:table-cell table:formula="of:=[.B668]-[.B$2]" office:value-type="float" office:value="18.1357321739197" calcext:value-type="float">
            <text:p>18.1357321739</text:p>
          </table:table-cell>
          <table:table-cell table:formula="of:=[.C668]/([.D668]-[.D667])" office:value-type="float" office:value="106958.571948998" calcext:value-type="float">
            <text:p>106958.571948998</text:p>
          </table:table-cell>
          <table:table-cell/>
          <table:table-cell office:value-type="float" office:value="1442890786.84263" calcext:value-type="float">
            <text:p>1442890786.84263</text:p>
          </table:table-cell>
          <table:table-cell table:formula="of:=[.G668]-[.$B668]" office:value-type="float" office:value="0.260753631591797" calcext:value-type="float">
            <text:p>0.2607536316</text:p>
          </table:table-cell>
          <table:table-cell/>
          <table:table-cell office:value-type="float" office:value="1442890786.85358" calcext:value-type="float">
            <text:p>1442890786.85358</text:p>
          </table:table-cell>
          <table:table-cell table:formula="of:=[.J668]-[.$B668]" office:value-type="float" office:value="0.271699666976929" calcext:value-type="float">
            <text:p>0.271699667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42890786.59021" calcext:value-type="float">
            <text:p>1442890786.59021</text:p>
          </table:table-cell>
          <table:table-cell office:value-type="float" office:value="896" calcext:value-type="float">
            <text:p>896</text:p>
          </table:table-cell>
          <table:table-cell table:formula="of:=[.B669]-[.B$2]" office:value-type="float" office:value="18.1440665721893" calcext:value-type="float">
            <text:p>18.1440665722</text:p>
          </table:table-cell>
          <table:table-cell table:formula="of:=[.C669]/([.D669]-[.D668])" office:value-type="float" office:value="107506.261521298" calcext:value-type="float">
            <text:p>107506.261521298</text:p>
          </table:table-cell>
          <table:table-cell/>
          <table:table-cell office:value-type="float" office:value="1442890786.84268" calcext:value-type="float">
            <text:p>1442890786.84268</text:p>
          </table:table-cell>
          <table:table-cell table:formula="of:=[.G669]-[.$B669]" office:value-type="float" office:value="0.25246787071228" calcext:value-type="float">
            <text:p>0.2524678707</text:p>
          </table:table-cell>
          <table:table-cell/>
          <table:table-cell office:value-type="float" office:value="1442890786.85621" calcext:value-type="float">
            <text:p>1442890786.85621</text:p>
          </table:table-cell>
          <table:table-cell table:formula="of:=[.J669]-[.$B669]" office:value-type="float" office:value="0.26599907875061" calcext:value-type="float">
            <text:p>0.2659990788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42890786.59858" calcext:value-type="float">
            <text:p>1442890786.59858</text:p>
          </table:table-cell>
          <table:table-cell office:value-type="float" office:value="896" calcext:value-type="float">
            <text:p>896</text:p>
          </table:table-cell>
          <table:table-cell table:formula="of:=[.B670]-[.B$2]" office:value-type="float" office:value="18.1524324417114" calcext:value-type="float">
            <text:p>18.1524324417</text:p>
          </table:table-cell>
          <table:table-cell table:formula="of:=[.C670]/([.D670]-[.D669])" office:value-type="float" office:value="107101.837726923" calcext:value-type="float">
            <text:p>107101.837726923</text:p>
          </table:table-cell>
          <table:table-cell/>
          <table:table-cell office:value-type="float" office:value="1442890786.84273" calcext:value-type="float">
            <text:p>1442890786.84273</text:p>
          </table:table-cell>
          <table:table-cell table:formula="of:=[.G670]-[.$B670]" office:value-type="float" office:value="0.24415111541748" calcext:value-type="float">
            <text:p>0.2441511154</text:p>
          </table:table-cell>
          <table:table-cell/>
          <table:table-cell office:value-type="float" office:value="1442890786.85886" calcext:value-type="float">
            <text:p>1442890786.85886</text:p>
          </table:table-cell>
          <table:table-cell table:formula="of:=[.J670]-[.$B670]" office:value-type="float" office:value="0.260287761688232" calcext:value-type="float">
            <text:p>0.2602877617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42890786.60801" calcext:value-type="float">
            <text:p>1442890786.60801</text:p>
          </table:table-cell>
          <table:table-cell office:value-type="float" office:value="896" calcext:value-type="float">
            <text:p>896</text:p>
          </table:table-cell>
          <table:table-cell table:formula="of:=[.B671]-[.B$2]" office:value-type="float" office:value="18.1618623733521" calcext:value-type="float">
            <text:p>18.1618623734</text:p>
          </table:table-cell>
          <table:table-cell table:formula="of:=[.C671]/([.D671]-[.D670])" office:value-type="float" office:value="95016.5954692557" calcext:value-type="float">
            <text:p>95016.5954692557</text:p>
          </table:table-cell>
          <table:table-cell/>
          <table:table-cell office:value-type="float" office:value="1442890786.84278" calcext:value-type="float">
            <text:p>1442890786.84278</text:p>
          </table:table-cell>
          <table:table-cell table:formula="of:=[.G671]-[.$B671]" office:value-type="float" office:value="0.234770059585571" calcext:value-type="float">
            <text:p>0.2347700596</text:p>
          </table:table-cell>
          <table:table-cell/>
          <table:table-cell office:value-type="float" office:value="1442890786.8615" calcext:value-type="float">
            <text:p>1442890786.8615</text:p>
          </table:table-cell>
          <table:table-cell table:formula="of:=[.J671]-[.$B671]" office:value-type="float" office:value="0.253496408462524" calcext:value-type="float">
            <text:p>0.2534964085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42890786.61639" calcext:value-type="float">
            <text:p>1442890786.61639</text:p>
          </table:table-cell>
          <table:table-cell office:value-type="float" office:value="896" calcext:value-type="float">
            <text:p>896</text:p>
          </table:table-cell>
          <table:table-cell table:formula="of:=[.B672]-[.B$2]" office:value-type="float" office:value="18.1702468395233" calcext:value-type="float">
            <text:p>18.1702468395</text:p>
          </table:table-cell>
          <table:table-cell table:formula="of:=[.C672]/([.D672]-[.D671])" office:value-type="float" office:value="106864.287087326" calcext:value-type="float">
            <text:p>106864.287087326</text:p>
          </table:table-cell>
          <table:table-cell/>
          <table:table-cell office:value-type="float" office:value="1442890786.84283" calcext:value-type="float">
            <text:p>1442890786.84283</text:p>
          </table:table-cell>
          <table:table-cell table:formula="of:=[.G672]-[.$B672]" office:value-type="float" office:value="0.22643518447876" calcext:value-type="float">
            <text:p>0.2264351845</text:p>
          </table:table-cell>
          <table:table-cell/>
          <table:table-cell office:value-type="float" office:value="1442890786.86415" calcext:value-type="float">
            <text:p>1442890786.86415</text:p>
          </table:table-cell>
          <table:table-cell table:formula="of:=[.J672]-[.$B672]" office:value-type="float" office:value="0.247754335403442" calcext:value-type="float">
            <text:p>0.2477543354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42890786.62472" calcext:value-type="float">
            <text:p>1442890786.62472</text:p>
          </table:table-cell>
          <table:table-cell office:value-type="float" office:value="896" calcext:value-type="float">
            <text:p>896</text:p>
          </table:table-cell>
          <table:table-cell table:formula="of:=[.B673]-[.B$2]" office:value-type="float" office:value="18.1785728931427" calcext:value-type="float">
            <text:p>18.1785728931</text:p>
          </table:table-cell>
          <table:table-cell table:formula="of:=[.C673]/([.D673]-[.D672])" office:value-type="float" office:value="107614.007903327" calcext:value-type="float">
            <text:p>107614.007903327</text:p>
          </table:table-cell>
          <table:table-cell/>
          <table:table-cell office:value-type="float" office:value="1442890786.84288" calcext:value-type="float">
            <text:p>1442890786.84288</text:p>
          </table:table-cell>
          <table:table-cell table:formula="of:=[.G673]-[.$B673]" office:value-type="float" office:value="0.21815824508667" calcext:value-type="float">
            <text:p>0.2181582451</text:p>
          </table:table-cell>
          <table:table-cell/>
          <table:table-cell office:value-type="float" office:value="1442890786.86678" calcext:value-type="float">
            <text:p>1442890786.86678</text:p>
          </table:table-cell>
          <table:table-cell table:formula="of:=[.J673]-[.$B673]" office:value-type="float" office:value="0.242065668106079" calcext:value-type="float">
            <text:p>0.2420656681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42890786.63306" calcext:value-type="float">
            <text:p>1442890786.63306</text:p>
          </table:table-cell>
          <table:table-cell office:value-type="float" office:value="896" calcext:value-type="float">
            <text:p>896</text:p>
          </table:table-cell>
          <table:table-cell table:formula="of:=[.B674]-[.B$2]" office:value-type="float" office:value="18.1869146823883" calcext:value-type="float">
            <text:p>18.1869146824</text:p>
          </table:table-cell>
          <table:table-cell table:formula="of:=[.C674]/([.D674]-[.D673])" office:value-type="float" office:value="107411.009031668" calcext:value-type="float">
            <text:p>107411.009031668</text:p>
          </table:table-cell>
          <table:table-cell/>
          <table:table-cell office:value-type="float" office:value="1442890786.84293" calcext:value-type="float">
            <text:p>1442890786.84293</text:p>
          </table:table-cell>
          <table:table-cell table:formula="of:=[.G674]-[.$B674]" office:value-type="float" office:value="0.20986795425415" calcext:value-type="float">
            <text:p>0.2098679543</text:p>
          </table:table-cell>
          <table:table-cell/>
          <table:table-cell office:value-type="float" office:value="1442890786.86942" calcext:value-type="float">
            <text:p>1442890786.86942</text:p>
          </table:table-cell>
          <table:table-cell table:formula="of:=[.J674]-[.$B674]" office:value-type="float" office:value="0.236360549926758" calcext:value-type="float">
            <text:p>0.2363605499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42890786.6414" calcext:value-type="float">
            <text:p>1442890786.6414</text:p>
          </table:table-cell>
          <table:table-cell office:value-type="float" office:value="896" calcext:value-type="float">
            <text:p>896</text:p>
          </table:table-cell>
          <table:table-cell table:formula="of:=[.B675]-[.B$2]" office:value-type="float" office:value="18.1952514648437" calcext:value-type="float">
            <text:p>18.1952514648</text:p>
          </table:table-cell>
          <table:table-cell table:formula="of:=[.C675]/([.D675]-[.D674])" office:value-type="float" office:value="107475.516458375" calcext:value-type="float">
            <text:p>107475.516458375</text:p>
          </table:table-cell>
          <table:table-cell/>
          <table:table-cell office:value-type="float" office:value="1442890786.84298" calcext:value-type="float">
            <text:p>1442890786.84298</text:p>
          </table:table-cell>
          <table:table-cell table:formula="of:=[.G675]-[.$B675]" office:value-type="float" office:value="0.201579809188843" calcext:value-type="float">
            <text:p>0.2015798092</text:p>
          </table:table-cell>
          <table:table-cell/>
          <table:table-cell office:value-type="float" office:value="1442890786.87207" calcext:value-type="float">
            <text:p>1442890786.87207</text:p>
          </table:table-cell>
          <table:table-cell table:formula="of:=[.J675]-[.$B675]" office:value-type="float" office:value="0.230674028396606" calcext:value-type="float">
            <text:p>0.2306740284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42890786.64977" calcext:value-type="float">
            <text:p>1442890786.64977</text:p>
          </table:table-cell>
          <table:table-cell office:value-type="float" office:value="896" calcext:value-type="float">
            <text:p>896</text:p>
          </table:table-cell>
          <table:table-cell table:formula="of:=[.B676]-[.B$2]" office:value-type="float" office:value="18.2036299705505" calcext:value-type="float">
            <text:p>18.2036299706</text:p>
          </table:table-cell>
          <table:table-cell table:formula="of:=[.C676]/([.D676]-[.D675])" office:value-type="float" office:value="106940.310283991" calcext:value-type="float">
            <text:p>106940.310283991</text:p>
          </table:table-cell>
          <table:table-cell/>
          <table:table-cell office:value-type="float" office:value="1442890786.95001" calcext:value-type="float">
            <text:p>1442890786.95001</text:p>
          </table:table-cell>
          <table:table-cell table:formula="of:=[.G676]-[.$B676]" office:value-type="float" office:value="0.300236463546753" calcext:value-type="float">
            <text:p>0.3002364635</text:p>
          </table:table-cell>
          <table:table-cell/>
          <table:table-cell office:value-type="float" office:value="1442890786.95042" calcext:value-type="float">
            <text:p>1442890786.95042</text:p>
          </table:table-cell>
          <table:table-cell table:formula="of:=[.J676]-[.$B676]" office:value-type="float" office:value="0.300642251968384" calcext:value-type="float">
            <text:p>0.300642252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42890786.65817" calcext:value-type="float">
            <text:p>1442890786.65817</text:p>
          </table:table-cell>
          <table:table-cell office:value-type="float" office:value="896" calcext:value-type="float">
            <text:p>896</text:p>
          </table:table-cell>
          <table:table-cell table:formula="of:=[.B677]-[.B$2]" office:value-type="float" office:value="18.212025642395" calcext:value-type="float">
            <text:p>18.2120256424</text:p>
          </table:table-cell>
          <table:table-cell table:formula="of:=[.C677]/([.D677]-[.D676])" office:value-type="float" office:value="106721.655705117" calcext:value-type="float">
            <text:p>106721.655705117</text:p>
          </table:table-cell>
          <table:table-cell/>
          <table:table-cell office:value-type="float" office:value="1442890786.95007" calcext:value-type="float">
            <text:p>1442890786.95007</text:p>
          </table:table-cell>
          <table:table-cell table:formula="of:=[.G677]-[.$B677]" office:value-type="float" office:value="0.291899919509888" calcext:value-type="float">
            <text:p>0.2918999195</text:p>
          </table:table-cell>
          <table:table-cell/>
          <table:table-cell office:value-type="float" office:value="1442890786.95307" calcext:value-type="float">
            <text:p>1442890786.95307</text:p>
          </table:table-cell>
          <table:table-cell table:formula="of:=[.J677]-[.$B677]" office:value-type="float" office:value="0.29489803314209" calcext:value-type="float">
            <text:p>0.2948980331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42890786.6665" calcext:value-type="float">
            <text:p>1442890786.6665</text:p>
          </table:table-cell>
          <table:table-cell office:value-type="float" office:value="896" calcext:value-type="float">
            <text:p>896</text:p>
          </table:table-cell>
          <table:table-cell table:formula="of:=[.B678]-[.B$2]" office:value-type="float" office:value="18.220351934433" calcext:value-type="float">
            <text:p>18.2203519344</text:p>
          </table:table-cell>
          <table:table-cell table:formula="of:=[.C678]/([.D678]-[.D677])" office:value-type="float" office:value="107610.926438164" calcext:value-type="float">
            <text:p>107610.926438164</text:p>
          </table:table-cell>
          <table:table-cell/>
          <table:table-cell office:value-type="float" office:value="1442890786.95011" calcext:value-type="float">
            <text:p>1442890786.95011</text:p>
          </table:table-cell>
          <table:table-cell table:formula="of:=[.G678]-[.$B678]" office:value-type="float" office:value="0.283613204956055" calcext:value-type="float">
            <text:p>0.283613205</text:p>
          </table:table-cell>
          <table:table-cell/>
          <table:table-cell office:value-type="float" office:value="1442890786.95572" calcext:value-type="float">
            <text:p>1442890786.95572</text:p>
          </table:table-cell>
          <table:table-cell table:formula="of:=[.J678]-[.$B678]" office:value-type="float" office:value="0.289222240447998" calcext:value-type="float">
            <text:p>0.2892222404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42890786.67482" calcext:value-type="float">
            <text:p>1442890786.67482</text:p>
          </table:table-cell>
          <table:table-cell office:value-type="float" office:value="896" calcext:value-type="float">
            <text:p>896</text:p>
          </table:table-cell>
          <table:table-cell table:formula="of:=[.B679]-[.B$2]" office:value-type="float" office:value="18.2286748886108" calcext:value-type="float">
            <text:p>18.2286748886</text:p>
          </table:table-cell>
          <table:table-cell table:formula="of:=[.C679]/([.D679]-[.D678])" office:value-type="float" office:value="107654.083015841" calcext:value-type="float">
            <text:p>107654.083015841</text:p>
          </table:table-cell>
          <table:table-cell/>
          <table:table-cell office:value-type="float" office:value="1442890786.95013" calcext:value-type="float">
            <text:p>1442890786.95013</text:p>
          </table:table-cell>
          <table:table-cell table:formula="of:=[.G679]-[.$B679]" office:value-type="float" office:value="0.275311231613159" calcext:value-type="float">
            <text:p>0.2753112316</text:p>
          </table:table-cell>
          <table:table-cell/>
          <table:table-cell office:value-type="float" office:value="1442890786.95837" calcext:value-type="float">
            <text:p>1442890786.95837</text:p>
          </table:table-cell>
          <table:table-cell table:formula="of:=[.J679]-[.$B679]" office:value-type="float" office:value="0.283550977706909" calcext:value-type="float">
            <text:p>0.2835509777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42890786.68315" calcext:value-type="float">
            <text:p>1442890786.68315</text:p>
          </table:table-cell>
          <table:table-cell office:value-type="float" office:value="896" calcext:value-type="float">
            <text:p>896</text:p>
          </table:table-cell>
          <table:table-cell table:formula="of:=[.B680]-[.B$2]" office:value-type="float" office:value="18.2370083332062" calcext:value-type="float">
            <text:p>18.2370083332</text:p>
          </table:table-cell>
          <table:table-cell table:formula="of:=[.C680]/([.D680]-[.D679])" office:value-type="float" office:value="107518.564472291" calcext:value-type="float">
            <text:p>107518.564472291</text:p>
          </table:table-cell>
          <table:table-cell/>
          <table:table-cell office:value-type="float" office:value="1442890786.95015" calcext:value-type="float">
            <text:p>1442890786.95015</text:p>
          </table:table-cell>
          <table:table-cell table:formula="of:=[.G680]-[.$B680]" office:value-type="float" office:value="0.266998291015625" calcext:value-type="float">
            <text:p>0.266998291</text:p>
          </table:table-cell>
          <table:table-cell/>
          <table:table-cell office:value-type="float" office:value="1442890786.961" calcext:value-type="float">
            <text:p>1442890786.961</text:p>
          </table:table-cell>
          <table:table-cell table:formula="of:=[.J680]-[.$B680]" office:value-type="float" office:value="0.277846574783325" calcext:value-type="float">
            <text:p>0.2778465748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42890786.69148" calcext:value-type="float">
            <text:p>1442890786.69148</text:p>
          </table:table-cell>
          <table:table-cell office:value-type="float" office:value="896" calcext:value-type="float">
            <text:p>896</text:p>
          </table:table-cell>
          <table:table-cell table:formula="of:=[.B681]-[.B$2]" office:value-type="float" office:value="18.2453327178955" calcext:value-type="float">
            <text:p>18.2453327179</text:p>
          </table:table-cell>
          <table:table-cell table:formula="of:=[.C681]/([.D681]-[.D680])" office:value-type="float" office:value="107635.583101819" calcext:value-type="float">
            <text:p>107635.583101819</text:p>
          </table:table-cell>
          <table:table-cell/>
          <table:table-cell office:value-type="float" office:value="1442890786.95017" calcext:value-type="float">
            <text:p>1442890786.95017</text:p>
          </table:table-cell>
          <table:table-cell table:formula="of:=[.G681]-[.$B681]" office:value-type="float" office:value="0.258694648742676" calcext:value-type="float">
            <text:p>0.2586946487</text:p>
          </table:table-cell>
          <table:table-cell/>
          <table:table-cell office:value-type="float" office:value="1442890786.96365" calcext:value-type="float">
            <text:p>1442890786.96365</text:p>
          </table:table-cell>
          <table:table-cell table:formula="of:=[.J681]-[.$B681]" office:value-type="float" office:value="0.272171258926392" calcext:value-type="float">
            <text:p>0.2721712589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42890786.69981" calcext:value-type="float">
            <text:p>1442890786.69981</text:p>
          </table:table-cell>
          <table:table-cell office:value-type="float" office:value="896" calcext:value-type="float">
            <text:p>896</text:p>
          </table:table-cell>
          <table:table-cell table:formula="of:=[.B682]-[.B$2]" office:value-type="float" office:value="18.2536678314209" calcext:value-type="float">
            <text:p>18.2536678314</text:p>
          </table:table-cell>
          <table:table-cell table:formula="of:=[.C682]/([.D682]-[.D681])" office:value-type="float" office:value="107497.036155606" calcext:value-type="float">
            <text:p>107497.036155606</text:p>
          </table:table-cell>
          <table:table-cell/>
          <table:table-cell office:value-type="float" office:value="1442890786.95021" calcext:value-type="float">
            <text:p>1442890786.95021</text:p>
          </table:table-cell>
          <table:table-cell table:formula="of:=[.G682]-[.$B682]" office:value-type="float" office:value="0.250393152236938" calcext:value-type="float">
            <text:p>0.2503931522</text:p>
          </table:table-cell>
          <table:table-cell/>
          <table:table-cell office:value-type="float" office:value="1442890786.9663" calcext:value-type="float">
            <text:p>1442890786.9663</text:p>
          </table:table-cell>
          <table:table-cell table:formula="of:=[.J682]-[.$B682]" office:value-type="float" office:value="0.266490936279297" calcext:value-type="float">
            <text:p>0.2664909363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42890786.70816" calcext:value-type="float">
            <text:p>1442890786.70816</text:p>
          </table:table-cell>
          <table:table-cell office:value-type="float" office:value="896" calcext:value-type="float">
            <text:p>896</text:p>
          </table:table-cell>
          <table:table-cell table:formula="of:=[.B683]-[.B$2]" office:value-type="float" office:value="18.262011051178" calcext:value-type="float">
            <text:p>18.2620110512</text:p>
          </table:table-cell>
          <table:table-cell table:formula="of:=[.C683]/([.D683]-[.D682])" office:value-type="float" office:value="107392.592558724" calcext:value-type="float">
            <text:p>107392.592558724</text:p>
          </table:table-cell>
          <table:table-cell/>
          <table:table-cell office:value-type="float" office:value="1442890786.9503" calcext:value-type="float">
            <text:p>1442890786.9503</text:p>
          </table:table-cell>
          <table:table-cell table:formula="of:=[.G683]-[.$B683]" office:value-type="float" office:value="0.242148637771606" calcext:value-type="float">
            <text:p>0.2421486378</text:p>
          </table:table-cell>
          <table:table-cell/>
          <table:table-cell office:value-type="float" office:value="1442890786.96896" calcext:value-type="float">
            <text:p>1442890786.96896</text:p>
          </table:table-cell>
          <table:table-cell table:formula="of:=[.J683]-[.$B683]" office:value-type="float" office:value="0.260799884796143" calcext:value-type="float">
            <text:p>0.260799884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42890786.71647" calcext:value-type="float">
            <text:p>1442890786.71647</text:p>
          </table:table-cell>
          <table:table-cell office:value-type="float" office:value="896" calcext:value-type="float">
            <text:p>896</text:p>
          </table:table-cell>
          <table:table-cell table:formula="of:=[.B684]-[.B$2]" office:value-type="float" office:value="18.27032995224" calcext:value-type="float">
            <text:p>18.2703299522</text:p>
          </table:table-cell>
          <table:table-cell table:formula="of:=[.C684]/([.D684]-[.D683])" office:value-type="float" office:value="107706.5339906" calcext:value-type="float">
            <text:p>107706.5339906</text:p>
          </table:table-cell>
          <table:table-cell/>
          <table:table-cell office:value-type="float" office:value="1442890786.95033" calcext:value-type="float">
            <text:p>1442890786.95033</text:p>
          </table:table-cell>
          <table:table-cell table:formula="of:=[.G684]-[.$B684]" office:value-type="float" office:value="0.233850955963135" calcext:value-type="float">
            <text:p>0.233850956</text:p>
          </table:table-cell>
          <table:table-cell/>
          <table:table-cell office:value-type="float" office:value="1442890786.97161" calcext:value-type="float">
            <text:p>1442890786.97161</text:p>
          </table:table-cell>
          <table:table-cell table:formula="of:=[.J684]-[.$B684]" office:value-type="float" office:value="0.255139112472534" calcext:value-type="float">
            <text:p>0.2551391125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42890786.72484" calcext:value-type="float">
            <text:p>1442890786.72484</text:p>
          </table:table-cell>
          <table:table-cell office:value-type="float" office:value="896" calcext:value-type="float">
            <text:p>896</text:p>
          </table:table-cell>
          <table:table-cell table:formula="of:=[.B685]-[.B$2]" office:value-type="float" office:value="18.2786984443665" calcext:value-type="float">
            <text:p>18.2786984444</text:p>
          </table:table-cell>
          <table:table-cell table:formula="of:=[.C685]/([.D685]-[.D684])" office:value-type="float" office:value="107068.273048433" calcext:value-type="float">
            <text:p>107068.273048433</text:p>
          </table:table-cell>
          <table:table-cell/>
          <table:table-cell office:value-type="float" office:value="1442890786.95035" calcext:value-type="float">
            <text:p>1442890786.95035</text:p>
          </table:table-cell>
          <table:table-cell table:formula="of:=[.G685]-[.$B685]" office:value-type="float" office:value="0.225502967834473" calcext:value-type="float">
            <text:p>0.2255029678</text:p>
          </table:table-cell>
          <table:table-cell/>
          <table:table-cell office:value-type="float" office:value="1442890786.97429" calcext:value-type="float">
            <text:p>1442890786.97429</text:p>
          </table:table-cell>
          <table:table-cell table:formula="of:=[.J685]-[.$B685]" office:value-type="float" office:value="0.249443769454956" calcext:value-type="float">
            <text:p>0.2494437695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42890786.73317" calcext:value-type="float">
            <text:p>1442890786.73317</text:p>
          </table:table-cell>
          <table:table-cell office:value-type="float" office:value="896" calcext:value-type="float">
            <text:p>896</text:p>
          </table:table-cell>
          <table:table-cell table:formula="of:=[.B686]-[.B$2]" office:value-type="float" office:value="18.2870237827301" calcext:value-type="float">
            <text:p>18.2870237827</text:p>
          </table:table-cell>
          <table:table-cell table:formula="of:=[.C686]/([.D686]-[.D685])" office:value-type="float" office:value="107623.253357771" calcext:value-type="float">
            <text:p>107623.253357771</text:p>
          </table:table-cell>
          <table:table-cell/>
          <table:table-cell office:value-type="float" office:value="1442890786.95037" calcext:value-type="float">
            <text:p>1442890786.95037</text:p>
          </table:table-cell>
          <table:table-cell table:formula="of:=[.G686]-[.$B686]" office:value-type="float" office:value="0.217198371887207" calcext:value-type="float">
            <text:p>0.2171983719</text:p>
          </table:table-cell>
          <table:table-cell/>
          <table:table-cell office:value-type="float" office:value="1442890786.97694" calcext:value-type="float">
            <text:p>1442890786.97694</text:p>
          </table:table-cell>
          <table:table-cell table:formula="of:=[.J686]-[.$B686]" office:value-type="float" office:value="0.24377179145813" calcext:value-type="float">
            <text:p>0.2437717915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2890786.74257" calcext:value-type="float">
            <text:p>1442890786.74257</text:p>
          </table:table-cell>
          <table:table-cell office:value-type="float" office:value="896" calcext:value-type="float">
            <text:p>896</text:p>
          </table:table-cell>
          <table:table-cell table:formula="of:=[.B687]-[.B$2]" office:value-type="float" office:value="18.2964267730713" calcext:value-type="float">
            <text:p>18.2964267731</text:p>
          </table:table-cell>
          <table:table-cell table:formula="of:=[.C687]/([.D687]-[.D686])" office:value-type="float" office:value="95288.835518142" calcext:value-type="float">
            <text:p>95288.835518142</text:p>
          </table:table-cell>
          <table:table-cell/>
          <table:table-cell office:value-type="float" office:value="1442890786.95039" calcext:value-type="float">
            <text:p>1442890786.95039</text:p>
          </table:table-cell>
          <table:table-cell table:formula="of:=[.G687]-[.$B687]" office:value-type="float" office:value="0.207816123962402" calcext:value-type="float">
            <text:p>0.207816124</text:p>
          </table:table-cell>
          <table:table-cell/>
          <table:table-cell office:value-type="float" office:value="1442890786.97959" calcext:value-type="float">
            <text:p>1442890786.97959</text:p>
          </table:table-cell>
          <table:table-cell table:formula="of:=[.J687]-[.$B687]" office:value-type="float" office:value="0.237021923065186" calcext:value-type="float">
            <text:p>0.2370219231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42890786.7509" calcext:value-type="float">
            <text:p>1442890786.7509</text:p>
          </table:table-cell>
          <table:table-cell office:value-type="float" office:value="896" calcext:value-type="float">
            <text:p>896</text:p>
          </table:table-cell>
          <table:table-cell table:formula="of:=[.B688]-[.B$2]" office:value-type="float" office:value="18.3047561645508" calcext:value-type="float">
            <text:p>18.3047561646</text:p>
          </table:table-cell>
          <table:table-cell table:formula="of:=[.C688]/([.D688]-[.D687])" office:value-type="float" office:value="107570.883444012" calcext:value-type="float">
            <text:p>107570.883444012</text:p>
          </table:table-cell>
          <table:table-cell/>
          <table:table-cell office:value-type="float" office:value="1442890787.04345" calcext:value-type="float">
            <text:p>1442890787.04345</text:p>
          </table:table-cell>
          <table:table-cell table:formula="of:=[.G688]-[.$B688]" office:value-type="float" office:value="0.292545080184937" calcext:value-type="float">
            <text:p>0.2925450802</text:p>
          </table:table-cell>
          <table:table-cell/>
          <table:table-cell office:value-type="float" office:value="1442890787.04373" calcext:value-type="float">
            <text:p>1442890787.04373</text:p>
          </table:table-cell>
          <table:table-cell table:formula="of:=[.J688]-[.$B688]" office:value-type="float" office:value="0.29282546043396" calcext:value-type="float">
            <text:p>0.2928254604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42890786.75933" calcext:value-type="float">
            <text:p>1442890786.75933</text:p>
          </table:table-cell>
          <table:table-cell office:value-type="float" office:value="896" calcext:value-type="float">
            <text:p>896</text:p>
          </table:table-cell>
          <table:table-cell table:formula="of:=[.B689]-[.B$2]" office:value-type="float" office:value="18.3131854534149" calcext:value-type="float">
            <text:p>18.3131854534</text:p>
          </table:table-cell>
          <table:table-cell table:formula="of:=[.C689]/([.D689]-[.D688])" office:value-type="float" office:value="106296.036883043" calcext:value-type="float">
            <text:p>106296.036883043</text:p>
          </table:table-cell>
          <table:table-cell/>
          <table:table-cell office:value-type="float" office:value="1442890787.04349" calcext:value-type="float">
            <text:p>1442890787.04349</text:p>
          </table:table-cell>
          <table:table-cell table:formula="of:=[.G689]-[.$B689]" office:value-type="float" office:value="0.284161329269409" calcext:value-type="float">
            <text:p>0.2841613293</text:p>
          </table:table-cell>
          <table:table-cell/>
          <table:table-cell office:value-type="float" office:value="1442890790.00389" calcext:value-type="float">
            <text:p>1442890790.00389</text:p>
          </table:table-cell>
          <table:table-cell table:formula="of:=[.J689]-[.$B689]" office:value-type="float" office:value="3.24455690383911" calcext:value-type="float">
            <text:p>3.2445569038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42890786.76768" calcext:value-type="float">
            <text:p>1442890786.76768</text:p>
          </table:table-cell>
          <table:table-cell office:value-type="float" office:value="896" calcext:value-type="float">
            <text:p>896</text:p>
          </table:table-cell>
          <table:table-cell table:formula="of:=[.B690]-[.B$2]" office:value-type="float" office:value="18.3215363025665" calcext:value-type="float">
            <text:p>18.3215363026</text:p>
          </table:table-cell>
          <table:table-cell table:formula="of:=[.C690]/([.D690]-[.D689])" office:value-type="float" office:value="107294.47793068" calcext:value-type="float">
            <text:p>107294.47793068</text:p>
          </table:table-cell>
          <table:table-cell/>
          <table:table-cell office:value-type="float" office:value="1442890787.04351" calcext:value-type="float">
            <text:p>1442890787.04351</text:p>
          </table:table-cell>
          <table:table-cell table:formula="of:=[.G690]-[.$B690]" office:value-type="float" office:value="0.275832176208496" calcext:value-type="float">
            <text:p>0.2758321762</text:p>
          </table:table-cell>
          <table:table-cell/>
          <table:table-cell office:value-type="float" office:value="1442890790.00776" calcext:value-type="float">
            <text:p>1442890790.00776</text:p>
          </table:table-cell>
          <table:table-cell table:formula="of:=[.J690]-[.$B690]" office:value-type="float" office:value="3.24007439613342" calcext:value-type="float">
            <text:p>3.2400743961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42890786.77605" calcext:value-type="float">
            <text:p>1442890786.77605</text:p>
          </table:table-cell>
          <table:table-cell office:value-type="float" office:value="896" calcext:value-type="float">
            <text:p>896</text:p>
          </table:table-cell>
          <table:table-cell table:formula="of:=[.B691]-[.B$2]" office:value-type="float" office:value="18.329906463623" calcext:value-type="float">
            <text:p>18.3299064636</text:p>
          </table:table-cell>
          <table:table-cell table:formula="of:=[.C691]/([.D691]-[.D690])" office:value-type="float" office:value="107046.9246589" calcext:value-type="float">
            <text:p>107046.9246589</text:p>
          </table:table-cell>
          <table:table-cell/>
          <table:table-cell office:value-type="float" office:value="1442890787.04354" calcext:value-type="float">
            <text:p>1442890787.04354</text:p>
          </table:table-cell>
          <table:table-cell table:formula="of:=[.G691]-[.$B691]" office:value-type="float" office:value="0.267485380172729" calcext:value-type="float">
            <text:p>0.2674853802</text:p>
          </table:table-cell>
          <table:table-cell/>
          <table:table-cell office:value-type="float" office:value="1442890790.01161" calcext:value-type="float">
            <text:p>1442890790.01161</text:p>
          </table:table-cell>
          <table:table-cell table:formula="of:=[.J691]-[.$B691]" office:value-type="float" office:value="3.2355580329895" calcext:value-type="float">
            <text:p>3.23555803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42890786.7844" calcext:value-type="float">
            <text:p>1442890786.7844</text:p>
          </table:table-cell>
          <table:table-cell office:value-type="float" office:value="896" calcext:value-type="float">
            <text:p>896</text:p>
          </table:table-cell>
          <table:table-cell table:formula="of:=[.B692]-[.B$2]" office:value-type="float" office:value="18.3382525444031" calcext:value-type="float">
            <text:p>18.3382525444</text:p>
          </table:table-cell>
          <table:table-cell table:formula="of:=[.C692]/([.D692]-[.D691])" office:value-type="float" office:value="107355.778552248" calcext:value-type="float">
            <text:p>107355.778552248</text:p>
          </table:table-cell>
          <table:table-cell/>
          <table:table-cell office:value-type="float" office:value="1442890787.04356" calcext:value-type="float">
            <text:p>1442890787.04356</text:p>
          </table:table-cell>
          <table:table-cell table:formula="of:=[.G692]-[.$B692]" office:value-type="float" office:value="0.259159326553345" calcext:value-type="float">
            <text:p>0.2591593266</text:p>
          </table:table-cell>
          <table:table-cell/>
          <table:table-cell office:value-type="float" office:value="1442890790.0155" calcext:value-type="float">
            <text:p>1442890790.0155</text:p>
          </table:table-cell>
          <table:table-cell table:formula="of:=[.J692]-[.$B692]" office:value-type="float" office:value="3.23110318183899" calcext:value-type="float">
            <text:p>3.2311031818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42890786.79271" calcext:value-type="float">
            <text:p>1442890786.79271</text:p>
          </table:table-cell>
          <table:table-cell office:value-type="float" office:value="896" calcext:value-type="float">
            <text:p>896</text:p>
          </table:table-cell>
          <table:table-cell table:formula="of:=[.B693]-[.B$2]" office:value-type="float" office:value="18.3465673923492" calcext:value-type="float">
            <text:p>18.3465673923</text:p>
          </table:table-cell>
          <table:table-cell table:formula="of:=[.C693]/([.D693]-[.D692])" office:value-type="float" office:value="107759.036100358" calcext:value-type="float">
            <text:p>107759.036100358</text:p>
          </table:table-cell>
          <table:table-cell/>
          <table:table-cell office:value-type="float" office:value="1442890787.04358" calcext:value-type="float">
            <text:p>1442890787.04358</text:p>
          </table:table-cell>
          <table:table-cell table:formula="of:=[.G693]-[.$B693]" office:value-type="float" office:value="0.250864505767822" calcext:value-type="float">
            <text:p>0.2508645058</text:p>
          </table:table-cell>
          <table:table-cell/>
          <table:table-cell office:value-type="float" office:value="1442890790.01939" calcext:value-type="float">
            <text:p>1442890790.01939</text:p>
          </table:table-cell>
          <table:table-cell table:formula="of:=[.J693]-[.$B693]" office:value-type="float" office:value="3.22667694091797" calcext:value-type="float">
            <text:p>3.2266769409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42890786.80108" calcext:value-type="float">
            <text:p>1442890786.80108</text:p>
          </table:table-cell>
          <table:table-cell office:value-type="float" office:value="896" calcext:value-type="float">
            <text:p>896</text:p>
          </table:table-cell>
          <table:table-cell table:formula="of:=[.B694]-[.B$2]" office:value-type="float" office:value="18.3549361228943" calcext:value-type="float">
            <text:p>18.3549361229</text:p>
          </table:table-cell>
          <table:table-cell table:formula="of:=[.C694]/([.D694]-[.D693])" office:value-type="float" office:value="107065.222757186" calcext:value-type="float">
            <text:p>107065.222757186</text:p>
          </table:table-cell>
          <table:table-cell/>
          <table:table-cell office:value-type="float" office:value="1442890787.0436" calcext:value-type="float">
            <text:p>1442890787.0436</text:p>
          </table:table-cell>
          <table:table-cell table:formula="of:=[.G694]-[.$B694]" office:value-type="float" office:value="0.242515802383423" calcext:value-type="float">
            <text:p>0.2425158024</text:p>
          </table:table-cell>
          <table:table-cell/>
          <table:table-cell office:value-type="float" office:value="1442890790.02329" calcext:value-type="float">
            <text:p>1442890790.02329</text:p>
          </table:table-cell>
          <table:table-cell table:formula="of:=[.J694]-[.$B694]" office:value-type="float" office:value="3.2222044467926" calcext:value-type="float">
            <text:p>3.2222044468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42890786.80941" calcext:value-type="float">
            <text:p>1442890786.80941</text:p>
          </table:table-cell>
          <table:table-cell office:value-type="float" office:value="896" calcext:value-type="float">
            <text:p>896</text:p>
          </table:table-cell>
          <table:table-cell table:formula="of:=[.B695]-[.B$2]" office:value-type="float" office:value="18.363267660141" calcext:value-type="float">
            <text:p>18.3632676601</text:p>
          </table:table-cell>
          <table:table-cell table:formula="of:=[.C695]/([.D695]-[.D694])" office:value-type="float" office:value="107543.178823866" calcext:value-type="float">
            <text:p>107543.178823866</text:p>
          </table:table-cell>
          <table:table-cell/>
          <table:table-cell office:value-type="float" office:value="1442890787.04362" calcext:value-type="float">
            <text:p>1442890787.04362</text:p>
          </table:table-cell>
          <table:table-cell table:formula="of:=[.G695]-[.$B695]" office:value-type="float" office:value="0.234206914901733" calcext:value-type="float">
            <text:p>0.2342069149</text:p>
          </table:table-cell>
          <table:table-cell/>
          <table:table-cell office:value-type="float" office:value="1442890790.02717" calcext:value-type="float">
            <text:p>1442890790.02717</text:p>
          </table:table-cell>
          <table:table-cell table:formula="of:=[.J695]-[.$B695]" office:value-type="float" office:value="3.21776103973389" calcext:value-type="float">
            <text:p>3.2177610397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42890786.81777" calcext:value-type="float">
            <text:p>1442890786.81777</text:p>
          </table:table-cell>
          <table:table-cell office:value-type="float" office:value="896" calcext:value-type="float">
            <text:p>896</text:p>
          </table:table-cell>
          <table:table-cell table:formula="of:=[.B696]-[.B$2]" office:value-type="float" office:value="18.3716247081757" calcext:value-type="float">
            <text:p>18.3716247082</text:p>
          </table:table-cell>
          <table:table-cell table:formula="of:=[.C696]/([.D696]-[.D695])" office:value-type="float" office:value="107214.891703754" calcext:value-type="float">
            <text:p>107214.891703754</text:p>
          </table:table-cell>
          <table:table-cell/>
          <table:table-cell office:value-type="float" office:value="1442890787.04364" calcext:value-type="float">
            <text:p>1442890787.04364</text:p>
          </table:table-cell>
          <table:table-cell table:formula="of:=[.G696]-[.$B696]" office:value-type="float" office:value="0.22586989402771" calcext:value-type="float">
            <text:p>0.225869894</text:p>
          </table:table-cell>
          <table:table-cell/>
          <table:table-cell office:value-type="float" office:value="1442890790.03106" calcext:value-type="float">
            <text:p>1442890790.03106</text:p>
          </table:table-cell>
          <table:table-cell table:formula="of:=[.J696]-[.$B696]" office:value-type="float" office:value="3.21329426765442" calcext:value-type="float">
            <text:p>3.2132942677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42890786.82612" calcext:value-type="float">
            <text:p>1442890786.82612</text:p>
          </table:table-cell>
          <table:table-cell office:value-type="float" office:value="896" calcext:value-type="float">
            <text:p>896</text:p>
          </table:table-cell>
          <table:table-cell table:formula="of:=[.B697]-[.B$2]" office:value-type="float" office:value="18.3799715042114" calcext:value-type="float">
            <text:p>18.3799715042</text:p>
          </table:table-cell>
          <table:table-cell table:formula="of:=[.C697]/([.D697]-[.D696])" office:value-type="float" office:value="107346.578993973" calcext:value-type="float">
            <text:p>107346.578993973</text:p>
          </table:table-cell>
          <table:table-cell/>
          <table:table-cell office:value-type="float" office:value="1442890787.04366" calcext:value-type="float">
            <text:p>1442890787.04366</text:p>
          </table:table-cell>
          <table:table-cell table:formula="of:=[.G697]-[.$B697]" office:value-type="float" office:value="0.217543125152588" calcext:value-type="float">
            <text:p>0.2175431252</text:p>
          </table:table-cell>
          <table:table-cell/>
          <table:table-cell office:value-type="float" office:value="1442890790.03495" calcext:value-type="float">
            <text:p>1442890790.03495</text:p>
          </table:table-cell>
          <table:table-cell table:formula="of:=[.J697]-[.$B697]" office:value-type="float" office:value="3.20883440971375" calcext:value-type="float">
            <text:p>3.2088344097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42890786.83556" calcext:value-type="float">
            <text:p>1442890786.83556</text:p>
          </table:table-cell>
          <table:table-cell office:value-type="float" office:value="896" calcext:value-type="float">
            <text:p>896</text:p>
          </table:table-cell>
          <table:table-cell table:formula="of:=[.B698]-[.B$2]" office:value-type="float" office:value="18.3894169330597" calcext:value-type="float">
            <text:p>18.3894169331</text:p>
          </table:table-cell>
          <table:table-cell table:formula="of:=[.C698]/([.D698]-[.D697])" office:value-type="float" office:value="94860.7008102582" calcext:value-type="float">
            <text:p>94860.7008102582</text:p>
          </table:table-cell>
          <table:table-cell/>
          <table:table-cell office:value-type="float" office:value="1442890787.04368" calcext:value-type="float">
            <text:p>1442890787.04368</text:p>
          </table:table-cell>
          <table:table-cell table:formula="of:=[.G698]-[.$B698]" office:value-type="float" office:value="0.208117246627808" calcext:value-type="float">
            <text:p>0.2081172466</text:p>
          </table:table-cell>
          <table:table-cell/>
          <table:table-cell office:value-type="float" office:value="1442890790.03883" calcext:value-type="float">
            <text:p>1442890790.03883</text:p>
          </table:table-cell>
          <table:table-cell table:formula="of:=[.J698]-[.$B698]" office:value-type="float" office:value="3.20326924324036" calcext:value-type="float">
            <text:p>3.2032692432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42890786.84387" calcext:value-type="float">
            <text:p>1442890786.84387</text:p>
          </table:table-cell>
          <table:table-cell office:value-type="float" office:value="896" calcext:value-type="float">
            <text:p>896</text:p>
          </table:table-cell>
          <table:table-cell table:formula="of:=[.B699]-[.B$2]" office:value-type="float" office:value="18.3977246284485" calcext:value-type="float">
            <text:p>18.3977246284</text:p>
          </table:table-cell>
          <table:table-cell table:formula="of:=[.C699]/([.D699]-[.D698])" office:value-type="float" office:value="107851.81185249" calcext:value-type="float">
            <text:p>107851.81185249</text:p>
          </table:table-cell>
          <table:table-cell/>
          <table:table-cell office:value-type="float" office:value="1442890787.0437" calcext:value-type="float">
            <text:p>1442890787.0437</text:p>
          </table:table-cell>
          <table:table-cell table:formula="of:=[.G699]-[.$B699]" office:value-type="float" office:value="0.1998291015625" calcext:value-type="float">
            <text:p>0.1998291016</text:p>
          </table:table-cell>
          <table:table-cell/>
          <table:table-cell office:value-type="float" office:value="1442890790.04271" calcext:value-type="float">
            <text:p>1442890790.04271</text:p>
          </table:table-cell>
          <table:table-cell table:formula="of:=[.J699]-[.$B699]" office:value-type="float" office:value="3.1988377571106" calcext:value-type="float">
            <text:p>3.1988377571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42890786.85223" calcext:value-type="float">
            <text:p>1442890786.85223</text:p>
          </table:table-cell>
          <table:table-cell office:value-type="float" office:value="896" calcext:value-type="float">
            <text:p>896</text:p>
          </table:table-cell>
          <table:table-cell table:formula="of:=[.B700]-[.B$2]" office:value-type="float" office:value="18.4060885906219" calcext:value-type="float">
            <text:p>18.4060885906</text:p>
          </table:table-cell>
          <table:table-cell table:formula="of:=[.C700]/([.D700]-[.D699])" office:value-type="float" office:value="107126.261623101" calcext:value-type="float">
            <text:p>107126.261623101</text:p>
          </table:table-cell>
          <table:table-cell/>
          <table:table-cell office:value-type="float" office:value="1442890787.15258" calcext:value-type="float">
            <text:p>1442890787.15258</text:p>
          </table:table-cell>
          <table:table-cell table:formula="of:=[.G700]-[.$B700]" office:value-type="float" office:value="0.300349235534668" calcext:value-type="float">
            <text:p>0.3003492355</text:p>
          </table:table-cell>
          <table:table-cell/>
          <table:table-cell office:value-type="float" office:value="1442890790.0466" calcext:value-type="float">
            <text:p>1442890790.0466</text:p>
          </table:table-cell>
          <table:table-cell table:formula="of:=[.J700]-[.$B700]" office:value-type="float" office:value="3.1943633556366" calcext:value-type="float">
            <text:p>3.1943633556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42890786.86066" calcext:value-type="float">
            <text:p>1442890786.86066</text:p>
          </table:table-cell>
          <table:table-cell office:value-type="float" office:value="896" calcext:value-type="float">
            <text:p>896</text:p>
          </table:table-cell>
          <table:table-cell table:formula="of:=[.B701]-[.B$2]" office:value-type="float" office:value="18.4145193099976" calcext:value-type="float">
            <text:p>18.41451931</text:p>
          </table:table-cell>
          <table:table-cell table:formula="of:=[.C701]/([.D701]-[.D700])" office:value-type="float" office:value="106278.000735273" calcext:value-type="float">
            <text:p>106278.000735273</text:p>
          </table:table-cell>
          <table:table-cell/>
          <table:table-cell office:value-type="float" office:value="1442890787.15262" calcext:value-type="float">
            <text:p>1442890787.15262</text:p>
          </table:table-cell>
          <table:table-cell table:formula="of:=[.G701]-[.$B701]" office:value-type="float" office:value="0.291951894760132" calcext:value-type="float">
            <text:p>0.2919518948</text:p>
          </table:table-cell>
          <table:table-cell/>
          <table:table-cell office:value-type="float" office:value="1442890790.05048" calcext:value-type="float">
            <text:p>1442890790.05048</text:p>
          </table:table-cell>
          <table:table-cell table:formula="of:=[.J701]-[.$B701]" office:value-type="float" office:value="3.18981981277466" calcext:value-type="float">
            <text:p>3.189819812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42890786.86899" calcext:value-type="float">
            <text:p>1442890786.86899</text:p>
          </table:table-cell>
          <table:table-cell office:value-type="float" office:value="896" calcext:value-type="float">
            <text:p>896</text:p>
          </table:table-cell>
          <table:table-cell table:formula="of:=[.B702]-[.B$2]" office:value-type="float" office:value="18.4228498935699" calcext:value-type="float">
            <text:p>18.4228498936</text:p>
          </table:table-cell>
          <table:table-cell table:formula="of:=[.C702]/([.D702]-[.D701])" office:value-type="float" office:value="107555.490226382" calcext:value-type="float">
            <text:p>107555.490226382</text:p>
          </table:table-cell>
          <table:table-cell/>
          <table:table-cell office:value-type="float" office:value="1442890787.15264" calcext:value-type="float">
            <text:p>1442890787.15264</text:p>
          </table:table-cell>
          <table:table-cell table:formula="of:=[.G702]-[.$B702]" office:value-type="float" office:value="0.283643245697021" calcext:value-type="float">
            <text:p>0.2836432457</text:p>
          </table:table-cell>
          <table:table-cell/>
          <table:table-cell office:value-type="float" office:value="1442890790.05437" calcext:value-type="float">
            <text:p>1442890790.05437</text:p>
          </table:table-cell>
          <table:table-cell table:formula="of:=[.J702]-[.$B702]" office:value-type="float" office:value="3.18537878990173" calcext:value-type="float">
            <text:p>3.185378789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42890786.87733" calcext:value-type="float">
            <text:p>1442890786.87733</text:p>
          </table:table-cell>
          <table:table-cell office:value-type="float" office:value="896" calcext:value-type="float">
            <text:p>896</text:p>
          </table:table-cell>
          <table:table-cell table:formula="of:=[.B703]-[.B$2]" office:value-type="float" office:value="18.431186914444" calcext:value-type="float">
            <text:p>18.4311869144</text:p>
          </table:table-cell>
          <table:table-cell table:formula="of:=[.C703]/([.D703]-[.D702])" office:value-type="float" office:value="107472.44291924" calcext:value-type="float">
            <text:p>107472.44291924</text:p>
          </table:table-cell>
          <table:table-cell/>
          <table:table-cell office:value-type="float" office:value="1442890787.15266" calcext:value-type="float">
            <text:p>1442890787.15266</text:p>
          </table:table-cell>
          <table:table-cell table:formula="of:=[.G703]-[.$B703]" office:value-type="float" office:value="0.27532696723938" calcext:value-type="float">
            <text:p>0.2753269672</text:p>
          </table:table-cell>
          <table:table-cell/>
          <table:table-cell office:value-type="float" office:value="1442890790.0583" calcext:value-type="float">
            <text:p>1442890790.0583</text:p>
          </table:table-cell>
          <table:table-cell table:formula="of:=[.J703]-[.$B703]" office:value-type="float" office:value="3.18097043037415" calcext:value-type="float">
            <text:p>3.1809704304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42890786.88674" calcext:value-type="float">
            <text:p>1442890786.88674</text:p>
          </table:table-cell>
          <table:table-cell office:value-type="float" office:value="896" calcext:value-type="float">
            <text:p>896</text:p>
          </table:table-cell>
          <table:table-cell table:formula="of:=[.B704]-[.B$2]" office:value-type="float" office:value="18.4405913352966" calcext:value-type="float">
            <text:p>18.4405913353</text:p>
          </table:table-cell>
          <table:table-cell table:formula="of:=[.C704]/([.D704]-[.D703])" office:value-type="float" office:value="95274.34108252" calcext:value-type="float">
            <text:p>95274.34108252</text:p>
          </table:table-cell>
          <table:table-cell/>
          <table:table-cell office:value-type="float" office:value="1442890787.15268" calcext:value-type="float">
            <text:p>1442890787.15268</text:p>
          </table:table-cell>
          <table:table-cell table:formula="of:=[.G704]-[.$B704]" office:value-type="float" office:value="0.265945196151733" calcext:value-type="float">
            <text:p>0.2659451962</text:p>
          </table:table-cell>
          <table:table-cell/>
          <table:table-cell office:value-type="float" office:value="1442890790.06219" calcext:value-type="float">
            <text:p>1442890790.06219</text:p>
          </table:table-cell>
          <table:table-cell table:formula="of:=[.J704]-[.$B704]" office:value-type="float" office:value="3.17545008659363" calcext:value-type="float">
            <text:p>3.1754500866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42890786.89506" calcext:value-type="float">
            <text:p>1442890786.89506</text:p>
          </table:table-cell>
          <table:table-cell office:value-type="float" office:value="896" calcext:value-type="float">
            <text:p>896</text:p>
          </table:table-cell>
          <table:table-cell table:formula="of:=[.B705]-[.B$2]" office:value-type="float" office:value="18.4489123821259" calcext:value-type="float">
            <text:p>18.4489123821</text:p>
          </table:table-cell>
          <table:table-cell table:formula="of:=[.C705]/([.D705]-[.D704])" office:value-type="float" office:value="107678.75946248" calcext:value-type="float">
            <text:p>107678.75946248</text:p>
          </table:table-cell>
          <table:table-cell/>
          <table:table-cell office:value-type="float" office:value="1442890787.1527" calcext:value-type="float">
            <text:p>1442890787.1527</text:p>
          </table:table-cell>
          <table:table-cell table:formula="of:=[.G705]-[.$B705]" office:value-type="float" office:value="0.257644891738892" calcext:value-type="float">
            <text:p>0.2576448917</text:p>
          </table:table-cell>
          <table:table-cell/>
          <table:table-cell office:value-type="float" office:value="1442890790.06608" calcext:value-type="float">
            <text:p>1442890790.06608</text:p>
          </table:table-cell>
          <table:table-cell table:formula="of:=[.J705]-[.$B705]" office:value-type="float" office:value="3.17102193832397" calcext:value-type="float">
            <text:p>3.1710219383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42890786.9034" calcext:value-type="float">
            <text:p>1442890786.9034</text:p>
          </table:table-cell>
          <table:table-cell office:value-type="float" office:value="896" calcext:value-type="float">
            <text:p>896</text:p>
          </table:table-cell>
          <table:table-cell table:formula="of:=[.B706]-[.B$2]" office:value-type="float" office:value="18.4572584629059" calcext:value-type="float">
            <text:p>18.4572584629</text:p>
          </table:table-cell>
          <table:table-cell table:formula="of:=[.C706]/([.D706]-[.D705])" office:value-type="float" office:value="107355.778552248" calcext:value-type="float">
            <text:p>107355.778552248</text:p>
          </table:table-cell>
          <table:table-cell/>
          <table:table-cell office:value-type="float" office:value="1442890787.15272" calcext:value-type="float">
            <text:p>1442890787.15272</text:p>
          </table:table-cell>
          <table:table-cell table:formula="of:=[.G706]-[.$B706]" office:value-type="float" office:value="0.249320268630981" calcext:value-type="float">
            <text:p>0.2493202686</text:p>
          </table:table-cell>
          <table:table-cell/>
          <table:table-cell office:value-type="float" office:value="1442890790.06997" calcext:value-type="float">
            <text:p>1442890790.06997</text:p>
          </table:table-cell>
          <table:table-cell table:formula="of:=[.J706]-[.$B706]" office:value-type="float" office:value="3.16656374931335" calcext:value-type="float">
            <text:p>3.1665637493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2890786.91186" calcext:value-type="float">
            <text:p>1442890786.91186</text:p>
          </table:table-cell>
          <table:table-cell office:value-type="float" office:value="896" calcext:value-type="float">
            <text:p>896</text:p>
          </table:table-cell>
          <table:table-cell table:formula="of:=[.B707]-[.B$2]" office:value-type="float" office:value="18.4657115936279" calcext:value-type="float">
            <text:p>18.4657115936</text:p>
          </table:table-cell>
          <table:table-cell table:formula="of:=[.C707]/([.D707]-[.D706])" office:value-type="float" office:value="105996.231391905" calcext:value-type="float">
            <text:p>105996.231391905</text:p>
          </table:table-cell>
          <table:table-cell/>
          <table:table-cell office:value-type="float" office:value="1442890787.15274" calcext:value-type="float">
            <text:p>1442890787.15274</text:p>
          </table:table-cell>
          <table:table-cell table:formula="of:=[.G707]-[.$B707]" office:value-type="float" office:value="0.240887403488159" calcext:value-type="float">
            <text:p>0.2408874035</text:p>
          </table:table-cell>
          <table:table-cell/>
          <table:table-cell office:value-type="float" office:value="1442890790.07386" calcext:value-type="float">
            <text:p>1442890790.07386</text:p>
          </table:table-cell>
          <table:table-cell table:formula="of:=[.J707]-[.$B707]" office:value-type="float" office:value="3.1619987487793" calcext:value-type="float">
            <text:p>3.1619987488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2890786.92022" calcext:value-type="float">
            <text:p>1442890786.92022</text:p>
          </table:table-cell>
          <table:table-cell office:value-type="float" office:value="896" calcext:value-type="float">
            <text:p>896</text:p>
          </table:table-cell>
          <table:table-cell table:formula="of:=[.B708]-[.B$2]" office:value-type="float" office:value="18.4740724563599" calcext:value-type="float">
            <text:p>18.4740724564</text:p>
          </table:table-cell>
          <table:table-cell table:formula="of:=[.C708]/([.D708]-[.D707])" office:value-type="float" office:value="107165.974221512" calcext:value-type="float">
            <text:p>107165.974221512</text:p>
          </table:table-cell>
          <table:table-cell/>
          <table:table-cell office:value-type="float" office:value="1442890787.15276" calcext:value-type="float">
            <text:p>1442890787.15276</text:p>
          </table:table-cell>
          <table:table-cell table:formula="of:=[.G708]-[.$B708]" office:value-type="float" office:value="0.232546806335449" calcext:value-type="float">
            <text:p>0.2325468063</text:p>
          </table:table-cell>
          <table:table-cell/>
          <table:table-cell office:value-type="float" office:value="1442890790.07774" calcext:value-type="float">
            <text:p>1442890790.07774</text:p>
          </table:table-cell>
          <table:table-cell table:formula="of:=[.J708]-[.$B708]" office:value-type="float" office:value="3.15752577781677" calcext:value-type="float">
            <text:p>3.1575257778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2890786.92853" calcext:value-type="float">
            <text:p>1442890786.92853</text:p>
          </table:table-cell>
          <table:table-cell office:value-type="float" office:value="896" calcext:value-type="float">
            <text:p>896</text:p>
          </table:table-cell>
          <table:table-cell table:formula="of:=[.B709]-[.B$2]" office:value-type="float" office:value="18.4823884963989" calcext:value-type="float">
            <text:p>18.4823884964</text:p>
          </table:table-cell>
          <table:table-cell table:formula="of:=[.C709]/([.D709]-[.D708])" office:value-type="float" office:value="107743.588990826" calcext:value-type="float">
            <text:p>107743.588990826</text:p>
          </table:table-cell>
          <table:table-cell/>
          <table:table-cell office:value-type="float" office:value="1442890787.15278" calcext:value-type="float">
            <text:p>1442890787.15278</text:p>
          </table:table-cell>
          <table:table-cell table:formula="of:=[.G709]-[.$B709]" office:value-type="float" office:value="0.224250793457031" calcext:value-type="float">
            <text:p>0.2242507935</text:p>
          </table:table-cell>
          <table:table-cell/>
          <table:table-cell office:value-type="float" office:value="1442890790.08163" calcext:value-type="float">
            <text:p>1442890790.08163</text:p>
          </table:table-cell>
          <table:table-cell table:formula="of:=[.J709]-[.$B709]" office:value-type="float" office:value="3.15309739112854" calcext:value-type="float">
            <text:p>3.1530973911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2890786.93686" calcext:value-type="float">
            <text:p>1442890786.93686</text:p>
          </table:table-cell>
          <table:table-cell office:value-type="float" office:value="896" calcext:value-type="float">
            <text:p>896</text:p>
          </table:table-cell>
          <table:table-cell table:formula="of:=[.B710]-[.B$2]" office:value-type="float" office:value="18.4907159805298" calcext:value-type="float">
            <text:p>18.4907159805</text:p>
          </table:table-cell>
          <table:table-cell table:formula="of:=[.C710]/([.D710]-[.D709])" office:value-type="float" office:value="107595.521759047" calcext:value-type="float">
            <text:p>107595.521759047</text:p>
          </table:table-cell>
          <table:table-cell/>
          <table:table-cell office:value-type="float" office:value="1442890787.1528" calcext:value-type="float">
            <text:p>1442890787.1528</text:p>
          </table:table-cell>
          <table:table-cell table:formula="of:=[.G710]-[.$B710]" office:value-type="float" office:value="0.215944051742554" calcext:value-type="float">
            <text:p>0.2159440517</text:p>
          </table:table-cell>
          <table:table-cell/>
          <table:table-cell office:value-type="float" office:value="1442890790.08552" calcext:value-type="float">
            <text:p>1442890790.08552</text:p>
          </table:table-cell>
          <table:table-cell table:formula="of:=[.J710]-[.$B710]" office:value-type="float" office:value="3.14865732192993" calcext:value-type="float">
            <text:p>3.1486573219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2890786.94519" calcext:value-type="float">
            <text:p>1442890786.94519</text:p>
          </table:table-cell>
          <table:table-cell office:value-type="float" office:value="896" calcext:value-type="float">
            <text:p>896</text:p>
          </table:table-cell>
          <table:table-cell table:formula="of:=[.B711]-[.B$2]" office:value-type="float" office:value="18.4990413188934" calcext:value-type="float">
            <text:p>18.4990413189</text:p>
          </table:table-cell>
          <table:table-cell table:formula="of:=[.C711]/([.D711]-[.D710])" office:value-type="float" office:value="107623.253357771" calcext:value-type="float">
            <text:p>107623.253357771</text:p>
          </table:table-cell>
          <table:table-cell/>
          <table:table-cell office:value-type="float" office:value="1442890787.15283" calcext:value-type="float">
            <text:p>1442890787.15283</text:p>
          </table:table-cell>
          <table:table-cell table:formula="of:=[.G711]-[.$B711]" office:value-type="float" office:value="0.20763897895813" calcext:value-type="float">
            <text:p>0.207638979</text:p>
          </table:table-cell>
          <table:table-cell/>
          <table:table-cell office:value-type="float" office:value="1442890790.0894" calcext:value-type="float">
            <text:p>1442890790.0894</text:p>
          </table:table-cell>
          <table:table-cell table:formula="of:=[.J711]-[.$B711]" office:value-type="float" office:value="3.14421272277832" calcext:value-type="float">
            <text:p>3.1442127228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42890786.95349" calcext:value-type="float">
            <text:p>1442890786.95349</text:p>
          </table:table-cell>
          <table:table-cell office:value-type="float" office:value="896" calcext:value-type="float">
            <text:p>896</text:p>
          </table:table-cell>
          <table:table-cell table:formula="of:=[.B712]-[.B$2]" office:value-type="float" office:value="18.5073456764221" calcext:value-type="float">
            <text:p>18.5073456764</text:p>
          </table:table-cell>
          <table:table-cell table:formula="of:=[.C712]/([.D712]-[.D711])" office:value-type="float" office:value="107895.161896012" calcext:value-type="float">
            <text:p>107895.161896012</text:p>
          </table:table-cell>
          <table:table-cell/>
          <table:table-cell office:value-type="float" office:value="1442890787.2443" calcext:value-type="float">
            <text:p>1442890787.2443</text:p>
          </table:table-cell>
          <table:table-cell table:formula="of:=[.G712]-[.$B712]" office:value-type="float" office:value="0.29081130027771" calcext:value-type="float">
            <text:p>0.2908113003</text:p>
          </table:table-cell>
          <table:table-cell/>
          <table:table-cell office:value-type="float" office:value="1442890790.09326" calcext:value-type="float">
            <text:p>1442890790.09326</text:p>
          </table:table-cell>
          <table:table-cell table:formula="of:=[.J712]-[.$B712]" office:value-type="float" office:value="3.13977408409119" calcext:value-type="float">
            <text:p>3.1397740841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42890786.96184" calcext:value-type="float">
            <text:p>1442890786.96184</text:p>
          </table:table-cell>
          <table:table-cell office:value-type="float" office:value="896" calcext:value-type="float">
            <text:p>896</text:p>
          </table:table-cell>
          <table:table-cell table:formula="of:=[.B713]-[.B$2]" office:value-type="float" office:value="18.5156905651093" calcext:value-type="float">
            <text:p>18.5156905651</text:p>
          </table:table-cell>
          <table:table-cell table:formula="of:=[.C713]/([.D713]-[.D712])" office:value-type="float" office:value="107371.114653867" calcext:value-type="float">
            <text:p>107371.114653867</text:p>
          </table:table-cell>
          <table:table-cell/>
          <table:table-cell office:value-type="float" office:value="1442890787.24437" calcext:value-type="float">
            <text:p>1442890787.24437</text:p>
          </table:table-cell>
          <table:table-cell table:formula="of:=[.G713]-[.$B713]" office:value-type="float" office:value="0.282530307769775" calcext:value-type="float">
            <text:p>0.2825303078</text:p>
          </table:table-cell>
          <table:table-cell/>
          <table:table-cell office:value-type="float" office:value="1442890790.09714" calcext:value-type="float">
            <text:p>1442890790.09714</text:p>
          </table:table-cell>
          <table:table-cell table:formula="of:=[.J713]-[.$B713]" office:value-type="float" office:value="3.13530802726746" calcext:value-type="float">
            <text:p>3.1353080273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42890786.97016" calcext:value-type="float">
            <text:p>1442890786.97016</text:p>
          </table:table-cell>
          <table:table-cell office:value-type="float" office:value="896" calcext:value-type="float">
            <text:p>896</text:p>
          </table:table-cell>
          <table:table-cell table:formula="of:=[.B714]-[.B$2]" office:value-type="float" office:value="18.5240118503571" calcext:value-type="float">
            <text:p>18.5240118504</text:p>
          </table:table-cell>
          <table:table-cell table:formula="of:=[.C714]/([.D714]-[.D713])" office:value-type="float" office:value="107675.674288006" calcext:value-type="float">
            <text:p>107675.674288006</text:p>
          </table:table-cell>
          <table:table-cell/>
          <table:table-cell office:value-type="float" office:value="1442890787.24442" calcext:value-type="float">
            <text:p>1442890787.24442</text:p>
          </table:table-cell>
          <table:table-cell table:formula="of:=[.G714]-[.$B714]" office:value-type="float" office:value="0.2742600440979" calcext:value-type="float">
            <text:p>0.2742600441</text:p>
          </table:table-cell>
          <table:table-cell/>
          <table:table-cell office:value-type="float" office:value="1442890790.10101" calcext:value-type="float">
            <text:p>1442890790.10101</text:p>
          </table:table-cell>
          <table:table-cell table:formula="of:=[.J714]-[.$B714]" office:value-type="float" office:value="3.13085293769836" calcext:value-type="float">
            <text:p>3.1308529377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42890786.97849" calcext:value-type="float">
            <text:p>1442890786.97849</text:p>
          </table:table-cell>
          <table:table-cell office:value-type="float" office:value="896" calcext:value-type="float">
            <text:p>896</text:p>
          </table:table-cell>
          <table:table-cell table:formula="of:=[.B715]-[.B$2]" office:value-type="float" office:value="18.5323417186737" calcext:value-type="float">
            <text:p>18.5323417187</text:p>
          </table:table-cell>
          <table:table-cell table:formula="of:=[.C715]/([.D715]-[.D714])" office:value-type="float" office:value="107564.725628256" calcext:value-type="float">
            <text:p>107564.725628256</text:p>
          </table:table-cell>
          <table:table-cell/>
          <table:table-cell office:value-type="float" office:value="1442890787.24448" calcext:value-type="float">
            <text:p>1442890787.24448</text:p>
          </table:table-cell>
          <table:table-cell table:formula="of:=[.G715]-[.$B715]" office:value-type="float" office:value="0.265992403030395" calcext:value-type="float">
            <text:p>0.265992403</text:p>
          </table:table-cell>
          <table:table-cell/>
          <table:table-cell office:value-type="float" office:value="1442890790.1049" calcext:value-type="float">
            <text:p>1442890790.1049</text:p>
          </table:table-cell>
          <table:table-cell table:formula="of:=[.J715]-[.$B715]" office:value-type="float" office:value="3.12641048431396" calcext:value-type="float">
            <text:p>3.1264104843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42890786.9868" calcext:value-type="float">
            <text:p>1442890786.9868</text:p>
          </table:table-cell>
          <table:table-cell office:value-type="float" office:value="896" calcext:value-type="float">
            <text:p>896</text:p>
          </table:table-cell>
          <table:table-cell table:formula="of:=[.B716]-[.B$2]" office:value-type="float" office:value="18.5406522750855" calcext:value-type="float">
            <text:p>18.5406522751</text:p>
          </table:table-cell>
          <table:table-cell table:formula="of:=[.C716]/([.D716]-[.D715])" office:value-type="float" office:value="107814.682388043" calcext:value-type="float">
            <text:p>107814.682388043</text:p>
          </table:table-cell>
          <table:table-cell/>
          <table:table-cell office:value-type="float" office:value="1442890787.24459" calcext:value-type="float">
            <text:p>1442890787.24459</text:p>
          </table:table-cell>
          <table:table-cell table:formula="of:=[.G716]-[.$B716]" office:value-type="float" office:value="0.257795810699463" calcext:value-type="float">
            <text:p>0.2577958107</text:p>
          </table:table-cell>
          <table:table-cell/>
          <table:table-cell office:value-type="float" office:value="1442890790.10879" calcext:value-type="float">
            <text:p>1442890790.10879</text:p>
          </table:table-cell>
          <table:table-cell table:formula="of:=[.J716]-[.$B716]" office:value-type="float" office:value="3.12199115753174" calcext:value-type="float">
            <text:p>3.1219911575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42890786.99516" calcext:value-type="float">
            <text:p>1442890786.99516</text:p>
          </table:table-cell>
          <table:table-cell office:value-type="float" office:value="896" calcext:value-type="float">
            <text:p>896</text:p>
          </table:table-cell>
          <table:table-cell table:formula="of:=[.B717]-[.B$2]" office:value-type="float" office:value="18.5490174293518" calcext:value-type="float">
            <text:p>18.5490174294</text:p>
          </table:table-cell>
          <table:table-cell table:formula="of:=[.C717]/([.D717]-[.D716])" office:value-type="float" office:value="107110.995382774" calcext:value-type="float">
            <text:p>107110.995382774</text:p>
          </table:table-cell>
          <table:table-cell/>
          <table:table-cell office:value-type="float" office:value="1442890787.24466" calcext:value-type="float">
            <text:p>1442890787.24466</text:p>
          </table:table-cell>
          <table:table-cell table:formula="of:=[.G717]-[.$B717]" office:value-type="float" office:value="0.249495267868042" calcext:value-type="float">
            <text:p>0.2494952679</text:p>
          </table:table-cell>
          <table:table-cell/>
          <table:table-cell office:value-type="float" office:value="1442890790.11268" calcext:value-type="float">
            <text:p>1442890790.11268</text:p>
          </table:table-cell>
          <table:table-cell table:formula="of:=[.J717]-[.$B717]" office:value-type="float" office:value="3.11751508712769" calcext:value-type="float">
            <text:p>3.1175150871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42890800.00566" calcext:value-type="float">
            <text:p>1442890800.00566</text:p>
          </table:table-cell>
          <table:table-cell office:value-type="float" office:value="896" calcext:value-type="float">
            <text:p>896</text:p>
          </table:table-cell>
          <table:table-cell table:formula="of:=[.B718]-[.B$2]" office:value-type="float" office:value="31.5595188140869" calcext:value-type="float">
            <text:p>31.5595188141</text:p>
          </table:table-cell>
          <table:table-cell table:formula="of:=[.C718]/([.D718]-[.D717])" office:value-type="float" office:value="68.8674458811598" calcext:value-type="float">
            <text:p>68.8674458812</text:p>
          </table:table-cell>
          <table:table-cell/>
          <table:table-cell office:value-type="float" office:value="1442890800.20495" calcext:value-type="float">
            <text:p>1442890800.20495</text:p>
          </table:table-cell>
          <table:table-cell table:formula="of:=[.G718]-[.$B718]" office:value-type="float" office:value="0.199291229248047" calcext:value-type="float">
            <text:p>0.1992912292</text:p>
          </table:table-cell>
          <table:table-cell/>
          <table:table-cell office:value-type="float" office:value="1442890800.205" calcext:value-type="float">
            <text:p>1442890800.205</text:p>
          </table:table-cell>
          <table:table-cell table:formula="of:=[.J718]-[.$B718]" office:value-type="float" office:value="0.199332237243652" calcext:value-type="float">
            <text:p>0.1993322372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42890800.0183" calcext:value-type="float">
            <text:p>1442890800.0183</text:p>
          </table:table-cell>
          <table:table-cell office:value-type="float" office:value="896" calcext:value-type="float">
            <text:p>896</text:p>
          </table:table-cell>
          <table:table-cell table:formula="of:=[.B719]-[.B$2]" office:value-type="float" office:value="31.5721559524536" calcext:value-type="float">
            <text:p>31.5721559525</text:p>
          </table:table-cell>
          <table:table-cell table:formula="of:=[.C719]/([.D719]-[.D718])" office:value-type="float" office:value="70902.1278394084" calcext:value-type="float">
            <text:p>70902.1278394084</text:p>
          </table:table-cell>
          <table:table-cell/>
          <table:table-cell office:value-type="float" office:value="1442890800.36582" calcext:value-type="float">
            <text:p>1442890800.36582</text:p>
          </table:table-cell>
          <table:table-cell table:formula="of:=[.G719]-[.$B719]" office:value-type="float" office:value="0.347520112991333" calcext:value-type="float">
            <text:p>0.347520113</text:p>
          </table:table-cell>
          <table:table-cell/>
          <table:table-cell office:value-type="float" office:value="1442890800.36587" calcext:value-type="float">
            <text:p>1442890800.36587</text:p>
          </table:table-cell>
          <table:table-cell table:formula="of:=[.J719]-[.$B719]" office:value-type="float" office:value="0.347564935684204" calcext:value-type="float">
            <text:p>0.3475649357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2890800.03076" calcext:value-type="float">
            <text:p>1442890800.03076</text:p>
          </table:table-cell>
          <table:table-cell office:value-type="float" office:value="896" calcext:value-type="float">
            <text:p>896</text:p>
          </table:table-cell>
          <table:table-cell table:formula="of:=[.B720]-[.B$2]" office:value-type="float" office:value="31.5846190452576" calcext:value-type="float">
            <text:p>31.5846190453</text:p>
          </table:table-cell>
          <table:table-cell table:formula="of:=[.C720]/([.D720]-[.D719])" office:value-type="float" office:value="71892.2673604469" calcext:value-type="float">
            <text:p>71892.2673604469</text:p>
          </table:table-cell>
          <table:table-cell/>
          <table:table-cell office:value-type="float" office:value="1442890800.36593" calcext:value-type="float">
            <text:p>1442890800.36593</text:p>
          </table:table-cell>
          <table:table-cell table:formula="of:=[.G720]-[.$B720]" office:value-type="float" office:value="0.335161447525024" calcext:value-type="float">
            <text:p>0.3351614475</text:p>
          </table:table-cell>
          <table:table-cell/>
          <table:table-cell office:value-type="float" office:value="1442890800.36981" calcext:value-type="float">
            <text:p>1442890800.36981</text:p>
          </table:table-cell>
          <table:table-cell table:formula="of:=[.J720]-[.$B720]" office:value-type="float" office:value="0.339046478271484" calcext:value-type="float">
            <text:p>0.3390464783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42890800.04322" calcext:value-type="float">
            <text:p>1442890800.04322</text:p>
          </table:table-cell>
          <table:table-cell office:value-type="float" office:value="896" calcext:value-type="float">
            <text:p>896</text:p>
          </table:table-cell>
          <table:table-cell table:formula="of:=[.B721]-[.B$2]" office:value-type="float" office:value="31.5970757007599" calcext:value-type="float">
            <text:p>31.5970757008</text:p>
          </table:table-cell>
          <table:table-cell table:formula="of:=[.C721]/([.D721]-[.D720])" office:value-type="float" office:value="71929.4195647597" calcext:value-type="float">
            <text:p>71929.4195647597</text:p>
          </table:table-cell>
          <table:table-cell/>
          <table:table-cell office:value-type="float" office:value="1442890800.36595" calcext:value-type="float">
            <text:p>1442890800.36595</text:p>
          </table:table-cell>
          <table:table-cell table:formula="of:=[.G721]-[.$B721]" office:value-type="float" office:value="0.322727680206299" calcext:value-type="float">
            <text:p>0.3227276802</text:p>
          </table:table-cell>
          <table:table-cell/>
          <table:table-cell office:value-type="float" office:value="1442890800.37367" calcext:value-type="float">
            <text:p>1442890800.37367</text:p>
          </table:table-cell>
          <table:table-cell table:formula="of:=[.J721]-[.$B721]" office:value-type="float" office:value="0.330449342727661" calcext:value-type="float">
            <text:p>0.3304493427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2890800.05572" calcext:value-type="float">
            <text:p>1442890800.05572</text:p>
          </table:table-cell>
          <table:table-cell office:value-type="float" office:value="896" calcext:value-type="float">
            <text:p>896</text:p>
          </table:table-cell>
          <table:table-cell table:formula="of:=[.B722]-[.B$2]" office:value-type="float" office:value="31.6095712184906" calcext:value-type="float">
            <text:p>31.6095712185</text:p>
          </table:table-cell>
          <table:table-cell table:formula="of:=[.C722]/([.D722]-[.D721])" office:value-type="float" office:value="71705.7123449723" calcext:value-type="float">
            <text:p>71705.7123449723</text:p>
          </table:table-cell>
          <table:table-cell/>
          <table:table-cell office:value-type="float" office:value="1442890800.36597" calcext:value-type="float">
            <text:p>1442890800.36597</text:p>
          </table:table-cell>
          <table:table-cell table:formula="of:=[.G722]-[.$B722]" office:value-type="float" office:value="0.310253858566284" calcext:value-type="float">
            <text:p>0.3102538586</text:p>
          </table:table-cell>
          <table:table-cell/>
          <table:table-cell office:value-type="float" office:value="1442890800.37757" calcext:value-type="float">
            <text:p>1442890800.37757</text:p>
          </table:table-cell>
          <table:table-cell table:formula="of:=[.J722]-[.$B722]" office:value-type="float" office:value="0.321851491928101" calcext:value-type="float">
            <text:p>0.3218514919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42890800.0682" calcext:value-type="float">
            <text:p>1442890800.0682</text:p>
          </table:table-cell>
          <table:table-cell office:value-type="float" office:value="896" calcext:value-type="float">
            <text:p>896</text:p>
          </table:table-cell>
          <table:table-cell table:formula="of:=[.B723]-[.B$2]" office:value-type="float" office:value="31.6220531463623" calcext:value-type="float">
            <text:p>31.6220531464</text:p>
          </table:table-cell>
          <table:table-cell table:formula="of:=[.C723]/([.D723]-[.D722])" office:value-type="float" office:value="71783.782858671" calcext:value-type="float">
            <text:p>71783.782858671</text:p>
          </table:table-cell>
          <table:table-cell/>
          <table:table-cell office:value-type="float" office:value="1442890800.36599" calcext:value-type="float">
            <text:p>1442890800.36599</text:p>
          </table:table-cell>
          <table:table-cell table:formula="of:=[.G723]-[.$B723]" office:value-type="float" office:value="0.297791957855225" calcext:value-type="float">
            <text:p>0.2977919579</text:p>
          </table:table-cell>
          <table:table-cell/>
          <table:table-cell office:value-type="float" office:value="1442890800.38146" calcext:value-type="float">
            <text:p>1442890800.38146</text:p>
          </table:table-cell>
          <table:table-cell table:formula="of:=[.J723]-[.$B723]" office:value-type="float" office:value="0.313258647918701" calcext:value-type="float">
            <text:p>0.3132586479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42890800.08065" calcext:value-type="float">
            <text:p>1442890800.08065</text:p>
          </table:table-cell>
          <table:table-cell office:value-type="float" office:value="896" calcext:value-type="float">
            <text:p>896</text:p>
          </table:table-cell>
          <table:table-cell table:formula="of:=[.B724]-[.B$2]" office:value-type="float" office:value="31.6345076560974" calcext:value-type="float">
            <text:p>31.6345076561</text:p>
          </table:table-cell>
          <table:table-cell table:formula="of:=[.C724]/([.D724]-[.D723])" office:value-type="float" office:value="71941.8121673877" calcext:value-type="float">
            <text:p>71941.8121673877</text:p>
          </table:table-cell>
          <table:table-cell/>
          <table:table-cell office:value-type="float" office:value="1442890800.36601" calcext:value-type="float">
            <text:p>1442890800.36601</text:p>
          </table:table-cell>
          <table:table-cell table:formula="of:=[.G724]-[.$B724]" office:value-type="float" office:value="0.285357236862183" calcext:value-type="float">
            <text:p>0.2853572369</text:p>
          </table:table-cell>
          <table:table-cell/>
          <table:table-cell office:value-type="float" office:value="1442890800.38533" calcext:value-type="float">
            <text:p>1442890800.38533</text:p>
          </table:table-cell>
          <table:table-cell table:formula="of:=[.J724]-[.$B724]" office:value-type="float" office:value="0.304675579071045" calcext:value-type="float">
            <text:p>0.304675579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42890800.09311" calcext:value-type="float">
            <text:p>1442890800.09311</text:p>
          </table:table-cell>
          <table:table-cell office:value-type="float" office:value="896" calcext:value-type="float">
            <text:p>896</text:p>
          </table:table-cell>
          <table:table-cell table:formula="of:=[.B725]-[.B$2]" office:value-type="float" office:value="31.6469659805298" calcext:value-type="float">
            <text:p>31.6469659805</text:p>
          </table:table-cell>
          <table:table-cell table:formula="of:=[.C725]/([.D725]-[.D724])" office:value-type="float" office:value="71919.7838251617" calcext:value-type="float">
            <text:p>71919.7838251617</text:p>
          </table:table-cell>
          <table:table-cell/>
          <table:table-cell office:value-type="float" office:value="1442890800.36603" calcext:value-type="float">
            <text:p>1442890800.36603</text:p>
          </table:table-cell>
          <table:table-cell table:formula="of:=[.G725]-[.$B725]" office:value-type="float" office:value="0.272918701171875" calcext:value-type="float">
            <text:p>0.2729187012</text:p>
          </table:table-cell>
          <table:table-cell/>
          <table:table-cell office:value-type="float" office:value="1442890800.38923" calcext:value-type="float">
            <text:p>1442890800.38923</text:p>
          </table:table-cell>
          <table:table-cell table:formula="of:=[.J725]-[.$B725]" office:value-type="float" office:value="0.296117782592773" calcext:value-type="float">
            <text:p>0.2961177826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42890800.10559" calcext:value-type="float">
            <text:p>1442890800.10559</text:p>
          </table:table-cell>
          <table:table-cell office:value-type="float" office:value="896" calcext:value-type="float">
            <text:p>896</text:p>
          </table:table-cell>
          <table:table-cell table:formula="of:=[.B726]-[.B$2]" office:value-type="float" office:value="31.6594481468201" calcext:value-type="float">
            <text:p>31.6594481468</text:p>
          </table:table-cell>
          <table:table-cell table:formula="of:=[.C726]/([.D726]-[.D725])" office:value-type="float" office:value="71782.411735493" calcext:value-type="float">
            <text:p>71782.411735493</text:p>
          </table:table-cell>
          <table:table-cell/>
          <table:table-cell office:value-type="float" office:value="1442890800.36605" calcext:value-type="float">
            <text:p>1442890800.36605</text:p>
          </table:table-cell>
          <table:table-cell table:formula="of:=[.G726]-[.$B726]" office:value-type="float" office:value="0.260456800460815" calcext:value-type="float">
            <text:p>0.2604568005</text:p>
          </table:table-cell>
          <table:table-cell/>
          <table:table-cell office:value-type="float" office:value="1442890800.39312" calcext:value-type="float">
            <text:p>1442890800.39312</text:p>
          </table:table-cell>
          <table:table-cell table:formula="of:=[.J726]-[.$B726]" office:value-type="float" office:value="0.287523984909058" calcext:value-type="float">
            <text:p>0.2875239849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42890800.11695" calcext:value-type="float">
            <text:p>1442890800.11695</text:p>
          </table:table-cell>
          <table:table-cell office:value-type="float" office:value="896" calcext:value-type="float">
            <text:p>896</text:p>
          </table:table-cell>
          <table:table-cell table:formula="of:=[.B727]-[.B$2]" office:value-type="float" office:value="31.6708085536957" calcext:value-type="float">
            <text:p>31.6708085537</text:p>
          </table:table-cell>
          <table:table-cell table:formula="of:=[.C727]/([.D727]-[.D726])" office:value-type="float" office:value="78870.4145732334" calcext:value-type="float">
            <text:p>78870.4145732334</text:p>
          </table:table-cell>
          <table:table-cell/>
          <table:table-cell office:value-type="float" office:value="1442890800.36607" calcext:value-type="float">
            <text:p>1442890800.36607</text:p>
          </table:table-cell>
          <table:table-cell table:formula="of:=[.G727]-[.$B727]" office:value-type="float" office:value="0.24911642074585" calcext:value-type="float">
            <text:p>0.2491164207</text:p>
          </table:table-cell>
          <table:table-cell/>
          <table:table-cell office:value-type="float" office:value="1442890800.39697" calcext:value-type="float">
            <text:p>1442890800.39697</text:p>
          </table:table-cell>
          <table:table-cell table:formula="of:=[.J727]-[.$B727]" office:value-type="float" office:value="0.280015230178833" calcext:value-type="float">
            <text:p>0.2800152302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42890800.12935" calcext:value-type="float">
            <text:p>1442890800.12935</text:p>
          </table:table-cell>
          <table:table-cell office:value-type="float" office:value="896" calcext:value-type="float">
            <text:p>896</text:p>
          </table:table-cell>
          <table:table-cell table:formula="of:=[.B728]-[.B$2]" office:value-type="float" office:value="31.6832087039948" calcext:value-type="float">
            <text:p>31.683208704</text:p>
          </table:table-cell>
          <table:table-cell table:formula="of:=[.C728]/([.D728]-[.D727])" office:value-type="float" office:value="72257.1886944818" calcext:value-type="float">
            <text:p>72257.1886944818</text:p>
          </table:table-cell>
          <table:table-cell/>
          <table:table-cell office:value-type="float" office:value="1442890800.36609" calcext:value-type="float">
            <text:p>1442890800.36609</text:p>
          </table:table-cell>
          <table:table-cell table:formula="of:=[.G728]-[.$B728]" office:value-type="float" office:value="0.236736059188843" calcext:value-type="float">
            <text:p>0.2367360592</text:p>
          </table:table-cell>
          <table:table-cell/>
          <table:table-cell office:value-type="float" office:value="1442890800.40088" calcext:value-type="float">
            <text:p>1442890800.40088</text:p>
          </table:table-cell>
          <table:table-cell table:formula="of:=[.J728]-[.$B728]" office:value-type="float" office:value="0.271522283554077" calcext:value-type="float">
            <text:p>0.2715222836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42890800.14181" calcext:value-type="float">
            <text:p>1442890800.14181</text:p>
          </table:table-cell>
          <table:table-cell office:value-type="float" office:value="896" calcext:value-type="float">
            <text:p>896</text:p>
          </table:table-cell>
          <table:table-cell table:formula="of:=[.B729]-[.B$2]" office:value-type="float" office:value="31.6956629753113" calcext:value-type="float">
            <text:p>31.6956629753</text:p>
          </table:table-cell>
          <table:table-cell table:formula="of:=[.C729]/([.D729]-[.D728])" office:value-type="float" office:value="71943.1893868331" calcext:value-type="float">
            <text:p>71943.1893868331</text:p>
          </table:table-cell>
          <table:table-cell/>
          <table:table-cell office:value-type="float" office:value="1442890800.36611" calcext:value-type="float">
            <text:p>1442890800.36611</text:p>
          </table:table-cell>
          <table:table-cell table:formula="of:=[.G729]-[.$B729]" office:value-type="float" office:value="0.22430157661438" calcext:value-type="float">
            <text:p>0.2243015766</text:p>
          </table:table-cell>
          <table:table-cell/>
          <table:table-cell office:value-type="float" office:value="1442890800.40476" calcext:value-type="float">
            <text:p>1442890800.40476</text:p>
          </table:table-cell>
          <table:table-cell table:formula="of:=[.J729]-[.$B729]" office:value-type="float" office:value="0.262956142425537" calcext:value-type="float">
            <text:p>0.262956142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42890800.1543" calcext:value-type="float">
            <text:p>1442890800.1543</text:p>
          </table:table-cell>
          <table:table-cell office:value-type="float" office:value="896" calcext:value-type="float">
            <text:p>896</text:p>
          </table:table-cell>
          <table:table-cell table:formula="of:=[.B730]-[.B$2]" office:value-type="float" office:value="31.7081596851349" calcext:value-type="float">
            <text:p>31.7081596851</text:p>
          </table:table-cell>
          <table:table-cell table:formula="of:=[.C730]/([.D730]-[.D729])" office:value-type="float" office:value="71698.8721549175" calcext:value-type="float">
            <text:p>71698.8721549175</text:p>
          </table:table-cell>
          <table:table-cell/>
          <table:table-cell office:value-type="float" office:value="1442890800.36613" calcext:value-type="float">
            <text:p>1442890800.36613</text:p>
          </table:table-cell>
          <table:table-cell table:formula="of:=[.G730]-[.$B730]" office:value-type="float" office:value="0.211824893951416" calcext:value-type="float">
            <text:p>0.211824894</text:p>
          </table:table-cell>
          <table:table-cell/>
          <table:table-cell office:value-type="float" office:value="1442890800.40866" calcext:value-type="float">
            <text:p>1442890800.40866</text:p>
          </table:table-cell>
          <table:table-cell table:formula="of:=[.J730]-[.$B730]" office:value-type="float" office:value="0.254354476928711" calcext:value-type="float">
            <text:p>0.2543544769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42890800.16671" calcext:value-type="float">
            <text:p>1442890800.16671</text:p>
          </table:table-cell>
          <table:table-cell office:value-type="float" office:value="896" calcext:value-type="float">
            <text:p>896</text:p>
          </table:table-cell>
          <table:table-cell table:formula="of:=[.B731]-[.B$2]" office:value-type="float" office:value="31.7205677032471" calcext:value-type="float">
            <text:p>31.7205677032</text:p>
          </table:table-cell>
          <table:table-cell table:formula="of:=[.C731]/([.D731]-[.D730])" office:value-type="float" office:value="72211.3710585477" calcext:value-type="float">
            <text:p>72211.3710585477</text:p>
          </table:table-cell>
          <table:table-cell/>
          <table:table-cell office:value-type="float" office:value="1442890800.40589" calcext:value-type="float">
            <text:p>1442890800.40589</text:p>
          </table:table-cell>
          <table:table-cell table:formula="of:=[.G731]-[.$B731]" office:value-type="float" office:value="0.239177703857422" calcext:value-type="float">
            <text:p>0.2391777039</text:p>
          </table:table-cell>
          <table:table-cell/>
          <table:table-cell office:value-type="float" office:value="1442890800.41256" calcext:value-type="float">
            <text:p>1442890800.41256</text:p>
          </table:table-cell>
          <table:table-cell table:formula="of:=[.J731]-[.$B731]" office:value-type="float" office:value="0.245844602584839" calcext:value-type="float">
            <text:p>0.2458446026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42890800.17914" calcext:value-type="float">
            <text:p>1442890800.17914</text:p>
          </table:table-cell>
          <table:table-cell office:value-type="float" office:value="896" calcext:value-type="float">
            <text:p>896</text:p>
          </table:table-cell>
          <table:table-cell table:formula="of:=[.B732]-[.B$2]" office:value-type="float" office:value="31.73299908638" calcext:value-type="float">
            <text:p>31.7329990864</text:p>
          </table:table-cell>
          <table:table-cell table:formula="of:=[.C732]/([.D732]-[.D731])" office:value-type="float" office:value="72075.648414875" calcext:value-type="float">
            <text:p>72075.648414875</text:p>
          </table:table-cell>
          <table:table-cell/>
          <table:table-cell office:value-type="float" office:value="1442890800.40592" calcext:value-type="float">
            <text:p>1442890800.40592</text:p>
          </table:table-cell>
          <table:table-cell table:formula="of:=[.G732]-[.$B732]" office:value-type="float" office:value="0.226778030395508" calcext:value-type="float">
            <text:p>0.2267780304</text:p>
          </table:table-cell>
          <table:table-cell/>
          <table:table-cell office:value-type="float" office:value="1442890800.41641" calcext:value-type="float">
            <text:p>1442890800.41641</text:p>
          </table:table-cell>
          <table:table-cell table:formula="of:=[.J732]-[.$B732]" office:value-type="float" office:value="0.237264633178711" calcext:value-type="float">
            <text:p>0.2372646332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42890800.19163" calcext:value-type="float">
            <text:p>1442890800.19163</text:p>
          </table:table-cell>
          <table:table-cell office:value-type="float" office:value="896" calcext:value-type="float">
            <text:p>896</text:p>
          </table:table-cell>
          <table:table-cell table:formula="of:=[.B733]-[.B$2]" office:value-type="float" office:value="31.7454891204834" calcext:value-type="float">
            <text:p>31.7454891205</text:p>
          </table:table-cell>
          <table:table-cell table:formula="of:=[.C733]/([.D733]-[.D732])" office:value-type="float" office:value="71737.1940366885" calcext:value-type="float">
            <text:p>71737.1940366885</text:p>
          </table:table-cell>
          <table:table-cell/>
          <table:table-cell office:value-type="float" office:value="1442890800.40594" calcext:value-type="float">
            <text:p>1442890800.40594</text:p>
          </table:table-cell>
          <table:table-cell table:formula="of:=[.G733]-[.$B733]" office:value-type="float" office:value="0.214308738708496" calcext:value-type="float">
            <text:p>0.2143087387</text:p>
          </table:table-cell>
          <table:table-cell/>
          <table:table-cell office:value-type="float" office:value="1442890800.42034" calcext:value-type="float">
            <text:p>1442890800.42034</text:p>
          </table:table-cell>
          <table:table-cell table:formula="of:=[.J733]-[.$B733]" office:value-type="float" office:value="0.228708267211914" calcext:value-type="float">
            <text:p>0.2287082672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42890800.20412" calcext:value-type="float">
            <text:p>1442890800.20412</text:p>
          </table:table-cell>
          <table:table-cell office:value-type="float" office:value="896" calcext:value-type="float">
            <text:p>896</text:p>
          </table:table-cell>
          <table:table-cell table:formula="of:=[.B734]-[.B$2]" office:value-type="float" office:value="31.7579727172852" calcext:value-type="float">
            <text:p>31.7579727173</text:p>
          </table:table-cell>
          <table:table-cell table:formula="of:=[.C734]/([.D734]-[.D733])" office:value-type="float" office:value="71774.1860962567" calcext:value-type="float">
            <text:p>71774.1860962567</text:p>
          </table:table-cell>
          <table:table-cell/>
          <table:table-cell office:value-type="float" office:value="1442890800.40598" calcext:value-type="float">
            <text:p>1442890800.40598</text:p>
          </table:table-cell>
          <table:table-cell table:formula="of:=[.G734]-[.$B734]" office:value-type="float" office:value="0.201861381530762" calcext:value-type="float">
            <text:p>0.2018613815</text:p>
          </table:table-cell>
          <table:table-cell/>
          <table:table-cell office:value-type="float" office:value="1442890800.42424" calcext:value-type="float">
            <text:p>1442890800.42424</text:p>
          </table:table-cell>
          <table:table-cell table:formula="of:=[.J734]-[.$B734]" office:value-type="float" office:value="0.220119714736938" calcext:value-type="float">
            <text:p>0.2201197147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42890800.21658" calcext:value-type="float">
            <text:p>1442890800.21658</text:p>
          </table:table-cell>
          <table:table-cell office:value-type="float" office:value="896" calcext:value-type="float">
            <text:p>896</text:p>
          </table:table-cell>
          <table:table-cell table:formula="of:=[.B735]-[.B$2]" office:value-type="float" office:value="31.7704381942749" calcext:value-type="float">
            <text:p>31.7704381943</text:p>
          </table:table-cell>
          <table:table-cell table:formula="of:=[.C735]/([.D735]-[.D734])" office:value-type="float" office:value="71878.517022416" calcext:value-type="float">
            <text:p>71878.517022416</text:p>
          </table:table-cell>
          <table:table-cell/>
          <table:table-cell office:value-type="float" office:value="1442890800.56549" calcext:value-type="float">
            <text:p>1442890800.56549</text:p>
          </table:table-cell>
          <table:table-cell table:formula="of:=[.G735]-[.$B735]" office:value-type="float" office:value="0.348905086517334" calcext:value-type="float">
            <text:p>0.3489050865</text:p>
          </table:table-cell>
          <table:table-cell/>
          <table:table-cell office:value-type="float" office:value="1442890800.56553" calcext:value-type="float">
            <text:p>1442890800.56553</text:p>
          </table:table-cell>
          <table:table-cell table:formula="of:=[.J735]-[.$B735]" office:value-type="float" office:value="0.34895133972168" calcext:value-type="float">
            <text:p>0.348951339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42890800.22906" calcext:value-type="float">
            <text:p>1442890800.22906</text:p>
          </table:table-cell>
          <table:table-cell office:value-type="float" office:value="896" calcext:value-type="float">
            <text:p>896</text:p>
          </table:table-cell>
          <table:table-cell table:formula="of:=[.B736]-[.B$2]" office:value-type="float" office:value="31.7829120159149" calcext:value-type="float">
            <text:p>31.7829120159</text:p>
          </table:table-cell>
          <table:table-cell table:formula="of:=[.C736]/([.D736]-[.D735])" office:value-type="float" office:value="71830.432233032" calcext:value-type="float">
            <text:p>71830.432233032</text:p>
          </table:table-cell>
          <table:table-cell/>
          <table:table-cell office:value-type="float" office:value="1442890800.56558" calcext:value-type="float">
            <text:p>1442890800.56558</text:p>
          </table:table-cell>
          <table:table-cell table:formula="of:=[.G736]-[.$B736]" office:value-type="float" office:value="0.336525678634644" calcext:value-type="float">
            <text:p>0.3365256786</text:p>
          </table:table-cell>
          <table:table-cell/>
          <table:table-cell office:value-type="float" office:value="1442890800.56942" calcext:value-type="float">
            <text:p>1442890800.56942</text:p>
          </table:table-cell>
          <table:table-cell table:formula="of:=[.J736]-[.$B736]" office:value-type="float" office:value="0.340367794036865" calcext:value-type="float">
            <text:p>0.340367794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42890800.24153" calcext:value-type="float">
            <text:p>1442890800.24153</text:p>
          </table:table-cell>
          <table:table-cell office:value-type="float" office:value="896" calcext:value-type="float">
            <text:p>896</text:p>
          </table:table-cell>
          <table:table-cell table:formula="of:=[.B737]-[.B$2]" office:value-type="float" office:value="31.7953863143921" calcext:value-type="float">
            <text:p>31.7953863144</text:p>
          </table:table-cell>
          <table:table-cell table:formula="of:=[.C737]/([.D737]-[.D736])" office:value-type="float" office:value="71827.6864738824" calcext:value-type="float">
            <text:p>71827.6864738824</text:p>
          </table:table-cell>
          <table:table-cell/>
          <table:table-cell office:value-type="float" office:value="1442890800.56561" calcext:value-type="float">
            <text:p>1442890800.56561</text:p>
          </table:table-cell>
          <table:table-cell table:formula="of:=[.G737]-[.$B737]" office:value-type="float" office:value="0.324074029922485" calcext:value-type="float">
            <text:p>0.3240740299</text:p>
          </table:table-cell>
          <table:table-cell/>
          <table:table-cell office:value-type="float" office:value="1442890800.57331" calcext:value-type="float">
            <text:p>1442890800.57331</text:p>
          </table:table-cell>
          <table:table-cell table:formula="of:=[.J737]-[.$B737]" office:value-type="float" office:value="0.331779479980469" calcext:value-type="float">
            <text:p>0.3317794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42890800.25399" calcext:value-type="float">
            <text:p>1442890800.25399</text:p>
          </table:table-cell>
          <table:table-cell office:value-type="float" office:value="896" calcext:value-type="float">
            <text:p>896</text:p>
          </table:table-cell>
          <table:table-cell table:formula="of:=[.B738]-[.B$2]" office:value-type="float" office:value="31.8078446388245" calcext:value-type="float">
            <text:p>31.8078446388</text:p>
          </table:table-cell>
          <table:table-cell table:formula="of:=[.C738]/([.D738]-[.D737])" office:value-type="float" office:value="71919.7838251617" calcext:value-type="float">
            <text:p>71919.7838251617</text:p>
          </table:table-cell>
          <table:table-cell/>
          <table:table-cell office:value-type="float" office:value="1442890800.56563" calcext:value-type="float">
            <text:p>1442890800.56563</text:p>
          </table:table-cell>
          <table:table-cell table:formula="of:=[.G738]-[.$B738]" office:value-type="float" office:value="0.311635732650757" calcext:value-type="float">
            <text:p>0.3116357327</text:p>
          </table:table-cell>
          <table:table-cell/>
          <table:table-cell office:value-type="float" office:value="1442890800.57722" calcext:value-type="float">
            <text:p>1442890800.57722</text:p>
          </table:table-cell>
          <table:table-cell table:formula="of:=[.J738]-[.$B738]" office:value-type="float" office:value="0.323233366012573" calcext:value-type="float">
            <text:p>0.323233366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42890800.26642" calcext:value-type="float">
            <text:p>1442890800.26642</text:p>
          </table:table-cell>
          <table:table-cell office:value-type="float" office:value="896" calcext:value-type="float">
            <text:p>896</text:p>
          </table:table-cell>
          <table:table-cell table:formula="of:=[.B739]-[.B$2]" office:value-type="float" office:value="31.8202793598175" calcext:value-type="float">
            <text:p>31.8202793598</text:p>
          </table:table-cell>
          <table:table-cell table:formula="of:=[.C739]/([.D739]-[.D738])" office:value-type="float" office:value="72056.301102483" calcext:value-type="float">
            <text:p>72056.301102483</text:p>
          </table:table-cell>
          <table:table-cell/>
          <table:table-cell office:value-type="float" office:value="1442890800.56565" calcext:value-type="float">
            <text:p>1442890800.56565</text:p>
          </table:table-cell>
          <table:table-cell table:formula="of:=[.G739]-[.$B739]" office:value-type="float" office:value="0.299221515655518" calcext:value-type="float">
            <text:p>0.2992215157</text:p>
          </table:table-cell>
          <table:table-cell/>
          <table:table-cell office:value-type="float" office:value="1442890800.58109" calcext:value-type="float">
            <text:p>1442890800.58109</text:p>
          </table:table-cell>
          <table:table-cell table:formula="of:=[.J739]-[.$B739]" office:value-type="float" office:value="0.314664602279663" calcext:value-type="float">
            <text:p>0.3146646023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2890800.27887" calcext:value-type="float">
            <text:p>1442890800.27887</text:p>
          </table:table-cell>
          <table:table-cell office:value-type="float" office:value="896" calcext:value-type="float">
            <text:p>896</text:p>
          </table:table-cell>
          <table:table-cell table:formula="of:=[.B740]-[.B$2]" office:value-type="float" office:value="31.8327281475067" calcext:value-type="float">
            <text:p>31.8327281475</text:p>
          </table:table-cell>
          <table:table-cell table:formula="of:=[.C740]/([.D740]-[.D739])" office:value-type="float" office:value="71974.8799938714" calcext:value-type="float">
            <text:p>71974.8799938714</text:p>
          </table:table-cell>
          <table:table-cell/>
          <table:table-cell office:value-type="float" office:value="1442890800.56567" calcext:value-type="float">
            <text:p>1442890800.56567</text:p>
          </table:table-cell>
          <table:table-cell table:formula="of:=[.G740]-[.$B740]" office:value-type="float" office:value="0.286793947219849" calcext:value-type="float">
            <text:p>0.2867939472</text:p>
          </table:table-cell>
          <table:table-cell/>
          <table:table-cell office:value-type="float" office:value="1442890800.58497" calcext:value-type="float">
            <text:p>1442890800.58497</text:p>
          </table:table-cell>
          <table:table-cell table:formula="of:=[.J740]-[.$B740]" office:value-type="float" office:value="0.306101083755493" calcext:value-type="float">
            <text:p>0.3061010838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42890800.29135" calcext:value-type="float">
            <text:p>1442890800.29135</text:p>
          </table:table-cell>
          <table:table-cell office:value-type="float" office:value="896" calcext:value-type="float">
            <text:p>896</text:p>
          </table:table-cell>
          <table:table-cell table:formula="of:=[.B741]-[.B$2]" office:value-type="float" office:value="31.8452010154724" calcext:value-type="float">
            <text:p>31.8452010155</text:p>
          </table:table-cell>
          <table:table-cell table:formula="of:=[.C741]/([.D741]-[.D740])" office:value-type="float" office:value="71835.9243811526" calcext:value-type="float">
            <text:p>71835.9243811526</text:p>
          </table:table-cell>
          <table:table-cell/>
          <table:table-cell office:value-type="float" office:value="1442890800.56569" calcext:value-type="float">
            <text:p>1442890800.56569</text:p>
          </table:table-cell>
          <table:table-cell table:formula="of:=[.G741]-[.$B741]" office:value-type="float" office:value="0.274340867996216" calcext:value-type="float">
            <text:p>0.274340868</text:p>
          </table:table-cell>
          <table:table-cell/>
          <table:table-cell office:value-type="float" office:value="1442890800.58891" calcext:value-type="float">
            <text:p>1442890800.58891</text:p>
          </table:table-cell>
          <table:table-cell table:formula="of:=[.J741]-[.$B741]" office:value-type="float" office:value="0.297566652297974" calcext:value-type="float">
            <text:p>0.2975666523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42890800.3038" calcext:value-type="float">
            <text:p>1442890800.3038</text:p>
          </table:table-cell>
          <table:table-cell office:value-type="float" office:value="896" calcext:value-type="float">
            <text:p>896</text:p>
          </table:table-cell>
          <table:table-cell table:formula="of:=[.B742]-[.B$2]" office:value-type="float" office:value="31.8576545715332" calcext:value-type="float">
            <text:p>31.8576545715</text:p>
          </table:table-cell>
          <table:table-cell table:formula="of:=[.C742]/([.D742]-[.D741])" office:value-type="float" office:value="71947.3213615653" calcext:value-type="float">
            <text:p>71947.3213615653</text:p>
          </table:table-cell>
          <table:table-cell/>
          <table:table-cell office:value-type="float" office:value="1442890800.56571" calcext:value-type="float">
            <text:p>1442890800.56571</text:p>
          </table:table-cell>
          <table:table-cell table:formula="of:=[.G742]-[.$B742]" office:value-type="float" office:value="0.261908531188965" calcext:value-type="float">
            <text:p>0.2619085312</text:p>
          </table:table-cell>
          <table:table-cell/>
          <table:table-cell office:value-type="float" office:value="1442890800.59279" calcext:value-type="float">
            <text:p>1442890800.59279</text:p>
          </table:table-cell>
          <table:table-cell table:formula="of:=[.J742]-[.$B742]" office:value-type="float" office:value="0.288992404937744" calcext:value-type="float">
            <text:p>0.2889924049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42890800.31627" calcext:value-type="float">
            <text:p>1442890800.31627</text:p>
          </table:table-cell>
          <table:table-cell office:value-type="float" office:value="896" calcext:value-type="float">
            <text:p>896</text:p>
          </table:table-cell>
          <table:table-cell table:formula="of:=[.B743]-[.B$2]" office:value-type="float" office:value="31.8701231479645" calcext:value-type="float">
            <text:p>31.870123148</text:p>
          </table:table-cell>
          <table:table-cell table:formula="of:=[.C743]/([.D743]-[.D742])" office:value-type="float" office:value="71860.6494445188" calcext:value-type="float">
            <text:p>71860.6494445188</text:p>
          </table:table-cell>
          <table:table-cell/>
          <table:table-cell office:value-type="float" office:value="1442890800.56573" calcext:value-type="float">
            <text:p>1442890800.56573</text:p>
          </table:table-cell>
          <table:table-cell table:formula="of:=[.G743]-[.$B743]" office:value-type="float" office:value="0.249459743499756" calcext:value-type="float">
            <text:p>0.2494597435</text:p>
          </table:table-cell>
          <table:table-cell/>
          <table:table-cell office:value-type="float" office:value="1442890800.59666" calcext:value-type="float">
            <text:p>1442890800.59666</text:p>
          </table:table-cell>
          <table:table-cell table:formula="of:=[.J743]-[.$B743]" office:value-type="float" office:value="0.280395746231079" calcext:value-type="float">
            <text:p>0.2803957462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42890800.32878" calcext:value-type="float">
            <text:p>1442890800.32878</text:p>
          </table:table-cell>
          <table:table-cell office:value-type="float" office:value="896" calcext:value-type="float">
            <text:p>896</text:p>
          </table:table-cell>
          <table:table-cell table:formula="of:=[.B744]-[.B$2]" office:value-type="float" office:value="31.8826355934143" calcext:value-type="float">
            <text:p>31.8826355934</text:p>
          </table:table-cell>
          <table:table-cell table:formula="of:=[.C744]/([.D744]-[.D743])" office:value-type="float" office:value="71608.7037975648" calcext:value-type="float">
            <text:p>71608.7037975648</text:p>
          </table:table-cell>
          <table:table-cell/>
          <table:table-cell office:value-type="float" office:value="1442890800.56575" calcext:value-type="float">
            <text:p>1442890800.56575</text:p>
          </table:table-cell>
          <table:table-cell table:formula="of:=[.G744]-[.$B744]" office:value-type="float" office:value="0.236968278884888" calcext:value-type="float">
            <text:p>0.2369682789</text:p>
          </table:table-cell>
          <table:table-cell/>
          <table:table-cell office:value-type="float" office:value="1442890800.60061" calcext:value-type="float">
            <text:p>1442890800.60061</text:p>
          </table:table-cell>
          <table:table-cell table:formula="of:=[.J744]-[.$B744]" office:value-type="float" office:value="0.271829605102539" calcext:value-type="float">
            <text:p>0.271829605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42890800.34125" calcext:value-type="float">
            <text:p>1442890800.34125</text:p>
          </table:table-cell>
          <table:table-cell office:value-type="float" office:value="896" calcext:value-type="float">
            <text:p>896</text:p>
          </table:table-cell>
          <table:table-cell table:formula="of:=[.B745]-[.B$2]" office:value-type="float" office:value="31.8951098918915" calcext:value-type="float">
            <text:p>31.8951098919</text:p>
          </table:table-cell>
          <table:table-cell table:formula="of:=[.C745]/([.D745]-[.D744])" office:value-type="float" office:value="71827.6864738824" calcext:value-type="float">
            <text:p>71827.6864738824</text:p>
          </table:table-cell>
          <table:table-cell/>
          <table:table-cell office:value-type="float" office:value="1442890800.56577" calcext:value-type="float">
            <text:p>1442890800.56577</text:p>
          </table:table-cell>
          <table:table-cell table:formula="of:=[.G745]-[.$B745]" office:value-type="float" office:value="0.224514245986938" calcext:value-type="float">
            <text:p>0.224514246</text:p>
          </table:table-cell>
          <table:table-cell/>
          <table:table-cell office:value-type="float" office:value="1442890800.60453" calcext:value-type="float">
            <text:p>1442890800.60453</text:p>
          </table:table-cell>
          <table:table-cell table:formula="of:=[.J745]-[.$B745]" office:value-type="float" office:value="0.263275623321533" calcext:value-type="float">
            <text:p>0.2632756233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42890800.35379" calcext:value-type="float">
            <text:p>1442890800.35379</text:p>
          </table:table-cell>
          <table:table-cell office:value-type="float" office:value="896" calcext:value-type="float">
            <text:p>896</text:p>
          </table:table-cell>
          <table:table-cell table:formula="of:=[.B746]-[.B$2]" office:value-type="float" office:value="31.9076497554779" calcext:value-type="float">
            <text:p>31.9076497555</text:p>
          </table:table-cell>
          <table:table-cell table:formula="of:=[.C746]/([.D746]-[.D745])" office:value-type="float" office:value="71452.132937866" calcext:value-type="float">
            <text:p>71452.132937866</text:p>
          </table:table-cell>
          <table:table-cell/>
          <table:table-cell office:value-type="float" office:value="1442890800.56579" calcext:value-type="float">
            <text:p>1442890800.56579</text:p>
          </table:table-cell>
          <table:table-cell table:formula="of:=[.G746]-[.$B746]" office:value-type="float" office:value="0.211994409561157" calcext:value-type="float">
            <text:p>0.2119944096</text:p>
          </table:table-cell>
          <table:table-cell/>
          <table:table-cell office:value-type="float" office:value="1442890800.60843" calcext:value-type="float">
            <text:p>1442890800.60843</text:p>
          </table:table-cell>
          <table:table-cell table:formula="of:=[.J746]-[.$B746]" office:value-type="float" office:value="0.254639387130737" calcext:value-type="float">
            <text:p>0.2546393871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42890800.36633" calcext:value-type="float">
            <text:p>1442890800.36633</text:p>
          </table:table-cell>
          <table:table-cell office:value-type="float" office:value="896" calcext:value-type="float">
            <text:p>896</text:p>
          </table:table-cell>
          <table:table-cell table:formula="of:=[.B747]-[.B$2]" office:value-type="float" office:value="31.9201898574829" calcext:value-type="float">
            <text:p>31.9201898575</text:p>
          </table:table-cell>
          <table:table-cell table:formula="of:=[.C747]/([.D747]-[.D746])" office:value-type="float" office:value="71450.7744548168" calcext:value-type="float">
            <text:p>71450.7744548168</text:p>
          </table:table-cell>
          <table:table-cell/>
          <table:table-cell office:value-type="float" office:value="1442890800.60693" calcext:value-type="float">
            <text:p>1442890800.60693</text:p>
          </table:table-cell>
          <table:table-cell table:formula="of:=[.G747]-[.$B747]" office:value-type="float" office:value="0.240599870681763" calcext:value-type="float">
            <text:p>0.2405998707</text:p>
          </table:table-cell>
          <table:table-cell/>
          <table:table-cell office:value-type="float" office:value="1442890800.61233" calcext:value-type="float">
            <text:p>1442890800.61233</text:p>
          </table:table-cell>
          <table:table-cell table:formula="of:=[.J747]-[.$B747]" office:value-type="float" office:value="0.246000289916992" calcext:value-type="float">
            <text:p>0.2460002899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42890800.37884" calcext:value-type="float">
            <text:p>1442890800.37884</text:p>
          </table:table-cell>
          <table:table-cell office:value-type="float" office:value="896" calcext:value-type="float">
            <text:p>896</text:p>
          </table:table-cell>
          <table:table-cell table:formula="of:=[.B748]-[.B$2]" office:value-type="float" office:value="31.9326927661896" calcext:value-type="float">
            <text:p>31.9326927662</text:p>
          </table:table-cell>
          <table:table-cell table:formula="of:=[.C748]/([.D748]-[.D747])" office:value-type="float" office:value="71663.3241929025" calcext:value-type="float">
            <text:p>71663.3241929025</text:p>
          </table:table-cell>
          <table:table-cell/>
          <table:table-cell office:value-type="float" office:value="1442890800.60697" calcext:value-type="float">
            <text:p>1442890800.60697</text:p>
          </table:table-cell>
          <table:table-cell table:formula="of:=[.G748]-[.$B748]" office:value-type="float" office:value="0.228128671646118" calcext:value-type="float">
            <text:p>0.2281286716</text:p>
          </table:table-cell>
          <table:table-cell/>
          <table:table-cell office:value-type="float" office:value="1442890800.61621" calcext:value-type="float">
            <text:p>1442890800.61621</text:p>
          </table:table-cell>
          <table:table-cell table:formula="of:=[.J748]-[.$B748]" office:value-type="float" office:value="0.237370491027832" calcext:value-type="float">
            <text:p>0.237370491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2890800.39124" calcext:value-type="float">
            <text:p>1442890800.39124</text:p>
          </table:table-cell>
          <table:table-cell office:value-type="float" office:value="896" calcext:value-type="float">
            <text:p>896</text:p>
          </table:table-cell>
          <table:table-cell table:formula="of:=[.B749]-[.B$2]" office:value-type="float" office:value="31.9450993537903" calcext:value-type="float">
            <text:p>31.9450993538</text:p>
          </table:table-cell>
          <table:table-cell table:formula="of:=[.C749]/([.D749]-[.D748])" office:value-type="float" office:value="72219.6972154429" calcext:value-type="float">
            <text:p>72219.6972154429</text:p>
          </table:table-cell>
          <table:table-cell/>
          <table:table-cell office:value-type="float" office:value="1442890800.60701" calcext:value-type="float">
            <text:p>1442890800.60701</text:p>
          </table:table-cell>
          <table:table-cell table:formula="of:=[.G749]-[.$B749]" office:value-type="float" office:value="0.215761423110962" calcext:value-type="float">
            <text:p>0.2157614231</text:p>
          </table:table-cell>
          <table:table-cell/>
          <table:table-cell office:value-type="float" office:value="1442890800.6201" calcext:value-type="float">
            <text:p>1442890800.6201</text:p>
          </table:table-cell>
          <table:table-cell table:formula="of:=[.J749]-[.$B749]" office:value-type="float" office:value="0.228853702545166" calcext:value-type="float">
            <text:p>0.2288537025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42890800.4037" calcext:value-type="float">
            <text:p>1442890800.4037</text:p>
          </table:table-cell>
          <table:table-cell office:value-type="float" office:value="896" calcext:value-type="float">
            <text:p>896</text:p>
          </table:table-cell>
          <table:table-cell table:formula="of:=[.B750]-[.B$2]" office:value-type="float" office:value="31.9575567245483" calcext:value-type="float">
            <text:p>31.9575567245</text:p>
          </table:table-cell>
          <table:table-cell table:formula="of:=[.C750]/([.D750]-[.D749])" office:value-type="float" office:value="71925.289645933" calcext:value-type="float">
            <text:p>71925.289645933</text:p>
          </table:table-cell>
          <table:table-cell/>
          <table:table-cell office:value-type="float" office:value="1442890800.60703" calcext:value-type="float">
            <text:p>1442890800.60703</text:p>
          </table:table-cell>
          <table:table-cell table:formula="of:=[.G750]-[.$B750]" office:value-type="float" office:value="0.203325033187866" calcext:value-type="float">
            <text:p>0.2033250332</text:p>
          </table:table-cell>
          <table:table-cell/>
          <table:table-cell office:value-type="float" office:value="1442890800.62399" calcext:value-type="float">
            <text:p>1442890800.62399</text:p>
          </table:table-cell>
          <table:table-cell table:formula="of:=[.J750]-[.$B750]" office:value-type="float" office:value="0.220284223556519" calcext:value-type="float">
            <text:p>0.2202842236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42890800.41615" calcext:value-type="float">
            <text:p>1442890800.41615</text:p>
          </table:table-cell>
          <table:table-cell office:value-type="float" office:value="896" calcext:value-type="float">
            <text:p>896</text:p>
          </table:table-cell>
          <table:table-cell table:formula="of:=[.B751]-[.B$2]" office:value-type="float" office:value="31.9700062274933" calcext:value-type="float">
            <text:p>31.9700062275</text:p>
          </table:table-cell>
          <table:table-cell table:formula="of:=[.C751]/([.D751]-[.D750])" office:value-type="float" office:value="71970.7448532087" calcext:value-type="float">
            <text:p>71970.7448532087</text:p>
          </table:table-cell>
          <table:table-cell/>
          <table:table-cell office:value-type="float" office:value="1442890800.76398" calcext:value-type="float">
            <text:p>1442890800.76398</text:p>
          </table:table-cell>
          <table:table-cell table:formula="of:=[.G751]-[.$B751]" office:value-type="float" office:value="0.347829818725586" calcext:value-type="float">
            <text:p>0.3478298187</text:p>
          </table:table-cell>
          <table:table-cell/>
          <table:table-cell office:value-type="float" office:value="1442890800.76404" calcext:value-type="float">
            <text:p>1442890800.76404</text:p>
          </table:table-cell>
          <table:table-cell table:formula="of:=[.J751]-[.$B751]" office:value-type="float" office:value="0.347888469696045" calcext:value-type="float">
            <text:p>0.3478884697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42890800.42754" calcext:value-type="float">
            <text:p>1442890800.42754</text:p>
          </table:table-cell>
          <table:table-cell office:value-type="float" office:value="896" calcext:value-type="float">
            <text:p>896</text:p>
          </table:table-cell>
          <table:table-cell table:formula="of:=[.B752]-[.B$2]" office:value-type="float" office:value="31.9813983440399" calcext:value-type="float">
            <text:p>31.981398344</text:p>
          </table:table-cell>
          <table:table-cell table:formula="of:=[.C752]/([.D752]-[.D751])" office:value-type="float" office:value="78650.8807500733" calcext:value-type="float">
            <text:p>78650.8807500733</text:p>
          </table:table-cell>
          <table:table-cell/>
          <table:table-cell office:value-type="float" office:value="1442890800.76411" calcext:value-type="float">
            <text:p>1442890800.76411</text:p>
          </table:table-cell>
          <table:table-cell table:formula="of:=[.G752]-[.$B752]" office:value-type="float" office:value="0.336562156677246" calcext:value-type="float">
            <text:p>0.3365621567</text:p>
          </table:table-cell>
          <table:table-cell/>
          <table:table-cell office:value-type="float" office:value="1442890800.76793" calcext:value-type="float">
            <text:p>1442890800.76793</text:p>
          </table:table-cell>
          <table:table-cell table:formula="of:=[.J752]-[.$B752]" office:value-type="float" office:value="0.340388059616089" calcext:value-type="float">
            <text:p>0.3403880596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42890800.44002" calcext:value-type="float">
            <text:p>1442890800.44002</text:p>
          </table:table-cell>
          <table:table-cell office:value-type="float" office:value="896" calcext:value-type="float">
            <text:p>896</text:p>
          </table:table-cell>
          <table:table-cell table:formula="of:=[.B753]-[.B$2]" office:value-type="float" office:value="31.9938721656799" calcext:value-type="float">
            <text:p>31.9938721657</text:p>
          </table:table-cell>
          <table:table-cell table:formula="of:=[.C753]/([.D753]-[.D752])" office:value-type="float" office:value="71830.432233032" calcext:value-type="float">
            <text:p>71830.432233032</text:p>
          </table:table-cell>
          <table:table-cell/>
          <table:table-cell office:value-type="float" office:value="1442890800.76413" calcext:value-type="float">
            <text:p>1442890800.76413</text:p>
          </table:table-cell>
          <table:table-cell table:formula="of:=[.G753]-[.$B753]" office:value-type="float" office:value="0.324112415313721" calcext:value-type="float">
            <text:p>0.3241124153</text:p>
          </table:table-cell>
          <table:table-cell/>
          <table:table-cell office:value-type="float" office:value="1442890800.77182" calcext:value-type="float">
            <text:p>1442890800.77182</text:p>
          </table:table-cell>
          <table:table-cell table:formula="of:=[.J753]-[.$B753]" office:value-type="float" office:value="0.331798315048218" calcext:value-type="float">
            <text:p>0.331798315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42890800.45251" calcext:value-type="float">
            <text:p>1442890800.45251</text:p>
          </table:table-cell>
          <table:table-cell office:value-type="float" office:value="896" calcext:value-type="float">
            <text:p>896</text:p>
          </table:table-cell>
          <table:table-cell table:formula="of:=[.B754]-[.B$2]" office:value-type="float" office:value="32.0063681602478" calcext:value-type="float">
            <text:p>32.0063681602</text:p>
          </table:table-cell>
          <table:table-cell table:formula="of:=[.C754]/([.D754]-[.D753])" office:value-type="float" office:value="71702.9761123407" calcext:value-type="float">
            <text:p>71702.9761123407</text:p>
          </table:table-cell>
          <table:table-cell/>
          <table:table-cell office:value-type="float" office:value="1442890800.76415" calcext:value-type="float">
            <text:p>1442890800.76415</text:p>
          </table:table-cell>
          <table:table-cell table:formula="of:=[.G754]-[.$B754]" office:value-type="float" office:value="0.311636447906494" calcext:value-type="float">
            <text:p>0.3116364479</text:p>
          </table:table-cell>
          <table:table-cell/>
          <table:table-cell office:value-type="float" office:value="1442890800.77567" calcext:value-type="float">
            <text:p>1442890800.77567</text:p>
          </table:table-cell>
          <table:table-cell table:formula="of:=[.J754]-[.$B754]" office:value-type="float" office:value="0.323153495788574" calcext:value-type="float">
            <text:p>0.3231534958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42890800.46498" calcext:value-type="float">
            <text:p>1442890800.46498</text:p>
          </table:table-cell>
          <table:table-cell office:value-type="float" office:value="896" calcext:value-type="float">
            <text:p>896</text:p>
          </table:table-cell>
          <table:table-cell table:formula="of:=[.B755]-[.B$2]" office:value-type="float" office:value="32.0188376903534" calcext:value-type="float">
            <text:p>32.0188376904</text:p>
          </table:table-cell>
          <table:table-cell table:formula="of:=[.C755]/([.D755]-[.D754])" office:value-type="float" office:value="71855.1535152291" calcext:value-type="float">
            <text:p>71855.1535152291</text:p>
          </table:table-cell>
          <table:table-cell/>
          <table:table-cell office:value-type="float" office:value="1442890800.76417" calcext:value-type="float">
            <text:p>1442890800.76417</text:p>
          </table:table-cell>
          <table:table-cell table:formula="of:=[.G755]-[.$B755]" office:value-type="float" office:value="0.299186706542969" calcext:value-type="float">
            <text:p>0.2991867065</text:p>
          </table:table-cell>
          <table:table-cell/>
          <table:table-cell office:value-type="float" office:value="1442890800.77958" calcext:value-type="float">
            <text:p>1442890800.77958</text:p>
          </table:table-cell>
          <table:table-cell table:formula="of:=[.J755]-[.$B755]" office:value-type="float" office:value="0.314594745635986" calcext:value-type="float">
            <text:p>0.3145947456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42890800.47744" calcext:value-type="float">
            <text:p>1442890800.47744</text:p>
          </table:table-cell>
          <table:table-cell office:value-type="float" office:value="896" calcext:value-type="float">
            <text:p>896</text:p>
          </table:table-cell>
          <table:table-cell table:formula="of:=[.B756]-[.B$2]" office:value-type="float" office:value="32.0312991142273" calcext:value-type="float">
            <text:p>32.0312991142</text:p>
          </table:table-cell>
          <table:table-cell table:formula="of:=[.C756]/([.D756]-[.D755])" office:value-type="float" office:value="71901.8957277058" calcext:value-type="float">
            <text:p>71901.8957277058</text:p>
          </table:table-cell>
          <table:table-cell/>
          <table:table-cell office:value-type="float" office:value="1442890800.76419" calcext:value-type="float">
            <text:p>1442890800.76419</text:p>
          </table:table-cell>
          <table:table-cell table:formula="of:=[.G756]-[.$B756]" office:value-type="float" office:value="0.286745071411133" calcext:value-type="float">
            <text:p>0.2867450714</text:p>
          </table:table-cell>
          <table:table-cell/>
          <table:table-cell office:value-type="float" office:value="1442890800.78347" calcext:value-type="float">
            <text:p>1442890800.78347</text:p>
          </table:table-cell>
          <table:table-cell table:formula="of:=[.J756]-[.$B756]" office:value-type="float" office:value="0.306023836135864" calcext:value-type="float">
            <text:p>0.3060238361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42890800.4899" calcext:value-type="float">
            <text:p>1442890800.4899</text:p>
          </table:table-cell>
          <table:table-cell office:value-type="float" office:value="896" calcext:value-type="float">
            <text:p>896</text:p>
          </table:table-cell>
          <table:table-cell table:formula="of:=[.B757]-[.B$2]" office:value-type="float" office:value="32.0437531471252" calcext:value-type="float">
            <text:p>32.0437531471</text:p>
          </table:table-cell>
          <table:table-cell table:formula="of:=[.C757]/([.D757]-[.D756])" office:value-type="float" office:value="71944.5666590091" calcext:value-type="float">
            <text:p>71944.5666590091</text:p>
          </table:table-cell>
          <table:table-cell/>
          <table:table-cell office:value-type="float" office:value="1442890800.76421" calcext:value-type="float">
            <text:p>1442890800.76421</text:p>
          </table:table-cell>
          <table:table-cell table:formula="of:=[.G757]-[.$B757]" office:value-type="float" office:value="0.274311304092407" calcext:value-type="float">
            <text:p>0.2743113041</text:p>
          </table:table-cell>
          <table:table-cell/>
          <table:table-cell office:value-type="float" office:value="1442890800.78736" calcext:value-type="float">
            <text:p>1442890800.78736</text:p>
          </table:table-cell>
          <table:table-cell table:formula="of:=[.J757]-[.$B757]" office:value-type="float" office:value="0.297458648681641" calcext:value-type="float">
            <text:p>0.2974586487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42890800.50233" calcext:value-type="float">
            <text:p>1442890800.50233</text:p>
          </table:table-cell>
          <table:table-cell office:value-type="float" office:value="896" calcext:value-type="float">
            <text:p>896</text:p>
          </table:table-cell>
          <table:table-cell table:formula="of:=[.B758]-[.B$2]" office:value-type="float" office:value="32.0561892986298" calcext:value-type="float">
            <text:p>32.0561892986</text:p>
          </table:table-cell>
          <table:table-cell table:formula="of:=[.C758]/([.D758]-[.D757])" office:value-type="float" office:value="72048.012576446" calcext:value-type="float">
            <text:p>72048.012576446</text:p>
          </table:table-cell>
          <table:table-cell/>
          <table:table-cell office:value-type="float" office:value="1442890800.76423" calcext:value-type="float">
            <text:p>1442890800.76423</text:p>
          </table:table-cell>
          <table:table-cell table:formula="of:=[.G758]-[.$B758]" office:value-type="float" office:value="0.261896848678589" calcext:value-type="float">
            <text:p>0.2618968487</text:p>
          </table:table-cell>
          <table:table-cell/>
          <table:table-cell office:value-type="float" office:value="1442890800.79126" calcext:value-type="float">
            <text:p>1442890800.79126</text:p>
          </table:table-cell>
          <table:table-cell table:formula="of:=[.J758]-[.$B758]" office:value-type="float" office:value="0.288921594619751" calcext:value-type="float">
            <text:p>0.2889215946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42890800.51483" calcext:value-type="float">
            <text:p>1442890800.51483</text:p>
          </table:table-cell>
          <table:table-cell office:value-type="float" office:value="896" calcext:value-type="float">
            <text:p>896</text:p>
          </table:table-cell>
          <table:table-cell table:formula="of:=[.B759]-[.B$2]" office:value-type="float" office:value="32.0686902999878" calcext:value-type="float">
            <text:p>32.0686903</text:p>
          </table:table-cell>
          <table:table-cell table:formula="of:=[.C759]/([.D759]-[.D758])" office:value-type="float" office:value="71674.258272462" calcext:value-type="float">
            <text:p>71674.258272462</text:p>
          </table:table-cell>
          <table:table-cell/>
          <table:table-cell office:value-type="float" office:value="1442890800.76425" calcext:value-type="float">
            <text:p>1442890800.76425</text:p>
          </table:table-cell>
          <table:table-cell table:formula="of:=[.G759]-[.$B759]" office:value-type="float" office:value="0.249415874481201" calcext:value-type="float">
            <text:p>0.2494158745</text:p>
          </table:table-cell>
          <table:table-cell/>
          <table:table-cell office:value-type="float" office:value="1442890800.79513" calcext:value-type="float">
            <text:p>1442890800.79513</text:p>
          </table:table-cell>
          <table:table-cell table:formula="of:=[.J759]-[.$B759]" office:value-type="float" office:value="0.28029727935791" calcext:value-type="float">
            <text:p>0.2802972794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42890800.5273" calcext:value-type="float">
            <text:p>1442890800.5273</text:p>
          </table:table-cell>
          <table:table-cell office:value-type="float" office:value="896" calcext:value-type="float">
            <text:p>896</text:p>
          </table:table-cell>
          <table:table-cell table:formula="of:=[.B760]-[.B$2]" office:value-type="float" office:value="32.0811545848846" calcext:value-type="float">
            <text:p>32.0811545849</text:p>
          </table:table-cell>
          <table:table-cell table:formula="of:=[.C760]/([.D760]-[.D759])" office:value-type="float" office:value="71885.3915338855" calcext:value-type="float">
            <text:p>71885.3915338855</text:p>
          </table:table-cell>
          <table:table-cell/>
          <table:table-cell office:value-type="float" office:value="1442890800.76427" calcext:value-type="float">
            <text:p>1442890800.76427</text:p>
          </table:table-cell>
          <table:table-cell table:formula="of:=[.G760]-[.$B760]" office:value-type="float" office:value="0.236971855163574" calcext:value-type="float">
            <text:p>0.2369718552</text:p>
          </table:table-cell>
          <table:table-cell/>
          <table:table-cell office:value-type="float" office:value="1442890800.79903" calcext:value-type="float">
            <text:p>1442890800.79903</text:p>
          </table:table-cell>
          <table:table-cell table:formula="of:=[.J760]-[.$B760]" office:value-type="float" office:value="0.271732091903687" calcext:value-type="float">
            <text:p>0.271732091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42890800.53977" calcext:value-type="float">
            <text:p>1442890800.53977</text:p>
          </table:table-cell>
          <table:table-cell office:value-type="float" office:value="896" calcext:value-type="float">
            <text:p>896</text:p>
          </table:table-cell>
          <table:table-cell table:formula="of:=[.B761]-[.B$2]" office:value-type="float" office:value="32.0936255455017" calcext:value-type="float">
            <text:p>32.0936255455</text:p>
          </table:table-cell>
          <table:table-cell table:formula="of:=[.C761]/([.D761]-[.D760])" office:value-type="float" office:value="71846.9111973541" calcext:value-type="float">
            <text:p>71846.9111973541</text:p>
          </table:table-cell>
          <table:table-cell/>
          <table:table-cell office:value-type="float" office:value="1442890800.76429" calcext:value-type="float">
            <text:p>1442890800.76429</text:p>
          </table:table-cell>
          <table:table-cell table:formula="of:=[.G761]-[.$B761]" office:value-type="float" office:value="0.224520683288574" calcext:value-type="float">
            <text:p>0.2245206833</text:p>
          </table:table-cell>
          <table:table-cell/>
          <table:table-cell office:value-type="float" office:value="1442890800.80293" calcext:value-type="float">
            <text:p>1442890800.80293</text:p>
          </table:table-cell>
          <table:table-cell table:formula="of:=[.J761]-[.$B761]" office:value-type="float" office:value="0.26315712928772" calcext:value-type="float">
            <text:p>0.2631571293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42890800.55224" calcext:value-type="float">
            <text:p>1442890800.55224</text:p>
          </table:table-cell>
          <table:table-cell office:value-type="float" office:value="896" calcext:value-type="float">
            <text:p>896</text:p>
          </table:table-cell>
          <table:table-cell table:formula="of:=[.B762]-[.B$2]" office:value-type="float" office:value="32.1060998439789" calcext:value-type="float">
            <text:p>32.106099844</text:p>
          </table:table-cell>
          <table:table-cell table:formula="of:=[.C762]/([.D762]-[.D761])" office:value-type="float" office:value="71827.6864738824" calcext:value-type="float">
            <text:p>71827.6864738824</text:p>
          </table:table-cell>
          <table:table-cell/>
          <table:table-cell office:value-type="float" office:value="1442890800.76431" calcext:value-type="float">
            <text:p>1442890800.76431</text:p>
          </table:table-cell>
          <table:table-cell table:formula="of:=[.G762]-[.$B762]" office:value-type="float" office:value="0.212067127227783" calcext:value-type="float">
            <text:p>0.2120671272</text:p>
          </table:table-cell>
          <table:table-cell/>
          <table:table-cell office:value-type="float" office:value="1442890800.8068" calcext:value-type="float">
            <text:p>1442890800.8068</text:p>
          </table:table-cell>
          <table:table-cell table:formula="of:=[.J762]-[.$B762]" office:value-type="float" office:value="0.254557371139526" calcext:value-type="float">
            <text:p>0.2545573711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42890800.56475" calcext:value-type="float">
            <text:p>1442890800.56475</text:p>
          </table:table-cell>
          <table:table-cell office:value-type="float" office:value="896" calcext:value-type="float">
            <text:p>896</text:p>
          </table:table-cell>
          <table:table-cell table:formula="of:=[.B763]-[.B$2]" office:value-type="float" office:value="32.1186020374298" calcext:value-type="float">
            <text:p>32.1186020374</text:p>
          </table:table-cell>
          <table:table-cell table:formula="of:=[.C763]/([.D763]-[.D762])" office:value-type="float" office:value="71667.4240817728" calcext:value-type="float">
            <text:p>71667.4240817728</text:p>
          </table:table-cell>
          <table:table-cell/>
          <table:table-cell office:value-type="float" office:value="1442890800.80793" calcext:value-type="float">
            <text:p>1442890800.80793</text:p>
          </table:table-cell>
          <table:table-cell table:formula="of:=[.G763]-[.$B763]" office:value-type="float" office:value="0.243186950683594" calcext:value-type="float">
            <text:p>0.2431869507</text:p>
          </table:table-cell>
          <table:table-cell/>
          <table:table-cell office:value-type="float" office:value="1442890800.81069" calcext:value-type="float">
            <text:p>1442890800.81069</text:p>
          </table:table-cell>
          <table:table-cell table:formula="of:=[.J763]-[.$B763]" office:value-type="float" office:value="0.245945692062378" calcext:value-type="float">
            <text:p>0.245945692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42890800.57621" calcext:value-type="float">
            <text:p>1442890800.57621</text:p>
          </table:table-cell>
          <table:table-cell office:value-type="float" office:value="896" calcext:value-type="float">
            <text:p>896</text:p>
          </table:table-cell>
          <table:table-cell table:formula="of:=[.B764]-[.B$2]" office:value-type="float" office:value="32.13006067276" calcext:value-type="float">
            <text:p>32.1300606728</text:p>
          </table:table-cell>
          <table:table-cell table:formula="of:=[.C764]/([.D764]-[.D763])" office:value-type="float" office:value="78194.3027402676" calcext:value-type="float">
            <text:p>78194.3027402676</text:p>
          </table:table-cell>
          <table:table-cell/>
          <table:table-cell office:value-type="float" office:value="1442890800.80797" calcext:value-type="float">
            <text:p>1442890800.80797</text:p>
          </table:table-cell>
          <table:table-cell table:formula="of:=[.G764]-[.$B764]" office:value-type="float" office:value="0.231765508651733" calcext:value-type="float">
            <text:p>0.2317655087</text:p>
          </table:table-cell>
          <table:table-cell/>
          <table:table-cell office:value-type="float" office:value="1442890800.81458" calcext:value-type="float">
            <text:p>1442890800.81458</text:p>
          </table:table-cell>
          <table:table-cell table:formula="of:=[.J764]-[.$B764]" office:value-type="float" office:value="0.238370180130005" calcext:value-type="float">
            <text:p>0.238370180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42890800.58864" calcext:value-type="float">
            <text:p>1442890800.58864</text:p>
          </table:table-cell>
          <table:table-cell office:value-type="float" office:value="896" calcext:value-type="float">
            <text:p>896</text:p>
          </table:table-cell>
          <table:table-cell table:formula="of:=[.B765]-[.B$2]" office:value-type="float" office:value="32.1424984931946" calcext:value-type="float">
            <text:p>32.1424984932</text:p>
          </table:table-cell>
          <table:table-cell table:formula="of:=[.C765]/([.D765]-[.D764])" office:value-type="float" office:value="72038.3450391044" calcext:value-type="float">
            <text:p>72038.3450391044</text:p>
          </table:table-cell>
          <table:table-cell/>
          <table:table-cell office:value-type="float" office:value="1442890800.80799" calcext:value-type="float">
            <text:p>1442890800.80799</text:p>
          </table:table-cell>
          <table:table-cell table:formula="of:=[.G765]-[.$B765]" office:value-type="float" office:value="0.219350576400757" calcext:value-type="float">
            <text:p>0.2193505764</text:p>
          </table:table-cell>
          <table:table-cell/>
          <table:table-cell office:value-type="float" office:value="1442890800.81855" calcext:value-type="float">
            <text:p>1442890800.81855</text:p>
          </table:table-cell>
          <table:table-cell table:formula="of:=[.J765]-[.$B765]" office:value-type="float" office:value="0.229911327362061" calcext:value-type="float">
            <text:p>0.2299113274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42890800.60108" calcext:value-type="float">
            <text:p>1442890800.60108</text:p>
          </table:table-cell>
          <table:table-cell office:value-type="float" office:value="896" calcext:value-type="float">
            <text:p>896</text:p>
          </table:table-cell>
          <table:table-cell table:formula="of:=[.B766]-[.B$2]" office:value-type="float" office:value="32.1549315452576" calcext:value-type="float">
            <text:p>32.1549315453</text:p>
          </table:table-cell>
          <table:table-cell table:formula="of:=[.C766]/([.D766]-[.D765])" office:value-type="float" office:value="72065.9734601519" calcext:value-type="float">
            <text:p>72065.9734601519</text:p>
          </table:table-cell>
          <table:table-cell/>
          <table:table-cell office:value-type="float" office:value="1442890800.80802" calcext:value-type="float">
            <text:p>1442890800.80802</text:p>
          </table:table-cell>
          <table:table-cell table:formula="of:=[.G766]-[.$B766]" office:value-type="float" office:value="0.206939935684204" calcext:value-type="float">
            <text:p>0.2069399357</text:p>
          </table:table-cell>
          <table:table-cell/>
          <table:table-cell office:value-type="float" office:value="1442890800.82244" calcext:value-type="float">
            <text:p>1442890800.82244</text:p>
          </table:table-cell>
          <table:table-cell table:formula="of:=[.J766]-[.$B766]" office:value-type="float" office:value="0.221363306045532" calcext:value-type="float">
            <text:p>0.221363306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42890800.61355" calcext:value-type="float">
            <text:p>1442890800.61355</text:p>
          </table:table-cell>
          <table:table-cell office:value-type="float" office:value="896" calcext:value-type="float">
            <text:p>896</text:p>
          </table:table-cell>
          <table:table-cell table:formula="of:=[.B767]-[.B$2]" office:value-type="float" office:value="32.1674058437347" calcext:value-type="float">
            <text:p>32.1674058437</text:p>
          </table:table-cell>
          <table:table-cell table:formula="of:=[.C767]/([.D767]-[.D766])" office:value-type="float" office:value="71827.6864738824" calcext:value-type="float">
            <text:p>71827.6864738824</text:p>
          </table:table-cell>
          <table:table-cell/>
          <table:table-cell office:value-type="float" office:value="1442890800.96236" calcext:value-type="float">
            <text:p>1442890800.96236</text:p>
          </table:table-cell>
          <table:table-cell table:formula="of:=[.G767]-[.$B767]" office:value-type="float" office:value="0.348814487457275" calcext:value-type="float">
            <text:p>0.3488144875</text:p>
          </table:table-cell>
          <table:table-cell/>
          <table:table-cell office:value-type="float" office:value="1442890800.96242" calcext:value-type="float">
            <text:p>1442890800.96242</text:p>
          </table:table-cell>
          <table:table-cell table:formula="of:=[.J767]-[.$B767]" office:value-type="float" office:value="0.348865270614624" calcext:value-type="float">
            <text:p>0.3488652706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42890800.62604" calcext:value-type="float">
            <text:p>1442890800.62604</text:p>
          </table:table-cell>
          <table:table-cell office:value-type="float" office:value="896" calcext:value-type="float">
            <text:p>896</text:p>
          </table:table-cell>
          <table:table-cell table:formula="of:=[.B768]-[.B$2]" office:value-type="float" office:value="32.179890871048" calcext:value-type="float">
            <text:p>32.179890871</text:p>
          </table:table-cell>
          <table:table-cell table:formula="of:=[.C768]/([.D768]-[.D767])" office:value-type="float" office:value="71765.9623419776" calcext:value-type="float">
            <text:p>71765.9623419776</text:p>
          </table:table-cell>
          <table:table-cell/>
          <table:table-cell office:value-type="float" office:value="1442890800.96247" calcext:value-type="float">
            <text:p>1442890800.96247</text:p>
          </table:table-cell>
          <table:table-cell table:formula="of:=[.G768]-[.$B768]" office:value-type="float" office:value="0.336431503295898" calcext:value-type="float">
            <text:p>0.3364315033</text:p>
          </table:table-cell>
          <table:table-cell/>
          <table:table-cell office:value-type="float" office:value="1442890800.96634" calcext:value-type="float">
            <text:p>1442890800.96634</text:p>
          </table:table-cell>
          <table:table-cell table:formula="of:=[.J768]-[.$B768]" office:value-type="float" office:value="0.340307950973511" calcext:value-type="float">
            <text:p>0.340307951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42890800.63852" calcext:value-type="float">
            <text:p>1442890800.63852</text:p>
          </table:table-cell>
          <table:table-cell office:value-type="float" office:value="896" calcext:value-type="float">
            <text:p>896</text:p>
          </table:table-cell>
          <table:table-cell table:formula="of:=[.B769]-[.B$2]" office:value-type="float" office:value="32.1923725605011" calcext:value-type="float">
            <text:p>32.1923725605</text:p>
          </table:table-cell>
          <table:table-cell table:formula="of:=[.C769]/([.D769]-[.D768])" office:value-type="float" office:value="71785.1540342298" calcext:value-type="float">
            <text:p>71785.1540342298</text:p>
          </table:table-cell>
          <table:table-cell/>
          <table:table-cell office:value-type="float" office:value="1442890800.9625" calcext:value-type="float">
            <text:p>1442890800.9625</text:p>
          </table:table-cell>
          <table:table-cell table:formula="of:=[.G769]-[.$B769]" office:value-type="float" office:value="0.323980331420898" calcext:value-type="float">
            <text:p>0.3239803314</text:p>
          </table:table-cell>
          <table:table-cell/>
          <table:table-cell office:value-type="float" office:value="1442890800.97024" calcext:value-type="float">
            <text:p>1442890800.97024</text:p>
          </table:table-cell>
          <table:table-cell table:formula="of:=[.J769]-[.$B769]" office:value-type="float" office:value="0.331721782684326" calcext:value-type="float">
            <text:p>0.3317217827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42890800.65096" calcext:value-type="float">
            <text:p>1442890800.65096</text:p>
          </table:table-cell>
          <table:table-cell office:value-type="float" office:value="896" calcext:value-type="float">
            <text:p>896</text:p>
          </table:table-cell>
          <table:table-cell table:formula="of:=[.B770]-[.B$2]" office:value-type="float" office:value="32.2048141956329" calcext:value-type="float">
            <text:p>32.2048141956</text:p>
          </table:table-cell>
          <table:table-cell table:formula="of:=[.C770]/([.D770]-[.D769])" office:value-type="float" office:value="72016.257550207" calcext:value-type="float">
            <text:p>72016.257550207</text:p>
          </table:table-cell>
          <table:table-cell/>
          <table:table-cell office:value-type="float" office:value="1442890800.96252" calcext:value-type="float">
            <text:p>1442890800.96252</text:p>
          </table:table-cell>
          <table:table-cell table:formula="of:=[.G770]-[.$B770]" office:value-type="float" office:value="0.311562299728394" calcext:value-type="float">
            <text:p>0.3115622997</text:p>
          </table:table-cell>
          <table:table-cell/>
          <table:table-cell office:value-type="float" office:value="1442890800.97416" calcext:value-type="float">
            <text:p>1442890800.97416</text:p>
          </table:table-cell>
          <table:table-cell table:formula="of:=[.J770]-[.$B770]" office:value-type="float" office:value="0.323199510574341" calcext:value-type="float">
            <text:p>0.3231995106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42890800.66344" calcext:value-type="float">
            <text:p>1442890800.66344</text:p>
          </table:table-cell>
          <table:table-cell office:value-type="float" office:value="896" calcext:value-type="float">
            <text:p>896</text:p>
          </table:table-cell>
          <table:table-cell table:formula="of:=[.B771]-[.B$2]" office:value-type="float" office:value="32.217297077179" calcext:value-type="float">
            <text:p>32.2172970772</text:p>
          </table:table-cell>
          <table:table-cell table:formula="of:=[.C771]/([.D771]-[.D770])" office:value-type="float" office:value="71778.2986802147" calcext:value-type="float">
            <text:p>71778.2986802147</text:p>
          </table:table-cell>
          <table:table-cell/>
          <table:table-cell office:value-type="float" office:value="1442890800.96254" calcext:value-type="float">
            <text:p>1442890800.96254</text:p>
          </table:table-cell>
          <table:table-cell table:formula="of:=[.G771]-[.$B771]" office:value-type="float" office:value="0.299100160598755" calcext:value-type="float">
            <text:p>0.2991001606</text:p>
          </table:table-cell>
          <table:table-cell/>
          <table:table-cell office:value-type="float" office:value="1442890800.97805" calcext:value-type="float">
            <text:p>1442890800.97805</text:p>
          </table:table-cell>
          <table:table-cell table:formula="of:=[.J771]-[.$B771]" office:value-type="float" office:value="0.314610004425049" calcext:value-type="float">
            <text:p>0.3146100044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42890800.6759" calcext:value-type="float">
            <text:p>1442890800.6759</text:p>
          </table:table-cell>
          <table:table-cell office:value-type="float" office:value="896" calcext:value-type="float">
            <text:p>896</text:p>
          </table:table-cell>
          <table:table-cell table:formula="of:=[.B772]-[.B$2]" office:value-type="float" office:value="32.229752779007" calcext:value-type="float">
            <text:p>32.229752779</text:p>
          </table:table-cell>
          <table:table-cell table:formula="of:=[.C772]/([.D772]-[.D771])" office:value-type="float" office:value="71934.9268610149" calcext:value-type="float">
            <text:p>71934.9268610149</text:p>
          </table:table-cell>
          <table:table-cell/>
          <table:table-cell office:value-type="float" office:value="1442890800.96256" calcext:value-type="float">
            <text:p>1442890800.96256</text:p>
          </table:table-cell>
          <table:table-cell table:formula="of:=[.G772]-[.$B772]" office:value-type="float" office:value="0.286664724349976" calcext:value-type="float">
            <text:p>0.2866647243</text:p>
          </table:table-cell>
          <table:table-cell/>
          <table:table-cell office:value-type="float" office:value="1442890800.98196" calcext:value-type="float">
            <text:p>1442890800.98196</text:p>
          </table:table-cell>
          <table:table-cell table:formula="of:=[.J772]-[.$B772]" office:value-type="float" office:value="0.30605936050415" calcext:value-type="float">
            <text:p>0.306059360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42890800.68839" calcext:value-type="float">
            <text:p>1442890800.68839</text:p>
          </table:table-cell>
          <table:table-cell office:value-type="float" office:value="896" calcext:value-type="float">
            <text:p>896</text:p>
          </table:table-cell>
          <table:table-cell table:formula="of:=[.B773]-[.B$2]" office:value-type="float" office:value="32.2422409057617" calcext:value-type="float">
            <text:p>32.2422409058</text:p>
          </table:table-cell>
          <table:table-cell table:formula="of:=[.C773]/([.D773]-[.D772])" office:value-type="float" office:value="71748.1506710705" calcext:value-type="float">
            <text:p>71748.1506710705</text:p>
          </table:table-cell>
          <table:table-cell/>
          <table:table-cell office:value-type="float" office:value="1442890800.96258" calcext:value-type="float">
            <text:p>1442890800.96258</text:p>
          </table:table-cell>
          <table:table-cell table:formula="of:=[.G773]-[.$B773]" office:value-type="float" office:value="0.274196863174438" calcext:value-type="float">
            <text:p>0.2741968632</text:p>
          </table:table-cell>
          <table:table-cell/>
          <table:table-cell office:value-type="float" office:value="1442890800.98585" calcext:value-type="float">
            <text:p>1442890800.98585</text:p>
          </table:table-cell>
          <table:table-cell table:formula="of:=[.J773]-[.$B773]" office:value-type="float" office:value="0.297463893890381" calcext:value-type="float">
            <text:p>0.2974638939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42890800.70085" calcext:value-type="float">
            <text:p>1442890800.70085</text:p>
          </table:table-cell>
          <table:table-cell office:value-type="float" office:value="896" calcext:value-type="float">
            <text:p>896</text:p>
          </table:table-cell>
          <table:table-cell table:formula="of:=[.B774]-[.B$2]" office:value-type="float" office:value="32.2547078132629" calcext:value-type="float">
            <text:p>32.2547078133</text:p>
          </table:table-cell>
          <table:table-cell table:formula="of:=[.C774]/([.D774]-[.D773])" office:value-type="float" office:value="71870.2693440428" calcext:value-type="float">
            <text:p>71870.2693440428</text:p>
          </table:table-cell>
          <table:table-cell/>
          <table:table-cell office:value-type="float" office:value="1442890800.9626" calcext:value-type="float">
            <text:p>1442890800.9626</text:p>
          </table:table-cell>
          <table:table-cell table:formula="of:=[.G774]-[.$B774]" office:value-type="float" office:value="0.26175045967102" calcext:value-type="float">
            <text:p>0.2617504597</text:p>
          </table:table-cell>
          <table:table-cell/>
          <table:table-cell office:value-type="float" office:value="1442890800.98972" calcext:value-type="float">
            <text:p>1442890800.98972</text:p>
          </table:table-cell>
          <table:table-cell table:formula="of:=[.J774]-[.$B774]" office:value-type="float" office:value="0.288866281509399" calcext:value-type="float">
            <text:p>0.2888662815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42890800.71335" calcext:value-type="float">
            <text:p>1442890800.71335</text:p>
          </table:table-cell>
          <table:table-cell office:value-type="float" office:value="896" calcext:value-type="float">
            <text:p>896</text:p>
          </table:table-cell>
          <table:table-cell table:formula="of:=[.B775]-[.B$2]" office:value-type="float" office:value="32.267205953598" calcext:value-type="float">
            <text:p>32.2672059536</text:p>
          </table:table-cell>
          <table:table-cell table:formula="of:=[.C775]/([.D775]-[.D774])" office:value-type="float" office:value="71690.6656492627" calcext:value-type="float">
            <text:p>71690.6656492627</text:p>
          </table:table-cell>
          <table:table-cell/>
          <table:table-cell office:value-type="float" office:value="1442890800.96262" calcext:value-type="float">
            <text:p>1442890800.96262</text:p>
          </table:table-cell>
          <table:table-cell table:formula="of:=[.G775]-[.$B775]" office:value-type="float" office:value="0.249272346496582" calcext:value-type="float">
            <text:p>0.2492723465</text:p>
          </table:table-cell>
          <table:table-cell/>
          <table:table-cell office:value-type="float" office:value="1442890800.9936" calcext:value-type="float">
            <text:p>1442890800.9936</text:p>
          </table:table-cell>
          <table:table-cell table:formula="of:=[.J775]-[.$B775]" office:value-type="float" office:value="0.280253648757935" calcext:value-type="float">
            <text:p>0.2802536488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42890800.7258" calcext:value-type="float">
            <text:p>1442890800.7258</text:p>
          </table:table-cell>
          <table:table-cell office:value-type="float" office:value="896" calcext:value-type="float">
            <text:p>896</text:p>
          </table:table-cell>
          <table:table-cell table:formula="of:=[.B776]-[.B$2]" office:value-type="float" office:value="32.2796549797058" calcext:value-type="float">
            <text:p>32.2796549797</text:p>
          </table:table-cell>
          <table:table-cell table:formula="of:=[.C776]/([.D776]-[.D775])" office:value-type="float" office:value="71973.5015608542" calcext:value-type="float">
            <text:p>71973.5015608542</text:p>
          </table:table-cell>
          <table:table-cell/>
          <table:table-cell office:value-type="float" office:value="1442890800.96265" calcext:value-type="float">
            <text:p>1442890800.96265</text:p>
          </table:table-cell>
          <table:table-cell table:formula="of:=[.G776]-[.$B776]" office:value-type="float" office:value="0.23684549331665" calcext:value-type="float">
            <text:p>0.2368454933</text:p>
          </table:table-cell>
          <table:table-cell/>
          <table:table-cell office:value-type="float" office:value="1442890800.99749" calcext:value-type="float">
            <text:p>1442890800.99749</text:p>
          </table:table-cell>
          <table:table-cell table:formula="of:=[.J776]-[.$B776]" office:value-type="float" office:value="0.271686553955078" calcext:value-type="float">
            <text:p>0.271686554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42890800.73829" calcext:value-type="float">
            <text:p>1442890800.73829</text:p>
          </table:table-cell>
          <table:table-cell office:value-type="float" office:value="896" calcext:value-type="float">
            <text:p>896</text:p>
          </table:table-cell>
          <table:table-cell table:formula="of:=[.B777]-[.B$2]" office:value-type="float" office:value="32.2921497821808" calcext:value-type="float">
            <text:p>32.2921497822</text:p>
          </table:table-cell>
          <table:table-cell table:formula="of:=[.C777]/([.D777]-[.D776])" office:value-type="float" office:value="71709.8170855039" calcext:value-type="float">
            <text:p>71709.8170855039</text:p>
          </table:table-cell>
          <table:table-cell/>
          <table:table-cell office:value-type="float" office:value="1442890800.96266" calcext:value-type="float">
            <text:p>1442890800.96266</text:p>
          </table:table-cell>
          <table:table-cell table:formula="of:=[.G777]-[.$B777]" office:value-type="float" office:value="0.22437047958374" calcext:value-type="float">
            <text:p>0.2243704796</text:p>
          </table:table-cell>
          <table:table-cell/>
          <table:table-cell office:value-type="float" office:value="1442890801.00134" calcext:value-type="float">
            <text:p>1442890801.00134</text:p>
          </table:table-cell>
          <table:table-cell table:formula="of:=[.J777]-[.$B777]" office:value-type="float" office:value="0.263049840927124" calcext:value-type="float">
            <text:p>0.2630498409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42890800.75073" calcext:value-type="float">
            <text:p>1442890800.75073</text:p>
          </table:table-cell>
          <table:table-cell office:value-type="float" office:value="896" calcext:value-type="float">
            <text:p>896</text:p>
          </table:table-cell>
          <table:table-cell table:formula="of:=[.B778]-[.B$2]" office:value-type="float" office:value="32.3045825958252" calcext:value-type="float">
            <text:p>32.3045825958</text:p>
          </table:table-cell>
          <table:table-cell table:formula="of:=[.C778]/([.D778]-[.D777])" office:value-type="float" office:value="72067.3554375132" calcext:value-type="float">
            <text:p>72067.3554375132</text:p>
          </table:table-cell>
          <table:table-cell/>
          <table:table-cell office:value-type="float" office:value="1442890800.96269" calcext:value-type="float">
            <text:p>1442890800.96269</text:p>
          </table:table-cell>
          <table:table-cell table:formula="of:=[.G778]-[.$B778]" office:value-type="float" office:value="0.211958408355713" calcext:value-type="float">
            <text:p>0.2119584084</text:p>
          </table:table-cell>
          <table:table-cell/>
          <table:table-cell office:value-type="float" office:value="1442890801.00509" calcext:value-type="float">
            <text:p>1442890801.00509</text:p>
          </table:table-cell>
          <table:table-cell table:formula="of:=[.J778]-[.$B778]" office:value-type="float" office:value="0.254363298416138" calcext:value-type="float">
            <text:p>0.2543632984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42890800.76319" calcext:value-type="float">
            <text:p>1442890800.76319</text:p>
          </table:table-cell>
          <table:table-cell office:value-type="float" office:value="896" calcext:value-type="float">
            <text:p>896</text:p>
          </table:table-cell>
          <table:table-cell table:formula="of:=[.B779]-[.B$2]" office:value-type="float" office:value="32.3170471191406" calcext:value-type="float">
            <text:p>32.3170471191</text:p>
          </table:table-cell>
          <table:table-cell table:formula="of:=[.C779]/([.D779]-[.D778])" office:value-type="float" office:value="71884.0165263963" calcext:value-type="float">
            <text:p>71884.0165263963</text:p>
          </table:table-cell>
          <table:table-cell/>
          <table:table-cell office:value-type="float" office:value="1442890801.00912" calcext:value-type="float">
            <text:p>1442890801.00912</text:p>
          </table:table-cell>
          <table:table-cell table:formula="of:=[.G779]-[.$B779]" office:value-type="float" office:value="0.245927572250366" calcext:value-type="float">
            <text:p>0.2459275723</text:p>
          </table:table-cell>
          <table:table-cell/>
          <table:table-cell office:value-type="float" office:value="1442890801.00915" calcext:value-type="float">
            <text:p>1442890801.00915</text:p>
          </table:table-cell>
          <table:table-cell table:formula="of:=[.J779]-[.$B779]" office:value-type="float" office:value="0.245958805084229" calcext:value-type="float">
            <text:p>0.2459588051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42890800.77567" calcext:value-type="float">
            <text:p>1442890800.77567</text:p>
          </table:table-cell>
          <table:table-cell office:value-type="float" office:value="896" calcext:value-type="float">
            <text:p>896</text:p>
          </table:table-cell>
          <table:table-cell table:formula="of:=[.B780]-[.B$2]" office:value-type="float" office:value="32.3295273780823" calcext:value-type="float">
            <text:p>32.3295273781</text:p>
          </table:table-cell>
          <table:table-cell table:formula="of:=[.C780]/([.D780]-[.D779])" office:value-type="float" office:value="71793.3821877507" calcext:value-type="float">
            <text:p>71793.3821877507</text:p>
          </table:table-cell>
          <table:table-cell/>
          <table:table-cell office:value-type="float" office:value="1442890801.00919" calcext:value-type="float">
            <text:p>1442890801.00919</text:p>
          </table:table-cell>
          <table:table-cell table:formula="of:=[.G780]-[.$B780]" office:value-type="float" office:value="0.233516454696655" calcext:value-type="float">
            <text:p>0.2335164547</text:p>
          </table:table-cell>
          <table:table-cell/>
          <table:table-cell office:value-type="float" office:value="1442890801.01289" calcext:value-type="float">
            <text:p>1442890801.01289</text:p>
          </table:table-cell>
          <table:table-cell table:formula="of:=[.J780]-[.$B780]" office:value-type="float" office:value="0.237222194671631" calcext:value-type="float">
            <text:p>0.2372221947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42890800.78817" calcext:value-type="float">
            <text:p>1442890800.78817</text:p>
          </table:table-cell>
          <table:table-cell office:value-type="float" office:value="896" calcext:value-type="float">
            <text:p>896</text:p>
          </table:table-cell>
          <table:table-cell table:formula="of:=[.B781]-[.B$2]" office:value-type="float" office:value="32.3420257568359" calcext:value-type="float">
            <text:p>32.3420257568</text:p>
          </table:table-cell>
          <table:table-cell table:formula="of:=[.C781]/([.D781]-[.D780])" office:value-type="float" office:value="71689.2980809584" calcext:value-type="float">
            <text:p>71689.2980809584</text:p>
          </table:table-cell>
          <table:table-cell/>
          <table:table-cell office:value-type="float" office:value="1442890801.00921" calcext:value-type="float">
            <text:p>1442890801.00921</text:p>
          </table:table-cell>
          <table:table-cell table:formula="of:=[.G781]-[.$B781]" office:value-type="float" office:value="0.221038579940796" calcext:value-type="float">
            <text:p>0.2210385799</text:p>
          </table:table-cell>
          <table:table-cell/>
          <table:table-cell office:value-type="float" office:value="1442890801.01672" calcext:value-type="float">
            <text:p>1442890801.01672</text:p>
          </table:table-cell>
          <table:table-cell table:formula="of:=[.J781]-[.$B781]" office:value-type="float" office:value="0.228544950485229" calcext:value-type="float">
            <text:p>0.2285449505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42890800.80065" calcext:value-type="float">
            <text:p>1442890800.80065</text:p>
          </table:table-cell>
          <table:table-cell office:value-type="float" office:value="896" calcext:value-type="float">
            <text:p>896</text:p>
          </table:table-cell>
          <table:table-cell table:formula="of:=[.B782]-[.B$2]" office:value-type="float" office:value="32.354505777359" calcext:value-type="float">
            <text:p>32.3545057774</text:p>
          </table:table-cell>
          <table:table-cell table:formula="of:=[.C782]/([.D782]-[.D781])" office:value-type="float" office:value="71794.7537300602" calcext:value-type="float">
            <text:p>71794.7537300602</text:p>
          </table:table-cell>
          <table:table-cell/>
          <table:table-cell office:value-type="float" office:value="1442890801.00923" calcext:value-type="float">
            <text:p>1442890801.00923</text:p>
          </table:table-cell>
          <table:table-cell table:formula="of:=[.G782]-[.$B782]" office:value-type="float" office:value="0.208577871322632" calcext:value-type="float">
            <text:p>0.2085778713</text:p>
          </table:table-cell>
          <table:table-cell/>
          <table:table-cell office:value-type="float" office:value="1442890801.02046" calcext:value-type="float">
            <text:p>1442890801.02046</text:p>
          </table:table-cell>
          <table:table-cell table:formula="of:=[.J782]-[.$B782]" office:value-type="float" office:value="0.219812631607056" calcext:value-type="float">
            <text:p>0.2198126316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42890800.81313" calcext:value-type="float">
            <text:p>1442890800.81313</text:p>
          </table:table-cell>
          <table:table-cell office:value-type="float" office:value="896" calcext:value-type="float">
            <text:p>896</text:p>
          </table:table-cell>
          <table:table-cell table:formula="of:=[.B783]-[.B$2]" office:value-type="float" office:value="32.3669884204864" calcext:value-type="float">
            <text:p>32.3669884205</text:p>
          </table:table-cell>
          <table:table-cell table:formula="of:=[.C783]/([.D783]-[.D782])" office:value-type="float" office:value="71779.6696462679" calcext:value-type="float">
            <text:p>71779.6696462679</text:p>
          </table:table-cell>
          <table:table-cell/>
          <table:table-cell office:value-type="float" office:value="1442890801.16183" calcext:value-type="float">
            <text:p>1442890801.16183</text:p>
          </table:table-cell>
          <table:table-cell table:formula="of:=[.G783]-[.$B783]" office:value-type="float" office:value="0.348701238632202" calcext:value-type="float">
            <text:p>0.3487012386</text:p>
          </table:table-cell>
          <table:table-cell/>
          <table:table-cell office:value-type="float" office:value="1442890801.16188" calcext:value-type="float">
            <text:p>1442890801.16188</text:p>
          </table:table-cell>
          <table:table-cell table:formula="of:=[.J783]-[.$B783]" office:value-type="float" office:value="0.348743915557861" calcext:value-type="float">
            <text:p>0.3487439156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42890800.82563" calcext:value-type="float">
            <text:p>1442890800.82563</text:p>
          </table:table-cell>
          <table:table-cell office:value-type="float" office:value="896" calcext:value-type="float">
            <text:p>896</text:p>
          </table:table-cell>
          <table:table-cell table:formula="of:=[.B784]-[.B$2]" office:value-type="float" office:value="32.3794858455658" calcext:value-type="float">
            <text:p>32.3794858456</text:p>
          </table:table-cell>
          <table:table-cell table:formula="of:=[.C784]/([.D784]-[.D783])" office:value-type="float" office:value="71694.7686672517" calcext:value-type="float">
            <text:p>71694.7686672517</text:p>
          </table:table-cell>
          <table:table-cell/>
          <table:table-cell office:value-type="float" office:value="1442890801.16194" calcext:value-type="float">
            <text:p>1442890801.16194</text:p>
          </table:table-cell>
          <table:table-cell table:formula="of:=[.G784]-[.$B784]" office:value-type="float" office:value="0.336311101913452" calcext:value-type="float">
            <text:p>0.3363111019</text:p>
          </table:table-cell>
          <table:table-cell/>
          <table:table-cell office:value-type="float" office:value="1442890801.16566" calcext:value-type="float">
            <text:p>1442890801.16566</text:p>
          </table:table-cell>
          <table:table-cell table:formula="of:=[.J784]-[.$B784]" office:value-type="float" office:value="0.340030193328857" calcext:value-type="float">
            <text:p>0.3400301933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42890800.83813" calcext:value-type="float">
            <text:p>1442890800.83813</text:p>
          </table:table-cell>
          <table:table-cell office:value-type="float" office:value="896" calcext:value-type="float">
            <text:p>896</text:p>
          </table:table-cell>
          <table:table-cell table:formula="of:=[.B785]-[.B$2]" office:value-type="float" office:value="32.3919839859009" calcext:value-type="float">
            <text:p>32.3919839859</text:p>
          </table:table-cell>
          <table:table-cell table:formula="of:=[.C785]/([.D785]-[.D784])" office:value-type="float" office:value="71690.6656492627" calcext:value-type="float">
            <text:p>71690.6656492627</text:p>
          </table:table-cell>
          <table:table-cell/>
          <table:table-cell office:value-type="float" office:value="1442890801.16198" calcext:value-type="float">
            <text:p>1442890801.16198</text:p>
          </table:table-cell>
          <table:table-cell table:formula="of:=[.G785]-[.$B785]" office:value-type="float" office:value="0.323851585388184" calcext:value-type="float">
            <text:p>0.3238515854</text:p>
          </table:table-cell>
          <table:table-cell/>
          <table:table-cell office:value-type="float" office:value="1442890801.16941" calcext:value-type="float">
            <text:p>1442890801.16941</text:p>
          </table:table-cell>
          <table:table-cell table:formula="of:=[.J785]-[.$B785]" office:value-type="float" office:value="0.331286191940308" calcext:value-type="float">
            <text:p>0.3312861919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42890800.85054" calcext:value-type="float">
            <text:p>1442890800.85054</text:p>
          </table:table-cell>
          <table:table-cell office:value-type="float" office:value="896" calcext:value-type="float">
            <text:p>896</text:p>
          </table:table-cell>
          <table:table-cell table:formula="of:=[.B786]-[.B$2]" office:value-type="float" office:value="32.4043953418732" calcext:value-type="float">
            <text:p>32.4043953419</text:p>
          </table:table-cell>
          <table:table-cell table:formula="of:=[.C786]/([.D786]-[.D785])" office:value-type="float" office:value="72191.9508231362" calcext:value-type="float">
            <text:p>72191.9508231362</text:p>
          </table:table-cell>
          <table:table-cell/>
          <table:table-cell office:value-type="float" office:value="1442890801.16202" calcext:value-type="float">
            <text:p>1442890801.16202</text:p>
          </table:table-cell>
          <table:table-cell table:formula="of:=[.G786]-[.$B786]" office:value-type="float" office:value="0.311479091644287" calcext:value-type="float">
            <text:p>0.3114790916</text:p>
          </table:table-cell>
          <table:table-cell/>
          <table:table-cell office:value-type="float" office:value="1442890801.17318" calcext:value-type="float">
            <text:p>1442890801.17318</text:p>
          </table:table-cell>
          <table:table-cell table:formula="of:=[.J786]-[.$B786]" office:value-type="float" office:value="0.322636842727661" calcext:value-type="float">
            <text:p>0.3226368427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42890800.86299" calcext:value-type="float">
            <text:p>1442890800.86299</text:p>
          </table:table-cell>
          <table:table-cell office:value-type="float" office:value="896" calcext:value-type="float">
            <text:p>896</text:p>
          </table:table-cell>
          <table:table-cell table:formula="of:=[.B787]-[.B$2]" office:value-type="float" office:value="32.4168424606323" calcext:value-type="float">
            <text:p>32.4168424606</text:p>
          </table:table-cell>
          <table:table-cell table:formula="of:=[.C787]/([.D787]-[.D786])" office:value-type="float" office:value="71984.5305035723" calcext:value-type="float">
            <text:p>71984.5305035723</text:p>
          </table:table-cell>
          <table:table-cell/>
          <table:table-cell office:value-type="float" office:value="1442890801.16206" calcext:value-type="float">
            <text:p>1442890801.16206</text:p>
          </table:table-cell>
          <table:table-cell table:formula="of:=[.G787]-[.$B787]" office:value-type="float" office:value="0.299068450927734" calcext:value-type="float">
            <text:p>0.2990684509</text:p>
          </table:table-cell>
          <table:table-cell/>
          <table:table-cell office:value-type="float" office:value="1442890801.17691" calcext:value-type="float">
            <text:p>1442890801.17691</text:p>
          </table:table-cell>
          <table:table-cell table:formula="of:=[.J787]-[.$B787]" office:value-type="float" office:value="0.313919544219971" calcext:value-type="float">
            <text:p>0.313919544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42890800.87546" calcext:value-type="float">
            <text:p>1442890800.87546</text:p>
          </table:table-cell>
          <table:table-cell office:value-type="float" office:value="896" calcext:value-type="float">
            <text:p>896</text:p>
          </table:table-cell>
          <table:table-cell table:formula="of:=[.B788]-[.B$2]" office:value-type="float" office:value="32.4293200969696" calcext:value-type="float">
            <text:p>32.429320097</text:p>
          </table:table-cell>
          <table:table-cell table:formula="of:=[.C788]/([.D788]-[.D787])" office:value-type="float" office:value="71808.4720359224" calcext:value-type="float">
            <text:p>71808.4720359224</text:p>
          </table:table-cell>
          <table:table-cell/>
          <table:table-cell office:value-type="float" office:value="1442890801.16209" calcext:value-type="float">
            <text:p>1442890801.16209</text:p>
          </table:table-cell>
          <table:table-cell table:formula="of:=[.G788]-[.$B788]" office:value-type="float" office:value="0.286628723144531" calcext:value-type="float">
            <text:p>0.2866287231</text:p>
          </table:table-cell>
          <table:table-cell/>
          <table:table-cell office:value-type="float" office:value="1442890801.18067" calcext:value-type="float">
            <text:p>1442890801.18067</text:p>
          </table:table-cell>
          <table:table-cell table:formula="of:=[.J788]-[.$B788]" office:value-type="float" office:value="0.305200576782227" calcext:value-type="float">
            <text:p>0.3052005768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42890800.88791" calcext:value-type="float">
            <text:p>1442890800.88791</text:p>
          </table:table-cell>
          <table:table-cell office:value-type="float" office:value="896" calcext:value-type="float">
            <text:p>896</text:p>
          </table:table-cell>
          <table:table-cell table:formula="of:=[.B789]-[.B$2]" office:value-type="float" office:value="32.4417679309845" calcext:value-type="float">
            <text:p>32.441767931</text:p>
          </table:table-cell>
          <table:table-cell table:formula="of:=[.C789]/([.D789]-[.D788])" office:value-type="float" office:value="71980.3942539743" calcext:value-type="float">
            <text:p>71980.3942539743</text:p>
          </table:table-cell>
          <table:table-cell/>
          <table:table-cell office:value-type="float" office:value="1442890801.16213" calcext:value-type="float">
            <text:p>1442890801.16213</text:p>
          </table:table-cell>
          <table:table-cell table:formula="of:=[.G789]-[.$B789]" office:value-type="float" office:value="0.274216175079346" calcext:value-type="float">
            <text:p>0.2742161751</text:p>
          </table:table-cell>
          <table:table-cell/>
          <table:table-cell office:value-type="float" office:value="1442890801.18446" calcext:value-type="float">
            <text:p>1442890801.18446</text:p>
          </table:table-cell>
          <table:table-cell table:formula="of:=[.J789]-[.$B789]" office:value-type="float" office:value="0.296549558639526" calcext:value-type="float">
            <text:p>0.2965495586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42890800.90037" calcext:value-type="float">
            <text:p>1442890800.90037</text:p>
          </table:table-cell>
          <table:table-cell office:value-type="float" office:value="896" calcext:value-type="float">
            <text:p>896</text:p>
          </table:table-cell>
          <table:table-cell table:formula="of:=[.B790]-[.B$2]" office:value-type="float" office:value="32.4542231559753" calcext:value-type="float">
            <text:p>32.454223156</text:p>
          </table:table-cell>
          <table:table-cell table:formula="of:=[.C790]/([.D790]-[.D789])" office:value-type="float" office:value="71937.6808254053" calcext:value-type="float">
            <text:p>71937.6808254053</text:p>
          </table:table-cell>
          <table:table-cell/>
          <table:table-cell office:value-type="float" office:value="1442890801.16216" calcext:value-type="float">
            <text:p>1442890801.16216</text:p>
          </table:table-cell>
          <table:table-cell table:formula="of:=[.G790]-[.$B790]" office:value-type="float" office:value="0.261794805526733" calcext:value-type="float">
            <text:p>0.2617948055</text:p>
          </table:table-cell>
          <table:table-cell/>
          <table:table-cell office:value-type="float" office:value="1442890801.18823" calcext:value-type="float">
            <text:p>1442890801.18823</text:p>
          </table:table-cell>
          <table:table-cell table:formula="of:=[.J790]-[.$B790]" office:value-type="float" office:value="0.287861585617065" calcext:value-type="float">
            <text:p>0.2878615856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42890800.91281" calcext:value-type="float">
            <text:p>1442890800.91281</text:p>
          </table:table-cell>
          <table:table-cell office:value-type="float" office:value="896" calcext:value-type="float">
            <text:p>896</text:p>
          </table:table-cell>
          <table:table-cell table:formula="of:=[.B791]-[.B$2]" office:value-type="float" office:value="32.4666612148285" calcext:value-type="float">
            <text:p>32.4666612148</text:p>
          </table:table-cell>
          <table:table-cell table:formula="of:=[.C791]/([.D791]-[.D790])" office:value-type="float" office:value="72036.9641741264" calcext:value-type="float">
            <text:p>72036.9641741264</text:p>
          </table:table-cell>
          <table:table-cell/>
          <table:table-cell office:value-type="float" office:value="1442890801.1622" calcext:value-type="float">
            <text:p>1442890801.1622</text:p>
          </table:table-cell>
          <table:table-cell table:formula="of:=[.G791]-[.$B791]" office:value-type="float" office:value="0.249391555786133" calcext:value-type="float">
            <text:p>0.2493915558</text:p>
          </table:table-cell>
          <table:table-cell/>
          <table:table-cell office:value-type="float" office:value="1442890801.192" calcext:value-type="float">
            <text:p>1442890801.192</text:p>
          </table:table-cell>
          <table:table-cell table:formula="of:=[.J791]-[.$B791]" office:value-type="float" office:value="0.279191732406616" calcext:value-type="float">
            <text:p>0.279191732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42890800.92527" calcext:value-type="float">
            <text:p>1442890800.92527</text:p>
          </table:table-cell>
          <table:table-cell office:value-type="float" office:value="896" calcext:value-type="float">
            <text:p>896</text:p>
          </table:table-cell>
          <table:table-cell table:formula="of:=[.B792]-[.B$2]" office:value-type="float" office:value="32.4791285991669" calcext:value-type="float">
            <text:p>32.4791285992</text:p>
          </table:table-cell>
          <table:table-cell table:formula="of:=[.C792]/([.D792]-[.D791])" office:value-type="float" office:value="71867.5205385145" calcext:value-type="float">
            <text:p>71867.5205385145</text:p>
          </table:table-cell>
          <table:table-cell/>
          <table:table-cell office:value-type="float" office:value="1442890801.16223" calcext:value-type="float">
            <text:p>1442890801.16223</text:p>
          </table:table-cell>
          <table:table-cell table:formula="of:=[.G792]-[.$B792]" office:value-type="float" office:value="0.236960887908936" calcext:value-type="float">
            <text:p>0.2369608879</text:p>
          </table:table-cell>
          <table:table-cell/>
          <table:table-cell office:value-type="float" office:value="1442890801.19579" calcext:value-type="float">
            <text:p>1442890801.19579</text:p>
          </table:table-cell>
          <table:table-cell table:formula="of:=[.J792]-[.$B792]" office:value-type="float" office:value="0.270515203475952" calcext:value-type="float">
            <text:p>0.2705152035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42890800.93773" calcext:value-type="float">
            <text:p>1442890800.93773</text:p>
          </table:table-cell>
          <table:table-cell office:value-type="float" office:value="896" calcext:value-type="float">
            <text:p>896</text:p>
          </table:table-cell>
          <table:table-cell table:formula="of:=[.B793]-[.B$2]" office:value-type="float" office:value="32.4915857315063" calcext:value-type="float">
            <text:p>32.4915857315</text:p>
          </table:table-cell>
          <table:table-cell table:formula="of:=[.C793]/([.D793]-[.D792])" office:value-type="float" office:value="71926.6662328466" calcext:value-type="float">
            <text:p>71926.6662328466</text:p>
          </table:table-cell>
          <table:table-cell/>
          <table:table-cell office:value-type="float" office:value="1442890801.16231" calcext:value-type="float">
            <text:p>1442890801.16231</text:p>
          </table:table-cell>
          <table:table-cell table:formula="of:=[.G793]-[.$B793]" office:value-type="float" office:value="0.224575519561768" calcext:value-type="float">
            <text:p>0.2245755196</text:p>
          </table:table-cell>
          <table:table-cell/>
          <table:table-cell office:value-type="float" office:value="1442890801.19955" calcext:value-type="float">
            <text:p>1442890801.19955</text:p>
          </table:table-cell>
          <table:table-cell table:formula="of:=[.J793]-[.$B793]" office:value-type="float" office:value="0.261821746826172" calcext:value-type="float">
            <text:p>0.2618217468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42890800.95022" calcext:value-type="float">
            <text:p>1442890800.95022</text:p>
          </table:table-cell>
          <table:table-cell office:value-type="float" office:value="896" calcext:value-type="float">
            <text:p>896</text:p>
          </table:table-cell>
          <table:table-cell table:formula="of:=[.B794]-[.B$2]" office:value-type="float" office:value="32.5040791034698" calcext:value-type="float">
            <text:p>32.5040791035</text:p>
          </table:table-cell>
          <table:table-cell table:formula="of:=[.C794]/([.D794]-[.D793])" office:value-type="float" office:value="71718.0279765653" calcext:value-type="float">
            <text:p>71718.0279765653</text:p>
          </table:table-cell>
          <table:table-cell/>
          <table:table-cell office:value-type="float" office:value="1442890801.16235" calcext:value-type="float">
            <text:p>1442890801.16235</text:p>
          </table:table-cell>
          <table:table-cell table:formula="of:=[.G794]-[.$B794]" office:value-type="float" office:value="0.212122201919556" calcext:value-type="float">
            <text:p>0.2121222019</text:p>
          </table:table-cell>
          <table:table-cell/>
          <table:table-cell office:value-type="float" office:value="1442890801.20329" calcext:value-type="float">
            <text:p>1442890801.20329</text:p>
          </table:table-cell>
          <table:table-cell table:formula="of:=[.J794]-[.$B794]" office:value-type="float" office:value="0.253067970275879" calcext:value-type="float">
            <text:p>0.2530679703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42890800.9627" calcext:value-type="float">
            <text:p>1442890800.9627</text:p>
          </table:table-cell>
          <table:table-cell office:value-type="float" office:value="896" calcext:value-type="float">
            <text:p>896</text:p>
          </table:table-cell>
          <table:table-cell table:formula="of:=[.B795]-[.B$2]" office:value-type="float" office:value="32.5165543556213" calcext:value-type="float">
            <text:p>32.5165543556</text:p>
          </table:table-cell>
          <table:table-cell table:formula="of:=[.C795]/([.D795]-[.D794])" office:value-type="float" office:value="71822.1955852843" calcext:value-type="float">
            <text:p>71822.1955852843</text:p>
          </table:table-cell>
          <table:table-cell/>
          <table:table-cell office:value-type="float" office:value="1442890801.21006" calcext:value-type="float">
            <text:p>1442890801.21006</text:p>
          </table:table-cell>
          <table:table-cell table:formula="of:=[.G795]-[.$B795]" office:value-type="float" office:value="0.247361183166504" calcext:value-type="float">
            <text:p>0.2473611832</text:p>
          </table:table-cell>
          <table:table-cell/>
          <table:table-cell office:value-type="float" office:value="1442890801.2101" calcext:value-type="float">
            <text:p>1442890801.2101</text:p>
          </table:table-cell>
          <table:table-cell table:formula="of:=[.J795]-[.$B795]" office:value-type="float" office:value="0.247398853302002" calcext:value-type="float">
            <text:p>0.2473988533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42890800.97521" calcext:value-type="float">
            <text:p>1442890800.97521</text:p>
          </table:table-cell>
          <table:table-cell office:value-type="float" office:value="896" calcext:value-type="float">
            <text:p>896</text:p>
          </table:table-cell>
          <table:table-cell table:formula="of:=[.B796]-[.B$2]" office:value-type="float" office:value="32.5290675163269" calcext:value-type="float">
            <text:p>32.5290675163</text:p>
          </table:table-cell>
          <table:table-cell table:formula="of:=[.C796]/([.D796]-[.D795])" office:value-type="float" office:value="71604.6106241902" calcext:value-type="float">
            <text:p>71604.6106241902</text:p>
          </table:table-cell>
          <table:table-cell/>
          <table:table-cell office:value-type="float" office:value="1442890801.21014" calcext:value-type="float">
            <text:p>1442890801.21014</text:p>
          </table:table-cell>
          <table:table-cell table:formula="of:=[.G796]-[.$B796]" office:value-type="float" office:value="0.234929084777832" calcext:value-type="float">
            <text:p>0.2349290848</text:p>
          </table:table-cell>
          <table:table-cell/>
          <table:table-cell office:value-type="float" office:value="1442890801.21389" calcext:value-type="float">
            <text:p>1442890801.21389</text:p>
          </table:table-cell>
          <table:table-cell table:formula="of:=[.J796]-[.$B796]" office:value-type="float" office:value="0.238675832748413" calcext:value-type="float">
            <text:p>0.2386758327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42890800.98767" calcext:value-type="float">
            <text:p>1442890800.98767</text:p>
          </table:table-cell>
          <table:table-cell office:value-type="float" office:value="896" calcext:value-type="float">
            <text:p>896</text:p>
          </table:table-cell>
          <table:table-cell table:formula="of:=[.B797]-[.B$2]" office:value-type="float" office:value="32.5415239334106" calcext:value-type="float">
            <text:p>32.5415239334</text:p>
          </table:table-cell>
          <table:table-cell table:formula="of:=[.C797]/([.D797]-[.D796])" office:value-type="float" office:value="71930.7963097653" calcext:value-type="float">
            <text:p>71930.7963097653</text:p>
          </table:table-cell>
          <table:table-cell/>
          <table:table-cell office:value-type="float" office:value="1442890801.21016" calcext:value-type="float">
            <text:p>1442890801.21016</text:p>
          </table:table-cell>
          <table:table-cell table:formula="of:=[.G797]-[.$B797]" office:value-type="float" office:value="0.222495555877686" calcext:value-type="float">
            <text:p>0.2224955559</text:p>
          </table:table-cell>
          <table:table-cell/>
          <table:table-cell office:value-type="float" office:value="1442890801.21765" calcext:value-type="float">
            <text:p>1442890801.21765</text:p>
          </table:table-cell>
          <table:table-cell table:formula="of:=[.J797]-[.$B797]" office:value-type="float" office:value="0.229983568191528" calcext:value-type="float">
            <text:p>0.2299835682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42890801.0002" calcext:value-type="float">
            <text:p>1442890801.0002</text:p>
          </table:table-cell>
          <table:table-cell office:value-type="float" office:value="896" calcext:value-type="float">
            <text:p>896</text:p>
          </table:table-cell>
          <table:table-cell table:formula="of:=[.B798]-[.B$2]" office:value-type="float" office:value="32.5540533065796" calcext:value-type="float">
            <text:p>32.5540533066</text:p>
          </table:table-cell>
          <table:table-cell table:formula="of:=[.C798]/([.D798]-[.D797])" office:value-type="float" office:value="71511.9573755518" calcext:value-type="float">
            <text:p>71511.9573755518</text:p>
          </table:table-cell>
          <table:table-cell/>
          <table:table-cell office:value-type="float" office:value="1442890801.21018" calcext:value-type="float">
            <text:p>1442890801.21018</text:p>
          </table:table-cell>
          <table:table-cell table:formula="of:=[.G798]-[.$B798]" office:value-type="float" office:value="0.209986686706543" calcext:value-type="float">
            <text:p>0.2099866867</text:p>
          </table:table-cell>
          <table:table-cell/>
          <table:table-cell office:value-type="float" office:value="1442890801.22141" calcext:value-type="float">
            <text:p>1442890801.22141</text:p>
          </table:table-cell>
          <table:table-cell table:formula="of:=[.J798]-[.$B798]" office:value-type="float" office:value="0.221211433410645" calcext:value-type="float">
            <text:p>0.2212114334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42890801.01172" calcext:value-type="float">
            <text:p>1442890801.01172</text:p>
          </table:table-cell>
          <table:table-cell office:value-type="float" office:value="896" calcext:value-type="float">
            <text:p>896</text:p>
          </table:table-cell>
          <table:table-cell table:formula="of:=[.B799]-[.B$2]" office:value-type="float" office:value="32.5655703544617" calcext:value-type="float">
            <text:p>32.5655703545</text:p>
          </table:table-cell>
          <table:table-cell table:formula="of:=[.C799]/([.D799]-[.D798])" office:value-type="float" office:value="77797.7142383969" calcext:value-type="float">
            <text:p>77797.7142383969</text:p>
          </table:table-cell>
          <table:table-cell/>
          <table:table-cell office:value-type="float" office:value="1442890801.34848" calcext:value-type="float">
            <text:p>1442890801.34848</text:p>
          </table:table-cell>
          <table:table-cell table:formula="of:=[.G799]-[.$B799]" office:value-type="float" office:value="0.336766242980957" calcext:value-type="float">
            <text:p>0.336766243</text:p>
          </table:table-cell>
          <table:table-cell/>
          <table:table-cell office:value-type="float" office:value="1442890801.3486" calcext:value-type="float">
            <text:p>1442890801.3486</text:p>
          </table:table-cell>
          <table:table-cell table:formula="of:=[.J799]-[.$B799]" office:value-type="float" office:value="0.336880207061768" calcext:value-type="float">
            <text:p>0.3368802071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42890801.02337" calcext:value-type="float">
            <text:p>1442890801.02337</text:p>
          </table:table-cell>
          <table:table-cell office:value-type="float" office:value="896" calcext:value-type="float">
            <text:p>896</text:p>
          </table:table-cell>
          <table:table-cell table:formula="of:=[.B800]-[.B$2]" office:value-type="float" office:value="32.5772204399109" calcext:value-type="float">
            <text:p>32.5772204399</text:p>
          </table:table-cell>
          <table:table-cell table:formula="of:=[.C800]/([.D800]-[.D799])" office:value-type="float" office:value="76909.3071381794" calcext:value-type="float">
            <text:p>76909.3071381794</text:p>
          </table:table-cell>
          <table:table-cell/>
          <table:table-cell office:value-type="float" office:value="1442890801.34868" calcext:value-type="float">
            <text:p>1442890801.34868</text:p>
          </table:table-cell>
          <table:table-cell table:formula="of:=[.G800]-[.$B800]" office:value-type="float" office:value="0.325310945510864" calcext:value-type="float">
            <text:p>0.3253109455</text:p>
          </table:table-cell>
          <table:table-cell/>
          <table:table-cell office:value-type="float" office:value="1442890801.35237" calcext:value-type="float">
            <text:p>1442890801.35237</text:p>
          </table:table-cell>
          <table:table-cell table:formula="of:=[.J800]-[.$B800]" office:value-type="float" office:value="0.329008102416992" calcext:value-type="float">
            <text:p>0.3290081024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42890801.0348" calcext:value-type="float">
            <text:p>1442890801.0348</text:p>
          </table:table-cell>
          <table:table-cell office:value-type="float" office:value="896" calcext:value-type="float">
            <text:p>896</text:p>
          </table:table-cell>
          <table:table-cell table:formula="of:=[.B801]-[.B$2]" office:value-type="float" office:value="32.5886566638947" calcext:value-type="float">
            <text:p>32.5886566639</text:p>
          </table:table-cell>
          <table:table-cell table:formula="of:=[.C801]/([.D801]-[.D800])" office:value-type="float" office:value="78347.5385994538" calcext:value-type="float">
            <text:p>78347.5385994538</text:p>
          </table:table-cell>
          <table:table-cell/>
          <table:table-cell office:value-type="float" office:value="1442890801.3487" calcext:value-type="float">
            <text:p>1442890801.3487</text:p>
          </table:table-cell>
          <table:table-cell table:formula="of:=[.G801]-[.$B801]" office:value-type="float" office:value="0.313899755477905" calcext:value-type="float">
            <text:p>0.3138997555</text:p>
          </table:table-cell>
          <table:table-cell/>
          <table:table-cell office:value-type="float" office:value="1442890801.35614" calcext:value-type="float">
            <text:p>1442890801.35614</text:p>
          </table:table-cell>
          <table:table-cell table:formula="of:=[.J801]-[.$B801]" office:value-type="float" office:value="0.321341276168823" calcext:value-type="float">
            <text:p>0.3213412762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2890801.04625" calcext:value-type="float">
            <text:p>1442890801.04625</text:p>
          </table:table-cell>
          <table:table-cell office:value-type="float" office:value="896" calcext:value-type="float">
            <text:p>896</text:p>
          </table:table-cell>
          <table:table-cell table:formula="of:=[.B802]-[.B$2]" office:value-type="float" office:value="32.6001060009003" calcext:value-type="float">
            <text:p>32.6001060009</text:p>
          </table:table-cell>
          <table:table-cell table:formula="of:=[.C802]/([.D802]-[.D801])" office:value-type="float" office:value="78257.8065053517" calcext:value-type="float">
            <text:p>78257.8065053517</text:p>
          </table:table-cell>
          <table:table-cell/>
          <table:table-cell office:value-type="float" office:value="1442890801.34872" calcext:value-type="float">
            <text:p>1442890801.34872</text:p>
          </table:table-cell>
          <table:table-cell table:formula="of:=[.G802]-[.$B802]" office:value-type="float" office:value="0.302470922470093" calcext:value-type="float">
            <text:p>0.3024709225</text:p>
          </table:table-cell>
          <table:table-cell/>
          <table:table-cell office:value-type="float" office:value="1442890801.35991" calcext:value-type="float">
            <text:p>1442890801.35991</text:p>
          </table:table-cell>
          <table:table-cell table:formula="of:=[.J802]-[.$B802]" office:value-type="float" office:value="0.313660383224487" calcext:value-type="float">
            <text:p>0.3136603832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42890801.0577" calcext:value-type="float">
            <text:p>1442890801.0577</text:p>
          </table:table-cell>
          <table:table-cell office:value-type="float" office:value="896" calcext:value-type="float">
            <text:p>896</text:p>
          </table:table-cell>
          <table:table-cell table:formula="of:=[.B803]-[.B$2]" office:value-type="float" office:value="32.61155128479" calcext:value-type="float">
            <text:p>32.6115512848</text:p>
          </table:table-cell>
          <table:table-cell table:formula="of:=[.C803]/([.D803]-[.D802])" office:value-type="float" office:value="78285.5199250078" calcext:value-type="float">
            <text:p>78285.5199250078</text:p>
          </table:table-cell>
          <table:table-cell/>
          <table:table-cell office:value-type="float" office:value="1442890801.34875" calcext:value-type="float">
            <text:p>1442890801.34875</text:p>
          </table:table-cell>
          <table:table-cell table:formula="of:=[.G803]-[.$B803]" office:value-type="float" office:value="0.291049480438232" calcext:value-type="float">
            <text:p>0.2910494804</text:p>
          </table:table-cell>
          <table:table-cell/>
          <table:table-cell office:value-type="float" office:value="1442890801.36368" calcext:value-type="float">
            <text:p>1442890801.36368</text:p>
          </table:table-cell>
          <table:table-cell table:formula="of:=[.J803]-[.$B803]" office:value-type="float" office:value="0.305983304977417" calcext:value-type="float">
            <text:p>0.305983305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42890801.0692" calcext:value-type="float">
            <text:p>1442890801.0692</text:p>
          </table:table-cell>
          <table:table-cell office:value-type="float" office:value="896" calcext:value-type="float">
            <text:p>896</text:p>
          </table:table-cell>
          <table:table-cell table:formula="of:=[.B804]-[.B$2]" office:value-type="float" office:value="32.6230554580688" calcext:value-type="float">
            <text:p>32.6230554581</text:p>
          </table:table-cell>
          <table:table-cell table:formula="of:=[.C804]/([.D804]-[.D803])" office:value-type="float" office:value="77884.7795739037" calcext:value-type="float">
            <text:p>77884.7795739037</text:p>
          </table:table-cell>
          <table:table-cell/>
          <table:table-cell office:value-type="float" office:value="1442890801.34877" calcext:value-type="float">
            <text:p>1442890801.34877</text:p>
          </table:table-cell>
          <table:table-cell table:formula="of:=[.G804]-[.$B804]" office:value-type="float" office:value="0.279565811157227" calcext:value-type="float">
            <text:p>0.2795658112</text:p>
          </table:table-cell>
          <table:table-cell/>
          <table:table-cell office:value-type="float" office:value="1442890801.36746" calcext:value-type="float">
            <text:p>1442890801.36746</text:p>
          </table:table-cell>
          <table:table-cell table:formula="of:=[.J804]-[.$B804]" office:value-type="float" office:value="0.29825496673584" calcext:value-type="float">
            <text:p>0.2982549667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42890801.08078" calcext:value-type="float">
            <text:p>1442890801.08078</text:p>
          </table:table-cell>
          <table:table-cell office:value-type="float" office:value="896" calcext:value-type="float">
            <text:p>896</text:p>
          </table:table-cell>
          <table:table-cell table:formula="of:=[.B805]-[.B$2]" office:value-type="float" office:value="32.6346335411072" calcext:value-type="float">
            <text:p>32.6346335411</text:p>
          </table:table-cell>
          <table:table-cell table:formula="of:=[.C805]/([.D805]-[.D804])" office:value-type="float" office:value="77387.5949096001" calcext:value-type="float">
            <text:p>77387.5949096001</text:p>
          </table:table-cell>
          <table:table-cell/>
          <table:table-cell office:value-type="float" office:value="1442890801.34879" calcext:value-type="float">
            <text:p>1442890801.34879</text:p>
          </table:table-cell>
          <table:table-cell table:formula="of:=[.G805]-[.$B805]" office:value-type="float" office:value="0.268008232116699" calcext:value-type="float">
            <text:p>0.2680082321</text:p>
          </table:table-cell>
          <table:table-cell/>
          <table:table-cell office:value-type="float" office:value="1442890801.37122" calcext:value-type="float">
            <text:p>1442890801.37122</text:p>
          </table:table-cell>
          <table:table-cell table:formula="of:=[.J805]-[.$B805]" office:value-type="float" office:value="0.290442705154419" calcext:value-type="float">
            <text:p>0.2904427052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42890801.0923" calcext:value-type="float">
            <text:p>1442890801.0923</text:p>
          </table:table-cell>
          <table:table-cell office:value-type="float" office:value="896" calcext:value-type="float">
            <text:p>896</text:p>
          </table:table-cell>
          <table:table-cell table:formula="of:=[.B806]-[.B$2]" office:value-type="float" office:value="32.6461560726166" calcext:value-type="float">
            <text:p>32.6461560726</text:p>
          </table:table-cell>
          <table:table-cell table:formula="of:=[.C806]/([.D806]-[.D805])" office:value-type="float" office:value="77760.6899377185" calcext:value-type="float">
            <text:p>77760.6899377185</text:p>
          </table:table-cell>
          <table:table-cell/>
          <table:table-cell office:value-type="float" office:value="1442890801.34881" calcext:value-type="float">
            <text:p>1442890801.34881</text:p>
          </table:table-cell>
          <table:table-cell table:formula="of:=[.G806]-[.$B806]" office:value-type="float" office:value="0.256505966186523" calcext:value-type="float">
            <text:p>0.2565059662</text:p>
          </table:table-cell>
          <table:table-cell/>
          <table:table-cell office:value-type="float" office:value="1442890801.37498" calcext:value-type="float">
            <text:p>1442890801.37498</text:p>
          </table:table-cell>
          <table:table-cell table:formula="of:=[.J806]-[.$B806]" office:value-type="float" office:value="0.282684087753296" calcext:value-type="float">
            <text:p>0.2826840878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2890801.10371" calcext:value-type="float">
            <text:p>1442890801.10371</text:p>
          </table:table-cell>
          <table:table-cell office:value-type="float" office:value="896" calcext:value-type="float">
            <text:p>896</text:p>
          </table:table-cell>
          <table:table-cell table:formula="of:=[.B807]-[.B$2]" office:value-type="float" office:value="32.6575639247894" calcext:value-type="float">
            <text:p>32.6575639248</text:p>
          </table:table-cell>
          <table:table-cell table:formula="of:=[.C807]/([.D807]-[.D806])" office:value-type="float" office:value="78542.3922421" calcext:value-type="float">
            <text:p>78542.3922421</text:p>
          </table:table-cell>
          <table:table-cell/>
          <table:table-cell office:value-type="float" office:value="1442890801.34883" calcext:value-type="float">
            <text:p>1442890801.34883</text:p>
          </table:table-cell>
          <table:table-cell table:formula="of:=[.G807]-[.$B807]" office:value-type="float" office:value="0.245117902755737" calcext:value-type="float">
            <text:p>0.2451179028</text:p>
          </table:table-cell>
          <table:table-cell/>
          <table:table-cell office:value-type="float" office:value="1442890801.37875" calcext:value-type="float">
            <text:p>1442890801.37875</text:p>
          </table:table-cell>
          <table:table-cell table:formula="of:=[.J807]-[.$B807]" office:value-type="float" office:value="0.2750403881073" calcext:value-type="float">
            <text:p>0.275040388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42890801.11511" calcext:value-type="float">
            <text:p>1442890801.11511</text:p>
          </table:table-cell>
          <table:table-cell office:value-type="float" office:value="896" calcext:value-type="float">
            <text:p>896</text:p>
          </table:table-cell>
          <table:table-cell table:formula="of:=[.B808]-[.B$2]" office:value-type="float" office:value="32.6689622402191" calcext:value-type="float">
            <text:p>32.6689622402</text:p>
          </table:table-cell>
          <table:table-cell table:formula="of:=[.C808]/([.D808]-[.D807])" office:value-type="float" office:value="78608.1070950469" calcext:value-type="float">
            <text:p>78608.1070950469</text:p>
          </table:table-cell>
          <table:table-cell/>
          <table:table-cell office:value-type="float" office:value="1442890801.34885" calcext:value-type="float">
            <text:p>1442890801.34885</text:p>
          </table:table-cell>
          <table:table-cell table:formula="of:=[.G808]-[.$B808]" office:value-type="float" office:value="0.233740091323853" calcext:value-type="float">
            <text:p>0.2337400913</text:p>
          </table:table-cell>
          <table:table-cell/>
          <table:table-cell office:value-type="float" office:value="1442890801.3825" calcext:value-type="float">
            <text:p>1442890801.3825</text:p>
          </table:table-cell>
          <table:table-cell table:formula="of:=[.J808]-[.$B808]" office:value-type="float" office:value="0.267391443252563" calcext:value-type="float">
            <text:p>0.2673914433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42890801.12647" calcext:value-type="float">
            <text:p>1442890801.12647</text:p>
          </table:table-cell>
          <table:table-cell office:value-type="float" office:value="896" calcext:value-type="float">
            <text:p>896</text:p>
          </table:table-cell>
          <table:table-cell table:formula="of:=[.B809]-[.B$2]" office:value-type="float" office:value="32.680328130722" calcext:value-type="float">
            <text:p>32.6803281307</text:p>
          </table:table-cell>
          <table:table-cell table:formula="of:=[.C809]/([.D809]-[.D808])" office:value-type="float" office:value="78832.3624769257" calcext:value-type="float">
            <text:p>78832.3624769257</text:p>
          </table:table-cell>
          <table:table-cell/>
          <table:table-cell office:value-type="float" office:value="1442890801.34888" calcext:value-type="float">
            <text:p>1442890801.34888</text:p>
          </table:table-cell>
          <table:table-cell table:formula="of:=[.G809]-[.$B809]" office:value-type="float" office:value="0.222410202026367" calcext:value-type="float">
            <text:p>0.222410202</text:p>
          </table:table-cell>
          <table:table-cell/>
          <table:table-cell office:value-type="float" office:value="1442890801.3863" calcext:value-type="float">
            <text:p>1442890801.3863</text:p>
          </table:table-cell>
          <table:table-cell table:formula="of:=[.J809]-[.$B809]" office:value-type="float" office:value="0.259830236434937" calcext:value-type="float">
            <text:p>0.2598302364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42890801.13789" calcext:value-type="float">
            <text:p>1442890801.13789</text:p>
          </table:table-cell>
          <table:table-cell office:value-type="float" office:value="896" calcext:value-type="float">
            <text:p>896</text:p>
          </table:table-cell>
          <table:table-cell table:formula="of:=[.B810]-[.B$2]" office:value-type="float" office:value="32.6917450428009" calcext:value-type="float">
            <text:p>32.6917450428</text:p>
          </table:table-cell>
          <table:table-cell table:formula="of:=[.C810]/([.D810]-[.D809])" office:value-type="float" office:value="78480.0648206156" calcext:value-type="float">
            <text:p>78480.0648206156</text:p>
          </table:table-cell>
          <table:table-cell/>
          <table:table-cell office:value-type="float" office:value="1442890801.34891" calcext:value-type="float">
            <text:p>1442890801.34891</text:p>
          </table:table-cell>
          <table:table-cell table:formula="of:=[.G810]-[.$B810]" office:value-type="float" office:value="0.211015701293945" calcext:value-type="float">
            <text:p>0.2110157013</text:p>
          </table:table-cell>
          <table:table-cell/>
          <table:table-cell office:value-type="float" office:value="1442890801.39008" calcext:value-type="float">
            <text:p>1442890801.39008</text:p>
          </table:table-cell>
          <table:table-cell table:formula="of:=[.J810]-[.$B810]" office:value-type="float" office:value="0.252187967300415" calcext:value-type="float">
            <text:p>0.2521879673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42890801.14929" calcext:value-type="float">
            <text:p>1442890801.14929</text:p>
          </table:table-cell>
          <table:table-cell office:value-type="float" office:value="896" calcext:value-type="float">
            <text:p>896</text:p>
          </table:table-cell>
          <table:table-cell table:formula="of:=[.B811]-[.B$2]" office:value-type="float" office:value="32.7031466960907" calcext:value-type="float">
            <text:p>32.7031466961</text:p>
          </table:table-cell>
          <table:table-cell table:formula="of:=[.C811]/([.D811]-[.D810])" office:value-type="float" office:value="78585.0943917026" calcext:value-type="float">
            <text:p>78585.0943917026</text:p>
          </table:table-cell>
          <table:table-cell/>
          <table:table-cell office:value-type="float" office:value="1442890801.41115" calcext:value-type="float">
            <text:p>1442890801.41115</text:p>
          </table:table-cell>
          <table:table-cell table:formula="of:=[.G811]-[.$B811]" office:value-type="float" office:value="0.261858701705933" calcext:value-type="float">
            <text:p>0.2618587017</text:p>
          </table:table-cell>
          <table:table-cell/>
          <table:table-cell office:value-type="float" office:value="1442890801.41121" calcext:value-type="float">
            <text:p>1442890801.41121</text:p>
          </table:table-cell>
          <table:table-cell table:formula="of:=[.J811]-[.$B811]" office:value-type="float" office:value="0.261920213699341" calcext:value-type="float">
            <text:p>0.2619202137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42890801.16076" calcext:value-type="float">
            <text:p>1442890801.16076</text:p>
          </table:table-cell>
          <table:table-cell office:value-type="float" office:value="896" calcext:value-type="float">
            <text:p>896</text:p>
          </table:table-cell>
          <table:table-cell table:formula="of:=[.B812]-[.B$2]" office:value-type="float" office:value="32.7146158218384" calcext:value-type="float">
            <text:p>32.7146158218</text:p>
          </table:table-cell>
          <table:table-cell table:formula="of:=[.C812]/([.D812]-[.D811])" office:value-type="float" office:value="78122.7810830475" calcext:value-type="float">
            <text:p>78122.7810830475</text:p>
          </table:table-cell>
          <table:table-cell/>
          <table:table-cell office:value-type="float" office:value="1442890801.41129" calcext:value-type="float">
            <text:p>1442890801.41129</text:p>
          </table:table-cell>
          <table:table-cell table:formula="of:=[.G812]-[.$B812]" office:value-type="float" office:value="0.250525951385498" calcext:value-type="float">
            <text:p>0.2505259514</text:p>
          </table:table-cell>
          <table:table-cell/>
          <table:table-cell office:value-type="float" office:value="1442890801.41497" calcext:value-type="float">
            <text:p>1442890801.41497</text:p>
          </table:table-cell>
          <table:table-cell table:formula="of:=[.J812]-[.$B812]" office:value-type="float" office:value="0.254211664199829" calcext:value-type="float">
            <text:p>0.2542116642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42890801.17226" calcext:value-type="float">
            <text:p>1442890801.17226</text:p>
          </table:table-cell>
          <table:table-cell office:value-type="float" office:value="896" calcext:value-type="float">
            <text:p>896</text:p>
          </table:table-cell>
          <table:table-cell table:formula="of:=[.B813]-[.B$2]" office:value-type="float" office:value="32.7261197566986" calcext:value-type="float">
            <text:p>32.7261197567</text:p>
          </table:table-cell>
          <table:table-cell table:formula="of:=[.C813]/([.D813]-[.D812])" office:value-type="float" office:value="77886.3937327724" calcext:value-type="float">
            <text:p>77886.3937327724</text:p>
          </table:table-cell>
          <table:table-cell/>
          <table:table-cell office:value-type="float" office:value="1442890801.41133" calcext:value-type="float">
            <text:p>1442890801.41133</text:p>
          </table:table-cell>
          <table:table-cell table:formula="of:=[.G813]-[.$B813]" office:value-type="float" office:value="0.239069700241089" calcext:value-type="float">
            <text:p>0.2390697002</text:p>
          </table:table-cell>
          <table:table-cell/>
          <table:table-cell office:value-type="float" office:value="1442890801.41874" calcext:value-type="float">
            <text:p>1442890801.41874</text:p>
          </table:table-cell>
          <table:table-cell table:formula="of:=[.J813]-[.$B813]" office:value-type="float" office:value="0.24647068977356" calcext:value-type="float">
            <text:p>0.2464706898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42890801.18373" calcext:value-type="float">
            <text:p>1442890801.18373</text:p>
          </table:table-cell>
          <table:table-cell office:value-type="float" office:value="896" calcext:value-type="float">
            <text:p>896</text:p>
          </table:table-cell>
          <table:table-cell table:formula="of:=[.B814]-[.B$2]" office:value-type="float" office:value="32.7375886440277" calcext:value-type="float">
            <text:p>32.737588644</text:p>
          </table:table-cell>
          <table:table-cell table:formula="of:=[.C814]/([.D814]-[.D813])" office:value-type="float" office:value="78124.4051222352" calcext:value-type="float">
            <text:p>78124.4051222352</text:p>
          </table:table-cell>
          <table:table-cell/>
          <table:table-cell office:value-type="float" office:value="1442890801.41138" calcext:value-type="float">
            <text:p>1442890801.41138</text:p>
          </table:table-cell>
          <table:table-cell table:formula="of:=[.G814]-[.$B814]" office:value-type="float" office:value="0.227643728256226" calcext:value-type="float">
            <text:p>0.2276437283</text:p>
          </table:table-cell>
          <table:table-cell/>
          <table:table-cell office:value-type="float" office:value="1442890801.4225" calcext:value-type="float">
            <text:p>1442890801.4225</text:p>
          </table:table-cell>
          <table:table-cell table:formula="of:=[.J814]-[.$B814]" office:value-type="float" office:value="0.238764047622681" calcext:value-type="float">
            <text:p>0.2387640476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42890801.19515" calcext:value-type="float">
            <text:p>1442890801.19515</text:p>
          </table:table-cell>
          <table:table-cell office:value-type="float" office:value="896" calcext:value-type="float">
            <text:p>896</text:p>
          </table:table-cell>
          <table:table-cell table:formula="of:=[.B815]-[.B$2]" office:value-type="float" office:value="32.7490074634552" calcext:value-type="float">
            <text:p>32.7490074635</text:p>
          </table:table-cell>
          <table:table-cell table:formula="of:=[.C815]/([.D815]-[.D814])" office:value-type="float" office:value="78466.9558608594" calcext:value-type="float">
            <text:p>78466.9558608594</text:p>
          </table:table-cell>
          <table:table-cell/>
          <table:table-cell office:value-type="float" office:value="1442890801.41142" calcext:value-type="float">
            <text:p>1442890801.41142</text:p>
          </table:table-cell>
          <table:table-cell table:formula="of:=[.G815]-[.$B815]" office:value-type="float" office:value="0.216266632080078" calcext:value-type="float">
            <text:p>0.2162666321</text:p>
          </table:table-cell>
          <table:table-cell/>
          <table:table-cell office:value-type="float" office:value="1442890801.42628" calcext:value-type="float">
            <text:p>1442890801.42628</text:p>
          </table:table-cell>
          <table:table-cell table:formula="of:=[.J815]-[.$B815]" office:value-type="float" office:value="0.231129169464111" calcext:value-type="float">
            <text:p>0.2311291695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42890801.20662" calcext:value-type="float">
            <text:p>1442890801.20662</text:p>
          </table:table-cell>
          <table:table-cell office:value-type="float" office:value="896" calcext:value-type="float">
            <text:p>896</text:p>
          </table:table-cell>
          <table:table-cell table:formula="of:=[.B816]-[.B$2]" office:value-type="float" office:value="32.7604749202728" calcext:value-type="float">
            <text:p>32.7604749203</text:p>
          </table:table-cell>
          <table:table-cell table:formula="of:=[.C816]/([.D816]-[.D815])" office:value-type="float" office:value="78134.1507755" calcext:value-type="float">
            <text:p>78134.1507755</text:p>
          </table:table-cell>
          <table:table-cell/>
          <table:table-cell office:value-type="float" office:value="1442890801.41146" calcext:value-type="float">
            <text:p>1442890801.41146</text:p>
          </table:table-cell>
          <table:table-cell table:formula="of:=[.G816]-[.$B816]" office:value-type="float" office:value="0.204843997955322" calcext:value-type="float">
            <text:p>0.204843998</text:p>
          </table:table-cell>
          <table:table-cell/>
          <table:table-cell office:value-type="float" office:value="1442890801.43006" calcext:value-type="float">
            <text:p>1442890801.43006</text:p>
          </table:table-cell>
          <table:table-cell table:formula="of:=[.J816]-[.$B816]" office:value-type="float" office:value="0.223438501358032" calcext:value-type="float">
            <text:p>0.2234385014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42890801.21808" calcext:value-type="float">
            <text:p>1442890801.21808</text:p>
          </table:table-cell>
          <table:table-cell office:value-type="float" office:value="896" calcext:value-type="float">
            <text:p>896</text:p>
          </table:table-cell>
          <table:table-cell table:formula="of:=[.B817]-[.B$2]" office:value-type="float" office:value="32.7719352245331" calcext:value-type="float">
            <text:p>32.7719352245</text:p>
          </table:table-cell>
          <table:table-cell table:formula="of:=[.C817]/([.D817]-[.D816])" office:value-type="float" office:value="78182.9155363235" calcext:value-type="float">
            <text:p>78182.9155363235</text:p>
          </table:table-cell>
          <table:table-cell/>
          <table:table-cell office:value-type="float" office:value="1442890801.55486" calcext:value-type="float">
            <text:p>1442890801.55486</text:p>
          </table:table-cell>
          <table:table-cell table:formula="of:=[.G817]-[.$B817]" office:value-type="float" office:value="0.336784601211548" calcext:value-type="float">
            <text:p>0.3367846012</text:p>
          </table:table-cell>
          <table:table-cell/>
          <table:table-cell office:value-type="float" office:value="1442890801.55492" calcext:value-type="float">
            <text:p>1442890801.55492</text:p>
          </table:table-cell>
          <table:table-cell table:formula="of:=[.J817]-[.$B817]" office:value-type="float" office:value="0.336839437484741" calcext:value-type="float">
            <text:p>0.336839437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42890801.22956" calcext:value-type="float">
            <text:p>1442890801.22956</text:p>
          </table:table-cell>
          <table:table-cell office:value-type="float" office:value="896" calcext:value-type="float">
            <text:p>896</text:p>
          </table:table-cell>
          <table:table-cell table:formula="of:=[.B818]-[.B$2]" office:value-type="float" office:value="32.7834153175354" calcext:value-type="float">
            <text:p>32.7834153175</text:p>
          </table:table-cell>
          <table:table-cell table:formula="of:=[.C818]/([.D818]-[.D817])" office:value-type="float" office:value="78048.1482004527" calcext:value-type="float">
            <text:p>78048.1482004527</text:p>
          </table:table-cell>
          <table:table-cell/>
          <table:table-cell office:value-type="float" office:value="1442890801.55497" calcext:value-type="float">
            <text:p>1442890801.55497</text:p>
          </table:table-cell>
          <table:table-cell table:formula="of:=[.G818]-[.$B818]" office:value-type="float" office:value="0.32541298866272" calcext:value-type="float">
            <text:p>0.3254129887</text:p>
          </table:table-cell>
          <table:table-cell/>
          <table:table-cell office:value-type="float" office:value="1442890801.5587" calcext:value-type="float">
            <text:p>1442890801.5587</text:p>
          </table:table-cell>
          <table:table-cell table:formula="of:=[.J818]-[.$B818]" office:value-type="float" office:value="0.329135417938232" calcext:value-type="float">
            <text:p>0.3291354179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42890801.24106" calcext:value-type="float">
            <text:p>1442890801.24106</text:p>
          </table:table-cell>
          <table:table-cell office:value-type="float" office:value="896" calcext:value-type="float">
            <text:p>896</text:p>
          </table:table-cell>
          <table:table-cell table:formula="of:=[.B819]-[.B$2]" office:value-type="float" office:value="32.7949118614197" calcext:value-type="float">
            <text:p>32.7949118614</text:p>
          </table:table-cell>
          <table:table-cell table:formula="of:=[.C819]/([.D819]-[.D818])" office:value-type="float" office:value="77936.4658647864" calcext:value-type="float">
            <text:p>77936.4658647864</text:p>
          </table:table-cell>
          <table:table-cell/>
          <table:table-cell office:value-type="float" office:value="1442890801.555" calcext:value-type="float">
            <text:p>1442890801.555</text:p>
          </table:table-cell>
          <table:table-cell table:formula="of:=[.G819]-[.$B819]" office:value-type="float" office:value="0.313941955566406" calcext:value-type="float">
            <text:p>0.3139419556</text:p>
          </table:table-cell>
          <table:table-cell/>
          <table:table-cell office:value-type="float" office:value="1442890801.56247" calcext:value-type="float">
            <text:p>1442890801.56247</text:p>
          </table:table-cell>
          <table:table-cell table:formula="of:=[.J819]-[.$B819]" office:value-type="float" office:value="0.321409463882446" calcext:value-type="float">
            <text:p>0.3214094639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42890801.25246" calcext:value-type="float">
            <text:p>1442890801.25246</text:p>
          </table:table-cell>
          <table:table-cell office:value-type="float" office:value="896" calcext:value-type="float">
            <text:p>896</text:p>
          </table:table-cell>
          <table:table-cell table:formula="of:=[.B820]-[.B$2]" office:value-type="float" office:value="32.8063118457794" calcext:value-type="float">
            <text:p>32.8063118458</text:p>
          </table:table-cell>
          <table:table-cell table:formula="of:=[.C820]/([.D820]-[.D819])" office:value-type="float" office:value="78596.5990588727" calcext:value-type="float">
            <text:p>78596.5990588727</text:p>
          </table:table-cell>
          <table:table-cell/>
          <table:table-cell office:value-type="float" office:value="1442890801.55502" calcext:value-type="float">
            <text:p>1442890801.55502</text:p>
          </table:table-cell>
          <table:table-cell table:formula="of:=[.G820]-[.$B820]" office:value-type="float" office:value="0.302566051483154" calcext:value-type="float">
            <text:p>0.3025660515</text:p>
          </table:table-cell>
          <table:table-cell/>
          <table:table-cell office:value-type="float" office:value="1442890801.56623" calcext:value-type="float">
            <text:p>1442890801.56623</text:p>
          </table:table-cell>
          <table:table-cell table:formula="of:=[.J820]-[.$B820]" office:value-type="float" office:value="0.313777446746826" calcext:value-type="float">
            <text:p>0.3137774467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42890801.26395" calcext:value-type="float">
            <text:p>1442890801.26395</text:p>
          </table:table-cell>
          <table:table-cell office:value-type="float" office:value="896" calcext:value-type="float">
            <text:p>896</text:p>
          </table:table-cell>
          <table:table-cell table:formula="of:=[.B821]-[.B$2]" office:value-type="float" office:value="32.8178038597107" calcext:value-type="float">
            <text:p>32.8178038597</text:p>
          </table:table-cell>
          <table:table-cell table:formula="of:=[.C821]/([.D821]-[.D820])" office:value-type="float" office:value="77967.1870708077" calcext:value-type="float">
            <text:p>77967.1870708077</text:p>
          </table:table-cell>
          <table:table-cell/>
          <table:table-cell office:value-type="float" office:value="1442890801.55506" calcext:value-type="float">
            <text:p>1442890801.55506</text:p>
          </table:table-cell>
          <table:table-cell table:formula="of:=[.G821]-[.$B821]" office:value-type="float" office:value="0.291115283966064" calcext:value-type="float">
            <text:p>0.291115284</text:p>
          </table:table-cell>
          <table:table-cell/>
          <table:table-cell office:value-type="float" office:value="1442890801.57001" calcext:value-type="float">
            <text:p>1442890801.57001</text:p>
          </table:table-cell>
          <table:table-cell table:formula="of:=[.J821]-[.$B821]" office:value-type="float" office:value="0.306057214736938" calcext:value-type="float">
            <text:p>0.30605721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42890801.27541" calcext:value-type="float">
            <text:p>1442890801.27541</text:p>
          </table:table-cell>
          <table:table-cell office:value-type="float" office:value="896" calcext:value-type="float">
            <text:p>896</text:p>
          </table:table-cell>
          <table:table-cell table:formula="of:=[.B822]-[.B$2]" office:value-type="float" office:value="32.8292639255524" calcext:value-type="float">
            <text:p>32.8292639256</text:p>
          </table:table-cell>
          <table:table-cell table:formula="of:=[.C822]/([.D822]-[.D821])" office:value-type="float" office:value="78184.5420766846" calcext:value-type="float">
            <text:p>78184.5420766846</text:p>
          </table:table-cell>
          <table:table-cell/>
          <table:table-cell office:value-type="float" office:value="1442890801.55509" calcext:value-type="float">
            <text:p>1442890801.55509</text:p>
          </table:table-cell>
          <table:table-cell table:formula="of:=[.G822]-[.$B822]" office:value-type="float" office:value="0.279678106307983" calcext:value-type="float">
            <text:p>0.2796781063</text:p>
          </table:table-cell>
          <table:table-cell/>
          <table:table-cell office:value-type="float" office:value="1442890801.57377" calcext:value-type="float">
            <text:p>1442890801.57377</text:p>
          </table:table-cell>
          <table:table-cell table:formula="of:=[.J822]-[.$B822]" office:value-type="float" office:value="0.298361301422119" calcext:value-type="float">
            <text:p>0.2983613014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42890801.28687" calcext:value-type="float">
            <text:p>1442890801.28687</text:p>
          </table:table-cell>
          <table:table-cell office:value-type="float" office:value="896" calcext:value-type="float">
            <text:p>896</text:p>
          </table:table-cell>
          <table:table-cell table:formula="of:=[.B823]-[.B$2]" office:value-type="float" office:value="32.8407299518585" calcext:value-type="float">
            <text:p>32.8407299519</text:p>
          </table:table-cell>
          <table:table-cell table:formula="of:=[.C823]/([.D823]-[.D822])" office:value-type="float" office:value="78143.8988605173" calcext:value-type="float">
            <text:p>78143.8988605173</text:p>
          </table:table-cell>
          <table:table-cell/>
          <table:table-cell office:value-type="float" office:value="1442890801.55511" calcext:value-type="float">
            <text:p>1442890801.55511</text:p>
          </table:table-cell>
          <table:table-cell table:formula="of:=[.G823]-[.$B823]" office:value-type="float" office:value="0.268234014511108" calcext:value-type="float">
            <text:p>0.2682340145</text:p>
          </table:table-cell>
          <table:table-cell/>
          <table:table-cell office:value-type="float" office:value="1442890801.57753" calcext:value-type="float">
            <text:p>1442890801.57753</text:p>
          </table:table-cell>
          <table:table-cell table:formula="of:=[.J823]-[.$B823]" office:value-type="float" office:value="0.290656566619873" calcext:value-type="float">
            <text:p>0.2906565666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42890801.29833" calcext:value-type="float">
            <text:p>1442890801.29833</text:p>
          </table:table-cell>
          <table:table-cell office:value-type="float" office:value="896" calcext:value-type="float">
            <text:p>896</text:p>
          </table:table-cell>
          <table:table-cell table:formula="of:=[.B824]-[.B$2]" office:value-type="float" office:value="32.8521893024445" calcext:value-type="float">
            <text:p>32.8521893024</text:p>
          </table:table-cell>
          <table:table-cell table:formula="of:=[.C824]/([.D824]-[.D823])" office:value-type="float" office:value="78189.4221038615" calcext:value-type="float">
            <text:p>78189.4221038615</text:p>
          </table:table-cell>
          <table:table-cell/>
          <table:table-cell office:value-type="float" office:value="1442890801.55513" calcext:value-type="float">
            <text:p>1442890801.55513</text:p>
          </table:table-cell>
          <table:table-cell table:formula="of:=[.G824]-[.$B824]" office:value-type="float" office:value="0.256796836853027" calcext:value-type="float">
            <text:p>0.2567968369</text:p>
          </table:table-cell>
          <table:table-cell/>
          <table:table-cell office:value-type="float" office:value="1442890801.5813" calcext:value-type="float">
            <text:p>1442890801.5813</text:p>
          </table:table-cell>
          <table:table-cell table:formula="of:=[.J824]-[.$B824]" office:value-type="float" office:value="0.282964706420898" calcext:value-type="float">
            <text:p>0.2829647064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42890801.30981" calcext:value-type="float">
            <text:p>1442890801.30981</text:p>
          </table:table-cell>
          <table:table-cell office:value-type="float" office:value="896" calcext:value-type="float">
            <text:p>896</text:p>
          </table:table-cell>
          <table:table-cell table:formula="of:=[.B825]-[.B$2]" office:value-type="float" office:value="32.8636615276337" calcext:value-type="float">
            <text:p>32.8636615276</text:p>
          </table:table-cell>
          <table:table-cell table:formula="of:=[.C825]/([.D825]-[.D824])" office:value-type="float" office:value="78101.6747163224" calcext:value-type="float">
            <text:p>78101.6747163224</text:p>
          </table:table-cell>
          <table:table-cell/>
          <table:table-cell office:value-type="float" office:value="1442890801.55515" calcext:value-type="float">
            <text:p>1442890801.55515</text:p>
          </table:table-cell>
          <table:table-cell table:formula="of:=[.G825]-[.$B825]" office:value-type="float" office:value="0.245346784591675" calcext:value-type="float">
            <text:p>0.2453467846</text:p>
          </table:table-cell>
          <table:table-cell/>
          <table:table-cell office:value-type="float" office:value="1442890801.58507" calcext:value-type="float">
            <text:p>1442890801.58507</text:p>
          </table:table-cell>
          <table:table-cell table:formula="of:=[.J825]-[.$B825]" office:value-type="float" office:value="0.275263071060181" calcext:value-type="float">
            <text:p>0.2752630711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42890801.32129" calcext:value-type="float">
            <text:p>1442890801.32129</text:p>
          </table:table-cell>
          <table:table-cell office:value-type="float" office:value="896" calcext:value-type="float">
            <text:p>896</text:p>
          </table:table-cell>
          <table:table-cell table:formula="of:=[.B826]-[.B$2]" office:value-type="float" office:value="32.8751468658447" calcext:value-type="float">
            <text:p>32.8751468658</text:p>
          </table:table-cell>
          <table:table-cell table:formula="of:=[.C826]/([.D826]-[.D825])" office:value-type="float" office:value="78012.5045980113" calcext:value-type="float">
            <text:p>78012.5045980113</text:p>
          </table:table-cell>
          <table:table-cell/>
          <table:table-cell office:value-type="float" office:value="1442890801.55517" calcext:value-type="float">
            <text:p>1442890801.55517</text:p>
          </table:table-cell>
          <table:table-cell table:formula="of:=[.G826]-[.$B826]" office:value-type="float" office:value="0.233883380889893" calcext:value-type="float">
            <text:p>0.2338833809</text:p>
          </table:table-cell>
          <table:table-cell/>
          <table:table-cell office:value-type="float" office:value="1442890801.58885" calcext:value-type="float">
            <text:p>1442890801.58885</text:p>
          </table:table-cell>
          <table:table-cell table:formula="of:=[.J826]-[.$B826]" office:value-type="float" office:value="0.267553567886353" calcext:value-type="float">
            <text:p>0.267553567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42890801.33275" calcext:value-type="float">
            <text:p>1442890801.33275</text:p>
          </table:table-cell>
          <table:table-cell office:value-type="float" office:value="896" calcext:value-type="float">
            <text:p>896</text:p>
          </table:table-cell>
          <table:table-cell table:formula="of:=[.B827]-[.B$2]" office:value-type="float" office:value="32.886608839035" calcext:value-type="float">
            <text:p>32.886608839</text:p>
          </table:table-cell>
          <table:table-cell table:formula="of:=[.C827]/([.D827]-[.D826])" office:value-type="float" office:value="78171.5316484659" calcext:value-type="float">
            <text:p>78171.5316484659</text:p>
          </table:table-cell>
          <table:table-cell/>
          <table:table-cell office:value-type="float" office:value="1442890801.5552" calcext:value-type="float">
            <text:p>1442890801.5552</text:p>
          </table:table-cell>
          <table:table-cell table:formula="of:=[.G827]-[.$B827]" office:value-type="float" office:value="0.222443342208862" calcext:value-type="float">
            <text:p>0.2224433422</text:p>
          </table:table-cell>
          <table:table-cell/>
          <table:table-cell office:value-type="float" office:value="1442890801.59262" calcext:value-type="float">
            <text:p>1442890801.59262</text:p>
          </table:table-cell>
          <table:table-cell table:formula="of:=[.J827]-[.$B827]" office:value-type="float" office:value="0.259862184524536" calcext:value-type="float">
            <text:p>0.2598621845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42890801.34422" calcext:value-type="float">
            <text:p>1442890801.34422</text:p>
          </table:table-cell>
          <table:table-cell office:value-type="float" office:value="896" calcext:value-type="float">
            <text:p>896</text:p>
          </table:table-cell>
          <table:table-cell table:formula="of:=[.B828]-[.B$2]" office:value-type="float" office:value="32.8980755805969" calcext:value-type="float">
            <text:p>32.8980755806</text:p>
          </table:table-cell>
          <table:table-cell table:formula="of:=[.C828]/([.D828]-[.D827])" office:value-type="float" office:value="78139.0245139828" calcext:value-type="float">
            <text:p>78139.0245139828</text:p>
          </table:table-cell>
          <table:table-cell/>
          <table:table-cell office:value-type="float" office:value="1442890801.55522" calcext:value-type="float">
            <text:p>1442890801.55522</text:p>
          </table:table-cell>
          <table:table-cell table:formula="of:=[.G828]-[.$B828]" office:value-type="float" office:value="0.210999250411987" calcext:value-type="float">
            <text:p>0.2109992504</text:p>
          </table:table-cell>
          <table:table-cell/>
          <table:table-cell office:value-type="float" office:value="1442890801.59639" calcext:value-type="float">
            <text:p>1442890801.59639</text:p>
          </table:table-cell>
          <table:table-cell table:formula="of:=[.J828]-[.$B828]" office:value-type="float" office:value="0.252166748046875" calcext:value-type="float">
            <text:p>0.252166748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42890801.35568" calcext:value-type="float">
            <text:p>1442890801.35568</text:p>
          </table:table-cell>
          <table:table-cell office:value-type="float" office:value="896" calcext:value-type="float">
            <text:p>896</text:p>
          </table:table-cell>
          <table:table-cell table:formula="of:=[.B829]-[.B$2]" office:value-type="float" office:value="32.9095342159271" calcext:value-type="float">
            <text:p>32.9095342159</text:p>
          </table:table-cell>
          <table:table-cell table:formula="of:=[.C829]/([.D829]-[.D828])" office:value-type="float" office:value="78194.3027402676" calcext:value-type="float">
            <text:p>78194.3027402676</text:p>
          </table:table-cell>
          <table:table-cell/>
          <table:table-cell office:value-type="float" office:value="1442890801.61208" calcext:value-type="float">
            <text:p>1442890801.61208</text:p>
          </table:table-cell>
          <table:table-cell table:formula="of:=[.G829]-[.$B829]" office:value-type="float" office:value="0.256404876708984" calcext:value-type="float">
            <text:p>0.2564048767</text:p>
          </table:table-cell>
          <table:table-cell/>
          <table:table-cell office:value-type="float" office:value="1442890801.61213" calcext:value-type="float">
            <text:p>1442890801.61213</text:p>
          </table:table-cell>
          <table:table-cell table:formula="of:=[.J829]-[.$B829]" office:value-type="float" office:value="0.256449699401855" calcext:value-type="float">
            <text:p>0.2564496994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42890801.36717" calcext:value-type="float">
            <text:p>1442890801.36717</text:p>
          </table:table-cell>
          <table:table-cell office:value-type="float" office:value="896" calcext:value-type="float">
            <text:p>896</text:p>
          </table:table-cell>
          <table:table-cell table:formula="of:=[.B830]-[.B$2]" office:value-type="float" office:value="32.9210231304169" calcext:value-type="float">
            <text:p>32.9210231304</text:p>
          </table:table-cell>
          <table:table-cell table:formula="of:=[.C830]/([.D830]-[.D829])" office:value-type="float" office:value="77988.2208018594" calcext:value-type="float">
            <text:p>77988.2208018594</text:p>
          </table:table-cell>
          <table:table-cell/>
          <table:table-cell office:value-type="float" office:value="1442890801.61217" calcext:value-type="float">
            <text:p>1442890801.61217</text:p>
          </table:table-cell>
          <table:table-cell table:formula="of:=[.G830]-[.$B830]" office:value-type="float" office:value="0.245006799697876" calcext:value-type="float">
            <text:p>0.2450067997</text:p>
          </table:table-cell>
          <table:table-cell/>
          <table:table-cell office:value-type="float" office:value="1442890801.61591" calcext:value-type="float">
            <text:p>1442890801.61591</text:p>
          </table:table-cell>
          <table:table-cell table:formula="of:=[.J830]-[.$B830]" office:value-type="float" office:value="0.248746633529663" calcext:value-type="float">
            <text:p>0.2487466335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42890801.37864" calcext:value-type="float">
            <text:p>1442890801.37864</text:p>
          </table:table-cell>
          <table:table-cell office:value-type="float" office:value="896" calcext:value-type="float">
            <text:p>896</text:p>
          </table:table-cell>
          <table:table-cell table:formula="of:=[.B831]-[.B$2]" office:value-type="float" office:value="32.9324979782104" calcext:value-type="float">
            <text:p>32.9324979782</text:p>
          </table:table-cell>
          <table:table-cell table:formula="of:=[.C831]/([.D831]-[.D830])" office:value-type="float" office:value="78083.8243886223" calcext:value-type="float">
            <text:p>78083.8243886223</text:p>
          </table:table-cell>
          <table:table-cell/>
          <table:table-cell office:value-type="float" office:value="1442890801.6122" calcext:value-type="float">
            <text:p>1442890801.6122</text:p>
          </table:table-cell>
          <table:table-cell table:formula="of:=[.G831]-[.$B831]" office:value-type="float" office:value="0.233554840087891" calcext:value-type="float">
            <text:p>0.2335548401</text:p>
          </table:table-cell>
          <table:table-cell/>
          <table:table-cell office:value-type="float" office:value="1442890801.61969" calcext:value-type="float">
            <text:p>1442890801.61969</text:p>
          </table:table-cell>
          <table:table-cell table:formula="of:=[.J831]-[.$B831]" office:value-type="float" office:value="0.241049289703369" calcext:value-type="float">
            <text:p>0.2410492897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42890801.3901" calcext:value-type="float">
            <text:p>1442890801.3901</text:p>
          </table:table-cell>
          <table:table-cell office:value-type="float" office:value="896" calcext:value-type="float">
            <text:p>896</text:p>
          </table:table-cell>
          <table:table-cell table:formula="of:=[.B832]-[.B$2]" office:value-type="float" office:value="32.9439554214478" calcext:value-type="float">
            <text:p>32.9439554214</text:p>
          </table:table-cell>
          <table:table-cell table:formula="of:=[.C832]/([.D832]-[.D831])" office:value-type="float" office:value="78202.4384884302" calcext:value-type="float">
            <text:p>78202.4384884302</text:p>
          </table:table-cell>
          <table:table-cell/>
          <table:table-cell office:value-type="float" office:value="1442890801.61222" calcext:value-type="float">
            <text:p>1442890801.61222</text:p>
          </table:table-cell>
          <table:table-cell table:formula="of:=[.G832]-[.$B832]" office:value-type="float" office:value="0.222118377685547" calcext:value-type="float">
            <text:p>0.2221183777</text:p>
          </table:table-cell>
          <table:table-cell/>
          <table:table-cell office:value-type="float" office:value="1442890801.62347" calcext:value-type="float">
            <text:p>1442890801.62347</text:p>
          </table:table-cell>
          <table:table-cell table:formula="of:=[.J832]-[.$B832]" office:value-type="float" office:value="0.233366012573242" calcext:value-type="float">
            <text:p>0.2333660126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42890801.40154" calcext:value-type="float">
            <text:p>1442890801.40154</text:p>
          </table:table-cell>
          <table:table-cell office:value-type="float" office:value="896" calcext:value-type="float">
            <text:p>896</text:p>
          </table:table-cell>
          <table:table-cell table:formula="of:=[.B833]-[.B$2]" office:value-type="float" office:value="32.9553942680359" calcext:value-type="float">
            <text:p>32.955394268</text:p>
          </table:table-cell>
          <table:table-cell table:formula="of:=[.C833]/([.D833]-[.D832])" office:value-type="float" office:value="78329.575722206" calcext:value-type="float">
            <text:p>78329.575722206</text:p>
          </table:table-cell>
          <table:table-cell/>
          <table:table-cell office:value-type="float" office:value="1442890801.61224" calcext:value-type="float">
            <text:p>1442890801.61224</text:p>
          </table:table-cell>
          <table:table-cell table:formula="of:=[.G833]-[.$B833]" office:value-type="float" office:value="0.210700035095215" calcext:value-type="float">
            <text:p>0.2107000351</text:p>
          </table:table-cell>
          <table:table-cell/>
          <table:table-cell office:value-type="float" office:value="1442890801.62725" calcext:value-type="float">
            <text:p>1442890801.62725</text:p>
          </table:table-cell>
          <table:table-cell table:formula="of:=[.J833]-[.$B833]" office:value-type="float" office:value="0.225708961486816" calcext:value-type="float">
            <text:p>0.2257089615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42890801.41297" calcext:value-type="float">
            <text:p>1442890801.41297</text:p>
          </table:table-cell>
          <table:table-cell office:value-type="float" office:value="896" calcext:value-type="float">
            <text:p>896</text:p>
          </table:table-cell>
          <table:table-cell table:formula="of:=[.B834]-[.B$2]" office:value-type="float" office:value="32.966824054718" calcext:value-type="float">
            <text:p>32.9668240547</text:p>
          </table:table-cell>
          <table:table-cell table:formula="of:=[.C834]/([.D834]-[.D833])" office:value-type="float" office:value="78391.6642469754" calcext:value-type="float">
            <text:p>78391.6642469754</text:p>
          </table:table-cell>
          <table:table-cell/>
          <table:table-cell office:value-type="float" office:value="1442890801.61227" calcext:value-type="float">
            <text:p>1442890801.61227</text:p>
          </table:table-cell>
          <table:table-cell table:formula="of:=[.G834]-[.$B834]" office:value-type="float" office:value="0.19930624961853" calcext:value-type="float">
            <text:p>0.1993062496</text:p>
          </table:table-cell>
          <table:table-cell/>
          <table:table-cell office:value-type="float" office:value="1442890801.63102" calcext:value-type="float">
            <text:p>1442890801.63102</text:p>
          </table:table-cell>
          <table:table-cell table:formula="of:=[.J834]-[.$B834]" office:value-type="float" office:value="0.218053102493286" calcext:value-type="float">
            <text:p>0.2180531025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42890801.42454" calcext:value-type="float">
            <text:p>1442890801.42454</text:p>
          </table:table-cell>
          <table:table-cell office:value-type="float" office:value="896" calcext:value-type="float">
            <text:p>896</text:p>
          </table:table-cell>
          <table:table-cell table:formula="of:=[.B835]-[.B$2]" office:value-type="float" office:value="32.9783999919891" calcext:value-type="float">
            <text:p>32.978399992</text:p>
          </table:table-cell>
          <table:table-cell table:formula="of:=[.C835]/([.D835]-[.D834])" office:value-type="float" office:value="77401.9398183428" calcext:value-type="float">
            <text:p>77401.9398183428</text:p>
          </table:table-cell>
          <table:table-cell/>
          <table:table-cell office:value-type="float" office:value="1442890801.76141" calcext:value-type="float">
            <text:p>1442890801.76141</text:p>
          </table:table-cell>
          <table:table-cell table:formula="of:=[.G835]-[.$B835]" office:value-type="float" office:value="0.336865186691284" calcext:value-type="float">
            <text:p>0.3368651867</text:p>
          </table:table-cell>
          <table:table-cell/>
          <table:table-cell office:value-type="float" office:value="1442890801.76146" calcext:value-type="float">
            <text:p>1442890801.76146</text:p>
          </table:table-cell>
          <table:table-cell table:formula="of:=[.J835]-[.$B835]" office:value-type="float" office:value="0.336913585662842" calcext:value-type="float">
            <text:p>0.3369135857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42890801.43599" calcext:value-type="float">
            <text:p>1442890801.43599</text:p>
          </table:table-cell>
          <table:table-cell office:value-type="float" office:value="896" calcext:value-type="float">
            <text:p>896</text:p>
          </table:table-cell>
          <table:table-cell table:formula="of:=[.B836]-[.B$2]" office:value-type="float" office:value="32.9898428916931" calcext:value-type="float">
            <text:p>32.9898428917</text:p>
          </table:table-cell>
          <table:table-cell table:formula="of:=[.C836]/([.D836]-[.D835])" office:value-type="float" office:value="78301.831107407" calcext:value-type="float">
            <text:p>78301.831107407</text:p>
          </table:table-cell>
          <table:table-cell/>
          <table:table-cell office:value-type="float" office:value="1442890801.76152" calcext:value-type="float">
            <text:p>1442890801.76152</text:p>
          </table:table-cell>
          <table:table-cell table:formula="of:=[.G836]-[.$B836]" office:value-type="float" office:value="0.325536251068115" calcext:value-type="float">
            <text:p>0.3255362511</text:p>
          </table:table-cell>
          <table:table-cell/>
          <table:table-cell office:value-type="float" office:value="1442890801.76523" calcext:value-type="float">
            <text:p>1442890801.76523</text:p>
          </table:table-cell>
          <table:table-cell table:formula="of:=[.J836]-[.$B836]" office:value-type="float" office:value="0.329240322113037" calcext:value-type="float">
            <text:p>0.3292403221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42890801.44747" calcext:value-type="float">
            <text:p>1442890801.44747</text:p>
          </table:table-cell>
          <table:table-cell office:value-type="float" office:value="896" calcext:value-type="float">
            <text:p>896</text:p>
          </table:table-cell>
          <table:table-cell table:formula="of:=[.B837]-[.B$2]" office:value-type="float" office:value="33.0013296604156" calcext:value-type="float">
            <text:p>33.0013296604</text:p>
          </table:table-cell>
          <table:table-cell table:formula="of:=[.C837]/([.D837]-[.D836])" office:value-type="float" office:value="78002.7892650325" calcext:value-type="float">
            <text:p>78002.7892650325</text:p>
          </table:table-cell>
          <table:table-cell/>
          <table:table-cell office:value-type="float" office:value="1442890801.76158" calcext:value-type="float">
            <text:p>1442890801.76158</text:p>
          </table:table-cell>
          <table:table-cell table:formula="of:=[.G837]-[.$B837]" office:value-type="float" office:value="0.314100742340088" calcext:value-type="float">
            <text:p>0.3141007423</text:p>
          </table:table-cell>
          <table:table-cell/>
          <table:table-cell office:value-type="float" office:value="1442890801.76901" calcext:value-type="float">
            <text:p>1442890801.76901</text:p>
          </table:table-cell>
          <table:table-cell table:formula="of:=[.J837]-[.$B837]" office:value-type="float" office:value="0.321532487869263" calcext:value-type="float">
            <text:p>0.3215324879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42890801.45897" calcext:value-type="float">
            <text:p>1442890801.45897</text:p>
          </table:table-cell>
          <table:table-cell office:value-type="float" office:value="896" calcext:value-type="float">
            <text:p>896</text:p>
          </table:table-cell>
          <table:table-cell table:formula="of:=[.B838]-[.B$2]" office:value-type="float" office:value="33.0128257274628" calcext:value-type="float">
            <text:p>33.0128257275</text:p>
          </table:table-cell>
          <table:table-cell table:formula="of:=[.C838]/([.D838]-[.D837])" office:value-type="float" office:value="77939.6985358165" calcext:value-type="float">
            <text:p>77939.6985358165</text:p>
          </table:table-cell>
          <table:table-cell/>
          <table:table-cell office:value-type="float" office:value="1442890801.76162" calcext:value-type="float">
            <text:p>1442890801.76162</text:p>
          </table:table-cell>
          <table:table-cell table:formula="of:=[.G838]-[.$B838]" office:value-type="float" office:value="0.302644729614258" calcext:value-type="float">
            <text:p>0.3026447296</text:p>
          </table:table-cell>
          <table:table-cell/>
          <table:table-cell office:value-type="float" office:value="1442890801.77278" calcext:value-type="float">
            <text:p>1442890801.77278</text:p>
          </table:table-cell>
          <table:table-cell table:formula="of:=[.J838]-[.$B838]" office:value-type="float" office:value="0.313805103302002" calcext:value-type="float">
            <text:p>0.3138051033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42890801.47044" calcext:value-type="float">
            <text:p>1442890801.47044</text:p>
          </table:table-cell>
          <table:table-cell office:value-type="float" office:value="896" calcext:value-type="float">
            <text:p>896</text:p>
          </table:table-cell>
          <table:table-cell table:formula="of:=[.B839]-[.B$2]" office:value-type="float" office:value="33.0242969989777" calcext:value-type="float">
            <text:p>33.024296999</text:p>
          </table:table-cell>
          <table:table-cell table:formula="of:=[.C839]/([.D839]-[.D838])" office:value-type="float" office:value="78108.1677682172" calcext:value-type="float">
            <text:p>78108.1677682172</text:p>
          </table:table-cell>
          <table:table-cell/>
          <table:table-cell office:value-type="float" office:value="1442890801.76164" calcext:value-type="float">
            <text:p>1442890801.76164</text:p>
          </table:table-cell>
          <table:table-cell table:formula="of:=[.G839]-[.$B839]" office:value-type="float" office:value="0.291200637817383" calcext:value-type="float">
            <text:p>0.2912006378</text:p>
          </table:table-cell>
          <table:table-cell/>
          <table:table-cell office:value-type="float" office:value="1442890801.77654" calcext:value-type="float">
            <text:p>1442890801.77654</text:p>
          </table:table-cell>
          <table:table-cell table:formula="of:=[.J839]-[.$B839]" office:value-type="float" office:value="0.306101083755493" calcext:value-type="float">
            <text:p>0.3061010838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42890801.4819" calcext:value-type="float">
            <text:p>1442890801.4819</text:p>
          </table:table-cell>
          <table:table-cell office:value-type="float" office:value="896" calcext:value-type="float">
            <text:p>896</text:p>
          </table:table-cell>
          <table:table-cell table:formula="of:=[.B840]-[.B$2]" office:value-type="float" office:value="33.0357568264008" calcext:value-type="float">
            <text:p>33.0357568264</text:p>
          </table:table-cell>
          <table:table-cell table:formula="of:=[.C840]/([.D840]-[.D839])" office:value-type="float" office:value="78186.1686847252" calcext:value-type="float">
            <text:p>78186.1686847252</text:p>
          </table:table-cell>
          <table:table-cell/>
          <table:table-cell office:value-type="float" office:value="1442890801.76167" calcext:value-type="float">
            <text:p>1442890801.76167</text:p>
          </table:table-cell>
          <table:table-cell table:formula="of:=[.G840]-[.$B840]" office:value-type="float" office:value="0.27976393699646" calcext:value-type="float">
            <text:p>0.279763937</text:p>
          </table:table-cell>
          <table:table-cell/>
          <table:table-cell office:value-type="float" office:value="1442890801.78031" calcext:value-type="float">
            <text:p>1442890801.78031</text:p>
          </table:table-cell>
          <table:table-cell table:formula="of:=[.J840]-[.$B840]" office:value-type="float" office:value="0.298406839370728" calcext:value-type="float">
            <text:p>0.298406839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42890801.49338" calcext:value-type="float">
            <text:p>1442890801.49338</text:p>
          </table:table-cell>
          <table:table-cell office:value-type="float" office:value="896" calcext:value-type="float">
            <text:p>896</text:p>
          </table:table-cell>
          <table:table-cell table:formula="of:=[.B841]-[.B$2]" office:value-type="float" office:value="33.0472319126129" calcext:value-type="float">
            <text:p>33.0472319126</text:p>
          </table:table-cell>
          <table:table-cell table:formula="of:=[.C841]/([.D841]-[.D840])" office:value-type="float" office:value="78082.2020361521" calcext:value-type="float">
            <text:p>78082.2020361521</text:p>
          </table:table-cell>
          <table:table-cell/>
          <table:table-cell office:value-type="float" office:value="1442890801.76169" calcext:value-type="float">
            <text:p>1442890801.76169</text:p>
          </table:table-cell>
          <table:table-cell table:formula="of:=[.G841]-[.$B841]" office:value-type="float" office:value="0.268311023712158" calcext:value-type="float">
            <text:p>0.2683110237</text:p>
          </table:table-cell>
          <table:table-cell/>
          <table:table-cell office:value-type="float" office:value="1442890801.78407" calcext:value-type="float">
            <text:p>1442890801.78407</text:p>
          </table:table-cell>
          <table:table-cell table:formula="of:=[.J841]-[.$B841]" office:value-type="float" office:value="0.290697574615479" calcext:value-type="float">
            <text:p>0.2906975746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42890801.50483" calcext:value-type="float">
            <text:p>1442890801.50483</text:p>
          </table:table-cell>
          <table:table-cell office:value-type="float" office:value="896" calcext:value-type="float">
            <text:p>896</text:p>
          </table:table-cell>
          <table:table-cell table:formula="of:=[.B842]-[.B$2]" office:value-type="float" office:value="33.0586884021759" calcext:value-type="float">
            <text:p>33.0586884022</text:p>
          </table:table-cell>
          <table:table-cell table:formula="of:=[.C842]/([.D842]-[.D841])" office:value-type="float" office:value="78208.9483060018" calcext:value-type="float">
            <text:p>78208.9483060018</text:p>
          </table:table-cell>
          <table:table-cell/>
          <table:table-cell office:value-type="float" office:value="1442890801.76171" calcext:value-type="float">
            <text:p>1442890801.76171</text:p>
          </table:table-cell>
          <table:table-cell table:formula="of:=[.G842]-[.$B842]" office:value-type="float" office:value="0.256876468658447" calcext:value-type="float">
            <text:p>0.2568764687</text:p>
          </table:table-cell>
          <table:table-cell/>
          <table:table-cell office:value-type="float" office:value="1442890801.78784" calcext:value-type="float">
            <text:p>1442890801.78784</text:p>
          </table:table-cell>
          <table:table-cell table:formula="of:=[.J842]-[.$B842]" office:value-type="float" office:value="0.283008098602295" calcext:value-type="float">
            <text:p>0.2830080986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42890801.51631" calcext:value-type="float">
            <text:p>1442890801.51631</text:p>
          </table:table-cell>
          <table:table-cell office:value-type="float" office:value="896" calcext:value-type="float">
            <text:p>896</text:p>
          </table:table-cell>
          <table:table-cell table:formula="of:=[.B843]-[.B$2]" office:value-type="float" office:value="33.0701689720154" calcext:value-type="float">
            <text:p>33.070168972</text:p>
          </table:table-cell>
          <table:table-cell table:formula="of:=[.C843]/([.D843]-[.D842])" office:value-type="float" office:value="78044.9065271115" calcext:value-type="float">
            <text:p>78044.9065271115</text:p>
          </table:table-cell>
          <table:table-cell/>
          <table:table-cell office:value-type="float" office:value="1442890801.76173" calcext:value-type="float">
            <text:p>1442890801.76173</text:p>
          </table:table-cell>
          <table:table-cell table:formula="of:=[.G843]-[.$B843]" office:value-type="float" office:value="0.245417356491089" calcext:value-type="float">
            <text:p>0.2454173565</text:p>
          </table:table-cell>
          <table:table-cell/>
          <table:table-cell office:value-type="float" office:value="1442890801.79162" calcext:value-type="float">
            <text:p>1442890801.79162</text:p>
          </table:table-cell>
          <table:table-cell table:formula="of:=[.J843]-[.$B843]" office:value-type="float" office:value="0.275302171707153" calcext:value-type="float">
            <text:p>0.2753021717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42890801.52773" calcext:value-type="float">
            <text:p>1442890801.52773</text:p>
          </table:table-cell>
          <table:table-cell office:value-type="float" office:value="896" calcext:value-type="float">
            <text:p>896</text:p>
          </table:table-cell>
          <table:table-cell table:formula="of:=[.B844]-[.B$2]" office:value-type="float" office:value="33.0815899372101" calcext:value-type="float">
            <text:p>33.0815899372</text:p>
          </table:table-cell>
          <table:table-cell table:formula="of:=[.C844]/([.D844]-[.D843])" office:value-type="float" office:value="78452.2135148112" calcext:value-type="float">
            <text:p>78452.2135148112</text:p>
          </table:table-cell>
          <table:table-cell/>
          <table:table-cell office:value-type="float" office:value="1442890801.76175" calcext:value-type="float">
            <text:p>1442890801.76175</text:p>
          </table:table-cell>
          <table:table-cell table:formula="of:=[.G844]-[.$B844]" office:value-type="float" office:value="0.234017848968506" calcext:value-type="float">
            <text:p>0.234017849</text:p>
          </table:table-cell>
          <table:table-cell/>
          <table:table-cell office:value-type="float" office:value="1442890801.79539" calcext:value-type="float">
            <text:p>1442890801.79539</text:p>
          </table:table-cell>
          <table:table-cell table:formula="of:=[.J844]-[.$B844]" office:value-type="float" office:value="0.26765775680542" calcext:value-type="float">
            <text:p>0.2676577568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42890801.53918" calcext:value-type="float">
            <text:p>1442890801.53918</text:p>
          </table:table-cell>
          <table:table-cell office:value-type="float" office:value="896" calcext:value-type="float">
            <text:p>896</text:p>
          </table:table-cell>
          <table:table-cell table:formula="of:=[.B845]-[.B$2]" office:value-type="float" office:value="33.0930354595184" calcext:value-type="float">
            <text:p>33.0930354595</text:p>
          </table:table-cell>
          <table:table-cell table:formula="of:=[.C845]/([.D845]-[.D844])" office:value-type="float" office:value="78283.8891805191" calcext:value-type="float">
            <text:p>78283.8891805191</text:p>
          </table:table-cell>
          <table:table-cell/>
          <table:table-cell office:value-type="float" office:value="1442890801.76177" calcext:value-type="float">
            <text:p>1442890801.76177</text:p>
          </table:table-cell>
          <table:table-cell table:formula="of:=[.G845]-[.$B845]" office:value-type="float" office:value="0.222594261169434" calcext:value-type="float">
            <text:p>0.2225942612</text:p>
          </table:table-cell>
          <table:table-cell/>
          <table:table-cell office:value-type="float" office:value="1442890801.79917" calcext:value-type="float">
            <text:p>1442890801.79917</text:p>
          </table:table-cell>
          <table:table-cell table:formula="of:=[.J845]-[.$B845]" office:value-type="float" office:value="0.259994506835937" calcext:value-type="float">
            <text:p>0.2599945068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42890801.55063" calcext:value-type="float">
            <text:p>1442890801.55063</text:p>
          </table:table-cell>
          <table:table-cell office:value-type="float" office:value="896" calcext:value-type="float">
            <text:p>896</text:p>
          </table:table-cell>
          <table:table-cell table:formula="of:=[.B846]-[.B$2]" office:value-type="float" office:value="33.104487657547" calcext:value-type="float">
            <text:p>33.1044876575</text:p>
          </table:table-cell>
          <table:table-cell table:formula="of:=[.C846]/([.D846]-[.D845])" office:value-type="float" office:value="78238.2559020694" calcext:value-type="float">
            <text:p>78238.2559020694</text:p>
          </table:table-cell>
          <table:table-cell/>
          <table:table-cell office:value-type="float" office:value="1442890801.7618" calcext:value-type="float">
            <text:p>1442890801.7618</text:p>
          </table:table-cell>
          <table:table-cell table:formula="of:=[.G846]-[.$B846]" office:value-type="float" office:value="0.211163520812988" calcext:value-type="float">
            <text:p>0.2111635208</text:p>
          </table:table-cell>
          <table:table-cell/>
          <table:table-cell office:value-type="float" office:value="1442890801.80294" calcext:value-type="float">
            <text:p>1442890801.80294</text:p>
          </table:table-cell>
          <table:table-cell table:formula="of:=[.J846]-[.$B846]" office:value-type="float" office:value="0.25230860710144" calcext:value-type="float">
            <text:p>0.2523086071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42890801.56217" calcext:value-type="float">
            <text:p>1442890801.56217</text:p>
          </table:table-cell>
          <table:table-cell office:value-type="float" office:value="896" calcext:value-type="float">
            <text:p>896</text:p>
          </table:table-cell>
          <table:table-cell table:formula="of:=[.B847]-[.B$2]" office:value-type="float" office:value="33.1160295009613" calcext:value-type="float">
            <text:p>33.116029501</text:p>
          </table:table-cell>
          <table:table-cell table:formula="of:=[.C847]/([.D847]-[.D846])" office:value-type="float" office:value="77630.5801280727" calcext:value-type="float">
            <text:p>77630.5801280727</text:p>
          </table:table-cell>
          <table:table-cell/>
          <table:table-cell office:value-type="float" office:value="1442890801.81295" calcext:value-type="float">
            <text:p>1442890801.81295</text:p>
          </table:table-cell>
          <table:table-cell table:formula="of:=[.G847]-[.$B847]" office:value-type="float" office:value="0.250770807266235" calcext:value-type="float">
            <text:p>0.2507708073</text:p>
          </table:table-cell>
          <table:table-cell/>
          <table:table-cell office:value-type="float" office:value="1442890801.81299" calcext:value-type="float">
            <text:p>1442890801.81299</text:p>
          </table:table-cell>
          <table:table-cell table:formula="of:=[.J847]-[.$B847]" office:value-type="float" office:value="0.250811100006104" calcext:value-type="float">
            <text:p>0.2508111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42890801.57369" calcext:value-type="float">
            <text:p>1442890801.57369</text:p>
          </table:table-cell>
          <table:table-cell office:value-type="float" office:value="896" calcext:value-type="float">
            <text:p>896</text:p>
          </table:table-cell>
          <table:table-cell table:formula="of:=[.B848]-[.B$2]" office:value-type="float" office:value="33.1275420188904" calcext:value-type="float">
            <text:p>33.1275420189</text:p>
          </table:table-cell>
          <table:table-cell table:formula="of:=[.C848]/([.D848]-[.D847])" office:value-type="float" office:value="77828.3261333278" calcext:value-type="float">
            <text:p>77828.3261333278</text:p>
          </table:table-cell>
          <table:table-cell/>
          <table:table-cell office:value-type="float" office:value="1442890801.81306" calcext:value-type="float">
            <text:p>1442890801.81306</text:p>
          </table:table-cell>
          <table:table-cell table:formula="of:=[.G848]-[.$B848]" office:value-type="float" office:value="0.23936915397644" calcext:value-type="float">
            <text:p>0.239369154</text:p>
          </table:table-cell>
          <table:table-cell/>
          <table:table-cell office:value-type="float" office:value="1442890801.81676" calcext:value-type="float">
            <text:p>1442890801.81676</text:p>
          </table:table-cell>
          <table:table-cell table:formula="of:=[.J848]-[.$B848]" office:value-type="float" office:value="0.243074178695679" calcext:value-type="float">
            <text:p>0.2430741787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42890801.58523" calcext:value-type="float">
            <text:p>1442890801.58523</text:p>
          </table:table-cell>
          <table:table-cell office:value-type="float" office:value="896" calcext:value-type="float">
            <text:p>896</text:p>
          </table:table-cell>
          <table:table-cell table:formula="of:=[.B849]-[.B$2]" office:value-type="float" office:value="33.1390843391418" calcext:value-type="float">
            <text:p>33.1390843391</text:p>
          </table:table-cell>
          <table:table-cell table:formula="of:=[.C849]/([.D849]-[.D848])" office:value-type="float" office:value="77627.3730480046" calcext:value-type="float">
            <text:p>77627.3730480046</text:p>
          </table:table-cell>
          <table:table-cell/>
          <table:table-cell office:value-type="float" office:value="1442890801.81311" calcext:value-type="float">
            <text:p>1442890801.81311</text:p>
          </table:table-cell>
          <table:table-cell table:formula="of:=[.G849]-[.$B849]" office:value-type="float" office:value="0.227877616882324" calcext:value-type="float">
            <text:p>0.2278776169</text:p>
          </table:table-cell>
          <table:table-cell/>
          <table:table-cell office:value-type="float" office:value="1442890801.82053" calcext:value-type="float">
            <text:p>1442890801.82053</text:p>
          </table:table-cell>
          <table:table-cell table:formula="of:=[.J849]-[.$B849]" office:value-type="float" office:value="0.235297203063965" calcext:value-type="float">
            <text:p>0.2352972031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42890801.59666" calcext:value-type="float">
            <text:p>1442890801.59666</text:p>
          </table:table-cell>
          <table:table-cell office:value-type="float" office:value="896" calcext:value-type="float">
            <text:p>896</text:p>
          </table:table-cell>
          <table:table-cell table:formula="of:=[.B850]-[.B$2]" office:value-type="float" office:value="33.1505196094513" calcext:value-type="float">
            <text:p>33.1505196095</text:p>
          </table:table-cell>
          <table:table-cell table:formula="of:=[.C850]/([.D850]-[.D849])" office:value-type="float" office:value="78354.0725976273" calcext:value-type="float">
            <text:p>78354.0725976273</text:p>
          </table:table-cell>
          <table:table-cell/>
          <table:table-cell office:value-type="float" office:value="1442890801.81314" calcext:value-type="float">
            <text:p>1442890801.81314</text:p>
          </table:table-cell>
          <table:table-cell table:formula="of:=[.G850]-[.$B850]" office:value-type="float" office:value="0.21647834777832" calcext:value-type="float">
            <text:p>0.2164783478</text:p>
          </table:table-cell>
          <table:table-cell/>
          <table:table-cell office:value-type="float" office:value="1442890801.82429" calcext:value-type="float">
            <text:p>1442890801.82429</text:p>
          </table:table-cell>
          <table:table-cell table:formula="of:=[.J850]-[.$B850]" office:value-type="float" office:value="0.227628469467163" calcext:value-type="float">
            <text:p>0.2276284695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42890801.60821" calcext:value-type="float">
            <text:p>1442890801.60821</text:p>
          </table:table-cell>
          <table:table-cell office:value-type="float" office:value="896" calcext:value-type="float">
            <text:p>896</text:p>
          </table:table-cell>
          <table:table-cell table:formula="of:=[.B851]-[.B$2]" office:value-type="float" office:value="33.16206407547" calcext:value-type="float">
            <text:p>33.1620640755</text:p>
          </table:table-cell>
          <table:table-cell table:formula="of:=[.C851]/([.D851]-[.D850])" office:value-type="float" office:value="77612.944466244" calcext:value-type="float">
            <text:p>77612.944466244</text:p>
          </table:table-cell>
          <table:table-cell/>
          <table:table-cell office:value-type="float" office:value="1442890801.81318" calcext:value-type="float">
            <text:p>1442890801.81318</text:p>
          </table:table-cell>
          <table:table-cell table:formula="of:=[.G851]-[.$B851]" office:value-type="float" office:value="0.204971075057983" calcext:value-type="float">
            <text:p>0.2049710751</text:p>
          </table:table-cell>
          <table:table-cell/>
          <table:table-cell office:value-type="float" office:value="1442890801.82807" calcext:value-type="float">
            <text:p>1442890801.82807</text:p>
          </table:table-cell>
          <table:table-cell table:formula="of:=[.J851]-[.$B851]" office:value-type="float" office:value="0.219863891601562" calcext:value-type="float">
            <text:p>0.2198638916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42890801.61972" calcext:value-type="float">
            <text:p>1442890801.61972</text:p>
          </table:table-cell>
          <table:table-cell office:value-type="float" office:value="896" calcext:value-type="float">
            <text:p>896</text:p>
          </table:table-cell>
          <table:table-cell table:formula="of:=[.B852]-[.B$2]" office:value-type="float" office:value="33.1735754013062" calcext:value-type="float">
            <text:p>33.1735754013</text:p>
          </table:table-cell>
          <table:table-cell table:formula="of:=[.C852]/([.D852]-[.D851])" office:value-type="float" office:value="77836.3858995071" calcext:value-type="float">
            <text:p>77836.3858995071</text:p>
          </table:table-cell>
          <table:table-cell/>
          <table:table-cell office:value-type="float" office:value="1442890801.95681" calcext:value-type="float">
            <text:p>1442890801.95681</text:p>
          </table:table-cell>
          <table:table-cell table:formula="of:=[.G852]-[.$B852]" office:value-type="float" office:value="0.337090969085693" calcext:value-type="float">
            <text:p>0.3370909691</text:p>
          </table:table-cell>
          <table:table-cell/>
          <table:table-cell office:value-type="float" office:value="1442890801.95686" calcext:value-type="float">
            <text:p>1442890801.95686</text:p>
          </table:table-cell>
          <table:table-cell table:formula="of:=[.J852]-[.$B852]" office:value-type="float" office:value="0.337135076522827" calcext:value-type="float">
            <text:p>0.3371350765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42890801.63123" calcext:value-type="float">
            <text:p>1442890801.63123</text:p>
          </table:table-cell>
          <table:table-cell office:value-type="float" office:value="896" calcext:value-type="float">
            <text:p>896</text:p>
          </table:table-cell>
          <table:table-cell table:formula="of:=[.B853]-[.B$2]" office:value-type="float" office:value="33.1850831508636" calcext:value-type="float">
            <text:p>33.1850831509</text:p>
          </table:table-cell>
          <table:table-cell table:formula="of:=[.C853]/([.D853]-[.D852])" office:value-type="float" office:value="77860.575217022" calcext:value-type="float">
            <text:p>77860.575217022</text:p>
          </table:table-cell>
          <table:table-cell/>
          <table:table-cell office:value-type="float" office:value="1442890801.9569" calcext:value-type="float">
            <text:p>1442890801.9569</text:p>
          </table:table-cell>
          <table:table-cell table:formula="of:=[.G853]-[.$B853]" office:value-type="float" office:value="0.32567310333252" calcext:value-type="float">
            <text:p>0.3256731033</text:p>
          </table:table-cell>
          <table:table-cell/>
          <table:table-cell office:value-type="float" office:value="1442890801.96064" calcext:value-type="float">
            <text:p>1442890801.96064</text:p>
          </table:table-cell>
          <table:table-cell table:formula="of:=[.J853]-[.$B853]" office:value-type="float" office:value="0.329416036605835" calcext:value-type="float">
            <text:p>0.3294160366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42890801.64271" calcext:value-type="float">
            <text:p>1442890801.64271</text:p>
          </table:table-cell>
          <table:table-cell office:value-type="float" office:value="896" calcext:value-type="float">
            <text:p>896</text:p>
          </table:table-cell>
          <table:table-cell table:formula="of:=[.B854]-[.B$2]" office:value-type="float" office:value="33.1965618133545" calcext:value-type="float">
            <text:p>33.1965618134</text:p>
          </table:table-cell>
          <table:table-cell table:formula="of:=[.C854]/([.D854]-[.D853])" office:value-type="float" office:value="78057.8748364316" calcext:value-type="float">
            <text:p>78057.8748364316</text:p>
          </table:table-cell>
          <table:table-cell/>
          <table:table-cell office:value-type="float" office:value="1442890801.95693" calcext:value-type="float">
            <text:p>1442890801.95693</text:p>
          </table:table-cell>
          <table:table-cell table:formula="of:=[.G854]-[.$B854]" office:value-type="float" office:value="0.314218759536743" calcext:value-type="float">
            <text:p>0.3142187595</text:p>
          </table:table-cell>
          <table:table-cell/>
          <table:table-cell office:value-type="float" office:value="1442890801.96441" calcext:value-type="float">
            <text:p>1442890801.96441</text:p>
          </table:table-cell>
          <table:table-cell table:formula="of:=[.J854]-[.$B854]" office:value-type="float" office:value="0.321703195571899" calcext:value-type="float">
            <text:p>0.3217031956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42890801.65418" calcext:value-type="float">
            <text:p>1442890801.65418</text:p>
          </table:table-cell>
          <table:table-cell office:value-type="float" office:value="896" calcext:value-type="float">
            <text:p>896</text:p>
          </table:table-cell>
          <table:table-cell table:formula="of:=[.B855]-[.B$2]" office:value-type="float" office:value="33.208037853241" calcext:value-type="float">
            <text:p>33.2080378532</text:p>
          </table:table-cell>
          <table:table-cell table:formula="of:=[.C855]/([.D855]-[.D854])" office:value-type="float" office:value="78075.7133003698" calcext:value-type="float">
            <text:p>78075.7133003698</text:p>
          </table:table-cell>
          <table:table-cell/>
          <table:table-cell office:value-type="float" office:value="1442890801.95695" calcext:value-type="float">
            <text:p>1442890801.95695</text:p>
          </table:table-cell>
          <table:table-cell table:formula="of:=[.G855]-[.$B855]" office:value-type="float" office:value="0.302764892578125" calcext:value-type="float">
            <text:p>0.3027648926</text:p>
          </table:table-cell>
          <table:table-cell/>
          <table:table-cell office:value-type="float" office:value="1442890801.96818" calcext:value-type="float">
            <text:p>1442890801.96818</text:p>
          </table:table-cell>
          <table:table-cell table:formula="of:=[.J855]-[.$B855]" office:value-type="float" office:value="0.313992500305176" calcext:value-type="float">
            <text:p>0.3139925003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42890801.66579" calcext:value-type="float">
            <text:p>1442890801.66579</text:p>
          </table:table-cell>
          <table:table-cell office:value-type="float" office:value="896" calcext:value-type="float">
            <text:p>896</text:p>
          </table:table-cell>
          <table:table-cell table:formula="of:=[.B856]-[.B$2]" office:value-type="float" office:value="33.2196438312531" calcext:value-type="float">
            <text:p>33.2196438313</text:p>
          </table:table-cell>
          <table:table-cell table:formula="of:=[.C856]/([.D856]-[.D855])" office:value-type="float" office:value="77201.5937878757" calcext:value-type="float">
            <text:p>77201.5937878757</text:p>
          </table:table-cell>
          <table:table-cell/>
          <table:table-cell office:value-type="float" office:value="1442890801.95697" calcext:value-type="float">
            <text:p>1442890801.95697</text:p>
          </table:table-cell>
          <table:table-cell table:formula="of:=[.G856]-[.$B856]" office:value-type="float" office:value="0.291181325912476" calcext:value-type="float">
            <text:p>0.2911813259</text:p>
          </table:table-cell>
          <table:table-cell/>
          <table:table-cell office:value-type="float" office:value="1442890801.97194" calcext:value-type="float">
            <text:p>1442890801.97194</text:p>
          </table:table-cell>
          <table:table-cell table:formula="of:=[.J856]-[.$B856]" office:value-type="float" office:value="0.306155443191528" calcext:value-type="float">
            <text:p>0.306155443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42890801.67726" calcext:value-type="float">
            <text:p>1442890801.67726</text:p>
          </table:table-cell>
          <table:table-cell office:value-type="float" office:value="896" calcext:value-type="float">
            <text:p>896</text:p>
          </table:table-cell>
          <table:table-cell table:formula="of:=[.B857]-[.B$2]" office:value-type="float" office:value="33.2311108112335" calcext:value-type="float">
            <text:p>33.2311108112</text:p>
          </table:table-cell>
          <table:table-cell table:formula="of:=[.C857]/([.D857]-[.D856])" office:value-type="float" office:value="78137.3998669328" calcext:value-type="float">
            <text:p>78137.3998669328</text:p>
          </table:table-cell>
          <table:table-cell/>
          <table:table-cell office:value-type="float" office:value="1442890801.95699" calcext:value-type="float">
            <text:p>1442890801.95699</text:p>
          </table:table-cell>
          <table:table-cell table:formula="of:=[.G857]-[.$B857]" office:value-type="float" office:value="0.279737710952759" calcext:value-type="float">
            <text:p>0.279737711</text:p>
          </table:table-cell>
          <table:table-cell/>
          <table:table-cell office:value-type="float" office:value="1442890801.9757" calcext:value-type="float">
            <text:p>1442890801.9757</text:p>
          </table:table-cell>
          <table:table-cell table:formula="of:=[.J857]-[.$B857]" office:value-type="float" office:value="0.298449277877808" calcext:value-type="float">
            <text:p>0.2984492779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42890801.68873" calcext:value-type="float">
            <text:p>1442890801.68873</text:p>
          </table:table-cell>
          <table:table-cell office:value-type="float" office:value="896" calcext:value-type="float">
            <text:p>896</text:p>
          </table:table-cell>
          <table:table-cell table:formula="of:=[.B858]-[.B$2]" office:value-type="float" office:value="33.2425887584686" calcext:value-type="float">
            <text:p>33.2425887585</text:p>
          </table:table-cell>
          <table:table-cell table:formula="of:=[.C858]/([.D858]-[.D857])" office:value-type="float" office:value="78062.7390636035" calcext:value-type="float">
            <text:p>78062.7390636035</text:p>
          </table:table-cell>
          <table:table-cell/>
          <table:table-cell office:value-type="float" office:value="1442890801.95701" calcext:value-type="float">
            <text:p>1442890801.95701</text:p>
          </table:table-cell>
          <table:table-cell table:formula="of:=[.G858]-[.$B858]" office:value-type="float" office:value="0.26828145980835" calcext:value-type="float">
            <text:p>0.2682814598</text:p>
          </table:table-cell>
          <table:table-cell/>
          <table:table-cell office:value-type="float" office:value="1442890801.97947" calcext:value-type="float">
            <text:p>1442890801.97947</text:p>
          </table:table-cell>
          <table:table-cell table:formula="of:=[.J858]-[.$B858]" office:value-type="float" office:value="0.290735721588135" calcext:value-type="float">
            <text:p>0.2907357216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42890801.70025" calcext:value-type="float">
            <text:p>1442890801.70025</text:p>
          </table:table-cell>
          <table:table-cell office:value-type="float" office:value="896" calcext:value-type="float">
            <text:p>896</text:p>
          </table:table-cell>
          <table:table-cell table:formula="of:=[.B859]-[.B$2]" office:value-type="float" office:value="33.254102230072" calcext:value-type="float">
            <text:p>33.2541022301</text:p>
          </table:table-cell>
          <table:table-cell table:formula="of:=[.C859]/([.D859]-[.D858])" office:value-type="float" office:value="77821.8795220641" calcext:value-type="float">
            <text:p>77821.8795220641</text:p>
          </table:table-cell>
          <table:table-cell/>
          <table:table-cell office:value-type="float" office:value="1442890801.95706" calcext:value-type="float">
            <text:p>1442890801.95706</text:p>
          </table:table-cell>
          <table:table-cell table:formula="of:=[.G859]-[.$B859]" office:value-type="float" office:value="0.256813049316406" calcext:value-type="float">
            <text:p>0.2568130493</text:p>
          </table:table-cell>
          <table:table-cell/>
          <table:table-cell office:value-type="float" office:value="1442890801.98324" calcext:value-type="float">
            <text:p>1442890801.98324</text:p>
          </table:table-cell>
          <table:table-cell table:formula="of:=[.J859]-[.$B859]" office:value-type="float" office:value="0.282991409301758" calcext:value-type="float">
            <text:p>0.2829914093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42890801.71173" calcext:value-type="float">
            <text:p>1442890801.71173</text:p>
          </table:table-cell>
          <table:table-cell office:value-type="float" office:value="896" calcext:value-type="float">
            <text:p>896</text:p>
          </table:table-cell>
          <table:table-cell table:formula="of:=[.B860]-[.B$2]" office:value-type="float" office:value="33.2655835151672" calcext:value-type="float">
            <text:p>33.2655835152</text:p>
          </table:table-cell>
          <table:table-cell table:formula="of:=[.C860]/([.D860]-[.D859])" office:value-type="float" office:value="78040.0445219703" calcext:value-type="float">
            <text:p>78040.0445219703</text:p>
          </table:table-cell>
          <table:table-cell/>
          <table:table-cell office:value-type="float" office:value="1442890801.9571" calcext:value-type="float">
            <text:p>1442890801.9571</text:p>
          </table:table-cell>
          <table:table-cell table:formula="of:=[.G860]-[.$B860]" office:value-type="float" office:value="0.245371103286743" calcext:value-type="float">
            <text:p>0.2453711033</text:p>
          </table:table-cell>
          <table:table-cell/>
          <table:table-cell office:value-type="float" office:value="1442890801.987" calcext:value-type="float">
            <text:p>1442890801.987</text:p>
          </table:table-cell>
          <table:table-cell table:formula="of:=[.J860]-[.$B860]" office:value-type="float" office:value="0.275274038314819" calcext:value-type="float">
            <text:p>0.2752740383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42890801.72323" calcext:value-type="float">
            <text:p>1442890801.72323</text:p>
          </table:table-cell>
          <table:table-cell office:value-type="float" office:value="896" calcext:value-type="float">
            <text:p>896</text:p>
          </table:table-cell>
          <table:table-cell table:formula="of:=[.B861]-[.B$2]" office:value-type="float" office:value="33.2770833969116" calcext:value-type="float">
            <text:p>33.2770833969</text:p>
          </table:table-cell>
          <table:table-cell table:formula="of:=[.C861]/([.D861]-[.D860])" office:value-type="float" office:value="77913.8446738815" calcext:value-type="float">
            <text:p>77913.8446738815</text:p>
          </table:table-cell>
          <table:table-cell/>
          <table:table-cell office:value-type="float" office:value="1442890801.95714" calcext:value-type="float">
            <text:p>1442890801.95714</text:p>
          </table:table-cell>
          <table:table-cell table:formula="of:=[.G861]-[.$B861]" office:value-type="float" office:value="0.233909606933594" calcext:value-type="float">
            <text:p>0.2339096069</text:p>
          </table:table-cell>
          <table:table-cell/>
          <table:table-cell office:value-type="float" office:value="1442890801.99079" calcext:value-type="float">
            <text:p>1442890801.99079</text:p>
          </table:table-cell>
          <table:table-cell table:formula="of:=[.J861]-[.$B861]" office:value-type="float" office:value="0.267564058303833" calcext:value-type="float">
            <text:p>0.267564058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42890801.7347" calcext:value-type="float">
            <text:p>1442890801.7347</text:p>
          </table:table-cell>
          <table:table-cell office:value-type="float" office:value="896" calcext:value-type="float">
            <text:p>896</text:p>
          </table:table-cell>
          <table:table-cell table:formula="of:=[.B862]-[.B$2]" office:value-type="float" office:value="33.2885534763336" calcext:value-type="float">
            <text:p>33.2885534763</text:p>
          </table:table-cell>
          <table:table-cell table:formula="of:=[.C862]/([.D862]-[.D861])" office:value-type="float" office:value="78116.2856014467" calcext:value-type="float">
            <text:p>78116.2856014467</text:p>
          </table:table-cell>
          <table:table-cell/>
          <table:table-cell office:value-type="float" office:value="1442890801.95716" calcext:value-type="float">
            <text:p>1442890801.95716</text:p>
          </table:table-cell>
          <table:table-cell table:formula="of:=[.G862]-[.$B862]" office:value-type="float" office:value="0.222461462020874" calcext:value-type="float">
            <text:p>0.222461462</text:p>
          </table:table-cell>
          <table:table-cell/>
          <table:table-cell office:value-type="float" office:value="1442890801.99457" calcext:value-type="float">
            <text:p>1442890801.99457</text:p>
          </table:table-cell>
          <table:table-cell table:formula="of:=[.J862]-[.$B862]" office:value-type="float" office:value="0.259869813919067" calcext:value-type="float">
            <text:p>0.2598698139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42890801.74617" calcext:value-type="float">
            <text:p>1442890801.74617</text:p>
          </table:table-cell>
          <table:table-cell office:value-type="float" office:value="896" calcext:value-type="float">
            <text:p>896</text:p>
          </table:table-cell>
          <table:table-cell table:formula="of:=[.B863]-[.B$2]" office:value-type="float" office:value="33.3000273704529" calcext:value-type="float">
            <text:p>33.3000273705</text:p>
          </table:table-cell>
          <table:table-cell table:formula="of:=[.C863]/([.D863]-[.D862])" office:value-type="float" office:value="78090.3144727273" calcext:value-type="float">
            <text:p>78090.3144727273</text:p>
          </table:table-cell>
          <table:table-cell/>
          <table:table-cell office:value-type="float" office:value="1442890801.95718" calcext:value-type="float">
            <text:p>1442890801.95718</text:p>
          </table:table-cell>
          <table:table-cell table:formula="of:=[.G863]-[.$B863]" office:value-type="float" office:value="0.211009502410889" calcext:value-type="float">
            <text:p>0.2110095024</text:p>
          </table:table-cell>
          <table:table-cell/>
          <table:table-cell office:value-type="float" office:value="1442890801.99834" calcext:value-type="float">
            <text:p>1442890801.99834</text:p>
          </table:table-cell>
          <table:table-cell table:formula="of:=[.J863]-[.$B863]" office:value-type="float" office:value="0.252166509628296" calcext:value-type="float">
            <text:p>0.2521665096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42890801.75764" calcext:value-type="float">
            <text:p>1442890801.75764</text:p>
          </table:table-cell>
          <table:table-cell office:value-type="float" office:value="896" calcext:value-type="float">
            <text:p>896</text:p>
          </table:table-cell>
          <table:table-cell table:formula="of:=[.B864]-[.B$2]" office:value-type="float" office:value="33.311493396759" calcext:value-type="float">
            <text:p>33.3114933968</text:p>
          </table:table-cell>
          <table:table-cell table:formula="of:=[.C864]/([.D864]-[.D863])" office:value-type="float" office:value="78143.8988605173" calcext:value-type="float">
            <text:p>78143.8988605173</text:p>
          </table:table-cell>
          <table:table-cell/>
          <table:table-cell office:value-type="float" office:value="1442890802.0141" calcext:value-type="float">
            <text:p>1442890802.0141</text:p>
          </table:table-cell>
          <table:table-cell table:formula="of:=[.G864]-[.$B864]" office:value-type="float" office:value="0.256463289260864" calcext:value-type="float">
            <text:p>0.2564632893</text:p>
          </table:table-cell>
          <table:table-cell/>
          <table:table-cell office:value-type="float" office:value="1442890802.01415" calcext:value-type="float">
            <text:p>1442890802.01415</text:p>
          </table:table-cell>
          <table:table-cell table:formula="of:=[.J864]-[.$B864]" office:value-type="float" office:value="0.256510496139526" calcext:value-type="float">
            <text:p>0.2565104961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42890801.76925" calcext:value-type="float">
            <text:p>1442890801.76925</text:p>
          </table:table-cell>
          <table:table-cell office:value-type="float" office:value="896" calcext:value-type="float">
            <text:p>896</text:p>
          </table:table-cell>
          <table:table-cell table:formula="of:=[.B865]-[.B$2]" office:value-type="float" office:value="33.3231101036072" calcext:value-type="float">
            <text:p>33.3231101036</text:p>
          </table:table-cell>
          <table:table-cell table:formula="of:=[.C865]/([.D865]-[.D864])" office:value-type="float" office:value="77130.2927510057" calcext:value-type="float">
            <text:p>77130.2927510057</text:p>
          </table:table-cell>
          <table:table-cell/>
          <table:table-cell office:value-type="float" office:value="1442890802.01423" calcext:value-type="float">
            <text:p>1442890802.01423</text:p>
          </table:table-cell>
          <table:table-cell table:formula="of:=[.G865]-[.$B865]" office:value-type="float" office:value="0.244971513748169" calcext:value-type="float">
            <text:p>0.2449715137</text:p>
          </table:table-cell>
          <table:table-cell/>
          <table:table-cell office:value-type="float" office:value="1442890802.01755" calcext:value-type="float">
            <text:p>1442890802.01755</text:p>
          </table:table-cell>
          <table:table-cell table:formula="of:=[.J865]-[.$B865]" office:value-type="float" office:value="0.248291969299316" calcext:value-type="float">
            <text:p>0.248291969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42890801.7807" calcext:value-type="float">
            <text:p>1442890801.7807</text:p>
          </table:table-cell>
          <table:table-cell office:value-type="float" office:value="896" calcext:value-type="float">
            <text:p>896</text:p>
          </table:table-cell>
          <table:table-cell table:formula="of:=[.B866]-[.B$2]" office:value-type="float" office:value="33.3345577716827" calcext:value-type="float">
            <text:p>33.3345577717</text:p>
          </table:table-cell>
          <table:table-cell table:formula="of:=[.C866]/([.D866]-[.D865])" office:value-type="float" office:value="78269.2155368114" calcext:value-type="float">
            <text:p>78269.2155368114</text:p>
          </table:table-cell>
          <table:table-cell/>
          <table:table-cell office:value-type="float" office:value="1442890802.0143" calcext:value-type="float">
            <text:p>1442890802.0143</text:p>
          </table:table-cell>
          <table:table-cell table:formula="of:=[.G866]-[.$B866]" office:value-type="float" office:value="0.233594417572021" calcext:value-type="float">
            <text:p>0.2335944176</text:p>
          </table:table-cell>
          <table:table-cell/>
          <table:table-cell office:value-type="float" office:value="1442890802.02095" calcext:value-type="float">
            <text:p>1442890802.02095</text:p>
          </table:table-cell>
          <table:table-cell table:formula="of:=[.J866]-[.$B866]" office:value-type="float" office:value="0.240247011184692" calcext:value-type="float">
            <text:p>0.2402470112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42890801.7922" calcext:value-type="float">
            <text:p>1442890801.7922</text:p>
          </table:table-cell>
          <table:table-cell office:value-type="float" office:value="896" calcext:value-type="float">
            <text:p>896</text:p>
          </table:table-cell>
          <table:table-cell table:formula="of:=[.B867]-[.B$2]" office:value-type="float" office:value="33.3460536003113" calcext:value-type="float">
            <text:p>33.3460536003</text:p>
          </table:table-cell>
          <table:table-cell table:formula="of:=[.C867]/([.D867]-[.D866])" office:value-type="float" office:value="77941.3149718979" calcext:value-type="float">
            <text:p>77941.3149718979</text:p>
          </table:table-cell>
          <table:table-cell/>
          <table:table-cell office:value-type="float" office:value="1442890802.01432" calcext:value-type="float">
            <text:p>1442890802.01432</text:p>
          </table:table-cell>
          <table:table-cell table:formula="of:=[.G867]-[.$B867]" office:value-type="float" office:value="0.222124338150024" calcext:value-type="float">
            <text:p>0.2221243382</text:p>
          </table:table-cell>
          <table:table-cell/>
          <table:table-cell office:value-type="float" office:value="1442890802.02437" calcext:value-type="float">
            <text:p>1442890802.02437</text:p>
          </table:table-cell>
          <table:table-cell table:formula="of:=[.J867]-[.$B867]" office:value-type="float" office:value="0.232176542282104" calcext:value-type="float">
            <text:p>0.2321765423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42890801.80365" calcext:value-type="float">
            <text:p>1442890801.80365</text:p>
          </table:table-cell>
          <table:table-cell office:value-type="float" office:value="896" calcext:value-type="float">
            <text:p>896</text:p>
          </table:table-cell>
          <table:table-cell table:formula="of:=[.B868]-[.B$2]" office:value-type="float" office:value="33.3575034141541" calcext:value-type="float">
            <text:p>33.3575034142</text:p>
          </table:table-cell>
          <table:table-cell table:formula="of:=[.C868]/([.D868]-[.D867])" office:value-type="float" office:value="78254.5473929702" calcext:value-type="float">
            <text:p>78254.5473929702</text:p>
          </table:table-cell>
          <table:table-cell/>
          <table:table-cell office:value-type="float" office:value="1442890802.01436" calcext:value-type="float">
            <text:p>1442890802.01436</text:p>
          </table:table-cell>
          <table:table-cell table:formula="of:=[.G868]-[.$B868]" office:value-type="float" office:value="0.2107093334198" calcext:value-type="float">
            <text:p>0.2107093334</text:p>
          </table:table-cell>
          <table:table-cell/>
          <table:table-cell office:value-type="float" office:value="1442890802.02778" calcext:value-type="float">
            <text:p>1442890802.02778</text:p>
          </table:table-cell>
          <table:table-cell table:formula="of:=[.J868]-[.$B868]" office:value-type="float" office:value="0.224127769470215" calcext:value-type="float">
            <text:p>0.224127769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42890801.81522" calcext:value-type="float">
            <text:p>1442890801.81522</text:p>
          </table:table-cell>
          <table:table-cell office:value-type="float" office:value="896" calcext:value-type="float">
            <text:p>896</text:p>
          </table:table-cell>
          <table:table-cell table:formula="of:=[.B869]-[.B$2]" office:value-type="float" office:value="33.3690733909607" calcext:value-type="float">
            <text:p>33.369073391</text:p>
          </table:table-cell>
          <table:table-cell table:formula="of:=[.C869]/([.D869]-[.D868])" office:value-type="float" office:value="77441.8147049126" calcext:value-type="float">
            <text:p>77441.8147049126</text:p>
          </table:table-cell>
          <table:table-cell/>
          <table:table-cell office:value-type="float" office:value="1442890802.15202" calcext:value-type="float">
            <text:p>1442890802.15202</text:p>
          </table:table-cell>
          <table:table-cell table:formula="of:=[.G869]-[.$B869]" office:value-type="float" office:value="0.336800098419189" calcext:value-type="float">
            <text:p>0.3368000984</text:p>
          </table:table-cell>
          <table:table-cell/>
          <table:table-cell office:value-type="float" office:value="1442890802.15206" calcext:value-type="float">
            <text:p>1442890802.15206</text:p>
          </table:table-cell>
          <table:table-cell table:formula="of:=[.J869]-[.$B869]" office:value-type="float" office:value="0.336844205856323" calcext:value-type="float">
            <text:p>0.3368442059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42890801.82666" calcext:value-type="float">
            <text:p>1442890801.82666</text:p>
          </table:table-cell>
          <table:table-cell office:value-type="float" office:value="896" calcext:value-type="float">
            <text:p>896</text:p>
          </table:table-cell>
          <table:table-cell table:formula="of:=[.B870]-[.B$2]" office:value-type="float" office:value="33.3805162906647" calcext:value-type="float">
            <text:p>33.3805162907</text:p>
          </table:table-cell>
          <table:table-cell table:formula="of:=[.C870]/([.D870]-[.D869])" office:value-type="float" office:value="78301.831107407" calcext:value-type="float">
            <text:p>78301.831107407</text:p>
          </table:table-cell>
          <table:table-cell/>
          <table:table-cell office:value-type="float" office:value="1442890802.15211" calcext:value-type="float">
            <text:p>1442890802.15211</text:p>
          </table:table-cell>
          <table:table-cell table:formula="of:=[.G870]-[.$B870]" office:value-type="float" office:value="0.325446844100952" calcext:value-type="float">
            <text:p>0.3254468441</text:p>
          </table:table-cell>
          <table:table-cell/>
          <table:table-cell office:value-type="float" office:value="1442890802.15546" calcext:value-type="float">
            <text:p>1442890802.15546</text:p>
          </table:table-cell>
          <table:table-cell table:formula="of:=[.J870]-[.$B870]" office:value-type="float" office:value="0.328803300857544" calcext:value-type="float">
            <text:p>0.3288033009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42890801.83812" calcext:value-type="float">
            <text:p>1442890801.83812</text:p>
          </table:table-cell>
          <table:table-cell office:value-type="float" office:value="896" calcext:value-type="float">
            <text:p>896</text:p>
          </table:table-cell>
          <table:table-cell table:formula="of:=[.B871]-[.B$2]" office:value-type="float" office:value="33.391975402832" calcext:value-type="float">
            <text:p>33.3919754028</text:p>
          </table:table-cell>
          <table:table-cell table:formula="of:=[.C871]/([.D871]-[.D870])" office:value-type="float" office:value="78191.0489149658" calcext:value-type="float">
            <text:p>78191.0489149658</text:p>
          </table:table-cell>
          <table:table-cell/>
          <table:table-cell office:value-type="float" office:value="1442890802.15213" calcext:value-type="float">
            <text:p>1442890802.15213</text:p>
          </table:table-cell>
          <table:table-cell table:formula="of:=[.G871]-[.$B871]" office:value-type="float" office:value="0.314011573791504" calcext:value-type="float">
            <text:p>0.3140115738</text:p>
          </table:table-cell>
          <table:table-cell/>
          <table:table-cell office:value-type="float" office:value="1442890802.15887" calcext:value-type="float">
            <text:p>1442890802.15887</text:p>
          </table:table-cell>
          <table:table-cell table:formula="of:=[.J871]-[.$B871]" office:value-type="float" office:value="0.320751190185547" calcext:value-type="float">
            <text:p>0.3207511902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42890801.84958" calcext:value-type="float">
            <text:p>1442890801.84958</text:p>
          </table:table-cell>
          <table:table-cell office:value-type="float" office:value="896" calcext:value-type="float">
            <text:p>896</text:p>
          </table:table-cell>
          <table:table-cell table:formula="of:=[.B872]-[.B$2]" office:value-type="float" office:value="33.4034357070923" calcext:value-type="float">
            <text:p>33.4034357071</text:p>
          </table:table-cell>
          <table:table-cell table:formula="of:=[.C872]/([.D872]-[.D871])" office:value-type="float" office:value="78182.9155363235" calcext:value-type="float">
            <text:p>78182.9155363235</text:p>
          </table:table-cell>
          <table:table-cell/>
          <table:table-cell office:value-type="float" office:value="1442890802.15215" calcext:value-type="float">
            <text:p>1442890802.15215</text:p>
          </table:table-cell>
          <table:table-cell table:formula="of:=[.G872]-[.$B872]" office:value-type="float" office:value="0.302573442459106" calcext:value-type="float">
            <text:p>0.3025734425</text:p>
          </table:table-cell>
          <table:table-cell/>
          <table:table-cell office:value-type="float" office:value="1442890802.16232" calcext:value-type="float">
            <text:p>1442890802.16232</text:p>
          </table:table-cell>
          <table:table-cell table:formula="of:=[.J872]-[.$B872]" office:value-type="float" office:value="0.312738180160522" calcext:value-type="float">
            <text:p>0.3127381802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42890801.86104" calcext:value-type="float">
            <text:p>1442890801.86104</text:p>
          </table:table-cell>
          <table:table-cell office:value-type="float" office:value="896" calcext:value-type="float">
            <text:p>896</text:p>
          </table:table-cell>
          <table:table-cell table:formula="of:=[.B873]-[.B$2]" office:value-type="float" office:value="33.4148967266083" calcext:value-type="float">
            <text:p>33.4148967266</text:p>
          </table:table-cell>
          <table:table-cell table:formula="of:=[.C873]/([.D873]-[.D872])" office:value-type="float" office:value="78178.0363212748" calcext:value-type="float">
            <text:p>78178.0363212748</text:p>
          </table:table-cell>
          <table:table-cell/>
          <table:table-cell office:value-type="float" office:value="1442890802.15218" calcext:value-type="float">
            <text:p>1442890802.15218</text:p>
          </table:table-cell>
          <table:table-cell table:formula="of:=[.G873]-[.$B873]" office:value-type="float" office:value="0.291134119033813" calcext:value-type="float">
            <text:p>0.291134119</text:p>
          </table:table-cell>
          <table:table-cell/>
          <table:table-cell office:value-type="float" office:value="1442890802.16572" calcext:value-type="float">
            <text:p>1442890802.16572</text:p>
          </table:table-cell>
          <table:table-cell table:formula="of:=[.J873]-[.$B873]" office:value-type="float" office:value="0.304676055908203" calcext:value-type="float">
            <text:p>0.3046760559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42890801.87249" calcext:value-type="float">
            <text:p>1442890801.87249</text:p>
          </table:table-cell>
          <table:table-cell office:value-type="float" office:value="896" calcext:value-type="float">
            <text:p>896</text:p>
          </table:table-cell>
          <table:table-cell table:formula="of:=[.B874]-[.B$2]" office:value-type="float" office:value="33.4263458251953" calcext:value-type="float">
            <text:p>33.4263458252</text:p>
          </table:table-cell>
          <table:table-cell table:formula="of:=[.C874]/([.D874]-[.D873])" office:value-type="float" office:value="78259.4361633452" calcext:value-type="float">
            <text:p>78259.4361633452</text:p>
          </table:table-cell>
          <table:table-cell/>
          <table:table-cell office:value-type="float" office:value="1442890802.1522" calcext:value-type="float">
            <text:p>1442890802.1522</text:p>
          </table:table-cell>
          <table:table-cell table:formula="of:=[.G874]-[.$B874]" office:value-type="float" office:value="0.279706954956055" calcext:value-type="float">
            <text:p>0.279706955</text:p>
          </table:table-cell>
          <table:table-cell/>
          <table:table-cell office:value-type="float" office:value="1442890802.16912" calcext:value-type="float">
            <text:p>1442890802.16912</text:p>
          </table:table-cell>
          <table:table-cell table:formula="of:=[.J874]-[.$B874]" office:value-type="float" office:value="0.296631574630737" calcext:value-type="float">
            <text:p>0.2966315746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42890801.88395" calcext:value-type="float">
            <text:p>1442890801.88395</text:p>
          </table:table-cell>
          <table:table-cell office:value-type="float" office:value="896" calcext:value-type="float">
            <text:p>896</text:p>
          </table:table-cell>
          <table:table-cell table:formula="of:=[.B875]-[.B$2]" office:value-type="float" office:value="33.4378101825714" calcext:value-type="float">
            <text:p>33.4378101826</text:p>
          </table:table-cell>
          <table:table-cell table:formula="of:=[.C875]/([.D875]-[.D874])" office:value-type="float" office:value="78155.2747010502" calcext:value-type="float">
            <text:p>78155.2747010502</text:p>
          </table:table-cell>
          <table:table-cell/>
          <table:table-cell office:value-type="float" office:value="1442890802.15224" calcext:value-type="float">
            <text:p>1442890802.15224</text:p>
          </table:table-cell>
          <table:table-cell table:formula="of:=[.G875]-[.$B875]" office:value-type="float" office:value="0.268285036087036" calcext:value-type="float">
            <text:p>0.2682850361</text:p>
          </table:table-cell>
          <table:table-cell/>
          <table:table-cell office:value-type="float" office:value="1442890802.17254" calcext:value-type="float">
            <text:p>1442890802.17254</text:p>
          </table:table-cell>
          <table:table-cell table:formula="of:=[.J875]-[.$B875]" office:value-type="float" office:value="0.288589954376221" calcext:value-type="float">
            <text:p>0.2885899544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42890801.89548" calcext:value-type="float">
            <text:p>1442890801.89548</text:p>
          </table:table-cell>
          <table:table-cell office:value-type="float" office:value="896" calcext:value-type="float">
            <text:p>896</text:p>
          </table:table-cell>
          <table:table-cell table:formula="of:=[.B876]-[.B$2]" office:value-type="float" office:value="33.4493346214294" calcext:value-type="float">
            <text:p>33.4493346214</text:p>
          </table:table-cell>
          <table:table-cell table:formula="of:=[.C876]/([.D876]-[.D875])" office:value-type="float" office:value="77747.8201791588" calcext:value-type="float">
            <text:p>77747.8201791588</text:p>
          </table:table-cell>
          <table:table-cell/>
          <table:table-cell office:value-type="float" office:value="1442890802.15226" calcext:value-type="float">
            <text:p>1442890802.15226</text:p>
          </table:table-cell>
          <table:table-cell table:formula="of:=[.G876]-[.$B876]" office:value-type="float" office:value="0.256783962249756" calcext:value-type="float">
            <text:p>0.2567839622</text:p>
          </table:table-cell>
          <table:table-cell/>
          <table:table-cell office:value-type="float" office:value="1442890802.17595" calcext:value-type="float">
            <text:p>1442890802.17595</text:p>
          </table:table-cell>
          <table:table-cell table:formula="of:=[.J876]-[.$B876]" office:value-type="float" office:value="0.280468463897705" calcext:value-type="float">
            <text:p>0.2804684639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42890801.907" calcext:value-type="float">
            <text:p>1442890801.907</text:p>
          </table:table-cell>
          <table:table-cell office:value-type="float" office:value="896" calcext:value-type="float">
            <text:p>896</text:p>
          </table:table-cell>
          <table:table-cell table:formula="of:=[.B877]-[.B$2]" office:value-type="float" office:value="33.4608540534973" calcext:value-type="float">
            <text:p>33.4608540535</text:p>
          </table:table-cell>
          <table:table-cell table:formula="of:=[.C877]/([.D877]-[.D876])" office:value-type="float" office:value="77781.6123851312" calcext:value-type="float">
            <text:p>77781.6123851312</text:p>
          </table:table-cell>
          <table:table-cell/>
          <table:table-cell office:value-type="float" office:value="1442890802.15229" calcext:value-type="float">
            <text:p>1442890802.15229</text:p>
          </table:table-cell>
          <table:table-cell table:formula="of:=[.G877]-[.$B877]" office:value-type="float" office:value="0.245286464691162" calcext:value-type="float">
            <text:p>0.2452864647</text:p>
          </table:table-cell>
          <table:table-cell/>
          <table:table-cell office:value-type="float" office:value="1442890802.17937" calcext:value-type="float">
            <text:p>1442890802.17937</text:p>
          </table:table-cell>
          <table:table-cell table:formula="of:=[.J877]-[.$B877]" office:value-type="float" office:value="0.272372961044312" calcext:value-type="float">
            <text:p>0.272372961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42890801.91847" calcext:value-type="float">
            <text:p>1442890801.91847</text:p>
          </table:table-cell>
          <table:table-cell office:value-type="float" office:value="896" calcext:value-type="float">
            <text:p>896</text:p>
          </table:table-cell>
          <table:table-cell table:formula="of:=[.B878]-[.B$2]" office:value-type="float" office:value="33.4723227024078" calcext:value-type="float">
            <text:p>33.4723227024</text:p>
          </table:table-cell>
          <table:table-cell table:formula="of:=[.C878]/([.D878]-[.D877])" office:value-type="float" office:value="78126.0292289462" calcext:value-type="float">
            <text:p>78126.0292289462</text:p>
          </table:table-cell>
          <table:table-cell/>
          <table:table-cell office:value-type="float" office:value="1442890802.15231" calcext:value-type="float">
            <text:p>1442890802.15231</text:p>
          </table:table-cell>
          <table:table-cell table:formula="of:=[.G878]-[.$B878]" office:value-type="float" office:value="0.233840227127075" calcext:value-type="float">
            <text:p>0.2338402271</text:p>
          </table:table-cell>
          <table:table-cell/>
          <table:table-cell office:value-type="float" office:value="1442890802.18274" calcext:value-type="float">
            <text:p>1442890802.18274</text:p>
          </table:table-cell>
          <table:table-cell table:formula="of:=[.J878]-[.$B878]" office:value-type="float" office:value="0.264270305633545" calcext:value-type="float">
            <text:p>0.2642703056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42890801.92993" calcext:value-type="float">
            <text:p>1442890801.92993</text:p>
          </table:table-cell>
          <table:table-cell office:value-type="float" office:value="896" calcext:value-type="float">
            <text:p>896</text:p>
          </table:table-cell>
          <table:table-cell table:formula="of:=[.B879]-[.B$2]" office:value-type="float" office:value="33.4837825298309" calcext:value-type="float">
            <text:p>33.4837825298</text:p>
          </table:table-cell>
          <table:table-cell table:formula="of:=[.C879]/([.D879]-[.D878])" office:value-type="float" office:value="78186.1686847252" calcext:value-type="float">
            <text:p>78186.1686847252</text:p>
          </table:table-cell>
          <table:table-cell/>
          <table:table-cell office:value-type="float" office:value="1442890802.15233" calcext:value-type="float">
            <text:p>1442890802.15233</text:p>
          </table:table-cell>
          <table:table-cell table:formula="of:=[.G879]-[.$B879]" office:value-type="float" office:value="0.222402334213257" calcext:value-type="float">
            <text:p>0.2224023342</text:p>
          </table:table-cell>
          <table:table-cell/>
          <table:table-cell office:value-type="float" office:value="1442890802.18614" calcext:value-type="float">
            <text:p>1442890802.18614</text:p>
          </table:table-cell>
          <table:table-cell table:formula="of:=[.J879]-[.$B879]" office:value-type="float" office:value="0.256216287612915" calcext:value-type="float">
            <text:p>0.2562162876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42890801.9414" calcext:value-type="float">
            <text:p>1442890801.9414</text:p>
          </table:table-cell>
          <table:table-cell office:value-type="float" office:value="896" calcext:value-type="float">
            <text:p>896</text:p>
          </table:table-cell>
          <table:table-cell table:formula="of:=[.B880]-[.B$2]" office:value-type="float" office:value="33.4952504634857" calcext:value-type="float">
            <text:p>33.4952504635</text:p>
          </table:table-cell>
          <table:table-cell table:formula="of:=[.C880]/([.D880]-[.D879])" office:value-type="float" office:value="78130.901954262" calcext:value-type="float">
            <text:p>78130.901954262</text:p>
          </table:table-cell>
          <table:table-cell/>
          <table:table-cell office:value-type="float" office:value="1442890802.15235" calcext:value-type="float">
            <text:p>1442890802.15235</text:p>
          </table:table-cell>
          <table:table-cell table:formula="of:=[.G880]-[.$B880]" office:value-type="float" office:value="0.210956573486328" calcext:value-type="float">
            <text:p>0.2109565735</text:p>
          </table:table-cell>
          <table:table-cell/>
          <table:table-cell office:value-type="float" office:value="1442890802.18955" calcext:value-type="float">
            <text:p>1442890802.18955</text:p>
          </table:table-cell>
          <table:table-cell table:formula="of:=[.J880]-[.$B880]" office:value-type="float" office:value="0.248155117034912" calcext:value-type="float">
            <text:p>0.248155117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42890801.95296" calcext:value-type="float">
            <text:p>1442890801.95296</text:p>
          </table:table-cell>
          <table:table-cell office:value-type="float" office:value="896" calcext:value-type="float">
            <text:p>896</text:p>
          </table:table-cell>
          <table:table-cell table:formula="of:=[.B881]-[.B$2]" office:value-type="float" office:value="33.5068197250366" calcext:value-type="float">
            <text:p>33.506819725</text:p>
          </table:table-cell>
          <table:table-cell table:formula="of:=[.C881]/([.D881]-[.D880])" office:value-type="float" office:value="77446.6024523442" calcext:value-type="float">
            <text:p>77446.6024523442</text:p>
          </table:table-cell>
          <table:table-cell/>
          <table:table-cell office:value-type="float" office:value="1442890802.21516" calcext:value-type="float">
            <text:p>1442890802.21516</text:p>
          </table:table-cell>
          <table:table-cell table:formula="of:=[.G881]-[.$B881]" office:value-type="float" office:value="0.262193202972412" calcext:value-type="float">
            <text:p>0.262193203</text:p>
          </table:table-cell>
          <table:table-cell/>
          <table:table-cell office:value-type="float" office:value="1442890802.2152" calcext:value-type="float">
            <text:p>1442890802.2152</text:p>
          </table:table-cell>
          <table:table-cell table:formula="of:=[.J881]-[.$B881]" office:value-type="float" office:value="0.262237548828125" calcext:value-type="float">
            <text:p>0.2622375488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2890801.9645" calcext:value-type="float">
            <text:p>1442890801.9645</text:p>
          </table:table-cell>
          <table:table-cell office:value-type="float" office:value="896" calcext:value-type="float">
            <text:p>896</text:p>
          </table:table-cell>
          <table:table-cell table:formula="of:=[.B882]-[.B$2]" office:value-type="float" office:value="33.5183534622192" calcext:value-type="float">
            <text:p>33.5183534622</text:p>
          </table:table-cell>
          <table:table-cell table:formula="of:=[.C882]/([.D882]-[.D881])" office:value-type="float" office:value="77685.1410616835" calcext:value-type="float">
            <text:p>77685.1410616835</text:p>
          </table:table-cell>
          <table:table-cell/>
          <table:table-cell office:value-type="float" office:value="1442890802.21527" calcext:value-type="float">
            <text:p>1442890802.21527</text:p>
          </table:table-cell>
          <table:table-cell table:formula="of:=[.G882]-[.$B882]" office:value-type="float" office:value="0.250767230987549" calcext:value-type="float">
            <text:p>0.250767231</text:p>
          </table:table-cell>
          <table:table-cell/>
          <table:table-cell office:value-type="float" office:value="1442890802.21861" calcext:value-type="float">
            <text:p>1442890802.21861</text:p>
          </table:table-cell>
          <table:table-cell table:formula="of:=[.J882]-[.$B882]" office:value-type="float" office:value="0.254107713699341" calcext:value-type="float">
            <text:p>0.2541077137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42890801.97594" calcext:value-type="float">
            <text:p>1442890801.97594</text:p>
          </table:table-cell>
          <table:table-cell office:value-type="float" office:value="896" calcext:value-type="float">
            <text:p>896</text:p>
          </table:table-cell>
          <table:table-cell table:formula="of:=[.B883]-[.B$2]" office:value-type="float" office:value="33.5297982692718" calcext:value-type="float">
            <text:p>33.5297982693</text:p>
          </table:table-cell>
          <table:table-cell table:formula="of:=[.C883]/([.D883]-[.D882])" office:value-type="float" office:value="78288.7816178156" calcext:value-type="float">
            <text:p>78288.7816178156</text:p>
          </table:table-cell>
          <table:table-cell/>
          <table:table-cell office:value-type="float" office:value="1442890802.21531" calcext:value-type="float">
            <text:p>1442890802.21531</text:p>
          </table:table-cell>
          <table:table-cell table:formula="of:=[.G883]-[.$B883]" office:value-type="float" office:value="0.239366769790649" calcext:value-type="float">
            <text:p>0.2393667698</text:p>
          </table:table-cell>
          <table:table-cell/>
          <table:table-cell office:value-type="float" office:value="1442890802.22202" calcext:value-type="float">
            <text:p>1442890802.22202</text:p>
          </table:table-cell>
          <table:table-cell table:formula="of:=[.J883]-[.$B883]" office:value-type="float" office:value="0.246076822280884" calcext:value-type="float">
            <text:p>0.2460768223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42890801.98745" calcext:value-type="float">
            <text:p>1442890801.98745</text:p>
          </table:table-cell>
          <table:table-cell office:value-type="float" office:value="896" calcext:value-type="float">
            <text:p>896</text:p>
          </table:table-cell>
          <table:table-cell table:formula="of:=[.B884]-[.B$2]" office:value-type="float" office:value="33.5413081645966" calcext:value-type="float">
            <text:p>33.5413081646</text:p>
          </table:table-cell>
          <table:table-cell table:formula="of:=[.C884]/([.D884]-[.D883])" office:value-type="float" office:value="77846.0598226862" calcext:value-type="float">
            <text:p>77846.0598226862</text:p>
          </table:table-cell>
          <table:table-cell/>
          <table:table-cell office:value-type="float" office:value="1442890802.21533" calcext:value-type="float">
            <text:p>1442890802.21533</text:p>
          </table:table-cell>
          <table:table-cell table:formula="of:=[.G884]-[.$B884]" office:value-type="float" office:value="0.227880001068115" calcext:value-type="float">
            <text:p>0.2278800011</text:p>
          </table:table-cell>
          <table:table-cell/>
          <table:table-cell office:value-type="float" office:value="1442890802.22542" calcext:value-type="float">
            <text:p>1442890802.22542</text:p>
          </table:table-cell>
          <table:table-cell table:formula="of:=[.J884]-[.$B884]" office:value-type="float" office:value="0.237972021102905" calcext:value-type="float">
            <text:p>0.237972021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42890801.99892" calcext:value-type="float">
            <text:p>1442890801.99892</text:p>
          </table:table-cell>
          <table:table-cell office:value-type="float" office:value="896" calcext:value-type="float">
            <text:p>896</text:p>
          </table:table-cell>
          <table:table-cell table:formula="of:=[.B885]-[.B$2]" office:value-type="float" office:value="33.552773475647" calcext:value-type="float">
            <text:p>33.5527734756</text:p>
          </table:table-cell>
          <table:table-cell table:formula="of:=[.C885]/([.D885]-[.D884])" office:value-type="float" office:value="78148.7738152176" calcext:value-type="float">
            <text:p>78148.7738152176</text:p>
          </table:table-cell>
          <table:table-cell/>
          <table:table-cell office:value-type="float" office:value="1442890802.21535" calcext:value-type="float">
            <text:p>1442890802.21535</text:p>
          </table:table-cell>
          <table:table-cell table:formula="of:=[.G885]-[.$B885]" office:value-type="float" office:value="0.216435670852661" calcext:value-type="float">
            <text:p>0.2164356709</text:p>
          </table:table-cell>
          <table:table-cell/>
          <table:table-cell office:value-type="float" office:value="1442890802.22883" calcext:value-type="float">
            <text:p>1442890802.22883</text:p>
          </table:table-cell>
          <table:table-cell table:formula="of:=[.J885]-[.$B885]" office:value-type="float" office:value="0.229912996292114" calcext:value-type="float">
            <text:p>0.2299129963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42890802.00842" calcext:value-type="float">
            <text:p>1442890802.00842</text:p>
          </table:table-cell>
          <table:table-cell office:value-type="float" office:value="896" calcext:value-type="float">
            <text:p>896</text:p>
          </table:table-cell>
          <table:table-cell table:formula="of:=[.B886]-[.B$2]" office:value-type="float" office:value="33.5622730255127" calcext:value-type="float">
            <text:p>33.5622730255</text:p>
          </table:table-cell>
          <table:table-cell table:formula="of:=[.C886]/([.D886]-[.D885])" office:value-type="float" office:value="94320.2586085734" calcext:value-type="float">
            <text:p>94320.2586085734</text:p>
          </table:table-cell>
          <table:table-cell/>
          <table:table-cell office:value-type="float" office:value="1442890802.21537" calcext:value-type="float">
            <text:p>1442890802.21537</text:p>
          </table:table-cell>
          <table:table-cell table:formula="of:=[.G886]-[.$B886]" office:value-type="float" office:value="0.206956624984741" calcext:value-type="float">
            <text:p>0.206956625</text:p>
          </table:table-cell>
          <table:table-cell/>
          <table:table-cell office:value-type="float" office:value="1442890802.23224" calcext:value-type="float">
            <text:p>1442890802.23224</text:p>
          </table:table-cell>
          <table:table-cell table:formula="of:=[.J886]-[.$B886]" office:value-type="float" office:value="0.223821640014648" calcext:value-type="float">
            <text:p>0.22382164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42890802.01789" calcext:value-type="float">
            <text:p>1442890802.01789</text:p>
          </table:table-cell>
          <table:table-cell office:value-type="float" office:value="896" calcext:value-type="float">
            <text:p>896</text:p>
          </table:table-cell>
          <table:table-cell table:formula="of:=[.B887]-[.B$2]" office:value-type="float" office:value="33.5717465877533" calcext:value-type="float">
            <text:p>33.5717465878</text:p>
          </table:table-cell>
          <table:table-cell table:formula="of:=[.C887]/([.D887]-[.D886])" office:value-type="float" office:value="94578.995444822" calcext:value-type="float">
            <text:p>94578.995444822</text:p>
          </table:table-cell>
          <table:table-cell/>
          <table:table-cell office:value-type="float" office:value="1442890802.33062" calcext:value-type="float">
            <text:p>1442890802.33062</text:p>
          </table:table-cell>
          <table:table-cell table:formula="of:=[.G887]-[.$B887]" office:value-type="float" office:value="0.312725305557251" calcext:value-type="float">
            <text:p>0.3127253056</text:p>
          </table:table-cell>
          <table:table-cell/>
          <table:table-cell office:value-type="float" office:value="1442890802.33065" calcext:value-type="float">
            <text:p>1442890802.33065</text:p>
          </table:table-cell>
          <table:table-cell table:formula="of:=[.J887]-[.$B887]" office:value-type="float" office:value="0.31276273727417" calcext:value-type="float">
            <text:p>0.3127627373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42890802.02735" calcext:value-type="float">
            <text:p>1442890802.02735</text:p>
          </table:table-cell>
          <table:table-cell office:value-type="float" office:value="896" calcext:value-type="float">
            <text:p>896</text:p>
          </table:table-cell>
          <table:table-cell table:formula="of:=[.B888]-[.B$2]" office:value-type="float" office:value="33.581205368042" calcext:value-type="float">
            <text:p>33.581205368</text:p>
          </table:table-cell>
          <table:table-cell table:formula="of:=[.C888]/([.D888]-[.D887])" office:value-type="float" office:value="94726.8011998084" calcext:value-type="float">
            <text:p>94726.8011998084</text:p>
          </table:table-cell>
          <table:table-cell/>
          <table:table-cell office:value-type="float" office:value="1442890802.33069" calcext:value-type="float">
            <text:p>1442890802.33069</text:p>
          </table:table-cell>
          <table:table-cell table:formula="of:=[.G888]-[.$B888]" office:value-type="float" office:value="0.303342342376709" calcext:value-type="float">
            <text:p>0.3033423424</text:p>
          </table:table-cell>
          <table:table-cell/>
          <table:table-cell office:value-type="float" office:value="1442890802.33404" calcext:value-type="float">
            <text:p>1442890802.33404</text:p>
          </table:table-cell>
          <table:table-cell table:formula="of:=[.J888]-[.$B888]" office:value-type="float" office:value="0.306686878204346" calcext:value-type="float">
            <text:p>0.306686878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42890802.03682" calcext:value-type="float">
            <text:p>1442890802.03682</text:p>
          </table:table-cell>
          <table:table-cell office:value-type="float" office:value="896" calcext:value-type="float">
            <text:p>896</text:p>
          </table:table-cell>
          <table:table-cell table:formula="of:=[.B889]-[.B$2]" office:value-type="float" office:value="33.5906798839569" calcext:value-type="float">
            <text:p>33.590679884</text:p>
          </table:table-cell>
          <table:table-cell table:formula="of:=[.C889]/([.D889]-[.D888])" office:value-type="float" office:value="94569.4754271622" calcext:value-type="float">
            <text:p>94569.4754271622</text:p>
          </table:table-cell>
          <table:table-cell/>
          <table:table-cell office:value-type="float" office:value="1442890802.33071" calcext:value-type="float">
            <text:p>1442890802.33071</text:p>
          </table:table-cell>
          <table:table-cell table:formula="of:=[.G889]-[.$B889]" office:value-type="float" office:value="0.293887376785278" calcext:value-type="float">
            <text:p>0.2938873768</text:p>
          </table:table-cell>
          <table:table-cell/>
          <table:table-cell office:value-type="float" office:value="1442890802.33741" calcext:value-type="float">
            <text:p>1442890802.33741</text:p>
          </table:table-cell>
          <table:table-cell table:formula="of:=[.J889]-[.$B889]" office:value-type="float" office:value="0.30058765411377" calcext:value-type="float">
            <text:p>0.3005876541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42890802.04625" calcext:value-type="float">
            <text:p>1442890802.04625</text:p>
          </table:table-cell>
          <table:table-cell office:value-type="float" office:value="896" calcext:value-type="float">
            <text:p>896</text:p>
          </table:table-cell>
          <table:table-cell table:formula="of:=[.B890]-[.B$2]" office:value-type="float" office:value="33.6001019477844" calcext:value-type="float">
            <text:p>33.6001019478</text:p>
          </table:table-cell>
          <table:table-cell table:formula="of:=[.C890]/([.D890]-[.D889])" office:value-type="float" office:value="95095.938257547" calcext:value-type="float">
            <text:p>95095.938257547</text:p>
          </table:table-cell>
          <table:table-cell/>
          <table:table-cell office:value-type="float" office:value="1442890802.33073" calcext:value-type="float">
            <text:p>1442890802.33073</text:p>
          </table:table-cell>
          <table:table-cell table:formula="of:=[.G890]-[.$B890]" office:value-type="float" office:value="0.284483194351196" calcext:value-type="float">
            <text:p>0.2844831944</text:p>
          </table:table-cell>
          <table:table-cell/>
          <table:table-cell office:value-type="float" office:value="1442890802.34082" calcext:value-type="float">
            <text:p>1442890802.34082</text:p>
          </table:table-cell>
          <table:table-cell table:formula="of:=[.J890]-[.$B890]" office:value-type="float" office:value="0.294571161270142" calcext:value-type="float">
            <text:p>0.294571161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42890802.05566" calcext:value-type="float">
            <text:p>1442890802.05566</text:p>
          </table:table-cell>
          <table:table-cell office:value-type="float" office:value="896" calcext:value-type="float">
            <text:p>896</text:p>
          </table:table-cell>
          <table:table-cell table:formula="of:=[.B891]-[.B$2]" office:value-type="float" office:value="33.6095159053802" calcext:value-type="float">
            <text:p>33.6095159054</text:p>
          </table:table-cell>
          <table:table-cell table:formula="of:=[.C891]/([.D891]-[.D890])" office:value-type="float" office:value="95177.8240850956" calcext:value-type="float">
            <text:p>95177.8240850956</text:p>
          </table:table-cell>
          <table:table-cell/>
          <table:table-cell office:value-type="float" office:value="1442890802.33075" calcext:value-type="float">
            <text:p>1442890802.33075</text:p>
          </table:table-cell>
          <table:table-cell table:formula="of:=[.G891]-[.$B891]" office:value-type="float" office:value="0.275086879730225" calcext:value-type="float">
            <text:p>0.2750868797</text:p>
          </table:table-cell>
          <table:table-cell/>
          <table:table-cell office:value-type="float" office:value="1442890802.3442" calcext:value-type="float">
            <text:p>1442890802.3442</text:p>
          </table:table-cell>
          <table:table-cell table:formula="of:=[.J891]-[.$B891]" office:value-type="float" office:value="0.288538455963135" calcext:value-type="float">
            <text:p>0.288538456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42890802.06514" calcext:value-type="float">
            <text:p>1442890802.06514</text:p>
          </table:table-cell>
          <table:table-cell office:value-type="float" office:value="896" calcext:value-type="float">
            <text:p>896</text:p>
          </table:table-cell>
          <table:table-cell table:formula="of:=[.B892]-[.B$2]" office:value-type="float" office:value="33.6189968585968" calcext:value-type="float">
            <text:p>33.6189968586</text:p>
          </table:table-cell>
          <table:table-cell table:formula="of:=[.C892]/([.D892]-[.D891])" office:value-type="float" office:value="94505.2654026052" calcext:value-type="float">
            <text:p>94505.2654026052</text:p>
          </table:table-cell>
          <table:table-cell/>
          <table:table-cell office:value-type="float" office:value="1442890802.33077" calcext:value-type="float">
            <text:p>1442890802.33077</text:p>
          </table:table-cell>
          <table:table-cell table:formula="of:=[.G892]-[.$B892]" office:value-type="float" office:value="0.265623569488525" calcext:value-type="float">
            <text:p>0.2656235695</text:p>
          </table:table-cell>
          <table:table-cell/>
          <table:table-cell office:value-type="float" office:value="1442890802.3476" calcext:value-type="float">
            <text:p>1442890802.3476</text:p>
          </table:table-cell>
          <table:table-cell table:formula="of:=[.J892]-[.$B892]" office:value-type="float" office:value="0.282456398010254" calcext:value-type="float">
            <text:p>0.282456398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42890802.07459" calcext:value-type="float">
            <text:p>1442890802.07459</text:p>
          </table:table-cell>
          <table:table-cell office:value-type="float" office:value="896" calcext:value-type="float">
            <text:p>896</text:p>
          </table:table-cell>
          <table:table-cell table:formula="of:=[.B893]-[.B$2]" office:value-type="float" office:value="33.628445148468" calcext:value-type="float">
            <text:p>33.6284451485</text:p>
          </table:table-cell>
          <table:table-cell table:formula="of:=[.C893]/([.D893]-[.D892])" office:value-type="float" office:value="94831.9761790608" calcext:value-type="float">
            <text:p>94831.9761790608</text:p>
          </table:table-cell>
          <table:table-cell/>
          <table:table-cell office:value-type="float" office:value="1442890802.33078" calcext:value-type="float">
            <text:p>1442890802.33078</text:p>
          </table:table-cell>
          <table:table-cell table:formula="of:=[.G893]-[.$B893]" office:value-type="float" office:value="0.256194114685059" calcext:value-type="float">
            <text:p>0.2561941147</text:p>
          </table:table-cell>
          <table:table-cell/>
          <table:table-cell office:value-type="float" office:value="1442890802.35099" calcext:value-type="float">
            <text:p>1442890802.35099</text:p>
          </table:table-cell>
          <table:table-cell table:formula="of:=[.J893]-[.$B893]" office:value-type="float" office:value="0.27640175819397" calcext:value-type="float">
            <text:p>0.2764017582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42890802.08406" calcext:value-type="float">
            <text:p>1442890802.08406</text:p>
          </table:table-cell>
          <table:table-cell office:value-type="float" office:value="896" calcext:value-type="float">
            <text:p>896</text:p>
          </table:table-cell>
          <table:table-cell table:formula="of:=[.B894]-[.B$2]" office:value-type="float" office:value="33.63791680336" calcext:value-type="float">
            <text:p>33.6379168034</text:p>
          </table:table-cell>
          <table:table-cell table:formula="of:=[.C894]/([.D894]-[.D893])" office:value-type="float" office:value="94598.0412314043" calcext:value-type="float">
            <text:p>94598.0412314043</text:p>
          </table:table-cell>
          <table:table-cell/>
          <table:table-cell office:value-type="float" office:value="1442890802.3308" calcext:value-type="float">
            <text:p>1442890802.3308</text:p>
          </table:table-cell>
          <table:table-cell table:formula="of:=[.G894]-[.$B894]" office:value-type="float" office:value="0.246740579605103" calcext:value-type="float">
            <text:p>0.2467405796</text:p>
          </table:table-cell>
          <table:table-cell/>
          <table:table-cell office:value-type="float" office:value="1442890802.35437" calcext:value-type="float">
            <text:p>1442890802.35437</text:p>
          </table:table-cell>
          <table:table-cell table:formula="of:=[.J894]-[.$B894]" office:value-type="float" office:value="0.270310163497925" calcext:value-type="float">
            <text:p>0.270310163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42890802.09359" calcext:value-type="float">
            <text:p>1442890802.09359</text:p>
          </table:table-cell>
          <table:table-cell office:value-type="float" office:value="896" calcext:value-type="float">
            <text:p>896</text:p>
          </table:table-cell>
          <table:table-cell table:formula="of:=[.B895]-[.B$2]" office:value-type="float" office:value="33.647449016571" calcext:value-type="float">
            <text:p>33.6474490166</text:p>
          </table:table-cell>
          <table:table-cell table:formula="of:=[.C895]/([.D895]-[.D894])" office:value-type="float" office:value="93997.0582026463" calcext:value-type="float">
            <text:p>93997.0582026463</text:p>
          </table:table-cell>
          <table:table-cell/>
          <table:table-cell office:value-type="float" office:value="1442890802.33082" calcext:value-type="float">
            <text:p>1442890802.33082</text:p>
          </table:table-cell>
          <table:table-cell table:formula="of:=[.G895]-[.$B895]" office:value-type="float" office:value="0.237226009368896" calcext:value-type="float">
            <text:p>0.2372260094</text:p>
          </table:table-cell>
          <table:table-cell/>
          <table:table-cell office:value-type="float" office:value="1442890802.35776" calcext:value-type="float">
            <text:p>1442890802.35776</text:p>
          </table:table-cell>
          <table:table-cell table:formula="of:=[.J895]-[.$B895]" office:value-type="float" office:value="0.264164686203003" calcext:value-type="float">
            <text:p>0.2641646862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42890802.1031" calcext:value-type="float">
            <text:p>1442890802.1031</text:p>
          </table:table-cell>
          <table:table-cell office:value-type="float" office:value="896" calcext:value-type="float">
            <text:p>896</text:p>
          </table:table-cell>
          <table:table-cell table:formula="of:=[.B896]-[.B$2]" office:value-type="float" office:value="33.6569566726685" calcext:value-type="float">
            <text:p>33.6569566727</text:p>
          </table:table-cell>
          <table:table-cell table:formula="of:=[.C896]/([.D896]-[.D895])" office:value-type="float" office:value="94239.841115402" calcext:value-type="float">
            <text:p>94239.841115402</text:p>
          </table:table-cell>
          <table:table-cell/>
          <table:table-cell office:value-type="float" office:value="1442890802.33084" calcext:value-type="float">
            <text:p>1442890802.33084</text:p>
          </table:table-cell>
          <table:table-cell table:formula="of:=[.G896]-[.$B896]" office:value-type="float" office:value="0.227736711502075" calcext:value-type="float">
            <text:p>0.2277367115</text:p>
          </table:table-cell>
          <table:table-cell/>
          <table:table-cell office:value-type="float" office:value="1442890802.36116" calcext:value-type="float">
            <text:p>1442890802.36116</text:p>
          </table:table-cell>
          <table:table-cell table:formula="of:=[.J896]-[.$B896]" office:value-type="float" office:value="0.258055686950684" calcext:value-type="float">
            <text:p>0.258055687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42890802.11258" calcext:value-type="float">
            <text:p>1442890802.11258</text:p>
          </table:table-cell>
          <table:table-cell office:value-type="float" office:value="896" calcext:value-type="float">
            <text:p>896</text:p>
          </table:table-cell>
          <table:table-cell table:formula="of:=[.B897]-[.B$2]" office:value-type="float" office:value="33.666431427002" calcext:value-type="float">
            <text:p>33.666431427</text:p>
          </table:table-cell>
          <table:table-cell table:formula="of:=[.C897]/([.D897]-[.D896])" office:value-type="float" office:value="94567.0957221943" calcext:value-type="float">
            <text:p>94567.0957221943</text:p>
          </table:table-cell>
          <table:table-cell/>
          <table:table-cell office:value-type="float" office:value="1442890802.33086" calcext:value-type="float">
            <text:p>1442890802.33086</text:p>
          </table:table-cell>
          <table:table-cell table:formula="of:=[.G897]-[.$B897]" office:value-type="float" office:value="0.218279361724854" calcext:value-type="float">
            <text:p>0.2182793617</text:p>
          </table:table-cell>
          <table:table-cell/>
          <table:table-cell office:value-type="float" office:value="1442890802.36454" calcext:value-type="float">
            <text:p>1442890802.36454</text:p>
          </table:table-cell>
          <table:table-cell table:formula="of:=[.J897]-[.$B897]" office:value-type="float" office:value="0.251963138580322" calcext:value-type="float">
            <text:p>0.251963138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42890802.12205" calcext:value-type="float">
            <text:p>1442890802.12205</text:p>
          </table:table-cell>
          <table:table-cell office:value-type="float" office:value="896" calcext:value-type="float">
            <text:p>896</text:p>
          </table:table-cell>
          <table:table-cell table:formula="of:=[.B898]-[.B$2]" office:value-type="float" office:value="33.6759061813354" calcext:value-type="float">
            <text:p>33.6759061813</text:p>
          </table:table-cell>
          <table:table-cell table:formula="of:=[.C898]/([.D898]-[.D897])" office:value-type="float" office:value="94567.0957221943" calcext:value-type="float">
            <text:p>94567.0957221943</text:p>
          </table:table-cell>
          <table:table-cell/>
          <table:table-cell office:value-type="float" office:value="1442890802.33087" calcext:value-type="float">
            <text:p>1442890802.33087</text:p>
          </table:table-cell>
          <table:table-cell table:formula="of:=[.G898]-[.$B898]" office:value-type="float" office:value="0.208823919296265" calcext:value-type="float">
            <text:p>0.2088239193</text:p>
          </table:table-cell>
          <table:table-cell/>
          <table:table-cell office:value-type="float" office:value="1442890802.36794" calcext:value-type="float">
            <text:p>1442890802.36794</text:p>
          </table:table-cell>
          <table:table-cell table:formula="of:=[.J898]-[.$B898]" office:value-type="float" office:value="0.245885610580444" calcext:value-type="float">
            <text:p>0.245885610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42890802.1315" calcext:value-type="float">
            <text:p>1442890802.1315</text:p>
          </table:table-cell>
          <table:table-cell office:value-type="float" office:value="896" calcext:value-type="float">
            <text:p>896</text:p>
          </table:table-cell>
          <table:table-cell table:formula="of:=[.B899]-[.B$2]" office:value-type="float" office:value="33.6853601932526" calcext:value-type="float">
            <text:p>33.6853601933</text:p>
          </table:table-cell>
          <table:table-cell table:formula="of:=[.C899]/([.D899]-[.D898])" office:value-type="float" office:value="94774.5790734623" calcext:value-type="float">
            <text:p>94774.5790734623</text:p>
          </table:table-cell>
          <table:table-cell/>
          <table:table-cell office:value-type="float" office:value="1442890802.41611" calcext:value-type="float">
            <text:p>1442890802.41611</text:p>
          </table:table-cell>
          <table:table-cell table:formula="of:=[.G899]-[.$B899]" office:value-type="float" office:value="0.284602642059326" calcext:value-type="float">
            <text:p>0.2846026421</text:p>
          </table:table-cell>
          <table:table-cell/>
          <table:table-cell office:value-type="float" office:value="1442890802.41614" calcext:value-type="float">
            <text:p>1442890802.41614</text:p>
          </table:table-cell>
          <table:table-cell table:formula="of:=[.J899]-[.$B899]" office:value-type="float" office:value="0.284636259078979" calcext:value-type="float">
            <text:p>0.284636259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42890802.14102" calcext:value-type="float">
            <text:p>1442890802.14102</text:p>
          </table:table-cell>
          <table:table-cell office:value-type="float" office:value="896" calcext:value-type="float">
            <text:p>896</text:p>
          </table:table-cell>
          <table:table-cell table:formula="of:=[.B900]-[.B$2]" office:value-type="float" office:value="33.6948707103729" calcext:value-type="float">
            <text:p>33.6948707104</text:p>
          </table:table-cell>
          <table:table-cell table:formula="of:=[.C900]/([.D900]-[.D899])" office:value-type="float" office:value="94211.4912008022" calcext:value-type="float">
            <text:p>94211.4912008022</text:p>
          </table:table-cell>
          <table:table-cell/>
          <table:table-cell office:value-type="float" office:value="1442890802.41618" calcext:value-type="float">
            <text:p>1442890802.41618</text:p>
          </table:table-cell>
          <table:table-cell table:formula="of:=[.G900]-[.$B900]" office:value-type="float" office:value="0.275165557861328" calcext:value-type="float">
            <text:p>0.2751655579</text:p>
          </table:table-cell>
          <table:table-cell/>
          <table:table-cell office:value-type="float" office:value="1442890802.41952" calcext:value-type="float">
            <text:p>1442890802.41952</text:p>
          </table:table-cell>
          <table:table-cell table:formula="of:=[.J900]-[.$B900]" office:value-type="float" office:value="0.278509378433228" calcext:value-type="float">
            <text:p>0.2785093784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42890802.15046" calcext:value-type="float">
            <text:p>1442890802.15046</text:p>
          </table:table-cell>
          <table:table-cell office:value-type="float" office:value="896" calcext:value-type="float">
            <text:p>896</text:p>
          </table:table-cell>
          <table:table-cell table:formula="of:=[.B901]-[.B$2]" office:value-type="float" office:value="33.7043168544769" calcext:value-type="float">
            <text:p>33.7043168545</text:p>
          </table:table-cell>
          <table:table-cell table:formula="of:=[.C901]/([.D901]-[.D900])" office:value-type="float" office:value="94853.5180212014" calcext:value-type="float">
            <text:p>94853.5180212014</text:p>
          </table:table-cell>
          <table:table-cell/>
          <table:table-cell office:value-type="float" office:value="1442890802.4162" calcext:value-type="float">
            <text:p>1442890802.4162</text:p>
          </table:table-cell>
          <table:table-cell table:formula="of:=[.G901]-[.$B901]" office:value-type="float" office:value="0.26573920249939" calcext:value-type="float">
            <text:p>0.2657392025</text:p>
          </table:table-cell>
          <table:table-cell/>
          <table:table-cell office:value-type="float" office:value="1442890802.4229" calcext:value-type="float">
            <text:p>1442890802.4229</text:p>
          </table:table-cell>
          <table:table-cell table:formula="of:=[.J901]-[.$B901]" office:value-type="float" office:value="0.272442817687988" calcext:value-type="float">
            <text:p>0.27244281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42890802.15995" calcext:value-type="float">
            <text:p>1442890802.15995</text:p>
          </table:table-cell>
          <table:table-cell office:value-type="float" office:value="896" calcext:value-type="float">
            <text:p>896</text:p>
          </table:table-cell>
          <table:table-cell table:formula="of:=[.B902]-[.B$2]" office:value-type="float" office:value="33.7138090133667" calcext:value-type="float">
            <text:p>33.7138090134</text:p>
          </table:table-cell>
          <table:table-cell table:formula="of:=[.C902]/([.D902]-[.D901])" office:value-type="float" office:value="94393.7001481928" calcext:value-type="float">
            <text:p>94393.7001481928</text:p>
          </table:table-cell>
          <table:table-cell/>
          <table:table-cell office:value-type="float" office:value="1442890802.41622" calcext:value-type="float">
            <text:p>1442890802.41622</text:p>
          </table:table-cell>
          <table:table-cell table:formula="of:=[.G902]-[.$B902]" office:value-type="float" office:value="0.256266593933105" calcext:value-type="float">
            <text:p>0.2562665939</text:p>
          </table:table-cell>
          <table:table-cell/>
          <table:table-cell office:value-type="float" office:value="1442890802.42635" calcext:value-type="float">
            <text:p>1442890802.42635</text:p>
          </table:table-cell>
          <table:table-cell table:formula="of:=[.J902]-[.$B902]" office:value-type="float" office:value="0.266392946243286" calcext:value-type="float">
            <text:p>0.2663929462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42890802.16944" calcext:value-type="float">
            <text:p>1442890802.16944</text:p>
          </table:table-cell>
          <table:table-cell office:value-type="float" office:value="896" calcext:value-type="float">
            <text:p>896</text:p>
          </table:table-cell>
          <table:table-cell table:formula="of:=[.B903]-[.B$2]" office:value-type="float" office:value="33.7232921123505" calcext:value-type="float">
            <text:p>33.7232921124</text:p>
          </table:table-cell>
          <table:table-cell table:formula="of:=[.C903]/([.D903]-[.D902])" office:value-type="float" office:value="94483.881433061" calcext:value-type="float">
            <text:p>94483.881433061</text:p>
          </table:table-cell>
          <table:table-cell/>
          <table:table-cell office:value-type="float" office:value="1442890802.41624" calcext:value-type="float">
            <text:p>1442890802.41624</text:p>
          </table:table-cell>
          <table:table-cell table:formula="of:=[.G903]-[.$B903]" office:value-type="float" office:value="0.246800899505615" calcext:value-type="float">
            <text:p>0.2468008995</text:p>
          </table:table-cell>
          <table:table-cell/>
          <table:table-cell office:value-type="float" office:value="1442890802.42975" calcext:value-type="float">
            <text:p>1442890802.42975</text:p>
          </table:table-cell>
          <table:table-cell table:formula="of:=[.J903]-[.$B903]" office:value-type="float" office:value="0.260311126708984" calcext:value-type="float">
            <text:p>0.2603111267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42890802.17891" calcext:value-type="float">
            <text:p>1442890802.17891</text:p>
          </table:table-cell>
          <table:table-cell office:value-type="float" office:value="896" calcext:value-type="float">
            <text:p>896</text:p>
          </table:table-cell>
          <table:table-cell table:formula="of:=[.B904]-[.B$2]" office:value-type="float" office:value="33.7327680587769" calcext:value-type="float">
            <text:p>33.7327680588</text:p>
          </table:table-cell>
          <table:table-cell table:formula="of:=[.C904]/([.D904]-[.D903])" office:value-type="float" office:value="94555.1989935841" calcext:value-type="float">
            <text:p>94555.1989935841</text:p>
          </table:table-cell>
          <table:table-cell/>
          <table:table-cell office:value-type="float" office:value="1442890802.41626" calcext:value-type="float">
            <text:p>1442890802.41626</text:p>
          </table:table-cell>
          <table:table-cell table:formula="of:=[.G904]-[.$B904]" office:value-type="float" office:value="0.237342596054077" calcext:value-type="float">
            <text:p>0.2373425961</text:p>
          </table:table-cell>
          <table:table-cell/>
          <table:table-cell office:value-type="float" office:value="1442890802.43317" calcext:value-type="float">
            <text:p>1442890802.43317</text:p>
          </table:table-cell>
          <table:table-cell table:formula="of:=[.J904]-[.$B904]" office:value-type="float" office:value="0.254256248474121" calcext:value-type="float">
            <text:p>0.2542562485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42890802.1884" calcext:value-type="float">
            <text:p>1442890802.1884</text:p>
          </table:table-cell>
          <table:table-cell office:value-type="float" office:value="896" calcext:value-type="float">
            <text:p>896</text:p>
          </table:table-cell>
          <table:table-cell table:formula="of:=[.B905]-[.B$2]" office:value-type="float" office:value="33.7422573566437" calcext:value-type="float">
            <text:p>33.7422573566</text:p>
          </table:table-cell>
          <table:table-cell table:formula="of:=[.C905]/([.D905]-[.D904])" office:value-type="float" office:value="94422.15984523" calcext:value-type="float">
            <text:p>94422.15984523</text:p>
          </table:table-cell>
          <table:table-cell/>
          <table:table-cell office:value-type="float" office:value="1442890802.41627" calcext:value-type="float">
            <text:p>1442890802.41627</text:p>
          </table:table-cell>
          <table:table-cell table:formula="of:=[.G905]-[.$B905]" office:value-type="float" office:value="0.227870464324951" calcext:value-type="float">
            <text:p>0.2278704643</text:p>
          </table:table-cell>
          <table:table-cell/>
          <table:table-cell office:value-type="float" office:value="1442890802.43653" calcext:value-type="float">
            <text:p>1442890802.43653</text:p>
          </table:table-cell>
          <table:table-cell table:formula="of:=[.J905]-[.$B905]" office:value-type="float" office:value="0.248132228851318" calcext:value-type="float">
            <text:p>0.2481322289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42890802.19785" calcext:value-type="float">
            <text:p>1442890802.19785</text:p>
          </table:table-cell>
          <table:table-cell office:value-type="float" office:value="896" calcext:value-type="float">
            <text:p>896</text:p>
          </table:table-cell>
          <table:table-cell table:formula="of:=[.B906]-[.B$2]" office:value-type="float" office:value="33.7517099380493" calcext:value-type="float">
            <text:p>33.751709938</text:p>
          </table:table-cell>
          <table:table-cell table:formula="of:=[.C906]/([.D906]-[.D905])" office:value-type="float" office:value="94788.9218351956" calcext:value-type="float">
            <text:p>94788.9218351956</text:p>
          </table:table-cell>
          <table:table-cell/>
          <table:table-cell office:value-type="float" office:value="1442890802.41631" calcext:value-type="float">
            <text:p>1442890802.41631</text:p>
          </table:table-cell>
          <table:table-cell table:formula="of:=[.G906]-[.$B906]" office:value-type="float" office:value="0.218451738357544" calcext:value-type="float">
            <text:p>0.2184517384</text:p>
          </table:table-cell>
          <table:table-cell/>
          <table:table-cell office:value-type="float" office:value="1442890802.43993" calcext:value-type="float">
            <text:p>1442890802.43993</text:p>
          </table:table-cell>
          <table:table-cell table:formula="of:=[.J906]-[.$B906]" office:value-type="float" office:value="0.242072820663452" calcext:value-type="float">
            <text:p>0.2420728207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42890802.2073" calcext:value-type="float">
            <text:p>1442890802.2073</text:p>
          </table:table-cell>
          <table:table-cell office:value-type="float" office:value="896" calcext:value-type="float">
            <text:p>896</text:p>
          </table:table-cell>
          <table:table-cell table:formula="of:=[.B907]-[.B$2]" office:value-type="float" office:value="33.7611517906189" calcext:value-type="float">
            <text:p>33.7611517906</text:p>
          </table:table-cell>
          <table:table-cell table:formula="of:=[.C907]/([.D907]-[.D906])" office:value-type="float" office:value="94896.6310792384" calcext:value-type="float">
            <text:p>94896.6310792384</text:p>
          </table:table-cell>
          <table:table-cell/>
          <table:table-cell office:value-type="float" office:value="1442890802.41633" calcext:value-type="float">
            <text:p>1442890802.41633</text:p>
          </table:table-cell>
          <table:table-cell table:formula="of:=[.G907]-[.$B907]" office:value-type="float" office:value="0.209028482437134" calcext:value-type="float">
            <text:p>0.2090284824</text:p>
          </table:table-cell>
          <table:table-cell/>
          <table:table-cell office:value-type="float" office:value="1442890802.44329" calcext:value-type="float">
            <text:p>1442890802.44329</text:p>
          </table:table-cell>
          <table:table-cell table:formula="of:=[.J907]-[.$B907]" office:value-type="float" office:value="0.235994815826416" calcext:value-type="float">
            <text:p>0.2359948158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42890802.2167" calcext:value-type="float">
            <text:p>1442890802.2167</text:p>
          </table:table-cell>
          <table:table-cell office:value-type="float" office:value="896" calcext:value-type="float">
            <text:p>896</text:p>
          </table:table-cell>
          <table:table-cell table:formula="of:=[.B908]-[.B$2]" office:value-type="float" office:value="33.7705585956573" calcext:value-type="float">
            <text:p>33.7705585957</text:p>
          </table:table-cell>
          <table:table-cell table:formula="of:=[.C908]/([.D908]-[.D907])" office:value-type="float" office:value="95250.1934862502" calcext:value-type="float">
            <text:p>95250.1934862502</text:p>
          </table:table-cell>
          <table:table-cell/>
          <table:table-cell office:value-type="float" office:value="1442890802.41634" calcext:value-type="float">
            <text:p>1442890802.41634</text:p>
          </table:table-cell>
          <table:table-cell table:formula="of:=[.G908]-[.$B908]" office:value-type="float" office:value="0.199639081954956" calcext:value-type="float">
            <text:p>0.199639082</text:p>
          </table:table-cell>
          <table:table-cell/>
          <table:table-cell office:value-type="float" office:value="1442890802.44669" calcext:value-type="float">
            <text:p>1442890802.44669</text:p>
          </table:table-cell>
          <table:table-cell table:formula="of:=[.J908]-[.$B908]" office:value-type="float" office:value="0.229990005493164" calcext:value-type="float">
            <text:p>0.2299900055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42890802.22625" calcext:value-type="float">
            <text:p>1442890802.22625</text:p>
          </table:table-cell>
          <table:table-cell office:value-type="float" office:value="896" calcext:value-type="float">
            <text:p>896</text:p>
          </table:table-cell>
          <table:table-cell table:formula="of:=[.B909]-[.B$2]" office:value-type="float" office:value="33.780106306076" calcext:value-type="float">
            <text:p>33.7801063061</text:p>
          </table:table-cell>
          <table:table-cell table:formula="of:=[.C909]/([.D909]-[.D908])" office:value-type="float" office:value="93844.488438296" calcext:value-type="float">
            <text:p>93844.488438296</text:p>
          </table:table-cell>
          <table:table-cell/>
          <table:table-cell office:value-type="float" office:value="1442890802.53922" calcext:value-type="float">
            <text:p>1442890802.53922</text:p>
          </table:table-cell>
          <table:table-cell table:formula="of:=[.G909]-[.$B909]" office:value-type="float" office:value="0.312968015670776" calcext:value-type="float">
            <text:p>0.3129680157</text:p>
          </table:table-cell>
          <table:table-cell/>
          <table:table-cell office:value-type="float" office:value="1442890802.53926" calcext:value-type="float">
            <text:p>1442890802.53926</text:p>
          </table:table-cell>
          <table:table-cell table:formula="of:=[.J909]-[.$B909]" office:value-type="float" office:value="0.313007116317749" calcext:value-type="float">
            <text:p>0.3130071163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2890802.23575" calcext:value-type="float">
            <text:p>1442890802.23575</text:p>
          </table:table-cell>
          <table:table-cell office:value-type="float" office:value="896" calcext:value-type="float">
            <text:p>896</text:p>
          </table:table-cell>
          <table:table-cell table:formula="of:=[.B910]-[.B$2]" office:value-type="float" office:value="33.7896077632904" calcext:value-type="float">
            <text:p>33.7896077633</text:p>
          </table:table-cell>
          <table:table-cell table:formula="of:=[.C910]/([.D910]-[.D909])" office:value-type="float" office:value="94301.3245006524" calcext:value-type="float">
            <text:p>94301.3245006524</text:p>
          </table:table-cell>
          <table:table-cell/>
          <table:table-cell office:value-type="float" office:value="1442890802.53931" calcext:value-type="float">
            <text:p>1442890802.53931</text:p>
          </table:table-cell>
          <table:table-cell table:formula="of:=[.G910]-[.$B910]" office:value-type="float" office:value="0.303557157516479" calcext:value-type="float">
            <text:p>0.3035571575</text:p>
          </table:table-cell>
          <table:table-cell/>
          <table:table-cell office:value-type="float" office:value="1442890802.54267" calcext:value-type="float">
            <text:p>1442890802.54267</text:p>
          </table:table-cell>
          <table:table-cell table:formula="of:=[.J910]-[.$B910]" office:value-type="float" office:value="0.306914091110229" calcext:value-type="float">
            <text:p>0.3069140911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2890802.24523" calcext:value-type="float">
            <text:p>1442890802.24523</text:p>
          </table:table-cell>
          <table:table-cell office:value-type="float" office:value="896" calcext:value-type="float">
            <text:p>896</text:p>
          </table:table-cell>
          <table:table-cell table:formula="of:=[.B911]-[.B$2]" office:value-type="float" office:value="33.7990820407867" calcext:value-type="float">
            <text:p>33.7990820408</text:p>
          </table:table-cell>
          <table:table-cell table:formula="of:=[.C911]/([.D911]-[.D910])" office:value-type="float" office:value="94571.8552519" calcext:value-type="float">
            <text:p>94571.8552519</text:p>
          </table:table-cell>
          <table:table-cell/>
          <table:table-cell office:value-type="float" office:value="1442890802.53933" calcext:value-type="float">
            <text:p>1442890802.53933</text:p>
          </table:table-cell>
          <table:table-cell table:formula="of:=[.G911]-[.$B911]" office:value-type="float" office:value="0.294104099273682" calcext:value-type="float">
            <text:p>0.2941040993</text:p>
          </table:table-cell>
          <table:table-cell/>
          <table:table-cell office:value-type="float" office:value="1442890802.54607" calcext:value-type="float">
            <text:p>1442890802.54607</text:p>
          </table:table-cell>
          <table:table-cell table:formula="of:=[.J911]-[.$B911]" office:value-type="float" office:value="0.300841331481934" calcext:value-type="float">
            <text:p>0.3008413315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2890802.2547" calcext:value-type="float">
            <text:p>1442890802.2547</text:p>
          </table:table-cell>
          <table:table-cell office:value-type="float" office:value="896" calcext:value-type="float">
            <text:p>896</text:p>
          </table:table-cell>
          <table:table-cell table:formula="of:=[.B912]-[.B$2]" office:value-type="float" office:value="33.8085541725159" calcext:value-type="float">
            <text:p>33.8085541725</text:p>
          </table:table-cell>
          <table:table-cell table:formula="of:=[.C912]/([.D912]-[.D911])" office:value-type="float" office:value="94593.2790656699" calcext:value-type="float">
            <text:p>94593.2790656699</text:p>
          </table:table-cell>
          <table:table-cell/>
          <table:table-cell office:value-type="float" office:value="1442890802.53935" calcext:value-type="float">
            <text:p>1442890802.53935</text:p>
          </table:table-cell>
          <table:table-cell table:formula="of:=[.G912]-[.$B912]" office:value-type="float" office:value="0.284649133682251" calcext:value-type="float">
            <text:p>0.2846491337</text:p>
          </table:table-cell>
          <table:table-cell/>
          <table:table-cell office:value-type="float" office:value="1442890802.54947" calcext:value-type="float">
            <text:p>1442890802.54947</text:p>
          </table:table-cell>
          <table:table-cell table:formula="of:=[.J912]-[.$B912]" office:value-type="float" office:value="0.294773817062378" calcext:value-type="float">
            <text:p>0.294773817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2890802.26424" calcext:value-type="float">
            <text:p>1442890802.26424</text:p>
          </table:table-cell>
          <table:table-cell office:value-type="float" office:value="896" calcext:value-type="float">
            <text:p>896</text:p>
          </table:table-cell>
          <table:table-cell table:formula="of:=[.B913]-[.B$2]" office:value-type="float" office:value="33.81809425354" calcext:value-type="float">
            <text:p>33.8180942535</text:p>
          </table:table-cell>
          <table:table-cell table:formula="of:=[.C913]/([.D913]-[.D912])" office:value-type="float" office:value="93919.5377617834" calcext:value-type="float">
            <text:p>93919.5377617834</text:p>
          </table:table-cell>
          <table:table-cell/>
          <table:table-cell office:value-type="float" office:value="1442890802.53936" calcext:value-type="float">
            <text:p>1442890802.53936</text:p>
          </table:table-cell>
          <table:table-cell table:formula="of:=[.G913]-[.$B913]" office:value-type="float" office:value="0.275125503540039" calcext:value-type="float">
            <text:p>0.2751255035</text:p>
          </table:table-cell>
          <table:table-cell/>
          <table:table-cell office:value-type="float" office:value="1442890802.55288" calcext:value-type="float">
            <text:p>1442890802.55288</text:p>
          </table:table-cell>
          <table:table-cell table:formula="of:=[.J913]-[.$B913]" office:value-type="float" office:value="0.288642644882202" calcext:value-type="float">
            <text:p>0.2886426449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2890802.2737" calcext:value-type="float">
            <text:p>1442890802.2737</text:p>
          </table:table-cell>
          <table:table-cell office:value-type="float" office:value="896" calcext:value-type="float">
            <text:p>896</text:p>
          </table:table-cell>
          <table:table-cell table:formula="of:=[.B914]-[.B$2]" office:value-type="float" office:value="33.8275597095489" calcext:value-type="float">
            <text:p>33.8275597095</text:p>
          </table:table-cell>
          <table:table-cell table:formula="of:=[.C914]/([.D914]-[.D913])" office:value-type="float" office:value="94659.9930480341" calcext:value-type="float">
            <text:p>94659.9930480341</text:p>
          </table:table-cell>
          <table:table-cell/>
          <table:table-cell office:value-type="float" office:value="1442890802.53938" calcext:value-type="float">
            <text:p>1442890802.53938</text:p>
          </table:table-cell>
          <table:table-cell table:formula="of:=[.G914]-[.$B914]" office:value-type="float" office:value="0.265676736831665" calcext:value-type="float">
            <text:p>0.2656767368</text:p>
          </table:table-cell>
          <table:table-cell/>
          <table:table-cell office:value-type="float" office:value="1442890802.55629" calcext:value-type="float">
            <text:p>1442890802.55629</text:p>
          </table:table-cell>
          <table:table-cell table:formula="of:=[.J914]-[.$B914]" office:value-type="float" office:value="0.282586812973022" calcext:value-type="float">
            <text:p>0.282586813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2890802.28329" calcext:value-type="float">
            <text:p>1442890802.28329</text:p>
          </table:table-cell>
          <table:table-cell office:value-type="float" office:value="896" calcext:value-type="float">
            <text:p>896</text:p>
          </table:table-cell>
          <table:table-cell table:formula="of:=[.B915]-[.B$2]" office:value-type="float" office:value="33.8371436595917" calcext:value-type="float">
            <text:p>33.8371436596</text:p>
          </table:table-cell>
          <table:table-cell table:formula="of:=[.C915]/([.D915]-[.D914])" office:value-type="float" office:value="93489.6359022837" calcext:value-type="float">
            <text:p>93489.6359022837</text:p>
          </table:table-cell>
          <table:table-cell/>
          <table:table-cell office:value-type="float" office:value="1442890802.5394" calcext:value-type="float">
            <text:p>1442890802.5394</text:p>
          </table:table-cell>
          <table:table-cell table:formula="of:=[.G915]-[.$B915]" office:value-type="float" office:value="0.256109237670898" calcext:value-type="float">
            <text:p>0.2561092377</text:p>
          </table:table-cell>
          <table:table-cell/>
          <table:table-cell office:value-type="float" office:value="1442890802.5597" calcext:value-type="float">
            <text:p>1442890802.5597</text:p>
          </table:table-cell>
          <table:table-cell table:formula="of:=[.J915]-[.$B915]" office:value-type="float" office:value="0.276410579681396" calcext:value-type="float">
            <text:p>0.2764105797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2890802.29286" calcext:value-type="float">
            <text:p>1442890802.29286</text:p>
          </table:table-cell>
          <table:table-cell office:value-type="float" office:value="896" calcext:value-type="float">
            <text:p>896</text:p>
          </table:table-cell>
          <table:table-cell table:formula="of:=[.B916]-[.B$2]" office:value-type="float" office:value="33.8467121124268" calcext:value-type="float">
            <text:p>33.8467121124</text:p>
          </table:table-cell>
          <table:table-cell table:formula="of:=[.C916]/([.D916]-[.D915])" office:value-type="float" office:value="93641.0530984477" calcext:value-type="float">
            <text:p>93641.0530984477</text:p>
          </table:table-cell>
          <table:table-cell/>
          <table:table-cell office:value-type="float" office:value="1442890802.53941" calcext:value-type="float">
            <text:p>1442890802.53941</text:p>
          </table:table-cell>
          <table:table-cell table:formula="of:=[.G916]-[.$B916]" office:value-type="float" office:value="0.246556758880615" calcext:value-type="float">
            <text:p>0.2465567589</text:p>
          </table:table-cell>
          <table:table-cell/>
          <table:table-cell office:value-type="float" office:value="1442890802.5631" calcext:value-type="float">
            <text:p>1442890802.5631</text:p>
          </table:table-cell>
          <table:table-cell table:formula="of:=[.J916]-[.$B916]" office:value-type="float" office:value="0.270247936248779" calcext:value-type="float">
            <text:p>0.270247936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2890802.30233" calcext:value-type="float">
            <text:p>1442890802.30233</text:p>
          </table:table-cell>
          <table:table-cell office:value-type="float" office:value="896" calcext:value-type="float">
            <text:p>896</text:p>
          </table:table-cell>
          <table:table-cell table:formula="of:=[.B917]-[.B$2]" office:value-type="float" office:value="33.8561878204346" calcext:value-type="float">
            <text:p>33.8561878204</text:p>
          </table:table-cell>
          <table:table-cell table:formula="of:=[.C917]/([.D917]-[.D916])" office:value-type="float" office:value="94557.578099839" calcext:value-type="float">
            <text:p>94557.578099839</text:p>
          </table:table-cell>
          <table:table-cell/>
          <table:table-cell office:value-type="float" office:value="1442890802.53943" calcext:value-type="float">
            <text:p>1442890802.53943</text:p>
          </table:table-cell>
          <table:table-cell table:formula="of:=[.G917]-[.$B917]" office:value-type="float" office:value="0.237097024917603" calcext:value-type="float">
            <text:p>0.2370970249</text:p>
          </table:table-cell>
          <table:table-cell/>
          <table:table-cell office:value-type="float" office:value="1442890802.56651" calcext:value-type="float">
            <text:p>1442890802.56651</text:p>
          </table:table-cell>
          <table:table-cell table:formula="of:=[.J917]-[.$B917]" office:value-type="float" office:value="0.264179229736328" calcext:value-type="float">
            <text:p>0.2641792297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42890802.31182" calcext:value-type="float">
            <text:p>1442890802.31182</text:p>
          </table:table-cell>
          <table:table-cell office:value-type="float" office:value="896" calcext:value-type="float">
            <text:p>896</text:p>
          </table:table-cell>
          <table:table-cell table:formula="of:=[.B918]-[.B$2]" office:value-type="float" office:value="33.8656785488129" calcext:value-type="float">
            <text:p>33.8656785488</text:p>
          </table:table-cell>
          <table:table-cell table:formula="of:=[.C918]/([.D918]-[.D917])" office:value-type="float" office:value="94407.9278518854" calcext:value-type="float">
            <text:p>94407.9278518854</text:p>
          </table:table-cell>
          <table:table-cell/>
          <table:table-cell office:value-type="float" office:value="1442890802.53945" calcext:value-type="float">
            <text:p>1442890802.53945</text:p>
          </table:table-cell>
          <table:table-cell table:formula="of:=[.G918]-[.$B918]" office:value-type="float" office:value="0.227622270584106" calcext:value-type="float">
            <text:p>0.2276222706</text:p>
          </table:table-cell>
          <table:table-cell/>
          <table:table-cell office:value-type="float" office:value="1442890802.56988" calcext:value-type="float">
            <text:p>1442890802.56988</text:p>
          </table:table-cell>
          <table:table-cell table:formula="of:=[.J918]-[.$B918]" office:value-type="float" office:value="0.258057594299316" calcext:value-type="float">
            <text:p>0.258057594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42890802.32136" calcext:value-type="float">
            <text:p>1442890802.32136</text:p>
          </table:table-cell>
          <table:table-cell office:value-type="float" office:value="896" calcext:value-type="float">
            <text:p>896</text:p>
          </table:table-cell>
          <table:table-cell table:formula="of:=[.B919]-[.B$2]" office:value-type="float" office:value="33.875218629837" calcext:value-type="float">
            <text:p>33.8752186298</text:p>
          </table:table-cell>
          <table:table-cell table:formula="of:=[.C919]/([.D919]-[.D918])" office:value-type="float" office:value="93919.5377617834" calcext:value-type="float">
            <text:p>93919.5377617834</text:p>
          </table:table-cell>
          <table:table-cell/>
          <table:table-cell office:value-type="float" office:value="1442890802.53948" calcext:value-type="float">
            <text:p>1442890802.53948</text:p>
          </table:table-cell>
          <table:table-cell table:formula="of:=[.G919]-[.$B919]" office:value-type="float" office:value="0.218116044998169" calcext:value-type="float">
            <text:p>0.218116045</text:p>
          </table:table-cell>
          <table:table-cell/>
          <table:table-cell office:value-type="float" office:value="1442890802.57329" calcext:value-type="float">
            <text:p>1442890802.57329</text:p>
          </table:table-cell>
          <table:table-cell table:formula="of:=[.J919]-[.$B919]" office:value-type="float" office:value="0.251929521560669" calcext:value-type="float">
            <text:p>0.2519295216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42890802.3308" calcext:value-type="float">
            <text:p>1442890802.3308</text:p>
          </table:table-cell>
          <table:table-cell office:value-type="float" office:value="896" calcext:value-type="float">
            <text:p>896</text:p>
          </table:table-cell>
          <table:table-cell table:formula="of:=[.B920]-[.B$2]" office:value-type="float" office:value="33.884655714035" calcext:value-type="float">
            <text:p>33.884655714</text:p>
          </table:table-cell>
          <table:table-cell table:formula="of:=[.C920]/([.D920]-[.D919])" office:value-type="float" office:value="94944.5804658683" calcext:value-type="float">
            <text:p>94944.5804658683</text:p>
          </table:table-cell>
          <table:table-cell/>
          <table:table-cell office:value-type="float" office:value="1442890802.5395" calcext:value-type="float">
            <text:p>1442890802.5395</text:p>
          </table:table-cell>
          <table:table-cell table:formula="of:=[.G920]-[.$B920]" office:value-type="float" office:value="0.208699703216553" calcext:value-type="float">
            <text:p>0.2086997032</text:p>
          </table:table-cell>
          <table:table-cell/>
          <table:table-cell office:value-type="float" office:value="1442890802.57671" calcext:value-type="float">
            <text:p>1442890802.57671</text:p>
          </table:table-cell>
          <table:table-cell table:formula="of:=[.J920]-[.$B920]" office:value-type="float" office:value="0.245908498764038" calcext:value-type="float">
            <text:p>0.2459084988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42890802.34026" calcext:value-type="float">
            <text:p>1442890802.34026</text:p>
          </table:table-cell>
          <table:table-cell office:value-type="float" office:value="896" calcext:value-type="float">
            <text:p>896</text:p>
          </table:table-cell>
          <table:table-cell table:formula="of:=[.B921]-[.B$2]" office:value-type="float" office:value="33.8941187858582" calcext:value-type="float">
            <text:p>33.8941187859</text:p>
          </table:table-cell>
          <table:table-cell table:formula="of:=[.C921]/([.D921]-[.D920])" office:value-type="float" office:value="94683.8422816256" calcext:value-type="float">
            <text:p>94683.8422816256</text:p>
          </table:table-cell>
          <table:table-cell/>
          <table:table-cell office:value-type="float" office:value="1442890802.61715" calcext:value-type="float">
            <text:p>1442890802.61715</text:p>
          </table:table-cell>
          <table:table-cell table:formula="of:=[.G921]-[.$B921]" office:value-type="float" office:value="0.276884078979492" calcext:value-type="float">
            <text:p>0.276884079</text:p>
          </table:table-cell>
          <table:table-cell/>
          <table:table-cell office:value-type="float" office:value="1442890802.6172" calcext:value-type="float">
            <text:p>1442890802.6172</text:p>
          </table:table-cell>
          <table:table-cell table:formula="of:=[.J921]-[.$B921]" office:value-type="float" office:value="0.276938915252686" calcext:value-type="float">
            <text:p>0.2769389153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42890802.34973" calcext:value-type="float">
            <text:p>1442890802.34973</text:p>
          </table:table-cell>
          <table:table-cell office:value-type="float" office:value="896" calcext:value-type="float">
            <text:p>896</text:p>
          </table:table-cell>
          <table:table-cell table:formula="of:=[.B922]-[.B$2]" office:value-type="float" office:value="33.9035806655884" calcext:value-type="float">
            <text:p>33.9035806656</text:p>
          </table:table-cell>
          <table:table-cell table:formula="of:=[.C922]/([.D922]-[.D921])" office:value-type="float" office:value="94695.7714055334" calcext:value-type="float">
            <text:p>94695.7714055334</text:p>
          </table:table-cell>
          <table:table-cell/>
          <table:table-cell office:value-type="float" office:value="1442890802.61728" calcext:value-type="float">
            <text:p>1442890802.61728</text:p>
          </table:table-cell>
          <table:table-cell table:formula="of:=[.G922]-[.$B922]" office:value-type="float" office:value="0.26755166053772" calcext:value-type="float">
            <text:p>0.2675516605</text:p>
          </table:table-cell>
          <table:table-cell/>
          <table:table-cell office:value-type="float" office:value="1442890802.62058" calcext:value-type="float">
            <text:p>1442890802.62058</text:p>
          </table:table-cell>
          <table:table-cell table:formula="of:=[.J922]-[.$B922]" office:value-type="float" office:value="0.2708580493927" calcext:value-type="float">
            <text:p>0.270858049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42890802.35923" calcext:value-type="float">
            <text:p>1442890802.35923</text:p>
          </table:table-cell>
          <table:table-cell office:value-type="float" office:value="896" calcext:value-type="float">
            <text:p>896</text:p>
          </table:table-cell>
          <table:table-cell table:formula="of:=[.B923]-[.B$2]" office:value-type="float" office:value="33.9130809307098" calcext:value-type="float">
            <text:p>33.9130809307</text:p>
          </table:table-cell>
          <table:table-cell table:formula="of:=[.C923]/([.D923]-[.D922])" office:value-type="float" office:value="94313.1574271589" calcext:value-type="float">
            <text:p>94313.1574271589</text:p>
          </table:table-cell>
          <table:table-cell/>
          <table:table-cell office:value-type="float" office:value="1442890802.61733" calcext:value-type="float">
            <text:p>1442890802.61733</text:p>
          </table:table-cell>
          <table:table-cell table:formula="of:=[.G923]-[.$B923]" office:value-type="float" office:value="0.258099794387817" calcext:value-type="float">
            <text:p>0.2580997944</text:p>
          </table:table-cell>
          <table:table-cell/>
          <table:table-cell office:value-type="float" office:value="1442890802.62398" calcext:value-type="float">
            <text:p>1442890802.62398</text:p>
          </table:table-cell>
          <table:table-cell table:formula="of:=[.J923]-[.$B923]" office:value-type="float" office:value="0.264757633209229" calcext:value-type="float">
            <text:p>0.2647576332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42890802.36869" calcext:value-type="float">
            <text:p>1442890802.36869</text:p>
          </table:table-cell>
          <table:table-cell office:value-type="float" office:value="896" calcext:value-type="float">
            <text:p>896</text:p>
          </table:table-cell>
          <table:table-cell table:formula="of:=[.B924]-[.B$2]" office:value-type="float" office:value="33.9225449562073" calcext:value-type="float">
            <text:p>33.9225449562</text:p>
          </table:table-cell>
          <table:table-cell table:formula="of:=[.C924]/([.D924]-[.D923])" office:value-type="float" office:value="94674.3011462401" calcext:value-type="float">
            <text:p>94674.3011462401</text:p>
          </table:table-cell>
          <table:table-cell/>
          <table:table-cell office:value-type="float" office:value="1442890802.61736" calcext:value-type="float">
            <text:p>1442890802.61736</text:p>
          </table:table-cell>
          <table:table-cell table:formula="of:=[.G924]-[.$B924]" office:value-type="float" office:value="0.248675346374512" calcext:value-type="float">
            <text:p>0.2486753464</text:p>
          </table:table-cell>
          <table:table-cell/>
          <table:table-cell office:value-type="float" office:value="1442890802.62737" calcext:value-type="float">
            <text:p>1442890802.62737</text:p>
          </table:table-cell>
          <table:table-cell table:formula="of:=[.J924]-[.$B924]" office:value-type="float" office:value="0.258678197860718" calcext:value-type="float">
            <text:p>0.2586781979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42890802.37819" calcext:value-type="float">
            <text:p>1442890802.37819</text:p>
          </table:table-cell>
          <table:table-cell office:value-type="float" office:value="896" calcext:value-type="float">
            <text:p>896</text:p>
          </table:table-cell>
          <table:table-cell table:formula="of:=[.B925]-[.B$2]" office:value-type="float" office:value="33.932046175003" calcext:value-type="float">
            <text:p>33.932046175</text:p>
          </table:table-cell>
          <table:table-cell table:formula="of:=[.C925]/([.D925]-[.D924])" office:value-type="float" office:value="94303.6908484103" calcext:value-type="float">
            <text:p>94303.6908484103</text:p>
          </table:table-cell>
          <table:table-cell/>
          <table:table-cell office:value-type="float" office:value="1442890802.61741" calcext:value-type="float">
            <text:p>1442890802.61741</text:p>
          </table:table-cell>
          <table:table-cell table:formula="of:=[.G925]-[.$B925]" office:value-type="float" office:value="0.239217042922974" calcext:value-type="float">
            <text:p>0.2392170429</text:p>
          </table:table-cell>
          <table:table-cell/>
          <table:table-cell office:value-type="float" office:value="1442890802.63077" calcext:value-type="float">
            <text:p>1442890802.63077</text:p>
          </table:table-cell>
          <table:table-cell table:formula="of:=[.J925]-[.$B925]" office:value-type="float" office:value="0.25257682800293" calcext:value-type="float">
            <text:p>0.252576828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42890802.38761" calcext:value-type="float">
            <text:p>1442890802.38761</text:p>
          </table:table-cell>
          <table:table-cell office:value-type="float" office:value="896" calcext:value-type="float">
            <text:p>896</text:p>
          </table:table-cell>
          <table:table-cell table:formula="of:=[.B926]-[.B$2]" office:value-type="float" office:value="33.9414687156677" calcext:value-type="float">
            <text:p>33.9414687157</text:p>
          </table:table-cell>
          <table:table-cell table:formula="of:=[.C926]/([.D926]-[.D925])" office:value-type="float" office:value="95091.1258318362" calcext:value-type="float">
            <text:p>95091.1258318362</text:p>
          </table:table-cell>
          <table:table-cell/>
          <table:table-cell office:value-type="float" office:value="1442890802.61744" calcext:value-type="float">
            <text:p>1442890802.61744</text:p>
          </table:table-cell>
          <table:table-cell table:formula="of:=[.G926]-[.$B926]" office:value-type="float" office:value="0.229821681976318" calcext:value-type="float">
            <text:p>0.229821682</text:p>
          </table:table-cell>
          <table:table-cell/>
          <table:table-cell office:value-type="float" office:value="1442890802.63417" calcext:value-type="float">
            <text:p>1442890802.63417</text:p>
          </table:table-cell>
          <table:table-cell table:formula="of:=[.J926]-[.$B926]" office:value-type="float" office:value="0.246555328369141" calcext:value-type="float">
            <text:p>0.2465553284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42890802.39707" calcext:value-type="float">
            <text:p>1442890802.39707</text:p>
          </table:table-cell>
          <table:table-cell office:value-type="float" office:value="896" calcext:value-type="float">
            <text:p>896</text:p>
          </table:table-cell>
          <table:table-cell table:formula="of:=[.B927]-[.B$2]" office:value-type="float" office:value="33.950924873352" calcext:value-type="float">
            <text:p>33.9509248734</text:p>
          </table:table-cell>
          <table:table-cell table:formula="of:=[.C927]/([.D927]-[.D926])" office:value-type="float" office:value="94753.0730674197" calcext:value-type="float">
            <text:p>94753.0730674197</text:p>
          </table:table-cell>
          <table:table-cell/>
          <table:table-cell office:value-type="float" office:value="1442890802.61746" calcext:value-type="float">
            <text:p>1442890802.61746</text:p>
          </table:table-cell>
          <table:table-cell table:formula="of:=[.G927]-[.$B927]" office:value-type="float" office:value="0.220387697219849" calcext:value-type="float">
            <text:p>0.2203876972</text:p>
          </table:table-cell>
          <table:table-cell/>
          <table:table-cell office:value-type="float" office:value="1442890802.63758" calcext:value-type="float">
            <text:p>1442890802.63758</text:p>
          </table:table-cell>
          <table:table-cell table:formula="of:=[.J927]-[.$B927]" office:value-type="float" office:value="0.240514516830444" calcext:value-type="float">
            <text:p>0.2405145168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42890802.40651" calcext:value-type="float">
            <text:p>1442890802.40651</text:p>
          </table:table-cell>
          <table:table-cell office:value-type="float" office:value="896" calcext:value-type="float">
            <text:p>896</text:p>
          </table:table-cell>
          <table:table-cell table:formula="of:=[.B928]-[.B$2]" office:value-type="float" office:value="33.9603631496429" calcext:value-type="float">
            <text:p>33.9603631496</text:p>
          </table:table-cell>
          <table:table-cell table:formula="of:=[.C928]/([.D928]-[.D927])" office:value-type="float" office:value="94932.5885770581" calcext:value-type="float">
            <text:p>94932.5885770581</text:p>
          </table:table-cell>
          <table:table-cell/>
          <table:table-cell office:value-type="float" office:value="1442890802.61748" calcext:value-type="float">
            <text:p>1442890802.61748</text:p>
          </table:table-cell>
          <table:table-cell table:formula="of:=[.G928]-[.$B928]" office:value-type="float" office:value="0.210971593856812" calcext:value-type="float">
            <text:p>0.2109715939</text:p>
          </table:table-cell>
          <table:table-cell/>
          <table:table-cell office:value-type="float" office:value="1442890802.64096" calcext:value-type="float">
            <text:p>1442890802.64096</text:p>
          </table:table-cell>
          <table:table-cell table:formula="of:=[.J928]-[.$B928]" office:value-type="float" office:value="0.23445463180542" calcext:value-type="float">
            <text:p>0.2344546318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42890802.41597" calcext:value-type="float">
            <text:p>1442890802.41597</text:p>
          </table:table-cell>
          <table:table-cell office:value-type="float" office:value="896" calcext:value-type="float">
            <text:p>896</text:p>
          </table:table-cell>
          <table:table-cell table:formula="of:=[.B929]-[.B$2]" office:value-type="float" office:value="33.9698243141174" calcext:value-type="float">
            <text:p>33.9698243141</text:p>
          </table:table-cell>
          <table:table-cell table:formula="of:=[.C929]/([.D929]-[.D928])" office:value-type="float" office:value="94702.9303228083" calcext:value-type="float">
            <text:p>94702.9303228083</text:p>
          </table:table-cell>
          <table:table-cell/>
          <table:table-cell office:value-type="float" office:value="1442890802.6175" calcext:value-type="float">
            <text:p>1442890802.6175</text:p>
          </table:table-cell>
          <table:table-cell table:formula="of:=[.G929]-[.$B929]" office:value-type="float" office:value="0.201534509658813" calcext:value-type="float">
            <text:p>0.2015345097</text:p>
          </table:table-cell>
          <table:table-cell/>
          <table:table-cell office:value-type="float" office:value="1442890802.64441" calcext:value-type="float">
            <text:p>1442890802.64441</text:p>
          </table:table-cell>
          <table:table-cell table:formula="of:=[.J929]-[.$B929]" office:value-type="float" office:value="0.228437662124634" calcext:value-type="float">
            <text:p>0.2284376621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42890802.42554" calcext:value-type="float">
            <text:p>1442890802.42554</text:p>
          </table:table-cell>
          <table:table-cell office:value-type="float" office:value="896" calcext:value-type="float">
            <text:p>896</text:p>
          </table:table-cell>
          <table:table-cell table:formula="of:=[.B930]-[.B$2]" office:value-type="float" office:value="33.9793961048126" calcext:value-type="float">
            <text:p>33.9793961048</text:p>
          </table:table-cell>
          <table:table-cell table:formula="of:=[.C930]/([.D930]-[.D929])" office:value-type="float" office:value="93608.3987346502" calcext:value-type="float">
            <text:p>93608.3987346502</text:p>
          </table:table-cell>
          <table:table-cell/>
          <table:table-cell office:value-type="float" office:value="1442890802.73804" calcext:value-type="float">
            <text:p>1442890802.73804</text:p>
          </table:table-cell>
          <table:table-cell table:formula="of:=[.G930]-[.$B930]" office:value-type="float" office:value="0.312495946884155" calcext:value-type="float">
            <text:p>0.3124959469</text:p>
          </table:table-cell>
          <table:table-cell/>
          <table:table-cell office:value-type="float" office:value="1442890802.73807" calcext:value-type="float">
            <text:p>1442890802.73807</text:p>
          </table:table-cell>
          <table:table-cell table:formula="of:=[.J930]-[.$B930]" office:value-type="float" office:value="0.312532901763916" calcext:value-type="float">
            <text:p>0.3125329018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42890802.43495" calcext:value-type="float">
            <text:p>1442890802.43495</text:p>
          </table:table-cell>
          <table:table-cell office:value-type="float" office:value="896" calcext:value-type="float">
            <text:p>896</text:p>
          </table:table-cell>
          <table:table-cell table:formula="of:=[.B931]-[.B$2]" office:value-type="float" office:value="33.9888021945953" calcext:value-type="float">
            <text:p>33.9888021946</text:p>
          </table:table-cell>
          <table:table-cell table:formula="of:=[.C931]/([.D931]-[.D930])" office:value-type="float" office:value="95257.4364797729" calcext:value-type="float">
            <text:p>95257.4364797729</text:p>
          </table:table-cell>
          <table:table-cell/>
          <table:table-cell office:value-type="float" office:value="1442890802.73813" calcext:value-type="float">
            <text:p>1442890802.73813</text:p>
          </table:table-cell>
          <table:table-cell table:formula="of:=[.G931]-[.$B931]" office:value-type="float" office:value="0.303186416625977" calcext:value-type="float">
            <text:p>0.3031864166</text:p>
          </table:table-cell>
          <table:table-cell/>
          <table:table-cell office:value-type="float" office:value="1442890802.74148" calcext:value-type="float">
            <text:p>1442890802.74148</text:p>
          </table:table-cell>
          <table:table-cell table:formula="of:=[.J931]-[.$B931]" office:value-type="float" office:value="0.306530714035034" calcext:value-type="float">
            <text:p>0.306530714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42890802.44438" calcext:value-type="float">
            <text:p>1442890802.44438</text:p>
          </table:table-cell>
          <table:table-cell office:value-type="float" office:value="896" calcext:value-type="float">
            <text:p>896</text:p>
          </table:table-cell>
          <table:table-cell table:formula="of:=[.B932]-[.B$2]" office:value-type="float" office:value="33.9982368946075" calcext:value-type="float">
            <text:p>33.9982368946</text:p>
          </table:table-cell>
          <table:table-cell table:formula="of:=[.C932]/([.D932]-[.D931])" office:value-type="float" office:value="94968.5733346811" calcext:value-type="float">
            <text:p>94968.5733346811</text:p>
          </table:table-cell>
          <table:table-cell/>
          <table:table-cell office:value-type="float" office:value="1442890802.73816" calcext:value-type="float">
            <text:p>1442890802.73816</text:p>
          </table:table-cell>
          <table:table-cell table:formula="of:=[.G932]-[.$B932]" office:value-type="float" office:value="0.293776988983154" calcext:value-type="float">
            <text:p>0.293776989</text:p>
          </table:table-cell>
          <table:table-cell/>
          <table:table-cell office:value-type="float" office:value="1442890802.74489" calcext:value-type="float">
            <text:p>1442890802.74489</text:p>
          </table:table-cell>
          <table:table-cell table:formula="of:=[.J932]-[.$B932]" office:value-type="float" office:value="0.300512075424194" calcext:value-type="float">
            <text:p>0.3005120754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42890802.4538" calcext:value-type="float">
            <text:p>1442890802.4538</text:p>
          </table:table-cell>
          <table:table-cell office:value-type="float" office:value="896" calcext:value-type="float">
            <text:p>896</text:p>
          </table:table-cell>
          <table:table-cell table:formula="of:=[.B933]-[.B$2]" office:value-type="float" office:value="34.007657289505" calcext:value-type="float">
            <text:p>34.0076572895</text:p>
          </table:table-cell>
          <table:table-cell table:formula="of:=[.C933]/([.D933]-[.D932])" office:value-type="float" office:value="95112.7855841263" calcext:value-type="float">
            <text:p>95112.7855841263</text:p>
          </table:table-cell>
          <table:table-cell/>
          <table:table-cell office:value-type="float" office:value="1442890802.73818" calcext:value-type="float">
            <text:p>1442890802.73818</text:p>
          </table:table-cell>
          <table:table-cell table:formula="of:=[.G933]-[.$B933]" office:value-type="float" office:value="0.28437876701355" calcext:value-type="float">
            <text:p>0.284378767</text:p>
          </table:table-cell>
          <table:table-cell/>
          <table:table-cell office:value-type="float" office:value="1442890802.74831" calcext:value-type="float">
            <text:p>1442890802.74831</text:p>
          </table:table-cell>
          <table:table-cell table:formula="of:=[.J933]-[.$B933]" office:value-type="float" office:value="0.29450511932373" calcext:value-type="float">
            <text:p>0.2945051193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42890802.46321" calcext:value-type="float">
            <text:p>1442890802.46321</text:p>
          </table:table-cell>
          <table:table-cell office:value-type="float" office:value="896" calcext:value-type="float">
            <text:p>896</text:p>
          </table:table-cell>
          <table:table-cell table:formula="of:=[.B934]-[.B$2]" office:value-type="float" office:value="34.0170679092407" calcext:value-type="float">
            <text:p>34.0170679092</text:p>
          </table:table-cell>
          <table:table-cell table:formula="of:=[.C934]/([.D934]-[.D933])" office:value-type="float" office:value="95211.5827822959" calcext:value-type="float">
            <text:p>95211.5827822959</text:p>
          </table:table-cell>
          <table:table-cell/>
          <table:table-cell office:value-type="float" office:value="1442890802.7382" calcext:value-type="float">
            <text:p>1442890802.7382</text:p>
          </table:table-cell>
          <table:table-cell table:formula="of:=[.G934]-[.$B934]" office:value-type="float" office:value="0.274990081787109" calcext:value-type="float">
            <text:p>0.2749900818</text:p>
          </table:table-cell>
          <table:table-cell/>
          <table:table-cell office:value-type="float" office:value="1442890802.75173" calcext:value-type="float">
            <text:p>1442890802.75173</text:p>
          </table:table-cell>
          <table:table-cell table:formula="of:=[.J934]-[.$B934]" office:value-type="float" office:value="0.288516998291016" calcext:value-type="float">
            <text:p>0.2885169983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42890802.47264" calcext:value-type="float">
            <text:p>1442890802.47264</text:p>
          </table:table-cell>
          <table:table-cell office:value-type="float" office:value="896" calcext:value-type="float">
            <text:p>896</text:p>
          </table:table-cell>
          <table:table-cell table:formula="of:=[.B935]-[.B$2]" office:value-type="float" office:value="34.0264949798584" calcext:value-type="float">
            <text:p>34.0264949799</text:p>
          </table:table-cell>
          <table:table-cell table:formula="of:=[.C935]/([.D935]-[.D934])" office:value-type="float" office:value="95045.4320687911" calcext:value-type="float">
            <text:p>95045.4320687911</text:p>
          </table:table-cell>
          <table:table-cell/>
          <table:table-cell office:value-type="float" office:value="1442890802.73822" calcext:value-type="float">
            <text:p>1442890802.73822</text:p>
          </table:table-cell>
          <table:table-cell table:formula="of:=[.G935]-[.$B935]" office:value-type="float" office:value="0.265584468841553" calcext:value-type="float">
            <text:p>0.2655844688</text:p>
          </table:table-cell>
          <table:table-cell/>
          <table:table-cell office:value-type="float" office:value="1442890802.75513" calcext:value-type="float">
            <text:p>1442890802.75513</text:p>
          </table:table-cell>
          <table:table-cell table:formula="of:=[.J935]-[.$B935]" office:value-type="float" office:value="0.282487630844116" calcext:value-type="float">
            <text:p>0.282487630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42890802.48216" calcext:value-type="float">
            <text:p>1442890802.48216</text:p>
          </table:table-cell>
          <table:table-cell office:value-type="float" office:value="896" calcext:value-type="float">
            <text:p>896</text:p>
          </table:table-cell>
          <table:table-cell table:formula="of:=[.B936]-[.B$2]" office:value-type="float" office:value="34.0360102653503" calcext:value-type="float">
            <text:p>34.0360102654</text:p>
          </table:table-cell>
          <table:table-cell table:formula="of:=[.C936]/([.D936]-[.D935])" office:value-type="float" office:value="94164.2792282636" calcext:value-type="float">
            <text:p>94164.2792282636</text:p>
          </table:table-cell>
          <table:table-cell/>
          <table:table-cell office:value-type="float" office:value="1442890802.73825" calcext:value-type="float">
            <text:p>1442890802.73825</text:p>
          </table:table-cell>
          <table:table-cell table:formula="of:=[.G936]-[.$B936]" office:value-type="float" office:value="0.256090879440308" calcext:value-type="float">
            <text:p>0.2560908794</text:p>
          </table:table-cell>
          <table:table-cell/>
          <table:table-cell office:value-type="float" office:value="1442890802.75851" calcext:value-type="float">
            <text:p>1442890802.75851</text:p>
          </table:table-cell>
          <table:table-cell table:formula="of:=[.J936]-[.$B936]" office:value-type="float" office:value="0.276360034942627" calcext:value-type="float">
            <text:p>0.276360034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42890802.49161" calcext:value-type="float">
            <text:p>1442890802.49161</text:p>
          </table:table-cell>
          <table:table-cell office:value-type="float" office:value="896" calcext:value-type="float">
            <text:p>896</text:p>
          </table:table-cell>
          <table:table-cell table:formula="of:=[.B937]-[.B$2]" office:value-type="float" office:value="34.0454652309418" calcext:value-type="float">
            <text:p>34.0454652309</text:p>
          </table:table-cell>
          <table:table-cell table:formula="of:=[.C937]/([.D937]-[.D936])" office:value-type="float" office:value="94765.0196434425" calcext:value-type="float">
            <text:p>94765.0196434425</text:p>
          </table:table-cell>
          <table:table-cell/>
          <table:table-cell office:value-type="float" office:value="1442890802.73832" calcext:value-type="float">
            <text:p>1442890802.73832</text:p>
          </table:table-cell>
          <table:table-cell table:formula="of:=[.G937]-[.$B937]" office:value-type="float" office:value="0.246706247329712" calcext:value-type="float">
            <text:p>0.2467062473</text:p>
          </table:table-cell>
          <table:table-cell/>
          <table:table-cell office:value-type="float" office:value="1442890802.76192" calcext:value-type="float">
            <text:p>1442890802.76192</text:p>
          </table:table-cell>
          <table:table-cell table:formula="of:=[.J937]-[.$B937]" office:value-type="float" office:value="0.270311117172241" calcext:value-type="float">
            <text:p>0.2703111172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42890802.50112" calcext:value-type="float">
            <text:p>1442890802.50112</text:p>
          </table:table-cell>
          <table:table-cell office:value-type="float" office:value="896" calcext:value-type="float">
            <text:p>896</text:p>
          </table:table-cell>
          <table:table-cell table:formula="of:=[.B938]-[.B$2]" office:value-type="float" office:value="34.054972410202" calcext:value-type="float">
            <text:p>34.0549724102</text:p>
          </table:table-cell>
          <table:table-cell table:formula="of:=[.C938]/([.D938]-[.D937])" office:value-type="float" office:value="94244.5677600562" calcext:value-type="float">
            <text:p>94244.5677600562</text:p>
          </table:table-cell>
          <table:table-cell/>
          <table:table-cell office:value-type="float" office:value="1442890802.73836" calcext:value-type="float">
            <text:p>1442890802.73836</text:p>
          </table:table-cell>
          <table:table-cell table:formula="of:=[.G938]-[.$B938]" office:value-type="float" office:value="0.237239599227905" calcext:value-type="float">
            <text:p>0.2372395992</text:p>
          </table:table-cell>
          <table:table-cell/>
          <table:table-cell office:value-type="float" office:value="1442890802.76535" calcext:value-type="float">
            <text:p>1442890802.76535</text:p>
          </table:table-cell>
          <table:table-cell table:formula="of:=[.J938]-[.$B938]" office:value-type="float" office:value="0.264228820800781" calcext:value-type="float">
            <text:p>0.2642288208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2890802.51057" calcext:value-type="float">
            <text:p>1442890802.51057</text:p>
          </table:table-cell>
          <table:table-cell office:value-type="float" office:value="896" calcext:value-type="float">
            <text:p>896</text:p>
          </table:table-cell>
          <table:table-cell table:formula="of:=[.B939]-[.B$2]" office:value-type="float" office:value="34.0644209384918" calcext:value-type="float">
            <text:p>34.0644209385</text:p>
          </table:table-cell>
          <table:table-cell table:formula="of:=[.C939]/([.D939]-[.D938])" office:value-type="float" office:value="94829.5832450164" calcext:value-type="float">
            <text:p>94829.5832450164</text:p>
          </table:table-cell>
          <table:table-cell/>
          <table:table-cell office:value-type="float" office:value="1442890802.73838" calcext:value-type="float">
            <text:p>1442890802.73838</text:p>
          </table:table-cell>
          <table:table-cell table:formula="of:=[.G939]-[.$B939]" office:value-type="float" office:value="0.227812051773071" calcext:value-type="float">
            <text:p>0.2278120518</text:p>
          </table:table-cell>
          <table:table-cell/>
          <table:table-cell office:value-type="float" office:value="1442890802.76875" calcext:value-type="float">
            <text:p>1442890802.76875</text:p>
          </table:table-cell>
          <table:table-cell table:formula="of:=[.J939]-[.$B939]" office:value-type="float" office:value="0.258184671401978" calcext:value-type="float">
            <text:p>0.2581846714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2890802.52" calcext:value-type="float">
            <text:p>1442890802.52</text:p>
          </table:table-cell>
          <table:table-cell office:value-type="float" office:value="896" calcext:value-type="float">
            <text:p>896</text:p>
          </table:table-cell>
          <table:table-cell table:formula="of:=[.B940]-[.B$2]" office:value-type="float" office:value="34.0738525390625" calcext:value-type="float">
            <text:p>34.0738525391</text:p>
          </table:table-cell>
          <table:table-cell table:formula="of:=[.C940]/([.D940]-[.D939])" office:value-type="float" office:value="94999.7821987411" calcext:value-type="float">
            <text:p>94999.7821987411</text:p>
          </table:table-cell>
          <table:table-cell/>
          <table:table-cell office:value-type="float" office:value="1442890802.73841" calcext:value-type="float">
            <text:p>1442890802.73841</text:p>
          </table:table-cell>
          <table:table-cell table:formula="of:=[.G940]-[.$B940]" office:value-type="float" office:value="0.21841549873352" calcext:value-type="float">
            <text:p>0.2184154987</text:p>
          </table:table-cell>
          <table:table-cell/>
          <table:table-cell office:value-type="float" office:value="1442890802.77214" calcext:value-type="float">
            <text:p>1442890802.77214</text:p>
          </table:table-cell>
          <table:table-cell table:formula="of:=[.J940]-[.$B940]" office:value-type="float" office:value="0.252144336700439" calcext:value-type="float">
            <text:p>0.2521443367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42890802.52941" calcext:value-type="float">
            <text:p>1442890802.52941</text:p>
          </table:table-cell>
          <table:table-cell office:value-type="float" office:value="896" calcext:value-type="float">
            <text:p>896</text:p>
          </table:table-cell>
          <table:table-cell table:formula="of:=[.B941]-[.B$2]" office:value-type="float" office:value="34.0832602977753" calcext:value-type="float">
            <text:p>34.0832602978</text:p>
          </table:table-cell>
          <table:table-cell table:formula="of:=[.C941]/([.D941]-[.D940])" office:value-type="float" office:value="95240.5378747561" calcext:value-type="float">
            <text:p>95240.5378747561</text:p>
          </table:table-cell>
          <table:table-cell/>
          <table:table-cell office:value-type="float" office:value="1442890802.73844" calcext:value-type="float">
            <text:p>1442890802.73844</text:p>
          </table:table-cell>
          <table:table-cell table:formula="of:=[.G941]-[.$B941]" office:value-type="float" office:value="0.209030151367187" calcext:value-type="float">
            <text:p>0.2090301514</text:p>
          </table:table-cell>
          <table:table-cell/>
          <table:table-cell office:value-type="float" office:value="1442890802.77555" calcext:value-type="float">
            <text:p>1442890802.77555</text:p>
          </table:table-cell>
          <table:table-cell table:formula="of:=[.J941]-[.$B941]" office:value-type="float" office:value="0.24614429473877" calcext:value-type="float">
            <text:p>0.2461442947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42890802.5389" calcext:value-type="float">
            <text:p>1442890802.5389</text:p>
          </table:table-cell>
          <table:table-cell office:value-type="float" office:value="896" calcext:value-type="float">
            <text:p>896</text:p>
          </table:table-cell>
          <table:table-cell table:formula="of:=[.B942]-[.B$2]" office:value-type="float" office:value="34.0927515029907" calcext:value-type="float">
            <text:p>34.092751503</text:p>
          </table:table-cell>
          <table:table-cell table:formula="of:=[.C942]/([.D942]-[.D941])" office:value-type="float" office:value="94403.1848074556" calcext:value-type="float">
            <text:p>94403.1848074556</text:p>
          </table:table-cell>
          <table:table-cell/>
          <table:table-cell office:value-type="float" office:value="1442890802.81803" calcext:value-type="float">
            <text:p>1442890802.81803</text:p>
          </table:table-cell>
          <table:table-cell table:formula="of:=[.G942]-[.$B942]" office:value-type="float" office:value="0.27913761138916" calcext:value-type="float">
            <text:p>0.2791376114</text:p>
          </table:table-cell>
          <table:table-cell/>
          <table:table-cell office:value-type="float" office:value="1442890802.81808" calcext:value-type="float">
            <text:p>1442890802.81808</text:p>
          </table:table-cell>
          <table:table-cell table:formula="of:=[.J942]-[.$B942]" office:value-type="float" office:value="0.279182434082031" calcext:value-type="float">
            <text:p>0.279182434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42890802.54843" calcext:value-type="float">
            <text:p>1442890802.54843</text:p>
          </table:table-cell>
          <table:table-cell office:value-type="float" office:value="896" calcext:value-type="float">
            <text:p>896</text:p>
          </table:table-cell>
          <table:table-cell table:formula="of:=[.B943]-[.B$2]" office:value-type="float" office:value="34.1022832393646" calcext:value-type="float">
            <text:p>34.1022832394</text:p>
          </table:table-cell>
          <table:table-cell table:formula="of:=[.C943]/([.D943]-[.D942])" office:value-type="float" office:value="94001.7605242753" calcext:value-type="float">
            <text:p>94001.7605242753</text:p>
          </table:table-cell>
          <table:table-cell/>
          <table:table-cell office:value-type="float" office:value="1442890802.81813" calcext:value-type="float">
            <text:p>1442890802.81813</text:p>
          </table:table-cell>
          <table:table-cell table:formula="of:=[.G943]-[.$B943]" office:value-type="float" office:value="0.269697427749634" calcext:value-type="float">
            <text:p>0.2696974277</text:p>
          </table:table-cell>
          <table:table-cell/>
          <table:table-cell office:value-type="float" office:value="1442890802.82151" calcext:value-type="float">
            <text:p>1442890802.82151</text:p>
          </table:table-cell>
          <table:table-cell table:formula="of:=[.J943]-[.$B943]" office:value-type="float" office:value="0.273082494735718" calcext:value-type="float">
            <text:p>0.2730824947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42890802.55797" calcext:value-type="float">
            <text:p>1442890802.55797</text:p>
          </table:table-cell>
          <table:table-cell office:value-type="float" office:value="896" calcext:value-type="float">
            <text:p>896</text:p>
          </table:table-cell>
          <table:table-cell table:formula="of:=[.B944]-[.B$2]" office:value-type="float" office:value="34.1118259429932" calcext:value-type="float">
            <text:p>34.111825943</text:p>
          </table:table-cell>
          <table:table-cell table:formula="of:=[.C944]/([.D944]-[.D943])" office:value-type="float" office:value="93893.7260212367" calcext:value-type="float">
            <text:p>93893.7260212367</text:p>
          </table:table-cell>
          <table:table-cell/>
          <table:table-cell office:value-type="float" office:value="1442890802.81815" calcext:value-type="float">
            <text:p>1442890802.81815</text:p>
          </table:table-cell>
          <table:table-cell table:formula="of:=[.G944]-[.$B944]" office:value-type="float" office:value="0.260179996490479" calcext:value-type="float">
            <text:p>0.2601799965</text:p>
          </table:table-cell>
          <table:table-cell/>
          <table:table-cell office:value-type="float" office:value="1442890802.82489" calcext:value-type="float">
            <text:p>1442890802.82489</text:p>
          </table:table-cell>
          <table:table-cell table:formula="of:=[.J944]-[.$B944]" office:value-type="float" office:value="0.266918420791626" calcext:value-type="float">
            <text:p>0.2669184208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42890802.56752" calcext:value-type="float">
            <text:p>1442890802.56752</text:p>
          </table:table-cell>
          <table:table-cell office:value-type="float" office:value="896" calcext:value-type="float">
            <text:p>896</text:p>
          </table:table-cell>
          <table:table-cell table:formula="of:=[.B945]-[.B$2]" office:value-type="float" office:value="34.1213710308075" calcext:value-type="float">
            <text:p>34.1213710308</text:p>
          </table:table-cell>
          <table:table-cell table:formula="of:=[.C945]/([.D945]-[.D944])" office:value-type="float" office:value="93870.2731110279" calcext:value-type="float">
            <text:p>93870.2731110279</text:p>
          </table:table-cell>
          <table:table-cell/>
          <table:table-cell office:value-type="float" office:value="1442890802.81817" calcext:value-type="float">
            <text:p>1442890802.81817</text:p>
          </table:table-cell>
          <table:table-cell table:formula="of:=[.G945]-[.$B945]" office:value-type="float" office:value="0.250657320022583" calcext:value-type="float">
            <text:p>0.25065732</text:p>
          </table:table-cell>
          <table:table-cell/>
          <table:table-cell office:value-type="float" office:value="1442890802.82829" calcext:value-type="float">
            <text:p>1442890802.82829</text:p>
          </table:table-cell>
          <table:table-cell table:formula="of:=[.J945]-[.$B945]" office:value-type="float" office:value="0.260769844055176" calcext:value-type="float">
            <text:p>0.2607698441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42890802.57701" calcext:value-type="float">
            <text:p>1442890802.57701</text:p>
          </table:table-cell>
          <table:table-cell office:value-type="float" office:value="896" calcext:value-type="float">
            <text:p>896</text:p>
          </table:table-cell>
          <table:table-cell table:formula="of:=[.B946]-[.B$2]" office:value-type="float" office:value="34.1308696269989" calcext:value-type="float">
            <text:p>34.130869627</text:p>
          </table:table-cell>
          <table:table-cell table:formula="of:=[.C946]/([.D946]-[.D945])" office:value-type="float" office:value="94329.7285140562" calcext:value-type="float">
            <text:p>94329.7285140562</text:p>
          </table:table-cell>
          <table:table-cell/>
          <table:table-cell office:value-type="float" office:value="1442890802.8182" calcext:value-type="float">
            <text:p>1442890802.8182</text:p>
          </table:table-cell>
          <table:table-cell table:formula="of:=[.G946]-[.$B946]" office:value-type="float" office:value="0.241181135177612" calcext:value-type="float">
            <text:p>0.2411811352</text:p>
          </table:table-cell>
          <table:table-cell/>
          <table:table-cell office:value-type="float" office:value="1442890802.83168" calcext:value-type="float">
            <text:p>1442890802.83168</text:p>
          </table:table-cell>
          <table:table-cell table:formula="of:=[.J946]-[.$B946]" office:value-type="float" office:value="0.25466775894165" calcext:value-type="float">
            <text:p>0.2546677589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42890802.58648" calcext:value-type="float">
            <text:p>1442890802.58648</text:p>
          </table:table-cell>
          <table:table-cell office:value-type="float" office:value="896" calcext:value-type="float">
            <text:p>896</text:p>
          </table:table-cell>
          <table:table-cell table:formula="of:=[.B947]-[.B$2]" office:value-type="float" office:value="34.140332698822" calcext:value-type="float">
            <text:p>34.1403326988</text:p>
          </table:table-cell>
          <table:table-cell table:formula="of:=[.C947]/([.D947]-[.D946])" office:value-type="float" office:value="94683.8422816256" calcext:value-type="float">
            <text:p>94683.8422816256</text:p>
          </table:table-cell>
          <table:table-cell/>
          <table:table-cell office:value-type="float" office:value="1442890802.81825" calcext:value-type="float">
            <text:p>1442890802.81825</text:p>
          </table:table-cell>
          <table:table-cell table:formula="of:=[.G947]-[.$B947]" office:value-type="float" office:value="0.231770753860474" calcext:value-type="float">
            <text:p>0.2317707539</text:p>
          </table:table-cell>
          <table:table-cell/>
          <table:table-cell office:value-type="float" office:value="1442890802.83506" calcext:value-type="float">
            <text:p>1442890802.83506</text:p>
          </table:table-cell>
          <table:table-cell table:formula="of:=[.J947]-[.$B947]" office:value-type="float" office:value="0.24858570098877" calcext:value-type="float">
            <text:p>0.248585701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42890802.59595" calcext:value-type="float">
            <text:p>1442890802.59595</text:p>
          </table:table-cell>
          <table:table-cell office:value-type="float" office:value="896" calcext:value-type="float">
            <text:p>896</text:p>
          </table:table-cell>
          <table:table-cell table:formula="of:=[.B948]-[.B$2]" office:value-type="float" office:value="34.149804353714" calcext:value-type="float">
            <text:p>34.1498043537</text:p>
          </table:table-cell>
          <table:table-cell table:formula="of:=[.C948]/([.D948]-[.D947])" office:value-type="float" office:value="94598.0412314043" calcext:value-type="float">
            <text:p>94598.0412314043</text:p>
          </table:table-cell>
          <table:table-cell/>
          <table:table-cell office:value-type="float" office:value="1442890802.81831" calcext:value-type="float">
            <text:p>1442890802.81831</text:p>
          </table:table-cell>
          <table:table-cell table:formula="of:=[.G948]-[.$B948]" office:value-type="float" office:value="0.222356557846069" calcext:value-type="float">
            <text:p>0.2223565578</text:p>
          </table:table-cell>
          <table:table-cell/>
          <table:table-cell office:value-type="float" office:value="1442890802.83851" calcext:value-type="float">
            <text:p>1442890802.83851</text:p>
          </table:table-cell>
          <table:table-cell table:formula="of:=[.J948]-[.$B948]" office:value-type="float" office:value="0.242559671401978" calcext:value-type="float">
            <text:p>0.2425596714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42890802.60543" calcext:value-type="float">
            <text:p>1442890802.60543</text:p>
          </table:table-cell>
          <table:table-cell office:value-type="float" office:value="896" calcext:value-type="float">
            <text:p>896</text:p>
          </table:table-cell>
          <table:table-cell table:formula="of:=[.B949]-[.B$2]" office:value-type="float" office:value="34.1592879295349" calcext:value-type="float">
            <text:p>34.1592879295</text:p>
          </table:table-cell>
          <table:table-cell table:formula="of:=[.C949]/([.D949]-[.D948])" office:value-type="float" office:value="94479.1307539533" calcext:value-type="float">
            <text:p>94479.1307539533</text:p>
          </table:table-cell>
          <table:table-cell/>
          <table:table-cell office:value-type="float" office:value="1442890802.81833" calcext:value-type="float">
            <text:p>1442890802.81833</text:p>
          </table:table-cell>
          <table:table-cell table:formula="of:=[.G949]-[.$B949]" office:value-type="float" office:value="0.212897539138794" calcext:value-type="float">
            <text:p>0.2128975391</text:p>
          </table:table-cell>
          <table:table-cell/>
          <table:table-cell office:value-type="float" office:value="1442890802.84192" calcext:value-type="float">
            <text:p>1442890802.84192</text:p>
          </table:table-cell>
          <table:table-cell table:formula="of:=[.J949]-[.$B949]" office:value-type="float" office:value="0.236484289169312" calcext:value-type="float">
            <text:p>0.2364842892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42890802.61486" calcext:value-type="float">
            <text:p>1442890802.61486</text:p>
          </table:table-cell>
          <table:table-cell office:value-type="float" office:value="896" calcext:value-type="float">
            <text:p>896</text:p>
          </table:table-cell>
          <table:table-cell table:formula="of:=[.B950]-[.B$2]" office:value-type="float" office:value="34.1687121391296" calcext:value-type="float">
            <text:p>34.1687121391</text:p>
          </table:table-cell>
          <table:table-cell table:formula="of:=[.C950]/([.D950]-[.D949])" office:value-type="float" office:value="95074.2861768873" calcext:value-type="float">
            <text:p>95074.2861768873</text:p>
          </table:table-cell>
          <table:table-cell/>
          <table:table-cell office:value-type="float" office:value="1442890802.81835" calcext:value-type="float">
            <text:p>1442890802.81835</text:p>
          </table:table-cell>
          <table:table-cell table:formula="of:=[.G950]-[.$B950]" office:value-type="float" office:value="0.203495264053345" calcext:value-type="float">
            <text:p>0.2034952641</text:p>
          </table:table-cell>
          <table:table-cell/>
          <table:table-cell office:value-type="float" office:value="1442890802.84532" calcext:value-type="float">
            <text:p>1442890802.84532</text:p>
          </table:table-cell>
          <table:table-cell table:formula="of:=[.J950]-[.$B950]" office:value-type="float" office:value="0.230467557907104" calcext:value-type="float">
            <text:p>0.2304675579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42890802.62427" calcext:value-type="float">
            <text:p>1442890802.62427</text:p>
          </table:table-cell>
          <table:table-cell office:value-type="float" office:value="896" calcext:value-type="float">
            <text:p>896</text:p>
          </table:table-cell>
          <table:table-cell table:formula="of:=[.B951]-[.B$2]" office:value-type="float" office:value="34.1781251430511" calcext:value-type="float">
            <text:p>34.1781251431</text:p>
          </table:table-cell>
          <table:table-cell table:formula="of:=[.C951]/([.D951]-[.D950])" office:value-type="float" office:value="95187.4669841189" calcext:value-type="float">
            <text:p>95187.4669841189</text:p>
          </table:table-cell>
          <table:table-cell/>
          <table:table-cell office:value-type="float" office:value="1442890802.93695" calcext:value-type="float">
            <text:p>1442890802.93695</text:p>
          </table:table-cell>
          <table:table-cell table:formula="of:=[.G951]-[.$B951]" office:value-type="float" office:value="0.312680721282959" calcext:value-type="float">
            <text:p>0.3126807213</text:p>
          </table:table-cell>
          <table:table-cell/>
          <table:table-cell office:value-type="float" office:value="1442890802.93699" calcext:value-type="float">
            <text:p>1442890802.93699</text:p>
          </table:table-cell>
          <table:table-cell table:formula="of:=[.J951]-[.$B951]" office:value-type="float" office:value="0.312719345092773" calcext:value-type="float">
            <text:p>0.3127193451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42890802.63382" calcext:value-type="float">
            <text:p>1442890802.63382</text:p>
          </table:table-cell>
          <table:table-cell office:value-type="float" office:value="896" calcext:value-type="float">
            <text:p>896</text:p>
          </table:table-cell>
          <table:table-cell table:formula="of:=[.B952]-[.B$2]" office:value-type="float" office:value="34.1876766681671" calcext:value-type="float">
            <text:p>34.1876766682</text:p>
          </table:table-cell>
          <table:table-cell table:formula="of:=[.C952]/([.D952]-[.D951])" office:value-type="float" office:value="93807.0087364585" calcext:value-type="float">
            <text:p>93807.0087364585</text:p>
          </table:table-cell>
          <table:table-cell/>
          <table:table-cell office:value-type="float" office:value="1442890802.93703" calcext:value-type="float">
            <text:p>1442890802.93703</text:p>
          </table:table-cell>
          <table:table-cell table:formula="of:=[.G952]-[.$B952]" office:value-type="float" office:value="0.30321192741394" calcext:value-type="float">
            <text:p>0.3032119274</text:p>
          </table:table-cell>
          <table:table-cell/>
          <table:table-cell office:value-type="float" office:value="1442890802.9404" calcext:value-type="float">
            <text:p>1442890802.9404</text:p>
          </table:table-cell>
          <table:table-cell table:formula="of:=[.J952]-[.$B952]" office:value-type="float" office:value="0.30657696723938" calcext:value-type="float">
            <text:p>0.3065769672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42890802.6433" calcext:value-type="float">
            <text:p>1442890802.6433</text:p>
          </table:table-cell>
          <table:table-cell office:value-type="float" office:value="896" calcext:value-type="float">
            <text:p>896</text:p>
          </table:table-cell>
          <table:table-cell table:formula="of:=[.B953]-[.B$2]" office:value-type="float" office:value="34.1971583366394" calcext:value-type="float">
            <text:p>34.1971583366</text:p>
          </table:table-cell>
          <table:table-cell table:formula="of:=[.C953]/([.D953]-[.D952])" office:value-type="float" office:value="94498.1363373482" calcext:value-type="float">
            <text:p>94498.1363373482</text:p>
          </table:table-cell>
          <table:table-cell/>
          <table:table-cell office:value-type="float" office:value="1442890802.93706" calcext:value-type="float">
            <text:p>1442890802.93706</text:p>
          </table:table-cell>
          <table:table-cell table:formula="of:=[.G953]-[.$B953]" office:value-type="float" office:value="0.293752908706665" calcext:value-type="float">
            <text:p>0.2937529087</text:p>
          </table:table-cell>
          <table:table-cell/>
          <table:table-cell office:value-type="float" office:value="1442890802.94377" calcext:value-type="float">
            <text:p>1442890802.94377</text:p>
          </table:table-cell>
          <table:table-cell table:formula="of:=[.J953]-[.$B953]" office:value-type="float" office:value="0.300464153289795" calcext:value-type="float">
            <text:p>0.3004641533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42890802.65277" calcext:value-type="float">
            <text:p>1442890802.65277</text:p>
          </table:table-cell>
          <table:table-cell office:value-type="float" office:value="896" calcext:value-type="float">
            <text:p>896</text:p>
          </table:table-cell>
          <table:table-cell table:formula="of:=[.B954]-[.B$2]" office:value-type="float" office:value="34.2066221237183" calcext:value-type="float">
            <text:p>34.2066221237</text:p>
          </table:table-cell>
          <table:table-cell table:formula="of:=[.C954]/([.D954]-[.D953])" office:value-type="float" office:value="94676.6862498111" calcext:value-type="float">
            <text:p>94676.6862498111</text:p>
          </table:table-cell>
          <table:table-cell/>
          <table:table-cell office:value-type="float" office:value="1442890802.93708" calcext:value-type="float">
            <text:p>1442890802.93708</text:p>
          </table:table-cell>
          <table:table-cell table:formula="of:=[.G954]-[.$B954]" office:value-type="float" office:value="0.28430962562561" calcext:value-type="float">
            <text:p>0.2843096256</text:p>
          </table:table-cell>
          <table:table-cell/>
          <table:table-cell office:value-type="float" office:value="1442890802.94718" calcext:value-type="float">
            <text:p>1442890802.94718</text:p>
          </table:table-cell>
          <table:table-cell table:formula="of:=[.J954]-[.$B954]" office:value-type="float" office:value="0.294408559799194" calcext:value-type="float">
            <text:p>0.2944085598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42890802.66221" calcext:value-type="float">
            <text:p>1442890802.66221</text:p>
          </table:table-cell>
          <table:table-cell office:value-type="float" office:value="896" calcext:value-type="float">
            <text:p>896</text:p>
          </table:table-cell>
          <table:table-cell table:formula="of:=[.B955]-[.B$2]" office:value-type="float" office:value="34.216068983078" calcext:value-type="float">
            <text:p>34.2160689831</text:p>
          </table:table-cell>
          <table:table-cell table:formula="of:=[.C955]/([.D955]-[.D954])" office:value-type="float" office:value="94846.3363198142" calcext:value-type="float">
            <text:p>94846.3363198142</text:p>
          </table:table-cell>
          <table:table-cell/>
          <table:table-cell office:value-type="float" office:value="1442890802.9371" calcext:value-type="float">
            <text:p>1442890802.9371</text:p>
          </table:table-cell>
          <table:table-cell table:formula="of:=[.G955]-[.$B955]" office:value-type="float" office:value="0.274883031845093" calcext:value-type="float">
            <text:p>0.2748830318</text:p>
          </table:table-cell>
          <table:table-cell/>
          <table:table-cell office:value-type="float" office:value="1442890802.95055" calcext:value-type="float">
            <text:p>1442890802.95055</text:p>
          </table:table-cell>
          <table:table-cell table:formula="of:=[.J955]-[.$B955]" office:value-type="float" office:value="0.288340091705322" calcext:value-type="float">
            <text:p>0.2883400917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42890802.67164" calcext:value-type="float">
            <text:p>1442890802.67164</text:p>
          </table:table-cell>
          <table:table-cell office:value-type="float" office:value="896" calcext:value-type="float">
            <text:p>896</text:p>
          </table:table-cell>
          <table:table-cell table:formula="of:=[.B956]-[.B$2]" office:value-type="float" office:value="34.2254977226257" calcext:value-type="float">
            <text:p>34.2254977226</text:p>
          </table:table-cell>
          <table:table-cell table:formula="of:=[.C956]/([.D956]-[.D955])" office:value-type="float" office:value="95028.6085923079" calcext:value-type="float">
            <text:p>95028.6085923079</text:p>
          </table:table-cell>
          <table:table-cell/>
          <table:table-cell office:value-type="float" office:value="1442890802.93712" calcext:value-type="float">
            <text:p>1442890802.93712</text:p>
          </table:table-cell>
          <table:table-cell table:formula="of:=[.G956]-[.$B956]" office:value-type="float" office:value="0.265475749969482" calcext:value-type="float">
            <text:p>0.26547575</text:p>
          </table:table-cell>
          <table:table-cell/>
          <table:table-cell office:value-type="float" office:value="1442890802.95396" calcext:value-type="float">
            <text:p>1442890802.95396</text:p>
          </table:table-cell>
          <table:table-cell table:formula="of:=[.J956]-[.$B956]" office:value-type="float" office:value="0.282317638397217" calcext:value-type="float">
            <text:p>0.2823176384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42890802.6811" calcext:value-type="float">
            <text:p>1442890802.6811</text:p>
          </table:table-cell>
          <table:table-cell office:value-type="float" office:value="896" calcext:value-type="float">
            <text:p>896</text:p>
          </table:table-cell>
          <table:table-cell table:formula="of:=[.B957]-[.B$2]" office:value-type="float" office:value="34.2349517345428" calcext:value-type="float">
            <text:p>34.2349517345</text:p>
          </table:table-cell>
          <table:table-cell table:formula="of:=[.C957]/([.D957]-[.D956])" office:value-type="float" office:value="94774.5790734623" calcext:value-type="float">
            <text:p>94774.5790734623</text:p>
          </table:table-cell>
          <table:table-cell/>
          <table:table-cell office:value-type="float" office:value="1442890802.93714" calcext:value-type="float">
            <text:p>1442890802.93714</text:p>
          </table:table-cell>
          <table:table-cell table:formula="of:=[.G957]-[.$B957]" office:value-type="float" office:value="0.256042003631592" calcext:value-type="float">
            <text:p>0.2560420036</text:p>
          </table:table-cell>
          <table:table-cell/>
          <table:table-cell office:value-type="float" office:value="1442890802.95735" calcext:value-type="float">
            <text:p>1442890802.95735</text:p>
          </table:table-cell>
          <table:table-cell table:formula="of:=[.J957]-[.$B957]" office:value-type="float" office:value="0.276250839233398" calcext:value-type="float">
            <text:p>0.2762508392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42890802.69057" calcext:value-type="float">
            <text:p>1442890802.69057</text:p>
          </table:table-cell>
          <table:table-cell office:value-type="float" office:value="896" calcext:value-type="float">
            <text:p>896</text:p>
          </table:table-cell>
          <table:table-cell table:formula="of:=[.B958]-[.B$2]" office:value-type="float" office:value="34.2444276809692" calcext:value-type="float">
            <text:p>34.244427681</text:p>
          </table:table-cell>
          <table:table-cell table:formula="of:=[.C958]/([.D958]-[.D957])" office:value-type="float" office:value="94555.1989935841" calcext:value-type="float">
            <text:p>94555.1989935841</text:p>
          </table:table-cell>
          <table:table-cell/>
          <table:table-cell office:value-type="float" office:value="1442890802.93716" calcext:value-type="float">
            <text:p>1442890802.93716</text:p>
          </table:table-cell>
          <table:table-cell table:formula="of:=[.G958]-[.$B958]" office:value-type="float" office:value="0.246586084365845" calcext:value-type="float">
            <text:p>0.2465860844</text:p>
          </table:table-cell>
          <table:table-cell/>
          <table:table-cell office:value-type="float" office:value="1442890802.96076" calcext:value-type="float">
            <text:p>1442890802.96076</text:p>
          </table:table-cell>
          <table:table-cell table:formula="of:=[.J958]-[.$B958]" office:value-type="float" office:value="0.270183086395264" calcext:value-type="float">
            <text:p>0.2701830864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42890802.70004" calcext:value-type="float">
            <text:p>1442890802.70004</text:p>
          </table:table-cell>
          <table:table-cell office:value-type="float" office:value="896" calcext:value-type="float">
            <text:p>896</text:p>
          </table:table-cell>
          <table:table-cell table:formula="of:=[.B959]-[.B$2]" office:value-type="float" office:value="34.253892660141" calcext:value-type="float">
            <text:p>34.2538926601</text:p>
          </table:table-cell>
          <table:table-cell table:formula="of:=[.C959]/([.D959]-[.D958])" office:value-type="float" office:value="94664.76193355" calcext:value-type="float">
            <text:p>94664.76193355</text:p>
          </table:table-cell>
          <table:table-cell/>
          <table:table-cell office:value-type="float" office:value="1442890802.93718" calcext:value-type="float">
            <text:p>1442890802.93718</text:p>
          </table:table-cell>
          <table:table-cell table:formula="of:=[.G959]-[.$B959]" office:value-type="float" office:value="0.237141132354736" calcext:value-type="float">
            <text:p>0.2371411324</text:p>
          </table:table-cell>
          <table:table-cell/>
          <table:table-cell office:value-type="float" office:value="1442890802.96413" calcext:value-type="float">
            <text:p>1442890802.96413</text:p>
          </table:table-cell>
          <table:table-cell table:formula="of:=[.J959]-[.$B959]" office:value-type="float" office:value="0.264089107513428" calcext:value-type="float">
            <text:p>0.2640891075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42890802.7095" calcext:value-type="float">
            <text:p>1442890802.7095</text:p>
          </table:table-cell>
          <table:table-cell office:value-type="float" office:value="896" calcext:value-type="float">
            <text:p>896</text:p>
          </table:table-cell>
          <table:table-cell table:formula="of:=[.B960]-[.B$2]" office:value-type="float" office:value="34.2633595466614" calcext:value-type="float">
            <text:p>34.2633595467</text:p>
          </table:table-cell>
          <table:table-cell table:formula="of:=[.C960]/([.D960]-[.D959])" office:value-type="float" office:value="94645.6892739316" calcext:value-type="float">
            <text:p>94645.6892739316</text:p>
          </table:table-cell>
          <table:table-cell/>
          <table:table-cell office:value-type="float" office:value="1442890802.9372" calcext:value-type="float">
            <text:p>1442890802.9372</text:p>
          </table:table-cell>
          <table:table-cell table:formula="of:=[.G960]-[.$B960]" office:value-type="float" office:value="0.227694749832153" calcext:value-type="float">
            <text:p>0.2276947498</text:p>
          </table:table-cell>
          <table:table-cell/>
          <table:table-cell office:value-type="float" office:value="1442890802.96755" calcext:value-type="float">
            <text:p>1442890802.96755</text:p>
          </table:table-cell>
          <table:table-cell table:formula="of:=[.J960]-[.$B960]" office:value-type="float" office:value="0.258043766021729" calcext:value-type="float">
            <text:p>0.25804376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42890802.71899" calcext:value-type="float">
            <text:p>1442890802.71899</text:p>
          </table:table-cell>
          <table:table-cell office:value-type="float" office:value="896" calcext:value-type="float">
            <text:p>896</text:p>
          </table:table-cell>
          <table:table-cell table:formula="of:=[.B961]-[.B$2]" office:value-type="float" office:value="34.2728450298309" calcext:value-type="float">
            <text:p>34.2728450298</text:p>
          </table:table-cell>
          <table:table-cell table:formula="of:=[.C961]/([.D961]-[.D960])" office:value-type="float" office:value="94460.1328138746" calcext:value-type="float">
            <text:p>94460.1328138746</text:p>
          </table:table-cell>
          <table:table-cell/>
          <table:table-cell office:value-type="float" office:value="1442890802.93722" calcext:value-type="float">
            <text:p>1442890802.93722</text:p>
          </table:table-cell>
          <table:table-cell table:formula="of:=[.G961]-[.$B961]" office:value-type="float" office:value="0.218228816986084" calcext:value-type="float">
            <text:p>0.218228817</text:p>
          </table:table-cell>
          <table:table-cell/>
          <table:table-cell office:value-type="float" office:value="1442890802.97092" calcext:value-type="float">
            <text:p>1442890802.97092</text:p>
          </table:table-cell>
          <table:table-cell table:formula="of:=[.J961]-[.$B961]" office:value-type="float" office:value="0.251931190490723" calcext:value-type="float">
            <text:p>0.2519311905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42890802.72848" calcext:value-type="float">
            <text:p>1442890802.72848</text:p>
          </table:table-cell>
          <table:table-cell office:value-type="float" office:value="896" calcext:value-type="float">
            <text:p>896</text:p>
          </table:table-cell>
          <table:table-cell table:formula="of:=[.B962]-[.B$2]" office:value-type="float" office:value="34.2823331356049" calcext:value-type="float">
            <text:p>34.2823331356</text:p>
          </table:table-cell>
          <table:table-cell table:formula="of:=[.C962]/([.D962]-[.D961])" office:value-type="float" office:value="94434.0231179013" calcext:value-type="float">
            <text:p>94434.0231179013</text:p>
          </table:table-cell>
          <table:table-cell/>
          <table:table-cell office:value-type="float" office:value="1442890802.93724" calcext:value-type="float">
            <text:p>1442890802.93724</text:p>
          </table:table-cell>
          <table:table-cell table:formula="of:=[.G962]-[.$B962]" office:value-type="float" office:value="0.208761692047119" calcext:value-type="float">
            <text:p>0.208761692</text:p>
          </table:table-cell>
          <table:table-cell/>
          <table:table-cell office:value-type="float" office:value="1442890802.97435" calcext:value-type="float">
            <text:p>1442890802.97435</text:p>
          </table:table-cell>
          <table:table-cell table:formula="of:=[.J962]-[.$B962]" office:value-type="float" office:value="0.245869874954224" calcext:value-type="float">
            <text:p>0.245869875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42890802.73792" calcext:value-type="float">
            <text:p>1442890802.73792</text:p>
          </table:table-cell>
          <table:table-cell office:value-type="float" office:value="896" calcext:value-type="float">
            <text:p>896</text:p>
          </table:table-cell>
          <table:table-cell table:formula="of:=[.B963]-[.B$2]" office:value-type="float" office:value="34.2917742729187" calcext:value-type="float">
            <text:p>34.2917742729</text:p>
          </table:table-cell>
          <table:table-cell table:formula="of:=[.C963]/([.D963]-[.D962])" office:value-type="float" office:value="94903.820399505" calcext:value-type="float">
            <text:p>94903.820399505</text:p>
          </table:table-cell>
          <table:table-cell/>
          <table:table-cell office:value-type="float" office:value="1442890803.01912" calcext:value-type="float">
            <text:p>1442890803.01912</text:p>
          </table:table-cell>
          <table:table-cell table:formula="of:=[.G963]-[.$B963]" office:value-type="float" office:value="0.281201601028442" calcext:value-type="float">
            <text:p>0.281201601</text:p>
          </table:table-cell>
          <table:table-cell/>
          <table:table-cell office:value-type="float" office:value="1442890803.01916" calcext:value-type="float">
            <text:p>1442890803.01916</text:p>
          </table:table-cell>
          <table:table-cell table:formula="of:=[.J963]-[.$B963]" office:value-type="float" office:value="0.281243085861206" calcext:value-type="float">
            <text:p>0.2812430859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42890802.7474" calcext:value-type="float">
            <text:p>1442890802.7474</text:p>
          </table:table-cell>
          <table:table-cell office:value-type="float" office:value="896" calcext:value-type="float">
            <text:p>896</text:p>
          </table:table-cell>
          <table:table-cell table:formula="of:=[.B964]-[.B$2]" office:value-type="float" office:value="34.3012528419495" calcext:value-type="float">
            <text:p>34.3012528419</text:p>
          </table:table-cell>
          <table:table-cell table:formula="of:=[.C964]/([.D964]-[.D963])" office:value-type="float" office:value="94529.0367240165" calcext:value-type="float">
            <text:p>94529.0367240165</text:p>
          </table:table-cell>
          <table:table-cell/>
          <table:table-cell office:value-type="float" office:value="1442890803.01921" calcext:value-type="float">
            <text:p>1442890803.01921</text:p>
          </table:table-cell>
          <table:table-cell table:formula="of:=[.G964]-[.$B964]" office:value-type="float" office:value="0.271807909011841" calcext:value-type="float">
            <text:p>0.271807909</text:p>
          </table:table-cell>
          <table:table-cell/>
          <table:table-cell office:value-type="float" office:value="1442890803.02239" calcext:value-type="float">
            <text:p>1442890803.02239</text:p>
          </table:table-cell>
          <table:table-cell table:formula="of:=[.J964]-[.$B964]" office:value-type="float" office:value="0.274992942810059" calcext:value-type="float">
            <text:p>0.274992942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42890802.75684" calcext:value-type="float">
            <text:p>1442890802.75684</text:p>
          </table:table-cell>
          <table:table-cell office:value-type="float" office:value="896" calcext:value-type="float">
            <text:p>896</text:p>
          </table:table-cell>
          <table:table-cell table:formula="of:=[.B965]-[.B$2]" office:value-type="float" office:value="34.3106932640076" calcext:value-type="float">
            <text:p>34.310693264</text:p>
          </table:table-cell>
          <table:table-cell table:formula="of:=[.C965]/([.D965]-[.D964])" office:value-type="float" office:value="94911.0108091726" calcext:value-type="float">
            <text:p>94911.0108091726</text:p>
          </table:table-cell>
          <table:table-cell/>
          <table:table-cell office:value-type="float" office:value="1442890803.01923" calcext:value-type="float">
            <text:p>1442890803.01923</text:p>
          </table:table-cell>
          <table:table-cell table:formula="of:=[.G965]-[.$B965]" office:value-type="float" office:value="0.262392044067383" calcext:value-type="float">
            <text:p>0.2623920441</text:p>
          </table:table-cell>
          <table:table-cell/>
          <table:table-cell office:value-type="float" office:value="1442890803.02551" calcext:value-type="float">
            <text:p>1442890803.02551</text:p>
          </table:table-cell>
          <table:table-cell table:formula="of:=[.J965]-[.$B965]" office:value-type="float" office:value="0.268671274185181" calcext:value-type="float">
            <text:p>0.2686712742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42890802.7663" calcext:value-type="float">
            <text:p>1442890802.7663</text:p>
          </table:table-cell>
          <table:table-cell office:value-type="float" office:value="896" calcext:value-type="float">
            <text:p>896</text:p>
          </table:table-cell>
          <table:table-cell table:formula="of:=[.B966]-[.B$2]" office:value-type="float" office:value="34.3201584815979" calcext:value-type="float">
            <text:p>34.3201584816</text:p>
          </table:table-cell>
          <table:table-cell table:formula="of:=[.C966]/([.D966]-[.D965])" office:value-type="float" office:value="94662.3774307305" calcext:value-type="float">
            <text:p>94662.3774307305</text:p>
          </table:table-cell>
          <table:table-cell/>
          <table:table-cell office:value-type="float" office:value="1442890803.01926" calcext:value-type="float">
            <text:p>1442890803.01926</text:p>
          </table:table-cell>
          <table:table-cell table:formula="of:=[.G966]-[.$B966]" office:value-type="float" office:value="0.252961158752441" calcext:value-type="float">
            <text:p>0.2529611588</text:p>
          </table:table-cell>
          <table:table-cell/>
          <table:table-cell office:value-type="float" office:value="1442890803.02863" calcext:value-type="float">
            <text:p>1442890803.02863</text:p>
          </table:table-cell>
          <table:table-cell table:formula="of:=[.J966]-[.$B966]" office:value-type="float" office:value="0.262322425842285" calcext:value-type="float">
            <text:p>0.262322425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42890802.7758" calcext:value-type="float">
            <text:p>1442890802.7758</text:p>
          </table:table-cell>
          <table:table-cell office:value-type="float" office:value="896" calcext:value-type="float">
            <text:p>896</text:p>
          </table:table-cell>
          <table:table-cell table:formula="of:=[.B967]-[.B$2]" office:value-type="float" office:value="34.3296544551849" calcext:value-type="float">
            <text:p>34.3296544552</text:p>
          </table:table-cell>
          <table:table-cell table:formula="of:=[.C967]/([.D967]-[.D966])" office:value-type="float" office:value="94355.7805619021" calcext:value-type="float">
            <text:p>94355.7805619021</text:p>
          </table:table-cell>
          <table:table-cell/>
          <table:table-cell office:value-type="float" office:value="1442890803.01928" calcext:value-type="float">
            <text:p>1442890803.01928</text:p>
          </table:table-cell>
          <table:table-cell table:formula="of:=[.G967]-[.$B967]" office:value-type="float" office:value="0.243484735488892" calcext:value-type="float">
            <text:p>0.2434847355</text:p>
          </table:table-cell>
          <table:table-cell/>
          <table:table-cell office:value-type="float" office:value="1442890803.03174" calcext:value-type="float">
            <text:p>1442890803.03174</text:p>
          </table:table-cell>
          <table:table-cell table:formula="of:=[.J967]-[.$B967]" office:value-type="float" office:value="0.255943775177002" calcext:value-type="float">
            <text:p>0.2559437752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42890802.78528" calcext:value-type="float">
            <text:p>1442890802.78528</text:p>
          </table:table-cell>
          <table:table-cell office:value-type="float" office:value="896" calcext:value-type="float">
            <text:p>896</text:p>
          </table:table-cell>
          <table:table-cell table:formula="of:=[.B968]-[.B$2]" office:value-type="float" office:value="34.3391387462616" calcext:value-type="float">
            <text:p>34.3391387463</text:p>
          </table:table-cell>
          <table:table-cell table:formula="of:=[.C968]/([.D968]-[.D967])" office:value-type="float" office:value="94472.0056309703" calcext:value-type="float">
            <text:p>94472.0056309703</text:p>
          </table:table-cell>
          <table:table-cell/>
          <table:table-cell office:value-type="float" office:value="1442890803.0193" calcext:value-type="float">
            <text:p>1442890803.0193</text:p>
          </table:table-cell>
          <table:table-cell table:formula="of:=[.G968]-[.$B968]" office:value-type="float" office:value="0.234019041061401" calcext:value-type="float">
            <text:p>0.2340190411</text:p>
          </table:table-cell>
          <table:table-cell/>
          <table:table-cell office:value-type="float" office:value="1442890803.03486" calcext:value-type="float">
            <text:p>1442890803.03486</text:p>
          </table:table-cell>
          <table:table-cell table:formula="of:=[.J968]-[.$B968]" office:value-type="float" office:value="0.249577760696411" calcext:value-type="float">
            <text:p>0.2495777607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42890802.79482" calcext:value-type="float">
            <text:p>1442890802.79482</text:p>
          </table:table-cell>
          <table:table-cell office:value-type="float" office:value="896" calcext:value-type="float">
            <text:p>896</text:p>
          </table:table-cell>
          <table:table-cell table:formula="of:=[.B969]-[.B$2]" office:value-type="float" office:value="34.3486711978912" calcext:value-type="float">
            <text:p>34.3486711979</text:p>
          </table:table-cell>
          <table:table-cell table:formula="of:=[.C969]/([.D969]-[.D968])" office:value-type="float" office:value="93994.7072182482" calcext:value-type="float">
            <text:p>93994.7072182482</text:p>
          </table:table-cell>
          <table:table-cell/>
          <table:table-cell office:value-type="float" office:value="1442890803.01932" calcext:value-type="float">
            <text:p>1442890803.01932</text:p>
          </table:table-cell>
          <table:table-cell table:formula="of:=[.G969]-[.$B969]" office:value-type="float" office:value="0.224504709243774" calcext:value-type="float">
            <text:p>0.2245047092</text:p>
          </table:table-cell>
          <table:table-cell/>
          <table:table-cell office:value-type="float" office:value="1442890803.03798" calcext:value-type="float">
            <text:p>1442890803.03798</text:p>
          </table:table-cell>
          <table:table-cell table:formula="of:=[.J969]-[.$B969]" office:value-type="float" office:value="0.243160486221313" calcext:value-type="float">
            <text:p>0.2431604862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42890802.8043" calcext:value-type="float">
            <text:p>1442890802.8043</text:p>
          </table:table-cell>
          <table:table-cell office:value-type="float" office:value="896" calcext:value-type="float">
            <text:p>896</text:p>
          </table:table-cell>
          <table:table-cell table:formula="of:=[.B970]-[.B$2]" office:value-type="float" office:value="34.3581597805023" calcext:value-type="float">
            <text:p>34.3581597805</text:p>
          </table:table-cell>
          <table:table-cell table:formula="of:=[.C970]/([.D970]-[.D969])" office:value-type="float" office:value="94429.2774511282" calcext:value-type="float">
            <text:p>94429.2774511282</text:p>
          </table:table-cell>
          <table:table-cell/>
          <table:table-cell office:value-type="float" office:value="1442890803.01934" calcext:value-type="float">
            <text:p>1442890803.01934</text:p>
          </table:table-cell>
          <table:table-cell table:formula="of:=[.G970]-[.$B970]" office:value-type="float" office:value="0.215035200119019" calcext:value-type="float">
            <text:p>0.2150352001</text:p>
          </table:table-cell>
          <table:table-cell/>
          <table:table-cell office:value-type="float" office:value="1442890803.04112" calcext:value-type="float">
            <text:p>1442890803.04112</text:p>
          </table:table-cell>
          <table:table-cell table:formula="of:=[.J970]-[.$B970]" office:value-type="float" office:value="0.236811637878418" calcext:value-type="float">
            <text:p>0.236811637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42890802.81381" calcext:value-type="float">
            <text:p>1442890802.81381</text:p>
          </table:table-cell>
          <table:table-cell office:value-type="float" office:value="896" calcext:value-type="float">
            <text:p>896</text:p>
          </table:table-cell>
          <table:table-cell table:formula="of:=[.B971]-[.B$2]" office:value-type="float" office:value="34.3676700592041" calcext:value-type="float">
            <text:p>34.3676700592</text:p>
          </table:table-cell>
          <table:table-cell table:formula="of:=[.C971]/([.D971]-[.D970])" office:value-type="float" office:value="94213.8530421921" calcext:value-type="float">
            <text:p>94213.8530421921</text:p>
          </table:table-cell>
          <table:table-cell/>
          <table:table-cell office:value-type="float" office:value="1442890803.01936" calcext:value-type="float">
            <text:p>1442890803.01936</text:p>
          </table:table-cell>
          <table:table-cell table:formula="of:=[.G971]-[.$B971]" office:value-type="float" office:value="0.205543994903564" calcext:value-type="float">
            <text:p>0.2055439949</text:p>
          </table:table-cell>
          <table:table-cell/>
          <table:table-cell office:value-type="float" office:value="1442890803.04423" calcext:value-type="float">
            <text:p>1442890803.04423</text:p>
          </table:table-cell>
          <table:table-cell table:formula="of:=[.J971]-[.$B971]" office:value-type="float" office:value="0.230416774749756" calcext:value-type="float">
            <text:p>0.2304167747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42890802.82334" calcext:value-type="float">
            <text:p>1442890802.82334</text:p>
          </table:table-cell>
          <table:table-cell office:value-type="float" office:value="896" calcext:value-type="float">
            <text:p>896</text:p>
          </table:table-cell>
          <table:table-cell table:formula="of:=[.B972]-[.B$2]" office:value-type="float" office:value="34.3771967887878" calcext:value-type="float">
            <text:p>34.3771967888</text:p>
          </table:table-cell>
          <table:table-cell table:formula="of:=[.C972]/([.D972]-[.D971])" office:value-type="float" office:value="94051.1633214876" calcext:value-type="float">
            <text:p>94051.1633214876</text:p>
          </table:table-cell>
          <table:table-cell/>
          <table:table-cell office:value-type="float" office:value="1442890803.13615" calcext:value-type="float">
            <text:p>1442890803.13615</text:p>
          </table:table-cell>
          <table:table-cell table:formula="of:=[.G972]-[.$B972]" office:value-type="float" office:value="0.312811851501465" calcext:value-type="float">
            <text:p>0.3128118515</text:p>
          </table:table-cell>
          <table:table-cell/>
          <table:table-cell office:value-type="float" office:value="1442890803.13619" calcext:value-type="float">
            <text:p>1442890803.13619</text:p>
          </table:table-cell>
          <table:table-cell table:formula="of:=[.J972]-[.$B972]" office:value-type="float" office:value="0.312851190567017" calcext:value-type="float">
            <text:p>0.3128511906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42890802.83288" calcext:value-type="float">
            <text:p>1442890802.83288</text:p>
          </table:table-cell>
          <table:table-cell office:value-type="float" office:value="896" calcext:value-type="float">
            <text:p>896</text:p>
          </table:table-cell>
          <table:table-cell table:formula="of:=[.B973]-[.B$2]" office:value-type="float" office:value="34.3867328166962" calcext:value-type="float">
            <text:p>34.3867328167</text:p>
          </table:table-cell>
          <table:table-cell table:formula="of:=[.C973]/([.D973]-[.D972])" office:value-type="float" office:value="93959.4565592419" calcext:value-type="float">
            <text:p>93959.4565592419</text:p>
          </table:table-cell>
          <table:table-cell/>
          <table:table-cell office:value-type="float" office:value="1442890803.13624" calcext:value-type="float">
            <text:p>1442890803.13624</text:p>
          </table:table-cell>
          <table:table-cell table:formula="of:=[.G973]-[.$B973]" office:value-type="float" office:value="0.303359508514404" calcext:value-type="float">
            <text:p>0.3033595085</text:p>
          </table:table-cell>
          <table:table-cell/>
          <table:table-cell office:value-type="float" office:value="1442890803.13931" calcext:value-type="float">
            <text:p>1442890803.13931</text:p>
          </table:table-cell>
          <table:table-cell table:formula="of:=[.J973]-[.$B973]" office:value-type="float" office:value="0.306428909301758" calcext:value-type="float">
            <text:p>0.3064289093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42890802.84238" calcext:value-type="float">
            <text:p>1442890802.84238</text:p>
          </table:table-cell>
          <table:table-cell office:value-type="float" office:value="896" calcext:value-type="float">
            <text:p>896</text:p>
          </table:table-cell>
          <table:table-cell table:formula="of:=[.B974]-[.B$2]" office:value-type="float" office:value="34.3962359428406" calcext:value-type="float">
            <text:p>34.3962359428</text:p>
          </table:table-cell>
          <table:table-cell table:formula="of:=[.C974]/([.D974]-[.D973])" office:value-type="float" office:value="94284.7633909531" calcext:value-type="float">
            <text:p>94284.7633909531</text:p>
          </table:table-cell>
          <table:table-cell/>
          <table:table-cell office:value-type="float" office:value="1442890803.13626" calcext:value-type="float">
            <text:p>1442890803.13626</text:p>
          </table:table-cell>
          <table:table-cell table:formula="of:=[.G974]-[.$B974]" office:value-type="float" office:value="0.293883085250854" calcext:value-type="float">
            <text:p>0.2938830853</text:p>
          </table:table-cell>
          <table:table-cell/>
          <table:table-cell office:value-type="float" office:value="1442890803.14241" calcext:value-type="float">
            <text:p>1442890803.14241</text:p>
          </table:table-cell>
          <table:table-cell table:formula="of:=[.J974]-[.$B974]" office:value-type="float" office:value="0.300030469894409" calcext:value-type="float">
            <text:p>0.3000304699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42890802.85188" calcext:value-type="float">
            <text:p>1442890802.85188</text:p>
          </table:table-cell>
          <table:table-cell office:value-type="float" office:value="896" calcext:value-type="float">
            <text:p>896</text:p>
          </table:table-cell>
          <table:table-cell table:formula="of:=[.B975]-[.B$2]" office:value-type="float" office:value="34.4057354927063" calcext:value-type="float">
            <text:p>34.4057354927</text:p>
          </table:table-cell>
          <table:table-cell table:formula="of:=[.C975]/([.D975]-[.D974])" office:value-type="float" office:value="94320.2586085734" calcext:value-type="float">
            <text:p>94320.2586085734</text:p>
          </table:table-cell>
          <table:table-cell/>
          <table:table-cell office:value-type="float" office:value="1442890803.13629" calcext:value-type="float">
            <text:p>1442890803.13629</text:p>
          </table:table-cell>
          <table:table-cell table:formula="of:=[.G975]-[.$B975]" office:value-type="float" office:value="0.284405708312988" calcext:value-type="float">
            <text:p>0.2844057083</text:p>
          </table:table-cell>
          <table:table-cell/>
          <table:table-cell office:value-type="float" office:value="1442890803.14551" calcext:value-type="float">
            <text:p>1442890803.14551</text:p>
          </table:table-cell>
          <table:table-cell table:formula="of:=[.J975]-[.$B975]" office:value-type="float" office:value="0.293629884719849" calcext:value-type="float">
            <text:p>0.2936298847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42890802.86136" calcext:value-type="float">
            <text:p>1442890802.86136</text:p>
          </table:table-cell>
          <table:table-cell office:value-type="float" office:value="896" calcext:value-type="float">
            <text:p>896</text:p>
          </table:table-cell>
          <table:table-cell table:formula="of:=[.B976]-[.B$2]" office:value-type="float" office:value="34.4152145385742" calcext:value-type="float">
            <text:p>34.4152145386</text:p>
          </table:table-cell>
          <table:table-cell table:formula="of:=[.C976]/([.D976]-[.D975])" office:value-type="float" office:value="94524.2815030937" calcext:value-type="float">
            <text:p>94524.2815030937</text:p>
          </table:table-cell>
          <table:table-cell/>
          <table:table-cell office:value-type="float" office:value="1442890803.13631" calcext:value-type="float">
            <text:p>1442890803.13631</text:p>
          </table:table-cell>
          <table:table-cell table:formula="of:=[.G976]-[.$B976]" office:value-type="float" office:value="0.274948596954346" calcext:value-type="float">
            <text:p>0.274948597</text:p>
          </table:table-cell>
          <table:table-cell/>
          <table:table-cell office:value-type="float" office:value="1442890803.14862" calcext:value-type="float">
            <text:p>1442890803.14862</text:p>
          </table:table-cell>
          <table:table-cell table:formula="of:=[.J976]-[.$B976]" office:value-type="float" office:value="0.287261247634888" calcext:value-type="float">
            <text:p>0.2872612476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42890802.87084" calcext:value-type="float">
            <text:p>1442890802.87084</text:p>
          </table:table-cell>
          <table:table-cell office:value-type="float" office:value="896" calcext:value-type="float">
            <text:p>896</text:p>
          </table:table-cell>
          <table:table-cell table:formula="of:=[.B977]-[.B$2]" office:value-type="float" office:value="34.4246907234192" calcext:value-type="float">
            <text:p>34.4246907234</text:p>
          </table:table-cell>
          <table:table-cell table:formula="of:=[.C977]/([.D977]-[.D976])" office:value-type="float" office:value="94552.8200070447" calcext:value-type="float">
            <text:p>94552.8200070447</text:p>
          </table:table-cell>
          <table:table-cell/>
          <table:table-cell office:value-type="float" office:value="1442890803.13633" calcext:value-type="float">
            <text:p>1442890803.13633</text:p>
          </table:table-cell>
          <table:table-cell table:formula="of:=[.G977]-[.$B977]" office:value-type="float" office:value="0.265494108200073" calcext:value-type="float">
            <text:p>0.2654941082</text:p>
          </table:table-cell>
          <table:table-cell/>
          <table:table-cell office:value-type="float" office:value="1442890803.15172" calcext:value-type="float">
            <text:p>1442890803.15172</text:p>
          </table:table-cell>
          <table:table-cell table:formula="of:=[.J977]-[.$B977]" office:value-type="float" office:value="0.280881404876709" calcext:value-type="float">
            <text:p>0.2808814049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42890802.88034" calcext:value-type="float">
            <text:p>1442890802.88034</text:p>
          </table:table-cell>
          <table:table-cell office:value-type="float" office:value="896" calcext:value-type="float">
            <text:p>896</text:p>
          </table:table-cell>
          <table:table-cell table:formula="of:=[.B978]-[.B$2]" office:value-type="float" office:value="34.4341979026794" calcext:value-type="float">
            <text:p>34.4341979027</text:p>
          </table:table-cell>
          <table:table-cell table:formula="of:=[.C978]/([.D978]-[.D977])" office:value-type="float" office:value="94244.5677600562" calcext:value-type="float">
            <text:p>94244.5677600562</text:p>
          </table:table-cell>
          <table:table-cell/>
          <table:table-cell office:value-type="float" office:value="1442890803.13635" calcext:value-type="float">
            <text:p>1442890803.13635</text:p>
          </table:table-cell>
          <table:table-cell table:formula="of:=[.G978]-[.$B978]" office:value-type="float" office:value="0.256008148193359" calcext:value-type="float">
            <text:p>0.2560081482</text:p>
          </table:table-cell>
          <table:table-cell/>
          <table:table-cell office:value-type="float" office:value="1442890803.15482" calcext:value-type="float">
            <text:p>1442890803.15482</text:p>
          </table:table-cell>
          <table:table-cell table:formula="of:=[.J978]-[.$B978]" office:value-type="float" office:value="0.274479150772095" calcext:value-type="float">
            <text:p>0.2744791508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42890802.88984" calcext:value-type="float">
            <text:p>1442890802.88984</text:p>
          </table:table-cell>
          <table:table-cell office:value-type="float" office:value="896" calcext:value-type="float">
            <text:p>896</text:p>
          </table:table-cell>
          <table:table-cell table:formula="of:=[.B979]-[.B$2]" office:value-type="float" office:value="34.4436926841736" calcext:value-type="float">
            <text:p>34.4436926842</text:p>
          </table:table-cell>
          <table:table-cell table:formula="of:=[.C979]/([.D979]-[.D978])" office:value-type="float" office:value="94367.6271595018" calcext:value-type="float">
            <text:p>94367.6271595018</text:p>
          </table:table-cell>
          <table:table-cell/>
          <table:table-cell office:value-type="float" office:value="1442890803.13637" calcext:value-type="float">
            <text:p>1442890803.13637</text:p>
          </table:table-cell>
          <table:table-cell table:formula="of:=[.G979]-[.$B979]" office:value-type="float" office:value="0.246535301208496" calcext:value-type="float">
            <text:p>0.2465353012</text:p>
          </table:table-cell>
          <table:table-cell/>
          <table:table-cell office:value-type="float" office:value="1442890803.15794" calcext:value-type="float">
            <text:p>1442890803.15794</text:p>
          </table:table-cell>
          <table:table-cell table:formula="of:=[.J979]-[.$B979]" office:value-type="float" office:value="0.268102407455444" calcext:value-type="float">
            <text:p>0.2681024075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42890802.89933" calcext:value-type="float">
            <text:p>1442890802.89933</text:p>
          </table:table-cell>
          <table:table-cell office:value-type="float" office:value="896" calcext:value-type="float">
            <text:p>896</text:p>
          </table:table-cell>
          <table:table-cell table:formula="of:=[.B980]-[.B$2]" office:value-type="float" office:value="34.4531898498535" calcext:value-type="float">
            <text:p>34.4531898499</text:p>
          </table:table-cell>
          <table:table-cell table:formula="of:=[.C980]/([.D980]-[.D979])" office:value-type="float" office:value="94343.9369382939" calcext:value-type="float">
            <text:p>94343.9369382939</text:p>
          </table:table-cell>
          <table:table-cell/>
          <table:table-cell office:value-type="float" office:value="1442890803.13642" calcext:value-type="float">
            <text:p>1442890803.13642</text:p>
          </table:table-cell>
          <table:table-cell table:formula="of:=[.G980]-[.$B980]" office:value-type="float" office:value="0.237085819244385" calcext:value-type="float">
            <text:p>0.2370858192</text:p>
          </table:table-cell>
          <table:table-cell/>
          <table:table-cell office:value-type="float" office:value="1442890803.16108" calcext:value-type="float">
            <text:p>1442890803.16108</text:p>
          </table:table-cell>
          <table:table-cell table:formula="of:=[.J980]-[.$B980]" office:value-type="float" office:value="0.261746406555176" calcext:value-type="float">
            <text:p>0.2617464066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42890802.9088" calcext:value-type="float">
            <text:p>1442890802.9088</text:p>
          </table:table-cell>
          <table:table-cell office:value-type="float" office:value="896" calcext:value-type="float">
            <text:p>896</text:p>
          </table:table-cell>
          <table:table-cell table:formula="of:=[.B981]-[.B$2]" office:value-type="float" office:value="34.4626595973968" calcext:value-type="float">
            <text:p>34.4626595974</text:p>
          </table:table-cell>
          <table:table-cell table:formula="of:=[.C981]/([.D981]-[.D980])" office:value-type="float" office:value="94617.0946901986" calcext:value-type="float">
            <text:p>94617.0946901986</text:p>
          </table:table-cell>
          <table:table-cell/>
          <table:table-cell office:value-type="float" office:value="1442890803.13645" calcext:value-type="float">
            <text:p>1442890803.13645</text:p>
          </table:table-cell>
          <table:table-cell table:formula="of:=[.G981]-[.$B981]" office:value-type="float" office:value="0.227644443511963" calcext:value-type="float">
            <text:p>0.2276444435</text:p>
          </table:table-cell>
          <table:table-cell/>
          <table:table-cell office:value-type="float" office:value="1442890803.1642" calcext:value-type="float">
            <text:p>1442890803.1642</text:p>
          </table:table-cell>
          <table:table-cell table:formula="of:=[.J981]-[.$B981]" office:value-type="float" office:value="0.25540018081665" calcext:value-type="float">
            <text:p>0.2554001808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42890802.9182" calcext:value-type="float">
            <text:p>1442890802.9182</text:p>
          </table:table-cell>
          <table:table-cell office:value-type="float" office:value="896" calcext:value-type="float">
            <text:p>896</text:p>
          </table:table-cell>
          <table:table-cell table:formula="of:=[.B982]-[.B$2]" office:value-type="float" office:value="34.472053527832" calcext:value-type="float">
            <text:p>34.4720535278</text:p>
          </table:table-cell>
          <table:table-cell table:formula="of:=[.C982]/([.D982]-[.D981])" office:value-type="float" office:value="95380.7361234487" calcext:value-type="float">
            <text:p>95380.7361234487</text:p>
          </table:table-cell>
          <table:table-cell/>
          <table:table-cell office:value-type="float" office:value="1442890803.13647" calcext:value-type="float">
            <text:p>1442890803.13647</text:p>
          </table:table-cell>
          <table:table-cell table:formula="of:=[.G982]-[.$B982]" office:value-type="float" office:value="0.218272686004639" calcext:value-type="float">
            <text:p>0.218272686</text:p>
          </table:table-cell>
          <table:table-cell/>
          <table:table-cell office:value-type="float" office:value="1442890803.1673" calcext:value-type="float">
            <text:p>1442890803.1673</text:p>
          </table:table-cell>
          <table:table-cell table:formula="of:=[.J982]-[.$B982]" office:value-type="float" office:value="0.249099969863892" calcext:value-type="float">
            <text:p>0.2490999699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2890802.92765" calcext:value-type="float">
            <text:p>1442890802.92765</text:p>
          </table:table-cell>
          <table:table-cell office:value-type="float" office:value="896" calcext:value-type="float">
            <text:p>896</text:p>
          </table:table-cell>
          <table:table-cell table:formula="of:=[.B983]-[.B$2]" office:value-type="float" office:value="34.4815039634705" calcext:value-type="float">
            <text:p>34.4815039635</text:p>
          </table:table-cell>
          <table:table-cell table:formula="of:=[.C983]/([.D983]-[.D982])" office:value-type="float" office:value="94810.4441192795" calcext:value-type="float">
            <text:p>94810.4441192795</text:p>
          </table:table-cell>
          <table:table-cell/>
          <table:table-cell office:value-type="float" office:value="1442890803.13654" calcext:value-type="float">
            <text:p>1442890803.13654</text:p>
          </table:table-cell>
          <table:table-cell table:formula="of:=[.G983]-[.$B983]" office:value-type="float" office:value="0.20888876914978" calcext:value-type="float">
            <text:p>0.2088887691</text:p>
          </table:table-cell>
          <table:table-cell/>
          <table:table-cell office:value-type="float" office:value="1442890803.17042" calcext:value-type="float">
            <text:p>1442890803.17042</text:p>
          </table:table-cell>
          <table:table-cell table:formula="of:=[.J983]-[.$B983]" office:value-type="float" office:value="0.242775917053223" calcext:value-type="float">
            <text:p>0.2427759171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42890802.93709" calcext:value-type="float">
            <text:p>1442890802.93709</text:p>
          </table:table-cell>
          <table:table-cell office:value-type="float" office:value="896" calcext:value-type="float">
            <text:p>896</text:p>
          </table:table-cell>
          <table:table-cell table:formula="of:=[.B984]-[.B$2]" office:value-type="float" office:value="34.4909493923187" calcext:value-type="float">
            <text:p>34.4909493923</text:p>
          </table:table-cell>
          <table:table-cell table:formula="of:=[.C984]/([.D984]-[.D983])" office:value-type="float" office:value="94860.7008102582" calcext:value-type="float">
            <text:p>94860.7008102582</text:p>
          </table:table-cell>
          <table:table-cell/>
          <table:table-cell office:value-type="float" office:value="1442890803.22012" calcext:value-type="float">
            <text:p>1442890803.22012</text:p>
          </table:table-cell>
          <table:table-cell table:formula="of:=[.G984]-[.$B984]" office:value-type="float" office:value="0.28302788734436" calcext:value-type="float">
            <text:p>0.2830278873</text:p>
          </table:table-cell>
          <table:table-cell/>
          <table:table-cell office:value-type="float" office:value="1442890803.22016" calcext:value-type="float">
            <text:p>1442890803.22016</text:p>
          </table:table-cell>
          <table:table-cell table:formula="of:=[.J984]-[.$B984]" office:value-type="float" office:value="0.283063411712646" calcext:value-type="float">
            <text:p>0.2830634117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42890802.94657" calcext:value-type="float">
            <text:p>1442890802.94657</text:p>
          </table:table-cell>
          <table:table-cell office:value-type="float" office:value="896" calcext:value-type="float">
            <text:p>896</text:p>
          </table:table-cell>
          <table:table-cell table:formula="of:=[.B985]-[.B$2]" office:value-type="float" office:value="34.5004246234894" calcext:value-type="float">
            <text:p>34.5004246235</text:p>
          </table:table-cell>
          <table:table-cell table:formula="of:=[.C985]/([.D985]-[.D984])" office:value-type="float" office:value="94562.3366715314" calcext:value-type="float">
            <text:p>94562.3366715314</text:p>
          </table:table-cell>
          <table:table-cell/>
          <table:table-cell office:value-type="float" office:value="1442890803.2202" calcext:value-type="float">
            <text:p>1442890803.2202</text:p>
          </table:table-cell>
          <table:table-cell table:formula="of:=[.G985]-[.$B985]" office:value-type="float" office:value="0.273630619049072" calcext:value-type="float">
            <text:p>0.273630619</text:p>
          </table:table-cell>
          <table:table-cell/>
          <table:table-cell office:value-type="float" office:value="1442890803.22327" calcext:value-type="float">
            <text:p>1442890803.22327</text:p>
          </table:table-cell>
          <table:table-cell table:formula="of:=[.J985]-[.$B985]" office:value-type="float" office:value="0.276702642440796" calcext:value-type="float">
            <text:p>0.276702642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42890802.95601" calcext:value-type="float">
            <text:p>1442890802.95601</text:p>
          </table:table-cell>
          <table:table-cell office:value-type="float" office:value="896" calcext:value-type="float">
            <text:p>896</text:p>
          </table:table-cell>
          <table:table-cell table:formula="of:=[.B986]-[.B$2]" office:value-type="float" office:value="34.5098640918732" calcext:value-type="float">
            <text:p>34.5098640919</text:p>
          </table:table-cell>
          <table:table-cell table:formula="of:=[.C986]/([.D986]-[.D985])" office:value-type="float" office:value="94920.5997171146" calcext:value-type="float">
            <text:p>94920.5997171146</text:p>
          </table:table-cell>
          <table:table-cell/>
          <table:table-cell office:value-type="float" office:value="1442890803.22022" calcext:value-type="float">
            <text:p>1442890803.22022</text:p>
          </table:table-cell>
          <table:table-cell table:formula="of:=[.G986]-[.$B986]" office:value-type="float" office:value="0.264214038848877" calcext:value-type="float">
            <text:p>0.2642140388</text:p>
          </table:table-cell>
          <table:table-cell/>
          <table:table-cell office:value-type="float" office:value="1442890803.22639" calcext:value-type="float">
            <text:p>1442890803.22639</text:p>
          </table:table-cell>
          <table:table-cell table:formula="of:=[.J986]-[.$B986]" office:value-type="float" office:value="0.270379304885864" calcext:value-type="float">
            <text:p>0.2703793049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42890802.96551" calcext:value-type="float">
            <text:p>1442890802.96551</text:p>
          </table:table-cell>
          <table:table-cell office:value-type="float" office:value="896" calcext:value-type="float">
            <text:p>896</text:p>
          </table:table-cell>
          <table:table-cell table:formula="of:=[.B987]-[.B$2]" office:value-type="float" office:value="34.5193660259247" calcext:value-type="float">
            <text:p>34.5193660259</text:p>
          </table:table-cell>
          <table:table-cell table:formula="of:=[.C987]/([.D987]-[.D986])" office:value-type="float" office:value="94296.5921613891" calcext:value-type="float">
            <text:p>94296.5921613891</text:p>
          </table:table-cell>
          <table:table-cell/>
          <table:table-cell office:value-type="float" office:value="1442890803.22024" calcext:value-type="float">
            <text:p>1442890803.22024</text:p>
          </table:table-cell>
          <table:table-cell table:formula="of:=[.G987]-[.$B987]" office:value-type="float" office:value="0.254732131958008" calcext:value-type="float">
            <text:p>0.254732132</text:p>
          </table:table-cell>
          <table:table-cell/>
          <table:table-cell office:value-type="float" office:value="1442890803.22952" calcext:value-type="float">
            <text:p>1442890803.22952</text:p>
          </table:table-cell>
          <table:table-cell table:formula="of:=[.J987]-[.$B987]" office:value-type="float" office:value="0.264011859893799" calcext:value-type="float">
            <text:p>0.2640118599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42890802.97497" calcext:value-type="float">
            <text:p>1442890802.97497</text:p>
          </table:table-cell>
          <table:table-cell office:value-type="float" office:value="896" calcext:value-type="float">
            <text:p>896</text:p>
          </table:table-cell>
          <table:table-cell table:formula="of:=[.B988]-[.B$2]" office:value-type="float" office:value="34.5288252830505" calcext:value-type="float">
            <text:p>34.5288252831</text:p>
          </table:table-cell>
          <table:table-cell table:formula="of:=[.C988]/([.D988]-[.D987])" office:value-type="float" office:value="94722.0260617517" calcext:value-type="float">
            <text:p>94722.0260617517</text:p>
          </table:table-cell>
          <table:table-cell/>
          <table:table-cell office:value-type="float" office:value="1442890803.22026" calcext:value-type="float">
            <text:p>1442890803.22026</text:p>
          </table:table-cell>
          <table:table-cell table:formula="of:=[.G988]-[.$B988]" office:value-type="float" office:value="0.245293617248535" calcext:value-type="float">
            <text:p>0.2452936172</text:p>
          </table:table-cell>
          <table:table-cell/>
          <table:table-cell office:value-type="float" office:value="1442890803.23264" calcext:value-type="float">
            <text:p>1442890803.23264</text:p>
          </table:table-cell>
          <table:table-cell table:formula="of:=[.J988]-[.$B988]" office:value-type="float" office:value="0.257666110992432" calcext:value-type="float">
            <text:p>0.257666111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42890802.98443" calcext:value-type="float">
            <text:p>1442890802.98443</text:p>
          </table:table-cell>
          <table:table-cell office:value-type="float" office:value="896" calcext:value-type="float">
            <text:p>896</text:p>
          </table:table-cell>
          <table:table-cell table:formula="of:=[.B989]-[.B$2]" office:value-type="float" office:value="34.5382869243622" calcext:value-type="float">
            <text:p>34.5382869244</text:p>
          </table:table-cell>
          <table:table-cell table:formula="of:=[.C989]/([.D989]-[.D988])" office:value-type="float" office:value="94698.1575910294" calcext:value-type="float">
            <text:p>94698.1575910294</text:p>
          </table:table-cell>
          <table:table-cell/>
          <table:table-cell office:value-type="float" office:value="1442890803.22028" calcext:value-type="float">
            <text:p>1442890803.22028</text:p>
          </table:table-cell>
          <table:table-cell table:formula="of:=[.G989]-[.$B989]" office:value-type="float" office:value="0.235851764678955" calcext:value-type="float">
            <text:p>0.2358517647</text:p>
          </table:table-cell>
          <table:table-cell/>
          <table:table-cell office:value-type="float" office:value="1442890803.23576" calcext:value-type="float">
            <text:p>1442890803.23576</text:p>
          </table:table-cell>
          <table:table-cell table:formula="of:=[.J989]-[.$B989]" office:value-type="float" office:value="0.251327037811279" calcext:value-type="float">
            <text:p>0.2513270378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42890802.99394" calcext:value-type="float">
            <text:p>1442890802.99394</text:p>
          </table:table-cell>
          <table:table-cell office:value-type="float" office:value="896" calcext:value-type="float">
            <text:p>896</text:p>
          </table:table-cell>
          <table:table-cell table:formula="of:=[.B990]-[.B$2]" office:value-type="float" office:value="34.5477979183197" calcext:value-type="float">
            <text:p>34.5477979183</text:p>
          </table:table-cell>
          <table:table-cell table:formula="of:=[.C990]/([.D990]-[.D989])" office:value-type="float" office:value="94206.7678732578" calcext:value-type="float">
            <text:p>94206.7678732578</text:p>
          </table:table-cell>
          <table:table-cell/>
          <table:table-cell office:value-type="float" office:value="1442890803.2203" calcext:value-type="float">
            <text:p>1442890803.2203</text:p>
          </table:table-cell>
          <table:table-cell table:formula="of:=[.G990]-[.$B990]" office:value-type="float" office:value="0.22636079788208" calcext:value-type="float">
            <text:p>0.2263607979</text:p>
          </table:table-cell>
          <table:table-cell/>
          <table:table-cell office:value-type="float" office:value="1442890803.23889" calcext:value-type="float">
            <text:p>1442890803.23889</text:p>
          </table:table-cell>
          <table:table-cell table:formula="of:=[.J990]-[.$B990]" office:value-type="float" office:value="0.244942665100098" calcext:value-type="float">
            <text:p>0.2449426651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42890803.00346" calcext:value-type="float">
            <text:p>1442890803.00346</text:p>
          </table:table-cell>
          <table:table-cell office:value-type="float" office:value="896" calcext:value-type="float">
            <text:p>896</text:p>
          </table:table-cell>
          <table:table-cell table:formula="of:=[.B991]-[.B$2]" office:value-type="float" office:value="34.5573155879974" calcext:value-type="float">
            <text:p>34.557315588</text:p>
          </table:table-cell>
          <table:table-cell table:formula="of:=[.C991]/([.D991]-[.D990])" office:value-type="float" office:value="94140.6909819639" calcext:value-type="float">
            <text:p>94140.6909819639</text:p>
          </table:table-cell>
          <table:table-cell/>
          <table:table-cell office:value-type="float" office:value="1442890803.22032" calcext:value-type="float">
            <text:p>1442890803.22032</text:p>
          </table:table-cell>
          <table:table-cell table:formula="of:=[.G991]-[.$B991]" office:value-type="float" office:value="0.216863393783569" calcext:value-type="float">
            <text:p>0.2168633938</text:p>
          </table:table-cell>
          <table:table-cell/>
          <table:table-cell office:value-type="float" office:value="1442890803.24201" calcext:value-type="float">
            <text:p>1442890803.24201</text:p>
          </table:table-cell>
          <table:table-cell table:formula="of:=[.J991]-[.$B991]" office:value-type="float" office:value="0.238546133041382" calcext:value-type="float">
            <text:p>0.238546133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42890803.01293" calcext:value-type="float">
            <text:p>1442890803.01293</text:p>
          </table:table-cell>
          <table:table-cell office:value-type="float" office:value="896" calcext:value-type="float">
            <text:p>896</text:p>
          </table:table-cell>
          <table:table-cell table:formula="of:=[.B992]-[.B$2]" office:value-type="float" office:value="34.5667817592621" calcext:value-type="float">
            <text:p>34.5667817593</text:p>
          </table:table-cell>
          <table:table-cell table:formula="of:=[.C992]/([.D992]-[.D991])" office:value-type="float" office:value="94652.8406205924" calcext:value-type="float">
            <text:p>94652.8406205924</text:p>
          </table:table-cell>
          <table:table-cell/>
          <table:table-cell office:value-type="float" office:value="1442890803.22035" calcext:value-type="float">
            <text:p>1442890803.22035</text:p>
          </table:table-cell>
          <table:table-cell table:formula="of:=[.G992]-[.$B992]" office:value-type="float" office:value="0.20741868019104" calcext:value-type="float">
            <text:p>0.2074186802</text:p>
          </table:table-cell>
          <table:table-cell/>
          <table:table-cell office:value-type="float" office:value="1442890803.24512" calcext:value-type="float">
            <text:p>1442890803.24512</text:p>
          </table:table-cell>
          <table:table-cell table:formula="of:=[.J992]-[.$B992]" office:value-type="float" office:value="0.232194185256958" calcext:value-type="float">
            <text:p>0.2321941853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42890803.02238" calcext:value-type="float">
            <text:p>1442890803.02238</text:p>
          </table:table-cell>
          <table:table-cell office:value-type="float" office:value="896" calcext:value-type="float">
            <text:p>896</text:p>
          </table:table-cell>
          <table:table-cell table:formula="of:=[.B993]-[.B$2]" office:value-type="float" office:value="34.5762317180634" calcext:value-type="float">
            <text:p>34.5762317181</text:p>
          </table:table-cell>
          <table:table-cell table:formula="of:=[.C993]/([.D993]-[.D992])" office:value-type="float" office:value="94815.2281764053" calcext:value-type="float">
            <text:p>94815.2281764053</text:p>
          </table:table-cell>
          <table:table-cell/>
          <table:table-cell office:value-type="float" office:value="1442890803.33494" calcext:value-type="float">
            <text:p>1442890803.33494</text:p>
          </table:table-cell>
          <table:table-cell table:formula="of:=[.G993]-[.$B993]" office:value-type="float" office:value="0.312562942504883" calcext:value-type="float">
            <text:p>0.3125629425</text:p>
          </table:table-cell>
          <table:table-cell/>
          <table:table-cell office:value-type="float" office:value="1442890803.33498" calcext:value-type="float">
            <text:p>1442890803.33498</text:p>
          </table:table-cell>
          <table:table-cell table:formula="of:=[.J993]-[.$B993]" office:value-type="float" office:value="0.312602519989014" calcext:value-type="float">
            <text:p>0.31260252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42890803.03179" calcext:value-type="float">
            <text:p>1442890803.03179</text:p>
          </table:table-cell>
          <table:table-cell office:value-type="float" office:value="896" calcext:value-type="float">
            <text:p>896</text:p>
          </table:table-cell>
          <table:table-cell table:formula="of:=[.B994]-[.B$2]" office:value-type="float" office:value="34.5856425762177" calcext:value-type="float">
            <text:p>34.5856425762</text:p>
          </table:table-cell>
          <table:table-cell table:formula="of:=[.C994]/([.D994]-[.D993])" office:value-type="float" office:value="95209.1706526145" calcext:value-type="float">
            <text:p>95209.1706526145</text:p>
          </table:table-cell>
          <table:table-cell/>
          <table:table-cell office:value-type="float" office:value="1442890803.33504" calcext:value-type="float">
            <text:p>1442890803.33504</text:p>
          </table:table-cell>
          <table:table-cell table:formula="of:=[.G994]-[.$B994]" office:value-type="float" office:value="0.303248405456543" calcext:value-type="float">
            <text:p>0.3032484055</text:p>
          </table:table-cell>
          <table:table-cell/>
          <table:table-cell office:value-type="float" office:value="1442890803.3381" calcext:value-type="float">
            <text:p>1442890803.3381</text:p>
          </table:table-cell>
          <table:table-cell table:formula="of:=[.J994]-[.$B994]" office:value-type="float" office:value="0.306309700012207" calcext:value-type="float">
            <text:p>0.3063097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42890803.04121" calcext:value-type="float">
            <text:p>1442890803.04121</text:p>
          </table:table-cell>
          <table:table-cell office:value-type="float" office:value="896" calcext:value-type="float">
            <text:p>896</text:p>
          </table:table-cell>
          <table:table-cell table:formula="of:=[.B995]-[.B$2]" office:value-type="float" office:value="34.5950636863708" calcext:value-type="float">
            <text:p>34.5950636864</text:p>
          </table:table-cell>
          <table:table-cell table:formula="of:=[.C995]/([.D995]-[.D994])" office:value-type="float" office:value="95105.5645704163" calcext:value-type="float">
            <text:p>95105.5645704163</text:p>
          </table:table-cell>
          <table:table-cell/>
          <table:table-cell office:value-type="float" office:value="1442890803.33506" calcext:value-type="float">
            <text:p>1442890803.33506</text:p>
          </table:table-cell>
          <table:table-cell table:formula="of:=[.G995]-[.$B995]" office:value-type="float" office:value="0.293853044509888" calcext:value-type="float">
            <text:p>0.2938530445</text:p>
          </table:table-cell>
          <table:table-cell/>
          <table:table-cell office:value-type="float" office:value="1442890803.34127" calcext:value-type="float">
            <text:p>1442890803.34127</text:p>
          </table:table-cell>
          <table:table-cell table:formula="of:=[.J995]-[.$B995]" office:value-type="float" office:value="0.300059080123901" calcext:value-type="float">
            <text:p>0.3000590801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42890803.05063" calcext:value-type="float">
            <text:p>1442890803.05063</text:p>
          </table:table-cell>
          <table:table-cell office:value-type="float" office:value="896" calcext:value-type="float">
            <text:p>896</text:p>
          </table:table-cell>
          <table:table-cell table:formula="of:=[.B996]-[.B$2]" office:value-type="float" office:value="34.6044886112213" calcext:value-type="float">
            <text:p>34.6044886112</text:p>
          </table:table-cell>
          <table:table-cell table:formula="of:=[.C996]/([.D996]-[.D995])" office:value-type="float" office:value="95067.0710075637" calcext:value-type="float">
            <text:p>95067.0710075637</text:p>
          </table:table-cell>
          <table:table-cell/>
          <table:table-cell office:value-type="float" office:value="1442890803.3351" calcext:value-type="float">
            <text:p>1442890803.3351</text:p>
          </table:table-cell>
          <table:table-cell table:formula="of:=[.G996]-[.$B996]" office:value-type="float" office:value="0.284464120864868" calcext:value-type="float">
            <text:p>0.2844641209</text:p>
          </table:table-cell>
          <table:table-cell/>
          <table:table-cell office:value-type="float" office:value="1442890803.34437" calcext:value-type="float">
            <text:p>1442890803.34437</text:p>
          </table:table-cell>
          <table:table-cell table:formula="of:=[.J996]-[.$B996]" office:value-type="float" office:value="0.293733358383179" calcext:value-type="float">
            <text:p>0.2937333584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42890803.06008" calcext:value-type="float">
            <text:p>1442890803.06008</text:p>
          </table:table-cell>
          <table:table-cell office:value-type="float" office:value="896" calcext:value-type="float">
            <text:p>896</text:p>
          </table:table-cell>
          <table:table-cell table:formula="of:=[.B997]-[.B$2]" office:value-type="float" office:value="34.6139352321625" calcext:value-type="float">
            <text:p>34.6139352322</text:p>
          </table:table-cell>
          <table:table-cell table:formula="of:=[.C997]/([.D997]-[.D996])" office:value-type="float" office:value="94848.7300994397" calcext:value-type="float">
            <text:p>94848.7300994397</text:p>
          </table:table-cell>
          <table:table-cell/>
          <table:table-cell office:value-type="float" office:value="1442890803.33512" calcext:value-type="float">
            <text:p>1442890803.33512</text:p>
          </table:table-cell>
          <table:table-cell table:formula="of:=[.G997]-[.$B997]" office:value-type="float" office:value="0.275038480758667" calcext:value-type="float">
            <text:p>0.2750384808</text:p>
          </table:table-cell>
          <table:table-cell/>
          <table:table-cell office:value-type="float" office:value="1442890803.34748" calcext:value-type="float">
            <text:p>1442890803.34748</text:p>
          </table:table-cell>
          <table:table-cell table:formula="of:=[.J997]-[.$B997]" office:value-type="float" office:value="0.287402153015137" calcext:value-type="float">
            <text:p>0.287402153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42890803.06961" calcext:value-type="float">
            <text:p>1442890803.06961</text:p>
          </table:table-cell>
          <table:table-cell office:value-type="float" office:value="896" calcext:value-type="float">
            <text:p>896</text:p>
          </table:table-cell>
          <table:table-cell table:formula="of:=[.B998]-[.B$2]" office:value-type="float" office:value="34.6234629154205" calcext:value-type="float">
            <text:p>34.6234629154</text:p>
          </table:table-cell>
          <table:table-cell table:formula="of:=[.C998]/([.D998]-[.D997])" office:value-type="float" office:value="94041.7492617987" calcext:value-type="float">
            <text:p>94041.7492617987</text:p>
          </table:table-cell>
          <table:table-cell/>
          <table:table-cell office:value-type="float" office:value="1442890803.33514" calcext:value-type="float">
            <text:p>1442890803.33514</text:p>
          </table:table-cell>
          <table:table-cell table:formula="of:=[.G998]-[.$B998]" office:value-type="float" office:value="0.265531301498413" calcext:value-type="float">
            <text:p>0.2655313015</text:p>
          </table:table-cell>
          <table:table-cell/>
          <table:table-cell office:value-type="float" office:value="1442890803.3506" calcext:value-type="float">
            <text:p>1442890803.3506</text:p>
          </table:table-cell>
          <table:table-cell table:formula="of:=[.J998]-[.$B998]" office:value-type="float" office:value="0.280993461608887" calcext:value-type="float">
            <text:p>0.2809934616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42890803.0791" calcext:value-type="float">
            <text:p>1442890803.0791</text:p>
          </table:table-cell>
          <table:table-cell office:value-type="float" office:value="896" calcext:value-type="float">
            <text:p>896</text:p>
          </table:table-cell>
          <table:table-cell table:formula="of:=[.B999]-[.B$2]" office:value-type="float" office:value="34.6329534053802" calcext:value-type="float">
            <text:p>34.6329534054</text:p>
          </table:table-cell>
          <table:table-cell table:formula="of:=[.C999]/([.D999]-[.D998])" office:value-type="float" office:value="94410.2995528312" calcext:value-type="float">
            <text:p>94410.2995528312</text:p>
          </table:table-cell>
          <table:table-cell/>
          <table:table-cell office:value-type="float" office:value="1442890803.33516" calcext:value-type="float">
            <text:p>1442890803.33516</text:p>
          </table:table-cell>
          <table:table-cell table:formula="of:=[.G999]-[.$B999]" office:value-type="float" office:value="0.25606107711792" calcext:value-type="float">
            <text:p>0.2560610771</text:p>
          </table:table-cell>
          <table:table-cell/>
          <table:table-cell office:value-type="float" office:value="1442890803.35369" calcext:value-type="float">
            <text:p>1442890803.35369</text:p>
          </table:table-cell>
          <table:table-cell table:formula="of:=[.J999]-[.$B999]" office:value-type="float" office:value="0.274595499038696" calcext:value-type="float">
            <text:p>0.274595499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42890803.08855" calcext:value-type="float">
            <text:p>1442890803.08855</text:p>
          </table:table-cell>
          <table:table-cell office:value-type="float" office:value="896" calcext:value-type="float">
            <text:p>896</text:p>
          </table:table-cell>
          <table:table-cell table:formula="of:=[.B1000]-[.B$2]" office:value-type="float" office:value="34.642406463623" calcext:value-type="float">
            <text:p>34.6424064636</text:p>
          </table:table-cell>
          <table:table-cell table:formula="of:=[.C1000]/([.D1000]-[.D999])" office:value-type="float" office:value="94784.1404322934" calcext:value-type="float">
            <text:p>94784.1404322934</text:p>
          </table:table-cell>
          <table:table-cell/>
          <table:table-cell office:value-type="float" office:value="1442890803.33519" calcext:value-type="float">
            <text:p>1442890803.33519</text:p>
          </table:table-cell>
          <table:table-cell table:formula="of:=[.G1000]-[.$B1000]" office:value-type="float" office:value="0.246642827987671" calcext:value-type="float">
            <text:p>0.246642828</text:p>
          </table:table-cell>
          <table:table-cell/>
          <table:table-cell office:value-type="float" office:value="1442890803.35681" calcext:value-type="float">
            <text:p>1442890803.35681</text:p>
          </table:table-cell>
          <table:table-cell table:formula="of:=[.J1000]-[.$B1000]" office:value-type="float" office:value="0.268261671066284" calcext:value-type="float">
            <text:p>0.2682616711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42890803.09802" calcext:value-type="float">
            <text:p>1442890803.09802</text:p>
          </table:table-cell>
          <table:table-cell office:value-type="float" office:value="896" calcext:value-type="float">
            <text:p>896</text:p>
          </table:table-cell>
          <table:table-cell table:formula="of:=[.B1001]-[.B$2]" office:value-type="float" office:value="34.6518740653992" calcext:value-type="float">
            <text:p>34.6518740654</text:p>
          </table:table-cell>
          <table:table-cell table:formula="of:=[.C1001]/([.D1001]-[.D1000])" office:value-type="float" office:value="94638.5390078066" calcext:value-type="float">
            <text:p>94638.5390078066</text:p>
          </table:table-cell>
          <table:table-cell/>
          <table:table-cell office:value-type="float" office:value="1442890803.33522" calcext:value-type="float">
            <text:p>1442890803.33522</text:p>
          </table:table-cell>
          <table:table-cell table:formula="of:=[.G1001]-[.$B1001]" office:value-type="float" office:value="0.237200498580933" calcext:value-type="float">
            <text:p>0.2372004986</text:p>
          </table:table-cell>
          <table:table-cell/>
          <table:table-cell office:value-type="float" office:value="1442890803.35993" calcext:value-type="float">
            <text:p>1442890803.35993</text:p>
          </table:table-cell>
          <table:table-cell table:formula="of:=[.J1001]-[.$B1001]" office:value-type="float" office:value="0.261911153793335" calcext:value-type="float">
            <text:p>0.261911153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2890803.10746" calcext:value-type="float">
            <text:p>1442890803.10746</text:p>
          </table:table-cell>
          <table:table-cell office:value-type="float" office:value="896" calcext:value-type="float">
            <text:p>896</text:p>
          </table:table-cell>
          <table:table-cell table:formula="of:=[.B1002]-[.B$2]" office:value-type="float" office:value="34.6613166332245" calcext:value-type="float">
            <text:p>34.6613166332</text:p>
          </table:table-cell>
          <table:table-cell table:formula="of:=[.C1002]/([.D1002]-[.D1001])" office:value-type="float" office:value="94889.4428481252" calcext:value-type="float">
            <text:p>94889.4428481252</text:p>
          </table:table-cell>
          <table:table-cell/>
          <table:table-cell office:value-type="float" office:value="1442890803.33524" calcext:value-type="float">
            <text:p>1442890803.33524</text:p>
          </table:table-cell>
          <table:table-cell table:formula="of:=[.G1002]-[.$B1002]" office:value-type="float" office:value="0.227780103683472" calcext:value-type="float">
            <text:p>0.2277801037</text:p>
          </table:table-cell>
          <table:table-cell/>
          <table:table-cell office:value-type="float" office:value="1442890803.36305" calcext:value-type="float">
            <text:p>1442890803.36305</text:p>
          </table:table-cell>
          <table:table-cell table:formula="of:=[.J1002]-[.$B1002]" office:value-type="float" office:value="0.25558614730835" calcext:value-type="float">
            <text:p>0.2555861473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42890803.11687" calcext:value-type="float">
            <text:p>1442890803.11687</text:p>
          </table:table-cell>
          <table:table-cell office:value-type="float" office:value="896" calcext:value-type="float">
            <text:p>896</text:p>
          </table:table-cell>
          <table:table-cell table:formula="of:=[.B1003]-[.B$2]" office:value-type="float" office:value="34.6707301139832" calcext:value-type="float">
            <text:p>34.670730114</text:p>
          </table:table-cell>
          <table:table-cell table:formula="of:=[.C1003]/([.D1003]-[.D1002])" office:value-type="float" office:value="95182.6452903781" calcext:value-type="float">
            <text:p>95182.6452903781</text:p>
          </table:table-cell>
          <table:table-cell/>
          <table:table-cell office:value-type="float" office:value="1442890803.33526" calcext:value-type="float">
            <text:p>1442890803.33526</text:p>
          </table:table-cell>
          <table:table-cell table:formula="of:=[.G1003]-[.$B1003]" office:value-type="float" office:value="0.218388080596924" calcext:value-type="float">
            <text:p>0.2183880806</text:p>
          </table:table-cell>
          <table:table-cell/>
          <table:table-cell office:value-type="float" office:value="1442890803.36615" calcext:value-type="float">
            <text:p>1442890803.36615</text:p>
          </table:table-cell>
          <table:table-cell table:formula="of:=[.J1003]-[.$B1003]" office:value-type="float" office:value="0.249277591705322" calcext:value-type="float">
            <text:p>0.2492775917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42890803.12636" calcext:value-type="float">
            <text:p>1442890803.12636</text:p>
          </table:table-cell>
          <table:table-cell office:value-type="float" office:value="896" calcext:value-type="float">
            <text:p>896</text:p>
          </table:table-cell>
          <table:table-cell table:formula="of:=[.B1004]-[.B$2]" office:value-type="float" office:value="34.6802134513855" calcext:value-type="float">
            <text:p>34.6802134514</text:p>
          </table:table-cell>
          <table:table-cell table:formula="of:=[.C1004]/([.D1004]-[.D1003])" office:value-type="float" office:value="94481.5060337892" calcext:value-type="float">
            <text:p>94481.5060337892</text:p>
          </table:table-cell>
          <table:table-cell/>
          <table:table-cell office:value-type="float" office:value="1442890803.33528" calcext:value-type="float">
            <text:p>1442890803.33528</text:p>
          </table:table-cell>
          <table:table-cell table:formula="of:=[.G1004]-[.$B1004]" office:value-type="float" office:value="0.208926439285278" calcext:value-type="float">
            <text:p>0.2089264393</text:p>
          </table:table-cell>
          <table:table-cell/>
          <table:table-cell office:value-type="float" office:value="1442890803.36926" calcext:value-type="float">
            <text:p>1442890803.36926</text:p>
          </table:table-cell>
          <table:table-cell table:formula="of:=[.J1004]-[.$B1004]" office:value-type="float" office:value="0.242903232574463" calcext:value-type="float">
            <text:p>0.2429032326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42890803.13583" calcext:value-type="float">
            <text:p>1442890803.13583</text:p>
          </table:table-cell>
          <table:table-cell office:value-type="float" office:value="896" calcext:value-type="float">
            <text:p>896</text:p>
          </table:table-cell>
          <table:table-cell table:formula="of:=[.B1005]-[.B$2]" office:value-type="float" office:value="34.6896886825562" calcext:value-type="float">
            <text:p>34.6896886826</text:p>
          </table:table-cell>
          <table:table-cell table:formula="of:=[.C1005]/([.D1005]-[.D1004])" office:value-type="float" office:value="94562.3366715314" calcext:value-type="float">
            <text:p>94562.3366715314</text:p>
          </table:table-cell>
          <table:table-cell/>
          <table:table-cell office:value-type="float" office:value="1442890803.42139" calcext:value-type="float">
            <text:p>1442890803.42139</text:p>
          </table:table-cell>
          <table:table-cell table:formula="of:=[.G1005]-[.$B1005]" office:value-type="float" office:value="0.285555601119995" calcext:value-type="float">
            <text:p>0.2855556011</text:p>
          </table:table-cell>
          <table:table-cell/>
          <table:table-cell office:value-type="float" office:value="1442890803.42145" calcext:value-type="float">
            <text:p>1442890803.42145</text:p>
          </table:table-cell>
          <table:table-cell table:formula="of:=[.J1005]-[.$B1005]" office:value-type="float" office:value="0.285616397857666" calcext:value-type="float">
            <text:p>0.2856163979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42890803.14534" calcext:value-type="float">
            <text:p>1442890803.14534</text:p>
          </table:table-cell>
          <table:table-cell office:value-type="float" office:value="896" calcext:value-type="float">
            <text:p>896</text:p>
          </table:table-cell>
          <table:table-cell table:formula="of:=[.B1006]-[.B$2]" office:value-type="float" office:value="34.699193239212" calcext:value-type="float">
            <text:p>34.6991932392</text:p>
          </table:table-cell>
          <table:table-cell table:formula="of:=[.C1006]/([.D1006]-[.D1005])" office:value-type="float" office:value="94270.5727831431" calcext:value-type="float">
            <text:p>94270.5727831431</text:p>
          </table:table-cell>
          <table:table-cell/>
          <table:table-cell office:value-type="float" office:value="1442890803.42152" calcext:value-type="float">
            <text:p>1442890803.42152</text:p>
          </table:table-cell>
          <table:table-cell table:formula="of:=[.G1006]-[.$B1006]" office:value-type="float" office:value="0.276185035705566" calcext:value-type="float">
            <text:p>0.2761850357</text:p>
          </table:table-cell>
          <table:table-cell/>
          <table:table-cell office:value-type="float" office:value="1442890803.42464" calcext:value-type="float">
            <text:p>1442890803.42464</text:p>
          </table:table-cell>
          <table:table-cell table:formula="of:=[.J1006]-[.$B1006]" office:value-type="float" office:value="0.279298782348633" calcext:value-type="float">
            <text:p>0.2792987823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42890803.15473" calcext:value-type="float">
            <text:p>1442890803.15473</text:p>
          </table:table-cell>
          <table:table-cell office:value-type="float" office:value="896" calcext:value-type="float">
            <text:p>896</text:p>
          </table:table-cell>
          <table:table-cell table:formula="of:=[.B1007]-[.B$2]" office:value-type="float" office:value="34.7085883617401" calcext:value-type="float">
            <text:p>34.7085883617</text:p>
          </table:table-cell>
          <table:table-cell table:formula="of:=[.C1007]/([.D1007]-[.D1006])" office:value-type="float" office:value="95368.6338121098" calcext:value-type="float">
            <text:p>95368.6338121098</text:p>
          </table:table-cell>
          <table:table-cell/>
          <table:table-cell office:value-type="float" office:value="1442890803.42157" calcext:value-type="float">
            <text:p>1442890803.42157</text:p>
          </table:table-cell>
          <table:table-cell table:formula="of:=[.G1007]-[.$B1007]" office:value-type="float" office:value="0.266836404800415" calcext:value-type="float">
            <text:p>0.2668364048</text:p>
          </table:table-cell>
          <table:table-cell/>
          <table:table-cell office:value-type="float" office:value="1442890803.42777" calcext:value-type="float">
            <text:p>1442890803.42777</text:p>
          </table:table-cell>
          <table:table-cell table:formula="of:=[.J1007]-[.$B1007]" office:value-type="float" office:value="0.273040294647217" calcext:value-type="float">
            <text:p>0.2730402946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42890803.16421" calcext:value-type="float">
            <text:p>1442890803.16421</text:p>
          </table:table-cell>
          <table:table-cell office:value-type="float" office:value="896" calcext:value-type="float">
            <text:p>896</text:p>
          </table:table-cell>
          <table:table-cell table:formula="of:=[.B1008]-[.B$2]" office:value-type="float" office:value="34.7180681228638" calcext:value-type="float">
            <text:p>34.7180681229</text:p>
          </table:table-cell>
          <table:table-cell table:formula="of:=[.C1008]/([.D1008]-[.D1007])" office:value-type="float" office:value="94517.1495686728" calcext:value-type="float">
            <text:p>94517.1495686728</text:p>
          </table:table-cell>
          <table:table-cell/>
          <table:table-cell office:value-type="float" office:value="1442890803.42161" calcext:value-type="float">
            <text:p>1442890803.42161</text:p>
          </table:table-cell>
          <table:table-cell table:formula="of:=[.G1008]-[.$B1008]" office:value-type="float" office:value="0.257401943206787" calcext:value-type="float">
            <text:p>0.2574019432</text:p>
          </table:table-cell>
          <table:table-cell/>
          <table:table-cell office:value-type="float" office:value="1442890803.4309" calcext:value-type="float">
            <text:p>1442890803.4309</text:p>
          </table:table-cell>
          <table:table-cell table:formula="of:=[.J1008]-[.$B1008]" office:value-type="float" office:value="0.266684055328369" calcext:value-type="float">
            <text:p>0.2666840553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42890803.17365" calcext:value-type="float">
            <text:p>1442890803.17365</text:p>
          </table:table-cell>
          <table:table-cell office:value-type="float" office:value="896" calcext:value-type="float">
            <text:p>896</text:p>
          </table:table-cell>
          <table:table-cell table:formula="of:=[.B1009]-[.B$2]" office:value-type="float" office:value="34.7275047302246" calcext:value-type="float">
            <text:p>34.7275047302</text:p>
          </table:table-cell>
          <table:table-cell table:formula="of:=[.C1009]/([.D1009]-[.D1008])" office:value-type="float" office:value="94949.3780697322" calcext:value-type="float">
            <text:p>94949.3780697322</text:p>
          </table:table-cell>
          <table:table-cell/>
          <table:table-cell office:value-type="float" office:value="1442890803.42166" calcext:value-type="float">
            <text:p>1442890803.42166</text:p>
          </table:table-cell>
          <table:table-cell table:formula="of:=[.G1009]-[.$B1009]" office:value-type="float" office:value="0.248011827468872" calcext:value-type="float">
            <text:p>0.2480118275</text:p>
          </table:table-cell>
          <table:table-cell/>
          <table:table-cell office:value-type="float" office:value="1442890803.43402" calcext:value-type="float">
            <text:p>1442890803.43402</text:p>
          </table:table-cell>
          <table:table-cell table:formula="of:=[.J1009]-[.$B1009]" office:value-type="float" office:value="0.260370016098022" calcext:value-type="float">
            <text:p>0.2603700161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42890803.18316" calcext:value-type="float">
            <text:p>1442890803.18316</text:p>
          </table:table-cell>
          <table:table-cell office:value-type="float" office:value="896" calcext:value-type="float">
            <text:p>896</text:p>
          </table:table-cell>
          <table:table-cell table:formula="of:=[.B1010]-[.B$2]" office:value-type="float" office:value="34.737016916275" calcext:value-type="float">
            <text:p>34.7370169163</text:p>
          </table:table-cell>
          <table:table-cell table:formula="of:=[.C1010]/([.D1010]-[.D1009])" office:value-type="float" office:value="94194.9616261874" calcext:value-type="float">
            <text:p>94194.9616261874</text:p>
          </table:table-cell>
          <table:table-cell/>
          <table:table-cell office:value-type="float" office:value="1442890803.42169" calcext:value-type="float">
            <text:p>1442890803.42169</text:p>
          </table:table-cell>
          <table:table-cell table:formula="of:=[.G1010]-[.$B1010]" office:value-type="float" office:value="0.23852801322937" calcext:value-type="float">
            <text:p>0.2385280132</text:p>
          </table:table-cell>
          <table:table-cell/>
          <table:table-cell office:value-type="float" office:value="1442890803.43715" calcext:value-type="float">
            <text:p>1442890803.43715</text:p>
          </table:table-cell>
          <table:table-cell table:formula="of:=[.J1010]-[.$B1010]" office:value-type="float" office:value="0.253986120223999" calcext:value-type="float">
            <text:p>0.2539861202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42890803.19262" calcext:value-type="float">
            <text:p>1442890803.19262</text:p>
          </table:table-cell>
          <table:table-cell office:value-type="float" office:value="896" calcext:value-type="float">
            <text:p>896</text:p>
          </table:table-cell>
          <table:table-cell table:formula="of:=[.B1011]-[.B$2]" office:value-type="float" office:value="34.746476650238" calcext:value-type="float">
            <text:p>34.7464766502</text:p>
          </table:table-cell>
          <table:table-cell table:formula="of:=[.C1011]/([.D1011]-[.D1010])" office:value-type="float" office:value="94717.2514050961" calcext:value-type="float">
            <text:p>94717.2514050961</text:p>
          </table:table-cell>
          <table:table-cell/>
          <table:table-cell office:value-type="float" office:value="1442890803.42171" calcext:value-type="float">
            <text:p>1442890803.42171</text:p>
          </table:table-cell>
          <table:table-cell table:formula="of:=[.G1011]-[.$B1011]" office:value-type="float" office:value="0.229090929031372" calcext:value-type="float">
            <text:p>0.229090929</text:p>
          </table:table-cell>
          <table:table-cell/>
          <table:table-cell office:value-type="float" office:value="1442890803.44024" calcext:value-type="float">
            <text:p>1442890803.44024</text:p>
          </table:table-cell>
          <table:table-cell table:formula="of:=[.J1011]-[.$B1011]" office:value-type="float" office:value="0.24761962890625" calcext:value-type="float">
            <text:p>0.2476196289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42890803.20206" calcext:value-type="float">
            <text:p>1442890803.20206</text:p>
          </table:table-cell>
          <table:table-cell office:value-type="float" office:value="896" calcext:value-type="float">
            <text:p>896</text:p>
          </table:table-cell>
          <table:table-cell table:formula="of:=[.B1012]-[.B$2]" office:value-type="float" office:value="34.755913734436" calcext:value-type="float">
            <text:p>34.7559137344</text:p>
          </table:table-cell>
          <table:table-cell table:formula="of:=[.C1012]/([.D1012]-[.D1011])" office:value-type="float" office:value="94944.5804658683" calcext:value-type="float">
            <text:p>94944.5804658683</text:p>
          </table:table-cell>
          <table:table-cell/>
          <table:table-cell office:value-type="float" office:value="1442890803.42175" calcext:value-type="float">
            <text:p>1442890803.42175</text:p>
          </table:table-cell>
          <table:table-cell table:formula="of:=[.G1012]-[.$B1012]" office:value-type="float" office:value="0.219686985015869" calcext:value-type="float">
            <text:p>0.219686985</text:p>
          </table:table-cell>
          <table:table-cell/>
          <table:table-cell office:value-type="float" office:value="1442890803.44339" calcext:value-type="float">
            <text:p>1442890803.44339</text:p>
          </table:table-cell>
          <table:table-cell table:formula="of:=[.J1012]-[.$B1012]" office:value-type="float" office:value="0.241328001022339" calcext:value-type="float">
            <text:p>0.241328001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42890803.21152" calcext:value-type="float">
            <text:p>1442890803.21152</text:p>
          </table:table-cell>
          <table:table-cell office:value-type="float" office:value="896" calcext:value-type="float">
            <text:p>896</text:p>
          </table:table-cell>
          <table:table-cell table:formula="of:=[.B1013]-[.B$2]" office:value-type="float" office:value="34.7653710842133" calcext:value-type="float">
            <text:p>34.7653710842</text:p>
          </table:table-cell>
          <table:table-cell table:formula="of:=[.C1013]/([.D1013]-[.D1012])" office:value-type="float" office:value="94741.1295031134" calcext:value-type="float">
            <text:p>94741.1295031134</text:p>
          </table:table-cell>
          <table:table-cell/>
          <table:table-cell office:value-type="float" office:value="1442890803.42178" calcext:value-type="float">
            <text:p>1442890803.42178</text:p>
          </table:table-cell>
          <table:table-cell table:formula="of:=[.G1013]-[.$B1013]" office:value-type="float" office:value="0.210267305374145" calcext:value-type="float">
            <text:p>0.2102673054</text:p>
          </table:table-cell>
          <table:table-cell/>
          <table:table-cell office:value-type="float" office:value="1442890803.44651" calcext:value-type="float">
            <text:p>1442890803.44651</text:p>
          </table:table-cell>
          <table:table-cell table:formula="of:=[.J1013]-[.$B1013]" office:value-type="float" office:value="0.234993457794189" calcext:value-type="float">
            <text:p>0.2349934578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42890803.22097" calcext:value-type="float">
            <text:p>1442890803.22097</text:p>
          </table:table-cell>
          <table:table-cell office:value-type="float" office:value="896" calcext:value-type="float">
            <text:p>896</text:p>
          </table:table-cell>
          <table:table-cell table:formula="of:=[.B1014]-[.B$2]" office:value-type="float" office:value="34.7748289108276" calcext:value-type="float">
            <text:p>34.7748289108</text:p>
          </table:table-cell>
          <table:table-cell table:formula="of:=[.C1014]/([.D1014]-[.D1013])" office:value-type="float" office:value="94736.3529204165" calcext:value-type="float">
            <text:p>94736.3529204165</text:p>
          </table:table-cell>
          <table:table-cell/>
          <table:table-cell office:value-type="float" office:value="1442890803.42182" calcext:value-type="float">
            <text:p>1442890803.42182</text:p>
          </table:table-cell>
          <table:table-cell table:formula="of:=[.G1014]-[.$B1014]" office:value-type="float" office:value="0.200848340988159" calcext:value-type="float">
            <text:p>0.200848341</text:p>
          </table:table-cell>
          <table:table-cell/>
          <table:table-cell office:value-type="float" office:value="1442890803.44963" calcext:value-type="float">
            <text:p>1442890803.44963</text:p>
          </table:table-cell>
          <table:table-cell table:formula="of:=[.J1014]-[.$B1014]" office:value-type="float" office:value="0.228652477264404" calcext:value-type="float">
            <text:p>0.2286524773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42890803.2304" calcext:value-type="float">
            <text:p>1442890803.2304</text:p>
          </table:table-cell>
          <table:table-cell office:value-type="float" office:value="896" calcext:value-type="float">
            <text:p>896</text:p>
          </table:table-cell>
          <table:table-cell table:formula="of:=[.B1015]-[.B$2]" office:value-type="float" office:value="34.7842545509338" calcext:value-type="float">
            <text:p>34.7842545509</text:p>
          </table:table-cell>
          <table:table-cell table:formula="of:=[.C1015]/([.D1015]-[.D1014])" office:value-type="float" office:value="95059.8569332726" calcext:value-type="float">
            <text:p>95059.8569332726</text:p>
          </table:table-cell>
          <table:table-cell/>
          <table:table-cell office:value-type="float" office:value="1442890803.54299" calcext:value-type="float">
            <text:p>1442890803.54299</text:p>
          </table:table-cell>
          <table:table-cell table:formula="of:=[.G1015]-[.$B1015]" office:value-type="float" office:value="0.312586784362793" calcext:value-type="float">
            <text:p>0.3125867844</text:p>
          </table:table-cell>
          <table:table-cell/>
          <table:table-cell office:value-type="float" office:value="1442890803.54303" calcext:value-type="float">
            <text:p>1442890803.54303</text:p>
          </table:table-cell>
          <table:table-cell table:formula="of:=[.J1015]-[.$B1015]" office:value-type="float" office:value="0.312627077102661" calcext:value-type="float">
            <text:p>0.3126270771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42890803.23986" calcext:value-type="float">
            <text:p>1442890803.23986</text:p>
          </table:table-cell>
          <table:table-cell office:value-type="float" office:value="896" calcext:value-type="float">
            <text:p>896</text:p>
          </table:table-cell>
          <table:table-cell table:formula="of:=[.B1016]-[.B$2]" office:value-type="float" office:value="34.7937138080597" calcext:value-type="float">
            <text:p>34.7937138081</text:p>
          </table:table-cell>
          <table:table-cell table:formula="of:=[.C1016]/([.D1016]-[.D1015])" office:value-type="float" office:value="94722.0260617517" calcext:value-type="float">
            <text:p>94722.0260617517</text:p>
          </table:table-cell>
          <table:table-cell/>
          <table:table-cell office:value-type="float" office:value="1442890803.54307" calcext:value-type="float">
            <text:p>1442890803.54307</text:p>
          </table:table-cell>
          <table:table-cell table:formula="of:=[.G1016]-[.$B1016]" office:value-type="float" office:value="0.303210496902466" calcext:value-type="float">
            <text:p>0.3032104969</text:p>
          </table:table-cell>
          <table:table-cell/>
          <table:table-cell office:value-type="float" office:value="1442890803.54615" calcext:value-type="float">
            <text:p>1442890803.54615</text:p>
          </table:table-cell>
          <table:table-cell table:formula="of:=[.J1016]-[.$B1016]" office:value-type="float" office:value="0.306292057037354" calcext:value-type="float">
            <text:p>0.306292057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42890803.24935" calcext:value-type="float">
            <text:p>1442890803.24935</text:p>
          </table:table-cell>
          <table:table-cell office:value-type="float" office:value="896" calcext:value-type="float">
            <text:p>896</text:p>
          </table:table-cell>
          <table:table-cell table:formula="of:=[.B1017]-[.B$2]" office:value-type="float" office:value="34.8032004833221" calcext:value-type="float">
            <text:p>34.8032004833</text:p>
          </table:table-cell>
          <table:table-cell table:formula="of:=[.C1017]/([.D1017]-[.D1016])" office:value-type="float" office:value="94448.2629806484" calcext:value-type="float">
            <text:p>94448.2629806484</text:p>
          </table:table-cell>
          <table:table-cell/>
          <table:table-cell office:value-type="float" office:value="1442890803.54309" calcext:value-type="float">
            <text:p>1442890803.54309</text:p>
          </table:table-cell>
          <table:table-cell table:formula="of:=[.G1017]-[.$B1017]" office:value-type="float" office:value="0.29374623298645" calcext:value-type="float">
            <text:p>0.293746233</text:p>
          </table:table-cell>
          <table:table-cell/>
          <table:table-cell office:value-type="float" office:value="1442890803.54927" calcext:value-type="float">
            <text:p>1442890803.54927</text:p>
          </table:table-cell>
          <table:table-cell table:formula="of:=[.J1017]-[.$B1017]" office:value-type="float" office:value="0.299928903579712" calcext:value-type="float">
            <text:p>0.2999289036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42890803.25881" calcext:value-type="float">
            <text:p>1442890803.25881</text:p>
          </table:table-cell>
          <table:table-cell office:value-type="float" office:value="896" calcext:value-type="float">
            <text:p>896</text:p>
          </table:table-cell>
          <table:table-cell table:formula="of:=[.B1018]-[.B$2]" office:value-type="float" office:value="34.8126645088196" calcext:value-type="float">
            <text:p>34.8126645088</text:p>
          </table:table-cell>
          <table:table-cell table:formula="of:=[.C1018]/([.D1018]-[.D1017])" office:value-type="float" office:value="94674.3011462401" calcext:value-type="float">
            <text:p>94674.3011462401</text:p>
          </table:table-cell>
          <table:table-cell/>
          <table:table-cell office:value-type="float" office:value="1442890803.54311" calcext:value-type="float">
            <text:p>1442890803.54311</text:p>
          </table:table-cell>
          <table:table-cell table:formula="of:=[.G1018]-[.$B1018]" office:value-type="float" office:value="0.284302473068237" calcext:value-type="float">
            <text:p>0.2843024731</text:p>
          </table:table-cell>
          <table:table-cell/>
          <table:table-cell office:value-type="float" office:value="1442890803.55241" calcext:value-type="float">
            <text:p>1442890803.55241</text:p>
          </table:table-cell>
          <table:table-cell table:formula="of:=[.J1018]-[.$B1018]" office:value-type="float" office:value="0.293599843978882" calcext:value-type="float">
            <text:p>0.293599844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42890803.26827" calcext:value-type="float">
            <text:p>1442890803.26827</text:p>
          </table:table-cell>
          <table:table-cell office:value-type="float" office:value="896" calcext:value-type="float">
            <text:p>896</text:p>
          </table:table-cell>
          <table:table-cell table:formula="of:=[.B1019]-[.B$2]" office:value-type="float" office:value="34.8221251964569" calcext:value-type="float">
            <text:p>34.8221251965</text:p>
          </table:table-cell>
          <table:table-cell table:formula="of:=[.C1019]/([.D1019]-[.D1018])" office:value-type="float" office:value="94707.7035356972" calcext:value-type="float">
            <text:p>94707.7035356972</text:p>
          </table:table-cell>
          <table:table-cell/>
          <table:table-cell office:value-type="float" office:value="1442890803.54314" calcext:value-type="float">
            <text:p>1442890803.54314</text:p>
          </table:table-cell>
          <table:table-cell table:formula="of:=[.G1019]-[.$B1019]" office:value-type="float" office:value="0.274865388870239" calcext:value-type="float">
            <text:p>0.2748653889</text:p>
          </table:table-cell>
          <table:table-cell/>
          <table:table-cell office:value-type="float" office:value="1442890803.55553" calcext:value-type="float">
            <text:p>1442890803.55553</text:p>
          </table:table-cell>
          <table:table-cell table:formula="of:=[.J1019]-[.$B1019]" office:value-type="float" office:value="0.287263154983521" calcext:value-type="float">
            <text:p>0.287263155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42890803.27769" calcext:value-type="float">
            <text:p>1442890803.27769</text:p>
          </table:table-cell>
          <table:table-cell office:value-type="float" office:value="896" calcext:value-type="float">
            <text:p>896</text:p>
          </table:table-cell>
          <table:table-cell table:formula="of:=[.B1020]-[.B$2]" office:value-type="float" office:value="34.8315489292145" calcext:value-type="float">
            <text:p>34.8315489292</text:p>
          </table:table-cell>
          <table:table-cell table:formula="of:=[.C1020]/([.D1020]-[.D1019])" office:value-type="float" office:value="95079.0968982442" calcext:value-type="float">
            <text:p>95079.0968982442</text:p>
          </table:table-cell>
          <table:table-cell/>
          <table:table-cell office:value-type="float" office:value="1442890803.54316" calcext:value-type="float">
            <text:p>1442890803.54316</text:p>
          </table:table-cell>
          <table:table-cell table:formula="of:=[.G1020]-[.$B1020]" office:value-type="float" office:value="0.265461921691895" calcext:value-type="float">
            <text:p>0.2654619217</text:p>
          </table:table-cell>
          <table:table-cell/>
          <table:table-cell office:value-type="float" office:value="1442890803.55866" calcext:value-type="float">
            <text:p>1442890803.55866</text:p>
          </table:table-cell>
          <table:table-cell table:formula="of:=[.J1020]-[.$B1020]" office:value-type="float" office:value="0.280963897705078" calcext:value-type="float">
            <text:p>0.2809638977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42890803.28729" calcext:value-type="float">
            <text:p>1442890803.28729</text:p>
          </table:table-cell>
          <table:table-cell office:value-type="float" office:value="896" calcext:value-type="float">
            <text:p>896</text:p>
          </table:table-cell>
          <table:table-cell table:formula="of:=[.B1021]-[.B$2]" office:value-type="float" office:value="34.8411452770233" calcext:value-type="float">
            <text:p>34.841145277</text:p>
          </table:table-cell>
          <table:table-cell table:formula="of:=[.C1021]/([.D1021]-[.D1020])" office:value-type="float" office:value="93368.8542608696" calcext:value-type="float">
            <text:p>93368.8542608696</text:p>
          </table:table-cell>
          <table:table-cell/>
          <table:table-cell office:value-type="float" office:value="1442890803.54318" calcext:value-type="float">
            <text:p>1442890803.54318</text:p>
          </table:table-cell>
          <table:table-cell table:formula="of:=[.G1021]-[.$B1021]" office:value-type="float" office:value="0.255885362625122" calcext:value-type="float">
            <text:p>0.2558853626</text:p>
          </table:table-cell>
          <table:table-cell/>
          <table:table-cell office:value-type="float" office:value="1442890803.56178" calcext:value-type="float">
            <text:p>1442890803.56178</text:p>
          </table:table-cell>
          <table:table-cell table:formula="of:=[.J1021]-[.$B1021]" office:value-type="float" office:value="0.274487495422363" calcext:value-type="float">
            <text:p>0.2744874954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42890803.29672" calcext:value-type="float">
            <text:p>1442890803.29672</text:p>
          </table:table-cell>
          <table:table-cell office:value-type="float" office:value="896" calcext:value-type="float">
            <text:p>896</text:p>
          </table:table-cell>
          <table:table-cell table:formula="of:=[.B1022]-[.B$2]" office:value-type="float" office:value="34.8505713939667" calcext:value-type="float">
            <text:p>34.850571394</text:p>
          </table:table-cell>
          <table:table-cell table:formula="of:=[.C1022]/([.D1022]-[.D1021])" office:value-type="float" office:value="95055.0481586402" calcext:value-type="float">
            <text:p>95055.0481586402</text:p>
          </table:table-cell>
          <table:table-cell/>
          <table:table-cell office:value-type="float" office:value="1442890803.5432" calcext:value-type="float">
            <text:p>1442890803.5432</text:p>
          </table:table-cell>
          <table:table-cell table:formula="of:=[.G1022]-[.$B1022]" office:value-type="float" office:value="0.246479749679565" calcext:value-type="float">
            <text:p>0.2464797497</text:p>
          </table:table-cell>
          <table:table-cell/>
          <table:table-cell office:value-type="float" office:value="1442890803.5649" calcext:value-type="float">
            <text:p>1442890803.5649</text:p>
          </table:table-cell>
          <table:table-cell table:formula="of:=[.J1022]-[.$B1022]" office:value-type="float" office:value="0.268181562423706" calcext:value-type="float">
            <text:p>0.2681815624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42890803.30627" calcext:value-type="float">
            <text:p>1442890803.30627</text:p>
          </table:table-cell>
          <table:table-cell office:value-type="float" office:value="896" calcext:value-type="float">
            <text:p>896</text:p>
          </table:table-cell>
          <table:table-cell table:formula="of:=[.B1023]-[.B$2]" office:value-type="float" office:value="34.8601219654083" calcext:value-type="float">
            <text:p>34.8601219654</text:p>
          </table:table-cell>
          <table:table-cell table:formula="of:=[.C1023]/([.D1023]-[.D1022])" office:value-type="float" office:value="93816.3758550102" calcext:value-type="float">
            <text:p>93816.3758550102</text:p>
          </table:table-cell>
          <table:table-cell/>
          <table:table-cell office:value-type="float" office:value="1442890803.54322" calcext:value-type="float">
            <text:p>1442890803.54322</text:p>
          </table:table-cell>
          <table:table-cell table:formula="of:=[.G1023]-[.$B1023]" office:value-type="float" office:value="0.236949443817139" calcext:value-type="float">
            <text:p>0.2369494438</text:p>
          </table:table-cell>
          <table:table-cell/>
          <table:table-cell office:value-type="float" office:value="1442890803.56802" calcext:value-type="float">
            <text:p>1442890803.56802</text:p>
          </table:table-cell>
          <table:table-cell table:formula="of:=[.J1023]-[.$B1023]" office:value-type="float" office:value="0.261751413345337" calcext:value-type="float">
            <text:p>0.2617514133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42890803.3157" calcext:value-type="float">
            <text:p>1442890803.3157</text:p>
          </table:table-cell>
          <table:table-cell office:value-type="float" office:value="896" calcext:value-type="float">
            <text:p>896</text:p>
          </table:table-cell>
          <table:table-cell table:formula="of:=[.B1024]-[.B$2]" office:value-type="float" office:value="34.8695597648621" calcext:value-type="float">
            <text:p>34.8695597649</text:p>
          </table:table-cell>
          <table:table-cell table:formula="of:=[.C1024]/([.D1024]-[.D1023])" office:value-type="float" office:value="94937.3849690539" calcext:value-type="float">
            <text:p>94937.3849690539</text:p>
          </table:table-cell>
          <table:table-cell/>
          <table:table-cell office:value-type="float" office:value="1442890803.54324" calcext:value-type="float">
            <text:p>1442890803.54324</text:p>
          </table:table-cell>
          <table:table-cell table:formula="of:=[.G1024]-[.$B1024]" office:value-type="float" office:value="0.227532386779785" calcext:value-type="float">
            <text:p>0.2275323868</text:p>
          </table:table-cell>
          <table:table-cell/>
          <table:table-cell office:value-type="float" office:value="1442890803.57114" calcext:value-type="float">
            <text:p>1442890803.57114</text:p>
          </table:table-cell>
          <table:table-cell table:formula="of:=[.J1024]-[.$B1024]" office:value-type="float" office:value="0.255439281463623" calcext:value-type="float">
            <text:p>0.2554392815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42890803.3252" calcext:value-type="float">
            <text:p>1442890803.3252</text:p>
          </table:table-cell>
          <table:table-cell office:value-type="float" office:value="896" calcext:value-type="float">
            <text:p>896</text:p>
          </table:table-cell>
          <table:table-cell table:formula="of:=[.B1025]-[.B$2]" office:value-type="float" office:value="34.8790555000305" calcext:value-type="float">
            <text:p>34.8790555</text:p>
          </table:table-cell>
          <table:table-cell table:formula="of:=[.C1025]/([.D1025]-[.D1024])" office:value-type="float" office:value="94358.1496434669" calcext:value-type="float">
            <text:p>94358.1496434669</text:p>
          </table:table-cell>
          <table:table-cell/>
          <table:table-cell office:value-type="float" office:value="1442890803.54326" calcext:value-type="float">
            <text:p>1442890803.54326</text:p>
          </table:table-cell>
          <table:table-cell table:formula="of:=[.G1025]-[.$B1025]" office:value-type="float" office:value="0.218056678771973" calcext:value-type="float">
            <text:p>0.2180566788</text:p>
          </table:table-cell>
          <table:table-cell/>
          <table:table-cell office:value-type="float" office:value="1442890803.57423" calcext:value-type="float">
            <text:p>1442890803.57423</text:p>
          </table:table-cell>
          <table:table-cell table:formula="of:=[.J1025]-[.$B1025]" office:value-type="float" office:value="0.249033451080322" calcext:value-type="float">
            <text:p>0.2490334511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42890803.33474" calcext:value-type="float">
            <text:p>1442890803.33474</text:p>
          </table:table-cell>
          <table:table-cell office:value-type="float" office:value="896" calcext:value-type="float">
            <text:p>896</text:p>
          </table:table-cell>
          <table:table-cell table:formula="of:=[.B1026]-[.B$2]" office:value-type="float" office:value="34.8885972499847" calcext:value-type="float">
            <text:p>34.88859725</text:p>
          </table:table-cell>
          <table:table-cell table:formula="of:=[.C1026]/([.D1026]-[.D1025])" office:value-type="float" office:value="93903.1104670048" calcext:value-type="float">
            <text:p>93903.1104670048</text:p>
          </table:table-cell>
          <table:table-cell/>
          <table:table-cell office:value-type="float" office:value="1442890803.54328" calcext:value-type="float">
            <text:p>1442890803.54328</text:p>
          </table:table-cell>
          <table:table-cell table:formula="of:=[.G1026]-[.$B1026]" office:value-type="float" office:value="0.208536863327026" calcext:value-type="float">
            <text:p>0.2085368633</text:p>
          </table:table-cell>
          <table:table-cell/>
          <table:table-cell office:value-type="float" office:value="1442890803.57737" calcext:value-type="float">
            <text:p>1442890803.57737</text:p>
          </table:table-cell>
          <table:table-cell table:formula="of:=[.J1026]-[.$B1026]" office:value-type="float" office:value="0.242629051208496" calcext:value-type="float">
            <text:p>0.2426290512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42890803.34394" calcext:value-type="float">
            <text:p>1442890803.34394</text:p>
          </table:table-cell>
          <table:table-cell office:value-type="float" office:value="896" calcext:value-type="float">
            <text:p>896</text:p>
          </table:table-cell>
          <table:table-cell table:formula="of:=[.B1027]-[.B$2]" office:value-type="float" office:value="34.8977999687195" calcext:value-type="float">
            <text:p>34.8977999687</text:p>
          </table:table-cell>
          <table:table-cell table:formula="of:=[.C1027]/([.D1027]-[.D1026])" office:value-type="float" office:value="97362.5322935827" calcext:value-type="float">
            <text:p>97362.5322935827</text:p>
          </table:table-cell>
          <table:table-cell/>
          <table:table-cell office:value-type="float" office:value="1442890803.62232" calcext:value-type="float">
            <text:p>1442890803.62232</text:p>
          </table:table-cell>
          <table:table-cell table:formula="of:=[.G1027]-[.$B1027]" office:value-type="float" office:value="0.278372287750244" calcext:value-type="float">
            <text:p>0.2783722878</text:p>
          </table:table-cell>
          <table:table-cell/>
          <table:table-cell office:value-type="float" office:value="1442890803.62236" calcext:value-type="float">
            <text:p>1442890803.62236</text:p>
          </table:table-cell>
          <table:table-cell table:formula="of:=[.J1027]-[.$B1027]" office:value-type="float" office:value="0.278412818908691" calcext:value-type="float">
            <text:p>0.2784128189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42890803.35349" calcext:value-type="float">
            <text:p>1442890803.35349</text:p>
          </table:table-cell>
          <table:table-cell office:value-type="float" office:value="896" calcext:value-type="float">
            <text:p>896</text:p>
          </table:table-cell>
          <table:table-cell table:formula="of:=[.B1028]-[.B$2]" office:value-type="float" office:value="34.9073433876038" calcext:value-type="float">
            <text:p>34.9073433876</text:p>
          </table:table-cell>
          <table:table-cell table:formula="of:=[.C1028]/([.D1028]-[.D1027])" office:value-type="float" office:value="93886.6889177576" calcext:value-type="float">
            <text:p>93886.6889177576</text:p>
          </table:table-cell>
          <table:table-cell/>
          <table:table-cell office:value-type="float" office:value="1442890803.6224" calcext:value-type="float">
            <text:p>1442890803.6224</text:p>
          </table:table-cell>
          <table:table-cell table:formula="of:=[.G1028]-[.$B1028]" office:value-type="float" office:value="0.268912792205811" calcext:value-type="float">
            <text:p>0.2689127922</text:p>
          </table:table-cell>
          <table:table-cell/>
          <table:table-cell office:value-type="float" office:value="1442890803.62551" calcext:value-type="float">
            <text:p>1442890803.62551</text:p>
          </table:table-cell>
          <table:table-cell table:formula="of:=[.J1028]-[.$B1028]" office:value-type="float" office:value="0.272017240524292" calcext:value-type="float">
            <text:p>0.2720172405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42890803.36295" calcext:value-type="float">
            <text:p>1442890803.36295</text:p>
          </table:table-cell>
          <table:table-cell office:value-type="float" office:value="896" calcext:value-type="float">
            <text:p>896</text:p>
          </table:table-cell>
          <table:table-cell table:formula="of:=[.B1029]-[.B$2]" office:value-type="float" office:value="34.9168035984039" calcext:value-type="float">
            <text:p>34.9168035984</text:p>
          </table:table-cell>
          <table:table-cell table:formula="of:=[.C1029]/([.D1029]-[.D1028])" office:value-type="float" office:value="94712.4772297689" calcext:value-type="float">
            <text:p>94712.4772297689</text:p>
          </table:table-cell>
          <table:table-cell/>
          <table:table-cell office:value-type="float" office:value="1442890803.62242" calcext:value-type="float">
            <text:p>1442890803.62242</text:p>
          </table:table-cell>
          <table:table-cell table:formula="of:=[.G1029]-[.$B1029]" office:value-type="float" office:value="0.259474754333496" calcext:value-type="float">
            <text:p>0.2594747543</text:p>
          </table:table-cell>
          <table:table-cell/>
          <table:table-cell office:value-type="float" office:value="1442890803.62861" calcext:value-type="float">
            <text:p>1442890803.62861</text:p>
          </table:table-cell>
          <table:table-cell table:formula="of:=[.J1029]-[.$B1029]" office:value-type="float" office:value="0.265657186508179" calcext:value-type="float">
            <text:p>0.2656571865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42890803.37244" calcext:value-type="float">
            <text:p>1442890803.37244</text:p>
          </table:table-cell>
          <table:table-cell office:value-type="float" office:value="896" calcext:value-type="float">
            <text:p>896</text:p>
          </table:table-cell>
          <table:table-cell table:formula="of:=[.B1030]-[.B$2]" office:value-type="float" office:value="34.9262928962708" calcext:value-type="float">
            <text:p>34.9262928963</text:p>
          </table:table-cell>
          <table:table-cell table:formula="of:=[.C1030]/([.D1030]-[.D1029])" office:value-type="float" office:value="94422.15984523" calcext:value-type="float">
            <text:p>94422.15984523</text:p>
          </table:table-cell>
          <table:table-cell/>
          <table:table-cell office:value-type="float" office:value="1442890803.62244" calcext:value-type="float">
            <text:p>1442890803.62244</text:p>
          </table:table-cell>
          <table:table-cell table:formula="of:=[.G1030]-[.$B1030]" office:value-type="float" office:value="0.250005960464478" calcext:value-type="float">
            <text:p>0.2500059605</text:p>
          </table:table-cell>
          <table:table-cell/>
          <table:table-cell office:value-type="float" office:value="1442890803.63173" calcext:value-type="float">
            <text:p>1442890803.63173</text:p>
          </table:table-cell>
          <table:table-cell table:formula="of:=[.J1030]-[.$B1030]" office:value-type="float" office:value="0.259289741516113" calcext:value-type="float">
            <text:p>0.2592897415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42890803.38192" calcext:value-type="float">
            <text:p>1442890803.38192</text:p>
          </table:table-cell>
          <table:table-cell office:value-type="float" office:value="896" calcext:value-type="float">
            <text:p>896</text:p>
          </table:table-cell>
          <table:table-cell table:formula="of:=[.B1031]-[.B$2]" office:value-type="float" office:value="34.9357712268829" calcext:value-type="float">
            <text:p>34.9357712269</text:p>
          </table:table-cell>
          <table:table-cell table:formula="of:=[.C1031]/([.D1031]-[.D1030])" office:value-type="float" office:value="94531.4145138976" calcext:value-type="float">
            <text:p>94531.4145138976</text:p>
          </table:table-cell>
          <table:table-cell/>
          <table:table-cell office:value-type="float" office:value="1442890803.62246" calcext:value-type="float">
            <text:p>1442890803.62246</text:p>
          </table:table-cell>
          <table:table-cell table:formula="of:=[.G1031]-[.$B1031]" office:value-type="float" office:value="0.240547895431519" calcext:value-type="float">
            <text:p>0.2405478954</text:p>
          </table:table-cell>
          <table:table-cell/>
          <table:table-cell office:value-type="float" office:value="1442890803.63484" calcext:value-type="float">
            <text:p>1442890803.63484</text:p>
          </table:table-cell>
          <table:table-cell table:formula="of:=[.J1031]-[.$B1031]" office:value-type="float" office:value="0.252922058105469" calcext:value-type="float">
            <text:p>0.2529220581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42890803.39135" calcext:value-type="float">
            <text:p>1442890803.39135</text:p>
          </table:table-cell>
          <table:table-cell office:value-type="float" office:value="896" calcext:value-type="float">
            <text:p>896</text:p>
          </table:table-cell>
          <table:table-cell table:formula="of:=[.B1032]-[.B$2]" office:value-type="float" office:value="34.9452061653137" calcext:value-type="float">
            <text:p>34.9452061653</text:p>
          </table:table-cell>
          <table:table-cell table:formula="of:=[.C1032]/([.D1032]-[.D1031])" office:value-type="float" office:value="94966.1735021353" calcext:value-type="float">
            <text:p>94966.1735021353</text:p>
          </table:table-cell>
          <table:table-cell/>
          <table:table-cell office:value-type="float" office:value="1442890803.62248" calcext:value-type="float">
            <text:p>1442890803.62248</text:p>
          </table:table-cell>
          <table:table-cell table:formula="of:=[.G1032]-[.$B1032]" office:value-type="float" office:value="0.231133222579956" calcext:value-type="float">
            <text:p>0.2311332226</text:p>
          </table:table-cell>
          <table:table-cell/>
          <table:table-cell office:value-type="float" office:value="1442890803.63796" calcext:value-type="float">
            <text:p>1442890803.63796</text:p>
          </table:table-cell>
          <table:table-cell table:formula="of:=[.J1032]-[.$B1032]" office:value-type="float" office:value="0.246610164642334" calcext:value-type="float">
            <text:p>0.2466101646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42890803.40088" calcext:value-type="float">
            <text:p>1442890803.40088</text:p>
          </table:table-cell>
          <table:table-cell office:value-type="float" office:value="896" calcext:value-type="float">
            <text:p>896</text:p>
          </table:table-cell>
          <table:table-cell table:formula="of:=[.B1033]-[.B$2]" office:value-type="float" office:value="34.9547393321991" calcext:value-type="float">
            <text:p>34.9547393322</text:p>
          </table:table-cell>
          <table:table-cell table:formula="of:=[.C1033]/([.D1033]-[.D1032])" office:value-type="float" office:value="93987.654970614" calcext:value-type="float">
            <text:p>93987.654970614</text:p>
          </table:table-cell>
          <table:table-cell/>
          <table:table-cell office:value-type="float" office:value="1442890803.6225" calcext:value-type="float">
            <text:p>1442890803.6225</text:p>
          </table:table-cell>
          <table:table-cell table:formula="of:=[.G1033]-[.$B1033]" office:value-type="float" office:value="0.221619844436645" calcext:value-type="float">
            <text:p>0.2216198444</text:p>
          </table:table-cell>
          <table:table-cell/>
          <table:table-cell office:value-type="float" office:value="1442890803.64107" calcext:value-type="float">
            <text:p>1442890803.64107</text:p>
          </table:table-cell>
          <table:table-cell table:formula="of:=[.J1033]-[.$B1033]" office:value-type="float" office:value="0.240184307098389" calcext:value-type="float">
            <text:p>0.2401843071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42890803.41034" calcext:value-type="float">
            <text:p>1442890803.41034</text:p>
          </table:table-cell>
          <table:table-cell office:value-type="float" office:value="896" calcext:value-type="float">
            <text:p>896</text:p>
          </table:table-cell>
          <table:table-cell table:formula="of:=[.B1034]-[.B$2]" office:value-type="float" office:value="34.9641933441162" calcext:value-type="float">
            <text:p>34.9641933441</text:p>
          </table:table-cell>
          <table:table-cell table:formula="of:=[.C1034]/([.D1034]-[.D1033])" office:value-type="float" office:value="94774.5790734623" calcext:value-type="float">
            <text:p>94774.5790734623</text:p>
          </table:table-cell>
          <table:table-cell/>
          <table:table-cell office:value-type="float" office:value="1442890803.62252" calcext:value-type="float">
            <text:p>1442890803.62252</text:p>
          </table:table-cell>
          <table:table-cell table:formula="of:=[.G1034]-[.$B1034]" office:value-type="float" office:value="0.212185859680176" calcext:value-type="float">
            <text:p>0.2121858597</text:p>
          </table:table-cell>
          <table:table-cell/>
          <table:table-cell office:value-type="float" office:value="1442890803.64419" calcext:value-type="float">
            <text:p>1442890803.64419</text:p>
          </table:table-cell>
          <table:table-cell table:formula="of:=[.J1034]-[.$B1034]" office:value-type="float" office:value="0.233855962753296" calcext:value-type="float">
            <text:p>0.2338559628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42890803.41984" calcext:value-type="float">
            <text:p>1442890803.41984</text:p>
          </table:table-cell>
          <table:table-cell office:value-type="float" office:value="896" calcext:value-type="float">
            <text:p>896</text:p>
          </table:table-cell>
          <table:table-cell table:formula="of:=[.B1035]-[.B$2]" office:value-type="float" office:value="34.9737000465393" calcext:value-type="float">
            <text:p>34.9737000465</text:p>
          </table:table-cell>
          <table:table-cell table:formula="of:=[.C1035]/([.D1035]-[.D1034])" office:value-type="float" office:value="94249.2948788684" calcext:value-type="float">
            <text:p>94249.2948788684</text:p>
          </table:table-cell>
          <table:table-cell/>
          <table:table-cell office:value-type="float" office:value="1442890803.62254" calcext:value-type="float">
            <text:p>1442890803.62254</text:p>
          </table:table-cell>
          <table:table-cell table:formula="of:=[.G1035]-[.$B1035]" office:value-type="float" office:value="0.202699422836304" calcext:value-type="float">
            <text:p>0.2026994228</text:p>
          </table:table-cell>
          <table:table-cell/>
          <table:table-cell office:value-type="float" office:value="1442890803.64733" calcext:value-type="float">
            <text:p>1442890803.64733</text:p>
          </table:table-cell>
          <table:table-cell table:formula="of:=[.J1035]-[.$B1035]" office:value-type="float" office:value="0.227485179901123" calcext:value-type="float">
            <text:p>0.2274851799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42890803.42942" calcext:value-type="float">
            <text:p>1442890803.42942</text:p>
          </table:table-cell>
          <table:table-cell office:value-type="float" office:value="896" calcext:value-type="float">
            <text:p>896</text:p>
          </table:table-cell>
          <table:table-cell table:formula="of:=[.B1036]-[.B$2]" office:value-type="float" office:value="34.9832708835602" calcext:value-type="float">
            <text:p>34.9832708836</text:p>
          </table:table-cell>
          <table:table-cell table:formula="of:=[.C1036]/([.D1036]-[.D1035])" office:value-type="float" office:value="93617.7262287323" calcext:value-type="float">
            <text:p>93617.7262287323</text:p>
          </table:table-cell>
          <table:table-cell/>
          <table:table-cell office:value-type="float" office:value="1442890803.74223" calcext:value-type="float">
            <text:p>1442890803.74223</text:p>
          </table:table-cell>
          <table:table-cell table:formula="of:=[.G1036]-[.$B1036]" office:value-type="float" office:value="0.312814235687256" calcext:value-type="float">
            <text:p>0.3128142357</text:p>
          </table:table-cell>
          <table:table-cell/>
          <table:table-cell office:value-type="float" office:value="1442890803.74232" calcext:value-type="float">
            <text:p>1442890803.74232</text:p>
          </table:table-cell>
          <table:table-cell table:formula="of:=[.J1036]-[.$B1036]" office:value-type="float" office:value="0.312906265258789" calcext:value-type="float">
            <text:p>0.3129062653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42890803.43903" calcext:value-type="float">
            <text:p>1442890803.43903</text:p>
          </table:table-cell>
          <table:table-cell office:value-type="float" office:value="896" calcext:value-type="float">
            <text:p>896</text:p>
          </table:table-cell>
          <table:table-cell table:formula="of:=[.B1037]-[.B$2]" office:value-type="float" office:value="34.9928870201111" calcext:value-type="float">
            <text:p>34.9928870201</text:p>
          </table:table-cell>
          <table:table-cell table:formula="of:=[.C1037]/([.D1037]-[.D1036])" office:value-type="float" office:value="93176.7134604418" calcext:value-type="float">
            <text:p>93176.7134604418</text:p>
          </table:table-cell>
          <table:table-cell/>
          <table:table-cell office:value-type="float" office:value="1442890803.74238" calcext:value-type="float">
            <text:p>1442890803.74238</text:p>
          </table:table-cell>
          <table:table-cell table:formula="of:=[.G1037]-[.$B1037]" office:value-type="float" office:value="0.303344488143921" calcext:value-type="float">
            <text:p>0.3033444881</text:p>
          </table:table-cell>
          <table:table-cell/>
          <table:table-cell office:value-type="float" office:value="1442890803.74544" calcext:value-type="float">
            <text:p>1442890803.74544</text:p>
          </table:table-cell>
          <table:table-cell table:formula="of:=[.J1037]-[.$B1037]" office:value-type="float" office:value="0.306410551071167" calcext:value-type="float">
            <text:p>0.3064105511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42890803.44851" calcext:value-type="float">
            <text:p>1442890803.44851</text:p>
          </table:table-cell>
          <table:table-cell office:value-type="float" office:value="896" calcext:value-type="float">
            <text:p>896</text:p>
          </table:table-cell>
          <table:table-cell table:formula="of:=[.B1038]-[.B$2]" office:value-type="float" office:value="35.002368927002" calcext:value-type="float">
            <text:p>35.002368927</text:p>
          </table:table-cell>
          <table:table-cell table:formula="of:=[.C1038]/([.D1038]-[.D1037])" office:value-type="float" office:value="94495.7602212723" calcext:value-type="float">
            <text:p>94495.7602212723</text:p>
          </table:table-cell>
          <table:table-cell/>
          <table:table-cell office:value-type="float" office:value="1442890803.7424" calcext:value-type="float">
            <text:p>1442890803.7424</text:p>
          </table:table-cell>
          <table:table-cell table:formula="of:=[.G1038]-[.$B1038]" office:value-type="float" office:value="0.293887376785278" calcext:value-type="float">
            <text:p>0.2938873768</text:p>
          </table:table-cell>
          <table:table-cell/>
          <table:table-cell office:value-type="float" office:value="1442890803.74856" calcext:value-type="float">
            <text:p>1442890803.74856</text:p>
          </table:table-cell>
          <table:table-cell table:formula="of:=[.J1038]-[.$B1038]" office:value-type="float" office:value="0.300044536590576" calcext:value-type="float">
            <text:p>0.3000445366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42890803.45802" calcext:value-type="float">
            <text:p>1442890803.45802</text:p>
          </table:table-cell>
          <table:table-cell office:value-type="float" office:value="896" calcext:value-type="float">
            <text:p>896</text:p>
          </table:table-cell>
          <table:table-cell table:formula="of:=[.B1039]-[.B$2]" office:value-type="float" office:value="35.011878490448" calcext:value-type="float">
            <text:p>35.0118784904</text:p>
          </table:table-cell>
          <table:table-cell table:formula="of:=[.C1039]/([.D1039]-[.D1038])" office:value-type="float" office:value="94220.9392769393" calcext:value-type="float">
            <text:p>94220.9392769393</text:p>
          </table:table-cell>
          <table:table-cell/>
          <table:table-cell office:value-type="float" office:value="1442890803.74242" calcext:value-type="float">
            <text:p>1442890803.74242</text:p>
          </table:table-cell>
          <table:table-cell table:formula="of:=[.G1039]-[.$B1039]" office:value-type="float" office:value="0.284400224685669" calcext:value-type="float">
            <text:p>0.2844002247</text:p>
          </table:table-cell>
          <table:table-cell/>
          <table:table-cell office:value-type="float" office:value="1442890803.75168" calcext:value-type="float">
            <text:p>1442890803.75168</text:p>
          </table:table-cell>
          <table:table-cell table:formula="of:=[.J1039]-[.$B1039]" office:value-type="float" office:value="0.293657541275024" calcext:value-type="float">
            <text:p>0.2936575413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42890803.46749" calcext:value-type="float">
            <text:p>1442890803.46749</text:p>
          </table:table-cell>
          <table:table-cell office:value-type="float" office:value="896" calcext:value-type="float">
            <text:p>896</text:p>
          </table:table-cell>
          <table:table-cell table:formula="of:=[.B1040]-[.B$2]" office:value-type="float" office:value="35.0213429927826" calcext:value-type="float">
            <text:p>35.0213429928</text:p>
          </table:table-cell>
          <table:table-cell table:formula="of:=[.C1040]/([.D1040]-[.D1039])" office:value-type="float" office:value="94669.5312995944" calcext:value-type="float">
            <text:p>94669.5312995944</text:p>
          </table:table-cell>
          <table:table-cell/>
          <table:table-cell office:value-type="float" office:value="1442890803.74245" calcext:value-type="float">
            <text:p>1442890803.74245</text:p>
          </table:table-cell>
          <table:table-cell table:formula="of:=[.G1040]-[.$B1040]" office:value-type="float" office:value="0.274957656860352" calcext:value-type="float">
            <text:p>0.2749576569</text:p>
          </table:table-cell>
          <table:table-cell/>
          <table:table-cell office:value-type="float" office:value="1442890803.7548" calcext:value-type="float">
            <text:p>1442890803.7548</text:p>
          </table:table-cell>
          <table:table-cell table:formula="of:=[.J1040]-[.$B1040]" office:value-type="float" office:value="0.287308931350708" calcext:value-type="float">
            <text:p>0.2873089314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42890803.47697" calcext:value-type="float">
            <text:p>1442890803.47697</text:p>
          </table:table-cell>
          <table:table-cell office:value-type="float" office:value="896" calcext:value-type="float">
            <text:p>896</text:p>
          </table:table-cell>
          <table:table-cell table:formula="of:=[.B1041]-[.B$2]" office:value-type="float" office:value="35.0308294296265" calcext:value-type="float">
            <text:p>35.0308294296</text:p>
          </table:table-cell>
          <table:table-cell table:formula="of:=[.C1041]/([.D1041]-[.D1040])" office:value-type="float" office:value="94450.6367086381" calcext:value-type="float">
            <text:p>94450.6367086381</text:p>
          </table:table-cell>
          <table:table-cell/>
          <table:table-cell office:value-type="float" office:value="1442890803.74247" calcext:value-type="float">
            <text:p>1442890803.74247</text:p>
          </table:table-cell>
          <table:table-cell table:formula="of:=[.G1041]-[.$B1041]" office:value-type="float" office:value="0.265493392944336" calcext:value-type="float">
            <text:p>0.2654933929</text:p>
          </table:table-cell>
          <table:table-cell/>
          <table:table-cell office:value-type="float" office:value="1442890803.75791" calcext:value-type="float">
            <text:p>1442890803.75791</text:p>
          </table:table-cell>
          <table:table-cell table:formula="of:=[.J1041]-[.$B1041]" office:value-type="float" office:value="0.280940294265747" calcext:value-type="float">
            <text:p>0.2809402943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42890803.48643" calcext:value-type="float">
            <text:p>1442890803.48643</text:p>
          </table:table-cell>
          <table:table-cell office:value-type="float" office:value="896" calcext:value-type="float">
            <text:p>896</text:p>
          </table:table-cell>
          <table:table-cell table:formula="of:=[.B1042]-[.B$2]" office:value-type="float" office:value="35.0402898788452" calcext:value-type="float">
            <text:p>35.0402898788</text:p>
          </table:table-cell>
          <table:table-cell table:formula="of:=[.C1042]/([.D1042]-[.D1041])" office:value-type="float" office:value="94710.0903225806" calcext:value-type="float">
            <text:p>94710.0903225806</text:p>
          </table:table-cell>
          <table:table-cell/>
          <table:table-cell office:value-type="float" office:value="1442890803.74249" calcext:value-type="float">
            <text:p>1442890803.74249</text:p>
          </table:table-cell>
          <table:table-cell table:formula="of:=[.G1042]-[.$B1042]" office:value-type="float" office:value="0.256054878234863" calcext:value-type="float">
            <text:p>0.2560548782</text:p>
          </table:table-cell>
          <table:table-cell/>
          <table:table-cell office:value-type="float" office:value="1442890803.76103" calcext:value-type="float">
            <text:p>1442890803.76103</text:p>
          </table:table-cell>
          <table:table-cell table:formula="of:=[.J1042]-[.$B1042]" office:value-type="float" office:value="0.274595260620117" calcext:value-type="float">
            <text:p>0.2745952606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42890803.49591" calcext:value-type="float">
            <text:p>1442890803.49591</text:p>
          </table:table-cell>
          <table:table-cell office:value-type="float" office:value="896" calcext:value-type="float">
            <text:p>896</text:p>
          </table:table-cell>
          <table:table-cell table:formula="of:=[.B1043]-[.B$2]" office:value-type="float" office:value="35.0497605800629" calcext:value-type="float">
            <text:p>35.0497605801</text:p>
          </table:table-cell>
          <table:table-cell table:formula="of:=[.C1043]/([.D1043]-[.D1042])" office:value-type="float" office:value="94607.5670014853" calcext:value-type="float">
            <text:p>94607.5670014853</text:p>
          </table:table-cell>
          <table:table-cell/>
          <table:table-cell office:value-type="float" office:value="1442890803.74251" calcext:value-type="float">
            <text:p>1442890803.74251</text:p>
          </table:table-cell>
          <table:table-cell table:formula="of:=[.G1043]-[.$B1043]" office:value-type="float" office:value="0.246605634689331" calcext:value-type="float">
            <text:p>0.2466056347</text:p>
          </table:table-cell>
          <table:table-cell/>
          <table:table-cell office:value-type="float" office:value="1442890803.76415" calcext:value-type="float">
            <text:p>1442890803.76415</text:p>
          </table:table-cell>
          <table:table-cell table:formula="of:=[.J1043]-[.$B1043]" office:value-type="float" office:value="0.268243551254272" calcext:value-type="float">
            <text:p>0.2682435513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42890803.50536" calcext:value-type="float">
            <text:p>1442890803.50536</text:p>
          </table:table-cell>
          <table:table-cell office:value-type="float" office:value="896" calcext:value-type="float">
            <text:p>896</text:p>
          </table:table-cell>
          <table:table-cell table:formula="of:=[.B1044]-[.B$2]" office:value-type="float" office:value="35.0592124462128" calcext:value-type="float">
            <text:p>35.0592124462</text:p>
          </table:table-cell>
          <table:table-cell table:formula="of:=[.C1044]/([.D1044]-[.D1043])" office:value-type="float" office:value="94796.0948441126" calcext:value-type="float">
            <text:p>94796.0948441126</text:p>
          </table:table-cell>
          <table:table-cell/>
          <table:table-cell office:value-type="float" office:value="1442890803.74253" calcext:value-type="float">
            <text:p>1442890803.74253</text:p>
          </table:table-cell>
          <table:table-cell table:formula="of:=[.G1044]-[.$B1044]" office:value-type="float" office:value="0.237175226211548" calcext:value-type="float">
            <text:p>0.2371752262</text:p>
          </table:table-cell>
          <table:table-cell/>
          <table:table-cell office:value-type="float" office:value="1442890803.76734" calcext:value-type="float">
            <text:p>1442890803.76734</text:p>
          </table:table-cell>
          <table:table-cell table:formula="of:=[.J1044]-[.$B1044]" office:value-type="float" office:value="0.261984348297119" calcext:value-type="float">
            <text:p>0.2619843483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42890803.51483" calcext:value-type="float">
            <text:p>1442890803.51483</text:p>
          </table:table-cell>
          <table:table-cell office:value-type="float" office:value="896" calcext:value-type="float">
            <text:p>896</text:p>
          </table:table-cell>
          <table:table-cell table:formula="of:=[.B1045]-[.B$2]" office:value-type="float" office:value="35.0686836242676" calcext:value-type="float">
            <text:p>35.0686836243</text:p>
          </table:table-cell>
          <table:table-cell table:formula="of:=[.C1045]/([.D1045]-[.D1044])" office:value-type="float" office:value="94602.803876652" calcext:value-type="float">
            <text:p>94602.803876652</text:p>
          </table:table-cell>
          <table:table-cell/>
          <table:table-cell office:value-type="float" office:value="1442890803.74255" calcext:value-type="float">
            <text:p>1442890803.74255</text:p>
          </table:table-cell>
          <table:table-cell table:formula="of:=[.G1045]-[.$B1045]" office:value-type="float" office:value="0.227725982666016" calcext:value-type="float">
            <text:p>0.2277259827</text:p>
          </table:table-cell>
          <table:table-cell/>
          <table:table-cell office:value-type="float" office:value="1442890803.77046" calcext:value-type="float">
            <text:p>1442890803.77046</text:p>
          </table:table-cell>
          <table:table-cell table:formula="of:=[.J1045]-[.$B1045]" office:value-type="float" office:value="0.255634546279907" calcext:value-type="float">
            <text:p>0.2556345463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42890803.52429" calcext:value-type="float">
            <text:p>1442890803.52429</text:p>
          </table:table-cell>
          <table:table-cell office:value-type="float" office:value="896" calcext:value-type="float">
            <text:p>896</text:p>
          </table:table-cell>
          <table:table-cell table:formula="of:=[.B1046]-[.B$2]" office:value-type="float" office:value="35.0781457424164" calcext:value-type="float">
            <text:p>35.0781457424</text:p>
          </table:table-cell>
          <table:table-cell table:formula="of:=[.C1046]/([.D1046]-[.D1045])" office:value-type="float" office:value="94693.3853402878" calcext:value-type="float">
            <text:p>94693.3853402878</text:p>
          </table:table-cell>
          <table:table-cell/>
          <table:table-cell office:value-type="float" office:value="1442890803.74258" calcext:value-type="float">
            <text:p>1442890803.74258</text:p>
          </table:table-cell>
          <table:table-cell table:formula="of:=[.G1046]-[.$B1046]" office:value-type="float" office:value="0.218285799026489" calcext:value-type="float">
            <text:p>0.218285799</text:p>
          </table:table-cell>
          <table:table-cell/>
          <table:table-cell office:value-type="float" office:value="1442890803.77357" calcext:value-type="float">
            <text:p>1442890803.77357</text:p>
          </table:table-cell>
          <table:table-cell table:formula="of:=[.J1046]-[.$B1046]" office:value-type="float" office:value="0.249277591705322" calcext:value-type="float">
            <text:p>0.2492775917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42890803.53378" calcext:value-type="float">
            <text:p>1442890803.53378</text:p>
          </table:table-cell>
          <table:table-cell office:value-type="float" office:value="896" calcext:value-type="float">
            <text:p>896</text:p>
          </table:table-cell>
          <table:table-cell table:formula="of:=[.B1047]-[.B$2]" office:value-type="float" office:value="35.0876381397247" calcext:value-type="float">
            <text:p>35.0876381397</text:p>
          </table:table-cell>
          <table:table-cell table:formula="of:=[.C1047]/([.D1047]-[.D1046])" office:value-type="float" office:value="94391.3292811574" calcext:value-type="float">
            <text:p>94391.3292811574</text:p>
          </table:table-cell>
          <table:table-cell/>
          <table:table-cell office:value-type="float" office:value="1442890803.7426" calcext:value-type="float">
            <text:p>1442890803.7426</text:p>
          </table:table-cell>
          <table:table-cell table:formula="of:=[.G1047]-[.$B1047]" office:value-type="float" office:value="0.208815336227417" calcext:value-type="float">
            <text:p>0.2088153362</text:p>
          </table:table-cell>
          <table:table-cell/>
          <table:table-cell office:value-type="float" office:value="1442890803.77669" calcext:value-type="float">
            <text:p>1442890803.77669</text:p>
          </table:table-cell>
          <table:table-cell table:formula="of:=[.J1047]-[.$B1047]" office:value-type="float" office:value="0.242910146713257" calcext:value-type="float">
            <text:p>0.2429101467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42890803.54322" calcext:value-type="float">
            <text:p>1442890803.54322</text:p>
          </table:table-cell>
          <table:table-cell office:value-type="float" office:value="896" calcext:value-type="float">
            <text:p>896</text:p>
          </table:table-cell>
          <table:table-cell table:formula="of:=[.B1048]-[.B$2]" office:value-type="float" office:value="35.0970721244812" calcext:value-type="float">
            <text:p>35.0970721245</text:p>
          </table:table-cell>
          <table:table-cell table:formula="of:=[.C1048]/([.D1048]-[.D1047])" office:value-type="float" office:value="94975.7735601102" calcext:value-type="float">
            <text:p>94975.7735601102</text:p>
          </table:table-cell>
          <table:table-cell/>
          <table:table-cell office:value-type="float" office:value="1442890803.82351" calcext:value-type="float">
            <text:p>1442890803.82351</text:p>
          </table:table-cell>
          <table:table-cell table:formula="of:=[.G1048]-[.$B1048]" office:value-type="float" office:value="0.28029727935791" calcext:value-type="float">
            <text:p>0.2802972794</text:p>
          </table:table-cell>
          <table:table-cell/>
          <table:table-cell office:value-type="float" office:value="1442890803.82355" calcext:value-type="float">
            <text:p>1442890803.82355</text:p>
          </table:table-cell>
          <table:table-cell table:formula="of:=[.J1048]-[.$B1048]" office:value-type="float" office:value="0.280337810516357" calcext:value-type="float">
            <text:p>0.2803378105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42890803.5527" calcext:value-type="float">
            <text:p>1442890803.5527</text:p>
          </table:table-cell>
          <table:table-cell office:value-type="float" office:value="896" calcext:value-type="float">
            <text:p>896</text:p>
          </table:table-cell>
          <table:table-cell table:formula="of:=[.B1049]-[.B$2]" office:value-type="float" office:value="35.1065547466278" calcext:value-type="float">
            <text:p>35.1065547466</text:p>
          </table:table-cell>
          <table:table-cell table:formula="of:=[.C1049]/([.D1049]-[.D1048])" office:value-type="float" office:value="94488.632589948" calcext:value-type="float">
            <text:p>94488.632589948</text:p>
          </table:table-cell>
          <table:table-cell/>
          <table:table-cell office:value-type="float" office:value="1442890803.8236" calcext:value-type="float">
            <text:p>1442890803.8236</text:p>
          </table:table-cell>
          <table:table-cell table:formula="of:=[.G1049]-[.$B1049]" office:value-type="float" office:value="0.270900249481201" calcext:value-type="float">
            <text:p>0.2709002495</text:p>
          </table:table-cell>
          <table:table-cell/>
          <table:table-cell office:value-type="float" office:value="1442890803.82665" calcext:value-type="float">
            <text:p>1442890803.82665</text:p>
          </table:table-cell>
          <table:table-cell table:formula="of:=[.J1049]-[.$B1049]" office:value-type="float" office:value="0.273952484130859" calcext:value-type="float">
            <text:p>0.2739524841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42890803.56236" calcext:value-type="float">
            <text:p>1442890803.56236</text:p>
          </table:table-cell>
          <table:table-cell office:value-type="float" office:value="896" calcext:value-type="float">
            <text:p>896</text:p>
          </table:table-cell>
          <table:table-cell table:formula="of:=[.B1050]-[.B$2]" office:value-type="float" office:value="35.1162133216858" calcext:value-type="float">
            <text:p>35.1162133217</text:p>
          </table:table-cell>
          <table:table-cell table:formula="of:=[.C1050]/([.D1050]-[.D1049])" office:value-type="float" office:value="92767.3072498827" calcext:value-type="float">
            <text:p>92767.3072498827</text:p>
          </table:table-cell>
          <table:table-cell/>
          <table:table-cell office:value-type="float" office:value="1442890803.82362" calcext:value-type="float">
            <text:p>1442890803.82362</text:p>
          </table:table-cell>
          <table:table-cell table:formula="of:=[.G1050]-[.$B1050]" office:value-type="float" office:value="0.261266231536865" calcext:value-type="float">
            <text:p>0.2612662315</text:p>
          </table:table-cell>
          <table:table-cell/>
          <table:table-cell office:value-type="float" office:value="1442890803.82987" calcext:value-type="float">
            <text:p>1442890803.82987</text:p>
          </table:table-cell>
          <table:table-cell table:formula="of:=[.J1050]-[.$B1050]" office:value-type="float" office:value="0.267516613006592" calcext:value-type="float">
            <text:p>0.267516613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42890803.57181" calcext:value-type="float">
            <text:p>1442890803.57181</text:p>
          </table:table-cell>
          <table:table-cell office:value-type="float" office:value="896" calcext:value-type="float">
            <text:p>896</text:p>
          </table:table-cell>
          <table:table-cell table:formula="of:=[.B1051]-[.B$2]" office:value-type="float" office:value="35.1256678104401" calcext:value-type="float">
            <text:p>35.1256678104</text:p>
          </table:table-cell>
          <table:table-cell table:formula="of:=[.C1051]/([.D1051]-[.D1050])" office:value-type="float" office:value="94769.7991173875" calcext:value-type="float">
            <text:p>94769.7991173875</text:p>
          </table:table-cell>
          <table:table-cell/>
          <table:table-cell office:value-type="float" office:value="1442890803.82366" calcext:value-type="float">
            <text:p>1442890803.82366</text:p>
          </table:table-cell>
          <table:table-cell table:formula="of:=[.G1051]-[.$B1051]" office:value-type="float" office:value="0.251847743988037" calcext:value-type="float">
            <text:p>0.251847744</text:p>
          </table:table-cell>
          <table:table-cell/>
          <table:table-cell office:value-type="float" office:value="1442890803.83299" calcext:value-type="float">
            <text:p>1442890803.83299</text:p>
          </table:table-cell>
          <table:table-cell table:formula="of:=[.J1051]-[.$B1051]" office:value-type="float" office:value="0.261181831359863" calcext:value-type="float">
            <text:p>0.2611818314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42890803.58132" calcext:value-type="float">
            <text:p>1442890803.58132</text:p>
          </table:table-cell>
          <table:table-cell office:value-type="float" office:value="896" calcext:value-type="float">
            <text:p>896</text:p>
          </table:table-cell>
          <table:table-cell table:formula="of:=[.B1052]-[.B$2]" office:value-type="float" office:value="35.1351771354675" calcext:value-type="float">
            <text:p>35.1351771355</text:p>
          </table:table-cell>
          <table:table-cell table:formula="of:=[.C1052]/([.D1052]-[.D1051])" office:value-type="float" office:value="94223.3015920772" calcext:value-type="float">
            <text:p>94223.3015920772</text:p>
          </table:table-cell>
          <table:table-cell/>
          <table:table-cell office:value-type="float" office:value="1442890803.82368" calcext:value-type="float">
            <text:p>1442890803.82368</text:p>
          </table:table-cell>
          <table:table-cell table:formula="of:=[.G1052]-[.$B1052]" office:value-type="float" office:value="0.242358684539795" calcext:value-type="float">
            <text:p>0.2423586845</text:p>
          </table:table-cell>
          <table:table-cell/>
          <table:table-cell office:value-type="float" office:value="1442890803.83611" calcext:value-type="float">
            <text:p>1442890803.83611</text:p>
          </table:table-cell>
          <table:table-cell table:formula="of:=[.J1052]-[.$B1052]" office:value-type="float" office:value="0.25478982925415" calcext:value-type="float">
            <text:p>0.2547898293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42890803.59078" calcext:value-type="float">
            <text:p>1442890803.59078</text:p>
          </table:table-cell>
          <table:table-cell office:value-type="float" office:value="896" calcext:value-type="float">
            <text:p>896</text:p>
          </table:table-cell>
          <table:table-cell table:formula="of:=[.B1053]-[.B$2]" office:value-type="float" office:value="35.1446373462677" calcext:value-type="float">
            <text:p>35.1446373463</text:p>
          </table:table-cell>
          <table:table-cell table:formula="of:=[.C1053]/([.D1053]-[.D1052])" office:value-type="float" office:value="94712.4772297689" calcext:value-type="float">
            <text:p>94712.4772297689</text:p>
          </table:table-cell>
          <table:table-cell/>
          <table:table-cell office:value-type="float" office:value="1442890803.82372" calcext:value-type="float">
            <text:p>1442890803.82372</text:p>
          </table:table-cell>
          <table:table-cell table:formula="of:=[.G1053]-[.$B1053]" office:value-type="float" office:value="0.232933759689331" calcext:value-type="float">
            <text:p>0.2329337597</text:p>
          </table:table-cell>
          <table:table-cell/>
          <table:table-cell office:value-type="float" office:value="1442890803.83924" calcext:value-type="float">
            <text:p>1442890803.83924</text:p>
          </table:table-cell>
          <table:table-cell table:formula="of:=[.J1053]-[.$B1053]" office:value-type="float" office:value="0.24845552444458" calcext:value-type="float">
            <text:p>0.2484555244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42890803.60027" calcext:value-type="float">
            <text:p>1442890803.60027</text:p>
          </table:table-cell>
          <table:table-cell office:value-type="float" office:value="896" calcext:value-type="float">
            <text:p>896</text:p>
          </table:table-cell>
          <table:table-cell table:formula="of:=[.B1054]-[.B$2]" office:value-type="float" office:value="35.1541302204132" calcext:value-type="float">
            <text:p>35.1541302204</text:p>
          </table:table-cell>
          <table:table-cell table:formula="of:=[.C1054]/([.D1054]-[.D1053])" office:value-type="float" office:value="94386.5879043601" calcext:value-type="float">
            <text:p>94386.5879043601</text:p>
          </table:table-cell>
          <table:table-cell/>
          <table:table-cell office:value-type="float" office:value="1442890803.82374" calcext:value-type="float">
            <text:p>1442890803.82374</text:p>
          </table:table-cell>
          <table:table-cell table:formula="of:=[.G1054]-[.$B1054]" office:value-type="float" office:value="0.223463296890259" calcext:value-type="float">
            <text:p>0.2234632969</text:p>
          </table:table-cell>
          <table:table-cell/>
          <table:table-cell office:value-type="float" office:value="1442890803.84239" calcext:value-type="float">
            <text:p>1442890803.84239</text:p>
          </table:table-cell>
          <table:table-cell table:formula="of:=[.J1054]-[.$B1054]" office:value-type="float" office:value="0.242120027542114" calcext:value-type="float">
            <text:p>0.2421200275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42890803.60973" calcext:value-type="float">
            <text:p>1442890803.60973</text:p>
          </table:table-cell>
          <table:table-cell office:value-type="float" office:value="896" calcext:value-type="float">
            <text:p>896</text:p>
          </table:table-cell>
          <table:table-cell table:formula="of:=[.B1055]-[.B$2]" office:value-type="float" office:value="35.1635844707489" calcext:value-type="float">
            <text:p>35.1635844707</text:p>
          </table:table-cell>
          <table:table-cell table:formula="of:=[.C1055]/([.D1055]-[.D1054])" office:value-type="float" office:value="94772.1890351541" calcext:value-type="float">
            <text:p>94772.1890351541</text:p>
          </table:table-cell>
          <table:table-cell/>
          <table:table-cell office:value-type="float" office:value="1442890803.82376" calcext:value-type="float">
            <text:p>1442890803.82376</text:p>
          </table:table-cell>
          <table:table-cell table:formula="of:=[.G1055]-[.$B1055]" office:value-type="float" office:value="0.21403431892395" calcext:value-type="float">
            <text:p>0.2140343189</text:p>
          </table:table-cell>
          <table:table-cell/>
          <table:table-cell office:value-type="float" office:value="1442890803.84549" calcext:value-type="float">
            <text:p>1442890803.84549</text:p>
          </table:table-cell>
          <table:table-cell table:formula="of:=[.J1055]-[.$B1055]" office:value-type="float" office:value="0.235764741897583" calcext:value-type="float">
            <text:p>0.2357647419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42890803.61922" calcext:value-type="float">
            <text:p>1442890803.61922</text:p>
          </table:table-cell>
          <table:table-cell office:value-type="float" office:value="896" calcext:value-type="float">
            <text:p>896</text:p>
          </table:table-cell>
          <table:table-cell table:formula="of:=[.B1056]-[.B$2]" office:value-type="float" office:value="35.17307305336" calcext:value-type="float">
            <text:p>35.1730730534</text:p>
          </table:table-cell>
          <table:table-cell table:formula="of:=[.C1056]/([.D1056]-[.D1055])" office:value-type="float" office:value="94429.2774511282" calcext:value-type="float">
            <text:p>94429.2774511282</text:p>
          </table:table-cell>
          <table:table-cell/>
          <table:table-cell office:value-type="float" office:value="1442890803.82379" calcext:value-type="float">
            <text:p>1442890803.82379</text:p>
          </table:table-cell>
          <table:table-cell table:formula="of:=[.G1056]-[.$B1056]" office:value-type="float" office:value="0.20456862449646" calcext:value-type="float">
            <text:p>0.2045686245</text:p>
          </table:table-cell>
          <table:table-cell/>
          <table:table-cell office:value-type="float" office:value="1442890803.84859" calcext:value-type="float">
            <text:p>1442890803.84859</text:p>
          </table:table-cell>
          <table:table-cell table:formula="of:=[.J1056]-[.$B1056]" office:value-type="float" office:value="0.229376316070557" calcext:value-type="float">
            <text:p>0.2293763161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42890803.62868" calcext:value-type="float">
            <text:p>1442890803.62868</text:p>
          </table:table-cell>
          <table:table-cell office:value-type="float" office:value="896" calcext:value-type="float">
            <text:p>896</text:p>
          </table:table-cell>
          <table:table-cell table:formula="of:=[.B1057]-[.B$2]" office:value-type="float" office:value="35.182537317276" calcext:value-type="float">
            <text:p>35.1825373173</text:p>
          </table:table-cell>
          <table:table-cell table:formula="of:=[.C1057]/([.D1057]-[.D1056])" office:value-type="float" office:value="94671.9161628376" calcext:value-type="float">
            <text:p>94671.9161628376</text:p>
          </table:table-cell>
          <table:table-cell/>
          <table:table-cell office:value-type="float" office:value="1442890803.94158" calcext:value-type="float">
            <text:p>1442890803.94158</text:p>
          </table:table-cell>
          <table:table-cell table:formula="of:=[.G1057]-[.$B1057]" office:value-type="float" office:value="0.312896251678467" calcext:value-type="float">
            <text:p>0.3128962517</text:p>
          </table:table-cell>
          <table:table-cell/>
          <table:table-cell office:value-type="float" office:value="1442890803.94162" calcext:value-type="float">
            <text:p>1442890803.94162</text:p>
          </table:table-cell>
          <table:table-cell table:formula="of:=[.J1057]-[.$B1057]" office:value-type="float" office:value="0.312937259674072" calcext:value-type="float">
            <text:p>0.3129372597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42890803.63812" calcext:value-type="float">
            <text:p>1442890803.63812</text:p>
          </table:table-cell>
          <table:table-cell office:value-type="float" office:value="896" calcext:value-type="float">
            <text:p>896</text:p>
          </table:table-cell>
          <table:table-cell table:formula="of:=[.B1058]-[.B$2]" office:value-type="float" office:value="35.1919779777527" calcext:value-type="float">
            <text:p>35.1919779778</text:p>
          </table:table-cell>
          <table:table-cell table:formula="of:=[.C1058]/([.D1058]-[.D1057])" office:value-type="float" office:value="94908.6138848903" calcext:value-type="float">
            <text:p>94908.6138848903</text:p>
          </table:table-cell>
          <table:table-cell/>
          <table:table-cell office:value-type="float" office:value="1442890803.94166" calcext:value-type="float">
            <text:p>1442890803.94166</text:p>
          </table:table-cell>
          <table:table-cell table:formula="of:=[.G1058]-[.$B1058]" office:value-type="float" office:value="0.303540706634521" calcext:value-type="float">
            <text:p>0.3035407066</text:p>
          </table:table-cell>
          <table:table-cell/>
          <table:table-cell office:value-type="float" office:value="1442890803.94475" calcext:value-type="float">
            <text:p>1442890803.94475</text:p>
          </table:table-cell>
          <table:table-cell table:formula="of:=[.J1058]-[.$B1058]" office:value-type="float" office:value="0.306623458862305" calcext:value-type="float">
            <text:p>0.3066234589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42890803.6476" calcext:value-type="float">
            <text:p>1442890803.6476</text:p>
          </table:table-cell>
          <table:table-cell office:value-type="float" office:value="896" calcext:value-type="float">
            <text:p>896</text:p>
          </table:table-cell>
          <table:table-cell table:formula="of:=[.B1059]-[.B$2]" office:value-type="float" office:value="35.2014591693878" calcext:value-type="float">
            <text:p>35.2014591694</text:p>
          </table:table-cell>
          <table:table-cell table:formula="of:=[.C1059]/([.D1059]-[.D1058])" office:value-type="float" office:value="94502.8889280056" calcext:value-type="float">
            <text:p>94502.8889280056</text:p>
          </table:table-cell>
          <table:table-cell/>
          <table:table-cell office:value-type="float" office:value="1442890803.94169" calcext:value-type="float">
            <text:p>1442890803.94169</text:p>
          </table:table-cell>
          <table:table-cell table:formula="of:=[.G1059]-[.$B1059]" office:value-type="float" office:value="0.294082164764404" calcext:value-type="float">
            <text:p>0.2940821648</text:p>
          </table:table-cell>
          <table:table-cell/>
          <table:table-cell office:value-type="float" office:value="1442890803.9479" calcext:value-type="float">
            <text:p>1442890803.9479</text:p>
          </table:table-cell>
          <table:table-cell table:formula="of:=[.J1059]-[.$B1059]" office:value-type="float" office:value="0.300296068191528" calcext:value-type="float">
            <text:p>0.3002960682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42890803.65709" calcext:value-type="float">
            <text:p>1442890803.65709</text:p>
          </table:table-cell>
          <table:table-cell office:value-type="float" office:value="896" calcext:value-type="float">
            <text:p>896</text:p>
          </table:table-cell>
          <table:table-cell table:formula="of:=[.B1060]-[.B$2]" office:value-type="float" office:value="35.2109436988831" calcext:value-type="float">
            <text:p>35.2109436989</text:p>
          </table:table-cell>
          <table:table-cell table:formula="of:=[.C1060]/([.D1060]-[.D1059])" office:value-type="float" office:value="94469.6308287876" calcext:value-type="float">
            <text:p>94469.6308287876</text:p>
          </table:table-cell>
          <table:table-cell/>
          <table:table-cell office:value-type="float" office:value="1442890803.94171" calcext:value-type="float">
            <text:p>1442890803.94171</text:p>
          </table:table-cell>
          <table:table-cell table:formula="of:=[.G1060]-[.$B1060]" office:value-type="float" office:value="0.284618616104126" calcext:value-type="float">
            <text:p>0.2846186161</text:p>
          </table:table-cell>
          <table:table-cell/>
          <table:table-cell office:value-type="float" office:value="1442890803.95102" calcext:value-type="float">
            <text:p>1442890803.95102</text:p>
          </table:table-cell>
          <table:table-cell table:formula="of:=[.J1060]-[.$B1060]" office:value-type="float" office:value="0.293935060501099" calcext:value-type="float">
            <text:p>0.2939350605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42890803.66656" calcext:value-type="float">
            <text:p>1442890803.66656</text:p>
          </table:table-cell>
          <table:table-cell office:value-type="float" office:value="896" calcext:value-type="float">
            <text:p>896</text:p>
          </table:table-cell>
          <table:table-cell table:formula="of:=[.B1061]-[.B$2]" office:value-type="float" office:value="35.2204174995422" calcext:value-type="float">
            <text:p>35.2204174995</text:p>
          </table:table-cell>
          <table:table-cell table:formula="of:=[.C1061]/([.D1061]-[.D1060])" office:value-type="float" office:value="94576.6152607208" calcext:value-type="float">
            <text:p>94576.6152607208</text:p>
          </table:table-cell>
          <table:table-cell/>
          <table:table-cell office:value-type="float" office:value="1442890803.94173" calcext:value-type="float">
            <text:p>1442890803.94173</text:p>
          </table:table-cell>
          <table:table-cell table:formula="of:=[.G1061]-[.$B1061]" office:value-type="float" office:value="0.275165319442749" calcext:value-type="float">
            <text:p>0.2751653194</text:p>
          </table:table-cell>
          <table:table-cell/>
          <table:table-cell office:value-type="float" office:value="1442890803.95417" calcext:value-type="float">
            <text:p>1442890803.95417</text:p>
          </table:table-cell>
          <table:table-cell table:formula="of:=[.J1061]-[.$B1061]" office:value-type="float" office:value="0.287608861923218" calcext:value-type="float">
            <text:p>0.2876088619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42890803.67603" calcext:value-type="float">
            <text:p>1442890803.67603</text:p>
          </table:table-cell>
          <table:table-cell office:value-type="float" office:value="896" calcext:value-type="float">
            <text:p>896</text:p>
          </table:table-cell>
          <table:table-cell table:formula="of:=[.B1062]-[.B$2]" office:value-type="float" office:value="35.2298898696899" calcext:value-type="float">
            <text:p>35.2298898697</text:p>
          </table:table-cell>
          <table:table-cell table:formula="of:=[.C1062]/([.D1062]-[.D1061])" office:value-type="float" office:value="94590.8981625975" calcext:value-type="float">
            <text:p>94590.8981625975</text:p>
          </table:table-cell>
          <table:table-cell/>
          <table:table-cell office:value-type="float" office:value="1442890803.94175" calcext:value-type="float">
            <text:p>1442890803.94175</text:p>
          </table:table-cell>
          <table:table-cell table:formula="of:=[.G1062]-[.$B1062]" office:value-type="float" office:value="0.265712738037109" calcext:value-type="float">
            <text:p>0.265712738</text:p>
          </table:table-cell>
          <table:table-cell/>
          <table:table-cell office:value-type="float" office:value="1442890803.9573" calcext:value-type="float">
            <text:p>1442890803.9573</text:p>
          </table:table-cell>
          <table:table-cell table:formula="of:=[.J1062]-[.$B1062]" office:value-type="float" office:value="0.281264781951904" calcext:value-type="float">
            <text:p>0.281264782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42890803.68558" calcext:value-type="float">
            <text:p>1442890803.68558</text:p>
          </table:table-cell>
          <table:table-cell office:value-type="float" office:value="896" calcext:value-type="float">
            <text:p>896</text:p>
          </table:table-cell>
          <table:table-cell table:formula="of:=[.B1063]-[.B$2]" office:value-type="float" office:value="35.2394323348999" calcext:value-type="float">
            <text:p>35.2394323349</text:p>
          </table:table-cell>
          <table:table-cell table:formula="of:=[.C1063]/([.D1063]-[.D1062])" office:value-type="float" office:value="93896.0719568259" calcext:value-type="float">
            <text:p>93896.0719568259</text:p>
          </table:table-cell>
          <table:table-cell/>
          <table:table-cell office:value-type="float" office:value="1442890803.94177" calcext:value-type="float">
            <text:p>1442890803.94177</text:p>
          </table:table-cell>
          <table:table-cell table:formula="of:=[.G1063]-[.$B1063]" office:value-type="float" office:value="0.256190299987793" calcext:value-type="float">
            <text:p>0.2561903</text:p>
          </table:table-cell>
          <table:table-cell/>
          <table:table-cell office:value-type="float" office:value="1442890803.96047" calcext:value-type="float">
            <text:p>1442890803.96047</text:p>
          </table:table-cell>
          <table:table-cell table:formula="of:=[.J1063]-[.$B1063]" office:value-type="float" office:value="0.274889469146729" calcext:value-type="float">
            <text:p>0.2748894691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42890803.69511" calcext:value-type="float">
            <text:p>1442890803.69511</text:p>
          </table:table-cell>
          <table:table-cell office:value-type="float" office:value="896" calcext:value-type="float">
            <text:p>896</text:p>
          </table:table-cell>
          <table:table-cell table:formula="of:=[.B1064]-[.B$2]" office:value-type="float" office:value="35.248966217041" calcext:value-type="float">
            <text:p>35.248966217</text:p>
          </table:table-cell>
          <table:table-cell table:formula="of:=[.C1064]/([.D1064]-[.D1063])" office:value-type="float" office:value="93980.6037811344" calcext:value-type="float">
            <text:p>93980.6037811344</text:p>
          </table:table-cell>
          <table:table-cell/>
          <table:table-cell office:value-type="float" office:value="1442890803.94179" calcext:value-type="float">
            <text:p>1442890803.94179</text:p>
          </table:table-cell>
          <table:table-cell table:formula="of:=[.G1064]-[.$B1064]" office:value-type="float" office:value="0.246678113937378" calcext:value-type="float">
            <text:p>0.2466781139</text:p>
          </table:table-cell>
          <table:table-cell/>
          <table:table-cell office:value-type="float" office:value="1442890803.96357" calcext:value-type="float">
            <text:p>1442890803.96357</text:p>
          </table:table-cell>
          <table:table-cell table:formula="of:=[.J1064]-[.$B1064]" office:value-type="float" office:value="0.268461227416992" calcext:value-type="float">
            <text:p>0.2684612274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42890803.70458" calcext:value-type="float">
            <text:p>1442890803.70458</text:p>
          </table:table-cell>
          <table:table-cell office:value-type="float" office:value="896" calcext:value-type="float">
            <text:p>896</text:p>
          </table:table-cell>
          <table:table-cell table:formula="of:=[.B1065]-[.B$2]" office:value-type="float" office:value="35.2584321498871" calcext:value-type="float">
            <text:p>35.2584321499</text:p>
          </table:table-cell>
          <table:table-cell table:formula="of:=[.C1065]/([.D1065]-[.D1064])" office:value-type="float" office:value="94655.2246429741" calcext:value-type="float">
            <text:p>94655.2246429741</text:p>
          </table:table-cell>
          <table:table-cell/>
          <table:table-cell office:value-type="float" office:value="1442890803.94183" calcext:value-type="float">
            <text:p>1442890803.94183</text:p>
          </table:table-cell>
          <table:table-cell table:formula="of:=[.G1065]-[.$B1065]" office:value-type="float" office:value="0.237248420715332" calcext:value-type="float">
            <text:p>0.2372484207</text:p>
          </table:table-cell>
          <table:table-cell/>
          <table:table-cell office:value-type="float" office:value="1442890803.96669" calcext:value-type="float">
            <text:p>1442890803.96669</text:p>
          </table:table-cell>
          <table:table-cell table:formula="of:=[.J1065]-[.$B1065]" office:value-type="float" office:value="0.262112140655518" calcext:value-type="float">
            <text:p>0.2621121407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42890803.71404" calcext:value-type="float">
            <text:p>1442890803.71404</text:p>
          </table:table-cell>
          <table:table-cell office:value-type="float" office:value="896" calcext:value-type="float">
            <text:p>896</text:p>
          </table:table-cell>
          <table:table-cell table:formula="of:=[.B1066]-[.B$2]" office:value-type="float" office:value="35.2678911685944" calcext:value-type="float">
            <text:p>35.2678911686</text:p>
          </table:table-cell>
          <table:table-cell table:formula="of:=[.C1066]/([.D1066]-[.D1065])" office:value-type="float" office:value="94724.4135706004" calcext:value-type="float">
            <text:p>94724.4135706004</text:p>
          </table:table-cell>
          <table:table-cell/>
          <table:table-cell office:value-type="float" office:value="1442890803.94185" calcext:value-type="float">
            <text:p>1442890803.94185</text:p>
          </table:table-cell>
          <table:table-cell table:formula="of:=[.G1066]-[.$B1066]" office:value-type="float" office:value="0.22781229019165" calcext:value-type="float">
            <text:p>0.2278122902</text:p>
          </table:table-cell>
          <table:table-cell/>
          <table:table-cell office:value-type="float" office:value="1442890803.96981" calcext:value-type="float">
            <text:p>1442890803.96981</text:p>
          </table:table-cell>
          <table:table-cell table:formula="of:=[.J1066]-[.$B1066]" office:value-type="float" office:value="0.255774021148682" calcext:value-type="float">
            <text:p>0.2557740211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42890803.7235" calcext:value-type="float">
            <text:p>1442890803.7235</text:p>
          </table:table-cell>
          <table:table-cell office:value-type="float" office:value="896" calcext:value-type="float">
            <text:p>896</text:p>
          </table:table-cell>
          <table:table-cell table:formula="of:=[.B1067]-[.B$2]" office:value-type="float" office:value="35.2773516178131" calcext:value-type="float">
            <text:p>35.2773516178</text:p>
          </table:table-cell>
          <table:table-cell table:formula="of:=[.C1067]/([.D1067]-[.D1066])" office:value-type="float" office:value="94710.0903225806" calcext:value-type="float">
            <text:p>94710.0903225806</text:p>
          </table:table-cell>
          <table:table-cell/>
          <table:table-cell office:value-type="float" office:value="1442890803.94187" calcext:value-type="float">
            <text:p>1442890803.94187</text:p>
          </table:table-cell>
          <table:table-cell table:formula="of:=[.G1067]-[.$B1067]" office:value-type="float" office:value="0.218371868133545" calcext:value-type="float">
            <text:p>0.2183718681</text:p>
          </table:table-cell>
          <table:table-cell/>
          <table:table-cell office:value-type="float" office:value="1442890803.97294" calcext:value-type="float">
            <text:p>1442890803.97294</text:p>
          </table:table-cell>
          <table:table-cell table:formula="of:=[.J1067]-[.$B1067]" office:value-type="float" office:value="0.249444961547852" calcext:value-type="float">
            <text:p>0.2494449615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42890803.73297" calcext:value-type="float">
            <text:p>1442890803.73297</text:p>
          </table:table-cell>
          <table:table-cell office:value-type="float" office:value="896" calcext:value-type="float">
            <text:p>896</text:p>
          </table:table-cell>
          <table:table-cell table:formula="of:=[.B1068]-[.B$2]" office:value-type="float" office:value="35.2868225574493" calcext:value-type="float">
            <text:p>35.2868225574</text:p>
          </table:table-cell>
          <table:table-cell table:formula="of:=[.C1068]/([.D1068]-[.D1067])" office:value-type="float" office:value="94605.1853791159" calcext:value-type="float">
            <text:p>94605.1853791159</text:p>
          </table:table-cell>
          <table:table-cell/>
          <table:table-cell office:value-type="float" office:value="1442890803.94189" calcext:value-type="float">
            <text:p>1442890803.94189</text:p>
          </table:table-cell>
          <table:table-cell table:formula="of:=[.G1068]-[.$B1068]" office:value-type="float" office:value="0.208921909332275" calcext:value-type="float">
            <text:p>0.2089219093</text:p>
          </table:table-cell>
          <table:table-cell/>
          <table:table-cell office:value-type="float" office:value="1442890803.97606" calcext:value-type="float">
            <text:p>1442890803.97606</text:p>
          </table:table-cell>
          <table:table-cell table:formula="of:=[.J1068]-[.$B1068]" office:value-type="float" office:value="0.243093013763428" calcext:value-type="float">
            <text:p>0.2430930138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42890803.74243" calcext:value-type="float">
            <text:p>1442890803.74243</text:p>
          </table:table-cell>
          <table:table-cell office:value-type="float" office:value="896" calcext:value-type="float">
            <text:p>896</text:p>
          </table:table-cell>
          <table:table-cell table:formula="of:=[.B1069]-[.B$2]" office:value-type="float" office:value="35.296288728714" calcext:value-type="float">
            <text:p>35.2962887287</text:p>
          </table:table-cell>
          <table:table-cell table:formula="of:=[.C1069]/([.D1069]-[.D1068])" office:value-type="float" office:value="94652.8406205924" calcext:value-type="float">
            <text:p>94652.8406205924</text:p>
          </table:table-cell>
          <table:table-cell/>
          <table:table-cell office:value-type="float" office:value="1442890804.02466" calcext:value-type="float">
            <text:p>1442890804.02466</text:p>
          </table:table-cell>
          <table:table-cell table:formula="of:=[.G1069]-[.$B1069]" office:value-type="float" office:value="0.282228946685791" calcext:value-type="float">
            <text:p>0.2822289467</text:p>
          </table:table-cell>
          <table:table-cell/>
          <table:table-cell office:value-type="float" office:value="1442890804.0247" calcext:value-type="float">
            <text:p>1442890804.0247</text:p>
          </table:table-cell>
          <table:table-cell table:formula="of:=[.J1069]-[.$B1069]" office:value-type="float" office:value="0.282265901565552" calcext:value-type="float">
            <text:p>0.2822659016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42890803.75192" calcext:value-type="float">
            <text:p>1442890803.75192</text:p>
          </table:table-cell>
          <table:table-cell office:value-type="float" office:value="896" calcext:value-type="float">
            <text:p>896</text:p>
          </table:table-cell>
          <table:table-cell table:formula="of:=[.B1070]-[.B$2]" office:value-type="float" office:value="35.3057780265808" calcext:value-type="float">
            <text:p>35.3057780266</text:p>
          </table:table-cell>
          <table:table-cell table:formula="of:=[.C1070]/([.D1070]-[.D1069])" office:value-type="float" office:value="94422.15984523" calcext:value-type="float">
            <text:p>94422.15984523</text:p>
          </table:table-cell>
          <table:table-cell/>
          <table:table-cell office:value-type="float" office:value="1442890804.02475" calcext:value-type="float">
            <text:p>1442890804.02475</text:p>
          </table:table-cell>
          <table:table-cell table:formula="of:=[.G1070]-[.$B1070]" office:value-type="float" office:value="0.272823095321655" calcext:value-type="float">
            <text:p>0.2728230953</text:p>
          </table:table-cell>
          <table:table-cell/>
          <table:table-cell office:value-type="float" office:value="1442890804.02777" calcext:value-type="float">
            <text:p>1442890804.02777</text:p>
          </table:table-cell>
          <table:table-cell table:formula="of:=[.J1070]-[.$B1070]" office:value-type="float" office:value="0.275851011276245" calcext:value-type="float">
            <text:p>0.2758510113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42890803.76147" calcext:value-type="float">
            <text:p>1442890803.76147</text:p>
          </table:table-cell>
          <table:table-cell office:value-type="float" office:value="896" calcext:value-type="float">
            <text:p>896</text:p>
          </table:table-cell>
          <table:table-cell table:formula="of:=[.B1071]-[.B$2]" office:value-type="float" office:value="35.3153250217438" calcext:value-type="float">
            <text:p>35.3153250217</text:p>
          </table:table-cell>
          <table:table-cell table:formula="of:=[.C1071]/([.D1071]-[.D1070])" office:value-type="float" office:value="93851.5192168419" calcext:value-type="float">
            <text:p>93851.5192168419</text:p>
          </table:table-cell>
          <table:table-cell/>
          <table:table-cell office:value-type="float" office:value="1442890804.02477" calcext:value-type="float">
            <text:p>1442890804.02477</text:p>
          </table:table-cell>
          <table:table-cell table:formula="of:=[.G1071]-[.$B1071]" office:value-type="float" office:value="0.263295650482178" calcext:value-type="float">
            <text:p>0.2632956505</text:p>
          </table:table-cell>
          <table:table-cell/>
          <table:table-cell office:value-type="float" office:value="1442890804.0309" calcext:value-type="float">
            <text:p>1442890804.0309</text:p>
          </table:table-cell>
          <table:table-cell table:formula="of:=[.J1071]-[.$B1071]" office:value-type="float" office:value="0.269428014755249" calcext:value-type="float">
            <text:p>0.2694280148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42890803.77096" calcext:value-type="float">
            <text:p>1442890803.77096</text:p>
          </table:table-cell>
          <table:table-cell office:value-type="float" office:value="896" calcext:value-type="float">
            <text:p>896</text:p>
          </table:table-cell>
          <table:table-cell table:formula="of:=[.B1072]-[.B$2]" office:value-type="float" office:value="35.3248155117035" calcext:value-type="float">
            <text:p>35.3248155117</text:p>
          </table:table-cell>
          <table:table-cell table:formula="of:=[.C1072]/([.D1072]-[.D1071])" office:value-type="float" office:value="94410.2995528312" calcext:value-type="float">
            <text:p>94410.2995528312</text:p>
          </table:table-cell>
          <table:table-cell/>
          <table:table-cell office:value-type="float" office:value="1442890804.02478" calcext:value-type="float">
            <text:p>1442890804.02478</text:p>
          </table:table-cell>
          <table:table-cell table:formula="of:=[.G1072]-[.$B1072]" office:value-type="float" office:value="0.25382399559021" calcext:value-type="float">
            <text:p>0.2538239956</text:p>
          </table:table-cell>
          <table:table-cell/>
          <table:table-cell office:value-type="float" office:value="1442890804.03399" calcext:value-type="float">
            <text:p>1442890804.03399</text:p>
          </table:table-cell>
          <table:table-cell table:formula="of:=[.J1072]-[.$B1072]" office:value-type="float" office:value="0.263025760650635" calcext:value-type="float">
            <text:p>0.2630257607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42890803.78046" calcext:value-type="float">
            <text:p>1442890803.78046</text:p>
          </table:table-cell>
          <table:table-cell office:value-type="float" office:value="896" calcext:value-type="float">
            <text:p>896</text:p>
          </table:table-cell>
          <table:table-cell table:formula="of:=[.B1073]-[.B$2]" office:value-type="float" office:value="35.3343186378479" calcext:value-type="float">
            <text:p>35.3343186378</text:p>
          </table:table-cell>
          <table:table-cell table:formula="of:=[.C1073]/([.D1073]-[.D1072])" office:value-type="float" office:value="94284.7633909531" calcext:value-type="float">
            <text:p>94284.7633909531</text:p>
          </table:table-cell>
          <table:table-cell/>
          <table:table-cell office:value-type="float" office:value="1442890804.0248" calcext:value-type="float">
            <text:p>1442890804.0248</text:p>
          </table:table-cell>
          <table:table-cell table:formula="of:=[.G1073]-[.$B1073]" office:value-type="float" office:value="0.244339942932129" calcext:value-type="float">
            <text:p>0.2443399429</text:p>
          </table:table-cell>
          <table:table-cell/>
          <table:table-cell office:value-type="float" office:value="1442890804.03714" calcext:value-type="float">
            <text:p>1442890804.03714</text:p>
          </table:table-cell>
          <table:table-cell table:formula="of:=[.J1073]-[.$B1073]" office:value-type="float" office:value="0.256679534912109" calcext:value-type="float">
            <text:p>0.2566795349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42890803.7899" calcext:value-type="float">
            <text:p>1442890803.7899</text:p>
          </table:table-cell>
          <table:table-cell office:value-type="float" office:value="896" calcext:value-type="float">
            <text:p>896</text:p>
          </table:table-cell>
          <table:table-cell table:formula="of:=[.B1074]-[.B$2]" office:value-type="float" office:value="35.3437547683716" calcext:value-type="float">
            <text:p>35.3437547684</text:p>
          </table:table-cell>
          <table:table-cell table:formula="of:=[.C1074]/([.D1074]-[.D1073])" office:value-type="float" office:value="94954.1761584719" calcext:value-type="float">
            <text:p>94954.1761584719</text:p>
          </table:table-cell>
          <table:table-cell/>
          <table:table-cell office:value-type="float" office:value="1442890804.02482" calcext:value-type="float">
            <text:p>1442890804.02482</text:p>
          </table:table-cell>
          <table:table-cell table:formula="of:=[.G1074]-[.$B1074]" office:value-type="float" office:value="0.234920978546143" calcext:value-type="float">
            <text:p>0.2349209785</text:p>
          </table:table-cell>
          <table:table-cell/>
          <table:table-cell office:value-type="float" office:value="1442890804.04023" calcext:value-type="float">
            <text:p>1442890804.04023</text:p>
          </table:table-cell>
          <table:table-cell table:formula="of:=[.J1074]-[.$B1074]" office:value-type="float" office:value="0.25033164024353" calcext:value-type="float">
            <text:p>0.2503316402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42890803.79936" calcext:value-type="float">
            <text:p>1442890803.79936</text:p>
          </table:table-cell>
          <table:table-cell office:value-type="float" office:value="896" calcext:value-type="float">
            <text:p>896</text:p>
          </table:table-cell>
          <table:table-cell table:formula="of:=[.B1075]-[.B$2]" office:value-type="float" office:value="35.3532130718231" calcext:value-type="float">
            <text:p>35.3532130718</text:p>
          </table:table-cell>
          <table:table-cell table:formula="of:=[.C1075]/([.D1075]-[.D1074])" office:value-type="float" office:value="94731.5768193391" calcext:value-type="float">
            <text:p>94731.5768193391</text:p>
          </table:table-cell>
          <table:table-cell/>
          <table:table-cell office:value-type="float" office:value="1442890804.02484" calcext:value-type="float">
            <text:p>1442890804.02484</text:p>
          </table:table-cell>
          <table:table-cell table:formula="of:=[.G1075]-[.$B1075]" office:value-type="float" office:value="0.225480079650879" calcext:value-type="float">
            <text:p>0.2254800797</text:p>
          </table:table-cell>
          <table:table-cell/>
          <table:table-cell office:value-type="float" office:value="1442890804.04334" calcext:value-type="float">
            <text:p>1442890804.04334</text:p>
          </table:table-cell>
          <table:table-cell table:formula="of:=[.J1075]-[.$B1075]" office:value-type="float" office:value="0.243978977203369" calcext:value-type="float">
            <text:p>0.2439789772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42890803.80882" calcext:value-type="float">
            <text:p>1442890803.80882</text:p>
          </table:table-cell>
          <table:table-cell office:value-type="float" office:value="896" calcext:value-type="float">
            <text:p>896</text:p>
          </table:table-cell>
          <table:table-cell table:formula="of:=[.B1076]-[.B$2]" office:value-type="float" office:value="35.3626744747162" calcext:value-type="float">
            <text:p>35.3626744747</text:p>
          </table:table-cell>
          <table:table-cell table:formula="of:=[.C1076]/([.D1076]-[.D1075])" office:value-type="float" office:value="94700.5438967846" calcext:value-type="float">
            <text:p>94700.5438967846</text:p>
          </table:table-cell>
          <table:table-cell/>
          <table:table-cell office:value-type="float" office:value="1442890804.02486" calcext:value-type="float">
            <text:p>1442890804.02486</text:p>
          </table:table-cell>
          <table:table-cell table:formula="of:=[.G1076]-[.$B1076]" office:value-type="float" office:value="0.216036558151245" calcext:value-type="float">
            <text:p>0.2160365582</text:p>
          </table:table-cell>
          <table:table-cell/>
          <table:table-cell office:value-type="float" office:value="1442890804.04644" calcext:value-type="float">
            <text:p>1442890804.04644</text:p>
          </table:table-cell>
          <table:table-cell table:formula="of:=[.J1076]-[.$B1076]" office:value-type="float" office:value="0.237618446350098" calcext:value-type="float">
            <text:p>0.2376184464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42890803.81829" calcext:value-type="float">
            <text:p>1442890803.81829</text:p>
          </table:table-cell>
          <table:table-cell office:value-type="float" office:value="896" calcext:value-type="float">
            <text:p>896</text:p>
          </table:table-cell>
          <table:table-cell table:formula="of:=[.B1077]-[.B$2]" office:value-type="float" office:value="35.3721423149109" calcext:value-type="float">
            <text:p>35.3721423149</text:p>
          </table:table-cell>
          <table:table-cell table:formula="of:=[.C1077]/([.D1077]-[.D1076])" office:value-type="float" office:value="94636.1558258417" calcext:value-type="float">
            <text:p>94636.1558258417</text:p>
          </table:table-cell>
          <table:table-cell/>
          <table:table-cell office:value-type="float" office:value="1442890804.02487" calcext:value-type="float">
            <text:p>1442890804.02487</text:p>
          </table:table-cell>
          <table:table-cell table:formula="of:=[.G1077]-[.$B1077]" office:value-type="float" office:value="0.206586599349976" calcext:value-type="float">
            <text:p>0.2065865993</text:p>
          </table:table-cell>
          <table:table-cell/>
          <table:table-cell office:value-type="float" office:value="1442890804.04955" calcext:value-type="float">
            <text:p>1442890804.04955</text:p>
          </table:table-cell>
          <table:table-cell table:formula="of:=[.J1077]-[.$B1077]" office:value-type="float" office:value="0.231262683868408" calcext:value-type="float">
            <text:p>0.2312626839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42890803.82772" calcext:value-type="float">
            <text:p>1442890803.82772</text:p>
          </table:table-cell>
          <table:table-cell office:value-type="float" office:value="896" calcext:value-type="float">
            <text:p>896</text:p>
          </table:table-cell>
          <table:table-cell table:formula="of:=[.B1078]-[.B$2]" office:value-type="float" office:value="35.3815727233887" calcext:value-type="float">
            <text:p>35.3815727234</text:p>
          </table:table-cell>
          <table:table-cell table:formula="of:=[.C1078]/([.D1078]-[.D1077])" office:value-type="float" office:value="95011.7910704354" calcext:value-type="float">
            <text:p>95011.7910704354</text:p>
          </table:table-cell>
          <table:table-cell/>
          <table:table-cell office:value-type="float" office:value="1442890804.14044" calcext:value-type="float">
            <text:p>1442890804.14044</text:p>
          </table:table-cell>
          <table:table-cell table:formula="of:=[.G1078]-[.$B1078]" office:value-type="float" office:value="0.312725782394409" calcext:value-type="float">
            <text:p>0.3127257824</text:p>
          </table:table-cell>
          <table:table-cell/>
          <table:table-cell office:value-type="float" office:value="1442890804.14056" calcext:value-type="float">
            <text:p>1442890804.14056</text:p>
          </table:table-cell>
          <table:table-cell table:formula="of:=[.J1078]-[.$B1078]" office:value-type="float" office:value="0.312847375869751" calcext:value-type="float">
            <text:p>0.3128473759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42890803.83722" calcext:value-type="float">
            <text:p>1442890803.83722</text:p>
          </table:table-cell>
          <table:table-cell office:value-type="float" office:value="896" calcext:value-type="float">
            <text:p>896</text:p>
          </table:table-cell>
          <table:table-cell table:formula="of:=[.B1079]-[.B$2]" office:value-type="float" office:value="35.3910772800446" calcext:value-type="float">
            <text:p>35.39107728</text:p>
          </table:table-cell>
          <table:table-cell table:formula="of:=[.C1079]/([.D1079]-[.D1078])" office:value-type="float" office:value="94270.5727831431" calcext:value-type="float">
            <text:p>94270.5727831431</text:p>
          </table:table-cell>
          <table:table-cell/>
          <table:table-cell office:value-type="float" office:value="1442890804.14063" calcext:value-type="float">
            <text:p>1442890804.14063</text:p>
          </table:table-cell>
          <table:table-cell table:formula="of:=[.G1079]-[.$B1079]" office:value-type="float" office:value="0.303412675857544" calcext:value-type="float">
            <text:p>0.3034126759</text:p>
          </table:table-cell>
          <table:table-cell/>
          <table:table-cell office:value-type="float" office:value="1442890804.14367" calcext:value-type="float">
            <text:p>1442890804.14367</text:p>
          </table:table-cell>
          <table:table-cell table:formula="of:=[.J1079]-[.$B1079]" office:value-type="float" office:value="0.306446552276611" calcext:value-type="float">
            <text:p>0.3064465523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42890803.8467" calcext:value-type="float">
            <text:p>1442890803.8467</text:p>
          </table:table-cell>
          <table:table-cell office:value-type="float" office:value="896" calcext:value-type="float">
            <text:p>896</text:p>
          </table:table-cell>
          <table:table-cell table:formula="of:=[.B1080]-[.B$2]" office:value-type="float" office:value="35.4005556106567" calcext:value-type="float">
            <text:p>35.4005556107</text:p>
          </table:table-cell>
          <table:table-cell table:formula="of:=[.C1080]/([.D1080]-[.D1079])" office:value-type="float" office:value="94531.4145138976" calcext:value-type="float">
            <text:p>94531.4145138976</text:p>
          </table:table-cell>
          <table:table-cell/>
          <table:table-cell office:value-type="float" office:value="1442890804.14066" calcext:value-type="float">
            <text:p>1442890804.14066</text:p>
          </table:table-cell>
          <table:table-cell table:formula="of:=[.G1080]-[.$B1080]" office:value-type="float" office:value="0.293959617614746" calcext:value-type="float">
            <text:p>0.2939596176</text:p>
          </table:table-cell>
          <table:table-cell/>
          <table:table-cell office:value-type="float" office:value="1442890804.14677" calcext:value-type="float">
            <text:p>1442890804.14677</text:p>
          </table:table-cell>
          <table:table-cell table:formula="of:=[.J1080]-[.$B1080]" office:value-type="float" office:value="0.30007266998291" calcext:value-type="float">
            <text:p>0.30007267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42890803.85621" calcext:value-type="float">
            <text:p>1442890803.85621</text:p>
          </table:table-cell>
          <table:table-cell office:value-type="float" office:value="896" calcext:value-type="float">
            <text:p>896</text:p>
          </table:table-cell>
          <table:table-cell table:formula="of:=[.B1081]-[.B$2]" office:value-type="float" office:value="35.4100646972656" calcext:value-type="float">
            <text:p>35.4100646973</text:p>
          </table:table-cell>
          <table:table-cell table:formula="of:=[.C1081]/([.D1081]-[.D1080])" office:value-type="float" office:value="94225.6640256745" calcext:value-type="float">
            <text:p>94225.6640256745</text:p>
          </table:table-cell>
          <table:table-cell/>
          <table:table-cell office:value-type="float" office:value="1442890804.14073" calcext:value-type="float">
            <text:p>1442890804.14073</text:p>
          </table:table-cell>
          <table:table-cell table:formula="of:=[.G1081]-[.$B1081]" office:value-type="float" office:value="0.28452205657959" calcext:value-type="float">
            <text:p>0.2845220566</text:p>
          </table:table-cell>
          <table:table-cell/>
          <table:table-cell office:value-type="float" office:value="1442890804.14985" calcext:value-type="float">
            <text:p>1442890804.14985</text:p>
          </table:table-cell>
          <table:table-cell table:formula="of:=[.J1081]-[.$B1081]" office:value-type="float" office:value="0.293636083602905" calcext:value-type="float">
            <text:p>0.2936360836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42890803.86564" calcext:value-type="float">
            <text:p>1442890803.86564</text:p>
          </table:table-cell>
          <table:table-cell office:value-type="float" office:value="896" calcext:value-type="float">
            <text:p>896</text:p>
          </table:table-cell>
          <table:table-cell table:formula="of:=[.B1082]-[.B$2]" office:value-type="float" office:value="35.4194977283478" calcext:value-type="float">
            <text:p>35.4194977283</text:p>
          </table:table-cell>
          <table:table-cell table:formula="of:=[.C1082]/([.D1082]-[.D1081])" office:value-type="float" office:value="94985.3755592064" calcext:value-type="float">
            <text:p>94985.3755592064</text:p>
          </table:table-cell>
          <table:table-cell/>
          <table:table-cell office:value-type="float" office:value="1442890804.14076" calcext:value-type="float">
            <text:p>1442890804.14076</text:p>
          </table:table-cell>
          <table:table-cell table:formula="of:=[.G1082]-[.$B1082]" office:value-type="float" office:value="0.275116920471191" calcext:value-type="float">
            <text:p>0.2751169205</text:p>
          </table:table-cell>
          <table:table-cell/>
          <table:table-cell office:value-type="float" office:value="1442890804.15293" calcext:value-type="float">
            <text:p>1442890804.15293</text:p>
          </table:table-cell>
          <table:table-cell table:formula="of:=[.J1082]-[.$B1082]" office:value-type="float" office:value="0.287284851074219" calcext:value-type="float">
            <text:p>0.2872848511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42890803.87515" calcext:value-type="float">
            <text:p>1442890803.87515</text:p>
          </table:table-cell>
          <table:table-cell office:value-type="float" office:value="896" calcext:value-type="float">
            <text:p>896</text:p>
          </table:table-cell>
          <table:table-cell table:formula="of:=[.B1083]-[.B$2]" office:value-type="float" office:value="35.4290013313293" calcext:value-type="float">
            <text:p>35.4290013313</text:p>
          </table:table-cell>
          <table:table-cell table:formula="of:=[.C1083]/([.D1083]-[.D1082])" office:value-type="float" office:value="94280.03271368" calcext:value-type="float">
            <text:p>94280.03271368</text:p>
          </table:table-cell>
          <table:table-cell/>
          <table:table-cell office:value-type="float" office:value="1442890804.14078" calcext:value-type="float">
            <text:p>1442890804.14078</text:p>
          </table:table-cell>
          <table:table-cell table:formula="of:=[.G1083]-[.$B1083]" office:value-type="float" office:value="0.265635251998901" calcext:value-type="float">
            <text:p>0.265635252</text:p>
          </table:table-cell>
          <table:table-cell/>
          <table:table-cell office:value-type="float" office:value="1442890804.15607" calcext:value-type="float">
            <text:p>1442890804.15607</text:p>
          </table:table-cell>
          <table:table-cell table:formula="of:=[.J1083]-[.$B1083]" office:value-type="float" office:value="0.280925989151001" calcext:value-type="float">
            <text:p>0.2809259892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42890803.88461" calcext:value-type="float">
            <text:p>1442890803.88461</text:p>
          </table:table-cell>
          <table:table-cell office:value-type="float" office:value="896" calcext:value-type="float">
            <text:p>896</text:p>
          </table:table-cell>
          <table:table-cell table:formula="of:=[.B1084]-[.B$2]" office:value-type="float" office:value="35.4384644031525" calcext:value-type="float">
            <text:p>35.4384644032</text:p>
          </table:table-cell>
          <table:table-cell table:formula="of:=[.C1084]/([.D1084]-[.D1083])" office:value-type="float" office:value="94683.8422816256" calcext:value-type="float">
            <text:p>94683.8422816256</text:p>
          </table:table-cell>
          <table:table-cell/>
          <table:table-cell office:value-type="float" office:value="1442890804.1408" calcext:value-type="float">
            <text:p>1442890804.1408</text:p>
          </table:table-cell>
          <table:table-cell table:formula="of:=[.G1084]-[.$B1084]" office:value-type="float" office:value="0.256194114685059" calcext:value-type="float">
            <text:p>0.2561941147</text:p>
          </table:table-cell>
          <table:table-cell/>
          <table:table-cell office:value-type="float" office:value="1442890804.15917" calcext:value-type="float">
            <text:p>1442890804.15917</text:p>
          </table:table-cell>
          <table:table-cell table:formula="of:=[.J1084]-[.$B1084]" office:value-type="float" office:value="0.274557113647461" calcext:value-type="float">
            <text:p>0.2745571136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42890803.89407" calcext:value-type="float">
            <text:p>1442890803.89407</text:p>
          </table:table-cell>
          <table:table-cell office:value-type="float" office:value="896" calcext:value-type="float">
            <text:p>896</text:p>
          </table:table-cell>
          <table:table-cell table:formula="of:=[.B1085]-[.B$2]" office:value-type="float" office:value="35.4479293823242" calcext:value-type="float">
            <text:p>35.4479293823</text:p>
          </table:table-cell>
          <table:table-cell table:formula="of:=[.C1085]/([.D1085]-[.D1084])" office:value-type="float" office:value="94664.76193355" calcext:value-type="float">
            <text:p>94664.76193355</text:p>
          </table:table-cell>
          <table:table-cell/>
          <table:table-cell office:value-type="float" office:value="1442890804.14082" calcext:value-type="float">
            <text:p>1442890804.14082</text:p>
          </table:table-cell>
          <table:table-cell table:formula="of:=[.G1085]-[.$B1085]" office:value-type="float" office:value="0.246750831604004" calcext:value-type="float">
            <text:p>0.2467508316</text:p>
          </table:table-cell>
          <table:table-cell/>
          <table:table-cell office:value-type="float" office:value="1442890804.16225" calcext:value-type="float">
            <text:p>1442890804.16225</text:p>
          </table:table-cell>
          <table:table-cell table:formula="of:=[.J1085]-[.$B1085]" office:value-type="float" office:value="0.268179655075073" calcext:value-type="float">
            <text:p>0.2681796551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42890803.90354" calcext:value-type="float">
            <text:p>1442890803.90354</text:p>
          </table:table-cell>
          <table:table-cell office:value-type="float" office:value="896" calcext:value-type="float">
            <text:p>896</text:p>
          </table:table-cell>
          <table:table-cell table:formula="of:=[.B1086]-[.B$2]" office:value-type="float" office:value="35.4573950767517" calcext:value-type="float">
            <text:p>35.4573950768</text:p>
          </table:table-cell>
          <table:table-cell table:formula="of:=[.C1086]/([.D1086]-[.D1085])" office:value-type="float" office:value="94657.6087854516" calcext:value-type="float">
            <text:p>94657.6087854516</text:p>
          </table:table-cell>
          <table:table-cell/>
          <table:table-cell office:value-type="float" office:value="1442890804.14085" calcext:value-type="float">
            <text:p>1442890804.14085</text:p>
          </table:table-cell>
          <table:table-cell table:formula="of:=[.G1086]-[.$B1086]" office:value-type="float" office:value="0.237306833267212" calcext:value-type="float">
            <text:p>0.2373068333</text:p>
          </table:table-cell>
          <table:table-cell/>
          <table:table-cell office:value-type="float" office:value="1442890804.16536" calcext:value-type="float">
            <text:p>1442890804.16536</text:p>
          </table:table-cell>
          <table:table-cell table:formula="of:=[.J1086]-[.$B1086]" office:value-type="float" office:value="0.261823654174805" calcext:value-type="float">
            <text:p>0.2618236542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42890803.91299" calcext:value-type="float">
            <text:p>1442890803.91299</text:p>
          </table:table-cell>
          <table:table-cell office:value-type="float" office:value="896" calcext:value-type="float">
            <text:p>896</text:p>
          </table:table-cell>
          <table:table-cell table:formula="of:=[.B1087]-[.B$2]" office:value-type="float" office:value="35.4668436050415" calcext:value-type="float">
            <text:p>35.466843605</text:p>
          </table:table-cell>
          <table:table-cell table:formula="of:=[.C1087]/([.D1087]-[.D1086])" office:value-type="float" office:value="94829.5832450164" calcext:value-type="float">
            <text:p>94829.5832450164</text:p>
          </table:table-cell>
          <table:table-cell/>
          <table:table-cell office:value-type="float" office:value="1442890804.14087" calcext:value-type="float">
            <text:p>1442890804.14087</text:p>
          </table:table-cell>
          <table:table-cell table:formula="of:=[.G1087]-[.$B1087]" office:value-type="float" office:value="0.227880477905273" calcext:value-type="float">
            <text:p>0.2278804779</text:p>
          </table:table-cell>
          <table:table-cell/>
          <table:table-cell office:value-type="float" office:value="1442890804.16847" calcext:value-type="float">
            <text:p>1442890804.16847</text:p>
          </table:table-cell>
          <table:table-cell table:formula="of:=[.J1087]-[.$B1087]" office:value-type="float" office:value="0.255484342575073" calcext:value-type="float">
            <text:p>0.2554843426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42890803.92246" calcext:value-type="float">
            <text:p>1442890803.92246</text:p>
          </table:table-cell>
          <table:table-cell office:value-type="float" office:value="896" calcext:value-type="float">
            <text:p>896</text:p>
          </table:table-cell>
          <table:table-cell table:formula="of:=[.B1088]-[.B$2]" office:value-type="float" office:value="35.4763150215149" calcext:value-type="float">
            <text:p>35.4763150215</text:p>
          </table:table-cell>
          <table:table-cell table:formula="of:=[.C1088]/([.D1088]-[.D1087])" office:value-type="float" office:value="94600.4224940845" calcext:value-type="float">
            <text:p>94600.4224940845</text:p>
          </table:table-cell>
          <table:table-cell/>
          <table:table-cell office:value-type="float" office:value="1442890804.14089" calcext:value-type="float">
            <text:p>1442890804.14089</text:p>
          </table:table-cell>
          <table:table-cell table:formula="of:=[.G1088]-[.$B1088]" office:value-type="float" office:value="0.218430757522583" calcext:value-type="float">
            <text:p>0.2184307575</text:p>
          </table:table-cell>
          <table:table-cell/>
          <table:table-cell office:value-type="float" office:value="1442890804.1716" calcext:value-type="float">
            <text:p>1442890804.1716</text:p>
          </table:table-cell>
          <table:table-cell table:formula="of:=[.J1088]-[.$B1088]" office:value-type="float" office:value="0.249141454696655" calcext:value-type="float">
            <text:p>0.2491414547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42890803.93187" calcext:value-type="float">
            <text:p>1442890803.93187</text:p>
          </table:table-cell>
          <table:table-cell office:value-type="float" office:value="896" calcext:value-type="float">
            <text:p>896</text:p>
          </table:table-cell>
          <table:table-cell table:formula="of:=[.B1089]-[.B$2]" office:value-type="float" office:value="35.4857296943665" calcext:value-type="float">
            <text:p>35.4857296944</text:p>
          </table:table-cell>
          <table:table-cell table:formula="of:=[.C1089]/([.D1089]-[.D1088])" office:value-type="float" office:value="95170.5931928687" calcext:value-type="float">
            <text:p>95170.5931928687</text:p>
          </table:table-cell>
          <table:table-cell/>
          <table:table-cell office:value-type="float" office:value="1442890804.14091" calcext:value-type="float">
            <text:p>1442890804.14091</text:p>
          </table:table-cell>
          <table:table-cell table:formula="of:=[.G1089]-[.$B1089]" office:value-type="float" office:value="0.20903754234314" calcext:value-type="float">
            <text:p>0.2090375423</text:p>
          </table:table-cell>
          <table:table-cell/>
          <table:table-cell office:value-type="float" office:value="1442890804.17471" calcext:value-type="float">
            <text:p>1442890804.17471</text:p>
          </table:table-cell>
          <table:table-cell table:formula="of:=[.J1089]-[.$B1089]" office:value-type="float" office:value="0.24284029006958" calcext:value-type="float">
            <text:p>0.2428402901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42890803.94137" calcext:value-type="float">
            <text:p>1442890803.94137</text:p>
          </table:table-cell>
          <table:table-cell office:value-type="float" office:value="896" calcext:value-type="float">
            <text:p>896</text:p>
          </table:table-cell>
          <table:table-cell table:formula="of:=[.B1090]-[.B$2]" office:value-type="float" office:value="35.4952285289764" calcext:value-type="float">
            <text:p>35.495228529</text:p>
          </table:table-cell>
          <table:table-cell table:formula="of:=[.C1090]/([.D1090]-[.D1089])" office:value-type="float" office:value="94327.3608594162" calcext:value-type="float">
            <text:p>94327.3608594162</text:p>
          </table:table-cell>
          <table:table-cell/>
          <table:table-cell office:value-type="float" office:value="1442890804.22565" calcext:value-type="float">
            <text:p>1442890804.22565</text:p>
          </table:table-cell>
          <table:table-cell table:formula="of:=[.G1090]-[.$B1090]" office:value-type="float" office:value="0.284277200698853" calcext:value-type="float">
            <text:p>0.2842772007</text:p>
          </table:table-cell>
          <table:table-cell/>
          <table:table-cell office:value-type="float" office:value="1442890804.2257" calcext:value-type="float">
            <text:p>1442890804.2257</text:p>
          </table:table-cell>
          <table:table-cell table:formula="of:=[.J1090]-[.$B1090]" office:value-type="float" office:value="0.284321784973145" calcext:value-type="float">
            <text:p>0.284321785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42890803.9509" calcext:value-type="float">
            <text:p>1442890803.9509</text:p>
          </table:table-cell>
          <table:table-cell office:value-type="float" office:value="896" calcext:value-type="float">
            <text:p>896</text:p>
          </table:table-cell>
          <table:table-cell table:formula="of:=[.B1091]-[.B$2]" office:value-type="float" office:value="35.5047552585602" calcext:value-type="float">
            <text:p>35.5047552586</text:p>
          </table:table-cell>
          <table:table-cell table:formula="of:=[.C1091]/([.D1091]-[.D1090])" office:value-type="float" office:value="94051.1633214876" calcext:value-type="float">
            <text:p>94051.1633214876</text:p>
          </table:table-cell>
          <table:table-cell/>
          <table:table-cell office:value-type="float" office:value="1442890804.22574" calcext:value-type="float">
            <text:p>1442890804.22574</text:p>
          </table:table-cell>
          <table:table-cell table:formula="of:=[.G1091]-[.$B1091]" office:value-type="float" office:value="0.274840354919434" calcext:value-type="float">
            <text:p>0.2748403549</text:p>
          </table:table-cell>
          <table:table-cell/>
          <table:table-cell office:value-type="float" office:value="1442890804.22885" calcext:value-type="float">
            <text:p>1442890804.22885</text:p>
          </table:table-cell>
          <table:table-cell table:formula="of:=[.J1091]-[.$B1091]" office:value-type="float" office:value="0.277946710586548" calcext:value-type="float">
            <text:p>0.2779467106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42890803.96044" calcext:value-type="float">
            <text:p>1442890803.96044</text:p>
          </table:table-cell>
          <table:table-cell office:value-type="float" office:value="896" calcext:value-type="float">
            <text:p>896</text:p>
          </table:table-cell>
          <table:table-cell table:formula="of:=[.B1092]-[.B$2]" office:value-type="float" office:value="35.5142970085144" calcext:value-type="float">
            <text:p>35.5142970085</text:p>
          </table:table-cell>
          <table:table-cell table:formula="of:=[.C1092]/([.D1092]-[.D1091])" office:value-type="float" office:value="93903.1104670048" calcext:value-type="float">
            <text:p>93903.1104670048</text:p>
          </table:table-cell>
          <table:table-cell/>
          <table:table-cell office:value-type="float" office:value="1442890804.22576" calcext:value-type="float">
            <text:p>1442890804.22576</text:p>
          </table:table-cell>
          <table:table-cell table:formula="of:=[.G1092]-[.$B1092]" office:value-type="float" office:value="0.265323162078857" calcext:value-type="float">
            <text:p>0.2653231621</text:p>
          </table:table-cell>
          <table:table-cell/>
          <table:table-cell office:value-type="float" office:value="1442890804.23192" calcext:value-type="float">
            <text:p>1442890804.23192</text:p>
          </table:table-cell>
          <table:table-cell table:formula="of:=[.J1092]-[.$B1092]" office:value-type="float" office:value="0.27147912979126" calcext:value-type="float">
            <text:p>0.2714791298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42890803.96995" calcext:value-type="float">
            <text:p>1442890803.96995</text:p>
          </table:table-cell>
          <table:table-cell office:value-type="float" office:value="896" calcext:value-type="float">
            <text:p>896</text:p>
          </table:table-cell>
          <table:table-cell table:formula="of:=[.B1093]-[.B$2]" office:value-type="float" office:value="35.5238082408905" calcext:value-type="float">
            <text:p>35.5238082409</text:p>
          </table:table-cell>
          <table:table-cell table:formula="of:=[.C1093]/([.D1093]-[.D1092])" office:value-type="float" office:value="94204.4063870855" calcext:value-type="float">
            <text:p>94204.4063870855</text:p>
          </table:table-cell>
          <table:table-cell/>
          <table:table-cell office:value-type="float" office:value="1442890804.22579" calcext:value-type="float">
            <text:p>1442890804.22579</text:p>
          </table:table-cell>
          <table:table-cell table:formula="of:=[.G1093]-[.$B1093]" office:value-type="float" office:value="0.255841255187988" calcext:value-type="float">
            <text:p>0.2558412552</text:p>
          </table:table-cell>
          <table:table-cell/>
          <table:table-cell office:value-type="float" office:value="1442890804.23502" calcext:value-type="float">
            <text:p>1442890804.23502</text:p>
          </table:table-cell>
          <table:table-cell table:formula="of:=[.J1093]-[.$B1093]" office:value-type="float" office:value="0.265064001083374" calcext:value-type="float">
            <text:p>0.2650640011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42890803.97939" calcext:value-type="float">
            <text:p>1442890803.97939</text:p>
          </table:table-cell>
          <table:table-cell office:value-type="float" office:value="896" calcext:value-type="float">
            <text:p>896</text:p>
          </table:table-cell>
          <table:table-cell table:formula="of:=[.B1094]-[.B$2]" office:value-type="float" office:value="35.5332434177399" calcext:value-type="float">
            <text:p>35.5332434177</text:p>
          </table:table-cell>
          <table:table-cell table:formula="of:=[.C1094]/([.D1094]-[.D1093])" office:value-type="float" office:value="94963.7737908728" calcext:value-type="float">
            <text:p>94963.7737908728</text:p>
          </table:table-cell>
          <table:table-cell/>
          <table:table-cell office:value-type="float" office:value="1442890804.22582" calcext:value-type="float">
            <text:p>1442890804.22582</text:p>
          </table:table-cell>
          <table:table-cell table:formula="of:=[.G1094]-[.$B1094]" office:value-type="float" office:value="0.246429443359375" calcext:value-type="float">
            <text:p>0.2464294434</text:p>
          </table:table-cell>
          <table:table-cell/>
          <table:table-cell office:value-type="float" office:value="1442890804.23812" calcext:value-type="float">
            <text:p>1442890804.23812</text:p>
          </table:table-cell>
          <table:table-cell table:formula="of:=[.J1094]-[.$B1094]" office:value-type="float" office:value="0.258728265762329" calcext:value-type="float">
            <text:p>0.2587282658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42890803.98886" calcext:value-type="float">
            <text:p>1442890803.98886</text:p>
          </table:table-cell>
          <table:table-cell office:value-type="float" office:value="896" calcext:value-type="float">
            <text:p>896</text:p>
          </table:table-cell>
          <table:table-cell table:formula="of:=[.B1095]-[.B$2]" office:value-type="float" office:value="35.5427105426788" calcext:value-type="float">
            <text:p>35.5427105427</text:p>
          </table:table-cell>
          <table:table-cell table:formula="of:=[.C1095]/([.D1095]-[.D1094])" office:value-type="float" office:value="94643.3057318425" calcext:value-type="float">
            <text:p>94643.3057318425</text:p>
          </table:table-cell>
          <table:table-cell/>
          <table:table-cell office:value-type="float" office:value="1442890804.22584" calcext:value-type="float">
            <text:p>1442890804.22584</text:p>
          </table:table-cell>
          <table:table-cell table:formula="of:=[.G1095]-[.$B1095]" office:value-type="float" office:value="0.23698353767395" calcext:value-type="float">
            <text:p>0.2369835377</text:p>
          </table:table-cell>
          <table:table-cell/>
          <table:table-cell office:value-type="float" office:value="1442890804.2412" calcext:value-type="float">
            <text:p>1442890804.2412</text:p>
          </table:table-cell>
          <table:table-cell table:formula="of:=[.J1095]-[.$B1095]" office:value-type="float" office:value="0.252340793609619" calcext:value-type="float">
            <text:p>0.2523407936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42890803.99843" calcext:value-type="float">
            <text:p>1442890803.99843</text:p>
          </table:table-cell>
          <table:table-cell office:value-type="float" office:value="896" calcext:value-type="float">
            <text:p>896</text:p>
          </table:table-cell>
          <table:table-cell table:formula="of:=[.B1096]-[.B$2]" office:value-type="float" office:value="35.5522809028625" calcext:value-type="float">
            <text:p>35.5522809029</text:p>
          </table:table-cell>
          <table:table-cell table:formula="of:=[.C1096]/([.D1096]-[.D1095])" office:value-type="float" office:value="93622.3906728781" calcext:value-type="float">
            <text:p>93622.3906728781</text:p>
          </table:table-cell>
          <table:table-cell/>
          <table:table-cell office:value-type="float" office:value="1442890804.22586" calcext:value-type="float">
            <text:p>1442890804.22586</text:p>
          </table:table-cell>
          <table:table-cell table:formula="of:=[.G1096]-[.$B1096]" office:value-type="float" office:value="0.227435111999512" calcext:value-type="float">
            <text:p>0.227435112</text:p>
          </table:table-cell>
          <table:table-cell/>
          <table:table-cell office:value-type="float" office:value="1442890804.24442" calcext:value-type="float">
            <text:p>1442890804.24442</text:p>
          </table:table-cell>
          <table:table-cell table:formula="of:=[.J1096]-[.$B1096]" office:value-type="float" office:value="0.245992660522461" calcext:value-type="float">
            <text:p>0.2459926605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42890804.00793" calcext:value-type="float">
            <text:p>1442890804.00793</text:p>
          </table:table-cell>
          <table:table-cell office:value-type="float" office:value="896" calcext:value-type="float">
            <text:p>896</text:p>
          </table:table-cell>
          <table:table-cell table:formula="of:=[.B1097]-[.B$2]" office:value-type="float" office:value="35.5617842674255" calcext:value-type="float">
            <text:p>35.5617842674</text:p>
          </table:table-cell>
          <table:table-cell table:formula="of:=[.C1097]/([.D1097]-[.D1096])" office:value-type="float" office:value="94282.3979929754" calcext:value-type="float">
            <text:p>94282.3979929754</text:p>
          </table:table-cell>
          <table:table-cell/>
          <table:table-cell office:value-type="float" office:value="1442890804.22588" calcext:value-type="float">
            <text:p>1442890804.22588</text:p>
          </table:table-cell>
          <table:table-cell table:formula="of:=[.G1097]-[.$B1097]" office:value-type="float" office:value="0.217953205108643" calcext:value-type="float">
            <text:p>0.2179532051</text:p>
          </table:table-cell>
          <table:table-cell/>
          <table:table-cell office:value-type="float" office:value="1442890804.2475" calcext:value-type="float">
            <text:p>1442890804.2475</text:p>
          </table:table-cell>
          <table:table-cell table:formula="of:=[.J1097]-[.$B1097]" office:value-type="float" office:value="0.239575624465942" calcext:value-type="float">
            <text:p>0.2395756245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42890804.01753" calcext:value-type="float">
            <text:p>1442890804.01753</text:p>
          </table:table-cell>
          <table:table-cell office:value-type="float" office:value="896" calcext:value-type="float">
            <text:p>896</text:p>
          </table:table-cell>
          <table:table-cell table:formula="of:=[.B1098]-[.B$2]" office:value-type="float" office:value="35.5713887214661" calcext:value-type="float">
            <text:p>35.5713887215</text:p>
          </table:table-cell>
          <table:table-cell table:formula="of:=[.C1098]/([.D1098]-[.D1097])" office:value-type="float" office:value="93290.0502432728" calcext:value-type="float">
            <text:p>93290.0502432728</text:p>
          </table:table-cell>
          <table:table-cell/>
          <table:table-cell office:value-type="float" office:value="1442890804.2259" calcext:value-type="float">
            <text:p>1442890804.2259</text:p>
          </table:table-cell>
          <table:table-cell table:formula="of:=[.G1098]-[.$B1098]" office:value-type="float" office:value="0.208371162414551" calcext:value-type="float">
            <text:p>0.2083711624</text:p>
          </table:table-cell>
          <table:table-cell/>
          <table:table-cell office:value-type="float" office:value="1442890804.25062" calcext:value-type="float">
            <text:p>1442890804.25062</text:p>
          </table:table-cell>
          <table:table-cell table:formula="of:=[.J1098]-[.$B1098]" office:value-type="float" office:value="0.233083486557007" calcext:value-type="float">
            <text:p>0.2330834866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42890804.02692" calcext:value-type="float">
            <text:p>1442890804.02692</text:p>
          </table:table-cell>
          <table:table-cell office:value-type="float" office:value="896" calcext:value-type="float">
            <text:p>896</text:p>
          </table:table-cell>
          <table:table-cell table:formula="of:=[.B1099]-[.B$2]" office:value-type="float" office:value="35.5807721614838" calcext:value-type="float">
            <text:p>35.5807721615</text:p>
          </table:table-cell>
          <table:table-cell table:formula="of:=[.C1099]/([.D1099]-[.D1098])" office:value-type="float" office:value="95487.3690576009" calcext:value-type="float">
            <text:p>95487.3690576009</text:p>
          </table:table-cell>
          <table:table-cell/>
          <table:table-cell office:value-type="float" office:value="1442890804.33937" calcext:value-type="float">
            <text:p>1442890804.33937</text:p>
          </table:table-cell>
          <table:table-cell table:formula="of:=[.G1099]-[.$B1099]" office:value-type="float" office:value="0.31245493888855" calcext:value-type="float">
            <text:p>0.3124549389</text:p>
          </table:table-cell>
          <table:table-cell/>
          <table:table-cell office:value-type="float" office:value="1442890804.33943" calcext:value-type="float">
            <text:p>1442890804.33943</text:p>
          </table:table-cell>
          <table:table-cell table:formula="of:=[.J1099]-[.$B1099]" office:value-type="float" office:value="0.312513589859009" calcext:value-type="float">
            <text:p>0.3125135899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42890804.03638" calcext:value-type="float">
            <text:p>1442890804.03638</text:p>
          </table:table-cell>
          <table:table-cell office:value-type="float" office:value="896" calcext:value-type="float">
            <text:p>896</text:p>
          </table:table-cell>
          <table:table-cell table:formula="of:=[.B1100]-[.B$2]" office:value-type="float" office:value="35.590235710144" calcext:value-type="float">
            <text:p>35.5902357101</text:p>
          </table:table-cell>
          <table:table-cell table:formula="of:=[.C1100]/([.D1100]-[.D1099])" office:value-type="float" office:value="94679.0714735596" calcext:value-type="float">
            <text:p>94679.0714735596</text:p>
          </table:table-cell>
          <table:table-cell/>
          <table:table-cell office:value-type="float" office:value="1442890804.33948" calcext:value-type="float">
            <text:p>1442890804.33948</text:p>
          </table:table-cell>
          <table:table-cell table:formula="of:=[.G1100]-[.$B1100]" office:value-type="float" office:value="0.303099155426025" calcext:value-type="float">
            <text:p>0.3030991554</text:p>
          </table:table-cell>
          <table:table-cell/>
          <table:table-cell office:value-type="float" office:value="1442890804.34253" calcext:value-type="float">
            <text:p>1442890804.34253</text:p>
          </table:table-cell>
          <table:table-cell table:formula="of:=[.J1100]-[.$B1100]" office:value-type="float" office:value="0.306153535842895" calcext:value-type="float">
            <text:p>0.3061535358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42890804.04581" calcext:value-type="float">
            <text:p>1442890804.04581</text:p>
          </table:table-cell>
          <table:table-cell office:value-type="float" office:value="896" calcext:value-type="float">
            <text:p>896</text:p>
          </table:table-cell>
          <table:table-cell table:formula="of:=[.B1101]-[.B$2]" office:value-type="float" office:value="35.5996694564819" calcext:value-type="float">
            <text:p>35.5996694565</text:p>
          </table:table-cell>
          <table:table-cell table:formula="of:=[.C1101]/([.D1101]-[.D1100])" office:value-type="float" office:value="94978.1738778811" calcext:value-type="float">
            <text:p>94978.1738778811</text:p>
          </table:table-cell>
          <table:table-cell/>
          <table:table-cell office:value-type="float" office:value="1442890804.3395" calcext:value-type="float">
            <text:p>1442890804.3395</text:p>
          </table:table-cell>
          <table:table-cell table:formula="of:=[.G1101]-[.$B1101]" office:value-type="float" office:value="0.293689966201782" calcext:value-type="float">
            <text:p>0.2936899662</text:p>
          </table:table-cell>
          <table:table-cell/>
          <table:table-cell office:value-type="float" office:value="1442890804.34564" calcext:value-type="float">
            <text:p>1442890804.34564</text:p>
          </table:table-cell>
          <table:table-cell table:formula="of:=[.J1101]-[.$B1101]" office:value-type="float" office:value="0.299822330474854" calcext:value-type="float">
            <text:p>0.2998223305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42890804.05523" calcext:value-type="float">
            <text:p>1442890804.05523</text:p>
          </table:table-cell>
          <table:table-cell office:value-type="float" office:value="896" calcext:value-type="float">
            <text:p>896</text:p>
          </table:table-cell>
          <table:table-cell table:formula="of:=[.B1102]-[.B$2]" office:value-type="float" office:value="35.6090898513794" calcext:value-type="float">
            <text:p>35.6090898514</text:p>
          </table:table-cell>
          <table:table-cell table:formula="of:=[.C1102]/([.D1102]-[.D1101])" office:value-type="float" office:value="95112.7855841263" calcext:value-type="float">
            <text:p>95112.7855841263</text:p>
          </table:table-cell>
          <table:table-cell/>
          <table:table-cell office:value-type="float" office:value="1442890804.33953" calcext:value-type="float">
            <text:p>1442890804.33953</text:p>
          </table:table-cell>
          <table:table-cell table:formula="of:=[.G1102]-[.$B1102]" office:value-type="float" office:value="0.284291982650757" calcext:value-type="float">
            <text:p>0.2842919827</text:p>
          </table:table-cell>
          <table:table-cell/>
          <table:table-cell office:value-type="float" office:value="1442890804.34874" calcext:value-type="float">
            <text:p>1442890804.34874</text:p>
          </table:table-cell>
          <table:table-cell table:formula="of:=[.J1102]-[.$B1102]" office:value-type="float" office:value="0.293501377105713" calcext:value-type="float">
            <text:p>0.2935013771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42890804.06466" calcext:value-type="float">
            <text:p>1442890804.06466</text:p>
          </table:table-cell>
          <table:table-cell office:value-type="float" office:value="896" calcext:value-type="float">
            <text:p>896</text:p>
          </table:table-cell>
          <table:table-cell table:formula="of:=[.B1103]-[.B$2]" office:value-type="float" office:value="35.6185119152069" calcext:value-type="float">
            <text:p>35.6185119152</text:p>
          </table:table-cell>
          <table:table-cell table:formula="of:=[.C1103]/([.D1103]-[.D1102])" office:value-type="float" office:value="95095.938257547" calcext:value-type="float">
            <text:p>95095.938257547</text:p>
          </table:table-cell>
          <table:table-cell/>
          <table:table-cell office:value-type="float" office:value="1442890804.33955" calcext:value-type="float">
            <text:p>1442890804.33955</text:p>
          </table:table-cell>
          <table:table-cell table:formula="of:=[.G1103]-[.$B1103]" office:value-type="float" office:value="0.274892091751099" calcext:value-type="float">
            <text:p>0.2748920918</text:p>
          </table:table-cell>
          <table:table-cell/>
          <table:table-cell office:value-type="float" office:value="1442890804.35187" calcext:value-type="float">
            <text:p>1442890804.35187</text:p>
          </table:table-cell>
          <table:table-cell table:formula="of:=[.J1103]-[.$B1103]" office:value-type="float" office:value="0.287217855453491" calcext:value-type="float">
            <text:p>0.2872178555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42890804.07412" calcext:value-type="float">
            <text:p>1442890804.07412</text:p>
          </table:table-cell>
          <table:table-cell office:value-type="float" office:value="896" calcext:value-type="float">
            <text:p>896</text:p>
          </table:table-cell>
          <table:table-cell table:formula="of:=[.B1104]-[.B$2]" office:value-type="float" office:value="35.6279718875885" calcext:value-type="float">
            <text:p>35.6279718876</text:p>
          </table:table-cell>
          <table:table-cell table:formula="of:=[.C1104]/([.D1104]-[.D1103])" office:value-type="float" office:value="94714.864257271" calcext:value-type="float">
            <text:p>94714.864257271</text:p>
          </table:table-cell>
          <table:table-cell/>
          <table:table-cell office:value-type="float" office:value="1442890804.33957" calcext:value-type="float">
            <text:p>1442890804.33957</text:p>
          </table:table-cell>
          <table:table-cell table:formula="of:=[.G1104]-[.$B1104]" office:value-type="float" office:value="0.265454053878784" calcext:value-type="float">
            <text:p>0.2654540539</text:p>
          </table:table-cell>
          <table:table-cell/>
          <table:table-cell office:value-type="float" office:value="1442890804.35498" calcext:value-type="float">
            <text:p>1442890804.35498</text:p>
          </table:table-cell>
          <table:table-cell table:formula="of:=[.J1104]-[.$B1104]" office:value-type="float" office:value="0.280858755111694" calcext:value-type="float">
            <text:p>0.2808587551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42890804.08356" calcext:value-type="float">
            <text:p>1442890804.08356</text:p>
          </table:table-cell>
          <table:table-cell office:value-type="float" office:value="896" calcext:value-type="float">
            <text:p>896</text:p>
          </table:table-cell>
          <table:table-cell table:formula="of:=[.B1105]-[.B$2]" office:value-type="float" office:value="35.6374177932739" calcext:value-type="float">
            <text:p>35.6374177933</text:p>
          </table:table-cell>
          <table:table-cell table:formula="of:=[.C1105]/([.D1105]-[.D1104])" office:value-type="float" office:value="94855.912163356" calcext:value-type="float">
            <text:p>94855.912163356</text:p>
          </table:table-cell>
          <table:table-cell/>
          <table:table-cell office:value-type="float" office:value="1442890804.33959" calcext:value-type="float">
            <text:p>1442890804.33959</text:p>
          </table:table-cell>
          <table:table-cell table:formula="of:=[.G1105]-[.$B1105]" office:value-type="float" office:value="0.256030082702637" calcext:value-type="float">
            <text:p>0.2560300827</text:p>
          </table:table-cell>
          <table:table-cell/>
          <table:table-cell office:value-type="float" office:value="1442890804.35807" calcext:value-type="float">
            <text:p>1442890804.35807</text:p>
          </table:table-cell>
          <table:table-cell table:formula="of:=[.J1105]-[.$B1105]" office:value-type="float" office:value="0.274510622024536" calcext:value-type="float">
            <text:p>0.274510622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42890804.09303" calcext:value-type="float">
            <text:p>1442890804.09303</text:p>
          </table:table-cell>
          <table:table-cell office:value-type="float" office:value="896" calcext:value-type="float">
            <text:p>896</text:p>
          </table:table-cell>
          <table:table-cell table:formula="of:=[.B1106]-[.B$2]" office:value-type="float" office:value="35.6468851566315" calcext:value-type="float">
            <text:p>35.6468851566</text:p>
          </table:table-cell>
          <table:table-cell table:formula="of:=[.C1106]/([.D1106]-[.D1105])" office:value-type="float" office:value="94640.9223098038" calcext:value-type="float">
            <text:p>94640.9223098038</text:p>
          </table:table-cell>
          <table:table-cell/>
          <table:table-cell office:value-type="float" office:value="1442890804.33961" calcext:value-type="float">
            <text:p>1442890804.33961</text:p>
          </table:table-cell>
          <table:table-cell table:formula="of:=[.G1106]-[.$B1106]" office:value-type="float" office:value="0.246584892272949" calcext:value-type="float">
            <text:p>0.2465848923</text:p>
          </table:table-cell>
          <table:table-cell/>
          <table:table-cell office:value-type="float" office:value="1442890804.36118" calcext:value-type="float">
            <text:p>1442890804.36118</text:p>
          </table:table-cell>
          <table:table-cell table:formula="of:=[.J1106]-[.$B1106]" office:value-type="float" office:value="0.268149852752686" calcext:value-type="float">
            <text:p>0.2681498528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42890804.10246" calcext:value-type="float">
            <text:p>1442890804.10246</text:p>
          </table:table-cell>
          <table:table-cell office:value-type="float" office:value="896" calcext:value-type="float">
            <text:p>896</text:p>
          </table:table-cell>
          <table:table-cell table:formula="of:=[.B1107]-[.B$2]" office:value-type="float" office:value="35.6563127040863" calcext:value-type="float">
            <text:p>35.6563127041</text:p>
          </table:table-cell>
          <table:table-cell table:formula="of:=[.C1107]/([.D1107]-[.D1106])" office:value-type="float" office:value="95040.6247534267" calcext:value-type="float">
            <text:p>95040.6247534267</text:p>
          </table:table-cell>
          <table:table-cell/>
          <table:table-cell office:value-type="float" office:value="1442890804.33964" calcext:value-type="float">
            <text:p>1442890804.33964</text:p>
          </table:table-cell>
          <table:table-cell table:formula="of:=[.G1107]-[.$B1107]" office:value-type="float" office:value="0.237179040908813" calcext:value-type="float">
            <text:p>0.2371790409</text:p>
          </table:table-cell>
          <table:table-cell/>
          <table:table-cell office:value-type="float" office:value="1442890804.36428" calcext:value-type="float">
            <text:p>1442890804.36428</text:p>
          </table:table-cell>
          <table:table-cell table:formula="of:=[.J1107]-[.$B1107]" office:value-type="float" office:value="0.26182222366333" calcext:value-type="float">
            <text:p>0.2618222237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42890804.11192" calcext:value-type="float">
            <text:p>1442890804.11192</text:p>
          </table:table-cell>
          <table:table-cell office:value-type="float" office:value="896" calcext:value-type="float">
            <text:p>896</text:p>
          </table:table-cell>
          <table:table-cell table:formula="of:=[.B1108]-[.B$2]" office:value-type="float" office:value="35.6657717227936" calcext:value-type="float">
            <text:p>35.6657717228</text:p>
          </table:table-cell>
          <table:table-cell table:formula="of:=[.C1108]/([.D1108]-[.D1107])" office:value-type="float" office:value="94724.4135706004" calcext:value-type="float">
            <text:p>94724.4135706004</text:p>
          </table:table-cell>
          <table:table-cell/>
          <table:table-cell office:value-type="float" office:value="1442890804.33966" calcext:value-type="float">
            <text:p>1442890804.33966</text:p>
          </table:table-cell>
          <table:table-cell table:formula="of:=[.G1108]-[.$B1108]" office:value-type="float" office:value="0.227742433547974" calcext:value-type="float">
            <text:p>0.2277424335</text:p>
          </table:table-cell>
          <table:table-cell/>
          <table:table-cell office:value-type="float" office:value="1442890804.3674" calcext:value-type="float">
            <text:p>1442890804.3674</text:p>
          </table:table-cell>
          <table:table-cell table:formula="of:=[.J1108]-[.$B1108]" office:value-type="float" office:value="0.25547981262207" calcext:value-type="float">
            <text:p>0.2554798126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42890804.12138" calcext:value-type="float">
            <text:p>1442890804.12138</text:p>
          </table:table-cell>
          <table:table-cell office:value-type="float" office:value="896" calcext:value-type="float">
            <text:p>896</text:p>
          </table:table-cell>
          <table:table-cell table:formula="of:=[.B1109]-[.B$2]" office:value-type="float" office:value="35.675235748291" calcext:value-type="float">
            <text:p>35.6752357483</text:p>
          </table:table-cell>
          <table:table-cell table:formula="of:=[.C1109]/([.D1109]-[.D1108])" office:value-type="float" office:value="94674.3011462401" calcext:value-type="float">
            <text:p>94674.3011462401</text:p>
          </table:table-cell>
          <table:table-cell/>
          <table:table-cell office:value-type="float" office:value="1442890804.33968" calcext:value-type="float">
            <text:p>1442890804.33968</text:p>
          </table:table-cell>
          <table:table-cell table:formula="of:=[.G1109]-[.$B1109]" office:value-type="float" office:value="0.21830153465271" calcext:value-type="float">
            <text:p>0.2183015347</text:p>
          </table:table-cell>
          <table:table-cell/>
          <table:table-cell office:value-type="float" office:value="1442890804.37046" calcext:value-type="float">
            <text:p>1442890804.37046</text:p>
          </table:table-cell>
          <table:table-cell table:formula="of:=[.J1109]-[.$B1109]" office:value-type="float" office:value="0.249083518981934" calcext:value-type="float">
            <text:p>0.249083519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42890804.13085" calcext:value-type="float">
            <text:p>1442890804.13085</text:p>
          </table:table-cell>
          <table:table-cell office:value-type="float" office:value="896" calcext:value-type="float">
            <text:p>896</text:p>
          </table:table-cell>
          <table:table-cell table:formula="of:=[.B1110]-[.B$2]" office:value-type="float" office:value="35.6847078800201" calcext:value-type="float">
            <text:p>35.68470788</text:p>
          </table:table-cell>
          <table:table-cell table:formula="of:=[.C1110]/([.D1110]-[.D1109])" office:value-type="float" office:value="94593.2790656699" calcext:value-type="float">
            <text:p>94593.2790656699</text:p>
          </table:table-cell>
          <table:table-cell/>
          <table:table-cell office:value-type="float" office:value="1442890804.3397" calcext:value-type="float">
            <text:p>1442890804.3397</text:p>
          </table:table-cell>
          <table:table-cell table:formula="of:=[.G1110]-[.$B1110]" office:value-type="float" office:value="0.20885181427002" calcext:value-type="float">
            <text:p>0.2088518143</text:p>
          </table:table-cell>
          <table:table-cell/>
          <table:table-cell office:value-type="float" office:value="1442890804.37358" calcext:value-type="float">
            <text:p>1442890804.37358</text:p>
          </table:table-cell>
          <table:table-cell table:formula="of:=[.J1110]-[.$B1110]" office:value-type="float" office:value="0.242726802825928" calcext:value-type="float">
            <text:p>0.2427268028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42890804.14034" calcext:value-type="float">
            <text:p>1442890804.14034</text:p>
          </table:table-cell>
          <table:table-cell office:value-type="float" office:value="896" calcext:value-type="float">
            <text:p>896</text:p>
          </table:table-cell>
          <table:table-cell table:formula="of:=[.B1111]-[.B$2]" office:value-type="float" office:value="35.6941947937012" calcext:value-type="float">
            <text:p>35.6941947937</text:p>
          </table:table-cell>
          <table:table-cell table:formula="of:=[.C1111]/([.D1111]-[.D1110])" office:value-type="float" office:value="94445.8893719685" calcext:value-type="float">
            <text:p>94445.8893719685</text:p>
          </table:table-cell>
          <table:table-cell/>
          <table:table-cell office:value-type="float" office:value="1442890804.42673" calcext:value-type="float">
            <text:p>1442890804.42673</text:p>
          </table:table-cell>
          <table:table-cell table:formula="of:=[.G1111]-[.$B1111]" office:value-type="float" office:value="0.286391019821167" calcext:value-type="float">
            <text:p>0.2863910198</text:p>
          </table:table-cell>
          <table:table-cell/>
          <table:table-cell office:value-type="float" office:value="1442890804.42679" calcext:value-type="float">
            <text:p>1442890804.42679</text:p>
          </table:table-cell>
          <table:table-cell table:formula="of:=[.J1111]-[.$B1111]" office:value-type="float" office:value="0.286447525024414" calcext:value-type="float">
            <text:p>0.286447525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42890804.14983" calcext:value-type="float">
            <text:p>1442890804.14983</text:p>
          </table:table-cell>
          <table:table-cell office:value-type="float" office:value="896" calcext:value-type="float">
            <text:p>896</text:p>
          </table:table-cell>
          <table:table-cell table:formula="of:=[.B1112]-[.B$2]" office:value-type="float" office:value="35.7036864757538" calcext:value-type="float">
            <text:p>35.7036864758</text:p>
          </table:table-cell>
          <table:table-cell table:formula="of:=[.C1112]/([.D1112]-[.D1111])" office:value-type="float" office:value="94398.442239582" calcext:value-type="float">
            <text:p>94398.442239582</text:p>
          </table:table-cell>
          <table:table-cell/>
          <table:table-cell office:value-type="float" office:value="1442890804.42684" calcext:value-type="float">
            <text:p>1442890804.42684</text:p>
          </table:table-cell>
          <table:table-cell table:formula="of:=[.G1112]-[.$B1112]" office:value-type="float" office:value="0.277007818222046" calcext:value-type="float">
            <text:p>0.2770078182</text:p>
          </table:table-cell>
          <table:table-cell/>
          <table:table-cell office:value-type="float" office:value="1442890804.42991" calcext:value-type="float">
            <text:p>1442890804.42991</text:p>
          </table:table-cell>
          <table:table-cell table:formula="of:=[.J1112]-[.$B1112]" office:value-type="float" office:value="0.280074119567871" calcext:value-type="float">
            <text:p>0.2800741196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42890804.1593" calcext:value-type="float">
            <text:p>1442890804.1593</text:p>
          </table:table-cell>
          <table:table-cell office:value-type="float" office:value="896" calcext:value-type="float">
            <text:p>896</text:p>
          </table:table-cell>
          <table:table-cell table:formula="of:=[.B1113]-[.B$2]" office:value-type="float" office:value="35.7131519317627" calcext:value-type="float">
            <text:p>35.7131519318</text:p>
          </table:table-cell>
          <table:table-cell table:formula="of:=[.C1113]/([.D1113]-[.D1112])" office:value-type="float" office:value="94659.9930480341" calcext:value-type="float">
            <text:p>94659.9930480341</text:p>
          </table:table-cell>
          <table:table-cell/>
          <table:table-cell office:value-type="float" office:value="1442890804.42686" calcext:value-type="float">
            <text:p>1442890804.42686</text:p>
          </table:table-cell>
          <table:table-cell table:formula="of:=[.G1113]-[.$B1113]" office:value-type="float" office:value="0.267565250396729" calcext:value-type="float">
            <text:p>0.2675652504</text:p>
          </table:table-cell>
          <table:table-cell/>
          <table:table-cell office:value-type="float" office:value="1442890804.43301" calcext:value-type="float">
            <text:p>1442890804.43301</text:p>
          </table:table-cell>
          <table:table-cell table:formula="of:=[.J1113]-[.$B1113]" office:value-type="float" office:value="0.273717403411865" calcext:value-type="float">
            <text:p>0.2737174034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42890804.16876" calcext:value-type="float">
            <text:p>1442890804.16876</text:p>
          </table:table-cell>
          <table:table-cell office:value-type="float" office:value="896" calcext:value-type="float">
            <text:p>896</text:p>
          </table:table-cell>
          <table:table-cell table:formula="of:=[.B1114]-[.B$2]" office:value-type="float" office:value="35.7226107120514" calcext:value-type="float">
            <text:p>35.7226107121</text:p>
          </table:table-cell>
          <table:table-cell table:formula="of:=[.C1114]/([.D1114]-[.D1113])" office:value-type="float" office:value="94726.8011998084" calcext:value-type="float">
            <text:p>94726.8011998084</text:p>
          </table:table-cell>
          <table:table-cell/>
          <table:table-cell office:value-type="float" office:value="1442890804.42688" calcext:value-type="float">
            <text:p>1442890804.42688</text:p>
          </table:table-cell>
          <table:table-cell table:formula="of:=[.G1114]-[.$B1114]" office:value-type="float" office:value="0.258127212524414" calcext:value-type="float">
            <text:p>0.2581272125</text:p>
          </table:table-cell>
          <table:table-cell/>
          <table:table-cell office:value-type="float" office:value="1442890804.4361" calcext:value-type="float">
            <text:p>1442890804.4361</text:p>
          </table:table-cell>
          <table:table-cell table:formula="of:=[.J1114]-[.$B1114]" office:value-type="float" office:value="0.267345428466797" calcext:value-type="float">
            <text:p>0.2673454285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42890804.17821" calcext:value-type="float">
            <text:p>1442890804.17821</text:p>
          </table:table-cell>
          <table:table-cell office:value-type="float" office:value="896" calcext:value-type="float">
            <text:p>896</text:p>
          </table:table-cell>
          <table:table-cell table:formula="of:=[.B1115]-[.B$2]" office:value-type="float" office:value="35.73206615448" calcext:value-type="float">
            <text:p>35.7320661545</text:p>
          </table:table-cell>
          <table:table-cell table:formula="of:=[.C1115]/([.D1115]-[.D1114])" office:value-type="float" office:value="94760.2406515545" calcext:value-type="float">
            <text:p>94760.2406515545</text:p>
          </table:table-cell>
          <table:table-cell/>
          <table:table-cell office:value-type="float" office:value="1442890804.42691" calcext:value-type="float">
            <text:p>1442890804.42691</text:p>
          </table:table-cell>
          <table:table-cell table:formula="of:=[.G1115]-[.$B1115]" office:value-type="float" office:value="0.248700857162476" calcext:value-type="float">
            <text:p>0.2487008572</text:p>
          </table:table-cell>
          <table:table-cell/>
          <table:table-cell office:value-type="float" office:value="1442890804.43917" calcext:value-type="float">
            <text:p>1442890804.43917</text:p>
          </table:table-cell>
          <table:table-cell table:formula="of:=[.J1115]-[.$B1115]" office:value-type="float" office:value="0.260956764221191" calcext:value-type="float">
            <text:p>0.2609567642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42890804.18774" calcext:value-type="float">
            <text:p>1442890804.18774</text:p>
          </table:table-cell>
          <table:table-cell office:value-type="float" office:value="896" calcext:value-type="float">
            <text:p>896</text:p>
          </table:table-cell>
          <table:table-cell table:formula="of:=[.B1116]-[.B$2]" office:value-type="float" office:value="35.7415940761566" calcext:value-type="float">
            <text:p>35.7415940762</text:p>
          </table:table-cell>
          <table:table-cell table:formula="of:=[.C1116]/([.D1116]-[.D1115])" office:value-type="float" office:value="94039.3960413383" calcext:value-type="float">
            <text:p>94039.3960413383</text:p>
          </table:table-cell>
          <table:table-cell/>
          <table:table-cell office:value-type="float" office:value="1442890804.42695" calcext:value-type="float">
            <text:p>1442890804.42695</text:p>
          </table:table-cell>
          <table:table-cell table:formula="of:=[.G1116]-[.$B1116]" office:value-type="float" office:value="0.239208698272705" calcext:value-type="float">
            <text:p>0.2392086983</text:p>
          </table:table-cell>
          <table:table-cell/>
          <table:table-cell office:value-type="float" office:value="1442890804.44225" calcext:value-type="float">
            <text:p>1442890804.44225</text:p>
          </table:table-cell>
          <table:table-cell table:formula="of:=[.J1116]-[.$B1116]" office:value-type="float" office:value="0.254507064819336" calcext:value-type="float">
            <text:p>0.2545070648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42890804.1972" calcext:value-type="float">
            <text:p>1442890804.1972</text:p>
          </table:table-cell>
          <table:table-cell office:value-type="float" office:value="896" calcext:value-type="float">
            <text:p>896</text:p>
          </table:table-cell>
          <table:table-cell table:formula="of:=[.B1117]-[.B$2]" office:value-type="float" office:value="35.7510590553284" calcext:value-type="float">
            <text:p>35.7510590553</text:p>
          </table:table-cell>
          <table:table-cell table:formula="of:=[.C1117]/([.D1117]-[.D1116])" office:value-type="float" office:value="94664.76193355" calcext:value-type="float">
            <text:p>94664.76193355</text:p>
          </table:table-cell>
          <table:table-cell/>
          <table:table-cell office:value-type="float" office:value="1442890804.42698" calcext:value-type="float">
            <text:p>1442890804.42698</text:p>
          </table:table-cell>
          <table:table-cell table:formula="of:=[.G1117]-[.$B1117]" office:value-type="float" office:value="0.22977876663208" calcext:value-type="float">
            <text:p>0.2297787666</text:p>
          </table:table-cell>
          <table:table-cell/>
          <table:table-cell office:value-type="float" office:value="1442890804.44532" calcext:value-type="float">
            <text:p>1442890804.44532</text:p>
          </table:table-cell>
          <table:table-cell table:formula="of:=[.J1117]-[.$B1117]" office:value-type="float" office:value="0.248115301132202" calcext:value-type="float">
            <text:p>0.2481153011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42890804.20666" calcext:value-type="float">
            <text:p>1442890804.20666</text:p>
          </table:table-cell>
          <table:table-cell office:value-type="float" office:value="896" calcext:value-type="float">
            <text:p>896</text:p>
          </table:table-cell>
          <table:table-cell table:formula="of:=[.B1118]-[.B$2]" office:value-type="float" office:value="35.7605195045471" calcext:value-type="float">
            <text:p>35.7605195045</text:p>
          </table:table-cell>
          <table:table-cell table:formula="of:=[.C1118]/([.D1118]-[.D1117])" office:value-type="float" office:value="94710.0903225806" calcext:value-type="float">
            <text:p>94710.0903225806</text:p>
          </table:table-cell>
          <table:table-cell/>
          <table:table-cell office:value-type="float" office:value="1442890804.42702" calcext:value-type="float">
            <text:p>1442890804.42702</text:p>
          </table:table-cell>
          <table:table-cell table:formula="of:=[.G1118]-[.$B1118]" office:value-type="float" office:value="0.220359802246094" calcext:value-type="float">
            <text:p>0.2203598022</text:p>
          </table:table-cell>
          <table:table-cell/>
          <table:table-cell office:value-type="float" office:value="1442890804.4484" calcext:value-type="float">
            <text:p>1442890804.4484</text:p>
          </table:table-cell>
          <table:table-cell table:formula="of:=[.J1118]-[.$B1118]" office:value-type="float" office:value="0.241738557815552" calcext:value-type="float">
            <text:p>0.2417385578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42890804.2162" calcext:value-type="float">
            <text:p>1442890804.2162</text:p>
          </table:table-cell>
          <table:table-cell office:value-type="float" office:value="896" calcext:value-type="float">
            <text:p>896</text:p>
          </table:table-cell>
          <table:table-cell table:formula="of:=[.B1119]-[.B$2]" office:value-type="float" office:value="35.7700510025024" calcext:value-type="float">
            <text:p>35.7700510025</text:p>
          </table:table-cell>
          <table:table-cell table:formula="of:=[.C1119]/([.D1119]-[.D1118])" office:value-type="float" office:value="94004.1118615238" calcext:value-type="float">
            <text:p>94004.1118615238</text:p>
          </table:table-cell>
          <table:table-cell/>
          <table:table-cell office:value-type="float" office:value="1442890804.42705" calcext:value-type="float">
            <text:p>1442890804.42705</text:p>
          </table:table-cell>
          <table:table-cell table:formula="of:=[.G1119]-[.$B1119]" office:value-type="float" office:value="0.210851669311523" calcext:value-type="float">
            <text:p>0.2108516693</text:p>
          </table:table-cell>
          <table:table-cell/>
          <table:table-cell office:value-type="float" office:value="1442890804.45148" calcext:value-type="float">
            <text:p>1442890804.45148</text:p>
          </table:table-cell>
          <table:table-cell table:formula="of:=[.J1119]-[.$B1119]" office:value-type="float" office:value="0.235281229019165" calcext:value-type="float">
            <text:p>0.235281229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42890804.22566" calcext:value-type="float">
            <text:p>1442890804.22566</text:p>
          </table:table-cell>
          <table:table-cell office:value-type="float" office:value="896" calcext:value-type="float">
            <text:p>896</text:p>
          </table:table-cell>
          <table:table-cell table:formula="of:=[.B1120]-[.B$2]" office:value-type="float" office:value="35.7795107364655" calcext:value-type="float">
            <text:p>35.7795107365</text:p>
          </table:table-cell>
          <table:table-cell table:formula="of:=[.C1120]/([.D1120]-[.D1119])" office:value-type="float" office:value="94717.2514050961" calcext:value-type="float">
            <text:p>94717.2514050961</text:p>
          </table:table-cell>
          <table:table-cell/>
          <table:table-cell office:value-type="float" office:value="1442890804.42707" calcext:value-type="float">
            <text:p>1442890804.42707</text:p>
          </table:table-cell>
          <table:table-cell table:formula="of:=[.G1120]-[.$B1120]" office:value-type="float" office:value="0.201412439346313" calcext:value-type="float">
            <text:p>0.2014124393</text:p>
          </table:table-cell>
          <table:table-cell/>
          <table:table-cell office:value-type="float" office:value="1442890804.45456" calcext:value-type="float">
            <text:p>1442890804.45456</text:p>
          </table:table-cell>
          <table:table-cell table:formula="of:=[.J1120]-[.$B1120]" office:value-type="float" office:value="0.228907585144043" calcext:value-type="float">
            <text:p>0.2289075851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42890804.23518" calcext:value-type="float">
            <text:p>1442890804.23518</text:p>
          </table:table-cell>
          <table:table-cell office:value-type="float" office:value="896" calcext:value-type="float">
            <text:p>896</text:p>
          </table:table-cell>
          <table:table-cell table:formula="of:=[.B1121]-[.B$2]" office:value-type="float" office:value="35.7890379428864" calcext:value-type="float">
            <text:p>35.7890379429</text:p>
          </table:table-cell>
          <table:table-cell table:formula="of:=[.C1121]/([.D1121]-[.D1120])" office:value-type="float" office:value="94046.4560560561" calcext:value-type="float">
            <text:p>94046.4560560561</text:p>
          </table:table-cell>
          <table:table-cell/>
          <table:table-cell office:value-type="float" office:value="1442890804.54782" calcext:value-type="float">
            <text:p>1442890804.54782</text:p>
          </table:table-cell>
          <table:table-cell table:formula="of:=[.G1121]-[.$B1121]" office:value-type="float" office:value="0.312634229660034" calcext:value-type="float">
            <text:p>0.3126342297</text:p>
          </table:table-cell>
          <table:table-cell/>
          <table:table-cell office:value-type="float" office:value="1442890804.54786" calcext:value-type="float">
            <text:p>1442890804.54786</text:p>
          </table:table-cell>
          <table:table-cell table:formula="of:=[.J1121]-[.$B1121]" office:value-type="float" office:value="0.312673807144165" calcext:value-type="float">
            <text:p>0.3126738071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42890804.24459" calcext:value-type="float">
            <text:p>1442890804.24459</text:p>
          </table:table-cell>
          <table:table-cell office:value-type="float" office:value="896" calcext:value-type="float">
            <text:p>896</text:p>
          </table:table-cell>
          <table:table-cell table:formula="of:=[.B1122]-[.B$2]" office:value-type="float" office:value="35.7984464168549" calcext:value-type="float">
            <text:p>35.7984464169</text:p>
          </table:table-cell>
          <table:table-cell table:formula="of:=[.C1122]/([.D1122]-[.D1121])" office:value-type="float" office:value="95233.2974507121" calcext:value-type="float">
            <text:p>95233.2974507121</text:p>
          </table:table-cell>
          <table:table-cell/>
          <table:table-cell office:value-type="float" office:value="1442890804.5479" calcext:value-type="float">
            <text:p>1442890804.5479</text:p>
          </table:table-cell>
          <table:table-cell table:formula="of:=[.G1122]-[.$B1122]" office:value-type="float" office:value="0.303310632705688" calcext:value-type="float">
            <text:p>0.3033106327</text:p>
          </table:table-cell>
          <table:table-cell/>
          <table:table-cell office:value-type="float" office:value="1442890804.55096" calcext:value-type="float">
            <text:p>1442890804.55096</text:p>
          </table:table-cell>
          <table:table-cell table:formula="of:=[.J1122]-[.$B1122]" office:value-type="float" office:value="0.306369304656982" calcext:value-type="float">
            <text:p>0.3063693047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42890804.25411" calcext:value-type="float">
            <text:p>1442890804.25411</text:p>
          </table:table-cell>
          <table:table-cell office:value-type="float" office:value="896" calcext:value-type="float">
            <text:p>896</text:p>
          </table:table-cell>
          <table:table-cell table:formula="of:=[.B1123]-[.B$2]" office:value-type="float" office:value="35.8079695701599" calcext:value-type="float">
            <text:p>35.8079695702</text:p>
          </table:table-cell>
          <table:table-cell table:formula="of:=[.C1123]/([.D1123]-[.D1122])" office:value-type="float" office:value="94086.4828380442" calcext:value-type="float">
            <text:p>94086.4828380442</text:p>
          </table:table-cell>
          <table:table-cell/>
          <table:table-cell office:value-type="float" office:value="1442890804.54793" calcext:value-type="float">
            <text:p>1442890804.54793</text:p>
          </table:table-cell>
          <table:table-cell table:formula="of:=[.G1123]-[.$B1123]" office:value-type="float" office:value="0.293812036514282" calcext:value-type="float">
            <text:p>0.2938120365</text:p>
          </table:table-cell>
          <table:table-cell/>
          <table:table-cell office:value-type="float" office:value="1442890804.55406" calcext:value-type="float">
            <text:p>1442890804.55406</text:p>
          </table:table-cell>
          <table:table-cell table:formula="of:=[.J1123]-[.$B1123]" office:value-type="float" office:value="0.299947500228882" calcext:value-type="float">
            <text:p>0.2999475002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42890804.26358" calcext:value-type="float">
            <text:p>1442890804.26358</text:p>
          </table:table-cell>
          <table:table-cell office:value-type="float" office:value="896" calcext:value-type="float">
            <text:p>896</text:p>
          </table:table-cell>
          <table:table-cell table:formula="of:=[.B1124]-[.B$2]" office:value-type="float" office:value="35.8174304962158" calcext:value-type="float">
            <text:p>35.8174304962</text:p>
          </table:table-cell>
          <table:table-cell table:formula="of:=[.C1124]/([.D1124]-[.D1123])" office:value-type="float" office:value="94705.3168691094" calcext:value-type="float">
            <text:p>94705.3168691094</text:p>
          </table:table-cell>
          <table:table-cell/>
          <table:table-cell office:value-type="float" office:value="1442890804.54795" calcext:value-type="float">
            <text:p>1442890804.54795</text:p>
          </table:table-cell>
          <table:table-cell table:formula="of:=[.G1124]-[.$B1124]" office:value-type="float" office:value="0.28437352180481" calcext:value-type="float">
            <text:p>0.2843735218</text:p>
          </table:table-cell>
          <table:table-cell/>
          <table:table-cell office:value-type="float" office:value="1442890804.55715" calcext:value-type="float">
            <text:p>1442890804.55715</text:p>
          </table:table-cell>
          <table:table-cell table:formula="of:=[.J1124]-[.$B1124]" office:value-type="float" office:value="0.293570518493652" calcext:value-type="float">
            <text:p>0.2935705185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42890804.27304" calcext:value-type="float">
            <text:p>1442890804.27304</text:p>
          </table:table-cell>
          <table:table-cell office:value-type="float" office:value="896" calcext:value-type="float">
            <text:p>896</text:p>
          </table:table-cell>
          <table:table-cell table:formula="of:=[.B1125]-[.B$2]" office:value-type="float" office:value="35.8268990516663" calcext:value-type="float">
            <text:p>35.8268990517</text:p>
          </table:table-cell>
          <table:table-cell table:formula="of:=[.C1125]/([.D1125]-[.D1124])" office:value-type="float" office:value="94629.0070000504" calcext:value-type="float">
            <text:p>94629.0070000504</text:p>
          </table:table-cell>
          <table:table-cell/>
          <table:table-cell office:value-type="float" office:value="1442890804.54799" calcext:value-type="float">
            <text:p>1442890804.54799</text:p>
          </table:table-cell>
          <table:table-cell table:formula="of:=[.G1125]-[.$B1125]" office:value-type="float" office:value="0.274941444396973" calcext:value-type="float">
            <text:p>0.2749414444</text:p>
          </table:table-cell>
          <table:table-cell/>
          <table:table-cell office:value-type="float" office:value="1442890804.56025" calcext:value-type="float">
            <text:p>1442890804.56025</text:p>
          </table:table-cell>
          <table:table-cell table:formula="of:=[.J1125]-[.$B1125]" office:value-type="float" office:value="0.287203550338745" calcext:value-type="float">
            <text:p>0.2872035503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42890804.28257" calcext:value-type="float">
            <text:p>1442890804.28257</text:p>
          </table:table-cell>
          <table:table-cell office:value-type="float" office:value="896" calcext:value-type="float">
            <text:p>896</text:p>
          </table:table-cell>
          <table:table-cell table:formula="of:=[.B1126]-[.B$2]" office:value-type="float" office:value="35.8364231586456" calcext:value-type="float">
            <text:p>35.8364231586</text:p>
          </table:table-cell>
          <table:table-cell table:formula="of:=[.C1126]/([.D1126]-[.D1125])" office:value-type="float" office:value="94077.0617067615" calcext:value-type="float">
            <text:p>94077.0617067615</text:p>
          </table:table-cell>
          <table:table-cell/>
          <table:table-cell office:value-type="float" office:value="1442890804.54801" calcext:value-type="float">
            <text:p>1442890804.54801</text:p>
          </table:table-cell>
          <table:table-cell table:formula="of:=[.G1126]-[.$B1126]" office:value-type="float" office:value="0.265438318252563" calcext:value-type="float">
            <text:p>0.2654383183</text:p>
          </table:table-cell>
          <table:table-cell/>
          <table:table-cell office:value-type="float" office:value="1442890804.56336" calcext:value-type="float">
            <text:p>1442890804.56336</text:p>
          </table:table-cell>
          <table:table-cell table:formula="of:=[.J1126]-[.$B1126]" office:value-type="float" office:value="0.280793190002441" calcext:value-type="float">
            <text:p>0.28079319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42890804.29201" calcext:value-type="float">
            <text:p>1442890804.29201</text:p>
          </table:table-cell>
          <table:table-cell office:value-type="float" office:value="896" calcext:value-type="float">
            <text:p>896</text:p>
          </table:table-cell>
          <table:table-cell table:formula="of:=[.B1127]-[.B$2]" office:value-type="float" office:value="35.8458647727966" calcext:value-type="float">
            <text:p>35.8458647728</text:p>
          </table:table-cell>
          <table:table-cell table:formula="of:=[.C1127]/([.D1127]-[.D1126])" office:value-type="float" office:value="94899.027398298" calcext:value-type="float">
            <text:p>94899.027398298</text:p>
          </table:table-cell>
          <table:table-cell/>
          <table:table-cell office:value-type="float" office:value="1442890804.54803" calcext:value-type="float">
            <text:p>1442890804.54803</text:p>
          </table:table-cell>
          <table:table-cell table:formula="of:=[.G1127]-[.$B1127]" office:value-type="float" office:value="0.256020069122314" calcext:value-type="float">
            <text:p>0.2560200691</text:p>
          </table:table-cell>
          <table:table-cell/>
          <table:table-cell office:value-type="float" office:value="1442890804.56648" calcext:value-type="float">
            <text:p>1442890804.56648</text:p>
          </table:table-cell>
          <table:table-cell table:formula="of:=[.J1127]-[.$B1127]" office:value-type="float" office:value="0.274470090866089" calcext:value-type="float">
            <text:p>0.2744700909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42890804.30147" calcext:value-type="float">
            <text:p>1442890804.30147</text:p>
          </table:table-cell>
          <table:table-cell office:value-type="float" office:value="896" calcext:value-type="float">
            <text:p>896</text:p>
          </table:table-cell>
          <table:table-cell table:formula="of:=[.B1128]-[.B$2]" office:value-type="float" office:value="35.8553295135498" calcext:value-type="float">
            <text:p>35.8553295135</text:p>
          </table:table-cell>
          <table:table-cell table:formula="of:=[.C1128]/([.D1128]-[.D1127])" office:value-type="float" office:value="94667.1465565016" calcext:value-type="float">
            <text:p>94667.1465565016</text:p>
          </table:table-cell>
          <table:table-cell/>
          <table:table-cell office:value-type="float" office:value="1442890804.54805" calcext:value-type="float">
            <text:p>1442890804.54805</text:p>
          </table:table-cell>
          <table:table-cell table:formula="of:=[.G1128]-[.$B1128]" office:value-type="float" office:value="0.246575593948364" calcext:value-type="float">
            <text:p>0.2465755939</text:p>
          </table:table-cell>
          <table:table-cell/>
          <table:table-cell office:value-type="float" office:value="1442890804.56966" calcext:value-type="float">
            <text:p>1442890804.56966</text:p>
          </table:table-cell>
          <table:table-cell table:formula="of:=[.J1128]-[.$B1128]" office:value-type="float" office:value="0.268187046051025" calcext:value-type="float">
            <text:p>0.2681870461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42890804.31096" calcext:value-type="float">
            <text:p>1442890804.31096</text:p>
          </table:table-cell>
          <table:table-cell office:value-type="float" office:value="896" calcext:value-type="float">
            <text:p>896</text:p>
          </table:table-cell>
          <table:table-cell table:formula="of:=[.B1129]-[.B$2]" office:value-type="float" office:value="35.8648145198822" calcext:value-type="float">
            <text:p>35.8648145199</text:p>
          </table:table-cell>
          <table:table-cell table:formula="of:=[.C1129]/([.D1129]-[.D1128])" office:value-type="float" office:value="94464.8815825855" calcext:value-type="float">
            <text:p>94464.8815825855</text:p>
          </table:table-cell>
          <table:table-cell/>
          <table:table-cell office:value-type="float" office:value="1442890804.54807" calcext:value-type="float">
            <text:p>1442890804.54807</text:p>
          </table:table-cell>
          <table:table-cell table:formula="of:=[.G1129]-[.$B1129]" office:value-type="float" office:value="0.23711085319519" calcext:value-type="float">
            <text:p>0.2371108532</text:p>
          </table:table-cell>
          <table:table-cell/>
          <table:table-cell office:value-type="float" office:value="1442890804.57276" calcext:value-type="float">
            <text:p>1442890804.57276</text:p>
          </table:table-cell>
          <table:table-cell table:formula="of:=[.J1129]-[.$B1129]" office:value-type="float" office:value="0.261803388595581" calcext:value-type="float">
            <text:p>0.2618033886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42890804.32041" calcext:value-type="float">
            <text:p>1442890804.32041</text:p>
          </table:table-cell>
          <table:table-cell office:value-type="float" office:value="896" calcext:value-type="float">
            <text:p>896</text:p>
          </table:table-cell>
          <table:table-cell table:formula="of:=[.B1130]-[.B$2]" office:value-type="float" office:value="35.8742692470551" calcext:value-type="float">
            <text:p>35.8742692471</text:p>
          </table:table-cell>
          <table:table-cell table:formula="of:=[.C1130]/([.D1130]-[.D1129])" office:value-type="float" office:value="94767.4093201533" calcext:value-type="float">
            <text:p>94767.4093201533</text:p>
          </table:table-cell>
          <table:table-cell/>
          <table:table-cell office:value-type="float" office:value="1442890804.54809" calcext:value-type="float">
            <text:p>1442890804.54809</text:p>
          </table:table-cell>
          <table:table-cell table:formula="of:=[.G1130]-[.$B1130]" office:value-type="float" office:value="0.227676153182983" calcext:value-type="float">
            <text:p>0.2276761532</text:p>
          </table:table-cell>
          <table:table-cell/>
          <table:table-cell office:value-type="float" office:value="1442890804.57586" calcext:value-type="float">
            <text:p>1442890804.57586</text:p>
          </table:table-cell>
          <table:table-cell table:formula="of:=[.J1130]-[.$B1130]" office:value-type="float" office:value="0.255448818206787" calcext:value-type="float">
            <text:p>0.2554488182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42890804.32983" calcext:value-type="float">
            <text:p>1442890804.32983</text:p>
          </table:table-cell>
          <table:table-cell office:value-type="float" office:value="896" calcext:value-type="float">
            <text:p>896</text:p>
          </table:table-cell>
          <table:table-cell table:formula="of:=[.B1131]-[.B$2]" office:value-type="float" office:value="35.8836848735809" calcext:value-type="float">
            <text:p>35.8836848736</text:p>
          </table:table-cell>
          <table:table-cell table:formula="of:=[.C1131]/([.D1131]-[.D1130])" office:value-type="float" office:value="95160.9537121442" calcext:value-type="float">
            <text:p>95160.9537121442</text:p>
          </table:table-cell>
          <table:table-cell/>
          <table:table-cell office:value-type="float" office:value="1442890804.54811" calcext:value-type="float">
            <text:p>1442890804.54811</text:p>
          </table:table-cell>
          <table:table-cell table:formula="of:=[.G1131]-[.$B1131]" office:value-type="float" office:value="0.218280553817749" calcext:value-type="float">
            <text:p>0.2182805538</text:p>
          </table:table-cell>
          <table:table-cell/>
          <table:table-cell office:value-type="float" office:value="1442890804.57894" calcext:value-type="float">
            <text:p>1442890804.57894</text:p>
          </table:table-cell>
          <table:table-cell table:formula="of:=[.J1131]-[.$B1131]" office:value-type="float" office:value="0.249109506607056" calcext:value-type="float">
            <text:p>0.2491095066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42890804.33928" calcext:value-type="float">
            <text:p>1442890804.33928</text:p>
          </table:table-cell>
          <table:table-cell office:value-type="float" office:value="896" calcext:value-type="float">
            <text:p>896</text:p>
          </table:table-cell>
          <table:table-cell table:formula="of:=[.B1132]-[.B$2]" office:value-type="float" office:value="35.893137216568" calcext:value-type="float">
            <text:p>35.8931372166</text:p>
          </table:table-cell>
          <table:table-cell table:formula="of:=[.C1132]/([.D1132]-[.D1131])" office:value-type="float" office:value="94791.3127175503" calcext:value-type="float">
            <text:p>94791.3127175503</text:p>
          </table:table-cell>
          <table:table-cell/>
          <table:table-cell office:value-type="float" office:value="1442890804.54813" calcext:value-type="float">
            <text:p>1442890804.54813</text:p>
          </table:table-cell>
          <table:table-cell table:formula="of:=[.G1132]-[.$B1132]" office:value-type="float" office:value="0.208848476409912" calcext:value-type="float">
            <text:p>0.2088484764</text:p>
          </table:table-cell>
          <table:table-cell/>
          <table:table-cell office:value-type="float" office:value="1442890804.58204" calcext:value-type="float">
            <text:p>1442890804.58204</text:p>
          </table:table-cell>
          <table:table-cell table:formula="of:=[.J1132]-[.$B1132]" office:value-type="float" office:value="0.242757797241211" calcext:value-type="float">
            <text:p>0.2427577972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42890804.34875" calcext:value-type="float">
            <text:p>1442890804.34875</text:p>
          </table:table-cell>
          <table:table-cell office:value-type="float" office:value="896" calcext:value-type="float">
            <text:p>896</text:p>
          </table:table-cell>
          <table:table-cell table:formula="of:=[.B1133]-[.B$2]" office:value-type="float" office:value="35.9026026725769" calcext:value-type="float">
            <text:p>35.9026026726</text:p>
          </table:table-cell>
          <table:table-cell table:formula="of:=[.C1133]/([.D1133]-[.D1132])" office:value-type="float" office:value="94659.9930480341" calcext:value-type="float">
            <text:p>94659.9930480341</text:p>
          </table:table-cell>
          <table:table-cell/>
          <table:table-cell office:value-type="float" office:value="1442890804.6275" calcext:value-type="float">
            <text:p>1442890804.6275</text:p>
          </table:table-cell>
          <table:table-cell table:formula="of:=[.G1133]-[.$B1133]" office:value-type="float" office:value="0.278752326965332" calcext:value-type="float">
            <text:p>0.278752327</text:p>
          </table:table-cell>
          <table:table-cell/>
          <table:table-cell office:value-type="float" office:value="1442890804.62755" calcext:value-type="float">
            <text:p>1442890804.62755</text:p>
          </table:table-cell>
          <table:table-cell table:formula="of:=[.J1133]-[.$B1133]" office:value-type="float" office:value="0.278802156448364" calcext:value-type="float">
            <text:p>0.2788021564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42890804.35821" calcext:value-type="float">
            <text:p>1442890804.35821</text:p>
          </table:table-cell>
          <table:table-cell office:value-type="float" office:value="896" calcext:value-type="float">
            <text:p>896</text:p>
          </table:table-cell>
          <table:table-cell table:formula="of:=[.B1134]-[.B$2]" office:value-type="float" office:value="35.9120693206787" calcext:value-type="float">
            <text:p>35.9120693207</text:p>
          </table:table-cell>
          <table:table-cell table:formula="of:=[.C1134]/([.D1134]-[.D1133])" office:value-type="float" office:value="94648.0729360802" calcext:value-type="float">
            <text:p>94648.0729360802</text:p>
          </table:table-cell>
          <table:table-cell/>
          <table:table-cell office:value-type="float" office:value="1442890804.6276" calcext:value-type="float">
            <text:p>1442890804.6276</text:p>
          </table:table-cell>
          <table:table-cell table:formula="of:=[.G1134]-[.$B1134]" office:value-type="float" office:value="0.269387245178223" calcext:value-type="float">
            <text:p>0.2693872452</text:p>
          </table:table-cell>
          <table:table-cell/>
          <table:table-cell office:value-type="float" office:value="1442890804.63069" calcext:value-type="float">
            <text:p>1442890804.63069</text:p>
          </table:table-cell>
          <table:table-cell table:formula="of:=[.J1134]-[.$B1134]" office:value-type="float" office:value="0.272475481033325" calcext:value-type="float">
            <text:p>0.272475481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42890804.36768" calcext:value-type="float">
            <text:p>1442890804.36768</text:p>
          </table:table-cell>
          <table:table-cell office:value-type="float" office:value="896" calcext:value-type="float">
            <text:p>896</text:p>
          </table:table-cell>
          <table:table-cell table:formula="of:=[.B1135]-[.B$2]" office:value-type="float" office:value="35.9215342998505" calcext:value-type="float">
            <text:p>35.9215342999</text:p>
          </table:table-cell>
          <table:table-cell table:formula="of:=[.C1135]/([.D1135]-[.D1134])" office:value-type="float" office:value="94664.76193355" calcext:value-type="float">
            <text:p>94664.76193355</text:p>
          </table:table-cell>
          <table:table-cell/>
          <table:table-cell office:value-type="float" office:value="1442890804.62762" calcext:value-type="float">
            <text:p>1442890804.62762</text:p>
          </table:table-cell>
          <table:table-cell table:formula="of:=[.G1135]-[.$B1135]" office:value-type="float" office:value="0.259945631027222" calcext:value-type="float">
            <text:p>0.259945631</text:p>
          </table:table-cell>
          <table:table-cell/>
          <table:table-cell office:value-type="float" office:value="1442890804.63379" calcext:value-type="float">
            <text:p>1442890804.63379</text:p>
          </table:table-cell>
          <table:table-cell table:formula="of:=[.J1135]-[.$B1135]" office:value-type="float" office:value="0.266110897064209" calcext:value-type="float">
            <text:p>0.2661108971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42890804.37716" calcext:value-type="float">
            <text:p>1442890804.37716</text:p>
          </table:table-cell>
          <table:table-cell office:value-type="float" office:value="896" calcext:value-type="float">
            <text:p>896</text:p>
          </table:table-cell>
          <table:table-cell table:formula="of:=[.B1136]-[.B$2]" office:value-type="float" office:value="35.9310193061829" calcext:value-type="float">
            <text:p>35.9310193062</text:p>
          </table:table-cell>
          <table:table-cell table:formula="of:=[.C1136]/([.D1136]-[.D1135])" office:value-type="float" office:value="94464.8815825855" calcext:value-type="float">
            <text:p>94464.8815825855</text:p>
          </table:table-cell>
          <table:table-cell/>
          <table:table-cell office:value-type="float" office:value="1442890804.62766" calcext:value-type="float">
            <text:p>1442890804.62766</text:p>
          </table:table-cell>
          <table:table-cell table:formula="of:=[.G1136]-[.$B1136]" office:value-type="float" office:value="0.250498533248901" calcext:value-type="float">
            <text:p>0.2504985332</text:p>
          </table:table-cell>
          <table:table-cell/>
          <table:table-cell office:value-type="float" office:value="1442890804.63688" calcext:value-type="float">
            <text:p>1442890804.63688</text:p>
          </table:table-cell>
          <table:table-cell table:formula="of:=[.J1136]-[.$B1136]" office:value-type="float" office:value="0.259719848632812" calcext:value-type="float">
            <text:p>0.2597198486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42890804.38661" calcext:value-type="float">
            <text:p>1442890804.38661</text:p>
          </table:table-cell>
          <table:table-cell office:value-type="float" office:value="896" calcext:value-type="float">
            <text:p>896</text:p>
          </table:table-cell>
          <table:table-cell table:formula="of:=[.B1137]-[.B$2]" office:value-type="float" office:value="35.9404661655426" calcext:value-type="float">
            <text:p>35.9404661655</text:p>
          </table:table-cell>
          <table:table-cell table:formula="of:=[.C1137]/([.D1137]-[.D1136])" office:value-type="float" office:value="94846.3363198142" calcext:value-type="float">
            <text:p>94846.3363198142</text:p>
          </table:table-cell>
          <table:table-cell/>
          <table:table-cell office:value-type="float" office:value="1442890804.62768" calcext:value-type="float">
            <text:p>1442890804.62768</text:p>
          </table:table-cell>
          <table:table-cell table:formula="of:=[.G1137]-[.$B1137]" office:value-type="float" office:value="0.241072416305542" calcext:value-type="float">
            <text:p>0.2410724163</text:p>
          </table:table-cell>
          <table:table-cell/>
          <table:table-cell office:value-type="float" office:value="1442890804.63998" calcext:value-type="float">
            <text:p>1442890804.63998</text:p>
          </table:table-cell>
          <table:table-cell table:formula="of:=[.J1137]-[.$B1137]" office:value-type="float" office:value="0.253370761871338" calcext:value-type="float">
            <text:p>0.2533707619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42890804.39608" calcext:value-type="float">
            <text:p>1442890804.39608</text:p>
          </table:table-cell>
          <table:table-cell office:value-type="float" office:value="896" calcext:value-type="float">
            <text:p>896</text:p>
          </table:table-cell>
          <table:table-cell table:formula="of:=[.B1138]-[.B$2]" office:value-type="float" office:value="35.9499337673187" calcext:value-type="float">
            <text:p>35.9499337673</text:p>
          </table:table-cell>
          <table:table-cell table:formula="of:=[.C1138]/([.D1138]-[.D1137])" office:value-type="float" office:value="94638.5390078066" calcext:value-type="float">
            <text:p>94638.5390078066</text:p>
          </table:table-cell>
          <table:table-cell/>
          <table:table-cell office:value-type="float" office:value="1442890804.6277" calcext:value-type="float">
            <text:p>1442890804.6277</text:p>
          </table:table-cell>
          <table:table-cell table:formula="of:=[.G1138]-[.$B1138]" office:value-type="float" office:value="0.231624603271484" calcext:value-type="float">
            <text:p>0.2316246033</text:p>
          </table:table-cell>
          <table:table-cell/>
          <table:table-cell office:value-type="float" office:value="1442890804.64308" calcext:value-type="float">
            <text:p>1442890804.64308</text:p>
          </table:table-cell>
          <table:table-cell table:formula="of:=[.J1138]-[.$B1138]" office:value-type="float" office:value="0.247000217437744" calcext:value-type="float">
            <text:p>0.2470002174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42890804.40561" calcext:value-type="float">
            <text:p>1442890804.40561</text:p>
          </table:table-cell>
          <table:table-cell office:value-type="float" office:value="896" calcext:value-type="float">
            <text:p>896</text:p>
          </table:table-cell>
          <table:table-cell table:formula="of:=[.B1139]-[.B$2]" office:value-type="float" office:value="35.9594702720642" calcext:value-type="float">
            <text:p>35.9594702721</text:p>
          </table:table-cell>
          <table:table-cell table:formula="of:=[.C1139]/([.D1139]-[.D1138])" office:value-type="float" office:value="93954.7584689617" calcext:value-type="float">
            <text:p>93954.7584689617</text:p>
          </table:table-cell>
          <table:table-cell/>
          <table:table-cell office:value-type="float" office:value="1442890804.62774" calcext:value-type="float">
            <text:p>1442890804.62774</text:p>
          </table:table-cell>
          <table:table-cell table:formula="of:=[.G1139]-[.$B1139]" office:value-type="float" office:value="0.222124576568604" calcext:value-type="float">
            <text:p>0.2221245766</text:p>
          </table:table-cell>
          <table:table-cell/>
          <table:table-cell office:value-type="float" office:value="1442890804.64619" calcext:value-type="float">
            <text:p>1442890804.64619</text:p>
          </table:table-cell>
          <table:table-cell table:formula="of:=[.J1139]-[.$B1139]" office:value-type="float" office:value="0.24057126045227" calcext:value-type="float">
            <text:p>0.2405712605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42890804.41509" calcext:value-type="float">
            <text:p>1442890804.41509</text:p>
          </table:table-cell>
          <table:table-cell office:value-type="float" office:value="896" calcext:value-type="float">
            <text:p>896</text:p>
          </table:table-cell>
          <table:table-cell table:formula="of:=[.B1140]-[.B$2]" office:value-type="float" office:value="35.9689486026764" calcext:value-type="float">
            <text:p>35.9689486027</text:p>
          </table:table-cell>
          <table:table-cell table:formula="of:=[.C1140]/([.D1140]-[.D1139])" office:value-type="float" office:value="94531.4145138976" calcext:value-type="float">
            <text:p>94531.4145138976</text:p>
          </table:table-cell>
          <table:table-cell/>
          <table:table-cell office:value-type="float" office:value="1442890804.62776" calcext:value-type="float">
            <text:p>1442890804.62776</text:p>
          </table:table-cell>
          <table:table-cell table:formula="of:=[.G1140]-[.$B1140]" office:value-type="float" office:value="0.212670803070068" calcext:value-type="float">
            <text:p>0.2126708031</text:p>
          </table:table-cell>
          <table:table-cell/>
          <table:table-cell office:value-type="float" office:value="1442890804.64928" calcext:value-type="float">
            <text:p>1442890804.64928</text:p>
          </table:table-cell>
          <table:table-cell table:formula="of:=[.J1140]-[.$B1140]" office:value-type="float" office:value="0.234191179275513" calcext:value-type="float">
            <text:p>0.2341911793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42890804.42458" calcext:value-type="float">
            <text:p>1442890804.42458</text:p>
          </table:table-cell>
          <table:table-cell office:value-type="float" office:value="896" calcext:value-type="float">
            <text:p>896</text:p>
          </table:table-cell>
          <table:table-cell table:formula="of:=[.B1141]-[.B$2]" office:value-type="float" office:value="35.9784305095673" calcext:value-type="float">
            <text:p>35.9784305096</text:p>
          </table:table-cell>
          <table:table-cell table:formula="of:=[.C1141]/([.D1141]-[.D1140])" office:value-type="float" office:value="94495.7602212723" calcext:value-type="float">
            <text:p>94495.7602212723</text:p>
          </table:table-cell>
          <table:table-cell/>
          <table:table-cell office:value-type="float" office:value="1442890804.62779" calcext:value-type="float">
            <text:p>1442890804.62779</text:p>
          </table:table-cell>
          <table:table-cell table:formula="of:=[.G1141]-[.$B1141]" office:value-type="float" office:value="0.203215599060059" calcext:value-type="float">
            <text:p>0.2032155991</text:p>
          </table:table-cell>
          <table:table-cell/>
          <table:table-cell office:value-type="float" office:value="1442890804.65237" calcext:value-type="float">
            <text:p>1442890804.65237</text:p>
          </table:table-cell>
          <table:table-cell table:formula="of:=[.J1141]-[.$B1141]" office:value-type="float" office:value="0.227794170379639" calcext:value-type="float">
            <text:p>0.2277941704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42890804.43407" calcext:value-type="float">
            <text:p>1442890804.43407</text:p>
          </table:table-cell>
          <table:table-cell office:value-type="float" office:value="896" calcext:value-type="float">
            <text:p>896</text:p>
          </table:table-cell>
          <table:table-cell table:formula="of:=[.B1142]-[.B$2]" office:value-type="float" office:value="35.9879238605499" calcext:value-type="float">
            <text:p>35.9879238606</text:p>
          </table:table-cell>
          <table:table-cell table:formula="of:=[.C1142]/([.D1142]-[.D1141])" office:value-type="float" office:value="94381.8470038676" calcext:value-type="float">
            <text:p>94381.8470038676</text:p>
          </table:table-cell>
          <table:table-cell/>
          <table:table-cell office:value-type="float" office:value="1442890804.74688" calcext:value-type="float">
            <text:p>1442890804.74688</text:p>
          </table:table-cell>
          <table:table-cell table:formula="of:=[.G1142]-[.$B1142]" office:value-type="float" office:value="0.312810182571411" calcext:value-type="float">
            <text:p>0.3128101826</text:p>
          </table:table-cell>
          <table:table-cell/>
          <table:table-cell office:value-type="float" office:value="1442890804.74691" calcext:value-type="float">
            <text:p>1442890804.74691</text:p>
          </table:table-cell>
          <table:table-cell table:formula="of:=[.J1142]-[.$B1142]" office:value-type="float" office:value="0.312846422195435" calcext:value-type="float">
            <text:p>0.3128464222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42890804.44351" calcext:value-type="float">
            <text:p>1442890804.44351</text:p>
          </table:table-cell>
          <table:table-cell office:value-type="float" office:value="896" calcext:value-type="float">
            <text:p>896</text:p>
          </table:table-cell>
          <table:table-cell table:formula="of:=[.B1143]-[.B$2]" office:value-type="float" office:value="35.997368812561" calcext:value-type="float">
            <text:p>35.9973688126</text:p>
          </table:table-cell>
          <table:table-cell table:formula="of:=[.C1143]/([.D1143]-[.D1142])" office:value-type="float" office:value="94865.489940679" calcext:value-type="float">
            <text:p>94865.489940679</text:p>
          </table:table-cell>
          <table:table-cell/>
          <table:table-cell office:value-type="float" office:value="1442890804.74696" calcext:value-type="float">
            <text:p>1442890804.74696</text:p>
          </table:table-cell>
          <table:table-cell table:formula="of:=[.G1143]-[.$B1143]" office:value-type="float" office:value="0.303443193435669" calcext:value-type="float">
            <text:p>0.3034431934</text:p>
          </table:table-cell>
          <table:table-cell/>
          <table:table-cell office:value-type="float" office:value="1442890804.75003" calcext:value-type="float">
            <text:p>1442890804.75003</text:p>
          </table:table-cell>
          <table:table-cell table:formula="of:=[.J1143]-[.$B1143]" office:value-type="float" office:value="0.306516170501709" calcext:value-type="float">
            <text:p>0.3065161705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42890804.45298" calcext:value-type="float">
            <text:p>1442890804.45298</text:p>
          </table:table-cell>
          <table:table-cell office:value-type="float" office:value="896" calcext:value-type="float">
            <text:p>896</text:p>
          </table:table-cell>
          <table:table-cell table:formula="of:=[.B1144]-[.B$2]" office:value-type="float" office:value="36.0068302154541" calcext:value-type="float">
            <text:p>36.0068302155</text:p>
          </table:table-cell>
          <table:table-cell table:formula="of:=[.C1144]/([.D1144]-[.D1143])" office:value-type="float" office:value="94700.5438967846" calcext:value-type="float">
            <text:p>94700.5438967846</text:p>
          </table:table-cell>
          <table:table-cell/>
          <table:table-cell office:value-type="float" office:value="1442890804.74698" calcext:value-type="float">
            <text:p>1442890804.74698</text:p>
          </table:table-cell>
          <table:table-cell table:formula="of:=[.G1144]-[.$B1144]" office:value-type="float" office:value="0.294004440307617" calcext:value-type="float">
            <text:p>0.2940044403</text:p>
          </table:table-cell>
          <table:table-cell/>
          <table:table-cell office:value-type="float" office:value="1442890804.7531" calcext:value-type="float">
            <text:p>1442890804.7531</text:p>
          </table:table-cell>
          <table:table-cell table:formula="of:=[.J1144]-[.$B1144]" office:value-type="float" office:value="0.300127506256104" calcext:value-type="float">
            <text:p>0.3001275063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42890804.46246" calcext:value-type="float">
            <text:p>1442890804.46246</text:p>
          </table:table-cell>
          <table:table-cell office:value-type="float" office:value="896" calcext:value-type="float">
            <text:p>896</text:p>
          </table:table-cell>
          <table:table-cell table:formula="of:=[.B1145]-[.B$2]" office:value-type="float" office:value="36.0163199901581" calcext:value-type="float">
            <text:p>36.0163199902</text:p>
          </table:table-cell>
          <table:table-cell table:formula="of:=[.C1145]/([.D1145]-[.D1144])" office:value-type="float" office:value="94417.4153707007" calcext:value-type="float">
            <text:p>94417.4153707007</text:p>
          </table:table-cell>
          <table:table-cell/>
          <table:table-cell office:value-type="float" office:value="1442890804.747" calcext:value-type="float">
            <text:p>1442890804.747</text:p>
          </table:table-cell>
          <table:table-cell table:formula="of:=[.G1145]-[.$B1145]" office:value-type="float" office:value="0.284537076950073" calcext:value-type="float">
            <text:p>0.284537077</text:p>
          </table:table-cell>
          <table:table-cell/>
          <table:table-cell office:value-type="float" office:value="1442890804.75621" calcext:value-type="float">
            <text:p>1442890804.75621</text:p>
          </table:table-cell>
          <table:table-cell table:formula="of:=[.J1145]-[.$B1145]" office:value-type="float" office:value="0.293745756149292" calcext:value-type="float">
            <text:p>0.2937457561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42890804.47194" calcext:value-type="float">
            <text:p>1442890804.47194</text:p>
          </table:table-cell>
          <table:table-cell office:value-type="float" office:value="896" calcext:value-type="float">
            <text:p>896</text:p>
          </table:table-cell>
          <table:table-cell table:formula="of:=[.B1146]-[.B$2]" office:value-type="float" office:value="36.0257923603058" calcext:value-type="float">
            <text:p>36.0257923603</text:p>
          </table:table-cell>
          <table:table-cell table:formula="of:=[.C1146]/([.D1146]-[.D1145])" office:value-type="float" office:value="94590.8981625975" calcext:value-type="float">
            <text:p>94590.8981625975</text:p>
          </table:table-cell>
          <table:table-cell/>
          <table:table-cell office:value-type="float" office:value="1442890804.74702" calcext:value-type="float">
            <text:p>1442890804.74702</text:p>
          </table:table-cell>
          <table:table-cell table:formula="of:=[.G1146]-[.$B1146]" office:value-type="float" office:value="0.275084972381592" calcext:value-type="float">
            <text:p>0.2750849724</text:p>
          </table:table-cell>
          <table:table-cell/>
          <table:table-cell office:value-type="float" office:value="1442890804.75932" calcext:value-type="float">
            <text:p>1442890804.75932</text:p>
          </table:table-cell>
          <table:table-cell table:formula="of:=[.J1146]-[.$B1146]" office:value-type="float" office:value="0.287380218505859" calcext:value-type="float">
            <text:p>0.2873802185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42890804.48145" calcext:value-type="float">
            <text:p>1442890804.48145</text:p>
          </table:table-cell>
          <table:table-cell office:value-type="float" office:value="896" calcext:value-type="float">
            <text:p>896</text:p>
          </table:table-cell>
          <table:table-cell table:formula="of:=[.B1147]-[.B$2]" office:value-type="float" office:value="36.0353026390076" calcext:value-type="float">
            <text:p>36.035302639</text:p>
          </table:table-cell>
          <table:table-cell table:formula="of:=[.C1147]/([.D1147]-[.D1146])" office:value-type="float" office:value="94213.8530421921" calcext:value-type="float">
            <text:p>94213.8530421921</text:p>
          </table:table-cell>
          <table:table-cell/>
          <table:table-cell office:value-type="float" office:value="1442890804.74704" calcext:value-type="float">
            <text:p>1442890804.74704</text:p>
          </table:table-cell>
          <table:table-cell table:formula="of:=[.G1147]-[.$B1147]" office:value-type="float" office:value="0.265594720840454" calcext:value-type="float">
            <text:p>0.2655947208</text:p>
          </table:table-cell>
          <table:table-cell/>
          <table:table-cell office:value-type="float" office:value="1442890804.76255" calcext:value-type="float">
            <text:p>1442890804.76255</text:p>
          </table:table-cell>
          <table:table-cell table:formula="of:=[.J1147]-[.$B1147]" office:value-type="float" office:value="0.281100749969482" calcext:value-type="float">
            <text:p>0.28110075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42890804.49098" calcext:value-type="float">
            <text:p>1442890804.49098</text:p>
          </table:table-cell>
          <table:table-cell office:value-type="float" office:value="896" calcext:value-type="float">
            <text:p>896</text:p>
          </table:table-cell>
          <table:table-cell table:formula="of:=[.B1148]-[.B$2]" office:value-type="float" office:value="36.0448384284973" calcext:value-type="float">
            <text:p>36.0448384285</text:p>
          </table:table-cell>
          <table:table-cell table:formula="of:=[.C1148]/([.D1148]-[.D1147])" office:value-type="float" office:value="93961.8057805781" calcext:value-type="float">
            <text:p>93961.8057805781</text:p>
          </table:table-cell>
          <table:table-cell/>
          <table:table-cell office:value-type="float" office:value="1442890804.74706" calcext:value-type="float">
            <text:p>1442890804.74706</text:p>
          </table:table-cell>
          <table:table-cell table:formula="of:=[.G1148]-[.$B1148]" office:value-type="float" office:value="0.256078958511353" calcext:value-type="float">
            <text:p>0.2560789585</text:p>
          </table:table-cell>
          <table:table-cell/>
          <table:table-cell office:value-type="float" office:value="1442890804.76566" calcext:value-type="float">
            <text:p>1442890804.76566</text:p>
          </table:table-cell>
          <table:table-cell table:formula="of:=[.J1148]-[.$B1148]" office:value-type="float" office:value="0.274677038192749" calcext:value-type="float">
            <text:p>0.2746770382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42890804.50045" calcext:value-type="float">
            <text:p>1442890804.50045</text:p>
          </table:table-cell>
          <table:table-cell office:value-type="float" office:value="896" calcext:value-type="float">
            <text:p>896</text:p>
          </table:table-cell>
          <table:table-cell table:formula="of:=[.B1149]-[.B$2]" office:value-type="float" office:value="36.0543098449707" calcext:value-type="float">
            <text:p>36.054309845</text:p>
          </table:table-cell>
          <table:table-cell table:formula="of:=[.C1149]/([.D1149]-[.D1148])" office:value-type="float" office:value="94600.4224940845" calcext:value-type="float">
            <text:p>94600.4224940845</text:p>
          </table:table-cell>
          <table:table-cell/>
          <table:table-cell office:value-type="float" office:value="1442890804.74708" calcext:value-type="float">
            <text:p>1442890804.74708</text:p>
          </table:table-cell>
          <table:table-cell table:formula="of:=[.G1149]-[.$B1149]" office:value-type="float" office:value="0.24662709236145" calcext:value-type="float">
            <text:p>0.2466270924</text:p>
          </table:table-cell>
          <table:table-cell/>
          <table:table-cell office:value-type="float" office:value="1442890804.76877" calcext:value-type="float">
            <text:p>1442890804.76877</text:p>
          </table:table-cell>
          <table:table-cell table:formula="of:=[.J1149]-[.$B1149]" office:value-type="float" office:value="0.268314838409424" calcext:value-type="float">
            <text:p>0.2683148384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42890804.5099" calcext:value-type="float">
            <text:p>1442890804.5099</text:p>
          </table:table-cell>
          <table:table-cell office:value-type="float" office:value="896" calcext:value-type="float">
            <text:p>896</text:p>
          </table:table-cell>
          <table:table-cell table:formula="of:=[.B1150]-[.B$2]" office:value-type="float" office:value="36.063750743866" calcext:value-type="float">
            <text:p>36.0637507439</text:p>
          </table:table-cell>
          <table:table-cell table:formula="of:=[.C1150]/([.D1150]-[.D1149])" office:value-type="float" office:value="94906.2170816708" calcext:value-type="float">
            <text:p>94906.2170816708</text:p>
          </table:table-cell>
          <table:table-cell/>
          <table:table-cell office:value-type="float" office:value="1442890804.7471" calcext:value-type="float">
            <text:p>1442890804.7471</text:p>
          </table:table-cell>
          <table:table-cell table:formula="of:=[.G1150]-[.$B1150]" office:value-type="float" office:value="0.23720645904541" calcext:value-type="float">
            <text:p>0.237206459</text:p>
          </table:table-cell>
          <table:table-cell/>
          <table:table-cell office:value-type="float" office:value="1442890804.77187" calcext:value-type="float">
            <text:p>1442890804.77187</text:p>
          </table:table-cell>
          <table:table-cell table:formula="of:=[.J1150]-[.$B1150]" office:value-type="float" office:value="0.261974334716797" calcext:value-type="float">
            <text:p>0.2619743347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42890804.51934" calcext:value-type="float">
            <text:p>1442890804.51934</text:p>
          </table:table-cell>
          <table:table-cell office:value-type="float" office:value="896" calcext:value-type="float">
            <text:p>896</text:p>
          </table:table-cell>
          <table:table-cell table:formula="of:=[.B1151]-[.B$2]" office:value-type="float" office:value="36.0731904506683" calcext:value-type="float">
            <text:p>36.0731904507</text:p>
          </table:table-cell>
          <table:table-cell table:formula="of:=[.C1151]/([.D1151]-[.D1150])" office:value-type="float" office:value="94918.2023084889" calcext:value-type="float">
            <text:p>94918.2023084889</text:p>
          </table:table-cell>
          <table:table-cell/>
          <table:table-cell office:value-type="float" office:value="1442890804.74712" calcext:value-type="float">
            <text:p>1442890804.74712</text:p>
          </table:table-cell>
          <table:table-cell table:formula="of:=[.G1151]-[.$B1151]" office:value-type="float" office:value="0.227786779403687" calcext:value-type="float">
            <text:p>0.2277867794</text:p>
          </table:table-cell>
          <table:table-cell/>
          <table:table-cell office:value-type="float" office:value="1442890804.77501" calcext:value-type="float">
            <text:p>1442890804.77501</text:p>
          </table:table-cell>
          <table:table-cell table:formula="of:=[.J1151]-[.$B1151]" office:value-type="float" office:value="0.255679368972778" calcext:value-type="float">
            <text:p>0.255679369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42890804.52878" calcext:value-type="float">
            <text:p>1442890804.52878</text:p>
          </table:table-cell>
          <table:table-cell office:value-type="float" office:value="896" calcext:value-type="float">
            <text:p>896</text:p>
          </table:table-cell>
          <table:table-cell table:formula="of:=[.B1152]-[.B$2]" office:value-type="float" office:value="36.0826380252838" calcext:value-type="float">
            <text:p>36.0826380253</text:p>
          </table:table-cell>
          <table:table-cell table:formula="of:=[.C1152]/([.D1152]-[.D1151])" office:value-type="float" office:value="94839.1557058497" calcext:value-type="float">
            <text:p>94839.1557058497</text:p>
          </table:table-cell>
          <table:table-cell/>
          <table:table-cell office:value-type="float" office:value="1442890804.74714" calcext:value-type="float">
            <text:p>1442890804.74714</text:p>
          </table:table-cell>
          <table:table-cell table:formula="of:=[.G1152]-[.$B1152]" office:value-type="float" office:value="0.218359708786011" calcext:value-type="float">
            <text:p>0.2183597088</text:p>
          </table:table-cell>
          <table:table-cell/>
          <table:table-cell office:value-type="float" office:value="1442890804.77809" calcext:value-type="float">
            <text:p>1442890804.77809</text:p>
          </table:table-cell>
          <table:table-cell table:formula="of:=[.J1152]-[.$B1152]" office:value-type="float" office:value="0.249309301376343" calcext:value-type="float">
            <text:p>0.2493093014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42890804.53827" calcext:value-type="float">
            <text:p>1442890804.53827</text:p>
          </table:table-cell>
          <table:table-cell office:value-type="float" office:value="896" calcext:value-type="float">
            <text:p>896</text:p>
          </table:table-cell>
          <table:table-cell table:formula="of:=[.B1153]-[.B$2]" office:value-type="float" office:value="36.0921225547791" calcext:value-type="float">
            <text:p>36.0921225548</text:p>
          </table:table-cell>
          <table:table-cell table:formula="of:=[.C1153]/([.D1153]-[.D1152])" office:value-type="float" office:value="94469.6308287876" calcext:value-type="float">
            <text:p>94469.6308287876</text:p>
          </table:table-cell>
          <table:table-cell/>
          <table:table-cell office:value-type="float" office:value="1442890804.74716" calcext:value-type="float">
            <text:p>1442890804.74716</text:p>
          </table:table-cell>
          <table:table-cell table:formula="of:=[.G1153]-[.$B1153]" office:value-type="float" office:value="0.208895206451416" calcext:value-type="float">
            <text:p>0.2088952065</text:p>
          </table:table-cell>
          <table:table-cell/>
          <table:table-cell office:value-type="float" office:value="1442890804.78118" calcext:value-type="float">
            <text:p>1442890804.78118</text:p>
          </table:table-cell>
          <table:table-cell table:formula="of:=[.J1153]-[.$B1153]" office:value-type="float" office:value="0.242911100387573" calcext:value-type="float">
            <text:p>0.2429111004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42890804.54779" calcext:value-type="float">
            <text:p>1442890804.54779</text:p>
          </table:table-cell>
          <table:table-cell office:value-type="float" office:value="896" calcext:value-type="float">
            <text:p>896</text:p>
          </table:table-cell>
          <table:table-cell table:formula="of:=[.B1154]-[.B$2]" office:value-type="float" office:value="36.1016495227814" calcext:value-type="float">
            <text:p>36.1016495228</text:p>
          </table:table-cell>
          <table:table-cell table:formula="of:=[.C1154]/([.D1154]-[.D1153])" office:value-type="float" office:value="94048.8096298706" calcext:value-type="float">
            <text:p>94048.8096298706</text:p>
          </table:table-cell>
          <table:table-cell/>
          <table:table-cell office:value-type="float" office:value="1442890804.82836" calcext:value-type="float">
            <text:p>1442890804.82836</text:p>
          </table:table-cell>
          <table:table-cell table:formula="of:=[.G1154]-[.$B1154]" office:value-type="float" office:value="0.280561685562134" calcext:value-type="float">
            <text:p>0.2805616856</text:p>
          </table:table-cell>
          <table:table-cell/>
          <table:table-cell office:value-type="float" office:value="1442890804.82839" calcext:value-type="float">
            <text:p>1442890804.82839</text:p>
          </table:table-cell>
          <table:table-cell table:formula="of:=[.J1154]-[.$B1154]" office:value-type="float" office:value="0.280600786209106" calcext:value-type="float">
            <text:p>0.2806007862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42890804.55735" calcext:value-type="float">
            <text:p>1442890804.55735</text:p>
          </table:table-cell>
          <table:table-cell office:value-type="float" office:value="896" calcext:value-type="float">
            <text:p>896</text:p>
          </table:table-cell>
          <table:table-cell table:formula="of:=[.B1155]-[.B$2]" office:value-type="float" office:value="36.1112098693848" calcext:value-type="float">
            <text:p>36.1112098694</text:p>
          </table:table-cell>
          <table:table-cell table:formula="of:=[.C1155]/([.D1155]-[.D1154])" office:value-type="float" office:value="93720.4514825806" calcext:value-type="float">
            <text:p>93720.4514825806</text:p>
          </table:table-cell>
          <table:table-cell/>
          <table:table-cell office:value-type="float" office:value="1442890804.82844" calcext:value-type="float">
            <text:p>1442890804.82844</text:p>
          </table:table-cell>
          <table:table-cell table:formula="of:=[.G1155]-[.$B1155]" office:value-type="float" office:value="0.271084547042847" calcext:value-type="float">
            <text:p>0.271084547</text:p>
          </table:table-cell>
          <table:table-cell/>
          <table:table-cell office:value-type="float" office:value="1442890804.83156" calcext:value-type="float">
            <text:p>1442890804.83156</text:p>
          </table:table-cell>
          <table:table-cell table:formula="of:=[.J1155]-[.$B1155]" office:value-type="float" office:value="0.274200677871704" calcext:value-type="float">
            <text:p>0.2742006779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42890804.56682" calcext:value-type="float">
            <text:p>1442890804.56682</text:p>
          </table:table-cell>
          <table:table-cell office:value-type="float" office:value="896" calcext:value-type="float">
            <text:p>896</text:p>
          </table:table-cell>
          <table:table-cell table:formula="of:=[.B1156]-[.B$2]" office:value-type="float" office:value="36.1206781864166" calcext:value-type="float">
            <text:p>36.1206781864</text:p>
          </table:table-cell>
          <table:table-cell table:formula="of:=[.C1156]/([.D1156]-[.D1155])" office:value-type="float" office:value="94631.3898219727" calcext:value-type="float">
            <text:p>94631.3898219727</text:p>
          </table:table-cell>
          <table:table-cell/>
          <table:table-cell office:value-type="float" office:value="1442890804.82854" calcext:value-type="float">
            <text:p>1442890804.82854</text:p>
          </table:table-cell>
          <table:table-cell table:formula="of:=[.G1156]-[.$B1156]" office:value-type="float" office:value="0.261713981628418" calcext:value-type="float">
            <text:p>0.2617139816</text:p>
          </table:table-cell>
          <table:table-cell/>
          <table:table-cell office:value-type="float" office:value="1442890804.83466" calcext:value-type="float">
            <text:p>1442890804.83466</text:p>
          </table:table-cell>
          <table:table-cell table:formula="of:=[.J1156]-[.$B1156]" office:value-type="float" office:value="0.267837524414062" calcext:value-type="float">
            <text:p>0.2678375244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42890804.57629" calcext:value-type="float">
            <text:p>1442890804.57629</text:p>
          </table:table-cell>
          <table:table-cell office:value-type="float" office:value="896" calcext:value-type="float">
            <text:p>896</text:p>
          </table:table-cell>
          <table:table-cell table:formula="of:=[.B1157]-[.B$2]" office:value-type="float" office:value="36.1301410198212" calcext:value-type="float">
            <text:p>36.1301410198</text:p>
          </table:table-cell>
          <table:table-cell table:formula="of:=[.C1157]/([.D1157]-[.D1156])" office:value-type="float" office:value="94686.2278659612" calcext:value-type="float">
            <text:p>94686.2278659612</text:p>
          </table:table-cell>
          <table:table-cell/>
          <table:table-cell office:value-type="float" office:value="1442890804.82857" calcext:value-type="float">
            <text:p>1442890804.82857</text:p>
          </table:table-cell>
          <table:table-cell table:formula="of:=[.G1157]-[.$B1157]" office:value-type="float" office:value="0.252283096313477" calcext:value-type="float">
            <text:p>0.2522830963</text:p>
          </table:table-cell>
          <table:table-cell/>
          <table:table-cell office:value-type="float" office:value="1442890804.83776" calcext:value-type="float">
            <text:p>1442890804.83776</text:p>
          </table:table-cell>
          <table:table-cell table:formula="of:=[.J1157]-[.$B1157]" office:value-type="float" office:value="0.261476516723633" calcext:value-type="float">
            <text:p>0.2614765167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42890804.58583" calcext:value-type="float">
            <text:p>1442890804.58583</text:p>
          </table:table-cell>
          <table:table-cell office:value-type="float" office:value="896" calcext:value-type="float">
            <text:p>896</text:p>
          </table:table-cell>
          <table:table-cell table:formula="of:=[.B1158]-[.B$2]" office:value-type="float" office:value="36.1396808624268" calcext:value-type="float">
            <text:p>36.1396808624</text:p>
          </table:table-cell>
          <table:table-cell table:formula="of:=[.C1158]/([.D1158]-[.D1157])" office:value-type="float" office:value="93921.8849873791" calcext:value-type="float">
            <text:p>93921.8849873791</text:p>
          </table:table-cell>
          <table:table-cell/>
          <table:table-cell office:value-type="float" office:value="1442890804.82859" calcext:value-type="float">
            <text:p>1442890804.82859</text:p>
          </table:table-cell>
          <table:table-cell table:formula="of:=[.G1158]-[.$B1158]" office:value-type="float" office:value="0.242763996124268" calcext:value-type="float">
            <text:p>0.2427639961</text:p>
          </table:table-cell>
          <table:table-cell/>
          <table:table-cell office:value-type="float" office:value="1442890804.84089" calcext:value-type="float">
            <text:p>1442890804.84089</text:p>
          </table:table-cell>
          <table:table-cell table:formula="of:=[.J1158]-[.$B1158]" office:value-type="float" office:value="0.255060911178589" calcext:value-type="float">
            <text:p>0.2550609112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42890804.59528" calcext:value-type="float">
            <text:p>1442890804.59528</text:p>
          </table:table-cell>
          <table:table-cell office:value-type="float" office:value="896" calcext:value-type="float">
            <text:p>896</text:p>
          </table:table-cell>
          <table:table-cell table:formula="of:=[.B1159]-[.B$2]" office:value-type="float" office:value="36.1491367816925" calcext:value-type="float">
            <text:p>36.1491367817</text:p>
          </table:table-cell>
          <table:table-cell table:formula="of:=[.C1159]/([.D1159]-[.D1158])" office:value-type="float" office:value="94755.4621416505" calcext:value-type="float">
            <text:p>94755.4621416505</text:p>
          </table:table-cell>
          <table:table-cell/>
          <table:table-cell office:value-type="float" office:value="1442890804.82861" calcext:value-type="float">
            <text:p>1442890804.82861</text:p>
          </table:table-cell>
          <table:table-cell table:formula="of:=[.G1159]-[.$B1159]" office:value-type="float" office:value="0.233328580856323" calcext:value-type="float">
            <text:p>0.2333285809</text:p>
          </table:table-cell>
          <table:table-cell/>
          <table:table-cell office:value-type="float" office:value="1442890804.84399" calcext:value-type="float">
            <text:p>1442890804.84399</text:p>
          </table:table-cell>
          <table:table-cell table:formula="of:=[.J1159]-[.$B1159]" office:value-type="float" office:value="0.248709678649902" calcext:value-type="float">
            <text:p>0.2487096786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42890804.60479" calcext:value-type="float">
            <text:p>1442890804.60479</text:p>
          </table:table-cell>
          <table:table-cell office:value-type="float" office:value="896" calcext:value-type="float">
            <text:p>896</text:p>
          </table:table-cell>
          <table:table-cell table:formula="of:=[.B1160]-[.B$2]" office:value-type="float" office:value="36.1586496829987" calcext:value-type="float">
            <text:p>36.158649683</text:p>
          </table:table-cell>
          <table:table-cell table:formula="of:=[.C1160]/([.D1160]-[.D1159])" office:value-type="float" office:value="94187.8792982456" calcext:value-type="float">
            <text:p>94187.8792982456</text:p>
          </table:table-cell>
          <table:table-cell/>
          <table:table-cell office:value-type="float" office:value="1442890804.82864" calcext:value-type="float">
            <text:p>1442890804.82864</text:p>
          </table:table-cell>
          <table:table-cell table:formula="of:=[.G1160]-[.$B1160]" office:value-type="float" office:value="0.223849773406982" calcext:value-type="float">
            <text:p>0.2238497734</text:p>
          </table:table-cell>
          <table:table-cell/>
          <table:table-cell office:value-type="float" office:value="1442890804.8471" calcext:value-type="float">
            <text:p>1442890804.8471</text:p>
          </table:table-cell>
          <table:table-cell table:formula="of:=[.J1160]-[.$B1160]" office:value-type="float" office:value="0.24230432510376" calcext:value-type="float">
            <text:p>0.2423043251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42890804.61425" calcext:value-type="float">
            <text:p>1442890804.61425</text:p>
          </table:table-cell>
          <table:table-cell office:value-type="float" office:value="896" calcext:value-type="float">
            <text:p>896</text:p>
          </table:table-cell>
          <table:table-cell table:formula="of:=[.B1161]-[.B$2]" office:value-type="float" office:value="36.1681020259857" calcext:value-type="float">
            <text:p>36.168102026</text:p>
          </table:table-cell>
          <table:table-cell table:formula="of:=[.C1161]/([.D1161]-[.D1160])" office:value-type="float" office:value="94791.3127175503" calcext:value-type="float">
            <text:p>94791.3127175503</text:p>
          </table:table-cell>
          <table:table-cell/>
          <table:table-cell office:value-type="float" office:value="1442890804.82867" calcext:value-type="float">
            <text:p>1442890804.82867</text:p>
          </table:table-cell>
          <table:table-cell table:formula="of:=[.G1161]-[.$B1161]" office:value-type="float" office:value="0.214420795440674" calcext:value-type="float">
            <text:p>0.2144207954</text:p>
          </table:table-cell>
          <table:table-cell/>
          <table:table-cell office:value-type="float" office:value="1442890804.8502" calcext:value-type="float">
            <text:p>1442890804.8502</text:p>
          </table:table-cell>
          <table:table-cell table:formula="of:=[.J1161]-[.$B1161]" office:value-type="float" office:value="0.235958099365234" calcext:value-type="float">
            <text:p>0.2359580994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42890804.62378" calcext:value-type="float">
            <text:p>1442890804.62378</text:p>
          </table:table-cell>
          <table:table-cell office:value-type="float" office:value="896" calcext:value-type="float">
            <text:p>896</text:p>
          </table:table-cell>
          <table:table-cell table:formula="of:=[.B1162]-[.B$2]" office:value-type="float" office:value="36.1776325702667" calcext:value-type="float">
            <text:p>36.1776325703</text:p>
          </table:table-cell>
          <table:table-cell table:formula="of:=[.C1162]/([.D1162]-[.D1161])" office:value-type="float" office:value="94013.5183869515" calcext:value-type="float">
            <text:p>94013.5183869515</text:p>
          </table:table-cell>
          <table:table-cell/>
          <table:table-cell office:value-type="float" office:value="1442890804.82869" calcext:value-type="float">
            <text:p>1442890804.82869</text:p>
          </table:table-cell>
          <table:table-cell table:formula="of:=[.G1162]-[.$B1162]" office:value-type="float" office:value="0.204912662506104" calcext:value-type="float">
            <text:p>0.2049126625</text:p>
          </table:table-cell>
          <table:table-cell/>
          <table:table-cell office:value-type="float" office:value="1442890804.85329" calcext:value-type="float">
            <text:p>1442890804.85329</text:p>
          </table:table-cell>
          <table:table-cell table:formula="of:=[.J1162]-[.$B1162]" office:value-type="float" office:value="0.229507923126221" calcext:value-type="float">
            <text:p>0.2295079231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42890804.63324" calcext:value-type="float">
            <text:p>1442890804.63324</text:p>
          </table:table-cell>
          <table:table-cell office:value-type="float" office:value="896" calcext:value-type="float">
            <text:p>896</text:p>
          </table:table-cell>
          <table:table-cell table:formula="of:=[.B1163]-[.B$2]" office:value-type="float" office:value="36.1870944499969" calcext:value-type="float">
            <text:p>36.18709445</text:p>
          </table:table-cell>
          <table:table-cell table:formula="of:=[.C1163]/([.D1163]-[.D1162])" office:value-type="float" office:value="94695.7714055334" calcext:value-type="float">
            <text:p>94695.7714055334</text:p>
          </table:table-cell>
          <table:table-cell/>
          <table:table-cell office:value-type="float" office:value="1442890804.94605" calcext:value-type="float">
            <text:p>1442890804.94605</text:p>
          </table:table-cell>
          <table:table-cell table:formula="of:=[.G1163]-[.$B1163]" office:value-type="float" office:value="0.312811374664307" calcext:value-type="float">
            <text:p>0.3128113747</text:p>
          </table:table-cell>
          <table:table-cell/>
          <table:table-cell office:value-type="float" office:value="1442890804.94609" calcext:value-type="float">
            <text:p>1442890804.94609</text:p>
          </table:table-cell>
          <table:table-cell table:formula="of:=[.J1163]-[.$B1163]" office:value-type="float" office:value="0.312851905822754" calcext:value-type="float">
            <text:p>0.3128519058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42890804.64275" calcext:value-type="float">
            <text:p>1442890804.64275</text:p>
          </table:table-cell>
          <table:table-cell office:value-type="float" office:value="896" calcext:value-type="float">
            <text:p>896</text:p>
          </table:table-cell>
          <table:table-cell table:formula="of:=[.B1164]-[.B$2]" office:value-type="float" office:value="36.1966044902802" calcext:value-type="float">
            <text:p>36.1966044903</text:p>
          </table:table-cell>
          <table:table-cell table:formula="of:=[.C1164]/([.D1164]-[.D1163])" office:value-type="float" office:value="94216.2150020056" calcext:value-type="float">
            <text:p>94216.2150020056</text:p>
          </table:table-cell>
          <table:table-cell/>
          <table:table-cell office:value-type="float" office:value="1442890804.94614" calcext:value-type="float">
            <text:p>1442890804.94614</text:p>
          </table:table-cell>
          <table:table-cell table:formula="of:=[.G1164]-[.$B1164]" office:value-type="float" office:value="0.303386688232422" calcext:value-type="float">
            <text:p>0.3033866882</text:p>
          </table:table-cell>
          <table:table-cell/>
          <table:table-cell office:value-type="float" office:value="1442890804.94918" calcext:value-type="float">
            <text:p>1442890804.94918</text:p>
          </table:table-cell>
          <table:table-cell table:formula="of:=[.J1164]-[.$B1164]" office:value-type="float" office:value="0.30642819404602" calcext:value-type="float">
            <text:p>0.306428194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42890804.65224" calcext:value-type="float">
            <text:p>1442890804.65224</text:p>
          </table:table-cell>
          <table:table-cell office:value-type="float" office:value="896" calcext:value-type="float">
            <text:p>896</text:p>
          </table:table-cell>
          <table:table-cell table:formula="of:=[.B1165]-[.B$2]" office:value-type="float" office:value="36.2060904502869" calcext:value-type="float">
            <text:p>36.2060904503</text:p>
          </table:table-cell>
          <table:table-cell table:formula="of:=[.C1165]/([.D1165]-[.D1164])" office:value-type="float" office:value="94455.3845225828" calcext:value-type="float">
            <text:p>94455.3845225828</text:p>
          </table:table-cell>
          <table:table-cell/>
          <table:table-cell office:value-type="float" office:value="1442890804.94616" calcext:value-type="float">
            <text:p>1442890804.94616</text:p>
          </table:table-cell>
          <table:table-cell table:formula="of:=[.G1165]-[.$B1165]" office:value-type="float" office:value="0.293923616409302" calcext:value-type="float">
            <text:p>0.2939236164</text:p>
          </table:table-cell>
          <table:table-cell/>
          <table:table-cell office:value-type="float" office:value="1442890804.95227" calcext:value-type="float">
            <text:p>1442890804.95227</text:p>
          </table:table-cell>
          <table:table-cell table:formula="of:=[.J1165]-[.$B1165]" office:value-type="float" office:value="0.300034761428833" calcext:value-type="float">
            <text:p>0.3000347614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42890804.66169" calcext:value-type="float">
            <text:p>1442890804.66169</text:p>
          </table:table-cell>
          <table:table-cell office:value-type="float" office:value="896" calcext:value-type="float">
            <text:p>896</text:p>
          </table:table-cell>
          <table:table-cell table:formula="of:=[.B1166]-[.B$2]" office:value-type="float" office:value="36.2155430316925" calcext:value-type="float">
            <text:p>36.2155430317</text:p>
          </table:table-cell>
          <table:table-cell table:formula="of:=[.C1166]/([.D1166]-[.D1165])" office:value-type="float" office:value="94788.9218351956" calcext:value-type="float">
            <text:p>94788.9218351956</text:p>
          </table:table-cell>
          <table:table-cell/>
          <table:table-cell office:value-type="float" office:value="1442890804.94618" calcext:value-type="float">
            <text:p>1442890804.94618</text:p>
          </table:table-cell>
          <table:table-cell table:formula="of:=[.G1166]-[.$B1166]" office:value-type="float" office:value="0.284491777420044" calcext:value-type="float">
            <text:p>0.2844917774</text:p>
          </table:table-cell>
          <table:table-cell/>
          <table:table-cell office:value-type="float" office:value="1442890804.95541" calcext:value-type="float">
            <text:p>1442890804.95541</text:p>
          </table:table-cell>
          <table:table-cell table:formula="of:=[.J1166]-[.$B1166]" office:value-type="float" office:value="0.293720960617065" calcext:value-type="float">
            <text:p>0.2937209606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42890804.67123" calcext:value-type="float">
            <text:p>1442890804.67123</text:p>
          </table:table-cell>
          <table:table-cell office:value-type="float" office:value="896" calcext:value-type="float">
            <text:p>896</text:p>
          </table:table-cell>
          <table:table-cell table:formula="of:=[.B1167]-[.B$2]" office:value-type="float" office:value="36.225084066391" calcext:value-type="float">
            <text:p>36.2250840664</text:p>
          </table:table-cell>
          <table:table-cell table:formula="of:=[.C1167]/([.D1167]-[.D1166])" office:value-type="float" office:value="93910.1500324854" calcext:value-type="float">
            <text:p>93910.1500324854</text:p>
          </table:table-cell>
          <table:table-cell/>
          <table:table-cell office:value-type="float" office:value="1442890804.9462" calcext:value-type="float">
            <text:p>1442890804.9462</text:p>
          </table:table-cell>
          <table:table-cell table:formula="of:=[.G1167]-[.$B1167]" office:value-type="float" office:value="0.274971008300781" calcext:value-type="float">
            <text:p>0.2749710083</text:p>
          </table:table-cell>
          <table:table-cell/>
          <table:table-cell office:value-type="float" office:value="1442890804.95851" calcext:value-type="float">
            <text:p>1442890804.95851</text:p>
          </table:table-cell>
          <table:table-cell table:formula="of:=[.J1167]-[.$B1167]" office:value-type="float" office:value="0.287284374237061" calcext:value-type="float">
            <text:p>0.2872843742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42890804.6807" calcext:value-type="float">
            <text:p>1442890804.6807</text:p>
          </table:table-cell>
          <table:table-cell office:value-type="float" office:value="896" calcext:value-type="float">
            <text:p>896</text:p>
          </table:table-cell>
          <table:table-cell table:formula="of:=[.B1168]-[.B$2]" office:value-type="float" office:value="36.2345566749573" calcext:value-type="float">
            <text:p>36.234556675</text:p>
          </table:table-cell>
          <table:table-cell table:formula="of:=[.C1168]/([.D1168]-[.D1167])" office:value-type="float" office:value="94588.5173793763" calcext:value-type="float">
            <text:p>94588.5173793763</text:p>
          </table:table-cell>
          <table:table-cell/>
          <table:table-cell office:value-type="float" office:value="1442890804.94622" calcext:value-type="float">
            <text:p>1442890804.94622</text:p>
          </table:table-cell>
          <table:table-cell table:formula="of:=[.G1168]-[.$B1168]" office:value-type="float" office:value="0.265519142150879" calcext:value-type="float">
            <text:p>0.2655191422</text:p>
          </table:table-cell>
          <table:table-cell/>
          <table:table-cell office:value-type="float" office:value="1442890804.9616" calcext:value-type="float">
            <text:p>1442890804.9616</text:p>
          </table:table-cell>
          <table:table-cell table:formula="of:=[.J1168]-[.$B1168]" office:value-type="float" office:value="0.280901908874512" calcext:value-type="float">
            <text:p>0.2809019089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42890804.69017" calcext:value-type="float">
            <text:p>1442890804.69017</text:p>
          </table:table-cell>
          <table:table-cell office:value-type="float" office:value="896" calcext:value-type="float">
            <text:p>896</text:p>
          </table:table-cell>
          <table:table-cell table:formula="of:=[.B1169]-[.B$2]" office:value-type="float" office:value="36.2440221309662" calcext:value-type="float">
            <text:p>36.244022131</text:p>
          </table:table-cell>
          <table:table-cell table:formula="of:=[.C1169]/([.D1169]-[.D1168])" office:value-type="float" office:value="94659.9930480341" calcext:value-type="float">
            <text:p>94659.9930480341</text:p>
          </table:table-cell>
          <table:table-cell/>
          <table:table-cell office:value-type="float" office:value="1442890804.94624" calcext:value-type="float">
            <text:p>1442890804.94624</text:p>
          </table:table-cell>
          <table:table-cell table:formula="of:=[.G1169]-[.$B1169]" office:value-type="float" office:value="0.256073713302612" calcext:value-type="float">
            <text:p>0.2560737133</text:p>
          </table:table-cell>
          <table:table-cell/>
          <table:table-cell office:value-type="float" office:value="1442890804.96474" calcext:value-type="float">
            <text:p>1442890804.96474</text:p>
          </table:table-cell>
          <table:table-cell table:formula="of:=[.J1169]-[.$B1169]" office:value-type="float" office:value="0.274572610855103" calcext:value-type="float">
            <text:p>0.2745726109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42890804.69963" calcext:value-type="float">
            <text:p>1442890804.69963</text:p>
          </table:table-cell>
          <table:table-cell office:value-type="float" office:value="896" calcext:value-type="float">
            <text:p>896</text:p>
          </table:table-cell>
          <table:table-cell table:formula="of:=[.B1170]-[.B$2]" office:value-type="float" office:value="36.2534821033478" calcext:value-type="float">
            <text:p>36.2534821033</text:p>
          </table:table-cell>
          <table:table-cell table:formula="of:=[.C1170]/([.D1170]-[.D1169])" office:value-type="float" office:value="94714.864257271" calcext:value-type="float">
            <text:p>94714.864257271</text:p>
          </table:table-cell>
          <table:table-cell/>
          <table:table-cell office:value-type="float" office:value="1442890804.94629" calcext:value-type="float">
            <text:p>1442890804.94629</text:p>
          </table:table-cell>
          <table:table-cell table:formula="of:=[.G1170]-[.$B1170]" office:value-type="float" office:value="0.246667146682739" calcext:value-type="float">
            <text:p>0.2466671467</text:p>
          </table:table-cell>
          <table:table-cell/>
          <table:table-cell office:value-type="float" office:value="1442890804.96784" calcext:value-type="float">
            <text:p>1442890804.96784</text:p>
          </table:table-cell>
          <table:table-cell table:formula="of:=[.J1170]-[.$B1170]" office:value-type="float" office:value="0.26821494102478" calcext:value-type="float">
            <text:p>0.268214941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42890804.70909" calcext:value-type="float">
            <text:p>1442890804.70909</text:p>
          </table:table-cell>
          <table:table-cell office:value-type="float" office:value="896" calcext:value-type="float">
            <text:p>896</text:p>
          </table:table-cell>
          <table:table-cell table:formula="of:=[.B1171]-[.B$2]" office:value-type="float" office:value="36.262943983078" calcext:value-type="float">
            <text:p>36.2629439831</text:p>
          </table:table-cell>
          <table:table-cell table:formula="of:=[.C1171]/([.D1171]-[.D1170])" office:value-type="float" office:value="94695.7714055334" calcext:value-type="float">
            <text:p>94695.7714055334</text:p>
          </table:table-cell>
          <table:table-cell/>
          <table:table-cell office:value-type="float" office:value="1442890804.94634" calcext:value-type="float">
            <text:p>1442890804.94634</text:p>
          </table:table-cell>
          <table:table-cell table:formula="of:=[.G1171]-[.$B1171]" office:value-type="float" office:value="0.237251758575439" calcext:value-type="float">
            <text:p>0.2372517586</text:p>
          </table:table-cell>
          <table:table-cell/>
          <table:table-cell office:value-type="float" office:value="1442890804.97092" calcext:value-type="float">
            <text:p>1442890804.97092</text:p>
          </table:table-cell>
          <table:table-cell table:formula="of:=[.J1171]-[.$B1171]" office:value-type="float" office:value="0.261826515197754" calcext:value-type="float">
            <text:p>0.2618265152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890804.71856" calcext:value-type="float">
            <text:p>1442890804.71856</text:p>
          </table:table-cell>
          <table:table-cell office:value-type="float" office:value="896" calcext:value-type="float">
            <text:p>896</text:p>
          </table:table-cell>
          <table:table-cell table:formula="of:=[.B1172]-[.B$2]" office:value-type="float" office:value="36.2724170684814" calcext:value-type="float">
            <text:p>36.2724170685</text:p>
          </table:table-cell>
          <table:table-cell table:formula="of:=[.C1172]/([.D1172]-[.D1171])" office:value-type="float" office:value="94583.7561724511" calcext:value-type="float">
            <text:p>94583.7561724511</text:p>
          </table:table-cell>
          <table:table-cell/>
          <table:table-cell office:value-type="float" office:value="1442890804.94636" calcext:value-type="float">
            <text:p>1442890804.94636</text:p>
          </table:table-cell>
          <table:table-cell table:formula="of:=[.G1172]-[.$B1172]" office:value-type="float" office:value="0.227802991867065" calcext:value-type="float">
            <text:p>0.2278029919</text:p>
          </table:table-cell>
          <table:table-cell/>
          <table:table-cell office:value-type="float" office:value="1442890804.97404" calcext:value-type="float">
            <text:p>1442890804.97404</text:p>
          </table:table-cell>
          <table:table-cell table:formula="of:=[.J1172]-[.$B1172]" office:value-type="float" office:value="0.255479335784912" calcext:value-type="float">
            <text:p>0.2554793358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42890804.72802" calcext:value-type="float">
            <text:p>1442890804.72802</text:p>
          </table:table-cell>
          <table:table-cell office:value-type="float" office:value="896" calcext:value-type="float">
            <text:p>896</text:p>
          </table:table-cell>
          <table:table-cell table:formula="of:=[.B1173]-[.B$2]" office:value-type="float" office:value="36.2818758487701" calcext:value-type="float">
            <text:p>36.2818758488</text:p>
          </table:table-cell>
          <table:table-cell table:formula="of:=[.C1173]/([.D1173]-[.D1172])" office:value-type="float" office:value="94726.8011998084" calcext:value-type="float">
            <text:p>94726.8011998084</text:p>
          </table:table-cell>
          <table:table-cell/>
          <table:table-cell office:value-type="float" office:value="1442890804.94639" calcext:value-type="float">
            <text:p>1442890804.94639</text:p>
          </table:table-cell>
          <table:table-cell table:formula="of:=[.G1173]-[.$B1173]" office:value-type="float" office:value="0.218366384506226" calcext:value-type="float">
            <text:p>0.2183663845</text:p>
          </table:table-cell>
          <table:table-cell/>
          <table:table-cell office:value-type="float" office:value="1442890804.9771" calcext:value-type="float">
            <text:p>1442890804.9771</text:p>
          </table:table-cell>
          <table:table-cell table:formula="of:=[.J1173]-[.$B1173]" office:value-type="float" office:value="0.24907660484314" calcext:value-type="float">
            <text:p>0.2490766048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42890804.73751" calcext:value-type="float">
            <text:p>1442890804.73751</text:p>
          </table:table-cell>
          <table:table-cell office:value-type="float" office:value="896" calcext:value-type="float">
            <text:p>896</text:p>
          </table:table-cell>
          <table:table-cell table:formula="of:=[.B1174]-[.B$2]" office:value-type="float" office:value="36.2913641929626" calcext:value-type="float">
            <text:p>36.291364193</text:p>
          </table:table-cell>
          <table:table-cell table:formula="of:=[.C1174]/([.D1174]-[.D1173])" office:value-type="float" office:value="94431.6502248913" calcext:value-type="float">
            <text:p>94431.6502248913</text:p>
          </table:table-cell>
          <table:table-cell/>
          <table:table-cell office:value-type="float" office:value="1442890804.94641" calcext:value-type="float">
            <text:p>1442890804.94641</text:p>
          </table:table-cell>
          <table:table-cell table:formula="of:=[.G1174]-[.$B1174]" office:value-type="float" office:value="0.208900451660156" calcext:value-type="float">
            <text:p>0.2089004517</text:p>
          </table:table-cell>
          <table:table-cell/>
          <table:table-cell office:value-type="float" office:value="1442890804.98021" calcext:value-type="float">
            <text:p>1442890804.98021</text:p>
          </table:table-cell>
          <table:table-cell table:formula="of:=[.J1174]-[.$B1174]" office:value-type="float" office:value="0.242698192596436" calcext:value-type="float">
            <text:p>0.2426981926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42890804.74697" calcext:value-type="float">
            <text:p>1442890804.74697</text:p>
          </table:table-cell>
          <table:table-cell office:value-type="float" office:value="896" calcext:value-type="float">
            <text:p>896</text:p>
          </table:table-cell>
          <table:table-cell table:formula="of:=[.B1175]-[.B$2]" office:value-type="float" office:value="36.3008241653442" calcext:value-type="float">
            <text:p>36.3008241653</text:p>
          </table:table-cell>
          <table:table-cell table:formula="of:=[.C1175]/([.D1175]-[.D1174])" office:value-type="float" office:value="94714.864257271" calcext:value-type="float">
            <text:p>94714.864257271</text:p>
          </table:table-cell>
          <table:table-cell/>
          <table:table-cell office:value-type="float" office:value="1442890805.02933" calcext:value-type="float">
            <text:p>1442890805.02933</text:p>
          </table:table-cell>
          <table:table-cell table:formula="of:=[.G1175]-[.$B1175]" office:value-type="float" office:value="0.28236198425293" calcext:value-type="float">
            <text:p>0.2823619843</text:p>
          </table:table-cell>
          <table:table-cell/>
          <table:table-cell office:value-type="float" office:value="1442890805.02937" calcext:value-type="float">
            <text:p>1442890805.02937</text:p>
          </table:table-cell>
          <table:table-cell table:formula="of:=[.J1175]-[.$B1175]" office:value-type="float" office:value="0.282400131225586" calcext:value-type="float">
            <text:p>0.2824001312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42890804.75643" calcext:value-type="float">
            <text:p>1442890804.75643</text:p>
          </table:table-cell>
          <table:table-cell office:value-type="float" office:value="896" calcext:value-type="float">
            <text:p>896</text:p>
          </table:table-cell>
          <table:table-cell table:formula="of:=[.B1176]-[.B$2]" office:value-type="float" office:value="36.3102836608887" calcext:value-type="float">
            <text:p>36.3102836609</text:p>
          </table:table-cell>
          <table:table-cell table:formula="of:=[.C1176]/([.D1176]-[.D1175])" office:value-type="float" office:value="94719.6386732534" calcext:value-type="float">
            <text:p>94719.6386732534</text:p>
          </table:table-cell>
          <table:table-cell/>
          <table:table-cell office:value-type="float" office:value="1442890805.02942" calcext:value-type="float">
            <text:p>1442890805.02942</text:p>
          </table:table-cell>
          <table:table-cell table:formula="of:=[.G1176]-[.$B1176]" office:value-type="float" office:value="0.272988080978394" calcext:value-type="float">
            <text:p>0.272988081</text:p>
          </table:table-cell>
          <table:table-cell/>
          <table:table-cell office:value-type="float" office:value="1442890805.03221" calcext:value-type="float">
            <text:p>1442890805.03221</text:p>
          </table:table-cell>
          <table:table-cell table:formula="of:=[.J1176]-[.$B1176]" office:value-type="float" office:value="0.275779962539673" calcext:value-type="float">
            <text:p>0.2757799625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42890804.76591" calcext:value-type="float">
            <text:p>1442890804.76591</text:p>
          </table:table-cell>
          <table:table-cell office:value-type="float" office:value="896" calcext:value-type="float">
            <text:p>896</text:p>
          </table:table-cell>
          <table:table-cell table:formula="of:=[.B1177]-[.B$2]" office:value-type="float" office:value="36.3197686672211" calcext:value-type="float">
            <text:p>36.3197686672</text:p>
          </table:table-cell>
          <table:table-cell table:formula="of:=[.C1177]/([.D1177]-[.D1176])" office:value-type="float" office:value="94464.8815825855" calcext:value-type="float">
            <text:p>94464.8815825855</text:p>
          </table:table-cell>
          <table:table-cell/>
          <table:table-cell office:value-type="float" office:value="1442890805.02944" calcext:value-type="float">
            <text:p>1442890805.02944</text:p>
          </table:table-cell>
          <table:table-cell table:formula="of:=[.G1177]-[.$B1177]" office:value-type="float" office:value="0.263523578643799" calcext:value-type="float">
            <text:p>0.2635235786</text:p>
          </table:table-cell>
          <table:table-cell/>
          <table:table-cell office:value-type="float" office:value="1442890805.03506" calcext:value-type="float">
            <text:p>1442890805.03506</text:p>
          </table:table-cell>
          <table:table-cell table:formula="of:=[.J1177]-[.$B1177]" office:value-type="float" office:value="0.269145965576172" calcext:value-type="float">
            <text:p>0.2691459656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42890804.77539" calcext:value-type="float">
            <text:p>1442890804.77539</text:p>
          </table:table-cell>
          <table:table-cell office:value-type="float" office:value="896" calcext:value-type="float">
            <text:p>896</text:p>
          </table:table-cell>
          <table:table-cell table:formula="of:=[.B1178]-[.B$2]" office:value-type="float" office:value="36.3292410373688" calcext:value-type="float">
            <text:p>36.3292410374</text:p>
          </table:table-cell>
          <table:table-cell table:formula="of:=[.C1178]/([.D1178]-[.D1177])" office:value-type="float" office:value="94590.8981625975" calcext:value-type="float">
            <text:p>94590.8981625975</text:p>
          </table:table-cell>
          <table:table-cell/>
          <table:table-cell office:value-type="float" office:value="1442890805.02946" calcext:value-type="float">
            <text:p>1442890805.02946</text:p>
          </table:table-cell>
          <table:table-cell table:formula="of:=[.G1178]-[.$B1178]" office:value-type="float" office:value="0.254069328308105" calcext:value-type="float">
            <text:p>0.2540693283</text:p>
          </table:table-cell>
          <table:table-cell/>
          <table:table-cell office:value-type="float" office:value="1442890805.03791" calcext:value-type="float">
            <text:p>1442890805.03791</text:p>
          </table:table-cell>
          <table:table-cell table:formula="of:=[.J1178]-[.$B1178]" office:value-type="float" office:value="0.262521505355835" calcext:value-type="float">
            <text:p>0.2625215054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42890804.78489" calcext:value-type="float">
            <text:p>1442890804.78489</text:p>
          </table:table-cell>
          <table:table-cell office:value-type="float" office:value="896" calcext:value-type="float">
            <text:p>896</text:p>
          </table:table-cell>
          <table:table-cell table:formula="of:=[.B1179]-[.B$2]" office:value-type="float" office:value="36.3387494087219" calcext:value-type="float">
            <text:p>36.3387494087</text:p>
          </table:table-cell>
          <table:table-cell table:formula="of:=[.C1179]/([.D1179]-[.D1178])" office:value-type="float" office:value="94232.752037311" calcext:value-type="float">
            <text:p>94232.752037311</text:p>
          </table:table-cell>
          <table:table-cell/>
          <table:table-cell office:value-type="float" office:value="1442890805.02947" calcext:value-type="float">
            <text:p>1442890805.02947</text:p>
          </table:table-cell>
          <table:table-cell table:formula="of:=[.G1179]-[.$B1179]" office:value-type="float" office:value="0.244578838348389" calcext:value-type="float">
            <text:p>0.2445788383</text:p>
          </table:table-cell>
          <table:table-cell/>
          <table:table-cell office:value-type="float" office:value="1442890805.04075" calcext:value-type="float">
            <text:p>1442890805.04075</text:p>
          </table:table-cell>
          <table:table-cell table:formula="of:=[.J1179]-[.$B1179]" office:value-type="float" office:value="0.255857944488525" calcext:value-type="float">
            <text:p>0.2558579445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42890804.79437" calcext:value-type="float">
            <text:p>1442890804.79437</text:p>
          </table:table-cell>
          <table:table-cell office:value-type="float" office:value="896" calcext:value-type="float">
            <text:p>896</text:p>
          </table:table-cell>
          <table:table-cell table:formula="of:=[.B1180]-[.B$2]" office:value-type="float" office:value="36.3482232093811" calcext:value-type="float">
            <text:p>36.3482232094</text:p>
          </table:table-cell>
          <table:table-cell table:formula="of:=[.C1180]/([.D1180]-[.D1179])" office:value-type="float" office:value="94576.6152607208" calcext:value-type="float">
            <text:p>94576.6152607208</text:p>
          </table:table-cell>
          <table:table-cell/>
          <table:table-cell office:value-type="float" office:value="1442890805.02949" calcext:value-type="float">
            <text:p>1442890805.02949</text:p>
          </table:table-cell>
          <table:table-cell table:formula="of:=[.G1180]-[.$B1180]" office:value-type="float" office:value="0.235122442245483" calcext:value-type="float">
            <text:p>0.2351224422</text:p>
          </table:table-cell>
          <table:table-cell/>
          <table:table-cell office:value-type="float" office:value="1442890805.0436" calcext:value-type="float">
            <text:p>1442890805.0436</text:p>
          </table:table-cell>
          <table:table-cell table:formula="of:=[.J1180]-[.$B1180]" office:value-type="float" office:value="0.249233722686768" calcext:value-type="float">
            <text:p>0.2492337227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42890804.8038" calcext:value-type="float">
            <text:p>1442890804.8038</text:p>
          </table:table-cell>
          <table:table-cell office:value-type="float" office:value="896" calcext:value-type="float">
            <text:p>896</text:p>
          </table:table-cell>
          <table:table-cell table:formula="of:=[.B1181]-[.B$2]" office:value-type="float" office:value="36.3576550483704" calcext:value-type="float">
            <text:p>36.3576550484</text:p>
          </table:table-cell>
          <table:table-cell table:formula="of:=[.C1181]/([.D1181]-[.D1180])" office:value-type="float" office:value="94997.3807886754" calcext:value-type="float">
            <text:p>94997.3807886754</text:p>
          </table:table-cell>
          <table:table-cell/>
          <table:table-cell office:value-type="float" office:value="1442890805.02951" calcext:value-type="float">
            <text:p>1442890805.02951</text:p>
          </table:table-cell>
          <table:table-cell table:formula="of:=[.G1181]-[.$B1181]" office:value-type="float" office:value="0.225709676742554" calcext:value-type="float">
            <text:p>0.2257096767</text:p>
          </table:table-cell>
          <table:table-cell/>
          <table:table-cell office:value-type="float" office:value="1442890805.04646" calcext:value-type="float">
            <text:p>1442890805.04646</text:p>
          </table:table-cell>
          <table:table-cell table:formula="of:=[.J1181]-[.$B1181]" office:value-type="float" office:value="0.242656469345093" calcext:value-type="float">
            <text:p>0.2426564693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42890804.81323" calcext:value-type="float">
            <text:p>1442890804.81323</text:p>
          </table:table-cell>
          <table:table-cell office:value-type="float" office:value="896" calcext:value-type="float">
            <text:p>896</text:p>
          </table:table-cell>
          <table:table-cell table:formula="of:=[.B1182]-[.B$2]" office:value-type="float" office:value="36.3670899868011" calcext:value-type="float">
            <text:p>36.3670899868</text:p>
          </table:table-cell>
          <table:table-cell table:formula="of:=[.C1182]/([.D1182]-[.D1181])" office:value-type="float" office:value="94966.1735021353" calcext:value-type="float">
            <text:p>94966.1735021353</text:p>
          </table:table-cell>
          <table:table-cell/>
          <table:table-cell office:value-type="float" office:value="1442890805.02953" calcext:value-type="float">
            <text:p>1442890805.02953</text:p>
          </table:table-cell>
          <table:table-cell table:formula="of:=[.G1182]-[.$B1182]" office:value-type="float" office:value="0.2162926197052" calcext:value-type="float">
            <text:p>0.2162926197</text:p>
          </table:table-cell>
          <table:table-cell/>
          <table:table-cell office:value-type="float" office:value="1442890805.04931" calcext:value-type="float">
            <text:p>1442890805.04931</text:p>
          </table:table-cell>
          <table:table-cell table:formula="of:=[.J1182]-[.$B1182]" office:value-type="float" office:value="0.23607063293457" calcext:value-type="float">
            <text:p>0.2360706329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42890804.82265" calcext:value-type="float">
            <text:p>1442890804.82265</text:p>
          </table:table-cell>
          <table:table-cell office:value-type="float" office:value="896" calcext:value-type="float">
            <text:p>896</text:p>
          </table:table-cell>
          <table:table-cell table:formula="of:=[.B1183]-[.B$2]" office:value-type="float" office:value="36.3765027523041" calcext:value-type="float">
            <text:p>36.3765027523</text:p>
          </table:table-cell>
          <table:table-cell table:formula="of:=[.C1183]/([.D1183]-[.D1182])" office:value-type="float" office:value="95189.8780141844" calcext:value-type="float">
            <text:p>95189.8780141844</text:p>
          </table:table-cell>
          <table:table-cell/>
          <table:table-cell office:value-type="float" office:value="1442890805.02954" calcext:value-type="float">
            <text:p>1442890805.02954</text:p>
          </table:table-cell>
          <table:table-cell table:formula="of:=[.G1183]-[.$B1183]" office:value-type="float" office:value="0.206897497177124" calcext:value-type="float">
            <text:p>0.2068974972</text:p>
          </table:table-cell>
          <table:table-cell/>
          <table:table-cell office:value-type="float" office:value="1442890805.05215" calcext:value-type="float">
            <text:p>1442890805.05215</text:p>
          </table:table-cell>
          <table:table-cell table:formula="of:=[.J1183]-[.$B1183]" office:value-type="float" office:value="0.229500532150269" calcext:value-type="float">
            <text:p>0.2295005322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42890804.83212" calcext:value-type="float">
            <text:p>1442890804.83212</text:p>
          </table:table-cell>
          <table:table-cell office:value-type="float" office:value="896" calcext:value-type="float">
            <text:p>896</text:p>
          </table:table-cell>
          <table:table-cell table:formula="of:=[.B1184]-[.B$2]" office:value-type="float" office:value="36.3859753608704" calcext:value-type="float">
            <text:p>36.3859753609</text:p>
          </table:table-cell>
          <table:table-cell table:formula="of:=[.C1184]/([.D1184]-[.D1183])" office:value-type="float" office:value="94588.5173793763" calcext:value-type="float">
            <text:p>94588.5173793763</text:p>
          </table:table-cell>
          <table:table-cell/>
          <table:table-cell office:value-type="float" office:value="1442890805.14549" calcext:value-type="float">
            <text:p>1442890805.14549</text:p>
          </table:table-cell>
          <table:table-cell table:formula="of:=[.G1184]-[.$B1184]" office:value-type="float" office:value="0.313370943069458" calcext:value-type="float">
            <text:p>0.3133709431</text:p>
          </table:table-cell>
          <table:table-cell/>
          <table:table-cell office:value-type="float" office:value="1442890805.14553" calcext:value-type="float">
            <text:p>1442890805.14553</text:p>
          </table:table-cell>
          <table:table-cell table:formula="of:=[.J1184]-[.$B1184]" office:value-type="float" office:value="0.313410520553589" calcext:value-type="float">
            <text:p>0.3134105206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42890804.84161" calcext:value-type="float">
            <text:p>1442890804.84161</text:p>
          </table:table-cell>
          <table:table-cell office:value-type="float" office:value="896" calcext:value-type="float">
            <text:p>896</text:p>
          </table:table-cell>
          <table:table-cell table:formula="of:=[.B1185]-[.B$2]" office:value-type="float" office:value="36.3954689502716" calcext:value-type="float">
            <text:p>36.3954689503</text:p>
          </table:table-cell>
          <table:table-cell table:formula="of:=[.C1185]/([.D1185]-[.D1184])" office:value-type="float" office:value="94379.4767322133" calcext:value-type="float">
            <text:p>94379.4767322133</text:p>
          </table:table-cell>
          <table:table-cell/>
          <table:table-cell office:value-type="float" office:value="1442890805.14559" calcext:value-type="float">
            <text:p>1442890805.14559</text:p>
          </table:table-cell>
          <table:table-cell table:formula="of:=[.G1185]-[.$B1185]" office:value-type="float" office:value="0.303971529006958" calcext:value-type="float">
            <text:p>0.303971529</text:p>
          </table:table-cell>
          <table:table-cell/>
          <table:table-cell office:value-type="float" office:value="1442890805.1484" calcext:value-type="float">
            <text:p>1442890805.1484</text:p>
          </table:table-cell>
          <table:table-cell table:formula="of:=[.J1185]-[.$B1185]" office:value-type="float" office:value="0.306785821914673" calcext:value-type="float">
            <text:p>0.3067858219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42890804.85109" calcext:value-type="float">
            <text:p>1442890804.85109</text:p>
          </table:table-cell>
          <table:table-cell office:value-type="float" office:value="896" calcext:value-type="float">
            <text:p>896</text:p>
          </table:table-cell>
          <table:table-cell table:formula="of:=[.B1186]-[.B$2]" office:value-type="float" office:value="36.4049422740936" calcext:value-type="float">
            <text:p>36.4049422741</text:p>
          </table:table-cell>
          <table:table-cell table:formula="of:=[.C1186]/([.D1186]-[.D1185])" office:value-type="float" office:value="94581.375748729" calcext:value-type="float">
            <text:p>94581.375748729</text:p>
          </table:table-cell>
          <table:table-cell/>
          <table:table-cell office:value-type="float" office:value="1442890805.14561" calcext:value-type="float">
            <text:p>1442890805.14561</text:p>
          </table:table-cell>
          <table:table-cell table:formula="of:=[.G1186]-[.$B1186]" office:value-type="float" office:value="0.294523239135742" calcext:value-type="float">
            <text:p>0.2945232391</text:p>
          </table:table-cell>
          <table:table-cell/>
          <table:table-cell office:value-type="float" office:value="1442890805.15127" calcext:value-type="float">
            <text:p>1442890805.15127</text:p>
          </table:table-cell>
          <table:table-cell table:formula="of:=[.J1186]-[.$B1186]" office:value-type="float" office:value="0.30018138885498" calcext:value-type="float">
            <text:p>0.3001813889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42890804.86057" calcext:value-type="float">
            <text:p>1442890804.86057</text:p>
          </table:table-cell>
          <table:table-cell office:value-type="float" office:value="896" calcext:value-type="float">
            <text:p>896</text:p>
          </table:table-cell>
          <table:table-cell table:formula="of:=[.B1187]-[.B$2]" office:value-type="float" office:value="36.4144279956818" calcext:value-type="float">
            <text:p>36.4144279957</text:p>
          </table:table-cell>
          <table:table-cell table:formula="of:=[.C1187]/([.D1187]-[.D1186])" office:value-type="float" office:value="94457.7586085558" calcext:value-type="float">
            <text:p>94457.7586085558</text:p>
          </table:table-cell>
          <table:table-cell/>
          <table:table-cell office:value-type="float" office:value="1442890805.14563" calcext:value-type="float">
            <text:p>1442890805.14563</text:p>
          </table:table-cell>
          <table:table-cell table:formula="of:=[.G1187]-[.$B1187]" office:value-type="float" office:value="0.285059690475464" calcext:value-type="float">
            <text:p>0.2850596905</text:p>
          </table:table-cell>
          <table:table-cell/>
          <table:table-cell office:value-type="float" office:value="1442890805.15409" calcext:value-type="float">
            <text:p>1442890805.15409</text:p>
          </table:table-cell>
          <table:table-cell table:formula="of:=[.J1187]-[.$B1187]" office:value-type="float" office:value="0.293519735336304" calcext:value-type="float">
            <text:p>0.2935197353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42890804.87003" calcext:value-type="float">
            <text:p>1442890804.87003</text:p>
          </table:table-cell>
          <table:table-cell office:value-type="float" office:value="896" calcext:value-type="float">
            <text:p>896</text:p>
          </table:table-cell>
          <table:table-cell table:formula="of:=[.B1188]-[.B$2]" office:value-type="float" office:value="36.4238862991333" calcext:value-type="float">
            <text:p>36.4238862991</text:p>
          </table:table-cell>
          <table:table-cell table:formula="of:=[.C1188]/([.D1188]-[.D1187])" office:value-type="float" office:value="94731.5768193391" calcext:value-type="float">
            <text:p>94731.5768193391</text:p>
          </table:table-cell>
          <table:table-cell/>
          <table:table-cell office:value-type="float" office:value="1442890805.14565" calcext:value-type="float">
            <text:p>1442890805.14565</text:p>
          </table:table-cell>
          <table:table-cell table:formula="of:=[.G1188]-[.$B1188]" office:value-type="float" office:value="0.275623798370361" calcext:value-type="float">
            <text:p>0.2756237984</text:p>
          </table:table-cell>
          <table:table-cell/>
          <table:table-cell office:value-type="float" office:value="1442890805.15695" calcext:value-type="float">
            <text:p>1442890805.15695</text:p>
          </table:table-cell>
          <table:table-cell table:formula="of:=[.J1188]-[.$B1188]" office:value-type="float" office:value="0.28692102432251" calcext:value-type="float">
            <text:p>0.2869210243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42890804.87948" calcext:value-type="float">
            <text:p>1442890804.87948</text:p>
          </table:table-cell>
          <table:table-cell office:value-type="float" office:value="896" calcext:value-type="float">
            <text:p>896</text:p>
          </table:table-cell>
          <table:table-cell table:formula="of:=[.B1189]-[.B$2]" office:value-type="float" office:value="36.4333312511444" calcext:value-type="float">
            <text:p>36.4333312511</text:p>
          </table:table-cell>
          <table:table-cell table:formula="of:=[.C1189]/([.D1189]-[.D1188])" office:value-type="float" office:value="94865.489940679" calcext:value-type="float">
            <text:p>94865.489940679</text:p>
          </table:table-cell>
          <table:table-cell/>
          <table:table-cell office:value-type="float" office:value="1442890805.14568" calcext:value-type="float">
            <text:p>1442890805.14568</text:p>
          </table:table-cell>
          <table:table-cell table:formula="of:=[.G1189]-[.$B1189]" office:value-type="float" office:value="0.266201019287109" calcext:value-type="float">
            <text:p>0.2662010193</text:p>
          </table:table-cell>
          <table:table-cell/>
          <table:table-cell office:value-type="float" office:value="1442890805.15981" calcext:value-type="float">
            <text:p>1442890805.15981</text:p>
          </table:table-cell>
          <table:table-cell table:formula="of:=[.J1189]-[.$B1189]" office:value-type="float" office:value="0.280336141586304" calcext:value-type="float">
            <text:p>0.2803361416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42890804.88908" calcext:value-type="float">
            <text:p>1442890804.88908</text:p>
          </table:table-cell>
          <table:table-cell office:value-type="float" office:value="896" calcext:value-type="float">
            <text:p>896</text:p>
          </table:table-cell>
          <table:table-cell table:formula="of:=[.B1190]-[.B$2]" office:value-type="float" office:value="36.4429361820221" calcext:value-type="float">
            <text:p>36.442936182</text:p>
          </table:table-cell>
          <table:table-cell table:formula="of:=[.C1190]/([.D1190]-[.D1189])" office:value-type="float" office:value="93285.4188551854" calcext:value-type="float">
            <text:p>93285.4188551854</text:p>
          </table:table-cell>
          <table:table-cell/>
          <table:table-cell office:value-type="float" office:value="1442890805.1457" calcext:value-type="float">
            <text:p>1442890805.1457</text:p>
          </table:table-cell>
          <table:table-cell table:formula="of:=[.G1190]-[.$B1190]" office:value-type="float" office:value="0.256619453430176" calcext:value-type="float">
            <text:p>0.2566194534</text:p>
          </table:table-cell>
          <table:table-cell/>
          <table:table-cell office:value-type="float" office:value="1442890805.16267" calcext:value-type="float">
            <text:p>1442890805.16267</text:p>
          </table:table-cell>
          <table:table-cell table:formula="of:=[.J1190]-[.$B1190]" office:value-type="float" office:value="0.273593187332153" calcext:value-type="float">
            <text:p>0.2735931873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42890804.8986" calcext:value-type="float">
            <text:p>1442890804.8986</text:p>
          </table:table-cell>
          <table:table-cell office:value-type="float" office:value="896" calcext:value-type="float">
            <text:p>896</text:p>
          </table:table-cell>
          <table:table-cell table:formula="of:=[.B1191]-[.B$2]" office:value-type="float" office:value="36.4524538516998" calcext:value-type="float">
            <text:p>36.4524538517</text:p>
          </table:table-cell>
          <table:table-cell table:formula="of:=[.C1191]/([.D1191]-[.D1190])" office:value-type="float" office:value="94140.6909819639" calcext:value-type="float">
            <text:p>94140.6909819639</text:p>
          </table:table-cell>
          <table:table-cell/>
          <table:table-cell office:value-type="float" office:value="1442890805.14572" calcext:value-type="float">
            <text:p>1442890805.14572</text:p>
          </table:table-cell>
          <table:table-cell table:formula="of:=[.G1191]-[.$B1191]" office:value-type="float" office:value="0.247123956680298" calcext:value-type="float">
            <text:p>0.2471239567</text:p>
          </table:table-cell>
          <table:table-cell/>
          <table:table-cell office:value-type="float" office:value="1442890805.16553" calcext:value-type="float">
            <text:p>1442890805.16553</text:p>
          </table:table-cell>
          <table:table-cell table:formula="of:=[.J1191]-[.$B1191]" office:value-type="float" office:value="0.266935110092163" calcext:value-type="float">
            <text:p>0.2669351101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42890804.90806" calcext:value-type="float">
            <text:p>1442890804.90806</text:p>
          </table:table-cell>
          <table:table-cell office:value-type="float" office:value="896" calcext:value-type="float">
            <text:p>896</text:p>
          </table:table-cell>
          <table:table-cell table:formula="of:=[.B1192]-[.B$2]" office:value-type="float" office:value="36.4619114398956" calcext:value-type="float">
            <text:p>36.4619114399</text:p>
          </table:table-cell>
          <table:table-cell table:formula="of:=[.C1192]/([.D1192]-[.D1191])" office:value-type="float" office:value="94738.7411515579" calcext:value-type="float">
            <text:p>94738.7411515579</text:p>
          </table:table-cell>
          <table:table-cell/>
          <table:table-cell office:value-type="float" office:value="1442890805.14574" calcext:value-type="float">
            <text:p>1442890805.14574</text:p>
          </table:table-cell>
          <table:table-cell table:formula="of:=[.G1192]-[.$B1192]" office:value-type="float" office:value="0.237688779830933" calcext:value-type="float">
            <text:p>0.2376887798</text:p>
          </table:table-cell>
          <table:table-cell/>
          <table:table-cell office:value-type="float" office:value="1442890805.16839" calcext:value-type="float">
            <text:p>1442890805.16839</text:p>
          </table:table-cell>
          <table:table-cell table:formula="of:=[.J1192]-[.$B1192]" office:value-type="float" office:value="0.260335922241211" calcext:value-type="float">
            <text:p>0.2603359222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42890804.91792" calcext:value-type="float">
            <text:p>1442890804.91792</text:p>
          </table:table-cell>
          <table:table-cell office:value-type="float" office:value="896" calcext:value-type="float">
            <text:p>896</text:p>
          </table:table-cell>
          <table:table-cell table:formula="of:=[.B1193]-[.B$2]" office:value-type="float" office:value="36.4717738628387" calcext:value-type="float">
            <text:p>36.4717738628</text:p>
          </table:table-cell>
          <table:table-cell table:formula="of:=[.C1193]/([.D1193]-[.D1192])" office:value-type="float" office:value="90849.8859933279" calcext:value-type="float">
            <text:p>90849.8859933279</text:p>
          </table:table-cell>
          <table:table-cell/>
          <table:table-cell office:value-type="float" office:value="1442890805.14577" calcext:value-type="float">
            <text:p>1442890805.14577</text:p>
          </table:table-cell>
          <table:table-cell table:formula="of:=[.G1193]-[.$B1193]" office:value-type="float" office:value="0.227848052978516" calcext:value-type="float">
            <text:p>0.227848053</text:p>
          </table:table-cell>
          <table:table-cell/>
          <table:table-cell office:value-type="float" office:value="1442890805.17125" calcext:value-type="float">
            <text:p>1442890805.17125</text:p>
          </table:table-cell>
          <table:table-cell table:formula="of:=[.J1193]-[.$B1193]" office:value-type="float" office:value="0.253334045410156" calcext:value-type="float">
            <text:p>0.2533340454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42890804.92753" calcext:value-type="float">
            <text:p>1442890804.92753</text:p>
          </table:table-cell>
          <table:table-cell office:value-type="float" office:value="896" calcext:value-type="float">
            <text:p>896</text:p>
          </table:table-cell>
          <table:table-cell table:formula="of:=[.B1194]-[.B$2]" office:value-type="float" office:value="36.481381893158" calcext:value-type="float">
            <text:p>36.4813818932</text:p>
          </table:table-cell>
          <table:table-cell table:formula="of:=[.C1194]/([.D1194]-[.D1193])" office:value-type="float" office:value="93255.3260378669" calcext:value-type="float">
            <text:p>93255.3260378669</text:p>
          </table:table-cell>
          <table:table-cell/>
          <table:table-cell office:value-type="float" office:value="1442890805.14579" calcext:value-type="float">
            <text:p>1442890805.14579</text:p>
          </table:table-cell>
          <table:table-cell table:formula="of:=[.G1194]-[.$B1194]" office:value-type="float" office:value="0.218261241912842" calcext:value-type="float">
            <text:p>0.2182612419</text:p>
          </table:table-cell>
          <table:table-cell/>
          <table:table-cell office:value-type="float" office:value="1442890805.17409" calcext:value-type="float">
            <text:p>1442890805.17409</text:p>
          </table:table-cell>
          <table:table-cell table:formula="of:=[.J1194]-[.$B1194]" office:value-type="float" office:value="0.246565580368042" calcext:value-type="float">
            <text:p>0.2465655804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42890804.93699" calcext:value-type="float">
            <text:p>1442890804.93699</text:p>
          </table:table-cell>
          <table:table-cell office:value-type="float" office:value="896" calcext:value-type="float">
            <text:p>896</text:p>
          </table:table-cell>
          <table:table-cell table:formula="of:=[.B1195]-[.B$2]" office:value-type="float" office:value="36.4908447265625" calcext:value-type="float">
            <text:p>36.4908447266</text:p>
          </table:table-cell>
          <table:table-cell table:formula="of:=[.C1195]/([.D1195]-[.D1194])" office:value-type="float" office:value="94686.2278659612" calcext:value-type="float">
            <text:p>94686.2278659612</text:p>
          </table:table-cell>
          <table:table-cell/>
          <table:table-cell office:value-type="float" office:value="1442890805.14581" calcext:value-type="float">
            <text:p>1442890805.14581</text:p>
          </table:table-cell>
          <table:table-cell table:formula="of:=[.G1195]-[.$B1195]" office:value-type="float" office:value="0.20881986618042" calcext:value-type="float">
            <text:p>0.2088198662</text:p>
          </table:table-cell>
          <table:table-cell/>
          <table:table-cell office:value-type="float" office:value="1442890805.17695" calcext:value-type="float">
            <text:p>1442890805.17695</text:p>
          </table:table-cell>
          <table:table-cell table:formula="of:=[.J1195]-[.$B1195]" office:value-type="float" office:value="0.239956617355347" calcext:value-type="float">
            <text:p>0.2399566174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42890804.94646" calcext:value-type="float">
            <text:p>1442890804.94646</text:p>
          </table:table-cell>
          <table:table-cell office:value-type="float" office:value="896" calcext:value-type="float">
            <text:p>896</text:p>
          </table:table-cell>
          <table:table-cell table:formula="of:=[.B1196]-[.B$2]" office:value-type="float" office:value="36.5003128051758" calcext:value-type="float">
            <text:p>36.5003128052</text:p>
          </table:table-cell>
          <table:table-cell table:formula="of:=[.C1196]/([.D1196]-[.D1195])" office:value-type="float" office:value="94633.7727639001" calcext:value-type="float">
            <text:p>94633.7727639001</text:p>
          </table:table-cell>
          <table:table-cell/>
          <table:table-cell office:value-type="float" office:value="1442890805.2303" calcext:value-type="float">
            <text:p>1442890805.2303</text:p>
          </table:table-cell>
          <table:table-cell table:formula="of:=[.G1196]-[.$B1196]" office:value-type="float" office:value="0.283846378326416" calcext:value-type="float">
            <text:p>0.2838463783</text:p>
          </table:table-cell>
          <table:table-cell/>
          <table:table-cell office:value-type="float" office:value="1442890805.23036" calcext:value-type="float">
            <text:p>1442890805.23036</text:p>
          </table:table-cell>
          <table:table-cell table:formula="of:=[.J1196]-[.$B1196]" office:value-type="float" office:value="0.283905029296875" calcext:value-type="float">
            <text:p>0.2839050293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42890804.95598" calcext:value-type="float">
            <text:p>1442890804.95598</text:p>
          </table:table-cell>
          <table:table-cell office:value-type="float" office:value="896" calcext:value-type="float">
            <text:p>896</text:p>
          </table:table-cell>
          <table:table-cell table:formula="of:=[.B1197]-[.B$2]" office:value-type="float" office:value="36.5098369121552" calcext:value-type="float">
            <text:p>36.5098369122</text:p>
          </table:table-cell>
          <table:table-cell table:formula="of:=[.C1197]/([.D1197]-[.D1196])" office:value-type="float" office:value="94077.0617067615" calcext:value-type="float">
            <text:p>94077.0617067615</text:p>
          </table:table-cell>
          <table:table-cell/>
          <table:table-cell office:value-type="float" office:value="1442890805.23043" calcext:value-type="float">
            <text:p>1442890805.23043</text:p>
          </table:table-cell>
          <table:table-cell table:formula="of:=[.G1197]-[.$B1197]" office:value-type="float" office:value="0.274444103240967" calcext:value-type="float">
            <text:p>0.2744441032</text:p>
          </table:table-cell>
          <table:table-cell/>
          <table:table-cell office:value-type="float" office:value="1442890805.23328" calcext:value-type="float">
            <text:p>1442890805.23328</text:p>
          </table:table-cell>
          <table:table-cell table:formula="of:=[.J1197]-[.$B1197]" office:value-type="float" office:value="0.277302265167236" calcext:value-type="float">
            <text:p>0.2773022652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42890804.96559" calcext:value-type="float">
            <text:p>1442890804.96559</text:p>
          </table:table-cell>
          <table:table-cell office:value-type="float" office:value="896" calcext:value-type="float">
            <text:p>896</text:p>
          </table:table-cell>
          <table:table-cell table:formula="of:=[.B1198]-[.B$2]" office:value-type="float" office:value="36.5194430351257" calcext:value-type="float">
            <text:p>36.5194430351</text:p>
          </table:table-cell>
          <table:table-cell table:formula="of:=[.C1198]/([.D1198]-[.D1197])" office:value-type="float" office:value="93273.842396565" calcext:value-type="float">
            <text:p>93273.842396565</text:p>
          </table:table-cell>
          <table:table-cell/>
          <table:table-cell office:value-type="float" office:value="1442890805.23045" calcext:value-type="float">
            <text:p>1442890805.23045</text:p>
          </table:table-cell>
          <table:table-cell table:formula="of:=[.G1198]-[.$B1198]" office:value-type="float" office:value="0.264864206314087" calcext:value-type="float">
            <text:p>0.2648642063</text:p>
          </table:table-cell>
          <table:table-cell/>
          <table:table-cell office:value-type="float" office:value="1442890805.23614" calcext:value-type="float">
            <text:p>1442890805.23614</text:p>
          </table:table-cell>
          <table:table-cell table:formula="of:=[.J1198]-[.$B1198]" office:value-type="float" office:value="0.270550012588501" calcext:value-type="float">
            <text:p>0.2705500126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42890804.97519" calcext:value-type="float">
            <text:p>1442890804.97519</text:p>
          </table:table-cell>
          <table:table-cell office:value-type="float" office:value="896" calcext:value-type="float">
            <text:p>896</text:p>
          </table:table-cell>
          <table:table-cell table:formula="of:=[.B1199]-[.B$2]" office:value-type="float" office:value="36.5290477275848" calcext:value-type="float">
            <text:p>36.5290477276</text:p>
          </table:table-cell>
          <table:table-cell table:formula="of:=[.C1199]/([.D1199]-[.D1198])" office:value-type="float" office:value="93287.7344917463" calcext:value-type="float">
            <text:p>93287.7344917463</text:p>
          </table:table-cell>
          <table:table-cell/>
          <table:table-cell office:value-type="float" office:value="1442890805.23048" calcext:value-type="float">
            <text:p>1442890805.23048</text:p>
          </table:table-cell>
          <table:table-cell table:formula="of:=[.G1199]-[.$B1199]" office:value-type="float" office:value="0.255285501480103" calcext:value-type="float">
            <text:p>0.2552855015</text:p>
          </table:table-cell>
          <table:table-cell/>
          <table:table-cell office:value-type="float" office:value="1442890805.23899" calcext:value-type="float">
            <text:p>1442890805.23899</text:p>
          </table:table-cell>
          <table:table-cell table:formula="of:=[.J1199]-[.$B1199]" office:value-type="float" office:value="0.263800382614136" calcext:value-type="float">
            <text:p>0.2638003826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42890804.98469" calcext:value-type="float">
            <text:p>1442890804.98469</text:p>
          </table:table-cell>
          <table:table-cell office:value-type="float" office:value="896" calcext:value-type="float">
            <text:p>896</text:p>
          </table:table-cell>
          <table:table-cell table:formula="of:=[.B1200]-[.B$2]" office:value-type="float" office:value="36.5385444164276" calcext:value-type="float">
            <text:p>36.5385444164</text:p>
          </table:table-cell>
          <table:table-cell table:formula="of:=[.C1200]/([.D1200]-[.D1199])" office:value-type="float" office:value="94348.6740309299" calcext:value-type="float">
            <text:p>94348.6740309299</text:p>
          </table:table-cell>
          <table:table-cell/>
          <table:table-cell office:value-type="float" office:value="1442890805.2305" calcext:value-type="float">
            <text:p>1442890805.2305</text:p>
          </table:table-cell>
          <table:table-cell table:formula="of:=[.G1200]-[.$B1200]" office:value-type="float" office:value="0.245811462402344" calcext:value-type="float">
            <text:p>0.2458114624</text:p>
          </table:table-cell>
          <table:table-cell/>
          <table:table-cell office:value-type="float" office:value="1442890805.24187" calcext:value-type="float">
            <text:p>1442890805.24187</text:p>
          </table:table-cell>
          <table:table-cell table:formula="of:=[.J1200]-[.$B1200]" office:value-type="float" office:value="0.257177352905273" calcext:value-type="float">
            <text:p>0.2571773529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42890804.99415" calcext:value-type="float">
            <text:p>1442890804.99415</text:p>
          </table:table-cell>
          <table:table-cell office:value-type="float" office:value="896" calcext:value-type="float">
            <text:p>896</text:p>
          </table:table-cell>
          <table:table-cell table:formula="of:=[.B1201]-[.B$2]" office:value-type="float" office:value="36.5480101108551" calcext:value-type="float">
            <text:p>36.5480101109</text:p>
          </table:table-cell>
          <table:table-cell table:formula="of:=[.C1201]/([.D1201]-[.D1200])" office:value-type="float" office:value="94657.6087854516" calcext:value-type="float">
            <text:p>94657.6087854516</text:p>
          </table:table-cell>
          <table:table-cell/>
          <table:table-cell office:value-type="float" office:value="1442890805.23052" calcext:value-type="float">
            <text:p>1442890805.23052</text:p>
          </table:table-cell>
          <table:table-cell table:formula="of:=[.G1201]-[.$B1201]" office:value-type="float" office:value="0.236368179321289" calcext:value-type="float">
            <text:p>0.2363681793</text:p>
          </table:table-cell>
          <table:table-cell/>
          <table:table-cell office:value-type="float" office:value="1442890805.24471" calcext:value-type="float">
            <text:p>1442890805.24471</text:p>
          </table:table-cell>
          <table:table-cell table:formula="of:=[.J1201]-[.$B1201]" office:value-type="float" office:value="0.250554084777832" calcext:value-type="float">
            <text:p>0.2505540848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42890805.00387" calcext:value-type="float">
            <text:p>1442890805.00387</text:p>
          </table:table-cell>
          <table:table-cell office:value-type="float" office:value="896" calcext:value-type="float">
            <text:p>896</text:p>
          </table:table-cell>
          <table:table-cell table:formula="of:=[.B1202]-[.B$2]" office:value-type="float" office:value="36.5577254295349" calcext:value-type="float">
            <text:p>36.5577254295</text:p>
          </table:table-cell>
          <table:table-cell table:formula="of:=[.C1202]/([.D1202]-[.D1201])" office:value-type="float" office:value="92225.4873493828" calcext:value-type="float">
            <text:p>92225.4873493828</text:p>
          </table:table-cell>
          <table:table-cell/>
          <table:table-cell office:value-type="float" office:value="1442890805.23055" calcext:value-type="float">
            <text:p>1442890805.23055</text:p>
          </table:table-cell>
          <table:table-cell table:formula="of:=[.G1202]-[.$B1202]" office:value-type="float" office:value="0.226674795150757" calcext:value-type="float">
            <text:p>0.2266747952</text:p>
          </table:table-cell>
          <table:table-cell/>
          <table:table-cell office:value-type="float" office:value="1442890805.24757" calcext:value-type="float">
            <text:p>1442890805.24757</text:p>
          </table:table-cell>
          <table:table-cell table:formula="of:=[.J1202]-[.$B1202]" office:value-type="float" office:value="0.243704319000244" calcext:value-type="float">
            <text:p>0.243704319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42890805.01337" calcext:value-type="float">
            <text:p>1442890805.01337</text:p>
          </table:table-cell>
          <table:table-cell office:value-type="float" office:value="896" calcext:value-type="float">
            <text:p>896</text:p>
          </table:table-cell>
          <table:table-cell table:formula="of:=[.B1203]-[.B$2]" office:value-type="float" office:value="36.5672233104706" calcext:value-type="float">
            <text:p>36.5672233105</text:p>
          </table:table-cell>
          <table:table-cell table:formula="of:=[.C1203]/([.D1203]-[.D1202])" office:value-type="float" office:value="94336.8321911791" calcext:value-type="float">
            <text:p>94336.8321911791</text:p>
          </table:table-cell>
          <table:table-cell/>
          <table:table-cell office:value-type="float" office:value="1442890805.23057" calcext:value-type="float">
            <text:p>1442890805.23057</text:p>
          </table:table-cell>
          <table:table-cell table:formula="of:=[.G1203]-[.$B1203]" office:value-type="float" office:value="0.217198610305786" calcext:value-type="float">
            <text:p>0.2171986103</text:p>
          </table:table-cell>
          <table:table-cell/>
          <table:table-cell office:value-type="float" office:value="1442890805.25042" calcext:value-type="float">
            <text:p>1442890805.25042</text:p>
          </table:table-cell>
          <table:table-cell table:formula="of:=[.J1203]-[.$B1203]" office:value-type="float" office:value="0.237056493759155" calcext:value-type="float">
            <text:p>0.2370564938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42890805.02285" calcext:value-type="float">
            <text:p>1442890805.02285</text:p>
          </table:table-cell>
          <table:table-cell office:value-type="float" office:value="896" calcext:value-type="float">
            <text:p>896</text:p>
          </table:table-cell>
          <table:table-cell table:formula="of:=[.B1204]-[.B$2]" office:value-type="float" office:value="36.5767073631287" calcext:value-type="float">
            <text:p>36.5767073631</text:p>
          </table:table-cell>
          <table:table-cell table:formula="of:=[.C1204]/([.D1204]-[.D1203])" office:value-type="float" office:value="94474.3805525529" calcext:value-type="float">
            <text:p>94474.3805525529</text:p>
          </table:table-cell>
          <table:table-cell/>
          <table:table-cell office:value-type="float" office:value="1442890805.23059" calcext:value-type="float">
            <text:p>1442890805.23059</text:p>
          </table:table-cell>
          <table:table-cell table:formula="of:=[.G1204]-[.$B1204]" office:value-type="float" office:value="0.207736492156982" calcext:value-type="float">
            <text:p>0.2077364922</text:p>
          </table:table-cell>
          <table:table-cell/>
          <table:table-cell office:value-type="float" office:value="1442890805.2533" calcext:value-type="float">
            <text:p>1442890805.2533</text:p>
          </table:table-cell>
          <table:table-cell table:formula="of:=[.J1204]-[.$B1204]" office:value-type="float" office:value="0.230449676513672" calcext:value-type="float">
            <text:p>0.2304496765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42890805.03226" calcext:value-type="float">
            <text:p>1442890805.03226</text:p>
          </table:table-cell>
          <table:table-cell office:value-type="float" office:value="896" calcext:value-type="float">
            <text:p>896</text:p>
          </table:table-cell>
          <table:table-cell table:formula="of:=[.B1205]-[.B$2]" office:value-type="float" office:value="36.5861175060272" calcext:value-type="float">
            <text:p>36.586117506</text:p>
          </table:table-cell>
          <table:table-cell table:formula="of:=[.C1205]/([.D1205]-[.D1204])" office:value-type="float" office:value="95216.4074083458" calcext:value-type="float">
            <text:p>95216.4074083458</text:p>
          </table:table-cell>
          <table:table-cell/>
          <table:table-cell office:value-type="float" office:value="1442890805.34486" calcext:value-type="float">
            <text:p>1442890805.34486</text:p>
          </table:table-cell>
          <table:table-cell table:formula="of:=[.G1205]-[.$B1205]" office:value-type="float" office:value="0.312595367431641" calcext:value-type="float">
            <text:p>0.3125953674</text:p>
          </table:table-cell>
          <table:table-cell/>
          <table:table-cell office:value-type="float" office:value="1442890805.3449" calcext:value-type="float">
            <text:p>1442890805.3449</text:p>
          </table:table-cell>
          <table:table-cell table:formula="of:=[.J1205]-[.$B1205]" office:value-type="float" office:value="0.312640905380249" calcext:value-type="float">
            <text:p>0.3126409054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42890805.04168" calcext:value-type="float">
            <text:p>1442890805.04168</text:p>
          </table:table-cell>
          <table:table-cell office:value-type="float" office:value="896" calcext:value-type="float">
            <text:p>896</text:p>
          </table:table-cell>
          <table:table-cell table:formula="of:=[.B1206]-[.B$2]" office:value-type="float" office:value="36.5955321788788" calcext:value-type="float">
            <text:p>36.5955321789</text:p>
          </table:table-cell>
          <table:table-cell table:formula="of:=[.C1206]/([.D1206]-[.D1205])" office:value-type="float" office:value="95170.5931928687" calcext:value-type="float">
            <text:p>95170.5931928687</text:p>
          </table:table-cell>
          <table:table-cell/>
          <table:table-cell office:value-type="float" office:value="1442890805.34497" calcext:value-type="float">
            <text:p>1442890805.34497</text:p>
          </table:table-cell>
          <table:table-cell table:formula="of:=[.G1206]-[.$B1206]" office:value-type="float" office:value="0.30328893661499" calcext:value-type="float">
            <text:p>0.3032889366</text:p>
          </table:table-cell>
          <table:table-cell/>
          <table:table-cell office:value-type="float" office:value="1442890805.34781" calcext:value-type="float">
            <text:p>1442890805.34781</text:p>
          </table:table-cell>
          <table:table-cell table:formula="of:=[.J1206]-[.$B1206]" office:value-type="float" office:value="0.306132555007935" calcext:value-type="float">
            <text:p>0.306132555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42890805.05117" calcext:value-type="float">
            <text:p>1442890805.05117</text:p>
          </table:table-cell>
          <table:table-cell office:value-type="float" office:value="896" calcext:value-type="float">
            <text:p>896</text:p>
          </table:table-cell>
          <table:table-cell table:formula="of:=[.B1207]-[.B$2]" office:value-type="float" office:value="36.6050255298614" calcext:value-type="float">
            <text:p>36.6050255299</text:p>
          </table:table-cell>
          <table:table-cell table:formula="of:=[.C1207]/([.D1207]-[.D1206])" office:value-type="float" office:value="94381.8470038676" calcext:value-type="float">
            <text:p>94381.8470038676</text:p>
          </table:table-cell>
          <table:table-cell/>
          <table:table-cell office:value-type="float" office:value="1442890805.345" calcext:value-type="float">
            <text:p>1442890805.345</text:p>
          </table:table-cell>
          <table:table-cell table:formula="of:=[.G1207]-[.$B1207]" office:value-type="float" office:value="0.293828725814819" calcext:value-type="float">
            <text:p>0.2938287258</text:p>
          </table:table-cell>
          <table:table-cell/>
          <table:table-cell office:value-type="float" office:value="1442890805.35066" calcext:value-type="float">
            <text:p>1442890805.35066</text:p>
          </table:table-cell>
          <table:table-cell table:formula="of:=[.J1207]-[.$B1207]" office:value-type="float" office:value="0.299490690231323" calcext:value-type="float">
            <text:p>0.2994906902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42890805.06063" calcext:value-type="float">
            <text:p>1442890805.06063</text:p>
          </table:table-cell>
          <table:table-cell office:value-type="float" office:value="896" calcext:value-type="float">
            <text:p>896</text:p>
          </table:table-cell>
          <table:table-cell table:formula="of:=[.B1208]-[.B$2]" office:value-type="float" office:value="36.6144826412201" calcext:value-type="float">
            <text:p>36.6144826412</text:p>
          </table:table-cell>
          <table:table-cell table:formula="of:=[.C1208]/([.D1208]-[.D1207])" office:value-type="float" office:value="94743.517975092" calcext:value-type="float">
            <text:p>94743.517975092</text:p>
          </table:table-cell>
          <table:table-cell/>
          <table:table-cell office:value-type="float" office:value="1442890805.34502" calcext:value-type="float">
            <text:p>1442890805.34502</text:p>
          </table:table-cell>
          <table:table-cell table:formula="of:=[.G1208]-[.$B1208]" office:value-type="float" office:value="0.28439736366272" calcext:value-type="float">
            <text:p>0.2843973637</text:p>
          </table:table-cell>
          <table:table-cell/>
          <table:table-cell office:value-type="float" office:value="1442890805.35351" calcext:value-type="float">
            <text:p>1442890805.35351</text:p>
          </table:table-cell>
          <table:table-cell table:formula="of:=[.J1208]-[.$B1208]" office:value-type="float" office:value="0.292881965637207" calcext:value-type="float">
            <text:p>0.2928819656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42890805.07009" calcext:value-type="float">
            <text:p>1442890805.07009</text:p>
          </table:table-cell>
          <table:table-cell office:value-type="float" office:value="896" calcext:value-type="float">
            <text:p>896</text:p>
          </table:table-cell>
          <table:table-cell table:formula="of:=[.B1209]-[.B$2]" office:value-type="float" office:value="36.6239426136017" calcext:value-type="float">
            <text:p>36.6239426136</text:p>
          </table:table-cell>
          <table:table-cell table:formula="of:=[.C1209]/([.D1209]-[.D1208])" office:value-type="float" office:value="94714.864257271" calcext:value-type="float">
            <text:p>94714.864257271</text:p>
          </table:table-cell>
          <table:table-cell/>
          <table:table-cell office:value-type="float" office:value="1442890805.34505" calcext:value-type="float">
            <text:p>1442890805.34505</text:p>
          </table:table-cell>
          <table:table-cell table:formula="of:=[.G1209]-[.$B1209]" office:value-type="float" office:value="0.274960279464722" calcext:value-type="float">
            <text:p>0.2749602795</text:p>
          </table:table-cell>
          <table:table-cell/>
          <table:table-cell office:value-type="float" office:value="1442890805.35635" calcext:value-type="float">
            <text:p>1442890805.35635</text:p>
          </table:table-cell>
          <table:table-cell table:formula="of:=[.J1209]-[.$B1209]" office:value-type="float" office:value="0.286267042160034" calcext:value-type="float">
            <text:p>0.2862670422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42890805.07952" calcext:value-type="float">
            <text:p>1442890805.07952</text:p>
          </table:table-cell>
          <table:table-cell office:value-type="float" office:value="896" calcext:value-type="float">
            <text:p>896</text:p>
          </table:table-cell>
          <table:table-cell table:formula="of:=[.B1210]-[.B$2]" office:value-type="float" office:value="36.6333703994751" calcext:value-type="float">
            <text:p>36.6333703995</text:p>
          </table:table-cell>
          <table:table-cell table:formula="of:=[.C1210]/([.D1210]-[.D1209])" office:value-type="float" office:value="95038.2212781023" calcext:value-type="float">
            <text:p>95038.2212781023</text:p>
          </table:table-cell>
          <table:table-cell/>
          <table:table-cell office:value-type="float" office:value="1442890805.34507" calcext:value-type="float">
            <text:p>1442890805.34507</text:p>
          </table:table-cell>
          <table:table-cell table:formula="of:=[.G1210]-[.$B1210]" office:value-type="float" office:value="0.265554189682007" calcext:value-type="float">
            <text:p>0.2655541897</text:p>
          </table:table-cell>
          <table:table-cell/>
          <table:table-cell office:value-type="float" office:value="1442890805.3592" calcext:value-type="float">
            <text:p>1442890805.3592</text:p>
          </table:table-cell>
          <table:table-cell table:formula="of:=[.J1210]-[.$B1210]" office:value-type="float" office:value="0.279684782028198" calcext:value-type="float">
            <text:p>0.279684782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42890805.08896" calcext:value-type="float">
            <text:p>1442890805.08896</text:p>
          </table:table-cell>
          <table:table-cell office:value-type="float" office:value="896" calcext:value-type="float">
            <text:p>896</text:p>
          </table:table-cell>
          <table:table-cell table:formula="of:=[.B1211]-[.B$2]" office:value-type="float" office:value="36.6428163051605" calcext:value-type="float">
            <text:p>36.6428163052</text:p>
          </table:table-cell>
          <table:table-cell table:formula="of:=[.C1211]/([.D1211]-[.D1210])" office:value-type="float" office:value="94855.912163356" calcext:value-type="float">
            <text:p>94855.912163356</text:p>
          </table:table-cell>
          <table:table-cell/>
          <table:table-cell office:value-type="float" office:value="1442890805.34509" calcext:value-type="float">
            <text:p>1442890805.34509</text:p>
          </table:table-cell>
          <table:table-cell table:formula="of:=[.G1211]-[.$B1211]" office:value-type="float" office:value="0.25612998008728" calcext:value-type="float">
            <text:p>0.2561299801</text:p>
          </table:table-cell>
          <table:table-cell/>
          <table:table-cell office:value-type="float" office:value="1442890805.36206" calcext:value-type="float">
            <text:p>1442890805.36206</text:p>
          </table:table-cell>
          <table:table-cell table:formula="of:=[.J1211]-[.$B1211]" office:value-type="float" office:value="0.27309775352478" calcext:value-type="float">
            <text:p>0.2730977535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42890805.0984" calcext:value-type="float">
            <text:p>1442890805.0984</text:p>
          </table:table-cell>
          <table:table-cell office:value-type="float" office:value="896" calcext:value-type="float">
            <text:p>896</text:p>
          </table:table-cell>
          <table:table-cell table:formula="of:=[.B1212]-[.B$2]" office:value-type="float" office:value="36.6522591114044" calcext:value-type="float">
            <text:p>36.6522591114</text:p>
          </table:table-cell>
          <table:table-cell table:formula="of:=[.C1212]/([.D1212]-[.D1211])" office:value-type="float" office:value="94887.0470130788" calcext:value-type="float">
            <text:p>94887.0470130788</text:p>
          </table:table-cell>
          <table:table-cell/>
          <table:table-cell office:value-type="float" office:value="1442890805.34511" calcext:value-type="float">
            <text:p>1442890805.34511</text:p>
          </table:table-cell>
          <table:table-cell table:formula="of:=[.G1212]-[.$B1212]" office:value-type="float" office:value="0.246709108352661" calcext:value-type="float">
            <text:p>0.2467091084</text:p>
          </table:table-cell>
          <table:table-cell/>
          <table:table-cell office:value-type="float" office:value="1442890805.36493" calcext:value-type="float">
            <text:p>1442890805.36493</text:p>
          </table:table-cell>
          <table:table-cell table:formula="of:=[.J1212]-[.$B1212]" office:value-type="float" office:value="0.26653003692627" calcext:value-type="float">
            <text:p>0.2665300369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42890805.10785" calcext:value-type="float">
            <text:p>1442890805.10785</text:p>
          </table:table-cell>
          <table:table-cell office:value-type="float" office:value="896" calcext:value-type="float">
            <text:p>896</text:p>
          </table:table-cell>
          <table:table-cell table:formula="of:=[.B1213]-[.B$2]" office:value-type="float" office:value="36.661700963974" calcext:value-type="float">
            <text:p>36.661700964</text:p>
          </table:table-cell>
          <table:table-cell table:formula="of:=[.C1213]/([.D1213]-[.D1212])" office:value-type="float" office:value="94896.6310792384" calcext:value-type="float">
            <text:p>94896.6310792384</text:p>
          </table:table-cell>
          <table:table-cell/>
          <table:table-cell office:value-type="float" office:value="1442890805.34513" calcext:value-type="float">
            <text:p>1442890805.34513</text:p>
          </table:table-cell>
          <table:table-cell table:formula="of:=[.G1213]-[.$B1213]" office:value-type="float" office:value="0.237288951873779" calcext:value-type="float">
            <text:p>0.2372889519</text:p>
          </table:table-cell>
          <table:table-cell/>
          <table:table-cell office:value-type="float" office:value="1442890805.36776" calcext:value-type="float">
            <text:p>1442890805.36776</text:p>
          </table:table-cell>
          <table:table-cell table:formula="of:=[.J1213]-[.$B1213]" office:value-type="float" office:value="0.259914636611938" calcext:value-type="float">
            <text:p>0.2599146366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42890805.11734" calcext:value-type="float">
            <text:p>1442890805.11734</text:p>
          </table:table-cell>
          <table:table-cell office:value-type="float" office:value="896" calcext:value-type="float">
            <text:p>896</text:p>
          </table:table-cell>
          <table:table-cell table:formula="of:=[.B1214]-[.B$2]" office:value-type="float" office:value="36.6711990833282" calcext:value-type="float">
            <text:p>36.6711990833</text:p>
          </table:table-cell>
          <table:table-cell table:formula="of:=[.C1214]/([.D1214]-[.D1213])" office:value-type="float" office:value="94334.4641799287" calcext:value-type="float">
            <text:p>94334.4641799287</text:p>
          </table:table-cell>
          <table:table-cell/>
          <table:table-cell office:value-type="float" office:value="1442890805.34517" calcext:value-type="float">
            <text:p>1442890805.34517</text:p>
          </table:table-cell>
          <table:table-cell table:formula="of:=[.G1214]-[.$B1214]" office:value-type="float" office:value="0.227825164794922" calcext:value-type="float">
            <text:p>0.2278251648</text:p>
          </table:table-cell>
          <table:table-cell/>
          <table:table-cell office:value-type="float" office:value="1442890805.37059" calcext:value-type="float">
            <text:p>1442890805.37059</text:p>
          </table:table-cell>
          <table:table-cell table:formula="of:=[.J1214]-[.$B1214]" office:value-type="float" office:value="0.253248691558838" calcext:value-type="float">
            <text:p>0.2532486916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42890805.12681" calcext:value-type="float">
            <text:p>1442890805.12681</text:p>
          </table:table-cell>
          <table:table-cell office:value-type="float" office:value="896" calcext:value-type="float">
            <text:p>896</text:p>
          </table:table-cell>
          <table:table-cell table:formula="of:=[.B1215]-[.B$2]" office:value-type="float" office:value="36.6806676387787" calcext:value-type="float">
            <text:p>36.6806676388</text:p>
          </table:table-cell>
          <table:table-cell table:formula="of:=[.C1215]/([.D1215]-[.D1214])" office:value-type="float" office:value="94629.0070000504" calcext:value-type="float">
            <text:p>94629.0070000504</text:p>
          </table:table-cell>
          <table:table-cell/>
          <table:table-cell office:value-type="float" office:value="1442890805.34519" calcext:value-type="float">
            <text:p>1442890805.34519</text:p>
          </table:table-cell>
          <table:table-cell table:formula="of:=[.G1215]-[.$B1215]" office:value-type="float" office:value="0.218373775482178" calcext:value-type="float">
            <text:p>0.2183737755</text:p>
          </table:table-cell>
          <table:table-cell/>
          <table:table-cell office:value-type="float" office:value="1442890805.37342" calcext:value-type="float">
            <text:p>1442890805.37342</text:p>
          </table:table-cell>
          <table:table-cell table:formula="of:=[.J1215]-[.$B1215]" office:value-type="float" office:value="0.246609449386597" calcext:value-type="float">
            <text:p>0.2466094494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42890805.13621" calcext:value-type="float">
            <text:p>1442890805.13621</text:p>
          </table:table-cell>
          <table:table-cell office:value-type="float" office:value="896" calcext:value-type="float">
            <text:p>896</text:p>
          </table:table-cell>
          <table:table-cell table:formula="of:=[.B1216]-[.B$2]" office:value-type="float" office:value="36.6900625228882" calcext:value-type="float">
            <text:p>36.6900625229</text:p>
          </table:table-cell>
          <table:table-cell table:formula="of:=[.C1216]/([.D1216]-[.D1215])" office:value-type="float" office:value="95371.0540286766" calcext:value-type="float">
            <text:p>95371.0540286766</text:p>
          </table:table-cell>
          <table:table-cell/>
          <table:table-cell office:value-type="float" office:value="1442890805.3452" calcext:value-type="float">
            <text:p>1442890805.3452</text:p>
          </table:table-cell>
          <table:table-cell table:formula="of:=[.G1216]-[.$B1216]" office:value-type="float" office:value="0.208995342254639" calcext:value-type="float">
            <text:p>0.2089953423</text:p>
          </table:table-cell>
          <table:table-cell/>
          <table:table-cell office:value-type="float" office:value="1442890805.37632" calcext:value-type="float">
            <text:p>1442890805.37632</text:p>
          </table:table-cell>
          <table:table-cell table:formula="of:=[.J1216]-[.$B1216]" office:value-type="float" office:value="0.2401123046875" calcext:value-type="float">
            <text:p>0.2401123047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42890805.14583" calcext:value-type="float">
            <text:p>1442890805.14583</text:p>
          </table:table-cell>
          <table:table-cell office:value-type="float" office:value="896" calcext:value-type="float">
            <text:p>896</text:p>
          </table:table-cell>
          <table:table-cell table:formula="of:=[.B1217]-[.B$2]" office:value-type="float" office:value="36.6996881961823" calcext:value-type="float">
            <text:p>36.6996881962</text:p>
          </table:table-cell>
          <table:table-cell table:formula="of:=[.C1217]/([.D1217]-[.D1216])" office:value-type="float" office:value="93084.3975924504" calcext:value-type="float">
            <text:p>93084.3975924504</text:p>
          </table:table-cell>
          <table:table-cell/>
          <table:table-cell office:value-type="float" office:value="1442890805.43121" calcext:value-type="float">
            <text:p>1442890805.43121</text:p>
          </table:table-cell>
          <table:table-cell table:formula="of:=[.G1217]-[.$B1217]" office:value-type="float" office:value="0.285377025604248" calcext:value-type="float">
            <text:p>0.2853770256</text:p>
          </table:table-cell>
          <table:table-cell/>
          <table:table-cell office:value-type="float" office:value="1442890805.43124" calcext:value-type="float">
            <text:p>1442890805.43124</text:p>
          </table:table-cell>
          <table:table-cell table:formula="of:=[.J1217]-[.$B1217]" office:value-type="float" office:value="0.285409688949585" calcext:value-type="float">
            <text:p>0.2854096889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42890805.15531" calcext:value-type="float">
            <text:p>1442890805.15531</text:p>
          </table:table-cell>
          <table:table-cell office:value-type="float" office:value="896" calcext:value-type="float">
            <text:p>896</text:p>
          </table:table-cell>
          <table:table-cell table:formula="of:=[.B1218]-[.B$2]" office:value-type="float" office:value="36.7091672420502" calcext:value-type="float">
            <text:p>36.7091672421</text:p>
          </table:table-cell>
          <table:table-cell table:formula="of:=[.C1218]/([.D1218]-[.D1217])" office:value-type="float" office:value="94524.2815030937" calcext:value-type="float">
            <text:p>94524.2815030937</text:p>
          </table:table-cell>
          <table:table-cell/>
          <table:table-cell office:value-type="float" office:value="1442890805.43128" calcext:value-type="float">
            <text:p>1442890805.43128</text:p>
          </table:table-cell>
          <table:table-cell table:formula="of:=[.G1218]-[.$B1218]" office:value-type="float" office:value="0.275964975357056" calcext:value-type="float">
            <text:p>0.2759649754</text:p>
          </table:table-cell>
          <table:table-cell/>
          <table:table-cell office:value-type="float" office:value="1442890805.43412" calcext:value-type="float">
            <text:p>1442890805.43412</text:p>
          </table:table-cell>
          <table:table-cell table:formula="of:=[.J1218]-[.$B1218]" office:value-type="float" office:value="0.278809785842895" calcext:value-type="float">
            <text:p>0.2788097858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42890805.16495" calcext:value-type="float">
            <text:p>1442890805.16495</text:p>
          </table:table-cell>
          <table:table-cell office:value-type="float" office:value="896" calcext:value-type="float">
            <text:p>896</text:p>
          </table:table-cell>
          <table:table-cell table:formula="of:=[.B1219]-[.B$2]" office:value-type="float" office:value="36.7188019752502" calcext:value-type="float">
            <text:p>36.7188019753</text:p>
          </table:table-cell>
          <table:table-cell table:formula="of:=[.C1219]/([.D1219]-[.D1218])" office:value-type="float" office:value="92996.8667936948" calcext:value-type="float">
            <text:p>92996.8667936948</text:p>
          </table:table-cell>
          <table:table-cell/>
          <table:table-cell office:value-type="float" office:value="1442890805.4313" calcext:value-type="float">
            <text:p>1442890805.4313</text:p>
          </table:table-cell>
          <table:table-cell table:formula="of:=[.G1219]-[.$B1219]" office:value-type="float" office:value="0.266349077224731" calcext:value-type="float">
            <text:p>0.2663490772</text:p>
          </table:table-cell>
          <table:table-cell/>
          <table:table-cell office:value-type="float" office:value="1442890805.43698" calcext:value-type="float">
            <text:p>1442890805.43698</text:p>
          </table:table-cell>
          <table:table-cell table:formula="of:=[.J1219]-[.$B1219]" office:value-type="float" office:value="0.272029876708984" calcext:value-type="float">
            <text:p>0.2720298767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42890805.17451" calcext:value-type="float">
            <text:p>1442890805.17451</text:p>
          </table:table-cell>
          <table:table-cell office:value-type="float" office:value="896" calcext:value-type="float">
            <text:p>896</text:p>
          </table:table-cell>
          <table:table-cell table:formula="of:=[.B1220]-[.B$2]" office:value-type="float" office:value="36.7283699512482" calcext:value-type="float">
            <text:p>36.7283699512</text:p>
          </table:table-cell>
          <table:table-cell table:formula="of:=[.C1220]/([.D1220]-[.D1219])" office:value-type="float" office:value="93645.7198674342" calcext:value-type="float">
            <text:p>93645.7198674342</text:p>
          </table:table-cell>
          <table:table-cell/>
          <table:table-cell office:value-type="float" office:value="1442890805.43131" calcext:value-type="float">
            <text:p>1442890805.43131</text:p>
          </table:table-cell>
          <table:table-cell table:formula="of:=[.G1220]-[.$B1220]" office:value-type="float" office:value="0.256797790527344" calcext:value-type="float">
            <text:p>0.2567977905</text:p>
          </table:table-cell>
          <table:table-cell/>
          <table:table-cell office:value-type="float" office:value="1442890805.43981" calcext:value-type="float">
            <text:p>1442890805.43981</text:p>
          </table:table-cell>
          <table:table-cell table:formula="of:=[.J1220]-[.$B1220]" office:value-type="float" office:value="0.265291929244995" calcext:value-type="float">
            <text:p>0.2652919292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42890805.18414" calcext:value-type="float">
            <text:p>1442890805.18414</text:p>
          </table:table-cell>
          <table:table-cell office:value-type="float" office:value="896" calcext:value-type="float">
            <text:p>896</text:p>
          </table:table-cell>
          <table:table-cell table:formula="of:=[.B1221]-[.B$2]" office:value-type="float" office:value="36.7379932403564" calcext:value-type="float">
            <text:p>36.7379932404</text:p>
          </table:table-cell>
          <table:table-cell table:formula="of:=[.C1221]/([.D1221]-[.D1220])" office:value-type="float" office:value="93107.4594058915" calcext:value-type="float">
            <text:p>93107.4594058915</text:p>
          </table:table-cell>
          <table:table-cell/>
          <table:table-cell office:value-type="float" office:value="1442890805.43133" calcext:value-type="float">
            <text:p>1442890805.43133</text:p>
          </table:table-cell>
          <table:table-cell table:formula="of:=[.G1221]-[.$B1221]" office:value-type="float" office:value="0.247190713882446" calcext:value-type="float">
            <text:p>0.2471907139</text:p>
          </table:table-cell>
          <table:table-cell/>
          <table:table-cell office:value-type="float" office:value="1442890805.44262" calcext:value-type="float">
            <text:p>1442890805.44262</text:p>
          </table:table-cell>
          <table:table-cell table:formula="of:=[.J1221]-[.$B1221]" office:value-type="float" office:value="0.258484125137329" calcext:value-type="float">
            <text:p>0.2584841251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42890805.19356" calcext:value-type="float">
            <text:p>1442890805.19356</text:p>
          </table:table-cell>
          <table:table-cell office:value-type="float" office:value="896" calcext:value-type="float">
            <text:p>896</text:p>
          </table:table-cell>
          <table:table-cell table:formula="of:=[.B1222]-[.B$2]" office:value-type="float" office:value="36.7474105358124" calcext:value-type="float">
            <text:p>36.7474105358</text:p>
          </table:table-cell>
          <table:table-cell table:formula="of:=[.C1222]/([.D1222]-[.D1221])" office:value-type="float" office:value="95144.0893187169" calcext:value-type="float">
            <text:p>95144.0893187169</text:p>
          </table:table-cell>
          <table:table-cell/>
          <table:table-cell office:value-type="float" office:value="1442890805.43135" calcext:value-type="float">
            <text:p>1442890805.43135</text:p>
          </table:table-cell>
          <table:table-cell table:formula="of:=[.G1222]-[.$B1222]" office:value-type="float" office:value="0.237790107727051" calcext:value-type="float">
            <text:p>0.2377901077</text:p>
          </table:table-cell>
          <table:table-cell/>
          <table:table-cell office:value-type="float" office:value="1442890805.44547" calcext:value-type="float">
            <text:p>1442890805.44547</text:p>
          </table:table-cell>
          <table:table-cell table:formula="of:=[.J1222]-[.$B1222]" office:value-type="float" office:value="0.251914262771606" calcext:value-type="float">
            <text:p>0.2519142628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42890805.203" calcext:value-type="float">
            <text:p>1442890805.203</text:p>
          </table:table-cell>
          <table:table-cell office:value-type="float" office:value="896" calcext:value-type="float">
            <text:p>896</text:p>
          </table:table-cell>
          <table:table-cell table:formula="of:=[.B1223]-[.B$2]" office:value-type="float" office:value="36.7568509578705" calcext:value-type="float">
            <text:p>36.7568509579</text:p>
          </table:table-cell>
          <table:table-cell table:formula="of:=[.C1223]/([.D1223]-[.D1222])" office:value-type="float" office:value="94911.0108091726" calcext:value-type="float">
            <text:p>94911.0108091726</text:p>
          </table:table-cell>
          <table:table-cell/>
          <table:table-cell office:value-type="float" office:value="1442890805.43136" calcext:value-type="float">
            <text:p>1442890805.43136</text:p>
          </table:table-cell>
          <table:table-cell table:formula="of:=[.G1223]-[.$B1223]" office:value-type="float" office:value="0.228366374969482" calcext:value-type="float">
            <text:p>0.228366375</text:p>
          </table:table-cell>
          <table:table-cell/>
          <table:table-cell office:value-type="float" office:value="1442890805.44831" calcext:value-type="float">
            <text:p>1442890805.44831</text:p>
          </table:table-cell>
          <table:table-cell table:formula="of:=[.J1223]-[.$B1223]" office:value-type="float" office:value="0.245311975479126" calcext:value-type="float">
            <text:p>0.2453119755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42890805.21243" calcext:value-type="float">
            <text:p>1442890805.21243</text:p>
          </table:table-cell>
          <table:table-cell office:value-type="float" office:value="896" calcext:value-type="float">
            <text:p>896</text:p>
          </table:table-cell>
          <table:table-cell table:formula="of:=[.B1224]-[.B$2]" office:value-type="float" office:value="36.766282081604" calcext:value-type="float">
            <text:p>36.7662820816</text:p>
          </table:table-cell>
          <table:table-cell table:formula="of:=[.C1224]/([.D1224]-[.D1223])" office:value-type="float" office:value="95004.585383118" calcext:value-type="float">
            <text:p>95004.585383118</text:p>
          </table:table-cell>
          <table:table-cell/>
          <table:table-cell office:value-type="float" office:value="1442890805.43138" calcext:value-type="float">
            <text:p>1442890805.43138</text:p>
          </table:table-cell>
          <table:table-cell table:formula="of:=[.G1224]-[.$B1224]" office:value-type="float" office:value="0.218951463699341" calcext:value-type="float">
            <text:p>0.2189514637</text:p>
          </table:table-cell>
          <table:table-cell/>
          <table:table-cell office:value-type="float" office:value="1442890805.45116" calcext:value-type="float">
            <text:p>1442890805.45116</text:p>
          </table:table-cell>
          <table:table-cell table:formula="of:=[.J1224]-[.$B1224]" office:value-type="float" office:value="0.238733530044556" calcext:value-type="float">
            <text:p>0.23873353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42890805.22189" calcext:value-type="float">
            <text:p>1442890805.22189</text:p>
          </table:table-cell>
          <table:table-cell office:value-type="float" office:value="896" calcext:value-type="float">
            <text:p>896</text:p>
          </table:table-cell>
          <table:table-cell table:formula="of:=[.B1225]-[.B$2]" office:value-type="float" office:value="36.7757496833801" calcext:value-type="float">
            <text:p>36.7757496834</text:p>
          </table:table-cell>
          <table:table-cell table:formula="of:=[.C1225]/([.D1225]-[.D1224])" office:value-type="float" office:value="94638.5390078066" calcext:value-type="float">
            <text:p>94638.5390078066</text:p>
          </table:table-cell>
          <table:table-cell/>
          <table:table-cell office:value-type="float" office:value="1442890805.4314" calcext:value-type="float">
            <text:p>1442890805.4314</text:p>
          </table:table-cell>
          <table:table-cell table:formula="of:=[.G1225]-[.$B1225]" office:value-type="float" office:value="0.209500551223755" calcext:value-type="float">
            <text:p>0.2095005512</text:p>
          </table:table-cell>
          <table:table-cell/>
          <table:table-cell office:value-type="float" office:value="1442890805.45402" calcext:value-type="float">
            <text:p>1442890805.45402</text:p>
          </table:table-cell>
          <table:table-cell table:formula="of:=[.J1225]-[.$B1225]" office:value-type="float" office:value="0.232121467590332" calcext:value-type="float">
            <text:p>0.2321214676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42890805.23153" calcext:value-type="float">
            <text:p>1442890805.23153</text:p>
          </table:table-cell>
          <table:table-cell office:value-type="float" office:value="896" calcext:value-type="float">
            <text:p>896</text:p>
          </table:table-cell>
          <table:table-cell table:formula="of:=[.B1226]-[.B$2]" office:value-type="float" office:value="36.7853846549988" calcext:value-type="float">
            <text:p>36.785384655</text:p>
          </table:table-cell>
          <table:table-cell table:formula="of:=[.C1226]/([.D1226]-[.D1225])" office:value-type="float" office:value="92994.5655745818" calcext:value-type="float">
            <text:p>92994.5655745818</text:p>
          </table:table-cell>
          <table:table-cell/>
          <table:table-cell office:value-type="float" office:value="1442890805.43141" calcext:value-type="float">
            <text:p>1442890805.43141</text:p>
          </table:table-cell>
          <table:table-cell table:formula="of:=[.G1226]-[.$B1226]" office:value-type="float" office:value="0.199883460998535" calcext:value-type="float">
            <text:p>0.199883461</text:p>
          </table:table-cell>
          <table:table-cell/>
          <table:table-cell office:value-type="float" office:value="1442890805.45688" calcext:value-type="float">
            <text:p>1442890805.45688</text:p>
          </table:table-cell>
          <table:table-cell table:formula="of:=[.J1226]-[.$B1226]" office:value-type="float" office:value="0.225346326828003" calcext:value-type="float">
            <text:p>0.2253463268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42890805.24098" calcext:value-type="float">
            <text:p>1442890805.24098</text:p>
          </table:table-cell>
          <table:table-cell office:value-type="float" office:value="896" calcext:value-type="float">
            <text:p>896</text:p>
          </table:table-cell>
          <table:table-cell table:formula="of:=[.B1227]-[.B$2]" office:value-type="float" office:value="36.7948348522186" calcext:value-type="float">
            <text:p>36.7948348522</text:p>
          </table:table-cell>
          <table:table-cell table:formula="of:=[.C1227]/([.D1227]-[.D1226])" office:value-type="float" office:value="94812.836087494" calcext:value-type="float">
            <text:p>94812.836087494</text:p>
          </table:table-cell>
          <table:table-cell/>
          <table:table-cell office:value-type="float" office:value="1442890805.55353" calcext:value-type="float">
            <text:p>1442890805.55353</text:p>
          </table:table-cell>
          <table:table-cell table:formula="of:=[.G1227]-[.$B1227]" office:value-type="float" office:value="0.312547922134399" calcext:value-type="float">
            <text:p>0.3125479221</text:p>
          </table:table-cell>
          <table:table-cell/>
          <table:table-cell office:value-type="float" office:value="1442890805.55356" calcext:value-type="float">
            <text:p>1442890805.55356</text:p>
          </table:table-cell>
          <table:table-cell table:formula="of:=[.J1227]-[.$B1227]" office:value-type="float" office:value="0.312584400177002" calcext:value-type="float">
            <text:p>0.3125844002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42890805.25046" calcext:value-type="float">
            <text:p>1442890805.25046</text:p>
          </table:table-cell>
          <table:table-cell office:value-type="float" office:value="896" calcext:value-type="float">
            <text:p>896</text:p>
          </table:table-cell>
          <table:table-cell table:formula="of:=[.B1228]-[.B$2]" office:value-type="float" office:value="36.8043112754822" calcext:value-type="float">
            <text:p>36.8043112755</text:p>
          </table:table-cell>
          <table:table-cell table:formula="of:=[.C1228]/([.D1228]-[.D1227])" office:value-type="float" office:value="94550.4411402118" calcext:value-type="float">
            <text:p>94550.4411402118</text:p>
          </table:table-cell>
          <table:table-cell/>
          <table:table-cell office:value-type="float" office:value="1442890805.55361" calcext:value-type="float">
            <text:p>1442890805.55361</text:p>
          </table:table-cell>
          <table:table-cell table:formula="of:=[.G1228]-[.$B1228]" office:value-type="float" office:value="0.303157091140747" calcext:value-type="float">
            <text:p>0.3031570911</text:p>
          </table:table-cell>
          <table:table-cell/>
          <table:table-cell office:value-type="float" office:value="1442890805.55642" calcext:value-type="float">
            <text:p>1442890805.55642</text:p>
          </table:table-cell>
          <table:table-cell table:formula="of:=[.J1228]-[.$B1228]" office:value-type="float" office:value="0.305963277816772" calcext:value-type="float">
            <text:p>0.3059632778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42890805.25992" calcext:value-type="float">
            <text:p>1442890805.25992</text:p>
          </table:table-cell>
          <table:table-cell office:value-type="float" office:value="896" calcext:value-type="float">
            <text:p>896</text:p>
          </table:table-cell>
          <table:table-cell table:formula="of:=[.B1229]-[.B$2]" office:value-type="float" office:value="36.8137722015381" calcext:value-type="float">
            <text:p>36.8137722015</text:p>
          </table:table-cell>
          <table:table-cell table:formula="of:=[.C1229]/([.D1229]-[.D1228])" office:value-type="float" office:value="94705.3168691094" calcext:value-type="float">
            <text:p>94705.3168691094</text:p>
          </table:table-cell>
          <table:table-cell/>
          <table:table-cell office:value-type="float" office:value="1442890805.55363" calcext:value-type="float">
            <text:p>1442890805.55363</text:p>
          </table:table-cell>
          <table:table-cell table:formula="of:=[.G1229]-[.$B1229]" office:value-type="float" office:value="0.293717384338379" calcext:value-type="float">
            <text:p>0.2937173843</text:p>
          </table:table-cell>
          <table:table-cell/>
          <table:table-cell office:value-type="float" office:value="1442890805.55923" calcext:value-type="float">
            <text:p>1442890805.55923</text:p>
          </table:table-cell>
          <table:table-cell table:formula="of:=[.J1229]-[.$B1229]" office:value-type="float" office:value="0.299312829971313" calcext:value-type="float">
            <text:p>0.29931283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42890805.26939" calcext:value-type="float">
            <text:p>1442890805.26939</text:p>
          </table:table-cell>
          <table:table-cell office:value-type="float" office:value="896" calcext:value-type="float">
            <text:p>896</text:p>
          </table:table-cell>
          <table:table-cell table:formula="of:=[.B1230]-[.B$2]" office:value-type="float" office:value="36.8232426643372" calcext:value-type="float">
            <text:p>36.8232426643</text:p>
          </table:table-cell>
          <table:table-cell table:formula="of:=[.C1230]/([.D1230]-[.D1229])" office:value-type="float" office:value="94609.9487437692" calcext:value-type="float">
            <text:p>94609.9487437692</text:p>
          </table:table-cell>
          <table:table-cell/>
          <table:table-cell office:value-type="float" office:value="1442890805.55365" calcext:value-type="float">
            <text:p>1442890805.55365</text:p>
          </table:table-cell>
          <table:table-cell table:formula="of:=[.G1230]-[.$B1230]" office:value-type="float" office:value="0.284266471862793" calcext:value-type="float">
            <text:p>0.2842664719</text:p>
          </table:table-cell>
          <table:table-cell/>
          <table:table-cell office:value-type="float" office:value="1442890805.56208" calcext:value-type="float">
            <text:p>1442890805.56208</text:p>
          </table:table-cell>
          <table:table-cell table:formula="of:=[.J1230]-[.$B1230]" office:value-type="float" office:value="0.292691946029663" calcext:value-type="float">
            <text:p>0.292691946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42890805.27882" calcext:value-type="float">
            <text:p>1442890805.27882</text:p>
          </table:table-cell>
          <table:table-cell office:value-type="float" office:value="896" calcext:value-type="float">
            <text:p>896</text:p>
          </table:table-cell>
          <table:table-cell table:formula="of:=[.B1231]-[.B$2]" office:value-type="float" office:value="36.8326740264893" calcext:value-type="float">
            <text:p>36.8326740265</text:p>
          </table:table-cell>
          <table:table-cell table:formula="of:=[.C1231]/([.D1231]-[.D1230])" office:value-type="float" office:value="95002.1837302189" calcext:value-type="float">
            <text:p>95002.1837302189</text:p>
          </table:table-cell>
          <table:table-cell/>
          <table:table-cell office:value-type="float" office:value="1442890805.55367" calcext:value-type="float">
            <text:p>1442890805.55367</text:p>
          </table:table-cell>
          <table:table-cell table:formula="of:=[.G1231]-[.$B1231]" office:value-type="float" office:value="0.274854183197021" calcext:value-type="float">
            <text:p>0.2748541832</text:p>
          </table:table-cell>
          <table:table-cell/>
          <table:table-cell office:value-type="float" office:value="1442890805.56493" calcext:value-type="float">
            <text:p>1442890805.56493</text:p>
          </table:table-cell>
          <table:table-cell table:formula="of:=[.J1231]-[.$B1231]" office:value-type="float" office:value="0.286113500595093" calcext:value-type="float">
            <text:p>0.2861135006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42890805.28826" calcext:value-type="float">
            <text:p>1442890805.28826</text:p>
          </table:table-cell>
          <table:table-cell office:value-type="float" office:value="896" calcext:value-type="float">
            <text:p>896</text:p>
          </table:table-cell>
          <table:table-cell table:formula="of:=[.B1232]-[.B$2]" office:value-type="float" office:value="36.8421199321747" calcext:value-type="float">
            <text:p>36.8421199322</text:p>
          </table:table-cell>
          <table:table-cell table:formula="of:=[.C1232]/([.D1232]-[.D1231])" office:value-type="float" office:value="94855.912163356" calcext:value-type="float">
            <text:p>94855.912163356</text:p>
          </table:table-cell>
          <table:table-cell/>
          <table:table-cell office:value-type="float" office:value="1442890805.55369" calcext:value-type="float">
            <text:p>1442890805.55369</text:p>
          </table:table-cell>
          <table:table-cell table:formula="of:=[.G1232]-[.$B1232]" office:value-type="float" office:value="0.265427112579346" calcext:value-type="float">
            <text:p>0.2654271126</text:p>
          </table:table-cell>
          <table:table-cell/>
          <table:table-cell office:value-type="float" office:value="1442890805.56778" calcext:value-type="float">
            <text:p>1442890805.56778</text:p>
          </table:table-cell>
          <table:table-cell table:formula="of:=[.J1232]-[.$B1232]" office:value-type="float" office:value="0.279513597488403" calcext:value-type="float">
            <text:p>0.2795135975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42890805.29767" calcext:value-type="float">
            <text:p>1442890805.29767</text:p>
          </table:table-cell>
          <table:table-cell office:value-type="float" office:value="896" calcext:value-type="float">
            <text:p>896</text:p>
          </table:table-cell>
          <table:table-cell table:formula="of:=[.B1233]-[.B$2]" office:value-type="float" office:value="36.8515260219574" calcext:value-type="float">
            <text:p>36.851526022</text:p>
          </table:table-cell>
          <table:table-cell table:formula="of:=[.C1233]/([.D1233]-[.D1232])" office:value-type="float" office:value="95257.4364797729" calcext:value-type="float">
            <text:p>95257.4364797729</text:p>
          </table:table-cell>
          <table:table-cell/>
          <table:table-cell office:value-type="float" office:value="1442890805.55371" calcext:value-type="float">
            <text:p>1442890805.55371</text:p>
          </table:table-cell>
          <table:table-cell table:formula="of:=[.G1233]-[.$B1233]" office:value-type="float" office:value="0.256040573120117" calcext:value-type="float">
            <text:p>0.2560405731</text:p>
          </table:table-cell>
          <table:table-cell/>
          <table:table-cell office:value-type="float" office:value="1442890805.57059" calcext:value-type="float">
            <text:p>1442890805.57059</text:p>
          </table:table-cell>
          <table:table-cell table:formula="of:=[.J1233]-[.$B1233]" office:value-type="float" office:value="0.272922515869141" calcext:value-type="float">
            <text:p>0.2729225159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42890805.30717" calcext:value-type="float">
            <text:p>1442890805.30717</text:p>
          </table:table-cell>
          <table:table-cell office:value-type="float" office:value="896" calcext:value-type="float">
            <text:p>896</text:p>
          </table:table-cell>
          <table:table-cell table:formula="of:=[.B1234]-[.B$2]" office:value-type="float" office:value="36.8610277175903" calcext:value-type="float">
            <text:p>36.8610277176</text:p>
          </table:table-cell>
          <table:table-cell table:formula="of:=[.C1234]/([.D1234]-[.D1233])" office:value-type="float" office:value="94298.9582716483" calcext:value-type="float">
            <text:p>94298.9582716483</text:p>
          </table:table-cell>
          <table:table-cell/>
          <table:table-cell office:value-type="float" office:value="1442890805.55373" calcext:value-type="float">
            <text:p>1442890805.55373</text:p>
          </table:table-cell>
          <table:table-cell table:formula="of:=[.G1234]-[.$B1234]" office:value-type="float" office:value="0.246557950973511" calcext:value-type="float">
            <text:p>0.246557951</text:p>
          </table:table-cell>
          <table:table-cell/>
          <table:table-cell office:value-type="float" office:value="1442890805.57344" calcext:value-type="float">
            <text:p>1442890805.57344</text:p>
          </table:table-cell>
          <table:table-cell table:formula="of:=[.J1234]-[.$B1234]" office:value-type="float" office:value="0.266271591186523" calcext:value-type="float">
            <text:p>0.2662715912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42890805.31662" calcext:value-type="float">
            <text:p>1442890805.31662</text:p>
          </table:table-cell>
          <table:table-cell office:value-type="float" office:value="896" calcext:value-type="float">
            <text:p>896</text:p>
          </table:table-cell>
          <table:table-cell table:formula="of:=[.B1235]-[.B$2]" office:value-type="float" office:value="36.8704795837402" calcext:value-type="float">
            <text:p>36.8704795837</text:p>
          </table:table-cell>
          <table:table-cell table:formula="of:=[.C1235]/([.D1235]-[.D1234])" office:value-type="float" office:value="94796.0948441126" calcext:value-type="float">
            <text:p>94796.0948441126</text:p>
          </table:table-cell>
          <table:table-cell/>
          <table:table-cell office:value-type="float" office:value="1442890805.55375" calcext:value-type="float">
            <text:p>1442890805.55375</text:p>
          </table:table-cell>
          <table:table-cell table:formula="of:=[.G1235]-[.$B1235]" office:value-type="float" office:value="0.237127542495728" calcext:value-type="float">
            <text:p>0.2371275425</text:p>
          </table:table-cell>
          <table:table-cell/>
          <table:table-cell office:value-type="float" office:value="1442890805.5763" calcext:value-type="float">
            <text:p>1442890805.5763</text:p>
          </table:table-cell>
          <table:table-cell table:formula="of:=[.J1235]-[.$B1235]" office:value-type="float" office:value="0.259671688079834" calcext:value-type="float">
            <text:p>0.2596716881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42890805.32617" calcext:value-type="float">
            <text:p>1442890805.32617</text:p>
          </table:table-cell>
          <table:table-cell office:value-type="float" office:value="896" calcext:value-type="float">
            <text:p>896</text:p>
          </table:table-cell>
          <table:table-cell table:formula="of:=[.B1236]-[.B$2]" office:value-type="float" office:value="36.8800287246704" calcext:value-type="float">
            <text:p>36.8800287247</text:p>
          </table:table-cell>
          <table:table-cell table:formula="of:=[.C1236]/([.D1236]-[.D1235])" office:value-type="float" office:value="93830.4300409468" calcext:value-type="float">
            <text:p>93830.4300409468</text:p>
          </table:table-cell>
          <table:table-cell/>
          <table:table-cell office:value-type="float" office:value="1442890805.55377" calcext:value-type="float">
            <text:p>1442890805.55377</text:p>
          </table:table-cell>
          <table:table-cell table:formula="of:=[.G1236]-[.$B1236]" office:value-type="float" office:value="0.22759747505188" calcext:value-type="float">
            <text:p>0.2275974751</text:p>
          </table:table-cell>
          <table:table-cell/>
          <table:table-cell office:value-type="float" office:value="1442890805.57913" calcext:value-type="float">
            <text:p>1442890805.57913</text:p>
          </table:table-cell>
          <table:table-cell table:formula="of:=[.J1236]-[.$B1236]" office:value-type="float" office:value="0.252955198287964" calcext:value-type="float">
            <text:p>0.2529551983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42890805.33555" calcext:value-type="float">
            <text:p>1442890805.33555</text:p>
          </table:table-cell>
          <table:table-cell office:value-type="float" office:value="896" calcext:value-type="float">
            <text:p>896</text:p>
          </table:table-cell>
          <table:table-cell table:formula="of:=[.B1237]-[.B$2]" office:value-type="float" office:value="36.8894076347351" calcext:value-type="float">
            <text:p>36.8894076347</text:p>
          </table:table-cell>
          <table:table-cell table:formula="of:=[.C1237]/([.D1237]-[.D1236])" office:value-type="float" office:value="95533.4888403071" calcext:value-type="float">
            <text:p>95533.4888403071</text:p>
          </table:table-cell>
          <table:table-cell/>
          <table:table-cell office:value-type="float" office:value="1442890805.55379" calcext:value-type="float">
            <text:p>1442890805.55379</text:p>
          </table:table-cell>
          <table:table-cell table:formula="of:=[.G1237]-[.$B1237]" office:value-type="float" office:value="0.218237161636353" calcext:value-type="float">
            <text:p>0.2182371616</text:p>
          </table:table-cell>
          <table:table-cell/>
          <table:table-cell office:value-type="float" office:value="1442890805.58198" calcext:value-type="float">
            <text:p>1442890805.58198</text:p>
          </table:table-cell>
          <table:table-cell table:formula="of:=[.J1237]-[.$B1237]" office:value-type="float" office:value="0.246426343917847" calcext:value-type="float">
            <text:p>0.2464263439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42890805.34498" calcext:value-type="float">
            <text:p>1442890805.34498</text:p>
          </table:table-cell>
          <table:table-cell office:value-type="float" office:value="896" calcext:value-type="float">
            <text:p>896</text:p>
          </table:table-cell>
          <table:table-cell table:formula="of:=[.B1238]-[.B$2]" office:value-type="float" office:value="36.898833990097" calcext:value-type="float">
            <text:p>36.8988339901</text:p>
          </table:table-cell>
          <table:table-cell table:formula="of:=[.C1238]/([.D1238]-[.D1237])" office:value-type="float" office:value="95052.6439537648" calcext:value-type="float">
            <text:p>95052.6439537648</text:p>
          </table:table-cell>
          <table:table-cell/>
          <table:table-cell office:value-type="float" office:value="1442890805.55381" calcext:value-type="float">
            <text:p>1442890805.55381</text:p>
          </table:table-cell>
          <table:table-cell table:formula="of:=[.G1238]-[.$B1238]" office:value-type="float" office:value="0.208830118179321" calcext:value-type="float">
            <text:p>0.2088301182</text:p>
          </table:table-cell>
          <table:table-cell/>
          <table:table-cell office:value-type="float" office:value="1442890805.58483" calcext:value-type="float">
            <text:p>1442890805.58483</text:p>
          </table:table-cell>
          <table:table-cell table:formula="of:=[.J1238]-[.$B1238]" office:value-type="float" office:value="0.239849805831909" calcext:value-type="float">
            <text:p>0.2398498058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42890805.35442" calcext:value-type="float">
            <text:p>1442890805.35442</text:p>
          </table:table-cell>
          <table:table-cell office:value-type="float" office:value="896" calcext:value-type="float">
            <text:p>896</text:p>
          </table:table-cell>
          <table:table-cell table:formula="of:=[.B1239]-[.B$2]" office:value-type="float" office:value="36.9082760810852" calcext:value-type="float">
            <text:p>36.9082760811</text:p>
          </table:table-cell>
          <table:table-cell table:formula="of:=[.C1239]/([.D1239]-[.D1238])" office:value-type="float" office:value="94894.2348811959" calcext:value-type="float">
            <text:p>94894.2348811959</text:p>
          </table:table-cell>
          <table:table-cell/>
          <table:table-cell office:value-type="float" office:value="1442890805.63201" calcext:value-type="float">
            <text:p>1442890805.63201</text:p>
          </table:table-cell>
          <table:table-cell table:formula="of:=[.G1239]-[.$B1239]" office:value-type="float" office:value="0.277590751647949" calcext:value-type="float">
            <text:p>0.2775907516</text:p>
          </table:table-cell>
          <table:table-cell/>
          <table:table-cell office:value-type="float" office:value="1442890805.63204" calcext:value-type="float">
            <text:p>1442890805.63204</text:p>
          </table:table-cell>
          <table:table-cell table:formula="of:=[.J1239]-[.$B1239]" office:value-type="float" office:value="0.277623176574707" calcext:value-type="float">
            <text:p>0.2776231766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42890805.36387" calcext:value-type="float">
            <text:p>1442890805.36387</text:p>
          </table:table-cell>
          <table:table-cell office:value-type="float" office:value="896" calcext:value-type="float">
            <text:p>896</text:p>
          </table:table-cell>
          <table:table-cell table:formula="of:=[.B1240]-[.B$2]" office:value-type="float" office:value="36.917724609375" calcext:value-type="float">
            <text:p>36.9177246094</text:p>
          </table:table-cell>
          <table:table-cell table:formula="of:=[.C1240]/([.D1240]-[.D1239])" office:value-type="float" office:value="94829.5832450164" calcext:value-type="float">
            <text:p>94829.5832450164</text:p>
          </table:table-cell>
          <table:table-cell/>
          <table:table-cell office:value-type="float" office:value="1442890805.63208" calcext:value-type="float">
            <text:p>1442890805.63208</text:p>
          </table:table-cell>
          <table:table-cell table:formula="of:=[.G1240]-[.$B1240]" office:value-type="float" office:value="0.268212795257568" calcext:value-type="float">
            <text:p>0.2682127953</text:p>
          </table:table-cell>
          <table:table-cell/>
          <table:table-cell office:value-type="float" office:value="1442890805.63491" calcext:value-type="float">
            <text:p>1442890805.63491</text:p>
          </table:table-cell>
          <table:table-cell table:formula="of:=[.J1240]-[.$B1240]" office:value-type="float" office:value="0.271038055419922" calcext:value-type="float">
            <text:p>0.2710380554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42890805.37335" calcext:value-type="float">
            <text:p>1442890805.37335</text:p>
          </table:table-cell>
          <table:table-cell office:value-type="float" office:value="896" calcext:value-type="float">
            <text:p>896</text:p>
          </table:table-cell>
          <table:table-cell table:formula="of:=[.B1241]-[.B$2]" office:value-type="float" office:value="36.9272081851959" calcext:value-type="float">
            <text:p>36.9272081852</text:p>
          </table:table-cell>
          <table:table-cell table:formula="of:=[.C1241]/([.D1241]-[.D1240])" office:value-type="float" office:value="94479.1307539533" calcext:value-type="float">
            <text:p>94479.1307539533</text:p>
          </table:table-cell>
          <table:table-cell/>
          <table:table-cell office:value-type="float" office:value="1442890805.6321" calcext:value-type="float">
            <text:p>1442890805.6321</text:p>
          </table:table-cell>
          <table:table-cell table:formula="of:=[.G1241]-[.$B1241]" office:value-type="float" office:value="0.258750915527344" calcext:value-type="float">
            <text:p>0.2587509155</text:p>
          </table:table-cell>
          <table:table-cell/>
          <table:table-cell office:value-type="float" office:value="1442890805.6378" calcext:value-type="float">
            <text:p>1442890805.6378</text:p>
          </table:table-cell>
          <table:table-cell table:formula="of:=[.J1241]-[.$B1241]" office:value-type="float" office:value="0.264445304870605" calcext:value-type="float">
            <text:p>0.2644453049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42890805.38284" calcext:value-type="float">
            <text:p>1442890805.38284</text:p>
          </table:table-cell>
          <table:table-cell office:value-type="float" office:value="896" calcext:value-type="float">
            <text:p>896</text:p>
          </table:table-cell>
          <table:table-cell table:formula="of:=[.B1242]-[.B$2]" office:value-type="float" office:value="36.9366962909698" calcext:value-type="float">
            <text:p>36.936696291</text:p>
          </table:table-cell>
          <table:table-cell table:formula="of:=[.C1242]/([.D1242]-[.D1241])" office:value-type="float" office:value="94434.0231179013" calcext:value-type="float">
            <text:p>94434.0231179013</text:p>
          </table:table-cell>
          <table:table-cell/>
          <table:table-cell office:value-type="float" office:value="1442890805.63212" calcext:value-type="float">
            <text:p>1442890805.63212</text:p>
          </table:table-cell>
          <table:table-cell table:formula="of:=[.G1242]-[.$B1242]" office:value-type="float" office:value="0.249281883239746" calcext:value-type="float">
            <text:p>0.2492818832</text:p>
          </table:table-cell>
          <table:table-cell/>
          <table:table-cell office:value-type="float" office:value="1442890805.64065" calcext:value-type="float">
            <text:p>1442890805.64065</text:p>
          </table:table-cell>
          <table:table-cell table:formula="of:=[.J1242]-[.$B1242]" office:value-type="float" office:value="0.257808685302734" calcext:value-type="float">
            <text:p>0.2578086853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42890805.3923" calcext:value-type="float">
            <text:p>1442890805.3923</text:p>
          </table:table-cell>
          <table:table-cell office:value-type="float" office:value="896" calcext:value-type="float">
            <text:p>896</text:p>
          </table:table-cell>
          <table:table-cell table:formula="of:=[.B1243]-[.B$2]" office:value-type="float" office:value="36.9461579322815" calcext:value-type="float">
            <text:p>36.9461579323</text:p>
          </table:table-cell>
          <table:table-cell table:formula="of:=[.C1243]/([.D1243]-[.D1242])" office:value-type="float" office:value="94698.1575910294" calcext:value-type="float">
            <text:p>94698.1575910294</text:p>
          </table:table-cell>
          <table:table-cell/>
          <table:table-cell office:value-type="float" office:value="1442890805.63214" calcext:value-type="float">
            <text:p>1442890805.63214</text:p>
          </table:table-cell>
          <table:table-cell table:formula="of:=[.G1243]-[.$B1243]" office:value-type="float" office:value="0.23983883857727" calcext:value-type="float">
            <text:p>0.2398388386</text:p>
          </table:table-cell>
          <table:table-cell/>
          <table:table-cell office:value-type="float" office:value="1442890805.6435" calcext:value-type="float">
            <text:p>1442890805.6435</text:p>
          </table:table-cell>
          <table:table-cell table:formula="of:=[.J1243]-[.$B1243]" office:value-type="float" office:value="0.251196622848511" calcext:value-type="float">
            <text:p>0.2511966228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42890805.40179" calcext:value-type="float">
            <text:p>1442890805.40179</text:p>
          </table:table-cell>
          <table:table-cell office:value-type="float" office:value="896" calcext:value-type="float">
            <text:p>896</text:p>
          </table:table-cell>
          <table:table-cell table:formula="of:=[.B1244]-[.B$2]" office:value-type="float" office:value="36.9556496143341" calcext:value-type="float">
            <text:p>36.9556496143</text:p>
          </table:table-cell>
          <table:table-cell table:formula="of:=[.C1244]/([.D1244]-[.D1243])" office:value-type="float" office:value="94398.442239582" calcext:value-type="float">
            <text:p>94398.442239582</text:p>
          </table:table-cell>
          <table:table-cell/>
          <table:table-cell office:value-type="float" office:value="1442890805.63216" calcext:value-type="float">
            <text:p>1442890805.63216</text:p>
          </table:table-cell>
          <table:table-cell table:formula="of:=[.G1244]-[.$B1244]" office:value-type="float" office:value="0.230366706848145" calcext:value-type="float">
            <text:p>0.2303667068</text:p>
          </table:table-cell>
          <table:table-cell/>
          <table:table-cell office:value-type="float" office:value="1442890805.64637" calcext:value-type="float">
            <text:p>1442890805.64637</text:p>
          </table:table-cell>
          <table:table-cell table:formula="of:=[.J1244]-[.$B1244]" office:value-type="float" office:value="0.244576930999756" calcext:value-type="float">
            <text:p>0.244576931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42890805.41125" calcext:value-type="float">
            <text:p>1442890805.41125</text:p>
          </table:table-cell>
          <table:table-cell office:value-type="float" office:value="896" calcext:value-type="float">
            <text:p>896</text:p>
          </table:table-cell>
          <table:table-cell table:formula="of:=[.B1245]-[.B$2]" office:value-type="float" office:value="36.9651095867157" calcext:value-type="float">
            <text:p>36.9651095867</text:p>
          </table:table-cell>
          <table:table-cell table:formula="of:=[.C1245]/([.D1245]-[.D1244])" office:value-type="float" office:value="94714.864257271" calcext:value-type="float">
            <text:p>94714.864257271</text:p>
          </table:table-cell>
          <table:table-cell/>
          <table:table-cell office:value-type="float" office:value="1442890805.63218" calcext:value-type="float">
            <text:p>1442890805.63218</text:p>
          </table:table-cell>
          <table:table-cell table:formula="of:=[.G1245]-[.$B1245]" office:value-type="float" office:value="0.220925331115723" calcext:value-type="float">
            <text:p>0.2209253311</text:p>
          </table:table-cell>
          <table:table-cell/>
          <table:table-cell office:value-type="float" office:value="1442890805.64922" calcext:value-type="float">
            <text:p>1442890805.64922</text:p>
          </table:table-cell>
          <table:table-cell table:formula="of:=[.J1245]-[.$B1245]" office:value-type="float" office:value="0.237966775894165" calcext:value-type="float">
            <text:p>0.2379667759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42890805.42069" calcext:value-type="float">
            <text:p>1442890805.42069</text:p>
          </table:table-cell>
          <table:table-cell office:value-type="float" office:value="896" calcext:value-type="float">
            <text:p>896</text:p>
          </table:table-cell>
          <table:table-cell table:formula="of:=[.B1246]-[.B$2]" office:value-type="float" office:value="36.9745419025421" calcext:value-type="float">
            <text:p>36.9745419025</text:p>
          </table:table-cell>
          <table:table-cell table:formula="of:=[.C1246]/([.D1246]-[.D1245])" office:value-type="float" office:value="94992.5783327435" calcext:value-type="float">
            <text:p>94992.5783327435</text:p>
          </table:table-cell>
          <table:table-cell/>
          <table:table-cell office:value-type="float" office:value="1442890805.6322" calcext:value-type="float">
            <text:p>1442890805.6322</text:p>
          </table:table-cell>
          <table:table-cell table:formula="of:=[.G1246]-[.$B1246]" office:value-type="float" office:value="0.211511850357056" calcext:value-type="float">
            <text:p>0.2115118504</text:p>
          </table:table-cell>
          <table:table-cell/>
          <table:table-cell office:value-type="float" office:value="1442890805.65205" calcext:value-type="float">
            <text:p>1442890805.65205</text:p>
          </table:table-cell>
          <table:table-cell table:formula="of:=[.J1246]-[.$B1246]" office:value-type="float" office:value="0.231360197067261" calcext:value-type="float">
            <text:p>0.2313601971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42890805.43019" calcext:value-type="float">
            <text:p>1442890805.43019</text:p>
          </table:table-cell>
          <table:table-cell office:value-type="float" office:value="896" calcext:value-type="float">
            <text:p>896</text:p>
          </table:table-cell>
          <table:table-cell table:formula="of:=[.B1247]-[.B$2]" office:value-type="float" office:value="36.9840421676636" calcext:value-type="float">
            <text:p>36.9840421677</text:p>
          </table:table-cell>
          <table:table-cell table:formula="of:=[.C1247]/([.D1247]-[.D1246])" office:value-type="float" office:value="94313.1574271589" calcext:value-type="float">
            <text:p>94313.1574271589</text:p>
          </table:table-cell>
          <table:table-cell/>
          <table:table-cell office:value-type="float" office:value="1442890805.63222" calcext:value-type="float">
            <text:p>1442890805.63222</text:p>
          </table:table-cell>
          <table:table-cell table:formula="of:=[.G1247]-[.$B1247]" office:value-type="float" office:value="0.202030181884766" calcext:value-type="float">
            <text:p>0.2020301819</text:p>
          </table:table-cell>
          <table:table-cell/>
          <table:table-cell office:value-type="float" office:value="1442890805.65488" calcext:value-type="float">
            <text:p>1442890805.65488</text:p>
          </table:table-cell>
          <table:table-cell table:formula="of:=[.J1247]-[.$B1247]" office:value-type="float" office:value="0.224695205688477" calcext:value-type="float">
            <text:p>0.2246952057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42890805.43967" calcext:value-type="float">
            <text:p>1442890805.43967</text:p>
          </table:table-cell>
          <table:table-cell office:value-type="float" office:value="896" calcext:value-type="float">
            <text:p>896</text:p>
          </table:table-cell>
          <table:table-cell table:formula="of:=[.B1248]-[.B$2]" office:value-type="float" office:value="36.9935295581818" calcext:value-type="float">
            <text:p>36.9935295582</text:p>
          </table:table-cell>
          <table:table-cell table:formula="of:=[.C1248]/([.D1248]-[.D1247])" office:value-type="float" office:value="94441.1425125022" calcext:value-type="float">
            <text:p>94441.1425125022</text:p>
          </table:table-cell>
          <table:table-cell/>
          <table:table-cell office:value-type="float" office:value="1442890805.7524" calcext:value-type="float">
            <text:p>1442890805.7524</text:p>
          </table:table-cell>
          <table:table-cell table:formula="of:=[.G1248]-[.$B1248]" office:value-type="float" office:value="0.312727928161621" calcext:value-type="float">
            <text:p>0.3127279282</text:p>
          </table:table-cell>
          <table:table-cell/>
          <table:table-cell office:value-type="float" office:value="1442890805.75244" calcext:value-type="float">
            <text:p>1442890805.75244</text:p>
          </table:table-cell>
          <table:table-cell table:formula="of:=[.J1248]-[.$B1248]" office:value-type="float" office:value="0.312768459320068" calcext:value-type="float">
            <text:p>0.3127684593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42890805.44914" calcext:value-type="float">
            <text:p>1442890805.44914</text:p>
          </table:table-cell>
          <table:table-cell office:value-type="float" office:value="896" calcext:value-type="float">
            <text:p>896</text:p>
          </table:table-cell>
          <table:table-cell table:formula="of:=[.B1249]-[.B$2]" office:value-type="float" office:value="37.0029926300049" calcext:value-type="float">
            <text:p>37.00299263</text:p>
          </table:table-cell>
          <table:table-cell table:formula="of:=[.C1249]/([.D1249]-[.D1248])" office:value-type="float" office:value="94683.8422816256" calcext:value-type="float">
            <text:p>94683.8422816256</text:p>
          </table:table-cell>
          <table:table-cell/>
          <table:table-cell office:value-type="float" office:value="1442890805.75252" calcext:value-type="float">
            <text:p>1442890805.75252</text:p>
          </table:table-cell>
          <table:table-cell table:formula="of:=[.G1249]-[.$B1249]" office:value-type="float" office:value="0.303381204605103" calcext:value-type="float">
            <text:p>0.3033812046</text:p>
          </table:table-cell>
          <table:table-cell/>
          <table:table-cell office:value-type="float" office:value="1442890805.75531" calcext:value-type="float">
            <text:p>1442890805.75531</text:p>
          </table:table-cell>
          <table:table-cell table:formula="of:=[.J1249]-[.$B1249]" office:value-type="float" office:value="0.306169986724854" calcext:value-type="float">
            <text:p>0.3061699867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42890805.45861" calcext:value-type="float">
            <text:p>1442890805.45861</text:p>
          </table:table-cell>
          <table:table-cell office:value-type="float" office:value="896" calcext:value-type="float">
            <text:p>896</text:p>
          </table:table-cell>
          <table:table-cell table:formula="of:=[.B1250]-[.B$2]" office:value-type="float" office:value="37.0124619007111" calcext:value-type="float">
            <text:p>37.0124619007</text:p>
          </table:table-cell>
          <table:table-cell table:formula="of:=[.C1250]/([.D1250]-[.D1249])" office:value-type="float" office:value="94621.8592542236" calcext:value-type="float">
            <text:p>94621.8592542236</text:p>
          </table:table-cell>
          <table:table-cell/>
          <table:table-cell office:value-type="float" office:value="1442890805.75255" calcext:value-type="float">
            <text:p>1442890805.75255</text:p>
          </table:table-cell>
          <table:table-cell table:formula="of:=[.G1250]-[.$B1250]" office:value-type="float" office:value="0.293943643569946" calcext:value-type="float">
            <text:p>0.2939436436</text:p>
          </table:table-cell>
          <table:table-cell/>
          <table:table-cell office:value-type="float" office:value="1442890805.75816" calcext:value-type="float">
            <text:p>1442890805.75816</text:p>
          </table:table-cell>
          <table:table-cell table:formula="of:=[.J1250]-[.$B1250]" office:value-type="float" office:value="0.29954981803894" calcext:value-type="float">
            <text:p>0.299549818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42890805.46804" calcext:value-type="float">
            <text:p>1442890805.46804</text:p>
          </table:table-cell>
          <table:table-cell office:value-type="float" office:value="896" calcext:value-type="float">
            <text:p>896</text:p>
          </table:table-cell>
          <table:table-cell table:formula="of:=[.B1251]-[.B$2]" office:value-type="float" office:value="37.021900177002" calcext:value-type="float">
            <text:p>37.021900177</text:p>
          </table:table-cell>
          <table:table-cell table:formula="of:=[.C1251]/([.D1251]-[.D1250])" office:value-type="float" office:value="94932.5885770581" calcext:value-type="float">
            <text:p>94932.5885770581</text:p>
          </table:table-cell>
          <table:table-cell/>
          <table:table-cell office:value-type="float" office:value="1442890805.75257" calcext:value-type="float">
            <text:p>1442890805.75257</text:p>
          </table:table-cell>
          <table:table-cell table:formula="of:=[.G1251]-[.$B1251]" office:value-type="float" office:value="0.284526586532593" calcext:value-type="float">
            <text:p>0.2845265865</text:p>
          </table:table-cell>
          <table:table-cell/>
          <table:table-cell office:value-type="float" office:value="1442890805.76098" calcext:value-type="float">
            <text:p>1442890805.76098</text:p>
          </table:table-cell>
          <table:table-cell table:formula="of:=[.J1251]-[.$B1251]" office:value-type="float" office:value="0.292939901351929" calcext:value-type="float">
            <text:p>0.2929399014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42890805.47754" calcext:value-type="float">
            <text:p>1442890805.47754</text:p>
          </table:table-cell>
          <table:table-cell office:value-type="float" office:value="896" calcext:value-type="float">
            <text:p>896</text:p>
          </table:table-cell>
          <table:table-cell table:formula="of:=[.B1252]-[.B$2]" office:value-type="float" office:value="37.0313992500305" calcext:value-type="float">
            <text:p>37.03139925</text:p>
          </table:table-cell>
          <table:table-cell table:formula="of:=[.C1252]/([.D1252]-[.D1251])" office:value-type="float" office:value="94324.9933236283" calcext:value-type="float">
            <text:p>94324.9933236283</text:p>
          </table:table-cell>
          <table:table-cell/>
          <table:table-cell office:value-type="float" office:value="1442890805.75259" calcext:value-type="float">
            <text:p>1442890805.75259</text:p>
          </table:table-cell>
          <table:table-cell table:formula="of:=[.G1252]-[.$B1252]" office:value-type="float" office:value="0.275048017501831" calcext:value-type="float">
            <text:p>0.2750480175</text:p>
          </table:table-cell>
          <table:table-cell/>
          <table:table-cell office:value-type="float" office:value="1442890805.76384" calcext:value-type="float">
            <text:p>1442890805.76384</text:p>
          </table:table-cell>
          <table:table-cell table:formula="of:=[.J1252]-[.$B1252]" office:value-type="float" office:value="0.286294460296631" calcext:value-type="float">
            <text:p>0.2862944603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42890805.48705" calcext:value-type="float">
            <text:p>1442890805.48705</text:p>
          </table:table-cell>
          <table:table-cell office:value-type="float" office:value="896" calcext:value-type="float">
            <text:p>896</text:p>
          </table:table-cell>
          <table:table-cell table:formula="of:=[.B1253]-[.B$2]" office:value-type="float" office:value="37.0409004688263" calcext:value-type="float">
            <text:p>37.0409004688</text:p>
          </table:table-cell>
          <table:table-cell table:formula="of:=[.C1253]/([.D1253]-[.D1252])" office:value-type="float" office:value="94303.6908484103" calcext:value-type="float">
            <text:p>94303.6908484103</text:p>
          </table:table-cell>
          <table:table-cell/>
          <table:table-cell office:value-type="float" office:value="1442890805.75261" calcext:value-type="float">
            <text:p>1442890805.75261</text:p>
          </table:table-cell>
          <table:table-cell table:formula="of:=[.G1253]-[.$B1253]" office:value-type="float" office:value="0.265568733215332" calcext:value-type="float">
            <text:p>0.2655687332</text:p>
          </table:table-cell>
          <table:table-cell/>
          <table:table-cell office:value-type="float" office:value="1442890805.76668" calcext:value-type="float">
            <text:p>1442890805.76668</text:p>
          </table:table-cell>
          <table:table-cell table:formula="of:=[.J1253]-[.$B1253]" office:value-type="float" office:value="0.279637813568115" calcext:value-type="float">
            <text:p>0.2796378136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42890805.49653" calcext:value-type="float">
            <text:p>1442890805.49653</text:p>
          </table:table-cell>
          <table:table-cell office:value-type="float" office:value="896" calcext:value-type="float">
            <text:p>896</text:p>
          </table:table-cell>
          <table:table-cell table:formula="of:=[.B1254]-[.B$2]" office:value-type="float" office:value="37.0503830909729" calcext:value-type="float">
            <text:p>37.050383091</text:p>
          </table:table-cell>
          <table:table-cell table:formula="of:=[.C1254]/([.D1254]-[.D1253])" office:value-type="float" office:value="94488.632589948" calcext:value-type="float">
            <text:p>94488.632589948</text:p>
          </table:table-cell>
          <table:table-cell/>
          <table:table-cell office:value-type="float" office:value="1442890805.75264" calcext:value-type="float">
            <text:p>1442890805.75264</text:p>
          </table:table-cell>
          <table:table-cell table:formula="of:=[.G1254]-[.$B1254]" office:value-type="float" office:value="0.256107330322266" calcext:value-type="float">
            <text:p>0.2561073303</text:p>
          </table:table-cell>
          <table:table-cell/>
          <table:table-cell office:value-type="float" office:value="1442890805.76954" calcext:value-type="float">
            <text:p>1442890805.76954</text:p>
          </table:table-cell>
          <table:table-cell table:formula="of:=[.J1254]-[.$B1254]" office:value-type="float" office:value="0.273008108139038" calcext:value-type="float">
            <text:p>0.2730081081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42890805.50604" calcext:value-type="float">
            <text:p>1442890805.50604</text:p>
          </table:table-cell>
          <table:table-cell office:value-type="float" office:value="896" calcext:value-type="float">
            <text:p>896</text:p>
          </table:table-cell>
          <table:table-cell table:formula="of:=[.B1255]-[.B$2]" office:value-type="float" office:value="37.0598907470703" calcext:value-type="float">
            <text:p>37.0598907471</text:p>
          </table:table-cell>
          <table:table-cell table:formula="of:=[.C1255]/([.D1255]-[.D1254])" office:value-type="float" office:value="94239.841115402" calcext:value-type="float">
            <text:p>94239.841115402</text:p>
          </table:table-cell>
          <table:table-cell/>
          <table:table-cell office:value-type="float" office:value="1442890805.75266" calcext:value-type="float">
            <text:p>1442890805.75266</text:p>
          </table:table-cell>
          <table:table-cell table:formula="of:=[.G1255]-[.$B1255]" office:value-type="float" office:value="0.246620416641235" calcext:value-type="float">
            <text:p>0.2466204166</text:p>
          </table:table-cell>
          <table:table-cell/>
          <table:table-cell office:value-type="float" office:value="1442890805.77239" calcext:value-type="float">
            <text:p>1442890805.77239</text:p>
          </table:table-cell>
          <table:table-cell table:formula="of:=[.J1255]-[.$B1255]" office:value-type="float" office:value="0.266352653503418" calcext:value-type="float">
            <text:p>0.2663526535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42890805.51551" calcext:value-type="float">
            <text:p>1442890805.51551</text:p>
          </table:table-cell>
          <table:table-cell office:value-type="float" office:value="896" calcext:value-type="float">
            <text:p>896</text:p>
          </table:table-cell>
          <table:table-cell table:formula="of:=[.B1256]-[.B$2]" office:value-type="float" office:value="37.0693688392639" calcext:value-type="float">
            <text:p>37.0693688393</text:p>
          </table:table-cell>
          <table:table-cell table:formula="of:=[.C1256]/([.D1256]-[.D1255])" office:value-type="float" office:value="94533.7924234039" calcext:value-type="float">
            <text:p>94533.7924234039</text:p>
          </table:table-cell>
          <table:table-cell/>
          <table:table-cell office:value-type="float" office:value="1442890805.75268" calcext:value-type="float">
            <text:p>1442890805.75268</text:p>
          </table:table-cell>
          <table:table-cell table:formula="of:=[.G1256]-[.$B1256]" office:value-type="float" office:value="0.237162828445435" calcext:value-type="float">
            <text:p>0.2371628284</text:p>
          </table:table-cell>
          <table:table-cell/>
          <table:table-cell office:value-type="float" office:value="1442890805.77524" calcext:value-type="float">
            <text:p>1442890805.77524</text:p>
          </table:table-cell>
          <table:table-cell table:formula="of:=[.J1256]-[.$B1256]" office:value-type="float" office:value="0.259722709655762" calcext:value-type="float">
            <text:p>0.2597227097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42890805.52495" calcext:value-type="float">
            <text:p>1442890805.52495</text:p>
          </table:table-cell>
          <table:table-cell office:value-type="float" office:value="896" calcext:value-type="float">
            <text:p>896</text:p>
          </table:table-cell>
          <table:table-cell table:formula="of:=[.B1257]-[.B$2]" office:value-type="float" office:value="37.0788025856018" calcext:value-type="float">
            <text:p>37.0788025856</text:p>
          </table:table-cell>
          <table:table-cell table:formula="of:=[.C1257]/([.D1257]-[.D1256])" office:value-type="float" office:value="94978.1738778811" calcext:value-type="float">
            <text:p>94978.1738778811</text:p>
          </table:table-cell>
          <table:table-cell/>
          <table:table-cell office:value-type="float" office:value="1442890805.7527" calcext:value-type="float">
            <text:p>1442890805.7527</text:p>
          </table:table-cell>
          <table:table-cell table:formula="of:=[.G1257]-[.$B1257]" office:value-type="float" office:value="0.227749347686768" calcext:value-type="float">
            <text:p>0.2277493477</text:p>
          </table:table-cell>
          <table:table-cell/>
          <table:table-cell office:value-type="float" office:value="1442890805.77808" calcext:value-type="float">
            <text:p>1442890805.77808</text:p>
          </table:table-cell>
          <table:table-cell table:formula="of:=[.J1257]-[.$B1257]" office:value-type="float" office:value="0.253137826919556" calcext:value-type="float">
            <text:p>0.2531378269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42890805.53441" calcext:value-type="float">
            <text:p>1442890805.53441</text:p>
          </table:table-cell>
          <table:table-cell office:value-type="float" office:value="896" calcext:value-type="float">
            <text:p>896</text:p>
          </table:table-cell>
          <table:table-cell table:formula="of:=[.B1258]-[.B$2]" office:value-type="float" office:value="37.0882670879364" calcext:value-type="float">
            <text:p>37.0882670879</text:p>
          </table:table-cell>
          <table:table-cell table:formula="of:=[.C1258]/([.D1258]-[.D1257])" office:value-type="float" office:value="94669.5312995944" calcext:value-type="float">
            <text:p>94669.5312995944</text:p>
          </table:table-cell>
          <table:table-cell/>
          <table:table-cell office:value-type="float" office:value="1442890805.75272" calcext:value-type="float">
            <text:p>1442890805.75272</text:p>
          </table:table-cell>
          <table:table-cell table:formula="of:=[.G1258]-[.$B1258]" office:value-type="float" office:value="0.218304872512817" calcext:value-type="float">
            <text:p>0.2183048725</text:p>
          </table:table-cell>
          <table:table-cell/>
          <table:table-cell office:value-type="float" office:value="1442890805.78094" calcext:value-type="float">
            <text:p>1442890805.78094</text:p>
          </table:table-cell>
          <table:table-cell table:formula="of:=[.J1258]-[.$B1258]" office:value-type="float" office:value="0.24652886390686" calcext:value-type="float">
            <text:p>0.2465288639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42890805.5439" calcext:value-type="float">
            <text:p>1442890805.5439</text:p>
          </table:table-cell>
          <table:table-cell office:value-type="float" office:value="896" calcext:value-type="float">
            <text:p>896</text:p>
          </table:table-cell>
          <table:table-cell table:formula="of:=[.B1259]-[.B$2]" office:value-type="float" office:value="37.0977537631988" calcext:value-type="float">
            <text:p>37.0977537632</text:p>
          </table:table-cell>
          <table:table-cell table:formula="of:=[.C1259]/([.D1259]-[.D1258])" office:value-type="float" office:value="94448.2629806484" calcext:value-type="float">
            <text:p>94448.2629806484</text:p>
          </table:table-cell>
          <table:table-cell/>
          <table:table-cell office:value-type="float" office:value="1442890805.75275" calcext:value-type="float">
            <text:p>1442890805.75275</text:p>
          </table:table-cell>
          <table:table-cell table:formula="of:=[.G1259]-[.$B1259]" office:value-type="float" office:value="0.208855390548706" calcext:value-type="float">
            <text:p>0.2088553905</text:p>
          </table:table-cell>
          <table:table-cell/>
          <table:table-cell office:value-type="float" office:value="1442890805.78388" calcext:value-type="float">
            <text:p>1442890805.78388</text:p>
          </table:table-cell>
          <table:table-cell table:formula="of:=[.J1259]-[.$B1259]" office:value-type="float" office:value="0.239981651306152" calcext:value-type="float">
            <text:p>0.2399816513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42890805.55337" calcext:value-type="float">
            <text:p>1442890805.55337</text:p>
          </table:table-cell>
          <table:table-cell office:value-type="float" office:value="896" calcext:value-type="float">
            <text:p>896</text:p>
          </table:table-cell>
          <table:table-cell table:formula="of:=[.B1260]-[.B$2]" office:value-type="float" office:value="37.1072247028351" calcext:value-type="float">
            <text:p>37.1072247028</text:p>
          </table:table-cell>
          <table:table-cell table:formula="of:=[.C1260]/([.D1260]-[.D1259])" office:value-type="float" office:value="94605.1853791159" calcext:value-type="float">
            <text:p>94605.1853791159</text:p>
          </table:table-cell>
          <table:table-cell/>
          <table:table-cell office:value-type="float" office:value="1442890805.83304" calcext:value-type="float">
            <text:p>1442890805.83304</text:p>
          </table:table-cell>
          <table:table-cell table:formula="of:=[.G1260]-[.$B1260]" office:value-type="float" office:value="0.279672622680664" calcext:value-type="float">
            <text:p>0.2796726227</text:p>
          </table:table-cell>
          <table:table-cell/>
          <table:table-cell office:value-type="float" office:value="1442890805.8331" calcext:value-type="float">
            <text:p>1442890805.8331</text:p>
          </table:table-cell>
          <table:table-cell table:formula="of:=[.J1260]-[.$B1260]" office:value-type="float" office:value="0.279726982116699" calcext:value-type="float">
            <text:p>0.2797269821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42890805.56287" calcext:value-type="float">
            <text:p>1442890805.56287</text:p>
          </table:table-cell>
          <table:table-cell office:value-type="float" office:value="896" calcext:value-type="float">
            <text:p>896</text:p>
          </table:table-cell>
          <table:table-cell table:formula="of:=[.B1261]-[.B$2]" office:value-type="float" office:value="37.116726398468" calcext:value-type="float">
            <text:p>37.1167263985</text:p>
          </table:table-cell>
          <table:table-cell table:formula="of:=[.C1261]/([.D1261]-[.D1260])" office:value-type="float" office:value="94298.9582716483" calcext:value-type="float">
            <text:p>94298.9582716483</text:p>
          </table:table-cell>
          <table:table-cell/>
          <table:table-cell office:value-type="float" office:value="1442890805.83317" calcext:value-type="float">
            <text:p>1442890805.83317</text:p>
          </table:table-cell>
          <table:table-cell table:formula="of:=[.G1261]-[.$B1261]" office:value-type="float" office:value="0.270302772521973" calcext:value-type="float">
            <text:p>0.2703027725</text:p>
          </table:table-cell>
          <table:table-cell/>
          <table:table-cell office:value-type="float" office:value="1442890805.83599" calcext:value-type="float">
            <text:p>1442890805.83599</text:p>
          </table:table-cell>
          <table:table-cell table:formula="of:=[.J1261]-[.$B1261]" office:value-type="float" office:value="0.273114442825317" calcext:value-type="float">
            <text:p>0.2731144428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42890805.57233" calcext:value-type="float">
            <text:p>1442890805.57233</text:p>
          </table:table-cell>
          <table:table-cell office:value-type="float" office:value="896" calcext:value-type="float">
            <text:p>896</text:p>
          </table:table-cell>
          <table:table-cell table:formula="of:=[.B1262]-[.B$2]" office:value-type="float" office:value="37.1261858940125" calcext:value-type="float">
            <text:p>37.126185894</text:p>
          </table:table-cell>
          <table:table-cell table:formula="of:=[.C1262]/([.D1262]-[.D1261])" office:value-type="float" office:value="94719.6386732534" calcext:value-type="float">
            <text:p>94719.6386732534</text:p>
          </table:table-cell>
          <table:table-cell/>
          <table:table-cell office:value-type="float" office:value="1442890805.83323" calcext:value-type="float">
            <text:p>1442890805.83323</text:p>
          </table:table-cell>
          <table:table-cell table:formula="of:=[.G1262]-[.$B1262]" office:value-type="float" office:value="0.260901212692261" calcext:value-type="float">
            <text:p>0.2609012127</text:p>
          </table:table-cell>
          <table:table-cell/>
          <table:table-cell office:value-type="float" office:value="1442890805.83887" calcext:value-type="float">
            <text:p>1442890805.83887</text:p>
          </table:table-cell>
          <table:table-cell table:formula="of:=[.J1262]-[.$B1262]" office:value-type="float" office:value="0.266536474227905" calcext:value-type="float">
            <text:p>0.2665364742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42890805.5818" calcext:value-type="float">
            <text:p>1442890805.5818</text:p>
          </table:table-cell>
          <table:table-cell office:value-type="float" office:value="896" calcext:value-type="float">
            <text:p>896</text:p>
          </table:table-cell>
          <table:table-cell table:formula="of:=[.B1263]-[.B$2]" office:value-type="float" office:value="37.1356580257416" calcext:value-type="float">
            <text:p>37.1356580257</text:p>
          </table:table-cell>
          <table:table-cell table:formula="of:=[.C1263]/([.D1263]-[.D1262])" office:value-type="float" office:value="94593.2790656699" calcext:value-type="float">
            <text:p>94593.2790656699</text:p>
          </table:table-cell>
          <table:table-cell/>
          <table:table-cell office:value-type="float" office:value="1442890805.83325" calcext:value-type="float">
            <text:p>1442890805.83325</text:p>
          </table:table-cell>
          <table:table-cell table:formula="of:=[.G1263]-[.$B1263]" office:value-type="float" office:value="0.251450061798096" calcext:value-type="float">
            <text:p>0.2514500618</text:p>
          </table:table-cell>
          <table:table-cell/>
          <table:table-cell office:value-type="float" office:value="1442890805.84171" calcext:value-type="float">
            <text:p>1442890805.84171</text:p>
          </table:table-cell>
          <table:table-cell table:formula="of:=[.J1263]-[.$B1263]" office:value-type="float" office:value="0.25990629196167" calcext:value-type="float">
            <text:p>0.259906292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42890805.59125" calcext:value-type="float">
            <text:p>1442890805.59125</text:p>
          </table:table-cell>
          <table:table-cell office:value-type="float" office:value="896" calcext:value-type="float">
            <text:p>896</text:p>
          </table:table-cell>
          <table:table-cell table:formula="of:=[.B1264]-[.B$2]" office:value-type="float" office:value="37.1451022624969" calcext:value-type="float">
            <text:p>37.1451022625</text:p>
          </table:table-cell>
          <table:table-cell table:formula="of:=[.C1264]/([.D1264]-[.D1263])" office:value-type="float" office:value="94872.6745430678" calcext:value-type="float">
            <text:p>94872.6745430678</text:p>
          </table:table-cell>
          <table:table-cell/>
          <table:table-cell office:value-type="float" office:value="1442890805.83327" calcext:value-type="float">
            <text:p>1442890805.83327</text:p>
          </table:table-cell>
          <table:table-cell table:formula="of:=[.G1264]-[.$B1264]" office:value-type="float" office:value="0.242026567459106" calcext:value-type="float">
            <text:p>0.2420265675</text:p>
          </table:table-cell>
          <table:table-cell/>
          <table:table-cell office:value-type="float" office:value="1442890805.84459" calcext:value-type="float">
            <text:p>1442890805.84459</text:p>
          </table:table-cell>
          <table:table-cell table:formula="of:=[.J1264]-[.$B1264]" office:value-type="float" office:value="0.25334644317627" calcext:value-type="float">
            <text:p>0.2533464432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42890805.6007" calcext:value-type="float">
            <text:p>1442890805.6007</text:p>
          </table:table-cell>
          <table:table-cell office:value-type="float" office:value="896" calcext:value-type="float">
            <text:p>896</text:p>
          </table:table-cell>
          <table:table-cell table:formula="of:=[.B1265]-[.B$2]" office:value-type="float" office:value="37.1545548439026" calcext:value-type="float">
            <text:p>37.1545548439</text:p>
          </table:table-cell>
          <table:table-cell table:formula="of:=[.C1265]/([.D1265]-[.D1264])" office:value-type="float" office:value="94788.9218351956" calcext:value-type="float">
            <text:p>94788.9218351956</text:p>
          </table:table-cell>
          <table:table-cell/>
          <table:table-cell office:value-type="float" office:value="1442890805.83329" calcext:value-type="float">
            <text:p>1442890805.83329</text:p>
          </table:table-cell>
          <table:table-cell table:formula="of:=[.G1265]-[.$B1265]" office:value-type="float" office:value="0.23259425163269" calcext:value-type="float">
            <text:p>0.2325942516</text:p>
          </table:table-cell>
          <table:table-cell/>
          <table:table-cell office:value-type="float" office:value="1442890805.84746" calcext:value-type="float">
            <text:p>1442890805.84746</text:p>
          </table:table-cell>
          <table:table-cell table:formula="of:=[.J1265]-[.$B1265]" office:value-type="float" office:value="0.246755838394165" calcext:value-type="float">
            <text:p>0.2467558384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42890805.61013" calcext:value-type="float">
            <text:p>1442890805.61013</text:p>
          </table:table-cell>
          <table:table-cell office:value-type="float" office:value="896" calcext:value-type="float">
            <text:p>896</text:p>
          </table:table-cell>
          <table:table-cell table:formula="of:=[.B1266]-[.B$2]" office:value-type="float" office:value="37.1639859676361" calcext:value-type="float">
            <text:p>37.1639859676</text:p>
          </table:table-cell>
          <table:table-cell table:formula="of:=[.C1266]/([.D1266]-[.D1265])" office:value-type="float" office:value="95004.585383118" calcext:value-type="float">
            <text:p>95004.585383118</text:p>
          </table:table-cell>
          <table:table-cell/>
          <table:table-cell office:value-type="float" office:value="1442890805.83333" calcext:value-type="float">
            <text:p>1442890805.83333</text:p>
          </table:table-cell>
          <table:table-cell table:formula="of:=[.G1266]-[.$B1266]" office:value-type="float" office:value="0.223198175430298" calcext:value-type="float">
            <text:p>0.2231981754</text:p>
          </table:table-cell>
          <table:table-cell/>
          <table:table-cell office:value-type="float" office:value="1442890805.85034" calcext:value-type="float">
            <text:p>1442890805.85034</text:p>
          </table:table-cell>
          <table:table-cell table:formula="of:=[.J1266]-[.$B1266]" office:value-type="float" office:value="0.240214109420776" calcext:value-type="float">
            <text:p>0.2402141094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42890805.61955" calcext:value-type="float">
            <text:p>1442890805.61955</text:p>
          </table:table-cell>
          <table:table-cell office:value-type="float" office:value="896" calcext:value-type="float">
            <text:p>896</text:p>
          </table:table-cell>
          <table:table-cell table:formula="of:=[.B1267]-[.B$2]" office:value-type="float" office:value="37.1734066009521" calcext:value-type="float">
            <text:p>37.173406601</text:p>
          </table:table-cell>
          <table:table-cell table:formula="of:=[.C1267]/([.D1267]-[.D1266])" office:value-type="float" office:value="95110.3784577228" calcext:value-type="float">
            <text:p>95110.3784577228</text:p>
          </table:table-cell>
          <table:table-cell/>
          <table:table-cell office:value-type="float" office:value="1442890805.83335" calcext:value-type="float">
            <text:p>1442890805.83335</text:p>
          </table:table-cell>
          <table:table-cell table:formula="of:=[.G1267]-[.$B1267]" office:value-type="float" office:value="0.213800191879272" calcext:value-type="float">
            <text:p>0.2138001919</text:p>
          </table:table-cell>
          <table:table-cell/>
          <table:table-cell office:value-type="float" office:value="1442890805.8532" calcext:value-type="float">
            <text:p>1442890805.8532</text:p>
          </table:table-cell>
          <table:table-cell table:formula="of:=[.J1267]-[.$B1267]" office:value-type="float" office:value="0.233653545379639" calcext:value-type="float">
            <text:p>0.2336535454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42890805.62901" calcext:value-type="float">
            <text:p>1442890805.62901</text:p>
          </table:table-cell>
          <table:table-cell office:value-type="float" office:value="896" calcext:value-type="float">
            <text:p>896</text:p>
          </table:table-cell>
          <table:table-cell table:formula="of:=[.B1268]-[.B$2]" office:value-type="float" office:value="37.1828677654266" calcext:value-type="float">
            <text:p>37.1828677654</text:p>
          </table:table-cell>
          <table:table-cell table:formula="of:=[.C1268]/([.D1268]-[.D1267])" office:value-type="float" office:value="94702.9303228083" calcext:value-type="float">
            <text:p>94702.9303228083</text:p>
          </table:table-cell>
          <table:table-cell/>
          <table:table-cell office:value-type="float" office:value="1442890805.83337" calcext:value-type="float">
            <text:p>1442890805.83337</text:p>
          </table:table-cell>
          <table:table-cell table:formula="of:=[.G1268]-[.$B1268]" office:value-type="float" office:value="0.204361438751221" calcext:value-type="float">
            <text:p>0.2043614388</text:p>
          </table:table-cell>
          <table:table-cell/>
          <table:table-cell office:value-type="float" office:value="1442890805.85607" calcext:value-type="float">
            <text:p>1442890805.85607</text:p>
          </table:table-cell>
          <table:table-cell table:formula="of:=[.J1268]-[.$B1268]" office:value-type="float" office:value="0.227057695388794" calcext:value-type="float">
            <text:p>0.2270576954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42890805.63845" calcext:value-type="float">
            <text:p>1442890805.63845</text:p>
          </table:table-cell>
          <table:table-cell office:value-type="float" office:value="896" calcext:value-type="float">
            <text:p>896</text:p>
          </table:table-cell>
          <table:table-cell table:formula="of:=[.B1269]-[.B$2]" office:value-type="float" office:value="37.1923077106476" calcext:value-type="float">
            <text:p>37.1923077106</text:p>
          </table:table-cell>
          <table:table-cell table:formula="of:=[.C1269]/([.D1269]-[.D1268])" office:value-type="float" office:value="94915.8050209628" calcext:value-type="float">
            <text:p>94915.8050209628</text:p>
          </table:table-cell>
          <table:table-cell/>
          <table:table-cell office:value-type="float" office:value="1442890805.95083" calcext:value-type="float">
            <text:p>1442890805.95083</text:p>
          </table:table-cell>
          <table:table-cell table:formula="of:=[.G1269]-[.$B1269]" office:value-type="float" office:value="0.312373399734497" calcext:value-type="float">
            <text:p>0.3123733997</text:p>
          </table:table-cell>
          <table:table-cell/>
          <table:table-cell office:value-type="float" office:value="1442890805.95087" calcext:value-type="float">
            <text:p>1442890805.95087</text:p>
          </table:table-cell>
          <table:table-cell table:formula="of:=[.J1269]-[.$B1269]" office:value-type="float" office:value="0.312416076660156" calcext:value-type="float">
            <text:p>0.3124160767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42890805.64789" calcext:value-type="float">
            <text:p>1442890805.64789</text:p>
          </table:table-cell>
          <table:table-cell office:value-type="float" office:value="896" calcext:value-type="float">
            <text:p>896</text:p>
          </table:table-cell>
          <table:table-cell table:formula="of:=[.B1270]-[.B$2]" office:value-type="float" office:value="37.2017450332642" calcext:value-type="float">
            <text:p>37.2017450333</text:p>
          </table:table-cell>
          <table:table-cell table:formula="of:=[.C1270]/([.D1270]-[.D1269])" office:value-type="float" office:value="94942.1818457419" calcext:value-type="float">
            <text:p>94942.1818457419</text:p>
          </table:table-cell>
          <table:table-cell/>
          <table:table-cell office:value-type="float" office:value="1442890805.95091" calcext:value-type="float">
            <text:p>1442890805.95091</text:p>
          </table:table-cell>
          <table:table-cell table:formula="of:=[.G1270]-[.$B1270]" office:value-type="float" office:value="0.303023099899292" calcext:value-type="float">
            <text:p>0.3030230999</text:p>
          </table:table-cell>
          <table:table-cell/>
          <table:table-cell office:value-type="float" office:value="1442890805.95374" calcext:value-type="float">
            <text:p>1442890805.95374</text:p>
          </table:table-cell>
          <table:table-cell table:formula="of:=[.J1270]-[.$B1270]" office:value-type="float" office:value="0.305848598480225" calcext:value-type="float">
            <text:p>0.3058485985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42890805.6574" calcext:value-type="float">
            <text:p>1442890805.6574</text:p>
          </table:table-cell>
          <table:table-cell office:value-type="float" office:value="896" calcext:value-type="float">
            <text:p>896</text:p>
          </table:table-cell>
          <table:table-cell table:formula="of:=[.B1271]-[.B$2]" office:value-type="float" office:value="37.2112538814545" calcext:value-type="float">
            <text:p>37.2112538815</text:p>
          </table:table-cell>
          <table:table-cell table:formula="of:=[.C1271]/([.D1271]-[.D1270])" office:value-type="float" office:value="94228.0265777399" calcext:value-type="float">
            <text:p>94228.0265777399</text:p>
          </table:table-cell>
          <table:table-cell/>
          <table:table-cell office:value-type="float" office:value="1442890805.95094" calcext:value-type="float">
            <text:p>1442890805.95094</text:p>
          </table:table-cell>
          <table:table-cell table:formula="of:=[.G1271]-[.$B1271]" office:value-type="float" office:value="0.293541193008423" calcext:value-type="float">
            <text:p>0.293541193</text:p>
          </table:table-cell>
          <table:table-cell/>
          <table:table-cell office:value-type="float" office:value="1442890805.95658" calcext:value-type="float">
            <text:p>1442890805.95658</text:p>
          </table:table-cell>
          <table:table-cell table:formula="of:=[.J1271]-[.$B1271]" office:value-type="float" office:value="0.299184799194336" calcext:value-type="float">
            <text:p>0.2991847992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42890805.66686" calcext:value-type="float">
            <text:p>1442890805.66686</text:p>
          </table:table-cell>
          <table:table-cell office:value-type="float" office:value="896" calcext:value-type="float">
            <text:p>896</text:p>
          </table:table-cell>
          <table:table-cell table:formula="of:=[.B1272]-[.B$2]" office:value-type="float" office:value="37.2207152843475" calcext:value-type="float">
            <text:p>37.2207152843</text:p>
          </table:table-cell>
          <table:table-cell table:formula="of:=[.C1272]/([.D1272]-[.D1271])" office:value-type="float" office:value="94700.5438967846" calcext:value-type="float">
            <text:p>94700.5438967846</text:p>
          </table:table-cell>
          <table:table-cell/>
          <table:table-cell office:value-type="float" office:value="1442890805.95096" calcext:value-type="float">
            <text:p>1442890805.95096</text:p>
          </table:table-cell>
          <table:table-cell table:formula="of:=[.G1272]-[.$B1272]" office:value-type="float" office:value="0.284101009368896" calcext:value-type="float">
            <text:p>0.2841010094</text:p>
          </table:table-cell>
          <table:table-cell/>
          <table:table-cell office:value-type="float" office:value="1442890805.95944" calcext:value-type="float">
            <text:p>1442890805.95944</text:p>
          </table:table-cell>
          <table:table-cell table:formula="of:=[.J1272]-[.$B1272]" office:value-type="float" office:value="0.292575120925903" calcext:value-type="float">
            <text:p>0.2925751209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42890805.67631" calcext:value-type="float">
            <text:p>1442890805.67631</text:p>
          </table:table-cell>
          <table:table-cell office:value-type="float" office:value="896" calcext:value-type="float">
            <text:p>896</text:p>
          </table:table-cell>
          <table:table-cell table:formula="of:=[.B1273]-[.B$2]" office:value-type="float" office:value="37.2301635742187" calcext:value-type="float">
            <text:p>37.2301635742</text:p>
          </table:table-cell>
          <table:table-cell table:formula="of:=[.C1273]/([.D1273]-[.D1272])" office:value-type="float" office:value="94831.9761790608" calcext:value-type="float">
            <text:p>94831.9761790608</text:p>
          </table:table-cell>
          <table:table-cell/>
          <table:table-cell office:value-type="float" office:value="1442890805.95098" calcext:value-type="float">
            <text:p>1442890805.95098</text:p>
          </table:table-cell>
          <table:table-cell table:formula="of:=[.G1273]-[.$B1273]" office:value-type="float" office:value="0.274673223495483" calcext:value-type="float">
            <text:p>0.2746732235</text:p>
          </table:table-cell>
          <table:table-cell/>
          <table:table-cell office:value-type="float" office:value="1442890805.96229" calcext:value-type="float">
            <text:p>1442890805.96229</text:p>
          </table:table-cell>
          <table:table-cell table:formula="of:=[.J1273]-[.$B1273]" office:value-type="float" office:value="0.28598165512085" calcext:value-type="float">
            <text:p>0.2859816551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42890805.68582" calcext:value-type="float">
            <text:p>1442890805.68582</text:p>
          </table:table-cell>
          <table:table-cell office:value-type="float" office:value="896" calcext:value-type="float">
            <text:p>896</text:p>
          </table:table-cell>
          <table:table-cell table:formula="of:=[.B1274]-[.B$2]" office:value-type="float" office:value="37.2396774291992" calcext:value-type="float">
            <text:p>37.2396774292</text:p>
          </table:table-cell>
          <table:table-cell table:formula="of:=[.C1274]/([.D1274]-[.D1273])" office:value-type="float" office:value="94178.437850842" calcext:value-type="float">
            <text:p>94178.437850842</text:p>
          </table:table-cell>
          <table:table-cell/>
          <table:table-cell office:value-type="float" office:value="1442890805.951" calcext:value-type="float">
            <text:p>1442890805.951</text:p>
          </table:table-cell>
          <table:table-cell table:formula="of:=[.G1274]-[.$B1274]" office:value-type="float" office:value="0.265179634094238" calcext:value-type="float">
            <text:p>0.2651796341</text:p>
          </table:table-cell>
          <table:table-cell/>
          <table:table-cell office:value-type="float" office:value="1442890805.96514" calcext:value-type="float">
            <text:p>1442890805.96514</text:p>
          </table:table-cell>
          <table:table-cell table:formula="of:=[.J1274]-[.$B1274]" office:value-type="float" office:value="0.279322385787964" calcext:value-type="float">
            <text:p>0.2793223858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42890805.69527" calcext:value-type="float">
            <text:p>1442890805.69527</text:p>
          </table:table-cell>
          <table:table-cell office:value-type="float" office:value="896" calcext:value-type="float">
            <text:p>896</text:p>
          </table:table-cell>
          <table:table-cell table:formula="of:=[.B1275]-[.B$2]" office:value-type="float" office:value="37.2491238117218" calcext:value-type="float">
            <text:p>37.2491238117</text:p>
          </table:table-cell>
          <table:table-cell table:formula="of:=[.C1275]/([.D1275]-[.D1274])" office:value-type="float" office:value="94851.1239998991" calcext:value-type="float">
            <text:p>94851.1239998991</text:p>
          </table:table-cell>
          <table:table-cell/>
          <table:table-cell office:value-type="float" office:value="1442890805.95102" calcext:value-type="float">
            <text:p>1442890805.95102</text:p>
          </table:table-cell>
          <table:table-cell table:formula="of:=[.G1275]-[.$B1275]" office:value-type="float" office:value="0.255753755569458" calcext:value-type="float">
            <text:p>0.2557537556</text:p>
          </table:table-cell>
          <table:table-cell/>
          <table:table-cell office:value-type="float" office:value="1442890805.968" calcext:value-type="float">
            <text:p>1442890805.968</text:p>
          </table:table-cell>
          <table:table-cell table:formula="of:=[.J1275]-[.$B1275]" office:value-type="float" office:value="0.272735357284546" calcext:value-type="float">
            <text:p>0.2727353573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42890805.70468" calcext:value-type="float">
            <text:p>1442890805.70468</text:p>
          </table:table-cell>
          <table:table-cell office:value-type="float" office:value="896" calcext:value-type="float">
            <text:p>896</text:p>
          </table:table-cell>
          <table:table-cell table:formula="of:=[.B1276]-[.B$2]" office:value-type="float" office:value="37.2585315704346" calcext:value-type="float">
            <text:p>37.2585315704</text:p>
          </table:table-cell>
          <table:table-cell table:formula="of:=[.C1276]/([.D1276]-[.D1275])" office:value-type="float" office:value="95240.5378747561" calcext:value-type="float">
            <text:p>95240.5378747561</text:p>
          </table:table-cell>
          <table:table-cell/>
          <table:table-cell office:value-type="float" office:value="1442890805.95104" calcext:value-type="float">
            <text:p>1442890805.95104</text:p>
          </table:table-cell>
          <table:table-cell table:formula="of:=[.G1276]-[.$B1276]" office:value-type="float" office:value="0.246366262435913" calcext:value-type="float">
            <text:p>0.2463662624</text:p>
          </table:table-cell>
          <table:table-cell/>
          <table:table-cell office:value-type="float" office:value="1442890805.97085" calcext:value-type="float">
            <text:p>1442890805.97085</text:p>
          </table:table-cell>
          <table:table-cell table:formula="of:=[.J1276]-[.$B1276]" office:value-type="float" office:value="0.266178131103516" calcext:value-type="float">
            <text:p>0.2661781311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42890805.71411" calcext:value-type="float">
            <text:p>1442890805.71411</text:p>
          </table:table-cell>
          <table:table-cell office:value-type="float" office:value="896" calcext:value-type="float">
            <text:p>896</text:p>
          </table:table-cell>
          <table:table-cell table:formula="of:=[.B1277]-[.B$2]" office:value-type="float" office:value="37.267965555191" calcext:value-type="float">
            <text:p>37.2679655552</text:p>
          </table:table-cell>
          <table:table-cell table:formula="of:=[.C1277]/([.D1277]-[.D1276])" office:value-type="float" office:value="94975.7735601102" calcext:value-type="float">
            <text:p>94975.7735601102</text:p>
          </table:table-cell>
          <table:table-cell/>
          <table:table-cell office:value-type="float" office:value="1442890805.95106" calcext:value-type="float">
            <text:p>1442890805.95106</text:p>
          </table:table-cell>
          <table:table-cell table:formula="of:=[.G1277]-[.$B1277]" office:value-type="float" office:value="0.236952066421509" calcext:value-type="float">
            <text:p>0.2369520664</text:p>
          </table:table-cell>
          <table:table-cell/>
          <table:table-cell office:value-type="float" office:value="1442890805.97371" calcext:value-type="float">
            <text:p>1442890805.97371</text:p>
          </table:table-cell>
          <table:table-cell table:formula="of:=[.J1277]-[.$B1277]" office:value-type="float" office:value="0.259601831436157" calcext:value-type="float">
            <text:p>0.2596018314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42890805.72355" calcext:value-type="float">
            <text:p>1442890805.72355</text:p>
          </table:table-cell>
          <table:table-cell office:value-type="float" office:value="896" calcext:value-type="float">
            <text:p>896</text:p>
          </table:table-cell>
          <table:table-cell table:formula="of:=[.B1278]-[.B$2]" office:value-type="float" office:value="37.2774083614349" calcext:value-type="float">
            <text:p>37.2774083614</text:p>
          </table:table-cell>
          <table:table-cell table:formula="of:=[.C1278]/([.D1278]-[.D1277])" office:value-type="float" office:value="94887.0470130788" calcext:value-type="float">
            <text:p>94887.0470130788</text:p>
          </table:table-cell>
          <table:table-cell/>
          <table:table-cell office:value-type="float" office:value="1442890805.95108" calcext:value-type="float">
            <text:p>1442890805.95108</text:p>
          </table:table-cell>
          <table:table-cell table:formula="of:=[.G1278]-[.$B1278]" office:value-type="float" office:value="0.227529287338257" calcext:value-type="float">
            <text:p>0.2275292873</text:p>
          </table:table-cell>
          <table:table-cell/>
          <table:table-cell office:value-type="float" office:value="1442890805.97658" calcext:value-type="float">
            <text:p>1442890805.97658</text:p>
          </table:table-cell>
          <table:table-cell table:formula="of:=[.J1278]-[.$B1278]" office:value-type="float" office:value="0.253031969070435" calcext:value-type="float">
            <text:p>0.2530319691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42890805.73296" calcext:value-type="float">
            <text:p>1442890805.73296</text:p>
          </table:table-cell>
          <table:table-cell office:value-type="float" office:value="896" calcext:value-type="float">
            <text:p>896</text:p>
          </table:table-cell>
          <table:table-cell table:formula="of:=[.B1279]-[.B$2]" office:value-type="float" office:value="37.2868168354034" calcext:value-type="float">
            <text:p>37.2868168354</text:p>
          </table:table-cell>
          <table:table-cell table:formula="of:=[.C1279]/([.D1279]-[.D1278])" office:value-type="float" office:value="95233.2974507121" calcext:value-type="float">
            <text:p>95233.2974507121</text:p>
          </table:table-cell>
          <table:table-cell/>
          <table:table-cell office:value-type="float" office:value="1442890805.9511" calcext:value-type="float">
            <text:p>1442890805.9511</text:p>
          </table:table-cell>
          <table:table-cell table:formula="of:=[.G1279]-[.$B1279]" office:value-type="float" office:value="0.218140125274658" calcext:value-type="float">
            <text:p>0.2181401253</text:p>
          </table:table-cell>
          <table:table-cell/>
          <table:table-cell office:value-type="float" office:value="1442890805.97942" calcext:value-type="float">
            <text:p>1442890805.97942</text:p>
          </table:table-cell>
          <table:table-cell table:formula="of:=[.J1279]-[.$B1279]" office:value-type="float" office:value="0.246456861495972" calcext:value-type="float">
            <text:p>0.2464568615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42890805.74235" calcext:value-type="float">
            <text:p>1442890805.74235</text:p>
          </table:table-cell>
          <table:table-cell office:value-type="float" office:value="896" calcext:value-type="float">
            <text:p>896</text:p>
          </table:table-cell>
          <table:table-cell table:formula="of:=[.B1280]-[.B$2]" office:value-type="float" office:value="37.2962036132812" calcext:value-type="float">
            <text:p>37.2962036133</text:p>
          </table:table-cell>
          <table:table-cell table:formula="of:=[.C1280]/([.D1280]-[.D1279])" office:value-type="float" office:value="95453.4145436997" calcext:value-type="float">
            <text:p>95453.4145436997</text:p>
          </table:table-cell>
          <table:table-cell/>
          <table:table-cell office:value-type="float" office:value="1442890805.95112" calcext:value-type="float">
            <text:p>1442890805.95112</text:p>
          </table:table-cell>
          <table:table-cell table:formula="of:=[.G1280]-[.$B1280]" office:value-type="float" office:value="0.208774566650391" calcext:value-type="float">
            <text:p>0.2087745667</text:p>
          </table:table-cell>
          <table:table-cell/>
          <table:table-cell office:value-type="float" office:value="1442890805.9823" calcext:value-type="float">
            <text:p>1442890805.9823</text:p>
          </table:table-cell>
          <table:table-cell table:formula="of:=[.J1280]-[.$B1280]" office:value-type="float" office:value="0.239951610565186" calcext:value-type="float">
            <text:p>0.2399516106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42890805.75177" calcext:value-type="float">
            <text:p>1442890805.75177</text:p>
          </table:table-cell>
          <table:table-cell office:value-type="float" office:value="896" calcext:value-type="float">
            <text:p>896</text:p>
          </table:table-cell>
          <table:table-cell table:formula="of:=[.B1281]-[.B$2]" office:value-type="float" office:value="37.3056244850159" calcext:value-type="float">
            <text:p>37.305624485</text:p>
          </table:table-cell>
          <table:table-cell table:formula="of:=[.C1281]/([.D1281]-[.D1280])" office:value-type="float" office:value="95107.9714531558" calcext:value-type="float">
            <text:p>95107.9714531558</text:p>
          </table:table-cell>
          <table:table-cell/>
          <table:table-cell office:value-type="float" office:value="1442890806.0342" calcext:value-type="float">
            <text:p>1442890806.0342</text:p>
          </table:table-cell>
          <table:table-cell table:formula="of:=[.G1281]-[.$B1281]" office:value-type="float" office:value="0.282428741455078" calcext:value-type="float">
            <text:p>0.2824287415</text:p>
          </table:table-cell>
          <table:table-cell/>
          <table:table-cell office:value-type="float" office:value="1442890806.03424" calcext:value-type="float">
            <text:p>1442890806.03424</text:p>
          </table:table-cell>
          <table:table-cell table:formula="of:=[.J1281]-[.$B1281]" office:value-type="float" office:value="0.282472372055054" calcext:value-type="float">
            <text:p>0.2824723721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42890805.76127" calcext:value-type="float">
            <text:p>1442890805.76127</text:p>
          </table:table-cell>
          <table:table-cell office:value-type="float" office:value="896" calcext:value-type="float">
            <text:p>896</text:p>
          </table:table-cell>
          <table:table-cell table:formula="of:=[.B1282]-[.B$2]" office:value-type="float" office:value="37.3151211738586" calcext:value-type="float">
            <text:p>37.3151211739</text:p>
          </table:table-cell>
          <table:table-cell table:formula="of:=[.C1282]/([.D1282]-[.D1281])" office:value-type="float" office:value="94348.6740309299" calcext:value-type="float">
            <text:p>94348.6740309299</text:p>
          </table:table-cell>
          <table:table-cell/>
          <table:table-cell office:value-type="float" office:value="1442890806.03433" calcext:value-type="float">
            <text:p>1442890806.03433</text:p>
          </table:table-cell>
          <table:table-cell table:formula="of:=[.G1282]-[.$B1282]" office:value-type="float" office:value="0.273064374923706" calcext:value-type="float">
            <text:p>0.2730643749</text:p>
          </table:table-cell>
          <table:table-cell/>
          <table:table-cell office:value-type="float" office:value="1442890806.03691" calcext:value-type="float">
            <text:p>1442890806.03691</text:p>
          </table:table-cell>
          <table:table-cell table:formula="of:=[.J1282]-[.$B1282]" office:value-type="float" office:value="0.275641441345215" calcext:value-type="float">
            <text:p>0.2756414413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42890805.77071" calcext:value-type="float">
            <text:p>1442890805.77071</text:p>
          </table:table-cell>
          <table:table-cell office:value-type="float" office:value="896" calcext:value-type="float">
            <text:p>896</text:p>
          </table:table-cell>
          <table:table-cell table:formula="of:=[.B1283]-[.B$2]" office:value-type="float" office:value="37.3245661258697" calcext:value-type="float">
            <text:p>37.3245661259</text:p>
          </table:table-cell>
          <table:table-cell table:formula="of:=[.C1283]/([.D1283]-[.D1282])" office:value-type="float" office:value="94865.489940679" calcext:value-type="float">
            <text:p>94865.489940679</text:p>
          </table:table-cell>
          <table:table-cell/>
          <table:table-cell office:value-type="float" office:value="1442890806.03436" calcext:value-type="float">
            <text:p>1442890806.03436</text:p>
          </table:table-cell>
          <table:table-cell table:formula="of:=[.G1283]-[.$B1283]" office:value-type="float" office:value="0.263644456863403" calcext:value-type="float">
            <text:p>0.2636444569</text:p>
          </table:table-cell>
          <table:table-cell/>
          <table:table-cell office:value-type="float" office:value="1442890806.03954" calcext:value-type="float">
            <text:p>1442890806.03954</text:p>
          </table:table-cell>
          <table:table-cell table:formula="of:=[.J1283]-[.$B1283]" office:value-type="float" office:value="0.268832445144653" calcext:value-type="float">
            <text:p>0.2688324451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42890805.78018" calcext:value-type="float">
            <text:p>1442890805.78018</text:p>
          </table:table-cell>
          <table:table-cell office:value-type="float" office:value="896" calcext:value-type="float">
            <text:p>896</text:p>
          </table:table-cell>
          <table:table-cell table:formula="of:=[.B1284]-[.B$2]" office:value-type="float" office:value="37.3340332508087" calcext:value-type="float">
            <text:p>37.3340332508</text:p>
          </table:table-cell>
          <table:table-cell table:formula="of:=[.C1284]/([.D1284]-[.D1283])" office:value-type="float" office:value="94643.3057318425" calcext:value-type="float">
            <text:p>94643.3057318425</text:p>
          </table:table-cell>
          <table:table-cell/>
          <table:table-cell office:value-type="float" office:value="1442890806.03439" calcext:value-type="float">
            <text:p>1442890806.03439</text:p>
          </table:table-cell>
          <table:table-cell table:formula="of:=[.G1284]-[.$B1284]" office:value-type="float" office:value="0.254213333129883" calcext:value-type="float">
            <text:p>0.2542133331</text:p>
          </table:table-cell>
          <table:table-cell/>
          <table:table-cell office:value-type="float" office:value="1442890806.04217" calcext:value-type="float">
            <text:p>1442890806.04217</text:p>
          </table:table-cell>
          <table:table-cell table:formula="of:=[.J1284]-[.$B1284]" office:value-type="float" office:value="0.261995077133179" calcext:value-type="float">
            <text:p>0.2619950771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42890805.78963" calcext:value-type="float">
            <text:p>1442890805.78963</text:p>
          </table:table-cell>
          <table:table-cell office:value-type="float" office:value="896" calcext:value-type="float">
            <text:p>896</text:p>
          </table:table-cell>
          <table:table-cell table:formula="of:=[.B1285]-[.B$2]" office:value-type="float" office:value="37.3434860706329" calcext:value-type="float">
            <text:p>37.3434860706</text:p>
          </table:table-cell>
          <table:table-cell table:formula="of:=[.C1285]/([.D1285]-[.D1284])" office:value-type="float" office:value="94786.5310734463" calcext:value-type="float">
            <text:p>94786.5310734463</text:p>
          </table:table-cell>
          <table:table-cell/>
          <table:table-cell office:value-type="float" office:value="1442890806.03443" calcext:value-type="float">
            <text:p>1442890806.03443</text:p>
          </table:table-cell>
          <table:table-cell table:formula="of:=[.G1285]-[.$B1285]" office:value-type="float" office:value="0.244797706604004" calcext:value-type="float">
            <text:p>0.2447977066</text:p>
          </table:table-cell>
          <table:table-cell/>
          <table:table-cell office:value-type="float" office:value="1442890806.04477" calcext:value-type="float">
            <text:p>1442890806.04477</text:p>
          </table:table-cell>
          <table:table-cell table:formula="of:=[.J1285]-[.$B1285]" office:value-type="float" office:value="0.255138158798218" calcext:value-type="float">
            <text:p>0.2551381588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42890805.79911" calcext:value-type="float">
            <text:p>1442890805.79911</text:p>
          </table:table-cell>
          <table:table-cell office:value-type="float" office:value="896" calcext:value-type="float">
            <text:p>896</text:p>
          </table:table-cell>
          <table:table-cell table:formula="of:=[.B1286]-[.B$2]" office:value-type="float" office:value="37.3529613018036" calcext:value-type="float">
            <text:p>37.3529613018</text:p>
          </table:table-cell>
          <table:table-cell table:formula="of:=[.C1286]/([.D1286]-[.D1285])" office:value-type="float" office:value="94562.3366715314" calcext:value-type="float">
            <text:p>94562.3366715314</text:p>
          </table:table-cell>
          <table:table-cell/>
          <table:table-cell office:value-type="float" office:value="1442890806.03446" calcext:value-type="float">
            <text:p>1442890806.03446</text:p>
          </table:table-cell>
          <table:table-cell table:formula="of:=[.G1286]-[.$B1286]" office:value-type="float" office:value="0.235358238220215" calcext:value-type="float">
            <text:p>0.2353582382</text:p>
          </table:table-cell>
          <table:table-cell/>
          <table:table-cell office:value-type="float" office:value="1442890806.04741" calcext:value-type="float">
            <text:p>1442890806.04741</text:p>
          </table:table-cell>
          <table:table-cell table:formula="of:=[.J1286]-[.$B1286]" office:value-type="float" office:value="0.248304843902588" calcext:value-type="float">
            <text:p>0.2483048439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42890805.80858" calcext:value-type="float">
            <text:p>1442890805.80858</text:p>
          </table:table-cell>
          <table:table-cell office:value-type="float" office:value="896" calcext:value-type="float">
            <text:p>896</text:p>
          </table:table-cell>
          <table:table-cell table:formula="of:=[.B1287]-[.B$2]" office:value-type="float" office:value="37.362432718277" calcext:value-type="float">
            <text:p>37.3624327183</text:p>
          </table:table-cell>
          <table:table-cell table:formula="of:=[.C1287]/([.D1287]-[.D1286])" office:value-type="float" office:value="94600.4224940845" calcext:value-type="float">
            <text:p>94600.4224940845</text:p>
          </table:table-cell>
          <table:table-cell/>
          <table:table-cell office:value-type="float" office:value="1442890806.0345" calcext:value-type="float">
            <text:p>1442890806.0345</text:p>
          </table:table-cell>
          <table:table-cell table:formula="of:=[.G1287]-[.$B1287]" office:value-type="float" office:value="0.225925207138062" calcext:value-type="float">
            <text:p>0.2259252071</text:p>
          </table:table-cell>
          <table:table-cell/>
          <table:table-cell office:value-type="float" office:value="1442890806.05006" calcext:value-type="float">
            <text:p>1442890806.05006</text:p>
          </table:table-cell>
          <table:table-cell table:formula="of:=[.J1287]-[.$B1287]" office:value-type="float" office:value="0.241482257843018" calcext:value-type="float">
            <text:p>0.2414822578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42890805.81803" calcext:value-type="float">
            <text:p>1442890805.81803</text:p>
          </table:table-cell>
          <table:table-cell office:value-type="float" office:value="896" calcext:value-type="float">
            <text:p>896</text:p>
          </table:table-cell>
          <table:table-cell table:formula="of:=[.B1288]-[.B$2]" office:value-type="float" office:value="37.3718860149384" calcext:value-type="float">
            <text:p>37.3718860149</text:p>
          </table:table-cell>
          <table:table-cell table:formula="of:=[.C1288]/([.D1288]-[.D1287])" office:value-type="float" office:value="94781.7499117276" calcext:value-type="float">
            <text:p>94781.7499117276</text:p>
          </table:table-cell>
          <table:table-cell/>
          <table:table-cell office:value-type="float" office:value="1442890806.03453" calcext:value-type="float">
            <text:p>1442890806.03453</text:p>
          </table:table-cell>
          <table:table-cell table:formula="of:=[.G1288]-[.$B1288]" office:value-type="float" office:value="0.216496229171753" calcext:value-type="float">
            <text:p>0.2164962292</text:p>
          </table:table-cell>
          <table:table-cell/>
          <table:table-cell office:value-type="float" office:value="1442890806.05271" calcext:value-type="float">
            <text:p>1442890806.05271</text:p>
          </table:table-cell>
          <table:table-cell table:formula="of:=[.J1288]-[.$B1288]" office:value-type="float" office:value="0.234676122665405" calcext:value-type="float">
            <text:p>0.2346761227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42890805.82749" calcext:value-type="float">
            <text:p>1442890805.82749</text:p>
          </table:table-cell>
          <table:table-cell office:value-type="float" office:value="896" calcext:value-type="float">
            <text:p>896</text:p>
          </table:table-cell>
          <table:table-cell table:formula="of:=[.B1289]-[.B$2]" office:value-type="float" office:value="37.3813493251801" calcext:value-type="float">
            <text:p>37.3813493252</text:p>
          </table:table-cell>
          <table:table-cell table:formula="of:=[.C1289]/([.D1289]-[.D1288])" office:value-type="float" office:value="94681.4568174947" calcext:value-type="float">
            <text:p>94681.4568174947</text:p>
          </table:table-cell>
          <table:table-cell/>
          <table:table-cell office:value-type="float" office:value="1442890806.03455" calcext:value-type="float">
            <text:p>1442890806.03455</text:p>
          </table:table-cell>
          <table:table-cell table:formula="of:=[.G1289]-[.$B1289]" office:value-type="float" office:value="0.207055330276489" calcext:value-type="float">
            <text:p>0.2070553303</text:p>
          </table:table-cell>
          <table:table-cell/>
          <table:table-cell office:value-type="float" office:value="1442890806.05532" calcext:value-type="float">
            <text:p>1442890806.05532</text:p>
          </table:table-cell>
          <table:table-cell table:formula="of:=[.J1289]-[.$B1289]" office:value-type="float" office:value="0.227821111679077" calcext:value-type="float">
            <text:p>0.2278211117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42890805.83691" calcext:value-type="float">
            <text:p>1442890805.83691</text:p>
          </table:table-cell>
          <table:table-cell office:value-type="float" office:value="896" calcext:value-type="float">
            <text:p>896</text:p>
          </table:table-cell>
          <table:table-cell table:formula="of:=[.B1290]-[.B$2]" office:value-type="float" office:value="37.3907644748688" calcext:value-type="float">
            <text:p>37.3907644749</text:p>
          </table:table-cell>
          <table:table-cell table:formula="of:=[.C1290]/([.D1290]-[.D1289])" office:value-type="float" office:value="95165.7732084072" calcext:value-type="float">
            <text:p>95165.7732084072</text:p>
          </table:table-cell>
          <table:table-cell/>
          <table:table-cell office:value-type="float" office:value="1442890806.14965" calcext:value-type="float">
            <text:p>1442890806.14965</text:p>
          </table:table-cell>
          <table:table-cell table:formula="of:=[.G1290]-[.$B1290]" office:value-type="float" office:value="0.312739849090576" calcext:value-type="float">
            <text:p>0.3127398491</text:p>
          </table:table-cell>
          <table:table-cell/>
          <table:table-cell office:value-type="float" office:value="1442890806.14969" calcext:value-type="float">
            <text:p>1442890806.14969</text:p>
          </table:table-cell>
          <table:table-cell table:formula="of:=[.J1290]-[.$B1290]" office:value-type="float" office:value="0.312780857086182" calcext:value-type="float">
            <text:p>0.3127808571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42890805.84636" calcext:value-type="float">
            <text:p>1442890805.84636</text:p>
          </table:table-cell>
          <table:table-cell office:value-type="float" office:value="896" calcext:value-type="float">
            <text:p>896</text:p>
          </table:table-cell>
          <table:table-cell table:formula="of:=[.B1291]-[.B$2]" office:value-type="float" office:value="37.4002163410187" calcext:value-type="float">
            <text:p>37.400216341</text:p>
          </table:table-cell>
          <table:table-cell table:formula="of:=[.C1291]/([.D1291]-[.D1290])" office:value-type="float" office:value="94796.0948441126" calcext:value-type="float">
            <text:p>94796.0948441126</text:p>
          </table:table-cell>
          <table:table-cell/>
          <table:table-cell office:value-type="float" office:value="1442890806.14975" calcext:value-type="float">
            <text:p>1442890806.14975</text:p>
          </table:table-cell>
          <table:table-cell table:formula="of:=[.G1291]-[.$B1291]" office:value-type="float" office:value="0.303385257720947" calcext:value-type="float">
            <text:p>0.3033852577</text:p>
          </table:table-cell>
          <table:table-cell/>
          <table:table-cell office:value-type="float" office:value="1442890806.15233" calcext:value-type="float">
            <text:p>1442890806.15233</text:p>
          </table:table-cell>
          <table:table-cell table:formula="of:=[.J1291]-[.$B1291]" office:value-type="float" office:value="0.305972814559937" calcext:value-type="float">
            <text:p>0.3059728146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42890805.85582" calcext:value-type="float">
            <text:p>1442890805.85582</text:p>
          </table:table-cell>
          <table:table-cell office:value-type="float" office:value="896" calcext:value-type="float">
            <text:p>896</text:p>
          </table:table-cell>
          <table:table-cell table:formula="of:=[.B1292]-[.B$2]" office:value-type="float" office:value="37.4096791744232" calcext:value-type="float">
            <text:p>37.4096791744</text:p>
          </table:table-cell>
          <table:table-cell table:formula="of:=[.C1292]/([.D1292]-[.D1291])" office:value-type="float" office:value="94686.2278659612" calcext:value-type="float">
            <text:p>94686.2278659612</text:p>
          </table:table-cell>
          <table:table-cell/>
          <table:table-cell office:value-type="float" office:value="1442890806.14977" calcext:value-type="float">
            <text:p>1442890806.14977</text:p>
          </table:table-cell>
          <table:table-cell table:formula="of:=[.G1292]-[.$B1292]" office:value-type="float" office:value="0.293947458267212" calcext:value-type="float">
            <text:p>0.2939474583</text:p>
          </table:table-cell>
          <table:table-cell/>
          <table:table-cell office:value-type="float" office:value="1442890806.15497" calcext:value-type="float">
            <text:p>1442890806.15497</text:p>
          </table:table-cell>
          <table:table-cell table:formula="of:=[.J1292]-[.$B1292]" office:value-type="float" office:value="0.299149036407471" calcext:value-type="float">
            <text:p>0.2991490364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42890805.86535" calcext:value-type="float">
            <text:p>1442890805.86535</text:p>
          </table:table-cell>
          <table:table-cell office:value-type="float" office:value="896" calcext:value-type="float">
            <text:p>896</text:p>
          </table:table-cell>
          <table:table-cell table:formula="of:=[.B1293]-[.B$2]" office:value-type="float" office:value="37.4192066192627" calcext:value-type="float">
            <text:p>37.4192066193</text:p>
          </table:table-cell>
          <table:table-cell table:formula="of:=[.C1293]/([.D1293]-[.D1292])" office:value-type="float" office:value="94044.102600035" calcext:value-type="float">
            <text:p>94044.102600035</text:p>
          </table:table-cell>
          <table:table-cell/>
          <table:table-cell office:value-type="float" office:value="1442890806.14979" calcext:value-type="float">
            <text:p>1442890806.14979</text:p>
          </table:table-cell>
          <table:table-cell table:formula="of:=[.G1293]-[.$B1293]" office:value-type="float" office:value="0.284442901611328" calcext:value-type="float">
            <text:p>0.2844429016</text:p>
          </table:table-cell>
          <table:table-cell/>
          <table:table-cell office:value-type="float" office:value="1442890806.15764" calcext:value-type="float">
            <text:p>1442890806.15764</text:p>
          </table:table-cell>
          <table:table-cell table:formula="of:=[.J1293]-[.$B1293]" office:value-type="float" office:value="0.292284250259399" calcext:value-type="float">
            <text:p>0.2922842503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42890805.87481" calcext:value-type="float">
            <text:p>1442890805.87481</text:p>
          </table:table-cell>
          <table:table-cell office:value-type="float" office:value="896" calcext:value-type="float">
            <text:p>896</text:p>
          </table:table-cell>
          <table:table-cell table:formula="of:=[.B1294]-[.B$2]" office:value-type="float" office:value="37.4286704063415" calcext:value-type="float">
            <text:p>37.4286704063</text:p>
          </table:table-cell>
          <table:table-cell table:formula="of:=[.C1294]/([.D1294]-[.D1293])" office:value-type="float" office:value="94676.6862498111" calcext:value-type="float">
            <text:p>94676.6862498111</text:p>
          </table:table-cell>
          <table:table-cell/>
          <table:table-cell office:value-type="float" office:value="1442890806.14982" calcext:value-type="float">
            <text:p>1442890806.14982</text:p>
          </table:table-cell>
          <table:table-cell table:formula="of:=[.G1294]-[.$B1294]" office:value-type="float" office:value="0.275001049041748" calcext:value-type="float">
            <text:p>0.275001049</text:p>
          </table:table-cell>
          <table:table-cell/>
          <table:table-cell office:value-type="float" office:value="1442890806.16024" calcext:value-type="float">
            <text:p>1442890806.16024</text:p>
          </table:table-cell>
          <table:table-cell table:formula="of:=[.J1294]-[.$B1294]" office:value-type="float" office:value="0.285427570343018" calcext:value-type="float">
            <text:p>0.2854275703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42890805.88427" calcext:value-type="float">
            <text:p>1442890805.88427</text:p>
          </table:table-cell>
          <table:table-cell office:value-type="float" office:value="896" calcext:value-type="float">
            <text:p>896</text:p>
          </table:table-cell>
          <table:table-cell table:formula="of:=[.B1295]-[.B$2]" office:value-type="float" office:value="37.4381244182587" calcext:value-type="float">
            <text:p>37.4381244183</text:p>
          </table:table-cell>
          <table:table-cell table:formula="of:=[.C1295]/([.D1295]-[.D1294])" office:value-type="float" office:value="94774.5790734623" calcext:value-type="float">
            <text:p>94774.5790734623</text:p>
          </table:table-cell>
          <table:table-cell/>
          <table:table-cell office:value-type="float" office:value="1442890806.14984" calcext:value-type="float">
            <text:p>1442890806.14984</text:p>
          </table:table-cell>
          <table:table-cell table:formula="of:=[.G1295]-[.$B1295]" office:value-type="float" office:value="0.26556921005249" calcext:value-type="float">
            <text:p>0.2655692101</text:p>
          </table:table-cell>
          <table:table-cell/>
          <table:table-cell office:value-type="float" office:value="1442890806.16289" calcext:value-type="float">
            <text:p>1442890806.16289</text:p>
          </table:table-cell>
          <table:table-cell table:formula="of:=[.J1295]-[.$B1295]" office:value-type="float" office:value="0.27861762046814" calcext:value-type="float">
            <text:p>0.2786176205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42890805.89378" calcext:value-type="float">
            <text:p>1442890805.89378</text:p>
          </table:table-cell>
          <table:table-cell office:value-type="float" office:value="896" calcext:value-type="float">
            <text:p>896</text:p>
          </table:table-cell>
          <table:table-cell table:formula="of:=[.B1296]-[.B$2]" office:value-type="float" office:value="37.4476387500763" calcext:value-type="float">
            <text:p>37.4476387501</text:p>
          </table:table-cell>
          <table:table-cell table:formula="of:=[.C1296]/([.D1296]-[.D1295])" office:value-type="float" office:value="94173.7178369167" calcext:value-type="float">
            <text:p>94173.7178369167</text:p>
          </table:table-cell>
          <table:table-cell/>
          <table:table-cell office:value-type="float" office:value="1442890806.14986" calcext:value-type="float">
            <text:p>1442890806.14986</text:p>
          </table:table-cell>
          <table:table-cell table:formula="of:=[.G1296]-[.$B1296]" office:value-type="float" office:value="0.256078004837036" calcext:value-type="float">
            <text:p>0.2560780048</text:p>
          </table:table-cell>
          <table:table-cell/>
          <table:table-cell office:value-type="float" office:value="1442890806.16553" calcext:value-type="float">
            <text:p>1442890806.16553</text:p>
          </table:table-cell>
          <table:table-cell table:formula="of:=[.J1296]-[.$B1296]" office:value-type="float" office:value="0.271749973297119" calcext:value-type="float">
            <text:p>0.2717499733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42890805.90327" calcext:value-type="float">
            <text:p>1442890805.90327</text:p>
          </table:table-cell>
          <table:table-cell office:value-type="float" office:value="896" calcext:value-type="float">
            <text:p>896</text:p>
          </table:table-cell>
          <table:table-cell table:formula="of:=[.B1297]-[.B$2]" office:value-type="float" office:value="37.4571294784546" calcext:value-type="float">
            <text:p>37.4571294785</text:p>
          </table:table-cell>
          <table:table-cell table:formula="of:=[.C1297]/([.D1297]-[.D1296])" office:value-type="float" office:value="94407.9278518854" calcext:value-type="float">
            <text:p>94407.9278518854</text:p>
          </table:table-cell>
          <table:table-cell/>
          <table:table-cell office:value-type="float" office:value="1442890806.14988" calcext:value-type="float">
            <text:p>1442890806.14988</text:p>
          </table:table-cell>
          <table:table-cell table:formula="of:=[.G1297]-[.$B1297]" office:value-type="float" office:value="0.246610403060913" calcext:value-type="float">
            <text:p>0.2466104031</text:p>
          </table:table-cell>
          <table:table-cell/>
          <table:table-cell office:value-type="float" office:value="1442890806.16818" calcext:value-type="float">
            <text:p>1442890806.16818</text:p>
          </table:table-cell>
          <table:table-cell table:formula="of:=[.J1297]-[.$B1297]" office:value-type="float" office:value="0.2649085521698" calcext:value-type="float">
            <text:p>0.2649085522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42890805.91276" calcext:value-type="float">
            <text:p>1442890805.91276</text:p>
          </table:table-cell>
          <table:table-cell office:value-type="float" office:value="896" calcext:value-type="float">
            <text:p>896</text:p>
          </table:table-cell>
          <table:table-cell table:formula="of:=[.B1298]-[.B$2]" office:value-type="float" office:value="37.4666199684143" calcext:value-type="float">
            <text:p>37.4666199684</text:p>
          </table:table-cell>
          <table:table-cell table:formula="of:=[.C1298]/([.D1298]-[.D1297])" office:value-type="float" office:value="94410.2995528312" calcext:value-type="float">
            <text:p>94410.2995528312</text:p>
          </table:table-cell>
          <table:table-cell/>
          <table:table-cell office:value-type="float" office:value="1442890806.14992" calcext:value-type="float">
            <text:p>1442890806.14992</text:p>
          </table:table-cell>
          <table:table-cell table:formula="of:=[.G1298]-[.$B1298]" office:value-type="float" office:value="0.237159252166748" calcext:value-type="float">
            <text:p>0.2371592522</text:p>
          </table:table-cell>
          <table:table-cell/>
          <table:table-cell office:value-type="float" office:value="1442890806.17079" calcext:value-type="float">
            <text:p>1442890806.17079</text:p>
          </table:table-cell>
          <table:table-cell table:formula="of:=[.J1298]-[.$B1298]" office:value-type="float" office:value="0.258028268814087" calcext:value-type="float">
            <text:p>0.2580282688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42890805.92222" calcext:value-type="float">
            <text:p>1442890805.92222</text:p>
          </table:table-cell>
          <table:table-cell office:value-type="float" office:value="896" calcext:value-type="float">
            <text:p>896</text:p>
          </table:table-cell>
          <table:table-cell table:formula="of:=[.B1299]-[.B$2]" office:value-type="float" office:value="37.4760799407959" calcext:value-type="float">
            <text:p>37.4760799408</text:p>
          </table:table-cell>
          <table:table-cell table:formula="of:=[.C1299]/([.D1299]-[.D1298])" office:value-type="float" office:value="94714.864257271" calcext:value-type="float">
            <text:p>94714.864257271</text:p>
          </table:table-cell>
          <table:table-cell/>
          <table:table-cell office:value-type="float" office:value="1442890806.14995" calcext:value-type="float">
            <text:p>1442890806.14995</text:p>
          </table:table-cell>
          <table:table-cell table:formula="of:=[.G1299]-[.$B1299]" office:value-type="float" office:value="0.227725744247437" calcext:value-type="float">
            <text:p>0.2277257442</text:p>
          </table:table-cell>
          <table:table-cell/>
          <table:table-cell office:value-type="float" office:value="1442890806.17344" calcext:value-type="float">
            <text:p>1442890806.17344</text:p>
          </table:table-cell>
          <table:table-cell table:formula="of:=[.J1299]-[.$B1299]" office:value-type="float" office:value="0.251218557357788" calcext:value-type="float">
            <text:p>0.2512185574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42890805.93169" calcext:value-type="float">
            <text:p>1442890805.93169</text:p>
          </table:table-cell>
          <table:table-cell office:value-type="float" office:value="896" calcext:value-type="float">
            <text:p>896</text:p>
          </table:table-cell>
          <table:table-cell table:formula="of:=[.B1300]-[.B$2]" office:value-type="float" office:value="37.4855465888977" calcext:value-type="float">
            <text:p>37.4855465889</text:p>
          </table:table-cell>
          <table:table-cell table:formula="of:=[.C1300]/([.D1300]-[.D1299])" office:value-type="float" office:value="94648.0729360802" calcext:value-type="float">
            <text:p>94648.0729360802</text:p>
          </table:table-cell>
          <table:table-cell/>
          <table:table-cell office:value-type="float" office:value="1442890806.14997" calcext:value-type="float">
            <text:p>1442890806.14997</text:p>
          </table:table-cell>
          <table:table-cell table:formula="of:=[.G1300]-[.$B1300]" office:value-type="float" office:value="0.218281269073486" calcext:value-type="float">
            <text:p>0.2182812691</text:p>
          </table:table-cell>
          <table:table-cell/>
          <table:table-cell office:value-type="float" office:value="1442890806.1761" calcext:value-type="float">
            <text:p>1442890806.1761</text:p>
          </table:table-cell>
          <table:table-cell table:formula="of:=[.J1300]-[.$B1300]" office:value-type="float" office:value="0.244404792785645" calcext:value-type="float">
            <text:p>0.2444047928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42890805.94115" calcext:value-type="float">
            <text:p>1442890805.94115</text:p>
          </table:table-cell>
          <table:table-cell office:value-type="float" office:value="896" calcext:value-type="float">
            <text:p>896</text:p>
          </table:table-cell>
          <table:table-cell table:formula="of:=[.B1301]-[.B$2]" office:value-type="float" office:value="37.4950044155121" calcext:value-type="float">
            <text:p>37.4950044155</text:p>
          </table:table-cell>
          <table:table-cell table:formula="of:=[.C1301]/([.D1301]-[.D1300])" office:value-type="float" office:value="94736.3529204165" calcext:value-type="float">
            <text:p>94736.3529204165</text:p>
          </table:table-cell>
          <table:table-cell/>
          <table:table-cell office:value-type="float" office:value="1442890806.14999" calcext:value-type="float">
            <text:p>1442890806.14999</text:p>
          </table:table-cell>
          <table:table-cell table:formula="of:=[.G1301]-[.$B1301]" office:value-type="float" office:value="0.208845138549805" calcext:value-type="float">
            <text:p>0.2088451385</text:p>
          </table:table-cell>
          <table:table-cell/>
          <table:table-cell office:value-type="float" office:value="1442890806.17874" calcext:value-type="float">
            <text:p>1442890806.17874</text:p>
          </table:table-cell>
          <table:table-cell table:formula="of:=[.J1301]-[.$B1301]" office:value-type="float" office:value="0.237593650817871" calcext:value-type="float">
            <text:p>0.2375936508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42890805.95062" calcext:value-type="float">
            <text:p>1442890805.95062</text:p>
          </table:table-cell>
          <table:table-cell office:value-type="float" office:value="896" calcext:value-type="float">
            <text:p>896</text:p>
          </table:table-cell>
          <table:table-cell table:formula="of:=[.B1302]-[.B$2]" office:value-type="float" office:value="37.5044748783112" calcext:value-type="float">
            <text:p>37.5044748783</text:p>
          </table:table-cell>
          <table:table-cell table:formula="of:=[.C1302]/([.D1302]-[.D1301])" office:value-type="float" office:value="94609.9487437692" calcext:value-type="float">
            <text:p>94609.9487437692</text:p>
          </table:table-cell>
          <table:table-cell/>
          <table:table-cell office:value-type="float" office:value="1442890806.23527" calcext:value-type="float">
            <text:p>1442890806.23527</text:p>
          </table:table-cell>
          <table:table-cell table:formula="of:=[.G1302]-[.$B1302]" office:value-type="float" office:value="0.284645795822144" calcext:value-type="float">
            <text:p>0.2846457958</text:p>
          </table:table-cell>
          <table:table-cell/>
          <table:table-cell office:value-type="float" office:value="1442890806.2353" calcext:value-type="float">
            <text:p>1442890806.2353</text:p>
          </table:table-cell>
          <table:table-cell table:formula="of:=[.J1302]-[.$B1302]" office:value-type="float" office:value="0.284683465957642" calcext:value-type="float">
            <text:p>0.284683466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42890805.96013" calcext:value-type="float">
            <text:p>1442890805.96013</text:p>
          </table:table-cell>
          <table:table-cell office:value-type="float" office:value="896" calcext:value-type="float">
            <text:p>896</text:p>
          </table:table-cell>
          <table:table-cell table:formula="of:=[.B1303]-[.B$2]" office:value-type="float" office:value="37.51398396492" calcext:value-type="float">
            <text:p>37.5139839649</text:p>
          </table:table-cell>
          <table:table-cell table:formula="of:=[.C1303]/([.D1303]-[.D1302])" office:value-type="float" office:value="94225.6640256745" calcext:value-type="float">
            <text:p>94225.6640256745</text:p>
          </table:table-cell>
          <table:table-cell/>
          <table:table-cell office:value-type="float" office:value="1442890806.23534" calcext:value-type="float">
            <text:p>1442890806.23534</text:p>
          </table:table-cell>
          <table:table-cell table:formula="of:=[.G1303]-[.$B1303]" office:value-type="float" office:value="0.275213956832886" calcext:value-type="float">
            <text:p>0.2752139568</text:p>
          </table:table-cell>
          <table:table-cell/>
          <table:table-cell office:value-type="float" office:value="1442890806.23794" calcext:value-type="float">
            <text:p>1442890806.23794</text:p>
          </table:table-cell>
          <table:table-cell table:formula="of:=[.J1303]-[.$B1303]" office:value-type="float" office:value="0.27781081199646" calcext:value-type="float">
            <text:p>0.277810812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42890805.9696" calcext:value-type="float">
            <text:p>1442890805.9696</text:p>
          </table:table-cell>
          <table:table-cell office:value-type="float" office:value="896" calcext:value-type="float">
            <text:p>896</text:p>
          </table:table-cell>
          <table:table-cell table:formula="of:=[.B1304]-[.B$2]" office:value-type="float" office:value="37.5234515666962" calcext:value-type="float">
            <text:p>37.5234515667</text:p>
          </table:table-cell>
          <table:table-cell table:formula="of:=[.C1304]/([.D1304]-[.D1303])" office:value-type="float" office:value="94638.5390078066" calcext:value-type="float">
            <text:p>94638.5390078066</text:p>
          </table:table-cell>
          <table:table-cell/>
          <table:table-cell office:value-type="float" office:value="1442890806.23536" calcext:value-type="float">
            <text:p>1442890806.23536</text:p>
          </table:table-cell>
          <table:table-cell table:formula="of:=[.G1304]-[.$B1304]" office:value-type="float" office:value="0.265767812728882" calcext:value-type="float">
            <text:p>0.2657678127</text:p>
          </table:table-cell>
          <table:table-cell/>
          <table:table-cell office:value-type="float" office:value="1442890806.24059" calcext:value-type="float">
            <text:p>1442890806.24059</text:p>
          </table:table-cell>
          <table:table-cell table:formula="of:=[.J1304]-[.$B1304]" office:value-type="float" office:value="0.270997524261475" calcext:value-type="float">
            <text:p>0.2709975243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42890805.9791" calcext:value-type="float">
            <text:p>1442890805.9791</text:p>
          </table:table-cell>
          <table:table-cell office:value-type="float" office:value="896" calcext:value-type="float">
            <text:p>896</text:p>
          </table:table-cell>
          <table:table-cell table:formula="of:=[.B1305]-[.B$2]" office:value-type="float" office:value="37.5329575538635" calcext:value-type="float">
            <text:p>37.5329575539</text:p>
          </table:table-cell>
          <table:table-cell table:formula="of:=[.C1305]/([.D1305]-[.D1304])" office:value-type="float" office:value="94256.3864462893" calcext:value-type="float">
            <text:p>94256.3864462893</text:p>
          </table:table-cell>
          <table:table-cell/>
          <table:table-cell office:value-type="float" office:value="1442890806.23538" calcext:value-type="float">
            <text:p>1442890806.23538</text:p>
          </table:table-cell>
          <table:table-cell table:formula="of:=[.G1305]-[.$B1305]" office:value-type="float" office:value="0.256280899047852" calcext:value-type="float">
            <text:p>0.256280899</text:p>
          </table:table-cell>
          <table:table-cell/>
          <table:table-cell office:value-type="float" office:value="1442890806.24327" calcext:value-type="float">
            <text:p>1442890806.24327</text:p>
          </table:table-cell>
          <table:table-cell table:formula="of:=[.J1305]-[.$B1305]" office:value-type="float" office:value="0.26416540145874" calcext:value-type="float">
            <text:p>0.2641654015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42890805.98856" calcext:value-type="float">
            <text:p>1442890805.98856</text:p>
          </table:table-cell>
          <table:table-cell office:value-type="float" office:value="896" calcext:value-type="float">
            <text:p>896</text:p>
          </table:table-cell>
          <table:table-cell table:formula="of:=[.B1306]-[.B$2]" office:value-type="float" office:value="37.5424172878265" calcext:value-type="float">
            <text:p>37.5424172878</text:p>
          </table:table-cell>
          <table:table-cell table:formula="of:=[.C1306]/([.D1306]-[.D1305])" office:value-type="float" office:value="94717.2514050961" calcext:value-type="float">
            <text:p>94717.2514050961</text:p>
          </table:table-cell>
          <table:table-cell/>
          <table:table-cell office:value-type="float" office:value="1442890806.2354" calcext:value-type="float">
            <text:p>1442890806.2354</text:p>
          </table:table-cell>
          <table:table-cell table:formula="of:=[.G1306]-[.$B1306]" office:value-type="float" office:value="0.246839761734009" calcext:value-type="float">
            <text:p>0.2468397617</text:p>
          </table:table-cell>
          <table:table-cell/>
          <table:table-cell office:value-type="float" office:value="1442890806.24588" calcext:value-type="float">
            <text:p>1442890806.24588</text:p>
          </table:table-cell>
          <table:table-cell table:formula="of:=[.J1306]-[.$B1306]" office:value-type="float" office:value="0.257314205169678" calcext:value-type="float">
            <text:p>0.2573142052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42890805.99803" calcext:value-type="float">
            <text:p>1442890805.99803</text:p>
          </table:table-cell>
          <table:table-cell office:value-type="float" office:value="896" calcext:value-type="float">
            <text:p>896</text:p>
          </table:table-cell>
          <table:table-cell table:formula="of:=[.B1307]-[.B$2]" office:value-type="float" office:value="37.551885843277" calcext:value-type="float">
            <text:p>37.5518858433</text:p>
          </table:table-cell>
          <table:table-cell table:formula="of:=[.C1307]/([.D1307]-[.D1306])" office:value-type="float" office:value="94629.0070000504" calcext:value-type="float">
            <text:p>94629.0070000504</text:p>
          </table:table-cell>
          <table:table-cell/>
          <table:table-cell office:value-type="float" office:value="1442890806.23542" calcext:value-type="float">
            <text:p>1442890806.23542</text:p>
          </table:table-cell>
          <table:table-cell table:formula="of:=[.G1307]-[.$B1307]" office:value-type="float" office:value="0.237392663955688" calcext:value-type="float">
            <text:p>0.237392664</text:p>
          </table:table-cell>
          <table:table-cell/>
          <table:table-cell office:value-type="float" office:value="1442890806.24853" calcext:value-type="float">
            <text:p>1442890806.24853</text:p>
          </table:table-cell>
          <table:table-cell table:formula="of:=[.J1307]-[.$B1307]" office:value-type="float" office:value="0.250495910644531" calcext:value-type="float">
            <text:p>0.2504959106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42890806.00751" calcext:value-type="float">
            <text:p>1442890806.00751</text:p>
          </table:table-cell>
          <table:table-cell office:value-type="float" office:value="896" calcext:value-type="float">
            <text:p>896</text:p>
          </table:table-cell>
          <table:table-cell table:formula="of:=[.B1308]-[.B$2]" office:value-type="float" office:value="37.5613687038422" calcext:value-type="float">
            <text:p>37.5613687038</text:p>
          </table:table-cell>
          <table:table-cell table:formula="of:=[.C1308]/([.D1308]-[.D1307])" office:value-type="float" office:value="94486.2569517775" calcext:value-type="float">
            <text:p>94486.2569517775</text:p>
          </table:table-cell>
          <table:table-cell/>
          <table:table-cell office:value-type="float" office:value="1442890806.23544" calcext:value-type="float">
            <text:p>1442890806.23544</text:p>
          </table:table-cell>
          <table:table-cell table:formula="of:=[.G1308]-[.$B1308]" office:value-type="float" office:value="0.227928638458252" calcext:value-type="float">
            <text:p>0.2279286385</text:p>
          </table:table-cell>
          <table:table-cell/>
          <table:table-cell office:value-type="float" office:value="1442890806.25117" calcext:value-type="float">
            <text:p>1442890806.25117</text:p>
          </table:table-cell>
          <table:table-cell table:formula="of:=[.J1308]-[.$B1308]" office:value-type="float" office:value="0.243651628494263" calcext:value-type="float">
            <text:p>0.2436516285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42890806.01587" calcext:value-type="float">
            <text:p>1442890806.01587</text:p>
          </table:table-cell>
          <table:table-cell office:value-type="float" office:value="896" calcext:value-type="float">
            <text:p>896</text:p>
          </table:table-cell>
          <table:table-cell table:formula="of:=[.B1309]-[.B$2]" office:value-type="float" office:value="37.5697271823883" calcext:value-type="float">
            <text:p>37.5697271824</text:p>
          </table:table-cell>
          <table:table-cell table:formula="of:=[.C1309]/([.D1309]-[.D1308])" office:value-type="float" office:value="107196.542415426" calcext:value-type="float">
            <text:p>107196.542415426</text:p>
          </table:table-cell>
          <table:table-cell/>
          <table:table-cell office:value-type="float" office:value="1442890806.23546" calcext:value-type="float">
            <text:p>1442890806.23546</text:p>
          </table:table-cell>
          <table:table-cell table:formula="of:=[.G1309]-[.$B1309]" office:value-type="float" office:value="0.219589471817017" calcext:value-type="float">
            <text:p>0.2195894718</text:p>
          </table:table-cell>
          <table:table-cell/>
          <table:table-cell office:value-type="float" office:value="1442890806.2538" calcext:value-type="float">
            <text:p>1442890806.2538</text:p>
          </table:table-cell>
          <table:table-cell table:formula="of:=[.J1309]-[.$B1309]" office:value-type="float" office:value="0.237930297851562" calcext:value-type="float">
            <text:p>0.2379302979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42890806.02419" calcext:value-type="float">
            <text:p>1442890806.02419</text:p>
          </table:table-cell>
          <table:table-cell office:value-type="float" office:value="896" calcext:value-type="float">
            <text:p>896</text:p>
          </table:table-cell>
          <table:table-cell table:formula="of:=[.B1310]-[.B$2]" office:value-type="float" office:value="37.5780417919159" calcext:value-type="float">
            <text:p>37.5780417919</text:p>
          </table:table-cell>
          <table:table-cell table:formula="of:=[.C1310]/([.D1310]-[.D1309])" office:value-type="float" office:value="107762.126053794" calcext:value-type="float">
            <text:p>107762.126053794</text:p>
          </table:table-cell>
          <table:table-cell/>
          <table:table-cell office:value-type="float" office:value="1442890806.23548" calcext:value-type="float">
            <text:p>1442890806.23548</text:p>
          </table:table-cell>
          <table:table-cell table:formula="of:=[.G1310]-[.$B1310]" office:value-type="float" office:value="0.211293935775757" calcext:value-type="float">
            <text:p>0.2112939358</text:p>
          </table:table-cell>
          <table:table-cell/>
          <table:table-cell office:value-type="float" office:value="1442890806.25643" calcext:value-type="float">
            <text:p>1442890806.25643</text:p>
          </table:table-cell>
          <table:table-cell table:formula="of:=[.J1310]-[.$B1310]" office:value-type="float" office:value="0.232242584228516" calcext:value-type="float">
            <text:p>0.2322425842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42890806.03365" calcext:value-type="float">
            <text:p>1442890806.03365</text:p>
          </table:table-cell>
          <table:table-cell office:value-type="float" office:value="896" calcext:value-type="float">
            <text:p>896</text:p>
          </table:table-cell>
          <table:table-cell table:formula="of:=[.B1311]-[.B$2]" office:value-type="float" office:value="37.5875008106232" calcext:value-type="float">
            <text:p>37.5875008106</text:p>
          </table:table-cell>
          <table:table-cell table:formula="of:=[.C1311]/([.D1311]-[.D1310])" office:value-type="float" office:value="94724.4135706004" calcext:value-type="float">
            <text:p>94724.4135706004</text:p>
          </table:table-cell>
          <table:table-cell/>
          <table:table-cell office:value-type="float" office:value="1442890806.2355" calcext:value-type="float">
            <text:p>1442890806.2355</text:p>
          </table:table-cell>
          <table:table-cell table:formula="of:=[.G1311]-[.$B1311]" office:value-type="float" office:value="0.201853513717651" calcext:value-type="float">
            <text:p>0.2018535137</text:p>
          </table:table-cell>
          <table:table-cell/>
          <table:table-cell office:value-type="float" office:value="1442890806.25909" calcext:value-type="float">
            <text:p>1442890806.25909</text:p>
          </table:table-cell>
          <table:table-cell table:formula="of:=[.J1311]-[.$B1311]" office:value-type="float" office:value="0.225444078445435" calcext:value-type="float">
            <text:p>0.2254440784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42890806.04208" calcext:value-type="float">
            <text:p>1442890806.04208</text:p>
          </table:table-cell>
          <table:table-cell office:value-type="float" office:value="896" calcext:value-type="float">
            <text:p>896</text:p>
          </table:table-cell>
          <table:table-cell table:formula="of:=[.B1312]-[.B$2]" office:value-type="float" office:value="37.5959384441376" calcext:value-type="float">
            <text:p>37.5959384441</text:p>
          </table:table-cell>
          <table:table-cell table:formula="of:=[.C1312]/([.D1312]-[.D1311])" office:value-type="float" office:value="106190.912235095" calcext:value-type="float">
            <text:p>106190.912235095</text:p>
          </table:table-cell>
          <table:table-cell/>
          <table:table-cell office:value-type="float" office:value="1442890806.34116" calcext:value-type="float">
            <text:p>1442890806.34116</text:p>
          </table:table-cell>
          <table:table-cell table:formula="of:=[.G1312]-[.$B1312]" office:value-type="float" office:value="0.299081087112427" calcext:value-type="float">
            <text:p>0.2990810871</text:p>
          </table:table-cell>
          <table:table-cell/>
          <table:table-cell office:value-type="float" office:value="1442890806.34122" calcext:value-type="float">
            <text:p>1442890806.34122</text:p>
          </table:table-cell>
          <table:table-cell table:formula="of:=[.J1312]-[.$B1312]" office:value-type="float" office:value="0.299137353897095" calcext:value-type="float">
            <text:p>0.2991373539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42890806.05041" calcext:value-type="float">
            <text:p>1442890806.05041</text:p>
          </table:table-cell>
          <table:table-cell office:value-type="float" office:value="896" calcext:value-type="float">
            <text:p>896</text:p>
          </table:table-cell>
          <table:table-cell table:formula="of:=[.B1313]-[.B$2]" office:value-type="float" office:value="37.6042680740356" calcext:value-type="float">
            <text:p>37.604268074</text:p>
          </table:table-cell>
          <table:table-cell table:formula="of:=[.C1313]/([.D1313]-[.D1312])" office:value-type="float" office:value="107567.804448006" calcext:value-type="float">
            <text:p>107567.804448006</text:p>
          </table:table-cell>
          <table:table-cell/>
          <table:table-cell office:value-type="float" office:value="1442890806.34129" calcext:value-type="float">
            <text:p>1442890806.34129</text:p>
          </table:table-cell>
          <table:table-cell table:formula="of:=[.G1313]-[.$B1313]" office:value-type="float" office:value="0.290880441665649" calcext:value-type="float">
            <text:p>0.2908804417</text:p>
          </table:table-cell>
          <table:table-cell/>
          <table:table-cell office:value-type="float" office:value="1442890806.34384" calcext:value-type="float">
            <text:p>1442890806.34384</text:p>
          </table:table-cell>
          <table:table-cell table:formula="of:=[.J1313]-[.$B1313]" office:value-type="float" office:value="0.293429374694824" calcext:value-type="float">
            <text:p>0.2934293747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42890806.05875" calcext:value-type="float">
            <text:p>1442890806.05875</text:p>
          </table:table-cell>
          <table:table-cell office:value-type="float" office:value="896" calcext:value-type="float">
            <text:p>896</text:p>
          </table:table-cell>
          <table:table-cell table:formula="of:=[.B1314]-[.B$2]" office:value-type="float" office:value="37.6126029491425" calcext:value-type="float">
            <text:p>37.6126029491</text:p>
          </table:table-cell>
          <table:table-cell table:formula="of:=[.C1314]/([.D1314]-[.D1313])" office:value-type="float" office:value="107500.111101576" calcext:value-type="float">
            <text:p>107500.111101576</text:p>
          </table:table-cell>
          <table:table-cell/>
          <table:table-cell office:value-type="float" office:value="1442890806.34132" calcext:value-type="float">
            <text:p>1442890806.34132</text:p>
          </table:table-cell>
          <table:table-cell table:formula="of:=[.G1314]-[.$B1314]" office:value-type="float" office:value="0.282572746276855" calcext:value-type="float">
            <text:p>0.2825727463</text:p>
          </table:table-cell>
          <table:table-cell/>
          <table:table-cell office:value-type="float" office:value="1442890806.3465" calcext:value-type="float">
            <text:p>1442890806.3465</text:p>
          </table:table-cell>
          <table:table-cell table:formula="of:=[.J1314]-[.$B1314]" office:value-type="float" office:value="0.287748336791992" calcext:value-type="float">
            <text:p>0.2877483368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42890806.06713" calcext:value-type="float">
            <text:p>1442890806.06713</text:p>
          </table:table-cell>
          <table:table-cell office:value-type="float" office:value="896" calcext:value-type="float">
            <text:p>896</text:p>
          </table:table-cell>
          <table:table-cell table:formula="of:=[.B1315]-[.B$2]" office:value-type="float" office:value="37.6209816932678" calcext:value-type="float">
            <text:p>37.6209816933</text:p>
          </table:table-cell>
          <table:table-cell table:formula="of:=[.C1315]/([.D1315]-[.D1314])" office:value-type="float" office:value="106937.267279401" calcext:value-type="float">
            <text:p>106937.267279401</text:p>
          </table:table-cell>
          <table:table-cell/>
          <table:table-cell office:value-type="float" office:value="1442890806.34134" calcext:value-type="float">
            <text:p>1442890806.34134</text:p>
          </table:table-cell>
          <table:table-cell table:formula="of:=[.G1315]-[.$B1315]" office:value-type="float" office:value="0.274217128753662" calcext:value-type="float">
            <text:p>0.2742171288</text:p>
          </table:table-cell>
          <table:table-cell/>
          <table:table-cell office:value-type="float" office:value="1442890806.34914" calcext:value-type="float">
            <text:p>1442890806.34914</text:p>
          </table:table-cell>
          <table:table-cell table:formula="of:=[.J1315]-[.$B1315]" office:value-type="float" office:value="0.282016754150391" calcext:value-type="float">
            <text:p>0.2820167542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42890806.07546" calcext:value-type="float">
            <text:p>1442890806.07546</text:p>
          </table:table-cell>
          <table:table-cell office:value-type="float" office:value="896" calcext:value-type="float">
            <text:p>896</text:p>
          </table:table-cell>
          <table:table-cell table:formula="of:=[.B1316]-[.B$2]" office:value-type="float" office:value="37.6293113231659" calcext:value-type="float">
            <text:p>37.6293113232</text:p>
          </table:table-cell>
          <table:table-cell table:formula="of:=[.C1316]/([.D1316]-[.D1315])" office:value-type="float" office:value="107567.804448006" calcext:value-type="float">
            <text:p>107567.804448006</text:p>
          </table:table-cell>
          <table:table-cell/>
          <table:table-cell office:value-type="float" office:value="1442890806.34138" calcext:value-type="float">
            <text:p>1442890806.34138</text:p>
          </table:table-cell>
          <table:table-cell table:formula="of:=[.G1316]-[.$B1316]" office:value-type="float" office:value="0.265926837921143" calcext:value-type="float">
            <text:p>0.2659268379</text:p>
          </table:table-cell>
          <table:table-cell/>
          <table:table-cell office:value-type="float" office:value="1442890806.35178" calcext:value-type="float">
            <text:p>1442890806.35178</text:p>
          </table:table-cell>
          <table:table-cell table:formula="of:=[.J1316]-[.$B1316]" office:value-type="float" office:value="0.27632737159729" calcext:value-type="float">
            <text:p>0.2763273716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42890806.08379" calcext:value-type="float">
            <text:p>1442890806.08379</text:p>
          </table:table-cell>
          <table:table-cell office:value-type="float" office:value="896" calcext:value-type="float">
            <text:p>896</text:p>
          </table:table-cell>
          <table:table-cell table:formula="of:=[.B1317]-[.B$2]" office:value-type="float" office:value="37.6376423835754" calcext:value-type="float">
            <text:p>37.6376423836</text:p>
          </table:table-cell>
          <table:table-cell table:formula="of:=[.C1317]/([.D1317]-[.D1316])" office:value-type="float" office:value="107549.334172796" calcext:value-type="float">
            <text:p>107549.334172796</text:p>
          </table:table-cell>
          <table:table-cell/>
          <table:table-cell office:value-type="float" office:value="1442890806.34142" calcext:value-type="float">
            <text:p>1442890806.34142</text:p>
          </table:table-cell>
          <table:table-cell table:formula="of:=[.G1317]-[.$B1317]" office:value-type="float" office:value="0.257628679275513" calcext:value-type="float">
            <text:p>0.2576286793</text:p>
          </table:table-cell>
          <table:table-cell/>
          <table:table-cell office:value-type="float" office:value="1442890806.35443" calcext:value-type="float">
            <text:p>1442890806.35443</text:p>
          </table:table-cell>
          <table:table-cell table:formula="of:=[.J1317]-[.$B1317]" office:value-type="float" office:value="0.27064061164856" calcext:value-type="float">
            <text:p>0.2706406116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42890806.09214" calcext:value-type="float">
            <text:p>1442890806.09214</text:p>
          </table:table-cell>
          <table:table-cell office:value-type="float" office:value="896" calcext:value-type="float">
            <text:p>896</text:p>
          </table:table-cell>
          <table:table-cell table:formula="of:=[.B1318]-[.B$2]" office:value-type="float" office:value="37.6459927558899" calcext:value-type="float">
            <text:p>37.6459927559</text:p>
          </table:table-cell>
          <table:table-cell table:formula="of:=[.C1318]/([.D1318]-[.D1317])" office:value-type="float" office:value="107300.604842394" calcext:value-type="float">
            <text:p>107300.604842394</text:p>
          </table:table-cell>
          <table:table-cell/>
          <table:table-cell office:value-type="float" office:value="1442890806.34145" calcext:value-type="float">
            <text:p>1442890806.34145</text:p>
          </table:table-cell>
          <table:table-cell table:formula="of:=[.G1318]-[.$B1318]" office:value-type="float" office:value="0.249308347702026" calcext:value-type="float">
            <text:p>0.2493083477</text:p>
          </table:table-cell>
          <table:table-cell/>
          <table:table-cell office:value-type="float" office:value="1442890806.35708" calcext:value-type="float">
            <text:p>1442890806.35708</text:p>
          </table:table-cell>
          <table:table-cell table:formula="of:=[.J1318]-[.$B1318]" office:value-type="float" office:value="0.264942646026611" calcext:value-type="float">
            <text:p>0.264942646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42890806.10047" calcext:value-type="float">
            <text:p>1442890806.10047</text:p>
          </table:table-cell>
          <table:table-cell office:value-type="float" office:value="896" calcext:value-type="float">
            <text:p>896</text:p>
          </table:table-cell>
          <table:table-cell table:formula="of:=[.B1319]-[.B$2]" office:value-type="float" office:value="37.6543228626251" calcext:value-type="float">
            <text:p>37.6543228626</text:p>
          </table:table-cell>
          <table:table-cell table:formula="of:=[.C1319]/([.D1319]-[.D1318])" office:value-type="float" office:value="107561.646984745" calcext:value-type="float">
            <text:p>107561.646984745</text:p>
          </table:table-cell>
          <table:table-cell/>
          <table:table-cell office:value-type="float" office:value="1442890806.34148" calcext:value-type="float">
            <text:p>1442890806.34148</text:p>
          </table:table-cell>
          <table:table-cell table:formula="of:=[.G1319]-[.$B1319]" office:value-type="float" office:value="0.241007804870605" calcext:value-type="float">
            <text:p>0.2410078049</text:p>
          </table:table-cell>
          <table:table-cell/>
          <table:table-cell office:value-type="float" office:value="1442890806.35973" calcext:value-type="float">
            <text:p>1442890806.35973</text:p>
          </table:table-cell>
          <table:table-cell table:formula="of:=[.J1319]-[.$B1319]" office:value-type="float" office:value="0.259264707565308" calcext:value-type="float">
            <text:p>0.2592647076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42890806.10879" calcext:value-type="float">
            <text:p>1442890806.10879</text:p>
          </table:table-cell>
          <table:table-cell office:value-type="float" office:value="896" calcext:value-type="float">
            <text:p>896</text:p>
          </table:table-cell>
          <table:table-cell table:formula="of:=[.B1320]-[.B$2]" office:value-type="float" office:value="37.6626491546631" calcext:value-type="float">
            <text:p>37.6626491547</text:p>
          </table:table-cell>
          <table:table-cell table:formula="of:=[.C1320]/([.D1320]-[.D1319])" office:value-type="float" office:value="107610.926438164" calcext:value-type="float">
            <text:p>107610.926438164</text:p>
          </table:table-cell>
          <table:table-cell/>
          <table:table-cell office:value-type="float" office:value="1442890806.3415" calcext:value-type="float">
            <text:p>1442890806.3415</text:p>
          </table:table-cell>
          <table:table-cell table:formula="of:=[.G1320]-[.$B1320]" office:value-type="float" office:value="0.232710361480713" calcext:value-type="float">
            <text:p>0.2327103615</text:p>
          </table:table-cell>
          <table:table-cell/>
          <table:table-cell office:value-type="float" office:value="1442890806.36237" calcext:value-type="float">
            <text:p>1442890806.36237</text:p>
          </table:table-cell>
          <table:table-cell table:formula="of:=[.J1320]-[.$B1320]" office:value-type="float" office:value="0.253580570220947" calcext:value-type="float">
            <text:p>0.2535805702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42890806.11712" calcext:value-type="float">
            <text:p>1442890806.11712</text:p>
          </table:table-cell>
          <table:table-cell office:value-type="float" office:value="896" calcext:value-type="float">
            <text:p>896</text:p>
          </table:table-cell>
          <table:table-cell table:formula="of:=[.B1321]-[.B$2]" office:value-type="float" office:value="37.6709747314453" calcext:value-type="float">
            <text:p>37.6709747314</text:p>
          </table:table-cell>
          <table:table-cell table:formula="of:=[.C1321]/([.D1321]-[.D1320])" office:value-type="float" office:value="107620.171363116" calcext:value-type="float">
            <text:p>107620.171363116</text:p>
          </table:table-cell>
          <table:table-cell/>
          <table:table-cell office:value-type="float" office:value="1442890806.34153" calcext:value-type="float">
            <text:p>1442890806.34153</text:p>
          </table:table-cell>
          <table:table-cell table:formula="of:=[.G1321]-[.$B1321]" office:value-type="float" office:value="0.22441554069519" calcext:value-type="float">
            <text:p>0.2244155407</text:p>
          </table:table-cell>
          <table:table-cell/>
          <table:table-cell office:value-type="float" office:value="1442890806.36503" calcext:value-type="float">
            <text:p>1442890806.36503</text:p>
          </table:table-cell>
          <table:table-cell table:formula="of:=[.J1321]-[.$B1321]" office:value-type="float" office:value="0.2479088306427" calcext:value-type="float">
            <text:p>0.2479088306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42890806.12544" calcext:value-type="float">
            <text:p>1442890806.12544</text:p>
          </table:table-cell>
          <table:table-cell office:value-type="float" office:value="896" calcext:value-type="float">
            <text:p>896</text:p>
          </table:table-cell>
          <table:table-cell table:formula="of:=[.B1322]-[.B$2]" office:value-type="float" office:value="37.6792979240417" calcext:value-type="float">
            <text:p>37.679297924</text:p>
          </table:table-cell>
          <table:table-cell table:formula="of:=[.C1322]/([.D1322]-[.D1321])" office:value-type="float" office:value="107650.999255228" calcext:value-type="float">
            <text:p>107650.999255228</text:p>
          </table:table-cell>
          <table:table-cell/>
          <table:table-cell office:value-type="float" office:value="1442890806.34157" calcext:value-type="float">
            <text:p>1442890806.34157</text:p>
          </table:table-cell>
          <table:table-cell table:formula="of:=[.G1322]-[.$B1322]" office:value-type="float" office:value="0.216130256652832" calcext:value-type="float">
            <text:p>0.2161302567</text:p>
          </table:table-cell>
          <table:table-cell/>
          <table:table-cell office:value-type="float" office:value="1442890806.36768" calcext:value-type="float">
            <text:p>1442890806.36768</text:p>
          </table:table-cell>
          <table:table-cell table:formula="of:=[.J1322]-[.$B1322]" office:value-type="float" office:value="0.242238759994507" calcext:value-type="float">
            <text:p>0.24223876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42890806.13382" calcext:value-type="float">
            <text:p>1442890806.13382</text:p>
          </table:table-cell>
          <table:table-cell office:value-type="float" office:value="896" calcext:value-type="float">
            <text:p>896</text:p>
          </table:table-cell>
          <table:table-cell table:formula="of:=[.B1323]-[.B$2]" office:value-type="float" office:value="37.6876721382141" calcext:value-type="float">
            <text:p>37.6876721382</text:p>
          </table:table-cell>
          <table:table-cell table:formula="of:=[.C1323]/([.D1323]-[.D1322])" office:value-type="float" office:value="106995.113996128" calcext:value-type="float">
            <text:p>106995.113996128</text:p>
          </table:table-cell>
          <table:table-cell/>
          <table:table-cell office:value-type="float" office:value="1442890806.34161" calcext:value-type="float">
            <text:p>1442890806.34161</text:p>
          </table:table-cell>
          <table:table-cell table:formula="of:=[.G1323]-[.$B1323]" office:value-type="float" office:value="0.20779538154602" calcext:value-type="float">
            <text:p>0.2077953815</text:p>
          </table:table-cell>
          <table:table-cell/>
          <table:table-cell office:value-type="float" office:value="1442890806.37036" calcext:value-type="float">
            <text:p>1442890806.37036</text:p>
          </table:table-cell>
          <table:table-cell table:formula="of:=[.J1323]-[.$B1323]" office:value-type="float" office:value="0.236538648605347" calcext:value-type="float">
            <text:p>0.2365386486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42890806.14215" calcext:value-type="float">
            <text:p>1442890806.14215</text:p>
          </table:table-cell>
          <table:table-cell office:value-type="float" office:value="896" calcext:value-type="float">
            <text:p>896</text:p>
          </table:table-cell>
          <table:table-cell table:formula="of:=[.B1324]-[.B$2]" office:value-type="float" office:value="37.6960060596466" calcext:value-type="float">
            <text:p>37.6960060596</text:p>
          </table:table-cell>
          <table:table-cell table:formula="of:=[.C1324]/([.D1324]-[.D1323])" office:value-type="float" office:value="107512.412644829" calcext:value-type="float">
            <text:p>107512.412644829</text:p>
          </table:table-cell>
          <table:table-cell/>
          <table:table-cell office:value-type="float" office:value="1442890806.43631" calcext:value-type="float">
            <text:p>1442890806.43631</text:p>
          </table:table-cell>
          <table:table-cell table:formula="of:=[.G1324]-[.$B1324]" office:value-type="float" office:value="0.29415488243103" calcext:value-type="float">
            <text:p>0.2941548824</text:p>
          </table:table-cell>
          <table:table-cell/>
          <table:table-cell office:value-type="float" office:value="1442890806.43636" calcext:value-type="float">
            <text:p>1442890806.43636</text:p>
          </table:table-cell>
          <table:table-cell table:formula="of:=[.J1324]-[.$B1324]" office:value-type="float" office:value="0.2942054271698" calcext:value-type="float">
            <text:p>0.2942054272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42890806.15055" calcext:value-type="float">
            <text:p>1442890806.15055</text:p>
          </table:table-cell>
          <table:table-cell office:value-type="float" office:value="896" calcext:value-type="float">
            <text:p>896</text:p>
          </table:table-cell>
          <table:table-cell table:formula="of:=[.B1325]-[.B$2]" office:value-type="float" office:value="37.7044012546539" calcext:value-type="float">
            <text:p>37.7044012547</text:p>
          </table:table-cell>
          <table:table-cell table:formula="of:=[.C1325]/([.D1325]-[.D1324])" office:value-type="float" office:value="106727.717369079" calcext:value-type="float">
            <text:p>106727.717369079</text:p>
          </table:table-cell>
          <table:table-cell/>
          <table:table-cell office:value-type="float" office:value="1442890806.43641" calcext:value-type="float">
            <text:p>1442890806.43641</text:p>
          </table:table-cell>
          <table:table-cell table:formula="of:=[.G1325]-[.$B1325]" office:value-type="float" office:value="0.285862684249878" calcext:value-type="float">
            <text:p>0.2858626842</text:p>
          </table:table-cell>
          <table:table-cell/>
          <table:table-cell office:value-type="float" office:value="1442890806.43901" calcext:value-type="float">
            <text:p>1442890806.43901</text:p>
          </table:table-cell>
          <table:table-cell table:formula="of:=[.J1325]-[.$B1325]" office:value-type="float" office:value="0.288461208343506" calcext:value-type="float">
            <text:p>0.2884612083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42890806.15888" calcext:value-type="float">
            <text:p>1442890806.15888</text:p>
          </table:table-cell>
          <table:table-cell office:value-type="float" office:value="896" calcext:value-type="float">
            <text:p>896</text:p>
          </table:table-cell>
          <table:table-cell table:formula="of:=[.B1326]-[.B$2]" office:value-type="float" office:value="37.7127361297607" calcext:value-type="float">
            <text:p>37.7127361298</text:p>
          </table:table-cell>
          <table:table-cell table:formula="of:=[.C1326]/([.D1326]-[.D1325])" office:value-type="float" office:value="107500.111101576" calcext:value-type="float">
            <text:p>107500.111101576</text:p>
          </table:table-cell>
          <table:table-cell/>
          <table:table-cell office:value-type="float" office:value="1442890806.43643" calcext:value-type="float">
            <text:p>1442890806.43643</text:p>
          </table:table-cell>
          <table:table-cell table:formula="of:=[.G1326]-[.$B1326]" office:value-type="float" office:value="0.277552843093872" calcext:value-type="float">
            <text:p>0.2775528431</text:p>
          </table:table-cell>
          <table:table-cell/>
          <table:table-cell office:value-type="float" office:value="1442890806.44165" calcext:value-type="float">
            <text:p>1442890806.44165</text:p>
          </table:table-cell>
          <table:table-cell table:formula="of:=[.J1326]-[.$B1326]" office:value-type="float" office:value="0.282767534255981" calcext:value-type="float">
            <text:p>0.2827675343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42890806.16721" calcext:value-type="float">
            <text:p>1442890806.16721</text:p>
          </table:table-cell>
          <table:table-cell office:value-type="float" office:value="896" calcext:value-type="float">
            <text:p>896</text:p>
          </table:table-cell>
          <table:table-cell table:formula="of:=[.B1327]-[.B$2]" office:value-type="float" office:value="37.7210688591003" calcext:value-type="float">
            <text:p>37.7210688591</text:p>
          </table:table-cell>
          <table:table-cell table:formula="of:=[.C1327]/([.D1327]-[.D1326])" office:value-type="float" office:value="107527.793533619" calcext:value-type="float">
            <text:p>107527.793533619</text:p>
          </table:table-cell>
          <table:table-cell/>
          <table:table-cell office:value-type="float" office:value="1442890806.43646" calcext:value-type="float">
            <text:p>1442890806.43646</text:p>
          </table:table-cell>
          <table:table-cell table:formula="of:=[.G1327]-[.$B1327]" office:value-type="float" office:value="0.269242525100708" calcext:value-type="float">
            <text:p>0.2692425251</text:p>
          </table:table-cell>
          <table:table-cell/>
          <table:table-cell office:value-type="float" office:value="1442890806.44429" calcext:value-type="float">
            <text:p>1442890806.44429</text:p>
          </table:table-cell>
          <table:table-cell table:formula="of:=[.J1327]-[.$B1327]" office:value-type="float" office:value="0.27707839012146" calcext:value-type="float">
            <text:p>0.2770783901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42890806.17554" calcext:value-type="float">
            <text:p>1442890806.17554</text:p>
          </table:table-cell>
          <table:table-cell office:value-type="float" office:value="896" calcext:value-type="float">
            <text:p>896</text:p>
          </table:table-cell>
          <table:table-cell table:formula="of:=[.B1328]-[.B$2]" office:value-type="float" office:value="37.729398727417" calcext:value-type="float">
            <text:p>37.7293987274</text:p>
          </table:table-cell>
          <table:table-cell table:formula="of:=[.C1328]/([.D1328]-[.D1327])" office:value-type="float" office:value="107564.725628256" calcext:value-type="float">
            <text:p>107564.725628256</text:p>
          </table:table-cell>
          <table:table-cell/>
          <table:table-cell office:value-type="float" office:value="1442890806.43648" calcext:value-type="float">
            <text:p>1442890806.43648</text:p>
          </table:table-cell>
          <table:table-cell table:formula="of:=[.G1328]-[.$B1328]" office:value-type="float" office:value="0.260935306549072" calcext:value-type="float">
            <text:p>0.2609353065</text:p>
          </table:table-cell>
          <table:table-cell/>
          <table:table-cell office:value-type="float" office:value="1442890806.44685" calcext:value-type="float">
            <text:p>1442890806.44685</text:p>
          </table:table-cell>
          <table:table-cell table:formula="of:=[.J1328]-[.$B1328]" office:value-type="float" office:value="0.271308183670044" calcext:value-type="float">
            <text:p>0.2713081837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42890806.18387" calcext:value-type="float">
            <text:p>1442890806.18387</text:p>
          </table:table-cell>
          <table:table-cell office:value-type="float" office:value="896" calcext:value-type="float">
            <text:p>896</text:p>
          </table:table-cell>
          <table:table-cell table:formula="of:=[.B1329]-[.B$2]" office:value-type="float" office:value="37.7377300262451" calcext:value-type="float">
            <text:p>37.7377300262</text:p>
          </table:table-cell>
          <table:table-cell table:formula="of:=[.C1329]/([.D1329]-[.D1328])" office:value-type="float" office:value="107546.256410256" calcext:value-type="float">
            <text:p>107546.256410256</text:p>
          </table:table-cell>
          <table:table-cell/>
          <table:table-cell office:value-type="float" office:value="1442890806.43655" calcext:value-type="float">
            <text:p>1442890806.43655</text:p>
          </table:table-cell>
          <table:table-cell table:formula="of:=[.G1329]-[.$B1329]" office:value-type="float" office:value="0.252678394317627" calcext:value-type="float">
            <text:p>0.2526783943</text:p>
          </table:table-cell>
          <table:table-cell/>
          <table:table-cell office:value-type="float" office:value="1442890806.4495" calcext:value-type="float">
            <text:p>1442890806.4495</text:p>
          </table:table-cell>
          <table:table-cell table:formula="of:=[.J1329]-[.$B1329]" office:value-type="float" office:value="0.265624761581421" calcext:value-type="float">
            <text:p>0.2656247616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42890806.19222" calcext:value-type="float">
            <text:p>1442890806.19222</text:p>
          </table:table-cell>
          <table:table-cell office:value-type="float" office:value="896" calcext:value-type="float">
            <text:p>896</text:p>
          </table:table-cell>
          <table:table-cell table:formula="of:=[.B1330]-[.B$2]" office:value-type="float" office:value="37.7460770606995" calcext:value-type="float">
            <text:p>37.7460770607</text:p>
          </table:table-cell>
          <table:table-cell table:formula="of:=[.C1330]/([.D1330]-[.D1329])" office:value-type="float" office:value="107343.512824907" calcext:value-type="float">
            <text:p>107343.512824907</text:p>
          </table:table-cell>
          <table:table-cell/>
          <table:table-cell office:value-type="float" office:value="1442890806.43658" calcext:value-type="float">
            <text:p>1442890806.43658</text:p>
          </table:table-cell>
          <table:table-cell table:formula="of:=[.G1330]-[.$B1330]" office:value-type="float" office:value="0.244356155395508" calcext:value-type="float">
            <text:p>0.2443561554</text:p>
          </table:table-cell>
          <table:table-cell/>
          <table:table-cell office:value-type="float" office:value="1442890806.45214" calcext:value-type="float">
            <text:p>1442890806.45214</text:p>
          </table:table-cell>
          <table:table-cell table:formula="of:=[.J1330]-[.$B1330]" office:value-type="float" office:value="0.259920358657837" calcext:value-type="float">
            <text:p>0.2599203587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42890806.20058" calcext:value-type="float">
            <text:p>1442890806.20058</text:p>
          </table:table-cell>
          <table:table-cell office:value-type="float" office:value="896" calcext:value-type="float">
            <text:p>896</text:p>
          </table:table-cell>
          <table:table-cell table:formula="of:=[.B1331]-[.B$2]" office:value-type="float" office:value="37.7544369697571" calcext:value-type="float">
            <text:p>37.7544369698</text:p>
          </table:table-cell>
          <table:table-cell table:formula="of:=[.C1331]/([.D1331]-[.D1330])" office:value-type="float" office:value="107178.199406799" calcext:value-type="float">
            <text:p>107178.199406799</text:p>
          </table:table-cell>
          <table:table-cell/>
          <table:table-cell office:value-type="float" office:value="1442890806.4366" calcext:value-type="float">
            <text:p>1442890806.4366</text:p>
          </table:table-cell>
          <table:table-cell table:formula="of:=[.G1331]-[.$B1331]" office:value-type="float" office:value="0.236018180847168" calcext:value-type="float">
            <text:p>0.2360181808</text:p>
          </table:table-cell>
          <table:table-cell/>
          <table:table-cell office:value-type="float" office:value="1442890806.45478" calcext:value-type="float">
            <text:p>1442890806.45478</text:p>
          </table:table-cell>
          <table:table-cell table:formula="of:=[.J1331]-[.$B1331]" office:value-type="float" office:value="0.254199504852295" calcext:value-type="float">
            <text:p>0.2541995049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42890806.20893" calcext:value-type="float">
            <text:p>1442890806.20893</text:p>
          </table:table-cell>
          <table:table-cell office:value-type="float" office:value="896" calcext:value-type="float">
            <text:p>896</text:p>
          </table:table-cell>
          <table:table-cell table:formula="of:=[.B1332]-[.B$2]" office:value-type="float" office:value="37.7627854347229" calcext:value-type="float">
            <text:p>37.7627854347</text:p>
          </table:table-cell>
          <table:table-cell table:formula="of:=[.C1332]/([.D1332]-[.D1331])" office:value-type="float" office:value="107325.119488234" calcext:value-type="float">
            <text:p>107325.119488234</text:p>
          </table:table-cell>
          <table:table-cell/>
          <table:table-cell office:value-type="float" office:value="1442890806.43662" calcext:value-type="float">
            <text:p>1442890806.43662</text:p>
          </table:table-cell>
          <table:table-cell table:formula="of:=[.G1332]-[.$B1332]" office:value-type="float" office:value="0.227691650390625" calcext:value-type="float">
            <text:p>0.2276916504</text:p>
          </table:table-cell>
          <table:table-cell/>
          <table:table-cell office:value-type="float" office:value="1442890806.45741" calcext:value-type="float">
            <text:p>1442890806.45741</text:p>
          </table:table-cell>
          <table:table-cell table:formula="of:=[.J1332]-[.$B1332]" office:value-type="float" office:value="0.248478174209595" calcext:value-type="float">
            <text:p>0.2484781742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42890806.21726" calcext:value-type="float">
            <text:p>1442890806.21726</text:p>
          </table:table-cell>
          <table:table-cell office:value-type="float" office:value="896" calcext:value-type="float">
            <text:p>896</text:p>
          </table:table-cell>
          <table:table-cell table:formula="of:=[.B1333]-[.B$2]" office:value-type="float" office:value="37.771115064621" calcext:value-type="float">
            <text:p>37.7711150646</text:p>
          </table:table-cell>
          <table:table-cell table:formula="of:=[.C1333]/([.D1333]-[.D1332])" office:value-type="float" office:value="107567.804448006" calcext:value-type="float">
            <text:p>107567.804448006</text:p>
          </table:table-cell>
          <table:table-cell/>
          <table:table-cell office:value-type="float" office:value="1442890806.43664" calcext:value-type="float">
            <text:p>1442890806.43664</text:p>
          </table:table-cell>
          <table:table-cell table:formula="of:=[.G1333]-[.$B1333]" office:value-type="float" office:value="0.219383716583252" calcext:value-type="float">
            <text:p>0.2193837166</text:p>
          </table:table-cell>
          <table:table-cell/>
          <table:table-cell office:value-type="float" office:value="1442890806.46006" calcext:value-type="float">
            <text:p>1442890806.46006</text:p>
          </table:table-cell>
          <table:table-cell table:formula="of:=[.J1333]-[.$B1333]" office:value-type="float" office:value="0.242803812026978" calcext:value-type="float">
            <text:p>0.242803812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42890806.2256" calcext:value-type="float">
            <text:p>1442890806.2256</text:p>
          </table:table-cell>
          <table:table-cell office:value-type="float" office:value="896" calcext:value-type="float">
            <text:p>896</text:p>
          </table:table-cell>
          <table:table-cell table:formula="of:=[.B1334]-[.B$2]" office:value-type="float" office:value="37.7794544696808" calcext:value-type="float">
            <text:p>37.7794544697</text:p>
          </table:table-cell>
          <table:table-cell table:formula="of:=[.C1334]/([.D1334]-[.D1333])" office:value-type="float" office:value="107441.717193665" calcext:value-type="float">
            <text:p>107441.717193665</text:p>
          </table:table-cell>
          <table:table-cell/>
          <table:table-cell office:value-type="float" office:value="1442890806.43667" calcext:value-type="float">
            <text:p>1442890806.43667</text:p>
          </table:table-cell>
          <table:table-cell table:formula="of:=[.G1334]-[.$B1334]" office:value-type="float" office:value="0.21106743812561" calcext:value-type="float">
            <text:p>0.2110674381</text:p>
          </table:table-cell>
          <table:table-cell/>
          <table:table-cell office:value-type="float" office:value="1442890806.46272" calcext:value-type="float">
            <text:p>1442890806.46272</text:p>
          </table:table-cell>
          <table:table-cell table:formula="of:=[.J1334]-[.$B1334]" office:value-type="float" office:value="0.237122058868408" calcext:value-type="float">
            <text:p>0.2371220589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42890806.23399" calcext:value-type="float">
            <text:p>1442890806.23399</text:p>
          </table:table-cell>
          <table:table-cell office:value-type="float" office:value="896" calcext:value-type="float">
            <text:p>896</text:p>
          </table:table-cell>
          <table:table-cell table:formula="of:=[.B1335]-[.B$2]" office:value-type="float" office:value="37.7878425121307" calcext:value-type="float">
            <text:p>37.7878425121</text:p>
          </table:table-cell>
          <table:table-cell table:formula="of:=[.C1335]/([.D1335]-[.D1334])" office:value-type="float" office:value="106818.725029845" calcext:value-type="float">
            <text:p>106818.725029845</text:p>
          </table:table-cell>
          <table:table-cell/>
          <table:table-cell office:value-type="float" office:value="1442890806.43669" calcext:value-type="float">
            <text:p>1442890806.43669</text:p>
          </table:table-cell>
          <table:table-cell table:formula="of:=[.G1335]-[.$B1335]" office:value-type="float" office:value="0.202701091766357" calcext:value-type="float">
            <text:p>0.2027010918</text:p>
          </table:table-cell>
          <table:table-cell/>
          <table:table-cell office:value-type="float" office:value="1442890806.46536" calcext:value-type="float">
            <text:p>1442890806.46536</text:p>
          </table:table-cell>
          <table:table-cell table:formula="of:=[.J1335]-[.$B1335]" office:value-type="float" office:value="0.231374502182007" calcext:value-type="float">
            <text:p>0.2313745022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42890806.24241" calcext:value-type="float">
            <text:p>1442890806.24241</text:p>
          </table:table-cell>
          <table:table-cell office:value-type="float" office:value="896" calcext:value-type="float">
            <text:p>896</text:p>
          </table:table-cell>
          <table:table-cell table:formula="of:=[.B1336]-[.B$2]" office:value-type="float" office:value="37.7962644100189" calcext:value-type="float">
            <text:p>37.79626441</text:p>
          </table:table-cell>
          <table:table-cell table:formula="of:=[.C1336]/([.D1336]-[.D1335])" office:value-type="float" office:value="106389.321254671" calcext:value-type="float">
            <text:p>106389.321254671</text:p>
          </table:table-cell>
          <table:table-cell/>
          <table:table-cell office:value-type="float" office:value="1442890806.54158" calcext:value-type="float">
            <text:p>1442890806.54158</text:p>
          </table:table-cell>
          <table:table-cell table:formula="of:=[.G1336]-[.$B1336]" office:value-type="float" office:value="0.299170255661011" calcext:value-type="float">
            <text:p>0.2991702557</text:p>
          </table:table-cell>
          <table:table-cell/>
          <table:table-cell office:value-type="float" office:value="1442890806.54162" calcext:value-type="float">
            <text:p>1442890806.54162</text:p>
          </table:table-cell>
          <table:table-cell table:formula="of:=[.J1336]-[.$B1336]" office:value-type="float" office:value="0.299210071563721" calcext:value-type="float">
            <text:p>0.2992100716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42890806.25074" calcext:value-type="float">
            <text:p>1442890806.25074</text:p>
          </table:table-cell>
          <table:table-cell office:value-type="float" office:value="896" calcext:value-type="float">
            <text:p>896</text:p>
          </table:table-cell>
          <table:table-cell table:formula="of:=[.B1337]-[.B$2]" office:value-type="float" office:value="37.8045945167541" calcext:value-type="float">
            <text:p>37.8045945168</text:p>
          </table:table-cell>
          <table:table-cell table:formula="of:=[.C1337]/([.D1337]-[.D1336])" office:value-type="float" office:value="107561.646984745" calcext:value-type="float">
            <text:p>107561.646984745</text:p>
          </table:table-cell>
          <table:table-cell/>
          <table:table-cell office:value-type="float" office:value="1442890806.54166" calcext:value-type="float">
            <text:p>1442890806.54166</text:p>
          </table:table-cell>
          <table:table-cell table:formula="of:=[.G1337]-[.$B1337]" office:value-type="float" office:value="0.290925025939941" calcext:value-type="float">
            <text:p>0.2909250259</text:p>
          </table:table-cell>
          <table:table-cell/>
          <table:table-cell office:value-type="float" office:value="1442890806.54432" calcext:value-type="float">
            <text:p>1442890806.54432</text:p>
          </table:table-cell>
          <table:table-cell table:formula="of:=[.J1337]-[.$B1337]" office:value-type="float" office:value="0.293578386306763" calcext:value-type="float">
            <text:p>0.2935783863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42890806.25909" calcext:value-type="float">
            <text:p>1442890806.25909</text:p>
          </table:table-cell>
          <table:table-cell office:value-type="float" office:value="896" calcext:value-type="float">
            <text:p>896</text:p>
          </table:table-cell>
          <table:table-cell table:formula="of:=[.B1338]-[.B$2]" office:value-type="float" office:value="37.812947511673" calcext:value-type="float">
            <text:p>37.8129475117</text:p>
          </table:table-cell>
          <table:table-cell table:formula="of:=[.C1338]/([.D1338]-[.D1337])" office:value-type="float" office:value="107266.915484515" calcext:value-type="float">
            <text:p>107266.915484515</text:p>
          </table:table-cell>
          <table:table-cell/>
          <table:table-cell office:value-type="float" office:value="1442890806.54169" calcext:value-type="float">
            <text:p>1442890806.54169</text:p>
          </table:table-cell>
          <table:table-cell table:formula="of:=[.G1338]-[.$B1338]" office:value-type="float" office:value="0.282597064971924" calcext:value-type="float">
            <text:p>0.282597065</text:p>
          </table:table-cell>
          <table:table-cell/>
          <table:table-cell office:value-type="float" office:value="1442890806.54694" calcext:value-type="float">
            <text:p>1442890806.54694</text:p>
          </table:table-cell>
          <table:table-cell table:formula="of:=[.J1338]-[.$B1338]" office:value-type="float" office:value="0.287846326828003" calcext:value-type="float">
            <text:p>0.2878463268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42890806.26742" calcext:value-type="float">
            <text:p>1442890806.26742</text:p>
          </table:table-cell>
          <table:table-cell office:value-type="float" office:value="896" calcext:value-type="float">
            <text:p>896</text:p>
          </table:table-cell>
          <table:table-cell table:formula="of:=[.B1339]-[.B$2]" office:value-type="float" office:value="37.8212728500366" calcext:value-type="float">
            <text:p>37.82127285</text:p>
          </table:table-cell>
          <table:table-cell table:formula="of:=[.C1339]/([.D1339]-[.D1338])" office:value-type="float" office:value="107623.253357771" calcext:value-type="float">
            <text:p>107623.253357771</text:p>
          </table:table-cell>
          <table:table-cell/>
          <table:table-cell office:value-type="float" office:value="1442890806.54171" calcext:value-type="float">
            <text:p>1442890806.54171</text:p>
          </table:table-cell>
          <table:table-cell table:formula="of:=[.G1339]-[.$B1339]" office:value-type="float" office:value="0.274294137954712" calcext:value-type="float">
            <text:p>0.274294138</text:p>
          </table:table-cell>
          <table:table-cell/>
          <table:table-cell office:value-type="float" office:value="1442890806.54958" calcext:value-type="float">
            <text:p>1442890806.54958</text:p>
          </table:table-cell>
          <table:table-cell table:formula="of:=[.J1339]-[.$B1339]" office:value-type="float" office:value="0.282166481018066" calcext:value-type="float">
            <text:p>0.282166481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42890806.27577" calcext:value-type="float">
            <text:p>1442890806.27577</text:p>
          </table:table-cell>
          <table:table-cell office:value-type="float" office:value="896" calcext:value-type="float">
            <text:p>896</text:p>
          </table:table-cell>
          <table:table-cell table:formula="of:=[.B1340]-[.B$2]" office:value-type="float" office:value="37.8296239376068" calcext:value-type="float">
            <text:p>37.8296239376</text:p>
          </table:table-cell>
          <table:table-cell table:formula="of:=[.C1340]/([.D1340]-[.D1339])" office:value-type="float" office:value="107291.414737203" calcext:value-type="float">
            <text:p>107291.414737203</text:p>
          </table:table-cell>
          <table:table-cell/>
          <table:table-cell office:value-type="float" office:value="1442890806.54173" calcext:value-type="float">
            <text:p>1442890806.54173</text:p>
          </table:table-cell>
          <table:table-cell table:formula="of:=[.G1340]-[.$B1340]" office:value-type="float" office:value="0.265965700149536" calcext:value-type="float">
            <text:p>0.2659657001</text:p>
          </table:table-cell>
          <table:table-cell/>
          <table:table-cell office:value-type="float" office:value="1442890806.55219" calcext:value-type="float">
            <text:p>1442890806.55219</text:p>
          </table:table-cell>
          <table:table-cell table:formula="of:=[.J1340]-[.$B1340]" office:value-type="float" office:value="0.276422739028931" calcext:value-type="float">
            <text:p>0.276422739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42890806.28413" calcext:value-type="float">
            <text:p>1442890806.28413</text:p>
          </table:table-cell>
          <table:table-cell office:value-type="float" office:value="896" calcext:value-type="float">
            <text:p>896</text:p>
          </table:table-cell>
          <table:table-cell table:formula="of:=[.B1341]-[.B$2]" office:value-type="float" office:value="37.8379890918732" calcext:value-type="float">
            <text:p>37.8379890919</text:p>
          </table:table-cell>
          <table:table-cell table:formula="of:=[.C1341]/([.D1341]-[.D1340])" office:value-type="float" office:value="107110.995382774" calcext:value-type="float">
            <text:p>107110.995382774</text:p>
          </table:table-cell>
          <table:table-cell/>
          <table:table-cell office:value-type="float" office:value="1442890806.54176" calcext:value-type="float">
            <text:p>1442890806.54176</text:p>
          </table:table-cell>
          <table:table-cell table:formula="of:=[.G1341]-[.$B1341]" office:value-type="float" office:value="0.257623195648193" calcext:value-type="float">
            <text:p>0.2576231956</text:p>
          </table:table-cell>
          <table:table-cell/>
          <table:table-cell office:value-type="float" office:value="1442890806.55483" calcext:value-type="float">
            <text:p>1442890806.55483</text:p>
          </table:table-cell>
          <table:table-cell table:formula="of:=[.J1341]-[.$B1341]" office:value-type="float" office:value="0.270694255828857" calcext:value-type="float">
            <text:p>0.2706942558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42890806.29246" calcext:value-type="float">
            <text:p>1442890806.29246</text:p>
          </table:table-cell>
          <table:table-cell office:value-type="float" office:value="896" calcext:value-type="float">
            <text:p>896</text:p>
          </table:table-cell>
          <table:table-cell table:formula="of:=[.B1342]-[.B$2]" office:value-type="float" office:value="37.846316576004" calcext:value-type="float">
            <text:p>37.846316576</text:p>
          </table:table-cell>
          <table:table-cell table:formula="of:=[.C1342]/([.D1342]-[.D1341])" office:value-type="float" office:value="107595.521759047" calcext:value-type="float">
            <text:p>107595.521759047</text:p>
          </table:table-cell>
          <table:table-cell/>
          <table:table-cell office:value-type="float" office:value="1442890806.54178" calcext:value-type="float">
            <text:p>1442890806.54178</text:p>
          </table:table-cell>
          <table:table-cell table:formula="of:=[.G1342]-[.$B1342]" office:value-type="float" office:value="0.24931812286377" calcext:value-type="float">
            <text:p>0.2493181229</text:p>
          </table:table-cell>
          <table:table-cell/>
          <table:table-cell office:value-type="float" office:value="1442890806.55745" calcext:value-type="float">
            <text:p>1442890806.55745</text:p>
          </table:table-cell>
          <table:table-cell table:formula="of:=[.J1342]-[.$B1342]" office:value-type="float" office:value="0.264989376068115" calcext:value-type="float">
            <text:p>0.2649893761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42890806.30082" calcext:value-type="float">
            <text:p>1442890806.30082</text:p>
          </table:table-cell>
          <table:table-cell office:value-type="float" office:value="896" calcext:value-type="float">
            <text:p>896</text:p>
          </table:table-cell>
          <table:table-cell table:formula="of:=[.B1343]-[.B$2]" office:value-type="float" office:value="37.8546705245972" calcext:value-type="float">
            <text:p>37.8546705246</text:p>
          </table:table-cell>
          <table:table-cell table:formula="of:=[.C1343]/([.D1343]-[.D1342])" office:value-type="float" office:value="107254.670053369" calcext:value-type="float">
            <text:p>107254.670053369</text:p>
          </table:table-cell>
          <table:table-cell/>
          <table:table-cell office:value-type="float" office:value="1442890806.5418" calcext:value-type="float">
            <text:p>1442890806.5418</text:p>
          </table:table-cell>
          <table:table-cell table:formula="of:=[.G1343]-[.$B1343]" office:value-type="float" office:value="0.240989446640015" calcext:value-type="float">
            <text:p>0.2409894466</text:p>
          </table:table-cell>
          <table:table-cell/>
          <table:table-cell office:value-type="float" office:value="1442890806.56006" calcext:value-type="float">
            <text:p>1442890806.56006</text:p>
          </table:table-cell>
          <table:table-cell table:formula="of:=[.J1343]-[.$B1343]" office:value-type="float" office:value="0.259248971939087" calcext:value-type="float">
            <text:p>0.2592489719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42890806.30916" calcext:value-type="float">
            <text:p>1442890806.30916</text:p>
          </table:table-cell>
          <table:table-cell office:value-type="float" office:value="896" calcext:value-type="float">
            <text:p>896</text:p>
          </table:table-cell>
          <table:table-cell table:formula="of:=[.B1344]-[.B$2]" office:value-type="float" office:value="37.8630192279816" calcext:value-type="float">
            <text:p>37.863019228</text:p>
          </table:table-cell>
          <table:table-cell table:formula="of:=[.C1344]/([.D1344]-[.D1343])" office:value-type="float" office:value="107322.054544935" calcext:value-type="float">
            <text:p>107322.054544935</text:p>
          </table:table-cell>
          <table:table-cell/>
          <table:table-cell office:value-type="float" office:value="1442890806.54183" calcext:value-type="float">
            <text:p>1442890806.54183</text:p>
          </table:table-cell>
          <table:table-cell table:formula="of:=[.G1344]-[.$B1344]" office:value-type="float" office:value="0.23266339302063" calcext:value-type="float">
            <text:p>0.232663393</text:p>
          </table:table-cell>
          <table:table-cell/>
          <table:table-cell office:value-type="float" office:value="1442890806.56269" calcext:value-type="float">
            <text:p>1442890806.56269</text:p>
          </table:table-cell>
          <table:table-cell table:formula="of:=[.J1344]-[.$B1344]" office:value-type="float" office:value="0.253521919250488" calcext:value-type="float">
            <text:p>0.2535219193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42890806.3175" calcext:value-type="float">
            <text:p>1442890806.3175</text:p>
          </table:table-cell>
          <table:table-cell office:value-type="float" office:value="896" calcext:value-type="float">
            <text:p>896</text:p>
          </table:table-cell>
          <table:table-cell table:formula="of:=[.B1345]-[.B$2]" office:value-type="float" office:value="37.871351480484" calcext:value-type="float">
            <text:p>37.8713514805</text:p>
          </table:table-cell>
          <table:table-cell table:formula="of:=[.C1345]/([.D1345]-[.D1344])" office:value-type="float" office:value="107533.947121438" calcext:value-type="float">
            <text:p>107533.947121438</text:p>
          </table:table-cell>
          <table:table-cell/>
          <table:table-cell office:value-type="float" office:value="1442890806.54185" calcext:value-type="float">
            <text:p>1442890806.54185</text:p>
          </table:table-cell>
          <table:table-cell table:formula="of:=[.G1345]-[.$B1345]" office:value-type="float" office:value="0.224353313446045" calcext:value-type="float">
            <text:p>0.2243533134</text:p>
          </table:table-cell>
          <table:table-cell/>
          <table:table-cell office:value-type="float" office:value="1442890806.56532" calcext:value-type="float">
            <text:p>1442890806.56532</text:p>
          </table:table-cell>
          <table:table-cell table:formula="of:=[.J1345]-[.$B1345]" office:value-type="float" office:value="0.247821807861328" calcext:value-type="float">
            <text:p>0.2478218079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42890806.32584" calcext:value-type="float">
            <text:p>1442890806.32584</text:p>
          </table:table-cell>
          <table:table-cell office:value-type="float" office:value="896" calcext:value-type="float">
            <text:p>896</text:p>
          </table:table-cell>
          <table:table-cell table:formula="of:=[.B1346]-[.B$2]" office:value-type="float" office:value="37.8796935081482" calcext:value-type="float">
            <text:p>37.8796935081</text:p>
          </table:table-cell>
          <table:table-cell table:formula="of:=[.C1346]/([.D1346]-[.D1345])" office:value-type="float" office:value="107407.939180885" calcext:value-type="float">
            <text:p>107407.939180885</text:p>
          </table:table-cell>
          <table:table-cell/>
          <table:table-cell office:value-type="float" office:value="1442890806.54187" calcext:value-type="float">
            <text:p>1442890806.54187</text:p>
          </table:table-cell>
          <table:table-cell table:formula="of:=[.G1346]-[.$B1346]" office:value-type="float" office:value="0.216036558151245" calcext:value-type="float">
            <text:p>0.2160365582</text:p>
          </table:table-cell>
          <table:table-cell/>
          <table:table-cell office:value-type="float" office:value="1442890806.56797" calcext:value-type="float">
            <text:p>1442890806.56797</text:p>
          </table:table-cell>
          <table:table-cell table:formula="of:=[.J1346]-[.$B1346]" office:value-type="float" office:value="0.242130994796753" calcext:value-type="float">
            <text:p>0.2421309948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42890806.33418" calcext:value-type="float">
            <text:p>1442890806.33418</text:p>
          </table:table-cell>
          <table:table-cell office:value-type="float" office:value="896" calcext:value-type="float">
            <text:p>896</text:p>
          </table:table-cell>
          <table:table-cell table:formula="of:=[.B1347]-[.B$2]" office:value-type="float" office:value="37.8880398273468" calcext:value-type="float">
            <text:p>37.8880398273</text:p>
          </table:table-cell>
          <table:table-cell table:formula="of:=[.C1347]/([.D1347]-[.D1346])" office:value-type="float" office:value="107352.711857628" calcext:value-type="float">
            <text:p>107352.711857628</text:p>
          </table:table-cell>
          <table:table-cell/>
          <table:table-cell office:value-type="float" office:value="1442890806.5419" calcext:value-type="float">
            <text:p>1442890806.5419</text:p>
          </table:table-cell>
          <table:table-cell table:formula="of:=[.G1347]-[.$B1347]" office:value-type="float" office:value="0.207712650299072" calcext:value-type="float">
            <text:p>0.2077126503</text:p>
          </table:table-cell>
          <table:table-cell/>
          <table:table-cell office:value-type="float" office:value="1442890806.57061" calcext:value-type="float">
            <text:p>1442890806.57061</text:p>
          </table:table-cell>
          <table:table-cell table:formula="of:=[.J1347]-[.$B1347]" office:value-type="float" office:value="0.236427545547485" calcext:value-type="float">
            <text:p>0.2364275455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42890806.34254" calcext:value-type="float">
            <text:p>1442890806.34254</text:p>
          </table:table-cell>
          <table:table-cell office:value-type="float" office:value="896" calcext:value-type="float">
            <text:p>896</text:p>
          </table:table-cell>
          <table:table-cell table:formula="of:=[.B1348]-[.B$2]" office:value-type="float" office:value="37.8963959217072" calcext:value-type="float">
            <text:p>37.8963959217</text:p>
          </table:table-cell>
          <table:table-cell table:formula="of:=[.C1348]/([.D1348]-[.D1347])" office:value-type="float" office:value="107227.128052956" calcext:value-type="float">
            <text:p>107227.128052956</text:p>
          </table:table-cell>
          <table:table-cell/>
          <table:table-cell office:value-type="float" office:value="1442890806.63727" calcext:value-type="float">
            <text:p>1442890806.63727</text:p>
          </table:table-cell>
          <table:table-cell table:formula="of:=[.G1348]-[.$B1348]" office:value-type="float" office:value="0.29473090171814" calcext:value-type="float">
            <text:p>0.2947309017</text:p>
          </table:table-cell>
          <table:table-cell/>
          <table:table-cell office:value-type="float" office:value="1442890806.63731" calcext:value-type="float">
            <text:p>1442890806.63731</text:p>
          </table:table-cell>
          <table:table-cell table:formula="of:=[.J1348]-[.$B1348]" office:value-type="float" office:value="0.294772148132324" calcext:value-type="float">
            <text:p>0.2947721481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42890806.35091" calcext:value-type="float">
            <text:p>1442890806.35091</text:p>
          </table:table-cell>
          <table:table-cell office:value-type="float" office:value="896" calcext:value-type="float">
            <text:p>896</text:p>
          </table:table-cell>
          <table:table-cell table:formula="of:=[.B1349]-[.B$2]" office:value-type="float" office:value="37.9047701358795" calcext:value-type="float">
            <text:p>37.9047701359</text:p>
          </table:table-cell>
          <table:table-cell table:formula="of:=[.C1349]/([.D1349]-[.D1348])" office:value-type="float" office:value="106995.113996128" calcext:value-type="float">
            <text:p>106995.113996128</text:p>
          </table:table-cell>
          <table:table-cell/>
          <table:table-cell office:value-type="float" office:value="1442890806.63738" calcext:value-type="float">
            <text:p>1442890806.63738</text:p>
          </table:table-cell>
          <table:table-cell table:formula="of:=[.G1349]-[.$B1349]" office:value-type="float" office:value="0.2864670753479" calcext:value-type="float">
            <text:p>0.2864670753</text:p>
          </table:table-cell>
          <table:table-cell/>
          <table:table-cell office:value-type="float" office:value="1442890806.64003" calcext:value-type="float">
            <text:p>1442890806.64003</text:p>
          </table:table-cell>
          <table:table-cell table:formula="of:=[.J1349]-[.$B1349]" office:value-type="float" office:value="0.28911566734314" calcext:value-type="float">
            <text:p>0.2891156673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42890806.35926" calcext:value-type="float">
            <text:p>1442890806.35926</text:p>
          </table:table-cell>
          <table:table-cell office:value-type="float" office:value="896" calcext:value-type="float">
            <text:p>896</text:p>
          </table:table-cell>
          <table:table-cell table:formula="of:=[.B1350]-[.B$2]" office:value-type="float" office:value="37.9131197929382" calcext:value-type="float">
            <text:p>37.9131197929</text:p>
          </table:table-cell>
          <table:table-cell table:formula="of:=[.C1350]/([.D1350]-[.D1349])" office:value-type="float" office:value="107309.796522087" calcext:value-type="float">
            <text:p>107309.796522087</text:p>
          </table:table-cell>
          <table:table-cell/>
          <table:table-cell office:value-type="float" office:value="1442890806.63741" calcext:value-type="float">
            <text:p>1442890806.63741</text:p>
          </table:table-cell>
          <table:table-cell table:formula="of:=[.G1350]-[.$B1350]" office:value-type="float" office:value="0.278150081634521" calcext:value-type="float">
            <text:p>0.2781500816</text:p>
          </table:table-cell>
          <table:table-cell/>
          <table:table-cell office:value-type="float" office:value="1442890806.64268" calcext:value-type="float">
            <text:p>1442890806.64268</text:p>
          </table:table-cell>
          <table:table-cell table:formula="of:=[.J1350]-[.$B1350]" office:value-type="float" office:value="0.283415794372559" calcext:value-type="float">
            <text:p>0.2834157944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42890806.3676" calcext:value-type="float">
            <text:p>1442890806.3676</text:p>
          </table:table-cell>
          <table:table-cell office:value-type="float" office:value="896" calcext:value-type="float">
            <text:p>896</text:p>
          </table:table-cell>
          <table:table-cell table:formula="of:=[.B1351]-[.B$2]" office:value-type="float" office:value="37.9214503765106" calcext:value-type="float">
            <text:p>37.9214503765</text:p>
          </table:table-cell>
          <table:table-cell table:formula="of:=[.C1351]/([.D1351]-[.D1350])" office:value-type="float" office:value="107555.490226382" calcext:value-type="float">
            <text:p>107555.490226382</text:p>
          </table:table-cell>
          <table:table-cell/>
          <table:table-cell office:value-type="float" office:value="1442890806.63746" calcext:value-type="float">
            <text:p>1442890806.63746</text:p>
          </table:table-cell>
          <table:table-cell table:formula="of:=[.G1351]-[.$B1351]" office:value-type="float" office:value="0.26986813545227" calcext:value-type="float">
            <text:p>0.2698681355</text:p>
          </table:table-cell>
          <table:table-cell/>
          <table:table-cell office:value-type="float" office:value="1442890806.64533" calcext:value-type="float">
            <text:p>1442890806.64533</text:p>
          </table:table-cell>
          <table:table-cell table:formula="of:=[.J1351]-[.$B1351]" office:value-type="float" office:value="0.277735471725464" calcext:value-type="float">
            <text:p>0.2777354717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42890806.37592" calcext:value-type="float">
            <text:p>1442890806.37592</text:p>
          </table:table-cell>
          <table:table-cell office:value-type="float" office:value="896" calcext:value-type="float">
            <text:p>896</text:p>
          </table:table-cell>
          <table:table-cell table:formula="of:=[.B1352]-[.B$2]" office:value-type="float" office:value="37.9297795295715" calcext:value-type="float">
            <text:p>37.9297795296</text:p>
          </table:table-cell>
          <table:table-cell table:formula="of:=[.C1352]/([.D1352]-[.D1351])" office:value-type="float" office:value="107573.962616287" calcext:value-type="float">
            <text:p>107573.962616287</text:p>
          </table:table-cell>
          <table:table-cell/>
          <table:table-cell office:value-type="float" office:value="1442890806.63751" calcext:value-type="float">
            <text:p>1442890806.63751</text:p>
          </table:table-cell>
          <table:table-cell table:formula="of:=[.G1352]-[.$B1352]" office:value-type="float" office:value="0.261582136154175" calcext:value-type="float">
            <text:p>0.2615821362</text:p>
          </table:table-cell>
          <table:table-cell/>
          <table:table-cell office:value-type="float" office:value="1442890806.64795" calcext:value-type="float">
            <text:p>1442890806.64795</text:p>
          </table:table-cell>
          <table:table-cell table:formula="of:=[.J1352]-[.$B1352]" office:value-type="float" office:value="0.272023916244507" calcext:value-type="float">
            <text:p>0.2720239162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42890806.38425" calcext:value-type="float">
            <text:p>1442890806.38425</text:p>
          </table:table-cell>
          <table:table-cell office:value-type="float" office:value="896" calcext:value-type="float">
            <text:p>896</text:p>
          </table:table-cell>
          <table:table-cell table:formula="of:=[.B1353]-[.B$2]" office:value-type="float" office:value="37.9381098747253" calcext:value-type="float">
            <text:p>37.9381098747</text:p>
          </table:table-cell>
          <table:table-cell table:formula="of:=[.C1353]/([.D1353]-[.D1352])" office:value-type="float" office:value="107558.568517458" calcext:value-type="float">
            <text:p>107558.568517458</text:p>
          </table:table-cell>
          <table:table-cell/>
          <table:table-cell office:value-type="float" office:value="1442890806.63754" calcext:value-type="float">
            <text:p>1442890806.63754</text:p>
          </table:table-cell>
          <table:table-cell table:formula="of:=[.G1353]-[.$B1353]" office:value-type="float" office:value="0.253283500671387" calcext:value-type="float">
            <text:p>0.2532835007</text:p>
          </table:table-cell>
          <table:table-cell/>
          <table:table-cell office:value-type="float" office:value="1442890806.65059" calcext:value-type="float">
            <text:p>1442890806.65059</text:p>
          </table:table-cell>
          <table:table-cell table:formula="of:=[.J1353]-[.$B1353]" office:value-type="float" office:value="0.266334295272827" calcext:value-type="float">
            <text:p>0.2663342953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42890806.3926" calcext:value-type="float">
            <text:p>1442890806.3926</text:p>
          </table:table-cell>
          <table:table-cell office:value-type="float" office:value="896" calcext:value-type="float">
            <text:p>896</text:p>
          </table:table-cell>
          <table:table-cell table:formula="of:=[.B1354]-[.B$2]" office:value-type="float" office:value="37.9464511871338" calcext:value-type="float">
            <text:p>37.9464511871</text:p>
          </table:table-cell>
          <table:table-cell table:formula="of:=[.C1354]/([.D1354]-[.D1353])" office:value-type="float" office:value="107417.149259704" calcext:value-type="float">
            <text:p>107417.149259704</text:p>
          </table:table-cell>
          <table:table-cell/>
          <table:table-cell office:value-type="float" office:value="1442890806.63756" calcext:value-type="float">
            <text:p>1442890806.63756</text:p>
          </table:table-cell>
          <table:table-cell table:formula="of:=[.G1354]-[.$B1354]" office:value-type="float" office:value="0.24496579170227" calcext:value-type="float">
            <text:p>0.2449657917</text:p>
          </table:table-cell>
          <table:table-cell/>
          <table:table-cell office:value-type="float" office:value="1442890806.65324" calcext:value-type="float">
            <text:p>1442890806.65324</text:p>
          </table:table-cell>
          <table:table-cell table:formula="of:=[.J1354]-[.$B1354]" office:value-type="float" office:value="0.260645627975464" calcext:value-type="float">
            <text:p>0.260645628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42890806.40094" calcext:value-type="float">
            <text:p>1442890806.40094</text:p>
          </table:table-cell>
          <table:table-cell office:value-type="float" office:value="896" calcext:value-type="float">
            <text:p>896</text:p>
          </table:table-cell>
          <table:table-cell table:formula="of:=[.B1355]-[.B$2]" office:value-type="float" office:value="37.9547946453094" calcext:value-type="float">
            <text:p>37.9547946453</text:p>
          </table:table-cell>
          <table:table-cell table:formula="of:=[.C1355]/([.D1355]-[.D1354])" office:value-type="float" office:value="107389.523760537" calcext:value-type="float">
            <text:p>107389.523760537</text:p>
          </table:table-cell>
          <table:table-cell/>
          <table:table-cell office:value-type="float" office:value="1442890806.63758" calcext:value-type="float">
            <text:p>1442890806.63758</text:p>
          </table:table-cell>
          <table:table-cell table:formula="of:=[.G1355]-[.$B1355]" office:value-type="float" office:value="0.236644983291626" calcext:value-type="float">
            <text:p>0.2366449833</text:p>
          </table:table-cell>
          <table:table-cell/>
          <table:table-cell office:value-type="float" office:value="1442890806.65589" calcext:value-type="float">
            <text:p>1442890806.65589</text:p>
          </table:table-cell>
          <table:table-cell table:formula="of:=[.J1355]-[.$B1355]" office:value-type="float" office:value="0.254952192306519" calcext:value-type="float">
            <text:p>0.2549521923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42890806.40933" calcext:value-type="float">
            <text:p>1442890806.40933</text:p>
          </table:table-cell>
          <table:table-cell office:value-type="float" office:value="896" calcext:value-type="float">
            <text:p>896</text:p>
          </table:table-cell>
          <table:table-cell table:formula="of:=[.B1356]-[.B$2]" office:value-type="float" office:value="37.9631810188293" calcext:value-type="float">
            <text:p>37.9631810188</text:p>
          </table:table-cell>
          <table:table-cell table:formula="of:=[.C1356]/([.D1356]-[.D1355])" office:value-type="float" office:value="106839.982487562" calcext:value-type="float">
            <text:p>106839.982487562</text:p>
          </table:table-cell>
          <table:table-cell/>
          <table:table-cell office:value-type="float" office:value="1442890806.63761" calcext:value-type="float">
            <text:p>1442890806.63761</text:p>
          </table:table-cell>
          <table:table-cell table:formula="of:=[.G1356]-[.$B1356]" office:value-type="float" office:value="0.228280305862427" calcext:value-type="float">
            <text:p>0.2282803059</text:p>
          </table:table-cell>
          <table:table-cell/>
          <table:table-cell office:value-type="float" office:value="1442890806.65852" calcext:value-type="float">
            <text:p>1442890806.65852</text:p>
          </table:table-cell>
          <table:table-cell table:formula="of:=[.J1356]-[.$B1356]" office:value-type="float" office:value="0.249198436737061" calcext:value-type="float">
            <text:p>0.2491984367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42890806.41765" calcext:value-type="float">
            <text:p>1442890806.41765</text:p>
          </table:table-cell>
          <table:table-cell office:value-type="float" office:value="896" calcext:value-type="float">
            <text:p>896</text:p>
          </table:table-cell>
          <table:table-cell table:formula="of:=[.B1357]-[.B$2]" office:value-type="float" office:value="37.9715096950531" calcext:value-type="float">
            <text:p>37.9715096951</text:p>
          </table:table-cell>
          <table:table-cell table:formula="of:=[.C1357]/([.D1357]-[.D1356])" office:value-type="float" office:value="107580.121489709" calcext:value-type="float">
            <text:p>107580.121489709</text:p>
          </table:table-cell>
          <table:table-cell/>
          <table:table-cell office:value-type="float" office:value="1442890806.63763" calcext:value-type="float">
            <text:p>1442890806.63763</text:p>
          </table:table-cell>
          <table:table-cell table:formula="of:=[.G1357]-[.$B1357]" office:value-type="float" office:value="0.21997332572937" calcext:value-type="float">
            <text:p>0.2199733257</text:p>
          </table:table-cell>
          <table:table-cell/>
          <table:table-cell office:value-type="float" office:value="1442890806.66118" calcext:value-type="float">
            <text:p>1442890806.66118</text:p>
          </table:table-cell>
          <table:table-cell table:formula="of:=[.J1357]-[.$B1357]" office:value-type="float" office:value="0.243527412414551" calcext:value-type="float">
            <text:p>0.2435274124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42890806.42606" calcext:value-type="float">
            <text:p>1442890806.42606</text:p>
          </table:table-cell>
          <table:table-cell office:value-type="float" office:value="896" calcext:value-type="float">
            <text:p>896</text:p>
          </table:table-cell>
          <table:table-cell table:formula="of:=[.B1358]-[.B$2]" office:value-type="float" office:value="37.9799106121063" calcext:value-type="float">
            <text:p>37.9799106121</text:p>
          </table:table-cell>
          <table:table-cell table:formula="of:=[.C1358]/([.D1358]-[.D1357])" office:value-type="float" office:value="106655.022817573" calcext:value-type="float">
            <text:p>106655.022817573</text:p>
          </table:table-cell>
          <table:table-cell/>
          <table:table-cell office:value-type="float" office:value="1442890806.63765" calcext:value-type="float">
            <text:p>1442890806.63765</text:p>
          </table:table-cell>
          <table:table-cell table:formula="of:=[.G1358]-[.$B1358]" office:value-type="float" office:value="0.211594343185425" calcext:value-type="float">
            <text:p>0.2115943432</text:p>
          </table:table-cell>
          <table:table-cell/>
          <table:table-cell office:value-type="float" office:value="1442890806.6638" calcext:value-type="float">
            <text:p>1442890806.6638</text:p>
          </table:table-cell>
          <table:table-cell table:formula="of:=[.J1358]-[.$B1358]" office:value-type="float" office:value="0.237748146057129" calcext:value-type="float">
            <text:p>0.2377481461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42890806.43441" calcext:value-type="float">
            <text:p>1442890806.43441</text:p>
          </table:table-cell>
          <table:table-cell office:value-type="float" office:value="896" calcext:value-type="float">
            <text:p>896</text:p>
          </table:table-cell>
          <table:table-cell table:formula="of:=[.B1359]-[.B$2]" office:value-type="float" office:value="37.9882683753967" calcext:value-type="float">
            <text:p>37.9882683754</text:p>
          </table:table-cell>
          <table:table-cell table:formula="of:=[.C1359]/([.D1359]-[.D1358])" office:value-type="float" office:value="107205.716274426" calcext:value-type="float">
            <text:p>107205.716274426</text:p>
          </table:table-cell>
          <table:table-cell/>
          <table:table-cell office:value-type="float" office:value="1442890806.63767" calcext:value-type="float">
            <text:p>1442890806.63767</text:p>
          </table:table-cell>
          <table:table-cell table:formula="of:=[.G1359]-[.$B1359]" office:value-type="float" office:value="0.203258752822876" calcext:value-type="float">
            <text:p>0.2032587528</text:p>
          </table:table-cell>
          <table:table-cell/>
          <table:table-cell office:value-type="float" office:value="1442890806.66644" calcext:value-type="float">
            <text:p>1442890806.66644</text:p>
          </table:table-cell>
          <table:table-cell table:formula="of:=[.J1359]-[.$B1359]" office:value-type="float" office:value="0.232024192810059" calcext:value-type="float">
            <text:p>0.2320241928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42890806.44278" calcext:value-type="float">
            <text:p>1442890806.44278</text:p>
          </table:table-cell>
          <table:table-cell office:value-type="float" office:value="896" calcext:value-type="float">
            <text:p>896</text:p>
          </table:table-cell>
          <table:table-cell table:formula="of:=[.B1360]-[.B$2]" office:value-type="float" office:value="37.9966375827789" calcext:value-type="float">
            <text:p>37.9966375828</text:p>
          </table:table-cell>
          <table:table-cell table:formula="of:=[.C1360]/([.D1360]-[.D1359])" office:value-type="float" office:value="107059.122696066" calcext:value-type="float">
            <text:p>107059.122696066</text:p>
          </table:table-cell>
          <table:table-cell/>
          <table:table-cell office:value-type="float" office:value="1442890806.74192" calcext:value-type="float">
            <text:p>1442890806.74192</text:p>
          </table:table-cell>
          <table:table-cell table:formula="of:=[.G1360]-[.$B1360]" office:value-type="float" office:value="0.299137830734253" calcext:value-type="float">
            <text:p>0.2991378307</text:p>
          </table:table-cell>
          <table:table-cell/>
          <table:table-cell office:value-type="float" office:value="1442890806.74196" calcext:value-type="float">
            <text:p>1442890806.74196</text:p>
          </table:table-cell>
          <table:table-cell table:formula="of:=[.J1360]-[.$B1360]" office:value-type="float" office:value="0.299180507659912" calcext:value-type="float">
            <text:p>0.2991805077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42890806.45112" calcext:value-type="float">
            <text:p>1442890806.45112</text:p>
          </table:table-cell>
          <table:table-cell office:value-type="float" office:value="896" calcext:value-type="float">
            <text:p>896</text:p>
          </table:table-cell>
          <table:table-cell table:formula="of:=[.B1361]-[.B$2]" office:value-type="float" office:value="38.0049734115601" calcext:value-type="float">
            <text:p>38.0049734116</text:p>
          </table:table-cell>
          <table:table-cell table:formula="of:=[.C1361]/([.D1361]-[.D1360])" office:value-type="float" office:value="107487.81237308" calcext:value-type="float">
            <text:p>107487.81237308</text:p>
          </table:table-cell>
          <table:table-cell/>
          <table:table-cell office:value-type="float" office:value="1442890806.74203" calcext:value-type="float">
            <text:p>1442890806.74203</text:p>
          </table:table-cell>
          <table:table-cell table:formula="of:=[.G1361]-[.$B1361]" office:value-type="float" office:value="0.290915250778198" calcext:value-type="float">
            <text:p>0.2909152508</text:p>
          </table:table-cell>
          <table:table-cell/>
          <table:table-cell office:value-type="float" office:value="1442890806.74461" calcext:value-type="float">
            <text:p>1442890806.74461</text:p>
          </table:table-cell>
          <table:table-cell table:formula="of:=[.J1361]-[.$B1361]" office:value-type="float" office:value="0.293489217758179" calcext:value-type="float">
            <text:p>0.2934892178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42890806.45944" calcext:value-type="float">
            <text:p>1442890806.45944</text:p>
          </table:table-cell>
          <table:table-cell office:value-type="float" office:value="896" calcext:value-type="float">
            <text:p>896</text:p>
          </table:table-cell>
          <table:table-cell table:formula="of:=[.B1362]-[.B$2]" office:value-type="float" office:value="38.0132913589478" calcext:value-type="float">
            <text:p>38.0132913589</text:p>
          </table:table-cell>
          <table:table-cell table:formula="of:=[.C1362]/([.D1362]-[.D1361])" office:value-type="float" office:value="107718.88282504" calcext:value-type="float">
            <text:p>107718.88282504</text:p>
          </table:table-cell>
          <table:table-cell/>
          <table:table-cell office:value-type="float" office:value="1442890806.74208" calcext:value-type="float">
            <text:p>1442890806.74208</text:p>
          </table:table-cell>
          <table:table-cell table:formula="of:=[.G1362]-[.$B1362]" office:value-type="float" office:value="0.282645463943481" calcext:value-type="float">
            <text:p>0.2826454639</text:p>
          </table:table-cell>
          <table:table-cell/>
          <table:table-cell office:value-type="float" office:value="1442890806.74727" calcext:value-type="float">
            <text:p>1442890806.74727</text:p>
          </table:table-cell>
          <table:table-cell table:formula="of:=[.J1362]-[.$B1362]" office:value-type="float" office:value="0.287829637527466" calcext:value-type="float">
            <text:p>0.2878296375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42890806.46778" calcext:value-type="float">
            <text:p>1442890806.46778</text:p>
          </table:table-cell>
          <table:table-cell office:value-type="float" office:value="896" calcext:value-type="float">
            <text:p>896</text:p>
          </table:table-cell>
          <table:table-cell table:formula="of:=[.B1363]-[.B$2]" office:value-type="float" office:value="38.0216348171234" calcext:value-type="float">
            <text:p>38.0216348171</text:p>
          </table:table-cell>
          <table:table-cell table:formula="of:=[.C1363]/([.D1363]-[.D1362])" office:value-type="float" office:value="107389.523760537" calcext:value-type="float">
            <text:p>107389.523760537</text:p>
          </table:table-cell>
          <table:table-cell/>
          <table:table-cell office:value-type="float" office:value="1442890806.7421" calcext:value-type="float">
            <text:p>1442890806.7421</text:p>
          </table:table-cell>
          <table:table-cell table:formula="of:=[.G1363]-[.$B1363]" office:value-type="float" office:value="0.274325609207153" calcext:value-type="float">
            <text:p>0.2743256092</text:p>
          </table:table-cell>
          <table:table-cell/>
          <table:table-cell office:value-type="float" office:value="1442890806.74991" calcext:value-type="float">
            <text:p>1442890806.74991</text:p>
          </table:table-cell>
          <table:table-cell table:formula="of:=[.J1363]-[.$B1363]" office:value-type="float" office:value="0.282129049301147" calcext:value-type="float">
            <text:p>0.2821290493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42890806.47618" calcext:value-type="float">
            <text:p>1442890806.47618</text:p>
          </table:table-cell>
          <table:table-cell office:value-type="float" office:value="896" calcext:value-type="float">
            <text:p>896</text:p>
          </table:table-cell>
          <table:table-cell table:formula="of:=[.B1364]-[.B$2]" office:value-type="float" office:value="38.0300350189209" calcext:value-type="float">
            <text:p>38.0300350189</text:p>
          </table:table-cell>
          <table:table-cell table:formula="of:=[.C1364]/([.D1364]-[.D1363])" office:value-type="float" office:value="106664.104220475" calcext:value-type="float">
            <text:p>106664.104220475</text:p>
          </table:table-cell>
          <table:table-cell/>
          <table:table-cell office:value-type="float" office:value="1442890806.74213" calcext:value-type="float">
            <text:p>1442890806.74213</text:p>
          </table:table-cell>
          <table:table-cell table:formula="of:=[.G1364]-[.$B1364]" office:value-type="float" office:value="0.265947341918945" calcext:value-type="float">
            <text:p>0.2659473419</text:p>
          </table:table-cell>
          <table:table-cell/>
          <table:table-cell office:value-type="float" office:value="1442890806.75255" calcext:value-type="float">
            <text:p>1442890806.75255</text:p>
          </table:table-cell>
          <table:table-cell table:formula="of:=[.J1364]-[.$B1364]" office:value-type="float" office:value="0.276365756988525" calcext:value-type="float">
            <text:p>0.276365757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42890806.48451" calcext:value-type="float">
            <text:p>1442890806.48451</text:p>
          </table:table-cell>
          <table:table-cell office:value-type="float" office:value="896" calcext:value-type="float">
            <text:p>896</text:p>
          </table:table-cell>
          <table:table-cell table:formula="of:=[.B1365]-[.B$2]" office:value-type="float" office:value="38.0383608341217" calcext:value-type="float">
            <text:p>38.0383608341</text:p>
          </table:table-cell>
          <table:table-cell table:formula="of:=[.C1365]/([.D1365]-[.D1364])" office:value-type="float" office:value="107617.089544973" calcext:value-type="float">
            <text:p>107617.089544973</text:p>
          </table:table-cell>
          <table:table-cell/>
          <table:table-cell office:value-type="float" office:value="1442890806.74215" calcext:value-type="float">
            <text:p>1442890806.74215</text:p>
          </table:table-cell>
          <table:table-cell table:formula="of:=[.G1365]-[.$B1365]" office:value-type="float" office:value="0.257643699645996" calcext:value-type="float">
            <text:p>0.2576436996</text:p>
          </table:table-cell>
          <table:table-cell/>
          <table:table-cell office:value-type="float" office:value="1442890806.75519" calcext:value-type="float">
            <text:p>1442890806.75519</text:p>
          </table:table-cell>
          <table:table-cell table:formula="of:=[.J1365]-[.$B1365]" office:value-type="float" office:value="0.270688056945801" calcext:value-type="float">
            <text:p>0.2706880569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42890806.49283" calcext:value-type="float">
            <text:p>1442890806.49283</text:p>
          </table:table-cell>
          <table:table-cell office:value-type="float" office:value="896" calcext:value-type="float">
            <text:p>896</text:p>
          </table:table-cell>
          <table:table-cell table:formula="of:=[.B1366]-[.B$2]" office:value-type="float" office:value="38.0466887950897" calcext:value-type="float">
            <text:p>38.0466887951</text:p>
          </table:table-cell>
          <table:table-cell table:formula="of:=[.C1366]/([.D1366]-[.D1365])" office:value-type="float" office:value="107589.361122244" calcext:value-type="float">
            <text:p>107589.361122244</text:p>
          </table:table-cell>
          <table:table-cell/>
          <table:table-cell office:value-type="float" office:value="1442890806.74217" calcext:value-type="float">
            <text:p>1442890806.74217</text:p>
          </table:table-cell>
          <table:table-cell table:formula="of:=[.G1366]-[.$B1366]" office:value-type="float" office:value="0.249337911605835" calcext:value-type="float">
            <text:p>0.2493379116</text:p>
          </table:table-cell>
          <table:table-cell/>
          <table:table-cell office:value-type="float" office:value="1442890806.75784" calcext:value-type="float">
            <text:p>1442890806.75784</text:p>
          </table:table-cell>
          <table:table-cell table:formula="of:=[.J1366]-[.$B1366]" office:value-type="float" office:value="0.265003681182861" calcext:value-type="float">
            <text:p>0.2650036812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42890806.50115" calcext:value-type="float">
            <text:p>1442890806.50115</text:p>
          </table:table-cell>
          <table:table-cell office:value-type="float" office:value="896" calcext:value-type="float">
            <text:p>896</text:p>
          </table:table-cell>
          <table:table-cell table:formula="of:=[.B1367]-[.B$2]" office:value-type="float" office:value="38.055006980896" calcext:value-type="float">
            <text:p>38.0550069809</text:p>
          </table:table-cell>
          <table:table-cell table:formula="of:=[.C1367]/([.D1367]-[.D1366])" office:value-type="float" office:value="107715.79535097" calcext:value-type="float">
            <text:p>107715.79535097</text:p>
          </table:table-cell>
          <table:table-cell/>
          <table:table-cell office:value-type="float" office:value="1442890806.74219" calcext:value-type="float">
            <text:p>1442890806.74219</text:p>
          </table:table-cell>
          <table:table-cell table:formula="of:=[.G1367]-[.$B1367]" office:value-type="float" office:value="0.241041898727417" calcext:value-type="float">
            <text:p>0.2410418987</text:p>
          </table:table-cell>
          <table:table-cell/>
          <table:table-cell office:value-type="float" office:value="1442890806.76048" calcext:value-type="float">
            <text:p>1442890806.76048</text:p>
          </table:table-cell>
          <table:table-cell table:formula="of:=[.J1367]-[.$B1367]" office:value-type="float" office:value="0.259328842163086" calcext:value-type="float">
            <text:p>0.2593288422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42890806.50951" calcext:value-type="float">
            <text:p>1442890806.50951</text:p>
          </table:table-cell>
          <table:table-cell office:value-type="float" office:value="896" calcext:value-type="float">
            <text:p>896</text:p>
          </table:table-cell>
          <table:table-cell table:formula="of:=[.B1368]-[.B$2]" office:value-type="float" office:value="38.0633656978607" calcext:value-type="float">
            <text:p>38.0633656979</text:p>
          </table:table-cell>
          <table:table-cell table:formula="of:=[.C1368]/([.D1368]-[.D1367])" office:value-type="float" office:value="107193.484811318" calcext:value-type="float">
            <text:p>107193.484811318</text:p>
          </table:table-cell>
          <table:table-cell/>
          <table:table-cell office:value-type="float" office:value="1442890806.74222" calcext:value-type="float">
            <text:p>1442890806.74222</text:p>
          </table:table-cell>
          <table:table-cell table:formula="of:=[.G1368]-[.$B1368]" office:value-type="float" office:value="0.232705116271973" calcext:value-type="float">
            <text:p>0.2327051163</text:p>
          </table:table-cell>
          <table:table-cell/>
          <table:table-cell office:value-type="float" office:value="1442890806.7631" calcext:value-type="float">
            <text:p>1442890806.7631</text:p>
          </table:table-cell>
          <table:table-cell table:formula="of:=[.J1368]-[.$B1368]" office:value-type="float" office:value="0.25359034538269" calcext:value-type="float">
            <text:p>0.2535903454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42890806.51789" calcext:value-type="float">
            <text:p>1442890806.51789</text:p>
          </table:table-cell>
          <table:table-cell office:value-type="float" office:value="896" calcext:value-type="float">
            <text:p>896</text:p>
          </table:table-cell>
          <table:table-cell table:formula="of:=[.B1369]-[.B$2]" office:value-type="float" office:value="38.071750164032" calcext:value-type="float">
            <text:p>38.071750164</text:p>
          </table:table-cell>
          <table:table-cell table:formula="of:=[.C1369]/([.D1369]-[.D1368])" office:value-type="float" office:value="106864.287087326" calcext:value-type="float">
            <text:p>106864.287087326</text:p>
          </table:table-cell>
          <table:table-cell/>
          <table:table-cell office:value-type="float" office:value="1442890806.74225" calcext:value-type="float">
            <text:p>1442890806.74225</text:p>
          </table:table-cell>
          <table:table-cell table:formula="of:=[.G1369]-[.$B1369]" office:value-type="float" office:value="0.224356174468994" calcext:value-type="float">
            <text:p>0.2243561745</text:p>
          </table:table-cell>
          <table:table-cell/>
          <table:table-cell office:value-type="float" office:value="1442890806.76575" calcext:value-type="float">
            <text:p>1442890806.76575</text:p>
          </table:table-cell>
          <table:table-cell table:formula="of:=[.J1369]-[.$B1369]" office:value-type="float" office:value="0.247851133346558" calcext:value-type="float">
            <text:p>0.2478511333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42890806.52624" calcext:value-type="float">
            <text:p>1442890806.52624</text:p>
          </table:table-cell>
          <table:table-cell office:value-type="float" office:value="896" calcext:value-type="float">
            <text:p>896</text:p>
          </table:table-cell>
          <table:table-cell table:formula="of:=[.B1370]-[.B$2]" office:value-type="float" office:value="38.0801000595093" calcext:value-type="float">
            <text:p>38.0801000595</text:p>
          </table:table-cell>
          <table:table-cell table:formula="of:=[.C1370]/([.D1370]-[.D1369])" office:value-type="float" office:value="107306.732453886" calcext:value-type="float">
            <text:p>107306.732453886</text:p>
          </table:table-cell>
          <table:table-cell/>
          <table:table-cell office:value-type="float" office:value="1442890806.74232" calcext:value-type="float">
            <text:p>1442890806.74232</text:p>
          </table:table-cell>
          <table:table-cell table:formula="of:=[.G1370]-[.$B1370]" office:value-type="float" office:value="0.216075897216797" calcext:value-type="float">
            <text:p>0.2160758972</text:p>
          </table:table-cell>
          <table:table-cell/>
          <table:table-cell office:value-type="float" office:value="1442890806.76841" calcext:value-type="float">
            <text:p>1442890806.76841</text:p>
          </table:table-cell>
          <table:table-cell table:formula="of:=[.J1370]-[.$B1370]" office:value-type="float" office:value="0.242162227630615" calcext:value-type="float">
            <text:p>0.2421622276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42890806.53457" calcext:value-type="float">
            <text:p>1442890806.53457</text:p>
          </table:table-cell>
          <table:table-cell office:value-type="float" office:value="896" calcext:value-type="float">
            <text:p>896</text:p>
          </table:table-cell>
          <table:table-cell table:formula="of:=[.B1371]-[.B$2]" office:value-type="float" office:value="38.0884284973145" calcext:value-type="float">
            <text:p>38.0884284973</text:p>
          </table:table-cell>
          <table:table-cell table:formula="of:=[.C1371]/([.D1371]-[.D1370])" office:value-type="float" office:value="107583.201190885" calcext:value-type="float">
            <text:p>107583.201190885</text:p>
          </table:table-cell>
          <table:table-cell/>
          <table:table-cell office:value-type="float" office:value="1442890806.74235" calcext:value-type="float">
            <text:p>1442890806.74235</text:p>
          </table:table-cell>
          <table:table-cell table:formula="of:=[.G1371]-[.$B1371]" office:value-type="float" office:value="0.2077796459198" calcext:value-type="float">
            <text:p>0.2077796459</text:p>
          </table:table-cell>
          <table:table-cell/>
          <table:table-cell office:value-type="float" office:value="1442890806.77103" calcext:value-type="float">
            <text:p>1442890806.77103</text:p>
          </table:table-cell>
          <table:table-cell table:formula="of:=[.J1371]-[.$B1371]" office:value-type="float" office:value="0.236459732055664" calcext:value-type="float">
            <text:p>0.2364597321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42890806.54292" calcext:value-type="float">
            <text:p>1442890806.54292</text:p>
          </table:table-cell>
          <table:table-cell office:value-type="float" office:value="896" calcext:value-type="float">
            <text:p>896</text:p>
          </table:table-cell>
          <table:table-cell table:formula="of:=[.B1372]-[.B$2]" office:value-type="float" office:value="38.0967795848846" calcext:value-type="float">
            <text:p>38.0967795849</text:p>
          </table:table-cell>
          <table:table-cell table:formula="of:=[.C1372]/([.D1372]-[.D1371])" office:value-type="float" office:value="107291.414737203" calcext:value-type="float">
            <text:p>107291.414737203</text:p>
          </table:table-cell>
          <table:table-cell/>
          <table:table-cell office:value-type="float" office:value="1442890806.83839" calcext:value-type="float">
            <text:p>1442890806.83839</text:p>
          </table:table-cell>
          <table:table-cell table:formula="of:=[.G1372]-[.$B1372]" office:value-type="float" office:value="0.295461416244507" calcext:value-type="float">
            <text:p>0.2954614162</text:p>
          </table:table-cell>
          <table:table-cell/>
          <table:table-cell office:value-type="float" office:value="1442890806.83844" calcext:value-type="float">
            <text:p>1442890806.83844</text:p>
          </table:table-cell>
          <table:table-cell table:formula="of:=[.J1372]-[.$B1372]" office:value-type="float" office:value="0.295518398284912" calcext:value-type="float">
            <text:p>0.2955183983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42890806.55131" calcext:value-type="float">
            <text:p>1442890806.55131</text:p>
          </table:table-cell>
          <table:table-cell office:value-type="float" office:value="896" calcext:value-type="float">
            <text:p>896</text:p>
          </table:table-cell>
          <table:table-cell table:formula="of:=[.B1373]-[.B$2]" office:value-type="float" office:value="38.1051647663116" calcext:value-type="float">
            <text:p>38.1051647663</text:p>
          </table:table-cell>
          <table:table-cell table:formula="of:=[.C1373]/([.D1373]-[.D1372])" office:value-type="float" office:value="106855.171566676" calcext:value-type="float">
            <text:p>106855.171566676</text:p>
          </table:table-cell>
          <table:table-cell/>
          <table:table-cell office:value-type="float" office:value="1442890806.83849" calcext:value-type="float">
            <text:p>1442890806.83849</text:p>
          </table:table-cell>
          <table:table-cell table:formula="of:=[.G1373]-[.$B1373]" office:value-type="float" office:value="0.287177085876465" calcext:value-type="float">
            <text:p>0.2871770859</text:p>
          </table:table-cell>
          <table:table-cell/>
          <table:table-cell office:value-type="float" office:value="1442890806.84111" calcext:value-type="float">
            <text:p>1442890806.84111</text:p>
          </table:table-cell>
          <table:table-cell table:formula="of:=[.J1373]-[.$B1373]" office:value-type="float" office:value="0.289796829223633" calcext:value-type="float">
            <text:p>0.2897968292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42890806.55964" calcext:value-type="float">
            <text:p>1442890806.55964</text:p>
          </table:table-cell>
          <table:table-cell office:value-type="float" office:value="896" calcext:value-type="float">
            <text:p>896</text:p>
          </table:table-cell>
          <table:table-cell table:formula="of:=[.B1374]-[.B$2]" office:value-type="float" office:value="38.1134929656982" calcext:value-type="float">
            <text:p>38.1134929657</text:p>
          </table:table-cell>
          <table:table-cell table:formula="of:=[.C1374]/([.D1374]-[.D1373])" office:value-type="float" office:value="107586.281068392" calcext:value-type="float">
            <text:p>107586.281068392</text:p>
          </table:table-cell>
          <table:table-cell/>
          <table:table-cell office:value-type="float" office:value="1442890806.83852" calcext:value-type="float">
            <text:p>1442890806.83852</text:p>
          </table:table-cell>
          <table:table-cell table:formula="of:=[.G1374]-[.$B1374]" office:value-type="float" office:value="0.278885126113892" calcext:value-type="float">
            <text:p>0.2788851261</text:p>
          </table:table-cell>
          <table:table-cell/>
          <table:table-cell office:value-type="float" office:value="1442890806.84374" calcext:value-type="float">
            <text:p>1442890806.84374</text:p>
          </table:table-cell>
          <table:table-cell table:formula="of:=[.J1374]-[.$B1374]" office:value-type="float" office:value="0.284104824066162" calcext:value-type="float">
            <text:p>0.2841048241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42890806.56798" calcext:value-type="float">
            <text:p>1442890806.56798</text:p>
          </table:table-cell>
          <table:table-cell office:value-type="float" office:value="896" calcext:value-type="float">
            <text:p>896</text:p>
          </table:table-cell>
          <table:table-cell table:formula="of:=[.B1375]-[.B$2]" office:value-type="float" office:value="38.1218354701996" calcext:value-type="float">
            <text:p>38.1218354702</text:p>
          </table:table-cell>
          <table:table-cell table:formula="of:=[.C1375]/([.D1375]-[.D1374])" office:value-type="float" office:value="107401.800005716" calcext:value-type="float">
            <text:p>107401.800005716</text:p>
          </table:table-cell>
          <table:table-cell/>
          <table:table-cell office:value-type="float" office:value="1442890806.83854" calcext:value-type="float">
            <text:p>1442890806.83854</text:p>
          </table:table-cell>
          <table:table-cell table:formula="of:=[.G1375]-[.$B1375]" office:value-type="float" office:value="0.270561456680298" calcext:value-type="float">
            <text:p>0.2705614567</text:p>
          </table:table-cell>
          <table:table-cell/>
          <table:table-cell office:value-type="float" office:value="1442890806.84641" calcext:value-type="float">
            <text:p>1442890806.84641</text:p>
          </table:table-cell>
          <table:table-cell table:formula="of:=[.J1375]-[.$B1375]" office:value-type="float" office:value="0.278426885604858" calcext:value-type="float">
            <text:p>0.2784268856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42890806.57646" calcext:value-type="float">
            <text:p>1442890806.57646</text:p>
          </table:table-cell>
          <table:table-cell office:value-type="float" office:value="896" calcext:value-type="float">
            <text:p>896</text:p>
          </table:table-cell>
          <table:table-cell table:formula="of:=[.B1376]-[.B$2]" office:value-type="float" office:value="38.1303148269653" calcext:value-type="float">
            <text:p>38.130314827</text:p>
          </table:table-cell>
          <table:table-cell table:formula="of:=[.C1376]/([.D1376]-[.D1375])" office:value-type="float" office:value="105668.392633207" calcext:value-type="float">
            <text:p>105668.392633207</text:p>
          </table:table-cell>
          <table:table-cell/>
          <table:table-cell office:value-type="float" office:value="1442890806.83858" calcext:value-type="float">
            <text:p>1442890806.83858</text:p>
          </table:table-cell>
          <table:table-cell table:formula="of:=[.G1376]-[.$B1376]" office:value-type="float" office:value="0.262117147445679" calcext:value-type="float">
            <text:p>0.2621171474</text:p>
          </table:table-cell>
          <table:table-cell/>
          <table:table-cell office:value-type="float" office:value="1442890806.84901" calcext:value-type="float">
            <text:p>1442890806.84901</text:p>
          </table:table-cell>
          <table:table-cell table:formula="of:=[.J1376]-[.$B1376]" office:value-type="float" office:value="0.27255392074585" calcext:value-type="float">
            <text:p>0.2725539207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42890806.5848" calcext:value-type="float">
            <text:p>1442890806.5848</text:p>
          </table:table-cell>
          <table:table-cell office:value-type="float" office:value="896" calcext:value-type="float">
            <text:p>896</text:p>
          </table:table-cell>
          <table:table-cell table:formula="of:=[.B1377]-[.B$2]" office:value-type="float" office:value="38.1386542320251" calcext:value-type="float">
            <text:p>38.138654232</text:p>
          </table:table-cell>
          <table:table-cell table:formula="of:=[.C1377]/([.D1377]-[.D1376])" office:value-type="float" office:value="107441.717193665" calcext:value-type="float">
            <text:p>107441.717193665</text:p>
          </table:table-cell>
          <table:table-cell/>
          <table:table-cell office:value-type="float" office:value="1442890806.8386" calcext:value-type="float">
            <text:p>1442890806.8386</text:p>
          </table:table-cell>
          <table:table-cell table:formula="of:=[.G1377]-[.$B1377]" office:value-type="float" office:value="0.253800392150879" calcext:value-type="float">
            <text:p>0.2538003922</text:p>
          </table:table-cell>
          <table:table-cell/>
          <table:table-cell office:value-type="float" office:value="1442890806.85167" calcext:value-type="float">
            <text:p>1442890806.85167</text:p>
          </table:table-cell>
          <table:table-cell table:formula="of:=[.J1377]-[.$B1377]" office:value-type="float" office:value="0.266866445541382" calcext:value-type="float">
            <text:p>0.2668664455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42890806.59317" calcext:value-type="float">
            <text:p>1442890806.59317</text:p>
          </table:table-cell>
          <table:table-cell office:value-type="float" office:value="896" calcext:value-type="float">
            <text:p>896</text:p>
          </table:table-cell>
          <table:table-cell table:formula="of:=[.B1378]-[.B$2]" office:value-type="float" office:value="38.1470274925232" calcext:value-type="float">
            <text:p>38.1470274925</text:p>
          </table:table-cell>
          <table:table-cell table:formula="of:=[.C1378]/([.D1378]-[.D1377])" office:value-type="float" office:value="107007.30022779" calcext:value-type="float">
            <text:p>107007.30022779</text:p>
          </table:table-cell>
          <table:table-cell/>
          <table:table-cell office:value-type="float" office:value="1442890806.83862" calcext:value-type="float">
            <text:p>1442890806.83862</text:p>
          </table:table-cell>
          <table:table-cell table:formula="of:=[.G1378]-[.$B1378]" office:value-type="float" office:value="0.245448589324951" calcext:value-type="float">
            <text:p>0.2454485893</text:p>
          </table:table-cell>
          <table:table-cell/>
          <table:table-cell office:value-type="float" office:value="1442890806.85435" calcext:value-type="float">
            <text:p>1442890806.85435</text:p>
          </table:table-cell>
          <table:table-cell table:formula="of:=[.J1378]-[.$B1378]" office:value-type="float" office:value="0.261174440383911" calcext:value-type="float">
            <text:p>0.2611744404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42890806.60154" calcext:value-type="float">
            <text:p>1442890806.60154</text:p>
          </table:table-cell>
          <table:table-cell office:value-type="float" office:value="896" calcext:value-type="float">
            <text:p>896</text:p>
          </table:table-cell>
          <table:table-cell table:formula="of:=[.B1379]-[.B$2]" office:value-type="float" office:value="38.155394077301" calcext:value-type="float">
            <text:p>38.1553940773</text:p>
          </table:table-cell>
          <table:table-cell table:formula="of:=[.C1379]/([.D1379]-[.D1378])" office:value-type="float" office:value="107092.68163684" calcext:value-type="float">
            <text:p>107092.68163684</text:p>
          </table:table-cell>
          <table:table-cell/>
          <table:table-cell office:value-type="float" office:value="1442890806.83865" calcext:value-type="float">
            <text:p>1442890806.83865</text:p>
          </table:table-cell>
          <table:table-cell table:formula="of:=[.G1379]-[.$B1379]" office:value-type="float" office:value="0.237106561660767" calcext:value-type="float">
            <text:p>0.2371065617</text:p>
          </table:table-cell>
          <table:table-cell/>
          <table:table-cell office:value-type="float" office:value="1442890806.85699" calcext:value-type="float">
            <text:p>1442890806.85699</text:p>
          </table:table-cell>
          <table:table-cell table:formula="of:=[.J1379]-[.$B1379]" office:value-type="float" office:value="0.255448579788208" calcext:value-type="float">
            <text:p>0.2554485798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42890806.60988" calcext:value-type="float">
            <text:p>1442890806.60988</text:p>
          </table:table-cell>
          <table:table-cell office:value-type="float" office:value="896" calcext:value-type="float">
            <text:p>896</text:p>
          </table:table-cell>
          <table:table-cell table:formula="of:=[.B1380]-[.B$2]" office:value-type="float" office:value="38.163738489151" calcext:value-type="float">
            <text:p>38.1637384892</text:p>
          </table:table-cell>
          <table:table-cell table:formula="of:=[.C1380]/([.D1380]-[.D1379])" office:value-type="float" office:value="107377.250321438" calcext:value-type="float">
            <text:p>107377.250321438</text:p>
          </table:table-cell>
          <table:table-cell/>
          <table:table-cell office:value-type="float" office:value="1442890806.83867" calcext:value-type="float">
            <text:p>1442890806.83867</text:p>
          </table:table-cell>
          <table:table-cell table:formula="of:=[.G1380]-[.$B1380]" office:value-type="float" office:value="0.228784322738647" calcext:value-type="float">
            <text:p>0.2287843227</text:p>
          </table:table-cell>
          <table:table-cell/>
          <table:table-cell office:value-type="float" office:value="1442890806.85963" calcext:value-type="float">
            <text:p>1442890806.85963</text:p>
          </table:table-cell>
          <table:table-cell table:formula="of:=[.J1380]-[.$B1380]" office:value-type="float" office:value="0.249749422073364" calcext:value-type="float">
            <text:p>0.2497494221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42890806.61823" calcext:value-type="float">
            <text:p>1442890806.61823</text:p>
          </table:table-cell>
          <table:table-cell office:value-type="float" office:value="896" calcext:value-type="float">
            <text:p>896</text:p>
          </table:table-cell>
          <table:table-cell table:formula="of:=[.B1381]-[.B$2]" office:value-type="float" office:value="38.1720902919769" calcext:value-type="float">
            <text:p>38.172090292</text:p>
          </table:table-cell>
          <table:table-cell table:formula="of:=[.C1381]/([.D1381]-[.D1380])" office:value-type="float" office:value="107282.226206109" calcext:value-type="float">
            <text:p>107282.226206109</text:p>
          </table:table-cell>
          <table:table-cell/>
          <table:table-cell office:value-type="float" office:value="1442890806.83869" calcext:value-type="float">
            <text:p>1442890806.83869</text:p>
          </table:table-cell>
          <table:table-cell table:formula="of:=[.G1381]-[.$B1381]" office:value-type="float" office:value="0.220454216003418" calcext:value-type="float">
            <text:p>0.220454216</text:p>
          </table:table-cell>
          <table:table-cell/>
          <table:table-cell office:value-type="float" office:value="1442890806.86225" calcext:value-type="float">
            <text:p>1442890806.86225</text:p>
          </table:table-cell>
          <table:table-cell table:formula="of:=[.J1381]-[.$B1381]" office:value-type="float" office:value="0.244019746780395" calcext:value-type="float">
            <text:p>0.2440197468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42890806.6266" calcext:value-type="float">
            <text:p>1442890806.6266</text:p>
          </table:table-cell>
          <table:table-cell office:value-type="float" office:value="896" calcext:value-type="float">
            <text:p>896</text:p>
          </table:table-cell>
          <table:table-cell table:formula="of:=[.B1382]-[.B$2]" office:value-type="float" office:value="38.1804504394531" calcext:value-type="float">
            <text:p>38.1804504395</text:p>
          </table:table-cell>
          <table:table-cell table:formula="of:=[.C1382]/([.D1382]-[.D1381])" office:value-type="float" office:value="107175.142848995" calcext:value-type="float">
            <text:p>107175.142848995</text:p>
          </table:table-cell>
          <table:table-cell/>
          <table:table-cell office:value-type="float" office:value="1442890806.83871" calcext:value-type="float">
            <text:p>1442890806.83871</text:p>
          </table:table-cell>
          <table:table-cell table:formula="of:=[.G1382]-[.$B1382]" office:value-type="float" office:value="0.212116003036499" calcext:value-type="float">
            <text:p>0.212116003</text:p>
          </table:table-cell>
          <table:table-cell/>
          <table:table-cell office:value-type="float" office:value="1442890806.86492" calcext:value-type="float">
            <text:p>1442890806.86492</text:p>
          </table:table-cell>
          <table:table-cell table:formula="of:=[.J1382]-[.$B1382]" office:value-type="float" office:value="0.238320112228394" calcext:value-type="float">
            <text:p>0.2383201122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42890806.63492" calcext:value-type="float">
            <text:p>1442890806.63492</text:p>
          </table:table-cell>
          <table:table-cell office:value-type="float" office:value="896" calcext:value-type="float">
            <text:p>896</text:p>
          </table:table-cell>
          <table:table-cell table:formula="of:=[.B1383]-[.B$2]" office:value-type="float" office:value="38.1887800693512" calcext:value-type="float">
            <text:p>38.1887800694</text:p>
          </table:table-cell>
          <table:table-cell table:formula="of:=[.C1383]/([.D1383]-[.D1382])" office:value-type="float" office:value="107567.804448006" calcext:value-type="float">
            <text:p>107567.804448006</text:p>
          </table:table-cell>
          <table:table-cell/>
          <table:table-cell office:value-type="float" office:value="1442890806.83873" calcext:value-type="float">
            <text:p>1442890806.83873</text:p>
          </table:table-cell>
          <table:table-cell table:formula="of:=[.G1383]-[.$B1383]" office:value-type="float" office:value="0.203808307647705" calcext:value-type="float">
            <text:p>0.2038083076</text:p>
          </table:table-cell>
          <table:table-cell/>
          <table:table-cell office:value-type="float" office:value="1442890806.86756" calcext:value-type="float">
            <text:p>1442890806.86756</text:p>
          </table:table-cell>
          <table:table-cell table:formula="of:=[.J1383]-[.$B1383]" office:value-type="float" office:value="0.232633829116821" calcext:value-type="float">
            <text:p>0.2326338291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42890806.6433" calcext:value-type="float">
            <text:p>1442890806.6433</text:p>
          </table:table-cell>
          <table:table-cell office:value-type="float" office:value="896" calcext:value-type="float">
            <text:p>896</text:p>
          </table:table-cell>
          <table:table-cell table:formula="of:=[.B1384]-[.B$2]" office:value-type="float" office:value="38.1971514225006" calcext:value-type="float">
            <text:p>38.1971514225</text:p>
          </table:table-cell>
          <table:table-cell table:formula="of:=[.C1384]/([.D1384]-[.D1383])" office:value-type="float" office:value="107031.681020734" calcext:value-type="float">
            <text:p>107031.681020734</text:p>
          </table:table-cell>
          <table:table-cell/>
          <table:table-cell office:value-type="float" office:value="1442890806.94246" calcext:value-type="float">
            <text:p>1442890806.94246</text:p>
          </table:table-cell>
          <table:table-cell table:formula="of:=[.G1384]-[.$B1384]" office:value-type="float" office:value="0.299166917800903" calcext:value-type="float">
            <text:p>0.2991669178</text:p>
          </table:table-cell>
          <table:table-cell/>
          <table:table-cell office:value-type="float" office:value="1442890806.94251" calcext:value-type="float">
            <text:p>1442890806.94251</text:p>
          </table:table-cell>
          <table:table-cell table:formula="of:=[.J1384]-[.$B1384]" office:value-type="float" office:value="0.299210786819458" calcext:value-type="float">
            <text:p>0.2992107868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42890806.65166" calcext:value-type="float">
            <text:p>1442890806.65166</text:p>
          </table:table-cell>
          <table:table-cell office:value-type="float" office:value="896" calcext:value-type="float">
            <text:p>896</text:p>
          </table:table-cell>
          <table:table-cell table:formula="of:=[.B1385]-[.B$2]" office:value-type="float" office:value="38.2055177688599" calcext:value-type="float">
            <text:p>38.2055177689</text:p>
          </table:table-cell>
          <table:table-cell table:formula="of:=[.C1385]/([.D1385]-[.D1384])" office:value-type="float" office:value="107095.733492918" calcext:value-type="float">
            <text:p>107095.733492918</text:p>
          </table:table-cell>
          <table:table-cell/>
          <table:table-cell office:value-type="float" office:value="1442890806.94255" calcext:value-type="float">
            <text:p>1442890806.94255</text:p>
          </table:table-cell>
          <table:table-cell table:formula="of:=[.G1385]-[.$B1385]" office:value-type="float" office:value="0.290891170501709" calcext:value-type="float">
            <text:p>0.2908911705</text:p>
          </table:table-cell>
          <table:table-cell/>
          <table:table-cell office:value-type="float" office:value="1442890806.94515" calcext:value-type="float">
            <text:p>1442890806.94515</text:p>
          </table:table-cell>
          <table:table-cell table:formula="of:=[.J1385]-[.$B1385]" office:value-type="float" office:value="0.293492555618286" calcext:value-type="float">
            <text:p>0.2934925556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42890806.65998" calcext:value-type="float">
            <text:p>1442890806.65998</text:p>
          </table:table-cell>
          <table:table-cell office:value-type="float" office:value="896" calcext:value-type="float">
            <text:p>896</text:p>
          </table:table-cell>
          <table:table-cell table:formula="of:=[.B1386]-[.B$2]" office:value-type="float" office:value="38.2138397693634" calcext:value-type="float">
            <text:p>38.2138397694</text:p>
          </table:table-cell>
          <table:table-cell table:formula="of:=[.C1386]/([.D1386]-[.D1385])" office:value-type="float" office:value="107666.41982524" calcext:value-type="float">
            <text:p>107666.41982524</text:p>
          </table:table-cell>
          <table:table-cell/>
          <table:table-cell office:value-type="float" office:value="1442890806.94258" calcext:value-type="float">
            <text:p>1442890806.94258</text:p>
          </table:table-cell>
          <table:table-cell table:formula="of:=[.G1386]-[.$B1386]" office:value-type="float" office:value="0.282593965530396" calcext:value-type="float">
            <text:p>0.2825939655</text:p>
          </table:table-cell>
          <table:table-cell/>
          <table:table-cell office:value-type="float" office:value="1442890806.9478" calcext:value-type="float">
            <text:p>1442890806.9478</text:p>
          </table:table-cell>
          <table:table-cell table:formula="of:=[.J1386]-[.$B1386]" office:value-type="float" office:value="0.287812232971191" calcext:value-type="float">
            <text:p>0.287812233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42890806.66836" calcext:value-type="float">
            <text:p>1442890806.66836</text:p>
          </table:table-cell>
          <table:table-cell office:value-type="float" office:value="896" calcext:value-type="float">
            <text:p>896</text:p>
          </table:table-cell>
          <table:table-cell table:formula="of:=[.B1387]-[.B$2]" office:value-type="float" office:value="38.2222151756287" calcext:value-type="float">
            <text:p>38.2222151756</text:p>
          </table:table-cell>
          <table:table-cell table:formula="of:=[.C1387]/([.D1387]-[.D1386])" office:value-type="float" office:value="106979.885109169" calcext:value-type="float">
            <text:p>106979.885109169</text:p>
          </table:table-cell>
          <table:table-cell/>
          <table:table-cell office:value-type="float" office:value="1442890806.9426" calcext:value-type="float">
            <text:p>1442890806.9426</text:p>
          </table:table-cell>
          <table:table-cell table:formula="of:=[.G1387]-[.$B1387]" office:value-type="float" office:value="0.27424144744873" calcext:value-type="float">
            <text:p>0.2742414474</text:p>
          </table:table-cell>
          <table:table-cell/>
          <table:table-cell office:value-type="float" office:value="1442890806.95045" calcext:value-type="float">
            <text:p>1442890806.95045</text:p>
          </table:table-cell>
          <table:table-cell table:formula="of:=[.J1387]-[.$B1387]" office:value-type="float" office:value="0.282087326049805" calcext:value-type="float">
            <text:p>0.282087326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42890806.67673" calcext:value-type="float">
            <text:p>1442890806.67673</text:p>
          </table:table-cell>
          <table:table-cell office:value-type="float" office:value="896" calcext:value-type="float">
            <text:p>896</text:p>
          </table:table-cell>
          <table:table-cell table:formula="of:=[.B1388]-[.B$2]" office:value-type="float" office:value="38.2305853366852" calcext:value-type="float">
            <text:p>38.2305853367</text:p>
          </table:table-cell>
          <table:table-cell table:formula="of:=[.C1388]/([.D1388]-[.D1387])" office:value-type="float" office:value="107046.9246589" calcext:value-type="float">
            <text:p>107046.9246589</text:p>
          </table:table-cell>
          <table:table-cell/>
          <table:table-cell office:value-type="float" office:value="1442890806.94262" calcext:value-type="float">
            <text:p>1442890806.94262</text:p>
          </table:table-cell>
          <table:table-cell table:formula="of:=[.G1388]-[.$B1388]" office:value-type="float" office:value="0.265894889831543" calcext:value-type="float">
            <text:p>0.2658948898</text:p>
          </table:table-cell>
          <table:table-cell/>
          <table:table-cell office:value-type="float" office:value="1442890806.95305" calcext:value-type="float">
            <text:p>1442890806.95305</text:p>
          </table:table-cell>
          <table:table-cell table:formula="of:=[.J1388]-[.$B1388]" office:value-type="float" office:value="0.276324510574341" calcext:value-type="float">
            <text:p>0.2763245106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42890806.68505" calcext:value-type="float">
            <text:p>1442890806.68505</text:p>
          </table:table-cell>
          <table:table-cell office:value-type="float" office:value="896" calcext:value-type="float">
            <text:p>896</text:p>
          </table:table-cell>
          <table:table-cell table:formula="of:=[.B1389]-[.B$2]" office:value-type="float" office:value="38.2389073371887" calcext:value-type="float">
            <text:p>38.2389073372</text:p>
          </table:table-cell>
          <table:table-cell table:formula="of:=[.C1389]/([.D1389]-[.D1388])" office:value-type="float" office:value="107666.41982524" calcext:value-type="float">
            <text:p>107666.41982524</text:p>
          </table:table-cell>
          <table:table-cell/>
          <table:table-cell office:value-type="float" office:value="1442890806.94265" calcext:value-type="float">
            <text:p>1442890806.94265</text:p>
          </table:table-cell>
          <table:table-cell table:formula="of:=[.G1389]-[.$B1389]" office:value-type="float" office:value="0.257595062255859" calcext:value-type="float">
            <text:p>0.2575950623</text:p>
          </table:table-cell>
          <table:table-cell/>
          <table:table-cell office:value-type="float" office:value="1442890806.9557" calcext:value-type="float">
            <text:p>1442890806.9557</text:p>
          </table:table-cell>
          <table:table-cell table:formula="of:=[.J1389]-[.$B1389]" office:value-type="float" office:value="0.270652770996094" calcext:value-type="float">
            <text:p>0.270652771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42890806.69338" calcext:value-type="float">
            <text:p>1442890806.69338</text:p>
          </table:table-cell>
          <table:table-cell office:value-type="float" office:value="896" calcext:value-type="float">
            <text:p>896</text:p>
          </table:table-cell>
          <table:table-cell table:formula="of:=[.B1390]-[.B$2]" office:value-type="float" office:value="38.2472307682037" calcext:value-type="float">
            <text:p>38.2472307682</text:p>
          </table:table-cell>
          <table:table-cell table:formula="of:=[.C1390]/([.D1390]-[.D1389])" office:value-type="float" office:value="107647.915671278" calcext:value-type="float">
            <text:p>107647.915671278</text:p>
          </table:table-cell>
          <table:table-cell/>
          <table:table-cell office:value-type="float" office:value="1442890806.94267" calcext:value-type="float">
            <text:p>1442890806.94267</text:p>
          </table:table-cell>
          <table:table-cell table:formula="of:=[.G1390]-[.$B1390]" office:value-type="float" office:value="0.249293565750122" calcext:value-type="float">
            <text:p>0.2492935658</text:p>
          </table:table-cell>
          <table:table-cell/>
          <table:table-cell office:value-type="float" office:value="1442890806.95838" calcext:value-type="float">
            <text:p>1442890806.95838</text:p>
          </table:table-cell>
          <table:table-cell table:formula="of:=[.J1390]-[.$B1390]" office:value-type="float" office:value="0.264999866485596" calcext:value-type="float">
            <text:p>0.2649998665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42890806.7017" calcext:value-type="float">
            <text:p>1442890806.7017</text:p>
          </table:table-cell>
          <table:table-cell office:value-type="float" office:value="896" calcext:value-type="float">
            <text:p>896</text:p>
          </table:table-cell>
          <table:table-cell table:formula="of:=[.B1391]-[.B$2]" office:value-type="float" office:value="38.2555544376373" calcext:value-type="float">
            <text:p>38.2555544376</text:p>
          </table:table-cell>
          <table:table-cell table:formula="of:=[.C1391]/([.D1391]-[.D1390])" office:value-type="float" office:value="107644.832263978" calcext:value-type="float">
            <text:p>107644.832263978</text:p>
          </table:table-cell>
          <table:table-cell/>
          <table:table-cell office:value-type="float" office:value="1442890806.94269" calcext:value-type="float">
            <text:p>1442890806.94269</text:p>
          </table:table-cell>
          <table:table-cell table:formula="of:=[.G1391]-[.$B1391]" office:value-type="float" office:value="0.240991830825806" calcext:value-type="float">
            <text:p>0.2409918308</text:p>
          </table:table-cell>
          <table:table-cell/>
          <table:table-cell office:value-type="float" office:value="1442890806.96102" calcext:value-type="float">
            <text:p>1442890806.96102</text:p>
          </table:table-cell>
          <table:table-cell table:formula="of:=[.J1391]-[.$B1391]" office:value-type="float" office:value="0.259325504302979" calcext:value-type="float">
            <text:p>0.2593255043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42890806.7101" calcext:value-type="float">
            <text:p>1442890806.7101</text:p>
          </table:table-cell>
          <table:table-cell office:value-type="float" office:value="896" calcext:value-type="float">
            <text:p>896</text:p>
          </table:table-cell>
          <table:table-cell table:formula="of:=[.B1392]-[.B$2]" office:value-type="float" office:value="38.2639515399933" calcext:value-type="float">
            <text:p>38.26395154</text:p>
          </table:table-cell>
          <table:table-cell table:formula="of:=[.C1392]/([.D1392]-[.D1391])" office:value-type="float" office:value="106703.474843839" calcext:value-type="float">
            <text:p>106703.474843839</text:p>
          </table:table-cell>
          <table:table-cell/>
          <table:table-cell office:value-type="float" office:value="1442890806.94271" calcext:value-type="float">
            <text:p>1442890806.94271</text:p>
          </table:table-cell>
          <table:table-cell table:formula="of:=[.G1392]-[.$B1392]" office:value-type="float" office:value="0.232616901397705" calcext:value-type="float">
            <text:p>0.2326169014</text:p>
          </table:table-cell>
          <table:table-cell/>
          <table:table-cell office:value-type="float" office:value="1442890806.96367" calcext:value-type="float">
            <text:p>1442890806.96367</text:p>
          </table:table-cell>
          <table:table-cell table:formula="of:=[.J1392]-[.$B1392]" office:value-type="float" office:value="0.253576040267944" calcext:value-type="float">
            <text:p>0.2535760403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42890806.71846" calcext:value-type="float">
            <text:p>1442890806.71846</text:p>
          </table:table-cell>
          <table:table-cell office:value-type="float" office:value="896" calcext:value-type="float">
            <text:p>896</text:p>
          </table:table-cell>
          <table:table-cell table:formula="of:=[.B1393]-[.B$2]" office:value-type="float" office:value="38.2723119258881" calcext:value-type="float">
            <text:p>38.2723119259</text:p>
          </table:table-cell>
          <table:table-cell table:formula="of:=[.C1393]/([.D1393]-[.D1392])" office:value-type="float" office:value="107172.086465522" calcext:value-type="float">
            <text:p>107172.086465522</text:p>
          </table:table-cell>
          <table:table-cell/>
          <table:table-cell office:value-type="float" office:value="1442890806.94274" calcext:value-type="float">
            <text:p>1442890806.94274</text:p>
          </table:table-cell>
          <table:table-cell table:formula="of:=[.G1393]-[.$B1393]" office:value-type="float" office:value="0.224279165267944" calcext:value-type="float">
            <text:p>0.2242791653</text:p>
          </table:table-cell>
          <table:table-cell/>
          <table:table-cell office:value-type="float" office:value="1442890806.96635" calcext:value-type="float">
            <text:p>1442890806.96635</text:p>
          </table:table-cell>
          <table:table-cell table:formula="of:=[.J1393]-[.$B1393]" office:value-type="float" office:value="0.247891187667847" calcext:value-type="float">
            <text:p>0.2478911877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42890806.72677" calcext:value-type="float">
            <text:p>1442890806.72677</text:p>
          </table:table-cell>
          <table:table-cell office:value-type="float" office:value="896" calcext:value-type="float">
            <text:p>896</text:p>
          </table:table-cell>
          <table:table-cell table:formula="of:=[.B1394]-[.B$2]" office:value-type="float" office:value="38.2806286811829" calcext:value-type="float">
            <text:p>38.2806286812</text:p>
          </table:table-cell>
          <table:table-cell table:formula="of:=[.C1394]/([.D1394]-[.D1393])" office:value-type="float" office:value="107734.322850672" calcext:value-type="float">
            <text:p>107734.322850672</text:p>
          </table:table-cell>
          <table:table-cell/>
          <table:table-cell office:value-type="float" office:value="1442890806.94276" calcext:value-type="float">
            <text:p>1442890806.94276</text:p>
          </table:table-cell>
          <table:table-cell table:formula="of:=[.G1394]-[.$B1394]" office:value-type="float" office:value="0.215985774993896" calcext:value-type="float">
            <text:p>0.215985775</text:p>
          </table:table-cell>
          <table:table-cell/>
          <table:table-cell office:value-type="float" office:value="1442890806.969" calcext:value-type="float">
            <text:p>1442890806.969</text:p>
          </table:table-cell>
          <table:table-cell table:formula="of:=[.J1394]-[.$B1394]" office:value-type="float" office:value="0.242223739624023" calcext:value-type="float">
            <text:p>0.2422237396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42890806.73509" calcext:value-type="float">
            <text:p>1442890806.73509</text:p>
          </table:table-cell>
          <table:table-cell office:value-type="float" office:value="896" calcext:value-type="float">
            <text:p>896</text:p>
          </table:table-cell>
          <table:table-cell table:formula="of:=[.B1395]-[.B$2]" office:value-type="float" office:value="38.2889478206634" calcext:value-type="float">
            <text:p>38.2889478207</text:p>
          </table:table-cell>
          <table:table-cell table:formula="of:=[.C1395]/([.D1395]-[.D1394])" office:value-type="float" office:value="107703.447224372" calcext:value-type="float">
            <text:p>107703.447224372</text:p>
          </table:table-cell>
          <table:table-cell/>
          <table:table-cell office:value-type="float" office:value="1442890806.94278" calcext:value-type="float">
            <text:p>1442890806.94278</text:p>
          </table:table-cell>
          <table:table-cell table:formula="of:=[.G1395]-[.$B1395]" office:value-type="float" office:value="0.207688808441162" calcext:value-type="float">
            <text:p>0.2076888084</text:p>
          </table:table-cell>
          <table:table-cell/>
          <table:table-cell office:value-type="float" office:value="1442890806.97165" calcext:value-type="float">
            <text:p>1442890806.97165</text:p>
          </table:table-cell>
          <table:table-cell table:formula="of:=[.J1395]-[.$B1395]" office:value-type="float" office:value="0.236553907394409" calcext:value-type="float">
            <text:p>0.2365539074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42890806.74343" calcext:value-type="float">
            <text:p>1442890806.74343</text:p>
          </table:table-cell>
          <table:table-cell office:value-type="float" office:value="896" calcext:value-type="float">
            <text:p>896</text:p>
          </table:table-cell>
          <table:table-cell table:formula="of:=[.B1396]-[.B$2]" office:value-type="float" office:value="38.2972893714905" calcext:value-type="float">
            <text:p>38.2972893715</text:p>
          </table:table-cell>
          <table:table-cell table:formula="of:=[.C1396]/([.D1396]-[.D1395])" office:value-type="float" office:value="107414.079057936" calcext:value-type="float">
            <text:p>107414.079057936</text:p>
          </table:table-cell>
          <table:table-cell/>
          <table:table-cell office:value-type="float" office:value="1442890807.03948" calcext:value-type="float">
            <text:p>1442890807.03948</text:p>
          </table:table-cell>
          <table:table-cell table:formula="of:=[.G1396]-[.$B1396]" office:value-type="float" office:value="0.296041965484619" calcext:value-type="float">
            <text:p>0.2960419655</text:p>
          </table:table-cell>
          <table:table-cell/>
          <table:table-cell office:value-type="float" office:value="1442890807.03952" calcext:value-type="float">
            <text:p>1442890807.03952</text:p>
          </table:table-cell>
          <table:table-cell table:formula="of:=[.J1396]-[.$B1396]" office:value-type="float" office:value="0.296086549758911" calcext:value-type="float">
            <text:p>0.2960865498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42890806.75181" calcext:value-type="float">
            <text:p>1442890806.75181</text:p>
          </table:table-cell>
          <table:table-cell office:value-type="float" office:value="896" calcext:value-type="float">
            <text:p>896</text:p>
          </table:table-cell>
          <table:table-cell table:formula="of:=[.B1397]-[.B$2]" office:value-type="float" office:value="38.3056695461273" calcext:value-type="float">
            <text:p>38.3056695461</text:p>
          </table:table-cell>
          <table:table-cell table:formula="of:=[.C1397]/([.D1397]-[.D1396])" office:value-type="float" office:value="106919.012887991" calcext:value-type="float">
            <text:p>106919.012887991</text:p>
          </table:table-cell>
          <table:table-cell/>
          <table:table-cell office:value-type="float" office:value="1442890807.03957" calcext:value-type="float">
            <text:p>1442890807.03957</text:p>
          </table:table-cell>
          <table:table-cell table:formula="of:=[.G1397]-[.$B1397]" office:value-type="float" office:value="0.287751197814941" calcext:value-type="float">
            <text:p>0.2877511978</text:p>
          </table:table-cell>
          <table:table-cell/>
          <table:table-cell office:value-type="float" office:value="1442890810.00392" calcext:value-type="float">
            <text:p>1442890810.00392</text:p>
          </table:table-cell>
          <table:table-cell table:formula="of:=[.J1397]-[.$B1397]" office:value-type="float" office:value="3.25210809707642" calcext:value-type="float">
            <text:p>3.2521080971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42890806.76019" calcext:value-type="float">
            <text:p>1442890806.76019</text:p>
          </table:table-cell>
          <table:table-cell office:value-type="float" office:value="896" calcext:value-type="float">
            <text:p>896</text:p>
          </table:table-cell>
          <table:table-cell table:formula="of:=[.B1398]-[.B$2]" office:value-type="float" office:value="38.3140425682068" calcext:value-type="float">
            <text:p>38.3140425682</text:p>
          </table:table-cell>
          <table:table-cell table:formula="of:=[.C1398]/([.D1398]-[.D1397])" office:value-type="float" office:value="107010.347219454" calcext:value-type="float">
            <text:p>107010.347219454</text:p>
          </table:table-cell>
          <table:table-cell/>
          <table:table-cell office:value-type="float" office:value="1442890807.03959" calcext:value-type="float">
            <text:p>1442890807.03959</text:p>
          </table:table-cell>
          <table:table-cell table:formula="of:=[.G1398]-[.$B1398]" office:value-type="float" office:value="0.279400825500488" calcext:value-type="float">
            <text:p>0.2794008255</text:p>
          </table:table-cell>
          <table:table-cell/>
          <table:table-cell office:value-type="float" office:value="1442890810.00779" calcext:value-type="float">
            <text:p>1442890810.00779</text:p>
          </table:table-cell>
          <table:table-cell table:formula="of:=[.J1398]-[.$B1398]" office:value-type="float" office:value="3.24760723114014" calcext:value-type="float">
            <text:p>3.2476072311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42890806.76854" calcext:value-type="float">
            <text:p>1442890806.76854</text:p>
          </table:table-cell>
          <table:table-cell office:value-type="float" office:value="896" calcext:value-type="float">
            <text:p>896</text:p>
          </table:table-cell>
          <table:table-cell table:formula="of:=[.B1399]-[.B$2]" office:value-type="float" office:value="38.3223962783813" calcext:value-type="float">
            <text:p>38.3223962784</text:p>
          </table:table-cell>
          <table:table-cell table:formula="of:=[.C1399]/([.D1399]-[.D1398])" office:value-type="float" office:value="107257.731149038" calcext:value-type="float">
            <text:p>107257.731149038</text:p>
          </table:table-cell>
          <table:table-cell/>
          <table:table-cell office:value-type="float" office:value="1442890807.03961" calcext:value-type="float">
            <text:p>1442890807.03961</text:p>
          </table:table-cell>
          <table:table-cell table:formula="of:=[.G1399]-[.$B1399]" office:value-type="float" office:value="0.27106785774231" calcext:value-type="float">
            <text:p>0.2710678577</text:p>
          </table:table-cell>
          <table:table-cell/>
          <table:table-cell office:value-type="float" office:value="1442890810.0117" calcext:value-type="float">
            <text:p>1442890810.0117</text:p>
          </table:table-cell>
          <table:table-cell table:formula="of:=[.J1399]-[.$B1399]" office:value-type="float" office:value="3.24315762519836" calcext:value-type="float">
            <text:p>3.2431576252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42890806.77687" calcext:value-type="float">
            <text:p>1442890806.77687</text:p>
          </table:table-cell>
          <table:table-cell office:value-type="float" office:value="896" calcext:value-type="float">
            <text:p>896</text:p>
          </table:table-cell>
          <table:table-cell table:formula="of:=[.B1400]-[.B$2]" office:value-type="float" office:value="38.3307249546051" calcext:value-type="float">
            <text:p>38.3307249546</text:p>
          </table:table-cell>
          <table:table-cell table:formula="of:=[.C1400]/([.D1400]-[.D1399])" office:value-type="float" office:value="107580.121489709" calcext:value-type="float">
            <text:p>107580.121489709</text:p>
          </table:table-cell>
          <table:table-cell/>
          <table:table-cell office:value-type="float" office:value="1442890807.03963" calcext:value-type="float">
            <text:p>1442890807.03963</text:p>
          </table:table-cell>
          <table:table-cell table:formula="of:=[.G1400]-[.$B1400]" office:value-type="float" office:value="0.262760162353516" calcext:value-type="float">
            <text:p>0.2627601624</text:p>
          </table:table-cell>
          <table:table-cell/>
          <table:table-cell office:value-type="float" office:value="1442890810.0156" calcext:value-type="float">
            <text:p>1442890810.0156</text:p>
          </table:table-cell>
          <table:table-cell table:formula="of:=[.J1400]-[.$B1400]" office:value-type="float" office:value="3.23872685432434" calcext:value-type="float">
            <text:p>3.2387268543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42890806.78518" calcext:value-type="float">
            <text:p>1442890806.78518</text:p>
          </table:table-cell>
          <table:table-cell office:value-type="float" office:value="896" calcext:value-type="float">
            <text:p>896</text:p>
          </table:table-cell>
          <table:table-cell table:formula="of:=[.B1401]-[.B$2]" office:value-type="float" office:value="38.3390309810638" calcext:value-type="float">
            <text:p>38.3390309811</text:p>
          </table:table-cell>
          <table:table-cell table:formula="of:=[.C1401]/([.D1401]-[.D1400])" office:value-type="float" office:value="107873.482519088" calcext:value-type="float">
            <text:p>107873.482519088</text:p>
          </table:table-cell>
          <table:table-cell/>
          <table:table-cell office:value-type="float" office:value="1442890807.03965" calcext:value-type="float">
            <text:p>1442890807.03965</text:p>
          </table:table-cell>
          <table:table-cell table:formula="of:=[.G1401]-[.$B1401]" office:value-type="float" office:value="0.254474639892578" calcext:value-type="float">
            <text:p>0.2544746399</text:p>
          </table:table-cell>
          <table:table-cell/>
          <table:table-cell office:value-type="float" office:value="1442890810.01949" calcext:value-type="float">
            <text:p>1442890810.01949</text:p>
          </table:table-cell>
          <table:table-cell table:formula="of:=[.J1401]-[.$B1401]" office:value-type="float" office:value="3.23431372642517" calcext:value-type="float">
            <text:p>3.2343137264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42890806.7935" calcext:value-type="float">
            <text:p>1442890806.7935</text:p>
          </table:table-cell>
          <table:table-cell office:value-type="float" office:value="896" calcext:value-type="float">
            <text:p>896</text:p>
          </table:table-cell>
          <table:table-cell table:formula="of:=[.B1402]-[.B$2]" office:value-type="float" office:value="38.347357749939" calcext:value-type="float">
            <text:p>38.3473577499</text:p>
          </table:table-cell>
          <table:table-cell table:formula="of:=[.C1402]/([.D1402]-[.D1401])" office:value-type="float" office:value="107604.764037223" calcext:value-type="float">
            <text:p>107604.764037223</text:p>
          </table:table-cell>
          <table:table-cell/>
          <table:table-cell office:value-type="float" office:value="1442890807.03967" calcext:value-type="float">
            <text:p>1442890807.03967</text:p>
          </table:table-cell>
          <table:table-cell table:formula="of:=[.G1402]-[.$B1402]" office:value-type="float" office:value="0.246167898178101" calcext:value-type="float">
            <text:p>0.2461678982</text:p>
          </table:table-cell>
          <table:table-cell/>
          <table:table-cell office:value-type="float" office:value="1442890810.02339" calcext:value-type="float">
            <text:p>1442890810.02339</text:p>
          </table:table-cell>
          <table:table-cell table:formula="of:=[.J1402]-[.$B1402]" office:value-type="float" office:value="3.22988271713257" calcext:value-type="float">
            <text:p>3.2298827171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42890806.80184" calcext:value-type="float">
            <text:p>1442890806.80184</text:p>
          </table:table-cell>
          <table:table-cell office:value-type="float" office:value="896" calcext:value-type="float">
            <text:p>896</text:p>
          </table:table-cell>
          <table:table-cell table:formula="of:=[.B1403]-[.B$2]" office:value-type="float" office:value="38.3556971549988" calcext:value-type="float">
            <text:p>38.355697155</text:p>
          </table:table-cell>
          <table:table-cell table:formula="of:=[.C1403]/([.D1403]-[.D1402])" office:value-type="float" office:value="107441.717193665" calcext:value-type="float">
            <text:p>107441.717193665</text:p>
          </table:table-cell>
          <table:table-cell/>
          <table:table-cell office:value-type="float" office:value="1442890807.03969" calcext:value-type="float">
            <text:p>1442890807.03969</text:p>
          </table:table-cell>
          <table:table-cell table:formula="of:=[.G1403]-[.$B1403]" office:value-type="float" office:value="0.23784875869751" calcext:value-type="float">
            <text:p>0.2378487587</text:p>
          </table:table-cell>
          <table:table-cell/>
          <table:table-cell office:value-type="float" office:value="1442890810.02728" calcext:value-type="float">
            <text:p>1442890810.02728</text:p>
          </table:table-cell>
          <table:table-cell table:formula="of:=[.J1403]-[.$B1403]" office:value-type="float" office:value="3.22543621063232" calcext:value-type="float">
            <text:p>3.2254362106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42890806.81017" calcext:value-type="float">
            <text:p>1442890806.81017</text:p>
          </table:table-cell>
          <table:table-cell office:value-type="float" office:value="896" calcext:value-type="float">
            <text:p>896</text:p>
          </table:table-cell>
          <table:table-cell table:formula="of:=[.B1404]-[.B$2]" office:value-type="float" office:value="38.3640286922455" calcext:value-type="float">
            <text:p>38.3640286922</text:p>
          </table:table-cell>
          <table:table-cell table:formula="of:=[.C1404]/([.D1404]-[.D1403])" office:value-type="float" office:value="107543.178823866" calcext:value-type="float">
            <text:p>107543.178823866</text:p>
          </table:table-cell>
          <table:table-cell/>
          <table:table-cell office:value-type="float" office:value="1442890807.03971" calcext:value-type="float">
            <text:p>1442890807.03971</text:p>
          </table:table-cell>
          <table:table-cell table:formula="of:=[.G1404]-[.$B1404]" office:value-type="float" office:value="0.229537487030029" calcext:value-type="float">
            <text:p>0.229537487</text:p>
          </table:table-cell>
          <table:table-cell/>
          <table:table-cell office:value-type="float" office:value="1442890810.03118" calcext:value-type="float">
            <text:p>1442890810.03118</text:p>
          </table:table-cell>
          <table:table-cell table:formula="of:=[.J1404]-[.$B1404]" office:value-type="float" office:value="3.22100210189819" calcext:value-type="float">
            <text:p>3.2210021019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42890806.81853" calcext:value-type="float">
            <text:p>1442890806.81853</text:p>
          </table:table-cell>
          <table:table-cell office:value-type="float" office:value="896" calcext:value-type="float">
            <text:p>896</text:p>
          </table:table-cell>
          <table:table-cell table:formula="of:=[.B1405]-[.B$2]" office:value-type="float" office:value="38.372385263443" calcext:value-type="float">
            <text:p>38.3723852634</text:p>
          </table:table-cell>
          <table:table-cell table:formula="of:=[.C1405]/([.D1405]-[.D1404])" office:value-type="float" office:value="107221.009529244" calcext:value-type="float">
            <text:p>107221.009529244</text:p>
          </table:table-cell>
          <table:table-cell/>
          <table:table-cell office:value-type="float" office:value="1442890807.03973" calcext:value-type="float">
            <text:p>1442890807.03973</text:p>
          </table:table-cell>
          <table:table-cell table:formula="of:=[.G1405]-[.$B1405]" office:value-type="float" office:value="0.221200942993164" calcext:value-type="float">
            <text:p>0.221200943</text:p>
          </table:table-cell>
          <table:table-cell/>
          <table:table-cell office:value-type="float" office:value="1442890810.03507" calcext:value-type="float">
            <text:p>1442890810.03507</text:p>
          </table:table-cell>
          <table:table-cell table:formula="of:=[.J1405]-[.$B1405]" office:value-type="float" office:value="3.21653652191162" calcext:value-type="float">
            <text:p>3.2165365219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42890806.82684" calcext:value-type="float">
            <text:p>1442890806.82684</text:p>
          </table:table-cell>
          <table:table-cell office:value-type="float" office:value="896" calcext:value-type="float">
            <text:p>896</text:p>
          </table:table-cell>
          <table:table-cell table:formula="of:=[.B1406]-[.B$2]" office:value-type="float" office:value="38.380699634552" calcext:value-type="float">
            <text:p>38.3806996346</text:p>
          </table:table-cell>
          <table:table-cell table:formula="of:=[.C1406]/([.D1406]-[.D1405])" office:value-type="float" office:value="107765.216184441" calcext:value-type="float">
            <text:p>107765.216184441</text:p>
          </table:table-cell>
          <table:table-cell/>
          <table:table-cell office:value-type="float" office:value="1442890807.03975" calcext:value-type="float">
            <text:p>1442890807.03975</text:p>
          </table:table-cell>
          <table:table-cell table:formula="of:=[.G1406]-[.$B1406]" office:value-type="float" office:value="0.212908029556274" calcext:value-type="float">
            <text:p>0.2129080296</text:p>
          </table:table-cell>
          <table:table-cell/>
          <table:table-cell office:value-type="float" office:value="1442890810.03893" calcext:value-type="float">
            <text:p>1442890810.03893</text:p>
          </table:table-cell>
          <table:table-cell table:formula="of:=[.J1406]-[.$B1406]" office:value-type="float" office:value="3.21208167076111" calcext:value-type="float">
            <text:p>3.2120816708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42890806.83517" calcext:value-type="float">
            <text:p>1442890806.83517</text:p>
          </table:table-cell>
          <table:table-cell office:value-type="float" office:value="896" calcext:value-type="float">
            <text:p>896</text:p>
          </table:table-cell>
          <table:table-cell table:formula="of:=[.B1407]-[.B$2]" office:value-type="float" office:value="38.3890225887299" calcext:value-type="float">
            <text:p>38.3890225887</text:p>
          </table:table-cell>
          <table:table-cell table:formula="of:=[.C1407]/([.D1407]-[.D1406])" office:value-type="float" office:value="107654.083015841" calcext:value-type="float">
            <text:p>107654.083015841</text:p>
          </table:table-cell>
          <table:table-cell/>
          <table:table-cell office:value-type="float" office:value="1442890807.03977" calcext:value-type="float">
            <text:p>1442890807.03977</text:p>
          </table:table-cell>
          <table:table-cell table:formula="of:=[.G1407]-[.$B1407]" office:value-type="float" office:value="0.204606056213379" calcext:value-type="float">
            <text:p>0.2046060562</text:p>
          </table:table-cell>
          <table:table-cell/>
          <table:table-cell office:value-type="float" office:value="1442890810.04283" calcext:value-type="float">
            <text:p>1442890810.04283</text:p>
          </table:table-cell>
          <table:table-cell table:formula="of:=[.J1407]-[.$B1407]" office:value-type="float" office:value="3.20765900611877" calcext:value-type="float">
            <text:p>3.2076590061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42890806.84349" calcext:value-type="float">
            <text:p>1442890806.84349</text:p>
          </table:table-cell>
          <table:table-cell office:value-type="float" office:value="896" calcext:value-type="float">
            <text:p>896</text:p>
          </table:table-cell>
          <table:table-cell table:formula="of:=[.B1408]-[.B$2]" office:value-type="float" office:value="38.3973467350006" calcext:value-type="float">
            <text:p>38.397346735</text:p>
          </table:table-cell>
          <table:table-cell table:formula="of:=[.C1408]/([.D1408]-[.D1407])" office:value-type="float" office:value="107638.665979263" calcext:value-type="float">
            <text:p>107638.665979263</text:p>
          </table:table-cell>
          <table:table-cell/>
          <table:table-cell office:value-type="float" office:value="1442890807.14305" calcext:value-type="float">
            <text:p>1442890807.14305</text:p>
          </table:table-cell>
          <table:table-cell table:formula="of:=[.G1408]-[.$B1408]" office:value-type="float" office:value="0.299557685852051" calcext:value-type="float">
            <text:p>0.2995576859</text:p>
          </table:table-cell>
          <table:table-cell/>
          <table:table-cell office:value-type="float" office:value="1442890810.04671" calcext:value-type="float">
            <text:p>1442890810.04671</text:p>
          </table:table-cell>
          <table:table-cell table:formula="of:=[.J1408]-[.$B1408]" office:value-type="float" office:value="3.20321369171143" calcext:value-type="float">
            <text:p>3.2032136917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42890806.85199" calcext:value-type="float">
            <text:p>1442890806.85199</text:p>
          </table:table-cell>
          <table:table-cell office:value-type="float" office:value="896" calcext:value-type="float">
            <text:p>896</text:p>
          </table:table-cell>
          <table:table-cell table:formula="of:=[.B1409]-[.B$2]" office:value-type="float" office:value="38.4058403968811" calcext:value-type="float">
            <text:p>38.4058403969</text:p>
          </table:table-cell>
          <table:table-cell table:formula="of:=[.C1409]/([.D1409]-[.D1408])" office:value-type="float" office:value="105490.424814035" calcext:value-type="float">
            <text:p>105490.424814035</text:p>
          </table:table-cell>
          <table:table-cell/>
          <table:table-cell office:value-type="float" office:value="1442890807.14309" calcext:value-type="float">
            <text:p>1442890807.14309</text:p>
          </table:table-cell>
          <table:table-cell table:formula="of:=[.G1409]-[.$B1409]" office:value-type="float" office:value="0.291102647781372" calcext:value-type="float">
            <text:p>0.2911026478</text:p>
          </table:table-cell>
          <table:table-cell/>
          <table:table-cell office:value-type="float" office:value="1442890810.05058" calcext:value-type="float">
            <text:p>1442890810.05058</text:p>
          </table:table-cell>
          <table:table-cell table:formula="of:=[.J1409]-[.$B1409]" office:value-type="float" office:value="3.19859194755554" calcext:value-type="float">
            <text:p>3.1985919476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42890806.86043" calcext:value-type="float">
            <text:p>1442890806.86043</text:p>
          </table:table-cell>
          <table:table-cell office:value-type="float" office:value="896" calcext:value-type="float">
            <text:p>896</text:p>
          </table:table-cell>
          <table:table-cell table:formula="of:=[.B1410]-[.B$2]" office:value-type="float" office:value="38.4142827987671" calcext:value-type="float">
            <text:p>38.4142827988</text:p>
          </table:table-cell>
          <table:table-cell table:formula="of:=[.C1410]/([.D1410]-[.D1409])" office:value-type="float" office:value="106130.934312341" calcext:value-type="float">
            <text:p>106130.934312341</text:p>
          </table:table-cell>
          <table:table-cell/>
          <table:table-cell office:value-type="float" office:value="1442890807.14311" calcext:value-type="float">
            <text:p>1442890807.14311</text:p>
          </table:table-cell>
          <table:table-cell table:formula="of:=[.G1410]-[.$B1410]" office:value-type="float" office:value="0.282684803009033" calcext:value-type="float">
            <text:p>0.282684803</text:p>
          </table:table-cell>
          <table:table-cell/>
          <table:table-cell office:value-type="float" office:value="1442890810.05448" calcext:value-type="float">
            <text:p>1442890810.05448</text:p>
          </table:table-cell>
          <table:table-cell table:formula="of:=[.J1410]-[.$B1410]" office:value-type="float" office:value="3.19405341148376" calcext:value-type="float">
            <text:p>3.1940534115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42890806.86876" calcext:value-type="float">
            <text:p>1442890806.86876</text:p>
          </table:table-cell>
          <table:table-cell office:value-type="float" office:value="896" calcext:value-type="float">
            <text:p>896</text:p>
          </table:table-cell>
          <table:table-cell table:formula="of:=[.B1411]-[.B$2]" office:value-type="float" office:value="38.4226112365723" calcext:value-type="float">
            <text:p>38.4226112366</text:p>
          </table:table-cell>
          <table:table-cell table:formula="of:=[.C1411]/([.D1411]-[.D1410])" office:value-type="float" office:value="107583.201190885" calcext:value-type="float">
            <text:p>107583.201190885</text:p>
          </table:table-cell>
          <table:table-cell/>
          <table:table-cell office:value-type="float" office:value="1442890807.14313" calcext:value-type="float">
            <text:p>1442890807.14313</text:p>
          </table:table-cell>
          <table:table-cell table:formula="of:=[.G1411]-[.$B1411]" office:value-type="float" office:value="0.274378538131714" calcext:value-type="float">
            <text:p>0.2743785381</text:p>
          </table:table-cell>
          <table:table-cell/>
          <table:table-cell office:value-type="float" office:value="1442890810.05838" calcext:value-type="float">
            <text:p>1442890810.05838</text:p>
          </table:table-cell>
          <table:table-cell table:formula="of:=[.J1411]-[.$B1411]" office:value-type="float" office:value="3.18961930274963" calcext:value-type="float">
            <text:p>3.1896193027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42890806.87714" calcext:value-type="float">
            <text:p>1442890806.87714</text:p>
          </table:table-cell>
          <table:table-cell office:value-type="float" office:value="896" calcext:value-type="float">
            <text:p>896</text:p>
          </table:table-cell>
          <table:table-cell table:formula="of:=[.B1412]-[.B$2]" office:value-type="float" office:value="38.4309935569763" calcext:value-type="float">
            <text:p>38.430993557</text:p>
          </table:table-cell>
          <table:table-cell table:formula="of:=[.C1412]/([.D1412]-[.D1411])" office:value-type="float" office:value="106891.642983105" calcext:value-type="float">
            <text:p>106891.642983105</text:p>
          </table:table-cell>
          <table:table-cell/>
          <table:table-cell office:value-type="float" office:value="1442890807.14316" calcext:value-type="float">
            <text:p>1442890807.14316</text:p>
          </table:table-cell>
          <table:table-cell table:formula="of:=[.G1412]-[.$B1412]" office:value-type="float" office:value="0.266018390655518" calcext:value-type="float">
            <text:p>0.2660183907</text:p>
          </table:table-cell>
          <table:table-cell/>
          <table:table-cell office:value-type="float" office:value="1442890810.0623" calcext:value-type="float">
            <text:p>1442890810.0623</text:p>
          </table:table-cell>
          <table:table-cell table:formula="of:=[.J1412]-[.$B1412]" office:value-type="float" office:value="3.18516421318054" calcext:value-type="float">
            <text:p>3.1851642132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42890806.88551" calcext:value-type="float">
            <text:p>1442890806.88551</text:p>
          </table:table-cell>
          <table:table-cell office:value-type="float" office:value="896" calcext:value-type="float">
            <text:p>896</text:p>
          </table:table-cell>
          <table:table-cell table:formula="of:=[.B1413]-[.B$2]" office:value-type="float" office:value="38.4393658638" calcext:value-type="float">
            <text:p>38.4393658638</text:p>
          </table:table-cell>
          <table:table-cell table:formula="of:=[.C1413]/([.D1413]-[.D1412])" office:value-type="float" office:value="107019.489235676" calcext:value-type="float">
            <text:p>107019.489235676</text:p>
          </table:table-cell>
          <table:table-cell/>
          <table:table-cell office:value-type="float" office:value="1442890807.14318" calcext:value-type="float">
            <text:p>1442890807.14318</text:p>
          </table:table-cell>
          <table:table-cell table:formula="of:=[.G1413]-[.$B1413]" office:value-type="float" office:value="0.257668256759644" calcext:value-type="float">
            <text:p>0.2576682568</text:p>
          </table:table-cell>
          <table:table-cell/>
          <table:table-cell office:value-type="float" office:value="1442890810.0662" calcext:value-type="float">
            <text:p>1442890810.0662</text:p>
          </table:table-cell>
          <table:table-cell table:formula="of:=[.J1413]-[.$B1413]" office:value-type="float" office:value="3.18068790435791" calcext:value-type="float">
            <text:p>3.1806879044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42890806.89386" calcext:value-type="float">
            <text:p>1442890806.89386</text:p>
          </table:table-cell>
          <table:table-cell office:value-type="float" office:value="896" calcext:value-type="float">
            <text:p>896</text:p>
          </table:table-cell>
          <table:table-cell table:formula="of:=[.B1414]-[.B$2]" office:value-type="float" office:value="38.4477164745331" calcext:value-type="float">
            <text:p>38.4477164745</text:p>
          </table:table-cell>
          <table:table-cell table:formula="of:=[.C1414]/([.D1414]-[.D1413])" office:value-type="float" office:value="107297.541299072" calcext:value-type="float">
            <text:p>107297.541299072</text:p>
          </table:table-cell>
          <table:table-cell/>
          <table:table-cell office:value-type="float" office:value="1442890807.1432" calcext:value-type="float">
            <text:p>1442890807.1432</text:p>
          </table:table-cell>
          <table:table-cell table:formula="of:=[.G1414]-[.$B1414]" office:value-type="float" office:value="0.24933934211731" calcext:value-type="float">
            <text:p>0.2493393421</text:p>
          </table:table-cell>
          <table:table-cell/>
          <table:table-cell office:value-type="float" office:value="1442890810.07015" calcext:value-type="float">
            <text:p>1442890810.07015</text:p>
          </table:table-cell>
          <table:table-cell table:formula="of:=[.J1414]-[.$B1414]" office:value-type="float" office:value="3.17628598213196" calcext:value-type="float">
            <text:p>3.1762859821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42890806.90226" calcext:value-type="float">
            <text:p>1442890806.90226</text:p>
          </table:table-cell>
          <table:table-cell office:value-type="float" office:value="896" calcext:value-type="float">
            <text:p>896</text:p>
          </table:table-cell>
          <table:table-cell table:formula="of:=[.B1415]-[.B$2]" office:value-type="float" office:value="38.4561104774475" calcext:value-type="float">
            <text:p>38.4561104774</text:p>
          </table:table-cell>
          <table:table-cell table:formula="of:=[.C1415]/([.D1415]-[.D1414])" office:value-type="float" office:value="106742.874541995" calcext:value-type="float">
            <text:p>106742.874541995</text:p>
          </table:table-cell>
          <table:table-cell/>
          <table:table-cell office:value-type="float" office:value="1442890807.14323" calcext:value-type="float">
            <text:p>1442890807.14323</text:p>
          </table:table-cell>
          <table:table-cell table:formula="of:=[.G1415]-[.$B1415]" office:value-type="float" office:value="0.240970134735107" calcext:value-type="float">
            <text:p>0.2409701347</text:p>
          </table:table-cell>
          <table:table-cell/>
          <table:table-cell office:value-type="float" office:value="1442890810.07404" calcext:value-type="float">
            <text:p>1442890810.07404</text:p>
          </table:table-cell>
          <table:table-cell table:formula="of:=[.J1415]-[.$B1415]" office:value-type="float" office:value="3.17178463935852" calcext:value-type="float">
            <text:p>3.1717846394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42890806.91062" calcext:value-type="float">
            <text:p>1442890806.91062</text:p>
          </table:table-cell>
          <table:table-cell office:value-type="float" office:value="896" calcext:value-type="float">
            <text:p>896</text:p>
          </table:table-cell>
          <table:table-cell table:formula="of:=[.B1416]-[.B$2]" office:value-type="float" office:value="38.4644770622253" calcext:value-type="float">
            <text:p>38.4644770622</text:p>
          </table:table-cell>
          <table:table-cell table:formula="of:=[.C1416]/([.D1416]-[.D1415])" office:value-type="float" office:value="107092.68163684" calcext:value-type="float">
            <text:p>107092.68163684</text:p>
          </table:table-cell>
          <table:table-cell/>
          <table:table-cell office:value-type="float" office:value="1442890807.14325" calcext:value-type="float">
            <text:p>1442890807.14325</text:p>
          </table:table-cell>
          <table:table-cell table:formula="of:=[.G1416]-[.$B1416]" office:value-type="float" office:value="0.232625007629395" calcext:value-type="float">
            <text:p>0.2326250076</text:p>
          </table:table-cell>
          <table:table-cell/>
          <table:table-cell office:value-type="float" office:value="1442890810.07793" calcext:value-type="float">
            <text:p>1442890810.07793</text:p>
          </table:table-cell>
          <table:table-cell table:formula="of:=[.J1416]-[.$B1416]" office:value-type="float" office:value="3.16730880737305" calcext:value-type="float">
            <text:p>3.1673088074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42890806.91902" calcext:value-type="float">
            <text:p>1442890806.91902</text:p>
          </table:table-cell>
          <table:table-cell office:value-type="float" office:value="896" calcext:value-type="float">
            <text:p>896</text:p>
          </table:table-cell>
          <table:table-cell table:formula="of:=[.B1417]-[.B$2]" office:value-type="float" office:value="38.4728791713715" calcext:value-type="float">
            <text:p>38.4728791714</text:p>
          </table:table-cell>
          <table:table-cell table:formula="of:=[.C1417]/([.D1417]-[.D1416])" office:value-type="float" office:value="106639.890581993" calcext:value-type="float">
            <text:p>106639.890581993</text:p>
          </table:table-cell>
          <table:table-cell/>
          <table:table-cell office:value-type="float" office:value="1442890807.14327" calcext:value-type="float">
            <text:p>1442890807.14327</text:p>
          </table:table-cell>
          <table:table-cell table:formula="of:=[.G1417]-[.$B1417]" office:value-type="float" office:value="0.224244594573975" calcext:value-type="float">
            <text:p>0.2242445946</text:p>
          </table:table-cell>
          <table:table-cell/>
          <table:table-cell office:value-type="float" office:value="1442890810.08183" calcext:value-type="float">
            <text:p>1442890810.08183</text:p>
          </table:table-cell>
          <table:table-cell table:formula="of:=[.J1417]-[.$B1417]" office:value-type="float" office:value="3.1628086566925" calcext:value-type="float">
            <text:p>3.1628086567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42890806.92739" calcext:value-type="float">
            <text:p>1442890806.92739</text:p>
          </table:table-cell>
          <table:table-cell office:value-type="float" office:value="896" calcext:value-type="float">
            <text:p>896</text:p>
          </table:table-cell>
          <table:table-cell table:formula="of:=[.B1418]-[.B$2]" office:value-type="float" office:value="38.4812421798706" calcext:value-type="float">
            <text:p>38.4812421799</text:p>
          </table:table-cell>
          <table:table-cell table:formula="of:=[.C1418]/([.D1418]-[.D1417])" office:value-type="float" office:value="107138.477748952" calcext:value-type="float">
            <text:p>107138.477748952</text:p>
          </table:table-cell>
          <table:table-cell/>
          <table:table-cell office:value-type="float" office:value="1442890807.14332" calcext:value-type="float">
            <text:p>1442890807.14332</text:p>
          </table:table-cell>
          <table:table-cell table:formula="of:=[.G1418]-[.$B1418]" office:value-type="float" office:value="0.215928316116333" calcext:value-type="float">
            <text:p>0.2159283161</text:p>
          </table:table-cell>
          <table:table-cell/>
          <table:table-cell office:value-type="float" office:value="1442890810.08573" calcext:value-type="float">
            <text:p>1442890810.08573</text:p>
          </table:table-cell>
          <table:table-cell table:formula="of:=[.J1418]-[.$B1418]" office:value-type="float" office:value="3.15834021568298" calcext:value-type="float">
            <text:p>3.1583402157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42890806.93575" calcext:value-type="float">
            <text:p>1442890806.93575</text:p>
          </table:table-cell>
          <table:table-cell office:value-type="float" office:value="896" calcext:value-type="float">
            <text:p>896</text:p>
          </table:table-cell>
          <table:table-cell table:formula="of:=[.B1419]-[.B$2]" office:value-type="float" office:value="38.4896016120911" calcext:value-type="float">
            <text:p>38.4896016121</text:p>
          </table:table-cell>
          <table:table-cell table:formula="of:=[.C1419]/([.D1419]-[.D1418])" office:value-type="float" office:value="107184.313045462" calcext:value-type="float">
            <text:p>107184.313045462</text:p>
          </table:table-cell>
          <table:table-cell/>
          <table:table-cell office:value-type="float" office:value="1442890807.14335" calcext:value-type="float">
            <text:p>1442890807.14335</text:p>
          </table:table-cell>
          <table:table-cell table:formula="of:=[.G1419]-[.$B1419]" office:value-type="float" office:value="0.207605838775635" calcext:value-type="float">
            <text:p>0.2076058388</text:p>
          </table:table-cell>
          <table:table-cell/>
          <table:table-cell office:value-type="float" office:value="1442890810.08959" calcext:value-type="float">
            <text:p>1442890810.08959</text:p>
          </table:table-cell>
          <table:table-cell table:formula="of:=[.J1419]-[.$B1419]" office:value-type="float" office:value="3.1538405418396" calcext:value-type="float">
            <text:p>3.1538405418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42890806.94407" calcext:value-type="float">
            <text:p>1442890806.94407</text:p>
          </table:table-cell>
          <table:table-cell office:value-type="float" office:value="896" calcext:value-type="float">
            <text:p>896</text:p>
          </table:table-cell>
          <table:table-cell table:formula="of:=[.B1420]-[.B$2]" office:value-type="float" office:value="38.4979221820831" calcext:value-type="float">
            <text:p>38.4979221821</text:p>
          </table:table-cell>
          <table:table-cell table:formula="of:=[.C1420]/([.D1420]-[.D1419])" office:value-type="float" office:value="107684.930341844" calcext:value-type="float">
            <text:p>107684.930341844</text:p>
          </table:table-cell>
          <table:table-cell/>
          <table:table-cell office:value-type="float" office:value="1442890807.24043" calcext:value-type="float">
            <text:p>1442890807.24043</text:p>
          </table:table-cell>
          <table:table-cell table:formula="of:=[.G1420]-[.$B1420]" office:value-type="float" office:value="0.296359062194824" calcext:value-type="float">
            <text:p>0.2963590622</text:p>
          </table:table-cell>
          <table:table-cell/>
          <table:table-cell office:value-type="float" office:value="1442890810.09348" calcext:value-type="float">
            <text:p>1442890810.09348</text:p>
          </table:table-cell>
          <table:table-cell table:formula="of:=[.J1420]-[.$B1420]" office:value-type="float" office:value="3.14941358566284" calcext:value-type="float">
            <text:p>3.1494135857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42890806.95246" calcext:value-type="float">
            <text:p>1442890806.95246</text:p>
          </table:table-cell>
          <table:table-cell office:value-type="float" office:value="896" calcext:value-type="float">
            <text:p>896</text:p>
          </table:table-cell>
          <table:table-cell table:formula="of:=[.B1421]-[.B$2]" office:value-type="float" office:value="38.5063123703003" calcext:value-type="float">
            <text:p>38.5063123703</text:p>
          </table:table-cell>
          <table:table-cell table:formula="of:=[.C1421]/([.D1421]-[.D1420])" office:value-type="float" office:value="106791.406439146" calcext:value-type="float">
            <text:p>106791.406439146</text:p>
          </table:table-cell>
          <table:table-cell/>
          <table:table-cell office:value-type="float" office:value="1442890807.24046" calcext:value-type="float">
            <text:p>1442890807.24046</text:p>
          </table:table-cell>
          <table:table-cell table:formula="of:=[.G1421]-[.$B1421]" office:value-type="float" office:value="0.288002729415894" calcext:value-type="float">
            <text:p>0.2880027294</text:p>
          </table:table-cell>
          <table:table-cell/>
          <table:table-cell office:value-type="float" office:value="1442890810.09738" calcext:value-type="float">
            <text:p>1442890810.09738</text:p>
          </table:table-cell>
          <table:table-cell table:formula="of:=[.J1421]-[.$B1421]" office:value-type="float" office:value="3.14491820335388" calcext:value-type="float">
            <text:p>3.1449182034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42890806.9608" calcext:value-type="float">
            <text:p>1442890806.9608</text:p>
          </table:table-cell>
          <table:table-cell office:value-type="float" office:value="896" calcext:value-type="float">
            <text:p>896</text:p>
          </table:table-cell>
          <table:table-cell table:formula="of:=[.B1422]-[.B$2]" office:value-type="float" office:value="38.5146505832672" calcext:value-type="float">
            <text:p>38.5146505833</text:p>
          </table:table-cell>
          <table:table-cell table:formula="of:=[.C1422]/([.D1422]-[.D1421])" office:value-type="float" office:value="107457.077860063" calcext:value-type="float">
            <text:p>107457.077860063</text:p>
          </table:table-cell>
          <table:table-cell/>
          <table:table-cell office:value-type="float" office:value="1442890807.24048" calcext:value-type="float">
            <text:p>1442890807.24048</text:p>
          </table:table-cell>
          <table:table-cell table:formula="of:=[.G1422]-[.$B1422]" office:value-type="float" office:value="0.279686450958252" calcext:value-type="float">
            <text:p>0.279686451</text:p>
          </table:table-cell>
          <table:table-cell/>
          <table:table-cell office:value-type="float" office:value="1442890810.10124" calcext:value-type="float">
            <text:p>1442890810.10124</text:p>
          </table:table-cell>
          <table:table-cell table:formula="of:=[.J1422]-[.$B1422]" office:value-type="float" office:value="3.14044117927551" calcext:value-type="float">
            <text:p>3.1404411793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42890806.96915" calcext:value-type="float">
            <text:p>1442890806.96915</text:p>
          </table:table-cell>
          <table:table-cell office:value-type="float" office:value="896" calcext:value-type="float">
            <text:p>896</text:p>
          </table:table-cell>
          <table:table-cell table:formula="of:=[.B1423]-[.B$2]" office:value-type="float" office:value="38.5230031013489" calcext:value-type="float">
            <text:p>38.5230031013</text:p>
          </table:table-cell>
          <table:table-cell table:formula="of:=[.C1423]/([.D1423]-[.D1422])" office:value-type="float" office:value="107273.039248708" calcext:value-type="float">
            <text:p>107273.039248708</text:p>
          </table:table-cell>
          <table:table-cell/>
          <table:table-cell office:value-type="float" office:value="1442890807.24054" calcext:value-type="float">
            <text:p>1442890807.24054</text:p>
          </table:table-cell>
          <table:table-cell table:formula="of:=[.G1423]-[.$B1423]" office:value-type="float" office:value="0.2713942527771" calcext:value-type="float">
            <text:p>0.2713942528</text:p>
          </table:table-cell>
          <table:table-cell/>
          <table:table-cell office:value-type="float" office:value="1442890810.10514" calcext:value-type="float">
            <text:p>1442890810.10514</text:p>
          </table:table-cell>
          <table:table-cell table:formula="of:=[.J1423]-[.$B1423]" office:value-type="float" office:value="3.13598990440369" calcext:value-type="float">
            <text:p>3.1359899044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42890806.97748" calcext:value-type="float">
            <text:p>1442890806.97748</text:p>
          </table:table-cell>
          <table:table-cell office:value-type="float" office:value="896" calcext:value-type="float">
            <text:p>896</text:p>
          </table:table-cell>
          <table:table-cell table:formula="of:=[.B1424]-[.B$2]" office:value-type="float" office:value="38.5313341617584" calcext:value-type="float">
            <text:p>38.5313341618</text:p>
          </table:table-cell>
          <table:table-cell table:formula="of:=[.C1424]/([.D1424]-[.D1423])" office:value-type="float" office:value="107549.334172796" calcext:value-type="float">
            <text:p>107549.334172796</text:p>
          </table:table-cell>
          <table:table-cell/>
          <table:table-cell office:value-type="float" office:value="1442890807.24057" calcext:value-type="float">
            <text:p>1442890807.24057</text:p>
          </table:table-cell>
          <table:table-cell table:formula="of:=[.G1424]-[.$B1424]" office:value-type="float" office:value="0.263086318969727" calcext:value-type="float">
            <text:p>0.263086319</text:p>
          </table:table-cell>
          <table:table-cell/>
          <table:table-cell office:value-type="float" office:value="1442890810.10902" calcext:value-type="float">
            <text:p>1442890810.10902</text:p>
          </table:table-cell>
          <table:table-cell table:formula="of:=[.J1424]-[.$B1424]" office:value-type="float" office:value="3.13154435157776" calcext:value-type="float">
            <text:p>3.1315443516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42890806.98582" calcext:value-type="float">
            <text:p>1442890806.98582</text:p>
          </table:table-cell>
          <table:table-cell office:value-type="float" office:value="896" calcext:value-type="float">
            <text:p>896</text:p>
          </table:table-cell>
          <table:table-cell table:formula="of:=[.B1425]-[.B$2]" office:value-type="float" office:value="38.5396785736084" calcext:value-type="float">
            <text:p>38.5396785736</text:p>
          </table:table-cell>
          <table:table-cell table:formula="of:=[.C1425]/([.D1425]-[.D1424])" office:value-type="float" office:value="107377.250321438" calcext:value-type="float">
            <text:p>107377.250321438</text:p>
          </table:table-cell>
          <table:table-cell/>
          <table:table-cell office:value-type="float" office:value="1442890807.24059" calcext:value-type="float">
            <text:p>1442890807.24059</text:p>
          </table:table-cell>
          <table:table-cell table:formula="of:=[.G1425]-[.$B1425]" office:value-type="float" office:value="0.254762649536133" calcext:value-type="float">
            <text:p>0.2547626495</text:p>
          </table:table-cell>
          <table:table-cell/>
          <table:table-cell office:value-type="float" office:value="1442890810.11291" calcext:value-type="float">
            <text:p>1442890810.11291</text:p>
          </table:table-cell>
          <table:table-cell table:formula="of:=[.J1425]-[.$B1425]" office:value-type="float" office:value="3.12708783149719" calcext:value-type="float">
            <text:p>3.1270878315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42890806.99417" calcext:value-type="float">
            <text:p>1442890806.99417</text:p>
          </table:table-cell>
          <table:table-cell office:value-type="float" office:value="896" calcext:value-type="float">
            <text:p>896</text:p>
          </table:table-cell>
          <table:table-cell table:formula="of:=[.B1426]-[.B$2]" office:value-type="float" office:value="38.5480251312256" calcext:value-type="float">
            <text:p>38.5480251312</text:p>
          </table:table-cell>
          <table:table-cell table:formula="of:=[.C1426]/([.D1426]-[.D1425])" office:value-type="float" office:value="107349.645338208" calcext:value-type="float">
            <text:p>107349.645338208</text:p>
          </table:table-cell>
          <table:table-cell/>
          <table:table-cell office:value-type="float" office:value="1442890807.24062" calcext:value-type="float">
            <text:p>1442890807.24062</text:p>
          </table:table-cell>
          <table:table-cell table:formula="of:=[.G1426]-[.$B1426]" office:value-type="float" office:value="0.246450185775757" calcext:value-type="float">
            <text:p>0.2464501858</text:p>
          </table:table-cell>
          <table:table-cell/>
          <table:table-cell office:value-type="float" office:value="1442890810.1168" calcext:value-type="float">
            <text:p>1442890810.1168</text:p>
          </table:table-cell>
          <table:table-cell table:formula="of:=[.J1426]-[.$B1426]" office:value-type="float" office:value="3.12262630462646" calcext:value-type="float">
            <text:p>3.1226263046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42890820.00361" calcext:value-type="float">
            <text:p>1442890820.00361</text:p>
          </table:table-cell>
          <table:table-cell office:value-type="float" office:value="896" calcext:value-type="float">
            <text:p>896</text:p>
          </table:table-cell>
          <table:table-cell table:formula="of:=[.B1427]-[.B$2]" office:value-type="float" office:value="51.5574626922607" calcext:value-type="float">
            <text:p>51.5574626923</text:p>
          </table:table-cell>
          <table:table-cell table:formula="of:=[.C1427]/([.D1427]-[.D1426])" office:value-type="float" office:value="68.8730773944931" calcext:value-type="float">
            <text:p>68.8730773945</text:p>
          </table:table-cell>
          <table:table-cell/>
          <table:table-cell office:value-type="float" office:value="1442890820.20298" calcext:value-type="float">
            <text:p>1442890820.20298</text:p>
          </table:table-cell>
          <table:table-cell table:formula="of:=[.G1427]-[.$B1427]" office:value-type="float" office:value="0.199371337890625" calcext:value-type="float">
            <text:p>0.1993713379</text:p>
          </table:table-cell>
          <table:table-cell/>
          <table:table-cell office:value-type="float" office:value="1442890820.20302" calcext:value-type="float">
            <text:p>1442890820.20302</text:p>
          </table:table-cell>
          <table:table-cell table:formula="of:=[.J1427]-[.$B1427]" office:value-type="float" office:value="0.199412107467651" calcext:value-type="float">
            <text:p>0.19941210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2:06:01.072037994</dc:date>
    <meta:editing-duration>PT4M38S</meta:editing-duration>
    <meta:editing-cycles>3</meta:editing-cycles>
    <meta:generator>LibreOffice/4.4.2.2$Linux_X86_64 LibreOffice_project/40m0$Build-2</meta:generator>
    <meta:document-statistic meta:table-count="1" meta:cell-count="128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ource_2.sender_i.routed_msg_pub.network'.D1:'source_2.sender_i.routed_msg_pub.network'.E1427" chart:data-source-has-labels="row" svg:x="0.32cm" svg:y="0.18cm" svg:width="11.793cm" svg:height="8.64cm">
          <chartooo:coordinate-region svg:x="1.497cm" svg:y="0.379cm" svg:width="10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2.sender_i.routed_msg_pub.network'.E2:'source_2.sender_i.routed_msg_pub.network'.E1427" chart:label-cell-address="'source_2.sender_i.routed_msg_pub.network'.E1:'source_2.sender_i.routed_msg_pub.network'.E1" chart:class="chart:scatter">
            <chart:domain table:cell-range-address="'source_2.sender_i.routed_msg_pub.network'.D2:'source_2.sender_i.routed_msg_pub.network'.D1427"/>
            <chart:data-point chart:repeated="14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2.sender_i.routed_msg_pub.network'.E1:'source_2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2.sender_i.routed_msg_pub.network'.D2:'source_2.sender_i.routed_msg_pub.network'.D1427</svg:desc>
                </draw:g>
              </table:table-cell>
              <table:table-cell office:value-type="float" office:value="0">
                <text:p>0</text:p>
                <draw:g>
                  <svg:desc>'source_2.sender_i.routed_msg_pub.network'.E2:'source_2.sender_i.routed_msg_pub.network'.E14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56556224823">
                <text:p>11.56556224823</text:p>
              </table:table-cell>
              <table:table-cell office:value-type="float" office:value="77.4713741337673">
                <text:p>77.4713741337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5771362781525">
                <text:p>11.5771362781525</text:p>
              </table:table-cell>
              <table:table-cell office:value-type="float" office:value="77414.6953136265">
                <text:p>77414.6953136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5887155532837">
                <text:p>11.5887155532837</text:p>
              </table:table-cell>
              <table:table-cell office:value-type="float" office:value="77379.6278131241">
                <text:p>77379.6278131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6002433300018">
                <text:p>11.6002433300018</text:p>
              </table:table-cell>
              <table:table-cell office:value-type="float" office:value="77725.308349362">
                <text:p>77725.308349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6117703914642">
                <text:p>11.6117703914642</text:p>
              </table:table-cell>
              <table:table-cell office:value-type="float" office:value="77730.1312153553">
                <text:p>77730.1312153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6232800483704">
                <text:p>11.6232800483704</text:p>
              </table:table-cell>
              <table:table-cell office:value-type="float" office:value="77847.6723770067">
                <text:p>77847.6723770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634815454483">
                <text:p>11.634815454483</text:p>
              </table:table-cell>
              <table:table-cell office:value-type="float" office:value="77673.9016596739">
                <text:p>77673.9016596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6464200019836">
                <text:p>11.6464200019836</text:p>
              </table:table-cell>
              <table:table-cell office:value-type="float" office:value="77211.110554106">
                <text:p>77211.110554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6580250263214">
                <text:p>11.6580250263214</text:p>
              </table:table-cell>
              <table:table-cell office:value-type="float" office:value="77207.9380380072">
                <text:p>77207.9380380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6695117950439">
                <text:p>11.6695117950439</text:p>
              </table:table-cell>
              <table:table-cell office:value-type="float" office:value="78002.7892650325">
                <text:p>78002.7892650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6809740066528">
                <text:p>11.6809740066528</text:p>
              </table:table-cell>
              <table:table-cell office:value-type="float" office:value="78169.9056493885">
                <text:p>78169.9056493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6924815177917">
                <text:p>11.6924815177917</text:p>
              </table:table-cell>
              <table:table-cell office:value-type="float" office:value="77862.1883727676">
                <text:p>77862.1883727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039597034454">
                <text:p>11.7039597034454</text:p>
              </table:table-cell>
              <table:table-cell office:value-type="float" office:value="78061.1175871882">
                <text:p>78061.1175871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7164990901947">
                <text:p>11.7164990901947</text:p>
              </table:table-cell>
              <table:table-cell office:value-type="float" office:value="71454.8500589421">
                <text:p>71454.85005894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7280406951904">
                <text:p>11.7280406951904</text:p>
              </table:table-cell>
              <table:table-cell office:value-type="float" office:value="77632.1837674813">
                <text:p>77632.18376748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7395281791687">
                <text:p>11.7395281791687</text:p>
              </table:table-cell>
              <table:table-cell office:value-type="float" office:value="77997.9325059151">
                <text:p>77997.9325059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7510914802551">
                <text:p>11.7510914802551</text:p>
              </table:table-cell>
              <table:table-cell office:value-type="float" office:value="77486.5233814433">
                <text:p>77486.5233814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7626349925995">
                <text:p>11.7626349925995</text:p>
              </table:table-cell>
              <table:table-cell office:value-type="float" office:value="77619.356507012">
                <text:p>77619.356507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7742006778717">
                <text:p>11.7742006778717</text:p>
              </table:table-cell>
              <table:table-cell office:value-type="float" office:value="77470.5500721501">
                <text:p>77470.5500721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856659889221">
                <text:p>11.7856659889221</text:p>
              </table:table-cell>
              <table:table-cell office:value-type="float" office:value="78148.7738152176">
                <text:p>78148.7738152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7971246242523">
                <text:p>11.7971246242523</text:p>
              </table:table-cell>
              <table:table-cell office:value-type="float" office:value="78194.3027402676">
                <text:p>78194.3027402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8086309432983">
                <text:p>11.8086309432983</text:p>
              </table:table-cell>
              <table:table-cell office:value-type="float" office:value="77870.2551542654">
                <text:p>77870.2551542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200566768646">
                <text:p>11.8200566768646</text:p>
              </table:table-cell>
              <table:table-cell office:value-type="float" office:value="78419.472570582">
                <text:p>78419.472570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8315103054047">
                <text:p>11.8315103054047</text:p>
              </table:table-cell>
              <table:table-cell office:value-type="float" office:value="78228.4842631141">
                <text:p>78228.4842631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8441467285156">
                <text:p>11.8441467285156</text:p>
              </table:table-cell>
              <table:table-cell office:value-type="float" office:value="70906.1410916775">
                <text:p>70906.14109167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8556592464447">
                <text:p>11.8556592464447</text:p>
              </table:table-cell>
              <table:table-cell office:value-type="float" office:value="77828.3261333278">
                <text:p>77828.3261333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8671412467957">
                <text:p>11.8671412467957</text:p>
              </table:table-cell>
              <table:table-cell office:value-type="float" office:value="78035.1831225731">
                <text:p>78035.1831225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8796880245209">
                <text:p>11.8796880245209</text:p>
              </table:table-cell>
              <table:table-cell office:value-type="float" office:value="71412.7578907363">
                <text:p>71412.75789073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8911621570587">
                <text:p>11.8911621570587</text:p>
              </table:table-cell>
              <table:table-cell office:value-type="float" office:value="78088.691850559">
                <text:p>78088.6918505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9026939868927">
                <text:p>11.9026939868927</text:p>
              </table:table-cell>
              <table:table-cell office:value-type="float" office:value="77697.9900760834">
                <text:p>77697.99007608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9142394065857">
                <text:p>11.9142394065857</text:p>
              </table:table-cell>
              <table:table-cell office:value-type="float" office:value="77606.5334847703">
                <text:p>77606.5334847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9258058071136">
                <text:p>11.9258058071136</text:p>
              </table:table-cell>
              <table:table-cell office:value-type="float" office:value="77465.7593634696">
                <text:p>77465.7593634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9374418258667">
                <text:p>11.9374418258667</text:p>
              </table:table-cell>
              <table:table-cell office:value-type="float" office:value="77002.2822251818">
                <text:p>77002.28222518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9489085674286">
                <text:p>11.9489085674286</text:p>
              </table:table-cell>
              <table:table-cell office:value-type="float" office:value="78139.0245139828">
                <text:p>78139.02451398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9615292549133">
                <text:p>11.9615292549133</text:p>
              </table:table-cell>
              <table:table-cell office:value-type="float" office:value="70994.5477283461">
                <text:p>70994.5477283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9741396903992">
                <text:p>11.9741396903992</text:p>
              </table:table-cell>
              <table:table-cell office:value-type="float" office:value="71052.2646903123">
                <text:p>71052.26469031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9856655597687">
                <text:p>11.9856655597687</text:p>
              </table:table-cell>
              <table:table-cell office:value-type="float" office:value="77738.1706555241">
                <text:p>77738.1706555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9971535205841">
                <text:p>11.9971535205841</text:p>
              </table:table-cell>
              <table:table-cell office:value-type="float" office:value="77994.6950024905">
                <text:p>77994.69500249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0086348056793">
                <text:p>12.0086348056793</text:p>
              </table:table-cell>
              <table:table-cell office:value-type="float" office:value="78040.0445219703">
                <text:p>78040.04452197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0201230049133">
                <text:p>12.0201230049133</text:p>
              </table:table-cell>
              <table:table-cell office:value-type="float" office:value="77993.0763515617">
                <text:p>77993.07635156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0316691398621">
                <text:p>12.0316691398621</text:p>
              </table:table-cell>
              <table:table-cell office:value-type="float" office:value="77601.725943669">
                <text:p>77601.7259436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0431883335114">
                <text:p>12.0431883335114</text:p>
              </table:table-cell>
              <table:table-cell office:value-type="float" office:value="77783.2222705164">
                <text:p>77783.22227051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0546250343323">
                <text:p>12.0546250343323</text:p>
              </table:table-cell>
              <table:table-cell office:value-type="float" office:value="78344.2720090058">
                <text:p>78344.2720090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0661377906799">
                <text:p>12.0661377906799</text:p>
              </table:table-cell>
              <table:table-cell office:value-type="float" office:value="77826.7143803844">
                <text:p>77826.7143803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0776319503784">
                <text:p>12.0776319503784</text:p>
              </table:table-cell>
              <table:table-cell office:value-type="float" office:value="77952.631902095">
                <text:p>77952.6319020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089152097702">
                <text:p>12.089152097702</text:p>
              </table:table-cell>
              <table:table-cell office:value-type="float" office:value="77776.7831287899">
                <text:p>77776.78312878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1006779670715">
                <text:p>12.1006779670715</text:p>
              </table:table-cell>
              <table:table-cell office:value-type="float" office:value="77738.1706555241">
                <text:p>77738.17065552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1121416091919">
                <text:p>12.1121416091919</text:p>
              </table:table-cell>
              <table:table-cell office:value-type="float" office:value="78160.1510752465">
                <text:p>78160.1510752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1236574649811">
                <text:p>12.1236574649811</text:p>
              </table:table-cell>
              <table:table-cell office:value-type="float" office:value="77805.7676652657">
                <text:p>77805.76766526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1351215839386">
                <text:p>12.1351215839386</text:p>
              </table:table-cell>
              <table:table-cell office:value-type="float" office:value="78156.9000915065">
                <text:p>78156.90009150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1466453075409">
                <text:p>12.1466453075409</text:p>
              </table:table-cell>
              <table:table-cell office:value-type="float" office:value="77752.6458393677">
                <text:p>77752.64583936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1581661701202">
                <text:p>12.1581661701202</text:p>
              </table:table-cell>
              <table:table-cell office:value-type="float" office:value="77771.9544720831">
                <text:p>77771.95447208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1697001457214">
                <text:p>12.1697001457214</text:p>
              </table:table-cell>
              <table:table-cell office:value-type="float" office:value="77683.5352336854">
                <text:p>77683.5352336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1812558174133">
                <text:p>12.1812558174133</text:p>
              </table:table-cell>
              <table:table-cell office:value-type="float" office:value="77537.6822645869">
                <text:p>77537.68226458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1927843093872">
                <text:p>12.1927843093872</text:p>
              </table:table-cell>
              <table:table-cell office:value-type="float" office:value="77720.4860818133">
                <text:p>77720.48608181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204252243042">
                <text:p>12.204252243042</text:p>
              </table:table-cell>
              <table:table-cell office:value-type="float" office:value="78130.901954262">
                <text:p>78130.9019542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2157747745514">
                <text:p>12.2157747745514</text:p>
              </table:table-cell>
              <table:table-cell office:value-type="float" office:value="77760.6899377185">
                <text:p>77760.68993771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2272870540619">
                <text:p>12.2272870540619</text:p>
              </table:table-cell>
              <table:table-cell office:value-type="float" office:value="77829.9379530299">
                <text:p>77829.93795302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2387962341309">
                <text:p>12.2387962341309</text:p>
              </table:table-cell>
              <table:table-cell office:value-type="float" office:value="77850.8976860771">
                <text:p>77850.89768607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2514224052429">
                <text:p>12.2514224052429</text:p>
              </table:table-cell>
              <table:table-cell office:value-type="float" office:value="70963.7143396654">
                <text:p>70963.71433966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629234790802">
                <text:p>12.2629234790802</text:p>
              </table:table-cell>
              <table:table-cell office:value-type="float" office:value="77905.7688592218">
                <text:p>77905.76885922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2744331359863">
                <text:p>12.2744331359863</text:p>
              </table:table-cell>
              <table:table-cell office:value-type="float" office:value="77847.6723770067">
                <text:p>77847.67237700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2859106063843">
                <text:p>12.2859106063843</text:p>
              </table:table-cell>
              <table:table-cell office:value-type="float" office:value="78065.9822185293">
                <text:p>78065.9822185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2974750995636">
                <text:p>12.2974750995636</text:p>
              </table:table-cell>
              <table:table-cell office:value-type="float" office:value="77478.5359035151">
                <text:p>77478.53590351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3091063499451">
                <text:p>12.3091063499451</text:p>
              </table:table-cell>
              <table:table-cell office:value-type="float" office:value="77033.8502408527">
                <text:p>77033.85024085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3206071853638">
                <text:p>12.3206071853638</text:p>
              </table:table-cell>
              <table:table-cell office:value-type="float" office:value="77907.3838882209">
                <text:p>77907.38388822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3321335315704">
                <text:p>12.3321335315704</text:p>
              </table:table-cell>
              <table:table-cell office:value-type="float" office:value="77734.9546799049">
                <text:p>77734.95467990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436954021454">
                <text:p>12.3436954021454</text:p>
              </table:table-cell>
              <table:table-cell office:value-type="float" office:value="77496.1105291376">
                <text:p>77496.11052913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3552191257477">
                <text:p>12.3552191257477</text:p>
              </table:table-cell>
              <table:table-cell office:value-type="float" office:value="77752.6458393677">
                <text:p>77752.64583936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3667166233063">
                <text:p>12.3667166233063</text:p>
              </table:table-cell>
              <table:table-cell office:value-type="float" office:value="77930.00132714">
                <text:p>77930.001327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3782727718353">
                <text:p>12.3782727718353</text:p>
              </table:table-cell>
              <table:table-cell office:value-type="float" office:value="77534.4828553745">
                <text:p>77534.48285537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3897564411163">
                <text:p>12.3897564411163</text:p>
              </table:table-cell>
              <table:table-cell office:value-type="float" office:value="78023.842212349">
                <text:p>78023.8422123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4012944698334">
                <text:p>12.4012944698334</text:p>
              </table:table-cell>
              <table:table-cell office:value-type="float" office:value="77656.2463115262">
                <text:p>77656.24631152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4127886295319">
                <text:p>12.4127886295319</text:p>
              </table:table-cell>
              <table:table-cell office:value-type="float" office:value="77952.631902095">
                <text:p>77952.6319020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4242691993713">
                <text:p>12.4242691993713</text:p>
              </table:table-cell>
              <table:table-cell office:value-type="float" office:value="78044.9065271115">
                <text:p>78044.90652711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436753988266">
                <text:p>12.436753988266</text:p>
              </table:table-cell>
              <table:table-cell office:value-type="float" office:value="71767.3328368185">
                <text:p>71767.33283681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4483954906464">
                <text:p>12.4483954906464</text:p>
              </table:table-cell>
              <table:table-cell office:value-type="float" office:value="76966.0109773081">
                <text:p>76966.01097730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4598910808563">
                <text:p>12.4598910808563</text:p>
              </table:table-cell>
              <table:table-cell office:value-type="float" office:value="77942.931475029">
                <text:p>77942.9314750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4714584350586">
                <text:p>12.4714584350586</text:p>
              </table:table-cell>
              <table:table-cell office:value-type="float" office:value="77459.3726734959">
                <text:p>77459.37267349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4840052127838">
                <text:p>12.4840052127838</text:p>
              </table:table-cell>
              <table:table-cell office:value-type="float" office:value="71412.7578907363">
                <text:p>71412.75789073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4965758323669">
                <text:p>12.4965758323669</text:p>
              </table:table-cell>
              <table:table-cell office:value-type="float" office:value="71277.3140635372">
                <text:p>71277.31406353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508101940155">
                <text:p>12.508101940155</text:p>
              </table:table-cell>
              <table:table-cell office:value-type="float" office:value="77736.5626344531">
                <text:p>77736.56263445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51966547966">
                <text:p>12.51966547966</text:p>
              </table:table-cell>
              <table:table-cell office:value-type="float" office:value="77484.9257541082">
                <text:p>77484.92575410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5312261581421">
                <text:p>12.5312261581421</text:p>
              </table:table-cell>
              <table:table-cell office:value-type="float" office:value="77504.1016312978">
                <text:p>77504.10163129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5427477359772">
                <text:p>12.5427477359772</text:p>
              </table:table-cell>
              <table:table-cell office:value-type="float" office:value="77767.1264148991">
                <text:p>77767.1264148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5542221069336">
                <text:p>12.5542221069336</text:p>
              </table:table-cell>
              <table:table-cell office:value-type="float" office:value="78087.0692958215">
                <text:p>78087.06929582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5661449432373">
                <text:p>12.5661449432373</text:p>
              </table:table-cell>
              <table:table-cell office:value-type="float" office:value="75149.9036954087">
                <text:p>75149.90369540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5777752399445">
                <text:p>12.5777752399445</text:p>
              </table:table-cell>
              <table:table-cell office:value-type="float" office:value="77040.166950247">
                <text:p>77040.1669502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5893726348877">
                <text:p>12.5893726348877</text:p>
              </table:table-cell>
              <table:table-cell office:value-type="float" office:value="77258.7296013815">
                <text:p>77258.72960138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6010134220123">
                <text:p>12.6010134220123</text:p>
              </table:table-cell>
              <table:table-cell office:value-type="float" office:value="76970.7400716846">
                <text:p>76970.74007168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6125874519348">
                <text:p>12.6125874519348</text:p>
              </table:table-cell>
              <table:table-cell office:value-type="float" office:value="77414.6953136265">
                <text:p>77414.69531362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6241509914398">
                <text:p>12.6241509914398</text:p>
              </table:table-cell>
              <table:table-cell office:value-type="float" office:value="77484.9257541082">
                <text:p>77484.92575410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6358270645142">
                <text:p>12.6358270645142</text:p>
              </table:table-cell>
              <table:table-cell office:value-type="float" office:value="76738.1288465073">
                <text:p>76738.1288465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6474344730377">
                <text:p>12.6474344730377</text:p>
              </table:table-cell>
              <table:table-cell office:value-type="float" office:value="77192.0793673616">
                <text:p>77192.07936736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6591348648071">
                <text:p>12.6591348648071</text:p>
              </table:table-cell>
              <table:table-cell office:value-type="float" office:value="76578.6323790117">
                <text:p>76578.63237901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67076587677">
                <text:p>12.67076587677</text:p>
              </table:table-cell>
              <table:table-cell office:value-type="float" office:value="77035.4293210889">
                <text:p>77035.42932108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6824326515198">
                <text:p>12.6824326515198</text:p>
              </table:table-cell>
              <table:table-cell office:value-type="float" office:value="76799.2885110557">
                <text:p>76799.28851105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6941108703613">
                <text:p>12.6941108703613</text:p>
              </table:table-cell>
              <table:table-cell office:value-type="float" office:value="76724.0289085787">
                <text:p>76724.02890857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7057831287384">
                <text:p>12.7057831287384</text:p>
              </table:table-cell>
              <table:table-cell office:value-type="float" office:value="76763.208203117">
                <text:p>76763.2082031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7173855304718">
                <text:p>12.7173855304718</text:p>
              </table:table-cell>
              <table:table-cell office:value-type="float" office:value="77225.3901035673">
                <text:p>77225.39010356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7290813922882">
                <text:p>12.7290813922882</text:p>
              </table:table-cell>
              <table:table-cell office:value-type="float" office:value="76608.2922374429">
                <text:p>76608.2922374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407419681549">
                <text:p>12.7407419681549</text:p>
              </table:table-cell>
              <table:table-cell office:value-type="float" office:value="76840.1158092746">
                <text:p>76840.11580927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7523698806763">
                <text:p>12.7523698806763</text:p>
              </table:table-cell>
              <table:table-cell office:value-type="float" office:value="77055.9632568535">
                <text:p>77055.96325685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7637617588043">
                <text:p>12.7637617588043</text:p>
              </table:table-cell>
              <table:table-cell office:value-type="float" office:value="78652.5268202842">
                <text:p>78652.52682028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7752077579498">
                <text:p>12.7752077579498</text:p>
              </table:table-cell>
              <table:table-cell office:value-type="float" office:value="78280.6278953508">
                <text:p>78280.62789535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7866163253784">
                <text:p>12.7866163253784</text:p>
              </table:table-cell>
              <table:table-cell office:value-type="float" office:value="78537.4680570939">
                <text:p>78537.46805709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7980477809906">
                <text:p>12.7980477809906</text:p>
              </table:table-cell>
              <table:table-cell office:value-type="float" office:value="78380.2194923562">
                <text:p>78380.21949235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8095042705536">
                <text:p>12.8095042705536</text:p>
              </table:table-cell>
              <table:table-cell office:value-type="float" office:value="78208.9483060018">
                <text:p>78208.9483060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8208801746368">
                <text:p>12.8208801746368</text:p>
              </table:table-cell>
              <table:table-cell office:value-type="float" office:value="78762.9707004234">
                <text:p>78762.97070042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8322067260742">
                <text:p>12.8322067260742</text:p>
              </table:table-cell>
              <table:table-cell office:value-type="float" office:value="79106.1608605048">
                <text:p>79106.16086050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8437247276306">
                <text:p>12.8437247276306</text:p>
              </table:table-cell>
              <table:table-cell office:value-type="float" office:value="77791.2726971642">
                <text:p>77791.27269716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855140209198">
                <text:p>12.855140209198</text:p>
              </table:table-cell>
              <table:table-cell office:value-type="float" office:value="78489.8994152047">
                <text:p>78489.89941520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8665149211884">
                <text:p>12.8665149211884</text:p>
              </table:table-cell>
              <table:table-cell office:value-type="float" office:value="78771.2252195603">
                <text:p>78771.22521956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8778731822968">
                <text:p>12.8778731822968</text:p>
              </table:table-cell>
              <table:table-cell office:value-type="float" office:value="78885.3145256087">
                <text:p>78885.31452560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8892724514008">
                <text:p>12.8892724514008</text:p>
              </table:table-cell>
              <table:table-cell office:value-type="float" office:value="78601.5306617586">
                <text:p>78601.53066175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9005925655365">
                <text:p>12.9005925655365</text:p>
              </table:table-cell>
              <table:table-cell office:value-type="float" office:value="79151.1454085931">
                <text:p>79151.14540859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9120376110077">
                <text:p>12.9120376110077</text:p>
              </table:table-cell>
              <table:table-cell office:value-type="float" office:value="78287.1507374385">
                <text:p>78287.15073743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9234142303467">
                <text:p>12.9234142303467</text:p>
              </table:table-cell>
              <table:table-cell office:value-type="float" office:value="78758.0188192887">
                <text:p>78758.01881928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9348056316376">
                <text:p>12.9348056316376</text:p>
              </table:table-cell>
              <table:table-cell office:value-type="float" office:value="78655.8191674166">
                <text:p>78655.81916741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9461941719055">
                <text:p>12.9461941719055</text:p>
              </table:table-cell>
              <table:table-cell office:value-type="float" office:value="78675.579039923">
                <text:p>78675.5790399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9575986862183">
                <text:p>12.9575986862183</text:p>
              </table:table-cell>
              <table:table-cell office:value-type="float" office:value="78565.3799389555">
                <text:p>78565.37993895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9690062999725">
                <text:p>12.9690062999725</text:p>
              </table:table-cell>
              <table:table-cell office:value-type="float" office:value="78544.0337743223">
                <text:p>78544.03377432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9804556369782">
                <text:p>12.9804556369782</text:p>
              </table:table-cell>
              <table:table-cell office:value-type="float" office:value="78257.8065053517">
                <text:p>78257.80650535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9918723106384">
                <text:p>12.9918723106384</text:p>
              </table:table-cell>
              <table:table-cell office:value-type="float" office:value="78481.7037485643">
                <text:p>78481.70374856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0032687187195">
                <text:p>13.0032687187195</text:p>
              </table:table-cell>
              <table:table-cell office:value-type="float" office:value="78621.2632635983">
                <text:p>78621.26326359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0146591663361">
                <text:p>13.0146591663361</text:p>
              </table:table-cell>
              <table:table-cell office:value-type="float" office:value="78662.4046886447">
                <text:p>78662.40468864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0260734558105">
                <text:p>13.0260734558105</text:p>
              </table:table-cell>
              <table:table-cell office:value-type="float" office:value="78498.0967937337">
                <text:p>78498.09679373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0374703407288">
                <text:p>13.0374703407288</text:p>
              </table:table-cell>
              <table:table-cell office:value-type="float" office:value="78617.9738086273">
                <text:p>78617.97380862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0490164756775">
                <text:p>13.0490164756775</text:p>
              </table:table-cell>
              <table:table-cell office:value-type="float" office:value="77601.725943669">
                <text:p>77601.7259436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0604288578033">
                <text:p>13.0604288578033</text:p>
              </table:table-cell>
              <table:table-cell office:value-type="float" office:value="78511.2161614473">
                <text:p>78511.21616144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0717880725861">
                <text:p>13.0717880725861</text:p>
              </table:table-cell>
              <table:table-cell office:value-type="float" office:value="78878.6916295861">
                <text:p>78878.6916295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0831801891327">
                <text:p>13.0831801891327</text:p>
              </table:table-cell>
              <table:table-cell office:value-type="float" office:value="78650.8807500733">
                <text:p>78650.88075007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0945558547974">
                <text:p>13.0945558547974</text:p>
              </table:table-cell>
              <table:table-cell office:value-type="float" office:value="78764.6214658479">
                <text:p>78764.62146584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1059949398041">
                <text:p>13.1059949398041</text:p>
              </table:table-cell>
              <table:table-cell office:value-type="float" office:value="78327.9431417912">
                <text:p>78327.94314179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1173896789551">
                <text:p>13.1173896789551</text:p>
              </table:table-cell>
              <table:table-cell office:value-type="float" office:value="78632.7785240516">
                <text:p>78632.77852405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1287548542023">
                <text:p>13.1287548542023</text:p>
              </table:table-cell>
              <table:table-cell office:value-type="float" office:value="78837.3237114267">
                <text:p>78837.32371142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1402382850647">
                <text:p>13.1402382850647</text:p>
              </table:table-cell>
              <table:table-cell office:value-type="float" office:value="78025.4621405585">
                <text:p>78025.46214055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1516606807709">
                <text:p>13.1516606807709</text:p>
              </table:table-cell>
              <table:table-cell office:value-type="float" office:value="78442.3883612682">
                <text:p>78442.38836126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1630442142487">
                <text:p>13.1630442142487</text:p>
              </table:table-cell>
              <table:table-cell office:value-type="float" office:value="78710.1827168768">
                <text:p>78710.18271687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1744964122772">
                <text:p>13.1744964122772</text:p>
              </table:table-cell>
              <table:table-cell office:value-type="float" office:value="78238.2559020694">
                <text:p>78238.25590206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859211921692">
                <text:p>13.1859211921692</text:p>
              </table:table-cell>
              <table:table-cell office:value-type="float" office:value="78426.0185730086">
                <text:p>78426.01857300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1973934173584">
                <text:p>13.1973934173584</text:p>
              </table:table-cell>
              <table:table-cell office:value-type="float" office:value="78101.6747163224">
                <text:p>78101.67471632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2088215351105">
                <text:p>13.2088215351105</text:p>
              </table:table-cell>
              <table:table-cell office:value-type="float" office:value="78403.1123443139">
                <text:p>78403.11234431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2202227115631">
                <text:p>13.2202227115631</text:p>
              </table:table-cell>
              <table:table-cell office:value-type="float" office:value="78588.3810957758">
                <text:p>78588.38109577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2317037582397">
                <text:p>13.2317037582397</text:p>
              </table:table-cell>
              <table:table-cell office:value-type="float" office:value="78041.6651230402">
                <text:p>78041.66512304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243109703064">
                <text:p>13.243109703064</text:p>
              </table:table-cell>
              <table:table-cell office:value-type="float" office:value="78555.5264214047">
                <text:p>78555.52642140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2545537948608">
                <text:p>13.2545537948608</text:p>
              </table:table-cell>
              <table:table-cell office:value-type="float" office:value="78293.6746666667">
                <text:p>78293.674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265988111496">
                <text:p>13.265988111496</text:p>
              </table:table-cell>
              <table:table-cell office:value-type="float" office:value="78360.6076857316">
                <text:p>78360.60768573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2774538993835">
                <text:p>13.2774538993835</text:p>
              </table:table-cell>
              <table:table-cell office:value-type="float" office:value="78145.5237778378">
                <text:p>78145.52377783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288859128952">
                <text:p>13.288859128952</text:p>
              </table:table-cell>
              <table:table-cell office:value-type="float" office:value="78560.4528712085">
                <text:p>78560.45287120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3002512454987">
                <text:p>13.3002512454987</text:p>
              </table:table-cell>
              <table:table-cell office:value-type="float" office:value="78650.8807500733">
                <text:p>78650.88075007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.3116571903229">
                <text:p>13.3116571903229</text:p>
              </table:table-cell>
              <table:table-cell office:value-type="float" office:value="78555.5264214047">
                <text:p>78555.52642140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.3230586051941">
                <text:p>13.3230586051941</text:p>
              </table:table-cell>
              <table:table-cell office:value-type="float" office:value="78586.7377093746">
                <text:p>78586.73770937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3344774246216">
                <text:p>13.3344774246216</text:p>
              </table:table-cell>
              <table:table-cell office:value-type="float" office:value="78466.9558608594">
                <text:p>78466.95586085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.34588098526">
                <text:p>13.34588098526</text:p>
              </table:table-cell>
              <table:table-cell office:value-type="float" office:value="78571.9503240644">
                <text:p>78571.95032406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.3573472499847">
                <text:p>13.3573472499847</text:p>
              </table:table-cell>
              <table:table-cell office:value-type="float" office:value="78142.2740107708">
                <text:p>78142.27401077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368744134903">
                <text:p>13.368744134903</text:p>
              </table:table-cell>
              <table:table-cell office:value-type="float" office:value="78617.9738086273">
                <text:p>78617.97380862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3801531791687">
                <text:p>13.3801531791687</text:p>
              </table:table-cell>
              <table:table-cell office:value-type="float" office:value="78534.1856100976">
                <text:p>78534.18561009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.3915643692017">
                <text:p>13.3915643692017</text:p>
              </table:table-cell>
              <table:table-cell office:value-type="float" office:value="78519.4179933977">
                <text:p>78519.41799339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4030017852783">
                <text:p>13.4030017852783</text:p>
              </table:table-cell>
              <table:table-cell office:value-type="float" office:value="78339.3726340365">
                <text:p>78339.37263403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.4144625663757">
                <text:p>13.4144625663757</text:p>
              </table:table-cell>
              <table:table-cell office:value-type="float" office:value="78179.6626586228">
                <text:p>78179.66265862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4258754253387">
                <text:p>13.4258754253387</text:p>
              </table:table-cell>
              <table:table-cell office:value-type="float" office:value="78507.9359084167">
                <text:p>78507.93590841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.4373338222504">
                <text:p>13.4373338222504</text:p>
              </table:table-cell>
              <table:table-cell office:value-type="float" office:value="78195.9297544736">
                <text:p>78195.92975447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.4487411975861">
                <text:p>13.4487411975861</text:p>
              </table:table-cell>
              <table:table-cell office:value-type="float" office:value="78545.675375162">
                <text:p>78545.6753751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4602015018463">
                <text:p>13.4602015018463</text:p>
              </table:table-cell>
              <table:table-cell office:value-type="float" office:value="78182.9155363235">
                <text:p>78182.91553632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.4716699123383">
                <text:p>13.4716699123383</text:p>
              </table:table-cell>
              <table:table-cell office:value-type="float" office:value="78127.6534031849">
                <text:p>78127.65340318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.4830598831177">
                <text:p>13.4830598831177</text:p>
              </table:table-cell>
              <table:table-cell office:value-type="float" office:value="78665.6978628095">
                <text:p>78665.69786280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4944381713867">
                <text:p>13.4944381713867</text:p>
              </table:table-cell>
              <table:table-cell office:value-type="float" office:value="78746.4668510603">
                <text:p>78746.46685106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.505847454071">
                <text:p>13.505847454071</text:p>
              </table:table-cell>
              <table:table-cell office:value-type="float" office:value="78532.5444894889">
                <text:p>78532.54448948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5172564983368">
                <text:p>13.5172564983368</text:p>
              </table:table-cell>
              <table:table-cell office:value-type="float" office:value="78534.1856100976">
                <text:p>78534.18561009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5286185741425">
                <text:p>13.5286185741425</text:p>
              </table:table-cell>
              <table:table-cell office:value-type="float" office:value="78858.8296122209">
                <text:p>78858.82961222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.5400750637054">
                <text:p>13.5400750637054</text:p>
              </table:table-cell>
              <table:table-cell office:value-type="float" office:value="78208.9483060018">
                <text:p>78208.94830600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.5514361858368">
                <text:p>13.5514361858368</text:p>
              </table:table-cell>
              <table:table-cell office:value-type="float" office:value="78865.4491731722">
                <text:p>78865.44917317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.5607550144196">
                <text:p>13.5607550144196</text:p>
              </table:table-cell>
              <table:table-cell office:value-type="float" office:value="96149.4239369595">
                <text:p>96149.42393695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.5702178478241">
                <text:p>13.5702178478241</text:p>
              </table:table-cell>
              <table:table-cell office:value-type="float" office:value="94686.2278659612">
                <text:p>94686.22786596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.5796737670898">
                <text:p>13.5796737670898</text:p>
              </table:table-cell>
              <table:table-cell office:value-type="float" office:value="94755.4621416505">
                <text:p>94755.46214165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.5890913009644">
                <text:p>13.5890913009644</text:p>
              </table:table-cell>
              <table:table-cell office:value-type="float" office:value="95141.680607595">
                <text:p>95141.6806075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5985298156738">
                <text:p>13.5985298156738</text:p>
              </table:table-cell>
              <table:table-cell office:value-type="float" office:value="94930.1905627968">
                <text:p>94930.19056279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6079189777374">
                <text:p>13.6079189777374</text:p>
              </table:table-cell>
              <table:table-cell office:value-type="float" office:value="95429.1761001498">
                <text:p>95429.17610014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6173453330994">
                <text:p>13.6173453330994</text:p>
              </table:table-cell>
              <table:table-cell office:value-type="float" office:value="95052.6439537648">
                <text:p>95052.6439537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6267354488373">
                <text:p>13.6267354488373</text:p>
              </table:table-cell>
              <table:table-cell office:value-type="float" office:value="95419.4841690999">
                <text:p>95419.48416909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.6361107826233">
                <text:p>13.6361107826233</text:p>
              </table:table-cell>
              <table:table-cell office:value-type="float" office:value="95569.9306767032">
                <text:p>95569.93067670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.6455256938934">
                <text:p>13.6455256938934</text:p>
              </table:table-cell>
              <table:table-cell office:value-type="float" office:value="95168.1831396085">
                <text:p>95168.18313960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6549813747406">
                <text:p>13.6549813747406</text:p>
              </table:table-cell>
              <table:table-cell office:value-type="float" office:value="94757.851336359">
                <text:p>94757.8513363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6643948554993">
                <text:p>13.6643948554993</text:p>
              </table:table-cell>
              <table:table-cell office:value-type="float" office:value="95182.6452903781">
                <text:p>95182.64529037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673876285553">
                <text:p>13.673876285553</text:p>
              </table:table-cell>
              <table:table-cell office:value-type="float" office:value="94500.5125729229">
                <text:p>94500.51257292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6833009719849">
                <text:p>13.6833009719849</text:p>
              </table:table-cell>
              <table:table-cell office:value-type="float" office:value="95069.4759423223">
                <text:p>95069.47594232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6927042007446">
                <text:p>13.6927042007446</text:p>
              </table:table-cell>
              <table:table-cell office:value-type="float" office:value="95286.4194726166">
                <text:p>95286.41947261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702098608017">
                <text:p>13.702098608017</text:p>
              </table:table-cell>
              <table:table-cell office:value-type="float" office:value="95375.8948303429">
                <text:p>95375.89483034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711502790451">
                <text:p>13.711502790451</text:p>
              </table:table-cell>
              <table:table-cell office:value-type="float" office:value="95276.7565155664">
                <text:p>95276.75651556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7209391593933">
                <text:p>13.7209391593933</text:p>
              </table:table-cell>
              <table:table-cell office:value-type="float" office:value="94951.777053488">
                <text:p>94951.7770534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7303726673126">
                <text:p>13.7303726673126</text:p>
              </table:table-cell>
              <table:table-cell office:value-type="float" office:value="94980.5743169813">
                <text:p>94980.57431698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7397825717926">
                <text:p>13.7397825717926</text:p>
              </table:table-cell>
              <table:table-cell office:value-type="float" office:value="95218.819904733">
                <text:p>95218.8199047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7491924762726">
                <text:p>13.7491924762726</text:p>
              </table:table-cell>
              <table:table-cell office:value-type="float" office:value="95218.819904733">
                <text:p>95218.8199047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7585580348969">
                <text:p>13.7585580348969</text:p>
              </table:table-cell>
              <table:table-cell office:value-type="float" office:value="95669.680362507">
                <text:p>95669.6803625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7679624557495">
                <text:p>13.7679624557495</text:p>
              </table:table-cell>
              <table:table-cell office:value-type="float" office:value="95274.34108252">
                <text:p>95274.341082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7773728370667">
                <text:p>13.7773728370667</text:p>
              </table:table-cell>
              <table:table-cell office:value-type="float" office:value="95213.9950342032">
                <text:p>95213.99503420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7867691516876">
                <text:p>13.7867691516876</text:p>
              </table:table-cell>
              <table:table-cell office:value-type="float" office:value="95356.5345715663">
                <text:p>95356.53457156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7962200641632">
                <text:p>13.7962200641632</text:p>
              </table:table-cell>
              <table:table-cell office:value-type="float" office:value="94805.6605449041">
                <text:p>94805.66054490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8056170940399">
                <text:p>13.8056170940399</text:p>
              </table:table-cell>
              <table:table-cell office:value-type="float" office:value="95349.2765007358">
                <text:p>95349.27650073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8150424957275">
                <text:p>13.8150424957275</text:p>
              </table:table-cell>
              <table:table-cell office:value-type="float" office:value="95062.2615030481">
                <text:p>95062.26150304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82444024086">
                <text:p>13.82444024086</text:p>
              </table:table-cell>
              <table:table-cell office:value-type="float" office:value="95342.0195347185">
                <text:p>95342.01953471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.8339262008667">
                <text:p>13.8339262008667</text:p>
              </table:table-cell>
              <table:table-cell office:value-type="float" office:value="94455.3845225828">
                <text:p>94455.38452258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.8434226512909">
                <text:p>13.8434226512909</text:p>
              </table:table-cell>
              <table:table-cell office:value-type="float" office:value="94351.0427556426">
                <text:p>94351.04275564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.8528859615326">
                <text:p>13.8528859615326</text:p>
              </table:table-cell>
              <table:table-cell office:value-type="float" office:value="94681.4568174947">
                <text:p>94681.45681749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.8622560501099">
                <text:p>13.8622560501099</text:p>
              </table:table-cell>
              <table:table-cell office:value-type="float" office:value="95623.4290221623">
                <text:p>95623.42902216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.8716931343079">
                <text:p>13.8716931343079</text:p>
              </table:table-cell>
              <table:table-cell office:value-type="float" office:value="94944.5804658683">
                <text:p>94944.58046586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.8810844421387">
                <text:p>13.8810844421387</text:p>
              </table:table-cell>
              <table:table-cell office:value-type="float" office:value="95407.3720233562">
                <text:p>95407.37202335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.8904914855957">
                <text:p>13.8904914855957</text:p>
              </table:table-cell>
              <table:table-cell office:value-type="float" office:value="95247.7793998378">
                <text:p>95247.77939983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8999161720276">
                <text:p>13.8999161720276</text:p>
              </table:table-cell>
              <table:table-cell office:value-type="float" office:value="95069.4759423223">
                <text:p>95069.47594232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9093415737152">
                <text:p>13.9093415737152</text:p>
              </table:table-cell>
              <table:table-cell office:value-type="float" office:value="95062.2615030481">
                <text:p>95062.26150304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9187304973602">
                <text:p>13.9187304973602</text:p>
              </table:table-cell>
              <table:table-cell office:value-type="float" office:value="95431.5993905536">
                <text:p>95431.59939055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9282054901123">
                <text:p>13.9282054901123</text:p>
              </table:table-cell>
              <table:table-cell office:value-type="float" office:value="94564.716136987">
                <text:p>94564.7161369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9376091957092">
                <text:p>13.9376091957092</text:p>
              </table:table-cell>
              <table:table-cell office:value-type="float" office:value="95281.5877490999">
                <text:p>95281.58774909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947035074234">
                <text:p>13.947035074234</text:p>
              </table:table-cell>
              <table:table-cell office:value-type="float" office:value="95057.4524851398">
                <text:p>95057.45248513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956503868103">
                <text:p>13.956503868103</text:p>
              </table:table-cell>
              <table:table-cell office:value-type="float" office:value="94626.6242981241">
                <text:p>94626.62429812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9659266471863">
                <text:p>13.9659266471863</text:p>
              </table:table-cell>
              <table:table-cell office:value-type="float" office:value="95088.7198016295">
                <text:p>95088.71980162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.9753885269165">
                <text:p>13.9753885269165</text:p>
              </table:table-cell>
              <table:table-cell office:value-type="float" office:value="94695.7714055334">
                <text:p>94695.77140553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.9848582744598">
                <text:p>13.9848582744598</text:p>
              </table:table-cell>
              <table:table-cell office:value-type="float" office:value="94617.0946901986">
                <text:p>94617.09469019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.9942533969879">
                <text:p>13.9942533969879</text:p>
              </table:table-cell>
              <table:table-cell office:value-type="float" office:value="95368.6338121098">
                <text:p>95368.63381210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0036838054657">
                <text:p>14.0036838054657</text:p>
              </table:table-cell>
              <table:table-cell office:value-type="float" office:value="95011.7910704354">
                <text:p>95011.79107043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0130476951599">
                <text:p>14.0130476951599</text:p>
              </table:table-cell>
              <table:table-cell office:value-type="float" office:value="95686.7316104392">
                <text:p>95686.73161043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0224614143372">
                <text:p>14.0224614143372</text:p>
              </table:table-cell>
              <table:table-cell office:value-type="float" office:value="95180.2346266842">
                <text:p>95180.23462668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0318865776062">
                <text:p>14.0318865776062</text:p>
              </table:table-cell>
              <table:table-cell office:value-type="float" office:value="95064.6661944754">
                <text:p>95064.66619447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0413067340851">
                <text:p>14.0413067340851</text:p>
              </table:table-cell>
              <table:table-cell office:value-type="float" office:value="95115.1928323758">
                <text:p>95115.19283237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0507373809814">
                <text:p>14.0507373809814</text:p>
              </table:table-cell>
              <table:table-cell office:value-type="float" office:value="95009.389053217">
                <text:p>95009.3890532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0601816177368">
                <text:p>14.0601816177368</text:p>
              </table:table-cell>
              <table:table-cell office:value-type="float" office:value="94872.6745430678">
                <text:p>94872.67454306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0696172714233">
                <text:p>14.0696172714233</text:p>
              </table:table-cell>
              <table:table-cell office:value-type="float" office:value="94958.9747321609">
                <text:p>94958.974732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0790019035339">
                <text:p>14.0790019035339</text:p>
              </table:table-cell>
              <table:table-cell office:value-type="float" office:value="95475.2396727809">
                <text:p>95475.23967278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.0884268283844">
                <text:p>14.0884268283844</text:p>
              </table:table-cell>
              <table:table-cell office:value-type="float" office:value="95067.0710075637">
                <text:p>95067.07100756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0978500843048">
                <text:p>14.0978500843048</text:p>
              </table:table-cell>
              <table:table-cell office:value-type="float" office:value="95083.908106467">
                <text:p>95083.9081064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107310295105">
                <text:p>14.107310295105</text:p>
              </table:table-cell>
              <table:table-cell office:value-type="float" office:value="94712.4772297689">
                <text:p>94712.47722976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.1167256832123">
                <text:p>14.1167256832123</text:p>
              </table:table-cell>
              <table:table-cell office:value-type="float" office:value="95163.3633992555">
                <text:p>95163.36339925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.1262028217316">
                <text:p>14.1262028217316</text:p>
              </table:table-cell>
              <table:table-cell office:value-type="float" office:value="94543.3052578616">
                <text:p>94543.30525786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.1355841159821">
                <text:p>14.1355841159821</text:p>
              </table:table-cell>
              <table:table-cell office:value-type="float" office:value="95509.2097184101">
                <text:p>95509.20971841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.1450204849243">
                <text:p>14.1450204849243</text:p>
              </table:table-cell>
              <table:table-cell office:value-type="float" office:value="94951.777053488">
                <text:p>94951.7770534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.1544404029846">
                <text:p>14.1544404029846</text:p>
              </table:table-cell>
              <table:table-cell office:value-type="float" office:value="95117.6002024804">
                <text:p>95117.60020248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.1638398170471">
                <text:p>14.1638398170471</text:p>
              </table:table-cell>
              <table:table-cell office:value-type="float" office:value="95325.0909090909">
                <text:p>95325.09090909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1732411384583">
                <text:p>14.1732411384583</text:p>
              </table:table-cell>
              <table:table-cell office:value-type="float" office:value="95305.7512680057">
                <text:p>95305.75126800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1826894283295">
                <text:p>14.1826894283295</text:p>
              </table:table-cell>
              <table:table-cell office:value-type="float" office:value="94831.9761790608">
                <text:p>94831.97617906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1921193599701">
                <text:p>14.1921193599701</text:p>
              </table:table-cell>
              <table:table-cell office:value-type="float" office:value="95016.5954692557">
                <text:p>95016.59546925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2015135288239">
                <text:p>14.2015135288239</text:p>
              </table:table-cell>
              <table:table-cell office:value-type="float" office:value="95378.3154154611">
                <text:p>95378.31541546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2109780311584">
                <text:p>14.2109780311584</text:p>
              </table:table-cell>
              <table:table-cell office:value-type="float" office:value="94669.5312995944">
                <text:p>94669.53129959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2204263210297">
                <text:p>14.2204263210297</text:p>
              </table:table-cell>
              <table:table-cell office:value-type="float" office:value="94831.9761790608">
                <text:p>94831.97617906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2298111915588">
                <text:p>14.2298111915588</text:p>
              </table:table-cell>
              <table:table-cell office:value-type="float" office:value="95472.814165587">
                <text:p>95472.8141655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2392282485962">
                <text:p>14.2392282485962</text:p>
              </table:table-cell>
              <table:table-cell office:value-type="float" office:value="95146.4981518052">
                <text:p>95146.49815180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2486743927002">
                <text:p>14.2486743927002</text:p>
              </table:table-cell>
              <table:table-cell office:value-type="float" office:value="94853.5180212014">
                <text:p>94853.51802120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2580840587616">
                <text:p>14.2580840587616</text:p>
              </table:table-cell>
              <table:table-cell office:value-type="float" office:value="95221.232523374">
                <text:p>95221.2325233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2674877643585">
                <text:p>14.2674877643585</text:p>
              </table:table-cell>
              <table:table-cell office:value-type="float" office:value="95281.5877490999">
                <text:p>95281.58774909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2768883705139">
                <text:p>14.2768883705139</text:p>
              </table:table-cell>
              <table:table-cell office:value-type="float" office:value="95313.0027137386">
                <text:p>95313.00271373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2863154411316">
                <text:p>14.2863154411316</text:p>
              </table:table-cell>
              <table:table-cell office:value-type="float" office:value="95045.4320687911">
                <text:p>95045.43206879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2957603931427">
                <text:p>14.2957603931427</text:p>
              </table:table-cell>
              <table:table-cell office:value-type="float" office:value="94865.489940679">
                <text:p>94865.4899406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3052110671997">
                <text:p>14.3052110671997</text:p>
              </table:table-cell>
              <table:table-cell office:value-type="float" office:value="94808.0522717526">
                <text:p>94808.05227175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3146142959595">
                <text:p>14.3146142959595</text:p>
              </table:table-cell>
              <table:table-cell office:value-type="float" office:value="95286.4194726166">
                <text:p>95286.41947261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3240506649017">
                <text:p>14.3240506649017</text:p>
              </table:table-cell>
              <table:table-cell office:value-type="float" office:value="94951.777053488">
                <text:p>94951.7770534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.3334798812866">
                <text:p>14.3334798812866</text:p>
              </table:table-cell>
              <table:table-cell office:value-type="float" office:value="95023.8029785835">
                <text:p>95023.80297858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.3431622982025">
                <text:p>14.3431622982025</text:p>
              </table:table-cell>
              <table:table-cell office:value-type="float" office:value="92538.878234961">
                <text:p>92538.8782349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.3525898456574">
                <text:p>14.3525898456574</text:p>
              </table:table-cell>
              <table:table-cell office:value-type="float" office:value="95040.6247534267">
                <text:p>95040.62475342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.3620471954346">
                <text:p>14.3620471954346</text:p>
              </table:table-cell>
              <table:table-cell office:value-type="float" office:value="94741.1295031134">
                <text:p>94741.12950311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.3714184761047">
                <text:p>14.3714184761047</text:p>
              </table:table-cell>
              <table:table-cell office:value-type="float" office:value="95611.2650485931">
                <text:p>95611.26504859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.3808000087738">
                <text:p>14.3808000087738</text:p>
              </table:table-cell>
              <table:table-cell office:value-type="float" office:value="95506.7824849424">
                <text:p>95506.78248494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.3901739120483">
                <text:p>14.3901739120483</text:p>
              </table:table-cell>
              <table:table-cell office:value-type="float" office:value="95584.5151969886">
                <text:p>95584.51519698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.3995757102966">
                <text:p>14.3995757102966</text:p>
              </table:table-cell>
              <table:table-cell office:value-type="float" office:value="95300.9175838109">
                <text:p>95300.91758381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.409022808075">
                <text:p>14.409022808075</text:p>
              </table:table-cell>
              <table:table-cell office:value-type="float" office:value="94843.9426610135">
                <text:p>94843.94266101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.4184031486511">
                <text:p>14.4184031486511</text:p>
              </table:table-cell>
              <table:table-cell office:value-type="float" office:value="95518.9198861326">
                <text:p>95518.91988613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427796125412">
                <text:p>14.427796125412</text:p>
              </table:table-cell>
              <table:table-cell office:value-type="float" office:value="95390.420184278">
                <text:p>95390.4201842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.437230348587">
                <text:p>14.437230348587</text:p>
              </table:table-cell>
              <table:table-cell office:value-type="float" office:value="94973.3733636593">
                <text:p>94973.37336365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.4467449188232">
                <text:p>14.4467449188232</text:p>
              </table:table-cell>
              <table:table-cell office:value-type="float" office:value="94171.3580073671">
                <text:p>94171.35800736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.4561877250671">
                <text:p>14.4561877250671</text:p>
              </table:table-cell>
              <table:table-cell office:value-type="float" office:value="94887.0470130788">
                <text:p>94887.04701307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.4655675888062">
                <text:p>14.4655675888062</text:p>
              </table:table-cell>
              <table:table-cell office:value-type="float" office:value="95523.7757104367">
                <text:p>95523.77571043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.4750311374664">
                <text:p>14.4750311374664</text:p>
              </table:table-cell>
              <table:table-cell office:value-type="float" office:value="94679.0714735596">
                <text:p>94679.07147355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.4844110012054">
                <text:p>14.4844110012054</text:p>
              </table:table-cell>
              <table:table-cell office:value-type="float" office:value="95523.7757104367">
                <text:p>95523.77571043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.4938249588013">
                <text:p>14.4938249588013</text:p>
              </table:table-cell>
              <table:table-cell office:value-type="float" office:value="95177.8240850956">
                <text:p>95177.82408509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.5032436847687">
                <text:p>14.5032436847687</text:p>
              </table:table-cell>
              <table:table-cell office:value-type="float" office:value="95129.6388811543">
                <text:p>95129.63888115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.5126523971558">
                <text:p>14.5126523971558</text:p>
              </table:table-cell>
              <table:table-cell office:value-type="float" office:value="95230.8842206624">
                <text:p>95230.88422066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.5220592021942">
                <text:p>14.5220592021942</text:p>
              </table:table-cell>
              <table:table-cell office:value-type="float" office:value="95250.1934862502">
                <text:p>95250.19348625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.531402349472">
                <text:p>14.531402349472</text:p>
              </table:table-cell>
              <table:table-cell office:value-type="float" office:value="95899.1626007962">
                <text:p>95899.16260079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.5407934188843">
                <text:p>14.5407934188843</text:p>
              </table:table-cell>
              <table:table-cell office:value-type="float" office:value="95409.7942065044">
                <text:p>95409.79420650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.5502028465271">
                <text:p>14.5502028465271</text:p>
              </table:table-cell>
              <table:table-cell office:value-type="float" office:value="95223.6452642781">
                <text:p>95223.64526427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559681892395">
                <text:p>14.559681892395</text:p>
              </table:table-cell>
              <table:table-cell office:value-type="float" office:value="94524.2815030937">
                <text:p>94524.28150309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5691139698029">
                <text:p>14.5691139698029</text:p>
              </table:table-cell>
              <table:table-cell office:value-type="float" office:value="94994.9795000126">
                <text:p>94994.97950001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5785434246063">
                <text:p>14.5785434246063</text:p>
              </table:table-cell>
              <table:table-cell office:value-type="float" office:value="95021.4003539823">
                <text:p>95021.40035398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5879437923431">
                <text:p>14.5879437923431</text:p>
              </table:table-cell>
              <table:table-cell office:value-type="float" office:value="95315.4201075378">
                <text:p>95315.42010753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597268819809">
                <text:p>14.597268819809</text:p>
              </table:table-cell>
              <table:table-cell office:value-type="float" office:value="96085.507874821">
                <text:p>96085.5078748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6066145896912">
                <text:p>14.6066145896912</text:p>
              </table:table-cell>
              <table:table-cell office:value-type="float" office:value="95872.2514349856">
                <text:p>95872.25143498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6159906387329">
                <text:p>14.6159906387329</text:p>
              </table:table-cell>
              <table:table-cell office:value-type="float" office:value="95562.6400854397">
                <text:p>95562.64008543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6253468990326">
                <text:p>14.6253468990326</text:p>
              </table:table-cell>
              <table:table-cell office:value-type="float" office:value="95764.7576383049">
                <text:p>95764.75763830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6347222328186">
                <text:p>14.6347222328186</text:p>
              </table:table-cell>
              <table:table-cell office:value-type="float" office:value="95569.9306767032">
                <text:p>95569.93067670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6440877914429">
                <text:p>14.6440877914429</text:p>
              </table:table-cell>
              <table:table-cell office:value-type="float" office:value="95669.680362507">
                <text:p>95669.6803625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6535797119141">
                <text:p>14.6535797119141</text:p>
              </table:table-cell>
              <table:table-cell office:value-type="float" office:value="94396.0711343314">
                <text:p>94396.07113433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663008928299">
                <text:p>14.663008928299</text:p>
              </table:table-cell>
              <table:table-cell office:value-type="float" office:value="95023.8029785835">
                <text:p>95023.80297858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6724925041199">
                <text:p>14.6724925041199</text:p>
              </table:table-cell>
              <table:table-cell office:value-type="float" office:value="94479.1307539533">
                <text:p>94479.13075395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6819000244141">
                <text:p>14.6819000244141</text:p>
              </table:table-cell>
              <table:table-cell office:value-type="float" office:value="95242.9515941001">
                <text:p>95242.95159410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6913447380066">
                <text:p>14.6913447380066</text:p>
              </table:table-cell>
              <table:table-cell office:value-type="float" office:value="94867.8846872318">
                <text:p>94867.88468723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7007467746735">
                <text:p>14.7007467746735</text:p>
              </table:table-cell>
              <table:table-cell office:value-type="float" office:value="95298.5009255737">
                <text:p>95298.50092557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7101309299469">
                <text:p>14.7101309299469</text:p>
              </table:table-cell>
              <table:table-cell office:value-type="float" office:value="95480.0910569106">
                <text:p>95480.09105691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7195394039154">
                <text:p>14.7195394039154</text:p>
              </table:table-cell>
              <table:table-cell office:value-type="float" office:value="95233.2974507121">
                <text:p>95233.29745071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7289011478424">
                <text:p>14.7289011478424</text:p>
              </table:table-cell>
              <table:table-cell office:value-type="float" office:value="95708.6635766312">
                <text:p>95708.66357663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7383000850677">
                <text:p>14.7383000850677</text:p>
              </table:table-cell>
              <table:table-cell office:value-type="float" office:value="95329.927045812">
                <text:p>95329.9270458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.7477159500122">
                <text:p>14.7477159500122</text:p>
              </table:table-cell>
              <table:table-cell office:value-type="float" office:value="95158.544147064">
                <text:p>95158.5441470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.7571415901184">
                <text:p>14.7571415901184</text:p>
              </table:table-cell>
              <table:table-cell office:value-type="float" office:value="95059.8569332726">
                <text:p>95059.85693327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7665543556213">
                <text:p>14.7665543556213</text:p>
              </table:table-cell>
              <table:table-cell office:value-type="float" office:value="95189.8780141844">
                <text:p>95189.87801418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.7759826183319">
                <text:p>14.7759826183319</text:p>
              </table:table-cell>
              <table:table-cell office:value-type="float" office:value="95033.4146921229">
                <text:p>95033.41469212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.7853875160217">
                <text:p>14.7853875160217</text:p>
              </table:table-cell>
              <table:table-cell office:value-type="float" office:value="95269.5105838213">
                <text:p>95269.51058382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.7948160171509">
                <text:p>14.7948160171509</text:p>
              </table:table-cell>
              <table:table-cell office:value-type="float" office:value="95031.0115814495">
                <text:p>95031.01158144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.8042101860046">
                <text:p>14.8042101860046</text:p>
              </table:table-cell>
              <table:table-cell office:value-type="float" office:value="95378.3154154611">
                <text:p>95378.31541546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.8135800361633">
                <text:p>14.8135800361633</text:p>
              </table:table-cell>
              <table:table-cell office:value-type="float" office:value="95625.8621882952">
                <text:p>95625.86218829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.8230924606323">
                <text:p>14.8230924606323</text:p>
              </table:table-cell>
              <table:table-cell office:value-type="float" office:value="94192.6007318663">
                <text:p>94192.60073186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.8324544429779">
                <text:p>14.8324544429779</text:p>
              </table:table-cell>
              <table:table-cell office:value-type="float" office:value="95706.2261950238">
                <text:p>95706.22619502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.8419191837311">
                <text:p>14.8419191837311</text:p>
              </table:table-cell>
              <table:table-cell office:value-type="float" office:value="94667.1465565016">
                <text:p>94667.14655650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.8514022827148">
                <text:p>14.8514022827148</text:p>
              </table:table-cell>
              <table:table-cell office:value-type="float" office:value="94483.881433061">
                <text:p>94483.8814330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.8607840538025">
                <text:p>14.8607840538025</text:p>
              </table:table-cell>
              <table:table-cell office:value-type="float" office:value="95504.3553748412">
                <text:p>95504.35537484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.8702366352081">
                <text:p>14.8702366352081</text:p>
              </table:table-cell>
              <table:table-cell office:value-type="float" office:value="94788.9218351956">
                <text:p>94788.92183519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.8796875476837">
                <text:p>14.8796875476837</text:p>
              </table:table-cell>
              <table:table-cell office:value-type="float" office:value="94805.6605449041">
                <text:p>94805.66054490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.8890731334686">
                <text:p>14.8890731334686</text:p>
              </table:table-cell>
              <table:table-cell office:value-type="float" office:value="95465.5383833765">
                <text:p>95465.53838337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.8984942436218">
                <text:p>14.8984942436218</text:p>
              </table:table-cell>
              <table:table-cell office:value-type="float" office:value="95105.5645704163">
                <text:p>95105.56457041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.9079527854919">
                <text:p>14.9079527854919</text:p>
              </table:table-cell>
              <table:table-cell office:value-type="float" office:value="94729.188949385">
                <text:p>94729.1889493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.9173941612244">
                <text:p>14.9173941612244</text:p>
              </table:table-cell>
              <table:table-cell office:value-type="float" office:value="94901.4238383838">
                <text:p>94901.42383838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.9268045425415">
                <text:p>14.9268045425415</text:p>
              </table:table-cell>
              <table:table-cell office:value-type="float" office:value="95213.9950342032">
                <text:p>95213.99503420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.9362525939941">
                <text:p>14.9362525939941</text:p>
              </table:table-cell>
              <table:table-cell office:value-type="float" office:value="94834.369233875">
                <text:p>94834.3692338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.9456629753113">
                <text:p>14.9456629753113</text:p>
              </table:table-cell>
              <table:table-cell office:value-type="float" office:value="95213.9950342032">
                <text:p>95213.99503420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.9551513195038">
                <text:p>14.9551513195038</text:p>
              </table:table-cell>
              <table:table-cell office:value-type="float" office:value="94431.6502248913">
                <text:p>94431.65022489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.9645843505859">
                <text:p>14.9645843505859</text:p>
              </table:table-cell>
              <table:table-cell office:value-type="float" office:value="94985.3755592064">
                <text:p>94985.37555920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.974089384079">
                <text:p>14.974089384079</text:p>
              </table:table-cell>
              <table:table-cell office:value-type="float" office:value="94265.8435297364">
                <text:p>94265.84352973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.9834852218628">
                <text:p>14.9834852218628</text:p>
              </table:table-cell>
              <table:table-cell office:value-type="float" office:value="95361.3738993631">
                <text:p>95361.37389936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.9928731918335">
                <text:p>14.9928731918335</text:p>
              </table:table-cell>
              <table:table-cell office:value-type="float" office:value="95441.293783015">
                <text:p>95441.2937830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.0022974014282">
                <text:p>15.0022974014282</text:p>
              </table:table-cell>
              <table:table-cell office:value-type="float" office:value="95074.2861768873">
                <text:p>95074.28617688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.0116820335388">
                <text:p>15.0116820335388</text:p>
              </table:table-cell>
              <table:table-cell office:value-type="float" office:value="95475.2396727809">
                <text:p>95475.23967278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.0210857391357">
                <text:p>15.0210857391357</text:p>
              </table:table-cell>
              <table:table-cell office:value-type="float" office:value="95281.5877490999">
                <text:p>95281.58774909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.0304827690125">
                <text:p>15.0304827690125</text:p>
              </table:table-cell>
              <table:table-cell office:value-type="float" office:value="95349.2765007358">
                <text:p>95349.27650073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.0399198532104">
                <text:p>15.0399198532104</text:p>
              </table:table-cell>
              <table:table-cell office:value-type="float" office:value="94944.5804658683">
                <text:p>94944.58046586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.0492970943451">
                <text:p>15.0492970943451</text:p>
              </table:table-cell>
              <table:table-cell office:value-type="float" office:value="95550.4915715339">
                <text:p>95550.49157153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.0586650371552">
                <text:p>15.0586650371552</text:p>
              </table:table-cell>
              <table:table-cell office:value-type="float" office:value="95645.3319759748">
                <text:p>95645.33197597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.0680651664734">
                <text:p>15.0680651664734</text:p>
              </table:table-cell>
              <table:table-cell office:value-type="float" office:value="95317.8376239633">
                <text:p>95317.83762396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.0774645805359">
                <text:p>15.0774645805359</text:p>
              </table:table-cell>
              <table:table-cell office:value-type="float" office:value="95325.0909090909">
                <text:p>95325.09090909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.0868337154388">
                <text:p>15.0868337154388</text:p>
              </table:table-cell>
              <table:table-cell office:value-type="float" office:value="95633.162429702">
                <text:p>95633.1624297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.0962228775024">
                <text:p>15.0962228775024</text:p>
              </table:table-cell>
              <table:table-cell office:value-type="float" office:value="95429.1761001498">
                <text:p>95429.17610014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.1055860519409">
                <text:p>15.1055860519409</text:p>
              </table:table-cell>
              <table:table-cell office:value-type="float" office:value="95694.0411489102">
                <text:p>95694.04114891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.1149873733521">
                <text:p>15.1149873733521</text:p>
              </table:table-cell>
              <table:table-cell office:value-type="float" office:value="95305.7512680057">
                <text:p>95305.75126800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.1243996620178">
                <text:p>15.1243996620178</text:p>
              </table:table-cell>
              <table:table-cell office:value-type="float" office:value="95194.7004407518">
                <text:p>95194.70044075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1338095664978">
                <text:p>15.1338095664978</text:p>
              </table:table-cell>
              <table:table-cell office:value-type="float" office:value="95218.819904733">
                <text:p>95218.8199047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.1431934833527">
                <text:p>15.1431934833527</text:p>
              </table:table-cell>
              <table:table-cell office:value-type="float" office:value="95482.5169338652">
                <text:p>95482.51693386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.1528339385986">
                <text:p>15.1528339385986</text:p>
              </table:table-cell>
              <table:table-cell office:value-type="float" office:value="92941.6689501669">
                <text:p>92941.66895016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.1622395515442">
                <text:p>15.1622395515442</text:p>
              </table:table-cell>
              <table:table-cell office:value-type="float" office:value="95262.2657541192">
                <text:p>95262.26575411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.1716330051422">
                <text:p>15.1716330051422</text:p>
              </table:table-cell>
              <table:table-cell office:value-type="float" office:value="95385.5779080687">
                <text:p>95385.57790806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.1810336112976">
                <text:p>15.1810336112976</text:p>
              </table:table-cell>
              <table:table-cell office:value-type="float" office:value="95313.0027137386">
                <text:p>95313.00271373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.1903762817383">
                <text:p>15.1903762817383</text:p>
              </table:table-cell>
              <table:table-cell office:value-type="float" office:value="95904.0571632726">
                <text:p>95904.05716327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.1997444629669">
                <text:p>15.1997444629669</text:p>
              </table:table-cell>
              <table:table-cell office:value-type="float" office:value="95642.89781895">
                <text:p>95642.897818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.2091081142426">
                <text:p>15.2091081142426</text:p>
              </table:table-cell>
              <table:table-cell office:value-type="float" office:value="95689.1679991852">
                <text:p>95689.16799918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.218489408493">
                <text:p>15.218489408493</text:p>
              </table:table-cell>
              <table:table-cell office:value-type="float" office:value="95509.2097184101">
                <text:p>95509.20971841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.2278745174408">
                <text:p>15.2278745174408</text:p>
              </table:table-cell>
              <table:table-cell office:value-type="float" office:value="95470.3887816279">
                <text:p>95470.38878162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.2372627258301">
                <text:p>15.2372627258301</text:p>
              </table:table-cell>
              <table:table-cell office:value-type="float" office:value="95438.870000254">
                <text:p>95438.8700002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2466399669647">
                <text:p>15.2466399669647</text:p>
              </table:table-cell>
              <table:table-cell office:value-type="float" office:value="95550.4915715339">
                <text:p>95550.49157153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2560839653015">
                <text:p>15.2560839653015</text:p>
              </table:table-cell>
              <table:table-cell office:value-type="float" office:value="94875.0696523693">
                <text:p>94875.06965236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.2655186653137">
                <text:p>15.2655186653137</text:p>
              </table:table-cell>
              <table:table-cell office:value-type="float" office:value="94968.5733346811">
                <text:p>94968.57333468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.2749116420746">
                <text:p>15.2749116420746</text:p>
              </table:table-cell>
              <table:table-cell office:value-type="float" office:value="95390.420184278">
                <text:p>95390.4201842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.2843120098114">
                <text:p>15.2843120098114</text:p>
              </table:table-cell>
              <table:table-cell office:value-type="float" office:value="95315.4201075378">
                <text:p>95315.42010753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.293741941452">
                <text:p>15.293741941452</text:p>
              </table:table-cell>
              <table:table-cell office:value-type="float" office:value="95016.5954692557">
                <text:p>95016.59546925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.303183555603">
                <text:p>15.303183555603</text:p>
              </table:table-cell>
              <table:table-cell office:value-type="float" office:value="94899.027398298">
                <text:p>94899.0273982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.3126106262207">
                <text:p>15.3126106262207</text:p>
              </table:table-cell>
              <table:table-cell office:value-type="float" office:value="95045.4320687911">
                <text:p>95045.43206879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.322075843811">
                <text:p>15.322075843811</text:p>
              </table:table-cell>
              <table:table-cell office:value-type="float" office:value="94662.3774307305">
                <text:p>94662.37743073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.3314776420593">
                <text:p>15.3314776420593</text:p>
              </table:table-cell>
              <table:table-cell office:value-type="float" office:value="95300.9175838109">
                <text:p>95300.91758381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.3408589363098">
                <text:p>15.3408589363098</text:p>
              </table:table-cell>
              <table:table-cell office:value-type="float" office:value="95509.2097184101">
                <text:p>95509.20971841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.3502304553986">
                <text:p>15.3502304553986</text:p>
              </table:table-cell>
              <table:table-cell office:value-type="float" office:value="95608.8326252321">
                <text:p>95608.83262523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.3596458435059">
                <text:p>15.3596458435059</text:p>
              </table:table-cell>
              <table:table-cell office:value-type="float" office:value="95163.3633992555">
                <text:p>95163.36339925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.3690361976624">
                <text:p>15.3690361976624</text:p>
              </table:table-cell>
              <table:table-cell office:value-type="float" office:value="95417.0614939319">
                <text:p>95417.06149393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.3784086704254">
                <text:p>15.3784086704254</text:p>
              </table:table-cell>
              <table:table-cell office:value-type="float" office:value="95599.1041693165">
                <text:p>95599.10416931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.387761592865">
                <text:p>15.387761592865</text:p>
              </table:table-cell>
              <table:table-cell office:value-type="float" office:value="95798.9340538887">
                <text:p>95798.93405388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.3972063064575">
                <text:p>15.3972063064575</text:p>
              </table:table-cell>
              <table:table-cell office:value-type="float" office:value="94867.8846872318">
                <text:p>94867.88468723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.4066045284271">
                <text:p>15.4066045284271</text:p>
              </table:table-cell>
              <table:table-cell office:value-type="float" office:value="95337.1821710343">
                <text:p>95337.18217103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.4160108566284">
                <text:p>15.4160108566284</text:p>
              </table:table-cell>
              <table:table-cell office:value-type="float" office:value="95255.0220262084">
                <text:p>95255.02202620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.4253973960876">
                <text:p>15.4253973960876</text:p>
              </table:table-cell>
              <table:table-cell office:value-type="float" office:value="95455.8390652781">
                <text:p>95455.83906527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.43479347229">
                <text:p>15.43479347229</text:p>
              </table:table-cell>
              <table:table-cell office:value-type="float" office:value="95358.9541740675">
                <text:p>95358.95417406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.4442007541657">
                <text:p>15.4442007541657</text:p>
              </table:table-cell>
              <table:table-cell office:value-type="float" office:value="95245.3654357909">
                <text:p>95245.36543579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.453586101532">
                <text:p>15.453586101532</text:p>
              </table:table-cell>
              <table:table-cell office:value-type="float" office:value="95467.9635208942">
                <text:p>95467.96352089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.4629929065704">
                <text:p>15.4629929065704</text:p>
              </table:table-cell>
              <table:table-cell office:value-type="float" office:value="95250.1934862502">
                <text:p>95250.19348625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.4723858833313">
                <text:p>15.4723858833313</text:p>
              </table:table-cell>
              <table:table-cell office:value-type="float" office:value="95390.420184278">
                <text:p>95390.4201842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.481849193573">
                <text:p>15.481849193573</text:p>
              </table:table-cell>
              <table:table-cell office:value-type="float" office:value="94681.4568174947">
                <text:p>94681.45681749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.4912927150726">
                <text:p>15.4912927150726</text:p>
              </table:table-cell>
              <table:table-cell office:value-type="float" office:value="94879.8602337853">
                <text:p>94879.86023378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.5007014274597">
                <text:p>15.5007014274597</text:p>
              </table:table-cell>
              <table:table-cell office:value-type="float" office:value="95230.8842206624">
                <text:p>95230.88422066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.5101008415222">
                <text:p>15.5101008415222</text:p>
              </table:table-cell>
              <table:table-cell office:value-type="float" office:value="95325.0909090909">
                <text:p>95325.09090909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.5194880962372">
                <text:p>15.5194880962372</text:p>
              </table:table-cell>
              <table:table-cell office:value-type="float" office:value="95448.5658700125">
                <text:p>95448.5658700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.5288784503937">
                <text:p>15.5288784503937</text:p>
              </table:table-cell>
              <table:table-cell office:value-type="float" office:value="95417.0614939319">
                <text:p>95417.06149393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.5382566452026">
                <text:p>15.5382566452026</text:p>
              </table:table-cell>
              <table:table-cell office:value-type="float" office:value="95540.7749841108">
                <text:p>95540.77498411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.5476825237274">
                <text:p>15.5476825237274</text:p>
              </table:table-cell>
              <table:table-cell office:value-type="float" office:value="95057.4524851398">
                <text:p>95057.45248513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.5571875572205">
                <text:p>15.5571875572205</text:p>
              </table:table-cell>
              <table:table-cell office:value-type="float" office:value="94265.8435297364">
                <text:p>94265.84352973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.5666999816895">
                <text:p>15.5666999816895</text:p>
              </table:table-cell>
              <table:table-cell office:value-type="float" office:value="94192.6007318663">
                <text:p>94192.60073186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.576112985611">
                <text:p>15.576112985611</text:p>
              </table:table-cell>
              <table:table-cell office:value-type="float" office:value="95187.4669841189">
                <text:p>95187.46698411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.5856003761292">
                <text:p>15.5856003761292</text:p>
              </table:table-cell>
              <table:table-cell office:value-type="float" office:value="94441.1425125022">
                <text:p>94441.14251250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.5950934886932">
                <text:p>15.5950934886932</text:p>
              </table:table-cell>
              <table:table-cell office:value-type="float" office:value="94384.2173945802">
                <text:p>94384.21739458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.6045801639557">
                <text:p>15.6045801639557</text:p>
              </table:table-cell>
              <table:table-cell office:value-type="float" office:value="94448.2629806484">
                <text:p>94448.26298064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.6140768527985">
                <text:p>15.6140768527985</text:p>
              </table:table-cell>
              <table:table-cell office:value-type="float" office:value="94348.6740309299">
                <text:p>94348.67403092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.6235289573669">
                <text:p>15.6235289573669</text:p>
              </table:table-cell>
              <table:table-cell office:value-type="float" office:value="94793.7037205196">
                <text:p>94793.70372051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.633040189743">
                <text:p>15.633040189743</text:p>
              </table:table-cell>
              <table:table-cell office:value-type="float" office:value="94204.4063870855">
                <text:p>94204.40638708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.6424963474274">
                <text:p>15.6424963474274</text:p>
              </table:table-cell>
              <table:table-cell office:value-type="float" office:value="94753.0730674197">
                <text:p>94753.07306741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.6519386768341">
                <text:p>15.6519386768341</text:p>
              </table:table-cell>
              <table:table-cell office:value-type="float" office:value="94891.8388041612">
                <text:p>94891.83880416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.6613671779633">
                <text:p>15.6613671779633</text:p>
              </table:table-cell>
              <table:table-cell office:value-type="float" office:value="95031.0115814495">
                <text:p>95031.011581449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.6708035469055">
                <text:p>15.6708035469055</text:p>
              </table:table-cell>
              <table:table-cell office:value-type="float" office:value="94951.777053488">
                <text:p>94951.7770534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.6801931858063">
                <text:p>15.6801931858063</text:p>
              </table:table-cell>
              <table:table-cell office:value-type="float" office:value="95424.3298885306">
                <text:p>95424.32988853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.6896295547485">
                <text:p>15.6896295547485</text:p>
              </table:table-cell>
              <table:table-cell office:value-type="float" office:value="94951.777053488">
                <text:p>94951.7770534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.6990883350372">
                <text:p>15.6990883350372</text:p>
              </table:table-cell>
              <table:table-cell office:value-type="float" office:value="94726.8011998084">
                <text:p>94726.80119980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.7085518836975">
                <text:p>15.7085518836975</text:p>
              </table:table-cell>
              <table:table-cell office:value-type="float" office:value="94679.0714735596">
                <text:p>94679.07147355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.71803855896">
                <text:p>15.71803855896</text:p>
              </table:table-cell>
              <table:table-cell office:value-type="float" office:value="94448.2629806484">
                <text:p>94448.26298064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.7274575233459">
                <text:p>15.7274575233459</text:p>
              </table:table-cell>
              <table:table-cell office:value-type="float" office:value="95127.2309016352">
                <text:p>95127.23090163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.736875295639">
                <text:p>15.736875295639</text:p>
              </table:table-cell>
              <table:table-cell office:value-type="float" office:value="95139.2720184299">
                <text:p>95139.27201842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.7462949752808">
                <text:p>15.7462949752808</text:p>
              </table:table-cell>
              <table:table-cell office:value-type="float" office:value="95120.0076944494">
                <text:p>95120.00769444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.7557220458984">
                <text:p>15.7557220458984</text:p>
              </table:table-cell>
              <table:table-cell office:value-type="float" office:value="95045.4320687911">
                <text:p>95045.43206879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.7651422023773">
                <text:p>15.7651422023773</text:p>
              </table:table-cell>
              <table:table-cell office:value-type="float" office:value="95115.1928323758">
                <text:p>95115.19283237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.774640083313">
                <text:p>15.774640083313</text:p>
              </table:table-cell>
              <table:table-cell office:value-type="float" office:value="94336.8321911791">
                <text:p>94336.83219117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.7840638160706">
                <text:p>15.7840638160706</text:p>
              </table:table-cell>
              <table:table-cell office:value-type="float" office:value="95079.0968982442">
                <text:p>95079.09689824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.7935225963593">
                <text:p>15.7935225963593</text:p>
              </table:table-cell>
              <table:table-cell office:value-type="float" office:value="94726.8011998084">
                <text:p>94726.80119980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.8029766082764">
                <text:p>15.8029766082764</text:p>
              </table:table-cell>
              <table:table-cell office:value-type="float" office:value="94774.5790734623">
                <text:p>94774.57907346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.8124961853027">
                <text:p>15.8124961853027</text:p>
              </table:table-cell>
              <table:table-cell office:value-type="float" office:value="94121.8288920056">
                <text:p>94121.82889200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.8220276832581">
                <text:p>15.8220276832581</text:p>
              </table:table-cell>
              <table:table-cell office:value-type="float" office:value="94004.1118615238">
                <text:p>94004.11186152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.8313970565796">
                <text:p>15.8313970565796</text:p>
              </table:table-cell>
              <table:table-cell office:value-type="float" office:value="95630.7288920556">
                <text:p>95630.72889205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.8407888412476">
                <text:p>15.8407888412476</text:p>
              </table:table-cell>
              <table:table-cell office:value-type="float" office:value="95402.5280259951">
                <text:p>95402.52802599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.8501801490784">
                <text:p>15.8501801490784</text:p>
              </table:table-cell>
              <table:table-cell office:value-type="float" office:value="95407.3720233562">
                <text:p>95407.372023356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.8595750331879">
                <text:p>15.8595750331879</text:p>
              </table:table-cell>
              <table:table-cell office:value-type="float" office:value="95371.0540286766">
                <text:p>95371.05402867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.8689496517181">
                <text:p>15.8689496517181</text:p>
              </table:table-cell>
              <table:table-cell office:value-type="float" office:value="95577.222380468">
                <text:p>95577.2223804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.8782911300659">
                <text:p>15.8782911300659</text:p>
              </table:table-cell>
              <table:table-cell office:value-type="float" office:value="95916.2957555958">
                <text:p>95916.29575559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.8876740932465">
                <text:p>15.8876740932465</text:p>
              </table:table-cell>
              <table:table-cell office:value-type="float" office:value="95492.2216745013">
                <text:p>95492.22167450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.8970034122467">
                <text:p>15.8970034122467</text:p>
              </table:table-cell>
              <table:table-cell office:value-type="float" office:value="96041.3080500894">
                <text:p>96041.30805008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.9063992500305">
                <text:p>15.9063992500305</text:p>
              </table:table-cell>
              <table:table-cell office:value-type="float" office:value="95361.3738993631">
                <text:p>95361.37389936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.9158339500427">
                <text:p>15.9158339500427</text:p>
              </table:table-cell>
              <table:table-cell office:value-type="float" office:value="94968.5733346811">
                <text:p>94968.57333468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.9252276420593">
                <text:p>15.9252276420593</text:p>
              </table:table-cell>
              <table:table-cell office:value-type="float" office:value="95383.1569543147">
                <text:p>95383.15695431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.9345993995667">
                <text:p>15.9345993995667</text:p>
              </table:table-cell>
              <table:table-cell office:value-type="float" office:value="95606.4003256335">
                <text:p>95606.40032563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.9439492225647">
                <text:p>15.9439492225647</text:p>
              </table:table-cell>
              <table:table-cell office:value-type="float" office:value="95830.6911464708">
                <text:p>95830.69114647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.9533343315125">
                <text:p>15.9533343315125</text:p>
              </table:table-cell>
              <table:table-cell office:value-type="float" office:value="95470.3887816279">
                <text:p>95470.38878162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.9626712799072">
                <text:p>15.9626712799072</text:p>
              </table:table-cell>
              <table:table-cell office:value-type="float" office:value="95962.8309075124">
                <text:p>95962.83090751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.9721784591675">
                <text:p>15.9721784591675</text:p>
              </table:table-cell>
              <table:table-cell office:value-type="float" office:value="94244.5677600562">
                <text:p>94244.56776005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.9815595149994">
                <text:p>15.9815595149994</text:p>
              </table:table-cell>
              <table:table-cell office:value-type="float" office:value="95511.6370752535">
                <text:p>95511.63707525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.9910042285919">
                <text:p>15.9910042285919</text:p>
              </table:table-cell>
              <table:table-cell office:value-type="float" office:value="94867.8846872318">
                <text:p>94867.88468723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.0004036426544">
                <text:p>16.0004036426544</text:p>
              </table:table-cell>
              <table:table-cell office:value-type="float" office:value="95325.0909090909">
                <text:p>95325.090909090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.0097563266754">
                <text:p>16.0097563266754</text:p>
              </table:table-cell>
              <table:table-cell office:value-type="float" office:value="95801.3761598858">
                <text:p>95801.37615988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.0191733837128">
                <text:p>16.0191733837128</text:p>
              </table:table-cell>
              <table:table-cell office:value-type="float" office:value="95146.4981518052">
                <text:p>95146.49815180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.0285623073578">
                <text:p>16.0285623073578</text:p>
              </table:table-cell>
              <table:table-cell office:value-type="float" office:value="95431.5993905536">
                <text:p>95431.59939055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.0379676818848">
                <text:p>16.0379676818848</text:p>
              </table:table-cell>
              <table:table-cell office:value-type="float" office:value="95264.6805749195">
                <text:p>95264.68057491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.0473725795746">
                <text:p>16.0473725795746</text:p>
              </table:table-cell>
              <table:table-cell office:value-type="float" office:value="95269.5105838213">
                <text:p>95269.51058382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.0567889213562">
                <text:p>16.0567889213562</text:p>
              </table:table-cell>
              <table:table-cell office:value-type="float" office:value="95153.7253829599">
                <text:p>95153.72538295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.0662212371826">
                <text:p>16.0662212371826</text:p>
              </table:table-cell>
              <table:table-cell office:value-type="float" office:value="94992.5783327435">
                <text:p>94992.57833274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.0756559371948">
                <text:p>16.0756559371948</text:p>
              </table:table-cell>
              <table:table-cell office:value-type="float" office:value="94968.5733346811">
                <text:p>94968.57333468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.0850660800934">
                <text:p>16.0850660800934</text:p>
              </table:table-cell>
              <table:table-cell office:value-type="float" office:value="95216.4074083458">
                <text:p>95216.40740834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.0944411754608">
                <text:p>16.0944411754608</text:p>
              </table:table-cell>
              <table:table-cell office:value-type="float" office:value="95572.361121001">
                <text:p>95572.3611210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.10382604599">
                <text:p>16.10382604599</text:p>
              </table:table-cell>
              <table:table-cell office:value-type="float" office:value="95472.814165587">
                <text:p>95472.8141655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.1131951808929">
                <text:p>16.1131951808929</text:p>
              </table:table-cell>
              <table:table-cell office:value-type="float" office:value="95633.162429702">
                <text:p>95633.1624297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.1225845813751">
                <text:p>16.1225845813751</text:p>
              </table:table-cell>
              <table:table-cell office:value-type="float" office:value="95426.7529328119">
                <text:p>95426.75293281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.1320421695709">
                <text:p>16.1320421695709</text:p>
              </table:table-cell>
              <table:table-cell office:value-type="float" office:value="94738.7411515579">
                <text:p>94738.74115155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.141459941864">
                <text:p>16.141459941864</text:p>
              </table:table-cell>
              <table:table-cell office:value-type="float" office:value="95139.2720184299">
                <text:p>95139.27201842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.1509289741516">
                <text:p>16.1509289741516</text:p>
              </table:table-cell>
              <table:table-cell office:value-type="float" office:value="94624.2417161849">
                <text:p>94624.24171618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.1603496074677">
                <text:p>16.1603496074677</text:p>
              </table:table-cell>
              <table:table-cell office:value-type="float" office:value="95110.3784577228">
                <text:p>95110.37845772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.1697514057159">
                <text:p>16.1697514057159</text:p>
              </table:table-cell>
              <table:table-cell office:value-type="float" office:value="95300.9175838109">
                <text:p>95300.91758381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.1791963577271">
                <text:p>16.1791963577271</text:p>
              </table:table-cell>
              <table:table-cell office:value-type="float" office:value="94865.489940679">
                <text:p>94865.4899406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.1886632442474">
                <text:p>16.1886632442474</text:p>
              </table:table-cell>
              <table:table-cell office:value-type="float" office:value="94645.6892739316">
                <text:p>94645.68927393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.1980793476105">
                <text:p>16.1980793476105</text:p>
              </table:table-cell>
              <table:table-cell office:value-type="float" office:value="95156.1347040057">
                <text:p>95156.13470400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.2074611186981">
                <text:p>16.2074611186981</text:p>
              </table:table-cell>
              <table:table-cell office:value-type="float" office:value="95504.3553748412">
                <text:p>95504.35537484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.216819524765">
                <text:p>16.216819524765</text:p>
              </table:table-cell>
              <table:table-cell office:value-type="float" office:value="95742.7999592377">
                <text:p>95742.79995923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.2261641025543">
                <text:p>16.2261641025543</text:p>
              </table:table-cell>
              <table:table-cell office:value-type="float" office:value="95884.4819104965">
                <text:p>95884.48191049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.2355680465698">
                <text:p>16.2355680465698</text:p>
              </table:table-cell>
              <table:table-cell office:value-type="float" office:value="95279.1720710899">
                <text:p>95279.17207108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.245032787323">
                <text:p>16.245032787323</text:p>
              </table:table-cell>
              <table:table-cell office:value-type="float" office:value="94667.1465565016">
                <text:p>94667.14655650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.2544581890106">
                <text:p>16.2544581890106</text:p>
              </table:table-cell>
              <table:table-cell office:value-type="float" office:value="95062.2615030481">
                <text:p>95062.26150304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.2638790607452">
                <text:p>16.2638790607452</text:p>
              </table:table-cell>
              <table:table-cell office:value-type="float" office:value="95107.9714531558">
                <text:p>95107.97145315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.273295879364">
                <text:p>16.273295879364</text:p>
              </table:table-cell>
              <table:table-cell office:value-type="float" office:value="95148.9071068689">
                <text:p>95148.90710686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.2827746868134">
                <text:p>16.2827746868134</text:p>
              </table:table-cell>
              <table:table-cell office:value-type="float" office:value="94526.6590537515">
                <text:p>94526.65905375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.2921786308289">
                <text:p>16.2921786308289</text:p>
              </table:table-cell>
              <table:table-cell office:value-type="float" office:value="95279.1720710899">
                <text:p>95279.17207108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.3015837669373">
                <text:p>16.3015837669373</text:p>
              </table:table-cell>
              <table:table-cell office:value-type="float" office:value="95267.0955181505">
                <text:p>95267.09551815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.3109769821167">
                <text:p>16.3109769821167</text:p>
              </table:table-cell>
              <table:table-cell office:value-type="float" office:value="95387.99898472">
                <text:p>95387.998984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.3203895092011">
                <text:p>16.3203895092011</text:p>
              </table:table-cell>
              <table:table-cell office:value-type="float" office:value="95192.2891663923">
                <text:p>95192.28916639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.3298015594482">
                <text:p>16.3298015594482</text:p>
              </table:table-cell>
              <table:table-cell office:value-type="float" office:value="95197.1118372723">
                <text:p>95197.11183727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.3392155170441">
                <text:p>16.3392155170441</text:p>
              </table:table-cell>
              <table:table-cell office:value-type="float" office:value="95177.8240850956">
                <text:p>95177.82408509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.3486559391022">
                <text:p>16.3486559391022</text:p>
              </table:table-cell>
              <table:table-cell office:value-type="float" office:value="94911.0108091726">
                <text:p>94911.010809172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.3580849170685">
                <text:p>16.3580849170685</text:p>
              </table:table-cell>
              <table:table-cell office:value-type="float" office:value="95026.205724689">
                <text:p>95026.2057246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.3675191402435">
                <text:p>16.3675191402435</text:p>
              </table:table-cell>
              <table:table-cell office:value-type="float" office:value="94973.3733636593">
                <text:p>94973.373363659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.3769769668579">
                <text:p>16.3769769668579</text:p>
              </table:table-cell>
              <table:table-cell office:value-type="float" office:value="94736.3529204165">
                <text:p>94736.35292041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.3864090442657">
                <text:p>16.3864090442657</text:p>
              </table:table-cell>
              <table:table-cell office:value-type="float" office:value="94994.9795000126">
                <text:p>94994.97950001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.3958413600922">
                <text:p>16.3958413600922</text:p>
              </table:table-cell>
              <table:table-cell office:value-type="float" office:value="94992.5783327435">
                <text:p>94992.57833274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.4052827358246">
                <text:p>16.4052827358246</text:p>
              </table:table-cell>
              <table:table-cell office:value-type="float" office:value="94901.4238383838">
                <text:p>94901.42383838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.4147169589996">
                <text:p>16.4147169589996</text:p>
              </table:table-cell>
              <table:table-cell office:value-type="float" office:value="94973.3733636593">
                <text:p>94973.37336365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.4241535663605">
                <text:p>16.4241535663605</text:p>
              </table:table-cell>
              <table:table-cell office:value-type="float" office:value="94949.3780697322">
                <text:p>94949.37806973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433580160141">
                <text:p>16.433580160141</text:p>
              </table:table-cell>
              <table:table-cell office:value-type="float" office:value="95050.2398705043">
                <text:p>95050.23987050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4430181980133">
                <text:p>16.4430181980133</text:p>
              </table:table-cell>
              <table:table-cell office:value-type="float" office:value="94934.9867124741">
                <text:p>94934.98671247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4524455070496">
                <text:p>16.4524455070496</text:p>
              </table:table-cell>
              <table:table-cell office:value-type="float" office:value="95043.0283503199">
                <text:p>95043.02835031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4618282318115">
                <text:p>16.4618282318115</text:p>
              </table:table-cell>
              <table:table-cell office:value-type="float" office:value="95494.6481679118">
                <text:p>95494.64816791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4712851047516">
                <text:p>16.4712851047516</text:p>
              </table:table-cell>
              <table:table-cell office:value-type="float" office:value="94745.9065675028">
                <text:p>94745.90656750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4807062149048">
                <text:p>16.4807062149048</text:p>
              </table:table-cell>
              <table:table-cell office:value-type="float" office:value="95105.5645704163">
                <text:p>95105.56457041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490154504776">
                <text:p>16.490154504776</text:p>
              </table:table-cell>
              <table:table-cell office:value-type="float" office:value="94831.9761790608">
                <text:p>94831.97617906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4995269775391">
                <text:p>16.4995269775391</text:p>
              </table:table-cell>
              <table:table-cell office:value-type="float" office:value="95599.1041693165">
                <text:p>95599.10416931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5089640617371">
                <text:p>16.5089640617371</text:p>
              </table:table-cell>
              <table:table-cell office:value-type="float" office:value="94944.5804658683">
                <text:p>94944.58046586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5183389186859">
                <text:p>16.5183389186859</text:p>
              </table:table-cell>
              <table:table-cell office:value-type="float" office:value="95574.7916889194">
                <text:p>95574.79168891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52774310112">
                <text:p>16.52774310112</text:p>
              </table:table-cell>
              <table:table-cell office:value-type="float" office:value="95276.7565155664">
                <text:p>95276.75651556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5371506214142">
                <text:p>16.5371506214142</text:p>
              </table:table-cell>
              <table:table-cell office:value-type="float" office:value="95242.9515941001">
                <text:p>95242.95159410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5465800762177">
                <text:p>16.5465800762177</text:p>
              </table:table-cell>
              <table:table-cell office:value-type="float" office:value="95021.4003539823">
                <text:p>95021.40035398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5560472011566">
                <text:p>16.5560472011566</text:p>
              </table:table-cell>
              <table:table-cell office:value-type="float" office:value="94643.3057318425">
                <text:p>94643.30573184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5655188560486">
                <text:p>16.5655188560486</text:p>
              </table:table-cell>
              <table:table-cell office:value-type="float" office:value="94598.0412314043">
                <text:p>94598.04123140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5749373435974">
                <text:p>16.5749373435974</text:p>
              </table:table-cell>
              <table:table-cell office:value-type="float" office:value="95132.046982584">
                <text:p>95132.0469825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5843677520752">
                <text:p>16.5843677520752</text:p>
              </table:table-cell>
              <table:table-cell office:value-type="float" office:value="95011.7910704354">
                <text:p>95011.79107043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593763589859">
                <text:p>16.593763589859</text:p>
              </table:table-cell>
              <table:table-cell office:value-type="float" office:value="95361.3738993631">
                <text:p>95361.37389936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6031939983368">
                <text:p>16.6031939983368</text:p>
              </table:table-cell>
              <table:table-cell office:value-type="float" office:value="95011.7910704354">
                <text:p>95011.79107043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6125860214233">
                <text:p>16.6125860214233</text:p>
              </table:table-cell>
              <table:table-cell office:value-type="float" office:value="95400.1062117635">
                <text:p>95400.10621176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6220104694366">
                <text:p>16.6220104694366</text:p>
              </table:table-cell>
              <table:table-cell office:value-type="float" office:value="95071.8809987604">
                <text:p>95071.88099876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6314086914063">
                <text:p>16.6314086914063</text:p>
              </table:table-cell>
              <table:table-cell office:value-type="float" office:value="95337.1821710343">
                <text:p>95337.18217103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6407968997955">
                <text:p>16.6407968997955</text:p>
              </table:table-cell>
              <table:table-cell office:value-type="float" office:value="95438.870000254">
                <text:p>95438.8700002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6501960754395">
                <text:p>16.6501960754395</text:p>
              </table:table-cell>
              <table:table-cell office:value-type="float" office:value="95327.508916115">
                <text:p>95327.5089161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6595740318298">
                <text:p>16.6595740318298</text:p>
              </table:table-cell>
              <table:table-cell office:value-type="float" office:value="95543.2039456958">
                <text:p>95543.20394569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668998003006">
                <text:p>16.668998003006</text:p>
              </table:table-cell>
              <table:table-cell office:value-type="float" office:value="95076.6914767121">
                <text:p>95076.69147671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6784567832947">
                <text:p>16.6784567832947</text:p>
              </table:table-cell>
              <table:table-cell office:value-type="float" office:value="94726.8011998084">
                <text:p>94726.801199808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6878452301025">
                <text:p>16.6878452301025</text:p>
              </table:table-cell>
              <table:table-cell office:value-type="float" office:value="95436.4463405963">
                <text:p>95436.44634059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6972119808197">
                <text:p>16.6972119808197</text:p>
              </table:table-cell>
              <table:table-cell office:value-type="float" office:value="95657.5046198488">
                <text:p>95657.50461984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7065987586975">
                <text:p>16.7065987586975</text:p>
              </table:table-cell>
              <table:table-cell office:value-type="float" office:value="95453.4145436997">
                <text:p>95453.41454369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.7159852981567">
                <text:p>16.7159852981567</text:p>
              </table:table-cell>
              <table:table-cell office:value-type="float" office:value="95455.8390652781">
                <text:p>95455.839065278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.7254257202148">
                <text:p>16.7254257202148</text:p>
              </table:table-cell>
              <table:table-cell office:value-type="float" office:value="94911.0108091726">
                <text:p>94911.01080917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7349922657013">
                <text:p>16.7349922657013</text:p>
              </table:table-cell>
              <table:table-cell office:value-type="float" office:value="93659.7229657321">
                <text:p>93659.72296573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.7444429397583">
                <text:p>16.7444429397583</text:p>
              </table:table-cell>
              <table:table-cell office:value-type="float" office:value="94808.0522717526">
                <text:p>94808.05227175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.7532596588135">
                <text:p>16.7532596588135</text:p>
              </table:table-cell>
              <table:table-cell office:value-type="float" office:value="101625.105029746">
                <text:p>101625.1050297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.7627029418945">
                <text:p>16.7627029418945</text:p>
              </table:table-cell>
              <table:table-cell office:value-type="float" office:value="94882.255705918">
                <text:p>94882.2557059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.7722275257111">
                <text:p>16.7722275257111</text:p>
              </table:table-cell>
              <table:table-cell office:value-type="float" office:value="94072.351848607">
                <text:p>94072.3518486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.7816941738129">
                <text:p>16.7816941738129</text:p>
              </table:table-cell>
              <table:table-cell office:value-type="float" office:value="94648.0729360802">
                <text:p>94648.07293608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.7912702560425">
                <text:p>16.7912702560425</text:p>
              </table:table-cell>
              <table:table-cell office:value-type="float" office:value="93566.4480019918">
                <text:p>93566.44800199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.8008654117584">
                <text:p>16.8008654117584</text:p>
              </table:table-cell>
              <table:table-cell office:value-type="float" office:value="93380.4543173065">
                <text:p>93380.45431730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.8104088306427">
                <text:p>16.8104088306427</text:p>
              </table:table-cell>
              <table:table-cell office:value-type="float" office:value="93886.6889177576">
                <text:p>93886.688917757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.8199822902679">
                <text:p>16.8199822902679</text:p>
              </table:table-cell>
              <table:table-cell office:value-type="float" office:value="93592.0800916472">
                <text:p>93592.080091647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.8293776512146">
                <text:p>16.8293776512146</text:p>
              </table:table-cell>
              <table:table-cell office:value-type="float" office:value="95366.2137183749">
                <text:p>95366.213718374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.8389201164246">
                <text:p>16.8389201164246</text:p>
              </table:table-cell>
              <table:table-cell office:value-type="float" office:value="93896.0719568259">
                <text:p>93896.071956825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.848513841629">
                <text:p>16.848513841629</text:p>
              </table:table-cell>
              <table:table-cell office:value-type="float" office:value="93394.3781903129">
                <text:p>93394.37819031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.858146905899">
                <text:p>16.858146905899</text:p>
              </table:table-cell>
              <table:table-cell office:value-type="float" office:value="93012.9785169785">
                <text:p>93012.978516978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.867710351944">
                <text:p>16.867710351944</text:p>
              </table:table-cell>
              <table:table-cell office:value-type="float" office:value="93690.0773833267">
                <text:p>93690.07738332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8772306442261">
                <text:p>16.8772306442261</text:p>
              </table:table-cell>
              <table:table-cell office:value-type="float" office:value="94114.7575567855">
                <text:p>94114.75755678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8869197368622">
                <text:p>16.8869197368622</text:p>
              </table:table-cell>
              <table:table-cell office:value-type="float" office:value="92475.1195649499">
                <text:p>92475.11956494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.8965814113617">
                <text:p>16.8965814113617</text:p>
              </table:table-cell>
              <table:table-cell office:value-type="float" office:value="92737.5477248051">
                <text:p>92737.547724805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.9062628746033">
                <text:p>16.9062628746033</text:p>
              </table:table-cell>
              <table:table-cell office:value-type="float" office:value="92547.9937941734">
                <text:p>92547.99379417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.9159624576569">
                <text:p>16.9159624576569</text:p>
              </table:table-cell>
              <table:table-cell office:value-type="float" office:value="92375.1046874616">
                <text:p>92375.10468746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.9254937171936">
                <text:p>16.9254937171936</text:p>
              </table:table-cell>
              <table:table-cell office:value-type="float" office:value="94006.4633164069">
                <text:p>94006.46331640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.9349420070648">
                <text:p>16.9349420070648</text:p>
              </table:table-cell>
              <table:table-cell office:value-type="float" office:value="94831.9761790608">
                <text:p>94831.976179060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.9443769454956">
                <text:p>16.9443769454956</text:p>
              </table:table-cell>
              <table:table-cell office:value-type="float" office:value="94966.1735021353">
                <text:p>94966.17350213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.9538249969482">
                <text:p>16.9538249969482</text:p>
              </table:table-cell>
              <table:table-cell office:value-type="float" office:value="94834.369233875">
                <text:p>94834.3692338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.9631776809692">
                <text:p>16.9631776809692</text:p>
              </table:table-cell>
              <table:table-cell office:value-type="float" office:value="95801.3761598858">
                <text:p>95801.376159885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.9725747108459">
                <text:p>16.9725747108459</text:p>
              </table:table-cell>
              <table:table-cell office:value-type="float" office:value="95349.2765007358">
                <text:p>95349.276500735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.9819750785828">
                <text:p>16.9819750785828</text:p>
              </table:table-cell>
              <table:table-cell office:value-type="float" office:value="95315.4201075378">
                <text:p>95315.42010753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.9914700984955">
                <text:p>16.9914700984955</text:p>
              </table:table-cell>
              <table:table-cell office:value-type="float" office:value="94365.2576020088">
                <text:p>94365.25760200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0008656978607">
                <text:p>17.0008656978607</text:p>
              </table:table-cell>
              <table:table-cell office:value-type="float" office:value="95363.7937474625">
                <text:p>95363.79374746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.0103387832642">
                <text:p>17.0103387832642</text:p>
              </table:table-cell>
              <table:table-cell office:value-type="float" office:value="94583.7561724511">
                <text:p>94583.75617245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.0197713375092">
                <text:p>17.0197713375092</text:p>
              </table:table-cell>
              <table:table-cell office:value-type="float" office:value="94990.1772868589">
                <text:p>94990.177286858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.0292100906372">
                <text:p>17.0292100906372</text:p>
              </table:table-cell>
              <table:table-cell office:value-type="float" office:value="94927.792669681">
                <text:p>94927.79266968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.0386288166046">
                <text:p>17.0386288166046</text:p>
              </table:table-cell>
              <table:table-cell office:value-type="float" office:value="95129.6388811543">
                <text:p>95129.63888115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.0480442047119">
                <text:p>17.0480442047119</text:p>
              </table:table-cell>
              <table:table-cell office:value-type="float" office:value="95163.3633992555">
                <text:p>95163.36339925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.0574674606323">
                <text:p>17.0574674606323</text:p>
              </table:table-cell>
              <table:table-cell office:value-type="float" office:value="95083.908106467">
                <text:p>95083.9081064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.0668749809265">
                <text:p>17.0668749809265</text:p>
              </table:table-cell>
              <table:table-cell office:value-type="float" office:value="95242.9515941001">
                <text:p>95242.951594100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.0762629508972">
                <text:p>17.0762629508972</text:p>
              </table:table-cell>
              <table:table-cell office:value-type="float" office:value="95441.293783015">
                <text:p>95441.2937830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.085736989975">
                <text:p>17.085736989975</text:p>
              </table:table-cell>
              <table:table-cell office:value-type="float" office:value="94574.2351964164">
                <text:p>94574.23519641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.0951895713806">
                <text:p>17.0951895713806</text:p>
              </table:table-cell>
              <table:table-cell office:value-type="float" office:value="94788.9218351956">
                <text:p>94788.92183519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.104606628418">
                <text:p>17.104606628418</text:p>
              </table:table-cell>
              <table:table-cell office:value-type="float" office:value="95146.4981518052">
                <text:p>95146.49815180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.1140506267548">
                <text:p>17.1140506267548</text:p>
              </table:table-cell>
              <table:table-cell office:value-type="float" office:value="94875.0696523693">
                <text:p>94875.069652369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.1234536170959">
                <text:p>17.1234536170959</text:p>
              </table:table-cell>
              <table:table-cell office:value-type="float" office:value="95288.835518142">
                <text:p>95288.83551814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.1328790187836">
                <text:p>17.1328790187836</text:p>
              </table:table-cell>
              <table:table-cell office:value-type="float" office:value="95062.2615030481">
                <text:p>95062.261503048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.1424195766449">
                <text:p>17.1424195766449</text:p>
              </table:table-cell>
              <table:table-cell office:value-type="float" office:value="93914.843662535">
                <text:p>93914.84366253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.1518366336823">
                <text:p>17.1518366336823</text:p>
              </table:table-cell>
              <table:table-cell office:value-type="float" office:value="95146.4981518052">
                <text:p>95146.49815180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.1612093448639">
                <text:p>17.1612093448639</text:p>
              </table:table-cell>
              <table:table-cell office:value-type="float" office:value="95596.6723646724">
                <text:p>95596.67236467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.1706035137177">
                <text:p>17.1706035137177</text:p>
              </table:table-cell>
              <table:table-cell office:value-type="float" office:value="95378.3154154611">
                <text:p>95378.31541546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.1800014972687">
                <text:p>17.1800014972687</text:p>
              </table:table-cell>
              <table:table-cell office:value-type="float" office:value="95339.6007915166">
                <text:p>95339.600791516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.1893887519836">
                <text:p>17.1893887519836</text:p>
              </table:table-cell>
              <table:table-cell office:value-type="float" office:value="95448.5658700125">
                <text:p>95448.56587001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.1987824440002">
                <text:p>17.1987824440002</text:p>
              </table:table-cell>
              <table:table-cell office:value-type="float" office:value="95383.1569543147">
                <text:p>95383.156954314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.208206653595">
                <text:p>17.208206653595</text:p>
              </table:table-cell>
              <table:table-cell office:value-type="float" office:value="95074.2861768873">
                <text:p>95074.28617688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.2176222801209">
                <text:p>17.2176222801209</text:p>
              </table:table-cell>
              <table:table-cell office:value-type="float" office:value="95160.9537121442">
                <text:p>95160.953712144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.2270102500916">
                <text:p>17.2270102500916</text:p>
              </table:table-cell>
              <table:table-cell office:value-type="float" office:value="95441.293783015">
                <text:p>95441.2937830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.2365009784699">
                <text:p>17.2365009784699</text:p>
              </table:table-cell>
              <table:table-cell office:value-type="float" office:value="94407.9278518854">
                <text:p>94407.92785188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.2459197044373">
                <text:p>17.2459197044373</text:p>
              </table:table-cell>
              <table:table-cell office:value-type="float" office:value="95129.6388811543">
                <text:p>95129.63888115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.255443572998">
                <text:p>17.255443572998</text:p>
              </table:table-cell>
              <table:table-cell office:value-type="float" office:value="94079.4168126971">
                <text:p>94079.41681269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.2648298740387">
                <text:p>17.2648298740387</text:p>
              </table:table-cell>
              <table:table-cell office:value-type="float" office:value="95458.2637100257">
                <text:p>95458.263710025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.2742779254913">
                <text:p>17.2742779254913</text:p>
              </table:table-cell>
              <table:table-cell office:value-type="float" office:value="94834.369233875">
                <text:p>94834.3692338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.2836735248566">
                <text:p>17.2836735248566</text:p>
              </table:table-cell>
              <table:table-cell office:value-type="float" office:value="95363.7937474625">
                <text:p>95363.79374746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.293116569519">
                <text:p>17.293116569519</text:p>
              </table:table-cell>
              <table:table-cell office:value-type="float" office:value="94884.6512990128">
                <text:p>94884.65129901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.3025929927826">
                <text:p>17.3025929927826</text:p>
              </table:table-cell>
              <table:table-cell office:value-type="float" office:value="94550.4411402118">
                <text:p>94550.441140211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.3120474815369">
                <text:p>17.3120474815369</text:p>
              </table:table-cell>
              <table:table-cell office:value-type="float" office:value="94769.7991173875">
                <text:p>94769.79911738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.3215036392212">
                <text:p>17.3215036392212</text:p>
              </table:table-cell>
              <table:table-cell office:value-type="float" office:value="94753.0730674197">
                <text:p>94753.07306741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.3309454917908">
                <text:p>17.3309454917908</text:p>
              </table:table-cell>
              <table:table-cell office:value-type="float" office:value="94896.6310792384">
                <text:p>94896.63107923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.3403522968292">
                <text:p>17.3403522968292</text:p>
              </table:table-cell>
              <table:table-cell office:value-type="float" office:value="95250.1934862502">
                <text:p>95250.193486250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.3497979640961">
                <text:p>17.3497979640961</text:p>
              </table:table-cell>
              <table:table-cell office:value-type="float" office:value="94858.3064263719">
                <text:p>94858.30642637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.359237909317">
                <text:p>17.359237909317</text:p>
              </table:table-cell>
              <table:table-cell office:value-type="float" office:value="94915.8050209628">
                <text:p>94915.805020962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.3686492443085">
                <text:p>17.3686492443085</text:p>
              </table:table-cell>
              <table:table-cell office:value-type="float" office:value="95204.3467598926">
                <text:p>95204.34675989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.3781065940857">
                <text:p>17.3781065940857</text:p>
              </table:table-cell>
              <table:table-cell office:value-type="float" office:value="94741.1295031134">
                <text:p>94741.129503113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.3875420093536">
                <text:p>17.3875420093536</text:p>
              </table:table-cell>
              <table:table-cell office:value-type="float" office:value="94961.3742008844">
                <text:p>94961.37420088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.3970317840576">
                <text:p>17.3970317840576</text:p>
              </table:table-cell>
              <table:table-cell office:value-type="float" office:value="94417.4153707007">
                <text:p>94417.415370700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.4064214229584">
                <text:p>17.4064214229584</text:p>
              </table:table-cell>
              <table:table-cell office:value-type="float" office:value="95424.3298885306">
                <text:p>95424.32988853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.4157965183258">
                <text:p>17.4157965183258</text:p>
              </table:table-cell>
              <table:table-cell office:value-type="float" office:value="95572.361121001">
                <text:p>95572.3611210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.4252035617828">
                <text:p>17.4252035617828</text:p>
              </table:table-cell>
              <table:table-cell office:value-type="float" office:value="95247.7793998378">
                <text:p>95247.77939983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.4346039295197">
                <text:p>17.4346039295197</text:p>
              </table:table-cell>
              <table:table-cell office:value-type="float" office:value="95315.4201075378">
                <text:p>95315.42010753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.4439351558685">
                <text:p>17.4439351558685</text:p>
              </table:table-cell>
              <table:table-cell office:value-type="float" office:value="96021.6767336093">
                <text:p>96021.676733609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.4533686637878">
                <text:p>17.4533686637878</text:p>
              </table:table-cell>
              <table:table-cell office:value-type="float" office:value="94980.5743169813">
                <text:p>94980.57431698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.4627661705017">
                <text:p>17.4627661705017</text:p>
              </table:table-cell>
              <table:table-cell office:value-type="float" office:value="95344.4384006495">
                <text:p>95344.438400649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.4721481800079">
                <text:p>17.4721481800079</text:p>
              </table:table-cell>
              <table:table-cell office:value-type="float" office:value="95501.9283880969">
                <text:p>95501.92838809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.4814631938934">
                <text:p>17.4814631938934</text:p>
              </table:table-cell>
              <table:table-cell office:value-type="float" office:value="96188.7991809573">
                <text:p>96188.79918095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.4907598495483">
                <text:p>17.4907598495483</text:p>
              </table:table-cell>
              <table:table-cell office:value-type="float" office:value="96378.7444926012">
                <text:p>96378.74449260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.5000298023224">
                <text:p>17.5000298023224</text:p>
              </table:table-cell>
              <table:table-cell office:value-type="float" office:value="96656.3715953808">
                <text:p>96656.371595380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.5093307495117">
                <text:p>17.5093307495117</text:p>
              </table:table-cell>
              <table:table-cell office:value-type="float" office:value="96334.2745379508">
                <text:p>96334.27453795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.5186274051666">
                <text:p>17.5186274051666</text:p>
              </table:table-cell>
              <table:table-cell office:value-type="float" office:value="96378.7444926012">
                <text:p>96378.74449260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.5279414653778">
                <text:p>17.5279414653778</text:p>
              </table:table-cell>
              <table:table-cell office:value-type="float" office:value="96198.6480315364">
                <text:p>96198.64803153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.5372462272644">
                <text:p>17.5372462272644</text:p>
              </table:table-cell>
              <table:table-cell office:value-type="float" office:value="96294.780126579">
                <text:p>96294.7801265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.5465590953827">
                <text:p>17.5465590953827</text:p>
              </table:table-cell>
              <table:table-cell office:value-type="float" office:value="96210.9619313382">
                <text:p>96210.961931338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.5559632778168">
                <text:p>17.5559632778168</text:p>
              </table:table-cell>
              <table:table-cell office:value-type="float" office:value="95276.7565155664">
                <text:p>95276.75651556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.5653834342957">
                <text:p>17.5653834342957</text:p>
              </table:table-cell>
              <table:table-cell office:value-type="float" office:value="95115.1928323758">
                <text:p>95115.192832375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.5747842788696">
                <text:p>17.5747842788696</text:p>
              </table:table-cell>
              <table:table-cell office:value-type="float" office:value="95310.5854425564">
                <text:p>95310.58544255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.5841672420502">
                <text:p>17.5841672420502</text:p>
              </table:table-cell>
              <table:table-cell office:value-type="float" office:value="95492.2216745013">
                <text:p>95492.22167450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.5924367904663">
                <text:p>17.5924367904663</text:p>
              </table:table-cell>
              <table:table-cell office:value-type="float" office:value="108349.326337033">
                <text:p>108349.3263370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7.600691318512">
                <text:p>17.600691318512</text:p>
              </table:table-cell>
              <table:table-cell office:value-type="float" office:value="108546.484431864">
                <text:p>108546.4844318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.6089451313019">
                <text:p>17.6089451313019</text:p>
              </table:table-cell>
              <table:table-cell office:value-type="float" office:value="108555.890811404">
                <text:p>108555.8908114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.618305683136">
                <text:p>17.618305683136</text:p>
              </table:table-cell>
              <table:table-cell office:value-type="float" office:value="95720.8523471129">
                <text:p>95720.852347112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.6276500225067">
                <text:p>17.6276500225067</text:p>
              </table:table-cell>
              <table:table-cell office:value-type="float" office:value="95886.9283800679">
                <text:p>95886.928380067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7.6370050907135">
                <text:p>17.6370050907135</text:p>
              </table:table-cell>
              <table:table-cell office:value-type="float" office:value="95776.9607013609">
                <text:p>95776.96070136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.6464068889618">
                <text:p>17.6464068889618</text:p>
              </table:table-cell>
              <table:table-cell office:value-type="float" office:value="95300.9175838109">
                <text:p>95300.91758381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.6548383235931">
                <text:p>17.6548383235931</text:p>
              </table:table-cell>
              <table:table-cell office:value-type="float" office:value="106268.984956453">
                <text:p>106268.98495645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.6631610393524">
                <text:p>17.6631610393524</text:p>
              </table:table-cell>
              <table:table-cell office:value-type="float" office:value="107657.166953134">
                <text:p>107657.16695313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.6714971065521">
                <text:p>17.6714971065521</text:p>
              </table:table-cell>
              <table:table-cell office:value-type="float" office:value="107484.738130649">
                <text:p>107484.7381306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.6798994541168">
                <text:p>17.6798994541168</text:p>
              </table:table-cell>
              <table:table-cell office:value-type="float" office:value="106636.864650133">
                <text:p>106636.86465013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.6881930828094">
                <text:p>17.6881930828094</text:p>
              </table:table-cell>
              <table:table-cell office:value-type="float" office:value="108034.737653079">
                <text:p>108034.73765307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.6965041160584">
                <text:p>17.6965041160584</text:p>
              </table:table-cell>
              <table:table-cell office:value-type="float" office:value="107808.496629278">
                <text:p>107808.49662927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.7047746181488">
                <text:p>17.7047746181488</text:p>
              </table:table-cell>
              <table:table-cell office:value-type="float" office:value="108336.832540575">
                <text:p>108336.8325405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.7130527496338">
                <text:p>17.7130527496338</text:p>
              </table:table-cell>
              <table:table-cell office:value-type="float" office:value="108236.9858011">
                <text:p>108236.98580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.7213215827942">
                <text:p>17.7213215827942</text:p>
              </table:table-cell>
              <table:table-cell office:value-type="float" office:value="108358.69857563">
                <text:p>108358.698575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.729608297348">
                <text:p>17.729608297348</text:p>
              </table:table-cell>
              <table:table-cell office:value-type="float" office:value="108124.877981414">
                <text:p>108124.8779814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.7390155792236">
                <text:p>17.7390155792236</text:p>
              </table:table-cell>
              <table:table-cell office:value-type="float" office:value="95245.3654357909">
                <text:p>95245.36543579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.7473018169403">
                <text:p>17.7473018169403</text:p>
              </table:table-cell>
              <table:table-cell office:value-type="float" office:value="108131.100100705">
                <text:p>108131.1001007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.7555878162384">
                <text:p>17.7555878162384</text:p>
              </table:table-cell>
              <table:table-cell office:value-type="float" office:value="108134.2114289">
                <text:p>108134.21142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.7639210224152">
                <text:p>17.7639210224152</text:p>
              </table:table-cell>
              <table:table-cell office:value-type="float" office:value="107521.640650034">
                <text:p>107521.64065003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.7722089290619">
                <text:p>17.7722089290619</text:p>
              </table:table-cell>
              <table:table-cell office:value-type="float" office:value="108109.325815546">
                <text:p>108109.32581554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.7804951667786">
                <text:p>17.7804951667786</text:p>
              </table:table-cell>
              <table:table-cell office:value-type="float" office:value="108131.100100705">
                <text:p>108131.1001007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.7899062633514">
                <text:p>17.7899062633514</text:p>
              </table:table-cell>
              <table:table-cell office:value-type="float" office:value="95206.7586451499">
                <text:p>95206.758645149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.7982730865479">
                <text:p>17.7982730865479</text:p>
              </table:table-cell>
              <table:table-cell office:value-type="float" office:value="107089.629954692">
                <text:p>107089.62995469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.8065621852875">
                <text:p>17.8065621852875</text:p>
              </table:table-cell>
              <table:table-cell office:value-type="float" office:value="108093.778122933">
                <text:p>108093.7781229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.8148386478424">
                <text:p>17.8148386478424</text:p>
              </table:table-cell>
              <table:table-cell office:value-type="float" office:value="108258.811545774">
                <text:p>108258.81154577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.8231389522552">
                <text:p>17.8231389522552</text:p>
              </table:table-cell>
              <table:table-cell office:value-type="float" office:value="107947.848107083">
                <text:p>107947.8481070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.831422328949">
                <text:p>17.831422328949</text:p>
              </table:table-cell>
              <table:table-cell office:value-type="float" office:value="108168.447860001">
                <text:p>108168.44786000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.839702129364">
                <text:p>17.839702129364</text:p>
              </table:table-cell>
              <table:table-cell office:value-type="float" office:value="108215.168855103">
                <text:p>108215.16885510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.8480315208435">
                <text:p>17.8480315208435</text:p>
              </table:table-cell>
              <table:table-cell office:value-type="float" office:value="107570.883444012">
                <text:p>107570.8834440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.8563582897186">
                <text:p>17.8563582897186</text:p>
              </table:table-cell>
              <table:table-cell office:value-type="float" office:value="107604.764037223">
                <text:p>107604.7640372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.8657455444336">
                <text:p>17.8657455444336</text:p>
              </table:table-cell>
              <table:table-cell office:value-type="float" office:value="95448.5658700125">
                <text:p>95448.56587001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.8740830421448">
                <text:p>17.8740830421448</text:p>
              </table:table-cell>
              <table:table-cell office:value-type="float" office:value="107466.296368316">
                <text:p>107466.2963683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.8824415206909">
                <text:p>17.8824415206909</text:p>
              </table:table-cell>
              <table:table-cell office:value-type="float" office:value="107196.542415426">
                <text:p>107196.54241542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.8907344341278">
                <text:p>17.8907344341278</text:p>
              </table:table-cell>
              <table:table-cell office:value-type="float" office:value="108044.055544375">
                <text:p>108044.0555443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.8990371227264">
                <text:p>17.8990371227264</text:p>
              </table:table-cell>
              <table:table-cell office:value-type="float" office:value="107916.849988514">
                <text:p>107916.8499885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.9084622859955">
                <text:p>17.9084622859955</text:p>
              </table:table-cell>
              <table:table-cell office:value-type="float" office:value="95064.6661944754">
                <text:p>95064.666194475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.916820526123">
                <text:p>17.916820526123</text:p>
              </table:table-cell>
              <table:table-cell office:value-type="float" office:value="107199.60019397">
                <text:p>107199.600193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.9251244068146">
                <text:p>17.9251244068146</text:p>
              </table:table-cell>
              <table:table-cell office:value-type="float" office:value="107901.357604295">
                <text:p>107901.3576042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.9334239959717">
                <text:p>17.9334239959717</text:p>
              </table:table-cell>
              <table:table-cell office:value-type="float" office:value="107957.151015484">
                <text:p>107957.15101548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.9417214393616">
                <text:p>17.9417214393616</text:p>
              </table:table-cell>
              <table:table-cell office:value-type="float" office:value="107985.06936383">
                <text:p>107985.0693638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.9500408172607">
                <text:p>17.9500408172607</text:p>
              </table:table-cell>
              <table:table-cell office:value-type="float" office:value="107700.360635066">
                <text:p>107700.36063506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.9583947658539">
                <text:p>17.9583947658539</text:p>
              </table:table-cell>
              <table:table-cell office:value-type="float" office:value="107254.670053369">
                <text:p>107254.6700533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.9678237438202">
                <text:p>17.9678237438202</text:p>
              </table:table-cell>
              <table:table-cell office:value-type="float" office:value="95026.205724689">
                <text:p>95026.2057246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.9761695861816">
                <text:p>17.9761695861816</text:p>
              </table:table-cell>
              <table:table-cell office:value-type="float" office:value="107358.845422083">
                <text:p>107358.8454220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.9844982624054">
                <text:p>17.9844982624054</text:p>
              </table:table-cell>
              <table:table-cell office:value-type="float" office:value="107580.121489709">
                <text:p>107580.12148970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.9928433895111">
                <text:p>17.9928433895111</text:p>
              </table:table-cell>
              <table:table-cell office:value-type="float" office:value="107368.047083024">
                <text:p>107368.0470830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.0011875629425">
                <text:p>18.0011875629425</text:p>
              </table:table-cell>
              <table:table-cell office:value-type="float" office:value="107380.318418195">
                <text:p>107380.31841819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.0094916820526">
                <text:p>18.0094916820526</text:p>
              </table:table-cell>
              <table:table-cell office:value-type="float" office:value="107898.259661212">
                <text:p>107898.2596612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.0178108215332">
                <text:p>18.0178108215332</text:p>
              </table:table-cell>
              <table:table-cell office:value-type="float" office:value="107703.447224372">
                <text:p>107703.44722437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8.0261454582214">
                <text:p>18.0261454582214</text:p>
              </table:table-cell>
              <table:table-cell office:value-type="float" office:value="107503.186223468">
                <text:p>107503.18622346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.0345416069031">
                <text:p>18.0345416069031</text:p>
              </table:table-cell>
              <table:table-cell office:value-type="float" office:value="106715.594729668">
                <text:p>106715.5947296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.0428762435913">
                <text:p>18.0428762435913</text:p>
              </table:table-cell>
              <table:table-cell office:value-type="float" office:value="107503.186223468">
                <text:p>107503.18622346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.0512075424194">
                <text:p>18.0512075424194</text:p>
              </table:table-cell>
              <table:table-cell office:value-type="float" office:value="107546.256410256">
                <text:p>107546.2564102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.0595281124115">
                <text:p>18.0595281124115</text:p>
              </table:table-cell>
              <table:table-cell office:value-type="float" office:value="107684.930341844">
                <text:p>107684.93034184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.0679197311401">
                <text:p>18.0679197311401</text:p>
              </table:table-cell>
              <table:table-cell office:value-type="float" office:value="106773.201806972">
                <text:p>106773.20180697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.076235294342">
                <text:p>18.076235294342</text:p>
              </table:table-cell>
              <table:table-cell office:value-type="float" office:value="107749.767303171">
                <text:p>107749.76730317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.0845439434052">
                <text:p>18.0845439434052</text:p>
              </table:table-cell>
              <table:table-cell office:value-type="float" office:value="107839.432523171">
                <text:p>107839.43252317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.0940296649933">
                <text:p>18.0940296649933</text:p>
              </table:table-cell>
              <table:table-cell office:value-type="float" office:value="94457.7586085558">
                <text:p>94457.75860855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.1023757457733">
                <text:p>18.1023757457733</text:p>
              </table:table-cell>
              <table:table-cell office:value-type="float" office:value="107355.778552248">
                <text:p>107355.77855224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.1107416152954">
                <text:p>18.1107416152954</text:p>
              </table:table-cell>
              <table:table-cell office:value-type="float" office:value="107101.837726923">
                <text:p>107101.8377269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.1190485954285">
                <text:p>18.1190485954285</text:p>
              </table:table-cell>
              <table:table-cell office:value-type="float" office:value="107861.098214798">
                <text:p>107861.09821479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.1273550987244">
                <text:p>18.1273550987244</text:p>
              </table:table-cell>
              <table:table-cell office:value-type="float" office:value="107867.290011481">
                <text:p>107867.29001148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.1357321739197">
                <text:p>18.1357321739197</text:p>
              </table:table-cell>
              <table:table-cell office:value-type="float" office:value="106958.571948998">
                <text:p>106958.57194899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.1440665721893">
                <text:p>18.1440665721893</text:p>
              </table:table-cell>
              <table:table-cell office:value-type="float" office:value="107506.261521298">
                <text:p>107506.2615212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.1524324417114">
                <text:p>18.1524324417114</text:p>
              </table:table-cell>
              <table:table-cell office:value-type="float" office:value="107101.837726923">
                <text:p>107101.8377269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.1618623733521">
                <text:p>18.1618623733521</text:p>
              </table:table-cell>
              <table:table-cell office:value-type="float" office:value="95016.5954692557">
                <text:p>95016.595469255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.1702468395233">
                <text:p>18.1702468395233</text:p>
              </table:table-cell>
              <table:table-cell office:value-type="float" office:value="106864.287087326">
                <text:p>106864.28708732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8.1785728931427">
                <text:p>18.1785728931427</text:p>
              </table:table-cell>
              <table:table-cell office:value-type="float" office:value="107614.007903327">
                <text:p>107614.0079033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8.1869146823883">
                <text:p>18.1869146823883</text:p>
              </table:table-cell>
              <table:table-cell office:value-type="float" office:value="107411.009031668">
                <text:p>107411.0090316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.1952514648437">
                <text:p>18.1952514648437</text:p>
              </table:table-cell>
              <table:table-cell office:value-type="float" office:value="107475.516458375">
                <text:p>107475.5164583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8.2036299705505">
                <text:p>18.2036299705505</text:p>
              </table:table-cell>
              <table:table-cell office:value-type="float" office:value="106940.310283991">
                <text:p>106940.3102839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8.212025642395">
                <text:p>18.212025642395</text:p>
              </table:table-cell>
              <table:table-cell office:value-type="float" office:value="106721.655705117">
                <text:p>106721.6557051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.220351934433">
                <text:p>18.220351934433</text:p>
              </table:table-cell>
              <table:table-cell office:value-type="float" office:value="107610.926438164">
                <text:p>107610.9264381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.2286748886108">
                <text:p>18.2286748886108</text:p>
              </table:table-cell>
              <table:table-cell office:value-type="float" office:value="107654.083015841">
                <text:p>107654.0830158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.2370083332062">
                <text:p>18.2370083332062</text:p>
              </table:table-cell>
              <table:table-cell office:value-type="float" office:value="107518.564472291">
                <text:p>107518.56447229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.2453327178955">
                <text:p>18.2453327178955</text:p>
              </table:table-cell>
              <table:table-cell office:value-type="float" office:value="107635.583101819">
                <text:p>107635.5831018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.2536678314209">
                <text:p>18.2536678314209</text:p>
              </table:table-cell>
              <table:table-cell office:value-type="float" office:value="107497.036155606">
                <text:p>107497.03615560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.262011051178">
                <text:p>18.262011051178</text:p>
              </table:table-cell>
              <table:table-cell office:value-type="float" office:value="107392.592558724">
                <text:p>107392.59255872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.27032995224">
                <text:p>18.27032995224</text:p>
              </table:table-cell>
              <table:table-cell office:value-type="float" office:value="107706.5339906">
                <text:p>107706.533990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.2786984443665">
                <text:p>18.2786984443665</text:p>
              </table:table-cell>
              <table:table-cell office:value-type="float" office:value="107068.273048433">
                <text:p>107068.2730484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.2870237827301">
                <text:p>18.2870237827301</text:p>
              </table:table-cell>
              <table:table-cell office:value-type="float" office:value="107623.253357771">
                <text:p>107623.25335777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8.2964267730713">
                <text:p>18.2964267730713</text:p>
              </table:table-cell>
              <table:table-cell office:value-type="float" office:value="95288.835518142">
                <text:p>95288.8355181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8.3047561645508">
                <text:p>18.3047561645508</text:p>
              </table:table-cell>
              <table:table-cell office:value-type="float" office:value="107570.883444012">
                <text:p>107570.8834440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8.3131854534149">
                <text:p>18.3131854534149</text:p>
              </table:table-cell>
              <table:table-cell office:value-type="float" office:value="106296.036883043">
                <text:p>106296.03688304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.3215363025665">
                <text:p>18.3215363025665</text:p>
              </table:table-cell>
              <table:table-cell office:value-type="float" office:value="107294.47793068">
                <text:p>107294.4779306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8.329906463623">
                <text:p>18.329906463623</text:p>
              </table:table-cell>
              <table:table-cell office:value-type="float" office:value="107046.9246589">
                <text:p>107046.92465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8.3382525444031">
                <text:p>18.3382525444031</text:p>
              </table:table-cell>
              <table:table-cell office:value-type="float" office:value="107355.778552248">
                <text:p>107355.7785522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8.3465673923492">
                <text:p>18.3465673923492</text:p>
              </table:table-cell>
              <table:table-cell office:value-type="float" office:value="107759.036100358">
                <text:p>107759.03610035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.3549361228943">
                <text:p>18.3549361228943</text:p>
              </table:table-cell>
              <table:table-cell office:value-type="float" office:value="107065.222757186">
                <text:p>107065.2227571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8.363267660141">
                <text:p>18.363267660141</text:p>
              </table:table-cell>
              <table:table-cell office:value-type="float" office:value="107543.178823866">
                <text:p>107543.17882386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8.3716247081757">
                <text:p>18.3716247081757</text:p>
              </table:table-cell>
              <table:table-cell office:value-type="float" office:value="107214.891703754">
                <text:p>107214.8917037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8.3799715042114">
                <text:p>18.3799715042114</text:p>
              </table:table-cell>
              <table:table-cell office:value-type="float" office:value="107346.578993973">
                <text:p>107346.57899397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8.3894169330597">
                <text:p>18.3894169330597</text:p>
              </table:table-cell>
              <table:table-cell office:value-type="float" office:value="94860.7008102582">
                <text:p>94860.70081025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.3977246284485">
                <text:p>18.3977246284485</text:p>
              </table:table-cell>
              <table:table-cell office:value-type="float" office:value="107851.81185249">
                <text:p>107851.8118524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8.4060885906219">
                <text:p>18.4060885906219</text:p>
              </table:table-cell>
              <table:table-cell office:value-type="float" office:value="107126.261623101">
                <text:p>107126.26162310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.4145193099976">
                <text:p>18.4145193099976</text:p>
              </table:table-cell>
              <table:table-cell office:value-type="float" office:value="106278.000735273">
                <text:p>106278.00073527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8.4228498935699">
                <text:p>18.4228498935699</text:p>
              </table:table-cell>
              <table:table-cell office:value-type="float" office:value="107555.490226382">
                <text:p>107555.4902263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8.431186914444">
                <text:p>18.431186914444</text:p>
              </table:table-cell>
              <table:table-cell office:value-type="float" office:value="107472.44291924">
                <text:p>107472.442919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.4405913352966">
                <text:p>18.4405913352966</text:p>
              </table:table-cell>
              <table:table-cell office:value-type="float" office:value="95274.34108252">
                <text:p>95274.3410825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8.4489123821259">
                <text:p>18.4489123821259</text:p>
              </table:table-cell>
              <table:table-cell office:value-type="float" office:value="107678.75946248">
                <text:p>107678.7594624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.4572584629059">
                <text:p>18.4572584629059</text:p>
              </table:table-cell>
              <table:table-cell office:value-type="float" office:value="107355.778552248">
                <text:p>107355.7785522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8.4657115936279">
                <text:p>18.4657115936279</text:p>
              </table:table-cell>
              <table:table-cell office:value-type="float" office:value="105996.231391905">
                <text:p>105996.2313919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8.4740724563599">
                <text:p>18.4740724563599</text:p>
              </table:table-cell>
              <table:table-cell office:value-type="float" office:value="107165.974221512">
                <text:p>107165.9742215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8.4823884963989">
                <text:p>18.4823884963989</text:p>
              </table:table-cell>
              <table:table-cell office:value-type="float" office:value="107743.588990826">
                <text:p>107743.58899082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.4907159805298">
                <text:p>18.4907159805298</text:p>
              </table:table-cell>
              <table:table-cell office:value-type="float" office:value="107595.521759047">
                <text:p>107595.52175904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.4990413188934">
                <text:p>18.4990413188934</text:p>
              </table:table-cell>
              <table:table-cell office:value-type="float" office:value="107623.253357771">
                <text:p>107623.2533577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.5073456764221">
                <text:p>18.5073456764221</text:p>
              </table:table-cell>
              <table:table-cell office:value-type="float" office:value="107895.161896012">
                <text:p>107895.1618960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8.5156905651093">
                <text:p>18.5156905651093</text:p>
              </table:table-cell>
              <table:table-cell office:value-type="float" office:value="107371.114653867">
                <text:p>107371.1146538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8.5240118503571">
                <text:p>18.5240118503571</text:p>
              </table:table-cell>
              <table:table-cell office:value-type="float" office:value="107675.674288006">
                <text:p>107675.67428800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.5323417186737">
                <text:p>18.5323417186737</text:p>
              </table:table-cell>
              <table:table-cell office:value-type="float" office:value="107564.725628256">
                <text:p>107564.72562825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.5406522750855">
                <text:p>18.5406522750855</text:p>
              </table:table-cell>
              <table:table-cell office:value-type="float" office:value="107814.682388043">
                <text:p>107814.68238804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.5490174293518">
                <text:p>18.5490174293518</text:p>
              </table:table-cell>
              <table:table-cell office:value-type="float" office:value="107110.995382774">
                <text:p>107110.99538277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1.5595188140869">
                <text:p>31.5595188140869</text:p>
              </table:table-cell>
              <table:table-cell office:value-type="float" office:value="68.8674458811598">
                <text:p>68.867445881159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1.5721559524536">
                <text:p>31.5721559524536</text:p>
              </table:table-cell>
              <table:table-cell office:value-type="float" office:value="70902.1278394084">
                <text:p>70902.127839408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1.5846190452576">
                <text:p>31.5846190452576</text:p>
              </table:table-cell>
              <table:table-cell office:value-type="float" office:value="71892.2673604469">
                <text:p>71892.26736044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1.5970757007599">
                <text:p>31.5970757007599</text:p>
              </table:table-cell>
              <table:table-cell office:value-type="float" office:value="71929.4195647597">
                <text:p>71929.419564759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1.6095712184906">
                <text:p>31.6095712184906</text:p>
              </table:table-cell>
              <table:table-cell office:value-type="float" office:value="71705.7123449723">
                <text:p>71705.712344972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1.6220531463623">
                <text:p>31.6220531463623</text:p>
              </table:table-cell>
              <table:table-cell office:value-type="float" office:value="71783.782858671">
                <text:p>71783.7828586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1.6345076560974">
                <text:p>31.6345076560974</text:p>
              </table:table-cell>
              <table:table-cell office:value-type="float" office:value="71941.8121673877">
                <text:p>71941.812167387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1.6469659805298">
                <text:p>31.6469659805298</text:p>
              </table:table-cell>
              <table:table-cell office:value-type="float" office:value="71919.7838251617">
                <text:p>71919.78382516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1.6594481468201">
                <text:p>31.6594481468201</text:p>
              </table:table-cell>
              <table:table-cell office:value-type="float" office:value="71782.411735493">
                <text:p>71782.4117354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1.6708085536957">
                <text:p>31.6708085536957</text:p>
              </table:table-cell>
              <table:table-cell office:value-type="float" office:value="78870.4145732334">
                <text:p>78870.414573233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1.6832087039948">
                <text:p>31.6832087039948</text:p>
              </table:table-cell>
              <table:table-cell office:value-type="float" office:value="72257.1886944818">
                <text:p>72257.18869448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1.6956629753113">
                <text:p>31.6956629753113</text:p>
              </table:table-cell>
              <table:table-cell office:value-type="float" office:value="71943.1893868331">
                <text:p>71943.189386833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1.7081596851349">
                <text:p>31.7081596851349</text:p>
              </table:table-cell>
              <table:table-cell office:value-type="float" office:value="71698.8721549175">
                <text:p>71698.872154917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1.7205677032471">
                <text:p>31.7205677032471</text:p>
              </table:table-cell>
              <table:table-cell office:value-type="float" office:value="72211.3710585477">
                <text:p>72211.371058547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.73299908638">
                <text:p>31.73299908638</text:p>
              </table:table-cell>
              <table:table-cell office:value-type="float" office:value="72075.648414875">
                <text:p>72075.6484148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1.7454891204834">
                <text:p>31.7454891204834</text:p>
              </table:table-cell>
              <table:table-cell office:value-type="float" office:value="71737.1940366885">
                <text:p>71737.194036688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1.7579727172852">
                <text:p>31.7579727172852</text:p>
              </table:table-cell>
              <table:table-cell office:value-type="float" office:value="71774.1860962567">
                <text:p>71774.18609625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1.7704381942749">
                <text:p>31.7704381942749</text:p>
              </table:table-cell>
              <table:table-cell office:value-type="float" office:value="71878.517022416">
                <text:p>71878.5170224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1.7829120159149">
                <text:p>31.7829120159149</text:p>
              </table:table-cell>
              <table:table-cell office:value-type="float" office:value="71830.432233032">
                <text:p>71830.43223303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1.7953863143921">
                <text:p>31.7953863143921</text:p>
              </table:table-cell>
              <table:table-cell office:value-type="float" office:value="71827.6864738824">
                <text:p>71827.68647388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1.8078446388245">
                <text:p>31.8078446388245</text:p>
              </table:table-cell>
              <table:table-cell office:value-type="float" office:value="71919.7838251617">
                <text:p>71919.78382516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1.8202793598175">
                <text:p>31.8202793598175</text:p>
              </table:table-cell>
              <table:table-cell office:value-type="float" office:value="72056.301102483">
                <text:p>72056.3011024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1.8327281475067">
                <text:p>31.8327281475067</text:p>
              </table:table-cell>
              <table:table-cell office:value-type="float" office:value="71974.8799938714">
                <text:p>71974.87999387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1.8452010154724">
                <text:p>31.8452010154724</text:p>
              </table:table-cell>
              <table:table-cell office:value-type="float" office:value="71835.9243811526">
                <text:p>71835.924381152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1.8576545715332">
                <text:p>31.8576545715332</text:p>
              </table:table-cell>
              <table:table-cell office:value-type="float" office:value="71947.3213615653">
                <text:p>71947.321361565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1.8701231479645">
                <text:p>31.8701231479645</text:p>
              </table:table-cell>
              <table:table-cell office:value-type="float" office:value="71860.6494445188">
                <text:p>71860.649444518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1.8826355934143">
                <text:p>31.8826355934143</text:p>
              </table:table-cell>
              <table:table-cell office:value-type="float" office:value="71608.7037975648">
                <text:p>71608.703797564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1.8951098918915">
                <text:p>31.8951098918915</text:p>
              </table:table-cell>
              <table:table-cell office:value-type="float" office:value="71827.6864738824">
                <text:p>71827.68647388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1.9076497554779">
                <text:p>31.9076497554779</text:p>
              </table:table-cell>
              <table:table-cell office:value-type="float" office:value="71452.132937866">
                <text:p>71452.13293786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1.9201898574829">
                <text:p>31.9201898574829</text:p>
              </table:table-cell>
              <table:table-cell office:value-type="float" office:value="71450.7744548168">
                <text:p>71450.77445481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1.9326927661896">
                <text:p>31.9326927661896</text:p>
              </table:table-cell>
              <table:table-cell office:value-type="float" office:value="71663.3241929025">
                <text:p>71663.32419290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1.9450993537903">
                <text:p>31.9450993537903</text:p>
              </table:table-cell>
              <table:table-cell office:value-type="float" office:value="72219.6972154429">
                <text:p>72219.69721544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1.9575567245483">
                <text:p>31.9575567245483</text:p>
              </table:table-cell>
              <table:table-cell office:value-type="float" office:value="71925.289645933">
                <text:p>71925.2896459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1.9700062274933">
                <text:p>31.9700062274933</text:p>
              </table:table-cell>
              <table:table-cell office:value-type="float" office:value="71970.7448532087">
                <text:p>71970.744853208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1.9813983440399">
                <text:p>31.9813983440399</text:p>
              </table:table-cell>
              <table:table-cell office:value-type="float" office:value="78650.8807500733">
                <text:p>78650.88075007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1.9938721656799">
                <text:p>31.9938721656799</text:p>
              </table:table-cell>
              <table:table-cell office:value-type="float" office:value="71830.432233032">
                <text:p>71830.43223303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2.0063681602478">
                <text:p>32.0063681602478</text:p>
              </table:table-cell>
              <table:table-cell office:value-type="float" office:value="71702.9761123407">
                <text:p>71702.976112340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2.0188376903534">
                <text:p>32.0188376903534</text:p>
              </table:table-cell>
              <table:table-cell office:value-type="float" office:value="71855.1535152291">
                <text:p>71855.153515229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2.0312991142273">
                <text:p>32.0312991142273</text:p>
              </table:table-cell>
              <table:table-cell office:value-type="float" office:value="71901.8957277058">
                <text:p>71901.89572770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2.0437531471252">
                <text:p>32.0437531471252</text:p>
              </table:table-cell>
              <table:table-cell office:value-type="float" office:value="71944.5666590091">
                <text:p>71944.566659009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2.0561892986298">
                <text:p>32.0561892986298</text:p>
              </table:table-cell>
              <table:table-cell office:value-type="float" office:value="72048.012576446">
                <text:p>72048.0125764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2.0686902999878">
                <text:p>32.0686902999878</text:p>
              </table:table-cell>
              <table:table-cell office:value-type="float" office:value="71674.258272462">
                <text:p>71674.2582724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2.0811545848846">
                <text:p>32.0811545848846</text:p>
              </table:table-cell>
              <table:table-cell office:value-type="float" office:value="71885.3915338855">
                <text:p>71885.39153388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2.0936255455017">
                <text:p>32.0936255455017</text:p>
              </table:table-cell>
              <table:table-cell office:value-type="float" office:value="71846.9111973541">
                <text:p>71846.91119735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2.1060998439789">
                <text:p>32.1060998439789</text:p>
              </table:table-cell>
              <table:table-cell office:value-type="float" office:value="71827.6864738824">
                <text:p>71827.686473882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2.1186020374298">
                <text:p>32.1186020374298</text:p>
              </table:table-cell>
              <table:table-cell office:value-type="float" office:value="71667.4240817728">
                <text:p>71667.424081772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2.13006067276">
                <text:p>32.13006067276</text:p>
              </table:table-cell>
              <table:table-cell office:value-type="float" office:value="78194.3027402676">
                <text:p>78194.302740267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2.1424984931946">
                <text:p>32.1424984931946</text:p>
              </table:table-cell>
              <table:table-cell office:value-type="float" office:value="72038.3450391044">
                <text:p>72038.345039104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2.1549315452576">
                <text:p>32.1549315452576</text:p>
              </table:table-cell>
              <table:table-cell office:value-type="float" office:value="72065.9734601519">
                <text:p>72065.97346015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2.1674058437347">
                <text:p>32.1674058437347</text:p>
              </table:table-cell>
              <table:table-cell office:value-type="float" office:value="71827.6864738824">
                <text:p>71827.68647388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2.179890871048">
                <text:p>32.179890871048</text:p>
              </table:table-cell>
              <table:table-cell office:value-type="float" office:value="71765.9623419776">
                <text:p>71765.96234197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2.1923725605011">
                <text:p>32.1923725605011</text:p>
              </table:table-cell>
              <table:table-cell office:value-type="float" office:value="71785.1540342298">
                <text:p>71785.154034229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2.2048141956329">
                <text:p>32.2048141956329</text:p>
              </table:table-cell>
              <table:table-cell office:value-type="float" office:value="72016.257550207">
                <text:p>72016.25755020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2.217297077179">
                <text:p>32.217297077179</text:p>
              </table:table-cell>
              <table:table-cell office:value-type="float" office:value="71778.2986802147">
                <text:p>71778.29868021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2.229752779007">
                <text:p>32.229752779007</text:p>
              </table:table-cell>
              <table:table-cell office:value-type="float" office:value="71934.9268610149">
                <text:p>71934.926861014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2.2422409057617">
                <text:p>32.2422409057617</text:p>
              </table:table-cell>
              <table:table-cell office:value-type="float" office:value="71748.1506710705">
                <text:p>71748.15067107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2.2547078132629">
                <text:p>32.2547078132629</text:p>
              </table:table-cell>
              <table:table-cell office:value-type="float" office:value="71870.2693440428">
                <text:p>71870.269344042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2.267205953598">
                <text:p>32.267205953598</text:p>
              </table:table-cell>
              <table:table-cell office:value-type="float" office:value="71690.6656492627">
                <text:p>71690.665649262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2.2796549797058">
                <text:p>32.2796549797058</text:p>
              </table:table-cell>
              <table:table-cell office:value-type="float" office:value="71973.5015608542">
                <text:p>71973.501560854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2.2921497821808">
                <text:p>32.2921497821808</text:p>
              </table:table-cell>
              <table:table-cell office:value-type="float" office:value="71709.8170855039">
                <text:p>71709.81708550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2.3045825958252">
                <text:p>32.3045825958252</text:p>
              </table:table-cell>
              <table:table-cell office:value-type="float" office:value="72067.3554375132">
                <text:p>72067.35543751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2.3170471191406">
                <text:p>32.3170471191406</text:p>
              </table:table-cell>
              <table:table-cell office:value-type="float" office:value="71884.0165263963">
                <text:p>71884.01652639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2.3295273780823">
                <text:p>32.3295273780823</text:p>
              </table:table-cell>
              <table:table-cell office:value-type="float" office:value="71793.3821877507">
                <text:p>71793.38218775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2.3420257568359">
                <text:p>32.3420257568359</text:p>
              </table:table-cell>
              <table:table-cell office:value-type="float" office:value="71689.2980809584">
                <text:p>71689.298080958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2.354505777359">
                <text:p>32.354505777359</text:p>
              </table:table-cell>
              <table:table-cell office:value-type="float" office:value="71794.7537300602">
                <text:p>71794.753730060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2.3669884204864">
                <text:p>32.3669884204864</text:p>
              </table:table-cell>
              <table:table-cell office:value-type="float" office:value="71779.6696462679">
                <text:p>71779.669646267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2.3794858455658">
                <text:p>32.3794858455658</text:p>
              </table:table-cell>
              <table:table-cell office:value-type="float" office:value="71694.7686672517">
                <text:p>71694.76866725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2.3919839859009">
                <text:p>32.3919839859009</text:p>
              </table:table-cell>
              <table:table-cell office:value-type="float" office:value="71690.6656492627">
                <text:p>71690.665649262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2.4043953418732">
                <text:p>32.4043953418732</text:p>
              </table:table-cell>
              <table:table-cell office:value-type="float" office:value="72191.9508231362">
                <text:p>72191.950823136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2.4168424606323">
                <text:p>32.4168424606323</text:p>
              </table:table-cell>
              <table:table-cell office:value-type="float" office:value="71984.5305035723">
                <text:p>71984.53050357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2.4293200969696">
                <text:p>32.4293200969696</text:p>
              </table:table-cell>
              <table:table-cell office:value-type="float" office:value="71808.4720359224">
                <text:p>71808.47203592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2.4417679309845">
                <text:p>32.4417679309845</text:p>
              </table:table-cell>
              <table:table-cell office:value-type="float" office:value="71980.3942539743">
                <text:p>71980.39425397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2.4542231559753">
                <text:p>32.4542231559753</text:p>
              </table:table-cell>
              <table:table-cell office:value-type="float" office:value="71937.6808254053">
                <text:p>71937.680825405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2.4666612148285">
                <text:p>32.4666612148285</text:p>
              </table:table-cell>
              <table:table-cell office:value-type="float" office:value="72036.9641741264">
                <text:p>72036.964174126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2.4791285991669">
                <text:p>32.4791285991669</text:p>
              </table:table-cell>
              <table:table-cell office:value-type="float" office:value="71867.5205385145">
                <text:p>71867.52053851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2.4915857315063">
                <text:p>32.4915857315063</text:p>
              </table:table-cell>
              <table:table-cell office:value-type="float" office:value="71926.6662328466">
                <text:p>71926.666232846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2.5040791034698">
                <text:p>32.5040791034698</text:p>
              </table:table-cell>
              <table:table-cell office:value-type="float" office:value="71718.0279765653">
                <text:p>71718.027976565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2.5165543556213">
                <text:p>32.5165543556213</text:p>
              </table:table-cell>
              <table:table-cell office:value-type="float" office:value="71822.1955852843">
                <text:p>71822.195585284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2.5290675163269">
                <text:p>32.5290675163269</text:p>
              </table:table-cell>
              <table:table-cell office:value-type="float" office:value="71604.6106241902">
                <text:p>71604.610624190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2.5415239334106">
                <text:p>32.5415239334106</text:p>
              </table:table-cell>
              <table:table-cell office:value-type="float" office:value="71930.7963097653">
                <text:p>71930.796309765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2.5540533065796">
                <text:p>32.5540533065796</text:p>
              </table:table-cell>
              <table:table-cell office:value-type="float" office:value="71511.9573755518">
                <text:p>71511.95737555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2.5655703544617">
                <text:p>32.5655703544617</text:p>
              </table:table-cell>
              <table:table-cell office:value-type="float" office:value="77797.7142383969">
                <text:p>77797.714238396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2.5772204399109">
                <text:p>32.5772204399109</text:p>
              </table:table-cell>
              <table:table-cell office:value-type="float" office:value="76909.3071381794">
                <text:p>76909.307138179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2.5886566638947">
                <text:p>32.5886566638947</text:p>
              </table:table-cell>
              <table:table-cell office:value-type="float" office:value="78347.5385994538">
                <text:p>78347.538599453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2.6001060009003">
                <text:p>32.6001060009003</text:p>
              </table:table-cell>
              <table:table-cell office:value-type="float" office:value="78257.8065053517">
                <text:p>78257.806505351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2.61155128479">
                <text:p>32.61155128479</text:p>
              </table:table-cell>
              <table:table-cell office:value-type="float" office:value="78285.5199250078">
                <text:p>78285.519925007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.6230554580688">
                <text:p>32.6230554580688</text:p>
              </table:table-cell>
              <table:table-cell office:value-type="float" office:value="77884.7795739037">
                <text:p>77884.779573903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.6346335411072">
                <text:p>32.6346335411072</text:p>
              </table:table-cell>
              <table:table-cell office:value-type="float" office:value="77387.5949096001">
                <text:p>77387.59490960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2.6461560726166">
                <text:p>32.6461560726166</text:p>
              </table:table-cell>
              <table:table-cell office:value-type="float" office:value="77760.6899377185">
                <text:p>77760.689937718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2.6575639247894">
                <text:p>32.6575639247894</text:p>
              </table:table-cell>
              <table:table-cell office:value-type="float" office:value="78542.3922421">
                <text:p>78542.392242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2.6689622402191">
                <text:p>32.6689622402191</text:p>
              </table:table-cell>
              <table:table-cell office:value-type="float" office:value="78608.1070950469">
                <text:p>78608.107095046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2.680328130722">
                <text:p>32.680328130722</text:p>
              </table:table-cell>
              <table:table-cell office:value-type="float" office:value="78832.3624769257">
                <text:p>78832.362476925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2.6917450428009">
                <text:p>32.6917450428009</text:p>
              </table:table-cell>
              <table:table-cell office:value-type="float" office:value="78480.0648206156">
                <text:p>78480.064820615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2.7031466960907">
                <text:p>32.7031466960907</text:p>
              </table:table-cell>
              <table:table-cell office:value-type="float" office:value="78585.0943917026">
                <text:p>78585.094391702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2.7146158218384">
                <text:p>32.7146158218384</text:p>
              </table:table-cell>
              <table:table-cell office:value-type="float" office:value="78122.7810830475">
                <text:p>78122.781083047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2.7261197566986">
                <text:p>32.7261197566986</text:p>
              </table:table-cell>
              <table:table-cell office:value-type="float" office:value="77886.3937327724">
                <text:p>77886.393732772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2.7375886440277">
                <text:p>32.7375886440277</text:p>
              </table:table-cell>
              <table:table-cell office:value-type="float" office:value="78124.4051222352">
                <text:p>78124.405122235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.7490074634552">
                <text:p>32.7490074634552</text:p>
              </table:table-cell>
              <table:table-cell office:value-type="float" office:value="78466.9558608594">
                <text:p>78466.955860859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2.7604749202728">
                <text:p>32.7604749202728</text:p>
              </table:table-cell>
              <table:table-cell office:value-type="float" office:value="78134.1507755">
                <text:p>78134.15077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2.7719352245331">
                <text:p>32.7719352245331</text:p>
              </table:table-cell>
              <table:table-cell office:value-type="float" office:value="78182.9155363235">
                <text:p>78182.915536323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2.7834153175354">
                <text:p>32.7834153175354</text:p>
              </table:table-cell>
              <table:table-cell office:value-type="float" office:value="78048.1482004527">
                <text:p>78048.148200452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2.7949118614197">
                <text:p>32.7949118614197</text:p>
              </table:table-cell>
              <table:table-cell office:value-type="float" office:value="77936.4658647864">
                <text:p>77936.46586478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2.8063118457794">
                <text:p>32.8063118457794</text:p>
              </table:table-cell>
              <table:table-cell office:value-type="float" office:value="78596.5990588727">
                <text:p>78596.599058872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2.8178038597107">
                <text:p>32.8178038597107</text:p>
              </table:table-cell>
              <table:table-cell office:value-type="float" office:value="77967.1870708077">
                <text:p>77967.187070807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.8292639255524">
                <text:p>32.8292639255524</text:p>
              </table:table-cell>
              <table:table-cell office:value-type="float" office:value="78184.5420766846">
                <text:p>78184.54207668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2.8407299518585">
                <text:p>32.8407299518585</text:p>
              </table:table-cell>
              <table:table-cell office:value-type="float" office:value="78143.8988605173">
                <text:p>78143.898860517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.8521893024445">
                <text:p>32.8521893024445</text:p>
              </table:table-cell>
              <table:table-cell office:value-type="float" office:value="78189.4221038615">
                <text:p>78189.42210386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.8636615276337">
                <text:p>32.8636615276337</text:p>
              </table:table-cell>
              <table:table-cell office:value-type="float" office:value="78101.6747163224">
                <text:p>78101.67471632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.8751468658447">
                <text:p>32.8751468658447</text:p>
              </table:table-cell>
              <table:table-cell office:value-type="float" office:value="78012.5045980113">
                <text:p>78012.504598011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2.886608839035">
                <text:p>32.886608839035</text:p>
              </table:table-cell>
              <table:table-cell office:value-type="float" office:value="78171.5316484659">
                <text:p>78171.531648465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2.8980755805969">
                <text:p>32.8980755805969</text:p>
              </table:table-cell>
              <table:table-cell office:value-type="float" office:value="78139.0245139828">
                <text:p>78139.024513982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2.9095342159271">
                <text:p>32.9095342159271</text:p>
              </table:table-cell>
              <table:table-cell office:value-type="float" office:value="78194.3027402676">
                <text:p>78194.302740267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2.9210231304169">
                <text:p>32.9210231304169</text:p>
              </table:table-cell>
              <table:table-cell office:value-type="float" office:value="77988.2208018594">
                <text:p>77988.220801859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2.9324979782104">
                <text:p>32.9324979782104</text:p>
              </table:table-cell>
              <table:table-cell office:value-type="float" office:value="78083.8243886223">
                <text:p>78083.824388622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2.9439554214478">
                <text:p>32.9439554214478</text:p>
              </table:table-cell>
              <table:table-cell office:value-type="float" office:value="78202.4384884302">
                <text:p>78202.438488430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2.9553942680359">
                <text:p>32.9553942680359</text:p>
              </table:table-cell>
              <table:table-cell office:value-type="float" office:value="78329.575722206">
                <text:p>78329.57572220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2.966824054718">
                <text:p>32.966824054718</text:p>
              </table:table-cell>
              <table:table-cell office:value-type="float" office:value="78391.6642469754">
                <text:p>78391.664246975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2.9783999919891">
                <text:p>32.9783999919891</text:p>
              </table:table-cell>
              <table:table-cell office:value-type="float" office:value="77401.9398183428">
                <text:p>77401.93981834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2.9898428916931">
                <text:p>32.9898428916931</text:p>
              </table:table-cell>
              <table:table-cell office:value-type="float" office:value="78301.831107407">
                <text:p>78301.83110740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3.0013296604156">
                <text:p>33.0013296604156</text:p>
              </table:table-cell>
              <table:table-cell office:value-type="float" office:value="78002.7892650325">
                <text:p>78002.78926503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3.0128257274628">
                <text:p>33.0128257274628</text:p>
              </table:table-cell>
              <table:table-cell office:value-type="float" office:value="77939.6985358165">
                <text:p>77939.698535816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3.0242969989777">
                <text:p>33.0242969989777</text:p>
              </table:table-cell>
              <table:table-cell office:value-type="float" office:value="78108.1677682172">
                <text:p>78108.167768217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3.0357568264008">
                <text:p>33.0357568264008</text:p>
              </table:table-cell>
              <table:table-cell office:value-type="float" office:value="78186.1686847252">
                <text:p>78186.168684725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3.0472319126129">
                <text:p>33.0472319126129</text:p>
              </table:table-cell>
              <table:table-cell office:value-type="float" office:value="78082.2020361521">
                <text:p>78082.20203615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3.0586884021759">
                <text:p>33.0586884021759</text:p>
              </table:table-cell>
              <table:table-cell office:value-type="float" office:value="78208.9483060018">
                <text:p>78208.948306001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3.0701689720154">
                <text:p>33.0701689720154</text:p>
              </table:table-cell>
              <table:table-cell office:value-type="float" office:value="78044.9065271115">
                <text:p>78044.90652711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3.0815899372101">
                <text:p>33.0815899372101</text:p>
              </table:table-cell>
              <table:table-cell office:value-type="float" office:value="78452.2135148112">
                <text:p>78452.213514811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3.0930354595184">
                <text:p>33.0930354595184</text:p>
              </table:table-cell>
              <table:table-cell office:value-type="float" office:value="78283.8891805191">
                <text:p>78283.88918051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3.104487657547">
                <text:p>33.104487657547</text:p>
              </table:table-cell>
              <table:table-cell office:value-type="float" office:value="78238.2559020694">
                <text:p>78238.255902069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3.1160295009613">
                <text:p>33.1160295009613</text:p>
              </table:table-cell>
              <table:table-cell office:value-type="float" office:value="77630.5801280727">
                <text:p>77630.580128072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3.1275420188904">
                <text:p>33.1275420188904</text:p>
              </table:table-cell>
              <table:table-cell office:value-type="float" office:value="77828.3261333278">
                <text:p>77828.326133327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3.1390843391418">
                <text:p>33.1390843391418</text:p>
              </table:table-cell>
              <table:table-cell office:value-type="float" office:value="77627.3730480046">
                <text:p>77627.373048004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3.1505196094513">
                <text:p>33.1505196094513</text:p>
              </table:table-cell>
              <table:table-cell office:value-type="float" office:value="78354.0725976273">
                <text:p>78354.072597627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3.16206407547">
                <text:p>33.16206407547</text:p>
              </table:table-cell>
              <table:table-cell office:value-type="float" office:value="77612.944466244">
                <text:p>77612.9444662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3.1735754013062">
                <text:p>33.1735754013062</text:p>
              </table:table-cell>
              <table:table-cell office:value-type="float" office:value="77836.3858995071">
                <text:p>77836.385899507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3.1850831508636">
                <text:p>33.1850831508636</text:p>
              </table:table-cell>
              <table:table-cell office:value-type="float" office:value="77860.575217022">
                <text:p>77860.57521702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3.1965618133545">
                <text:p>33.1965618133545</text:p>
              </table:table-cell>
              <table:table-cell office:value-type="float" office:value="78057.8748364316">
                <text:p>78057.87483643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3.208037853241">
                <text:p>33.208037853241</text:p>
              </table:table-cell>
              <table:table-cell office:value-type="float" office:value="78075.7133003698">
                <text:p>78075.71330036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3.2196438312531">
                <text:p>33.2196438312531</text:p>
              </table:table-cell>
              <table:table-cell office:value-type="float" office:value="77201.5937878757">
                <text:p>77201.593787875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3.2311108112335">
                <text:p>33.2311108112335</text:p>
              </table:table-cell>
              <table:table-cell office:value-type="float" office:value="78137.3998669328">
                <text:p>78137.399866932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3.2425887584686">
                <text:p>33.2425887584686</text:p>
              </table:table-cell>
              <table:table-cell office:value-type="float" office:value="78062.7390636035">
                <text:p>78062.739063603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3.254102230072">
                <text:p>33.254102230072</text:p>
              </table:table-cell>
              <table:table-cell office:value-type="float" office:value="77821.8795220641">
                <text:p>77821.87952206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3.2655835151672">
                <text:p>33.2655835151672</text:p>
              </table:table-cell>
              <table:table-cell office:value-type="float" office:value="78040.0445219703">
                <text:p>78040.044521970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3.2770833969116">
                <text:p>33.2770833969116</text:p>
              </table:table-cell>
              <table:table-cell office:value-type="float" office:value="77913.8446738815">
                <text:p>77913.84467388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3.2885534763336">
                <text:p>33.2885534763336</text:p>
              </table:table-cell>
              <table:table-cell office:value-type="float" office:value="78116.2856014467">
                <text:p>78116.285601446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3.3000273704529">
                <text:p>33.3000273704529</text:p>
              </table:table-cell>
              <table:table-cell office:value-type="float" office:value="78090.3144727273">
                <text:p>78090.314472727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3.311493396759">
                <text:p>33.311493396759</text:p>
              </table:table-cell>
              <table:table-cell office:value-type="float" office:value="78143.8988605173">
                <text:p>78143.898860517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3.3231101036072">
                <text:p>33.3231101036072</text:p>
              </table:table-cell>
              <table:table-cell office:value-type="float" office:value="77130.2927510057">
                <text:p>77130.292751005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3.3345577716827">
                <text:p>33.3345577716827</text:p>
              </table:table-cell>
              <table:table-cell office:value-type="float" office:value="78269.2155368114">
                <text:p>78269.21553681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3.3460536003113">
                <text:p>33.3460536003113</text:p>
              </table:table-cell>
              <table:table-cell office:value-type="float" office:value="77941.3149718979">
                <text:p>77941.314971897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3.3575034141541">
                <text:p>33.3575034141541</text:p>
              </table:table-cell>
              <table:table-cell office:value-type="float" office:value="78254.5473929702">
                <text:p>78254.547392970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3.3690733909607">
                <text:p>33.3690733909607</text:p>
              </table:table-cell>
              <table:table-cell office:value-type="float" office:value="77441.8147049126">
                <text:p>77441.81470491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3.3805162906647">
                <text:p>33.3805162906647</text:p>
              </table:table-cell>
              <table:table-cell office:value-type="float" office:value="78301.831107407">
                <text:p>78301.83110740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3.391975402832">
                <text:p>33.391975402832</text:p>
              </table:table-cell>
              <table:table-cell office:value-type="float" office:value="78191.0489149658">
                <text:p>78191.048914965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3.4034357070923">
                <text:p>33.4034357070923</text:p>
              </table:table-cell>
              <table:table-cell office:value-type="float" office:value="78182.9155363235">
                <text:p>78182.915536323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3.4148967266083">
                <text:p>33.4148967266083</text:p>
              </table:table-cell>
              <table:table-cell office:value-type="float" office:value="78178.0363212748">
                <text:p>78178.036321274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3.4263458251953">
                <text:p>33.4263458251953</text:p>
              </table:table-cell>
              <table:table-cell office:value-type="float" office:value="78259.4361633452">
                <text:p>78259.43616334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3.4378101825714">
                <text:p>33.4378101825714</text:p>
              </table:table-cell>
              <table:table-cell office:value-type="float" office:value="78155.2747010502">
                <text:p>78155.274701050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3.4493346214294">
                <text:p>33.4493346214294</text:p>
              </table:table-cell>
              <table:table-cell office:value-type="float" office:value="77747.8201791588">
                <text:p>77747.820179158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3.4608540534973">
                <text:p>33.4608540534973</text:p>
              </table:table-cell>
              <table:table-cell office:value-type="float" office:value="77781.6123851312">
                <text:p>77781.61238513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3.4723227024078">
                <text:p>33.4723227024078</text:p>
              </table:table-cell>
              <table:table-cell office:value-type="float" office:value="78126.0292289462">
                <text:p>78126.02922894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3.4837825298309">
                <text:p>33.4837825298309</text:p>
              </table:table-cell>
              <table:table-cell office:value-type="float" office:value="78186.1686847252">
                <text:p>78186.168684725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3.4952504634857">
                <text:p>33.4952504634857</text:p>
              </table:table-cell>
              <table:table-cell office:value-type="float" office:value="78130.901954262">
                <text:p>78130.90195426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3.5068197250366">
                <text:p>33.5068197250366</text:p>
              </table:table-cell>
              <table:table-cell office:value-type="float" office:value="77446.6024523442">
                <text:p>77446.60245234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3.5183534622192">
                <text:p>33.5183534622192</text:p>
              </table:table-cell>
              <table:table-cell office:value-type="float" office:value="77685.1410616835">
                <text:p>77685.14106168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3.5297982692718">
                <text:p>33.5297982692718</text:p>
              </table:table-cell>
              <table:table-cell office:value-type="float" office:value="78288.7816178156">
                <text:p>78288.781617815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3.5413081645966">
                <text:p>33.5413081645966</text:p>
              </table:table-cell>
              <table:table-cell office:value-type="float" office:value="77846.0598226862">
                <text:p>77846.059822686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3.552773475647">
                <text:p>33.552773475647</text:p>
              </table:table-cell>
              <table:table-cell office:value-type="float" office:value="78148.7738152176">
                <text:p>78148.77381521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3.5622730255127">
                <text:p>33.5622730255127</text:p>
              </table:table-cell>
              <table:table-cell office:value-type="float" office:value="94320.2586085734">
                <text:p>94320.258608573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3.5717465877533">
                <text:p>33.5717465877533</text:p>
              </table:table-cell>
              <table:table-cell office:value-type="float" office:value="94578.995444822">
                <text:p>94578.99544482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3.581205368042">
                <text:p>33.581205368042</text:p>
              </table:table-cell>
              <table:table-cell office:value-type="float" office:value="94726.8011998084">
                <text:p>94726.801199808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3.5906798839569">
                <text:p>33.5906798839569</text:p>
              </table:table-cell>
              <table:table-cell office:value-type="float" office:value="94569.4754271622">
                <text:p>94569.475427162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3.6001019477844">
                <text:p>33.6001019477844</text:p>
              </table:table-cell>
              <table:table-cell office:value-type="float" office:value="95095.938257547">
                <text:p>95095.93825754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3.6095159053802">
                <text:p>33.6095159053802</text:p>
              </table:table-cell>
              <table:table-cell office:value-type="float" office:value="95177.8240850956">
                <text:p>95177.82408509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3.6189968585968">
                <text:p>33.6189968585968</text:p>
              </table:table-cell>
              <table:table-cell office:value-type="float" office:value="94505.2654026052">
                <text:p>94505.265402605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3.628445148468">
                <text:p>33.628445148468</text:p>
              </table:table-cell>
              <table:table-cell office:value-type="float" office:value="94831.9761790608">
                <text:p>94831.976179060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3.63791680336">
                <text:p>33.63791680336</text:p>
              </table:table-cell>
              <table:table-cell office:value-type="float" office:value="94598.0412314043">
                <text:p>94598.041231404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3.647449016571">
                <text:p>33.647449016571</text:p>
              </table:table-cell>
              <table:table-cell office:value-type="float" office:value="93997.0582026463">
                <text:p>93997.058202646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3.6569566726685">
                <text:p>33.6569566726685</text:p>
              </table:table-cell>
              <table:table-cell office:value-type="float" office:value="94239.841115402">
                <text:p>94239.84111540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3.666431427002">
                <text:p>33.666431427002</text:p>
              </table:table-cell>
              <table:table-cell office:value-type="float" office:value="94567.0957221943">
                <text:p>94567.09572219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3.6759061813354">
                <text:p>33.6759061813354</text:p>
              </table:table-cell>
              <table:table-cell office:value-type="float" office:value="94567.0957221943">
                <text:p>94567.095722194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3.6853601932526">
                <text:p>33.6853601932526</text:p>
              </table:table-cell>
              <table:table-cell office:value-type="float" office:value="94774.5790734623">
                <text:p>94774.57907346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3.6948707103729">
                <text:p>33.6948707103729</text:p>
              </table:table-cell>
              <table:table-cell office:value-type="float" office:value="94211.4912008022">
                <text:p>94211.491200802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3.7043168544769">
                <text:p>33.7043168544769</text:p>
              </table:table-cell>
              <table:table-cell office:value-type="float" office:value="94853.5180212014">
                <text:p>94853.51802120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3.7138090133667">
                <text:p>33.7138090133667</text:p>
              </table:table-cell>
              <table:table-cell office:value-type="float" office:value="94393.7001481928">
                <text:p>94393.700148192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3.7232921123505">
                <text:p>33.7232921123505</text:p>
              </table:table-cell>
              <table:table-cell office:value-type="float" office:value="94483.881433061">
                <text:p>94483.8814330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3.7327680587769">
                <text:p>33.7327680587769</text:p>
              </table:table-cell>
              <table:table-cell office:value-type="float" office:value="94555.1989935841">
                <text:p>94555.198993584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3.7422573566437">
                <text:p>33.7422573566437</text:p>
              </table:table-cell>
              <table:table-cell office:value-type="float" office:value="94422.15984523">
                <text:p>94422.1598452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3.7517099380493">
                <text:p>33.7517099380493</text:p>
              </table:table-cell>
              <table:table-cell office:value-type="float" office:value="94788.9218351956">
                <text:p>94788.921835195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3.7611517906189">
                <text:p>33.7611517906189</text:p>
              </table:table-cell>
              <table:table-cell office:value-type="float" office:value="94896.6310792384">
                <text:p>94896.631079238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3.7705585956573">
                <text:p>33.7705585956573</text:p>
              </table:table-cell>
              <table:table-cell office:value-type="float" office:value="95250.1934862502">
                <text:p>95250.193486250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3.780106306076">
                <text:p>33.780106306076</text:p>
              </table:table-cell>
              <table:table-cell office:value-type="float" office:value="93844.488438296">
                <text:p>93844.48843829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3.7896077632904">
                <text:p>33.7896077632904</text:p>
              </table:table-cell>
              <table:table-cell office:value-type="float" office:value="94301.3245006524">
                <text:p>94301.324500652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3.7990820407867">
                <text:p>33.7990820407867</text:p>
              </table:table-cell>
              <table:table-cell office:value-type="float" office:value="94571.8552519">
                <text:p>94571.85525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3.8085541725159">
                <text:p>33.8085541725159</text:p>
              </table:table-cell>
              <table:table-cell office:value-type="float" office:value="94593.2790656699">
                <text:p>94593.279065669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3.81809425354">
                <text:p>33.81809425354</text:p>
              </table:table-cell>
              <table:table-cell office:value-type="float" office:value="93919.5377617834">
                <text:p>93919.537761783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.8275597095489">
                <text:p>33.8275597095489</text:p>
              </table:table-cell>
              <table:table-cell office:value-type="float" office:value="94659.9930480341">
                <text:p>94659.993048034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3.8371436595917">
                <text:p>33.8371436595917</text:p>
              </table:table-cell>
              <table:table-cell office:value-type="float" office:value="93489.6359022837">
                <text:p>93489.635902283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3.8467121124268">
                <text:p>33.8467121124268</text:p>
              </table:table-cell>
              <table:table-cell office:value-type="float" office:value="93641.0530984477">
                <text:p>93641.053098447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3.8561878204346">
                <text:p>33.8561878204346</text:p>
              </table:table-cell>
              <table:table-cell office:value-type="float" office:value="94557.578099839">
                <text:p>94557.5780998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3.8656785488129">
                <text:p>33.8656785488129</text:p>
              </table:table-cell>
              <table:table-cell office:value-type="float" office:value="94407.9278518854">
                <text:p>94407.927851885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3.875218629837">
                <text:p>33.875218629837</text:p>
              </table:table-cell>
              <table:table-cell office:value-type="float" office:value="93919.5377617834">
                <text:p>93919.53776178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3.884655714035">
                <text:p>33.884655714035</text:p>
              </table:table-cell>
              <table:table-cell office:value-type="float" office:value="94944.5804658683">
                <text:p>94944.580465868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3.8941187858582">
                <text:p>33.8941187858582</text:p>
              </table:table-cell>
              <table:table-cell office:value-type="float" office:value="94683.8422816256">
                <text:p>94683.84228162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3.9035806655884">
                <text:p>33.9035806655884</text:p>
              </table:table-cell>
              <table:table-cell office:value-type="float" office:value="94695.7714055334">
                <text:p>94695.77140553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3.9130809307098">
                <text:p>33.9130809307098</text:p>
              </table:table-cell>
              <table:table-cell office:value-type="float" office:value="94313.1574271589">
                <text:p>94313.157427158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3.9225449562073">
                <text:p>33.9225449562073</text:p>
              </table:table-cell>
              <table:table-cell office:value-type="float" office:value="94674.3011462401">
                <text:p>94674.30114624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3.932046175003">
                <text:p>33.932046175003</text:p>
              </table:table-cell>
              <table:table-cell office:value-type="float" office:value="94303.6908484103">
                <text:p>94303.690848410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3.9414687156677">
                <text:p>33.9414687156677</text:p>
              </table:table-cell>
              <table:table-cell office:value-type="float" office:value="95091.1258318362">
                <text:p>95091.12583183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3.950924873352">
                <text:p>33.950924873352</text:p>
              </table:table-cell>
              <table:table-cell office:value-type="float" office:value="94753.0730674197">
                <text:p>94753.073067419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3.9603631496429">
                <text:p>33.9603631496429</text:p>
              </table:table-cell>
              <table:table-cell office:value-type="float" office:value="94932.5885770581">
                <text:p>94932.588577058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3.9698243141174">
                <text:p>33.9698243141174</text:p>
              </table:table-cell>
              <table:table-cell office:value-type="float" office:value="94702.9303228083">
                <text:p>94702.930322808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3.9793961048126">
                <text:p>33.9793961048126</text:p>
              </table:table-cell>
              <table:table-cell office:value-type="float" office:value="93608.3987346502">
                <text:p>93608.398734650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3.9888021945953">
                <text:p>33.9888021945953</text:p>
              </table:table-cell>
              <table:table-cell office:value-type="float" office:value="95257.4364797729">
                <text:p>95257.436479772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3.9982368946075">
                <text:p>33.9982368946075</text:p>
              </table:table-cell>
              <table:table-cell office:value-type="float" office:value="94968.5733346811">
                <text:p>94968.573334681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4.007657289505">
                <text:p>34.007657289505</text:p>
              </table:table-cell>
              <table:table-cell office:value-type="float" office:value="95112.7855841263">
                <text:p>95112.785584126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4.0170679092407">
                <text:p>34.0170679092407</text:p>
              </table:table-cell>
              <table:table-cell office:value-type="float" office:value="95211.5827822959">
                <text:p>95211.582782295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4.0264949798584">
                <text:p>34.0264949798584</text:p>
              </table:table-cell>
              <table:table-cell office:value-type="float" office:value="95045.4320687911">
                <text:p>95045.43206879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4.0360102653503">
                <text:p>34.0360102653503</text:p>
              </table:table-cell>
              <table:table-cell office:value-type="float" office:value="94164.2792282636">
                <text:p>94164.279228263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4.0454652309418">
                <text:p>34.0454652309418</text:p>
              </table:table-cell>
              <table:table-cell office:value-type="float" office:value="94765.0196434425">
                <text:p>94765.01964344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4.054972410202">
                <text:p>34.054972410202</text:p>
              </table:table-cell>
              <table:table-cell office:value-type="float" office:value="94244.5677600562">
                <text:p>94244.567760056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4.0644209384918">
                <text:p>34.0644209384918</text:p>
              </table:table-cell>
              <table:table-cell office:value-type="float" office:value="94829.5832450164">
                <text:p>94829.583245016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4.0738525390625">
                <text:p>34.0738525390625</text:p>
              </table:table-cell>
              <table:table-cell office:value-type="float" office:value="94999.7821987411">
                <text:p>94999.78219874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4.0832602977753">
                <text:p>34.0832602977753</text:p>
              </table:table-cell>
              <table:table-cell office:value-type="float" office:value="95240.5378747561">
                <text:p>95240.537874756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4.0927515029907">
                <text:p>34.0927515029907</text:p>
              </table:table-cell>
              <table:table-cell office:value-type="float" office:value="94403.1848074556">
                <text:p>94403.184807455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4.1022832393646">
                <text:p>34.1022832393646</text:p>
              </table:table-cell>
              <table:table-cell office:value-type="float" office:value="94001.7605242753">
                <text:p>94001.760524275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4.1118259429932">
                <text:p>34.1118259429932</text:p>
              </table:table-cell>
              <table:table-cell office:value-type="float" office:value="93893.7260212367">
                <text:p>93893.726021236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4.1213710308075">
                <text:p>34.1213710308075</text:p>
              </table:table-cell>
              <table:table-cell office:value-type="float" office:value="93870.2731110279">
                <text:p>93870.273111027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4.1308696269989">
                <text:p>34.1308696269989</text:p>
              </table:table-cell>
              <table:table-cell office:value-type="float" office:value="94329.7285140562">
                <text:p>94329.728514056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4.140332698822">
                <text:p>34.140332698822</text:p>
              </table:table-cell>
              <table:table-cell office:value-type="float" office:value="94683.8422816256">
                <text:p>94683.842281625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4.149804353714">
                <text:p>34.149804353714</text:p>
              </table:table-cell>
              <table:table-cell office:value-type="float" office:value="94598.0412314043">
                <text:p>94598.041231404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4.1592879295349">
                <text:p>34.1592879295349</text:p>
              </table:table-cell>
              <table:table-cell office:value-type="float" office:value="94479.1307539533">
                <text:p>94479.130753953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4.1687121391296">
                <text:p>34.1687121391296</text:p>
              </table:table-cell>
              <table:table-cell office:value-type="float" office:value="95074.2861768873">
                <text:p>95074.286176887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4.1781251430511">
                <text:p>34.1781251430511</text:p>
              </table:table-cell>
              <table:table-cell office:value-type="float" office:value="95187.4669841189">
                <text:p>95187.466984118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4.1876766681671">
                <text:p>34.1876766681671</text:p>
              </table:table-cell>
              <table:table-cell office:value-type="float" office:value="93807.0087364585">
                <text:p>93807.008736458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4.1971583366394">
                <text:p>34.1971583366394</text:p>
              </table:table-cell>
              <table:table-cell office:value-type="float" office:value="94498.1363373482">
                <text:p>94498.136337348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4.2066221237183">
                <text:p>34.2066221237183</text:p>
              </table:table-cell>
              <table:table-cell office:value-type="float" office:value="94676.6862498111">
                <text:p>94676.686249811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4.216068983078">
                <text:p>34.216068983078</text:p>
              </table:table-cell>
              <table:table-cell office:value-type="float" office:value="94846.3363198142">
                <text:p>94846.336319814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4.2254977226257">
                <text:p>34.2254977226257</text:p>
              </table:table-cell>
              <table:table-cell office:value-type="float" office:value="95028.6085923079">
                <text:p>95028.608592307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4.2349517345428">
                <text:p>34.2349517345428</text:p>
              </table:table-cell>
              <table:table-cell office:value-type="float" office:value="94774.5790734623">
                <text:p>94774.579073462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4.2444276809692">
                <text:p>34.2444276809692</text:p>
              </table:table-cell>
              <table:table-cell office:value-type="float" office:value="94555.1989935841">
                <text:p>94555.198993584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4.253892660141">
                <text:p>34.253892660141</text:p>
              </table:table-cell>
              <table:table-cell office:value-type="float" office:value="94664.76193355">
                <text:p>94664.761933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4.2633595466614">
                <text:p>34.2633595466614</text:p>
              </table:table-cell>
              <table:table-cell office:value-type="float" office:value="94645.6892739316">
                <text:p>94645.689273931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4.2728450298309">
                <text:p>34.2728450298309</text:p>
              </table:table-cell>
              <table:table-cell office:value-type="float" office:value="94460.1328138746">
                <text:p>94460.132813874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4.2823331356049">
                <text:p>34.2823331356049</text:p>
              </table:table-cell>
              <table:table-cell office:value-type="float" office:value="94434.0231179013">
                <text:p>94434.02311790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4.2917742729187">
                <text:p>34.2917742729187</text:p>
              </table:table-cell>
              <table:table-cell office:value-type="float" office:value="94903.820399505">
                <text:p>94903.8203995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4.3012528419495">
                <text:p>34.3012528419495</text:p>
              </table:table-cell>
              <table:table-cell office:value-type="float" office:value="94529.0367240165">
                <text:p>94529.036724016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4.3106932640076">
                <text:p>34.3106932640076</text:p>
              </table:table-cell>
              <table:table-cell office:value-type="float" office:value="94911.0108091726">
                <text:p>94911.010809172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4.3201584815979">
                <text:p>34.3201584815979</text:p>
              </table:table-cell>
              <table:table-cell office:value-type="float" office:value="94662.3774307305">
                <text:p>94662.377430730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4.3296544551849">
                <text:p>34.3296544551849</text:p>
              </table:table-cell>
              <table:table-cell office:value-type="float" office:value="94355.7805619021">
                <text:p>94355.78056190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4.3391387462616">
                <text:p>34.3391387462616</text:p>
              </table:table-cell>
              <table:table-cell office:value-type="float" office:value="94472.0056309703">
                <text:p>94472.005630970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4.3486711978912">
                <text:p>34.3486711978912</text:p>
              </table:table-cell>
              <table:table-cell office:value-type="float" office:value="93994.7072182482">
                <text:p>93994.707218248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4.3581597805023">
                <text:p>34.3581597805023</text:p>
              </table:table-cell>
              <table:table-cell office:value-type="float" office:value="94429.2774511282">
                <text:p>94429.277451128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4.3676700592041">
                <text:p>34.3676700592041</text:p>
              </table:table-cell>
              <table:table-cell office:value-type="float" office:value="94213.8530421921">
                <text:p>94213.853042192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4.3771967887878">
                <text:p>34.3771967887878</text:p>
              </table:table-cell>
              <table:table-cell office:value-type="float" office:value="94051.1633214876">
                <text:p>94051.163321487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4.3867328166962">
                <text:p>34.3867328166962</text:p>
              </table:table-cell>
              <table:table-cell office:value-type="float" office:value="93959.4565592419">
                <text:p>93959.45655924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4.3962359428406">
                <text:p>34.3962359428406</text:p>
              </table:table-cell>
              <table:table-cell office:value-type="float" office:value="94284.7633909531">
                <text:p>94284.763390953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4.4057354927063">
                <text:p>34.4057354927063</text:p>
              </table:table-cell>
              <table:table-cell office:value-type="float" office:value="94320.2586085734">
                <text:p>94320.25860857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4.4152145385742">
                <text:p>34.4152145385742</text:p>
              </table:table-cell>
              <table:table-cell office:value-type="float" office:value="94524.2815030937">
                <text:p>94524.281503093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4.4246907234192">
                <text:p>34.4246907234192</text:p>
              </table:table-cell>
              <table:table-cell office:value-type="float" office:value="94552.8200070447">
                <text:p>94552.820007044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4.4341979026794">
                <text:p>34.4341979026794</text:p>
              </table:table-cell>
              <table:table-cell office:value-type="float" office:value="94244.5677600562">
                <text:p>94244.567760056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4.4436926841736">
                <text:p>34.4436926841736</text:p>
              </table:table-cell>
              <table:table-cell office:value-type="float" office:value="94367.6271595018">
                <text:p>94367.627159501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4.4531898498535">
                <text:p>34.4531898498535</text:p>
              </table:table-cell>
              <table:table-cell office:value-type="float" office:value="94343.9369382939">
                <text:p>94343.936938293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4.4626595973968">
                <text:p>34.4626595973968</text:p>
              </table:table-cell>
              <table:table-cell office:value-type="float" office:value="94617.0946901986">
                <text:p>94617.094690198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4.472053527832">
                <text:p>34.472053527832</text:p>
              </table:table-cell>
              <table:table-cell office:value-type="float" office:value="95380.7361234487">
                <text:p>95380.736123448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4.4815039634705">
                <text:p>34.4815039634705</text:p>
              </table:table-cell>
              <table:table-cell office:value-type="float" office:value="94810.4441192795">
                <text:p>94810.444119279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4.4909493923187">
                <text:p>34.4909493923187</text:p>
              </table:table-cell>
              <table:table-cell office:value-type="float" office:value="94860.7008102582">
                <text:p>94860.700810258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4.5004246234894">
                <text:p>34.5004246234894</text:p>
              </table:table-cell>
              <table:table-cell office:value-type="float" office:value="94562.3366715314">
                <text:p>94562.33667153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4.5098640918732">
                <text:p>34.5098640918732</text:p>
              </table:table-cell>
              <table:table-cell office:value-type="float" office:value="94920.5997171146">
                <text:p>94920.599717114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4.5193660259247">
                <text:p>34.5193660259247</text:p>
              </table:table-cell>
              <table:table-cell office:value-type="float" office:value="94296.5921613891">
                <text:p>94296.592161389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4.5288252830505">
                <text:p>34.5288252830505</text:p>
              </table:table-cell>
              <table:table-cell office:value-type="float" office:value="94722.0260617517">
                <text:p>94722.026061751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4.5382869243622">
                <text:p>34.5382869243622</text:p>
              </table:table-cell>
              <table:table-cell office:value-type="float" office:value="94698.1575910294">
                <text:p>94698.157591029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4.5477979183197">
                <text:p>34.5477979183197</text:p>
              </table:table-cell>
              <table:table-cell office:value-type="float" office:value="94206.7678732578">
                <text:p>94206.767873257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4.5573155879974">
                <text:p>34.5573155879974</text:p>
              </table:table-cell>
              <table:table-cell office:value-type="float" office:value="94140.6909819639">
                <text:p>94140.690981963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4.5667817592621">
                <text:p>34.5667817592621</text:p>
              </table:table-cell>
              <table:table-cell office:value-type="float" office:value="94652.8406205924">
                <text:p>94652.840620592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4.5762317180634">
                <text:p>34.5762317180634</text:p>
              </table:table-cell>
              <table:table-cell office:value-type="float" office:value="94815.2281764053">
                <text:p>94815.22817640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4.5856425762177">
                <text:p>34.5856425762177</text:p>
              </table:table-cell>
              <table:table-cell office:value-type="float" office:value="95209.1706526145">
                <text:p>95209.170652614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4.5950636863708">
                <text:p>34.5950636863708</text:p>
              </table:table-cell>
              <table:table-cell office:value-type="float" office:value="95105.5645704163">
                <text:p>95105.564570416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4.6044886112213">
                <text:p>34.6044886112213</text:p>
              </table:table-cell>
              <table:table-cell office:value-type="float" office:value="95067.0710075637">
                <text:p>95067.071007563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4.6139352321625">
                <text:p>34.6139352321625</text:p>
              </table:table-cell>
              <table:table-cell office:value-type="float" office:value="94848.7300994397">
                <text:p>94848.730099439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4.6234629154205">
                <text:p>34.6234629154205</text:p>
              </table:table-cell>
              <table:table-cell office:value-type="float" office:value="94041.7492617987">
                <text:p>94041.749261798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4.6329534053802">
                <text:p>34.6329534053802</text:p>
              </table:table-cell>
              <table:table-cell office:value-type="float" office:value="94410.2995528312">
                <text:p>94410.299552831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4.642406463623">
                <text:p>34.642406463623</text:p>
              </table:table-cell>
              <table:table-cell office:value-type="float" office:value="94784.1404322934">
                <text:p>94784.140432293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4.6518740653992">
                <text:p>34.6518740653992</text:p>
              </table:table-cell>
              <table:table-cell office:value-type="float" office:value="94638.5390078066">
                <text:p>94638.539007806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4.6613166332245">
                <text:p>34.6613166332245</text:p>
              </table:table-cell>
              <table:table-cell office:value-type="float" office:value="94889.4428481252">
                <text:p>94889.442848125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4.6707301139832">
                <text:p>34.6707301139832</text:p>
              </table:table-cell>
              <table:table-cell office:value-type="float" office:value="95182.6452903781">
                <text:p>95182.645290378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4.6802134513855">
                <text:p>34.6802134513855</text:p>
              </table:table-cell>
              <table:table-cell office:value-type="float" office:value="94481.5060337892">
                <text:p>94481.506033789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4.6896886825562">
                <text:p>34.6896886825562</text:p>
              </table:table-cell>
              <table:table-cell office:value-type="float" office:value="94562.3366715314">
                <text:p>94562.336671531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4.699193239212">
                <text:p>34.699193239212</text:p>
              </table:table-cell>
              <table:table-cell office:value-type="float" office:value="94270.5727831431">
                <text:p>94270.572783143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4.7085883617401">
                <text:p>34.7085883617401</text:p>
              </table:table-cell>
              <table:table-cell office:value-type="float" office:value="95368.6338121098">
                <text:p>95368.633812109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4.7180681228638">
                <text:p>34.7180681228638</text:p>
              </table:table-cell>
              <table:table-cell office:value-type="float" office:value="94517.1495686728">
                <text:p>94517.149568672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4.7275047302246">
                <text:p>34.7275047302246</text:p>
              </table:table-cell>
              <table:table-cell office:value-type="float" office:value="94949.3780697322">
                <text:p>94949.378069732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4.737016916275">
                <text:p>34.737016916275</text:p>
              </table:table-cell>
              <table:table-cell office:value-type="float" office:value="94194.9616261874">
                <text:p>94194.961626187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4.746476650238">
                <text:p>34.746476650238</text:p>
              </table:table-cell>
              <table:table-cell office:value-type="float" office:value="94717.2514050961">
                <text:p>94717.251405096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4.755913734436">
                <text:p>34.755913734436</text:p>
              </table:table-cell>
              <table:table-cell office:value-type="float" office:value="94944.5804658683">
                <text:p>94944.580465868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4.7653710842133">
                <text:p>34.7653710842133</text:p>
              </table:table-cell>
              <table:table-cell office:value-type="float" office:value="94741.1295031134">
                <text:p>94741.129503113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4.7748289108276">
                <text:p>34.7748289108276</text:p>
              </table:table-cell>
              <table:table-cell office:value-type="float" office:value="94736.3529204165">
                <text:p>94736.352920416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4.7842545509338">
                <text:p>34.7842545509338</text:p>
              </table:table-cell>
              <table:table-cell office:value-type="float" office:value="95059.8569332726">
                <text:p>95059.856933272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4.7937138080597">
                <text:p>34.7937138080597</text:p>
              </table:table-cell>
              <table:table-cell office:value-type="float" office:value="94722.0260617517">
                <text:p>94722.026061751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4.8032004833221">
                <text:p>34.8032004833221</text:p>
              </table:table-cell>
              <table:table-cell office:value-type="float" office:value="94448.2629806484">
                <text:p>94448.262980648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4.8126645088196">
                <text:p>34.8126645088196</text:p>
              </table:table-cell>
              <table:table-cell office:value-type="float" office:value="94674.3011462401">
                <text:p>94674.301146240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4.8221251964569">
                <text:p>34.8221251964569</text:p>
              </table:table-cell>
              <table:table-cell office:value-type="float" office:value="94707.7035356972">
                <text:p>94707.703535697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4.8315489292145">
                <text:p>34.8315489292145</text:p>
              </table:table-cell>
              <table:table-cell office:value-type="float" office:value="95079.0968982442">
                <text:p>95079.096898244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4.8411452770233">
                <text:p>34.8411452770233</text:p>
              </table:table-cell>
              <table:table-cell office:value-type="float" office:value="93368.8542608696">
                <text:p>93368.854260869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4.8505713939667">
                <text:p>34.8505713939667</text:p>
              </table:table-cell>
              <table:table-cell office:value-type="float" office:value="95055.0481586402">
                <text:p>95055.048158640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4.8601219654083">
                <text:p>34.8601219654083</text:p>
              </table:table-cell>
              <table:table-cell office:value-type="float" office:value="93816.3758550102">
                <text:p>93816.375855010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4.8695597648621">
                <text:p>34.8695597648621</text:p>
              </table:table-cell>
              <table:table-cell office:value-type="float" office:value="94937.3849690539">
                <text:p>94937.384969053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4.8790555000305">
                <text:p>34.8790555000305</text:p>
              </table:table-cell>
              <table:table-cell office:value-type="float" office:value="94358.1496434669">
                <text:p>94358.149643466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4.8885972499847">
                <text:p>34.8885972499847</text:p>
              </table:table-cell>
              <table:table-cell office:value-type="float" office:value="93903.1104670048">
                <text:p>93903.110467004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4.8977999687195">
                <text:p>34.8977999687195</text:p>
              </table:table-cell>
              <table:table-cell office:value-type="float" office:value="97362.5322935827">
                <text:p>97362.532293582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4.9073433876038">
                <text:p>34.9073433876038</text:p>
              </table:table-cell>
              <table:table-cell office:value-type="float" office:value="93886.6889177576">
                <text:p>93886.688917757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4.9168035984039">
                <text:p>34.9168035984039</text:p>
              </table:table-cell>
              <table:table-cell office:value-type="float" office:value="94712.4772297689">
                <text:p>94712.477229768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4.9262928962708">
                <text:p>34.9262928962708</text:p>
              </table:table-cell>
              <table:table-cell office:value-type="float" office:value="94422.15984523">
                <text:p>94422.1598452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4.9357712268829">
                <text:p>34.9357712268829</text:p>
              </table:table-cell>
              <table:table-cell office:value-type="float" office:value="94531.4145138976">
                <text:p>94531.414513897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4.9452061653137">
                <text:p>34.9452061653137</text:p>
              </table:table-cell>
              <table:table-cell office:value-type="float" office:value="94966.1735021353">
                <text:p>94966.173502135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4.9547393321991">
                <text:p>34.9547393321991</text:p>
              </table:table-cell>
              <table:table-cell office:value-type="float" office:value="93987.654970614">
                <text:p>93987.65497061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4.9641933441162">
                <text:p>34.9641933441162</text:p>
              </table:table-cell>
              <table:table-cell office:value-type="float" office:value="94774.5790734623">
                <text:p>94774.579073462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4.9737000465393">
                <text:p>34.9737000465393</text:p>
              </table:table-cell>
              <table:table-cell office:value-type="float" office:value="94249.2948788684">
                <text:p>94249.294878868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4.9832708835602">
                <text:p>34.9832708835602</text:p>
              </table:table-cell>
              <table:table-cell office:value-type="float" office:value="93617.7262287323">
                <text:p>93617.726228732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4.9928870201111">
                <text:p>34.9928870201111</text:p>
              </table:table-cell>
              <table:table-cell office:value-type="float" office:value="93176.7134604418">
                <text:p>93176.713460441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5.002368927002">
                <text:p>35.002368927002</text:p>
              </table:table-cell>
              <table:table-cell office:value-type="float" office:value="94495.7602212723">
                <text:p>94495.760221272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5.011878490448">
                <text:p>35.011878490448</text:p>
              </table:table-cell>
              <table:table-cell office:value-type="float" office:value="94220.9392769393">
                <text:p>94220.939276939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5.0213429927826">
                <text:p>35.0213429927826</text:p>
              </table:table-cell>
              <table:table-cell office:value-type="float" office:value="94669.5312995944">
                <text:p>94669.531299594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5.0308294296265">
                <text:p>35.0308294296265</text:p>
              </table:table-cell>
              <table:table-cell office:value-type="float" office:value="94450.6367086381">
                <text:p>94450.636708638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5.0402898788452">
                <text:p>35.0402898788452</text:p>
              </table:table-cell>
              <table:table-cell office:value-type="float" office:value="94710.0903225806">
                <text:p>94710.090322580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5.0497605800629">
                <text:p>35.0497605800629</text:p>
              </table:table-cell>
              <table:table-cell office:value-type="float" office:value="94607.5670014853">
                <text:p>94607.567001485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5.0592124462128">
                <text:p>35.0592124462128</text:p>
              </table:table-cell>
              <table:table-cell office:value-type="float" office:value="94796.0948441126">
                <text:p>94796.094844112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5.0686836242676">
                <text:p>35.0686836242676</text:p>
              </table:table-cell>
              <table:table-cell office:value-type="float" office:value="94602.803876652">
                <text:p>94602.80387665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5.0781457424164">
                <text:p>35.0781457424164</text:p>
              </table:table-cell>
              <table:table-cell office:value-type="float" office:value="94693.3853402878">
                <text:p>94693.385340287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5.0876381397247">
                <text:p>35.0876381397247</text:p>
              </table:table-cell>
              <table:table-cell office:value-type="float" office:value="94391.3292811574">
                <text:p>94391.329281157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5.0970721244812">
                <text:p>35.0970721244812</text:p>
              </table:table-cell>
              <table:table-cell office:value-type="float" office:value="94975.7735601102">
                <text:p>94975.773560110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5.1065547466278">
                <text:p>35.1065547466278</text:p>
              </table:table-cell>
              <table:table-cell office:value-type="float" office:value="94488.632589948">
                <text:p>94488.63258994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5.1162133216858">
                <text:p>35.1162133216858</text:p>
              </table:table-cell>
              <table:table-cell office:value-type="float" office:value="92767.3072498827">
                <text:p>92767.307249882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5.1256678104401">
                <text:p>35.1256678104401</text:p>
              </table:table-cell>
              <table:table-cell office:value-type="float" office:value="94769.7991173875">
                <text:p>94769.799117387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5.1351771354675">
                <text:p>35.1351771354675</text:p>
              </table:table-cell>
              <table:table-cell office:value-type="float" office:value="94223.3015920772">
                <text:p>94223.301592077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5.1446373462677">
                <text:p>35.1446373462677</text:p>
              </table:table-cell>
              <table:table-cell office:value-type="float" office:value="94712.4772297689">
                <text:p>94712.477229768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5.1541302204132">
                <text:p>35.1541302204132</text:p>
              </table:table-cell>
              <table:table-cell office:value-type="float" office:value="94386.5879043601">
                <text:p>94386.587904360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5.1635844707489">
                <text:p>35.1635844707489</text:p>
              </table:table-cell>
              <table:table-cell office:value-type="float" office:value="94772.1890351541">
                <text:p>94772.189035154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5.17307305336">
                <text:p>35.17307305336</text:p>
              </table:table-cell>
              <table:table-cell office:value-type="float" office:value="94429.2774511282">
                <text:p>94429.277451128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5.182537317276">
                <text:p>35.182537317276</text:p>
              </table:table-cell>
              <table:table-cell office:value-type="float" office:value="94671.9161628376">
                <text:p>94671.916162837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5.1919779777527">
                <text:p>35.1919779777527</text:p>
              </table:table-cell>
              <table:table-cell office:value-type="float" office:value="94908.6138848903">
                <text:p>94908.613884890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5.2014591693878">
                <text:p>35.2014591693878</text:p>
              </table:table-cell>
              <table:table-cell office:value-type="float" office:value="94502.8889280056">
                <text:p>94502.888928005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5.2109436988831">
                <text:p>35.2109436988831</text:p>
              </table:table-cell>
              <table:table-cell office:value-type="float" office:value="94469.6308287876">
                <text:p>94469.630828787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5.2204174995422">
                <text:p>35.2204174995422</text:p>
              </table:table-cell>
              <table:table-cell office:value-type="float" office:value="94576.6152607208">
                <text:p>94576.615260720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5.2298898696899">
                <text:p>35.2298898696899</text:p>
              </table:table-cell>
              <table:table-cell office:value-type="float" office:value="94590.8981625975">
                <text:p>94590.898162597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5.2394323348999">
                <text:p>35.2394323348999</text:p>
              </table:table-cell>
              <table:table-cell office:value-type="float" office:value="93896.0719568259">
                <text:p>93896.071956825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5.248966217041">
                <text:p>35.248966217041</text:p>
              </table:table-cell>
              <table:table-cell office:value-type="float" office:value="93980.6037811344">
                <text:p>93980.603781134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5.2584321498871">
                <text:p>35.2584321498871</text:p>
              </table:table-cell>
              <table:table-cell office:value-type="float" office:value="94655.2246429741">
                <text:p>94655.224642974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5.2678911685944">
                <text:p>35.2678911685944</text:p>
              </table:table-cell>
              <table:table-cell office:value-type="float" office:value="94724.4135706004">
                <text:p>94724.413570600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5.2773516178131">
                <text:p>35.2773516178131</text:p>
              </table:table-cell>
              <table:table-cell office:value-type="float" office:value="94710.0903225806">
                <text:p>94710.090322580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5.2868225574493">
                <text:p>35.2868225574493</text:p>
              </table:table-cell>
              <table:table-cell office:value-type="float" office:value="94605.1853791159">
                <text:p>94605.185379115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5.296288728714">
                <text:p>35.296288728714</text:p>
              </table:table-cell>
              <table:table-cell office:value-type="float" office:value="94652.8406205924">
                <text:p>94652.84062059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5.3057780265808">
                <text:p>35.3057780265808</text:p>
              </table:table-cell>
              <table:table-cell office:value-type="float" office:value="94422.15984523">
                <text:p>94422.1598452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5.3153250217438">
                <text:p>35.3153250217438</text:p>
              </table:table-cell>
              <table:table-cell office:value-type="float" office:value="93851.5192168419">
                <text:p>93851.519216841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5.3248155117035">
                <text:p>35.3248155117035</text:p>
              </table:table-cell>
              <table:table-cell office:value-type="float" office:value="94410.2995528312">
                <text:p>94410.299552831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5.3343186378479">
                <text:p>35.3343186378479</text:p>
              </table:table-cell>
              <table:table-cell office:value-type="float" office:value="94284.7633909531">
                <text:p>94284.763390953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5.3437547683716">
                <text:p>35.3437547683716</text:p>
              </table:table-cell>
              <table:table-cell office:value-type="float" office:value="94954.1761584719">
                <text:p>94954.176158471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5.3532130718231">
                <text:p>35.3532130718231</text:p>
              </table:table-cell>
              <table:table-cell office:value-type="float" office:value="94731.5768193391">
                <text:p>94731.576819339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5.3626744747162">
                <text:p>35.3626744747162</text:p>
              </table:table-cell>
              <table:table-cell office:value-type="float" office:value="94700.5438967846">
                <text:p>94700.543896784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5.3721423149109">
                <text:p>35.3721423149109</text:p>
              </table:table-cell>
              <table:table-cell office:value-type="float" office:value="94636.1558258417">
                <text:p>94636.155825841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5.3815727233887">
                <text:p>35.3815727233887</text:p>
              </table:table-cell>
              <table:table-cell office:value-type="float" office:value="95011.7910704354">
                <text:p>95011.791070435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5.3910772800446">
                <text:p>35.3910772800446</text:p>
              </table:table-cell>
              <table:table-cell office:value-type="float" office:value="94270.5727831431">
                <text:p>94270.572783143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5.4005556106567">
                <text:p>35.4005556106567</text:p>
              </table:table-cell>
              <table:table-cell office:value-type="float" office:value="94531.4145138976">
                <text:p>94531.414513897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5.4100646972656">
                <text:p>35.4100646972656</text:p>
              </table:table-cell>
              <table:table-cell office:value-type="float" office:value="94225.6640256745">
                <text:p>94225.664025674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5.4194977283478">
                <text:p>35.4194977283478</text:p>
              </table:table-cell>
              <table:table-cell office:value-type="float" office:value="94985.3755592064">
                <text:p>94985.375559206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5.4290013313293">
                <text:p>35.4290013313293</text:p>
              </table:table-cell>
              <table:table-cell office:value-type="float" office:value="94280.03271368">
                <text:p>94280.0327136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5.4384644031525">
                <text:p>35.4384644031525</text:p>
              </table:table-cell>
              <table:table-cell office:value-type="float" office:value="94683.8422816256">
                <text:p>94683.842281625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5.4479293823242">
                <text:p>35.4479293823242</text:p>
              </table:table-cell>
              <table:table-cell office:value-type="float" office:value="94664.76193355">
                <text:p>94664.7619335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5.4573950767517">
                <text:p>35.4573950767517</text:p>
              </table:table-cell>
              <table:table-cell office:value-type="float" office:value="94657.6087854516">
                <text:p>94657.608785451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5.4668436050415">
                <text:p>35.4668436050415</text:p>
              </table:table-cell>
              <table:table-cell office:value-type="float" office:value="94829.5832450164">
                <text:p>94829.583245016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5.4763150215149">
                <text:p>35.4763150215149</text:p>
              </table:table-cell>
              <table:table-cell office:value-type="float" office:value="94600.4224940845">
                <text:p>94600.422494084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5.4857296943665">
                <text:p>35.4857296943665</text:p>
              </table:table-cell>
              <table:table-cell office:value-type="float" office:value="95170.5931928687">
                <text:p>95170.593192868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5.4952285289764">
                <text:p>35.4952285289764</text:p>
              </table:table-cell>
              <table:table-cell office:value-type="float" office:value="94327.3608594162">
                <text:p>94327.360859416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5.5047552585602">
                <text:p>35.5047552585602</text:p>
              </table:table-cell>
              <table:table-cell office:value-type="float" office:value="94051.1633214876">
                <text:p>94051.163321487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5.5142970085144">
                <text:p>35.5142970085144</text:p>
              </table:table-cell>
              <table:table-cell office:value-type="float" office:value="93903.1104670048">
                <text:p>93903.110467004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5.5238082408905">
                <text:p>35.5238082408905</text:p>
              </table:table-cell>
              <table:table-cell office:value-type="float" office:value="94204.4063870855">
                <text:p>94204.406387085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5.5332434177399">
                <text:p>35.5332434177399</text:p>
              </table:table-cell>
              <table:table-cell office:value-type="float" office:value="94963.7737908728">
                <text:p>94963.773790872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5.5427105426788">
                <text:p>35.5427105426788</text:p>
              </table:table-cell>
              <table:table-cell office:value-type="float" office:value="94643.3057318425">
                <text:p>94643.305731842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5.5522809028625">
                <text:p>35.5522809028625</text:p>
              </table:table-cell>
              <table:table-cell office:value-type="float" office:value="93622.3906728781">
                <text:p>93622.390672878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5.5617842674255">
                <text:p>35.5617842674255</text:p>
              </table:table-cell>
              <table:table-cell office:value-type="float" office:value="94282.3979929754">
                <text:p>94282.397992975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5.5713887214661">
                <text:p>35.5713887214661</text:p>
              </table:table-cell>
              <table:table-cell office:value-type="float" office:value="93290.0502432728">
                <text:p>93290.050243272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5.5807721614838">
                <text:p>35.5807721614838</text:p>
              </table:table-cell>
              <table:table-cell office:value-type="float" office:value="95487.3690576009">
                <text:p>95487.369057600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5.590235710144">
                <text:p>35.590235710144</text:p>
              </table:table-cell>
              <table:table-cell office:value-type="float" office:value="94679.0714735596">
                <text:p>94679.071473559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5.5996694564819">
                <text:p>35.5996694564819</text:p>
              </table:table-cell>
              <table:table-cell office:value-type="float" office:value="94978.1738778811">
                <text:p>94978.173877881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5.6090898513794">
                <text:p>35.6090898513794</text:p>
              </table:table-cell>
              <table:table-cell office:value-type="float" office:value="95112.7855841263">
                <text:p>95112.785584126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5.6185119152069">
                <text:p>35.6185119152069</text:p>
              </table:table-cell>
              <table:table-cell office:value-type="float" office:value="95095.938257547">
                <text:p>95095.93825754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5.6279718875885">
                <text:p>35.6279718875885</text:p>
              </table:table-cell>
              <table:table-cell office:value-type="float" office:value="94714.864257271">
                <text:p>94714.86425727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5.6374177932739">
                <text:p>35.6374177932739</text:p>
              </table:table-cell>
              <table:table-cell office:value-type="float" office:value="94855.912163356">
                <text:p>94855.91216335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5.6468851566315">
                <text:p>35.6468851566315</text:p>
              </table:table-cell>
              <table:table-cell office:value-type="float" office:value="94640.9223098038">
                <text:p>94640.922309803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5.6563127040863">
                <text:p>35.6563127040863</text:p>
              </table:table-cell>
              <table:table-cell office:value-type="float" office:value="95040.6247534267">
                <text:p>95040.624753426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5.6657717227936">
                <text:p>35.6657717227936</text:p>
              </table:table-cell>
              <table:table-cell office:value-type="float" office:value="94724.4135706004">
                <text:p>94724.413570600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5.675235748291">
                <text:p>35.675235748291</text:p>
              </table:table-cell>
              <table:table-cell office:value-type="float" office:value="94674.3011462401">
                <text:p>94674.301146240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5.6847078800201">
                <text:p>35.6847078800201</text:p>
              </table:table-cell>
              <table:table-cell office:value-type="float" office:value="94593.2790656699">
                <text:p>94593.279065669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5.6941947937012">
                <text:p>35.6941947937012</text:p>
              </table:table-cell>
              <table:table-cell office:value-type="float" office:value="94445.8893719685">
                <text:p>94445.889371968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5.7036864757538">
                <text:p>35.7036864757538</text:p>
              </table:table-cell>
              <table:table-cell office:value-type="float" office:value="94398.442239582">
                <text:p>94398.44223958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5.7131519317627">
                <text:p>35.7131519317627</text:p>
              </table:table-cell>
              <table:table-cell office:value-type="float" office:value="94659.9930480341">
                <text:p>94659.993048034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5.7226107120514">
                <text:p>35.7226107120514</text:p>
              </table:table-cell>
              <table:table-cell office:value-type="float" office:value="94726.8011998084">
                <text:p>94726.801199808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5.73206615448">
                <text:p>35.73206615448</text:p>
              </table:table-cell>
              <table:table-cell office:value-type="float" office:value="94760.2406515545">
                <text:p>94760.240651554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5.7415940761566">
                <text:p>35.7415940761566</text:p>
              </table:table-cell>
              <table:table-cell office:value-type="float" office:value="94039.3960413383">
                <text:p>94039.396041338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5.7510590553284">
                <text:p>35.7510590553284</text:p>
              </table:table-cell>
              <table:table-cell office:value-type="float" office:value="94664.76193355">
                <text:p>94664.761933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5.7605195045471">
                <text:p>35.7605195045471</text:p>
              </table:table-cell>
              <table:table-cell office:value-type="float" office:value="94710.0903225806">
                <text:p>94710.090322580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5.7700510025024">
                <text:p>35.7700510025024</text:p>
              </table:table-cell>
              <table:table-cell office:value-type="float" office:value="94004.1118615238">
                <text:p>94004.111861523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5.7795107364655">
                <text:p>35.7795107364655</text:p>
              </table:table-cell>
              <table:table-cell office:value-type="float" office:value="94717.2514050961">
                <text:p>94717.251405096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5.7890379428864">
                <text:p>35.7890379428864</text:p>
              </table:table-cell>
              <table:table-cell office:value-type="float" office:value="94046.4560560561">
                <text:p>94046.456056056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5.7984464168549">
                <text:p>35.7984464168549</text:p>
              </table:table-cell>
              <table:table-cell office:value-type="float" office:value="95233.2974507121">
                <text:p>95233.297450712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5.8079695701599">
                <text:p>35.8079695701599</text:p>
              </table:table-cell>
              <table:table-cell office:value-type="float" office:value="94086.4828380442">
                <text:p>94086.482838044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5.8174304962158">
                <text:p>35.8174304962158</text:p>
              </table:table-cell>
              <table:table-cell office:value-type="float" office:value="94705.3168691094">
                <text:p>94705.316869109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5.8268990516663">
                <text:p>35.8268990516663</text:p>
              </table:table-cell>
              <table:table-cell office:value-type="float" office:value="94629.0070000504">
                <text:p>94629.007000050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5.8364231586456">
                <text:p>35.8364231586456</text:p>
              </table:table-cell>
              <table:table-cell office:value-type="float" office:value="94077.0617067615">
                <text:p>94077.061706761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5.8458647727966">
                <text:p>35.8458647727966</text:p>
              </table:table-cell>
              <table:table-cell office:value-type="float" office:value="94899.027398298">
                <text:p>94899.02739829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5.8553295135498">
                <text:p>35.8553295135498</text:p>
              </table:table-cell>
              <table:table-cell office:value-type="float" office:value="94667.1465565016">
                <text:p>94667.146556501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5.8648145198822">
                <text:p>35.8648145198822</text:p>
              </table:table-cell>
              <table:table-cell office:value-type="float" office:value="94464.8815825855">
                <text:p>94464.881582585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5.8742692470551">
                <text:p>35.8742692470551</text:p>
              </table:table-cell>
              <table:table-cell office:value-type="float" office:value="94767.4093201533">
                <text:p>94767.409320153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5.8836848735809">
                <text:p>35.8836848735809</text:p>
              </table:table-cell>
              <table:table-cell office:value-type="float" office:value="95160.9537121442">
                <text:p>95160.953712144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5.893137216568">
                <text:p>35.893137216568</text:p>
              </table:table-cell>
              <table:table-cell office:value-type="float" office:value="94791.3127175503">
                <text:p>94791.312717550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5.9026026725769">
                <text:p>35.9026026725769</text:p>
              </table:table-cell>
              <table:table-cell office:value-type="float" office:value="94659.9930480341">
                <text:p>94659.993048034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5.9120693206787">
                <text:p>35.9120693206787</text:p>
              </table:table-cell>
              <table:table-cell office:value-type="float" office:value="94648.0729360802">
                <text:p>94648.072936080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5.9215342998505">
                <text:p>35.9215342998505</text:p>
              </table:table-cell>
              <table:table-cell office:value-type="float" office:value="94664.76193355">
                <text:p>94664.7619335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5.9310193061829">
                <text:p>35.9310193061829</text:p>
              </table:table-cell>
              <table:table-cell office:value-type="float" office:value="94464.8815825855">
                <text:p>94464.881582585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5.9404661655426">
                <text:p>35.9404661655426</text:p>
              </table:table-cell>
              <table:table-cell office:value-type="float" office:value="94846.3363198142">
                <text:p>94846.336319814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5.9499337673187">
                <text:p>35.9499337673187</text:p>
              </table:table-cell>
              <table:table-cell office:value-type="float" office:value="94638.5390078066">
                <text:p>94638.539007806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5.9594702720642">
                <text:p>35.9594702720642</text:p>
              </table:table-cell>
              <table:table-cell office:value-type="float" office:value="93954.7584689617">
                <text:p>93954.758468961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5.9689486026764">
                <text:p>35.9689486026764</text:p>
              </table:table-cell>
              <table:table-cell office:value-type="float" office:value="94531.4145138976">
                <text:p>94531.414513897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5.9784305095673">
                <text:p>35.9784305095673</text:p>
              </table:table-cell>
              <table:table-cell office:value-type="float" office:value="94495.7602212723">
                <text:p>94495.760221272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5.9879238605499">
                <text:p>35.9879238605499</text:p>
              </table:table-cell>
              <table:table-cell office:value-type="float" office:value="94381.8470038676">
                <text:p>94381.847003867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5.997368812561">
                <text:p>35.997368812561</text:p>
              </table:table-cell>
              <table:table-cell office:value-type="float" office:value="94865.489940679">
                <text:p>94865.48994067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6.0068302154541">
                <text:p>36.0068302154541</text:p>
              </table:table-cell>
              <table:table-cell office:value-type="float" office:value="94700.5438967846">
                <text:p>94700.543896784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6.0163199901581">
                <text:p>36.0163199901581</text:p>
              </table:table-cell>
              <table:table-cell office:value-type="float" office:value="94417.4153707007">
                <text:p>94417.415370700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6.0257923603058">
                <text:p>36.0257923603058</text:p>
              </table:table-cell>
              <table:table-cell office:value-type="float" office:value="94590.8981625975">
                <text:p>94590.898162597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6.0353026390076">
                <text:p>36.0353026390076</text:p>
              </table:table-cell>
              <table:table-cell office:value-type="float" office:value="94213.8530421921">
                <text:p>94213.853042192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6.0448384284973">
                <text:p>36.0448384284973</text:p>
              </table:table-cell>
              <table:table-cell office:value-type="float" office:value="93961.8057805781">
                <text:p>93961.805780578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6.0543098449707">
                <text:p>36.0543098449707</text:p>
              </table:table-cell>
              <table:table-cell office:value-type="float" office:value="94600.4224940845">
                <text:p>94600.422494084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6.063750743866">
                <text:p>36.063750743866</text:p>
              </table:table-cell>
              <table:table-cell office:value-type="float" office:value="94906.2170816708">
                <text:p>94906.217081670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6.0731904506683">
                <text:p>36.0731904506683</text:p>
              </table:table-cell>
              <table:table-cell office:value-type="float" office:value="94918.2023084889">
                <text:p>94918.202308488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6.0826380252838">
                <text:p>36.0826380252838</text:p>
              </table:table-cell>
              <table:table-cell office:value-type="float" office:value="94839.1557058497">
                <text:p>94839.155705849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6.0921225547791">
                <text:p>36.0921225547791</text:p>
              </table:table-cell>
              <table:table-cell office:value-type="float" office:value="94469.6308287876">
                <text:p>94469.630828787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6.1016495227814">
                <text:p>36.1016495227814</text:p>
              </table:table-cell>
              <table:table-cell office:value-type="float" office:value="94048.8096298706">
                <text:p>94048.809629870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6.1112098693848">
                <text:p>36.1112098693848</text:p>
              </table:table-cell>
              <table:table-cell office:value-type="float" office:value="93720.4514825806">
                <text:p>93720.451482580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6.1206781864166">
                <text:p>36.1206781864166</text:p>
              </table:table-cell>
              <table:table-cell office:value-type="float" office:value="94631.3898219727">
                <text:p>94631.389821972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6.1301410198212">
                <text:p>36.1301410198212</text:p>
              </table:table-cell>
              <table:table-cell office:value-type="float" office:value="94686.2278659612">
                <text:p>94686.227865961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6.1396808624268">
                <text:p>36.1396808624268</text:p>
              </table:table-cell>
              <table:table-cell office:value-type="float" office:value="93921.8849873791">
                <text:p>93921.884987379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6.1491367816925">
                <text:p>36.1491367816925</text:p>
              </table:table-cell>
              <table:table-cell office:value-type="float" office:value="94755.4621416505">
                <text:p>94755.462141650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6.1586496829987">
                <text:p>36.1586496829987</text:p>
              </table:table-cell>
              <table:table-cell office:value-type="float" office:value="94187.8792982456">
                <text:p>94187.879298245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6.1681020259857">
                <text:p>36.1681020259857</text:p>
              </table:table-cell>
              <table:table-cell office:value-type="float" office:value="94791.3127175503">
                <text:p>94791.312717550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6.1776325702667">
                <text:p>36.1776325702667</text:p>
              </table:table-cell>
              <table:table-cell office:value-type="float" office:value="94013.5183869515">
                <text:p>94013.518386951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6.1870944499969">
                <text:p>36.1870944499969</text:p>
              </table:table-cell>
              <table:table-cell office:value-type="float" office:value="94695.7714055334">
                <text:p>94695.771405533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6.1966044902802">
                <text:p>36.1966044902802</text:p>
              </table:table-cell>
              <table:table-cell office:value-type="float" office:value="94216.2150020056">
                <text:p>94216.215002005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6.2060904502869">
                <text:p>36.2060904502869</text:p>
              </table:table-cell>
              <table:table-cell office:value-type="float" office:value="94455.3845225828">
                <text:p>94455.384522582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6.2155430316925">
                <text:p>36.2155430316925</text:p>
              </table:table-cell>
              <table:table-cell office:value-type="float" office:value="94788.9218351956">
                <text:p>94788.921835195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6.225084066391">
                <text:p>36.225084066391</text:p>
              </table:table-cell>
              <table:table-cell office:value-type="float" office:value="93910.1500324854">
                <text:p>93910.150032485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6.2345566749573">
                <text:p>36.2345566749573</text:p>
              </table:table-cell>
              <table:table-cell office:value-type="float" office:value="94588.5173793763">
                <text:p>94588.517379376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6.2440221309662">
                <text:p>36.2440221309662</text:p>
              </table:table-cell>
              <table:table-cell office:value-type="float" office:value="94659.9930480341">
                <text:p>94659.993048034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6.2534821033478">
                <text:p>36.2534821033478</text:p>
              </table:table-cell>
              <table:table-cell office:value-type="float" office:value="94714.864257271">
                <text:p>94714.86425727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6.262943983078">
                <text:p>36.262943983078</text:p>
              </table:table-cell>
              <table:table-cell office:value-type="float" office:value="94695.7714055334">
                <text:p>94695.771405533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6.2724170684814">
                <text:p>36.2724170684814</text:p>
              </table:table-cell>
              <table:table-cell office:value-type="float" office:value="94583.7561724511">
                <text:p>94583.756172451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6.2818758487701">
                <text:p>36.2818758487701</text:p>
              </table:table-cell>
              <table:table-cell office:value-type="float" office:value="94726.8011998084">
                <text:p>94726.801199808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6.2913641929626">
                <text:p>36.2913641929626</text:p>
              </table:table-cell>
              <table:table-cell office:value-type="float" office:value="94431.6502248913">
                <text:p>94431.650224891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6.3008241653442">
                <text:p>36.3008241653442</text:p>
              </table:table-cell>
              <table:table-cell office:value-type="float" office:value="94714.864257271">
                <text:p>94714.86425727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6.3102836608887">
                <text:p>36.3102836608887</text:p>
              </table:table-cell>
              <table:table-cell office:value-type="float" office:value="94719.6386732534">
                <text:p>94719.638673253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6.3197686672211">
                <text:p>36.3197686672211</text:p>
              </table:table-cell>
              <table:table-cell office:value-type="float" office:value="94464.8815825855">
                <text:p>94464.881582585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6.3292410373688">
                <text:p>36.3292410373688</text:p>
              </table:table-cell>
              <table:table-cell office:value-type="float" office:value="94590.8981625975">
                <text:p>94590.898162597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6.3387494087219">
                <text:p>36.3387494087219</text:p>
              </table:table-cell>
              <table:table-cell office:value-type="float" office:value="94232.752037311">
                <text:p>94232.75203731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6.3482232093811">
                <text:p>36.3482232093811</text:p>
              </table:table-cell>
              <table:table-cell office:value-type="float" office:value="94576.6152607208">
                <text:p>94576.615260720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6.3576550483704">
                <text:p>36.3576550483704</text:p>
              </table:table-cell>
              <table:table-cell office:value-type="float" office:value="94997.3807886754">
                <text:p>94997.380788675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6.3670899868011">
                <text:p>36.3670899868011</text:p>
              </table:table-cell>
              <table:table-cell office:value-type="float" office:value="94966.1735021353">
                <text:p>94966.173502135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6.3765027523041">
                <text:p>36.3765027523041</text:p>
              </table:table-cell>
              <table:table-cell office:value-type="float" office:value="95189.8780141844">
                <text:p>95189.878014184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6.3859753608704">
                <text:p>36.3859753608704</text:p>
              </table:table-cell>
              <table:table-cell office:value-type="float" office:value="94588.5173793763">
                <text:p>94588.517379376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6.3954689502716">
                <text:p>36.3954689502716</text:p>
              </table:table-cell>
              <table:table-cell office:value-type="float" office:value="94379.4767322133">
                <text:p>94379.476732213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6.4049422740936">
                <text:p>36.4049422740936</text:p>
              </table:table-cell>
              <table:table-cell office:value-type="float" office:value="94581.375748729">
                <text:p>94581.37574872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6.4144279956818">
                <text:p>36.4144279956818</text:p>
              </table:table-cell>
              <table:table-cell office:value-type="float" office:value="94457.7586085558">
                <text:p>94457.758608555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6.4238862991333">
                <text:p>36.4238862991333</text:p>
              </table:table-cell>
              <table:table-cell office:value-type="float" office:value="94731.5768193391">
                <text:p>94731.576819339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6.4333312511444">
                <text:p>36.4333312511444</text:p>
              </table:table-cell>
              <table:table-cell office:value-type="float" office:value="94865.489940679">
                <text:p>94865.48994067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6.4429361820221">
                <text:p>36.4429361820221</text:p>
              </table:table-cell>
              <table:table-cell office:value-type="float" office:value="93285.4188551854">
                <text:p>93285.41885518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6.4524538516998">
                <text:p>36.4524538516998</text:p>
              </table:table-cell>
              <table:table-cell office:value-type="float" office:value="94140.6909819639">
                <text:p>94140.690981963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6.4619114398956">
                <text:p>36.4619114398956</text:p>
              </table:table-cell>
              <table:table-cell office:value-type="float" office:value="94738.7411515579">
                <text:p>94738.741151557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6.4717738628387">
                <text:p>36.4717738628387</text:p>
              </table:table-cell>
              <table:table-cell office:value-type="float" office:value="90849.8859933279">
                <text:p>90849.885993327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6.481381893158">
                <text:p>36.481381893158</text:p>
              </table:table-cell>
              <table:table-cell office:value-type="float" office:value="93255.3260378669">
                <text:p>93255.326037866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6.4908447265625">
                <text:p>36.4908447265625</text:p>
              </table:table-cell>
              <table:table-cell office:value-type="float" office:value="94686.2278659612">
                <text:p>94686.227865961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6.5003128051758">
                <text:p>36.5003128051758</text:p>
              </table:table-cell>
              <table:table-cell office:value-type="float" office:value="94633.7727639001">
                <text:p>94633.772763900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6.5098369121552">
                <text:p>36.5098369121552</text:p>
              </table:table-cell>
              <table:table-cell office:value-type="float" office:value="94077.0617067615">
                <text:p>94077.061706761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6.5194430351257">
                <text:p>36.5194430351257</text:p>
              </table:table-cell>
              <table:table-cell office:value-type="float" office:value="93273.842396565">
                <text:p>93273.84239656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6.5290477275848">
                <text:p>36.5290477275848</text:p>
              </table:table-cell>
              <table:table-cell office:value-type="float" office:value="93287.7344917463">
                <text:p>93287.734491746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6.5385444164276">
                <text:p>36.5385444164276</text:p>
              </table:table-cell>
              <table:table-cell office:value-type="float" office:value="94348.6740309299">
                <text:p>94348.674030929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6.5480101108551">
                <text:p>36.5480101108551</text:p>
              </table:table-cell>
              <table:table-cell office:value-type="float" office:value="94657.6087854516">
                <text:p>94657.608785451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6.5577254295349">
                <text:p>36.5577254295349</text:p>
              </table:table-cell>
              <table:table-cell office:value-type="float" office:value="92225.4873493828">
                <text:p>92225.487349382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6.5672233104706">
                <text:p>36.5672233104706</text:p>
              </table:table-cell>
              <table:table-cell office:value-type="float" office:value="94336.8321911791">
                <text:p>94336.832191179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6.5767073631287">
                <text:p>36.5767073631287</text:p>
              </table:table-cell>
              <table:table-cell office:value-type="float" office:value="94474.3805525529">
                <text:p>94474.380552552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6.5861175060272">
                <text:p>36.5861175060272</text:p>
              </table:table-cell>
              <table:table-cell office:value-type="float" office:value="95216.4074083458">
                <text:p>95216.407408345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6.5955321788788">
                <text:p>36.5955321788788</text:p>
              </table:table-cell>
              <table:table-cell office:value-type="float" office:value="95170.5931928687">
                <text:p>95170.593192868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.6050255298614">
                <text:p>36.6050255298614</text:p>
              </table:table-cell>
              <table:table-cell office:value-type="float" office:value="94381.8470038676">
                <text:p>94381.847003867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6.6144826412201">
                <text:p>36.6144826412201</text:p>
              </table:table-cell>
              <table:table-cell office:value-type="float" office:value="94743.517975092">
                <text:p>94743.51797509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6.6239426136017">
                <text:p>36.6239426136017</text:p>
              </table:table-cell>
              <table:table-cell office:value-type="float" office:value="94714.864257271">
                <text:p>94714.86425727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6.6333703994751">
                <text:p>36.6333703994751</text:p>
              </table:table-cell>
              <table:table-cell office:value-type="float" office:value="95038.2212781023">
                <text:p>95038.221278102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6.6428163051605">
                <text:p>36.6428163051605</text:p>
              </table:table-cell>
              <table:table-cell office:value-type="float" office:value="94855.912163356">
                <text:p>94855.91216335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6.6522591114044">
                <text:p>36.6522591114044</text:p>
              </table:table-cell>
              <table:table-cell office:value-type="float" office:value="94887.0470130788">
                <text:p>94887.047013078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6.661700963974">
                <text:p>36.661700963974</text:p>
              </table:table-cell>
              <table:table-cell office:value-type="float" office:value="94896.6310792384">
                <text:p>94896.631079238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6.6711990833282">
                <text:p>36.6711990833282</text:p>
              </table:table-cell>
              <table:table-cell office:value-type="float" office:value="94334.4641799287">
                <text:p>94334.464179928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6.6806676387787">
                <text:p>36.6806676387787</text:p>
              </table:table-cell>
              <table:table-cell office:value-type="float" office:value="94629.0070000504">
                <text:p>94629.007000050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6.6900625228882">
                <text:p>36.6900625228882</text:p>
              </table:table-cell>
              <table:table-cell office:value-type="float" office:value="95371.0540286766">
                <text:p>95371.054028676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6.6996881961823">
                <text:p>36.6996881961823</text:p>
              </table:table-cell>
              <table:table-cell office:value-type="float" office:value="93084.3975924504">
                <text:p>93084.397592450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6.7091672420502">
                <text:p>36.7091672420502</text:p>
              </table:table-cell>
              <table:table-cell office:value-type="float" office:value="94524.2815030937">
                <text:p>94524.281503093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6.7188019752502">
                <text:p>36.7188019752502</text:p>
              </table:table-cell>
              <table:table-cell office:value-type="float" office:value="92996.8667936948">
                <text:p>92996.866793694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6.7283699512482">
                <text:p>36.7283699512482</text:p>
              </table:table-cell>
              <table:table-cell office:value-type="float" office:value="93645.7198674342">
                <text:p>93645.719867434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6.7379932403564">
                <text:p>36.7379932403564</text:p>
              </table:table-cell>
              <table:table-cell office:value-type="float" office:value="93107.4594058915">
                <text:p>93107.459405891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6.7474105358124">
                <text:p>36.7474105358124</text:p>
              </table:table-cell>
              <table:table-cell office:value-type="float" office:value="95144.0893187169">
                <text:p>95144.089318716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6.7568509578705">
                <text:p>36.7568509578705</text:p>
              </table:table-cell>
              <table:table-cell office:value-type="float" office:value="94911.0108091726">
                <text:p>94911.010809172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6.766282081604">
                <text:p>36.766282081604</text:p>
              </table:table-cell>
              <table:table-cell office:value-type="float" office:value="95004.585383118">
                <text:p>95004.58538311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6.7757496833801">
                <text:p>36.7757496833801</text:p>
              </table:table-cell>
              <table:table-cell office:value-type="float" office:value="94638.5390078066">
                <text:p>94638.539007806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6.7853846549988">
                <text:p>36.7853846549988</text:p>
              </table:table-cell>
              <table:table-cell office:value-type="float" office:value="92994.5655745818">
                <text:p>92994.565574581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6.7948348522186">
                <text:p>36.7948348522186</text:p>
              </table:table-cell>
              <table:table-cell office:value-type="float" office:value="94812.836087494">
                <text:p>94812.83608749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6.8043112754822">
                <text:p>36.8043112754822</text:p>
              </table:table-cell>
              <table:table-cell office:value-type="float" office:value="94550.4411402118">
                <text:p>94550.441140211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6.8137722015381">
                <text:p>36.8137722015381</text:p>
              </table:table-cell>
              <table:table-cell office:value-type="float" office:value="94705.3168691094">
                <text:p>94705.316869109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6.8232426643372">
                <text:p>36.8232426643372</text:p>
              </table:table-cell>
              <table:table-cell office:value-type="float" office:value="94609.9487437692">
                <text:p>94609.948743769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6.8326740264893">
                <text:p>36.8326740264893</text:p>
              </table:table-cell>
              <table:table-cell office:value-type="float" office:value="95002.1837302189">
                <text:p>95002.183730218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6.8421199321747">
                <text:p>36.8421199321747</text:p>
              </table:table-cell>
              <table:table-cell office:value-type="float" office:value="94855.912163356">
                <text:p>94855.91216335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6.8515260219574">
                <text:p>36.8515260219574</text:p>
              </table:table-cell>
              <table:table-cell office:value-type="float" office:value="95257.4364797729">
                <text:p>95257.436479772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6.8610277175903">
                <text:p>36.8610277175903</text:p>
              </table:table-cell>
              <table:table-cell office:value-type="float" office:value="94298.9582716483">
                <text:p>94298.958271648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6.8704795837402">
                <text:p>36.8704795837402</text:p>
              </table:table-cell>
              <table:table-cell office:value-type="float" office:value="94796.0948441126">
                <text:p>94796.094844112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6.8800287246704">
                <text:p>36.8800287246704</text:p>
              </table:table-cell>
              <table:table-cell office:value-type="float" office:value="93830.4300409468">
                <text:p>93830.430040946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6.8894076347351">
                <text:p>36.8894076347351</text:p>
              </table:table-cell>
              <table:table-cell office:value-type="float" office:value="95533.4888403071">
                <text:p>95533.488840307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6.898833990097">
                <text:p>36.898833990097</text:p>
              </table:table-cell>
              <table:table-cell office:value-type="float" office:value="95052.6439537648">
                <text:p>95052.643953764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6.9082760810852">
                <text:p>36.9082760810852</text:p>
              </table:table-cell>
              <table:table-cell office:value-type="float" office:value="94894.2348811959">
                <text:p>94894.234881195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6.917724609375">
                <text:p>36.917724609375</text:p>
              </table:table-cell>
              <table:table-cell office:value-type="float" office:value="94829.5832450164">
                <text:p>94829.583245016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6.9272081851959">
                <text:p>36.9272081851959</text:p>
              </table:table-cell>
              <table:table-cell office:value-type="float" office:value="94479.1307539533">
                <text:p>94479.130753953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6.9366962909698">
                <text:p>36.9366962909698</text:p>
              </table:table-cell>
              <table:table-cell office:value-type="float" office:value="94434.0231179013">
                <text:p>94434.023117901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6.9461579322815">
                <text:p>36.9461579322815</text:p>
              </table:table-cell>
              <table:table-cell office:value-type="float" office:value="94698.1575910294">
                <text:p>94698.157591029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6.9556496143341">
                <text:p>36.9556496143341</text:p>
              </table:table-cell>
              <table:table-cell office:value-type="float" office:value="94398.442239582">
                <text:p>94398.44223958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6.9651095867157">
                <text:p>36.9651095867157</text:p>
              </table:table-cell>
              <table:table-cell office:value-type="float" office:value="94714.864257271">
                <text:p>94714.86425727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6.9745419025421">
                <text:p>36.9745419025421</text:p>
              </table:table-cell>
              <table:table-cell office:value-type="float" office:value="94992.5783327435">
                <text:p>94992.578332743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6.9840421676636">
                <text:p>36.9840421676636</text:p>
              </table:table-cell>
              <table:table-cell office:value-type="float" office:value="94313.1574271589">
                <text:p>94313.157427158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6.9935295581818">
                <text:p>36.9935295581818</text:p>
              </table:table-cell>
              <table:table-cell office:value-type="float" office:value="94441.1425125022">
                <text:p>94441.142512502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7.0029926300049">
                <text:p>37.0029926300049</text:p>
              </table:table-cell>
              <table:table-cell office:value-type="float" office:value="94683.8422816256">
                <text:p>94683.842281625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7.0124619007111">
                <text:p>37.0124619007111</text:p>
              </table:table-cell>
              <table:table-cell office:value-type="float" office:value="94621.8592542236">
                <text:p>94621.859254223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7.021900177002">
                <text:p>37.021900177002</text:p>
              </table:table-cell>
              <table:table-cell office:value-type="float" office:value="94932.5885770581">
                <text:p>94932.588577058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7.0313992500305">
                <text:p>37.0313992500305</text:p>
              </table:table-cell>
              <table:table-cell office:value-type="float" office:value="94324.9933236283">
                <text:p>94324.993323628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7.0409004688263">
                <text:p>37.0409004688263</text:p>
              </table:table-cell>
              <table:table-cell office:value-type="float" office:value="94303.6908484103">
                <text:p>94303.690848410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7.0503830909729">
                <text:p>37.0503830909729</text:p>
              </table:table-cell>
              <table:table-cell office:value-type="float" office:value="94488.632589948">
                <text:p>94488.63258994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7.0598907470703">
                <text:p>37.0598907470703</text:p>
              </table:table-cell>
              <table:table-cell office:value-type="float" office:value="94239.841115402">
                <text:p>94239.84111540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7.0693688392639">
                <text:p>37.0693688392639</text:p>
              </table:table-cell>
              <table:table-cell office:value-type="float" office:value="94533.7924234039">
                <text:p>94533.792423403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7.0788025856018">
                <text:p>37.0788025856018</text:p>
              </table:table-cell>
              <table:table-cell office:value-type="float" office:value="94978.1738778811">
                <text:p>94978.173877881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7.0882670879364">
                <text:p>37.0882670879364</text:p>
              </table:table-cell>
              <table:table-cell office:value-type="float" office:value="94669.5312995944">
                <text:p>94669.531299594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7.0977537631988">
                <text:p>37.0977537631988</text:p>
              </table:table-cell>
              <table:table-cell office:value-type="float" office:value="94448.2629806484">
                <text:p>94448.262980648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7.1072247028351">
                <text:p>37.1072247028351</text:p>
              </table:table-cell>
              <table:table-cell office:value-type="float" office:value="94605.1853791159">
                <text:p>94605.185379115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7.116726398468">
                <text:p>37.116726398468</text:p>
              </table:table-cell>
              <table:table-cell office:value-type="float" office:value="94298.9582716483">
                <text:p>94298.958271648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.1261858940125">
                <text:p>37.1261858940125</text:p>
              </table:table-cell>
              <table:table-cell office:value-type="float" office:value="94719.6386732534">
                <text:p>94719.638673253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7.1356580257416">
                <text:p>37.1356580257416</text:p>
              </table:table-cell>
              <table:table-cell office:value-type="float" office:value="94593.2790656699">
                <text:p>94593.279065669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7.1451022624969">
                <text:p>37.1451022624969</text:p>
              </table:table-cell>
              <table:table-cell office:value-type="float" office:value="94872.6745430678">
                <text:p>94872.674543067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7.1545548439026">
                <text:p>37.1545548439026</text:p>
              </table:table-cell>
              <table:table-cell office:value-type="float" office:value="94788.9218351956">
                <text:p>94788.921835195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7.1639859676361">
                <text:p>37.1639859676361</text:p>
              </table:table-cell>
              <table:table-cell office:value-type="float" office:value="95004.585383118">
                <text:p>95004.58538311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7.1734066009521">
                <text:p>37.1734066009521</text:p>
              </table:table-cell>
              <table:table-cell office:value-type="float" office:value="95110.3784577228">
                <text:p>95110.378457722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7.1828677654266">
                <text:p>37.1828677654266</text:p>
              </table:table-cell>
              <table:table-cell office:value-type="float" office:value="94702.9303228083">
                <text:p>94702.930322808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7.1923077106476">
                <text:p>37.1923077106476</text:p>
              </table:table-cell>
              <table:table-cell office:value-type="float" office:value="94915.8050209628">
                <text:p>94915.805020962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7.2017450332642">
                <text:p>37.2017450332642</text:p>
              </table:table-cell>
              <table:table-cell office:value-type="float" office:value="94942.1818457419">
                <text:p>94942.181845741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7.2112538814545">
                <text:p>37.2112538814545</text:p>
              </table:table-cell>
              <table:table-cell office:value-type="float" office:value="94228.0265777399">
                <text:p>94228.026577739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7.2207152843475">
                <text:p>37.2207152843475</text:p>
              </table:table-cell>
              <table:table-cell office:value-type="float" office:value="94700.5438967846">
                <text:p>94700.543896784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7.2301635742187">
                <text:p>37.2301635742187</text:p>
              </table:table-cell>
              <table:table-cell office:value-type="float" office:value="94831.9761790608">
                <text:p>94831.976179060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7.2396774291992">
                <text:p>37.2396774291992</text:p>
              </table:table-cell>
              <table:table-cell office:value-type="float" office:value="94178.437850842">
                <text:p>94178.43785084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7.2491238117218">
                <text:p>37.2491238117218</text:p>
              </table:table-cell>
              <table:table-cell office:value-type="float" office:value="94851.1239998991">
                <text:p>94851.123999899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7.2585315704346">
                <text:p>37.2585315704346</text:p>
              </table:table-cell>
              <table:table-cell office:value-type="float" office:value="95240.5378747561">
                <text:p>95240.537874756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7.267965555191">
                <text:p>37.267965555191</text:p>
              </table:table-cell>
              <table:table-cell office:value-type="float" office:value="94975.7735601102">
                <text:p>94975.773560110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7.2774083614349">
                <text:p>37.2774083614349</text:p>
              </table:table-cell>
              <table:table-cell office:value-type="float" office:value="94887.0470130788">
                <text:p>94887.047013078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7.2868168354034">
                <text:p>37.2868168354034</text:p>
              </table:table-cell>
              <table:table-cell office:value-type="float" office:value="95233.2974507121">
                <text:p>95233.297450712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7.2962036132812">
                <text:p>37.2962036132812</text:p>
              </table:table-cell>
              <table:table-cell office:value-type="float" office:value="95453.4145436997">
                <text:p>95453.414543699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7.3056244850159">
                <text:p>37.3056244850159</text:p>
              </table:table-cell>
              <table:table-cell office:value-type="float" office:value="95107.9714531558">
                <text:p>95107.971453155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7.3151211738586">
                <text:p>37.3151211738586</text:p>
              </table:table-cell>
              <table:table-cell office:value-type="float" office:value="94348.6740309299">
                <text:p>94348.674030929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7.3245661258697">
                <text:p>37.3245661258697</text:p>
              </table:table-cell>
              <table:table-cell office:value-type="float" office:value="94865.489940679">
                <text:p>94865.48994067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7.3340332508087">
                <text:p>37.3340332508087</text:p>
              </table:table-cell>
              <table:table-cell office:value-type="float" office:value="94643.3057318425">
                <text:p>94643.305731842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7.3434860706329">
                <text:p>37.3434860706329</text:p>
              </table:table-cell>
              <table:table-cell office:value-type="float" office:value="94786.5310734463">
                <text:p>94786.531073446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7.3529613018036">
                <text:p>37.3529613018036</text:p>
              </table:table-cell>
              <table:table-cell office:value-type="float" office:value="94562.3366715314">
                <text:p>94562.336671531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7.362432718277">
                <text:p>37.362432718277</text:p>
              </table:table-cell>
              <table:table-cell office:value-type="float" office:value="94600.4224940845">
                <text:p>94600.422494084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7.3718860149384">
                <text:p>37.3718860149384</text:p>
              </table:table-cell>
              <table:table-cell office:value-type="float" office:value="94781.7499117276">
                <text:p>94781.749911727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7.3813493251801">
                <text:p>37.3813493251801</text:p>
              </table:table-cell>
              <table:table-cell office:value-type="float" office:value="94681.4568174947">
                <text:p>94681.456817494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7.3907644748688">
                <text:p>37.3907644748688</text:p>
              </table:table-cell>
              <table:table-cell office:value-type="float" office:value="95165.7732084072">
                <text:p>95165.773208407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7.4002163410187">
                <text:p>37.4002163410187</text:p>
              </table:table-cell>
              <table:table-cell office:value-type="float" office:value="94796.0948441126">
                <text:p>94796.094844112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7.4096791744232">
                <text:p>37.4096791744232</text:p>
              </table:table-cell>
              <table:table-cell office:value-type="float" office:value="94686.2278659612">
                <text:p>94686.227865961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7.4192066192627">
                <text:p>37.4192066192627</text:p>
              </table:table-cell>
              <table:table-cell office:value-type="float" office:value="94044.102600035">
                <text:p>94044.10260003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7.4286704063415">
                <text:p>37.4286704063415</text:p>
              </table:table-cell>
              <table:table-cell office:value-type="float" office:value="94676.6862498111">
                <text:p>94676.686249811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7.4381244182587">
                <text:p>37.4381244182587</text:p>
              </table:table-cell>
              <table:table-cell office:value-type="float" office:value="94774.5790734623">
                <text:p>94774.579073462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7.4476387500763">
                <text:p>37.4476387500763</text:p>
              </table:table-cell>
              <table:table-cell office:value-type="float" office:value="94173.7178369167">
                <text:p>94173.717836916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7.4571294784546">
                <text:p>37.4571294784546</text:p>
              </table:table-cell>
              <table:table-cell office:value-type="float" office:value="94407.9278518854">
                <text:p>94407.927851885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7.4666199684143">
                <text:p>37.4666199684143</text:p>
              </table:table-cell>
              <table:table-cell office:value-type="float" office:value="94410.2995528312">
                <text:p>94410.299552831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7.4760799407959">
                <text:p>37.4760799407959</text:p>
              </table:table-cell>
              <table:table-cell office:value-type="float" office:value="94714.864257271">
                <text:p>94714.86425727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7.4855465888977">
                <text:p>37.4855465888977</text:p>
              </table:table-cell>
              <table:table-cell office:value-type="float" office:value="94648.0729360802">
                <text:p>94648.072936080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7.4950044155121">
                <text:p>37.4950044155121</text:p>
              </table:table-cell>
              <table:table-cell office:value-type="float" office:value="94736.3529204165">
                <text:p>94736.352920416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7.5044748783112">
                <text:p>37.5044748783112</text:p>
              </table:table-cell>
              <table:table-cell office:value-type="float" office:value="94609.9487437692">
                <text:p>94609.948743769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7.51398396492">
                <text:p>37.51398396492</text:p>
              </table:table-cell>
              <table:table-cell office:value-type="float" office:value="94225.6640256745">
                <text:p>94225.664025674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7.5234515666962">
                <text:p>37.5234515666962</text:p>
              </table:table-cell>
              <table:table-cell office:value-type="float" office:value="94638.5390078066">
                <text:p>94638.539007806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7.5329575538635">
                <text:p>37.5329575538635</text:p>
              </table:table-cell>
              <table:table-cell office:value-type="float" office:value="94256.3864462893">
                <text:p>94256.386446289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7.5424172878265">
                <text:p>37.5424172878265</text:p>
              </table:table-cell>
              <table:table-cell office:value-type="float" office:value="94717.2514050961">
                <text:p>94717.251405096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7.551885843277">
                <text:p>37.551885843277</text:p>
              </table:table-cell>
              <table:table-cell office:value-type="float" office:value="94629.0070000504">
                <text:p>94629.007000050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7.5613687038422">
                <text:p>37.5613687038422</text:p>
              </table:table-cell>
              <table:table-cell office:value-type="float" office:value="94486.2569517775">
                <text:p>94486.256951777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7.5697271823883">
                <text:p>37.5697271823883</text:p>
              </table:table-cell>
              <table:table-cell office:value-type="float" office:value="107196.542415426">
                <text:p>107196.54241542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7.5780417919159">
                <text:p>37.5780417919159</text:p>
              </table:table-cell>
              <table:table-cell office:value-type="float" office:value="107762.126053794">
                <text:p>107762.12605379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7.5875008106232">
                <text:p>37.5875008106232</text:p>
              </table:table-cell>
              <table:table-cell office:value-type="float" office:value="94724.4135706004">
                <text:p>94724.413570600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7.5959384441376">
                <text:p>37.5959384441376</text:p>
              </table:table-cell>
              <table:table-cell office:value-type="float" office:value="106190.912235095">
                <text:p>106190.91223509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7.6042680740356">
                <text:p>37.6042680740356</text:p>
              </table:table-cell>
              <table:table-cell office:value-type="float" office:value="107567.804448006">
                <text:p>107567.80444800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7.6126029491425">
                <text:p>37.6126029491425</text:p>
              </table:table-cell>
              <table:table-cell office:value-type="float" office:value="107500.111101576">
                <text:p>107500.11110157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7.6209816932678">
                <text:p>37.6209816932678</text:p>
              </table:table-cell>
              <table:table-cell office:value-type="float" office:value="106937.267279401">
                <text:p>106937.26727940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7.6293113231659">
                <text:p>37.6293113231659</text:p>
              </table:table-cell>
              <table:table-cell office:value-type="float" office:value="107567.804448006">
                <text:p>107567.80444800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7.6376423835754">
                <text:p>37.6376423835754</text:p>
              </table:table-cell>
              <table:table-cell office:value-type="float" office:value="107549.334172796">
                <text:p>107549.33417279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7.6459927558899">
                <text:p>37.6459927558899</text:p>
              </table:table-cell>
              <table:table-cell office:value-type="float" office:value="107300.604842394">
                <text:p>107300.60484239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7.6543228626251">
                <text:p>37.6543228626251</text:p>
              </table:table-cell>
              <table:table-cell office:value-type="float" office:value="107561.646984745">
                <text:p>107561.64698474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7.6626491546631">
                <text:p>37.6626491546631</text:p>
              </table:table-cell>
              <table:table-cell office:value-type="float" office:value="107610.926438164">
                <text:p>107610.92643816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7.6709747314453">
                <text:p>37.6709747314453</text:p>
              </table:table-cell>
              <table:table-cell office:value-type="float" office:value="107620.171363116">
                <text:p>107620.17136311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.6792979240417">
                <text:p>37.6792979240417</text:p>
              </table:table-cell>
              <table:table-cell office:value-type="float" office:value="107650.999255228">
                <text:p>107650.99925522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7.6876721382141">
                <text:p>37.6876721382141</text:p>
              </table:table-cell>
              <table:table-cell office:value-type="float" office:value="106995.113996128">
                <text:p>106995.11399612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7.6960060596466">
                <text:p>37.6960060596466</text:p>
              </table:table-cell>
              <table:table-cell office:value-type="float" office:value="107512.412644829">
                <text:p>107512.41264482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7.7044012546539">
                <text:p>37.7044012546539</text:p>
              </table:table-cell>
              <table:table-cell office:value-type="float" office:value="106727.717369079">
                <text:p>106727.71736907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7.7127361297607">
                <text:p>37.7127361297607</text:p>
              </table:table-cell>
              <table:table-cell office:value-type="float" office:value="107500.111101576">
                <text:p>107500.11110157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7.7210688591003">
                <text:p>37.7210688591003</text:p>
              </table:table-cell>
              <table:table-cell office:value-type="float" office:value="107527.793533619">
                <text:p>107527.79353361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7.729398727417">
                <text:p>37.729398727417</text:p>
              </table:table-cell>
              <table:table-cell office:value-type="float" office:value="107564.725628256">
                <text:p>107564.72562825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7.7377300262451">
                <text:p>37.7377300262451</text:p>
              </table:table-cell>
              <table:table-cell office:value-type="float" office:value="107546.256410256">
                <text:p>107546.25641025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7.7460770606995">
                <text:p>37.7460770606995</text:p>
              </table:table-cell>
              <table:table-cell office:value-type="float" office:value="107343.512824907">
                <text:p>107343.51282490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7.7544369697571">
                <text:p>37.7544369697571</text:p>
              </table:table-cell>
              <table:table-cell office:value-type="float" office:value="107178.199406799">
                <text:p>107178.19940679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7.7627854347229">
                <text:p>37.7627854347229</text:p>
              </table:table-cell>
              <table:table-cell office:value-type="float" office:value="107325.119488234">
                <text:p>107325.11948823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7.771115064621">
                <text:p>37.771115064621</text:p>
              </table:table-cell>
              <table:table-cell office:value-type="float" office:value="107567.804448006">
                <text:p>107567.80444800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7.7794544696808">
                <text:p>37.7794544696808</text:p>
              </table:table-cell>
              <table:table-cell office:value-type="float" office:value="107441.717193665">
                <text:p>107441.71719366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7.7878425121307">
                <text:p>37.7878425121307</text:p>
              </table:table-cell>
              <table:table-cell office:value-type="float" office:value="106818.725029845">
                <text:p>106818.72502984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7.7962644100189">
                <text:p>37.7962644100189</text:p>
              </table:table-cell>
              <table:table-cell office:value-type="float" office:value="106389.321254671">
                <text:p>106389.32125467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7.8045945167541">
                <text:p>37.8045945167541</text:p>
              </table:table-cell>
              <table:table-cell office:value-type="float" office:value="107561.646984745">
                <text:p>107561.64698474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7.812947511673">
                <text:p>37.812947511673</text:p>
              </table:table-cell>
              <table:table-cell office:value-type="float" office:value="107266.915484515">
                <text:p>107266.91548451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7.8212728500366">
                <text:p>37.8212728500366</text:p>
              </table:table-cell>
              <table:table-cell office:value-type="float" office:value="107623.253357771">
                <text:p>107623.25335777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7.8296239376068">
                <text:p>37.8296239376068</text:p>
              </table:table-cell>
              <table:table-cell office:value-type="float" office:value="107291.414737203">
                <text:p>107291.41473720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7.8379890918732">
                <text:p>37.8379890918732</text:p>
              </table:table-cell>
              <table:table-cell office:value-type="float" office:value="107110.995382774">
                <text:p>107110.99538277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7.846316576004">
                <text:p>37.846316576004</text:p>
              </table:table-cell>
              <table:table-cell office:value-type="float" office:value="107595.521759047">
                <text:p>107595.52175904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7.8546705245972">
                <text:p>37.8546705245972</text:p>
              </table:table-cell>
              <table:table-cell office:value-type="float" office:value="107254.670053369">
                <text:p>107254.67005336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7.8630192279816">
                <text:p>37.8630192279816</text:p>
              </table:table-cell>
              <table:table-cell office:value-type="float" office:value="107322.054544935">
                <text:p>107322.05454493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7.871351480484">
                <text:p>37.871351480484</text:p>
              </table:table-cell>
              <table:table-cell office:value-type="float" office:value="107533.947121438">
                <text:p>107533.94712143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7.8796935081482">
                <text:p>37.8796935081482</text:p>
              </table:table-cell>
              <table:table-cell office:value-type="float" office:value="107407.939180885">
                <text:p>107407.93918088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7.8880398273468">
                <text:p>37.8880398273468</text:p>
              </table:table-cell>
              <table:table-cell office:value-type="float" office:value="107352.711857628">
                <text:p>107352.71185762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7.8963959217072">
                <text:p>37.8963959217072</text:p>
              </table:table-cell>
              <table:table-cell office:value-type="float" office:value="107227.128052956">
                <text:p>107227.12805295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7.9047701358795">
                <text:p>37.9047701358795</text:p>
              </table:table-cell>
              <table:table-cell office:value-type="float" office:value="106995.113996128">
                <text:p>106995.11399612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7.9131197929382">
                <text:p>37.9131197929382</text:p>
              </table:table-cell>
              <table:table-cell office:value-type="float" office:value="107309.796522087">
                <text:p>107309.79652208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7.9214503765106">
                <text:p>37.9214503765106</text:p>
              </table:table-cell>
              <table:table-cell office:value-type="float" office:value="107555.490226382">
                <text:p>107555.49022638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7.9297795295715">
                <text:p>37.9297795295715</text:p>
              </table:table-cell>
              <table:table-cell office:value-type="float" office:value="107573.962616287">
                <text:p>107573.96261628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7.9381098747253">
                <text:p>37.9381098747253</text:p>
              </table:table-cell>
              <table:table-cell office:value-type="float" office:value="107558.568517458">
                <text:p>107558.56851745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7.9464511871338">
                <text:p>37.9464511871338</text:p>
              </table:table-cell>
              <table:table-cell office:value-type="float" office:value="107417.149259704">
                <text:p>107417.14925970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7.9547946453094">
                <text:p>37.9547946453094</text:p>
              </table:table-cell>
              <table:table-cell office:value-type="float" office:value="107389.523760537">
                <text:p>107389.52376053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7.9631810188293">
                <text:p>37.9631810188293</text:p>
              </table:table-cell>
              <table:table-cell office:value-type="float" office:value="106839.982487562">
                <text:p>106839.98248756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7.9715096950531">
                <text:p>37.9715096950531</text:p>
              </table:table-cell>
              <table:table-cell office:value-type="float" office:value="107580.121489709">
                <text:p>107580.12148970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7.9799106121063">
                <text:p>37.9799106121063</text:p>
              </table:table-cell>
              <table:table-cell office:value-type="float" office:value="106655.022817573">
                <text:p>106655.02281757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7.9882683753967">
                <text:p>37.9882683753967</text:p>
              </table:table-cell>
              <table:table-cell office:value-type="float" office:value="107205.716274426">
                <text:p>107205.71627442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7.9966375827789">
                <text:p>37.9966375827789</text:p>
              </table:table-cell>
              <table:table-cell office:value-type="float" office:value="107059.122696066">
                <text:p>107059.12269606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8.0049734115601">
                <text:p>38.0049734115601</text:p>
              </table:table-cell>
              <table:table-cell office:value-type="float" office:value="107487.81237308">
                <text:p>107487.8123730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8.0132913589478">
                <text:p>38.0132913589478</text:p>
              </table:table-cell>
              <table:table-cell office:value-type="float" office:value="107718.88282504">
                <text:p>107718.8828250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8.0216348171234">
                <text:p>38.0216348171234</text:p>
              </table:table-cell>
              <table:table-cell office:value-type="float" office:value="107389.523760537">
                <text:p>107389.52376053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8.0300350189209">
                <text:p>38.0300350189209</text:p>
              </table:table-cell>
              <table:table-cell office:value-type="float" office:value="106664.104220475">
                <text:p>106664.10422047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8.0383608341217">
                <text:p>38.0383608341217</text:p>
              </table:table-cell>
              <table:table-cell office:value-type="float" office:value="107617.089544973">
                <text:p>107617.08954497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8.0466887950897">
                <text:p>38.0466887950897</text:p>
              </table:table-cell>
              <table:table-cell office:value-type="float" office:value="107589.361122244">
                <text:p>107589.36112224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8.055006980896">
                <text:p>38.055006980896</text:p>
              </table:table-cell>
              <table:table-cell office:value-type="float" office:value="107715.79535097">
                <text:p>107715.7953509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8.0633656978607">
                <text:p>38.0633656978607</text:p>
              </table:table-cell>
              <table:table-cell office:value-type="float" office:value="107193.484811318">
                <text:p>107193.48481131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8.071750164032">
                <text:p>38.071750164032</text:p>
              </table:table-cell>
              <table:table-cell office:value-type="float" office:value="106864.287087326">
                <text:p>106864.28708732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8.0801000595093">
                <text:p>38.0801000595093</text:p>
              </table:table-cell>
              <table:table-cell office:value-type="float" office:value="107306.732453886">
                <text:p>107306.73245388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8.0884284973145">
                <text:p>38.0884284973145</text:p>
              </table:table-cell>
              <table:table-cell office:value-type="float" office:value="107583.201190885">
                <text:p>107583.20119088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8.0967795848846">
                <text:p>38.0967795848846</text:p>
              </table:table-cell>
              <table:table-cell office:value-type="float" office:value="107291.414737203">
                <text:p>107291.41473720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8.1051647663116">
                <text:p>38.1051647663116</text:p>
              </table:table-cell>
              <table:table-cell office:value-type="float" office:value="106855.171566676">
                <text:p>106855.17156667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8.1134929656982">
                <text:p>38.1134929656982</text:p>
              </table:table-cell>
              <table:table-cell office:value-type="float" office:value="107586.281068392">
                <text:p>107586.28106839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8.1218354701996">
                <text:p>38.1218354701996</text:p>
              </table:table-cell>
              <table:table-cell office:value-type="float" office:value="107401.800005716">
                <text:p>107401.80000571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8.1303148269653">
                <text:p>38.1303148269653</text:p>
              </table:table-cell>
              <table:table-cell office:value-type="float" office:value="105668.392633207">
                <text:p>105668.39263320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8.1386542320251">
                <text:p>38.1386542320251</text:p>
              </table:table-cell>
              <table:table-cell office:value-type="float" office:value="107441.717193665">
                <text:p>107441.71719366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8.1470274925232">
                <text:p>38.1470274925232</text:p>
              </table:table-cell>
              <table:table-cell office:value-type="float" office:value="107007.30022779">
                <text:p>107007.3002277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8.155394077301">
                <text:p>38.155394077301</text:p>
              </table:table-cell>
              <table:table-cell office:value-type="float" office:value="107092.68163684">
                <text:p>107092.6816368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8.163738489151">
                <text:p>38.163738489151</text:p>
              </table:table-cell>
              <table:table-cell office:value-type="float" office:value="107377.250321438">
                <text:p>107377.25032143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8.1720902919769">
                <text:p>38.1720902919769</text:p>
              </table:table-cell>
              <table:table-cell office:value-type="float" office:value="107282.226206109">
                <text:p>107282.22620610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8.1804504394531">
                <text:p>38.1804504394531</text:p>
              </table:table-cell>
              <table:table-cell office:value-type="float" office:value="107175.142848995">
                <text:p>107175.14284899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8.1887800693512">
                <text:p>38.1887800693512</text:p>
              </table:table-cell>
              <table:table-cell office:value-type="float" office:value="107567.804448006">
                <text:p>107567.80444800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8.1971514225006">
                <text:p>38.1971514225006</text:p>
              </table:table-cell>
              <table:table-cell office:value-type="float" office:value="107031.681020734">
                <text:p>107031.68102073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8.2055177688599">
                <text:p>38.2055177688599</text:p>
              </table:table-cell>
              <table:table-cell office:value-type="float" office:value="107095.733492918">
                <text:p>107095.73349291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8.2138397693634">
                <text:p>38.2138397693634</text:p>
              </table:table-cell>
              <table:table-cell office:value-type="float" office:value="107666.41982524">
                <text:p>107666.4198252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8.2222151756287">
                <text:p>38.2222151756287</text:p>
              </table:table-cell>
              <table:table-cell office:value-type="float" office:value="106979.885109169">
                <text:p>106979.88510916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8.2305853366852">
                <text:p>38.2305853366852</text:p>
              </table:table-cell>
              <table:table-cell office:value-type="float" office:value="107046.9246589">
                <text:p>107046.924658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8.2389073371887">
                <text:p>38.2389073371887</text:p>
              </table:table-cell>
              <table:table-cell office:value-type="float" office:value="107666.41982524">
                <text:p>107666.4198252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8.2472307682037">
                <text:p>38.2472307682037</text:p>
              </table:table-cell>
              <table:table-cell office:value-type="float" office:value="107647.915671278">
                <text:p>107647.91567127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8.2555544376373">
                <text:p>38.2555544376373</text:p>
              </table:table-cell>
              <table:table-cell office:value-type="float" office:value="107644.832263978">
                <text:p>107644.83226397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8.2639515399933">
                <text:p>38.2639515399933</text:p>
              </table:table-cell>
              <table:table-cell office:value-type="float" office:value="106703.474843839">
                <text:p>106703.47484383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8.2723119258881">
                <text:p>38.2723119258881</text:p>
              </table:table-cell>
              <table:table-cell office:value-type="float" office:value="107172.086465522">
                <text:p>107172.08646552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8.2806286811829">
                <text:p>38.2806286811829</text:p>
              </table:table-cell>
              <table:table-cell office:value-type="float" office:value="107734.322850672">
                <text:p>107734.32285067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8.2889478206634">
                <text:p>38.2889478206634</text:p>
              </table:table-cell>
              <table:table-cell office:value-type="float" office:value="107703.447224372">
                <text:p>107703.44722437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8.2972893714905">
                <text:p>38.2972893714905</text:p>
              </table:table-cell>
              <table:table-cell office:value-type="float" office:value="107414.079057936">
                <text:p>107414.07905793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8.3056695461273">
                <text:p>38.3056695461273</text:p>
              </table:table-cell>
              <table:table-cell office:value-type="float" office:value="106919.012887991">
                <text:p>106919.01288799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8.3140425682068">
                <text:p>38.3140425682068</text:p>
              </table:table-cell>
              <table:table-cell office:value-type="float" office:value="107010.347219454">
                <text:p>107010.34721945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8.3223962783813">
                <text:p>38.3223962783813</text:p>
              </table:table-cell>
              <table:table-cell office:value-type="float" office:value="107257.731149038">
                <text:p>107257.73114903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8.3307249546051">
                <text:p>38.3307249546051</text:p>
              </table:table-cell>
              <table:table-cell office:value-type="float" office:value="107580.121489709">
                <text:p>107580.12148970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8.3390309810638">
                <text:p>38.3390309810638</text:p>
              </table:table-cell>
              <table:table-cell office:value-type="float" office:value="107873.482519088">
                <text:p>107873.48251908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8.347357749939">
                <text:p>38.347357749939</text:p>
              </table:table-cell>
              <table:table-cell office:value-type="float" office:value="107604.764037223">
                <text:p>107604.76403722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8.3556971549988">
                <text:p>38.3556971549988</text:p>
              </table:table-cell>
              <table:table-cell office:value-type="float" office:value="107441.717193665">
                <text:p>107441.71719366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8.3640286922455">
                <text:p>38.3640286922455</text:p>
              </table:table-cell>
              <table:table-cell office:value-type="float" office:value="107543.178823866">
                <text:p>107543.17882386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8.372385263443">
                <text:p>38.372385263443</text:p>
              </table:table-cell>
              <table:table-cell office:value-type="float" office:value="107221.009529244">
                <text:p>107221.00952924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8.380699634552">
                <text:p>38.380699634552</text:p>
              </table:table-cell>
              <table:table-cell office:value-type="float" office:value="107765.216184441">
                <text:p>107765.21618444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8.3890225887299">
                <text:p>38.3890225887299</text:p>
              </table:table-cell>
              <table:table-cell office:value-type="float" office:value="107654.083015841">
                <text:p>107654.08301584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8.3973467350006">
                <text:p>38.3973467350006</text:p>
              </table:table-cell>
              <table:table-cell office:value-type="float" office:value="107638.665979263">
                <text:p>107638.66597926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8.4058403968811">
                <text:p>38.4058403968811</text:p>
              </table:table-cell>
              <table:table-cell office:value-type="float" office:value="105490.424814035">
                <text:p>105490.42481403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8.4142827987671">
                <text:p>38.4142827987671</text:p>
              </table:table-cell>
              <table:table-cell office:value-type="float" office:value="106130.934312341">
                <text:p>106130.93431234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8.4226112365723">
                <text:p>38.4226112365723</text:p>
              </table:table-cell>
              <table:table-cell office:value-type="float" office:value="107583.201190885">
                <text:p>107583.20119088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8.4309935569763">
                <text:p>38.4309935569763</text:p>
              </table:table-cell>
              <table:table-cell office:value-type="float" office:value="106891.642983105">
                <text:p>106891.64298310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8.4393658638">
                <text:p>38.4393658638</text:p>
              </table:table-cell>
              <table:table-cell office:value-type="float" office:value="107019.489235676">
                <text:p>107019.48923567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8.4477164745331">
                <text:p>38.4477164745331</text:p>
              </table:table-cell>
              <table:table-cell office:value-type="float" office:value="107297.541299072">
                <text:p>107297.54129907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8.4561104774475">
                <text:p>38.4561104774475</text:p>
              </table:table-cell>
              <table:table-cell office:value-type="float" office:value="106742.874541995">
                <text:p>106742.87454199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8.4644770622253">
                <text:p>38.4644770622253</text:p>
              </table:table-cell>
              <table:table-cell office:value-type="float" office:value="107092.68163684">
                <text:p>107092.6816368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8.4728791713715">
                <text:p>38.4728791713715</text:p>
              </table:table-cell>
              <table:table-cell office:value-type="float" office:value="106639.890581993">
                <text:p>106639.89058199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8.4812421798706">
                <text:p>38.4812421798706</text:p>
              </table:table-cell>
              <table:table-cell office:value-type="float" office:value="107138.477748952">
                <text:p>107138.47774895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8.4896016120911">
                <text:p>38.4896016120911</text:p>
              </table:table-cell>
              <table:table-cell office:value-type="float" office:value="107184.313045462">
                <text:p>107184.31304546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8.4979221820831">
                <text:p>38.4979221820831</text:p>
              </table:table-cell>
              <table:table-cell office:value-type="float" office:value="107684.930341844">
                <text:p>107684.93034184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8.5063123703003">
                <text:p>38.5063123703003</text:p>
              </table:table-cell>
              <table:table-cell office:value-type="float" office:value="106791.406439146">
                <text:p>106791.40643914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8.5146505832672">
                <text:p>38.5146505832672</text:p>
              </table:table-cell>
              <table:table-cell office:value-type="float" office:value="107457.077860063">
                <text:p>107457.07786006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8.5230031013489">
                <text:p>38.5230031013489</text:p>
              </table:table-cell>
              <table:table-cell office:value-type="float" office:value="107273.039248708">
                <text:p>107273.03924870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8.5313341617584">
                <text:p>38.5313341617584</text:p>
              </table:table-cell>
              <table:table-cell office:value-type="float" office:value="107549.334172796">
                <text:p>107549.33417279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8.5396785736084">
                <text:p>38.5396785736084</text:p>
              </table:table-cell>
              <table:table-cell office:value-type="float" office:value="107377.250321438">
                <text:p>107377.25032143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8.5480251312256">
                <text:p>38.5480251312256</text:p>
              </table:table-cell>
              <table:table-cell office:value-type="float" office:value="107349.645338208">
                <text:p>107349.64533820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51.5574626922607">
                <text:p>51.5574626922607</text:p>
              </table:table-cell>
              <table:table-cell office:value-type="float" office:value="68.8730773944931">
                <text:p>68.87307739449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